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023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2.214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bs_1744689664305040653" table:style-name="ta1">
        <table:shapes>
          <draw:frame draw:z-index="0" draw:style-name="gr1" draw:text-style-name="P1" svg:width="38.943cm" svg:height="9.005cm" svg:x="105.349cm" svg:y="4.675cm">
            <draw:object draw:notify-on-update-of-ranges="obs_1744689664305040653.B2:obs_1744689664305040653.B358 obs_1744689664305040653.BE1:obs_1744689664305040653.BE1 obs_1744689664305040653.BE2:obs_1744689664305040653.BE358 obs_1744689664305040653.BF1:obs_1744689664305040653.BF1 obs_1744689664305040653.BF2:obs_1744689664305040653.BF3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4.951cm" svg:y="6.581cm">
            <draw:object draw:notify-on-update-of-ranges="obs_1744689664305040653.B2:obs_1744689664305040653.B358 obs_1744689664305040653.BD1:obs_1744689664305040653.BD1 obs_1744689664305040653.BD2:obs_1744689664305040653.BD3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977cm" svg:y="0.1cm">
            <draw:object draw:notify-on-update-of-ranges="obs_1744689664305040653.I1:obs_1744689664305040653.I1 obs_1744689664305040653.I2:obs_1744689664305040653.I3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11" table:number-columns-repeated="2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number-columns-repeated="7" table:default-cell-style-name="Default"/>
        <table:table-column table:style-name="co9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6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current_time</text:p>
          </table:table-cell>
          <table:table-cell office:value-type="string" calcext:value-type="string">
            <text:p>real_current_time</text:p>
          </table:table-cell>
          <table:table-cell office:value-type="string" calcext:value-type="string">
            <text:p>ang_vel_body_0</text:p>
          </table:table-cell>
          <table:table-cell office:value-type="string" calcext:value-type="string">
            <text:p>ang_vel_body_1</text:p>
          </table:table-cell>
          <table:table-cell office:value-type="string" calcext:value-type="string">
            <text:p>ang_vel_body_2</text:p>
          </table:table-cell>
          <table:table-cell office:value-type="string" calcext:value-type="string">
            <text:p>gravity_vec_0</text:p>
          </table:table-cell>
          <table:table-cell office:value-type="string" calcext:value-type="string">
            <text:p>gravity_vec_1</text:p>
          </table:table-cell>
          <table:table-cell office:value-type="string" calcext:value-type="string">
            <text:p>gravity_vec_2</text:p>
          </table:table-cell>
          <table:table-cell office:value-type="string" calcext:value-type="string">
            <text:p>commands_0</text:p>
          </table:table-cell>
          <table:table-cell office:value-type="string" calcext:value-type="string">
            <text:p>commands_1</text:p>
          </table:table-cell>
          <table:table-cell office:value-type="string" calcext:value-type="string">
            <text:p>commands_2</text:p>
          </table:table-cell>
          <table:table-cell office:value-type="string" calcext:value-type="string">
            <text:p>dof_pos_0</text:p>
          </table:table-cell>
          <table:table-cell office:value-type="string" calcext:value-type="string">
            <text:p>dof_pos_1</text:p>
          </table:table-cell>
          <table:table-cell office:value-type="string" calcext:value-type="string">
            <text:p>dof_pos_2</text:p>
          </table:table-cell>
          <table:table-cell office:value-type="string" calcext:value-type="string">
            <text:p>dof_pos_3</text:p>
          </table:table-cell>
          <table:table-cell office:value-type="string" calcext:value-type="string">
            <text:p>dof_pos_4</text:p>
          </table:table-cell>
          <table:table-cell office:value-type="string" calcext:value-type="string">
            <text:p>dof_pos_5</text:p>
          </table:table-cell>
          <table:table-cell office:value-type="string" calcext:value-type="string">
            <text:p>dof_pos_6</text:p>
          </table:table-cell>
          <table:table-cell office:value-type="string" calcext:value-type="string">
            <text:p>dof_pos_7</text:p>
          </table:table-cell>
          <table:table-cell office:value-type="string" calcext:value-type="string">
            <text:p>dof_pos_8</text:p>
          </table:table-cell>
          <table:table-cell office:value-type="string" calcext:value-type="string">
            <text:p>dof_pos_9</text:p>
          </table:table-cell>
          <table:table-cell office:value-type="string" calcext:value-type="string">
            <text:p>dof_pos_10</text:p>
          </table:table-cell>
          <table:table-cell office:value-type="string" calcext:value-type="string">
            <text:p>dof_pos_11</text:p>
          </table:table-cell>
          <table:table-cell office:value-type="string" calcext:value-type="string">
            <text:p>dof_vel_0</text:p>
          </table:table-cell>
          <table:table-cell office:value-type="string" calcext:value-type="string">
            <text:p>dof_vel_1</text:p>
          </table:table-cell>
          <table:table-cell office:value-type="string" calcext:value-type="string">
            <text:p>dof_vel_2</text:p>
          </table:table-cell>
          <table:table-cell office:value-type="string" calcext:value-type="string">
            <text:p>dof_vel_3</text:p>
          </table:table-cell>
          <table:table-cell office:value-type="string" calcext:value-type="string">
            <text:p>dof_vel_4</text:p>
          </table:table-cell>
          <table:table-cell office:value-type="string" calcext:value-type="string">
            <text:p>dof_vel_5</text:p>
          </table:table-cell>
          <table:table-cell office:value-type="string" calcext:value-type="string">
            <text:p>dof_vel_6</text:p>
          </table:table-cell>
          <table:table-cell office:value-type="string" calcext:value-type="string">
            <text:p>dof_vel_7</text:p>
          </table:table-cell>
          <table:table-cell office:value-type="string" calcext:value-type="string">
            <text:p>dof_vel_8</text:p>
          </table:table-cell>
          <table:table-cell office:value-type="string" calcext:value-type="string">
            <text:p>dof_vel_9</text:p>
          </table:table-cell>
          <table:table-cell office:value-type="string" calcext:value-type="string">
            <text:p>dof_vel_10</text:p>
          </table:table-cell>
          <table:table-cell office:value-type="string" calcext:value-type="string">
            <text:p>dof_vel_11</text:p>
          </table:table-cell>
          <table:table-cell office:value-type="string" calcext:value-type="string">
            <text:p>actions_0</text:p>
          </table:table-cell>
          <table:table-cell office:value-type="string" calcext:value-type="string">
            <text:p>actions_1</text:p>
          </table:table-cell>
          <table:table-cell office:value-type="string" calcext:value-type="string">
            <text:p>actions_2</text:p>
          </table:table-cell>
          <table:table-cell office:value-type="string" calcext:value-type="string">
            <text:p>actions_3</text:p>
          </table:table-cell>
          <table:table-cell office:value-type="string" calcext:value-type="string">
            <text:p>actions_4</text:p>
          </table:table-cell>
          <table:table-cell office:value-type="string" calcext:value-type="string">
            <text:p>actions_5</text:p>
          </table:table-cell>
          <table:table-cell office:value-type="string" calcext:value-type="string">
            <text:p>actions_6</text:p>
          </table:table-cell>
          <table:table-cell office:value-type="string" calcext:value-type="string">
            <text:p>actions_7</text:p>
          </table:table-cell>
          <table:table-cell office:value-type="string" calcext:value-type="string">
            <text:p>actions_8</text:p>
          </table:table-cell>
          <table:table-cell office:value-type="string" calcext:value-type="string">
            <text:p>actions_9</text:p>
          </table:table-cell>
          <table:table-cell office:value-type="string" calcext:value-type="string">
            <text:p>actions_10</text:p>
          </table:table-cell>
          <table:table-cell office:value-type="string" calcext:value-type="string">
            <text:p>actions_11</text:p>
          </table:table-cell>
          <table:table-cell office:value-type="string" calcext:value-type="string">
            <text:p>zone_center_0</text:p>
          </table:table-cell>
          <table:table-cell office:value-type="string" calcext:value-type="string">
            <text:p>zone_center_1</text:p>
          </table:table-cell>
          <table:table-cell office:value-type="string" calcext:value-type="string">
            <text:p>zone_center_2</text:p>
          </table:table-cell>
          <table:table-cell office:value-type="string" calcext:value-type="string">
            <text:p>zone_radius_0</text:p>
          </table:table-cell>
          <table:table-cell office:value-type="string" calcext:value-type="string">
            <text:p>reaction_time_0</text:p>
          </table:table-cell>
          <table:table-cell office:value-type="string" calcext:value-type="string">
            <text:p>base_pos_0</text:p>
          </table:table-cell>
          <table:table-cell office:value-type="string" calcext:value-type="string">
            <text:p>base_pos_1</text:p>
          </table:table-cell>
          <table:table-cell office:value-type="string" calcext:value-type="string">
            <text:p>base_pos_2</text:p>
          </table:table-cell>
          <table:table-cell office:value-type="string" calcext:value-type="string">
            <text:p>oobb_0</text:p>
          </table:table-cell>
          <table:table-cell office:value-type="string" calcext:value-type="string">
            <text:p>zone_active_0</text:p>
          </table:table-cell>
          <table:table-cell office:value-type="string" calcext:value-type="string">
            <text:p>zone_pre_active_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0220334" calcext:value-type="float">
            <text:p>-2.20334E-08</text:p>
          </table:table-cell>
          <table:table-cell office:value-type="float" office:value="-0.000227463" calcext:value-type="float">
            <text:p>-0.000227463</text:p>
          </table:table-cell>
          <table:table-cell office:value-type="float" office:value="0.000000000888912" calcext:value-type="float">
            <text:p>8.88912E-10</text:p>
          </table:table-cell>
          <table:table-cell office:value-type="float" office:value="-0.0435782" calcext:value-type="float">
            <text:p>-0.0435782</text:p>
          </table:table-cell>
          <table:table-cell office:value-type="float" office:value="-0.0000000727997" calcext:value-type="float">
            <text:p>-7.27997E-08</text:p>
          </table:table-cell>
          <table:table-cell office:value-type="float" office:value="-0.99905" calcext:value-type="float">
            <text:p>-0.99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8627" calcext:value-type="float">
            <text:p>0.0268627</text:p>
          </table:table-cell>
          <table:table-cell office:value-type="float" office:value="0.0438551" calcext:value-type="float">
            <text:p>0.0438551</text:p>
          </table:table-cell>
          <table:table-cell office:value-type="float" office:value="-0.0746256" calcext:value-type="float">
            <text:p>-0.0746256</text:p>
          </table:table-cell>
          <table:table-cell office:value-type="float" office:value="-0.0268628" calcext:value-type="float">
            <text:p>-0.0268628</text:p>
          </table:table-cell>
          <table:table-cell office:value-type="float" office:value="0.0438551" calcext:value-type="float">
            <text:p>0.0438551</text:p>
          </table:table-cell>
          <table:table-cell office:value-type="float" office:value="-0.0746258" calcext:value-type="float">
            <text:p>-0.0746258</text:p>
          </table:table-cell>
          <table:table-cell office:value-type="float" office:value="0.108204" calcext:value-type="float">
            <text:p>0.108204</text:p>
          </table:table-cell>
          <table:table-cell office:value-type="float" office:value="-0.0362476" calcext:value-type="float">
            <text:p>-0.0362476</text:p>
          </table:table-cell>
          <table:table-cell office:value-type="float" office:value="-0.0952992" calcext:value-type="float">
            <text:p>-0.0952992</text:p>
          </table:table-cell>
          <table:table-cell office:value-type="float" office:value="-0.108204" calcext:value-type="float">
            <text:p>-0.108204</text:p>
          </table:table-cell>
          <table:table-cell office:value-type="float" office:value="-0.0362476" calcext:value-type="float">
            <text:p>-0.0362476</text:p>
          </table:table-cell>
          <table:table-cell office:value-type="float" office:value="-0.0952992" calcext:value-type="float">
            <text:p>-0.0952992</text:p>
          </table:table-cell>
          <table:table-cell office:value-type="float" office:value="-0.00000141106" calcext:value-type="float">
            <text:p>-1.41106E-06</text:p>
          </table:table-cell>
          <table:table-cell office:value-type="float" office:value="-0.000103614" calcext:value-type="float">
            <text:p>-0.000103614</text:p>
          </table:table-cell>
          <table:table-cell office:value-type="float" office:value="0.000225242" calcext:value-type="float">
            <text:p>0.000225242</text:p>
          </table:table-cell>
          <table:table-cell office:value-type="float" office:value="0.00000142022" calcext:value-type="float">
            <text:p>1.42022E-06</text:p>
          </table:table-cell>
          <table:table-cell office:value-type="float" office:value="-0.000103621" calcext:value-type="float">
            <text:p>-0.000103621</text:p>
          </table:table-cell>
          <table:table-cell office:value-type="float" office:value="0.000225257" calcext:value-type="float">
            <text:p>0.000225257</text:p>
          </table:table-cell>
          <table:table-cell office:value-type="float" office:value="-0.0000201475" calcext:value-type="float">
            <text:p>-2.01475E-05</text:p>
          </table:table-cell>
          <table:table-cell office:value-type="float" office:value="-0.00000487682" calcext:value-type="float">
            <text:p>-4.87682E-06</text:p>
          </table:table-cell>
          <table:table-cell office:value-type="float" office:value="0.0000815482" calcext:value-type="float">
            <text:p>8.15482E-05</text:p>
          </table:table-cell>
          <table:table-cell office:value-type="float" office:value="0.0000201564" calcext:value-type="float">
            <text:p>2.01564E-05</text:p>
          </table:table-cell>
          <table:table-cell office:value-type="float" office:value="-0.00000487758" calcext:value-type="float">
            <text:p>-4.87758E-06</text:p>
          </table:table-cell>
          <table:table-cell office:value-type="float" office:value="0.00008155" calcext:value-type="float">
            <text:p>8.15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03316" calcext:value-type="float">
            <text:p>-0.0203316</text:p>
          </table:table-cell>
          <table:table-cell office:value-type="float" office:value="0.00000343086" calcext:value-type="float">
            <text:p>3.43086E-06</text:p>
          </table:table-cell>
          <table:table-cell office:value-type="float" office:value="0.34184" calcext:value-type="float">
            <text:p>0.34184</text:p>
          </table:table-cell>
          <table:table-cell office:value-type="float" office:value="-0.34104" calcext:value-type="float">
            <text:p>-0.3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0236449" calcext:value-type="float">
            <text:p>-2.36449E-08</text:p>
          </table:table-cell>
          <table:table-cell office:value-type="float" office:value="-0.000210252" calcext:value-type="float">
            <text:p>-0.000210252</text:p>
          </table:table-cell>
          <table:table-cell office:value-type="float" office:value="0.00000000114055" calcext:value-type="float">
            <text:p>1.14055E-09</text:p>
          </table:table-cell>
          <table:table-cell office:value-type="float" office:value="-0.0436026" calcext:value-type="float">
            <text:p>-0.0436026</text:p>
          </table:table-cell>
          <table:table-cell office:value-type="float" office:value="-0.0000000702208" calcext:value-type="float">
            <text:p>-7.02208E-08</text:p>
          </table:table-cell>
          <table:table-cell office:value-type="float" office:value="-0.999049" calcext:value-type="float">
            <text:p>-0.999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8622" calcext:value-type="float">
            <text:p>0.0268622</text:p>
          </table:table-cell>
          <table:table-cell office:value-type="float" office:value="0.0437992" calcext:value-type="float">
            <text:p>0.0437992</text:p>
          </table:table-cell>
          <table:table-cell office:value-type="float" office:value="-0.0745035" calcext:value-type="float">
            <text:p>-0.0745035</text:p>
          </table:table-cell>
          <table:table-cell office:value-type="float" office:value="-0.0268623" calcext:value-type="float">
            <text:p>-0.0268623</text:p>
          </table:table-cell>
          <table:table-cell office:value-type="float" office:value="0.0437992" calcext:value-type="float">
            <text:p>0.0437992</text:p>
          </table:table-cell>
          <table:table-cell office:value-type="float" office:value="-0.0745038" calcext:value-type="float">
            <text:p>-0.0745038</text:p>
          </table:table-cell>
          <table:table-cell office:value-type="float" office:value="0.108193" calcext:value-type="float">
            <text:p>0.108193</text:p>
          </table:table-cell>
          <table:table-cell office:value-type="float" office:value="-0.0362497" calcext:value-type="float">
            <text:p>-0.0362497</text:p>
          </table:table-cell>
          <table:table-cell office:value-type="float" office:value="-0.0952548" calcext:value-type="float">
            <text:p>-0.0952548</text:p>
          </table:table-cell>
          <table:table-cell office:value-type="float" office:value="-0.108193" calcext:value-type="float">
            <text:p>-0.108193</text:p>
          </table:table-cell>
          <table:table-cell office:value-type="float" office:value="-0.0362496" calcext:value-type="float">
            <text:p>-0.0362496</text:p>
          </table:table-cell>
          <table:table-cell office:value-type="float" office:value="-0.0952548" calcext:value-type="float">
            <text:p>-0.0952548</text:p>
          </table:table-cell>
          <table:table-cell office:value-type="float" office:value="-0.000000576932" calcext:value-type="float">
            <text:p>-5.76932E-07</text:p>
          </table:table-cell>
          <table:table-cell office:value-type="float" office:value="-0.0000966108" calcext:value-type="float">
            <text:p>-9.66108E-05</text:p>
          </table:table-cell>
          <table:table-cell office:value-type="float" office:value="0.000211577" calcext:value-type="float">
            <text:p>0.000211577</text:p>
          </table:table-cell>
          <table:table-cell office:value-type="float" office:value="0.000000585849" calcext:value-type="float">
            <text:p>5.85849E-07</text:p>
          </table:table-cell>
          <table:table-cell office:value-type="float" office:value="-0.0000966166" calcext:value-type="float">
            <text:p>-9.66166E-05</text:p>
          </table:table-cell>
          <table:table-cell office:value-type="float" office:value="0.000211588" calcext:value-type="float">
            <text:p>0.000211588</text:p>
          </table:table-cell>
          <table:table-cell office:value-type="float" office:value="-0.0000197169" calcext:value-type="float">
            <text:p>-1.97169E-05</text:p>
          </table:table-cell>
          <table:table-cell office:value-type="float" office:value="-0.0000028595" calcext:value-type="float">
            <text:p>-2.8595E-06</text:p>
          </table:table-cell>
          <table:table-cell office:value-type="float" office:value="0.0000774355" calcext:value-type="float">
            <text:p>7.74355E-05</text:p>
          </table:table-cell>
          <table:table-cell office:value-type="float" office:value="0.0000197259" calcext:value-type="float">
            <text:p>1.97259E-05</text:p>
          </table:table-cell>
          <table:table-cell office:value-type="float" office:value="-0.00000286053" calcext:value-type="float">
            <text:p>-2.86053E-06</text:p>
          </table:table-cell>
          <table:table-cell office:value-type="float" office:value="0.0000774378" calcext:value-type="float">
            <text:p>7.7437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03343" calcext:value-type="float">
            <text:p>-0.0203343</text:p>
          </table:table-cell>
          <table:table-cell office:value-type="float" office:value="0.00000343117" calcext:value-type="float">
            <text:p>3.43117E-06</text:p>
          </table:table-cell>
          <table:table-cell office:value-type="float" office:value="0.341852" calcext:value-type="float">
            <text:p>0.341852</text:p>
          </table:table-cell>
          <table:table-cell office:value-type="float" office:value="-0.341052" calcext:value-type="float">
            <text:p>-0.34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101816" calcext:value-type="float">
            <text:p>-1.01816E-05</text:p>
          </table:table-cell>
          <table:table-cell office:value-type="float" office:value="0.00899232" calcext:value-type="float">
            <text:p>0.00899232</text:p>
          </table:table-cell>
          <table:table-cell office:value-type="float" office:value="0.000000317871" calcext:value-type="float">
            <text:p>3.17871E-07</text:p>
          </table:table-cell>
          <table:table-cell office:value-type="float" office:value="-0.0433651" calcext:value-type="float">
            <text:p>-0.0433651</text:p>
          </table:table-cell>
          <table:table-cell office:value-type="float" office:value="0.00000024756" calcext:value-type="float">
            <text:p>2.4756E-07</text:p>
          </table:table-cell>
          <table:table-cell office:value-type="float" office:value="-0.999059" calcext:value-type="float">
            <text:p>-0.999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0942" calcext:value-type="float">
            <text:p>0.0270942</text:p>
          </table:table-cell>
          <table:table-cell office:value-type="float" office:value="0.0448182" calcext:value-type="float">
            <text:p>0.0448182</text:p>
          </table:table-cell>
          <table:table-cell office:value-type="float" office:value="-0.0769578" calcext:value-type="float">
            <text:p>-0.0769578</text:p>
          </table:table-cell>
          <table:table-cell office:value-type="float" office:value="-0.0270937" calcext:value-type="float">
            <text:p>-0.0270937</text:p>
          </table:table-cell>
          <table:table-cell office:value-type="float" office:value="0.0448182" calcext:value-type="float">
            <text:p>0.0448182</text:p>
          </table:table-cell>
          <table:table-cell office:value-type="float" office:value="-0.0769578" calcext:value-type="float">
            <text:p>-0.076957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-0.035428" calcext:value-type="float">
            <text:p>-0.035428</text:p>
          </table:table-cell>
          <table:table-cell office:value-type="float" office:value="-0.0969888" calcext:value-type="float">
            <text:p>-0.0969888</text:p>
          </table:table-cell>
          <table:table-cell office:value-type="float" office:value="-0.108349" calcext:value-type="float">
            <text:p>-0.108349</text:p>
          </table:table-cell>
          <table:table-cell office:value-type="float" office:value="-0.0354281" calcext:value-type="float">
            <text:p>-0.0354281</text:p>
          </table:table-cell>
          <table:table-cell office:value-type="float" office:value="-0.0969887" calcext:value-type="float">
            <text:p>-0.0969887</text:p>
          </table:table-cell>
          <table:table-cell office:value-type="float" office:value="0.00157625" calcext:value-type="float">
            <text:p>0.00157625</text:p>
          </table:table-cell>
          <table:table-cell office:value-type="float" office:value="0.00691024" calcext:value-type="float">
            <text:p>0.00691024</text:p>
          </table:table-cell>
          <table:table-cell office:value-type="float" office:value="-0.016942" calcext:value-type="float">
            <text:p>-0.016942</text:p>
          </table:table-cell>
          <table:table-cell office:value-type="float" office:value="-0.00157228" calcext:value-type="float">
            <text:p>-0.00157228</text:p>
          </table:table-cell>
          <table:table-cell office:value-type="float" office:value="0.00690956" calcext:value-type="float">
            <text:p>0.00690956</text:p>
          </table:table-cell>
          <table:table-cell office:value-type="float" office:value="-0.0169407" calcext:value-type="float">
            <text:p>-0.0169407</text:p>
          </table:table-cell>
          <table:table-cell office:value-type="float" office:value="0.00107578" calcext:value-type="float">
            <text:p>0.00107578</text:p>
          </table:table-cell>
          <table:table-cell office:value-type="float" office:value="0.00530454" calcext:value-type="float">
            <text:p>0.00530454</text:p>
          </table:table-cell>
          <table:table-cell office:value-type="float" office:value="-0.0116675" calcext:value-type="float">
            <text:p>-0.0116675</text:p>
          </table:table-cell>
          <table:table-cell office:value-type="float" office:value="-0.00107163" calcext:value-type="float">
            <text:p>-0.00107163</text:p>
          </table:table-cell>
          <table:table-cell office:value-type="float" office:value="0.00530392" calcext:value-type="float">
            <text:p>0.00530392</text:p>
          </table:table-cell>
          <table:table-cell office:value-type="float" office:value="-0.0116664" calcext:value-type="float">
            <text:p>-0.011666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03321" calcext:value-type="float">
            <text:p>-0.0203321</text:p>
          </table:table-cell>
          <table:table-cell office:value-type="float" office:value="0.00000344246" calcext:value-type="float">
            <text:p>3.44246E-06</text:p>
          </table:table-cell>
          <table:table-cell office:value-type="float" office:value="0.341663" calcext:value-type="float">
            <text:p>0.341663</text:p>
          </table:table-cell>
          <table:table-cell office:value-type="float" office:value="-0.340864" calcext:value-type="float">
            <text:p>-0.340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109964" calcext:value-type="float">
            <text:p>-1.09964E-05</text:p>
          </table:table-cell>
          <table:table-cell office:value-type="float" office:value="0.0234902" calcext:value-type="float">
            <text:p>0.0234902</text:p>
          </table:table-cell>
          <table:table-cell office:value-type="float" office:value="0.000000719956" calcext:value-type="float">
            <text:p>7.19956E-07</text:p>
          </table:table-cell>
          <table:table-cell office:value-type="float" office:value="-0.0421349" calcext:value-type="float">
            <text:p>-0.0421349</text:p>
          </table:table-cell>
          <table:table-cell office:value-type="float" office:value="0.00000109993" calcext:value-type="float">
            <text:p>1.09993E-06</text:p>
          </table:table-cell>
          <table:table-cell office:value-type="float" office:value="-0.999112" calcext:value-type="float">
            <text:p>-0.999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9914" calcext:value-type="float">
            <text:p>0.0279914</text:p>
          </table:table-cell>
          <table:table-cell office:value-type="float" office:value="0.0484071" calcext:value-type="float">
            <text:p>0.0484071</text:p>
          </table:table-cell>
          <table:table-cell office:value-type="float" office:value="-0.0864034" calcext:value-type="float">
            <text:p>-0.0864034</text:p>
          </table:table-cell>
          <table:table-cell office:value-type="float" office:value="-0.0279893" calcext:value-type="float">
            <text:p>-0.0279893</text:p>
          </table:table-cell>
          <table:table-cell office:value-type="float" office:value="0.0484067" calcext:value-type="float">
            <text:p>0.0484067</text:p>
          </table:table-cell>
          <table:table-cell office:value-type="float" office:value="-0.0864028" calcext:value-type="float">
            <text:p>-0.0864028</text:p>
          </table:table-cell>
          <table:table-cell office:value-type="float" office:value="0.108921" calcext:value-type="float">
            <text:p>0.108921</text:p>
          </table:table-cell>
          <table:table-cell office:value-type="float" office:value="-0.0329764" calcext:value-type="float">
            <text:p>-0.0329764</text:p>
          </table:table-cell>
          <table:table-cell office:value-type="float" office:value="-0.103117" calcext:value-type="float">
            <text:p>-0.103117</text:p>
          </table:table-cell>
          <table:table-cell office:value-type="float" office:value="-0.108919" calcext:value-type="float">
            <text:p>-0.108919</text:p>
          </table:table-cell>
          <table:table-cell office:value-type="float" office:value="-0.0329767" calcext:value-type="float">
            <text:p>-0.0329767</text:p>
          </table:table-cell>
          <table:table-cell office:value-type="float" office:value="-0.103117" calcext:value-type="float">
            <text:p>-0.103117</text:p>
          </table:table-cell>
          <table:table-cell office:value-type="float" office:value="0.00311091" calcext:value-type="float">
            <text:p>0.00311091</text:p>
          </table:table-cell>
          <table:table-cell office:value-type="float" office:value="0.0116365" calcext:value-type="float">
            <text:p>0.0116365</text:p>
          </table:table-cell>
          <table:table-cell office:value-type="float" office:value="-0.0322086" calcext:value-type="float">
            <text:p>-0.0322086</text:p>
          </table:table-cell>
          <table:table-cell office:value-type="float" office:value="-0.00310697" calcext:value-type="float">
            <text:p>-0.00310697</text:p>
          </table:table-cell>
          <table:table-cell office:value-type="float" office:value="0.0116357" calcext:value-type="float">
            <text:p>0.0116357</text:p>
          </table:table-cell>
          <table:table-cell office:value-type="float" office:value="-0.0322069" calcext:value-type="float">
            <text:p>-0.0322069</text:p>
          </table:table-cell>
          <table:table-cell office:value-type="float" office:value="0.00188494" calcext:value-type="float">
            <text:p>0.00188494</text:p>
          </table:table-cell>
          <table:table-cell office:value-type="float" office:value="0.00723343" calcext:value-type="float">
            <text:p>0.00723343</text:p>
          </table:table-cell>
          <table:table-cell office:value-type="float" office:value="-0.0200671" calcext:value-type="float">
            <text:p>-0.0200671</text:p>
          </table:table-cell>
          <table:table-cell office:value-type="float" office:value="-0.00188057" calcext:value-type="float">
            <text:p>-0.00188057</text:p>
          </table:table-cell>
          <table:table-cell office:value-type="float" office:value="0.00723279" calcext:value-type="float">
            <text:p>0.00723279</text:p>
          </table:table-cell>
          <table:table-cell office:value-type="float" office:value="-0.0200658" calcext:value-type="float">
            <text:p>-0.020065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03218" calcext:value-type="float">
            <text:p>-0.0203218</text:p>
          </table:table-cell>
          <table:table-cell office:value-type="float" office:value="0.0000034999" calcext:value-type="float">
            <text:p>3.4999E-06</text:p>
          </table:table-cell>
          <table:table-cell office:value-type="float" office:value="0.340327" calcext:value-type="float">
            <text:p>0.340327</text:p>
          </table:table-cell>
          <table:table-cell office:value-type="float" office:value="-0.339533" calcext:value-type="float">
            <text:p>-0.339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319445" calcext:value-type="float">
            <text:p>-3.19445E-06</text:p>
          </table:table-cell>
          <table:table-cell office:value-type="float" office:value="0.0365906" calcext:value-type="float">
            <text:p>0.0365906</text:p>
          </table:table-cell>
          <table:table-cell office:value-type="float" office:value="0.000000928402" calcext:value-type="float">
            <text:p>9.28402E-07</text:p>
          </table:table-cell>
          <table:table-cell office:value-type="float" office:value="-0.0393907" calcext:value-type="float">
            <text:p>-0.0393907</text:p>
          </table:table-cell>
          <table:table-cell office:value-type="float" office:value="0.00000170587" calcext:value-type="float">
            <text:p>1.70587E-06</text:p>
          </table:table-cell>
          <table:table-cell office:value-type="float" office:value="-0.999224" calcext:value-type="float">
            <text:p>-0.999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6331" calcext:value-type="float">
            <text:p>0.0296331</text:p>
          </table:table-cell>
          <table:table-cell office:value-type="float" office:value="0.053887" calcext:value-type="float">
            <text:p>0.053887</text:p>
          </table:table-cell>
          <table:table-cell office:value-type="float" office:value="-0.102868" calcext:value-type="float">
            <text:p>-0.102868</text:p>
          </table:table-cell>
          <table:table-cell office:value-type="float" office:value="-0.02963" calcext:value-type="float">
            <text:p>-0.02963</text:p>
          </table:table-cell>
          <table:table-cell office:value-type="float" office:value="0.0538864" calcext:value-type="float">
            <text:p>0.0538864</text:p>
          </table:table-cell>
          <table:table-cell office:value-type="float" office:value="-0.102867" calcext:value-type="float">
            <text:p>-0.102867</text:p>
          </table:table-cell>
          <table:table-cell office:value-type="float" office:value="0.109844" calcext:value-type="float">
            <text:p>0.10984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-0.112841" calcext:value-type="float">
            <text:p>-0.112841</text:p>
          </table:table-cell>
          <table:table-cell office:value-type="float" office:value="-0.109841" calcext:value-type="float">
            <text:p>-0.109841</text:p>
          </table:table-cell>
          <table:table-cell office:value-type="float" office:value="-0.0300764" calcext:value-type="float">
            <text:p>-0.0300764</text:p>
          </table:table-cell>
          <table:table-cell office:value-type="float" office:value="-0.11284" calcext:value-type="float">
            <text:p>-0.11284</text:p>
          </table:table-cell>
          <table:table-cell office:value-type="float" office:value="0.00414074" calcext:value-type="float">
            <text:p>0.00414074</text:p>
          </table:table-cell>
          <table:table-cell office:value-type="float" office:value="0.0126623" calcext:value-type="float">
            <text:p>0.0126623</text:p>
          </table:table-cell>
          <table:table-cell office:value-type="float" office:value="-0.0405303" calcext:value-type="float">
            <text:p>-0.0405303</text:p>
          </table:table-cell>
          <table:table-cell office:value-type="float" office:value="-0.00414024" calcext:value-type="float">
            <text:p>-0.00414024</text:p>
          </table:table-cell>
          <table:table-cell office:value-type="float" office:value="0.0126619" calcext:value-type="float">
            <text:p>0.0126619</text:p>
          </table:table-cell>
          <table:table-cell office:value-type="float" office:value="-0.0405293" calcext:value-type="float">
            <text:p>-0.0405293</text:p>
          </table:table-cell>
          <table:table-cell office:value-type="float" office:value="0.00220784" calcext:value-type="float">
            <text:p>0.00220784</text:p>
          </table:table-cell>
          <table:table-cell office:value-type="float" office:value="0.00581211" calcext:value-type="float">
            <text:p>0.00581211</text:p>
          </table:table-cell>
          <table:table-cell office:value-type="float" office:value="-0.0231036" calcext:value-type="float">
            <text:p>-0.0231036</text:p>
          </table:table-cell>
          <table:table-cell office:value-type="float" office:value="-0.00220681" calcext:value-type="float">
            <text:p>-0.00220681</text:p>
          </table:table-cell>
          <table:table-cell office:value-type="float" office:value="0.00581195" calcext:value-type="float">
            <text:p>0.00581195</text:p>
          </table:table-cell>
          <table:table-cell office:value-type="float" office:value="-0.023103" calcext:value-type="float">
            <text:p>-0.02310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03516" calcext:value-type="float">
            <text:p>-0.0203516</text:p>
          </table:table-cell>
          <table:table-cell office:value-type="float" office:value="0.00000355175" calcext:value-type="float">
            <text:p>3.55175E-06</text:p>
          </table:table-cell>
          <table:table-cell office:value-type="float" office:value="0.33848" calcext:value-type="float">
            <text:p>0.33848</text:p>
          </table:table-cell>
          <table:table-cell office:value-type="float" office:value="-0.33769" calcext:value-type="float">
            <text:p>-0.33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0.00000344127" calcext:value-type="float">
            <text:p>3.44127E-06</text:p>
          </table:table-cell>
          <table:table-cell office:value-type="float" office:value="0.0421114" calcext:value-type="float">
            <text:p>0.0421114</text:p>
          </table:table-cell>
          <table:table-cell office:value-type="float" office:value="0.000000809707" calcext:value-type="float">
            <text:p>8.09707E-07</text:p>
          </table:table-cell>
          <table:table-cell office:value-type="float" office:value="-0.0358496" calcext:value-type="float">
            <text:p>-0.0358496</text:p>
          </table:table-cell>
          <table:table-cell office:value-type="float" office:value="0.00000165049" calcext:value-type="float">
            <text:p>1.65049E-06</text:p>
          </table:table-cell>
          <table:table-cell office:value-type="float" office:value="-0.999357" calcext:value-type="float">
            <text:p>-0.999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5667" calcext:value-type="float">
            <text:p>0.0315667</text:p>
          </table:table-cell>
          <table:table-cell office:value-type="float" office:value="0.05918" calcext:value-type="float">
            <text:p>0.05918</text:p>
          </table:table-cell>
          <table:table-cell office:value-type="float" office:value="-0.121207" calcext:value-type="float">
            <text:p>-0.121207</text:p>
          </table:table-cell>
          <table:table-cell office:value-type="float" office:value="-0.0315641" calcext:value-type="float">
            <text:p>-0.0315641</text:p>
          </table:table-cell>
          <table:table-cell office:value-type="float" office:value="0.0591792" calcext:value-type="float">
            <text:p>0.0591792</text:p>
          </table:table-cell>
          <table:table-cell office:value-type="float" office:value="-0.121205" calcext:value-type="float">
            <text:p>-0.121205</text:p>
          </table:table-cell>
          <table:table-cell office:value-type="float" office:value="0.110821" calcext:value-type="float">
            <text:p>0.110821</text:p>
          </table:table-cell>
          <table:table-cell office:value-type="float" office:value="-0.0280502" calcext:value-type="float">
            <text:p>-0.0280502</text:p>
          </table:table-cell>
          <table:table-cell office:value-type="float" office:value="-0.122991" calcext:value-type="float">
            <text:p>-0.122991</text:p>
          </table:table-cell>
          <table:table-cell office:value-type="float" office:value="-0.110818" calcext:value-type="float">
            <text:p>-0.110818</text:p>
          </table:table-cell>
          <table:table-cell office:value-type="float" office:value="-0.0280507" calcext:value-type="float">
            <text:p>-0.0280507</text:p>
          </table:table-cell>
          <table:table-cell office:value-type="float" office:value="-0.12299" calcext:value-type="float">
            <text:p>-0.12299</text:p>
          </table:table-cell>
          <table:table-cell office:value-type="float" office:value="0.00450811" calcext:value-type="float">
            <text:p>0.00450811</text:p>
          </table:table-cell>
          <table:table-cell office:value-type="float" office:value="0.0111948" calcext:value-type="float">
            <text:p>0.0111948</text:p>
          </table:table-cell>
          <table:table-cell office:value-type="float" office:value="-0.0416402" calcext:value-type="float">
            <text:p>-0.0416402</text:p>
          </table:table-cell>
          <table:table-cell office:value-type="float" office:value="-0.00451027" calcext:value-type="float">
            <text:p>-0.00451027</text:p>
          </table:table-cell>
          <table:table-cell office:value-type="float" office:value="0.0111948" calcext:value-type="float">
            <text:p>0.0111948</text:p>
          </table:table-cell>
          <table:table-cell office:value-type="float" office:value="-0.04164" calcext:value-type="float">
            <text:p>-0.04164</text:p>
          </table:table-cell>
          <table:table-cell office:value-type="float" office:value="0.00219124" calcext:value-type="float">
            <text:p>0.00219124</text:p>
          </table:table-cell>
          <table:table-cell office:value-type="float" office:value="0.00356172" calcext:value-type="float">
            <text:p>0.00356172</text:p>
          </table:table-cell>
          <table:table-cell office:value-type="float" office:value="-0.0226231" calcext:value-type="float">
            <text:p>-0.0226231</text:p>
          </table:table-cell>
          <table:table-cell office:value-type="float" office:value="-0.00219299" calcext:value-type="float">
            <text:p>-0.00219299</text:p>
          </table:table-cell>
          <table:table-cell office:value-type="float" office:value="0.00356191" calcext:value-type="float">
            <text:p>0.00356191</text:p>
          </table:table-cell>
          <table:table-cell office:value-type="float" office:value="-0.022623" calcext:value-type="float">
            <text:p>-0.02262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04606" calcext:value-type="float">
            <text:p>-0.0204606</text:p>
          </table:table-cell>
          <table:table-cell office:value-type="float" office:value="0.00000359048" calcext:value-type="float">
            <text:p>3.59048E-06</text:p>
          </table:table-cell>
          <table:table-cell office:value-type="float" office:value="0.336413" calcext:value-type="float">
            <text:p>0.336413</text:p>
          </table:table-cell>
          <table:table-cell office:value-type="float" office:value="-0.33562" calcext:value-type="float">
            <text:p>-0.33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0.00000679672" calcext:value-type="float">
            <text:p>6.79672E-06</text:p>
          </table:table-cell>
          <table:table-cell office:value-type="float" office:value="0.0410616" calcext:value-type="float">
            <text:p>0.0410616</text:p>
          </table:table-cell>
          <table:table-cell office:value-type="float" office:value="0.000000508498" calcext:value-type="float">
            <text:p>5.08498E-07</text:p>
          </table:table-cell>
          <table:table-cell office:value-type="float" office:value="-0.0324937" calcext:value-type="float">
            <text:p>-0.0324937</text:p>
          </table:table-cell>
          <table:table-cell office:value-type="float" office:value="0.00000121289" calcext:value-type="float">
            <text:p>1.21289E-06</text:p>
          </table:table-cell>
          <table:table-cell office:value-type="float" office:value="-0.999472" calcext:value-type="float">
            <text:p>-0.999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355" calcext:value-type="float">
            <text:p>0.033355</text:p>
          </table:table-cell>
          <table:table-cell office:value-type="float" office:value="0.0631263" calcext:value-type="float">
            <text:p>0.0631263</text:p>
          </table:table-cell>
          <table:table-cell office:value-type="float" office:value="-0.137237" calcext:value-type="float">
            <text:p>-0.137237</text:p>
          </table:table-cell>
          <table:table-cell office:value-type="float" office:value="-0.0333536" calcext:value-type="float">
            <text:p>-0.0333536</text:p>
          </table:table-cell>
          <table:table-cell office:value-type="float" office:value="0.0631257" calcext:value-type="float">
            <text:p>0.0631257</text:p>
          </table:table-cell>
          <table:table-cell office:value-type="float" office:value="-0.137236" calcext:value-type="float">
            <text:p>-0.137236</text:p>
          </table:table-cell>
          <table:table-cell office:value-type="float" office:value="0.111662" calcext:value-type="float">
            <text:p>0.111662</text:p>
          </table:table-cell>
          <table:table-cell office:value-type="float" office:value="-0.0270649" calcext:value-type="float">
            <text:p>-0.0270649</text:p>
          </table:table-cell>
          <table:table-cell office:value-type="float" office:value="-0.131618" calcext:value-type="float">
            <text:p>-0.131618</text:p>
          </table:table-cell>
          <table:table-cell office:value-type="float" office:value="-0.111659" calcext:value-type="float">
            <text:p>-0.111659</text:p>
          </table:table-cell>
          <table:table-cell office:value-type="float" office:value="-0.0270652" calcext:value-type="float">
            <text:p>-0.0270652</text:p>
          </table:table-cell>
          <table:table-cell office:value-type="float" office:value="-0.131617" calcext:value-type="float">
            <text:p>-0.131617</text:p>
          </table:table-cell>
          <table:table-cell office:value-type="float" office:value="0.00437949" calcext:value-type="float">
            <text:p>0.00437949</text:p>
          </table:table-cell>
          <table:table-cell office:value-type="float" office:value="0.00864927" calcext:value-type="float">
            <text:p>0.00864927</text:p>
          </table:table-cell>
          <table:table-cell office:value-type="float" office:value="-0.0382672" calcext:value-type="float">
            <text:p>-0.0382672</text:p>
          </table:table-cell>
          <table:table-cell office:value-type="float" office:value="-0.0043828" calcext:value-type="float">
            <text:p>-0.0043828</text:p>
          </table:table-cell>
          <table:table-cell office:value-type="float" office:value="0.00864954" calcext:value-type="float">
            <text:p>0.00864954</text:p>
          </table:table-cell>
          <table:table-cell office:value-type="float" office:value="-0.0382675" calcext:value-type="float">
            <text:p>-0.0382675</text:p>
          </table:table-cell>
          <table:table-cell office:value-type="float" office:value="0.0020072" calcext:value-type="float">
            <text:p>0.0020072</text:p>
          </table:table-cell>
          <table:table-cell office:value-type="float" office:value="0.00160126" calcext:value-type="float">
            <text:p>0.00160126</text:p>
          </table:table-cell>
          <table:table-cell office:value-type="float" office:value="-0.0205187" calcext:value-type="float">
            <text:p>-0.0205187</text:p>
          </table:table-cell>
          <table:table-cell office:value-type="float" office:value="-0.00201029" calcext:value-type="float">
            <text:p>-0.00201029</text:p>
          </table:table-cell>
          <table:table-cell office:value-type="float" office:value="0.00160162" calcext:value-type="float">
            <text:p>0.00160162</text:p>
          </table:table-cell>
          <table:table-cell office:value-type="float" office:value="-0.0205191" calcext:value-type="float">
            <text:p>-0.020519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07073" calcext:value-type="float">
            <text:p>-0.0207073</text:p>
          </table:table-cell>
          <table:table-cell office:value-type="float" office:value="0.0000036175" calcext:value-type="float">
            <text:p>3.6175E-06</text:p>
          </table:table-cell>
          <table:table-cell office:value-type="float" office:value="0.334195" calcext:value-type="float">
            <text:p>0.334195</text:p>
          </table:table-cell>
          <table:table-cell office:value-type="float" office:value="-0.33339" calcext:value-type="float">
            <text:p>-0.33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0.0000085717" calcext:value-type="float">
            <text:p>8.5717E-06</text:p>
          </table:table-cell>
          <table:table-cell office:value-type="float" office:value="0.0345113" calcext:value-type="float">
            <text:p>0.0345113</text:p>
          </table:table-cell>
          <table:table-cell office:value-type="float" office:value="-0.000000312688" calcext:value-type="float">
            <text:p>-3.12688E-07</text:p>
          </table:table-cell>
          <table:table-cell office:value-type="float" office:value="-0.0294552" calcext:value-type="float">
            <text:p>-0.0294552</text:p>
          </table:table-cell>
          <table:table-cell office:value-type="float" office:value="0.000000596022" calcext:value-type="float">
            <text:p>5.96022E-07</text:p>
          </table:table-cell>
          <table:table-cell office:value-type="float" office:value="-0.999566" calcext:value-type="float">
            <text:p>-0.999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106" calcext:value-type="float">
            <text:p>0.0350106</text:p>
          </table:table-cell>
          <table:table-cell office:value-type="float" office:value="0.0659285" calcext:value-type="float">
            <text:p>0.0659285</text:p>
          </table:table-cell>
          <table:table-cell office:value-type="float" office:value="-0.151249" calcext:value-type="float">
            <text:p>-0.151249</text:p>
          </table:table-cell>
          <table:table-cell office:value-type="float" office:value="-0.0350105" calcext:value-type="float">
            <text:p>-0.0350105</text:p>
          </table:table-cell>
          <table:table-cell office:value-type="float" office:value="0.0659279" calcext:value-type="float">
            <text:p>0.0659279</text:p>
          </table:table-cell>
          <table:table-cell office:value-type="float" office:value="-0.151248" calcext:value-type="float">
            <text:p>-0.151248</text:p>
          </table:table-cell>
          <table:table-cell office:value-type="float" office:value="0.112411" calcext:value-type="float">
            <text:p>0.112411</text:p>
          </table:table-cell>
          <table:table-cell office:value-type="float" office:value="-0.0267448" calcext:value-type="float">
            <text:p>-0.0267448</text:p>
          </table:table-cell>
          <table:table-cell office:value-type="float" office:value="-0.139229" calcext:value-type="float">
            <text:p>-0.139229</text:p>
          </table:table-cell>
          <table:table-cell office:value-type="float" office:value="-0.11241" calcext:value-type="float">
            <text:p>-0.11241</text:p>
          </table:table-cell>
          <table:table-cell office:value-type="float" office:value="-0.026745" calcext:value-type="float">
            <text:p>-0.026745</text:p>
          </table:table-cell>
          <table:table-cell office:value-type="float" office:value="-0.139228" calcext:value-type="float">
            <text:p>-0.139228</text:p>
          </table:table-cell>
          <table:table-cell office:value-type="float" office:value="0.00389308" calcext:value-type="float">
            <text:p>0.00389308</text:p>
          </table:table-cell>
          <table:table-cell office:value-type="float" office:value="0.00568034" calcext:value-type="float">
            <text:p>0.00568034</text:p>
          </table:table-cell>
          <table:table-cell office:value-type="float" office:value="-0.0320252" calcext:value-type="float">
            <text:p>-0.0320252</text:p>
          </table:table-cell>
          <table:table-cell office:value-type="float" office:value="-0.00389674" calcext:value-type="float">
            <text:p>-0.00389674</text:p>
          </table:table-cell>
          <table:table-cell office:value-type="float" office:value="0.00568072" calcext:value-type="float">
            <text:p>0.00568072</text:p>
          </table:table-cell>
          <table:table-cell office:value-type="float" office:value="-0.032026" calcext:value-type="float">
            <text:p>-0.032026</text:p>
          </table:table-cell>
          <table:table-cell office:value-type="float" office:value="0.00177195" calcext:value-type="float">
            <text:p>0.00177195</text:p>
          </table:table-cell>
          <table:table-cell office:value-type="float" office:value="0.000387956" calcext:value-type="float">
            <text:p>0.000387956</text:p>
          </table:table-cell>
          <table:table-cell office:value-type="float" office:value="-0.0178673" calcext:value-type="float">
            <text:p>-0.0178673</text:p>
          </table:table-cell>
          <table:table-cell office:value-type="float" office:value="-0.00177584" calcext:value-type="float">
            <text:p>-0.00177584</text:p>
          </table:table-cell>
          <table:table-cell office:value-type="float" office:value="0.000388147" calcext:value-type="float">
            <text:p>0.000388147</text:p>
          </table:table-cell>
          <table:table-cell office:value-type="float" office:value="-0.0178677" calcext:value-type="float">
            <text:p>-0.017867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10652" calcext:value-type="float">
            <text:p>-0.0210652</text:p>
          </table:table-cell>
          <table:table-cell office:value-type="float" office:value="0.00000363132" calcext:value-type="float">
            <text:p>3.63132E-06</text:p>
          </table:table-cell>
          <table:table-cell office:value-type="float" office:value="0.332413" calcext:value-type="float">
            <text:p>0.332413</text:p>
          </table:table-cell>
          <table:table-cell office:value-type="float" office:value="-0.331585" calcext:value-type="float">
            <text:p>-0.331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0.00000857509" calcext:value-type="float">
            <text:p>8.57509E-06</text:p>
          </table:table-cell>
          <table:table-cell office:value-type="float" office:value="0.0237578" calcext:value-type="float">
            <text:p>0.0237578</text:p>
          </table:table-cell>
          <table:table-cell office:value-type="float" office:value="-0.000000900746" calcext:value-type="float">
            <text:p>-9.00746E-07</text:p>
          </table:table-cell>
          <table:table-cell office:value-type="float" office:value="-0.0271553" calcext:value-type="float">
            <text:p>-0.0271553</text:p>
          </table:table-cell>
          <table:table-cell office:value-type="float" office:value="-0.000000117312" calcext:value-type="float">
            <text:p>-1.17312E-07</text:p>
          </table:table-cell>
          <table:table-cell office:value-type="float" office:value="-0.999631" calcext:value-type="float">
            <text:p>-0.999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4149" calcext:value-type="float">
            <text:p>0.0364149</text:p>
          </table:table-cell>
          <table:table-cell office:value-type="float" office:value="0.0675738" calcext:value-type="float">
            <text:p>0.0675738</text:p>
          </table:table-cell>
          <table:table-cell office:value-type="float" office:value="-0.162381" calcext:value-type="float">
            <text:p>-0.162381</text:p>
          </table:table-cell>
          <table:table-cell office:value-type="float" office:value="-0.0364163" calcext:value-type="float">
            <text:p>-0.0364163</text:p>
          </table:table-cell>
          <table:table-cell office:value-type="float" office:value="0.0675735" calcext:value-type="float">
            <text:p>0.0675735</text:p>
          </table:table-cell>
          <table:table-cell office:value-type="float" office:value="-0.16238" calcext:value-type="float">
            <text:p>-0.16238</text:p>
          </table:table-cell>
          <table:table-cell office:value-type="float" office:value="0.113073" calcext:value-type="float">
            <text:p>0.113073</text:p>
          </table:table-cell>
          <table:table-cell office:value-type="float" office:value="-0.0266553" calcext:value-type="float">
            <text:p>-0.0266553</text:p>
          </table:table-cell>
          <table:table-cell office:value-type="float" office:value="-0.145824" calcext:value-type="float">
            <text:p>-0.145824</text:p>
          </table:table-cell>
          <table:table-cell office:value-type="float" office:value="-0.113074" calcext:value-type="float">
            <text:p>-0.113074</text:p>
          </table:table-cell>
          <table:table-cell office:value-type="float" office:value="-0.0266554" calcext:value-type="float">
            <text:p>-0.0266554</text:p>
          </table:table-cell>
          <table:table-cell office:value-type="float" office:value="-0.145823" calcext:value-type="float">
            <text:p>-0.145823</text:p>
          </table:table-cell>
          <table:table-cell office:value-type="float" office:value="0.00317387" calcext:value-type="float">
            <text:p>0.00317387</text:p>
          </table:table-cell>
          <table:table-cell office:value-type="float" office:value="0.00284314" calcext:value-type="float">
            <text:p>0.00284314</text:p>
          </table:table-cell>
          <table:table-cell office:value-type="float" office:value="-0.024274" calcext:value-type="float">
            <text:p>-0.024274</text:p>
          </table:table-cell>
          <table:table-cell office:value-type="float" office:value="-0.00317716" calcext:value-type="float">
            <text:p>-0.00317716</text:p>
          </table:table-cell>
          <table:table-cell office:value-type="float" office:value="0.00284356" calcext:value-type="float">
            <text:p>0.00284356</text:p>
          </table:table-cell>
          <table:table-cell office:value-type="float" office:value="-0.0242751" calcext:value-type="float">
            <text:p>-0.0242751</text:p>
          </table:table-cell>
          <table:table-cell office:value-type="float" office:value="0.00155864" calcext:value-type="float">
            <text:p>0.00155864</text:p>
          </table:table-cell>
          <table:table-cell office:value-type="float" office:value="0.000136269" calcext:value-type="float">
            <text:p>0.000136269</text:p>
          </table:table-cell>
          <table:table-cell office:value-type="float" office:value="-0.0153211" calcext:value-type="float">
            <text:p>-0.0153211</text:p>
          </table:table-cell>
          <table:table-cell office:value-type="float" office:value="-0.00156246" calcext:value-type="float">
            <text:p>-0.00156246</text:p>
          </table:table-cell>
          <table:table-cell office:value-type="float" office:value="0.000136396" calcext:value-type="float">
            <text:p>0.000136396</text:p>
          </table:table-cell>
          <table:table-cell office:value-type="float" office:value="-0.0153217" calcext:value-type="float">
            <text:p>-0.015321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15539" calcext:value-type="float">
            <text:p>-0.0215539</text:p>
          </table:table-cell>
          <table:table-cell office:value-type="float" office:value="0.00000363622" calcext:value-type="float">
            <text:p>3.63622E-06</text:p>
          </table:table-cell>
          <table:table-cell office:value-type="float" office:value="0.330938" calcext:value-type="float">
            <text:p>0.330938</text:p>
          </table:table-cell>
          <table:table-cell office:value-type="float" office:value="-0.330076" calcext:value-type="float">
            <text:p>-0.330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0.00000727052" calcext:value-type="float">
            <text:p>7.27052E-06</text:p>
          </table:table-cell>
          <table:table-cell office:value-type="float" office:value="0.0115593" calcext:value-type="float">
            <text:p>0.0115593</text:p>
          </table:table-cell>
          <table:table-cell office:value-type="float" office:value="-0.000000904572" calcext:value-type="float">
            <text:p>-9.04572E-07</text:p>
          </table:table-cell>
          <table:table-cell office:value-type="float" office:value="-0.0256632" calcext:value-type="float">
            <text:p>-0.0256632</text:p>
          </table:table-cell>
          <table:table-cell office:value-type="float" office:value="-0.00000078775" calcext:value-type="float">
            <text:p>-7.8775E-07</text:p>
          </table:table-cell>
          <table:table-cell office:value-type="float" office:value="-0.999671" calcext:value-type="float">
            <text:p>-0.999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5998" calcext:value-type="float">
            <text:p>0.0375998</text:p>
          </table:table-cell>
          <table:table-cell office:value-type="float" office:value="0.0681531" calcext:value-type="float">
            <text:p>0.0681531</text:p>
          </table:table-cell>
          <table:table-cell office:value-type="float" office:value="-0.171008" calcext:value-type="float">
            <text:p>-0.171008</text:p>
          </table:table-cell>
          <table:table-cell office:value-type="float" office:value="-0.0376024" calcext:value-type="float">
            <text:p>-0.0376024</text:p>
          </table:table-cell>
          <table:table-cell office:value-type="float" office:value="0.068153" calcext:value-type="float">
            <text:p>0.068153</text:p>
          </table:table-cell>
          <table:table-cell office:value-type="float" office:value="-0.171008" calcext:value-type="float">
            <text:p>-0.171008</text:p>
          </table:table-cell>
          <table:table-cell office:value-type="float" office:value="0.113699" calcext:value-type="float">
            <text:p>0.113699</text:p>
          </table:table-cell>
          <table:table-cell office:value-type="float" office:value="-0.026615" calcext:value-type="float">
            <text:p>-0.026615</text:p>
          </table:table-cell>
          <table:table-cell office:value-type="float" office:value="-0.15187" calcext:value-type="float">
            <text:p>-0.15187</text:p>
          </table:table-cell>
          <table:table-cell office:value-type="float" office:value="-0.113701" calcext:value-type="float">
            <text:p>-0.113701</text:p>
          </table:table-cell>
          <table:table-cell office:value-type="float" office:value="-0.0266151" calcext:value-type="float">
            <text:p>-0.0266151</text:p>
          </table:table-cell>
          <table:table-cell office:value-type="float" office:value="-0.151869" calcext:value-type="float">
            <text:p>-0.151869</text:p>
          </table:table-cell>
          <table:table-cell office:value-type="float" office:value="0.00228374" calcext:value-type="float">
            <text:p>0.00228374</text:p>
          </table:table-cell>
          <table:table-cell office:value-type="float" office:value="0.000299542" calcext:value-type="float">
            <text:p>0.000299542</text:p>
          </table:table-cell>
          <table:table-cell office:value-type="float" office:value="-0.0160166" calcext:value-type="float">
            <text:p>-0.0160166</text:p>
          </table:table-cell>
          <table:table-cell office:value-type="float" office:value="-0.00228607" calcext:value-type="float">
            <text:p>-0.00228607</text:p>
          </table:table-cell>
          <table:table-cell office:value-type="float" office:value="0.000300292" calcext:value-type="float">
            <text:p>0.000300292</text:p>
          </table:table-cell>
          <table:table-cell office:value-type="float" office:value="-0.0160181" calcext:value-type="float">
            <text:p>-0.0160181</text:p>
          </table:table-cell>
          <table:table-cell office:value-type="float" office:value="0.00131232" calcext:value-type="float">
            <text:p>0.00131232</text:p>
          </table:table-cell>
          <table:table-cell office:value-type="float" office:value="0.000106726" calcext:value-type="float">
            <text:p>0.000106726</text:p>
          </table:table-cell>
          <table:table-cell office:value-type="float" office:value="-0.01244" calcext:value-type="float">
            <text:p>-0.01244</text:p>
          </table:table-cell>
          <table:table-cell office:value-type="float" office:value="-0.00131523" calcext:value-type="float">
            <text:p>-0.00131523</text:p>
          </table:table-cell>
          <table:table-cell office:value-type="float" office:value="0.000106954" calcext:value-type="float">
            <text:p>0.000106954</text:p>
          </table:table-cell>
          <table:table-cell office:value-type="float" office:value="-0.0124408" calcext:value-type="float">
            <text:p>-0.012440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21618" calcext:value-type="float">
            <text:p>-0.0221618</text:p>
          </table:table-cell>
          <table:table-cell office:value-type="float" office:value="0.00000363467" calcext:value-type="float">
            <text:p>3.63467E-06</text:p>
          </table:table-cell>
          <table:table-cell office:value-type="float" office:value="0.329801" calcext:value-type="float">
            <text:p>0.329801</text:p>
          </table:table-cell>
          <table:table-cell office:value-type="float" office:value="-0.328894" calcext:value-type="float">
            <text:p>-0.328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0.0000019545" calcext:value-type="float">
            <text:p>1.9545E-06</text:p>
          </table:table-cell>
          <table:table-cell office:value-type="float" office:value="0.00256071" calcext:value-type="float">
            <text:p>0.00256071</text:p>
          </table:table-cell>
          <table:table-cell office:value-type="float" office:value="-0.000000818238" calcext:value-type="float">
            <text:p>-8.18238E-07</text:p>
          </table:table-cell>
          <table:table-cell office:value-type="float" office:value="-0.0251456" calcext:value-type="float">
            <text:p>-0.0251456</text:p>
          </table:table-cell>
          <table:table-cell office:value-type="float" office:value="-0.000000964619" calcext:value-type="float">
            <text:p>-9.64619E-07</text:p>
          </table:table-cell>
          <table:table-cell office:value-type="float" office:value="-0.999684" calcext:value-type="float">
            <text:p>-0.999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3485" calcext:value-type="float">
            <text:p>0.0383485</text:p>
          </table:table-cell>
          <table:table-cell office:value-type="float" office:value="0.067911" calcext:value-type="float">
            <text:p>0.067911</text:p>
          </table:table-cell>
          <table:table-cell office:value-type="float" office:value="-0.176004" calcext:value-type="float">
            <text:p>-0.176004</text:p>
          </table:table-cell>
          <table:table-cell office:value-type="float" office:value="-0.0383512" calcext:value-type="float">
            <text:p>-0.0383512</text:p>
          </table:table-cell>
          <table:table-cell office:value-type="float" office:value="0.0679109" calcext:value-type="float">
            <text:p>0.0679109</text:p>
          </table:table-cell>
          <table:table-cell office:value-type="float" office:value="-0.176004" calcext:value-type="float">
            <text:p>-0.176004</text:p>
          </table:table-cell>
          <table:table-cell office:value-type="float" office:value="0.114174" calcext:value-type="float">
            <text:p>0.114174</text:p>
          </table:table-cell>
          <table:table-cell office:value-type="float" office:value="-0.026563" calcext:value-type="float">
            <text:p>-0.026563</text:p>
          </table:table-cell>
          <table:table-cell office:value-type="float" office:value="-0.156282" calcext:value-type="float">
            <text:p>-0.156282</text:p>
          </table:table-cell>
          <table:table-cell office:value-type="float" office:value="-0.114177" calcext:value-type="float">
            <text:p>-0.114177</text:p>
          </table:table-cell>
          <table:table-cell office:value-type="float" office:value="-0.0265632" calcext:value-type="float">
            <text:p>-0.0265632</text:p>
          </table:table-cell>
          <table:table-cell office:value-type="float" office:value="-0.156282" calcext:value-type="float">
            <text:p>-0.156282</text:p>
          </table:table-cell>
          <table:table-cell office:value-type="float" office:value="0.00155069" calcext:value-type="float">
            <text:p>0.00155069</text:p>
          </table:table-cell>
          <table:table-cell office:value-type="float" office:value="-0.00137153" calcext:value-type="float">
            <text:p>-0.00137153</text:p>
          </table:table-cell>
          <table:table-cell office:value-type="float" office:value="-0.00965911" calcext:value-type="float">
            <text:p>-0.00965911</text:p>
          </table:table-cell>
          <table:table-cell office:value-type="float" office:value="-0.00155097" calcext:value-type="float">
            <text:p>-0.00155097</text:p>
          </table:table-cell>
          <table:table-cell office:value-type="float" office:value="-0.0013714" calcext:value-type="float">
            <text:p>-0.0013714</text:p>
          </table:table-cell>
          <table:table-cell office:value-type="float" office:value="-0.00965973" calcext:value-type="float">
            <text:p>-0.00965973</text:p>
          </table:table-cell>
          <table:table-cell office:value-type="float" office:value="0.00108005" calcext:value-type="float">
            <text:p>0.00108005</text:p>
          </table:table-cell>
          <table:table-cell office:value-type="float" office:value="0.000125244" calcext:value-type="float">
            <text:p>0.000125244</text:p>
          </table:table-cell>
          <table:table-cell office:value-type="float" office:value="-0.00989207" calcext:value-type="float">
            <text:p>-0.00989207</text:p>
          </table:table-cell>
          <table:table-cell office:value-type="float" office:value="-0.00108077" calcext:value-type="float">
            <text:p>-0.00108077</text:p>
          </table:table-cell>
          <table:table-cell office:value-type="float" office:value="0.000125261" calcext:value-type="float">
            <text:p>0.000125261</text:p>
          </table:table-cell>
          <table:table-cell office:value-type="float" office:value="-0.00989244" calcext:value-type="float">
            <text:p>-0.009892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29031" calcext:value-type="float">
            <text:p>-0.0229031</text:p>
          </table:table-cell>
          <table:table-cell office:value-type="float" office:value="0.00000364685" calcext:value-type="float">
            <text:p>3.64685E-06</text:p>
          </table:table-cell>
          <table:table-cell office:value-type="float" office:value="0.328909" calcext:value-type="float">
            <text:p>0.328909</text:p>
          </table:table-cell>
          <table:table-cell office:value-type="float" office:value="-0.327943" calcext:value-type="float">
            <text:p>-0.327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0.000000831808" calcext:value-type="float">
            <text:p>8.31808E-07</text:p>
          </table:table-cell>
          <table:table-cell office:value-type="float" office:value="-0.004195" calcext:value-type="float">
            <text:p>-0.004195</text:p>
          </table:table-cell>
          <table:table-cell office:value-type="float" office:value="-0.000000641881" calcext:value-type="float">
            <text:p>-6.41881E-07</text:p>
          </table:table-cell>
          <table:table-cell office:value-type="float" office:value="-0.0252396" calcext:value-type="float">
            <text:p>-0.0252396</text:p>
          </table:table-cell>
          <table:table-cell office:value-type="float" office:value="-0.00000106836" calcext:value-type="float">
            <text:p>-1.06836E-06</text:p>
          </table:table-cell>
          <table:table-cell office:value-type="float" office:value="-0.999681" calcext:value-type="float">
            <text:p>-0.999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789" calcext:value-type="float">
            <text:p>0.038789</text:p>
          </table:table-cell>
          <table:table-cell office:value-type="float" office:value="0.0671273" calcext:value-type="float">
            <text:p>0.0671273</text:p>
          </table:table-cell>
          <table:table-cell office:value-type="float" office:value="-0.178432" calcext:value-type="float">
            <text:p>-0.178432</text:p>
          </table:table-cell>
          <table:table-cell office:value-type="float" office:value="-0.0387918" calcext:value-type="float">
            <text:p>-0.0387918</text:p>
          </table:table-cell>
          <table:table-cell office:value-type="float" office:value="0.0671272" calcext:value-type="float">
            <text:p>0.0671272</text:p>
          </table:table-cell>
          <table:table-cell office:value-type="float" office:value="-0.178432" calcext:value-type="float">
            <text:p>-0.178432</text:p>
          </table:table-cell>
          <table:table-cell office:value-type="float" office:value="0.11452" calcext:value-type="float">
            <text:p>0.11452</text:p>
          </table:table-cell>
          <table:table-cell office:value-type="float" office:value="-0.0265264" calcext:value-type="float">
            <text:p>-0.0265264</text:p>
          </table:table-cell>
          <table:table-cell office:value-type="float" office:value="-0.159413" calcext:value-type="float">
            <text:p>-0.159413</text:p>
          </table:table-cell>
          <table:table-cell office:value-type="float" office:value="-0.114523" calcext:value-type="float">
            <text:p>-0.114523</text:p>
          </table:table-cell>
          <table:table-cell office:value-type="float" office:value="-0.0265265" calcext:value-type="float">
            <text:p>-0.0265265</text:p>
          </table:table-cell>
          <table:table-cell office:value-type="float" office:value="-0.159413" calcext:value-type="float">
            <text:p>-0.159413</text:p>
          </table:table-cell>
          <table:table-cell office:value-type="float" office:value="0.000975369" calcext:value-type="float">
            <text:p>0.000975369</text:p>
          </table:table-cell>
          <table:table-cell office:value-type="float" office:value="-0.00277847" calcext:value-type="float">
            <text:p>-0.00277847</text:p>
          </table:table-cell>
          <table:table-cell office:value-type="float" office:value="-0.00454253" calcext:value-type="float">
            <text:p>-0.00454253</text:p>
          </table:table-cell>
          <table:table-cell office:value-type="float" office:value="-0.000975132" calcext:value-type="float">
            <text:p>-0.000975132</text:p>
          </table:table-cell>
          <table:table-cell office:value-type="float" office:value="-0.00277828" calcext:value-type="float">
            <text:p>-0.00277828</text:p>
          </table:table-cell>
          <table:table-cell office:value-type="float" office:value="-0.00454317" calcext:value-type="float">
            <text:p>-0.00454317</text:p>
          </table:table-cell>
          <table:table-cell office:value-type="float" office:value="0.000869285" calcext:value-type="float">
            <text:p>0.000869285</text:p>
          </table:table-cell>
          <table:table-cell office:value-type="float" office:value="0.000079182" calcext:value-type="float">
            <text:p>7.9182E-05</text:p>
          </table:table-cell>
          <table:table-cell office:value-type="float" office:value="-0.00777565" calcext:value-type="float">
            <text:p>-0.00777565</text:p>
          </table:table-cell>
          <table:table-cell office:value-type="float" office:value="-0.000869385" calcext:value-type="float">
            <text:p>-0.000869385</text:p>
          </table:table-cell>
          <table:table-cell office:value-type="float" office:value="0.0000792326" calcext:value-type="float">
            <text:p>7.92326E-05</text:p>
          </table:table-cell>
          <table:table-cell office:value-type="float" office:value="-0.00777601" calcext:value-type="float">
            <text:p>-0.007776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36098" calcext:value-type="float">
            <text:p>-0.0236098</text:p>
          </table:table-cell>
          <table:table-cell office:value-type="float" office:value="0.0000036547" calcext:value-type="float">
            <text:p>3.6547E-06</text:p>
          </table:table-cell>
          <table:table-cell office:value-type="float" office:value="0.328393" calcext:value-type="float">
            <text:p>0.328393</text:p>
          </table:table-cell>
          <table:table-cell office:value-type="float" office:value="-0.327368" calcext:value-type="float">
            <text:p>-0.327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257124" calcext:value-type="float">
            <text:p>-2.57124E-06</text:p>
          </table:table-cell>
          <table:table-cell office:value-type="float" office:value="-0.00932141" calcext:value-type="float">
            <text:p>-0.00932141</text:p>
          </table:table-cell>
          <table:table-cell office:value-type="float" office:value="-0.000000237985" calcext:value-type="float">
            <text:p>-2.37985E-07</text:p>
          </table:table-cell>
          <table:table-cell office:value-type="float" office:value="-0.0259646" calcext:value-type="float">
            <text:p>-0.0259646</text:p>
          </table:table-cell>
          <table:table-cell office:value-type="float" office:value="-0.000000987676" calcext:value-type="float">
            <text:p>-9.87676E-07</text:p>
          </table:table-cell>
          <table:table-cell office:value-type="float" office:value="-0.999663" calcext:value-type="float">
            <text:p>-0.999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1105" calcext:value-type="float">
            <text:p>0.0391105</text:p>
          </table:table-cell>
          <table:table-cell office:value-type="float" office:value="0.065472" calcext:value-type="float">
            <text:p>0.065472</text:p>
          </table:table-cell>
          <table:table-cell office:value-type="float" office:value="-0.179348" calcext:value-type="float">
            <text:p>-0.179348</text:p>
          </table:table-cell>
          <table:table-cell office:value-type="float" office:value="-0.0391129" calcext:value-type="float">
            <text:p>-0.0391129</text:p>
          </table:table-cell>
          <table:table-cell office:value-type="float" office:value="0.0654719" calcext:value-type="float">
            <text:p>0.0654719</text:p>
          </table:table-cell>
          <table:table-cell office:value-type="float" office:value="-0.179348" calcext:value-type="float">
            <text:p>-0.179348</text:p>
          </table:table-cell>
          <table:table-cell office:value-type="float" office:value="0.114875" calcext:value-type="float">
            <text:p>0.114875</text:p>
          </table:table-cell>
          <table:table-cell office:value-type="float" office:value="-0.0265198" calcext:value-type="float">
            <text:p>-0.0265198</text:p>
          </table:table-cell>
          <table:table-cell office:value-type="float" office:value="-0.162549" calcext:value-type="float">
            <text:p>-0.162549</text:p>
          </table:table-cell>
          <table:table-cell office:value-type="float" office:value="-0.114878" calcext:value-type="float">
            <text:p>-0.114878</text:p>
          </table:table-cell>
          <table:table-cell office:value-type="float" office:value="-0.02652" calcext:value-type="float">
            <text:p>-0.02652</text:p>
          </table:table-cell>
          <table:table-cell office:value-type="float" office:value="-0.162549" calcext:value-type="float">
            <text:p>-0.162549</text:p>
          </table:table-cell>
          <table:table-cell office:value-type="float" office:value="0.000492621" calcext:value-type="float">
            <text:p>0.000492621</text:p>
          </table:table-cell>
          <table:table-cell office:value-type="float" office:value="-0.00377201" calcext:value-type="float">
            <text:p>-0.00377201</text:p>
          </table:table-cell>
          <table:table-cell office:value-type="float" office:value="-0.000449917" calcext:value-type="float">
            <text:p>-0.000449917</text:p>
          </table:table-cell>
          <table:table-cell office:value-type="float" office:value="-0.000491071" calcext:value-type="float">
            <text:p>-0.000491071</text:p>
          </table:table-cell>
          <table:table-cell office:value-type="float" office:value="-0.00377199" calcext:value-type="float">
            <text:p>-0.00377199</text:p>
          </table:table-cell>
          <table:table-cell office:value-type="float" office:value="-0.000450067" calcext:value-type="float">
            <text:p>-0.000450067</text:p>
          </table:table-cell>
          <table:table-cell office:value-type="float" office:value="0.000648479" calcext:value-type="float">
            <text:p>0.000648479</text:p>
          </table:table-cell>
          <table:table-cell office:value-type="float" office:value="-0.0000686981" calcext:value-type="float">
            <text:p>-6.86981E-05</text:p>
          </table:table-cell>
          <table:table-cell office:value-type="float" office:value="-0.00569261" calcext:value-type="float">
            <text:p>-0.00569261</text:p>
          </table:table-cell>
          <table:table-cell office:value-type="float" office:value="-0.000647053" calcext:value-type="float">
            <text:p>-0.000647053</text:p>
          </table:table-cell>
          <table:table-cell office:value-type="float" office:value="-0.0000686865" calcext:value-type="float">
            <text:p>-6.86865E-05</text:p>
          </table:table-cell>
          <table:table-cell office:value-type="float" office:value="-0.00569273" calcext:value-type="float">
            <text:p>-0.0056927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43267" calcext:value-type="float">
            <text:p>-0.0243267</text:p>
          </table:table-cell>
          <table:table-cell office:value-type="float" office:value="0.0000036667" calcext:value-type="float">
            <text:p>3.6667E-06</text:p>
          </table:table-cell>
          <table:table-cell office:value-type="float" office:value="0.328104" calcext:value-type="float">
            <text:p>0.328104</text:p>
          </table:table-cell>
          <table:table-cell office:value-type="float" office:value="-0.327018" calcext:value-type="float">
            <text:p>-0.327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352052" calcext:value-type="float">
            <text:p>-3.52052E-06</text:p>
          </table:table-cell>
          <table:table-cell office:value-type="float" office:value="-0.00991438" calcext:value-type="float">
            <text:p>-0.00991438</text:p>
          </table:table-cell>
          <table:table-cell office:value-type="float" office:value="-0.0000000705099" calcext:value-type="float">
            <text:p>-7.05099E-08</text:p>
          </table:table-cell>
          <table:table-cell office:value-type="float" office:value="-0.026668" calcext:value-type="float">
            <text:p>-0.026668</text:p>
          </table:table-cell>
          <table:table-cell office:value-type="float" office:value="-0.000000750371" calcext:value-type="float">
            <text:p>-7.50371E-07</text:p>
          </table:table-cell>
          <table:table-cell office:value-type="float" office:value="-0.999644" calcext:value-type="float">
            <text:p>-0.999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259" calcext:value-type="float">
            <text:p>0.039259</text:p>
          </table:table-cell>
          <table:table-cell office:value-type="float" office:value="0.0640939" calcext:value-type="float">
            <text:p>0.0640939</text:p>
          </table:table-cell>
          <table:table-cell office:value-type="float" office:value="-0.179306" calcext:value-type="float">
            <text:p>-0.179306</text:p>
          </table:table-cell>
          <table:table-cell office:value-type="float" office:value="-0.0392607" calcext:value-type="float">
            <text:p>-0.0392607</text:p>
          </table:table-cell>
          <table:table-cell office:value-type="float" office:value="0.0640939" calcext:value-type="float">
            <text:p>0.0640939</text:p>
          </table:table-cell>
          <table:table-cell office:value-type="float" office:value="-0.179306" calcext:value-type="float">
            <text:p>-0.179306</text:p>
          </table:table-cell>
          <table:table-cell office:value-type="float" office:value="0.115088" calcext:value-type="float">
            <text:p>0.115088</text:p>
          </table:table-cell>
          <table:table-cell office:value-type="float" office:value="-0.0265712" calcext:value-type="float">
            <text:p>-0.0265712</text:p>
          </table:table-cell>
          <table:table-cell office:value-type="float" office:value="-0.164418" calcext:value-type="float">
            <text:p>-0.164418</text:p>
          </table:table-cell>
          <table:table-cell office:value-type="float" office:value="-0.11509" calcext:value-type="float">
            <text:p>-0.11509</text:p>
          </table:table-cell>
          <table:table-cell office:value-type="float" office:value="-0.0265713" calcext:value-type="float">
            <text:p>-0.0265713</text:p>
          </table:table-cell>
          <table:table-cell office:value-type="float" office:value="-0.164418" calcext:value-type="float">
            <text:p>-0.164418</text:p>
          </table:table-cell>
          <table:table-cell office:value-type="float" office:value="0.000361996" calcext:value-type="float">
            <text:p>0.000361996</text:p>
          </table:table-cell>
          <table:table-cell office:value-type="float" office:value="-0.00383004" calcext:value-type="float">
            <text:p>-0.00383004</text:p>
          </table:table-cell>
          <table:table-cell office:value-type="float" office:value="0.000441922" calcext:value-type="float">
            <text:p>0.000441922</text:p>
          </table:table-cell>
          <table:table-cell office:value-type="float" office:value="-0.000360139" calcext:value-type="float">
            <text:p>-0.000360139</text:p>
          </table:table-cell>
          <table:table-cell office:value-type="float" office:value="-0.00383006" calcext:value-type="float">
            <text:p>-0.00383006</text:p>
          </table:table-cell>
          <table:table-cell office:value-type="float" office:value="0.000441917" calcext:value-type="float">
            <text:p>0.000441917</text:p>
          </table:table-cell>
          <table:table-cell office:value-type="float" office:value="0.000553616" calcext:value-type="float">
            <text:p>0.000553616</text:p>
          </table:table-cell>
          <table:table-cell office:value-type="float" office:value="-0.000194332" calcext:value-type="float">
            <text:p>-0.000194332</text:p>
          </table:table-cell>
          <table:table-cell office:value-type="float" office:value="-0.00484987" calcext:value-type="float">
            <text:p>-0.00484987</text:p>
          </table:table-cell>
          <table:table-cell office:value-type="float" office:value="-0.000551789" calcext:value-type="float">
            <text:p>-0.000551789</text:p>
          </table:table-cell>
          <table:table-cell office:value-type="float" office:value="-0.000194333" calcext:value-type="float">
            <text:p>-0.000194333</text:p>
          </table:table-cell>
          <table:table-cell office:value-type="float" office:value="-0.0048499" calcext:value-type="float">
            <text:p>-0.004849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50208" calcext:value-type="float">
            <text:p>-0.0250208</text:p>
          </table:table-cell>
          <table:table-cell office:value-type="float" office:value="0.00000368645" calcext:value-type="float">
            <text:p>3.68645E-06</text:p>
          </table:table-cell>
          <table:table-cell office:value-type="float" office:value="0.327934" calcext:value-type="float">
            <text:p>0.327934</text:p>
          </table:table-cell>
          <table:table-cell office:value-type="float" office:value="-0.326786" calcext:value-type="float">
            <text:p>-0.326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502628" calcext:value-type="float">
            <text:p>-5.02628E-07</text:p>
          </table:table-cell>
          <table:table-cell office:value-type="float" office:value="-0.00945039" calcext:value-type="float">
            <text:p>-0.00945039</text:p>
          </table:table-cell>
          <table:table-cell office:value-type="float" office:value="0.0000000258772" calcext:value-type="float">
            <text:p>2.58772E-08</text:p>
          </table:table-cell>
          <table:table-cell office:value-type="float" office:value="-0.0275224" calcext:value-type="float">
            <text:p>-0.0275224</text:p>
          </table:table-cell>
          <table:table-cell office:value-type="float" office:value="-0.000000597067" calcext:value-type="float">
            <text:p>-5.97067E-07</text:p>
          </table:table-cell>
          <table:table-cell office:value-type="float" office:value="-0.999621" calcext:value-type="float">
            <text:p>-0.999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3966" calcext:value-type="float">
            <text:p>0.0393966</text:p>
          </table:table-cell>
          <table:table-cell office:value-type="float" office:value="0.0624422" calcext:value-type="float">
            <text:p>0.0624422</text:p>
          </table:table-cell>
          <table:table-cell office:value-type="float" office:value="-0.178999" calcext:value-type="float">
            <text:p>-0.178999</text:p>
          </table:table-cell>
          <table:table-cell office:value-type="float" office:value="-0.0393979" calcext:value-type="float">
            <text:p>-0.0393979</text:p>
          </table:table-cell>
          <table:table-cell office:value-type="float" office:value="0.0624422" calcext:value-type="float">
            <text:p>0.0624422</text:p>
          </table:table-cell>
          <table:table-cell office:value-type="float" office:value="-0.179" calcext:value-type="float">
            <text:p>-0.179</text:p>
          </table:table-cell>
          <table:table-cell office:value-type="float" office:value="0.115312" calcext:value-type="float">
            <text:p>0.115312</text:p>
          </table:table-cell>
          <table:table-cell office:value-type="float" office:value="-0.0266796" calcext:value-type="float">
            <text:p>-0.0266796</text:p>
          </table:table-cell>
          <table:table-cell office:value-type="float" office:value="-0.166379" calcext:value-type="float">
            <text:p>-0.166379</text:p>
          </table:table-cell>
          <table:table-cell office:value-type="float" office:value="-0.115314" calcext:value-type="float">
            <text:p>-0.115314</text:p>
          </table:table-cell>
          <table:table-cell office:value-type="float" office:value="-0.0266797" calcext:value-type="float">
            <text:p>-0.0266797</text:p>
          </table:table-cell>
          <table:table-cell office:value-type="float" office:value="-0.166379" calcext:value-type="float">
            <text:p>-0.166379</text:p>
          </table:table-cell>
          <table:table-cell office:value-type="float" office:value="0.000278514" calcext:value-type="float">
            <text:p>0.000278514</text:p>
          </table:table-cell>
          <table:table-cell office:value-type="float" office:value="-0.00366951" calcext:value-type="float">
            <text:p>-0.00366951</text:p>
          </table:table-cell>
          <table:table-cell office:value-type="float" office:value="0.000858714" calcext:value-type="float">
            <text:p>0.000858714</text:p>
          </table:table-cell>
          <table:table-cell office:value-type="float" office:value="-0.000278125" calcext:value-type="float">
            <text:p>-0.000278125</text:p>
          </table:table-cell>
          <table:table-cell office:value-type="float" office:value="-0.00366944" calcext:value-type="float">
            <text:p>-0.00366944</text:p>
          </table:table-cell>
          <table:table-cell office:value-type="float" office:value="0.000858587" calcext:value-type="float">
            <text:p>0.000858587</text:p>
          </table:table-cell>
          <table:table-cell office:value-type="float" office:value="0.000475416" calcext:value-type="float">
            <text:p>0.000475416</text:p>
          </table:table-cell>
          <table:table-cell office:value-type="float" office:value="-0.000279318" calcext:value-type="float">
            <text:p>-0.000279318</text:p>
          </table:table-cell>
          <table:table-cell office:value-type="float" office:value="-0.00415489" calcext:value-type="float">
            <text:p>-0.00415489</text:p>
          </table:table-cell>
          <table:table-cell office:value-type="float" office:value="-0.000474994" calcext:value-type="float">
            <text:p>-0.000474994</text:p>
          </table:table-cell>
          <table:table-cell office:value-type="float" office:value="-0.000279244" calcext:value-type="float">
            <text:p>-0.000279244</text:p>
          </table:table-cell>
          <table:table-cell office:value-type="float" office:value="-0.00415501" calcext:value-type="float">
            <text:p>-0.004155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5732" calcext:value-type="float">
            <text:p>-0.025732</text:p>
          </table:table-cell>
          <table:table-cell office:value-type="float" office:value="0.00000370865" calcext:value-type="float">
            <text:p>3.70865E-06</text:p>
          </table:table-cell>
          <table:table-cell office:value-type="float" office:value="0.327803" calcext:value-type="float">
            <text:p>0.327803</text:p>
          </table:table-cell>
          <table:table-cell office:value-type="float" office:value="-0.32659" calcext:value-type="float">
            <text:p>-0.32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339579" calcext:value-type="float">
            <text:p>-3.39579E-07</text:p>
          </table:table-cell>
          <table:table-cell office:value-type="float" office:value="-0.00851999" calcext:value-type="float">
            <text:p>-0.00851999</text:p>
          </table:table-cell>
          <table:table-cell office:value-type="float" office:value="0.000000205607" calcext:value-type="float">
            <text:p>2.05607E-07</text:p>
          </table:table-cell>
          <table:table-cell office:value-type="float" office:value="-0.0282415" calcext:value-type="float">
            <text:p>-0.0282415</text:p>
          </table:table-cell>
          <table:table-cell office:value-type="float" office:value="-0.000000569967" calcext:value-type="float">
            <text:p>-5.69967E-07</text:p>
          </table:table-cell>
          <table:table-cell office:value-type="float" office:value="-0.999601" calcext:value-type="float">
            <text:p>-0.999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4961" calcext:value-type="float">
            <text:p>0.0394961</text:p>
          </table:table-cell>
          <table:table-cell office:value-type="float" office:value="0.0610182" calcext:value-type="float">
            <text:p>0.0610182</text:p>
          </table:table-cell>
          <table:table-cell office:value-type="float" office:value="-0.17861" calcext:value-type="float">
            <text:p>-0.17861</text:p>
          </table:table-cell>
          <table:table-cell office:value-type="float" office:value="-0.0394972" calcext:value-type="float">
            <text:p>-0.0394972</text:p>
          </table:table-cell>
          <table:table-cell office:value-type="float" office:value="0.0610182" calcext:value-type="float">
            <text:p>0.0610182</text:p>
          </table:table-cell>
          <table:table-cell office:value-type="float" office:value="-0.17861" calcext:value-type="float">
            <text:p>-0.17861</text:p>
          </table:table-cell>
          <table:table-cell office:value-type="float" office:value="0.115488" calcext:value-type="float">
            <text:p>0.115488</text:p>
          </table:table-cell>
          <table:table-cell office:value-type="float" office:value="-0.0268126" calcext:value-type="float">
            <text:p>-0.0268126</text:p>
          </table:table-cell>
          <table:table-cell office:value-type="float" office:value="-0.167911" calcext:value-type="float">
            <text:p>-0.167911</text:p>
          </table:table-cell>
          <table:table-cell office:value-type="float" office:value="-0.115489" calcext:value-type="float">
            <text:p>-0.115489</text:p>
          </table:table-cell>
          <table:table-cell office:value-type="float" office:value="-0.0268126" calcext:value-type="float">
            <text:p>-0.0268126</text:p>
          </table:table-cell>
          <table:table-cell office:value-type="float" office:value="-0.167911" calcext:value-type="float">
            <text:p>-0.167911</text:p>
          </table:table-cell>
          <table:table-cell office:value-type="float" office:value="0.000227786" calcext:value-type="float">
            <text:p>0.000227786</text:p>
          </table:table-cell>
          <table:table-cell office:value-type="float" office:value="-0.00346574" calcext:value-type="float">
            <text:p>-0.00346574</text:p>
          </table:table-cell>
          <table:table-cell office:value-type="float" office:value="0.0010294" calcext:value-type="float">
            <text:p>0.0010294</text:p>
          </table:table-cell>
          <table:table-cell office:value-type="float" office:value="-0.000227595" calcext:value-type="float">
            <text:p>-0.000227595</text:p>
          </table:table-cell>
          <table:table-cell office:value-type="float" office:value="-0.00346569" calcext:value-type="float">
            <text:p>-0.00346569</text:p>
          </table:table-cell>
          <table:table-cell office:value-type="float" office:value="0.00102939" calcext:value-type="float">
            <text:p>0.00102939</text:p>
          </table:table-cell>
          <table:table-cell office:value-type="float" office:value="0.000407025" calcext:value-type="float">
            <text:p>0.000407025</text:p>
          </table:table-cell>
          <table:table-cell office:value-type="float" office:value="-0.000398057" calcext:value-type="float">
            <text:p>-0.000398057</text:p>
          </table:table-cell>
          <table:table-cell office:value-type="float" office:value="-0.00355293" calcext:value-type="float">
            <text:p>-0.00355293</text:p>
          </table:table-cell>
          <table:table-cell office:value-type="float" office:value="-0.000406713" calcext:value-type="float">
            <text:p>-0.000406713</text:p>
          </table:table-cell>
          <table:table-cell office:value-type="float" office:value="-0.000397926" calcext:value-type="float">
            <text:p>-0.000397926</text:p>
          </table:table-cell>
          <table:table-cell office:value-type="float" office:value="-0.00355306" calcext:value-type="float">
            <text:p>-0.0035530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63205" calcext:value-type="float">
            <text:p>-0.0263205</text:p>
          </table:table-cell>
          <table:table-cell office:value-type="float" office:value="0.00000372986" calcext:value-type="float">
            <text:p>3.72986E-06</text:p>
          </table:table-cell>
          <table:table-cell office:value-type="float" office:value="0.32771" calcext:value-type="float">
            <text:p>0.32771</text:p>
          </table:table-cell>
          <table:table-cell office:value-type="float" office:value="-0.32644" calcext:value-type="float">
            <text:p>-0.32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50487" calcext:value-type="float">
            <text:p>-5.0487E-07</text:p>
          </table:table-cell>
          <table:table-cell office:value-type="float" office:value="-0.00719192" calcext:value-type="float">
            <text:p>-0.00719192</text:p>
          </table:table-cell>
          <table:table-cell office:value-type="float" office:value="0.000000258411" calcext:value-type="float">
            <text:p>2.58411E-07</text:p>
          </table:table-cell>
          <table:table-cell office:value-type="float" office:value="-0.0288656" calcext:value-type="float">
            <text:p>-0.0288656</text:p>
          </table:table-cell>
          <table:table-cell office:value-type="float" office:value="-0.000000534866" calcext:value-type="float">
            <text:p>-5.34866E-07</text:p>
          </table:table-cell>
          <table:table-cell office:value-type="float" office:value="-0.999583" calcext:value-type="float">
            <text:p>-0.999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5798" calcext:value-type="float">
            <text:p>0.0395798</text:p>
          </table:table-cell>
          <table:table-cell office:value-type="float" office:value="0.0596867" calcext:value-type="float">
            <text:p>0.0596867</text:p>
          </table:table-cell>
          <table:table-cell office:value-type="float" office:value="-0.178201" calcext:value-type="float">
            <text:p>-0.178201</text:p>
          </table:table-cell>
          <table:table-cell office:value-type="float" office:value="-0.0395809" calcext:value-type="float">
            <text:p>-0.0395809</text:p>
          </table:table-cell>
          <table:table-cell office:value-type="float" office:value="0.0596867" calcext:value-type="float">
            <text:p>0.0596867</text:p>
          </table:table-cell>
          <table:table-cell office:value-type="float" office:value="-0.178202" calcext:value-type="float">
            <text:p>-0.178202</text:p>
          </table:table-cell>
          <table:table-cell office:value-type="float" office:value="0.115635" calcext:value-type="float">
            <text:p>0.115635</text:p>
          </table:table-cell>
          <table:table-cell office:value-type="float" office:value="-0.0270097" calcext:value-type="float">
            <text:p>-0.0270097</text:p>
          </table:table-cell>
          <table:table-cell office:value-type="float" office:value="-0.169199" calcext:value-type="float">
            <text:p>-0.169199</text:p>
          </table:table-cell>
          <table:table-cell office:value-type="float" office:value="-0.115636" calcext:value-type="float">
            <text:p>-0.115636</text:p>
          </table:table-cell>
          <table:table-cell office:value-type="float" office:value="-0.0270097" calcext:value-type="float">
            <text:p>-0.0270097</text:p>
          </table:table-cell>
          <table:table-cell office:value-type="float" office:value="-0.169199" calcext:value-type="float">
            <text:p>-0.169199</text:p>
          </table:table-cell>
          <table:table-cell office:value-type="float" office:value="0.000196686" calcext:value-type="float">
            <text:p>0.000196686</text:p>
          </table:table-cell>
          <table:table-cell office:value-type="float" office:value="-0.00320382" calcext:value-type="float">
            <text:p>-0.00320382</text:p>
          </table:table-cell>
          <table:table-cell office:value-type="float" office:value="0.000988693" calcext:value-type="float">
            <text:p>0.000988693</text:p>
          </table:table-cell>
          <table:table-cell office:value-type="float" office:value="-0.000196517" calcext:value-type="float">
            <text:p>-0.000196517</text:p>
          </table:table-cell>
          <table:table-cell office:value-type="float" office:value="-0.00320381" calcext:value-type="float">
            <text:p>-0.00320381</text:p>
          </table:table-cell>
          <table:table-cell office:value-type="float" office:value="0.000988781" calcext:value-type="float">
            <text:p>0.000988781</text:p>
          </table:table-cell>
          <table:table-cell office:value-type="float" office:value="0.000336572" calcext:value-type="float">
            <text:p>0.000336572</text:p>
          </table:table-cell>
          <table:table-cell office:value-type="float" office:value="-0.00056593" calcext:value-type="float">
            <text:p>-0.00056593</text:p>
          </table:table-cell>
          <table:table-cell office:value-type="float" office:value="-0.00295729" calcext:value-type="float">
            <text:p>-0.00295729</text:p>
          </table:table-cell>
          <table:table-cell office:value-type="float" office:value="-0.000336258" calcext:value-type="float">
            <text:p>-0.000336258</text:p>
          </table:table-cell>
          <table:table-cell office:value-type="float" office:value="-0.000565838" calcext:value-type="float">
            <text:p>-0.000565838</text:p>
          </table:table-cell>
          <table:table-cell office:value-type="float" office:value="-0.00295733" calcext:value-type="float">
            <text:p>-0.0029573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68489" calcext:value-type="float">
            <text:p>-0.0268489</text:p>
          </table:table-cell>
          <table:table-cell office:value-type="float" office:value="0.00000375359" calcext:value-type="float">
            <text:p>3.75359E-06</text:p>
          </table:table-cell>
          <table:table-cell office:value-type="float" office:value="0.327634" calcext:value-type="float">
            <text:p>0.327634</text:p>
          </table:table-cell>
          <table:table-cell office:value-type="float" office:value="-0.326314" calcext:value-type="float">
            <text:p>-0.326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25724" calcext:value-type="float">
            <text:p>-2.5724E-07</text:p>
          </table:table-cell>
          <table:table-cell office:value-type="float" office:value="-0.00580752" calcext:value-type="float">
            <text:p>-0.00580752</text:p>
          </table:table-cell>
          <table:table-cell office:value-type="float" office:value="0.000000012075" calcext:value-type="float">
            <text:p>1.2075E-08</text:p>
          </table:table-cell>
          <table:table-cell office:value-type="float" office:value="-0.0294289" calcext:value-type="float">
            <text:p>-0.0294289</text:p>
          </table:table-cell>
          <table:table-cell office:value-type="float" office:value="-0.000000504676" calcext:value-type="float">
            <text:p>-5.04676E-07</text:p>
          </table:table-cell>
          <table:table-cell office:value-type="float" office:value="-0.999567" calcext:value-type="float">
            <text:p>-0.999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6604" calcext:value-type="float">
            <text:p>0.0396604</text:p>
          </table:table-cell>
          <table:table-cell office:value-type="float" office:value="0.0583638" calcext:value-type="float">
            <text:p>0.0583638</text:p>
          </table:table-cell>
          <table:table-cell office:value-type="float" office:value="-0.177801" calcext:value-type="float">
            <text:p>-0.177801</text:p>
          </table:table-cell>
          <table:table-cell office:value-type="float" office:value="-0.0396614" calcext:value-type="float">
            <text:p>-0.0396614</text:p>
          </table:table-cell>
          <table:table-cell office:value-type="float" office:value="0.0583638" calcext:value-type="float">
            <text:p>0.0583638</text:p>
          </table:table-cell>
          <table:table-cell office:value-type="float" office:value="-0.177802" calcext:value-type="float">
            <text:p>-0.177802</text:p>
          </table:table-cell>
          <table:table-cell office:value-type="float" office:value="0.115767" calcext:value-type="float">
            <text:p>0.115767</text:p>
          </table:table-cell>
          <table:table-cell office:value-type="float" office:value="-0.0272843" calcext:value-type="float">
            <text:p>-0.0272843</text:p>
          </table:table-cell>
          <table:table-cell office:value-type="float" office:value="-0.170365" calcext:value-type="float">
            <text:p>-0.170365</text:p>
          </table:table-cell>
          <table:table-cell office:value-type="float" office:value="-0.115768" calcext:value-type="float">
            <text:p>-0.115768</text:p>
          </table:table-cell>
          <table:table-cell office:value-type="float" office:value="-0.0272843" calcext:value-type="float">
            <text:p>-0.0272843</text:p>
          </table:table-cell>
          <table:table-cell office:value-type="float" office:value="-0.170365" calcext:value-type="float">
            <text:p>-0.170365</text:p>
          </table:table-cell>
          <table:table-cell office:value-type="float" office:value="0.000171062" calcext:value-type="float">
            <text:p>0.000171062</text:p>
          </table:table-cell>
          <table:table-cell office:value-type="float" office:value="-0.00283023" calcext:value-type="float">
            <text:p>-0.00283023</text:p>
          </table:table-cell>
          <table:table-cell office:value-type="float" office:value="0.000846294" calcext:value-type="float">
            <text:p>0.000846294</text:p>
          </table:table-cell>
          <table:table-cell office:value-type="float" office:value="-0.000170989" calcext:value-type="float">
            <text:p>-0.000170989</text:p>
          </table:table-cell>
          <table:table-cell office:value-type="float" office:value="-0.00283026" calcext:value-type="float">
            <text:p>-0.00283026</text:p>
          </table:table-cell>
          <table:table-cell office:value-type="float" office:value="0.000846346" calcext:value-type="float">
            <text:p>0.000846346</text:p>
          </table:table-cell>
          <table:table-cell office:value-type="float" office:value="0.000275208" calcext:value-type="float">
            <text:p>0.000275208</text:p>
          </table:table-cell>
          <table:table-cell office:value-type="float" office:value="-0.000644479" calcext:value-type="float">
            <text:p>-0.000644479</text:p>
          </table:table-cell>
          <table:table-cell office:value-type="float" office:value="-0.00241696" calcext:value-type="float">
            <text:p>-0.00241696</text:p>
          </table:table-cell>
          <table:table-cell office:value-type="float" office:value="-0.000275133" calcext:value-type="float">
            <text:p>-0.000275133</text:p>
          </table:table-cell>
          <table:table-cell office:value-type="float" office:value="-0.000644502" calcext:value-type="float">
            <text:p>-0.000644502</text:p>
          </table:table-cell>
          <table:table-cell office:value-type="float" office:value="-0.00241692" calcext:value-type="float">
            <text:p>-0.0024169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7357" calcext:value-type="float">
            <text:p>-0.027357</text:p>
          </table:table-cell>
          <table:table-cell office:value-type="float" office:value="0.00000378101" calcext:value-type="float">
            <text:p>3.78101E-06</text:p>
          </table:table-cell>
          <table:table-cell office:value-type="float" office:value="0.327566" calcext:value-type="float">
            <text:p>0.327566</text:p>
          </table:table-cell>
          <table:table-cell office:value-type="float" office:value="-0.326196" calcext:value-type="float">
            <text:p>-0.326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243026" calcext:value-type="float">
            <text:p>-2.43026E-07</text:p>
          </table:table-cell>
          <table:table-cell office:value-type="float" office:value="-0.00491285" calcext:value-type="float">
            <text:p>-0.00491285</text:p>
          </table:table-cell>
          <table:table-cell office:value-type="float" office:value="-0.0000000289583" calcext:value-type="float">
            <text:p>-2.89583E-08</text:p>
          </table:table-cell>
          <table:table-cell office:value-type="float" office:value="-0.0298523" calcext:value-type="float">
            <text:p>-0.0298523</text:p>
          </table:table-cell>
          <table:table-cell office:value-type="float" office:value="-0.000000485009" calcext:value-type="float">
            <text:p>-4.85009E-07</text:p>
          </table:table-cell>
          <table:table-cell office:value-type="float" office:value="-0.999554" calcext:value-type="float">
            <text:p>-0.999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7224" calcext:value-type="float">
            <text:p>0.0397224</text:p>
          </table:table-cell>
          <table:table-cell office:value-type="float" office:value="0.0573159" calcext:value-type="float">
            <text:p>0.0573159</text:p>
          </table:table-cell>
          <table:table-cell office:value-type="float" office:value="-0.17748" calcext:value-type="float">
            <text:p>-0.17748</text:p>
          </table:table-cell>
          <table:table-cell office:value-type="float" office:value="-0.0397234" calcext:value-type="float">
            <text:p>-0.0397234</text:p>
          </table:table-cell>
          <table:table-cell office:value-type="float" office:value="0.0573159" calcext:value-type="float">
            <text:p>0.0573159</text:p>
          </table:table-cell>
          <table:table-cell office:value-type="float" office:value="-0.17748" calcext:value-type="float">
            <text:p>-0.17748</text:p>
          </table:table-cell>
          <table:table-cell office:value-type="float" office:value="0.115868" calcext:value-type="float">
            <text:p>0.115868</text:p>
          </table:table-cell>
          <table:table-cell office:value-type="float" office:value="-0.0275306" calcext:value-type="float">
            <text:p>-0.0275306</text:p>
          </table:table-cell>
          <table:table-cell office:value-type="float" office:value="-0.171243" calcext:value-type="float">
            <text:p>-0.171243</text:p>
          </table:table-cell>
          <table:table-cell office:value-type="float" office:value="-0.115869" calcext:value-type="float">
            <text:p>-0.115869</text:p>
          </table:table-cell>
          <table:table-cell office:value-type="float" office:value="-0.0275306" calcext:value-type="float">
            <text:p>-0.0275306</text:p>
          </table:table-cell>
          <table:table-cell office:value-type="float" office:value="-0.171243" calcext:value-type="float">
            <text:p>-0.171243</text:p>
          </table:table-cell>
          <table:table-cell office:value-type="float" office:value="0.00014158" calcext:value-type="float">
            <text:p>0.00014158</text:p>
          </table:table-cell>
          <table:table-cell office:value-type="float" office:value="-0.00244273" calcext:value-type="float">
            <text:p>-0.00244273</text:p>
          </table:table-cell>
          <table:table-cell office:value-type="float" office:value="0.000773852" calcext:value-type="float">
            <text:p>0.000773852</text:p>
          </table:table-cell>
          <table:table-cell office:value-type="float" office:value="-0.000141518" calcext:value-type="float">
            <text:p>-0.000141518</text:p>
          </table:table-cell>
          <table:table-cell office:value-type="float" office:value="-0.00244276" calcext:value-type="float">
            <text:p>-0.00244276</text:p>
          </table:table-cell>
          <table:table-cell office:value-type="float" office:value="0.000773902" calcext:value-type="float">
            <text:p>0.000773902</text:p>
          </table:table-cell>
          <table:table-cell office:value-type="float" office:value="0.000233172" calcext:value-type="float">
            <text:p>0.000233172</text:p>
          </table:table-cell>
          <table:table-cell office:value-type="float" office:value="-0.000579473" calcext:value-type="float">
            <text:p>-0.000579473</text:p>
          </table:table-cell>
          <table:table-cell office:value-type="float" office:value="-0.00202118" calcext:value-type="float">
            <text:p>-0.00202118</text:p>
          </table:table-cell>
          <table:table-cell office:value-type="float" office:value="-0.000233129" calcext:value-type="float">
            <text:p>-0.000233129</text:p>
          </table:table-cell>
          <table:table-cell office:value-type="float" office:value="-0.000579524" calcext:value-type="float">
            <text:p>-0.000579524</text:p>
          </table:table-cell>
          <table:table-cell office:value-type="float" office:value="-0.00202112" calcext:value-type="float">
            <text:p>-0.002021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77517" calcext:value-type="float">
            <text:p>-0.0277517</text:p>
          </table:table-cell>
          <table:table-cell office:value-type="float" office:value="0.00000380444" calcext:value-type="float">
            <text:p>3.80444E-06</text:p>
          </table:table-cell>
          <table:table-cell office:value-type="float" office:value="0.327513" calcext:value-type="float">
            <text:p>0.327513</text:p>
          </table:table-cell>
          <table:table-cell office:value-type="float" office:value="-0.326104" calcext:value-type="float">
            <text:p>-0.326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235105" calcext:value-type="float">
            <text:p>-2.35105E-07</text:p>
          </table:table-cell>
          <table:table-cell office:value-type="float" office:value="-0.00425421" calcext:value-type="float">
            <text:p>-0.00425421</text:p>
          </table:table-cell>
          <table:table-cell office:value-type="float" office:value="-0.0000000268701" calcext:value-type="float">
            <text:p>-2.68701E-08</text:p>
          </table:table-cell>
          <table:table-cell office:value-type="float" office:value="-0.0301791" calcext:value-type="float">
            <text:p>-0.0301791</text:p>
          </table:table-cell>
          <table:table-cell office:value-type="float" office:value="-0.000000467855" calcext:value-type="float">
            <text:p>-4.67855E-07</text:p>
          </table:table-cell>
          <table:table-cell office:value-type="float" office:value="-0.999544" calcext:value-type="float">
            <text:p>-0.999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7677" calcext:value-type="float">
            <text:p>0.0397677</text:p>
          </table:table-cell>
          <table:table-cell office:value-type="float" office:value="0.0565097" calcext:value-type="float">
            <text:p>0.0565097</text:p>
          </table:table-cell>
          <table:table-cell office:value-type="float" office:value="-0.177211" calcext:value-type="float">
            <text:p>-0.177211</text:p>
          </table:table-cell>
          <table:table-cell office:value-type="float" office:value="-0.0397687" calcext:value-type="float">
            <text:p>-0.0397687</text:p>
          </table:table-cell>
          <table:table-cell office:value-type="float" office:value="0.0565097" calcext:value-type="float">
            <text:p>0.0565097</text:p>
          </table:table-cell>
          <table:table-cell office:value-type="float" office:value="-0.177212" calcext:value-type="float">
            <text:p>-0.177212</text:p>
          </table:table-cell>
          <table:table-cell office:value-type="float" office:value="0.115945" calcext:value-type="float">
            <text:p>0.115945</text:p>
          </table:table-cell>
          <table:table-cell office:value-type="float" office:value="-0.0277186" calcext:value-type="float">
            <text:p>-0.0277186</text:p>
          </table:table-cell>
          <table:table-cell office:value-type="float" office:value="-0.171905" calcext:value-type="float">
            <text:p>-0.171905</text:p>
          </table:table-cell>
          <table:table-cell office:value-type="float" office:value="-0.115946" calcext:value-type="float">
            <text:p>-0.115946</text:p>
          </table:table-cell>
          <table:table-cell office:value-type="float" office:value="-0.0277186" calcext:value-type="float">
            <text:p>-0.0277186</text:p>
          </table:table-cell>
          <table:table-cell office:value-type="float" office:value="-0.171905" calcext:value-type="float">
            <text:p>-0.171905</text:p>
          </table:table-cell>
          <table:table-cell office:value-type="float" office:value="0.000113237" calcext:value-type="float">
            <text:p>0.000113237</text:p>
          </table:table-cell>
          <table:table-cell office:value-type="float" office:value="-0.00207542" calcext:value-type="float">
            <text:p>-0.00207542</text:p>
          </table:table-cell>
          <table:table-cell office:value-type="float" office:value="0.000724211" calcext:value-type="float">
            <text:p>0.000724211</text:p>
          </table:table-cell>
          <table:table-cell office:value-type="float" office:value="-0.000113181" calcext:value-type="float">
            <text:p>-0.000113181</text:p>
          </table:table-cell>
          <table:table-cell office:value-type="float" office:value="-0.00207546" calcext:value-type="float">
            <text:p>-0.00207546</text:p>
          </table:table-cell>
          <table:table-cell office:value-type="float" office:value="0.000724264" calcext:value-type="float">
            <text:p>0.000724264</text:p>
          </table:table-cell>
          <table:table-cell office:value-type="float" office:value="0.00019907" calcext:value-type="float">
            <text:p>0.00019907</text:p>
          </table:table-cell>
          <table:table-cell office:value-type="float" office:value="-0.000472676" calcext:value-type="float">
            <text:p>-0.000472676</text:p>
          </table:table-cell>
          <table:table-cell office:value-type="float" office:value="-0.00169876" calcext:value-type="float">
            <text:p>-0.00169876</text:p>
          </table:table-cell>
          <table:table-cell office:value-type="float" office:value="-0.000199031" calcext:value-type="float">
            <text:p>-0.000199031</text:p>
          </table:table-cell>
          <table:table-cell office:value-type="float" office:value="-0.000472728" calcext:value-type="float">
            <text:p>-0.000472728</text:p>
          </table:table-cell>
          <table:table-cell office:value-type="float" office:value="-0.00169869" calcext:value-type="float">
            <text:p>-0.0016986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80827" calcext:value-type="float">
            <text:p>-0.0280827</text:p>
          </table:table-cell>
          <table:table-cell office:value-type="float" office:value="0.00000382507" calcext:value-type="float">
            <text:p>3.82507E-06</text:p>
          </table:table-cell>
          <table:table-cell office:value-type="float" office:value="0.32747" calcext:value-type="float">
            <text:p>0.32747</text:p>
          </table:table-cell>
          <table:table-cell office:value-type="float" office:value="-0.326027" calcext:value-type="float">
            <text:p>-0.326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206419" calcext:value-type="float">
            <text:p>-2.06419E-07</text:p>
          </table:table-cell>
          <table:table-cell office:value-type="float" office:value="-0.00343211" calcext:value-type="float">
            <text:p>-0.00343211</text:p>
          </table:table-cell>
          <table:table-cell office:value-type="float" office:value="-0.00000000335509" calcext:value-type="float">
            <text:p>-3.35509E-09</text:p>
          </table:table-cell>
          <table:table-cell office:value-type="float" office:value="-0.0305452" calcext:value-type="float">
            <text:p>-0.0305452</text:p>
          </table:table-cell>
          <table:table-cell office:value-type="float" office:value="-0.00000044654" calcext:value-type="float">
            <text:p>-4.4654E-07</text:p>
          </table:table-cell>
          <table:table-cell office:value-type="float" office:value="-0.999533" calcext:value-type="float">
            <text:p>-0.999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121" calcext:value-type="float">
            <text:p>0.0398121</text:p>
          </table:table-cell>
          <table:table-cell office:value-type="float" office:value="0.0556417" calcext:value-type="float">
            <text:p>0.0556417</text:p>
          </table:table-cell>
          <table:table-cell office:value-type="float" office:value="-0.17688" calcext:value-type="float">
            <text:p>-0.17688</text:p>
          </table:table-cell>
          <table:table-cell office:value-type="float" office:value="-0.0398131" calcext:value-type="float">
            <text:p>-0.0398131</text:p>
          </table:table-cell>
          <table:table-cell office:value-type="float" office:value="0.0556417" calcext:value-type="float">
            <text:p>0.0556417</text:p>
          </table:table-cell>
          <table:table-cell office:value-type="float" office:value="-0.17688" calcext:value-type="float">
            <text:p>-0.17688</text:p>
          </table:table-cell>
          <table:table-cell office:value-type="float" office:value="0.116029" calcext:value-type="float">
            <text:p>0.116029</text:p>
          </table:table-cell>
          <table:table-cell office:value-type="float" office:value="-0.0279043" calcext:value-type="float">
            <text:p>-0.0279043</text:p>
          </table:table-cell>
          <table:table-cell office:value-type="float" office:value="-0.172613" calcext:value-type="float">
            <text:p>-0.172613</text:p>
          </table:table-cell>
          <table:table-cell office:value-type="float" office:value="-0.11603" calcext:value-type="float">
            <text:p>-0.11603</text:p>
          </table:table-cell>
          <table:table-cell office:value-type="float" office:value="-0.0279044" calcext:value-type="float">
            <text:p>-0.0279044</text:p>
          </table:table-cell>
          <table:table-cell office:value-type="float" office:value="-0.172613" calcext:value-type="float">
            <text:p>-0.172613</text:p>
          </table:table-cell>
          <table:table-cell office:value-type="float" office:value="0.000074997" calcext:value-type="float">
            <text:p>7.4997E-05</text:p>
          </table:table-cell>
          <table:table-cell office:value-type="float" office:value="-0.00158781" calcext:value-type="float">
            <text:p>-0.00158781</text:p>
          </table:table-cell>
          <table:table-cell office:value-type="float" office:value="0.000661713" calcext:value-type="float">
            <text:p>0.000661713</text:p>
          </table:table-cell>
          <table:table-cell office:value-type="float" office:value="-0.0000749481" calcext:value-type="float">
            <text:p>-7.49481E-05</text:p>
          </table:table-cell>
          <table:table-cell office:value-type="float" office:value="-0.00158784" calcext:value-type="float">
            <text:p>-0.00158784</text:p>
          </table:table-cell>
          <table:table-cell office:value-type="float" office:value="0.000661764" calcext:value-type="float">
            <text:p>0.000661764</text:p>
          </table:table-cell>
          <table:table-cell office:value-type="float" office:value="0.000153176" calcext:value-type="float">
            <text:p>0.000153176</text:p>
          </table:table-cell>
          <table:table-cell office:value-type="float" office:value="-0.000323321" calcext:value-type="float">
            <text:p>-0.000323321</text:p>
          </table:table-cell>
          <table:table-cell office:value-type="float" office:value="-0.00127743" calcext:value-type="float">
            <text:p>-0.00127743</text:p>
          </table:table-cell>
          <table:table-cell office:value-type="float" office:value="-0.000153132" calcext:value-type="float">
            <text:p>-0.000153132</text:p>
          </table:table-cell>
          <table:table-cell office:value-type="float" office:value="-0.000323352" calcext:value-type="float">
            <text:p>-0.000323352</text:p>
          </table:table-cell>
          <table:table-cell office:value-type="float" office:value="-0.00127738" calcext:value-type="float">
            <text:p>-0.001277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83509" calcext:value-type="float">
            <text:p>-0.0283509</text:p>
          </table:table-cell>
          <table:table-cell office:value-type="float" office:value="0.00000384227" calcext:value-type="float">
            <text:p>3.84227E-06</text:p>
          </table:table-cell>
          <table:table-cell office:value-type="float" office:value="0.327436" calcext:value-type="float">
            <text:p>0.327436</text:p>
          </table:table-cell>
          <table:table-cell office:value-type="float" office:value="-0.325966" calcext:value-type="float">
            <text:p>-0.32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185697" calcext:value-type="float">
            <text:p>-1.85697E-07</text:p>
          </table:table-cell>
          <table:table-cell office:value-type="float" office:value="-0.00269153" calcext:value-type="float">
            <text:p>-0.00269153</text:p>
          </table:table-cell>
          <table:table-cell office:value-type="float" office:value="0.00000000981221" calcext:value-type="float">
            <text:p>9.81221E-09</text:p>
          </table:table-cell>
          <table:table-cell office:value-type="float" office:value="-0.0307627" calcext:value-type="float">
            <text:p>-0.0307627</text:p>
          </table:table-cell>
          <table:table-cell office:value-type="float" office:value="-0.000000432448" calcext:value-type="float">
            <text:p>-4.32448E-07</text:p>
          </table:table-cell>
          <table:table-cell office:value-type="float" office:value="-0.999527" calcext:value-type="float">
            <text:p>-0.999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337" calcext:value-type="float">
            <text:p>0.0398337</text:p>
          </table:table-cell>
          <table:table-cell office:value-type="float" office:value="0.0551354" calcext:value-type="float">
            <text:p>0.0551354</text:p>
          </table:table-cell>
          <table:table-cell office:value-type="float" office:value="-0.176652" calcext:value-type="float">
            <text:p>-0.176652</text:p>
          </table:table-cell>
          <table:table-cell office:value-type="float" office:value="-0.0398346" calcext:value-type="float">
            <text:p>-0.0398346</text:p>
          </table:table-cell>
          <table:table-cell office:value-type="float" office:value="0.0551353" calcext:value-type="float">
            <text:p>0.0551353</text:p>
          </table:table-cell>
          <table:table-cell office:value-type="float" office:value="-0.176652" calcext:value-type="float">
            <text:p>-0.176652</text:p>
          </table:table-cell>
          <table:table-cell office:value-type="float" office:value="0.116076" calcext:value-type="float">
            <text:p>0.116076</text:p>
          </table:table-cell>
          <table:table-cell office:value-type="float" office:value="-0.0280121" calcext:value-type="float">
            <text:p>-0.0280121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116077" calcext:value-type="float">
            <text:p>-0.116077</text:p>
          </table:table-cell>
          <table:table-cell office:value-type="float" office:value="-0.0280121" calcext:value-type="float">
            <text:p>-0.0280121</text:p>
          </table:table-cell>
          <table:table-cell office:value-type="float" office:value="-0.173" calcext:value-type="float">
            <text:p>-0.173</text:p>
          </table:table-cell>
          <table:table-cell office:value-type="float" office:value="0.0000481066" calcext:value-type="float">
            <text:p>4.81066E-05</text:p>
          </table:table-cell>
          <table:table-cell office:value-type="float" office:value="-0.00126588" calcext:value-type="float">
            <text:p>-0.00126588</text:p>
          </table:table-cell>
          <table:table-cell office:value-type="float" office:value="0.000607117" calcext:value-type="float">
            <text:p>0.000607117</text:p>
          </table:table-cell>
          <table:table-cell office:value-type="float" office:value="-0.0000480594" calcext:value-type="float">
            <text:p>-4.80594E-05</text:p>
          </table:table-cell>
          <table:table-cell office:value-type="float" office:value="-0.00126591" calcext:value-type="float">
            <text:p>-0.00126591</text:p>
          </table:table-cell>
          <table:table-cell office:value-type="float" office:value="0.000607162" calcext:value-type="float">
            <text:p>0.000607162</text:p>
          </table:table-cell>
          <table:table-cell office:value-type="float" office:value="0.000111276" calcext:value-type="float">
            <text:p>0.000111276</text:p>
          </table:table-cell>
          <table:table-cell office:value-type="float" office:value="-0.000282499" calcext:value-type="float">
            <text:p>-0.000282499</text:p>
          </table:table-cell>
          <table:table-cell office:value-type="float" office:value="-0.000919213" calcext:value-type="float">
            <text:p>-0.000919213</text:p>
          </table:table-cell>
          <table:table-cell office:value-type="float" office:value="-0.000111227" calcext:value-type="float">
            <text:p>-0.000111227</text:p>
          </table:table-cell>
          <table:table-cell office:value-type="float" office:value="-0.000282516" calcext:value-type="float">
            <text:p>-0.000282516</text:p>
          </table:table-cell>
          <table:table-cell office:value-type="float" office:value="-0.00091918" calcext:value-type="float">
            <text:p>-0.000919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85582" calcext:value-type="float">
            <text:p>-0.0285582</text:p>
          </table:table-cell>
          <table:table-cell office:value-type="float" office:value="0.00000385554" calcext:value-type="float">
            <text:p>3.85554E-06</text:p>
          </table:table-cell>
          <table:table-cell office:value-type="float" office:value="0.327413" calcext:value-type="float">
            <text:p>0.327413</text:p>
          </table:table-cell>
          <table:table-cell office:value-type="float" office:value="-0.325921" calcext:value-type="float">
            <text:p>-0.3259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154275" calcext:value-type="float">
            <text:p>-1.54275E-07</text:p>
          </table:table-cell>
          <table:table-cell office:value-type="float" office:value="-0.00190657" calcext:value-type="float">
            <text:p>-0.00190657</text:p>
          </table:table-cell>
          <table:table-cell office:value-type="float" office:value="0.0000000111363" calcext:value-type="float">
            <text:p>1.11363E-08</text:p>
          </table:table-cell>
          <table:table-cell office:value-type="float" office:value="-0.0309604" calcext:value-type="float">
            <text:p>-0.0309604</text:p>
          </table:table-cell>
          <table:table-cell office:value-type="float" office:value="-0.000000417634" calcext:value-type="float">
            <text:p>-4.17634E-07</text:p>
          </table:table-cell>
          <table:table-cell office:value-type="float" office:value="-0.999521" calcext:value-type="float">
            <text:p>-0.999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487" calcext:value-type="float">
            <text:p>0.0398487</text:p>
          </table:table-cell>
          <table:table-cell office:value-type="float" office:value="0.0546626" calcext:value-type="float">
            <text:p>0.0546626</text:p>
          </table:table-cell>
          <table:table-cell office:value-type="float" office:value="-0.176407" calcext:value-type="float">
            <text:p>-0.176407</text:p>
          </table:table-cell>
          <table:table-cell office:value-type="float" office:value="-0.0398497" calcext:value-type="float">
            <text:p>-0.0398497</text:p>
          </table:table-cell>
          <table:table-cell office:value-type="float" office:value="0.0546625" calcext:value-type="float">
            <text:p>0.0546625</text:p>
          </table:table-cell>
          <table:table-cell office:value-type="float" office:value="-0.176407" calcext:value-type="float">
            <text:p>-0.176407</text:p>
          </table:table-cell>
          <table:table-cell office:value-type="float" office:value="0.116115" calcext:value-type="float">
            <text:p>0.116115</text:p>
          </table:table-cell>
          <table:table-cell office:value-type="float" office:value="-0.0281188" calcext:value-type="float">
            <text:p>-0.0281188</text:p>
          </table:table-cell>
          <table:table-cell office:value-type="float" office:value="-0.173328" calcext:value-type="float">
            <text:p>-0.173328</text:p>
          </table:table-cell>
          <table:table-cell office:value-type="float" office:value="-0.116116" calcext:value-type="float">
            <text:p>-0.116116</text:p>
          </table:table-cell>
          <table:table-cell office:value-type="float" office:value="-0.0281189" calcext:value-type="float">
            <text:p>-0.0281189</text:p>
          </table:table-cell>
          <table:table-cell office:value-type="float" office:value="-0.173328" calcext:value-type="float">
            <text:p>-0.173328</text:p>
          </table:table-cell>
          <table:table-cell office:value-type="float" office:value="0.0000243058" calcext:value-type="float">
            <text:p>2.43058E-05</text:p>
          </table:table-cell>
          <table:table-cell office:value-type="float" office:value="-0.000924539" calcext:value-type="float">
            <text:p>-0.000924539</text:p>
          </table:table-cell>
          <table:table-cell office:value-type="float" office:value="0.000513747" calcext:value-type="float">
            <text:p>0.000513747</text:p>
          </table:table-cell>
          <table:table-cell office:value-type="float" office:value="-0.0000242608" calcext:value-type="float">
            <text:p>-2.42608E-05</text:p>
          </table:table-cell>
          <table:table-cell office:value-type="float" office:value="-0.000924555" calcext:value-type="float">
            <text:p>-0.000924555</text:p>
          </table:table-cell>
          <table:table-cell office:value-type="float" office:value="0.000513782" calcext:value-type="float">
            <text:p>0.000513782</text:p>
          </table:table-cell>
          <table:table-cell office:value-type="float" office:value="0.0000751932" calcext:value-type="float">
            <text:p>7.51932E-05</text:p>
          </table:table-cell>
          <table:table-cell office:value-type="float" office:value="-0.000207519" calcext:value-type="float">
            <text:p>-0.000207519</text:p>
          </table:table-cell>
          <table:table-cell office:value-type="float" office:value="-0.000619378" calcext:value-type="float">
            <text:p>-0.000619378</text:p>
          </table:table-cell>
          <table:table-cell office:value-type="float" office:value="-0.0000751444" calcext:value-type="float">
            <text:p>-7.51444E-05</text:p>
          </table:table-cell>
          <table:table-cell office:value-type="float" office:value="-0.000207531" calcext:value-type="float">
            <text:p>-0.000207531</text:p>
          </table:table-cell>
          <table:table-cell office:value-type="float" office:value="-0.000619355" calcext:value-type="float">
            <text:p>-0.00061935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87231" calcext:value-type="float">
            <text:p>-0.0287231</text:p>
          </table:table-cell>
          <table:table-cell office:value-type="float" office:value="0.00000386602" calcext:value-type="float">
            <text:p>3.86602E-06</text:p>
          </table:table-cell>
          <table:table-cell office:value-type="float" office:value="0.327398" calcext:value-type="float">
            <text:p>0.327398</text:p>
          </table:table-cell>
          <table:table-cell office:value-type="float" office:value="-0.325889" calcext:value-type="float">
            <text:p>-0.325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134081" calcext:value-type="float">
            <text:p>-1.34081E-07</text:p>
          </table:table-cell>
          <table:table-cell office:value-type="float" office:value="-0.00140016" calcext:value-type="float">
            <text:p>-0.00140016</text:p>
          </table:table-cell>
          <table:table-cell office:value-type="float" office:value="0.00000000944188" calcext:value-type="float">
            <text:p>9.44188E-09</text:p>
          </table:table-cell>
          <table:table-cell office:value-type="float" office:value="-0.0310767" calcext:value-type="float">
            <text:p>-0.0310767</text:p>
          </table:table-cell>
          <table:table-cell office:value-type="float" office:value="-0.00000040735" calcext:value-type="float">
            <text:p>-4.0735E-07</text:p>
          </table:table-cell>
          <table:table-cell office:value-type="float" office:value="-0.999517" calcext:value-type="float">
            <text:p>-0.999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546" calcext:value-type="float">
            <text:p>0.0398546</text:p>
          </table:table-cell>
          <table:table-cell office:value-type="float" office:value="0.0543774" calcext:value-type="float">
            <text:p>0.0543774</text:p>
          </table:table-cell>
          <table:table-cell office:value-type="float" office:value="-0.176238" calcext:value-type="float">
            <text:p>-0.176238</text:p>
          </table:table-cell>
          <table:table-cell office:value-type="float" office:value="-0.0398555" calcext:value-type="float">
            <text:p>-0.0398555</text:p>
          </table:table-cell>
          <table:table-cell office:value-type="float" office:value="0.0543773" calcext:value-type="float">
            <text:p>0.0543773</text:p>
          </table:table-cell>
          <table:table-cell office:value-type="float" office:value="-0.176238" calcext:value-type="float">
            <text:p>-0.176238</text:p>
          </table:table-cell>
          <table:table-cell office:value-type="float" office:value="0.116138" calcext:value-type="float">
            <text:p>0.116138</text:p>
          </table:table-cell>
          <table:table-cell office:value-type="float" office:value="-0.0281816" calcext:value-type="float">
            <text:p>-0.0281816</text:p>
          </table:table-cell>
          <table:table-cell office:value-type="float" office:value="-0.173514" calcext:value-type="float">
            <text:p>-0.173514</text:p>
          </table:table-cell>
          <table:table-cell office:value-type="float" office:value="-0.116139" calcext:value-type="float">
            <text:p>-0.116139</text:p>
          </table:table-cell>
          <table:table-cell office:value-type="float" office:value="-0.0281817" calcext:value-type="float">
            <text:p>-0.0281817</text:p>
          </table:table-cell>
          <table:table-cell office:value-type="float" office:value="-0.173514" calcext:value-type="float">
            <text:p>-0.173514</text:p>
          </table:table-cell>
          <table:table-cell office:value-type="float" office:value="0.0000106315" calcext:value-type="float">
            <text:p>1.06315E-05</text:p>
          </table:table-cell>
          <table:table-cell office:value-type="float" office:value="-0.000692675" calcext:value-type="float">
            <text:p>-0.000692675</text:p>
          </table:table-cell>
          <table:table-cell office:value-type="float" office:value="0.000433801" calcext:value-type="float">
            <text:p>0.000433801</text:p>
          </table:table-cell>
          <table:table-cell office:value-type="float" office:value="-0.000010588" calcext:value-type="float">
            <text:p>-1.0588E-05</text:p>
          </table:table-cell>
          <table:table-cell office:value-type="float" office:value="-0.000692688" calcext:value-type="float">
            <text:p>-0.000692688</text:p>
          </table:table-cell>
          <table:table-cell office:value-type="float" office:value="0.000433829" calcext:value-type="float">
            <text:p>0.000433829</text:p>
          </table:table-cell>
          <table:table-cell office:value-type="float" office:value="0.0000533299" calcext:value-type="float">
            <text:p>5.33299E-05</text:p>
          </table:table-cell>
          <table:table-cell office:value-type="float" office:value="-0.000149309" calcext:value-type="float">
            <text:p>-0.000149309</text:p>
          </table:table-cell>
          <table:table-cell office:value-type="float" office:value="-0.000438725" calcext:value-type="float">
            <text:p>-0.000438725</text:p>
          </table:table-cell>
          <table:table-cell office:value-type="float" office:value="-0.0000532827" calcext:value-type="float">
            <text:p>-5.32827E-05</text:p>
          </table:table-cell>
          <table:table-cell office:value-type="float" office:value="-0.000149319" calcext:value-type="float">
            <text:p>-0.000149319</text:p>
          </table:table-cell>
          <table:table-cell office:value-type="float" office:value="-0.000438705" calcext:value-type="float">
            <text:p>-0.0004387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88274" calcext:value-type="float">
            <text:p>-0.0288274</text:p>
          </table:table-cell>
          <table:table-cell office:value-type="float" office:value="0.00000387257" calcext:value-type="float">
            <text:p>3.87257E-06</text:p>
          </table:table-cell>
          <table:table-cell office:value-type="float" office:value="0.327392" calcext:value-type="float">
            <text:p>0.327392</text:p>
          </table:table-cell>
          <table:table-cell office:value-type="float" office:value="-0.325872" calcext:value-type="float">
            <text:p>-0.325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117164" calcext:value-type="float">
            <text:p>-1.17164E-07</text:p>
          </table:table-cell>
          <table:table-cell office:value-type="float" office:value="-0.00092376" calcext:value-type="float">
            <text:p>-0.00092376</text:p>
          </table:table-cell>
          <table:table-cell office:value-type="float" office:value="0.00000000692678" calcext:value-type="float">
            <text:p>6.92678E-09</text:p>
          </table:table-cell>
          <table:table-cell office:value-type="float" office:value="-0.031176" calcext:value-type="float">
            <text:p>-0.031176</text:p>
          </table:table-cell>
          <table:table-cell office:value-type="float" office:value="-0.000000396406" calcext:value-type="float">
            <text:p>-3.96406E-07</text:p>
          </table:table-cell>
          <table:table-cell office:value-type="float" office:value="-0.999514" calcext:value-type="float">
            <text:p>-0.999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563" calcext:value-type="float">
            <text:p>0.0398563</text:p>
          </table:table-cell>
          <table:table-cell office:value-type="float" office:value="0.0541298" calcext:value-type="float">
            <text:p>0.0541298</text:p>
          </table:table-cell>
          <table:table-cell office:value-type="float" office:value="-0.176069" calcext:value-type="float">
            <text:p>-0.176069</text:p>
          </table:table-cell>
          <table:table-cell office:value-type="float" office:value="-0.0398572" calcext:value-type="float">
            <text:p>-0.0398572</text:p>
          </table:table-cell>
          <table:table-cell office:value-type="float" office:value="0.0541298" calcext:value-type="float">
            <text:p>0.0541298</text:p>
          </table:table-cell>
          <table:table-cell office:value-type="float" office:value="-0.176069" calcext:value-type="float">
            <text:p>-0.176069</text:p>
          </table:table-cell>
          <table:table-cell office:value-type="float" office:value="0.116156" calcext:value-type="float">
            <text:p>0.116156</text:p>
          </table:table-cell>
          <table:table-cell office:value-type="float" office:value="-0.028233" calcext:value-type="float">
            <text:p>-0.028233</text:p>
          </table:table-cell>
          <table:table-cell office:value-type="float" office:value="-0.173663" calcext:value-type="float">
            <text:p>-0.173663</text:p>
          </table:table-cell>
          <table:table-cell office:value-type="float" office:value="-0.116157" calcext:value-type="float">
            <text:p>-0.116157</text:p>
          </table:table-cell>
          <table:table-cell office:value-type="float" office:value="-0.028233" calcext:value-type="float">
            <text:p>-0.028233</text:p>
          </table:table-cell>
          <table:table-cell office:value-type="float" office:value="-0.173663" calcext:value-type="float">
            <text:p>-0.173663</text:p>
          </table:table-cell>
          <table:table-cell office:value-type="float" office:value="-0.00000134595" calcext:value-type="float">
            <text:p>-1.34595E-06</text:p>
          </table:table-cell>
          <table:table-cell office:value-type="float" office:value="-0.000462731" calcext:value-type="float">
            <text:p>-0.000462731</text:p>
          </table:table-cell>
          <table:table-cell office:value-type="float" office:value="0.000344794" calcext:value-type="float">
            <text:p>0.000344794</text:p>
          </table:table-cell>
          <table:table-cell office:value-type="float" office:value="0.00000138782" calcext:value-type="float">
            <text:p>1.38782E-06</text:p>
          </table:table-cell>
          <table:table-cell office:value-type="float" office:value="-0.000462741" calcext:value-type="float">
            <text:p>-0.000462741</text:p>
          </table:table-cell>
          <table:table-cell office:value-type="float" office:value="0.000344816" calcext:value-type="float">
            <text:p>0.000344816</text:p>
          </table:table-cell>
          <table:table-cell office:value-type="float" office:value="0.000032324" calcext:value-type="float">
            <text:p>3.2324E-05</text:p>
          </table:table-cell>
          <table:table-cell office:value-type="float" office:value="-0.0000918158" calcext:value-type="float">
            <text:p>-9.18158E-05</text:p>
          </table:table-cell>
          <table:table-cell office:value-type="float" office:value="-0.000264827" calcext:value-type="float">
            <text:p>-0.000264827</text:p>
          </table:table-cell>
          <table:table-cell office:value-type="float" office:value="-0.000032279" calcext:value-type="float">
            <text:p>-3.2279E-05</text:p>
          </table:table-cell>
          <table:table-cell office:value-type="float" office:value="-0.0000918244" calcext:value-type="float">
            <text:p>-9.18244E-05</text:p>
          </table:table-cell>
          <table:table-cell office:value-type="float" office:value="-0.00026481" calcext:value-type="float">
            <text:p>-0.0002648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88976" calcext:value-type="float">
            <text:p>-0.0288976</text:p>
          </table:table-cell>
          <table:table-cell office:value-type="float" office:value="0.00000387699" calcext:value-type="float">
            <text:p>3.87699E-06</text:p>
          </table:table-cell>
          <table:table-cell office:value-type="float" office:value="0.327389" calcext:value-type="float">
            <text:p>0.327389</text:p>
          </table:table-cell>
          <table:table-cell office:value-type="float" office:value="-0.325862" calcext:value-type="float">
            <text:p>-0.325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103976" calcext:value-type="float">
            <text:p>-1.03976E-07</text:p>
          </table:table-cell>
          <table:table-cell office:value-type="float" office:value="-0.000584474" calcext:value-type="float">
            <text:p>-0.000584474</text:p>
          </table:table-cell>
          <table:table-cell office:value-type="float" office:value="0.00000000404044" calcext:value-type="float">
            <text:p>4.04044E-09</text:p>
          </table:table-cell>
          <table:table-cell office:value-type="float" office:value="-0.0312397" calcext:value-type="float">
            <text:p>-0.0312397</text:p>
          </table:table-cell>
          <table:table-cell office:value-type="float" office:value="-0.000000386716" calcext:value-type="float">
            <text:p>-3.86716E-07</text:p>
          </table:table-cell>
          <table:table-cell office:value-type="float" office:value="-0.999512" calcext:value-type="float">
            <text:p>-0.999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548" calcext:value-type="float">
            <text:p>0.0398548</text:p>
          </table:table-cell>
          <table:table-cell office:value-type="float" office:value="0.0539677" calcext:value-type="float">
            <text:p>0.0539677</text:p>
          </table:table-cell>
          <table:table-cell office:value-type="float" office:value="-0.17594" calcext:value-type="float">
            <text:p>-0.17594</text:p>
          </table:table-cell>
          <table:table-cell office:value-type="float" office:value="-0.0398557" calcext:value-type="float">
            <text:p>-0.0398557</text:p>
          </table:table-cell>
          <table:table-cell office:value-type="float" office:value="0.0539677" calcext:value-type="float">
            <text:p>0.0539677</text:p>
          </table:table-cell>
          <table:table-cell office:value-type="float" office:value="-0.17594" calcext:value-type="float">
            <text:p>-0.17594</text:p>
          </table:table-cell>
          <table:table-cell office:value-type="float" office:value="0.116167" calcext:value-type="float">
            <text:p>0.116167</text:p>
          </table:table-cell>
          <table:table-cell office:value-type="float" office:value="-0.0282646" calcext:value-type="float">
            <text:p>-0.0282646</text:p>
          </table:table-cell>
          <table:table-cell office:value-type="float" office:value="-0.173751" calcext:value-type="float">
            <text:p>-0.173751</text:p>
          </table:table-cell>
          <table:table-cell office:value-type="float" office:value="-0.116168" calcext:value-type="float">
            <text:p>-0.116168</text:p>
          </table:table-cell>
          <table:table-cell office:value-type="float" office:value="-0.0282647" calcext:value-type="float">
            <text:p>-0.0282647</text:p>
          </table:table-cell>
          <table:table-cell office:value-type="float" office:value="-0.173751" calcext:value-type="float">
            <text:p>-0.173751</text:p>
          </table:table-cell>
          <table:table-cell office:value-type="float" office:value="-0.00000216175" calcext:value-type="float">
            <text:p>-2.16175E-06</text:p>
          </table:table-cell>
          <table:table-cell office:value-type="float" office:value="-0.000308414" calcext:value-type="float">
            <text:p>-0.000308414</text:p>
          </table:table-cell>
          <table:table-cell office:value-type="float" office:value="0.000248058" calcext:value-type="float">
            <text:p>0.000248058</text:p>
          </table:table-cell>
          <table:table-cell office:value-type="float" office:value="0.00000220168" calcext:value-type="float">
            <text:p>2.20168E-06</text:p>
          </table:table-cell>
          <table:table-cell office:value-type="float" office:value="-0.00030842" calcext:value-type="float">
            <text:p>-0.00030842</text:p>
          </table:table-cell>
          <table:table-cell office:value-type="float" office:value="0.00024807" calcext:value-type="float">
            <text:p>0.00024807</text:p>
          </table:table-cell>
          <table:table-cell office:value-type="float" office:value="0.0000192646" calcext:value-type="float">
            <text:p>1.92646E-05</text:p>
          </table:table-cell>
          <table:table-cell office:value-type="float" office:value="-0.0000631673" calcext:value-type="float">
            <text:p>-6.31673E-05</text:p>
          </table:table-cell>
          <table:table-cell office:value-type="float" office:value="-0.00015832" calcext:value-type="float">
            <text:p>-0.00015832</text:p>
          </table:table-cell>
          <table:table-cell office:value-type="float" office:value="-0.0000192221" calcext:value-type="float">
            <text:p>-1.92221E-05</text:p>
          </table:table-cell>
          <table:table-cell office:value-type="float" office:value="-0.0000631748" calcext:value-type="float">
            <text:p>-6.31748E-05</text:p>
          </table:table-cell>
          <table:table-cell office:value-type="float" office:value="-0.000158306" calcext:value-type="float">
            <text:p>-0.00015830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89461" calcext:value-type="float">
            <text:p>-0.0289461</text:p>
          </table:table-cell>
          <table:table-cell office:value-type="float" office:value="0.00000388009" calcext:value-type="float">
            <text:p>3.88009E-06</text:p>
          </table:table-cell>
          <table:table-cell office:value-type="float" office:value="0.327389" calcext:value-type="float">
            <text:p>0.327389</text:p>
          </table:table-cell>
          <table:table-cell office:value-type="float" office:value="-0.325857" calcext:value-type="float">
            <text:p>-0.325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0936212" calcext:value-type="float">
            <text:p>-9.36212E-08</text:p>
          </table:table-cell>
          <table:table-cell office:value-type="float" office:value="-0.000443553" calcext:value-type="float">
            <text:p>-0.000443553</text:p>
          </table:table-cell>
          <table:table-cell office:value-type="float" office:value="0.0000000031233" calcext:value-type="float">
            <text:p>3.1233E-09</text:p>
          </table:table-cell>
          <table:table-cell office:value-type="float" office:value="-0.0312793" calcext:value-type="float">
            <text:p>-0.0312793</text:p>
          </table:table-cell>
          <table:table-cell office:value-type="float" office:value="-0.000000378868" calcext:value-type="float">
            <text:p>-3.78868E-07</text:p>
          </table:table-cell>
          <table:table-cell office:value-type="float" office:value="-0.999511" calcext:value-type="float">
            <text:p>-0.999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547" calcext:value-type="float">
            <text:p>0.0398547</text:p>
          </table:table-cell>
          <table:table-cell office:value-type="float" office:value="0.053857" calcext:value-type="float">
            <text:p>0.053857</text:p>
          </table:table-cell>
          <table:table-cell office:value-type="float" office:value="-0.175853" calcext:value-type="float">
            <text:p>-0.175853</text:p>
          </table:table-cell>
          <table:table-cell office:value-type="float" office:value="-0.0398556" calcext:value-type="float">
            <text:p>-0.0398556</text:p>
          </table:table-cell>
          <table:table-cell office:value-type="float" office:value="0.053857" calcext:value-type="float">
            <text:p>0.053857</text:p>
          </table:table-cell>
          <table:table-cell office:value-type="float" office:value="-0.175853" calcext:value-type="float">
            <text:p>-0.175853</text:p>
          </table:table-cell>
          <table:table-cell office:value-type="float" office:value="0.116173" calcext:value-type="float">
            <text:p>0.116173</text:p>
          </table:table-cell>
          <table:table-cell office:value-type="float" office:value="-0.0282898" calcext:value-type="float">
            <text:p>-0.0282898</text:p>
          </table:table-cell>
          <table:table-cell office:value-type="float" office:value="-0.173805" calcext:value-type="float">
            <text:p>-0.173805</text:p>
          </table:table-cell>
          <table:table-cell office:value-type="float" office:value="-0.116174" calcext:value-type="float">
            <text:p>-0.116174</text:p>
          </table:table-cell>
          <table:table-cell office:value-type="float" office:value="-0.0282899" calcext:value-type="float">
            <text:p>-0.0282899</text:p>
          </table:table-cell>
          <table:table-cell office:value-type="float" office:value="-0.173804" calcext:value-type="float">
            <text:p>-0.173804</text:p>
          </table:table-cell>
          <table:table-cell office:value-type="float" office:value="0.000000857427" calcext:value-type="float">
            <text:p>8.57427E-07</text:p>
          </table:table-cell>
          <table:table-cell office:value-type="float" office:value="-0.000258091" calcext:value-type="float">
            <text:p>-0.000258091</text:p>
          </table:table-cell>
          <table:table-cell office:value-type="float" office:value="0.00019892" calcext:value-type="float">
            <text:p>0.00019892</text:p>
          </table:table-cell>
          <table:table-cell office:value-type="float" office:value="-0.000000819922" calcext:value-type="float">
            <text:p>-8.19922E-07</text:p>
          </table:table-cell>
          <table:table-cell office:value-type="float" office:value="-0.000258096" calcext:value-type="float">
            <text:p>-0.000258096</text:p>
          </table:table-cell>
          <table:table-cell office:value-type="float" office:value="0.00019893" calcext:value-type="float">
            <text:p>0.00019893</text:p>
          </table:table-cell>
          <table:table-cell office:value-type="float" office:value="0.000014416" calcext:value-type="float">
            <text:p>1.4416E-05</text:p>
          </table:table-cell>
          <table:table-cell office:value-type="float" office:value="-0.0000635762" calcext:value-type="float">
            <text:p>-6.35762E-05</text:p>
          </table:table-cell>
          <table:table-cell office:value-type="float" office:value="-0.000120522" calcext:value-type="float">
            <text:p>-0.000120522</text:p>
          </table:table-cell>
          <table:table-cell office:value-type="float" office:value="-0.0000143763" calcext:value-type="float">
            <text:p>-1.43763E-05</text:p>
          </table:table-cell>
          <table:table-cell office:value-type="float" office:value="-0.0000635825" calcext:value-type="float">
            <text:p>-6.35825E-05</text:p>
          </table:table-cell>
          <table:table-cell office:value-type="float" office:value="-0.00012051" calcext:value-type="float">
            <text:p>-0.0001205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89779" calcext:value-type="float">
            <text:p>-0.0289779</text:p>
          </table:table-cell>
          <table:table-cell office:value-type="float" office:value="0.00000388208" calcext:value-type="float">
            <text:p>3.88208E-06</text:p>
          </table:table-cell>
          <table:table-cell office:value-type="float" office:value="0.32739" calcext:value-type="float">
            <text:p>0.32739</text:p>
          </table:table-cell>
          <table:table-cell office:value-type="float" office:value="-0.325854" calcext:value-type="float">
            <text:p>-0.325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0869415" calcext:value-type="float">
            <text:p>-8.69415E-08</text:p>
          </table:table-cell>
          <table:table-cell office:value-type="float" office:value="-0.000402709" calcext:value-type="float">
            <text:p>-0.000402709</text:p>
          </table:table-cell>
          <table:table-cell office:value-type="float" office:value="0.00000000266342" calcext:value-type="float">
            <text:p>2.66342E-09</text:p>
          </table:table-cell>
          <table:table-cell office:value-type="float" office:value="-0.0313159" calcext:value-type="float">
            <text:p>-0.0313159</text:p>
          </table:table-cell>
          <table:table-cell office:value-type="float" office:value="-0.000000370981" calcext:value-type="float">
            <text:p>-3.70981E-07</text:p>
          </table:table-cell>
          <table:table-cell office:value-type="float" office:value="-0.99951" calcext:value-type="float">
            <text:p>-0.99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555" calcext:value-type="float">
            <text:p>0.0398555</text:p>
          </table:table-cell>
          <table:table-cell office:value-type="float" office:value="0.0537494" calcext:value-type="float">
            <text:p>0.0537494</text:p>
          </table:table-cell>
          <table:table-cell office:value-type="float" office:value="-0.175771" calcext:value-type="float">
            <text:p>-0.175771</text:p>
          </table:table-cell>
          <table:table-cell office:value-type="float" office:value="-0.0398564" calcext:value-type="float">
            <text:p>-0.0398564</text:p>
          </table:table-cell>
          <table:table-cell office:value-type="float" office:value="0.0537493" calcext:value-type="float">
            <text:p>0.0537493</text:p>
          </table:table-cell>
          <table:table-cell office:value-type="float" office:value="-0.175772" calcext:value-type="float">
            <text:p>-0.175772</text:p>
          </table:table-cell>
          <table:table-cell office:value-type="float" office:value="0.116179" calcext:value-type="float">
            <text:p>0.116179</text:p>
          </table:table-cell>
          <table:table-cell office:value-type="float" office:value="-0.0283182" calcext:value-type="float">
            <text:p>-0.0283182</text:p>
          </table:table-cell>
          <table:table-cell office:value-type="float" office:value="-0.173853" calcext:value-type="float">
            <text:p>-0.173853</text:p>
          </table:table-cell>
          <table:table-cell office:value-type="float" office:value="-0.11618" calcext:value-type="float">
            <text:p>-0.11618</text:p>
          </table:table-cell>
          <table:table-cell office:value-type="float" office:value="-0.0283182" calcext:value-type="float">
            <text:p>-0.0283182</text:p>
          </table:table-cell>
          <table:table-cell office:value-type="float" office:value="-0.173853" calcext:value-type="float">
            <text:p>-0.173853</text:p>
          </table:table-cell>
          <table:table-cell office:value-type="float" office:value="0.00000242724" calcext:value-type="float">
            <text:p>2.42724E-06</text:p>
          </table:table-cell>
          <table:table-cell office:value-type="float" office:value="-0.000236284" calcext:value-type="float">
            <text:p>-0.000236284</text:p>
          </table:table-cell>
          <table:table-cell office:value-type="float" office:value="0.000177141" calcext:value-type="float">
            <text:p>0.000177141</text:p>
          </table:table-cell>
          <table:table-cell office:value-type="float" office:value="-0.00000239154" calcext:value-type="float">
            <text:p>-2.39154E-06</text:p>
          </table:table-cell>
          <table:table-cell office:value-type="float" office:value="-0.000236288" calcext:value-type="float">
            <text:p>-0.000236288</text:p>
          </table:table-cell>
          <table:table-cell office:value-type="float" office:value="0.000177151" calcext:value-type="float">
            <text:p>0.000177151</text:p>
          </table:table-cell>
          <table:table-cell office:value-type="float" office:value="0.0000121094" calcext:value-type="float">
            <text:p>1.21094E-05</text:p>
          </table:table-cell>
          <table:table-cell office:value-type="float" office:value="-0.000064977" calcext:value-type="float">
            <text:p>-6.4977E-05</text:p>
          </table:table-cell>
          <table:table-cell office:value-type="float" office:value="-0.000102095" calcext:value-type="float">
            <text:p>-0.000102095</text:p>
          </table:table-cell>
          <table:table-cell office:value-type="float" office:value="-0.0000120719" calcext:value-type="float">
            <text:p>-1.20719E-05</text:p>
          </table:table-cell>
          <table:table-cell office:value-type="float" office:value="-0.0000649825" calcext:value-type="float">
            <text:p>-6.49825E-05</text:p>
          </table:table-cell>
          <table:table-cell office:value-type="float" office:value="-0.000102085" calcext:value-type="float">
            <text:p>-0.00010208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006" calcext:value-type="float">
            <text:p>-0.029006</text:p>
          </table:table-cell>
          <table:table-cell office:value-type="float" office:value="0.00000388378" calcext:value-type="float">
            <text:p>3.88378E-06</text:p>
          </table:table-cell>
          <table:table-cell office:value-type="float" office:value="0.327392" calcext:value-type="float">
            <text:p>0.327392</text:p>
          </table:table-cell>
          <table:table-cell office:value-type="float" office:value="-0.325853" calcext:value-type="float">
            <text:p>-0.325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0842962" calcext:value-type="float">
            <text:p>-8.42962E-08</text:p>
          </table:table-cell>
          <table:table-cell office:value-type="float" office:value="-0.000400761" calcext:value-type="float">
            <text:p>-0.000400761</text:p>
          </table:table-cell>
          <table:table-cell office:value-type="float" office:value="0.00000000250476" calcext:value-type="float">
            <text:p>2.50476E-09</text:p>
          </table:table-cell>
          <table:table-cell office:value-type="float" office:value="-0.0313447" calcext:value-type="float">
            <text:p>-0.0313447</text:p>
          </table:table-cell>
          <table:table-cell office:value-type="float" office:value="-0.000000364834" calcext:value-type="float">
            <text:p>-3.64834E-07</text:p>
          </table:table-cell>
          <table:table-cell office:value-type="float" office:value="-0.999509" calcext:value-type="float">
            <text:p>-0.999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565" calcext:value-type="float">
            <text:p>0.0398565</text:p>
          </table:table-cell>
          <table:table-cell office:value-type="float" office:value="0.0536662" calcext:value-type="float">
            <text:p>0.0536662</text:p>
          </table:table-cell>
          <table:table-cell office:value-type="float" office:value="-0.175709" calcext:value-type="float">
            <text:p>-0.175709</text:p>
          </table:table-cell>
          <table:table-cell office:value-type="float" office:value="-0.0398574" calcext:value-type="float">
            <text:p>-0.0398574</text:p>
          </table:table-cell>
          <table:table-cell office:value-type="float" office:value="0.0536661" calcext:value-type="float">
            <text:p>0.0536661</text:p>
          </table:table-cell>
          <table:table-cell office:value-type="float" office:value="-0.175709" calcext:value-type="float">
            <text:p>-0.175709</text:p>
          </table:table-cell>
          <table:table-cell office:value-type="float" office:value="0.116183" calcext:value-type="float">
            <text:p>0.116183</text:p>
          </table:table-cell>
          <table:table-cell office:value-type="float" office:value="-0.0283417" calcext:value-type="float">
            <text:p>-0.0283417</text:p>
          </table:table-cell>
          <table:table-cell office:value-type="float" office:value="-0.173888" calcext:value-type="float">
            <text:p>-0.173888</text:p>
          </table:table-cell>
          <table:table-cell office:value-type="float" office:value="-0.116184" calcext:value-type="float">
            <text:p>-0.116184</text:p>
          </table:table-cell>
          <table:table-cell office:value-type="float" office:value="-0.0283417" calcext:value-type="float">
            <text:p>-0.0283417</text:p>
          </table:table-cell>
          <table:table-cell office:value-type="float" office:value="-0.173888" calcext:value-type="float">
            <text:p>-0.173888</text:p>
          </table:table-cell>
          <table:table-cell office:value-type="float" office:value="0.00000302171" calcext:value-type="float">
            <text:p>3.02171E-06</text:p>
          </table:table-cell>
          <table:table-cell office:value-type="float" office:value="-0.000227526" calcext:value-type="float">
            <text:p>-0.000227526</text:p>
          </table:table-cell>
          <table:table-cell office:value-type="float" office:value="0.000169212" calcext:value-type="float">
            <text:p>0.000169212</text:p>
          </table:table-cell>
          <table:table-cell office:value-type="float" office:value="-0.00000298681" calcext:value-type="float">
            <text:p>-2.98681E-06</text:p>
          </table:table-cell>
          <table:table-cell office:value-type="float" office:value="-0.00022753" calcext:value-type="float">
            <text:p>-0.00022753</text:p>
          </table:table-cell>
          <table:table-cell office:value-type="float" office:value="0.000169221" calcext:value-type="float">
            <text:p>0.000169221</text:p>
          </table:table-cell>
          <table:table-cell office:value-type="float" office:value="0.0000111849" calcext:value-type="float">
            <text:p>1.11849E-05</text:p>
          </table:table-cell>
          <table:table-cell office:value-type="float" office:value="-0.0000652517" calcext:value-type="float">
            <text:p>-6.52517E-05</text:p>
          </table:table-cell>
          <table:table-cell office:value-type="float" office:value="-0.0000943362" calcext:value-type="float">
            <text:p>-9.43362E-05</text:p>
          </table:table-cell>
          <table:table-cell office:value-type="float" office:value="-0.0000111483" calcext:value-type="float">
            <text:p>-1.11483E-05</text:p>
          </table:table-cell>
          <table:table-cell office:value-type="float" office:value="-0.0000652566" calcext:value-type="float">
            <text:p>-6.52566E-05</text:p>
          </table:table-cell>
          <table:table-cell office:value-type="float" office:value="-0.0000943272" calcext:value-type="float">
            <text:p>-9.4327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0353" calcext:value-type="float">
            <text:p>-0.0290353</text:p>
          </table:table-cell>
          <table:table-cell office:value-type="float" office:value="0.00000388554" calcext:value-type="float">
            <text:p>3.88554E-06</text:p>
          </table:table-cell>
          <table:table-cell office:value-type="float" office:value="0.327394" calcext:value-type="float">
            <text:p>0.327394</text:p>
          </table:table-cell>
          <table:table-cell office:value-type="float" office:value="-0.325852" calcext:value-type="float">
            <text:p>-0.325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082564" calcext:value-type="float">
            <text:p>-8.2564E-08</text:p>
          </table:table-cell>
          <table:table-cell office:value-type="float" office:value="-0.000405841" calcext:value-type="float">
            <text:p>-0.000405841</text:p>
          </table:table-cell>
          <table:table-cell office:value-type="float" office:value="0.00000000242016" calcext:value-type="float">
            <text:p>2.42016E-09</text:p>
          </table:table-cell>
          <table:table-cell office:value-type="float" office:value="-0.0313802" calcext:value-type="float">
            <text:p>-0.0313802</text:p>
          </table:table-cell>
          <table:table-cell office:value-type="float" office:value="-0.000000357501" calcext:value-type="float">
            <text:p>-3.57501E-07</text:p>
          </table:table-cell>
          <table:table-cell office:value-type="float" office:value="-0.999507" calcext:value-type="float">
            <text:p>-0.999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579" calcext:value-type="float">
            <text:p>0.0398579</text:p>
          </table:table-cell>
          <table:table-cell office:value-type="float" office:value="0.0535677" calcext:value-type="float">
            <text:p>0.0535677</text:p>
          </table:table-cell>
          <table:table-cell office:value-type="float" office:value="-0.175636" calcext:value-type="float">
            <text:p>-0.175636</text:p>
          </table:table-cell>
          <table:table-cell office:value-type="float" office:value="-0.0398588" calcext:value-type="float">
            <text:p>-0.0398588</text:p>
          </table:table-cell>
          <table:table-cell office:value-type="float" office:value="0.0535676" calcext:value-type="float">
            <text:p>0.0535676</text:p>
          </table:table-cell>
          <table:table-cell office:value-type="float" office:value="-0.175636" calcext:value-type="float">
            <text:p>-0.175636</text:p>
          </table:table-cell>
          <table:table-cell office:value-type="float" office:value="0.116188" calcext:value-type="float">
            <text:p>0.116188</text:p>
          </table:table-cell>
          <table:table-cell office:value-type="float" office:value="-0.0283703" calcext:value-type="float">
            <text:p>-0.0283703</text:p>
          </table:table-cell>
          <table:table-cell office:value-type="float" office:value="-0.173928" calcext:value-type="float">
            <text:p>-0.173928</text:p>
          </table:table-cell>
          <table:table-cell office:value-type="float" office:value="-0.116189" calcext:value-type="float">
            <text:p>-0.116189</text:p>
          </table:table-cell>
          <table:table-cell office:value-type="float" office:value="-0.0283704" calcext:value-type="float">
            <text:p>-0.0283704</text:p>
          </table:table-cell>
          <table:table-cell office:value-type="float" office:value="-0.173928" calcext:value-type="float">
            <text:p>-0.173928</text:p>
          </table:table-cell>
          <table:table-cell office:value-type="float" office:value="0.0000034467" calcext:value-type="float">
            <text:p>3.4467E-06</text:p>
          </table:table-cell>
          <table:table-cell office:value-type="float" office:value="-0.000221146" calcext:value-type="float">
            <text:p>-0.000221146</text:p>
          </table:table-cell>
          <table:table-cell office:value-type="float" office:value="0.000163592" calcext:value-type="float">
            <text:p>0.000163592</text:p>
          </table:table-cell>
          <table:table-cell office:value-type="float" office:value="-0.00000341244" calcext:value-type="float">
            <text:p>-3.41244E-06</text:p>
          </table:table-cell>
          <table:table-cell office:value-type="float" office:value="-0.00022115" calcext:value-type="float">
            <text:p>-0.00022115</text:p>
          </table:table-cell>
          <table:table-cell office:value-type="float" office:value="0.000163601" calcext:value-type="float">
            <text:p>0.000163601</text:p>
          </table:table-cell>
          <table:table-cell office:value-type="float" office:value="0.0000105829" calcext:value-type="float">
            <text:p>1.05829E-05</text:p>
          </table:table-cell>
          <table:table-cell office:value-type="float" office:value="-0.0000651036" calcext:value-type="float">
            <text:p>-6.51036E-05</text:p>
          </table:table-cell>
          <table:table-cell office:value-type="float" office:value="-0.0000890821" calcext:value-type="float">
            <text:p>-8.90821E-05</text:p>
          </table:table-cell>
          <table:table-cell office:value-type="float" office:value="-0.0000105471" calcext:value-type="float">
            <text:p>-1.05471E-05</text:p>
          </table:table-cell>
          <table:table-cell office:value-type="float" office:value="-0.0000651082" calcext:value-type="float">
            <text:p>-6.51082E-05</text:p>
          </table:table-cell>
          <table:table-cell office:value-type="float" office:value="-0.0000890737" calcext:value-type="float">
            <text:p>-8.9073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0616" calcext:value-type="float">
            <text:p>-0.0290616</text:p>
          </table:table-cell>
          <table:table-cell office:value-type="float" office:value="0.00000388709" calcext:value-type="float">
            <text:p>3.88709E-06</text:p>
          </table:table-cell>
          <table:table-cell office:value-type="float" office:value="0.327396" calcext:value-type="float">
            <text:p>0.327396</text:p>
          </table:table-cell>
          <table:table-cell office:value-type="float" office:value="-0.325851" calcext:value-type="float">
            <text:p>-0.325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0814232" calcext:value-type="float">
            <text:p>-8.14232E-08</text:p>
          </table:table-cell>
          <table:table-cell office:value-type="float" office:value="-0.000408618" calcext:value-type="float">
            <text:p>-0.000408618</text:p>
          </table:table-cell>
          <table:table-cell office:value-type="float" office:value="0.00000000237998" calcext:value-type="float">
            <text:p>2.37998E-09</text:p>
          </table:table-cell>
          <table:table-cell office:value-type="float" office:value="-0.0314128" calcext:value-type="float">
            <text:p>-0.0314128</text:p>
          </table:table-cell>
          <table:table-cell office:value-type="float" office:value="-0.000000350943" calcext:value-type="float">
            <text:p>-3.50943E-07</text:p>
          </table:table-cell>
          <table:table-cell office:value-type="float" office:value="-0.999506" calcext:value-type="float">
            <text:p>-0.999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594" calcext:value-type="float">
            <text:p>0.0398594</text:p>
          </table:table-cell>
          <table:table-cell office:value-type="float" office:value="0.0534801" calcext:value-type="float">
            <text:p>0.0534801</text:p>
          </table:table-cell>
          <table:table-cell office:value-type="float" office:value="-0.175572" calcext:value-type="float">
            <text:p>-0.175572</text:p>
          </table:table-cell>
          <table:table-cell office:value-type="float" office:value="-0.0398602" calcext:value-type="float">
            <text:p>-0.0398602</text:p>
          </table:table-cell>
          <table:table-cell office:value-type="float" office:value="0.0534801" calcext:value-type="float">
            <text:p>0.0534801</text:p>
          </table:table-cell>
          <table:table-cell office:value-type="float" office:value="-0.175572" calcext:value-type="float">
            <text:p>-0.175572</text:p>
          </table:table-cell>
          <table:table-cell office:value-type="float" office:value="0.116192" calcext:value-type="float">
            <text:p>0.116192</text:p>
          </table:table-cell>
          <table:table-cell office:value-type="float" office:value="-0.0283963" calcext:value-type="float">
            <text:p>-0.0283963</text:p>
          </table:table-cell>
          <table:table-cell office:value-type="float" office:value="-0.173963" calcext:value-type="float">
            <text:p>-0.173963</text:p>
          </table:table-cell>
          <table:table-cell office:value-type="float" office:value="-0.116193" calcext:value-type="float">
            <text:p>-0.116193</text:p>
          </table:table-cell>
          <table:table-cell office:value-type="float" office:value="-0.0283964" calcext:value-type="float">
            <text:p>-0.0283964</text:p>
          </table:table-cell>
          <table:table-cell office:value-type="float" office:value="-0.173963" calcext:value-type="float">
            <text:p>-0.173963</text:p>
          </table:table-cell>
          <table:table-cell office:value-type="float" office:value="0.00000375026" calcext:value-type="float">
            <text:p>3.75026E-06</text:p>
          </table:table-cell>
          <table:table-cell office:value-type="float" office:value="-0.000217102" calcext:value-type="float">
            <text:p>-0.000217102</text:p>
          </table:table-cell>
          <table:table-cell office:value-type="float" office:value="0.000159562" calcext:value-type="float">
            <text:p>0.000159562</text:p>
          </table:table-cell>
          <table:table-cell office:value-type="float" office:value="-0.00000371647" calcext:value-type="float">
            <text:p>-3.71647E-06</text:p>
          </table:table-cell>
          <table:table-cell office:value-type="float" office:value="-0.000217106" calcext:value-type="float">
            <text:p>-0.000217106</text:p>
          </table:table-cell>
          <table:table-cell office:value-type="float" office:value="0.000159571" calcext:value-type="float">
            <text:p>0.000159571</text:p>
          </table:table-cell>
          <table:table-cell office:value-type="float" office:value="0.0000102924" calcext:value-type="float">
            <text:p>1.02924E-05</text:p>
          </table:table-cell>
          <table:table-cell office:value-type="float" office:value="-0.0000648146" calcext:value-type="float">
            <text:p>-6.48146E-05</text:p>
          </table:table-cell>
          <table:table-cell office:value-type="float" office:value="-0.0000864951" calcext:value-type="float">
            <text:p>-8.64951E-05</text:p>
          </table:table-cell>
          <table:table-cell office:value-type="float" office:value="-0.0000102571" calcext:value-type="float">
            <text:p>-1.02571E-05</text:p>
          </table:table-cell>
          <table:table-cell office:value-type="float" office:value="-0.0000648189" calcext:value-type="float">
            <text:p>-6.48189E-05</text:p>
          </table:table-cell>
          <table:table-cell office:value-type="float" office:value="-0.0000864872" calcext:value-type="float">
            <text:p>-8.6487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0877" calcext:value-type="float">
            <text:p>-0.0290877</text:p>
          </table:table-cell>
          <table:table-cell office:value-type="float" office:value="0.00000388864" calcext:value-type="float">
            <text:p>3.88864E-06</text:p>
          </table:table-cell>
          <table:table-cell office:value-type="float" office:value="0.327398" calcext:value-type="float">
            <text:p>0.327398</text:p>
          </table:table-cell>
          <table:table-cell office:value-type="float" office:value="-0.32585" calcext:value-type="float">
            <text:p>-0.32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0802017" calcext:value-type="float">
            <text:p>-8.02017E-08</text:p>
          </table:table-cell>
          <table:table-cell office:value-type="float" office:value="-0.000407568" calcext:value-type="float">
            <text:p>-0.000407568</text:p>
          </table:table-cell>
          <table:table-cell office:value-type="float" office:value="0.00000000234521" calcext:value-type="float">
            <text:p>2.34521E-09</text:p>
          </table:table-cell>
          <table:table-cell office:value-type="float" office:value="-0.0314487" calcext:value-type="float">
            <text:p>-0.0314487</text:p>
          </table:table-cell>
          <table:table-cell office:value-type="float" office:value="-0.000000343833" calcext:value-type="float">
            <text:p>-3.43833E-07</text:p>
          </table:table-cell>
          <table:table-cell office:value-type="float" office:value="-0.999505" calcext:value-type="float">
            <text:p>-0.999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611" calcext:value-type="float">
            <text:p>0.0398611</text:p>
          </table:table-cell>
          <table:table-cell office:value-type="float" office:value="0.0533855" calcext:value-type="float">
            <text:p>0.0533855</text:p>
          </table:table-cell>
          <table:table-cell office:value-type="float" office:value="-0.175502" calcext:value-type="float">
            <text:p>-0.175502</text:p>
          </table:table-cell>
          <table:table-cell office:value-type="float" office:value="-0.0398619" calcext:value-type="float">
            <text:p>-0.0398619</text:p>
          </table:table-cell>
          <table:table-cell office:value-type="float" office:value="0.0533854" calcext:value-type="float">
            <text:p>0.0533854</text:p>
          </table:table-cell>
          <table:table-cell office:value-type="float" office:value="-0.175503" calcext:value-type="float">
            <text:p>-0.175503</text:p>
          </table:table-cell>
          <table:table-cell office:value-type="float" office:value="0.116197" calcext:value-type="float">
            <text:p>0.116197</text:p>
          </table:table-cell>
          <table:table-cell office:value-type="float" office:value="-0.0284247" calcext:value-type="float">
            <text:p>-0.0284247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116198" calcext:value-type="float">
            <text:p>-0.116198</text:p>
          </table:table-cell>
          <table:table-cell office:value-type="float" office:value="-0.0284248" calcext:value-type="float">
            <text:p>-0.0284248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00000407634" calcext:value-type="float">
            <text:p>4.07634E-06</text:p>
          </table:table-cell>
          <table:table-cell office:value-type="float" office:value="-0.000213434" calcext:value-type="float">
            <text:p>-0.000213434</text:p>
          </table:table-cell>
          <table:table-cell office:value-type="float" office:value="0.000155201" calcext:value-type="float">
            <text:p>0.000155201</text:p>
          </table:table-cell>
          <table:table-cell office:value-type="float" office:value="-0.00000404307" calcext:value-type="float">
            <text:p>-4.04307E-06</text:p>
          </table:table-cell>
          <table:table-cell office:value-type="float" office:value="-0.000213438" calcext:value-type="float">
            <text:p>-0.000213438</text:p>
          </table:table-cell>
          <table:table-cell office:value-type="float" office:value="0.00015521" calcext:value-type="float">
            <text:p>0.00015521</text:p>
          </table:table-cell>
          <table:table-cell office:value-type="float" office:value="0.0000101156" calcext:value-type="float">
            <text:p>1.01156E-05</text:p>
          </table:table-cell>
          <table:table-cell office:value-type="float" office:value="-0.000064461" calcext:value-type="float">
            <text:p>-6.4461E-05</text:p>
          </table:table-cell>
          <table:table-cell office:value-type="float" office:value="-0.0000849436" calcext:value-type="float">
            <text:p>-8.49436E-05</text:p>
          </table:table-cell>
          <table:table-cell office:value-type="float" office:value="-0.0000100809" calcext:value-type="float">
            <text:p>-1.00809E-05</text:p>
          </table:table-cell>
          <table:table-cell office:value-type="float" office:value="-0.0000644651" calcext:value-type="float">
            <text:p>-6.44651E-05</text:p>
          </table:table-cell>
          <table:table-cell office:value-type="float" office:value="-0.0000849361" calcext:value-type="float">
            <text:p>-8.4936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1136" calcext:value-type="float">
            <text:p>-0.0291136</text:p>
          </table:table-cell>
          <table:table-cell office:value-type="float" office:value="0.00000389017" calcext:value-type="float">
            <text:p>3.89017E-06</text:p>
          </table:table-cell>
          <table:table-cell office:value-type="float" office:value="0.3274" calcext:value-type="float">
            <text:p>0.3274</text:p>
          </table:table-cell>
          <table:table-cell office:value-type="float" office:value="-0.325849" calcext:value-type="float">
            <text:p>-0.325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0" calcext:value-type="float">
            <text:p>0</text:p>
          </table:table-cell>
          <table:table-cell office:value-type="float" office:value="-0.0000000790311" calcext:value-type="float">
            <text:p>-7.90311E-08</text:p>
          </table:table-cell>
          <table:table-cell office:value-type="float" office:value="-0.000403668" calcext:value-type="float">
            <text:p>-0.000403668</text:p>
          </table:table-cell>
          <table:table-cell office:value-type="float" office:value="0.00000000231443" calcext:value-type="float">
            <text:p>2.31443E-09</text:p>
          </table:table-cell>
          <table:table-cell office:value-type="float" office:value="-0.0314811" calcext:value-type="float">
            <text:p>-0.0314811</text:p>
          </table:table-cell>
          <table:table-cell office:value-type="float" office:value="-0.000000337464" calcext:value-type="float">
            <text:p>-3.37464E-07</text:p>
          </table:table-cell>
          <table:table-cell office:value-type="float" office:value="-0.999504" calcext:value-type="float">
            <text:p>-0.999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628" calcext:value-type="float">
            <text:p>0.0398628</text:p>
          </table:table-cell>
          <table:table-cell office:value-type="float" office:value="0.0533008" calcext:value-type="float">
            <text:p>0.0533008</text:p>
          </table:table-cell>
          <table:table-cell office:value-type="float" office:value="-0.175441" calcext:value-type="float">
            <text:p>-0.175441</text:p>
          </table:table-cell>
          <table:table-cell office:value-type="float" office:value="-0.0398636" calcext:value-type="float">
            <text:p>-0.0398636</text:p>
          </table:table-cell>
          <table:table-cell office:value-type="float" office:value="0.0533007" calcext:value-type="float">
            <text:p>0.0533007</text:p>
          </table:table-cell>
          <table:table-cell office:value-type="float" office:value="-0.175442" calcext:value-type="float">
            <text:p>-0.175442</text:p>
          </table:table-cell>
          <table:table-cell office:value-type="float" office:value="0.116201" calcext:value-type="float">
            <text:p>0.116201</text:p>
          </table:table-cell>
          <table:table-cell office:value-type="float" office:value="-0.0284505" calcext:value-type="float">
            <text:p>-0.0284505</text:p>
          </table:table-cell>
          <table:table-cell office:value-type="float" office:value="-0.174034" calcext:value-type="float">
            <text:p>-0.174034</text:p>
          </table:table-cell>
          <table:table-cell office:value-type="float" office:value="-0.116202" calcext:value-type="float">
            <text:p>-0.116202</text:p>
          </table:table-cell>
          <table:table-cell office:value-type="float" office:value="-0.0284505" calcext:value-type="float">
            <text:p>-0.0284505</text:p>
          </table:table-cell>
          <table:table-cell office:value-type="float" office:value="-0.174034" calcext:value-type="float">
            <text:p>-0.174034</text:p>
          </table:table-cell>
          <table:table-cell office:value-type="float" office:value="0.000004378" calcext:value-type="float">
            <text:p>4.378E-06</text:p>
          </table:table-cell>
          <table:table-cell office:value-type="float" office:value="-0.000210449" calcext:value-type="float">
            <text:p>-0.000210449</text:p>
          </table:table-cell>
          <table:table-cell office:value-type="float" office:value="0.000151149" calcext:value-type="float">
            <text:p>0.000151149</text:p>
          </table:table-cell>
          <table:table-cell office:value-type="float" office:value="-0.00000434521" calcext:value-type="float">
            <text:p>-4.34521E-06</text:p>
          </table:table-cell>
          <table:table-cell office:value-type="float" office:value="-0.000210453" calcext:value-type="float">
            <text:p>-0.000210453</text:p>
          </table:table-cell>
          <table:table-cell office:value-type="float" office:value="0.000151158" calcext:value-type="float">
            <text:p>0.000151158</text:p>
          </table:table-cell>
          <table:table-cell office:value-type="float" office:value="0.0000100249" calcext:value-type="float">
            <text:p>1.00249E-05</text:p>
          </table:table-cell>
          <table:table-cell office:value-type="float" office:value="-0.0000641442" calcext:value-type="float">
            <text:p>-6.41442E-05</text:p>
          </table:table-cell>
          <table:table-cell office:value-type="float" office:value="-0.0000841898" calcext:value-type="float">
            <text:p>-8.41898E-05</text:p>
          </table:table-cell>
          <table:table-cell office:value-type="float" office:value="-0.00000999078" calcext:value-type="float">
            <text:p>-9.99078E-06</text:p>
          </table:table-cell>
          <table:table-cell office:value-type="float" office:value="-0.0000641482" calcext:value-type="float">
            <text:p>-6.41482E-05</text:p>
          </table:table-cell>
          <table:table-cell office:value-type="float" office:value="-0.0000841825" calcext:value-type="float">
            <text:p>-8.4182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142" calcext:value-type="float">
            <text:p>-0.029142</text:p>
          </table:table-cell>
          <table:table-cell office:value-type="float" office:value="0.00000389185" calcext:value-type="float">
            <text:p>3.89185E-06</text:p>
          </table:table-cell>
          <table:table-cell office:value-type="float" office:value="0.327402" calcext:value-type="float">
            <text:p>0.327402</text:p>
          </table:table-cell>
          <table:table-cell office:value-type="float" office:value="-0.325849" calcext:value-type="float">
            <text:p>-0.325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777825" calcext:value-type="float">
            <text:p>-7.77825E-08</text:p>
          </table:table-cell>
          <table:table-cell office:value-type="float" office:value="-0.000397806" calcext:value-type="float">
            <text:p>-0.000397806</text:p>
          </table:table-cell>
          <table:table-cell office:value-type="float" office:value="0.0000000022826" calcext:value-type="float">
            <text:p>2.2826E-09</text:p>
          </table:table-cell>
          <table:table-cell office:value-type="float" office:value="-0.0315132" calcext:value-type="float">
            <text:p>-0.0315132</text:p>
          </table:table-cell>
          <table:table-cell office:value-type="float" office:value="-0.000000331194" calcext:value-type="float">
            <text:p>-3.31194E-07</text:p>
          </table:table-cell>
          <table:table-cell office:value-type="float" office:value="-0.999503" calcext:value-type="float">
            <text:p>-0.9995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646" calcext:value-type="float">
            <text:p>0.0398646</text:p>
          </table:table-cell>
          <table:table-cell office:value-type="float" office:value="0.0532172" calcext:value-type="float">
            <text:p>0.0532172</text:p>
          </table:table-cell>
          <table:table-cell office:value-type="float" office:value="-0.175382" calcext:value-type="float">
            <text:p>-0.175382</text:p>
          </table:table-cell>
          <table:table-cell office:value-type="float" office:value="-0.0398654" calcext:value-type="float">
            <text:p>-0.0398654</text:p>
          </table:table-cell>
          <table:table-cell office:value-type="float" office:value="0.0532172" calcext:value-type="float">
            <text:p>0.0532172</text:p>
          </table:table-cell>
          <table:table-cell office:value-type="float" office:value="-0.175382" calcext:value-type="float">
            <text:p>-0.175382</text:p>
          </table:table-cell>
          <table:table-cell office:value-type="float" office:value="0.116205" calcext:value-type="float">
            <text:p>0.116205</text:p>
          </table:table-cell>
          <table:table-cell office:value-type="float" office:value="-0.0284761" calcext:value-type="float">
            <text:p>-0.0284761</text:p>
          </table:table-cell>
          <table:table-cell office:value-type="float" office:value="-0.174068" calcext:value-type="float">
            <text:p>-0.174068</text:p>
          </table:table-cell>
          <table:table-cell office:value-type="float" office:value="-0.116206" calcext:value-type="float">
            <text:p>-0.116206</text:p>
          </table:table-cell>
          <table:table-cell office:value-type="float" office:value="-0.0284761" calcext:value-type="float">
            <text:p>-0.0284761</text:p>
          </table:table-cell>
          <table:table-cell office:value-type="float" office:value="-0.174068" calcext:value-type="float">
            <text:p>-0.174068</text:p>
          </table:table-cell>
          <table:table-cell office:value-type="float" office:value="0.00000469096" calcext:value-type="float">
            <text:p>4.69096E-06</text:p>
          </table:table-cell>
          <table:table-cell office:value-type="float" office:value="-0.000207573" calcext:value-type="float">
            <text:p>-0.000207573</text:p>
          </table:table-cell>
          <table:table-cell office:value-type="float" office:value="0.000146935" calcext:value-type="float">
            <text:p>0.000146935</text:p>
          </table:table-cell>
          <table:table-cell office:value-type="float" office:value="-0.00000465868" calcext:value-type="float">
            <text:p>-4.65868E-06</text:p>
          </table:table-cell>
          <table:table-cell office:value-type="float" office:value="-0.000207577" calcext:value-type="float">
            <text:p>-0.000207577</text:p>
          </table:table-cell>
          <table:table-cell office:value-type="float" office:value="0.000146943" calcext:value-type="float">
            <text:p>0.000146943</text:p>
          </table:table-cell>
          <table:table-cell office:value-type="float" office:value="0.00000996716" calcext:value-type="float">
            <text:p>9.96716E-06</text:p>
          </table:table-cell>
          <table:table-cell office:value-type="float" office:value="-0.0000638339" calcext:value-type="float">
            <text:p>-6.38339E-05</text:p>
          </table:table-cell>
          <table:table-cell office:value-type="float" office:value="-0.0000837595" calcext:value-type="float">
            <text:p>-8.37595E-05</text:p>
          </table:table-cell>
          <table:table-cell office:value-type="float" office:value="-0.00000993354" calcext:value-type="float">
            <text:p>-9.93354E-06</text:p>
          </table:table-cell>
          <table:table-cell office:value-type="float" office:value="-0.0000638377" calcext:value-type="float">
            <text:p>-6.38377E-05</text:p>
          </table:table-cell>
          <table:table-cell office:value-type="float" office:value="-0.0000837524" calcext:value-type="float">
            <text:p>-8.3752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1675" calcext:value-type="float">
            <text:p>-0.0291675</text:p>
          </table:table-cell>
          <table:table-cell office:value-type="float" office:value="0.00000389335" calcext:value-type="float">
            <text:p>3.89335E-06</text:p>
          </table:table-cell>
          <table:table-cell office:value-type="float" office:value="0.327404" calcext:value-type="float">
            <text:p>0.327404</text:p>
          </table:table-cell>
          <table:table-cell office:value-type="float" office:value="-0.325848" calcext:value-type="float">
            <text:p>-0.3258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764966" calcext:value-type="float">
            <text:p>-7.64966E-08</text:p>
          </table:table-cell>
          <table:table-cell office:value-type="float" office:value="-0.000390843" calcext:value-type="float">
            <text:p>-0.000390843</text:p>
          </table:table-cell>
          <table:table-cell office:value-type="float" office:value="0.00000000225024" calcext:value-type="float">
            <text:p>2.25024E-09</text:p>
          </table:table-cell>
          <table:table-cell office:value-type="float" office:value="-0.0315447" calcext:value-type="float">
            <text:p>-0.0315447</text:p>
          </table:table-cell>
          <table:table-cell office:value-type="float" office:value="-0.000000325025" calcext:value-type="float">
            <text:p>-3.25025E-07</text:p>
          </table:table-cell>
          <table:table-cell office:value-type="float" office:value="-0.999502" calcext:value-type="float">
            <text:p>-0.999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666" calcext:value-type="float">
            <text:p>0.0398666</text:p>
          </table:table-cell>
          <table:table-cell office:value-type="float" office:value="0.0531349" calcext:value-type="float">
            <text:p>0.0531349</text:p>
          </table:table-cell>
          <table:table-cell office:value-type="float" office:value="-0.175324" calcext:value-type="float">
            <text:p>-0.175324</text:p>
          </table:table-cell>
          <table:table-cell office:value-type="float" office:value="-0.0398673" calcext:value-type="float">
            <text:p>-0.0398673</text:p>
          </table:table-cell>
          <table:table-cell office:value-type="float" office:value="0.0531347" calcext:value-type="float">
            <text:p>0.0531347</text:p>
          </table:table-cell>
          <table:table-cell office:value-type="float" office:value="-0.175324" calcext:value-type="float">
            <text:p>-0.175324</text:p>
          </table:table-cell>
          <table:table-cell office:value-type="float" office:value="0.116209" calcext:value-type="float">
            <text:p>0.116209</text:p>
          </table:table-cell>
          <table:table-cell office:value-type="float" office:value="-0.0285015" calcext:value-type="float">
            <text:p>-0.0285015</text:p>
          </table:table-cell>
          <table:table-cell office:value-type="float" office:value="-0.174101" calcext:value-type="float">
            <text:p>-0.174101</text:p>
          </table:table-cell>
          <table:table-cell office:value-type="float" office:value="-0.116209" calcext:value-type="float">
            <text:p>-0.116209</text:p>
          </table:table-cell>
          <table:table-cell office:value-type="float" office:value="-0.0285016" calcext:value-type="float">
            <text:p>-0.0285016</text:p>
          </table:table-cell>
          <table:table-cell office:value-type="float" office:value="-0.174101" calcext:value-type="float">
            <text:p>-0.174101</text:p>
          </table:table-cell>
          <table:table-cell office:value-type="float" office:value="0.00000500533" calcext:value-type="float">
            <text:p>5.00533E-06</text:p>
          </table:table-cell>
          <table:table-cell office:value-type="float" office:value="-0.000204803" calcext:value-type="float">
            <text:p>-0.000204803</text:p>
          </table:table-cell>
          <table:table-cell office:value-type="float" office:value="0.000142694" calcext:value-type="float">
            <text:p>0.000142694</text:p>
          </table:table-cell>
          <table:table-cell office:value-type="float" office:value="-0.00000497356" calcext:value-type="float">
            <text:p>-4.97356E-06</text:p>
          </table:table-cell>
          <table:table-cell office:value-type="float" office:value="-0.000204806" calcext:value-type="float">
            <text:p>-0.000204806</text:p>
          </table:table-cell>
          <table:table-cell office:value-type="float" office:value="0.000142703" calcext:value-type="float">
            <text:p>0.000142703</text:p>
          </table:table-cell>
          <table:table-cell office:value-type="float" office:value="0.00000992804" calcext:value-type="float">
            <text:p>9.92804E-06</text:p>
          </table:table-cell>
          <table:table-cell office:value-type="float" office:value="-0.0000635339" calcext:value-type="float">
            <text:p>-6.35339E-05</text:p>
          </table:table-cell>
          <table:table-cell office:value-type="float" office:value="-0.000083513" calcext:value-type="float">
            <text:p>-8.3513E-05</text:p>
          </table:table-cell>
          <table:table-cell office:value-type="float" office:value="-0.00000989496" calcext:value-type="float">
            <text:p>-9.89496E-06</text:p>
          </table:table-cell>
          <table:table-cell office:value-type="float" office:value="-0.0000635376" calcext:value-type="float">
            <text:p>-6.35376E-05</text:p>
          </table:table-cell>
          <table:table-cell office:value-type="float" office:value="-0.0000835061" calcext:value-type="float">
            <text:p>-8.3506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1927" calcext:value-type="float">
            <text:p>-0.0291927</text:p>
          </table:table-cell>
          <table:table-cell office:value-type="float" office:value="0.00000389484" calcext:value-type="float">
            <text:p>3.89484E-06</text:p>
          </table:table-cell>
          <table:table-cell office:value-type="float" office:value="0.327405" calcext:value-type="float">
            <text:p>0.327405</text:p>
          </table:table-cell>
          <table:table-cell office:value-type="float" office:value="-0.325847" calcext:value-type="float">
            <text:p>-0.325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750604" calcext:value-type="float">
            <text:p>-7.50604E-08</text:p>
          </table:table-cell>
          <table:table-cell office:value-type="float" office:value="-0.000382546" calcext:value-type="float">
            <text:p>-0.000382546</text:p>
          </table:table-cell>
          <table:table-cell office:value-type="float" office:value="0.00000000221476" calcext:value-type="float">
            <text:p>2.21476E-09</text:p>
          </table:table-cell>
          <table:table-cell office:value-type="float" office:value="-0.0315787" calcext:value-type="float">
            <text:p>-0.0315787</text:p>
          </table:table-cell>
          <table:table-cell office:value-type="float" office:value="-0.000000318358" calcext:value-type="float">
            <text:p>-3.18358E-07</text:p>
          </table:table-cell>
          <table:table-cell office:value-type="float" office:value="-0.999501" calcext:value-type="float">
            <text:p>-0.999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689" calcext:value-type="float">
            <text:p>0.0398689</text:p>
          </table:table-cell>
          <table:table-cell office:value-type="float" office:value="0.0530454" calcext:value-type="float">
            <text:p>0.0530454</text:p>
          </table:table-cell>
          <table:table-cell office:value-type="float" office:value="-0.175262" calcext:value-type="float">
            <text:p>-0.175262</text:p>
          </table:table-cell>
          <table:table-cell office:value-type="float" office:value="-0.0398696" calcext:value-type="float">
            <text:p>-0.0398696</text:p>
          </table:table-cell>
          <table:table-cell office:value-type="float" office:value="0.0530453" calcext:value-type="float">
            <text:p>0.0530453</text:p>
          </table:table-cell>
          <table:table-cell office:value-type="float" office:value="-0.175262" calcext:value-type="float">
            <text:p>-0.175262</text:p>
          </table:table-cell>
          <table:table-cell office:value-type="float" office:value="0.116213" calcext:value-type="float">
            <text:p>0.116213</text:p>
          </table:table-cell>
          <table:table-cell office:value-type="float" office:value="-0.0285294" calcext:value-type="float">
            <text:p>-0.0285294</text:p>
          </table:table-cell>
          <table:table-cell office:value-type="float" office:value="-0.174138" calcext:value-type="float">
            <text:p>-0.174138</text:p>
          </table:table-cell>
          <table:table-cell office:value-type="float" office:value="-0.116214" calcext:value-type="float">
            <text:p>-0.116214</text:p>
          </table:table-cell>
          <table:table-cell office:value-type="float" office:value="-0.0285295" calcext:value-type="float">
            <text:p>-0.0285295</text:p>
          </table:table-cell>
          <table:table-cell office:value-type="float" office:value="-0.174138" calcext:value-type="float">
            <text:p>-0.174138</text:p>
          </table:table-cell>
          <table:table-cell office:value-type="float" office:value="0.00000534939" calcext:value-type="float">
            <text:p>5.34939E-06</text:p>
          </table:table-cell>
          <table:table-cell office:value-type="float" office:value="-0.000201837" calcext:value-type="float">
            <text:p>-0.000201837</text:p>
          </table:table-cell>
          <table:table-cell office:value-type="float" office:value="0.00013805" calcext:value-type="float">
            <text:p>0.00013805</text:p>
          </table:table-cell>
          <table:table-cell office:value-type="float" office:value="-0.00000531818" calcext:value-type="float">
            <text:p>-5.31818E-06</text:p>
          </table:table-cell>
          <table:table-cell office:value-type="float" office:value="-0.000201841" calcext:value-type="float">
            <text:p>-0.000201841</text:p>
          </table:table-cell>
          <table:table-cell office:value-type="float" office:value="0.000138058" calcext:value-type="float">
            <text:p>0.000138058</text:p>
          </table:table-cell>
          <table:table-cell office:value-type="float" office:value="0.00000989586" calcext:value-type="float">
            <text:p>9.89586E-06</text:p>
          </table:table-cell>
          <table:table-cell office:value-type="float" office:value="-0.0000632114" calcext:value-type="float">
            <text:p>-6.32114E-05</text:p>
          </table:table-cell>
          <table:table-cell office:value-type="float" office:value="-0.0000833502" calcext:value-type="float">
            <text:p>-8.33502E-05</text:p>
          </table:table-cell>
          <table:table-cell office:value-type="float" office:value="-0.00000986337" calcext:value-type="float">
            <text:p>-9.86337E-06</text:p>
          </table:table-cell>
          <table:table-cell office:value-type="float" office:value="-0.000063215" calcext:value-type="float">
            <text:p>-6.3215E-05</text:p>
          </table:table-cell>
          <table:table-cell office:value-type="float" office:value="-0.0000833435" calcext:value-type="float">
            <text:p>-8.3343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2177" calcext:value-type="float">
            <text:p>-0.0292177</text:p>
          </table:table-cell>
          <table:table-cell office:value-type="float" office:value="0.00000389631" calcext:value-type="float">
            <text:p>3.89631E-06</text:p>
          </table:table-cell>
          <table:table-cell office:value-type="float" office:value="0.327407" calcext:value-type="float">
            <text:p>0.327407</text:p>
          </table:table-cell>
          <table:table-cell office:value-type="float" office:value="-0.325845" calcext:value-type="float">
            <text:p>-0.325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737696" calcext:value-type="float">
            <text:p>-7.37696E-08</text:p>
          </table:table-cell>
          <table:table-cell office:value-type="float" office:value="-0.000374826" calcext:value-type="float">
            <text:p>-0.000374826</text:p>
          </table:table-cell>
          <table:table-cell office:value-type="float" office:value="0.00000000218316" calcext:value-type="float">
            <text:p>2.18316E-09</text:p>
          </table:table-cell>
          <table:table-cell office:value-type="float" office:value="-0.0316089" calcext:value-type="float">
            <text:p>-0.0316089</text:p>
          </table:table-cell>
          <table:table-cell office:value-type="float" office:value="-0.000000312407" calcext:value-type="float">
            <text:p>-3.12407E-07</text:p>
          </table:table-cell>
          <table:table-cell office:value-type="float" office:value="-0.9995" calcext:value-type="float">
            <text:p>-0.9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711" calcext:value-type="float">
            <text:p>0.0398711</text:p>
          </table:table-cell>
          <table:table-cell office:value-type="float" office:value="0.0529652" calcext:value-type="float">
            <text:p>0.0529652</text:p>
          </table:table-cell>
          <table:table-cell office:value-type="float" office:value="-0.175208" calcext:value-type="float">
            <text:p>-0.175208</text:p>
          </table:table-cell>
          <table:table-cell office:value-type="float" office:value="-0.0398718" calcext:value-type="float">
            <text:p>-0.0398718</text:p>
          </table:table-cell>
          <table:table-cell office:value-type="float" office:value="0.0529652" calcext:value-type="float">
            <text:p>0.0529652</text:p>
          </table:table-cell>
          <table:table-cell office:value-type="float" office:value="-0.175208" calcext:value-type="float">
            <text:p>-0.175208</text:p>
          </table:table-cell>
          <table:table-cell office:value-type="float" office:value="0.116217" calcext:value-type="float">
            <text:p>0.116217</text:p>
          </table:table-cell>
          <table:table-cell office:value-type="float" office:value="-0.0285546" calcext:value-type="float">
            <text:p>-0.0285546</text:p>
          </table:table-cell>
          <table:table-cell office:value-type="float" office:value="-0.174171" calcext:value-type="float">
            <text:p>-0.174171</text:p>
          </table:table-cell>
          <table:table-cell office:value-type="float" office:value="-0.116218" calcext:value-type="float">
            <text:p>-0.116218</text:p>
          </table:table-cell>
          <table:table-cell office:value-type="float" office:value="-0.0285547" calcext:value-type="float">
            <text:p>-0.0285547</text:p>
          </table:table-cell>
          <table:table-cell office:value-type="float" office:value="-0.174171" calcext:value-type="float">
            <text:p>-0.174171</text:p>
          </table:table-cell>
          <table:table-cell office:value-type="float" office:value="0.00000565299" calcext:value-type="float">
            <text:p>5.65299E-06</text:p>
          </table:table-cell>
          <table:table-cell office:value-type="float" office:value="-0.000199253" calcext:value-type="float">
            <text:p>-0.000199253</text:p>
          </table:table-cell>
          <table:table-cell office:value-type="float" office:value="0.000133947" calcext:value-type="float">
            <text:p>0.000133947</text:p>
          </table:table-cell>
          <table:table-cell office:value-type="float" office:value="-0.00000562228" calcext:value-type="float">
            <text:p>-5.62228E-06</text:p>
          </table:table-cell>
          <table:table-cell office:value-type="float" office:value="-0.000199257" calcext:value-type="float">
            <text:p>-0.000199257</text:p>
          </table:table-cell>
          <table:table-cell office:value-type="float" office:value="0.000133955" calcext:value-type="float">
            <text:p>0.000133955</text:p>
          </table:table-cell>
          <table:table-cell office:value-type="float" office:value="0.00000987351" calcext:value-type="float">
            <text:p>9.87351E-06</text:p>
          </table:table-cell>
          <table:table-cell office:value-type="float" office:value="-0.0000629274" calcext:value-type="float">
            <text:p>-6.29274E-05</text:p>
          </table:table-cell>
          <table:table-cell office:value-type="float" office:value="-0.0000832647" calcext:value-type="float">
            <text:p>-8.32647E-05</text:p>
          </table:table-cell>
          <table:table-cell office:value-type="float" office:value="-0.00000984156" calcext:value-type="float">
            <text:p>-9.84156E-06</text:p>
          </table:table-cell>
          <table:table-cell office:value-type="float" office:value="-0.0000629309" calcext:value-type="float">
            <text:p>-6.29309E-05</text:p>
          </table:table-cell>
          <table:table-cell office:value-type="float" office:value="-0.0000832582" calcext:value-type="float">
            <text:p>-8.3258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2449" calcext:value-type="float">
            <text:p>-0.0292449</text:p>
          </table:table-cell>
          <table:table-cell office:value-type="float" office:value="0.00000389791" calcext:value-type="float">
            <text:p>3.89791E-06</text:p>
          </table:table-cell>
          <table:table-cell office:value-type="float" office:value="0.327408" calcext:value-type="float">
            <text:p>0.327408</text:p>
          </table:table-cell>
          <table:table-cell office:value-type="float" office:value="-0.325844" calcext:value-type="float">
            <text:p>-0.325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726142" calcext:value-type="float">
            <text:p>-7.26142E-08</text:p>
          </table:table-cell>
          <table:table-cell office:value-type="float" office:value="-0.000367839" calcext:value-type="float">
            <text:p>-0.000367839</text:p>
          </table:table-cell>
          <table:table-cell office:value-type="float" office:value="0.00000000215536" calcext:value-type="float">
            <text:p>2.15536E-09</text:p>
          </table:table-cell>
          <table:table-cell office:value-type="float" office:value="-0.0316356" calcext:value-type="float">
            <text:p>-0.0316356</text:p>
          </table:table-cell>
          <table:table-cell office:value-type="float" office:value="-0.000000307139" calcext:value-type="float">
            <text:p>-3.07139E-07</text:p>
          </table:table-cell>
          <table:table-cell office:value-type="float" office:value="-0.999499" calcext:value-type="float">
            <text:p>-0.999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732" calcext:value-type="float">
            <text:p>0.0398732</text:p>
          </table:table-cell>
          <table:table-cell office:value-type="float" office:value="0.052894" calcext:value-type="float">
            <text:p>0.052894</text:p>
          </table:table-cell>
          <table:table-cell office:value-type="float" office:value="-0.17516" calcext:value-type="float">
            <text:p>-0.17516</text:p>
          </table:table-cell>
          <table:table-cell office:value-type="float" office:value="-0.0398739" calcext:value-type="float">
            <text:p>-0.0398739</text:p>
          </table:table-cell>
          <table:table-cell office:value-type="float" office:value="0.0528939" calcext:value-type="float">
            <text:p>0.0528939</text:p>
          </table:table-cell>
          <table:table-cell office:value-type="float" office:value="-0.175161" calcext:value-type="float">
            <text:p>-0.175161</text:p>
          </table:table-cell>
          <table:table-cell office:value-type="float" office:value="0.116221" calcext:value-type="float">
            <text:p>0.116221</text:p>
          </table:table-cell>
          <table:table-cell office:value-type="float" office:value="-0.0285772" calcext:value-type="float">
            <text:p>-0.0285772</text:p>
          </table:table-cell>
          <table:table-cell office:value-type="float" office:value="-0.174201" calcext:value-type="float">
            <text:p>-0.174201</text:p>
          </table:table-cell>
          <table:table-cell office:value-type="float" office:value="-0.116221" calcext:value-type="float">
            <text:p>-0.116221</text:p>
          </table:table-cell>
          <table:table-cell office:value-type="float" office:value="-0.0285773" calcext:value-type="float">
            <text:p>-0.0285773</text:p>
          </table:table-cell>
          <table:table-cell office:value-type="float" office:value="-0.174201" calcext:value-type="float">
            <text:p>-0.174201</text:p>
          </table:table-cell>
          <table:table-cell office:value-type="float" office:value="0.00000592165" calcext:value-type="float">
            <text:p>5.92165E-06</text:p>
          </table:table-cell>
          <table:table-cell office:value-type="float" office:value="-0.000196973" calcext:value-type="float">
            <text:p>-0.000196973</text:p>
          </table:table-cell>
          <table:table-cell office:value-type="float" office:value="0.000130315" calcext:value-type="float">
            <text:p>0.000130315</text:p>
          </table:table-cell>
          <table:table-cell office:value-type="float" office:value="-0.0000058914" calcext:value-type="float">
            <text:p>-5.8914E-06</text:p>
          </table:table-cell>
          <table:table-cell office:value-type="float" office:value="-0.000196977" calcext:value-type="float">
            <text:p>-0.000196977</text:p>
          </table:table-cell>
          <table:table-cell office:value-type="float" office:value="0.000130322" calcext:value-type="float">
            <text:p>0.000130322</text:p>
          </table:table-cell>
          <table:table-cell office:value-type="float" office:value="0.00000985528" calcext:value-type="float">
            <text:p>9.85528E-06</text:p>
          </table:table-cell>
          <table:table-cell office:value-type="float" office:value="-0.000062674" calcext:value-type="float">
            <text:p>-6.2674E-05</text:p>
          </table:table-cell>
          <table:table-cell office:value-type="float" office:value="-0.0000832063" calcext:value-type="float">
            <text:p>-8.32063E-05</text:p>
          </table:table-cell>
          <table:table-cell office:value-type="float" office:value="-0.0000098238" calcext:value-type="float">
            <text:p>-9.8238E-06</text:p>
          </table:table-cell>
          <table:table-cell office:value-type="float" office:value="-0.0000626774" calcext:value-type="float">
            <text:p>-6.26774E-05</text:p>
          </table:table-cell>
          <table:table-cell office:value-type="float" office:value="-0.0000831999" calcext:value-type="float">
            <text:p>-8.3199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2694" calcext:value-type="float">
            <text:p>-0.0292694</text:p>
          </table:table-cell>
          <table:table-cell office:value-type="float" office:value="0.00000389934" calcext:value-type="float">
            <text:p>3.89934E-06</text:p>
          </table:table-cell>
          <table:table-cell office:value-type="float" office:value="0.32741" calcext:value-type="float">
            <text:p>0.32741</text:p>
          </table:table-cell>
          <table:table-cell office:value-type="float" office:value="-0.325843" calcext:value-type="float">
            <text:p>-0.325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710696" calcext:value-type="float">
            <text:p>-7.10696E-08</text:p>
          </table:table-cell>
          <table:table-cell office:value-type="float" office:value="-0.000358508" calcext:value-type="float">
            <text:p>-0.000358508</text:p>
          </table:table-cell>
          <table:table-cell office:value-type="float" office:value="0.00000000211909" calcext:value-type="float">
            <text:p>2.11909E-09</text:p>
          </table:table-cell>
          <table:table-cell office:value-type="float" office:value="-0.0316704" calcext:value-type="float">
            <text:p>-0.0316704</text:p>
          </table:table-cell>
          <table:table-cell office:value-type="float" office:value="-0.000000300246" calcext:value-type="float">
            <text:p>-3.00246E-07</text:p>
          </table:table-cell>
          <table:table-cell office:value-type="float" office:value="-0.999498" calcext:value-type="float">
            <text:p>-0.999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761" calcext:value-type="float">
            <text:p>0.0398761</text:p>
          </table:table-cell>
          <table:table-cell office:value-type="float" office:value="0.0528002" calcext:value-type="float">
            <text:p>0.0528002</text:p>
          </table:table-cell>
          <table:table-cell office:value-type="float" office:value="-0.175099" calcext:value-type="float">
            <text:p>-0.175099</text:p>
          </table:table-cell>
          <table:table-cell office:value-type="float" office:value="-0.0398768" calcext:value-type="float">
            <text:p>-0.0398768</text:p>
          </table:table-cell>
          <table:table-cell office:value-type="float" office:value="0.0528001" calcext:value-type="float">
            <text:p>0.0528001</text:p>
          </table:table-cell>
          <table:table-cell office:value-type="float" office:value="-0.175099" calcext:value-type="float">
            <text:p>-0.175099</text:p>
          </table:table-cell>
          <table:table-cell office:value-type="float" office:value="0.116225" calcext:value-type="float">
            <text:p>0.116225</text:p>
          </table:table-cell>
          <table:table-cell office:value-type="float" office:value="-0.0286072" calcext:value-type="float">
            <text:p>-0.0286072</text:p>
          </table:table-cell>
          <table:table-cell office:value-type="float" office:value="-0.174241" calcext:value-type="float">
            <text:p>-0.174241</text:p>
          </table:table-cell>
          <table:table-cell office:value-type="float" office:value="-0.116226" calcext:value-type="float">
            <text:p>-0.116226</text:p>
          </table:table-cell>
          <table:table-cell office:value-type="float" office:value="-0.0286073" calcext:value-type="float">
            <text:p>-0.0286073</text:p>
          </table:table-cell>
          <table:table-cell office:value-type="float" office:value="-0.174241" calcext:value-type="float">
            <text:p>-0.174241</text:p>
          </table:table-cell>
          <table:table-cell office:value-type="float" office:value="0.0000062778" calcext:value-type="float">
            <text:p>6.2778E-06</text:p>
          </table:table-cell>
          <table:table-cell office:value-type="float" office:value="-0.000193941" calcext:value-type="float">
            <text:p>-0.000193941</text:p>
          </table:table-cell>
          <table:table-cell office:value-type="float" office:value="0.000125499" calcext:value-type="float">
            <text:p>0.000125499</text:p>
          </table:table-cell>
          <table:table-cell office:value-type="float" office:value="-0.00000624816" calcext:value-type="float">
            <text:p>-6.24816E-06</text:p>
          </table:table-cell>
          <table:table-cell office:value-type="float" office:value="-0.000193944" calcext:value-type="float">
            <text:p>-0.000193944</text:p>
          </table:table-cell>
          <table:table-cell office:value-type="float" office:value="0.000125507" calcext:value-type="float">
            <text:p>0.000125507</text:p>
          </table:table-cell>
          <table:table-cell office:value-type="float" office:value="0.0000098302" calcext:value-type="float">
            <text:p>9.8302E-06</text:p>
          </table:table-cell>
          <table:table-cell office:value-type="float" office:value="-0.0000623322" calcext:value-type="float">
            <text:p>-6.23322E-05</text:p>
          </table:table-cell>
          <table:table-cell office:value-type="float" office:value="-0.0000831218" calcext:value-type="float">
            <text:p>-8.31218E-05</text:p>
          </table:table-cell>
          <table:table-cell office:value-type="float" office:value="-0.00000979936" calcext:value-type="float">
            <text:p>-9.79936E-06</text:p>
          </table:table-cell>
          <table:table-cell office:value-type="float" office:value="-0.0000623355" calcext:value-type="float">
            <text:p>-6.23355E-05</text:p>
          </table:table-cell>
          <table:table-cell office:value-type="float" office:value="-0.0000831156" calcext:value-type="float">
            <text:p>-8.3115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2936" calcext:value-type="float">
            <text:p>-0.0292936</text:p>
          </table:table-cell>
          <table:table-cell office:value-type="float" office:value="0.00000390075" calcext:value-type="float">
            <text:p>3.90075E-06</text:p>
          </table:table-cell>
          <table:table-cell office:value-type="float" office:value="0.327411" calcext:value-type="float">
            <text:p>0.327411</text:p>
          </table:table-cell>
          <table:table-cell office:value-type="float" office:value="-0.325841" calcext:value-type="float">
            <text:p>-0.325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699688" calcext:value-type="float">
            <text:p>-6.99688E-08</text:p>
          </table:table-cell>
          <table:table-cell office:value-type="float" office:value="-0.000351775" calcext:value-type="float">
            <text:p>-0.000351775</text:p>
          </table:table-cell>
          <table:table-cell office:value-type="float" office:value="0.00000000209312" calcext:value-type="float">
            <text:p>2.09312E-09</text:p>
          </table:table-cell>
          <table:table-cell office:value-type="float" office:value="-0.0316959" calcext:value-type="float">
            <text:p>-0.0316959</text:p>
          </table:table-cell>
          <table:table-cell office:value-type="float" office:value="-0.000000295171" calcext:value-type="float">
            <text:p>-2.95171E-07</text:p>
          </table:table-cell>
          <table:table-cell office:value-type="float" office:value="-0.999497" calcext:value-type="float">
            <text:p>-0.999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784" calcext:value-type="float">
            <text:p>0.0398784</text:p>
          </table:table-cell>
          <table:table-cell office:value-type="float" office:value="0.0527309" calcext:value-type="float">
            <text:p>0.0527309</text:p>
          </table:table-cell>
          <table:table-cell office:value-type="float" office:value="-0.175055" calcext:value-type="float">
            <text:p>-0.175055</text:p>
          </table:table-cell>
          <table:table-cell office:value-type="float" office:value="-0.0398791" calcext:value-type="float">
            <text:p>-0.0398791</text:p>
          </table:table-cell>
          <table:table-cell office:value-type="float" office:value="0.0527307" calcext:value-type="float">
            <text:p>0.0527307</text:p>
          </table:table-cell>
          <table:table-cell office:value-type="float" office:value="-0.175055" calcext:value-type="float">
            <text:p>-0.175055</text:p>
          </table:table-cell>
          <table:table-cell office:value-type="float" office:value="0.116229" calcext:value-type="float">
            <text:p>0.116229</text:p>
          </table:table-cell>
          <table:table-cell office:value-type="float" office:value="-0.0286296" calcext:value-type="float">
            <text:p>-0.0286296</text:p>
          </table:table-cell>
          <table:table-cell office:value-type="float" office:value="-0.174271" calcext:value-type="float">
            <text:p>-0.174271</text:p>
          </table:table-cell>
          <table:table-cell office:value-type="float" office:value="-0.11623" calcext:value-type="float">
            <text:p>-0.11623</text:p>
          </table:table-cell>
          <table:table-cell office:value-type="float" office:value="-0.0286297" calcext:value-type="float">
            <text:p>-0.0286297</text:p>
          </table:table-cell>
          <table:table-cell office:value-type="float" office:value="-0.174271" calcext:value-type="float">
            <text:p>-0.174271</text:p>
          </table:table-cell>
          <table:table-cell office:value-type="float" office:value="0.00000652738" calcext:value-type="float">
            <text:p>6.52738E-06</text:p>
          </table:table-cell>
          <table:table-cell office:value-type="float" office:value="-0.000191828" calcext:value-type="float">
            <text:p>-0.000191828</text:p>
          </table:table-cell>
          <table:table-cell office:value-type="float" office:value="0.00012212" calcext:value-type="float">
            <text:p>0.00012212</text:p>
          </table:table-cell>
          <table:table-cell office:value-type="float" office:value="-0.00000649817" calcext:value-type="float">
            <text:p>-6.49817E-06</text:p>
          </table:table-cell>
          <table:table-cell office:value-type="float" office:value="-0.000191831" calcext:value-type="float">
            <text:p>-0.000191831</text:p>
          </table:table-cell>
          <table:table-cell office:value-type="float" office:value="0.000122128" calcext:value-type="float">
            <text:p>0.000122128</text:p>
          </table:table-cell>
          <table:table-cell office:value-type="float" office:value="0.00000981625" calcext:value-type="float">
            <text:p>9.81625E-06</text:p>
          </table:table-cell>
          <table:table-cell office:value-type="float" office:value="-0.000062088" calcext:value-type="float">
            <text:p>-6.2088E-05</text:p>
          </table:table-cell>
          <table:table-cell office:value-type="float" office:value="-0.0000830949" calcext:value-type="float">
            <text:p>-8.30949E-05</text:p>
          </table:table-cell>
          <table:table-cell office:value-type="float" office:value="-0.00000978585" calcext:value-type="float">
            <text:p>-9.78585E-06</text:p>
          </table:table-cell>
          <table:table-cell office:value-type="float" office:value="-0.0000620912" calcext:value-type="float">
            <text:p>-6.20912E-05</text:p>
          </table:table-cell>
          <table:table-cell office:value-type="float" office:value="-0.0000830888" calcext:value-type="float">
            <text:p>-8.3088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32" calcext:value-type="float">
            <text:p>-0.02932</text:p>
          </table:table-cell>
          <table:table-cell office:value-type="float" office:value="0.00000390229" calcext:value-type="float">
            <text:p>3.90229E-06</text:p>
          </table:table-cell>
          <table:table-cell office:value-type="float" office:value="0.327412" calcext:value-type="float">
            <text:p>0.327412</text:p>
          </table:table-cell>
          <table:table-cell office:value-type="float" office:value="-0.32584" calcext:value-type="float">
            <text:p>-0.325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685844" calcext:value-type="float">
            <text:p>-6.85844E-08</text:p>
          </table:table-cell>
          <table:table-cell office:value-type="float" office:value="-0.00034354" calcext:value-type="float">
            <text:p>-0.00034354</text:p>
          </table:table-cell>
          <table:table-cell office:value-type="float" office:value="0.00000000206182" calcext:value-type="float">
            <text:p>2.06182E-09</text:p>
          </table:table-cell>
          <table:table-cell office:value-type="float" office:value="-0.0317265" calcext:value-type="float">
            <text:p>-0.0317265</text:p>
          </table:table-cell>
          <table:table-cell office:value-type="float" office:value="-0.000000289078" calcext:value-type="float">
            <text:p>-2.89078E-07</text:p>
          </table:table-cell>
          <table:table-cell office:value-type="float" office:value="-0.999496" calcext:value-type="float">
            <text:p>-0.999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814" calcext:value-type="float">
            <text:p>0.0398814</text:p>
          </table:table-cell>
          <table:table-cell office:value-type="float" office:value="0.0526471" calcext:value-type="float">
            <text:p>0.0526471</text:p>
          </table:table-cell>
          <table:table-cell office:value-type="float" office:value="-0.175002" calcext:value-type="float">
            <text:p>-0.175002</text:p>
          </table:table-cell>
          <table:table-cell office:value-type="float" office:value="-0.039882" calcext:value-type="float">
            <text:p>-0.039882</text:p>
          </table:table-cell>
          <table:table-cell office:value-type="float" office:value="0.052647" calcext:value-type="float">
            <text:p>0.052647</text:p>
          </table:table-cell>
          <table:table-cell office:value-type="float" office:value="-0.175002" calcext:value-type="float">
            <text:p>-0.175002</text:p>
          </table:table-cell>
          <table:table-cell office:value-type="float" office:value="0.116233" calcext:value-type="float">
            <text:p>0.116233</text:p>
          </table:table-cell>
          <table:table-cell office:value-type="float" office:value="-0.0286568" calcext:value-type="float">
            <text:p>-0.0286568</text:p>
          </table:table-cell>
          <table:table-cell office:value-type="float" office:value="-0.174308" calcext:value-type="float">
            <text:p>-0.174308</text:p>
          </table:table-cell>
          <table:table-cell office:value-type="float" office:value="-0.116234" calcext:value-type="float">
            <text:p>-0.116234</text:p>
          </table:table-cell>
          <table:table-cell office:value-type="float" office:value="-0.028657" calcext:value-type="float">
            <text:p>-0.028657</text:p>
          </table:table-cell>
          <table:table-cell office:value-type="float" office:value="-0.174308" calcext:value-type="float">
            <text:p>-0.174308</text:p>
          </table:table-cell>
          <table:table-cell office:value-type="float" office:value="0.00000683969" calcext:value-type="float">
            <text:p>6.83969E-06</text:p>
          </table:table-cell>
          <table:table-cell office:value-type="float" office:value="-0.000189149" calcext:value-type="float">
            <text:p>-0.000189149</text:p>
          </table:table-cell>
          <table:table-cell office:value-type="float" office:value="0.000117897" calcext:value-type="float">
            <text:p>0.000117897</text:p>
          </table:table-cell>
          <table:table-cell office:value-type="float" office:value="-0.00000681103" calcext:value-type="float">
            <text:p>-6.81103E-06</text:p>
          </table:table-cell>
          <table:table-cell office:value-type="float" office:value="-0.000189153" calcext:value-type="float">
            <text:p>-0.000189153</text:p>
          </table:table-cell>
          <table:table-cell office:value-type="float" office:value="0.000117904" calcext:value-type="float">
            <text:p>0.000117904</text:p>
          </table:table-cell>
          <table:table-cell office:value-type="float" office:value="0.00000979376" calcext:value-type="float">
            <text:p>9.79376E-06</text:p>
          </table:table-cell>
          <table:table-cell office:value-type="float" office:value="-0.0000617741" calcext:value-type="float">
            <text:p>-6.17741E-05</text:p>
          </table:table-cell>
          <table:table-cell office:value-type="float" office:value="-0.0000830143" calcext:value-type="float">
            <text:p>-8.30143E-05</text:p>
          </table:table-cell>
          <table:table-cell office:value-type="float" office:value="-0.00000976393" calcext:value-type="float">
            <text:p>-9.76393E-06</text:p>
          </table:table-cell>
          <table:table-cell office:value-type="float" office:value="-0.0000617772" calcext:value-type="float">
            <text:p>-6.17772E-05</text:p>
          </table:table-cell>
          <table:table-cell office:value-type="float" office:value="-0.0000830084" calcext:value-type="float">
            <text:p>-8.3008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3437" calcext:value-type="float">
            <text:p>-0.0293437</text:p>
          </table:table-cell>
          <table:table-cell office:value-type="float" office:value="0.00000390367" calcext:value-type="float">
            <text:p>3.90367E-06</text:p>
          </table:table-cell>
          <table:table-cell office:value-type="float" office:value="0.327413" calcext:value-type="float">
            <text:p>0.327413</text:p>
          </table:table-cell>
          <table:table-cell office:value-type="float" office:value="-0.325838" calcext:value-type="float">
            <text:p>-0.325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673597" calcext:value-type="float">
            <text:p>-6.73597E-08</text:p>
          </table:table-cell>
          <table:table-cell office:value-type="float" office:value="-0.000336274" calcext:value-type="float">
            <text:p>-0.000336274</text:p>
          </table:table-cell>
          <table:table-cell office:value-type="float" office:value="0.00000000203433" calcext:value-type="float">
            <text:p>2.03433E-09</text:p>
          </table:table-cell>
          <table:table-cell office:value-type="float" office:value="-0.0317536" calcext:value-type="float">
            <text:p>-0.0317536</text:p>
          </table:table-cell>
          <table:table-cell office:value-type="float" office:value="-0.000000283642" calcext:value-type="float">
            <text:p>-2.83642E-07</text:p>
          </table:table-cell>
          <table:table-cell office:value-type="float" office:value="-0.999496" calcext:value-type="float">
            <text:p>-0.999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842" calcext:value-type="float">
            <text:p>0.0398842</text:p>
          </table:table-cell>
          <table:table-cell office:value-type="float" office:value="0.052572" calcext:value-type="float">
            <text:p>0.052572</text:p>
          </table:table-cell>
          <table:table-cell office:value-type="float" office:value="-0.174955" calcext:value-type="float">
            <text:p>-0.174955</text:p>
          </table:table-cell>
          <table:table-cell office:value-type="float" office:value="-0.0398848" calcext:value-type="float">
            <text:p>-0.0398848</text:p>
          </table:table-cell>
          <table:table-cell office:value-type="float" office:value="0.0525718" calcext:value-type="float">
            <text:p>0.0525718</text:p>
          </table:table-cell>
          <table:table-cell office:value-type="float" office:value="-0.174956" calcext:value-type="float">
            <text:p>-0.174956</text:p>
          </table:table-cell>
          <table:table-cell office:value-type="float" office:value="0.116237" calcext:value-type="float">
            <text:p>0.116237</text:p>
          </table:table-cell>
          <table:table-cell office:value-type="float" office:value="-0.0286815" calcext:value-type="float">
            <text:p>-0.0286815</text:p>
          </table:table-cell>
          <table:table-cell office:value-type="float" office:value="-0.174341" calcext:value-type="float">
            <text:p>-0.174341</text:p>
          </table:table-cell>
          <table:table-cell office:value-type="float" office:value="-0.116238" calcext:value-type="float">
            <text:p>-0.116238</text:p>
          </table:table-cell>
          <table:table-cell office:value-type="float" office:value="-0.0286816" calcext:value-type="float">
            <text:p>-0.0286816</text:p>
          </table:table-cell>
          <table:table-cell office:value-type="float" office:value="-0.174341" calcext:value-type="float">
            <text:p>-0.174341</text:p>
          </table:table-cell>
          <table:table-cell office:value-type="float" office:value="0.00000711278" calcext:value-type="float">
            <text:p>7.11278E-06</text:p>
          </table:table-cell>
          <table:table-cell office:value-type="float" office:value="-0.000186802" calcext:value-type="float">
            <text:p>-0.000186802</text:p>
          </table:table-cell>
          <table:table-cell office:value-type="float" office:value="0.000114201" calcext:value-type="float">
            <text:p>0.000114201</text:p>
          </table:table-cell>
          <table:table-cell office:value-type="float" office:value="-0.0000070846" calcext:value-type="float">
            <text:p>-7.0846E-06</text:p>
          </table:table-cell>
          <table:table-cell office:value-type="float" office:value="-0.000186805" calcext:value-type="float">
            <text:p>-0.000186805</text:p>
          </table:table-cell>
          <table:table-cell office:value-type="float" office:value="0.000114208" calcext:value-type="float">
            <text:p>0.000114208</text:p>
          </table:table-cell>
          <table:table-cell office:value-type="float" office:value="0.00000977458" calcext:value-type="float">
            <text:p>9.77458E-06</text:p>
          </table:table-cell>
          <table:table-cell office:value-type="float" office:value="-0.0000614927" calcext:value-type="float">
            <text:p>-6.14927E-05</text:p>
          </table:table-cell>
          <table:table-cell office:value-type="float" office:value="-0.0000829488" calcext:value-type="float">
            <text:p>-8.29488E-05</text:p>
          </table:table-cell>
          <table:table-cell office:value-type="float" office:value="-0.00000974525" calcext:value-type="float">
            <text:p>-9.74525E-06</text:p>
          </table:table-cell>
          <table:table-cell office:value-type="float" office:value="-0.0000614957" calcext:value-type="float">
            <text:p>-6.14957E-05</text:p>
          </table:table-cell>
          <table:table-cell office:value-type="float" office:value="-0.000082943" calcext:value-type="float">
            <text:p>-8.294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3672" calcext:value-type="float">
            <text:p>-0.0293672</text:p>
          </table:table-cell>
          <table:table-cell office:value-type="float" office:value="0.00000390503" calcext:value-type="float">
            <text:p>3.90503E-06</text:p>
          </table:table-cell>
          <table:table-cell office:value-type="float" office:value="0.327414" calcext:value-type="float">
            <text:p>0.327414</text:p>
          </table:table-cell>
          <table:table-cell office:value-type="float" office:value="-0.325836" calcext:value-type="float">
            <text:p>-0.325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650578" calcext:value-type="float">
            <text:p>-6.50578E-08</text:p>
          </table:table-cell>
          <table:table-cell office:value-type="float" office:value="-0.000329338" calcext:value-type="float">
            <text:p>-0.000329338</text:p>
          </table:table-cell>
          <table:table-cell office:value-type="float" office:value="0.00000000187481" calcext:value-type="float">
            <text:p>1.87481E-09</text:p>
          </table:table-cell>
          <table:table-cell office:value-type="float" office:value="-0.0317829" calcext:value-type="float">
            <text:p>-0.0317829</text:p>
          </table:table-cell>
          <table:table-cell office:value-type="float" office:value="-0.000000277815" calcext:value-type="float">
            <text:p>-2.77815E-07</text:p>
          </table:table-cell>
          <table:table-cell office:value-type="float" office:value="-0.999495" calcext:value-type="float">
            <text:p>-0.999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873" calcext:value-type="float">
            <text:p>0.0398873</text:p>
          </table:table-cell>
          <table:table-cell office:value-type="float" office:value="0.0524903" calcext:value-type="float">
            <text:p>0.0524903</text:p>
          </table:table-cell>
          <table:table-cell office:value-type="float" office:value="-0.174906" calcext:value-type="float">
            <text:p>-0.174906</text:p>
          </table:table-cell>
          <table:table-cell office:value-type="float" office:value="-0.039888" calcext:value-type="float">
            <text:p>-0.039888</text:p>
          </table:table-cell>
          <table:table-cell office:value-type="float" office:value="0.0524902" calcext:value-type="float">
            <text:p>0.0524902</text:p>
          </table:table-cell>
          <table:table-cell office:value-type="float" office:value="-0.174906" calcext:value-type="float">
            <text:p>-0.174906</text:p>
          </table:table-cell>
          <table:table-cell office:value-type="float" office:value="0.116241" calcext:value-type="float">
            <text:p>0.116241</text:p>
          </table:table-cell>
          <table:table-cell office:value-type="float" office:value="-0.0287085" calcext:value-type="float">
            <text:p>-0.0287085</text:p>
          </table:table-cell>
          <table:table-cell office:value-type="float" office:value="-0.174377" calcext:value-type="float">
            <text:p>-0.174377</text:p>
          </table:table-cell>
          <table:table-cell office:value-type="float" office:value="-0.116242" calcext:value-type="float">
            <text:p>-0.116242</text:p>
          </table:table-cell>
          <table:table-cell office:value-type="float" office:value="-0.0287085" calcext:value-type="float">
            <text:p>-0.0287085</text:p>
          </table:table-cell>
          <table:table-cell office:value-type="float" office:value="-0.174377" calcext:value-type="float">
            <text:p>-0.174377</text:p>
          </table:table-cell>
          <table:table-cell office:value-type="float" office:value="0.00000738926" calcext:value-type="float">
            <text:p>7.38926E-06</text:p>
          </table:table-cell>
          <table:table-cell office:value-type="float" office:value="-0.000184497" calcext:value-type="float">
            <text:p>-0.000184497</text:p>
          </table:table-cell>
          <table:table-cell office:value-type="float" office:value="0.00011045" calcext:value-type="float">
            <text:p>0.00011045</text:p>
          </table:table-cell>
          <table:table-cell office:value-type="float" office:value="-0.0000073616" calcext:value-type="float">
            <text:p>-7.3616E-06</text:p>
          </table:table-cell>
          <table:table-cell office:value-type="float" office:value="-0.0001845" calcext:value-type="float">
            <text:p>-0.0001845</text:p>
          </table:table-cell>
          <table:table-cell office:value-type="float" office:value="0.000110456" calcext:value-type="float">
            <text:p>0.000110456</text:p>
          </table:table-cell>
          <table:table-cell office:value-type="float" office:value="0.00000981015" calcext:value-type="float">
            <text:p>9.81015E-06</text:p>
          </table:table-cell>
          <table:table-cell office:value-type="float" office:value="-0.0000610376" calcext:value-type="float">
            <text:p>-6.10376E-05</text:p>
          </table:table-cell>
          <table:table-cell office:value-type="float" office:value="-0.0000832675" calcext:value-type="float">
            <text:p>-8.32675E-05</text:p>
          </table:table-cell>
          <table:table-cell office:value-type="float" office:value="-0.00000978171" calcext:value-type="float">
            <text:p>-9.78171E-06</text:p>
          </table:table-cell>
          <table:table-cell office:value-type="float" office:value="-0.0000610393" calcext:value-type="float">
            <text:p>-6.10393E-05</text:p>
          </table:table-cell>
          <table:table-cell office:value-type="float" office:value="-0.0000832638" calcext:value-type="float">
            <text:p>-8.3263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3927" calcext:value-type="float">
            <text:p>-0.0293927</text:p>
          </table:table-cell>
          <table:table-cell office:value-type="float" office:value="0.0000039065" calcext:value-type="float">
            <text:p>3.9065E-06</text:p>
          </table:table-cell>
          <table:table-cell office:value-type="float" office:value="0.327414" calcext:value-type="float">
            <text:p>0.327414</text:p>
          </table:table-cell>
          <table:table-cell office:value-type="float" office:value="-0.325834" calcext:value-type="float">
            <text:p>-0.325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633566" calcext:value-type="float">
            <text:p>-6.33566E-08</text:p>
          </table:table-cell>
          <table:table-cell office:value-type="float" office:value="-0.000324714" calcext:value-type="float">
            <text:p>-0.000324714</text:p>
          </table:table-cell>
          <table:table-cell office:value-type="float" office:value="0.00000000185394" calcext:value-type="float">
            <text:p>1.85394E-09</text:p>
          </table:table-cell>
          <table:table-cell office:value-type="float" office:value="-0.031809" calcext:value-type="float">
            <text:p>-0.031809</text:p>
          </table:table-cell>
          <table:table-cell office:value-type="float" office:value="-0.000000272685" calcext:value-type="float">
            <text:p>-2.72685E-07</text:p>
          </table:table-cell>
          <table:table-cell office:value-type="float" office:value="-0.999494" calcext:value-type="float">
            <text:p>-0.999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904" calcext:value-type="float">
            <text:p>0.0398904</text:p>
          </table:table-cell>
          <table:table-cell office:value-type="float" office:value="0.0524169" calcext:value-type="float">
            <text:p>0.0524169</text:p>
          </table:table-cell>
          <table:table-cell office:value-type="float" office:value="-0.174863" calcext:value-type="float">
            <text:p>-0.174863</text:p>
          </table:table-cell>
          <table:table-cell office:value-type="float" office:value="-0.039891" calcext:value-type="float">
            <text:p>-0.039891</text:p>
          </table:table-cell>
          <table:table-cell office:value-type="float" office:value="0.0524168" calcext:value-type="float">
            <text:p>0.0524168</text:p>
          </table:table-cell>
          <table:table-cell office:value-type="float" office:value="-0.174863" calcext:value-type="float">
            <text:p>-0.174863</text:p>
          </table:table-cell>
          <table:table-cell office:value-type="float" office:value="0.116245" calcext:value-type="float">
            <text:p>0.116245</text:p>
          </table:table-cell>
          <table:table-cell office:value-type="float" office:value="-0.0287328" calcext:value-type="float">
            <text:p>-0.0287328</text:p>
          </table:table-cell>
          <table:table-cell office:value-type="float" office:value="-0.174411" calcext:value-type="float">
            <text:p>-0.174411</text:p>
          </table:table-cell>
          <table:table-cell office:value-type="float" office:value="-0.116246" calcext:value-type="float">
            <text:p>-0.116246</text:p>
          </table:table-cell>
          <table:table-cell office:value-type="float" office:value="-0.0287328" calcext:value-type="float">
            <text:p>-0.0287328</text:p>
          </table:table-cell>
          <table:table-cell office:value-type="float" office:value="-0.174411" calcext:value-type="float">
            <text:p>-0.174411</text:p>
          </table:table-cell>
          <table:table-cell office:value-type="float" office:value="0.00000761042" calcext:value-type="float">
            <text:p>7.61042E-06</text:p>
          </table:table-cell>
          <table:table-cell office:value-type="float" office:value="-0.00018275" calcext:value-type="float">
            <text:p>-0.00018275</text:p>
          </table:table-cell>
          <table:table-cell office:value-type="float" office:value="0.000107439" calcext:value-type="float">
            <text:p>0.000107439</text:p>
          </table:table-cell>
          <table:table-cell office:value-type="float" office:value="-0.0000075833" calcext:value-type="float">
            <text:p>-7.5833E-06</text:p>
          </table:table-cell>
          <table:table-cell office:value-type="float" office:value="-0.000182753" calcext:value-type="float">
            <text:p>-0.000182753</text:p>
          </table:table-cell>
          <table:table-cell office:value-type="float" office:value="0.000107445" calcext:value-type="float">
            <text:p>0.000107445</text:p>
          </table:table-cell>
          <table:table-cell office:value-type="float" office:value="0.00000990694" calcext:value-type="float">
            <text:p>9.90694E-06</text:p>
          </table:table-cell>
          <table:table-cell office:value-type="float" office:value="-0.0000604654" calcext:value-type="float">
            <text:p>-6.04654E-05</text:p>
          </table:table-cell>
          <table:table-cell office:value-type="float" office:value="-0.0000840094" calcext:value-type="float">
            <text:p>-8.40094E-05</text:p>
          </table:table-cell>
          <table:table-cell office:value-type="float" office:value="-0.00000987903" calcext:value-type="float">
            <text:p>-9.87903E-06</text:p>
          </table:table-cell>
          <table:table-cell office:value-type="float" office:value="-0.000060467" calcext:value-type="float">
            <text:p>-6.0467E-05</text:p>
          </table:table-cell>
          <table:table-cell office:value-type="float" office:value="-0.0000840059" calcext:value-type="float">
            <text:p>-8.4005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4158" calcext:value-type="float">
            <text:p>-0.0294158</text:p>
          </table:table-cell>
          <table:table-cell office:value-type="float" office:value="0.00000390779" calcext:value-type="float">
            <text:p>3.90779E-06</text:p>
          </table:table-cell>
          <table:table-cell office:value-type="float" office:value="0.327415" calcext:value-type="float">
            <text:p>0.327415</text:p>
          </table:table-cell>
          <table:table-cell office:value-type="float" office:value="-0.325832" calcext:value-type="float">
            <text:p>-0.325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620571" calcext:value-type="float">
            <text:p>-6.20571E-08</text:p>
          </table:table-cell>
          <table:table-cell office:value-type="float" office:value="-0.000321035" calcext:value-type="float">
            <text:p>-0.000321035</text:p>
          </table:table-cell>
          <table:table-cell office:value-type="float" office:value="0.00000000186334" calcext:value-type="float">
            <text:p>1.86334E-09</text:p>
          </table:table-cell>
          <table:table-cell office:value-type="float" office:value="-0.0318322" calcext:value-type="float">
            <text:p>-0.0318322</text:p>
          </table:table-cell>
          <table:table-cell office:value-type="float" office:value="-0.000000268175" calcext:value-type="float">
            <text:p>-2.68175E-07</text:p>
          </table:table-cell>
          <table:table-cell office:value-type="float" office:value="-0.999493" calcext:value-type="float">
            <text:p>-0.999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931" calcext:value-type="float">
            <text:p>0.0398931</text:p>
          </table:table-cell>
          <table:table-cell office:value-type="float" office:value="0.0523514" calcext:value-type="float">
            <text:p>0.0523514</text:p>
          </table:table-cell>
          <table:table-cell office:value-type="float" office:value="-0.174824" calcext:value-type="float">
            <text:p>-0.174824</text:p>
          </table:table-cell>
          <table:table-cell office:value-type="float" office:value="-0.0398938" calcext:value-type="float">
            <text:p>-0.0398938</text:p>
          </table:table-cell>
          <table:table-cell office:value-type="float" office:value="0.0523513" calcext:value-type="float">
            <text:p>0.0523513</text:p>
          </table:table-cell>
          <table:table-cell office:value-type="float" office:value="-0.174825" calcext:value-type="float">
            <text:p>-0.174825</text:p>
          </table:table-cell>
          <table:table-cell office:value-type="float" office:value="0.116249" calcext:value-type="float">
            <text:p>0.116249</text:p>
          </table:table-cell>
          <table:table-cell office:value-type="float" office:value="-0.0287544" calcext:value-type="float">
            <text:p>-0.0287544</text:p>
          </table:table-cell>
          <table:table-cell office:value-type="float" office:value="-0.174441" calcext:value-type="float">
            <text:p>-0.174441</text:p>
          </table:table-cell>
          <table:table-cell office:value-type="float" office:value="-0.11625" calcext:value-type="float">
            <text:p>-0.11625</text:p>
          </table:table-cell>
          <table:table-cell office:value-type="float" office:value="-0.0287545" calcext:value-type="float">
            <text:p>-0.0287545</text:p>
          </table:table-cell>
          <table:table-cell office:value-type="float" office:value="-0.174441" calcext:value-type="float">
            <text:p>-0.174441</text:p>
          </table:table-cell>
          <table:table-cell office:value-type="float" office:value="0.00000779696" calcext:value-type="float">
            <text:p>7.79696E-06</text:p>
          </table:table-cell>
          <table:table-cell office:value-type="float" office:value="-0.000181284" calcext:value-type="float">
            <text:p>-0.000181284</text:p>
          </table:table-cell>
          <table:table-cell office:value-type="float" office:value="0.000104897" calcext:value-type="float">
            <text:p>0.000104897</text:p>
          </table:table-cell>
          <table:table-cell office:value-type="float" office:value="-0.0000077703" calcext:value-type="float">
            <text:p>-7.7703E-06</text:p>
          </table:table-cell>
          <table:table-cell office:value-type="float" office:value="-0.000181287" calcext:value-type="float">
            <text:p>-0.000181287</text:p>
          </table:table-cell>
          <table:table-cell office:value-type="float" office:value="0.000104903" calcext:value-type="float">
            <text:p>0.000104903</text:p>
          </table:table-cell>
          <table:table-cell office:value-type="float" office:value="0.00000999573" calcext:value-type="float">
            <text:p>9.99573E-06</text:p>
          </table:table-cell>
          <table:table-cell office:value-type="float" office:value="-0.0000599603" calcext:value-type="float">
            <text:p>-5.99603E-05</text:p>
          </table:table-cell>
          <table:table-cell office:value-type="float" office:value="-0.0000846863" calcext:value-type="float">
            <text:p>-8.46863E-05</text:p>
          </table:table-cell>
          <table:table-cell office:value-type="float" office:value="-0.00000996825" calcext:value-type="float">
            <text:p>-9.96825E-06</text:p>
          </table:table-cell>
          <table:table-cell office:value-type="float" office:value="-0.000059962" calcext:value-type="float">
            <text:p>-5.9962E-05</text:p>
          </table:table-cell>
          <table:table-cell office:value-type="float" office:value="-0.0000846826" calcext:value-type="float">
            <text:p>-8.4682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4387" calcext:value-type="float">
            <text:p>-0.0294387</text:p>
          </table:table-cell>
          <table:table-cell office:value-type="float" office:value="0.00000390907" calcext:value-type="float">
            <text:p>3.90907E-06</text:p>
          </table:table-cell>
          <table:table-cell office:value-type="float" office:value="0.327415" calcext:value-type="float">
            <text:p>0.327415</text:p>
          </table:table-cell>
          <table:table-cell office:value-type="float" office:value="-0.32583" calcext:value-type="float">
            <text:p>-0.32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604494" calcext:value-type="float">
            <text:p>-6.04494E-08</text:p>
          </table:table-cell>
          <table:table-cell office:value-type="float" office:value="-0.00031637" calcext:value-type="float">
            <text:p>-0.00031637</text:p>
          </table:table-cell>
          <table:table-cell office:value-type="float" office:value="0.00000000187503" calcext:value-type="float">
            <text:p>1.87503E-09</text:p>
          </table:table-cell>
          <table:table-cell office:value-type="float" office:value="-0.0318628" calcext:value-type="float">
            <text:p>-0.0318628</text:p>
          </table:table-cell>
          <table:table-cell office:value-type="float" office:value="-0.0000002623" calcext:value-type="float">
            <text:p>-2.623E-07</text:p>
          </table:table-cell>
          <table:table-cell office:value-type="float" office:value="-0.999492" calcext:value-type="float">
            <text:p>-0.99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969" calcext:value-type="float">
            <text:p>0.0398969</text:p>
          </table:table-cell>
          <table:table-cell office:value-type="float" office:value="0.0522649" calcext:value-type="float">
            <text:p>0.0522649</text:p>
          </table:table-cell>
          <table:table-cell office:value-type="float" office:value="-0.174775" calcext:value-type="float">
            <text:p>-0.174775</text:p>
          </table:table-cell>
          <table:table-cell office:value-type="float" office:value="-0.0398976" calcext:value-type="float">
            <text:p>-0.0398976</text:p>
          </table:table-cell>
          <table:table-cell office:value-type="float" office:value="0.0522648" calcext:value-type="float">
            <text:p>0.0522648</text:p>
          </table:table-cell>
          <table:table-cell office:value-type="float" office:value="-0.174775" calcext:value-type="float">
            <text:p>-0.174775</text:p>
          </table:table-cell>
          <table:table-cell office:value-type="float" office:value="0.116254" calcext:value-type="float">
            <text:p>0.116254</text:p>
          </table:table-cell>
          <table:table-cell office:value-type="float" office:value="-0.028783" calcext:value-type="float">
            <text:p>-0.028783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-0.116254" calcext:value-type="float">
            <text:p>-0.116254</text:p>
          </table:table-cell>
          <table:table-cell office:value-type="float" office:value="-0.0287831" calcext:value-type="float">
            <text:p>-0.0287831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0.00000804497" calcext:value-type="float">
            <text:p>8.04497E-06</text:p>
          </table:table-cell>
          <table:table-cell office:value-type="float" office:value="-0.000179312" calcext:value-type="float">
            <text:p>-0.000179312</text:p>
          </table:table-cell>
          <table:table-cell office:value-type="float" office:value="0.000101521" calcext:value-type="float">
            <text:p>0.000101521</text:p>
          </table:table-cell>
          <table:table-cell office:value-type="float" office:value="-0.00000801892" calcext:value-type="float">
            <text:p>-8.01892E-06</text:p>
          </table:table-cell>
          <table:table-cell office:value-type="float" office:value="-0.000179315" calcext:value-type="float">
            <text:p>-0.000179315</text:p>
          </table:table-cell>
          <table:table-cell office:value-type="float" office:value="0.000101527" calcext:value-type="float">
            <text:p>0.000101527</text:p>
          </table:table-cell>
          <table:table-cell office:value-type="float" office:value="0.0000101103" calcext:value-type="float">
            <text:p>1.01103E-05</text:p>
          </table:table-cell>
          <table:table-cell office:value-type="float" office:value="-0.0000592854" calcext:value-type="float">
            <text:p>-5.92854E-05</text:p>
          </table:table-cell>
          <table:table-cell office:value-type="float" office:value="-0.0000855493" calcext:value-type="float">
            <text:p>-8.55493E-05</text:p>
          </table:table-cell>
          <table:table-cell office:value-type="float" office:value="-0.0000100834" calcext:value-type="float">
            <text:p>-1.00834E-05</text:p>
          </table:table-cell>
          <table:table-cell office:value-type="float" office:value="-0.0000592871" calcext:value-type="float">
            <text:p>-5.92871E-05</text:p>
          </table:table-cell>
          <table:table-cell office:value-type="float" office:value="-0.0000855455" calcext:value-type="float">
            <text:p>-8.5545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4615" calcext:value-type="float">
            <text:p>-0.0294615</text:p>
          </table:table-cell>
          <table:table-cell office:value-type="float" office:value="0.00000391034" calcext:value-type="float">
            <text:p>3.91034E-06</text:p>
          </table:table-cell>
          <table:table-cell office:value-type="float" office:value="0.327415" calcext:value-type="float">
            <text:p>0.327415</text:p>
          </table:table-cell>
          <table:table-cell office:value-type="float" office:value="-0.325828" calcext:value-type="float">
            <text:p>-0.325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593801" calcext:value-type="float">
            <text:p>-5.93801E-08</text:p>
          </table:table-cell>
          <table:table-cell office:value-type="float" office:value="-0.000313022" calcext:value-type="float">
            <text:p>-0.000313022</text:p>
          </table:table-cell>
          <table:table-cell office:value-type="float" office:value="0.00000000187987" calcext:value-type="float">
            <text:p>1.87987E-09</text:p>
          </table:table-cell>
          <table:table-cell office:value-type="float" office:value="-0.0318854" calcext:value-type="float">
            <text:p>-0.0318854</text:p>
          </table:table-cell>
          <table:table-cell office:value-type="float" office:value="-0.000000257989" calcext:value-type="float">
            <text:p>-2.57989E-07</text:p>
          </table:table-cell>
          <table:table-cell office:value-type="float" office:value="-0.999491" calcext:value-type="float">
            <text:p>-0.999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8999" calcext:value-type="float">
            <text:p>0.0398999</text:p>
          </table:table-cell>
          <table:table-cell office:value-type="float" office:value="0.0522006" calcext:value-type="float">
            <text:p>0.0522006</text:p>
          </table:table-cell>
          <table:table-cell office:value-type="float" office:value="-0.174739" calcext:value-type="float">
            <text:p>-0.174739</text:p>
          </table:table-cell>
          <table:table-cell office:value-type="float" office:value="-0.0399005" calcext:value-type="float">
            <text:p>-0.0399005</text:p>
          </table:table-cell>
          <table:table-cell office:value-type="float" office:value="0.0522005" calcext:value-type="float">
            <text:p>0.0522005</text:p>
          </table:table-cell>
          <table:table-cell office:value-type="float" office:value="-0.174739" calcext:value-type="float">
            <text:p>-0.174739</text:p>
          </table:table-cell>
          <table:table-cell office:value-type="float" office:value="0.116257" calcext:value-type="float">
            <text:p>0.116257</text:p>
          </table:table-cell>
          <table:table-cell office:value-type="float" office:value="-0.0288042" calcext:value-type="float">
            <text:p>-0.0288042</text:p>
          </table:table-cell>
          <table:table-cell office:value-type="float" office:value="-0.174513" calcext:value-type="float">
            <text:p>-0.174513</text:p>
          </table:table-cell>
          <table:table-cell office:value-type="float" office:value="-0.116258" calcext:value-type="float">
            <text:p>-0.116258</text:p>
          </table:table-cell>
          <table:table-cell office:value-type="float" office:value="-0.0288044" calcext:value-type="float">
            <text:p>-0.0288044</text:p>
          </table:table-cell>
          <table:table-cell office:value-type="float" office:value="-0.174513" calcext:value-type="float">
            <text:p>-0.174513</text:p>
          </table:table-cell>
          <table:table-cell office:value-type="float" office:value="0.0000082166" calcext:value-type="float">
            <text:p>8.2166E-06</text:p>
          </table:table-cell>
          <table:table-cell office:value-type="float" office:value="-0.000177962" calcext:value-type="float">
            <text:p>-0.000177962</text:p>
          </table:table-cell>
          <table:table-cell office:value-type="float" office:value="0.0000991794" calcext:value-type="float">
            <text:p>9.91794E-05</text:p>
          </table:table-cell>
          <table:table-cell office:value-type="float" office:value="-0.00000819097" calcext:value-type="float">
            <text:p>-8.19097E-06</text:p>
          </table:table-cell>
          <table:table-cell office:value-type="float" office:value="-0.000177965" calcext:value-type="float">
            <text:p>-0.000177965</text:p>
          </table:table-cell>
          <table:table-cell office:value-type="float" office:value="0.0000991852" calcext:value-type="float">
            <text:p>9.91852E-05</text:p>
          </table:table-cell>
          <table:table-cell office:value-type="float" office:value="0.0000101928" calcext:value-type="float">
            <text:p>1.01928E-05</text:p>
          </table:table-cell>
          <table:table-cell office:value-type="float" office:value="-0.0000588185" calcext:value-type="float">
            <text:p>-5.88185E-05</text:p>
          </table:table-cell>
          <table:table-cell office:value-type="float" office:value="-0.0000861753" calcext:value-type="float">
            <text:p>-8.61753E-05</text:p>
          </table:table-cell>
          <table:table-cell office:value-type="float" office:value="-0.0000101663" calcext:value-type="float">
            <text:p>-1.01663E-05</text:p>
          </table:table-cell>
          <table:table-cell office:value-type="float" office:value="-0.0000588203" calcext:value-type="float">
            <text:p>-5.88203E-05</text:p>
          </table:table-cell>
          <table:table-cell office:value-type="float" office:value="-0.0000861714" calcext:value-type="float">
            <text:p>-8.6171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4865" calcext:value-type="float">
            <text:p>-0.0294865</text:p>
          </table:table-cell>
          <table:table-cell office:value-type="float" office:value="0.00000391172" calcext:value-type="float">
            <text:p>3.91172E-06</text:p>
          </table:table-cell>
          <table:table-cell office:value-type="float" office:value="0.327416" calcext:value-type="float">
            <text:p>0.327416</text:p>
          </table:table-cell>
          <table:table-cell office:value-type="float" office:value="-0.325825" calcext:value-type="float">
            <text:p>-0.325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58081" calcext:value-type="float">
            <text:p>-5.8081E-08</text:p>
          </table:table-cell>
          <table:table-cell office:value-type="float" office:value="-0.000308955" calcext:value-type="float">
            <text:p>-0.000308955</text:p>
          </table:table-cell>
          <table:table-cell office:value-type="float" office:value="0.00000000188116" calcext:value-type="float">
            <text:p>1.88116E-09</text:p>
          </table:table-cell>
          <table:table-cell office:value-type="float" office:value="-0.0319127" calcext:value-type="float">
            <text:p>-0.0319127</text:p>
          </table:table-cell>
          <table:table-cell office:value-type="float" office:value="-0.000000252825" calcext:value-type="float">
            <text:p>-2.52825E-07</text:p>
          </table:table-cell>
          <table:table-cell office:value-type="float" office:value="-0.999491" calcext:value-type="float">
            <text:p>-0.999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035" calcext:value-type="float">
            <text:p>0.0399035</text:p>
          </table:table-cell>
          <table:table-cell office:value-type="float" office:value="0.0521227" calcext:value-type="float">
            <text:p>0.0521227</text:p>
          </table:table-cell>
          <table:table-cell office:value-type="float" office:value="-0.174696" calcext:value-type="float">
            <text:p>-0.174696</text:p>
          </table:table-cell>
          <table:table-cell office:value-type="float" office:value="-0.0399041" calcext:value-type="float">
            <text:p>-0.0399041</text:p>
          </table:table-cell>
          <table:table-cell office:value-type="float" office:value="0.0521227" calcext:value-type="float">
            <text:p>0.0521227</text:p>
          </table:table-cell>
          <table:table-cell office:value-type="float" office:value="-0.174696" calcext:value-type="float">
            <text:p>-0.174696</text:p>
          </table:table-cell>
          <table:table-cell office:value-type="float" office:value="0.116262" calcext:value-type="float">
            <text:p>0.116262</text:p>
          </table:table-cell>
          <table:table-cell office:value-type="float" office:value="-0.02883" calcext:value-type="float">
            <text:p>-0.02883</text:p>
          </table:table-cell>
          <table:table-cell office:value-type="float" office:value="-0.174551" calcext:value-type="float">
            <text:p>-0.174551</text:p>
          </table:table-cell>
          <table:table-cell office:value-type="float" office:value="-0.116263" calcext:value-type="float">
            <text:p>-0.116263</text:p>
          </table:table-cell>
          <table:table-cell office:value-type="float" office:value="-0.0288301" calcext:value-type="float">
            <text:p>-0.0288301</text:p>
          </table:table-cell>
          <table:table-cell office:value-type="float" office:value="-0.174551" calcext:value-type="float">
            <text:p>-0.174551</text:p>
          </table:table-cell>
          <table:table-cell office:value-type="float" office:value="0.00000843279" calcext:value-type="float">
            <text:p>8.43279E-06</text:p>
          </table:table-cell>
          <table:table-cell office:value-type="float" office:value="-0.000176234" calcext:value-type="float">
            <text:p>-0.000176234</text:p>
          </table:table-cell>
          <table:table-cell office:value-type="float" office:value="0.0000962342" calcext:value-type="float">
            <text:p>9.62342E-05</text:p>
          </table:table-cell>
          <table:table-cell office:value-type="float" office:value="-0.00000840767" calcext:value-type="float">
            <text:p>-8.40767E-06</text:p>
          </table:table-cell>
          <table:table-cell office:value-type="float" office:value="-0.000176236" calcext:value-type="float">
            <text:p>-0.000176236</text:p>
          </table:table-cell>
          <table:table-cell office:value-type="float" office:value="0.0000962399" calcext:value-type="float">
            <text:p>9.62399E-05</text:p>
          </table:table-cell>
          <table:table-cell office:value-type="float" office:value="0.0000102914" calcext:value-type="float">
            <text:p>1.02914E-05</text:p>
          </table:table-cell>
          <table:table-cell office:value-type="float" office:value="-0.0000582314" calcext:value-type="float">
            <text:p>-5.82314E-05</text:p>
          </table:table-cell>
          <table:table-cell office:value-type="float" office:value="-0.000086912" calcext:value-type="float">
            <text:p>-8.6912E-05</text:p>
          </table:table-cell>
          <table:table-cell office:value-type="float" office:value="-0.0000102653" calcext:value-type="float">
            <text:p>-1.02653E-05</text:p>
          </table:table-cell>
          <table:table-cell office:value-type="float" office:value="-0.0000582332" calcext:value-type="float">
            <text:p>-5.82332E-05</text:p>
          </table:table-cell>
          <table:table-cell office:value-type="float" office:value="-0.0000869081" calcext:value-type="float">
            <text:p>-8.6908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5091" calcext:value-type="float">
            <text:p>-0.0295091</text:p>
          </table:table-cell>
          <table:table-cell office:value-type="float" office:value="0.00000391296" calcext:value-type="float">
            <text:p>3.91296E-06</text:p>
          </table:table-cell>
          <table:table-cell office:value-type="float" office:value="0.327416" calcext:value-type="float">
            <text:p>0.327416</text:p>
          </table:table-cell>
          <table:table-cell office:value-type="float" office:value="-0.325823" calcext:value-type="float">
            <text:p>-0.325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94362" calcext:value-type="float">
            <text:p>-4.94362E-08</text:p>
          </table:table-cell>
          <table:table-cell office:value-type="float" office:value="-0.000305321" calcext:value-type="float">
            <text:p>-0.000305321</text:p>
          </table:table-cell>
          <table:table-cell office:value-type="float" office:value="0.000000000102258" calcext:value-type="float">
            <text:p>1.02258E-10</text:p>
          </table:table-cell>
          <table:table-cell office:value-type="float" office:value="-0.0319373" calcext:value-type="float">
            <text:p>-0.0319373</text:p>
          </table:table-cell>
          <table:table-cell office:value-type="float" office:value="-0.00000024942" calcext:value-type="float">
            <text:p>-2.4942E-07</text:p>
          </table:table-cell>
          <table:table-cell office:value-type="float" office:value="-0.99949" calcext:value-type="float">
            <text:p>-0.99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07" calcext:value-type="float">
            <text:p>0.039907</text:p>
          </table:table-cell>
          <table:table-cell office:value-type="float" office:value="0.0520526" calcext:value-type="float">
            <text:p>0.0520526</text:p>
          </table:table-cell>
          <table:table-cell office:value-type="float" office:value="-0.174658" calcext:value-type="float">
            <text:p>-0.174658</text:p>
          </table:table-cell>
          <table:table-cell office:value-type="float" office:value="-0.0399075" calcext:value-type="float">
            <text:p>-0.0399075</text:p>
          </table:table-cell>
          <table:table-cell office:value-type="float" office:value="0.0520525" calcext:value-type="float">
            <text:p>0.0520525</text:p>
          </table:table-cell>
          <table:table-cell office:value-type="float" office:value="-0.174658" calcext:value-type="float">
            <text:p>-0.174658</text:p>
          </table:table-cell>
          <table:table-cell office:value-type="float" office:value="0.116266" calcext:value-type="float">
            <text:p>0.116266</text:p>
          </table:table-cell>
          <table:table-cell office:value-type="float" office:value="-0.0288532" calcext:value-type="float">
            <text:p>-0.0288532</text:p>
          </table:table-cell>
          <table:table-cell office:value-type="float" office:value="-0.174586" calcext:value-type="float">
            <text:p>-0.174586</text:p>
          </table:table-cell>
          <table:table-cell office:value-type="float" office:value="-0.116267" calcext:value-type="float">
            <text:p>-0.116267</text:p>
          </table:table-cell>
          <table:table-cell office:value-type="float" office:value="-0.0288533" calcext:value-type="float">
            <text:p>-0.0288533</text:p>
          </table:table-cell>
          <table:table-cell office:value-type="float" office:value="-0.174586" calcext:value-type="float">
            <text:p>-0.174586</text:p>
          </table:table-cell>
          <table:table-cell office:value-type="float" office:value="0.00000862122" calcext:value-type="float">
            <text:p>8.62122E-06</text:p>
          </table:table-cell>
          <table:table-cell office:value-type="float" office:value="-0.000174734" calcext:value-type="float">
            <text:p>-0.000174734</text:p>
          </table:table-cell>
          <table:table-cell office:value-type="float" office:value="0.0000936626" calcext:value-type="float">
            <text:p>9.36626E-05</text:p>
          </table:table-cell>
          <table:table-cell office:value-type="float" office:value="-0.0000085971" calcext:value-type="float">
            <text:p>-8.5971E-06</text:p>
          </table:table-cell>
          <table:table-cell office:value-type="float" office:value="-0.000174735" calcext:value-type="float">
            <text:p>-0.000174735</text:p>
          </table:table-cell>
          <table:table-cell office:value-type="float" office:value="0.0000936638" calcext:value-type="float">
            <text:p>9.36638E-05</text:p>
          </table:table-cell>
          <table:table-cell office:value-type="float" office:value="0.0000103775" calcext:value-type="float">
            <text:p>1.03775E-05</text:p>
          </table:table-cell>
          <table:table-cell office:value-type="float" office:value="-0.0000577237" calcext:value-type="float">
            <text:p>-5.77237E-05</text:p>
          </table:table-cell>
          <table:table-cell office:value-type="float" office:value="-0.0000875622" calcext:value-type="float">
            <text:p>-8.75622E-05</text:p>
          </table:table-cell>
          <table:table-cell office:value-type="float" office:value="-0.0000103533" calcext:value-type="float">
            <text:p>-1.03533E-05</text:p>
          </table:table-cell>
          <table:table-cell office:value-type="float" office:value="-0.0000577249" calcext:value-type="float">
            <text:p>-5.77249E-05</text:p>
          </table:table-cell>
          <table:table-cell office:value-type="float" office:value="-0.0000875601" calcext:value-type="float">
            <text:p>-8.7560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5315" calcext:value-type="float">
            <text:p>-0.0295315</text:p>
          </table:table-cell>
          <table:table-cell office:value-type="float" office:value="0.00000391387" calcext:value-type="float">
            <text:p>3.91387E-06</text:p>
          </table:table-cell>
          <table:table-cell office:value-type="float" office:value="0.327416" calcext:value-type="float">
            <text:p>0.327416</text:p>
          </table:table-cell>
          <table:table-cell office:value-type="float" office:value="-0.32582" calcext:value-type="float">
            <text:p>-0.32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38302" calcext:value-type="float">
            <text:p>-4.38302E-08</text:p>
          </table:table-cell>
          <table:table-cell office:value-type="float" office:value="-0.000301805" calcext:value-type="float">
            <text:p>-0.000301805</text:p>
          </table:table-cell>
          <table:table-cell office:value-type="float" office:value="0.00000000162647" calcext:value-type="float">
            <text:p>1.62647E-09</text:p>
          </table:table-cell>
          <table:table-cell office:value-type="float" office:value="-0.0319615" calcext:value-type="float">
            <text:p>-0.0319615</text:p>
          </table:table-cell>
          <table:table-cell office:value-type="float" office:value="-0.000000246284" calcext:value-type="float">
            <text:p>-2.46284E-07</text:p>
          </table:table-cell>
          <table:table-cell office:value-type="float" office:value="-0.999489" calcext:value-type="float">
            <text:p>-0.999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104" calcext:value-type="float">
            <text:p>0.0399104</text:p>
          </table:table-cell>
          <table:table-cell office:value-type="float" office:value="0.051983" calcext:value-type="float">
            <text:p>0.051983</text:p>
          </table:table-cell>
          <table:table-cell office:value-type="float" office:value="-0.174621" calcext:value-type="float">
            <text:p>-0.174621</text:p>
          </table:table-cell>
          <table:table-cell office:value-type="float" office:value="-0.039911" calcext:value-type="float">
            <text:p>-0.039911</text:p>
          </table:table-cell>
          <table:table-cell office:value-type="float" office:value="0.0519829" calcext:value-type="float">
            <text:p>0.0519829</text:p>
          </table:table-cell>
          <table:table-cell office:value-type="float" office:value="-0.174621" calcext:value-type="float">
            <text:p>-0.174621</text:p>
          </table:table-cell>
          <table:table-cell office:value-type="float" office:value="0.11627" calcext:value-type="float">
            <text:p>0.11627</text:p>
          </table:table-cell>
          <table:table-cell office:value-type="float" office:value="-0.0288762" calcext:value-type="float">
            <text:p>-0.0288762</text:p>
          </table:table-cell>
          <table:table-cell office:value-type="float" office:value="-0.174621" calcext:value-type="float">
            <text:p>-0.174621</text:p>
          </table:table-cell>
          <table:table-cell office:value-type="float" office:value="-0.116271" calcext:value-type="float">
            <text:p>-0.116271</text:p>
          </table:table-cell>
          <table:table-cell office:value-type="float" office:value="-0.0288762" calcext:value-type="float">
            <text:p>-0.0288762</text:p>
          </table:table-cell>
          <table:table-cell office:value-type="float" office:value="-0.174621" calcext:value-type="float">
            <text:p>-0.174621</text:p>
          </table:table-cell>
          <table:table-cell office:value-type="float" office:value="0.00000880402" calcext:value-type="float">
            <text:p>8.80402E-06</text:p>
          </table:table-cell>
          <table:table-cell office:value-type="float" office:value="-0.00017327" calcext:value-type="float">
            <text:p>-0.00017327</text:p>
          </table:table-cell>
          <table:table-cell office:value-type="float" office:value="0.0000911652" calcext:value-type="float">
            <text:p>9.11652E-05</text:p>
          </table:table-cell>
          <table:table-cell office:value-type="float" office:value="-0.00000878053" calcext:value-type="float">
            <text:p>-8.78053E-06</text:p>
          </table:table-cell>
          <table:table-cell office:value-type="float" office:value="-0.000173272" calcext:value-type="float">
            <text:p>-0.000173272</text:p>
          </table:table-cell>
          <table:table-cell office:value-type="float" office:value="0.0000911712" calcext:value-type="float">
            <text:p>9.11712E-05</text:p>
          </table:table-cell>
          <table:table-cell office:value-type="float" office:value="0.0000104604" calcext:value-type="float">
            <text:p>1.04604E-05</text:p>
          </table:table-cell>
          <table:table-cell office:value-type="float" office:value="-0.0000572328" calcext:value-type="float">
            <text:p>-5.72328E-05</text:p>
          </table:table-cell>
          <table:table-cell office:value-type="float" office:value="-0.0000881774" calcext:value-type="float">
            <text:p>-8.81774E-05</text:p>
          </table:table-cell>
          <table:table-cell office:value-type="float" office:value="-0.0000104371" calcext:value-type="float">
            <text:p>-1.04371E-05</text:p>
          </table:table-cell>
          <table:table-cell office:value-type="float" office:value="-0.0000572289" calcext:value-type="float">
            <text:p>-5.72289E-05</text:p>
          </table:table-cell>
          <table:table-cell office:value-type="float" office:value="-0.0000881832" calcext:value-type="float">
            <text:p>-8.8183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5539" calcext:value-type="float">
            <text:p>-0.0295539</text:p>
          </table:table-cell>
          <table:table-cell office:value-type="float" office:value="0.0000039147" calcext:value-type="float">
            <text:p>3.9147E-06</text:p>
          </table:table-cell>
          <table:table-cell office:value-type="float" office:value="0.327415" calcext:value-type="float">
            <text:p>0.327415</text:p>
          </table:table-cell>
          <table:table-cell office:value-type="float" office:value="-0.325818" calcext:value-type="float">
            <text:p>-0.325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99028" calcext:value-type="float">
            <text:p>-4.99028E-08</text:p>
          </table:table-cell>
          <table:table-cell office:value-type="float" office:value="-0.000298003" calcext:value-type="float">
            <text:p>-0.000298003</text:p>
          </table:table-cell>
          <table:table-cell office:value-type="float" office:value="0.0000000019537" calcext:value-type="float">
            <text:p>1.9537E-09</text:p>
          </table:table-cell>
          <table:table-cell office:value-type="float" office:value="-0.0319879" calcext:value-type="float">
            <text:p>-0.0319879</text:p>
          </table:table-cell>
          <table:table-cell office:value-type="float" office:value="-0.000000242532" calcext:value-type="float">
            <text:p>-2.42532E-07</text:p>
          </table:table-cell>
          <table:table-cell office:value-type="float" office:value="-0.999488" calcext:value-type="float">
            <text:p>-0.999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144" calcext:value-type="float">
            <text:p>0.0399144</text:p>
          </table:table-cell>
          <table:table-cell office:value-type="float" office:value="0.0519071" calcext:value-type="float">
            <text:p>0.0519071</text:p>
          </table:table-cell>
          <table:table-cell office:value-type="float" office:value="-0.174582" calcext:value-type="float">
            <text:p>-0.174582</text:p>
          </table:table-cell>
          <table:table-cell office:value-type="float" office:value="-0.0399149" calcext:value-type="float">
            <text:p>-0.0399149</text:p>
          </table:table-cell>
          <table:table-cell office:value-type="float" office:value="0.0519071" calcext:value-type="float">
            <text:p>0.0519071</text:p>
          </table:table-cell>
          <table:table-cell office:value-type="float" office:value="-0.174582" calcext:value-type="float">
            <text:p>-0.174582</text:p>
          </table:table-cell>
          <table:table-cell office:value-type="float" office:value="0.116275" calcext:value-type="float">
            <text:p>0.116275</text:p>
          </table:table-cell>
          <table:table-cell office:value-type="float" office:value="-0.0289012" calcext:value-type="float">
            <text:p>-0.0289012</text:p>
          </table:table-cell>
          <table:table-cell office:value-type="float" office:value="-0.17466" calcext:value-type="float">
            <text:p>-0.17466</text:p>
          </table:table-cell>
          <table:table-cell office:value-type="float" office:value="-0.116275" calcext:value-type="float">
            <text:p>-0.116275</text:p>
          </table:table-cell>
          <table:table-cell office:value-type="float" office:value="-0.0289013" calcext:value-type="float">
            <text:p>-0.0289013</text:p>
          </table:table-cell>
          <table:table-cell office:value-type="float" office:value="-0.17466" calcext:value-type="float">
            <text:p>-0.17466</text:p>
          </table:table-cell>
          <table:table-cell office:value-type="float" office:value="0.00000899938" calcext:value-type="float">
            <text:p>8.99938E-06</text:p>
          </table:table-cell>
          <table:table-cell office:value-type="float" office:value="-0.000171707" calcext:value-type="float">
            <text:p>-0.000171707</text:p>
          </table:table-cell>
          <table:table-cell office:value-type="float" office:value="0.000088495" calcext:value-type="float">
            <text:p>8.8495E-05</text:p>
          </table:table-cell>
          <table:table-cell office:value-type="float" office:value="-0.00000897642" calcext:value-type="float">
            <text:p>-8.97642E-06</text:p>
          </table:table-cell>
          <table:table-cell office:value-type="float" office:value="-0.000171712" calcext:value-type="float">
            <text:p>-0.000171712</text:p>
          </table:table-cell>
          <table:table-cell office:value-type="float" office:value="0.0000885059" calcext:value-type="float">
            <text:p>8.85059E-05</text:p>
          </table:table-cell>
          <table:table-cell office:value-type="float" office:value="0.0000105511" calcext:value-type="float">
            <text:p>1.05511E-05</text:p>
          </table:table-cell>
          <table:table-cell office:value-type="float" office:value="-0.0000566984" calcext:value-type="float">
            <text:p>-5.66984E-05</text:p>
          </table:table-cell>
          <table:table-cell office:value-type="float" office:value="-0.0000888555" calcext:value-type="float">
            <text:p>-8.88555E-05</text:p>
          </table:table-cell>
          <table:table-cell office:value-type="float" office:value="-0.0000105273" calcext:value-type="float">
            <text:p>-1.05273E-05</text:p>
          </table:table-cell>
          <table:table-cell office:value-type="float" office:value="-0.000056701" calcext:value-type="float">
            <text:p>-5.6701E-05</text:p>
          </table:table-cell>
          <table:table-cell office:value-type="float" office:value="-0.0000888501" calcext:value-type="float">
            <text:p>-8.8850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5761" calcext:value-type="float">
            <text:p>-0.0295761</text:p>
          </table:table-cell>
          <table:table-cell office:value-type="float" office:value="0.00000391571" calcext:value-type="float">
            <text:p>3.91571E-06</text:p>
          </table:table-cell>
          <table:table-cell office:value-type="float" office:value="0.327415" calcext:value-type="float">
            <text:p>0.327415</text:p>
          </table:table-cell>
          <table:table-cell office:value-type="float" office:value="-0.325815" calcext:value-type="float">
            <text:p>-0.325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51061" calcext:value-type="float">
            <text:p>-5.1061E-08</text:p>
          </table:table-cell>
          <table:table-cell office:value-type="float" office:value="-0.000294628" calcext:value-type="float">
            <text:p>-0.000294628</text:p>
          </table:table-cell>
          <table:table-cell office:value-type="float" office:value="0.00000000192674" calcext:value-type="float">
            <text:p>1.92674E-09</text:p>
          </table:table-cell>
          <table:table-cell office:value-type="float" office:value="-0.0320116" calcext:value-type="float">
            <text:p>-0.0320116</text:p>
          </table:table-cell>
          <table:table-cell office:value-type="float" office:value="-0.000000238473" calcext:value-type="float">
            <text:p>-2.38473E-07</text:p>
          </table:table-cell>
          <table:table-cell office:value-type="float" office:value="-0.999487" calcext:value-type="float">
            <text:p>-0.999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18" calcext:value-type="float">
            <text:p>0.039918</text:p>
          </table:table-cell>
          <table:table-cell office:value-type="float" office:value="0.0518388" calcext:value-type="float">
            <text:p>0.0518388</text:p>
          </table:table-cell>
          <table:table-cell office:value-type="float" office:value="-0.174547" calcext:value-type="float">
            <text:p>-0.174547</text:p>
          </table:table-cell>
          <table:table-cell office:value-type="float" office:value="-0.0399185" calcext:value-type="float">
            <text:p>-0.0399185</text:p>
          </table:table-cell>
          <table:table-cell office:value-type="float" office:value="0.0518386" calcext:value-type="float">
            <text:p>0.0518386</text:p>
          </table:table-cell>
          <table:table-cell office:value-type="float" office:value="-0.174547" calcext:value-type="float">
            <text:p>-0.174547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-0.0289238" calcext:value-type="float">
            <text:p>-0.0289238</text:p>
          </table:table-cell>
          <table:table-cell office:value-type="float" office:value="-0.174696" calcext:value-type="float">
            <text:p>-0.174696</text:p>
          </table:table-cell>
          <table:table-cell office:value-type="float" office:value="-0.11628" calcext:value-type="float">
            <text:p>-0.11628</text:p>
          </table:table-cell>
          <table:table-cell office:value-type="float" office:value="-0.0289239" calcext:value-type="float">
            <text:p>-0.0289239</text:p>
          </table:table-cell>
          <table:table-cell office:value-type="float" office:value="-0.174696" calcext:value-type="float">
            <text:p>-0.174696</text:p>
          </table:table-cell>
          <table:table-cell office:value-type="float" office:value="0.00000917147" calcext:value-type="float">
            <text:p>9.17147E-06</text:p>
          </table:table-cell>
          <table:table-cell office:value-type="float" office:value="-0.000170335" calcext:value-type="float">
            <text:p>-0.000170335</text:p>
          </table:table-cell>
          <table:table-cell office:value-type="float" office:value="0.0000861497" calcext:value-type="float">
            <text:p>8.61497E-05</text:p>
          </table:table-cell>
          <table:table-cell office:value-type="float" office:value="-0.00000914845" calcext:value-type="float">
            <text:p>-9.14845E-06</text:p>
          </table:table-cell>
          <table:table-cell office:value-type="float" office:value="-0.000170338" calcext:value-type="float">
            <text:p>-0.000170338</text:p>
          </table:table-cell>
          <table:table-cell office:value-type="float" office:value="0.0000861564" calcext:value-type="float">
            <text:p>8.61564E-05</text:p>
          </table:table-cell>
          <table:table-cell office:value-type="float" office:value="0.0000106302" calcext:value-type="float">
            <text:p>1.06302E-05</text:p>
          </table:table-cell>
          <table:table-cell office:value-type="float" office:value="-0.0000562359" calcext:value-type="float">
            <text:p>-5.62359E-05</text:p>
          </table:table-cell>
          <table:table-cell office:value-type="float" office:value="-0.0000894412" calcext:value-type="float">
            <text:p>-8.94412E-05</text:p>
          </table:table-cell>
          <table:table-cell office:value-type="float" office:value="-0.0000106061" calcext:value-type="float">
            <text:p>-1.06061E-05</text:p>
          </table:table-cell>
          <table:table-cell office:value-type="float" office:value="-0.0000562386" calcext:value-type="float">
            <text:p>-5.62386E-05</text:p>
          </table:table-cell>
          <table:table-cell office:value-type="float" office:value="-0.0000894357" calcext:value-type="float">
            <text:p>-8.9435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6005" calcext:value-type="float">
            <text:p>-0.0296005</text:p>
          </table:table-cell>
          <table:table-cell office:value-type="float" office:value="0.00000391697" calcext:value-type="float">
            <text:p>3.91697E-06</text:p>
          </table:table-cell>
          <table:table-cell office:value-type="float" office:value="0.327415" calcext:value-type="float">
            <text:p>0.327415</text:p>
          </table:table-cell>
          <table:table-cell office:value-type="float" office:value="-0.325812" calcext:value-type="float">
            <text:p>-0.325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512038" calcext:value-type="float">
            <text:p>-5.12038E-08</text:p>
          </table:table-cell>
          <table:table-cell office:value-type="float" office:value="-0.000291641" calcext:value-type="float">
            <text:p>-0.000291641</text:p>
          </table:table-cell>
          <table:table-cell office:value-type="float" office:value="0.00000000190835" calcext:value-type="float">
            <text:p>1.90835E-09</text:p>
          </table:table-cell>
          <table:table-cell office:value-type="float" office:value="-0.0320327" calcext:value-type="float">
            <text:p>-0.0320327</text:p>
          </table:table-cell>
          <table:table-cell office:value-type="float" office:value="-0.000000234787" calcext:value-type="float">
            <text:p>-2.34787E-07</text:p>
          </table:table-cell>
          <table:table-cell office:value-type="float" office:value="-0.999487" calcext:value-type="float">
            <text:p>-0.999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213" calcext:value-type="float">
            <text:p>0.0399213</text:p>
          </table:table-cell>
          <table:table-cell office:value-type="float" office:value="0.0517777" calcext:value-type="float">
            <text:p>0.0517777</text:p>
          </table:table-cell>
          <table:table-cell office:value-type="float" office:value="-0.174516" calcext:value-type="float">
            <text:p>-0.174516</text:p>
          </table:table-cell>
          <table:table-cell office:value-type="float" office:value="-0.0399219" calcext:value-type="float">
            <text:p>-0.0399219</text:p>
          </table:table-cell>
          <table:table-cell office:value-type="float" office:value="0.0517776" calcext:value-type="float">
            <text:p>0.0517776</text:p>
          </table:table-cell>
          <table:table-cell office:value-type="float" office:value="-0.174516" calcext:value-type="float">
            <text:p>-0.174516</text:p>
          </table:table-cell>
          <table:table-cell office:value-type="float" office:value="0.116283" calcext:value-type="float">
            <text:p>0.116283</text:p>
          </table:table-cell>
          <table:table-cell office:value-type="float" office:value="-0.028944" calcext:value-type="float">
            <text:p>-0.028944</text:p>
          </table:table-cell>
          <table:table-cell office:value-type="float" office:value="-0.174728" calcext:value-type="float">
            <text:p>-0.174728</text:p>
          </table:table-cell>
          <table:table-cell office:value-type="float" office:value="-0.116283" calcext:value-type="float">
            <text:p>-0.116283</text:p>
          </table:table-cell>
          <table:table-cell office:value-type="float" office:value="-0.0289441" calcext:value-type="float">
            <text:p>-0.0289441</text:p>
          </table:table-cell>
          <table:table-cell office:value-type="float" office:value="-0.174728" calcext:value-type="float">
            <text:p>-0.174728</text:p>
          </table:table-cell>
          <table:table-cell office:value-type="float" office:value="0.00000932148" calcext:value-type="float">
            <text:p>9.32148E-06</text:p>
          </table:table-cell>
          <table:table-cell office:value-type="float" office:value="-0.000169137" calcext:value-type="float">
            <text:p>-0.000169137</text:p>
          </table:table-cell>
          <table:table-cell office:value-type="float" office:value="0.0000841002" calcext:value-type="float">
            <text:p>8.41002E-05</text:p>
          </table:table-cell>
          <table:table-cell office:value-type="float" office:value="-0.00000929864" calcext:value-type="float">
            <text:p>-9.29864E-06</text:p>
          </table:table-cell>
          <table:table-cell office:value-type="float" office:value="-0.00016914" calcext:value-type="float">
            <text:p>-0.00016914</text:p>
          </table:table-cell>
          <table:table-cell office:value-type="float" office:value="0.0000841061" calcext:value-type="float">
            <text:p>8.41061E-05</text:p>
          </table:table-cell>
          <table:table-cell office:value-type="float" office:value="0.0000106993" calcext:value-type="float">
            <text:p>1.06993E-05</text:p>
          </table:table-cell>
          <table:table-cell office:value-type="float" office:value="-0.0000558329" calcext:value-type="float">
            <text:p>-5.58329E-05</text:p>
          </table:table-cell>
          <table:table-cell office:value-type="float" office:value="-0.0000899539" calcext:value-type="float">
            <text:p>-8.99539E-05</text:p>
          </table:table-cell>
          <table:table-cell office:value-type="float" office:value="-0.0000106753" calcext:value-type="float">
            <text:p>-1.06753E-05</text:p>
          </table:table-cell>
          <table:table-cell office:value-type="float" office:value="-0.0000558354" calcext:value-type="float">
            <text:p>-5.58354E-05</text:p>
          </table:table-cell>
          <table:table-cell office:value-type="float" office:value="-0.0000899488" calcext:value-type="float">
            <text:p>-8.9948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6225" calcext:value-type="float">
            <text:p>-0.0296225</text:p>
          </table:table-cell>
          <table:table-cell office:value-type="float" office:value="0.00000391813" calcext:value-type="float">
            <text:p>3.91813E-06</text:p>
          </table:table-cell>
          <table:table-cell office:value-type="float" office:value="0.327414" calcext:value-type="float">
            <text:p>0.327414</text:p>
          </table:table-cell>
          <table:table-cell office:value-type="float" office:value="-0.325809" calcext:value-type="float">
            <text:p>-0.325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50925" calcext:value-type="float">
            <text:p>-5.0925E-08</text:p>
          </table:table-cell>
          <table:table-cell office:value-type="float" office:value="-0.000288045" calcext:value-type="float">
            <text:p>-0.000288045</text:p>
          </table:table-cell>
          <table:table-cell office:value-type="float" office:value="0.00000000188361" calcext:value-type="float">
            <text:p>1.88361E-09</text:p>
          </table:table-cell>
          <table:table-cell office:value-type="float" office:value="-0.0320581" calcext:value-type="float">
            <text:p>-0.0320581</text:p>
          </table:table-cell>
          <table:table-cell office:value-type="float" office:value="-0.00000023029" calcext:value-type="float">
            <text:p>-2.3029E-07</text:p>
          </table:table-cell>
          <table:table-cell office:value-type="float" office:value="-0.999486" calcext:value-type="float">
            <text:p>-0.999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255" calcext:value-type="float">
            <text:p>0.0399255</text:p>
          </table:table-cell>
          <table:table-cell office:value-type="float" office:value="0.0517036" calcext:value-type="float">
            <text:p>0.0517036</text:p>
          </table:table-cell>
          <table:table-cell office:value-type="float" office:value="-0.17448" calcext:value-type="float">
            <text:p>-0.17448</text:p>
          </table:table-cell>
          <table:table-cell office:value-type="float" office:value="-0.039926" calcext:value-type="float">
            <text:p>-0.039926</text:p>
          </table:table-cell>
          <table:table-cell office:value-type="float" office:value="0.0517035" calcext:value-type="float">
            <text:p>0.0517035</text:p>
          </table:table-cell>
          <table:table-cell office:value-type="float" office:value="-0.17448" calcext:value-type="float">
            <text:p>-0.17448</text:p>
          </table:table-cell>
          <table:table-cell office:value-type="float" office:value="0.116288" calcext:value-type="float">
            <text:p>0.116288</text:p>
          </table:table-cell>
          <table:table-cell office:value-type="float" office:value="-0.0289684" calcext:value-type="float">
            <text:p>-0.0289684</text:p>
          </table:table-cell>
          <table:table-cell office:value-type="float" office:value="-0.174768" calcext:value-type="float">
            <text:p>-0.174768</text:p>
          </table:table-cell>
          <table:table-cell office:value-type="float" office:value="-0.116288" calcext:value-type="float">
            <text:p>-0.116288</text:p>
          </table:table-cell>
          <table:table-cell office:value-type="float" office:value="-0.0289685" calcext:value-type="float">
            <text:p>-0.0289685</text:p>
          </table:table-cell>
          <table:table-cell office:value-type="float" office:value="-0.174768" calcext:value-type="float">
            <text:p>-0.174768</text:p>
          </table:table-cell>
          <table:table-cell office:value-type="float" office:value="0.00000950761" calcext:value-type="float">
            <text:p>9.50761E-06</text:p>
          </table:table-cell>
          <table:table-cell office:value-type="float" office:value="-0.000167631" calcext:value-type="float">
            <text:p>-0.000167631</text:p>
          </table:table-cell>
          <table:table-cell office:value-type="float" office:value="0.0000815593" calcext:value-type="float">
            <text:p>8.15593E-05</text:p>
          </table:table-cell>
          <table:table-cell office:value-type="float" office:value="-0.00000948507" calcext:value-type="float">
            <text:p>-9.48507E-06</text:p>
          </table:table-cell>
          <table:table-cell office:value-type="float" office:value="-0.000167633" calcext:value-type="float">
            <text:p>-0.000167633</text:p>
          </table:table-cell>
          <table:table-cell office:value-type="float" office:value="0.0000815647" calcext:value-type="float">
            <text:p>8.15647E-05</text:p>
          </table:table-cell>
          <table:table-cell office:value-type="float" office:value="0.0000107807" calcext:value-type="float">
            <text:p>1.07807E-05</text:p>
          </table:table-cell>
          <table:table-cell office:value-type="float" office:value="-0.0000553344" calcext:value-type="float">
            <text:p>-5.53344E-05</text:p>
          </table:table-cell>
          <table:table-cell office:value-type="float" office:value="-0.0000905494" calcext:value-type="float">
            <text:p>-9.05494E-05</text:p>
          </table:table-cell>
          <table:table-cell office:value-type="float" office:value="-0.0000107571" calcext:value-type="float">
            <text:p>-1.07571E-05</text:p>
          </table:table-cell>
          <table:table-cell office:value-type="float" office:value="-0.0000553366" calcext:value-type="float">
            <text:p>-5.53366E-05</text:p>
          </table:table-cell>
          <table:table-cell office:value-type="float" office:value="-0.0000905448" calcext:value-type="float">
            <text:p>-9.0544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6444" calcext:value-type="float">
            <text:p>-0.0296444</text:p>
          </table:table-cell>
          <table:table-cell office:value-type="float" office:value="0.00000391929" calcext:value-type="float">
            <text:p>3.91929E-06</text:p>
          </table:table-cell>
          <table:table-cell office:value-type="float" office:value="0.327414" calcext:value-type="float">
            <text:p>0.327414</text:p>
          </table:table-cell>
          <table:table-cell office:value-type="float" office:value="-0.325806" calcext:value-type="float">
            <text:p>-0.325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50469" calcext:value-type="float">
            <text:p>-5.0469E-08</text:p>
          </table:table-cell>
          <table:table-cell office:value-type="float" office:value="-0.000284855" calcext:value-type="float">
            <text:p>-0.000284855</text:p>
          </table:table-cell>
          <table:table-cell office:value-type="float" office:value="0.0000000018635" calcext:value-type="float">
            <text:p>1.8635E-09</text:p>
          </table:table-cell>
          <table:table-cell office:value-type="float" office:value="-0.032081" calcext:value-type="float">
            <text:p>-0.032081</text:p>
          </table:table-cell>
          <table:table-cell office:value-type="float" office:value="-0.000000226231" calcext:value-type="float">
            <text:p>-2.26231E-07</text:p>
          </table:table-cell>
          <table:table-cell office:value-type="float" office:value="-0.999485" calcext:value-type="float">
            <text:p>-0.999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293" calcext:value-type="float">
            <text:p>0.0399293</text:p>
          </table:table-cell>
          <table:table-cell office:value-type="float" office:value="0.0516369" calcext:value-type="float">
            <text:p>0.0516369</text:p>
          </table:table-cell>
          <table:table-cell office:value-type="float" office:value="-0.174448" calcext:value-type="float">
            <text:p>-0.174448</text:p>
          </table:table-cell>
          <table:table-cell office:value-type="float" office:value="-0.0399298" calcext:value-type="float">
            <text:p>-0.0399298</text:p>
          </table:table-cell>
          <table:table-cell office:value-type="float" office:value="0.0516368" calcext:value-type="float">
            <text:p>0.0516368</text:p>
          </table:table-cell>
          <table:table-cell office:value-type="float" office:value="-0.174448" calcext:value-type="float">
            <text:p>-0.174448</text:p>
          </table:table-cell>
          <table:table-cell office:value-type="float" office:value="0.116292" calcext:value-type="float">
            <text:p>0.116292</text:p>
          </table:table-cell>
          <table:table-cell office:value-type="float" office:value="-0.0289904" calcext:value-type="float">
            <text:p>-0.0289904</text:p>
          </table:table-cell>
          <table:table-cell office:value-type="float" office:value="-0.174804" calcext:value-type="float">
            <text:p>-0.174804</text:p>
          </table:table-cell>
          <table:table-cell office:value-type="float" office:value="-0.116293" calcext:value-type="float">
            <text:p>-0.116293</text:p>
          </table:table-cell>
          <table:table-cell office:value-type="float" office:value="-0.0289906" calcext:value-type="float">
            <text:p>-0.0289906</text:p>
          </table:table-cell>
          <table:table-cell office:value-type="float" office:value="-0.174804" calcext:value-type="float">
            <text:p>-0.174804</text:p>
          </table:table-cell>
          <table:table-cell office:value-type="float" office:value="0.00000967028" calcext:value-type="float">
            <text:p>9.67028E-06</text:p>
          </table:table-cell>
          <table:table-cell office:value-type="float" office:value="-0.000166315" calcext:value-type="float">
            <text:p>-0.000166315</text:p>
          </table:table-cell>
          <table:table-cell office:value-type="float" office:value="0.0000793362" calcext:value-type="float">
            <text:p>7.93362E-05</text:p>
          </table:table-cell>
          <table:table-cell office:value-type="float" office:value="-0.00000964805" calcext:value-type="float">
            <text:p>-9.64805E-06</text:p>
          </table:table-cell>
          <table:table-cell office:value-type="float" office:value="-0.000166317" calcext:value-type="float">
            <text:p>-0.000166317</text:p>
          </table:table-cell>
          <table:table-cell office:value-type="float" office:value="0.0000793414" calcext:value-type="float">
            <text:p>7.93414E-05</text:p>
          </table:table-cell>
          <table:table-cell office:value-type="float" office:value="0.0000108522" calcext:value-type="float">
            <text:p>1.08522E-05</text:p>
          </table:table-cell>
          <table:table-cell office:value-type="float" office:value="-0.0000548995" calcext:value-type="float">
            <text:p>-5.48995E-05</text:p>
          </table:table-cell>
          <table:table-cell office:value-type="float" office:value="-0.0000910724" calcext:value-type="float">
            <text:p>-9.10724E-05</text:p>
          </table:table-cell>
          <table:table-cell office:value-type="float" office:value="-0.000010829" calcext:value-type="float">
            <text:p>-1.0829E-05</text:p>
          </table:table-cell>
          <table:table-cell office:value-type="float" office:value="-0.0000549016" calcext:value-type="float">
            <text:p>-5.49016E-05</text:p>
          </table:table-cell>
          <table:table-cell office:value-type="float" office:value="-0.0000910681" calcext:value-type="float">
            <text:p>-9.1068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6662" calcext:value-type="float">
            <text:p>-0.0296662</text:p>
          </table:table-cell>
          <table:table-cell office:value-type="float" office:value="0.00000392045" calcext:value-type="float">
            <text:p>3.92045E-06</text:p>
          </table:table-cell>
          <table:table-cell office:value-type="float" office:value="0.327413" calcext:value-type="float">
            <text:p>0.327413</text:p>
          </table:table-cell>
          <table:table-cell office:value-type="float" office:value="-0.325803" calcext:value-type="float">
            <text:p>-0.325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98322" calcext:value-type="float">
            <text:p>-4.98322E-08</text:p>
          </table:table-cell>
          <table:table-cell office:value-type="float" office:value="-0.000281418" calcext:value-type="float">
            <text:p>-0.000281418</text:p>
          </table:table-cell>
          <table:table-cell office:value-type="float" office:value="0.00000000184444" calcext:value-type="float">
            <text:p>1.84444E-09</text:p>
          </table:table-cell>
          <table:table-cell office:value-type="float" office:value="-0.0321059" calcext:value-type="float">
            <text:p>-0.0321059</text:p>
          </table:table-cell>
          <table:table-cell office:value-type="float" office:value="-0.000000221816" calcext:value-type="float">
            <text:p>-2.21816E-07</text:p>
          </table:table-cell>
          <table:table-cell office:value-type="float" office:value="-0.999485" calcext:value-type="float">
            <text:p>-0.999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336" calcext:value-type="float">
            <text:p>0.0399336</text:p>
          </table:table-cell>
          <table:table-cell office:value-type="float" office:value="0.051564" calcext:value-type="float">
            <text:p>0.051564</text:p>
          </table:table-cell>
          <table:table-cell office:value-type="float" office:value="-0.174413" calcext:value-type="float">
            <text:p>-0.174413</text:p>
          </table:table-cell>
          <table:table-cell office:value-type="float" office:value="-0.0399341" calcext:value-type="float">
            <text:p>-0.0399341</text:p>
          </table:table-cell>
          <table:table-cell office:value-type="float" office:value="0.0515639" calcext:value-type="float">
            <text:p>0.0515639</text:p>
          </table:table-cell>
          <table:table-cell office:value-type="float" office:value="-0.174414" calcext:value-type="float">
            <text:p>-0.174414</text:p>
          </table:table-cell>
          <table:table-cell office:value-type="float" office:value="0.116297" calcext:value-type="float">
            <text:p>0.116297</text:p>
          </table:table-cell>
          <table:table-cell office:value-type="float" office:value="-0.0290145" calcext:value-type="float">
            <text:p>-0.0290145</text:p>
          </table:table-cell>
          <table:table-cell office:value-type="float" office:value="-0.174844" calcext:value-type="float">
            <text:p>-0.174844</text:p>
          </table:table-cell>
          <table:table-cell office:value-type="float" office:value="-0.116297" calcext:value-type="float">
            <text:p>-0.116297</text:p>
          </table:table-cell>
          <table:table-cell office:value-type="float" office:value="-0.0290146" calcext:value-type="float">
            <text:p>-0.0290146</text:p>
          </table:table-cell>
          <table:table-cell office:value-type="float" office:value="-0.174844" calcext:value-type="float">
            <text:p>-0.174844</text:p>
          </table:table-cell>
          <table:table-cell office:value-type="float" office:value="0.00000984272" calcext:value-type="float">
            <text:p>9.84272E-06</text:p>
          </table:table-cell>
          <table:table-cell office:value-type="float" office:value="-0.000164921" calcext:value-type="float">
            <text:p>-0.000164921</text:p>
          </table:table-cell>
          <table:table-cell office:value-type="float" office:value="0.0000769772" calcext:value-type="float">
            <text:p>7.69772E-05</text:p>
          </table:table-cell>
          <table:table-cell office:value-type="float" office:value="-0.00000982084" calcext:value-type="float">
            <text:p>-9.82084E-06</text:p>
          </table:table-cell>
          <table:table-cell office:value-type="float" office:value="-0.000164923" calcext:value-type="float">
            <text:p>-0.000164923</text:p>
          </table:table-cell>
          <table:table-cell office:value-type="float" office:value="0.0000769821" calcext:value-type="float">
            <text:p>7.69821E-05</text:p>
          </table:table-cell>
          <table:table-cell office:value-type="float" office:value="0.0000109286" calcext:value-type="float">
            <text:p>1.09286E-05</text:p>
          </table:table-cell>
          <table:table-cell office:value-type="float" office:value="-0.0000544389" calcext:value-type="float">
            <text:p>-5.44389E-05</text:p>
          </table:table-cell>
          <table:table-cell office:value-type="float" office:value="-0.0000916306" calcext:value-type="float">
            <text:p>-9.16306E-05</text:p>
          </table:table-cell>
          <table:table-cell office:value-type="float" office:value="-0.0000109057" calcext:value-type="float">
            <text:p>-1.09057E-05</text:p>
          </table:table-cell>
          <table:table-cell office:value-type="float" office:value="-0.0000544408" calcext:value-type="float">
            <text:p>-5.44408E-05</text:p>
          </table:table-cell>
          <table:table-cell office:value-type="float" office:value="-0.0000916265" calcext:value-type="float">
            <text:p>-9.1626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6879" calcext:value-type="float">
            <text:p>-0.0296879</text:p>
          </table:table-cell>
          <table:table-cell office:value-type="float" office:value="0.00000392161" calcext:value-type="float">
            <text:p>3.92161E-06</text:p>
          </table:table-cell>
          <table:table-cell office:value-type="float" office:value="0.327412" calcext:value-type="float">
            <text:p>0.327412</text:p>
          </table:table-cell>
          <table:table-cell office:value-type="float" office:value="-0.3258" calcext:value-type="float">
            <text:p>-0.3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91691" calcext:value-type="float">
            <text:p>-4.91691E-08</text:p>
          </table:table-cell>
          <table:table-cell office:value-type="float" office:value="-0.000278372" calcext:value-type="float">
            <text:p>-0.000278372</text:p>
          </table:table-cell>
          <table:table-cell office:value-type="float" office:value="0.00000000182928" calcext:value-type="float">
            <text:p>1.82928E-09</text:p>
          </table:table-cell>
          <table:table-cell office:value-type="float" office:value="-0.0321283" calcext:value-type="float">
            <text:p>-0.0321283</text:p>
          </table:table-cell>
          <table:table-cell office:value-type="float" office:value="-0.000000217855" calcext:value-type="float">
            <text:p>-2.17855E-07</text:p>
          </table:table-cell>
          <table:table-cell office:value-type="float" office:value="-0.999484" calcext:value-type="float">
            <text:p>-0.999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376" calcext:value-type="float">
            <text:p>0.0399376</text:p>
          </table:table-cell>
          <table:table-cell office:value-type="float" office:value="0.0514983" calcext:value-type="float">
            <text:p>0.0514983</text:p>
          </table:table-cell>
          <table:table-cell office:value-type="float" office:value="-0.174383" calcext:value-type="float">
            <text:p>-0.174383</text:p>
          </table:table-cell>
          <table:table-cell office:value-type="float" office:value="-0.0399381" calcext:value-type="float">
            <text:p>-0.0399381</text:p>
          </table:table-cell>
          <table:table-cell office:value-type="float" office:value="0.0514982" calcext:value-type="float">
            <text:p>0.0514982</text:p>
          </table:table-cell>
          <table:table-cell office:value-type="float" office:value="-0.174383" calcext:value-type="float">
            <text:p>-0.174383</text:p>
          </table:table-cell>
          <table:table-cell office:value-type="float" office:value="0.116301" calcext:value-type="float">
            <text:p>0.116301</text:p>
          </table:table-cell>
          <table:table-cell office:value-type="float" office:value="-0.0290362" calcext:value-type="float">
            <text:p>-0.0290362</text:p>
          </table:table-cell>
          <table:table-cell office:value-type="float" office:value="-0.174881" calcext:value-type="float">
            <text:p>-0.174881</text:p>
          </table:table-cell>
          <table:table-cell office:value-type="float" office:value="-0.116302" calcext:value-type="float">
            <text:p>-0.116302</text:p>
          </table:table-cell>
          <table:table-cell office:value-type="float" office:value="-0.0290363" calcext:value-type="float">
            <text:p>-0.0290363</text:p>
          </table:table-cell>
          <table:table-cell office:value-type="float" office:value="-0.174881" calcext:value-type="float">
            <text:p>-0.174881</text:p>
          </table:table-cell>
          <table:table-cell office:value-type="float" office:value="0.00000999455" calcext:value-type="float">
            <text:p>9.99455E-06</text:p>
          </table:table-cell>
          <table:table-cell office:value-type="float" office:value="-0.000163692" calcext:value-type="float">
            <text:p>-0.000163692</text:p>
          </table:table-cell>
          <table:table-cell office:value-type="float" office:value="0.0000748989" calcext:value-type="float">
            <text:p>7.48989E-05</text:p>
          </table:table-cell>
          <table:table-cell office:value-type="float" office:value="-0.000009973" calcext:value-type="float">
            <text:p>-9.973E-06</text:p>
          </table:table-cell>
          <table:table-cell office:value-type="float" office:value="-0.000163694" calcext:value-type="float">
            <text:p>-0.000163694</text:p>
          </table:table-cell>
          <table:table-cell office:value-type="float" office:value="0.0000749037" calcext:value-type="float">
            <text:p>7.49037E-05</text:p>
          </table:table-cell>
          <table:table-cell office:value-type="float" office:value="0.0000109955" calcext:value-type="float">
            <text:p>1.09955E-05</text:p>
          </table:table-cell>
          <table:table-cell office:value-type="float" office:value="-0.0000540348" calcext:value-type="float">
            <text:p>-5.40348E-05</text:p>
          </table:table-cell>
          <table:table-cell office:value-type="float" office:value="-0.0000921184" calcext:value-type="float">
            <text:p>-9.21184E-05</text:p>
          </table:table-cell>
          <table:table-cell office:value-type="float" office:value="-0.000010973" calcext:value-type="float">
            <text:p>-1.0973E-05</text:p>
          </table:table-cell>
          <table:table-cell office:value-type="float" office:value="-0.0000540365" calcext:value-type="float">
            <text:p>-5.40365E-05</text:p>
          </table:table-cell>
          <table:table-cell office:value-type="float" office:value="-0.0000921146" calcext:value-type="float">
            <text:p>-9.2114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7096" calcext:value-type="float">
            <text:p>-0.0297096</text:p>
          </table:table-cell>
          <table:table-cell office:value-type="float" office:value="0.00000392277" calcext:value-type="float">
            <text:p>3.92277E-06</text:p>
          </table:table-cell>
          <table:table-cell office:value-type="float" office:value="0.327411" calcext:value-type="float">
            <text:p>0.327411</text:p>
          </table:table-cell>
          <table:table-cell office:value-type="float" office:value="-0.325797" calcext:value-type="float">
            <text:p>-0.325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82114" calcext:value-type="float">
            <text:p>-4.82114E-08</text:p>
          </table:table-cell>
          <table:table-cell office:value-type="float" office:value="-0.00027448" calcext:value-type="float">
            <text:p>-0.00027448</text:p>
          </table:table-cell>
          <table:table-cell office:value-type="float" office:value="0.0000000018117" calcext:value-type="float">
            <text:p>1.8117E-09</text:p>
          </table:table-cell>
          <table:table-cell office:value-type="float" office:value="-0.032157" calcext:value-type="float">
            <text:p>-0.032157</text:p>
          </table:table-cell>
          <table:table-cell office:value-type="float" office:value="-0.000000212791" calcext:value-type="float">
            <text:p>-2.12791E-07</text:p>
          </table:table-cell>
          <table:table-cell office:value-type="float" office:value="-0.999483" calcext:value-type="float">
            <text:p>-0.999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428" calcext:value-type="float">
            <text:p>0.0399428</text:p>
          </table:table-cell>
          <table:table-cell office:value-type="float" office:value="0.0514137" calcext:value-type="float">
            <text:p>0.0514137</text:p>
          </table:table-cell>
          <table:table-cell office:value-type="float" office:value="-0.174345" calcext:value-type="float">
            <text:p>-0.174345</text:p>
          </table:table-cell>
          <table:table-cell office:value-type="float" office:value="-0.0399433" calcext:value-type="float">
            <text:p>-0.0399433</text:p>
          </table:table-cell>
          <table:table-cell office:value-type="float" office:value="0.0514135" calcext:value-type="float">
            <text:p>0.0514135</text:p>
          </table:table-cell>
          <table:table-cell office:value-type="float" office:value="-0.174345" calcext:value-type="float">
            <text:p>-0.174345</text:p>
          </table:table-cell>
          <table:table-cell office:value-type="float" office:value="0.116307" calcext:value-type="float">
            <text:p>0.116307</text:p>
          </table:table-cell>
          <table:table-cell office:value-type="float" office:value="-0.0290641" calcext:value-type="float">
            <text:p>-0.0290641</text:p>
          </table:table-cell>
          <table:table-cell office:value-type="float" office:value="-0.174929" calcext:value-type="float">
            <text:p>-0.174929</text:p>
          </table:table-cell>
          <table:table-cell office:value-type="float" office:value="-0.116307" calcext:value-type="float">
            <text:p>-0.116307</text:p>
          </table:table-cell>
          <table:table-cell office:value-type="float" office:value="-0.0290642" calcext:value-type="float">
            <text:p>-0.0290642</text:p>
          </table:table-cell>
          <table:table-cell office:value-type="float" office:value="-0.174929" calcext:value-type="float">
            <text:p>-0.174929</text:p>
          </table:table-cell>
          <table:table-cell office:value-type="float" office:value="0.0000101899" calcext:value-type="float">
            <text:p>1.01899E-05</text:p>
          </table:table-cell>
          <table:table-cell office:value-type="float" office:value="-0.000162098" calcext:value-type="float">
            <text:p>-0.000162098</text:p>
          </table:table-cell>
          <table:table-cell office:value-type="float" office:value="0.0000722251" calcext:value-type="float">
            <text:p>7.22251E-05</text:p>
          </table:table-cell>
          <table:table-cell office:value-type="float" office:value="-0.0000101688" calcext:value-type="float">
            <text:p>-1.01688E-05</text:p>
          </table:table-cell>
          <table:table-cell office:value-type="float" office:value="-0.0001621" calcext:value-type="float">
            <text:p>-0.0001621</text:p>
          </table:table-cell>
          <table:table-cell office:value-type="float" office:value="0.0000722297" calcext:value-type="float">
            <text:p>7.22297E-05</text:p>
          </table:table-cell>
          <table:table-cell office:value-type="float" office:value="0.0000110794" calcext:value-type="float">
            <text:p>1.10794E-05</text:p>
          </table:table-cell>
          <table:table-cell office:value-type="float" office:value="-0.0000535149" calcext:value-type="float">
            <text:p>-5.35149E-05</text:p>
          </table:table-cell>
          <table:table-cell office:value-type="float" office:value="-0.0000927237" calcext:value-type="float">
            <text:p>-9.27237E-05</text:p>
          </table:table-cell>
          <table:table-cell office:value-type="float" office:value="-0.0000110574" calcext:value-type="float">
            <text:p>-1.10574E-05</text:p>
          </table:table-cell>
          <table:table-cell office:value-type="float" office:value="-0.0000535165" calcext:value-type="float">
            <text:p>-5.35165E-05</text:p>
          </table:table-cell>
          <table:table-cell office:value-type="float" office:value="-0.0000927201" calcext:value-type="float">
            <text:p>-9.2720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7375" calcext:value-type="float">
            <text:p>-0.0297375</text:p>
          </table:table-cell>
          <table:table-cell office:value-type="float" office:value="0.00000392427" calcext:value-type="float">
            <text:p>3.92427E-06</text:p>
          </table:table-cell>
          <table:table-cell office:value-type="float" office:value="0.32741" calcext:value-type="float">
            <text:p>0.32741</text:p>
          </table:table-cell>
          <table:table-cell office:value-type="float" office:value="-0.325793" calcext:value-type="float">
            <text:p>-0.325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74442" calcext:value-type="float">
            <text:p>-4.74442E-08</text:p>
          </table:table-cell>
          <table:table-cell office:value-type="float" office:value="-0.000271559" calcext:value-type="float">
            <text:p>-0.000271559</text:p>
          </table:table-cell>
          <table:table-cell office:value-type="float" office:value="0.00000000179945" calcext:value-type="float">
            <text:p>1.79945E-09</text:p>
          </table:table-cell>
          <table:table-cell office:value-type="float" office:value="-0.0321788" calcext:value-type="float">
            <text:p>-0.0321788</text:p>
          </table:table-cell>
          <table:table-cell office:value-type="float" office:value="-0.000000208965" calcext:value-type="float">
            <text:p>-2.08965E-07</text:p>
          </table:table-cell>
          <table:table-cell office:value-type="float" office:value="-0.999482" calcext:value-type="float">
            <text:p>-0.999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469" calcext:value-type="float">
            <text:p>0.0399469</text:p>
          </table:table-cell>
          <table:table-cell office:value-type="float" office:value="0.051349" calcext:value-type="float">
            <text:p>0.051349</text:p>
          </table:table-cell>
          <table:table-cell office:value-type="float" office:value="-0.174316" calcext:value-type="float">
            <text:p>-0.174316</text:p>
          </table:table-cell>
          <table:table-cell office:value-type="float" office:value="-0.0399474" calcext:value-type="float">
            <text:p>-0.0399474</text:p>
          </table:table-cell>
          <table:table-cell office:value-type="float" office:value="0.0513489" calcext:value-type="float">
            <text:p>0.0513489</text:p>
          </table:table-cell>
          <table:table-cell office:value-type="float" office:value="-0.174317" calcext:value-type="float">
            <text:p>-0.174317</text:p>
          </table:table-cell>
          <table:table-cell office:value-type="float" office:value="0.116311" calcext:value-type="float">
            <text:p>0.116311</text:p>
          </table:table-cell>
          <table:table-cell office:value-type="float" office:value="-0.0290855" calcext:value-type="float">
            <text:p>-0.0290855</text:p>
          </table:table-cell>
          <table:table-cell office:value-type="float" office:value="-0.174966" calcext:value-type="float">
            <text:p>-0.174966</text:p>
          </table:table-cell>
          <table:table-cell office:value-type="float" office:value="-0.116312" calcext:value-type="float">
            <text:p>-0.116312</text:p>
          </table:table-cell>
          <table:table-cell office:value-type="float" office:value="-0.0290856" calcext:value-type="float">
            <text:p>-0.0290856</text:p>
          </table:table-cell>
          <table:table-cell office:value-type="float" office:value="-0.174966" calcext:value-type="float">
            <text:p>-0.174966</text:p>
          </table:table-cell>
          <table:table-cell office:value-type="float" office:value="0.0000103351" calcext:value-type="float">
            <text:p>1.03351E-05</text:p>
          </table:table-cell>
          <table:table-cell office:value-type="float" office:value="-0.000160911" calcext:value-type="float">
            <text:p>-0.000160911</text:p>
          </table:table-cell>
          <table:table-cell office:value-type="float" office:value="0.0000702345" calcext:value-type="float">
            <text:p>7.02345E-05</text:p>
          </table:table-cell>
          <table:table-cell office:value-type="float" office:value="-0.0000103144" calcext:value-type="float">
            <text:p>-1.03144E-05</text:p>
          </table:table-cell>
          <table:table-cell office:value-type="float" office:value="-0.000160913" calcext:value-type="float">
            <text:p>-0.000160913</text:p>
          </table:table-cell>
          <table:table-cell office:value-type="float" office:value="0.000070239" calcext:value-type="float">
            <text:p>7.0239E-05</text:p>
          </table:table-cell>
          <table:table-cell office:value-type="float" office:value="0.0000111416" calcext:value-type="float">
            <text:p>1.11416E-05</text:p>
          </table:table-cell>
          <table:table-cell office:value-type="float" office:value="-0.000053129" calcext:value-type="float">
            <text:p>-5.3129E-05</text:p>
          </table:table-cell>
          <table:table-cell office:value-type="float" office:value="-0.0000931704" calcext:value-type="float">
            <text:p>-9.31704E-05</text:p>
          </table:table-cell>
          <table:table-cell office:value-type="float" office:value="-0.0000111199" calcext:value-type="float">
            <text:p>-1.11199E-05</text:p>
          </table:table-cell>
          <table:table-cell office:value-type="float" office:value="-0.0000531305" calcext:value-type="float">
            <text:p>-5.31305E-05</text:p>
          </table:table-cell>
          <table:table-cell office:value-type="float" office:value="-0.000093167" calcext:value-type="float">
            <text:p>-9.316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7589" calcext:value-type="float">
            <text:p>-0.0297589</text:p>
          </table:table-cell>
          <table:table-cell office:value-type="float" office:value="0.00000392542" calcext:value-type="float">
            <text:p>3.92542E-06</text:p>
          </table:table-cell>
          <table:table-cell office:value-type="float" office:value="0.327409" calcext:value-type="float">
            <text:p>0.327409</text:p>
          </table:table-cell>
          <table:table-cell office:value-type="float" office:value="-0.32579" calcext:value-type="float">
            <text:p>-0.32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67358" calcext:value-type="float">
            <text:p>-4.67358E-08</text:p>
          </table:table-cell>
          <table:table-cell office:value-type="float" office:value="-0.00026898" calcext:value-type="float">
            <text:p>-0.00026898</text:p>
          </table:table-cell>
          <table:table-cell office:value-type="float" office:value="0.00000000178909" calcext:value-type="float">
            <text:p>1.78909E-09</text:p>
          </table:table-cell>
          <table:table-cell office:value-type="float" office:value="-0.0321983" calcext:value-type="float">
            <text:p>-0.0321983</text:p>
          </table:table-cell>
          <table:table-cell office:value-type="float" office:value="-0.000000205574" calcext:value-type="float">
            <text:p>-2.05574E-07</text:p>
          </table:table-cell>
          <table:table-cell office:value-type="float" office:value="-0.999481" calcext:value-type="float">
            <text:p>-0.999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507" calcext:value-type="float">
            <text:p>0.0399507</text:p>
          </table:table-cell>
          <table:table-cell office:value-type="float" office:value="0.0512913" calcext:value-type="float">
            <text:p>0.0512913</text:p>
          </table:table-cell>
          <table:table-cell office:value-type="float" office:value="-0.174291" calcext:value-type="float">
            <text:p>-0.174291</text:p>
          </table:table-cell>
          <table:table-cell office:value-type="float" office:value="-0.0399512" calcext:value-type="float">
            <text:p>-0.0399512</text:p>
          </table:table-cell>
          <table:table-cell office:value-type="float" office:value="0.0512912" calcext:value-type="float">
            <text:p>0.0512912</text:p>
          </table:table-cell>
          <table:table-cell office:value-type="float" office:value="-0.174292" calcext:value-type="float">
            <text:p>-0.174292</text:p>
          </table:table-cell>
          <table:table-cell office:value-type="float" office:value="0.116315" calcext:value-type="float">
            <text:p>0.116315</text:p>
          </table:table-cell>
          <table:table-cell office:value-type="float" office:value="-0.0291045" calcext:value-type="float">
            <text:p>-0.0291045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16316" calcext:value-type="float">
            <text:p>-0.116316</text:p>
          </table:table-cell>
          <table:table-cell office:value-type="float" office:value="-0.0291046" calcext:value-type="float">
            <text:p>-0.0291046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0000104635" calcext:value-type="float">
            <text:p>1.04635E-05</text:p>
          </table:table-cell>
          <table:table-cell office:value-type="float" office:value="-0.000159857" calcext:value-type="float">
            <text:p>-0.000159857</text:p>
          </table:table-cell>
          <table:table-cell office:value-type="float" office:value="0.0000684763" calcext:value-type="float">
            <text:p>6.84763E-05</text:p>
          </table:table-cell>
          <table:table-cell office:value-type="float" office:value="-0.000010443" calcext:value-type="float">
            <text:p>-1.0443E-05</text:p>
          </table:table-cell>
          <table:table-cell office:value-type="float" office:value="-0.000159859" calcext:value-type="float">
            <text:p>-0.000159859</text:p>
          </table:table-cell>
          <table:table-cell office:value-type="float" office:value="0.0000684806" calcext:value-type="float">
            <text:p>6.84806E-05</text:p>
          </table:table-cell>
          <table:table-cell office:value-type="float" office:value="0.0000111957" calcext:value-type="float">
            <text:p>1.11957E-05</text:p>
          </table:table-cell>
          <table:table-cell office:value-type="float" office:value="-0.0000527889" calcext:value-type="float">
            <text:p>-5.27889E-05</text:p>
          </table:table-cell>
          <table:table-cell office:value-type="float" office:value="-0.0000935567" calcext:value-type="float">
            <text:p>-9.35567E-05</text:p>
          </table:table-cell>
          <table:table-cell office:value-type="float" office:value="-0.0000111743" calcext:value-type="float">
            <text:p>-1.11743E-05</text:p>
          </table:table-cell>
          <table:table-cell office:value-type="float" office:value="-0.0000527904" calcext:value-type="float">
            <text:p>-5.27904E-05</text:p>
          </table:table-cell>
          <table:table-cell office:value-type="float" office:value="-0.0000935534" calcext:value-type="float">
            <text:p>-9.3553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7824" calcext:value-type="float">
            <text:p>-0.0297824</text:p>
          </table:table-cell>
          <table:table-cell office:value-type="float" office:value="0.00000392667" calcext:value-type="float">
            <text:p>3.92667E-06</text:p>
          </table:table-cell>
          <table:table-cell office:value-type="float" office:value="0.327408" calcext:value-type="float">
            <text:p>0.327408</text:p>
          </table:table-cell>
          <table:table-cell office:value-type="float" office:value="-0.325786" calcext:value-type="float">
            <text:p>-0.325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58804" calcext:value-type="float">
            <text:p>-4.58804E-08</text:p>
          </table:table-cell>
          <table:table-cell office:value-type="float" office:value="-0.000265904" calcext:value-type="float">
            <text:p>-0.000265904</text:p>
          </table:table-cell>
          <table:table-cell office:value-type="float" office:value="0.00000000177725" calcext:value-type="float">
            <text:p>1.77725E-09</text:p>
          </table:table-cell>
          <table:table-cell office:value-type="float" office:value="-0.0322218" calcext:value-type="float">
            <text:p>-0.0322218</text:p>
          </table:table-cell>
          <table:table-cell office:value-type="float" office:value="-0.000000201499" calcext:value-type="float">
            <text:p>-2.01499E-07</text:p>
          </table:table-cell>
          <table:table-cell office:value-type="float" office:value="-0.999481" calcext:value-type="float">
            <text:p>-0.999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553" calcext:value-type="float">
            <text:p>0.0399553</text:p>
          </table:table-cell>
          <table:table-cell office:value-type="float" office:value="0.0512213" calcext:value-type="float">
            <text:p>0.0512213</text:p>
          </table:table-cell>
          <table:table-cell office:value-type="float" office:value="-0.174262" calcext:value-type="float">
            <text:p>-0.174262</text:p>
          </table:table-cell>
          <table:table-cell office:value-type="float" office:value="-0.0399558" calcext:value-type="float">
            <text:p>-0.0399558</text:p>
          </table:table-cell>
          <table:table-cell office:value-type="float" office:value="0.0512212" calcext:value-type="float">
            <text:p>0.0512212</text:p>
          </table:table-cell>
          <table:table-cell office:value-type="float" office:value="-0.174262" calcext:value-type="float">
            <text:p>-0.174262</text:p>
          </table:table-cell>
          <table:table-cell office:value-type="float" office:value="0.11632" calcext:value-type="float">
            <text:p>0.11632</text:p>
          </table:table-cell>
          <table:table-cell office:value-type="float" office:value="-0.0291277" calcext:value-type="float">
            <text:p>-0.0291277</text:p>
          </table:table-cell>
          <table:table-cell office:value-type="float" office:value="-0.175041" calcext:value-type="float">
            <text:p>-0.175041</text:p>
          </table:table-cell>
          <table:table-cell office:value-type="float" office:value="-0.116321" calcext:value-type="float">
            <text:p>-0.116321</text:p>
          </table:table-cell>
          <table:table-cell office:value-type="float" office:value="-0.0291277" calcext:value-type="float">
            <text:p>-0.0291277</text:p>
          </table:table-cell>
          <table:table-cell office:value-type="float" office:value="-0.175041" calcext:value-type="float">
            <text:p>-0.175041</text:p>
          </table:table-cell>
          <table:table-cell office:value-type="float" office:value="0.0000106135" calcext:value-type="float">
            <text:p>1.06135E-05</text:p>
          </table:table-cell>
          <table:table-cell office:value-type="float" office:value="-0.00015863" calcext:value-type="float">
            <text:p>-0.00015863</text:p>
          </table:table-cell>
          <table:table-cell office:value-type="float" office:value="0.0000664182" calcext:value-type="float">
            <text:p>6.64182E-05</text:p>
          </table:table-cell>
          <table:table-cell office:value-type="float" office:value="-0.0000105934" calcext:value-type="float">
            <text:p>-1.05934E-05</text:p>
          </table:table-cell>
          <table:table-cell office:value-type="float" office:value="-0.000158632" calcext:value-type="float">
            <text:p>-0.000158632</text:p>
          </table:table-cell>
          <table:table-cell office:value-type="float" office:value="0.0000664224" calcext:value-type="float">
            <text:p>6.64224E-05</text:p>
          </table:table-cell>
          <table:table-cell office:value-type="float" office:value="0.0000112599" calcext:value-type="float">
            <text:p>1.12599E-05</text:p>
          </table:table-cell>
          <table:table-cell office:value-type="float" office:value="-0.0000523922" calcext:value-type="float">
            <text:p>-5.23922E-05</text:p>
          </table:table-cell>
          <table:table-cell office:value-type="float" office:value="-0.000094016" calcext:value-type="float">
            <text:p>-9.4016E-05</text:p>
          </table:table-cell>
          <table:table-cell office:value-type="float" office:value="-0.0000112389" calcext:value-type="float">
            <text:p>-1.12389E-05</text:p>
          </table:table-cell>
          <table:table-cell office:value-type="float" office:value="-0.0000523936" calcext:value-type="float">
            <text:p>-5.23936E-05</text:p>
          </table:table-cell>
          <table:table-cell office:value-type="float" office:value="-0.0000940128" calcext:value-type="float">
            <text:p>-9.4012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8036" calcext:value-type="float">
            <text:p>-0.0298036</text:p>
          </table:table-cell>
          <table:table-cell office:value-type="float" office:value="0.0000039278" calcext:value-type="float">
            <text:p>3.9278E-06</text:p>
          </table:table-cell>
          <table:table-cell office:value-type="float" office:value="0.327407" calcext:value-type="float">
            <text:p>0.327407</text:p>
          </table:table-cell>
          <table:table-cell office:value-type="float" office:value="-0.325782" calcext:value-type="float">
            <text:p>-0.325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509" calcext:value-type="float">
            <text:p>-4.509E-08</text:p>
          </table:table-cell>
          <table:table-cell office:value-type="float" office:value="-0.000263153" calcext:value-type="float">
            <text:p>-0.000263153</text:p>
          </table:table-cell>
          <table:table-cell office:value-type="float" office:value="0.00000000176693" calcext:value-type="float">
            <text:p>1.76693E-09</text:p>
          </table:table-cell>
          <table:table-cell office:value-type="float" office:value="-0.0322429" calcext:value-type="float">
            <text:p>-0.0322429</text:p>
          </table:table-cell>
          <table:table-cell office:value-type="float" office:value="-0.00000019786" calcext:value-type="float">
            <text:p>-1.9786E-07</text:p>
          </table:table-cell>
          <table:table-cell office:value-type="float" office:value="-0.99948" calcext:value-type="float">
            <text:p>-0.99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596" calcext:value-type="float">
            <text:p>0.0399596</text:p>
          </table:table-cell>
          <table:table-cell office:value-type="float" office:value="0.0511581" calcext:value-type="float">
            <text:p>0.0511581</text:p>
          </table:table-cell>
          <table:table-cell office:value-type="float" office:value="-0.174236" calcext:value-type="float">
            <text:p>-0.174236</text:p>
          </table:table-cell>
          <table:table-cell office:value-type="float" office:value="-0.0399601" calcext:value-type="float">
            <text:p>-0.0399601</text:p>
          </table:table-cell>
          <table:table-cell office:value-type="float" office:value="0.051158" calcext:value-type="float">
            <text:p>0.051158</text:p>
          </table:table-cell>
          <table:table-cell office:value-type="float" office:value="-0.174236" calcext:value-type="float">
            <text:p>-0.174236</text:p>
          </table:table-cell>
          <table:table-cell office:value-type="float" office:value="0.116325" calcext:value-type="float">
            <text:p>0.116325</text:p>
          </table:table-cell>
          <table:table-cell office:value-type="float" office:value="-0.0291485" calcext:value-type="float">
            <text:p>-0.0291485</text:p>
          </table:table-cell>
          <table:table-cell office:value-type="float" office:value="-0.175079" calcext:value-type="float">
            <text:p>-0.175079</text:p>
          </table:table-cell>
          <table:table-cell office:value-type="float" office:value="-0.116325" calcext:value-type="float">
            <text:p>-0.116325</text:p>
          </table:table-cell>
          <table:table-cell office:value-type="float" office:value="-0.0291486" calcext:value-type="float">
            <text:p>-0.0291486</text:p>
          </table:table-cell>
          <table:table-cell office:value-type="float" office:value="-0.175079" calcext:value-type="float">
            <text:p>-0.175079</text:p>
          </table:table-cell>
          <table:table-cell office:value-type="float" office:value="0.0000107484" calcext:value-type="float">
            <text:p>1.07484E-05</text:p>
          </table:table-cell>
          <table:table-cell office:value-type="float" office:value="-0.000157517" calcext:value-type="float">
            <text:p>-0.000157517</text:p>
          </table:table-cell>
          <table:table-cell office:value-type="float" office:value="0.0000645665" calcext:value-type="float">
            <text:p>6.45665E-05</text:p>
          </table:table-cell>
          <table:table-cell office:value-type="float" office:value="-0.0000107287" calcext:value-type="float">
            <text:p>-1.07287E-05</text:p>
          </table:table-cell>
          <table:table-cell office:value-type="float" office:value="-0.000157518" calcext:value-type="float">
            <text:p>-0.000157518</text:p>
          </table:table-cell>
          <table:table-cell office:value-type="float" office:value="0.0000645706" calcext:value-type="float">
            <text:p>6.45706E-05</text:p>
          </table:table-cell>
          <table:table-cell office:value-type="float" office:value="0.0000113162" calcext:value-type="float">
            <text:p>1.13162E-05</text:p>
          </table:table-cell>
          <table:table-cell office:value-type="float" office:value="-0.0000520352" calcext:value-type="float">
            <text:p>-5.20352E-05</text:p>
          </table:table-cell>
          <table:table-cell office:value-type="float" office:value="-0.0000944144" calcext:value-type="float">
            <text:p>-9.44144E-05</text:p>
          </table:table-cell>
          <table:table-cell office:value-type="float" office:value="-0.0000112956" calcext:value-type="float">
            <text:p>-1.12956E-05</text:p>
          </table:table-cell>
          <table:table-cell office:value-type="float" office:value="-0.0000520366" calcext:value-type="float">
            <text:p>-5.20366E-05</text:p>
          </table:table-cell>
          <table:table-cell office:value-type="float" office:value="-0.0000944113" calcext:value-type="float">
            <text:p>-9.4411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8247" calcext:value-type="float">
            <text:p>-0.0298247</text:p>
          </table:table-cell>
          <table:table-cell office:value-type="float" office:value="0.00000392893" calcext:value-type="float">
            <text:p>3.92893E-06</text:p>
          </table:table-cell>
          <table:table-cell office:value-type="float" office:value="0.327405" calcext:value-type="float">
            <text:p>0.327405</text:p>
          </table:table-cell>
          <table:table-cell office:value-type="float" office:value="-0.325779" calcext:value-type="float">
            <text:p>-0.325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43897" calcext:value-type="float">
            <text:p>-4.43897E-08</text:p>
          </table:table-cell>
          <table:table-cell office:value-type="float" office:value="-0.000260732" calcext:value-type="float">
            <text:p>-0.000260732</text:p>
          </table:table-cell>
          <table:table-cell office:value-type="float" office:value="0.00000000175804" calcext:value-type="float">
            <text:p>1.75804E-09</text:p>
          </table:table-cell>
          <table:table-cell office:value-type="float" office:value="-0.0322618" calcext:value-type="float">
            <text:p>-0.0322618</text:p>
          </table:table-cell>
          <table:table-cell office:value-type="float" office:value="-0.000000194639" calcext:value-type="float">
            <text:p>-1.94639E-07</text:p>
          </table:table-cell>
          <table:table-cell office:value-type="float" office:value="-0.99948" calcext:value-type="float">
            <text:p>-0.99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635" calcext:value-type="float">
            <text:p>0.0399635</text:p>
          </table:table-cell>
          <table:table-cell office:value-type="float" office:value="0.0511016" calcext:value-type="float">
            <text:p>0.0511016</text:p>
          </table:table-cell>
          <table:table-cell office:value-type="float" office:value="-0.174213" calcext:value-type="float">
            <text:p>-0.174213</text:p>
          </table:table-cell>
          <table:table-cell office:value-type="float" office:value="-0.039964" calcext:value-type="float">
            <text:p>-0.039964</text:p>
          </table:table-cell>
          <table:table-cell office:value-type="float" office:value="0.0511014" calcext:value-type="float">
            <text:p>0.0511014</text:p>
          </table:table-cell>
          <table:table-cell office:value-type="float" office:value="-0.174213" calcext:value-type="float">
            <text:p>-0.174213</text:p>
          </table:table-cell>
          <table:table-cell office:value-type="float" office:value="0.116329" calcext:value-type="float">
            <text:p>0.116329</text:p>
          </table:table-cell>
          <table:table-cell office:value-type="float" office:value="-0.0291672" calcext:value-type="float">
            <text:p>-0.0291672</text:p>
          </table:table-cell>
          <table:table-cell office:value-type="float" office:value="-0.175113" calcext:value-type="float">
            <text:p>-0.175113</text:p>
          </table:table-cell>
          <table:table-cell office:value-type="float" office:value="-0.116329" calcext:value-type="float">
            <text:p>-0.116329</text:p>
          </table:table-cell>
          <table:table-cell office:value-type="float" office:value="-0.0291673" calcext:value-type="float">
            <text:p>-0.0291673</text:p>
          </table:table-cell>
          <table:table-cell office:value-type="float" office:value="-0.175113" calcext:value-type="float">
            <text:p>-0.175113</text:p>
          </table:table-cell>
          <table:table-cell office:value-type="float" office:value="0.0000108656" calcext:value-type="float">
            <text:p>1.08656E-05</text:p>
          </table:table-cell>
          <table:table-cell office:value-type="float" office:value="-0.000156551" calcext:value-type="float">
            <text:p>-0.000156551</text:p>
          </table:table-cell>
          <table:table-cell office:value-type="float" office:value="0.0000629571" calcext:value-type="float">
            <text:p>6.29571E-05</text:p>
          </table:table-cell>
          <table:table-cell office:value-type="float" office:value="-0.0000108462" calcext:value-type="float">
            <text:p>-1.08462E-05</text:p>
          </table:table-cell>
          <table:table-cell office:value-type="float" office:value="-0.000156553" calcext:value-type="float">
            <text:p>-0.000156553</text:p>
          </table:table-cell>
          <table:table-cell office:value-type="float" office:value="0.0000629612" calcext:value-type="float">
            <text:p>6.29612E-05</text:p>
          </table:table-cell>
          <table:table-cell office:value-type="float" office:value="0.0000113654" calcext:value-type="float">
            <text:p>1.13654E-05</text:p>
          </table:table-cell>
          <table:table-cell office:value-type="float" office:value="-0.0000517261" calcext:value-type="float">
            <text:p>-5.17261E-05</text:p>
          </table:table-cell>
          <table:table-cell office:value-type="float" office:value="-0.0000947621" calcext:value-type="float">
            <text:p>-9.47621E-05</text:p>
          </table:table-cell>
          <table:table-cell office:value-type="float" office:value="-0.000011345" calcext:value-type="float">
            <text:p>-1.1345E-05</text:p>
          </table:table-cell>
          <table:table-cell office:value-type="float" office:value="-0.0000517274" calcext:value-type="float">
            <text:p>-5.17274E-05</text:p>
          </table:table-cell>
          <table:table-cell office:value-type="float" office:value="-0.000094759" calcext:value-type="float">
            <text:p>-9.475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8457" calcext:value-type="float">
            <text:p>-0.0298457</text:p>
          </table:table-cell>
          <table:table-cell office:value-type="float" office:value="0.00000393005" calcext:value-type="float">
            <text:p>3.93005E-06</text:p>
          </table:table-cell>
          <table:table-cell office:value-type="float" office:value="0.327404" calcext:value-type="float">
            <text:p>0.327404</text:p>
          </table:table-cell>
          <table:table-cell office:value-type="float" office:value="-0.325775" calcext:value-type="float">
            <text:p>-0.325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34454" calcext:value-type="float">
            <text:p>-4.34454E-08</text:p>
          </table:table-cell>
          <table:table-cell office:value-type="float" office:value="-0.000257557" calcext:value-type="float">
            <text:p>-0.000257557</text:p>
          </table:table-cell>
          <table:table-cell office:value-type="float" office:value="0.00000000174648" calcext:value-type="float">
            <text:p>1.74648E-09</text:p>
          </table:table-cell>
          <table:table-cell office:value-type="float" office:value="-0.0322866" calcext:value-type="float">
            <text:p>-0.0322866</text:p>
          </table:table-cell>
          <table:table-cell office:value-type="float" office:value="-0.000000190424" calcext:value-type="float">
            <text:p>-1.90424E-07</text:p>
          </table:table-cell>
          <table:table-cell office:value-type="float" office:value="-0.999479" calcext:value-type="float">
            <text:p>-0.999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688" calcext:value-type="float">
            <text:p>0.0399688</text:p>
          </table:table-cell>
          <table:table-cell office:value-type="float" office:value="0.0510268" calcext:value-type="float">
            <text:p>0.0510268</text:p>
          </table:table-cell>
          <table:table-cell office:value-type="float" office:value="-0.174183" calcext:value-type="float">
            <text:p>-0.174183</text:p>
          </table:table-cell>
          <table:table-cell office:value-type="float" office:value="-0.0399692" calcext:value-type="float">
            <text:p>-0.0399692</text:p>
          </table:table-cell>
          <table:table-cell office:value-type="float" office:value="0.0510266" calcext:value-type="float">
            <text:p>0.0510266</text:p>
          </table:table-cell>
          <table:table-cell office:value-type="float" office:value="-0.174183" calcext:value-type="float">
            <text:p>-0.174183</text:p>
          </table:table-cell>
          <table:table-cell office:value-type="float" office:value="0.116334" calcext:value-type="float">
            <text:p>0.116334</text:p>
          </table:table-cell>
          <table:table-cell office:value-type="float" office:value="-0.0291919" calcext:value-type="float">
            <text:p>-0.0291919</text:p>
          </table:table-cell>
          <table:table-cell office:value-type="float" office:value="-0.175159" calcext:value-type="float">
            <text:p>-0.175159</text:p>
          </table:table-cell>
          <table:table-cell office:value-type="float" office:value="-0.116335" calcext:value-type="float">
            <text:p>-0.116335</text:p>
          </table:table-cell>
          <table:table-cell office:value-type="float" office:value="-0.029192" calcext:value-type="float">
            <text:p>-0.029192</text:p>
          </table:table-cell>
          <table:table-cell office:value-type="float" office:value="-0.175159" calcext:value-type="float">
            <text:p>-0.175159</text:p>
          </table:table-cell>
          <table:table-cell office:value-type="float" office:value="0.0000110211" calcext:value-type="float">
            <text:p>1.10211E-05</text:p>
          </table:table-cell>
          <table:table-cell office:value-type="float" office:value="-0.000155257" calcext:value-type="float">
            <text:p>-0.000155257</text:p>
          </table:table-cell>
          <table:table-cell office:value-type="float" office:value="0.0000608221" calcext:value-type="float">
            <text:p>6.08221E-05</text:p>
          </table:table-cell>
          <table:table-cell office:value-type="float" office:value="-0.0000110021" calcext:value-type="float">
            <text:p>-1.10021E-05</text:p>
          </table:table-cell>
          <table:table-cell office:value-type="float" office:value="-0.000155258" calcext:value-type="float">
            <text:p>-0.000155258</text:p>
          </table:table-cell>
          <table:table-cell office:value-type="float" office:value="0.0000608261" calcext:value-type="float">
            <text:p>6.08261E-05</text:p>
          </table:table-cell>
          <table:table-cell office:value-type="float" office:value="0.0000114284" calcext:value-type="float">
            <text:p>1.14284E-05</text:p>
          </table:table-cell>
          <table:table-cell office:value-type="float" office:value="-0.0000513158" calcext:value-type="float">
            <text:p>-5.13158E-05</text:p>
          </table:table-cell>
          <table:table-cell office:value-type="float" office:value="-0.000095201" calcext:value-type="float">
            <text:p>-9.5201E-05</text:p>
          </table:table-cell>
          <table:table-cell office:value-type="float" office:value="-0.0000114084" calcext:value-type="float">
            <text:p>-1.14084E-05</text:p>
          </table:table-cell>
          <table:table-cell office:value-type="float" office:value="-0.000051317" calcext:value-type="float">
            <text:p>-5.1317E-05</text:p>
          </table:table-cell>
          <table:table-cell office:value-type="float" office:value="-0.0000951981" calcext:value-type="float">
            <text:p>-9.5198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8667" calcext:value-type="float">
            <text:p>-0.0298667</text:p>
          </table:table-cell>
          <table:table-cell office:value-type="float" office:value="0.00000393117" calcext:value-type="float">
            <text:p>3.93117E-06</text:p>
          </table:table-cell>
          <table:table-cell office:value-type="float" office:value="0.327403" calcext:value-type="float">
            <text:p>0.327403</text:p>
          </table:table-cell>
          <table:table-cell office:value-type="float" office:value="-0.325771" calcext:value-type="float">
            <text:p>-0.325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2683" calcext:value-type="float">
            <text:p>-4.2683E-08</text:p>
          </table:table-cell>
          <table:table-cell office:value-type="float" office:value="-0.000254981" calcext:value-type="float">
            <text:p>-0.000254981</text:p>
          </table:table-cell>
          <table:table-cell office:value-type="float" office:value="0.00000000173725" calcext:value-type="float">
            <text:p>1.73725E-09</text:p>
          </table:table-cell>
          <table:table-cell office:value-type="float" office:value="-0.0323071" calcext:value-type="float">
            <text:p>-0.0323071</text:p>
          </table:table-cell>
          <table:table-cell office:value-type="float" office:value="-0.000000186979" calcext:value-type="float">
            <text:p>-1.86979E-07</text:p>
          </table:table-cell>
          <table:table-cell office:value-type="float" office:value="-0.999478" calcext:value-type="float">
            <text:p>-0.999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732" calcext:value-type="float">
            <text:p>0.0399732</text:p>
          </table:table-cell>
          <table:table-cell office:value-type="float" office:value="0.0509649" calcext:value-type="float">
            <text:p>0.0509649</text:p>
          </table:table-cell>
          <table:table-cell office:value-type="float" office:value="-0.174159" calcext:value-type="float">
            <text:p>-0.174159</text:p>
          </table:table-cell>
          <table:table-cell office:value-type="float" office:value="-0.0399736" calcext:value-type="float">
            <text:p>-0.0399736</text:p>
          </table:table-cell>
          <table:table-cell office:value-type="float" office:value="0.0509648" calcext:value-type="float">
            <text:p>0.0509648</text:p>
          </table:table-cell>
          <table:table-cell office:value-type="float" office:value="-0.174159" calcext:value-type="float">
            <text:p>-0.174159</text:p>
          </table:table-cell>
          <table:table-cell office:value-type="float" office:value="0.116339" calcext:value-type="float">
            <text:p>0.116339</text:p>
          </table:table-cell>
          <table:table-cell office:value-type="float" office:value="-0.0292124" calcext:value-type="float">
            <text:p>-0.0292124</text:p>
          </table:table-cell>
          <table:table-cell office:value-type="float" office:value="-0.175197" calcext:value-type="float">
            <text:p>-0.175197</text:p>
          </table:table-cell>
          <table:table-cell office:value-type="float" office:value="-0.116339" calcext:value-type="float">
            <text:p>-0.116339</text:p>
          </table:table-cell>
          <table:table-cell office:value-type="float" office:value="-0.0292125" calcext:value-type="float">
            <text:p>-0.0292125</text:p>
          </table:table-cell>
          <table:table-cell office:value-type="float" office:value="-0.175197" calcext:value-type="float">
            <text:p>-0.175197</text:p>
          </table:table-cell>
          <table:table-cell office:value-type="float" office:value="0.0000111447" calcext:value-type="float">
            <text:p>1.11447E-05</text:p>
          </table:table-cell>
          <table:table-cell office:value-type="float" office:value="-0.000154232" calcext:value-type="float">
            <text:p>-0.000154232</text:p>
          </table:table-cell>
          <table:table-cell office:value-type="float" office:value="0.000059124" calcext:value-type="float">
            <text:p>5.9124E-05</text:p>
          </table:table-cell>
          <table:table-cell office:value-type="float" office:value="-0.0000111259" calcext:value-type="float">
            <text:p>-1.11259E-05</text:p>
          </table:table-cell>
          <table:table-cell office:value-type="float" office:value="-0.000154233" calcext:value-type="float">
            <text:p>-0.000154233</text:p>
          </table:table-cell>
          <table:table-cell office:value-type="float" office:value="0.0000591278" calcext:value-type="float">
            <text:p>5.91278E-05</text:p>
          </table:table-cell>
          <table:table-cell office:value-type="float" office:value="0.0000114792" calcext:value-type="float">
            <text:p>1.14792E-05</text:p>
          </table:table-cell>
          <table:table-cell office:value-type="float" office:value="-0.0000509909" calcext:value-type="float">
            <text:p>-5.09909E-05</text:p>
          </table:table-cell>
          <table:table-cell office:value-type="float" office:value="-0.0000955555" calcext:value-type="float">
            <text:p>-9.55555E-05</text:p>
          </table:table-cell>
          <table:table-cell office:value-type="float" office:value="-0.0000114596" calcext:value-type="float">
            <text:p>-1.14596E-05</text:p>
          </table:table-cell>
          <table:table-cell office:value-type="float" office:value="-0.0000509921" calcext:value-type="float">
            <text:p>-5.09921E-05</text:p>
          </table:table-cell>
          <table:table-cell office:value-type="float" office:value="-0.0000955527" calcext:value-type="float">
            <text:p>-9.5552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8876" calcext:value-type="float">
            <text:p>-0.0298876</text:p>
          </table:table-cell>
          <table:table-cell office:value-type="float" office:value="0.00000393227" calcext:value-type="float">
            <text:p>3.93227E-06</text:p>
          </table:table-cell>
          <table:table-cell office:value-type="float" office:value="0.327401" calcext:value-type="float">
            <text:p>0.327401</text:p>
          </table:table-cell>
          <table:table-cell office:value-type="float" office:value="-0.325768" calcext:value-type="float">
            <text:p>-0.325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20137" calcext:value-type="float">
            <text:p>-4.20137E-08</text:p>
          </table:table-cell>
          <table:table-cell office:value-type="float" office:value="-0.000252697" calcext:value-type="float">
            <text:p>-0.000252697</text:p>
          </table:table-cell>
          <table:table-cell office:value-type="float" office:value="0.0000000017292" calcext:value-type="float">
            <text:p>1.7292E-09</text:p>
          </table:table-cell>
          <table:table-cell office:value-type="float" office:value="-0.0323253" calcext:value-type="float">
            <text:p>-0.0323253</text:p>
          </table:table-cell>
          <table:table-cell office:value-type="float" office:value="-0.000000183931" calcext:value-type="float">
            <text:p>-1.83931E-07</text:p>
          </table:table-cell>
          <table:table-cell office:value-type="float" office:value="-0.999477" calcext:value-type="float">
            <text:p>-0.999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772" calcext:value-type="float">
            <text:p>0.0399772</text:p>
          </table:table-cell>
          <table:table-cell office:value-type="float" office:value="0.0509095" calcext:value-type="float">
            <text:p>0.0509095</text:p>
          </table:table-cell>
          <table:table-cell office:value-type="float" office:value="-0.174138" calcext:value-type="float">
            <text:p>-0.174138</text:p>
          </table:table-cell>
          <table:table-cell office:value-type="float" office:value="-0.0399777" calcext:value-type="float">
            <text:p>-0.0399777</text:p>
          </table:table-cell>
          <table:table-cell office:value-type="float" office:value="0.0509095" calcext:value-type="float">
            <text:p>0.0509095</text:p>
          </table:table-cell>
          <table:table-cell office:value-type="float" office:value="-0.174138" calcext:value-type="float">
            <text:p>-0.174138</text:p>
          </table:table-cell>
          <table:table-cell office:value-type="float" office:value="0.116343" calcext:value-type="float">
            <text:p>0.116343</text:p>
          </table:table-cell>
          <table:table-cell office:value-type="float" office:value="-0.0292307" calcext:value-type="float">
            <text:p>-0.0292307</text:p>
          </table:table-cell>
          <table:table-cell office:value-type="float" office:value="-0.175231" calcext:value-type="float">
            <text:p>-0.175231</text:p>
          </table:table-cell>
          <table:table-cell office:value-type="float" office:value="-0.116344" calcext:value-type="float">
            <text:p>-0.116344</text:p>
          </table:table-cell>
          <table:table-cell office:value-type="float" office:value="-0.0292308" calcext:value-type="float">
            <text:p>-0.0292308</text:p>
          </table:table-cell>
          <table:table-cell office:value-type="float" office:value="-0.175231" calcext:value-type="float">
            <text:p>-0.175231</text:p>
          </table:table-cell>
          <table:table-cell office:value-type="float" office:value="0.0000112523" calcext:value-type="float">
            <text:p>1.12523E-05</text:p>
          </table:table-cell>
          <table:table-cell office:value-type="float" office:value="-0.000153339" calcext:value-type="float">
            <text:p>-0.000153339</text:p>
          </table:table-cell>
          <table:table-cell office:value-type="float" office:value="0.0000576429" calcext:value-type="float">
            <text:p>5.76429E-05</text:p>
          </table:table-cell>
          <table:table-cell office:value-type="float" office:value="-0.0000112338" calcext:value-type="float">
            <text:p>-1.12338E-05</text:p>
          </table:table-cell>
          <table:table-cell office:value-type="float" office:value="-0.000153341" calcext:value-type="float">
            <text:p>-0.000153341</text:p>
          </table:table-cell>
          <table:table-cell office:value-type="float" office:value="0.0000576466" calcext:value-type="float">
            <text:p>5.76466E-05</text:p>
          </table:table-cell>
          <table:table-cell office:value-type="float" office:value="0.0000115239" calcext:value-type="float">
            <text:p>1.15239E-05</text:p>
          </table:table-cell>
          <table:table-cell office:value-type="float" office:value="-0.0000507075" calcext:value-type="float">
            <text:p>-5.07075E-05</text:p>
          </table:table-cell>
          <table:table-cell office:value-type="float" office:value="-0.0000958677" calcext:value-type="float">
            <text:p>-9.58677E-05</text:p>
          </table:table-cell>
          <table:table-cell office:value-type="float" office:value="-0.0000115046" calcext:value-type="float">
            <text:p>-1.15046E-05</text:p>
          </table:table-cell>
          <table:table-cell office:value-type="float" office:value="-0.0000507086" calcext:value-type="float">
            <text:p>-5.07086E-05</text:p>
          </table:table-cell>
          <table:table-cell office:value-type="float" office:value="-0.0000958649" calcext:value-type="float">
            <text:p>-9.5864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9104" calcext:value-type="float">
            <text:p>-0.0299104</text:p>
          </table:table-cell>
          <table:table-cell office:value-type="float" office:value="0.00000393348" calcext:value-type="float">
            <text:p>3.93348E-06</text:p>
          </table:table-cell>
          <table:table-cell office:value-type="float" office:value="0.327399" calcext:value-type="float">
            <text:p>0.327399</text:p>
          </table:table-cell>
          <table:table-cell office:value-type="float" office:value="-0.325763" calcext:value-type="float">
            <text:p>-0.325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11702" calcext:value-type="float">
            <text:p>-4.11702E-08</text:p>
          </table:table-cell>
          <table:table-cell office:value-type="float" office:value="-0.000249961" calcext:value-type="float">
            <text:p>-0.000249961</text:p>
          </table:table-cell>
          <table:table-cell office:value-type="float" office:value="0.00000000171933" calcext:value-type="float">
            <text:p>1.71933E-09</text:p>
          </table:table-cell>
          <table:table-cell office:value-type="float" office:value="-0.0323474" calcext:value-type="float">
            <text:p>-0.0323474</text:p>
          </table:table-cell>
          <table:table-cell office:value-type="float" office:value="-0.000000180272" calcext:value-type="float">
            <text:p>-1.80272E-07</text:p>
          </table:table-cell>
          <table:table-cell office:value-type="float" office:value="-0.999477" calcext:value-type="float">
            <text:p>-0.999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822" calcext:value-type="float">
            <text:p>0.0399822</text:p>
          </table:table-cell>
          <table:table-cell office:value-type="float" office:value="0.0508423" calcext:value-type="float">
            <text:p>0.0508423</text:p>
          </table:table-cell>
          <table:table-cell office:value-type="float" office:value="-0.174113" calcext:value-type="float">
            <text:p>-0.174113</text:p>
          </table:table-cell>
          <table:table-cell office:value-type="float" office:value="-0.0399826" calcext:value-type="float">
            <text:p>-0.0399826</text:p>
          </table:table-cell>
          <table:table-cell office:value-type="float" office:value="0.0508422" calcext:value-type="float">
            <text:p>0.0508422</text:p>
          </table:table-cell>
          <table:table-cell office:value-type="float" office:value="-0.174113" calcext:value-type="float">
            <text:p>-0.174113</text:p>
          </table:table-cell>
          <table:table-cell office:value-type="float" office:value="0.116348" calcext:value-type="float">
            <text:p>0.116348</text:p>
          </table:table-cell>
          <table:table-cell office:value-type="float" office:value="-0.0292529" calcext:value-type="float">
            <text:p>-0.0292529</text:p>
          </table:table-cell>
          <table:table-cell office:value-type="float" office:value="-0.175274" calcext:value-type="float">
            <text:p>-0.175274</text:p>
          </table:table-cell>
          <table:table-cell office:value-type="float" office:value="-0.116349" calcext:value-type="float">
            <text:p>-0.116349</text:p>
          </table:table-cell>
          <table:table-cell office:value-type="float" office:value="-0.029253" calcext:value-type="float">
            <text:p>-0.029253</text:p>
          </table:table-cell>
          <table:table-cell office:value-type="float" office:value="-0.175273" calcext:value-type="float">
            <text:p>-0.175273</text:p>
          </table:table-cell>
          <table:table-cell office:value-type="float" office:value="0.0000113861" calcext:value-type="float">
            <text:p>1.13861E-05</text:p>
          </table:table-cell>
          <table:table-cell office:value-type="float" office:value="-0.000152209" calcext:value-type="float">
            <text:p>-0.000152209</text:p>
          </table:table-cell>
          <table:table-cell office:value-type="float" office:value="0.000055804" calcext:value-type="float">
            <text:p>5.5804E-05</text:p>
          </table:table-cell>
          <table:table-cell office:value-type="float" office:value="-0.0000113679" calcext:value-type="float">
            <text:p>-1.13679E-05</text:p>
          </table:table-cell>
          <table:table-cell office:value-type="float" office:value="-0.000152211" calcext:value-type="float">
            <text:p>-0.000152211</text:p>
          </table:table-cell>
          <table:table-cell office:value-type="float" office:value="0.0000558077" calcext:value-type="float">
            <text:p>5.58077E-05</text:p>
          </table:table-cell>
          <table:table-cell office:value-type="float" office:value="0.0000115754" calcext:value-type="float">
            <text:p>1.15754E-05</text:p>
          </table:table-cell>
          <table:table-cell office:value-type="float" office:value="-0.000050356" calcext:value-type="float">
            <text:p>-5.0356E-05</text:p>
          </table:table-cell>
          <table:table-cell office:value-type="float" office:value="-0.000096217" calcext:value-type="float">
            <text:p>-9.6217E-05</text:p>
          </table:table-cell>
          <table:table-cell office:value-type="float" office:value="-0.0000115565" calcext:value-type="float">
            <text:p>-1.15565E-05</text:p>
          </table:table-cell>
          <table:table-cell office:value-type="float" office:value="-0.0000503571" calcext:value-type="float">
            <text:p>-5.03571E-05</text:p>
          </table:table-cell>
          <table:table-cell office:value-type="float" office:value="-0.0000962143" calcext:value-type="float">
            <text:p>-9.6214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9311" calcext:value-type="float">
            <text:p>-0.0299311</text:p>
          </table:table-cell>
          <table:table-cell office:value-type="float" office:value="0.00000393458" calcext:value-type="float">
            <text:p>3.93458E-06</text:p>
          </table:table-cell>
          <table:table-cell office:value-type="float" office:value="0.327398" calcext:value-type="float">
            <text:p>0.327398</text:p>
          </table:table-cell>
          <table:table-cell office:value-type="float" office:value="-0.32576" calcext:value-type="float">
            <text:p>-0.32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404262" calcext:value-type="float">
            <text:p>-4.04262E-08</text:p>
          </table:table-cell>
          <table:table-cell office:value-type="float" office:value="-0.000247529" calcext:value-type="float">
            <text:p>-0.000247529</text:p>
          </table:table-cell>
          <table:table-cell office:value-type="float" office:value="0.00000000171063" calcext:value-type="float">
            <text:p>1.71063E-09</text:p>
          </table:table-cell>
          <table:table-cell office:value-type="float" office:value="-0.0323673" calcext:value-type="float">
            <text:p>-0.0323673</text:p>
          </table:table-cell>
          <table:table-cell office:value-type="float" office:value="-0.000000177008" calcext:value-type="float">
            <text:p>-1.77008E-07</text:p>
          </table:table-cell>
          <table:table-cell office:value-type="float" office:value="-0.999476" calcext:value-type="float">
            <text:p>-0.999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868" calcext:value-type="float">
            <text:p>0.0399868</text:p>
          </table:table-cell>
          <table:table-cell office:value-type="float" office:value="0.0507817" calcext:value-type="float">
            <text:p>0.0507817</text:p>
          </table:table-cell>
          <table:table-cell office:value-type="float" office:value="-0.174091" calcext:value-type="float">
            <text:p>-0.174091</text:p>
          </table:table-cell>
          <table:table-cell office:value-type="float" office:value="-0.0399872" calcext:value-type="float">
            <text:p>-0.0399872</text:p>
          </table:table-cell>
          <table:table-cell office:value-type="float" office:value="0.0507815" calcext:value-type="float">
            <text:p>0.0507815</text:p>
          </table:table-cell>
          <table:table-cell office:value-type="float" office:value="-0.174091" calcext:value-type="float">
            <text:p>-0.174091</text:p>
          </table:table-cell>
          <table:table-cell office:value-type="float" office:value="0.116353" calcext:value-type="float">
            <text:p>0.116353</text:p>
          </table:table-cell>
          <table:table-cell office:value-type="float" office:value="-0.029273" calcext:value-type="float">
            <text:p>-0.029273</text:p>
          </table:table-cell>
          <table:table-cell office:value-type="float" office:value="-0.175312" calcext:value-type="float">
            <text:p>-0.175312</text:p>
          </table:table-cell>
          <table:table-cell office:value-type="float" office:value="-0.116353" calcext:value-type="float">
            <text:p>-0.116353</text:p>
          </table:table-cell>
          <table:table-cell office:value-type="float" office:value="-0.0292731" calcext:value-type="float">
            <text:p>-0.0292731</text:p>
          </table:table-cell>
          <table:table-cell office:value-type="float" office:value="-0.175312" calcext:value-type="float">
            <text:p>-0.175312</text:p>
          </table:table-cell>
          <table:table-cell office:value-type="float" office:value="0.0000115029" calcext:value-type="float">
            <text:p>1.15029E-05</text:p>
          </table:table-cell>
          <table:table-cell office:value-type="float" office:value="-0.000151223" calcext:value-type="float">
            <text:p>-0.000151223</text:p>
          </table:table-cell>
          <table:table-cell office:value-type="float" office:value="0.000054196" calcext:value-type="float">
            <text:p>5.4196E-05</text:p>
          </table:table-cell>
          <table:table-cell office:value-type="float" office:value="-0.0000114851" calcext:value-type="float">
            <text:p>-1.14851E-05</text:p>
          </table:table-cell>
          <table:table-cell office:value-type="float" office:value="-0.000151224" calcext:value-type="float">
            <text:p>-0.000151224</text:p>
          </table:table-cell>
          <table:table-cell office:value-type="float" office:value="0.0000541996" calcext:value-type="float">
            <text:p>5.41996E-05</text:p>
          </table:table-cell>
          <table:table-cell office:value-type="float" office:value="0.0000116209" calcext:value-type="float">
            <text:p>1.16209E-05</text:p>
          </table:table-cell>
          <table:table-cell office:value-type="float" office:value="-0.0000500493" calcext:value-type="float">
            <text:p>-5.00493E-05</text:p>
          </table:table-cell>
          <table:table-cell office:value-type="float" office:value="-0.0000965247" calcext:value-type="float">
            <text:p>-9.65247E-05</text:p>
          </table:table-cell>
          <table:table-cell office:value-type="float" office:value="-0.0000116022" calcext:value-type="float">
            <text:p>-1.16022E-05</text:p>
          </table:table-cell>
          <table:table-cell office:value-type="float" office:value="-0.0000500504" calcext:value-type="float">
            <text:p>-5.00504E-05</text:p>
          </table:table-cell>
          <table:table-cell office:value-type="float" office:value="-0.0000965221" calcext:value-type="float">
            <text:p>-9.6522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9517" calcext:value-type="float">
            <text:p>-0.0299517</text:p>
          </table:table-cell>
          <table:table-cell office:value-type="float" office:value="0.00000393567" calcext:value-type="float">
            <text:p>3.93567E-06</text:p>
          </table:table-cell>
          <table:table-cell office:value-type="float" office:value="0.327396" calcext:value-type="float">
            <text:p>0.327396</text:p>
          </table:table-cell>
          <table:table-cell office:value-type="float" office:value="-0.325756" calcext:value-type="float">
            <text:p>-0.325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96327" calcext:value-type="float">
            <text:p>-3.96327E-08</text:p>
          </table:table-cell>
          <table:table-cell office:value-type="float" office:value="-0.000244903" calcext:value-type="float">
            <text:p>-0.000244903</text:p>
          </table:table-cell>
          <table:table-cell office:value-type="float" office:value="0.00000000170133" calcext:value-type="float">
            <text:p>1.70133E-09</text:p>
          </table:table-cell>
          <table:table-cell office:value-type="float" office:value="-0.032389" calcext:value-type="float">
            <text:p>-0.032389</text:p>
          </table:table-cell>
          <table:table-cell office:value-type="float" office:value="-0.000000173485" calcext:value-type="float">
            <text:p>-1.73485E-07</text:p>
          </table:table-cell>
          <table:table-cell office:value-type="float" office:value="-0.999475" calcext:value-type="float">
            <text:p>-0.999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919" calcext:value-type="float">
            <text:p>0.0399919</text:p>
          </table:table-cell>
          <table:table-cell office:value-type="float" office:value="0.0507154" calcext:value-type="float">
            <text:p>0.0507154</text:p>
          </table:table-cell>
          <table:table-cell office:value-type="float" office:value="-0.174068" calcext:value-type="float">
            <text:p>-0.174068</text:p>
          </table:table-cell>
          <table:table-cell office:value-type="float" office:value="-0.0399923" calcext:value-type="float">
            <text:p>-0.0399923</text:p>
          </table:table-cell>
          <table:table-cell office:value-type="float" office:value="0.0507153" calcext:value-type="float">
            <text:p>0.0507153</text:p>
          </table:table-cell>
          <table:table-cell office:value-type="float" office:value="-0.174068" calcext:value-type="float">
            <text:p>-0.174068</text:p>
          </table:table-cell>
          <table:table-cell office:value-type="float" office:value="0.116358" calcext:value-type="float">
            <text:p>0.116358</text:p>
          </table:table-cell>
          <table:table-cell office:value-type="float" office:value="-0.0292949" calcext:value-type="float">
            <text:p>-0.0292949</text:p>
          </table:table-cell>
          <table:table-cell office:value-type="float" office:value="-0.175355" calcext:value-type="float">
            <text:p>-0.175355</text:p>
          </table:table-cell>
          <table:table-cell office:value-type="float" office:value="-0.116358" calcext:value-type="float">
            <text:p>-0.116358</text:p>
          </table:table-cell>
          <table:table-cell office:value-type="float" office:value="-0.029295" calcext:value-type="float">
            <text:p>-0.029295</text:p>
          </table:table-cell>
          <table:table-cell office:value-type="float" office:value="-0.175354" calcext:value-type="float">
            <text:p>-0.175354</text:p>
          </table:table-cell>
          <table:table-cell office:value-type="float" office:value="0.0000116268" calcext:value-type="float">
            <text:p>1.16268E-05</text:p>
          </table:table-cell>
          <table:table-cell office:value-type="float" office:value="-0.000150179" calcext:value-type="float">
            <text:p>-0.000150179</text:p>
          </table:table-cell>
          <table:table-cell office:value-type="float" office:value="0.0000524905" calcext:value-type="float">
            <text:p>5.24905E-05</text:p>
          </table:table-cell>
          <table:table-cell office:value-type="float" office:value="-0.0000116093" calcext:value-type="float">
            <text:p>-1.16093E-05</text:p>
          </table:table-cell>
          <table:table-cell office:value-type="float" office:value="-0.00015018" calcext:value-type="float">
            <text:p>-0.00015018</text:p>
          </table:table-cell>
          <table:table-cell office:value-type="float" office:value="0.000052494" calcext:value-type="float">
            <text:p>5.2494E-05</text:p>
          </table:table-cell>
          <table:table-cell office:value-type="float" office:value="0.0000116696" calcext:value-type="float">
            <text:p>1.16696E-05</text:p>
          </table:table-cell>
          <table:table-cell office:value-type="float" office:value="-0.0000497243" calcext:value-type="float">
            <text:p>-4.97243E-05</text:p>
          </table:table-cell>
          <table:table-cell office:value-type="float" office:value="-0.0000968545" calcext:value-type="float">
            <text:p>-9.68545E-05</text:p>
          </table:table-cell>
          <table:table-cell office:value-type="float" office:value="-0.0000116513" calcext:value-type="float">
            <text:p>-1.16513E-05</text:p>
          </table:table-cell>
          <table:table-cell office:value-type="float" office:value="-0.0000497253" calcext:value-type="float">
            <text:p>-4.97253E-05</text:p>
          </table:table-cell>
          <table:table-cell office:value-type="float" office:value="-0.000096852" calcext:value-type="float">
            <text:p>-9.685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9723" calcext:value-type="float">
            <text:p>-0.0299723</text:p>
          </table:table-cell>
          <table:table-cell office:value-type="float" office:value="0.00000393675" calcext:value-type="float">
            <text:p>3.93675E-06</text:p>
          </table:table-cell>
          <table:table-cell office:value-type="float" office:value="0.327394" calcext:value-type="float">
            <text:p>0.327394</text:p>
          </table:table-cell>
          <table:table-cell office:value-type="float" office:value="-0.325752" calcext:value-type="float">
            <text:p>-0.325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89267" calcext:value-type="float">
            <text:p>-3.89267E-08</text:p>
          </table:table-cell>
          <table:table-cell office:value-type="float" office:value="-0.000242571" calcext:value-type="float">
            <text:p>-0.000242571</text:p>
          </table:table-cell>
          <table:table-cell office:value-type="float" office:value="0.00000000169306" calcext:value-type="float">
            <text:p>1.69306E-09</text:p>
          </table:table-cell>
          <table:table-cell office:value-type="float" office:value="-0.0324084" calcext:value-type="float">
            <text:p>-0.0324084</text:p>
          </table:table-cell>
          <table:table-cell office:value-type="float" office:value="-0.000000170343" calcext:value-type="float">
            <text:p>-1.70343E-07</text:p>
          </table:table-cell>
          <table:table-cell office:value-type="float" office:value="-0.999475" calcext:value-type="float">
            <text:p>-0.999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9965" calcext:value-type="float">
            <text:p>0.0399965</text:p>
          </table:table-cell>
          <table:table-cell office:value-type="float" office:value="0.0506555" calcext:value-type="float">
            <text:p>0.0506555</text:p>
          </table:table-cell>
          <table:table-cell office:value-type="float" office:value="-0.174047" calcext:value-type="float">
            <text:p>-0.174047</text:p>
          </table:table-cell>
          <table:table-cell office:value-type="float" office:value="-0.039997" calcext:value-type="float">
            <text:p>-0.039997</text:p>
          </table:table-cell>
          <table:table-cell office:value-type="float" office:value="0.0506554" calcext:value-type="float">
            <text:p>0.0506554</text:p>
          </table:table-cell>
          <table:table-cell office:value-type="float" office:value="-0.174047" calcext:value-type="float">
            <text:p>-0.174047</text:p>
          </table:table-cell>
          <table:table-cell office:value-type="float" office:value="0.116363" calcext:value-type="float">
            <text:p>0.116363</text:p>
          </table:table-cell>
          <table:table-cell office:value-type="float" office:value="-0.0293148" calcext:value-type="float">
            <text:p>-0.0293148</text:p>
          </table:table-cell>
          <table:table-cell office:value-type="float" office:value="-0.175393" calcext:value-type="float">
            <text:p>-0.175393</text:p>
          </table:table-cell>
          <table:table-cell office:value-type="float" office:value="-0.116363" calcext:value-type="float">
            <text:p>-0.116363</text:p>
          </table:table-cell>
          <table:table-cell office:value-type="float" office:value="-0.0293148" calcext:value-type="float">
            <text:p>-0.0293148</text:p>
          </table:table-cell>
          <table:table-cell office:value-type="float" office:value="-0.175393" calcext:value-type="float">
            <text:p>-0.175393</text:p>
          </table:table-cell>
          <table:table-cell office:value-type="float" office:value="0.0000117357" calcext:value-type="float">
            <text:p>1.17357E-05</text:p>
          </table:table-cell>
          <table:table-cell office:value-type="float" office:value="-0.000149258" calcext:value-type="float">
            <text:p>-0.000149258</text:p>
          </table:table-cell>
          <table:table-cell office:value-type="float" office:value="0.0000509883" calcext:value-type="float">
            <text:p>5.09883E-05</text:p>
          </table:table-cell>
          <table:table-cell office:value-type="float" office:value="-0.0000117185" calcext:value-type="float">
            <text:p>-1.17185E-05</text:p>
          </table:table-cell>
          <table:table-cell office:value-type="float" office:value="-0.00014926" calcext:value-type="float">
            <text:p>-0.00014926</text:p>
          </table:table-cell>
          <table:table-cell office:value-type="float" office:value="0.0000509917" calcext:value-type="float">
            <text:p>5.09917E-05</text:p>
          </table:table-cell>
          <table:table-cell office:value-type="float" office:value="0.0000117122" calcext:value-type="float">
            <text:p>1.17122E-05</text:p>
          </table:table-cell>
          <table:table-cell office:value-type="float" office:value="-0.0000494391" calcext:value-type="float">
            <text:p>-4.94391E-05</text:p>
          </table:table-cell>
          <table:table-cell office:value-type="float" office:value="-0.0000971416" calcext:value-type="float">
            <text:p>-9.71416E-05</text:p>
          </table:table-cell>
          <table:table-cell office:value-type="float" office:value="-0.0000116942" calcext:value-type="float">
            <text:p>-1.16942E-05</text:p>
          </table:table-cell>
          <table:table-cell office:value-type="float" office:value="-0.0000494401" calcext:value-type="float">
            <text:p>-4.94401E-05</text:p>
          </table:table-cell>
          <table:table-cell office:value-type="float" office:value="-0.0000971391" calcext:value-type="float">
            <text:p>-9.7139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299927" calcext:value-type="float">
            <text:p>-0.0299927</text:p>
          </table:table-cell>
          <table:table-cell office:value-type="float" office:value="0.00000393782" calcext:value-type="float">
            <text:p>3.93782E-06</text:p>
          </table:table-cell>
          <table:table-cell office:value-type="float" office:value="0.327393" calcext:value-type="float">
            <text:p>0.327393</text:p>
          </table:table-cell>
          <table:table-cell office:value-type="float" office:value="-0.325748" calcext:value-type="float">
            <text:p>-0.325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83094" calcext:value-type="float">
            <text:p>-3.83094E-08</text:p>
          </table:table-cell>
          <table:table-cell office:value-type="float" office:value="-0.000240502" calcext:value-type="float">
            <text:p>-0.000240502</text:p>
          </table:table-cell>
          <table:table-cell office:value-type="float" office:value="0.00000000168582" calcext:value-type="float">
            <text:p>1.68582E-09</text:p>
          </table:table-cell>
          <table:table-cell office:value-type="float" office:value="-0.0324258" calcext:value-type="float">
            <text:p>-0.0324258</text:p>
          </table:table-cell>
          <table:table-cell office:value-type="float" office:value="-0.000000167563" calcext:value-type="float">
            <text:p>-1.67563E-07</text:p>
          </table:table-cell>
          <table:table-cell office:value-type="float" office:value="-0.999474" calcext:value-type="float">
            <text:p>-0.999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008" calcext:value-type="float">
            <text:p>0.0400008</text:p>
          </table:table-cell>
          <table:table-cell office:value-type="float" office:value="0.050602" calcext:value-type="float">
            <text:p>0.050602</text:p>
          </table:table-cell>
          <table:table-cell office:value-type="float" office:value="-0.174029" calcext:value-type="float">
            <text:p>-0.174029</text:p>
          </table:table-cell>
          <table:table-cell office:value-type="float" office:value="-0.0400012" calcext:value-type="float">
            <text:p>-0.0400012</text:p>
          </table:table-cell>
          <table:table-cell office:value-type="float" office:value="0.0506018" calcext:value-type="float">
            <text:p>0.0506018</text:p>
          </table:table-cell>
          <table:table-cell office:value-type="float" office:value="-0.174029" calcext:value-type="float">
            <text:p>-0.174029</text:p>
          </table:table-cell>
          <table:table-cell office:value-type="float" office:value="0.116367" calcext:value-type="float">
            <text:p>0.116367</text:p>
          </table:table-cell>
          <table:table-cell office:value-type="float" office:value="-0.0293325" calcext:value-type="float">
            <text:p>-0.0293325</text:p>
          </table:table-cell>
          <table:table-cell office:value-type="float" office:value="-0.175429" calcext:value-type="float">
            <text:p>-0.175429</text:p>
          </table:table-cell>
          <table:table-cell office:value-type="float" office:value="-0.116367" calcext:value-type="float">
            <text:p>-0.116367</text:p>
          </table:table-cell>
          <table:table-cell office:value-type="float" office:value="-0.0293326" calcext:value-type="float">
            <text:p>-0.0293326</text:p>
          </table:table-cell>
          <table:table-cell office:value-type="float" office:value="-0.175428" calcext:value-type="float">
            <text:p>-0.175428</text:p>
          </table:table-cell>
          <table:table-cell office:value-type="float" office:value="0.0000118307" calcext:value-type="float">
            <text:p>1.18307E-05</text:p>
          </table:table-cell>
          <table:table-cell office:value-type="float" office:value="-0.000148457" calcext:value-type="float">
            <text:p>-0.000148457</text:p>
          </table:table-cell>
          <table:table-cell office:value-type="float" office:value="0.0000496783" calcext:value-type="float">
            <text:p>4.96783E-05</text:p>
          </table:table-cell>
          <table:table-cell office:value-type="float" office:value="-0.0000118137" calcext:value-type="float">
            <text:p>-1.18137E-05</text:p>
          </table:table-cell>
          <table:table-cell office:value-type="float" office:value="-0.000148458" calcext:value-type="float">
            <text:p>-0.000148458</text:p>
          </table:table-cell>
          <table:table-cell office:value-type="float" office:value="0.0000496816" calcext:value-type="float">
            <text:p>4.96816E-05</text:p>
          </table:table-cell>
          <table:table-cell office:value-type="float" office:value="0.0000117499" calcext:value-type="float">
            <text:p>1.17499E-05</text:p>
          </table:table-cell>
          <table:table-cell office:value-type="float" office:value="-0.0000491902" calcext:value-type="float">
            <text:p>-4.91902E-05</text:p>
          </table:table-cell>
          <table:table-cell office:value-type="float" office:value="-0.0000973949" calcext:value-type="float">
            <text:p>-9.73949E-05</text:p>
          </table:table-cell>
          <table:table-cell office:value-type="float" office:value="-0.0000117321" calcext:value-type="float">
            <text:p>-1.17321E-05</text:p>
          </table:table-cell>
          <table:table-cell office:value-type="float" office:value="-0.0000491911" calcext:value-type="float">
            <text:p>-4.91911E-05</text:p>
          </table:table-cell>
          <table:table-cell office:value-type="float" office:value="-0.0000973925" calcext:value-type="float">
            <text:p>-9.7392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0151" calcext:value-type="float">
            <text:p>-0.0300151</text:p>
          </table:table-cell>
          <table:table-cell office:value-type="float" office:value="0.000003939" calcext:value-type="float">
            <text:p>3.939E-06</text:p>
          </table:table-cell>
          <table:table-cell office:value-type="float" office:value="0.327391" calcext:value-type="float">
            <text:p>0.327391</text:p>
          </table:table-cell>
          <table:table-cell office:value-type="float" office:value="-0.325743" calcext:value-type="float">
            <text:p>-0.325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7533" calcext:value-type="float">
            <text:p>-3.7533E-08</text:p>
          </table:table-cell>
          <table:table-cell office:value-type="float" office:value="-0.000238031" calcext:value-type="float">
            <text:p>-0.000238031</text:p>
          </table:table-cell>
          <table:table-cell office:value-type="float" office:value="0.00000000167684" calcext:value-type="float">
            <text:p>1.67684E-09</text:p>
          </table:table-cell>
          <table:table-cell office:value-type="float" office:value="-0.0324468" calcext:value-type="float">
            <text:p>-0.0324468</text:p>
          </table:table-cell>
          <table:table-cell office:value-type="float" office:value="-0.000000164227" calcext:value-type="float">
            <text:p>-1.64227E-07</text:p>
          </table:table-cell>
          <table:table-cell office:value-type="float" office:value="-0.999473" calcext:value-type="float">
            <text:p>-0.999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06" calcext:value-type="float">
            <text:p>0.040006</text:p>
          </table:table-cell>
          <table:table-cell office:value-type="float" office:value="0.0505369" calcext:value-type="float">
            <text:p>0.0505369</text:p>
          </table:table-cell>
          <table:table-cell office:value-type="float" office:value="-0.174008" calcext:value-type="float">
            <text:p>-0.174008</text:p>
          </table:table-cell>
          <table:table-cell office:value-type="float" office:value="-0.0400064" calcext:value-type="float">
            <text:p>-0.0400064</text:p>
          </table:table-cell>
          <table:table-cell office:value-type="float" office:value="0.0505368" calcext:value-type="float">
            <text:p>0.0505368</text:p>
          </table:table-cell>
          <table:table-cell office:value-type="float" office:value="-0.174008" calcext:value-type="float">
            <text:p>-0.174008</text:p>
          </table:table-cell>
          <table:table-cell office:value-type="float" office:value="0.116372" calcext:value-type="float">
            <text:p>0.116372</text:p>
          </table:table-cell>
          <table:table-cell office:value-type="float" office:value="-0.029354" calcext:value-type="float">
            <text:p>-0.029354</text:p>
          </table:table-cell>
          <table:table-cell office:value-type="float" office:value="-0.175471" calcext:value-type="float">
            <text:p>-0.175471</text:p>
          </table:table-cell>
          <table:table-cell office:value-type="float" office:value="-0.116372" calcext:value-type="float">
            <text:p>-0.116372</text:p>
          </table:table-cell>
          <table:table-cell office:value-type="float" office:value="-0.0293542" calcext:value-type="float">
            <text:p>-0.0293542</text:p>
          </table:table-cell>
          <table:table-cell office:value-type="float" office:value="-0.175471" calcext:value-type="float">
            <text:p>-0.175471</text:p>
          </table:table-cell>
          <table:table-cell office:value-type="float" office:value="0.0000119487" calcext:value-type="float">
            <text:p>1.19487E-05</text:p>
          </table:table-cell>
          <table:table-cell office:value-type="float" office:value="-0.00014744" calcext:value-type="float">
            <text:p>-0.00014744</text:p>
          </table:table-cell>
          <table:table-cell office:value-type="float" office:value="0.0000480507" calcext:value-type="float">
            <text:p>4.80507E-05</text:p>
          </table:table-cell>
          <table:table-cell office:value-type="float" office:value="-0.0000119321" calcext:value-type="float">
            <text:p>-1.19321E-05</text:p>
          </table:table-cell>
          <table:table-cell office:value-type="float" office:value="-0.000147441" calcext:value-type="float">
            <text:p>-0.000147441</text:p>
          </table:table-cell>
          <table:table-cell office:value-type="float" office:value="0.000048054" calcext:value-type="float">
            <text:p>4.8054E-05</text:p>
          </table:table-cell>
          <table:table-cell office:value-type="float" office:value="0.0000117927" calcext:value-type="float">
            <text:p>1.17927E-05</text:p>
          </table:table-cell>
          <table:table-cell office:value-type="float" office:value="-0.000048881" calcext:value-type="float">
            <text:p>-4.8881E-05</text:p>
          </table:table-cell>
          <table:table-cell office:value-type="float" office:value="-0.0000976721" calcext:value-type="float">
            <text:p>-9.76721E-05</text:p>
          </table:table-cell>
          <table:table-cell office:value-type="float" office:value="-0.0000117753" calcext:value-type="float">
            <text:p>-1.17753E-05</text:p>
          </table:table-cell>
          <table:table-cell office:value-type="float" office:value="-0.0000488819" calcext:value-type="float">
            <text:p>-4.88819E-05</text:p>
          </table:table-cell>
          <table:table-cell office:value-type="float" office:value="-0.0000976698" calcext:value-type="float">
            <text:p>-9.7669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0354" calcext:value-type="float">
            <text:p>-0.0300354</text:p>
          </table:table-cell>
          <table:table-cell office:value-type="float" office:value="0.00000394006" calcext:value-type="float">
            <text:p>3.94006E-06</text:p>
          </table:table-cell>
          <table:table-cell office:value-type="float" office:value="0.327389" calcext:value-type="float">
            <text:p>0.327389</text:p>
          </table:table-cell>
          <table:table-cell office:value-type="float" office:value="-0.325739" calcext:value-type="float">
            <text:p>-0.325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67902" calcext:value-type="float">
            <text:p>-3.67902E-08</text:p>
          </table:table-cell>
          <table:table-cell office:value-type="float" office:value="-0.000235607" calcext:value-type="float">
            <text:p>-0.000235607</text:p>
          </table:table-cell>
          <table:table-cell office:value-type="float" office:value="0.00000000166817" calcext:value-type="float">
            <text:p>1.66817E-09</text:p>
          </table:table-cell>
          <table:table-cell office:value-type="float" office:value="-0.0324677" calcext:value-type="float">
            <text:p>-0.0324677</text:p>
          </table:table-cell>
          <table:table-cell office:value-type="float" office:value="-0.000000160956" calcext:value-type="float">
            <text:p>-1.60956E-07</text:p>
          </table:table-cell>
          <table:table-cell office:value-type="float" office:value="-0.999473" calcext:value-type="float">
            <text:p>-0.999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113" calcext:value-type="float">
            <text:p>0.0400113</text:p>
          </table:table-cell>
          <table:table-cell office:value-type="float" office:value="0.0504723" calcext:value-type="float">
            <text:p>0.0504723</text:p>
          </table:table-cell>
          <table:table-cell office:value-type="float" office:value="-0.173987" calcext:value-type="float">
            <text:p>-0.173987</text:p>
          </table:table-cell>
          <table:table-cell office:value-type="float" office:value="-0.0400117" calcext:value-type="float">
            <text:p>-0.0400117</text:p>
          </table:table-cell>
          <table:table-cell office:value-type="float" office:value="0.0504721" calcext:value-type="float">
            <text:p>0.0504721</text:p>
          </table:table-cell>
          <table:table-cell office:value-type="float" office:value="-0.173987" calcext:value-type="float">
            <text:p>-0.173987</text:p>
          </table:table-cell>
          <table:table-cell office:value-type="float" office:value="0.116377" calcext:value-type="float">
            <text:p>0.116377</text:p>
          </table:table-cell>
          <table:table-cell office:value-type="float" office:value="-0.0293755" calcext:value-type="float">
            <text:p>-0.0293755</text:p>
          </table:table-cell>
          <table:table-cell office:value-type="float" office:value="-0.175514" calcext:value-type="float">
            <text:p>-0.175514</text:p>
          </table:table-cell>
          <table:table-cell office:value-type="float" office:value="-0.116378" calcext:value-type="float">
            <text:p>-0.116378</text:p>
          </table:table-cell>
          <table:table-cell office:value-type="float" office:value="-0.0293756" calcext:value-type="float">
            <text:p>-0.0293756</text:p>
          </table:table-cell>
          <table:table-cell office:value-type="float" office:value="-0.175514" calcext:value-type="float">
            <text:p>-0.175514</text:p>
          </table:table-cell>
          <table:table-cell office:value-type="float" office:value="0.000012061" calcext:value-type="float">
            <text:p>1.2061E-05</text:p>
          </table:table-cell>
          <table:table-cell office:value-type="float" office:value="-0.000146477" calcext:value-type="float">
            <text:p>-0.000146477</text:p>
          </table:table-cell>
          <table:table-cell office:value-type="float" office:value="0.0000465008" calcext:value-type="float">
            <text:p>4.65008E-05</text:p>
          </table:table-cell>
          <table:table-cell office:value-type="float" office:value="-0.0000120447" calcext:value-type="float">
            <text:p>-1.20447E-05</text:p>
          </table:table-cell>
          <table:table-cell office:value-type="float" office:value="-0.000146478" calcext:value-type="float">
            <text:p>-0.000146478</text:p>
          </table:table-cell>
          <table:table-cell office:value-type="float" office:value="0.000046504" calcext:value-type="float">
            <text:p>4.6504E-05</text:p>
          </table:table-cell>
          <table:table-cell office:value-type="float" office:value="0.0000118347" calcext:value-type="float">
            <text:p>1.18347E-05</text:p>
          </table:table-cell>
          <table:table-cell office:value-type="float" office:value="-0.000048587" calcext:value-type="float">
            <text:p>-4.8587E-05</text:p>
          </table:table-cell>
          <table:table-cell office:value-type="float" office:value="-0.0000979458" calcext:value-type="float">
            <text:p>-9.79458E-05</text:p>
          </table:table-cell>
          <table:table-cell office:value-type="float" office:value="-0.0000118176" calcext:value-type="float">
            <text:p>-1.18176E-05</text:p>
          </table:table-cell>
          <table:table-cell office:value-type="float" office:value="-0.0000485878" calcext:value-type="float">
            <text:p>-4.85878E-05</text:p>
          </table:table-cell>
          <table:table-cell office:value-type="float" office:value="-0.0000979436" calcext:value-type="float">
            <text:p>-9.7943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0557" calcext:value-type="float">
            <text:p>-0.0300557</text:p>
          </table:table-cell>
          <table:table-cell office:value-type="float" office:value="0.00000394112" calcext:value-type="float">
            <text:p>3.94112E-06</text:p>
          </table:table-cell>
          <table:table-cell office:value-type="float" office:value="0.327387" calcext:value-type="float">
            <text:p>0.327387</text:p>
          </table:table-cell>
          <table:table-cell office:value-type="float" office:value="-0.325735" calcext:value-type="float">
            <text:p>-0.325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61825" calcext:value-type="float">
            <text:p>-3.61825E-08</text:p>
          </table:table-cell>
          <table:table-cell office:value-type="float" office:value="-0.000233668" calcext:value-type="float">
            <text:p>-0.000233668</text:p>
          </table:table-cell>
          <table:table-cell office:value-type="float" office:value="0.00000000166109" calcext:value-type="float">
            <text:p>1.66109E-09</text:p>
          </table:table-cell>
          <table:table-cell office:value-type="float" office:value="-0.0324845" calcext:value-type="float">
            <text:p>-0.0324845</text:p>
          </table:table-cell>
          <table:table-cell office:value-type="float" office:value="-0.000000158329" calcext:value-type="float">
            <text:p>-1.58329E-07</text:p>
          </table:table-cell>
          <table:table-cell office:value-type="float" office:value="-0.999472" calcext:value-type="float">
            <text:p>-0.999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157" calcext:value-type="float">
            <text:p>0.0400157</text:p>
          </table:table-cell>
          <table:table-cell office:value-type="float" office:value="0.0504197" calcext:value-type="float">
            <text:p>0.0504197</text:p>
          </table:table-cell>
          <table:table-cell office:value-type="float" office:value="-0.17397" calcext:value-type="float">
            <text:p>-0.17397</text:p>
          </table:table-cell>
          <table:table-cell office:value-type="float" office:value="-0.0400161" calcext:value-type="float">
            <text:p>-0.0400161</text:p>
          </table:table-cell>
          <table:table-cell office:value-type="float" office:value="0.0504196" calcext:value-type="float">
            <text:p>0.0504196</text:p>
          </table:table-cell>
          <table:table-cell office:value-type="float" office:value="-0.17397" calcext:value-type="float">
            <text:p>-0.17397</text:p>
          </table:table-cell>
          <table:table-cell office:value-type="float" office:value="0.116381" calcext:value-type="float">
            <text:p>0.116381</text:p>
          </table:table-cell>
          <table:table-cell office:value-type="float" office:value="-0.029393" calcext:value-type="float">
            <text:p>-0.029393</text:p>
          </table:table-cell>
          <table:table-cell office:value-type="float" office:value="-0.17555" calcext:value-type="float">
            <text:p>-0.17555</text:p>
          </table:table-cell>
          <table:table-cell office:value-type="float" office:value="-0.116382" calcext:value-type="float">
            <text:p>-0.116382</text:p>
          </table:table-cell>
          <table:table-cell office:value-type="float" office:value="-0.029393" calcext:value-type="float">
            <text:p>-0.029393</text:p>
          </table:table-cell>
          <table:table-cell office:value-type="float" office:value="-0.17555" calcext:value-type="float">
            <text:p>-0.17555</text:p>
          </table:table-cell>
          <table:table-cell office:value-type="float" office:value="0.000012152" calcext:value-type="float">
            <text:p>1.2152E-05</text:p>
          </table:table-cell>
          <table:table-cell office:value-type="float" office:value="-0.000145688" calcext:value-type="float">
            <text:p>-0.000145688</text:p>
          </table:table-cell>
          <table:table-cell office:value-type="float" office:value="0.0000452448" calcext:value-type="float">
            <text:p>4.52448E-05</text:p>
          </table:table-cell>
          <table:table-cell office:value-type="float" office:value="-0.0000121359" calcext:value-type="float">
            <text:p>-1.21359E-05</text:p>
          </table:table-cell>
          <table:table-cell office:value-type="float" office:value="-0.000145689" calcext:value-type="float">
            <text:p>-0.000145689</text:p>
          </table:table-cell>
          <table:table-cell office:value-type="float" office:value="0.0000452479" calcext:value-type="float">
            <text:p>4.52479E-05</text:p>
          </table:table-cell>
          <table:table-cell office:value-type="float" office:value="0.0000118672" calcext:value-type="float">
            <text:p>1.18672E-05</text:p>
          </table:table-cell>
          <table:table-cell office:value-type="float" office:value="-0.0000483491" calcext:value-type="float">
            <text:p>-4.83491E-05</text:p>
          </table:table-cell>
          <table:table-cell office:value-type="float" office:value="-0.0000981531" calcext:value-type="float">
            <text:p>-9.81531E-05</text:p>
          </table:table-cell>
          <table:table-cell office:value-type="float" office:value="-0.0000118504" calcext:value-type="float">
            <text:p>-1.18504E-05</text:p>
          </table:table-cell>
          <table:table-cell office:value-type="float" office:value="-0.0000483499" calcext:value-type="float">
            <text:p>-4.83499E-05</text:p>
          </table:table-cell>
          <table:table-cell office:value-type="float" office:value="-0.0000981509" calcext:value-type="float">
            <text:p>-9.8150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0758" calcext:value-type="float">
            <text:p>-0.0300758</text:p>
          </table:table-cell>
          <table:table-cell office:value-type="float" office:value="0.00000394217" calcext:value-type="float">
            <text:p>3.94217E-06</text:p>
          </table:table-cell>
          <table:table-cell office:value-type="float" office:value="0.327385" calcext:value-type="float">
            <text:p>0.327385</text:p>
          </table:table-cell>
          <table:table-cell office:value-type="float" office:value="-0.325731" calcext:value-type="float">
            <text:p>-0.325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54653" calcext:value-type="float">
            <text:p>-3.54653E-08</text:p>
          </table:table-cell>
          <table:table-cell office:value-type="float" office:value="-0.000231337" calcext:value-type="float">
            <text:p>-0.000231337</text:p>
          </table:table-cell>
          <table:table-cell office:value-type="float" office:value="0.0000000016527" calcext:value-type="float">
            <text:p>1.6527E-09</text:p>
          </table:table-cell>
          <table:table-cell office:value-type="float" office:value="-0.032505" calcext:value-type="float">
            <text:p>-0.032505</text:p>
          </table:table-cell>
          <table:table-cell office:value-type="float" office:value="-0.000000155176" calcext:value-type="float">
            <text:p>-1.55176E-07</text:p>
          </table:table-cell>
          <table:table-cell office:value-type="float" office:value="-0.999471" calcext:value-type="float">
            <text:p>-0.999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1" calcext:value-type="float">
            <text:p>0.040021</text:p>
          </table:table-cell>
          <table:table-cell office:value-type="float" office:value="0.0503558" calcext:value-type="float">
            <text:p>0.0503558</text:p>
          </table:table-cell>
          <table:table-cell office:value-type="float" office:value="-0.173951" calcext:value-type="float">
            <text:p>-0.173951</text:p>
          </table:table-cell>
          <table:table-cell office:value-type="float" office:value="-0.0400214" calcext:value-type="float">
            <text:p>-0.0400214</text:p>
          </table:table-cell>
          <table:table-cell office:value-type="float" office:value="0.0503557" calcext:value-type="float">
            <text:p>0.0503557</text:p>
          </table:table-cell>
          <table:table-cell office:value-type="float" office:value="-0.173951" calcext:value-type="float">
            <text:p>-0.173951</text:p>
          </table:table-cell>
          <table:table-cell office:value-type="float" office:value="0.116387" calcext:value-type="float">
            <text:p>0.116387</text:p>
          </table:table-cell>
          <table:table-cell office:value-type="float" office:value="-0.0294142" calcext:value-type="float">
            <text:p>-0.0294142</text:p>
          </table:table-cell>
          <table:table-cell office:value-type="float" office:value="-0.175593" calcext:value-type="float">
            <text:p>-0.175593</text:p>
          </table:table-cell>
          <table:table-cell office:value-type="float" office:value="-0.116387" calcext:value-type="float">
            <text:p>-0.116387</text:p>
          </table:table-cell>
          <table:table-cell office:value-type="float" office:value="-0.0294142" calcext:value-type="float">
            <text:p>-0.0294142</text:p>
          </table:table-cell>
          <table:table-cell office:value-type="float" office:value="-0.175593" calcext:value-type="float">
            <text:p>-0.175593</text:p>
          </table:table-cell>
          <table:table-cell office:value-type="float" office:value="0.0000122589" calcext:value-type="float">
            <text:p>1.22589E-05</text:p>
          </table:table-cell>
          <table:table-cell office:value-type="float" office:value="-0.000144764" calcext:value-type="float">
            <text:p>-0.000144764</text:p>
          </table:table-cell>
          <table:table-cell office:value-type="float" office:value="0.0000437673" calcext:value-type="float">
            <text:p>4.37673E-05</text:p>
          </table:table-cell>
          <table:table-cell office:value-type="float" office:value="-0.0000122431" calcext:value-type="float">
            <text:p>-1.22431E-05</text:p>
          </table:table-cell>
          <table:table-cell office:value-type="float" office:value="-0.000144765" calcext:value-type="float">
            <text:p>-0.000144765</text:p>
          </table:table-cell>
          <table:table-cell office:value-type="float" office:value="0.0000437703" calcext:value-type="float">
            <text:p>4.37703E-05</text:p>
          </table:table-cell>
          <table:table-cell office:value-type="float" office:value="0.0000119063" calcext:value-type="float">
            <text:p>1.19063E-05</text:p>
          </table:table-cell>
          <table:table-cell office:value-type="float" office:value="-0.0000480692" calcext:value-type="float">
            <text:p>-4.80692E-05</text:p>
          </table:table-cell>
          <table:table-cell office:value-type="float" office:value="-0.0000984022" calcext:value-type="float">
            <text:p>-9.84022E-05</text:p>
          </table:table-cell>
          <table:table-cell office:value-type="float" office:value="-0.0000118897" calcext:value-type="float">
            <text:p>-1.18897E-05</text:p>
          </table:table-cell>
          <table:table-cell office:value-type="float" office:value="-0.00004807" calcext:value-type="float">
            <text:p>-4.807E-05</text:p>
          </table:table-cell>
          <table:table-cell office:value-type="float" office:value="-0.0000984001" calcext:value-type="float">
            <text:p>-9.8400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0979" calcext:value-type="float">
            <text:p>-0.0300979</text:p>
          </table:table-cell>
          <table:table-cell office:value-type="float" office:value="0.00000394332" calcext:value-type="float">
            <text:p>3.94332E-06</text:p>
          </table:table-cell>
          <table:table-cell office:value-type="float" office:value="0.327382" calcext:value-type="float">
            <text:p>0.327382</text:p>
          </table:table-cell>
          <table:table-cell office:value-type="float" office:value="-0.325726" calcext:value-type="float">
            <text:p>-0.3257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48311" calcext:value-type="float">
            <text:p>-3.48311E-08</text:p>
          </table:table-cell>
          <table:table-cell office:value-type="float" office:value="-0.000229263" calcext:value-type="float">
            <text:p>-0.000229263</text:p>
          </table:table-cell>
          <table:table-cell office:value-type="float" office:value="0.00000000164522" calcext:value-type="float">
            <text:p>1.64522E-09</text:p>
          </table:table-cell>
          <table:table-cell office:value-type="float" office:value="-0.0325234" calcext:value-type="float">
            <text:p>-0.0325234</text:p>
          </table:table-cell>
          <table:table-cell office:value-type="float" office:value="-0.000000152363" calcext:value-type="float">
            <text:p>-1.52363E-07</text:p>
          </table:table-cell>
          <table:table-cell office:value-type="float" office:value="-0.999471" calcext:value-type="float">
            <text:p>-0.999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6" calcext:value-type="float">
            <text:p>0.040026</text:p>
          </table:table-cell>
          <table:table-cell office:value-type="float" office:value="0.050298" calcext:value-type="float">
            <text:p>0.050298</text:p>
          </table:table-cell>
          <table:table-cell office:value-type="float" office:value="-0.173934" calcext:value-type="float">
            <text:p>-0.173934</text:p>
          </table:table-cell>
          <table:table-cell office:value-type="float" office:value="-0.0400263" calcext:value-type="float">
            <text:p>-0.0400263</text:p>
          </table:table-cell>
          <table:table-cell office:value-type="float" office:value="0.0502979" calcext:value-type="float">
            <text:p>0.0502979</text:p>
          </table:table-cell>
          <table:table-cell office:value-type="float" office:value="-0.173934" calcext:value-type="float">
            <text:p>-0.173934</text:p>
          </table:table-cell>
          <table:table-cell office:value-type="float" office:value="0.116391" calcext:value-type="float">
            <text:p>0.116391</text:p>
          </table:table-cell>
          <table:table-cell office:value-type="float" office:value="-0.0294333" calcext:value-type="float">
            <text:p>-0.0294333</text:p>
          </table:table-cell>
          <table:table-cell office:value-type="float" office:value="-0.175632" calcext:value-type="float">
            <text:p>-0.175632</text:p>
          </table:table-cell>
          <table:table-cell office:value-type="float" office:value="-0.116392" calcext:value-type="float">
            <text:p>-0.116392</text:p>
          </table:table-cell>
          <table:table-cell office:value-type="float" office:value="-0.0294334" calcext:value-type="float">
            <text:p>-0.0294334</text:p>
          </table:table-cell>
          <table:table-cell office:value-type="float" office:value="-0.175632" calcext:value-type="float">
            <text:p>-0.175632</text:p>
          </table:table-cell>
          <table:table-cell office:value-type="float" office:value="0.0000123525" calcext:value-type="float">
            <text:p>1.23525E-05</text:p>
          </table:table-cell>
          <table:table-cell office:value-type="float" office:value="-0.000143954" calcext:value-type="float">
            <text:p>-0.000143954</text:p>
          </table:table-cell>
          <table:table-cell office:value-type="float" office:value="0.0000424721" calcext:value-type="float">
            <text:p>4.24721E-05</text:p>
          </table:table-cell>
          <table:table-cell office:value-type="float" office:value="-0.000012337" calcext:value-type="float">
            <text:p>-1.2337E-05</text:p>
          </table:table-cell>
          <table:table-cell office:value-type="float" office:value="-0.000143955" calcext:value-type="float">
            <text:p>-0.000143955</text:p>
          </table:table-cell>
          <table:table-cell office:value-type="float" office:value="0.000042475" calcext:value-type="float">
            <text:p>4.2475E-05</text:p>
          </table:table-cell>
          <table:table-cell office:value-type="float" office:value="0.0000119406" calcext:value-type="float">
            <text:p>1.19406E-05</text:p>
          </table:table-cell>
          <table:table-cell office:value-type="float" office:value="-0.0000478249" calcext:value-type="float">
            <text:p>-4.78249E-05</text:p>
          </table:table-cell>
          <table:table-cell office:value-type="float" office:value="-0.0000986209" calcext:value-type="float">
            <text:p>-9.86209E-05</text:p>
          </table:table-cell>
          <table:table-cell office:value-type="float" office:value="-0.0000119243" calcext:value-type="float">
            <text:p>-1.19243E-05</text:p>
          </table:table-cell>
          <table:table-cell office:value-type="float" office:value="-0.0000478256" calcext:value-type="float">
            <text:p>-4.78256E-05</text:p>
          </table:table-cell>
          <table:table-cell office:value-type="float" office:value="-0.0000986189" calcext:value-type="float">
            <text:p>-9.8618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1179" calcext:value-type="float">
            <text:p>-0.0301179</text:p>
          </table:table-cell>
          <table:table-cell office:value-type="float" office:value="0.00000394436" calcext:value-type="float">
            <text:p>3.94436E-06</text:p>
          </table:table-cell>
          <table:table-cell office:value-type="float" office:value="0.32738" calcext:value-type="float">
            <text:p>0.32738</text:p>
          </table:table-cell>
          <table:table-cell office:value-type="float" office:value="-0.325721" calcext:value-type="float">
            <text:p>-0.325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42683" calcext:value-type="float">
            <text:p>-3.42683E-08</text:p>
          </table:table-cell>
          <table:table-cell office:value-type="float" office:value="-0.00022743" calcext:value-type="float">
            <text:p>-0.00022743</text:p>
          </table:table-cell>
          <table:table-cell office:value-type="float" office:value="0.00000000163858" calcext:value-type="float">
            <text:p>1.63858E-09</text:p>
          </table:table-cell>
          <table:table-cell office:value-type="float" office:value="-0.0325398" calcext:value-type="float">
            <text:p>-0.0325398</text:p>
          </table:table-cell>
          <table:table-cell office:value-type="float" office:value="-0.000000149875" calcext:value-type="float">
            <text:p>-1.49875E-07</text:p>
          </table:table-cell>
          <table:table-cell office:value-type="float" office:value="-0.99947" calcext:value-type="float">
            <text:p>-0.99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304" calcext:value-type="float">
            <text:p>0.0400304</text:p>
          </table:table-cell>
          <table:table-cell office:value-type="float" office:value="0.0502464" calcext:value-type="float">
            <text:p>0.0502464</text:p>
          </table:table-cell>
          <table:table-cell office:value-type="float" office:value="-0.173918" calcext:value-type="float">
            <text:p>-0.173918</text:p>
          </table:table-cell>
          <table:table-cell office:value-type="float" office:value="-0.0400308" calcext:value-type="float">
            <text:p>-0.0400308</text:p>
          </table:table-cell>
          <table:table-cell office:value-type="float" office:value="0.0502462" calcext:value-type="float">
            <text:p>0.0502462</text:p>
          </table:table-cell>
          <table:table-cell office:value-type="float" office:value="-0.173919" calcext:value-type="float">
            <text:p>-0.173919</text:p>
          </table:table-cell>
          <table:table-cell office:value-type="float" office:value="0.116396" calcext:value-type="float">
            <text:p>0.116396</text:p>
          </table:table-cell>
          <table:table-cell office:value-type="float" office:value="-0.0294505" calcext:value-type="float">
            <text:p>-0.0294505</text:p>
          </table:table-cell>
          <table:table-cell office:value-type="float" office:value="-0.175668" calcext:value-type="float">
            <text:p>-0.175668</text:p>
          </table:table-cell>
          <table:table-cell office:value-type="float" office:value="-0.116396" calcext:value-type="float">
            <text:p>-0.116396</text:p>
          </table:table-cell>
          <table:table-cell office:value-type="float" office:value="-0.0294506" calcext:value-type="float">
            <text:p>-0.0294506</text:p>
          </table:table-cell>
          <table:table-cell office:value-type="float" office:value="-0.175668" calcext:value-type="float">
            <text:p>-0.175668</text:p>
          </table:table-cell>
          <table:table-cell office:value-type="float" office:value="0.0000124351" calcext:value-type="float">
            <text:p>1.24351E-05</text:p>
          </table:table-cell>
          <table:table-cell office:value-type="float" office:value="-0.000143236" calcext:value-type="float">
            <text:p>-0.000143236</text:p>
          </table:table-cell>
          <table:table-cell office:value-type="float" office:value="0.0000413291" calcext:value-type="float">
            <text:p>4.13291E-05</text:p>
          </table:table-cell>
          <table:table-cell office:value-type="float" office:value="-0.0000124198" calcext:value-type="float">
            <text:p>-1.24198E-05</text:p>
          </table:table-cell>
          <table:table-cell office:value-type="float" office:value="-0.000143237" calcext:value-type="float">
            <text:p>-0.000143237</text:p>
          </table:table-cell>
          <table:table-cell office:value-type="float" office:value="0.000041332" calcext:value-type="float">
            <text:p>4.1332E-05</text:p>
          </table:table-cell>
          <table:table-cell office:value-type="float" office:value="0.0000119704" calcext:value-type="float">
            <text:p>1.19704E-05</text:p>
          </table:table-cell>
          <table:table-cell office:value-type="float" office:value="-0.0000476092" calcext:value-type="float">
            <text:p>-4.76092E-05</text:p>
          </table:table-cell>
          <table:table-cell office:value-type="float" office:value="-0.000098808" calcext:value-type="float">
            <text:p>-9.8808E-05</text:p>
          </table:table-cell>
          <table:table-cell office:value-type="float" office:value="-0.0000119543" calcext:value-type="float">
            <text:p>-1.19543E-05</text:p>
          </table:table-cell>
          <table:table-cell office:value-type="float" office:value="-0.0000476099" calcext:value-type="float">
            <text:p>-4.76099E-05</text:p>
          </table:table-cell>
          <table:table-cell office:value-type="float" office:value="-0.000098806" calcext:value-type="float">
            <text:p>-9.880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1378" calcext:value-type="float">
            <text:p>-0.0301378</text:p>
          </table:table-cell>
          <table:table-cell office:value-type="float" office:value="0.0000039454" calcext:value-type="float">
            <text:p>3.9454E-06</text:p>
          </table:table-cell>
          <table:table-cell office:value-type="float" office:value="0.327378" calcext:value-type="float">
            <text:p>0.327378</text:p>
          </table:table-cell>
          <table:table-cell office:value-type="float" office:value="-0.325717" calcext:value-type="float">
            <text:p>-0.325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35175" calcext:value-type="float">
            <text:p>-3.35175E-08</text:p>
          </table:table-cell>
          <table:table-cell office:value-type="float" office:value="-0.000225032" calcext:value-type="float">
            <text:p>-0.000225032</text:p>
          </table:table-cell>
          <table:table-cell office:value-type="float" office:value="0.00000000162975" calcext:value-type="float">
            <text:p>1.62975E-09</text:p>
          </table:table-cell>
          <table:table-cell office:value-type="float" office:value="-0.0325615" calcext:value-type="float">
            <text:p>-0.0325615</text:p>
          </table:table-cell>
          <table:table-cell office:value-type="float" office:value="-0.000000146621" calcext:value-type="float">
            <text:p>-1.46621E-07</text:p>
          </table:table-cell>
          <table:table-cell office:value-type="float" office:value="-0.99947" calcext:value-type="float">
            <text:p>-0.99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364" calcext:value-type="float">
            <text:p>0.0400364</text:p>
          </table:table-cell>
          <table:table-cell office:value-type="float" office:value="0.0501779" calcext:value-type="float">
            <text:p>0.0501779</text:p>
          </table:table-cell>
          <table:table-cell office:value-type="float" office:value="-0.173899" calcext:value-type="float">
            <text:p>-0.173899</text:p>
          </table:table-cell>
          <table:table-cell office:value-type="float" office:value="-0.0400368" calcext:value-type="float">
            <text:p>-0.0400368</text:p>
          </table:table-cell>
          <table:table-cell office:value-type="float" office:value="0.0501778" calcext:value-type="float">
            <text:p>0.0501778</text:p>
          </table:table-cell>
          <table:table-cell office:value-type="float" office:value="-0.173899" calcext:value-type="float">
            <text:p>-0.173899</text:p>
          </table:table-cell>
          <table:table-cell office:value-type="float" office:value="0.116402" calcext:value-type="float">
            <text:p>0.116402</text:p>
          </table:table-cell>
          <table:table-cell office:value-type="float" office:value="-0.0294733" calcext:value-type="float">
            <text:p>-0.0294733</text:p>
          </table:table-cell>
          <table:table-cell office:value-type="float" office:value="-0.175715" calcext:value-type="float">
            <text:p>-0.175715</text:p>
          </table:table-cell>
          <table:table-cell office:value-type="float" office:value="-0.116402" calcext:value-type="float">
            <text:p>-0.116402</text:p>
          </table:table-cell>
          <table:table-cell office:value-type="float" office:value="-0.0294734" calcext:value-type="float">
            <text:p>-0.0294734</text:p>
          </table:table-cell>
          <table:table-cell office:value-type="float" office:value="-0.175715" calcext:value-type="float">
            <text:p>-0.175715</text:p>
          </table:table-cell>
          <table:table-cell office:value-type="float" office:value="0.0000125446" calcext:value-type="float">
            <text:p>1.25446E-05</text:p>
          </table:table-cell>
          <table:table-cell office:value-type="float" office:value="-0.000142271" calcext:value-type="float">
            <text:p>-0.000142271</text:p>
          </table:table-cell>
          <table:table-cell office:value-type="float" office:value="0.0000398133" calcext:value-type="float">
            <text:p>3.98133E-05</text:p>
          </table:table-cell>
          <table:table-cell office:value-type="float" office:value="-0.0000125296" calcext:value-type="float">
            <text:p>-1.25296E-05</text:p>
          </table:table-cell>
          <table:table-cell office:value-type="float" office:value="-0.000142272" calcext:value-type="float">
            <text:p>-0.000142272</text:p>
          </table:table-cell>
          <table:table-cell office:value-type="float" office:value="0.0000398162" calcext:value-type="float">
            <text:p>3.98162E-05</text:p>
          </table:table-cell>
          <table:table-cell office:value-type="float" office:value="0.0000120079" calcext:value-type="float">
            <text:p>1.20079E-05</text:p>
          </table:table-cell>
          <table:table-cell office:value-type="float" office:value="-0.0000473223" calcext:value-type="float">
            <text:p>-4.73223E-05</text:p>
          </table:table-cell>
          <table:table-cell office:value-type="float" office:value="-0.0000990361" calcext:value-type="float">
            <text:p>-9.90361E-05</text:p>
          </table:table-cell>
          <table:table-cell office:value-type="float" office:value="-0.0000119922" calcext:value-type="float">
            <text:p>-1.19922E-05</text:p>
          </table:table-cell>
          <table:table-cell office:value-type="float" office:value="-0.0000473229" calcext:value-type="float">
            <text:p>-4.73229E-05</text:p>
          </table:table-cell>
          <table:table-cell office:value-type="float" office:value="-0.0000990342" calcext:value-type="float">
            <text:p>-9.9034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1577" calcext:value-type="float">
            <text:p>-0.0301577</text:p>
          </table:table-cell>
          <table:table-cell office:value-type="float" office:value="0.00000394643" calcext:value-type="float">
            <text:p>3.94643E-06</text:p>
          </table:table-cell>
          <table:table-cell office:value-type="float" office:value="0.327376" calcext:value-type="float">
            <text:p>0.327376</text:p>
          </table:table-cell>
          <table:table-cell office:value-type="float" office:value="-0.325713" calcext:value-type="float">
            <text:p>-0.325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29089" calcext:value-type="float">
            <text:p>-3.29089E-08</text:p>
          </table:table-cell>
          <table:table-cell office:value-type="float" office:value="-0.000223075" calcext:value-type="float">
            <text:p>-0.000223075</text:p>
          </table:table-cell>
          <table:table-cell office:value-type="float" office:value="0.00000000162254" calcext:value-type="float">
            <text:p>1.62254E-09</text:p>
          </table:table-cell>
          <table:table-cell office:value-type="float" office:value="-0.0325794" calcext:value-type="float">
            <text:p>-0.0325794</text:p>
          </table:table-cell>
          <table:table-cell office:value-type="float" office:value="-0.000000143964" calcext:value-type="float">
            <text:p>-1.43964E-07</text:p>
          </table:table-cell>
          <table:table-cell office:value-type="float" office:value="-0.999469" calcext:value-type="float">
            <text:p>-0.999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415" calcext:value-type="float">
            <text:p>0.0400415</text:p>
          </table:table-cell>
          <table:table-cell office:value-type="float" office:value="0.0501211" calcext:value-type="float">
            <text:p>0.0501211</text:p>
          </table:table-cell>
          <table:table-cell office:value-type="float" office:value="-0.173883" calcext:value-type="float">
            <text:p>-0.173883</text:p>
          </table:table-cell>
          <table:table-cell office:value-type="float" office:value="-0.0400418" calcext:value-type="float">
            <text:p>-0.0400418</text:p>
          </table:table-cell>
          <table:table-cell office:value-type="float" office:value="0.050121" calcext:value-type="float">
            <text:p>0.050121</text:p>
          </table:table-cell>
          <table:table-cell office:value-type="float" office:value="-0.173884" calcext:value-type="float">
            <text:p>-0.173884</text:p>
          </table:table-cell>
          <table:table-cell office:value-type="float" office:value="0.116406" calcext:value-type="float">
            <text:p>0.116406</text:p>
          </table:table-cell>
          <table:table-cell office:value-type="float" office:value="-0.0294921" calcext:value-type="float">
            <text:p>-0.0294921</text:p>
          </table:table-cell>
          <table:table-cell office:value-type="float" office:value="-0.175755" calcext:value-type="float">
            <text:p>-0.175755</text:p>
          </table:table-cell>
          <table:table-cell office:value-type="float" office:value="-0.116407" calcext:value-type="float">
            <text:p>-0.116407</text:p>
          </table:table-cell>
          <table:table-cell office:value-type="float" office:value="-0.0294923" calcext:value-type="float">
            <text:p>-0.0294923</text:p>
          </table:table-cell>
          <table:table-cell office:value-type="float" office:value="-0.175755" calcext:value-type="float">
            <text:p>-0.175755</text:p>
          </table:table-cell>
          <table:table-cell office:value-type="float" office:value="0.0000126326" calcext:value-type="float">
            <text:p>1.26326E-05</text:p>
          </table:table-cell>
          <table:table-cell office:value-type="float" office:value="-0.000141494" calcext:value-type="float">
            <text:p>-0.000141494</text:p>
          </table:table-cell>
          <table:table-cell office:value-type="float" office:value="0.0000385934" calcext:value-type="float">
            <text:p>3.85934E-05</text:p>
          </table:table-cell>
          <table:table-cell office:value-type="float" office:value="-0.0000126179" calcext:value-type="float">
            <text:p>-1.26179E-05</text:p>
          </table:table-cell>
          <table:table-cell office:value-type="float" office:value="-0.000141495" calcext:value-type="float">
            <text:p>-0.000141495</text:p>
          </table:table-cell>
          <table:table-cell office:value-type="float" office:value="0.0000385962" calcext:value-type="float">
            <text:p>3.85962E-05</text:p>
          </table:table-cell>
          <table:table-cell office:value-type="float" office:value="0.0000120381" calcext:value-type="float">
            <text:p>1.20381E-05</text:p>
          </table:table-cell>
          <table:table-cell office:value-type="float" office:value="-0.0000470917" calcext:value-type="float">
            <text:p>-4.70917E-05</text:p>
          </table:table-cell>
          <table:table-cell office:value-type="float" office:value="-0.0000992186" calcext:value-type="float">
            <text:p>-9.92186E-05</text:p>
          </table:table-cell>
          <table:table-cell office:value-type="float" office:value="-0.0000120226" calcext:value-type="float">
            <text:p>-1.20226E-05</text:p>
          </table:table-cell>
          <table:table-cell office:value-type="float" office:value="-0.0000470923" calcext:value-type="float">
            <text:p>-4.70923E-05</text:p>
          </table:table-cell>
          <table:table-cell office:value-type="float" office:value="-0.0000992167" calcext:value-type="float">
            <text:p>-9.9216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1775" calcext:value-type="float">
            <text:p>-0.0301775</text:p>
          </table:table-cell>
          <table:table-cell office:value-type="float" office:value="0.00000394745" calcext:value-type="float">
            <text:p>3.94745E-06</text:p>
          </table:table-cell>
          <table:table-cell office:value-type="float" office:value="0.327373" calcext:value-type="float">
            <text:p>0.327373</text:p>
          </table:table-cell>
          <table:table-cell office:value-type="float" office:value="-0.325708" calcext:value-type="float">
            <text:p>-0.32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23097" calcext:value-type="float">
            <text:p>-3.23097E-08</text:p>
          </table:table-cell>
          <table:table-cell office:value-type="float" office:value="-0.000221158" calcext:value-type="float">
            <text:p>-0.000221158</text:p>
          </table:table-cell>
          <table:table-cell office:value-type="float" office:value="0.00000000161543" calcext:value-type="float">
            <text:p>1.61543E-09</text:p>
          </table:table-cell>
          <table:table-cell office:value-type="float" office:value="-0.0325972" calcext:value-type="float">
            <text:p>-0.0325972</text:p>
          </table:table-cell>
          <table:table-cell office:value-type="float" office:value="-0.000000141354" calcext:value-type="float">
            <text:p>-1.41354E-07</text:p>
          </table:table-cell>
          <table:table-cell office:value-type="float" office:value="-0.999469" calcext:value-type="float">
            <text:p>-0.999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465" calcext:value-type="float">
            <text:p>0.0400465</text:p>
          </table:table-cell>
          <table:table-cell office:value-type="float" office:value="0.0500647" calcext:value-type="float">
            <text:p>0.0500647</text:p>
          </table:table-cell>
          <table:table-cell office:value-type="float" office:value="-0.173868" calcext:value-type="float">
            <text:p>-0.173868</text:p>
          </table:table-cell>
          <table:table-cell office:value-type="float" office:value="-0.0400469" calcext:value-type="float">
            <text:p>-0.0400469</text:p>
          </table:table-cell>
          <table:table-cell office:value-type="float" office:value="0.0500646" calcext:value-type="float">
            <text:p>0.0500646</text:p>
          </table:table-cell>
          <table:table-cell office:value-type="float" office:value="-0.173868" calcext:value-type="float">
            <text:p>-0.173868</text:p>
          </table:table-cell>
          <table:table-cell office:value-type="float" office:value="0.116411" calcext:value-type="float">
            <text:p>0.116411</text:p>
          </table:table-cell>
          <table:table-cell office:value-type="float" office:value="-0.0295109" calcext:value-type="float">
            <text:p>-0.0295109</text:p>
          </table:table-cell>
          <table:table-cell office:value-type="float" office:value="-0.175795" calcext:value-type="float">
            <text:p>-0.175795</text:p>
          </table:table-cell>
          <table:table-cell office:value-type="float" office:value="-0.116412" calcext:value-type="float">
            <text:p>-0.116412</text:p>
          </table:table-cell>
          <table:table-cell office:value-type="float" office:value="-0.029511" calcext:value-type="float">
            <text:p>-0.029511</text:p>
          </table:table-cell>
          <table:table-cell office:value-type="float" office:value="-0.175795" calcext:value-type="float">
            <text:p>-0.175795</text:p>
          </table:table-cell>
          <table:table-cell office:value-type="float" office:value="0.0000127186" calcext:value-type="float">
            <text:p>1.27186E-05</text:p>
          </table:table-cell>
          <table:table-cell office:value-type="float" office:value="-0.00014073" calcext:value-type="float">
            <text:p>-0.00014073</text:p>
          </table:table-cell>
          <table:table-cell office:value-type="float" office:value="0.0000374002" calcext:value-type="float">
            <text:p>3.74002E-05</text:p>
          </table:table-cell>
          <table:table-cell office:value-type="float" office:value="-0.0000127042" calcext:value-type="float">
            <text:p>-1.27042E-05</text:p>
          </table:table-cell>
          <table:table-cell office:value-type="float" office:value="-0.000140731" calcext:value-type="float">
            <text:p>-0.000140731</text:p>
          </table:table-cell>
          <table:table-cell office:value-type="float" office:value="0.0000374029" calcext:value-type="float">
            <text:p>3.74029E-05</text:p>
          </table:table-cell>
          <table:table-cell office:value-type="float" office:value="0.000012067" calcext:value-type="float">
            <text:p>1.2067E-05</text:p>
          </table:table-cell>
          <table:table-cell office:value-type="float" office:value="-0.0000468662" calcext:value-type="float">
            <text:p>-4.68662E-05</text:p>
          </table:table-cell>
          <table:table-cell office:value-type="float" office:value="-0.0000993902" calcext:value-type="float">
            <text:p>-9.93902E-05</text:p>
          </table:table-cell>
          <table:table-cell office:value-type="float" office:value="-0.0000120518" calcext:value-type="float">
            <text:p>-1.20518E-05</text:p>
          </table:table-cell>
          <table:table-cell office:value-type="float" office:value="-0.0000468668" calcext:value-type="float">
            <text:p>-4.68668E-05</text:p>
          </table:table-cell>
          <table:table-cell office:value-type="float" office:value="-0.0000993884" calcext:value-type="float">
            <text:p>-9.9388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1992" calcext:value-type="float">
            <text:p>-0.0301992</text:p>
          </table:table-cell>
          <table:table-cell office:value-type="float" office:value="0.00000394857" calcext:value-type="float">
            <text:p>3.94857E-06</text:p>
          </table:table-cell>
          <table:table-cell office:value-type="float" office:value="0.327371" calcext:value-type="float">
            <text:p>0.327371</text:p>
          </table:table-cell>
          <table:table-cell office:value-type="float" office:value="-0.325703" calcext:value-type="float">
            <text:p>-0.325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17301" calcext:value-type="float">
            <text:p>-3.17301E-08</text:p>
          </table:table-cell>
          <table:table-cell office:value-type="float" office:value="-0.000219274" calcext:value-type="float">
            <text:p>-0.000219274</text:p>
          </table:table-cell>
          <table:table-cell office:value-type="float" office:value="0.00000000160849" calcext:value-type="float">
            <text:p>1.60849E-09</text:p>
          </table:table-cell>
          <table:table-cell office:value-type="float" office:value="-0.0326148" calcext:value-type="float">
            <text:p>-0.0326148</text:p>
          </table:table-cell>
          <table:table-cell office:value-type="float" office:value="-0.000000138792" calcext:value-type="float">
            <text:p>-1.38792E-07</text:p>
          </table:table-cell>
          <table:table-cell office:value-type="float" office:value="-0.999468" calcext:value-type="float">
            <text:p>-0.999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516" calcext:value-type="float">
            <text:p>0.0400516</text:p>
          </table:table-cell>
          <table:table-cell office:value-type="float" office:value="0.0500085" calcext:value-type="float">
            <text:p>0.0500085</text:p>
          </table:table-cell>
          <table:table-cell office:value-type="float" office:value="-0.173854" calcext:value-type="float">
            <text:p>-0.173854</text:p>
          </table:table-cell>
          <table:table-cell office:value-type="float" office:value="-0.040052" calcext:value-type="float">
            <text:p>-0.040052</text:p>
          </table:table-cell>
          <table:table-cell office:value-type="float" office:value="0.0500084" calcext:value-type="float">
            <text:p>0.0500084</text:p>
          </table:table-cell>
          <table:table-cell office:value-type="float" office:value="-0.173854" calcext:value-type="float">
            <text:p>-0.173854</text:p>
          </table:table-cell>
          <table:table-cell office:value-type="float" office:value="0.116416" calcext:value-type="float">
            <text:p>0.116416</text:p>
          </table:table-cell>
          <table:table-cell office:value-type="float" office:value="-0.0295296" calcext:value-type="float">
            <text:p>-0.0295296</text:p>
          </table:table-cell>
          <table:table-cell office:value-type="float" office:value="-0.175835" calcext:value-type="float">
            <text:p>-0.175835</text:p>
          </table:table-cell>
          <table:table-cell office:value-type="float" office:value="-0.116416" calcext:value-type="float">
            <text:p>-0.116416</text:p>
          </table:table-cell>
          <table:table-cell office:value-type="float" office:value="-0.0295298" calcext:value-type="float">
            <text:p>-0.0295298</text:p>
          </table:table-cell>
          <table:table-cell office:value-type="float" office:value="-0.175835" calcext:value-type="float">
            <text:p>-0.175835</text:p>
          </table:table-cell>
          <table:table-cell office:value-type="float" office:value="0.0000128012" calcext:value-type="float">
            <text:p>1.28012E-05</text:p>
          </table:table-cell>
          <table:table-cell office:value-type="float" office:value="-0.00014" calcext:value-type="float">
            <text:p>-0.00014</text:p>
          </table:table-cell>
          <table:table-cell office:value-type="float" office:value="0.0000362545" calcext:value-type="float">
            <text:p>3.62545E-05</text:p>
          </table:table-cell>
          <table:table-cell office:value-type="float" office:value="-0.0000127869" calcext:value-type="float">
            <text:p>-1.27869E-05</text:p>
          </table:table-cell>
          <table:table-cell office:value-type="float" office:value="-0.000140001" calcext:value-type="float">
            <text:p>-0.000140001</text:p>
          </table:table-cell>
          <table:table-cell office:value-type="float" office:value="0.0000362572" calcext:value-type="float">
            <text:p>3.62572E-05</text:p>
          </table:table-cell>
          <table:table-cell office:value-type="float" office:value="0.0000120954" calcext:value-type="float">
            <text:p>1.20954E-05</text:p>
          </table:table-cell>
          <table:table-cell office:value-type="float" office:value="-0.0000466506" calcext:value-type="float">
            <text:p>-4.66506E-05</text:p>
          </table:table-cell>
          <table:table-cell office:value-type="float" office:value="-0.0000995593" calcext:value-type="float">
            <text:p>-9.95593E-05</text:p>
          </table:table-cell>
          <table:table-cell office:value-type="float" office:value="-0.0000120804" calcext:value-type="float">
            <text:p>-1.20804E-05</text:p>
          </table:table-cell>
          <table:table-cell office:value-type="float" office:value="-0.0000466511" calcext:value-type="float">
            <text:p>-4.66511E-05</text:p>
          </table:table-cell>
          <table:table-cell office:value-type="float" office:value="-0.0000995575" calcext:value-type="float">
            <text:p>-9.9557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2189" calcext:value-type="float">
            <text:p>-0.0302189</text:p>
          </table:table-cell>
          <table:table-cell office:value-type="float" office:value="0.00000394958" calcext:value-type="float">
            <text:p>3.94958E-06</text:p>
          </table:table-cell>
          <table:table-cell office:value-type="float" office:value="0.327368" calcext:value-type="float">
            <text:p>0.327368</text:p>
          </table:table-cell>
          <table:table-cell office:value-type="float" office:value="-0.325699" calcext:value-type="float">
            <text:p>-0.325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1" calcext:value-type="float">
            <text:p>1</text:p>
          </table:table-cell>
          <table:table-cell office:value-type="float" office:value="-0.0000000311481" calcext:value-type="float">
            <text:p>-3.11481E-08</text:p>
          </table:table-cell>
          <table:table-cell office:value-type="float" office:value="-0.000217433" calcext:value-type="float">
            <text:p>-0.000217433</text:p>
          </table:table-cell>
          <table:table-cell office:value-type="float" office:value="0.00000000160154" calcext:value-type="float">
            <text:p>1.60154E-09</text:p>
          </table:table-cell>
          <table:table-cell office:value-type="float" office:value="-0.0326322" calcext:value-type="float">
            <text:p>-0.0326322</text:p>
          </table:table-cell>
          <table:table-cell office:value-type="float" office:value="-0.000000136276" calcext:value-type="float">
            <text:p>-1.36276E-07</text:p>
          </table:table-cell>
          <table:table-cell office:value-type="float" office:value="-0.999467" calcext:value-type="float">
            <text:p>-0.999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568" calcext:value-type="float">
            <text:p>0.0400568</text:p>
          </table:table-cell>
          <table:table-cell office:value-type="float" office:value="0.0499527" calcext:value-type="float">
            <text:p>0.0499527</text:p>
          </table:table-cell>
          <table:table-cell office:value-type="float" office:value="-0.173839" calcext:value-type="float">
            <text:p>-0.173839</text:p>
          </table:table-cell>
          <table:table-cell office:value-type="float" office:value="-0.0400571" calcext:value-type="float">
            <text:p>-0.0400571</text:p>
          </table:table-cell>
          <table:table-cell office:value-type="float" office:value="0.0499526" calcext:value-type="float">
            <text:p>0.0499526</text:p>
          </table:table-cell>
          <table:table-cell office:value-type="float" office:value="-0.173839" calcext:value-type="float">
            <text:p>-0.173839</text:p>
          </table:table-cell>
          <table:table-cell office:value-type="float" office:value="0.116421" calcext:value-type="float">
            <text:p>0.116421</text:p>
          </table:table-cell>
          <table:table-cell office:value-type="float" office:value="-0.0295482" calcext:value-type="float">
            <text:p>-0.0295482</text:p>
          </table:table-cell>
          <table:table-cell office:value-type="float" office:value="-0.175874" calcext:value-type="float">
            <text:p>-0.175874</text:p>
          </table:table-cell>
          <table:table-cell office:value-type="float" office:value="-0.116421" calcext:value-type="float">
            <text:p>-0.116421</text:p>
          </table:table-cell>
          <table:table-cell office:value-type="float" office:value="-0.0295483" calcext:value-type="float">
            <text:p>-0.0295483</text:p>
          </table:table-cell>
          <table:table-cell office:value-type="float" office:value="-0.175874" calcext:value-type="float">
            <text:p>-0.175874</text:p>
          </table:table-cell>
          <table:table-cell office:value-type="float" office:value="0.0000128835" calcext:value-type="float">
            <text:p>1.28835E-05</text:p>
          </table:table-cell>
          <table:table-cell office:value-type="float" office:value="-0.00013926" calcext:value-type="float">
            <text:p>-0.00013926</text:p>
          </table:table-cell>
          <table:table-cell office:value-type="float" office:value="0.0000351119" calcext:value-type="float">
            <text:p>3.51119E-05</text:p>
          </table:table-cell>
          <table:table-cell office:value-type="float" office:value="-0.0000128695" calcext:value-type="float">
            <text:p>-1.28695E-05</text:p>
          </table:table-cell>
          <table:table-cell office:value-type="float" office:value="-0.000139261" calcext:value-type="float">
            <text:p>-0.000139261</text:p>
          </table:table-cell>
          <table:table-cell office:value-type="float" office:value="0.0000351145" calcext:value-type="float">
            <text:p>3.51145E-05</text:p>
          </table:table-cell>
          <table:table-cell office:value-type="float" office:value="0.0000121218" calcext:value-type="float">
            <text:p>1.21218E-05</text:p>
          </table:table-cell>
          <table:table-cell office:value-type="float" office:value="-0.0000464348" calcext:value-type="float">
            <text:p>-4.64348E-05</text:p>
          </table:table-cell>
          <table:table-cell office:value-type="float" office:value="-0.0000997098" calcext:value-type="float">
            <text:p>-9.97098E-05</text:p>
          </table:table-cell>
          <table:table-cell office:value-type="float" office:value="-0.0000121071" calcext:value-type="float">
            <text:p>-1.21071E-05</text:p>
          </table:table-cell>
          <table:table-cell office:value-type="float" office:value="-0.0000464353" calcext:value-type="float">
            <text:p>-4.64353E-05</text:p>
          </table:table-cell>
          <table:table-cell office:value-type="float" office:value="-0.0000997081" calcext:value-type="float">
            <text:p>-9.9708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2385" calcext:value-type="float">
            <text:p>-0.0302385</text:p>
          </table:table-cell>
          <table:table-cell office:value-type="float" office:value="0.00000395059" calcext:value-type="float">
            <text:p>3.95059E-06</text:p>
          </table:table-cell>
          <table:table-cell office:value-type="float" office:value="0.327366" calcext:value-type="float">
            <text:p>0.327366</text:p>
          </table:table-cell>
          <table:table-cell office:value-type="float" office:value="-0.325694" calcext:value-type="float">
            <text:p>-0.325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306486" calcext:value-type="float">
            <text:p>-3.06486E-08</text:p>
          </table:table-cell>
          <table:table-cell office:value-type="float" office:value="-0.000215792" calcext:value-type="float">
            <text:p>-0.000215792</text:p>
          </table:table-cell>
          <table:table-cell office:value-type="float" office:value="0.00000000159551" calcext:value-type="float">
            <text:p>1.59551E-09</text:p>
          </table:table-cell>
          <table:table-cell office:value-type="float" office:value="-0.0326478" calcext:value-type="float">
            <text:p>-0.0326478</text:p>
          </table:table-cell>
          <table:table-cell office:value-type="float" office:value="-0.00000013405" calcext:value-type="float">
            <text:p>-1.3405E-07</text:p>
          </table:table-cell>
          <table:table-cell office:value-type="float" office:value="-0.999467" calcext:value-type="float">
            <text:p>-0.999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614" calcext:value-type="float">
            <text:p>0.0400614</text:p>
          </table:table-cell>
          <table:table-cell office:value-type="float" office:value="0.0499027" calcext:value-type="float">
            <text:p>0.0499027</text:p>
          </table:table-cell>
          <table:table-cell office:value-type="float" office:value="-0.173827" calcext:value-type="float">
            <text:p>-0.173827</text:p>
          </table:table-cell>
          <table:table-cell office:value-type="float" office:value="-0.0400618" calcext:value-type="float">
            <text:p>-0.0400618</text:p>
          </table:table-cell>
          <table:table-cell office:value-type="float" office:value="0.0499026" calcext:value-type="float">
            <text:p>0.0499026</text:p>
          </table:table-cell>
          <table:table-cell office:value-type="float" office:value="-0.173827" calcext:value-type="float">
            <text:p>-0.173827</text:p>
          </table:table-cell>
          <table:table-cell office:value-type="float" office:value="0.116425" calcext:value-type="float">
            <text:p>0.116425</text:p>
          </table:table-cell>
          <table:table-cell office:value-type="float" office:value="-0.0295649" calcext:value-type="float">
            <text:p>-0.0295649</text:p>
          </table:table-cell>
          <table:table-cell office:value-type="float" office:value="-0.17591" calcext:value-type="float">
            <text:p>-0.17591</text:p>
          </table:table-cell>
          <table:table-cell office:value-type="float" office:value="-0.116426" calcext:value-type="float">
            <text:p>-0.116426</text:p>
          </table:table-cell>
          <table:table-cell office:value-type="float" office:value="-0.029565" calcext:value-type="float">
            <text:p>-0.029565</text:p>
          </table:table-cell>
          <table:table-cell office:value-type="float" office:value="-0.17591" calcext:value-type="float">
            <text:p>-0.17591</text:p>
          </table:table-cell>
          <table:table-cell office:value-type="float" office:value="0.0000129539" calcext:value-type="float">
            <text:p>1.29539E-05</text:p>
          </table:table-cell>
          <table:table-cell office:value-type="float" office:value="-0.000138633" calcext:value-type="float">
            <text:p>-0.000138633</text:p>
          </table:table-cell>
          <table:table-cell office:value-type="float" office:value="0.0000341333" calcext:value-type="float">
            <text:p>3.41333E-05</text:p>
          </table:table-cell>
          <table:table-cell office:value-type="float" office:value="-0.0000129401" calcext:value-type="float">
            <text:p>-1.29401E-05</text:p>
          </table:table-cell>
          <table:table-cell office:value-type="float" office:value="-0.000138634" calcext:value-type="float">
            <text:p>-0.000138634</text:p>
          </table:table-cell>
          <table:table-cell office:value-type="float" office:value="0.0000341358" calcext:value-type="float">
            <text:p>3.41358E-05</text:p>
          </table:table-cell>
          <table:table-cell office:value-type="float" office:value="0.0000121458" calcext:value-type="float">
            <text:p>1.21458E-05</text:p>
          </table:table-cell>
          <table:table-cell office:value-type="float" office:value="-0.0000462502" calcext:value-type="float">
            <text:p>-4.62502E-05</text:p>
          </table:table-cell>
          <table:table-cell office:value-type="float" office:value="-0.0000998499" calcext:value-type="float">
            <text:p>-9.98499E-05</text:p>
          </table:table-cell>
          <table:table-cell office:value-type="float" office:value="-0.0000121313" calcext:value-type="float">
            <text:p>-1.21313E-05</text:p>
          </table:table-cell>
          <table:table-cell office:value-type="float" office:value="-0.0000462507" calcext:value-type="float">
            <text:p>-4.62507E-05</text:p>
          </table:table-cell>
          <table:table-cell office:value-type="float" office:value="-0.0000998483" calcext:value-type="float">
            <text:p>-9.9848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258" calcext:value-type="float">
            <text:p>-0.030258</text:p>
          </table:table-cell>
          <table:table-cell office:value-type="float" office:value="0.00000395159" calcext:value-type="float">
            <text:p>3.95159E-06</text:p>
          </table:table-cell>
          <table:table-cell office:value-type="float" office:value="0.327363" calcext:value-type="float">
            <text:p>0.327363</text:p>
          </table:table-cell>
          <table:table-cell office:value-type="float" office:value="-0.325689" calcext:value-type="float">
            <text:p>-0.325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98618" calcext:value-type="float">
            <text:p>-2.98618E-08</text:p>
          </table:table-cell>
          <table:table-cell office:value-type="float" office:value="-0.000213314" calcext:value-type="float">
            <text:p>-0.000213314</text:p>
          </table:table-cell>
          <table:table-cell office:value-type="float" office:value="0.00000000158604" calcext:value-type="float">
            <text:p>1.58604E-09</text:p>
          </table:table-cell>
          <table:table-cell office:value-type="float" office:value="-0.0326718" calcext:value-type="float">
            <text:p>-0.0326718</text:p>
          </table:table-cell>
          <table:table-cell office:value-type="float" office:value="-0.000000130661" calcext:value-type="float">
            <text:p>-1.30661E-07</text:p>
          </table:table-cell>
          <table:table-cell office:value-type="float" office:value="-0.999466" calcext:value-type="float">
            <text:p>-0.999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687" calcext:value-type="float">
            <text:p>0.0400687</text:p>
          </table:table-cell>
          <table:table-cell office:value-type="float" office:value="0.0498254" calcext:value-type="float">
            <text:p>0.0498254</text:p>
          </table:table-cell>
          <table:table-cell office:value-type="float" office:value="-0.173808" calcext:value-type="float">
            <text:p>-0.173808</text:p>
          </table:table-cell>
          <table:table-cell office:value-type="float" office:value="-0.040069" calcext:value-type="float">
            <text:p>-0.040069</text:p>
          </table:table-cell>
          <table:table-cell office:value-type="float" office:value="0.0498253" calcext:value-type="float">
            <text:p>0.0498253</text:p>
          </table:table-cell>
          <table:table-cell office:value-type="float" office:value="-0.173808" calcext:value-type="float">
            <text:p>-0.173808</text:p>
          </table:table-cell>
          <table:table-cell office:value-type="float" office:value="0.116432" calcext:value-type="float">
            <text:p>0.116432</text:p>
          </table:table-cell>
          <table:table-cell office:value-type="float" office:value="-0.0295907" calcext:value-type="float">
            <text:p>-0.0295907</text:p>
          </table:table-cell>
          <table:table-cell office:value-type="float" office:value="-0.175966" calcext:value-type="float">
            <text:p>-0.175966</text:p>
          </table:table-cell>
          <table:table-cell office:value-type="float" office:value="-0.116432" calcext:value-type="float">
            <text:p>-0.116432</text:p>
          </table:table-cell>
          <table:table-cell office:value-type="float" office:value="-0.0295908" calcext:value-type="float">
            <text:p>-0.0295908</text:p>
          </table:table-cell>
          <table:table-cell office:value-type="float" office:value="-0.175966" calcext:value-type="float">
            <text:p>-0.175966</text:p>
          </table:table-cell>
          <table:table-cell office:value-type="float" office:value="0.0000130635" calcext:value-type="float">
            <text:p>1.30635E-05</text:p>
          </table:table-cell>
          <table:table-cell office:value-type="float" office:value="-0.000137636" calcext:value-type="float">
            <text:p>-0.000137636</text:p>
          </table:table-cell>
          <table:table-cell office:value-type="float" office:value="0.0000326087" calcext:value-type="float">
            <text:p>3.26087E-05</text:p>
          </table:table-cell>
          <table:table-cell office:value-type="float" office:value="-0.0000130501" calcext:value-type="float">
            <text:p>-1.30501E-05</text:p>
          </table:table-cell>
          <table:table-cell office:value-type="float" office:value="-0.000137637" calcext:value-type="float">
            <text:p>-0.000137637</text:p>
          </table:table-cell>
          <table:table-cell office:value-type="float" office:value="0.0000326111" calcext:value-type="float">
            <text:p>3.26111E-05</text:p>
          </table:table-cell>
          <table:table-cell office:value-type="float" office:value="0.0000121797" calcext:value-type="float">
            <text:p>1.21797E-05</text:p>
          </table:table-cell>
          <table:table-cell office:value-type="float" office:value="-0.000045962" calcext:value-type="float">
            <text:p>-4.5962E-05</text:p>
          </table:table-cell>
          <table:table-cell office:value-type="float" office:value="-0.000100034" calcext:value-type="float">
            <text:p>-0.000100034</text:p>
          </table:table-cell>
          <table:table-cell office:value-type="float" office:value="-0.0000121655" calcext:value-type="float">
            <text:p>-1.21655E-05</text:p>
          </table:table-cell>
          <table:table-cell office:value-type="float" office:value="-0.0000459624" calcext:value-type="float">
            <text:p>-4.59624E-05</text:p>
          </table:table-cell>
          <table:table-cell office:value-type="float" office:value="-0.000100032" calcext:value-type="float">
            <text:p>-0.00010003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2833" calcext:value-type="float">
            <text:p>-0.0302833</text:p>
          </table:table-cell>
          <table:table-cell office:value-type="float" office:value="0.00000395289" calcext:value-type="float">
            <text:p>3.95289E-06</text:p>
          </table:table-cell>
          <table:table-cell office:value-type="float" office:value="0.32736" calcext:value-type="float">
            <text:p>0.32736</text:p>
          </table:table-cell>
          <table:table-cell office:value-type="float" office:value="-0.325683" calcext:value-type="float">
            <text:p>-0.325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93824" calcext:value-type="float">
            <text:p>-2.93824E-08</text:p>
          </table:table-cell>
          <table:table-cell office:value-type="float" office:value="-0.000211742" calcext:value-type="float">
            <text:p>-0.000211742</text:p>
          </table:table-cell>
          <table:table-cell office:value-type="float" office:value="0.0000000015802" calcext:value-type="float">
            <text:p>1.5802E-09</text:p>
          </table:table-cell>
          <table:table-cell office:value-type="float" office:value="-0.0326871" calcext:value-type="float">
            <text:p>-0.0326871</text:p>
          </table:table-cell>
          <table:table-cell office:value-type="float" office:value="-0.000000128527" calcext:value-type="float">
            <text:p>-1.28527E-07</text:p>
          </table:table-cell>
          <table:table-cell office:value-type="float" office:value="-0.999466" calcext:value-type="float">
            <text:p>-0.999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734" calcext:value-type="float">
            <text:p>0.0400734</text:p>
          </table:table-cell>
          <table:table-cell office:value-type="float" office:value="0.049776" calcext:value-type="float">
            <text:p>0.049776</text:p>
          </table:table-cell>
          <table:table-cell office:value-type="float" office:value="-0.173797" calcext:value-type="float">
            <text:p>-0.173797</text:p>
          </table:table-cell>
          <table:table-cell office:value-type="float" office:value="-0.0400738" calcext:value-type="float">
            <text:p>-0.0400738</text:p>
          </table:table-cell>
          <table:table-cell office:value-type="float" office:value="0.0497758" calcext:value-type="float">
            <text:p>0.0497758</text:p>
          </table:table-cell>
          <table:table-cell office:value-type="float" office:value="-0.173797" calcext:value-type="float">
            <text:p>-0.173797</text:p>
          </table:table-cell>
          <table:table-cell office:value-type="float" office:value="0.116436" calcext:value-type="float">
            <text:p>0.116436</text:p>
          </table:table-cell>
          <table:table-cell office:value-type="float" office:value="-0.0296072" calcext:value-type="float">
            <text:p>-0.0296072</text:p>
          </table:table-cell>
          <table:table-cell office:value-type="float" office:value="-0.176002" calcext:value-type="float">
            <text:p>-0.176002</text:p>
          </table:table-cell>
          <table:table-cell office:value-type="float" office:value="-0.116437" calcext:value-type="float">
            <text:p>-0.116437</text:p>
          </table:table-cell>
          <table:table-cell office:value-type="float" office:value="-0.0296074" calcext:value-type="float">
            <text:p>-0.0296074</text:p>
          </table:table-cell>
          <table:table-cell office:value-type="float" office:value="-0.176002" calcext:value-type="float">
            <text:p>-0.176002</text:p>
          </table:table-cell>
          <table:table-cell office:value-type="float" office:value="0.00001313" calcext:value-type="float">
            <text:p>1.313E-05</text:p>
          </table:table-cell>
          <table:table-cell office:value-type="float" office:value="-0.000137037" calcext:value-type="float">
            <text:p>-0.000137037</text:p>
          </table:table-cell>
          <table:table-cell office:value-type="float" office:value="0.0000316827" calcext:value-type="float">
            <text:p>3.16827E-05</text:p>
          </table:table-cell>
          <table:table-cell office:value-type="float" office:value="-0.0000131167" calcext:value-type="float">
            <text:p>-1.31167E-05</text:p>
          </table:table-cell>
          <table:table-cell office:value-type="float" office:value="-0.000137038" calcext:value-type="float">
            <text:p>-0.000137038</text:p>
          </table:table-cell>
          <table:table-cell office:value-type="float" office:value="0.0000316851" calcext:value-type="float">
            <text:p>3.16851E-05</text:p>
          </table:table-cell>
          <table:table-cell office:value-type="float" office:value="0.0000122016" calcext:value-type="float">
            <text:p>1.22016E-05</text:p>
          </table:table-cell>
          <table:table-cell office:value-type="float" office:value="-0.0000457872" calcext:value-type="float">
            <text:p>-4.57872E-05</text:p>
          </table:table-cell>
          <table:table-cell office:value-type="float" office:value="-0.000100157" calcext:value-type="float">
            <text:p>-0.000100157</text:p>
          </table:table-cell>
          <table:table-cell office:value-type="float" office:value="-0.0000121876" calcext:value-type="float">
            <text:p>-1.21876E-05</text:p>
          </table:table-cell>
          <table:table-cell office:value-type="float" office:value="-0.0000457876" calcext:value-type="float">
            <text:p>-4.57876E-05</text:p>
          </table:table-cell>
          <table:table-cell office:value-type="float" office:value="-0.000100155" calcext:value-type="float">
            <text:p>-0.00010015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3027" calcext:value-type="float">
            <text:p>-0.0303027</text:p>
          </table:table-cell>
          <table:table-cell office:value-type="float" office:value="0.00000395388" calcext:value-type="float">
            <text:p>3.95388E-06</text:p>
          </table:table-cell>
          <table:table-cell office:value-type="float" office:value="0.327358" calcext:value-type="float">
            <text:p>0.327358</text:p>
          </table:table-cell>
          <table:table-cell office:value-type="float" office:value="-0.325679" calcext:value-type="float">
            <text:p>-0.325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87345" calcext:value-type="float">
            <text:p>-2.87345E-08</text:p>
          </table:table-cell>
          <table:table-cell office:value-type="float" office:value="-0.0002097" calcext:value-type="float">
            <text:p>-0.0002097</text:p>
          </table:table-cell>
          <table:table-cell office:value-type="float" office:value="0.00000000157233" calcext:value-type="float">
            <text:p>1.57233E-09</text:p>
          </table:table-cell>
          <table:table-cell office:value-type="float" office:value="-0.0327073" calcext:value-type="float">
            <text:p>-0.0327073</text:p>
          </table:table-cell>
          <table:table-cell office:value-type="float" office:value="-0.000000125737" calcext:value-type="float">
            <text:p>-1.25737E-07</text:p>
          </table:table-cell>
          <table:table-cell office:value-type="float" office:value="-0.999465" calcext:value-type="float">
            <text:p>-0.999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798" calcext:value-type="float">
            <text:p>0.0400798</text:p>
          </table:table-cell>
          <table:table-cell office:value-type="float" office:value="0.0497104" calcext:value-type="float">
            <text:p>0.0497104</text:p>
          </table:table-cell>
          <table:table-cell office:value-type="float" office:value="-0.173782" calcext:value-type="float">
            <text:p>-0.173782</text:p>
          </table:table-cell>
          <table:table-cell office:value-type="float" office:value="-0.0400801" calcext:value-type="float">
            <text:p>-0.0400801</text:p>
          </table:table-cell>
          <table:table-cell office:value-type="float" office:value="0.0497103" calcext:value-type="float">
            <text:p>0.0497103</text:p>
          </table:table-cell>
          <table:table-cell office:value-type="float" office:value="-0.173782" calcext:value-type="float">
            <text:p>-0.173782</text:p>
          </table:table-cell>
          <table:table-cell office:value-type="float" office:value="0.116442" calcext:value-type="float">
            <text:p>0.116442</text:p>
          </table:table-cell>
          <table:table-cell office:value-type="float" office:value="-0.0296292" calcext:value-type="float">
            <text:p>-0.0296292</text:p>
          </table:table-cell>
          <table:table-cell office:value-type="float" office:value="-0.176051" calcext:value-type="float">
            <text:p>-0.176051</text:p>
          </table:table-cell>
          <table:table-cell office:value-type="float" office:value="-0.116443" calcext:value-type="float">
            <text:p>-0.116443</text:p>
          </table:table-cell>
          <table:table-cell office:value-type="float" office:value="-0.0296293" calcext:value-type="float">
            <text:p>-0.0296293</text:p>
          </table:table-cell>
          <table:table-cell office:value-type="float" office:value="-0.17605" calcext:value-type="float">
            <text:p>-0.17605</text:p>
          </table:table-cell>
          <table:table-cell office:value-type="float" office:value="0.0000132191" calcext:value-type="float">
            <text:p>1.32191E-05</text:p>
          </table:table-cell>
          <table:table-cell office:value-type="float" office:value="-0.000136217" calcext:value-type="float">
            <text:p>-0.000136217</text:p>
          </table:table-cell>
          <table:table-cell office:value-type="float" office:value="0.0000304423" calcext:value-type="float">
            <text:p>3.04423E-05</text:p>
          </table:table-cell>
          <table:table-cell office:value-type="float" office:value="-0.0000132061" calcext:value-type="float">
            <text:p>-1.32061E-05</text:p>
          </table:table-cell>
          <table:table-cell office:value-type="float" office:value="-0.000136218" calcext:value-type="float">
            <text:p>-0.000136218</text:p>
          </table:table-cell>
          <table:table-cell office:value-type="float" office:value="0.0000304446" calcext:value-type="float">
            <text:p>3.04446E-05</text:p>
          </table:table-cell>
          <table:table-cell office:value-type="float" office:value="0.0000122281" calcext:value-type="float">
            <text:p>1.22281E-05</text:p>
          </table:table-cell>
          <table:table-cell office:value-type="float" office:value="-0.000045552" calcext:value-type="float">
            <text:p>-4.5552E-05</text:p>
          </table:table-cell>
          <table:table-cell office:value-type="float" office:value="-0.000100294" calcext:value-type="float">
            <text:p>-0.000100294</text:p>
          </table:table-cell>
          <table:table-cell office:value-type="float" office:value="-0.0000122144" calcext:value-type="float">
            <text:p>-1.22144E-05</text:p>
          </table:table-cell>
          <table:table-cell office:value-type="float" office:value="-0.0000455524" calcext:value-type="float">
            <text:p>-4.55524E-05</text:p>
          </table:table-cell>
          <table:table-cell office:value-type="float" office:value="-0.000100293" calcext:value-type="float">
            <text:p>-0.00010029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322" calcext:value-type="float">
            <text:p>-0.030322</text:p>
          </table:table-cell>
          <table:table-cell office:value-type="float" office:value="0.00000395487" calcext:value-type="float">
            <text:p>3.95487E-06</text:p>
          </table:table-cell>
          <table:table-cell office:value-type="float" office:value="0.327355" calcext:value-type="float">
            <text:p>0.327355</text:p>
          </table:table-cell>
          <table:table-cell office:value-type="float" office:value="-0.325674" calcext:value-type="float">
            <text:p>-0.325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82112" calcext:value-type="float">
            <text:p>-2.82112E-08</text:p>
          </table:table-cell>
          <table:table-cell office:value-type="float" office:value="-0.000208028" calcext:value-type="float">
            <text:p>-0.000208028</text:p>
          </table:table-cell>
          <table:table-cell office:value-type="float" office:value="0.00000000156592" calcext:value-type="float">
            <text:p>1.56592E-09</text:p>
          </table:table-cell>
          <table:table-cell office:value-type="float" office:value="-0.032724" calcext:value-type="float">
            <text:p>-0.032724</text:p>
          </table:table-cell>
          <table:table-cell office:value-type="float" office:value="-0.000000123458" calcext:value-type="float">
            <text:p>-1.23458E-07</text:p>
          </table:table-cell>
          <table:table-cell office:value-type="float" office:value="-0.999464" calcext:value-type="float">
            <text:p>-0.999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851" calcext:value-type="float">
            <text:p>0.0400851</text:p>
          </table:table-cell>
          <table:table-cell office:value-type="float" office:value="0.049656" calcext:value-type="float">
            <text:p>0.049656</text:p>
          </table:table-cell>
          <table:table-cell office:value-type="float" office:value="-0.17377" calcext:value-type="float">
            <text:p>-0.17377</text:p>
          </table:table-cell>
          <table:table-cell office:value-type="float" office:value="-0.0400854" calcext:value-type="float">
            <text:p>-0.0400854</text:p>
          </table:table-cell>
          <table:table-cell office:value-type="float" office:value="0.0496559" calcext:value-type="float">
            <text:p>0.0496559</text:p>
          </table:table-cell>
          <table:table-cell office:value-type="float" office:value="-0.17377" calcext:value-type="float">
            <text:p>-0.17377</text:p>
          </table:table-cell>
          <table:table-cell office:value-type="float" office:value="0.116447" calcext:value-type="float">
            <text:p>0.116447</text:p>
          </table:table-cell>
          <table:table-cell office:value-type="float" office:value="-0.0296474" calcext:value-type="float">
            <text:p>-0.0296474</text:p>
          </table:table-cell>
          <table:table-cell office:value-type="float" office:value="-0.176091" calcext:value-type="float">
            <text:p>-0.176091</text:p>
          </table:table-cell>
          <table:table-cell office:value-type="float" office:value="-0.116448" calcext:value-type="float">
            <text:p>-0.116448</text:p>
          </table:table-cell>
          <table:table-cell office:value-type="float" office:value="-0.0296475" calcext:value-type="float">
            <text:p>-0.0296475</text:p>
          </table:table-cell>
          <table:table-cell office:value-type="float" office:value="-0.17609" calcext:value-type="float">
            <text:p>-0.17609</text:p>
          </table:table-cell>
          <table:table-cell office:value-type="float" office:value="0.0000132904" calcext:value-type="float">
            <text:p>1.32904E-05</text:p>
          </table:table-cell>
          <table:table-cell office:value-type="float" office:value="-0.00013556" calcext:value-type="float">
            <text:p>-0.00013556</text:p>
          </table:table-cell>
          <table:table-cell office:value-type="float" office:value="0.0000294472" calcext:value-type="float">
            <text:p>2.94472E-05</text:p>
          </table:table-cell>
          <table:table-cell office:value-type="float" office:value="-0.0000132776" calcext:value-type="float">
            <text:p>-1.32776E-05</text:p>
          </table:table-cell>
          <table:table-cell office:value-type="float" office:value="-0.000135561" calcext:value-type="float">
            <text:p>-0.000135561</text:p>
          </table:table-cell>
          <table:table-cell office:value-type="float" office:value="0.0000294494" calcext:value-type="float">
            <text:p>2.94494E-05</text:p>
          </table:table-cell>
          <table:table-cell office:value-type="float" office:value="0.0000122497" calcext:value-type="float">
            <text:p>1.22497E-05</text:p>
          </table:table-cell>
          <table:table-cell office:value-type="float" office:value="-0.0000453636" calcext:value-type="float">
            <text:p>-4.53636E-05</text:p>
          </table:table-cell>
          <table:table-cell office:value-type="float" office:value="-0.000100405" calcext:value-type="float">
            <text:p>-0.000100405</text:p>
          </table:table-cell>
          <table:table-cell office:value-type="float" office:value="-0.0000122362" calcext:value-type="float">
            <text:p>-1.22362E-05</text:p>
          </table:table-cell>
          <table:table-cell office:value-type="float" office:value="-0.0000453639" calcext:value-type="float">
            <text:p>-4.53639E-05</text:p>
          </table:table-cell>
          <table:table-cell office:value-type="float" office:value="-0.000100404" calcext:value-type="float">
            <text:p>-0.00010040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3412" calcext:value-type="float">
            <text:p>-0.0303412</text:p>
          </table:table-cell>
          <table:table-cell office:value-type="float" office:value="0.00000395586" calcext:value-type="float">
            <text:p>3.95586E-06</text:p>
          </table:table-cell>
          <table:table-cell office:value-type="float" office:value="0.327352" calcext:value-type="float">
            <text:p>0.327352</text:p>
          </table:table-cell>
          <table:table-cell office:value-type="float" office:value="-0.325669" calcext:value-type="float">
            <text:p>-0.325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76948" calcext:value-type="float">
            <text:p>-2.76948E-08</text:p>
          </table:table-cell>
          <table:table-cell office:value-type="float" office:value="-0.000206392" calcext:value-type="float">
            <text:p>-0.000206392</text:p>
          </table:table-cell>
          <table:table-cell office:value-type="float" office:value="0.00000000155957" calcext:value-type="float">
            <text:p>1.55957E-09</text:p>
          </table:table-cell>
          <table:table-cell office:value-type="float" office:value="-0.0327406" calcext:value-type="float">
            <text:p>-0.0327406</text:p>
          </table:table-cell>
          <table:table-cell office:value-type="float" office:value="-0.00000012122" calcext:value-type="float">
            <text:p>-1.2122E-07</text:p>
          </table:table-cell>
          <table:table-cell office:value-type="float" office:value="-0.999464" calcext:value-type="float">
            <text:p>-0.999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04" calcext:value-type="float">
            <text:p>0.0400904</text:p>
          </table:table-cell>
          <table:table-cell office:value-type="float" office:value="0.049602" calcext:value-type="float">
            <text:p>0.049602</text:p>
          </table:table-cell>
          <table:table-cell office:value-type="float" office:value="-0.173758" calcext:value-type="float">
            <text:p>-0.173758</text:p>
          </table:table-cell>
          <table:table-cell office:value-type="float" office:value="-0.0400907" calcext:value-type="float">
            <text:p>-0.0400907</text:p>
          </table:table-cell>
          <table:table-cell office:value-type="float" office:value="0.0496019" calcext:value-type="float">
            <text:p>0.0496019</text:p>
          </table:table-cell>
          <table:table-cell office:value-type="float" office:value="-0.173758" calcext:value-type="float">
            <text:p>-0.173758</text:p>
          </table:table-cell>
          <table:table-cell office:value-type="float" office:value="0.116452" calcext:value-type="float">
            <text:p>0.116452</text:p>
          </table:table-cell>
          <table:table-cell office:value-type="float" office:value="-0.0296655" calcext:value-type="float">
            <text:p>-0.0296655</text:p>
          </table:table-cell>
          <table:table-cell office:value-type="float" office:value="-0.176131" calcext:value-type="float">
            <text:p>-0.176131</text:p>
          </table:table-cell>
          <table:table-cell office:value-type="float" office:value="-0.116452" calcext:value-type="float">
            <text:p>-0.116452</text:p>
          </table:table-cell>
          <table:table-cell office:value-type="float" office:value="-0.0296656" calcext:value-type="float">
            <text:p>-0.0296656</text:p>
          </table:table-cell>
          <table:table-cell office:value-type="float" office:value="-0.176131" calcext:value-type="float">
            <text:p>-0.176131</text:p>
          </table:table-cell>
          <table:table-cell office:value-type="float" office:value="0.0000133603" calcext:value-type="float">
            <text:p>1.33603E-05</text:p>
          </table:table-cell>
          <table:table-cell office:value-type="float" office:value="-0.000134911" calcext:value-type="float">
            <text:p>-0.000134911</text:p>
          </table:table-cell>
          <table:table-cell office:value-type="float" office:value="0.0000284719" calcext:value-type="float">
            <text:p>2.84719E-05</text:p>
          </table:table-cell>
          <table:table-cell office:value-type="float" office:value="-0.0000133478" calcext:value-type="float">
            <text:p>-1.33478E-05</text:p>
          </table:table-cell>
          <table:table-cell office:value-type="float" office:value="-0.000134912" calcext:value-type="float">
            <text:p>-0.000134912</text:p>
          </table:table-cell>
          <table:table-cell office:value-type="float" office:value="0.0000284741" calcext:value-type="float">
            <text:p>2.84741E-05</text:p>
          </table:table-cell>
          <table:table-cell office:value-type="float" office:value="0.00001227" calcext:value-type="float">
            <text:p>1.227E-05</text:p>
          </table:table-cell>
          <table:table-cell office:value-type="float" office:value="-0.0000451786" calcext:value-type="float">
            <text:p>-4.51786E-05</text:p>
          </table:table-cell>
          <table:table-cell office:value-type="float" office:value="-0.000100506" calcext:value-type="float">
            <text:p>-0.000100506</text:p>
          </table:table-cell>
          <table:table-cell office:value-type="float" office:value="-0.0000122568" calcext:value-type="float">
            <text:p>-1.22568E-05</text:p>
          </table:table-cell>
          <table:table-cell office:value-type="float" office:value="-0.0000451789" calcext:value-type="float">
            <text:p>-4.51789E-05</text:p>
          </table:table-cell>
          <table:table-cell office:value-type="float" office:value="-0.000100505" calcext:value-type="float">
            <text:p>-0.0001005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3624" calcext:value-type="float">
            <text:p>-0.0303624</text:p>
          </table:table-cell>
          <table:table-cell office:value-type="float" office:value="0.00000395693" calcext:value-type="float">
            <text:p>3.95693E-06</text:p>
          </table:table-cell>
          <table:table-cell office:value-type="float" office:value="0.327349" calcext:value-type="float">
            <text:p>0.327349</text:p>
          </table:table-cell>
          <table:table-cell office:value-type="float" office:value="-0.325664" calcext:value-type="float">
            <text:p>-0.325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71956" calcext:value-type="float">
            <text:p>-2.71956E-08</text:p>
          </table:table-cell>
          <table:table-cell office:value-type="float" office:value="-0.00020478" calcext:value-type="float">
            <text:p>-0.00020478</text:p>
          </table:table-cell>
          <table:table-cell office:value-type="float" office:value="0.00000000155337" calcext:value-type="float">
            <text:p>1.55337E-09</text:p>
          </table:table-cell>
          <table:table-cell office:value-type="float" office:value="-0.032757" calcext:value-type="float">
            <text:p>-0.032757</text:p>
          </table:table-cell>
          <table:table-cell office:value-type="float" office:value="-0.000000119023" calcext:value-type="float">
            <text:p>-1.19023E-07</text:p>
          </table:table-cell>
          <table:table-cell office:value-type="float" office:value="-0.999463" calcext:value-type="float">
            <text:p>-0.999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58" calcext:value-type="float">
            <text:p>0.0400958</text:p>
          </table:table-cell>
          <table:table-cell office:value-type="float" office:value="0.0495481" calcext:value-type="float">
            <text:p>0.0495481</text:p>
          </table:table-cell>
          <table:table-cell office:value-type="float" office:value="-0.173747" calcext:value-type="float">
            <text:p>-0.173747</text:p>
          </table:table-cell>
          <table:table-cell office:value-type="float" office:value="-0.0400961" calcext:value-type="float">
            <text:p>-0.0400961</text:p>
          </table:table-cell>
          <table:table-cell office:value-type="float" office:value="0.049548" calcext:value-type="float">
            <text:p>0.049548</text:p>
          </table:table-cell>
          <table:table-cell office:value-type="float" office:value="-0.173747" calcext:value-type="float">
            <text:p>-0.173747</text:p>
          </table:table-cell>
          <table:table-cell office:value-type="float" office:value="0.116457" calcext:value-type="float">
            <text:p>0.116457</text:p>
          </table:table-cell>
          <table:table-cell office:value-type="float" office:value="-0.0296835" calcext:value-type="float">
            <text:p>-0.0296835</text:p>
          </table:table-cell>
          <table:table-cell office:value-type="float" office:value="-0.176171" calcext:value-type="float">
            <text:p>-0.176171</text:p>
          </table:table-cell>
          <table:table-cell office:value-type="float" office:value="-0.116457" calcext:value-type="float">
            <text:p>-0.116457</text:p>
          </table:table-cell>
          <table:table-cell office:value-type="float" office:value="-0.0296836" calcext:value-type="float">
            <text:p>-0.0296836</text:p>
          </table:table-cell>
          <table:table-cell office:value-type="float" office:value="-0.176171" calcext:value-type="float">
            <text:p>-0.176171</text:p>
          </table:table-cell>
          <table:table-cell office:value-type="float" office:value="0.0000134273" calcext:value-type="float">
            <text:p>1.34273E-05</text:p>
          </table:table-cell>
          <table:table-cell office:value-type="float" office:value="-0.000134292" calcext:value-type="float">
            <text:p>-0.000134292</text:p>
          </table:table-cell>
          <table:table-cell office:value-type="float" office:value="0.0000275358" calcext:value-type="float">
            <text:p>2.75358E-05</text:p>
          </table:table-cell>
          <table:table-cell office:value-type="float" office:value="-0.000013415" calcext:value-type="float">
            <text:p>-1.3415E-05</text:p>
          </table:table-cell>
          <table:table-cell office:value-type="float" office:value="-0.000134292" calcext:value-type="float">
            <text:p>-0.000134292</text:p>
          </table:table-cell>
          <table:table-cell office:value-type="float" office:value="0.000027538" calcext:value-type="float">
            <text:p>2.7538E-05</text:p>
          </table:table-cell>
          <table:table-cell office:value-type="float" office:value="0.0000122902" calcext:value-type="float">
            <text:p>1.22902E-05</text:p>
          </table:table-cell>
          <table:table-cell office:value-type="float" office:value="-0.0000450017" calcext:value-type="float">
            <text:p>-4.50017E-05</text:p>
          </table:table-cell>
          <table:table-cell office:value-type="float" office:value="-0.000100607" calcext:value-type="float">
            <text:p>-0.000100607</text:p>
          </table:table-cell>
          <table:table-cell office:value-type="float" office:value="-0.0000122771" calcext:value-type="float">
            <text:p>-1.22771E-05</text:p>
          </table:table-cell>
          <table:table-cell office:value-type="float" office:value="-0.000045002" calcext:value-type="float">
            <text:p>-4.5002E-05</text:p>
          </table:table-cell>
          <table:table-cell office:value-type="float" office:value="-0.000100606" calcext:value-type="float">
            <text:p>-0.00010060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3815" calcext:value-type="float">
            <text:p>-0.0303815</text:p>
          </table:table-cell>
          <table:table-cell office:value-type="float" office:value="0.00000395791" calcext:value-type="float">
            <text:p>3.95791E-06</text:p>
          </table:table-cell>
          <table:table-cell office:value-type="float" office:value="0.327347" calcext:value-type="float">
            <text:p>0.327347</text:p>
          </table:table-cell>
          <table:table-cell office:value-type="float" office:value="-0.325659" calcext:value-type="float">
            <text:p>-0.325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67528" calcext:value-type="float">
            <text:p>-2.67528E-08</text:p>
          </table:table-cell>
          <table:table-cell office:value-type="float" office:value="-0.000203356" calcext:value-type="float">
            <text:p>-0.000203356</text:p>
          </table:table-cell>
          <table:table-cell office:value-type="float" office:value="0.00000000154786" calcext:value-type="float">
            <text:p>1.54786E-09</text:p>
          </table:table-cell>
          <table:table-cell office:value-type="float" office:value="-0.0327717" calcext:value-type="float">
            <text:p>-0.0327717</text:p>
          </table:table-cell>
          <table:table-cell office:value-type="float" office:value="-0.000000117081" calcext:value-type="float">
            <text:p>-1.17081E-07</text:p>
          </table:table-cell>
          <table:table-cell office:value-type="float" office:value="-0.999463" calcext:value-type="float">
            <text:p>-0.999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06" calcext:value-type="float">
            <text:p>0.0401006</text:p>
          </table:table-cell>
          <table:table-cell office:value-type="float" office:value="0.0494999" calcext:value-type="float">
            <text:p>0.0494999</text:p>
          </table:table-cell>
          <table:table-cell office:value-type="float" office:value="-0.173737" calcext:value-type="float">
            <text:p>-0.173737</text:p>
          </table:table-cell>
          <table:table-cell office:value-type="float" office:value="-0.0401009" calcext:value-type="float">
            <text:p>-0.0401009</text:p>
          </table:table-cell>
          <table:table-cell office:value-type="float" office:value="0.0494998" calcext:value-type="float">
            <text:p>0.0494998</text:p>
          </table:table-cell>
          <table:table-cell office:value-type="float" office:value="-0.173737" calcext:value-type="float">
            <text:p>-0.173737</text:p>
          </table:table-cell>
          <table:table-cell office:value-type="float" office:value="0.116461" calcext:value-type="float">
            <text:p>0.116461</text:p>
          </table:table-cell>
          <table:table-cell office:value-type="float" office:value="-0.0296997" calcext:value-type="float">
            <text:p>-0.0296997</text:p>
          </table:table-cell>
          <table:table-cell office:value-type="float" office:value="-0.176207" calcext:value-type="float">
            <text:p>-0.176207</text:p>
          </table:table-cell>
          <table:table-cell office:value-type="float" office:value="-0.116462" calcext:value-type="float">
            <text:p>-0.116462</text:p>
          </table:table-cell>
          <table:table-cell office:value-type="float" office:value="-0.0296997" calcext:value-type="float">
            <text:p>-0.0296997</text:p>
          </table:table-cell>
          <table:table-cell office:value-type="float" office:value="-0.176207" calcext:value-type="float">
            <text:p>-0.176207</text:p>
          </table:table-cell>
          <table:table-cell office:value-type="float" office:value="0.0000134864" calcext:value-type="float">
            <text:p>1.34864E-05</text:p>
          </table:table-cell>
          <table:table-cell office:value-type="float" office:value="-0.000133741" calcext:value-type="float">
            <text:p>-0.000133741</text:p>
          </table:table-cell>
          <table:table-cell office:value-type="float" office:value="0.0000267096" calcext:value-type="float">
            <text:p>2.67096E-05</text:p>
          </table:table-cell>
          <table:table-cell office:value-type="float" office:value="-0.0000134742" calcext:value-type="float">
            <text:p>-1.34742E-05</text:p>
          </table:table-cell>
          <table:table-cell office:value-type="float" office:value="-0.000133741" calcext:value-type="float">
            <text:p>-0.000133741</text:p>
          </table:table-cell>
          <table:table-cell office:value-type="float" office:value="0.0000267117" calcext:value-type="float">
            <text:p>2.67117E-05</text:p>
          </table:table-cell>
          <table:table-cell office:value-type="float" office:value="0.0000123074" calcext:value-type="float">
            <text:p>1.23074E-05</text:p>
          </table:table-cell>
          <table:table-cell office:value-type="float" office:value="-0.0000448451" calcext:value-type="float">
            <text:p>-4.48451E-05</text:p>
          </table:table-cell>
          <table:table-cell office:value-type="float" office:value="-0.00010069" calcext:value-type="float">
            <text:p>-0.00010069</text:p>
          </table:table-cell>
          <table:table-cell office:value-type="float" office:value="-0.0000122946" calcext:value-type="float">
            <text:p>-1.22946E-05</text:p>
          </table:table-cell>
          <table:table-cell office:value-type="float" office:value="-0.0000448454" calcext:value-type="float">
            <text:p>-4.48454E-05</text:p>
          </table:table-cell>
          <table:table-cell office:value-type="float" office:value="-0.000100689" calcext:value-type="float">
            <text:p>-0.0001006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4006" calcext:value-type="float">
            <text:p>-0.0304006</text:p>
          </table:table-cell>
          <table:table-cell office:value-type="float" office:value="0.00000395888" calcext:value-type="float">
            <text:p>3.95888E-06</text:p>
          </table:table-cell>
          <table:table-cell office:value-type="float" office:value="0.327344" calcext:value-type="float">
            <text:p>0.327344</text:p>
          </table:table-cell>
          <table:table-cell office:value-type="float" office:value="-0.325654" calcext:value-type="float">
            <text:p>-0.325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62641" calcext:value-type="float">
            <text:p>-2.62641E-08</text:p>
          </table:table-cell>
          <table:table-cell office:value-type="float" office:value="-0.000201801" calcext:value-type="float">
            <text:p>-0.000201801</text:p>
          </table:table-cell>
          <table:table-cell office:value-type="float" office:value="0.00000000154176" calcext:value-type="float">
            <text:p>1.54176E-09</text:p>
          </table:table-cell>
          <table:table-cell office:value-type="float" office:value="-0.0327879" calcext:value-type="float">
            <text:p>-0.0327879</text:p>
          </table:table-cell>
          <table:table-cell office:value-type="float" office:value="-0.000000114959" calcext:value-type="float">
            <text:p>-1.14959E-07</text:p>
          </table:table-cell>
          <table:table-cell office:value-type="float" office:value="-0.999462" calcext:value-type="float">
            <text:p>-0.999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6" calcext:value-type="float">
            <text:p>0.040106</text:p>
          </table:table-cell>
          <table:table-cell office:value-type="float" office:value="0.0494465" calcext:value-type="float">
            <text:p>0.0494465</text:p>
          </table:table-cell>
          <table:table-cell office:value-type="float" office:value="-0.173727" calcext:value-type="float">
            <text:p>-0.173727</text:p>
          </table:table-cell>
          <table:table-cell office:value-type="float" office:value="-0.0401063" calcext:value-type="float">
            <text:p>-0.0401063</text:p>
          </table:table-cell>
          <table:table-cell office:value-type="float" office:value="0.0494464" calcext:value-type="float">
            <text:p>0.0494464</text:p>
          </table:table-cell>
          <table:table-cell office:value-type="float" office:value="-0.173727" calcext:value-type="float">
            <text:p>-0.173727</text:p>
          </table:table-cell>
          <table:table-cell office:value-type="float" office:value="0.116466" calcext:value-type="float">
            <text:p>0.116466</text:p>
          </table:table-cell>
          <table:table-cell office:value-type="float" office:value="-0.0297176" calcext:value-type="float">
            <text:p>-0.0297176</text:p>
          </table:table-cell>
          <table:table-cell office:value-type="float" office:value="-0.176248" calcext:value-type="float">
            <text:p>-0.176248</text:p>
          </table:table-cell>
          <table:table-cell office:value-type="float" office:value="-0.116467" calcext:value-type="float">
            <text:p>-0.116467</text:p>
          </table:table-cell>
          <table:table-cell office:value-type="float" office:value="-0.0297177" calcext:value-type="float">
            <text:p>-0.0297177</text:p>
          </table:table-cell>
          <table:table-cell office:value-type="float" office:value="-0.176247" calcext:value-type="float">
            <text:p>-0.176247</text:p>
          </table:table-cell>
          <table:table-cell office:value-type="float" office:value="0.0000135513" calcext:value-type="float">
            <text:p>1.35513E-05</text:p>
          </table:table-cell>
          <table:table-cell office:value-type="float" office:value="-0.000133129" calcext:value-type="float">
            <text:p>-0.000133129</text:p>
          </table:table-cell>
          <table:table-cell office:value-type="float" office:value="0.0000258021" calcext:value-type="float">
            <text:p>2.58021E-05</text:p>
          </table:table-cell>
          <table:table-cell office:value-type="float" office:value="-0.0000135393" calcext:value-type="float">
            <text:p>-1.35393E-05</text:p>
          </table:table-cell>
          <table:table-cell office:value-type="float" office:value="-0.00013313" calcext:value-type="float">
            <text:p>-0.00013313</text:p>
          </table:table-cell>
          <table:table-cell office:value-type="float" office:value="0.0000258041" calcext:value-type="float">
            <text:p>2.58041E-05</text:p>
          </table:table-cell>
          <table:table-cell office:value-type="float" office:value="0.0000123255" calcext:value-type="float">
            <text:p>1.23255E-05</text:p>
          </table:table-cell>
          <table:table-cell office:value-type="float" office:value="-0.0000446723" calcext:value-type="float">
            <text:p>-4.46723E-05</text:p>
          </table:table-cell>
          <table:table-cell office:value-type="float" office:value="-0.000100772" calcext:value-type="float">
            <text:p>-0.000100772</text:p>
          </table:table-cell>
          <table:table-cell office:value-type="float" office:value="-0.0000123128" calcext:value-type="float">
            <text:p>-1.23128E-05</text:p>
          </table:table-cell>
          <table:table-cell office:value-type="float" office:value="-0.0000446725" calcext:value-type="float">
            <text:p>-4.46725E-05</text:p>
          </table:table-cell>
          <table:table-cell office:value-type="float" office:value="-0.000100771" calcext:value-type="float">
            <text:p>-0.00010077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4196" calcext:value-type="float">
            <text:p>-0.0304196</text:p>
          </table:table-cell>
          <table:table-cell office:value-type="float" office:value="0.00000395984" calcext:value-type="float">
            <text:p>3.95984E-06</text:p>
          </table:table-cell>
          <table:table-cell office:value-type="float" office:value="0.327341" calcext:value-type="float">
            <text:p>0.327341</text:p>
          </table:table-cell>
          <table:table-cell office:value-type="float" office:value="-0.325649" calcext:value-type="float">
            <text:p>-0.325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56826" calcext:value-type="float">
            <text:p>-2.56826E-08</text:p>
          </table:table-cell>
          <table:table-cell office:value-type="float" office:value="-0.000199978" calcext:value-type="float">
            <text:p>-0.000199978</text:p>
          </table:table-cell>
          <table:table-cell office:value-type="float" office:value="0.00000000153448" calcext:value-type="float">
            <text:p>1.53448E-09</text:p>
          </table:table-cell>
          <table:table-cell office:value-type="float" office:value="-0.0328071" calcext:value-type="float">
            <text:p>-0.0328071</text:p>
          </table:table-cell>
          <table:table-cell office:value-type="float" office:value="-0.000000112465" calcext:value-type="float">
            <text:p>-1.12465E-07</text:p>
          </table:table-cell>
          <table:table-cell office:value-type="float" office:value="-0.999462" calcext:value-type="float">
            <text:p>-0.999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125" calcext:value-type="float">
            <text:p>0.0401125</text:p>
          </table:table-cell>
          <table:table-cell office:value-type="float" office:value="0.0493828" calcext:value-type="float">
            <text:p>0.0493828</text:p>
          </table:table-cell>
          <table:table-cell office:value-type="float" office:value="-0.173715" calcext:value-type="float">
            <text:p>-0.173715</text:p>
          </table:table-cell>
          <table:table-cell office:value-type="float" office:value="-0.0401128" calcext:value-type="float">
            <text:p>-0.0401128</text:p>
          </table:table-cell>
          <table:table-cell office:value-type="float" office:value="0.0493827" calcext:value-type="float">
            <text:p>0.0493827</text:p>
          </table:table-cell>
          <table:table-cell office:value-type="float" office:value="-0.173715" calcext:value-type="float">
            <text:p>-0.173715</text:p>
          </table:table-cell>
          <table:table-cell office:value-type="float" office:value="0.116472" calcext:value-type="float">
            <text:p>0.116472</text:p>
          </table:table-cell>
          <table:table-cell office:value-type="float" office:value="-0.029739" calcext:value-type="float">
            <text:p>-0.029739</text:p>
          </table:table-cell>
          <table:table-cell office:value-type="float" office:value="-0.176296" calcext:value-type="float">
            <text:p>-0.176296</text:p>
          </table:table-cell>
          <table:table-cell office:value-type="float" office:value="-0.116473" calcext:value-type="float">
            <text:p>-0.116473</text:p>
          </table:table-cell>
          <table:table-cell office:value-type="float" office:value="-0.0297391" calcext:value-type="float">
            <text:p>-0.0297391</text:p>
          </table:table-cell>
          <table:table-cell office:value-type="float" office:value="-0.176296" calcext:value-type="float">
            <text:p>-0.176296</text:p>
          </table:table-cell>
          <table:table-cell office:value-type="float" office:value="0.0000136279" calcext:value-type="float">
            <text:p>1.36279E-05</text:p>
          </table:table-cell>
          <table:table-cell office:value-type="float" office:value="-0.000132398" calcext:value-type="float">
            <text:p>-0.000132398</text:p>
          </table:table-cell>
          <table:table-cell office:value-type="float" office:value="0.0000247302" calcext:value-type="float">
            <text:p>2.47302E-05</text:p>
          </table:table-cell>
          <table:table-cell office:value-type="float" office:value="-0.0000136161" calcext:value-type="float">
            <text:p>-1.36161E-05</text:p>
          </table:table-cell>
          <table:table-cell office:value-type="float" office:value="-0.000132398" calcext:value-type="float">
            <text:p>-0.000132398</text:p>
          </table:table-cell>
          <table:table-cell office:value-type="float" office:value="0.0000247322" calcext:value-type="float">
            <text:p>2.47322E-05</text:p>
          </table:table-cell>
          <table:table-cell office:value-type="float" office:value="0.0000123455" calcext:value-type="float">
            <text:p>1.23455E-05</text:p>
          </table:table-cell>
          <table:table-cell office:value-type="float" office:value="-0.0000444675" calcext:value-type="float">
            <text:p>-4.44675E-05</text:p>
          </table:table-cell>
          <table:table-cell office:value-type="float" office:value="-0.000100856" calcext:value-type="float">
            <text:p>-0.000100856</text:p>
          </table:table-cell>
          <table:table-cell office:value-type="float" office:value="-0.0000123331" calcext:value-type="float">
            <text:p>-1.23331E-05</text:p>
          </table:table-cell>
          <table:table-cell office:value-type="float" office:value="-0.0000444677" calcext:value-type="float">
            <text:p>-4.44677E-05</text:p>
          </table:table-cell>
          <table:table-cell office:value-type="float" office:value="-0.000100855" calcext:value-type="float">
            <text:p>-0.00010085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4386" calcext:value-type="float">
            <text:p>-0.0304386</text:p>
          </table:table-cell>
          <table:table-cell office:value-type="float" office:value="0.0000039608" calcext:value-type="float">
            <text:p>3.9608E-06</text:p>
          </table:table-cell>
          <table:table-cell office:value-type="float" office:value="0.327338" calcext:value-type="float">
            <text:p>0.327338</text:p>
          </table:table-cell>
          <table:table-cell office:value-type="float" office:value="-0.325644" calcext:value-type="float">
            <text:p>-0.325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52559" calcext:value-type="float">
            <text:p>-2.52559E-08</text:p>
          </table:table-cell>
          <table:table-cell office:value-type="float" office:value="-0.000198637" calcext:value-type="float">
            <text:p>-0.000198637</text:p>
          </table:table-cell>
          <table:table-cell office:value-type="float" office:value="0.00000000152909" calcext:value-type="float">
            <text:p>1.52909E-09</text:p>
          </table:table-cell>
          <table:table-cell office:value-type="float" office:value="-0.0328215" calcext:value-type="float">
            <text:p>-0.0328215</text:p>
          </table:table-cell>
          <table:table-cell office:value-type="float" office:value="-0.00000011063" calcext:value-type="float">
            <text:p>-1.1063E-07</text:p>
          </table:table-cell>
          <table:table-cell office:value-type="float" office:value="-0.999461" calcext:value-type="float">
            <text:p>-0.999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175" calcext:value-type="float">
            <text:p>0.0401175</text:p>
          </table:table-cell>
          <table:table-cell office:value-type="float" office:value="0.0493352" calcext:value-type="float">
            <text:p>0.0493352</text:p>
          </table:table-cell>
          <table:table-cell office:value-type="float" office:value="-0.173706" calcext:value-type="float">
            <text:p>-0.173706</text:p>
          </table:table-cell>
          <table:table-cell office:value-type="float" office:value="-0.0401177" calcext:value-type="float">
            <text:p>-0.0401177</text:p>
          </table:table-cell>
          <table:table-cell office:value-type="float" office:value="0.0493351" calcext:value-type="float">
            <text:p>0.0493351</text:p>
          </table:table-cell>
          <table:table-cell office:value-type="float" office:value="-0.173706" calcext:value-type="float">
            <text:p>-0.173706</text:p>
          </table:table-cell>
          <table:table-cell office:value-type="float" office:value="0.116477" calcext:value-type="float">
            <text:p>0.116477</text:p>
          </table:table-cell>
          <table:table-cell office:value-type="float" office:value="-0.0297549" calcext:value-type="float">
            <text:p>-0.0297549</text:p>
          </table:table-cell>
          <table:table-cell office:value-type="float" office:value="-0.176332" calcext:value-type="float">
            <text:p>-0.176332</text:p>
          </table:table-cell>
          <table:table-cell office:value-type="float" office:value="-0.116477" calcext:value-type="float">
            <text:p>-0.116477</text:p>
          </table:table-cell>
          <table:table-cell office:value-type="float" office:value="-0.0297551" calcext:value-type="float">
            <text:p>-0.0297551</text:p>
          </table:table-cell>
          <table:table-cell office:value-type="float" office:value="-0.176332" calcext:value-type="float">
            <text:p>-0.176332</text:p>
          </table:table-cell>
          <table:table-cell office:value-type="float" office:value="0.0000136835" calcext:value-type="float">
            <text:p>1.36835E-05</text:p>
          </table:table-cell>
          <table:table-cell office:value-type="float" office:value="-0.000131864" calcext:value-type="float">
            <text:p>-0.000131864</text:p>
          </table:table-cell>
          <table:table-cell office:value-type="float" office:value="0.0000239501" calcext:value-type="float">
            <text:p>2.39501E-05</text:p>
          </table:table-cell>
          <table:table-cell office:value-type="float" office:value="-0.000013672" calcext:value-type="float">
            <text:p>-1.3672E-05</text:p>
          </table:table-cell>
          <table:table-cell office:value-type="float" office:value="-0.000131864" calcext:value-type="float">
            <text:p>-0.000131864</text:p>
          </table:table-cell>
          <table:table-cell office:value-type="float" office:value="0.0000239521" calcext:value-type="float">
            <text:p>2.39521E-05</text:p>
          </table:table-cell>
          <table:table-cell office:value-type="float" office:value="0.0000123599" calcext:value-type="float">
            <text:p>1.23599E-05</text:p>
          </table:table-cell>
          <table:table-cell office:value-type="float" office:value="-0.0000443185" calcext:value-type="float">
            <text:p>-4.43185E-05</text:p>
          </table:table-cell>
          <table:table-cell office:value-type="float" office:value="-0.000100914" calcext:value-type="float">
            <text:p>-0.000100914</text:p>
          </table:table-cell>
          <table:table-cell office:value-type="float" office:value="-0.0000123477" calcext:value-type="float">
            <text:p>-1.23477E-05</text:p>
          </table:table-cell>
          <table:table-cell office:value-type="float" office:value="-0.0000443187" calcext:value-type="float">
            <text:p>-4.43187E-05</text:p>
          </table:table-cell>
          <table:table-cell office:value-type="float" office:value="-0.000100913" calcext:value-type="float">
            <text:p>-0.00010091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4575" calcext:value-type="float">
            <text:p>-0.0304575</text:p>
          </table:table-cell>
          <table:table-cell office:value-type="float" office:value="0.00000396176" calcext:value-type="float">
            <text:p>3.96176E-06</text:p>
          </table:table-cell>
          <table:table-cell office:value-type="float" office:value="0.327335" calcext:value-type="float">
            <text:p>0.327335</text:p>
          </table:table-cell>
          <table:table-cell office:value-type="float" office:value="-0.32564" calcext:value-type="float">
            <text:p>-0.32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47497" calcext:value-type="float">
            <text:p>-2.47497E-08</text:p>
          </table:table-cell>
          <table:table-cell office:value-type="float" office:value="-0.000197021" calcext:value-type="float">
            <text:p>-0.000197021</text:p>
          </table:table-cell>
          <table:table-cell office:value-type="float" office:value="0.00000000152266" calcext:value-type="float">
            <text:p>1.52266E-09</text:p>
          </table:table-cell>
          <table:table-cell office:value-type="float" office:value="-0.0328388" calcext:value-type="float">
            <text:p>-0.0328388</text:p>
          </table:table-cell>
          <table:table-cell office:value-type="float" office:value="-0.000000108428" calcext:value-type="float">
            <text:p>-1.08428E-07</text:p>
          </table:table-cell>
          <table:table-cell office:value-type="float" office:value="-0.999461" calcext:value-type="float">
            <text:p>-0.999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235" calcext:value-type="float">
            <text:p>0.0401235</text:p>
          </table:table-cell>
          <table:table-cell office:value-type="float" office:value="0.0492774" calcext:value-type="float">
            <text:p>0.0492774</text:p>
          </table:table-cell>
          <table:table-cell office:value-type="float" office:value="-0.173696" calcext:value-type="float">
            <text:p>-0.173696</text:p>
          </table:table-cell>
          <table:table-cell office:value-type="float" office:value="-0.0401238" calcext:value-type="float">
            <text:p>-0.0401238</text:p>
          </table:table-cell>
          <table:table-cell office:value-type="float" office:value="0.0492772" calcext:value-type="float">
            <text:p>0.0492772</text:p>
          </table:table-cell>
          <table:table-cell office:value-type="float" office:value="-0.173696" calcext:value-type="float">
            <text:p>-0.173696</text:p>
          </table:table-cell>
          <table:table-cell office:value-type="float" office:value="0.116482" calcext:value-type="float">
            <text:p>0.116482</text:p>
          </table:table-cell>
          <table:table-cell office:value-type="float" office:value="-0.0297744" calcext:value-type="float">
            <text:p>-0.0297744</text:p>
          </table:table-cell>
          <table:table-cell office:value-type="float" office:value="-0.176377" calcext:value-type="float">
            <text:p>-0.176377</text:p>
          </table:table-cell>
          <table:table-cell office:value-type="float" office:value="-0.116482" calcext:value-type="float">
            <text:p>-0.116482</text:p>
          </table:table-cell>
          <table:table-cell office:value-type="float" office:value="-0.0297745" calcext:value-type="float">
            <text:p>-0.0297745</text:p>
          </table:table-cell>
          <table:table-cell office:value-type="float" office:value="-0.176377" calcext:value-type="float">
            <text:p>-0.176377</text:p>
          </table:table-cell>
          <table:table-cell office:value-type="float" office:value="0.0000137493" calcext:value-type="float">
            <text:p>1.37493E-05</text:p>
          </table:table-cell>
          <table:table-cell office:value-type="float" office:value="-0.000131233" calcext:value-type="float">
            <text:p>-0.000131233</text:p>
          </table:table-cell>
          <table:table-cell office:value-type="float" office:value="0.0000230281" calcext:value-type="float">
            <text:p>2.30281E-05</text:p>
          </table:table-cell>
          <table:table-cell office:value-type="float" office:value="-0.0000137379" calcext:value-type="float">
            <text:p>-1.37379E-05</text:p>
          </table:table-cell>
          <table:table-cell office:value-type="float" office:value="-0.000131233" calcext:value-type="float">
            <text:p>-0.000131233</text:p>
          </table:table-cell>
          <table:table-cell office:value-type="float" office:value="0.00002303" calcext:value-type="float">
            <text:p>2.303E-05</text:p>
          </table:table-cell>
          <table:table-cell office:value-type="float" office:value="0.0000123771" calcext:value-type="float">
            <text:p>1.23771E-05</text:p>
          </table:table-cell>
          <table:table-cell office:value-type="float" office:value="-0.0000441421" calcext:value-type="float">
            <text:p>-4.41421E-05</text:p>
          </table:table-cell>
          <table:table-cell office:value-type="float" office:value="-0.000100983" calcext:value-type="float">
            <text:p>-0.000100983</text:p>
          </table:table-cell>
          <table:table-cell office:value-type="float" office:value="-0.0000123651" calcext:value-type="float">
            <text:p>-1.23651E-05</text:p>
          </table:table-cell>
          <table:table-cell office:value-type="float" office:value="-0.0000441422" calcext:value-type="float">
            <text:p>-4.41422E-05</text:p>
          </table:table-cell>
          <table:table-cell office:value-type="float" office:value="-0.000100982" calcext:value-type="float">
            <text:p>-0.00010098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4782" calcext:value-type="float">
            <text:p>-0.0304782</text:p>
          </table:table-cell>
          <table:table-cell office:value-type="float" office:value="0.00000396281" calcext:value-type="float">
            <text:p>3.96281E-06</text:p>
          </table:table-cell>
          <table:table-cell office:value-type="float" office:value="0.327332" calcext:value-type="float">
            <text:p>0.327332</text:p>
          </table:table-cell>
          <table:table-cell office:value-type="float" office:value="-0.325634" calcext:value-type="float">
            <text:p>-0.325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42972" calcext:value-type="float">
            <text:p>-2.42972E-08</text:p>
          </table:table-cell>
          <table:table-cell office:value-type="float" office:value="-0.000195585" calcext:value-type="float">
            <text:p>-0.000195585</text:p>
          </table:table-cell>
          <table:table-cell office:value-type="float" office:value="0.00000000151686" calcext:value-type="float">
            <text:p>1.51686E-09</text:p>
          </table:table-cell>
          <table:table-cell office:value-type="float" office:value="-0.0328545" calcext:value-type="float">
            <text:p>-0.0328545</text:p>
          </table:table-cell>
          <table:table-cell office:value-type="float" office:value="-0.000000106464" calcext:value-type="float">
            <text:p>-1.06464E-07</text:p>
          </table:table-cell>
          <table:table-cell office:value-type="float" office:value="-0.99946" calcext:value-type="float">
            <text:p>-0.99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29" calcext:value-type="float">
            <text:p>0.040129</text:p>
          </table:table-cell>
          <table:table-cell office:value-type="float" office:value="0.049225" calcext:value-type="float">
            <text:p>0.049225</text:p>
          </table:table-cell>
          <table:table-cell office:value-type="float" office:value="-0.173687" calcext:value-type="float">
            <text:p>-0.173687</text:p>
          </table:table-cell>
          <table:table-cell office:value-type="float" office:value="-0.0401293" calcext:value-type="float">
            <text:p>-0.0401293</text:p>
          </table:table-cell>
          <table:table-cell office:value-type="float" office:value="0.0492249" calcext:value-type="float">
            <text:p>0.0492249</text:p>
          </table:table-cell>
          <table:table-cell office:value-type="float" office:value="-0.173687" calcext:value-type="float">
            <text:p>-0.173687</text:p>
          </table:table-cell>
          <table:table-cell office:value-type="float" office:value="0.116487" calcext:value-type="float">
            <text:p>0.116487</text:p>
          </table:table-cell>
          <table:table-cell office:value-type="float" office:value="-0.029792" calcext:value-type="float">
            <text:p>-0.029792</text:p>
          </table:table-cell>
          <table:table-cell office:value-type="float" office:value="-0.176417" calcext:value-type="float">
            <text:p>-0.176417</text:p>
          </table:table-cell>
          <table:table-cell office:value-type="float" office:value="-0.116487" calcext:value-type="float">
            <text:p>-0.116487</text:p>
          </table:table-cell>
          <table:table-cell office:value-type="float" office:value="-0.0297921" calcext:value-type="float">
            <text:p>-0.0297921</text:p>
          </table:table-cell>
          <table:table-cell office:value-type="float" office:value="-0.176417" calcext:value-type="float">
            <text:p>-0.176417</text:p>
          </table:table-cell>
          <table:table-cell office:value-type="float" office:value="0.0000138073" calcext:value-type="float">
            <text:p>1.38073E-05</text:p>
          </table:table-cell>
          <table:table-cell office:value-type="float" office:value="-0.000130672" calcext:value-type="float">
            <text:p>-0.000130672</text:p>
          </table:table-cell>
          <table:table-cell office:value-type="float" office:value="0.0000222133" calcext:value-type="float">
            <text:p>2.22133E-05</text:p>
          </table:table-cell>
          <table:table-cell office:value-type="float" office:value="-0.0000137961" calcext:value-type="float">
            <text:p>-1.37961E-05</text:p>
          </table:table-cell>
          <table:table-cell office:value-type="float" office:value="-0.000130673" calcext:value-type="float">
            <text:p>-0.000130673</text:p>
          </table:table-cell>
          <table:table-cell office:value-type="float" office:value="0.0000222151" calcext:value-type="float">
            <text:p>2.22151E-05</text:p>
          </table:table-cell>
          <table:table-cell office:value-type="float" office:value="0.0000123919" calcext:value-type="float">
            <text:p>1.23919E-05</text:p>
          </table:table-cell>
          <table:table-cell office:value-type="float" office:value="-0.0000439866" calcext:value-type="float">
            <text:p>-4.39866E-05</text:p>
          </table:table-cell>
          <table:table-cell office:value-type="float" office:value="-0.000101038" calcext:value-type="float">
            <text:p>-0.000101038</text:p>
          </table:table-cell>
          <table:table-cell office:value-type="float" office:value="-0.0000123801" calcext:value-type="float">
            <text:p>-1.23801E-05</text:p>
          </table:table-cell>
          <table:table-cell office:value-type="float" office:value="-0.0000439868" calcext:value-type="float">
            <text:p>-4.39868E-05</text:p>
          </table:table-cell>
          <table:table-cell office:value-type="float" office:value="-0.000101037" calcext:value-type="float">
            <text:p>-0.0001010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497" calcext:value-type="float">
            <text:p>-0.030497</text:p>
          </table:table-cell>
          <table:table-cell office:value-type="float" office:value="0.00000396376" calcext:value-type="float">
            <text:p>3.96376E-06</text:p>
          </table:table-cell>
          <table:table-cell office:value-type="float" office:value="0.327329" calcext:value-type="float">
            <text:p>0.327329</text:p>
          </table:table-cell>
          <table:table-cell office:value-type="float" office:value="-0.325629" calcext:value-type="float">
            <text:p>-0.325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38106" calcext:value-type="float">
            <text:p>-2.38106E-08</text:p>
          </table:table-cell>
          <table:table-cell office:value-type="float" office:value="-0.000194028" calcext:value-type="float">
            <text:p>-0.000194028</text:p>
          </table:table-cell>
          <table:table-cell office:value-type="float" office:value="0.00000000151061" calcext:value-type="float">
            <text:p>1.51061E-09</text:p>
          </table:table-cell>
          <table:table-cell office:value-type="float" office:value="-0.0328717" calcext:value-type="float">
            <text:p>-0.0328717</text:p>
          </table:table-cell>
          <table:table-cell office:value-type="float" office:value="-0.000000104346" calcext:value-type="float">
            <text:p>-1.04346E-07</text:p>
          </table:table-cell>
          <table:table-cell office:value-type="float" office:value="-0.99946" calcext:value-type="float">
            <text:p>-0.99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351" calcext:value-type="float">
            <text:p>0.0401351</text:p>
          </table:table-cell>
          <table:table-cell office:value-type="float" office:value="0.0491676" calcext:value-type="float">
            <text:p>0.0491676</text:p>
          </table:table-cell>
          <table:table-cell office:value-type="float" office:value="-0.173677" calcext:value-type="float">
            <text:p>-0.173677</text:p>
          </table:table-cell>
          <table:table-cell office:value-type="float" office:value="-0.0401353" calcext:value-type="float">
            <text:p>-0.0401353</text:p>
          </table:table-cell>
          <table:table-cell office:value-type="float" office:value="0.0491675" calcext:value-type="float">
            <text:p>0.0491675</text:p>
          </table:table-cell>
          <table:table-cell office:value-type="float" office:value="-0.173677" calcext:value-type="float">
            <text:p>-0.173677</text:p>
          </table:table-cell>
          <table:table-cell office:value-type="float" office:value="0.116493" calcext:value-type="float">
            <text:p>0.116493</text:p>
          </table:table-cell>
          <table:table-cell office:value-type="float" office:value="-0.0298113" calcext:value-type="float">
            <text:p>-0.0298113</text:p>
          </table:table-cell>
          <table:table-cell office:value-type="float" office:value="-0.176462" calcext:value-type="float">
            <text:p>-0.176462</text:p>
          </table:table-cell>
          <table:table-cell office:value-type="float" office:value="-0.116493" calcext:value-type="float">
            <text:p>-0.116493</text:p>
          </table:table-cell>
          <table:table-cell office:value-type="float" office:value="-0.0298114" calcext:value-type="float">
            <text:p>-0.0298114</text:p>
          </table:table-cell>
          <table:table-cell office:value-type="float" office:value="-0.176461" calcext:value-type="float">
            <text:p>-0.176461</text:p>
          </table:table-cell>
          <table:table-cell office:value-type="float" office:value="0.0000138696" calcext:value-type="float">
            <text:p>1.38696E-05</text:p>
          </table:table-cell>
          <table:table-cell office:value-type="float" office:value="-0.000130066" calcext:value-type="float">
            <text:p>-0.000130066</text:p>
          </table:table-cell>
          <table:table-cell office:value-type="float" office:value="0.0000213373" calcext:value-type="float">
            <text:p>2.13373E-05</text:p>
          </table:table-cell>
          <table:table-cell office:value-type="float" office:value="-0.0000138586" calcext:value-type="float">
            <text:p>-1.38586E-05</text:p>
          </table:table-cell>
          <table:table-cell office:value-type="float" office:value="-0.000130066" calcext:value-type="float">
            <text:p>-0.000130066</text:p>
          </table:table-cell>
          <table:table-cell office:value-type="float" office:value="0.0000213391" calcext:value-type="float">
            <text:p>2.13391E-05</text:p>
          </table:table-cell>
          <table:table-cell office:value-type="float" office:value="0.0000124076" calcext:value-type="float">
            <text:p>1.24076E-05</text:p>
          </table:table-cell>
          <table:table-cell office:value-type="float" office:value="-0.0000438179" calcext:value-type="float">
            <text:p>-4.38179E-05</text:p>
          </table:table-cell>
          <table:table-cell office:value-type="float" office:value="-0.000101094" calcext:value-type="float">
            <text:p>-0.000101094</text:p>
          </table:table-cell>
          <table:table-cell office:value-type="float" office:value="-0.0000123959" calcext:value-type="float">
            <text:p>-1.23959E-05</text:p>
          </table:table-cell>
          <table:table-cell office:value-type="float" office:value="-0.0000438181" calcext:value-type="float">
            <text:p>-4.38181E-05</text:p>
          </table:table-cell>
          <table:table-cell office:value-type="float" office:value="-0.000101093" calcext:value-type="float">
            <text:p>-0.00010109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5158" calcext:value-type="float">
            <text:p>-0.0305158</text:p>
          </table:table-cell>
          <table:table-cell office:value-type="float" office:value="0.0000039647" calcext:value-type="float">
            <text:p>3.9647E-06</text:p>
          </table:table-cell>
          <table:table-cell office:value-type="float" office:value="0.327326" calcext:value-type="float">
            <text:p>0.327326</text:p>
          </table:table-cell>
          <table:table-cell office:value-type="float" office:value="-0.325624" calcext:value-type="float">
            <text:p>-0.325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33785" calcext:value-type="float">
            <text:p>-2.33785E-08</text:p>
          </table:table-cell>
          <table:table-cell office:value-type="float" office:value="-0.000192638" calcext:value-type="float">
            <text:p>-0.000192638</text:p>
          </table:table-cell>
          <table:table-cell office:value-type="float" office:value="0.00000000150501" calcext:value-type="float">
            <text:p>1.50501E-09</text:p>
          </table:table-cell>
          <table:table-cell office:value-type="float" office:value="-0.0328871" calcext:value-type="float">
            <text:p>-0.0328871</text:p>
          </table:table-cell>
          <table:table-cell office:value-type="float" office:value="-0.000000102457" calcext:value-type="float">
            <text:p>-1.02457E-07</text:p>
          </table:table-cell>
          <table:table-cell office:value-type="float" office:value="-0.999459" calcext:value-type="float">
            <text:p>-0.999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407" calcext:value-type="float">
            <text:p>0.0401407</text:p>
          </table:table-cell>
          <table:table-cell office:value-type="float" office:value="0.0491157" calcext:value-type="float">
            <text:p>0.0491157</text:p>
          </table:table-cell>
          <table:table-cell office:value-type="float" office:value="-0.173669" calcext:value-type="float">
            <text:p>-0.173669</text:p>
          </table:table-cell>
          <table:table-cell office:value-type="float" office:value="-0.0401409" calcext:value-type="float">
            <text:p>-0.0401409</text:p>
          </table:table-cell>
          <table:table-cell office:value-type="float" office:value="0.0491156" calcext:value-type="float">
            <text:p>0.0491156</text:p>
          </table:table-cell>
          <table:table-cell office:value-type="float" office:value="-0.173669" calcext:value-type="float">
            <text:p>-0.173669</text:p>
          </table:table-cell>
          <table:table-cell office:value-type="float" office:value="0.116498" calcext:value-type="float">
            <text:p>0.116498</text:p>
          </table:table-cell>
          <table:table-cell office:value-type="float" office:value="-0.0298288" calcext:value-type="float">
            <text:p>-0.0298288</text:p>
          </table:table-cell>
          <table:table-cell office:value-type="float" office:value="-0.176502" calcext:value-type="float">
            <text:p>-0.176502</text:p>
          </table:table-cell>
          <table:table-cell office:value-type="float" office:value="-0.116498" calcext:value-type="float">
            <text:p>-0.116498</text:p>
          </table:table-cell>
          <table:table-cell office:value-type="float" office:value="-0.0298289" calcext:value-type="float">
            <text:p>-0.0298289</text:p>
          </table:table-cell>
          <table:table-cell office:value-type="float" office:value="-0.176502" calcext:value-type="float">
            <text:p>-0.176502</text:p>
          </table:table-cell>
          <table:table-cell office:value-type="float" office:value="0.0000139243" calcext:value-type="float">
            <text:p>1.39243E-05</text:p>
          </table:table-cell>
          <table:table-cell office:value-type="float" office:value="-0.000129532" calcext:value-type="float">
            <text:p>-0.000129532</text:p>
          </table:table-cell>
          <table:table-cell office:value-type="float" office:value="0.000020567" calcext:value-type="float">
            <text:p>2.0567E-05</text:p>
          </table:table-cell>
          <table:table-cell office:value-type="float" office:value="-0.0000139135" calcext:value-type="float">
            <text:p>-1.39135E-05</text:p>
          </table:table-cell>
          <table:table-cell office:value-type="float" office:value="-0.000129532" calcext:value-type="float">
            <text:p>-0.000129532</text:p>
          </table:table-cell>
          <table:table-cell office:value-type="float" office:value="0.0000205688" calcext:value-type="float">
            <text:p>2.05688E-05</text:p>
          </table:table-cell>
          <table:table-cell office:value-type="float" office:value="0.0000124212" calcext:value-type="float">
            <text:p>1.24212E-05</text:p>
          </table:table-cell>
          <table:table-cell office:value-type="float" office:value="-0.00004367" calcext:value-type="float">
            <text:p>-4.367E-05</text:p>
          </table:table-cell>
          <table:table-cell office:value-type="float" office:value="-0.000101142" calcext:value-type="float">
            <text:p>-0.000101142</text:p>
          </table:table-cell>
          <table:table-cell office:value-type="float" office:value="-0.0000124098" calcext:value-type="float">
            <text:p>-1.24098E-05</text:p>
          </table:table-cell>
          <table:table-cell office:value-type="float" office:value="-0.0000436701" calcext:value-type="float">
            <text:p>-4.36701E-05</text:p>
          </table:table-cell>
          <table:table-cell office:value-type="float" office:value="-0.000101141" calcext:value-type="float">
            <text:p>-0.00010114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5363" calcext:value-type="float">
            <text:p>-0.0305363</text:p>
          </table:table-cell>
          <table:table-cell office:value-type="float" office:value="0.00000396574" calcext:value-type="float">
            <text:p>3.96574E-06</text:p>
          </table:table-cell>
          <table:table-cell office:value-type="float" office:value="0.327323" calcext:value-type="float">
            <text:p>0.327323</text:p>
          </table:table-cell>
          <table:table-cell office:value-type="float" office:value="-0.325618" calcext:value-type="float">
            <text:p>-0.325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30024" calcext:value-type="float">
            <text:p>-2.30024E-08</text:p>
          </table:table-cell>
          <table:table-cell office:value-type="float" office:value="-0.000191397" calcext:value-type="float">
            <text:p>-0.000191397</text:p>
          </table:table-cell>
          <table:table-cell office:value-type="float" office:value="0.00000000150011" calcext:value-type="float">
            <text:p>1.50011E-09</text:p>
          </table:table-cell>
          <table:table-cell office:value-type="float" office:value="-0.0329009" calcext:value-type="float">
            <text:p>-0.0329009</text:p>
          </table:table-cell>
          <table:table-cell office:value-type="float" office:value="-0.000000100786" calcext:value-type="float">
            <text:p>-1.00786E-07</text:p>
          </table:table-cell>
          <table:table-cell office:value-type="float" office:value="-0.999459" calcext:value-type="float">
            <text:p>-0.999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457" calcext:value-type="float">
            <text:p>0.0401457</text:p>
          </table:table-cell>
          <table:table-cell office:value-type="float" office:value="0.0490692" calcext:value-type="float">
            <text:p>0.0490692</text:p>
          </table:table-cell>
          <table:table-cell office:value-type="float" office:value="-0.173661" calcext:value-type="float">
            <text:p>-0.173661</text:p>
          </table:table-cell>
          <table:table-cell office:value-type="float" office:value="-0.0401459" calcext:value-type="float">
            <text:p>-0.0401459</text:p>
          </table:table-cell>
          <table:table-cell office:value-type="float" office:value="0.0490691" calcext:value-type="float">
            <text:p>0.0490691</text:p>
          </table:table-cell>
          <table:table-cell office:value-type="float" office:value="-0.173661" calcext:value-type="float">
            <text:p>-0.173661</text:p>
          </table:table-cell>
          <table:table-cell office:value-type="float" office:value="0.116502" calcext:value-type="float">
            <text:p>0.116502</text:p>
          </table:table-cell>
          <table:table-cell office:value-type="float" office:value="-0.0298445" calcext:value-type="float">
            <text:p>-0.0298445</text:p>
          </table:table-cell>
          <table:table-cell office:value-type="float" office:value="-0.176538" calcext:value-type="float">
            <text:p>-0.176538</text:p>
          </table:table-cell>
          <table:table-cell office:value-type="float" office:value="-0.116502" calcext:value-type="float">
            <text:p>-0.116502</text:p>
          </table:table-cell>
          <table:table-cell office:value-type="float" office:value="-0.0298446" calcext:value-type="float">
            <text:p>-0.0298446</text:p>
          </table:table-cell>
          <table:table-cell office:value-type="float" office:value="-0.176538" calcext:value-type="float">
            <text:p>-0.176538</text:p>
          </table:table-cell>
          <table:table-cell office:value-type="float" office:value="0.0000139718" calcext:value-type="float">
            <text:p>1.39718E-05</text:p>
          </table:table-cell>
          <table:table-cell office:value-type="float" office:value="-0.000129068" calcext:value-type="float">
            <text:p>-0.000129068</text:p>
          </table:table-cell>
          <table:table-cell office:value-type="float" office:value="0.0000198966" calcext:value-type="float">
            <text:p>1.98966E-05</text:p>
          </table:table-cell>
          <table:table-cell office:value-type="float" office:value="-0.0000139612" calcext:value-type="float">
            <text:p>-1.39612E-05</text:p>
          </table:table-cell>
          <table:table-cell office:value-type="float" office:value="-0.000129068" calcext:value-type="float">
            <text:p>-0.000129068</text:p>
          </table:table-cell>
          <table:table-cell office:value-type="float" office:value="0.0000198983" calcext:value-type="float">
            <text:p>1.98983E-05</text:p>
          </table:table-cell>
          <table:table-cell office:value-type="float" office:value="0.0000124336" calcext:value-type="float">
            <text:p>1.24336E-05</text:p>
          </table:table-cell>
          <table:table-cell office:value-type="float" office:value="-0.0000435405" calcext:value-type="float">
            <text:p>-4.35405E-05</text:p>
          </table:table-cell>
          <table:table-cell office:value-type="float" office:value="-0.000101186" calcext:value-type="float">
            <text:p>-0.000101186</text:p>
          </table:table-cell>
          <table:table-cell office:value-type="float" office:value="-0.0000124223" calcext:value-type="float">
            <text:p>-1.24223E-05</text:p>
          </table:table-cell>
          <table:table-cell office:value-type="float" office:value="-0.0000435406" calcext:value-type="float">
            <text:p>-4.35406E-05</text:p>
          </table:table-cell>
          <table:table-cell office:value-type="float" office:value="-0.000101185" calcext:value-type="float">
            <text:p>-0.00010118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555" calcext:value-type="float">
            <text:p>-0.030555</text:p>
          </table:table-cell>
          <table:table-cell office:value-type="float" office:value="0.00000396668" calcext:value-type="float">
            <text:p>3.96668E-06</text:p>
          </table:table-cell>
          <table:table-cell office:value-type="float" office:value="0.32732" calcext:value-type="float">
            <text:p>0.32732</text:p>
          </table:table-cell>
          <table:table-cell office:value-type="float" office:value="-0.325613" calcext:value-type="float">
            <text:p>-0.325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25247" calcext:value-type="float">
            <text:p>-2.25247E-08</text:p>
          </table:table-cell>
          <table:table-cell office:value-type="float" office:value="-0.000189942" calcext:value-type="float">
            <text:p>-0.000189942</text:p>
          </table:table-cell>
          <table:table-cell office:value-type="float" office:value="0.00000000149387" calcext:value-type="float">
            <text:p>1.49387E-09</text:p>
          </table:table-cell>
          <table:table-cell office:value-type="float" office:value="-0.0329177" calcext:value-type="float">
            <text:p>-0.0329177</text:p>
          </table:table-cell>
          <table:table-cell office:value-type="float" office:value="-0.0000000987823" calcext:value-type="float">
            <text:p>-9.87823E-08</text:p>
          </table:table-cell>
          <table:table-cell office:value-type="float" office:value="-0.999458" calcext:value-type="float">
            <text:p>-0.999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518" calcext:value-type="float">
            <text:p>0.0401518</text:p>
          </table:table-cell>
          <table:table-cell office:value-type="float" office:value="0.0490125" calcext:value-type="float">
            <text:p>0.0490125</text:p>
          </table:table-cell>
          <table:table-cell office:value-type="float" office:value="-0.173653" calcext:value-type="float">
            <text:p>-0.173653</text:p>
          </table:table-cell>
          <table:table-cell office:value-type="float" office:value="-0.0401521" calcext:value-type="float">
            <text:p>-0.0401521</text:p>
          </table:table-cell>
          <table:table-cell office:value-type="float" office:value="0.0490124" calcext:value-type="float">
            <text:p>0.0490124</text:p>
          </table:table-cell>
          <table:table-cell office:value-type="float" office:value="-0.173653" calcext:value-type="float">
            <text:p>-0.173653</text:p>
          </table:table-cell>
          <table:table-cell office:value-type="float" office:value="0.116507" calcext:value-type="float">
            <text:p>0.116507</text:p>
          </table:table-cell>
          <table:table-cell office:value-type="float" office:value="-0.0298637" calcext:value-type="float">
            <text:p>-0.0298637</text:p>
          </table:table-cell>
          <table:table-cell office:value-type="float" office:value="-0.176583" calcext:value-type="float">
            <text:p>-0.176583</text:p>
          </table:table-cell>
          <table:table-cell office:value-type="float" office:value="-0.116508" calcext:value-type="float">
            <text:p>-0.116508</text:p>
          </table:table-cell>
          <table:table-cell office:value-type="float" office:value="-0.0298637" calcext:value-type="float">
            <text:p>-0.0298637</text:p>
          </table:table-cell>
          <table:table-cell office:value-type="float" office:value="-0.176583" calcext:value-type="float">
            <text:p>-0.176583</text:p>
          </table:table-cell>
          <table:table-cell office:value-type="float" office:value="0.0000140315" calcext:value-type="float">
            <text:p>1.40315E-05</text:p>
          </table:table-cell>
          <table:table-cell office:value-type="float" office:value="-0.000128465" calcext:value-type="float">
            <text:p>-0.000128465</text:p>
          </table:table-cell>
          <table:table-cell office:value-type="float" office:value="0.0000190568" calcext:value-type="float">
            <text:p>1.90568E-05</text:p>
          </table:table-cell>
          <table:table-cell office:value-type="float" office:value="-0.0000140211" calcext:value-type="float">
            <text:p>-1.40211E-05</text:p>
          </table:table-cell>
          <table:table-cell office:value-type="float" office:value="-0.000128465" calcext:value-type="float">
            <text:p>-0.000128465</text:p>
          </table:table-cell>
          <table:table-cell office:value-type="float" office:value="0.0000190585" calcext:value-type="float">
            <text:p>1.90585E-05</text:p>
          </table:table-cell>
          <table:table-cell office:value-type="float" office:value="0.0000124453" calcext:value-type="float">
            <text:p>1.24453E-05</text:p>
          </table:table-cell>
          <table:table-cell office:value-type="float" office:value="-0.0000433772" calcext:value-type="float">
            <text:p>-4.33772E-05</text:p>
          </table:table-cell>
          <table:table-cell office:value-type="float" office:value="-0.000101206" calcext:value-type="float">
            <text:p>-0.000101206</text:p>
          </table:table-cell>
          <table:table-cell office:value-type="float" office:value="-0.0000124343" calcext:value-type="float">
            <text:p>-1.24343E-05</text:p>
          </table:table-cell>
          <table:table-cell office:value-type="float" office:value="-0.0000433773" calcext:value-type="float">
            <text:p>-4.33773E-05</text:p>
          </table:table-cell>
          <table:table-cell office:value-type="float" office:value="-0.000101205" calcext:value-type="float">
            <text:p>-0.0001012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5736" calcext:value-type="float">
            <text:p>-0.0305736</text:p>
          </table:table-cell>
          <table:table-cell office:value-type="float" office:value="0.00000396761" calcext:value-type="float">
            <text:p>3.96761E-06</text:p>
          </table:table-cell>
          <table:table-cell office:value-type="float" office:value="0.327317" calcext:value-type="float">
            <text:p>0.327317</text:p>
          </table:table-cell>
          <table:table-cell office:value-type="float" office:value="-0.325608" calcext:value-type="float">
            <text:p>-0.325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21063" calcext:value-type="float">
            <text:p>-2.21063E-08</text:p>
          </table:table-cell>
          <table:table-cell office:value-type="float" office:value="-0.000188634" calcext:value-type="float">
            <text:p>-0.000188634</text:p>
          </table:table-cell>
          <table:table-cell office:value-type="float" office:value="0.00000000148836" calcext:value-type="float">
            <text:p>1.48836E-09</text:p>
          </table:table-cell>
          <table:table-cell office:value-type="float" office:value="-0.0329328" calcext:value-type="float">
            <text:p>-0.0329328</text:p>
          </table:table-cell>
          <table:table-cell office:value-type="float" office:value="-0.0000000969953" calcext:value-type="float">
            <text:p>-9.69953E-08</text:p>
          </table:table-cell>
          <table:table-cell office:value-type="float" office:value="-0.999458" calcext:value-type="float">
            <text:p>-0.999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575" calcext:value-type="float">
            <text:p>0.0401575</text:p>
          </table:table-cell>
          <table:table-cell office:value-type="float" office:value="0.0489613" calcext:value-type="float">
            <text:p>0.0489613</text:p>
          </table:table-cell>
          <table:table-cell office:value-type="float" office:value="-0.173645" calcext:value-type="float">
            <text:p>-0.173645</text:p>
          </table:table-cell>
          <table:table-cell office:value-type="float" office:value="-0.0401577" calcext:value-type="float">
            <text:p>-0.0401577</text:p>
          </table:table-cell>
          <table:table-cell office:value-type="float" office:value="0.0489612" calcext:value-type="float">
            <text:p>0.0489612</text:p>
          </table:table-cell>
          <table:table-cell office:value-type="float" office:value="-0.173645" calcext:value-type="float">
            <text:p>-0.173645</text:p>
          </table:table-cell>
          <table:table-cell office:value-type="float" office:value="0.116512" calcext:value-type="float">
            <text:p>0.116512</text:p>
          </table:table-cell>
          <table:table-cell office:value-type="float" office:value="-0.0298809" calcext:value-type="float">
            <text:p>-0.0298809</text:p>
          </table:table-cell>
          <table:table-cell office:value-type="float" office:value="-0.176623" calcext:value-type="float">
            <text:p>-0.176623</text:p>
          </table:table-cell>
          <table:table-cell office:value-type="float" office:value="-0.116513" calcext:value-type="float">
            <text:p>-0.116513</text:p>
          </table:table-cell>
          <table:table-cell office:value-type="float" office:value="-0.0298811" calcext:value-type="float">
            <text:p>-0.0298811</text:p>
          </table:table-cell>
          <table:table-cell office:value-type="float" office:value="-0.176623" calcext:value-type="float">
            <text:p>-0.176623</text:p>
          </table:table-cell>
          <table:table-cell office:value-type="float" office:value="0.0000140833" calcext:value-type="float">
            <text:p>1.40833E-05</text:p>
          </table:table-cell>
          <table:table-cell office:value-type="float" office:value="-0.000127942" calcext:value-type="float">
            <text:p>-0.000127942</text:p>
          </table:table-cell>
          <table:table-cell office:value-type="float" office:value="0.0000183254" calcext:value-type="float">
            <text:p>1.83254E-05</text:p>
          </table:table-cell>
          <table:table-cell office:value-type="float" office:value="-0.0000140731" calcext:value-type="float">
            <text:p>-1.40731E-05</text:p>
          </table:table-cell>
          <table:table-cell office:value-type="float" office:value="-0.000127942" calcext:value-type="float">
            <text:p>-0.000127942</text:p>
          </table:table-cell>
          <table:table-cell office:value-type="float" office:value="0.000018327" calcext:value-type="float">
            <text:p>1.8327E-05</text:p>
          </table:table-cell>
          <table:table-cell office:value-type="float" office:value="0.0000124561" calcext:value-type="float">
            <text:p>1.24561E-05</text:p>
          </table:table-cell>
          <table:table-cell office:value-type="float" office:value="-0.000043235" calcext:value-type="float">
            <text:p>-4.3235E-05</text:p>
          </table:table-cell>
          <table:table-cell office:value-type="float" office:value="-0.000101227" calcext:value-type="float">
            <text:p>-0.000101227</text:p>
          </table:table-cell>
          <table:table-cell office:value-type="float" office:value="-0.0000124452" calcext:value-type="float">
            <text:p>-1.24452E-05</text:p>
          </table:table-cell>
          <table:table-cell office:value-type="float" office:value="-0.000043235" calcext:value-type="float">
            <text:p>-4.3235E-05</text:p>
          </table:table-cell>
          <table:table-cell office:value-type="float" office:value="-0.000101226" calcext:value-type="float">
            <text:p>-0.00010122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5921" calcext:value-type="float">
            <text:p>-0.0305921</text:p>
          </table:table-cell>
          <table:table-cell office:value-type="float" office:value="0.00000396854" calcext:value-type="float">
            <text:p>3.96854E-06</text:p>
          </table:table-cell>
          <table:table-cell office:value-type="float" office:value="0.327314" calcext:value-type="float">
            <text:p>0.327314</text:p>
          </table:table-cell>
          <table:table-cell office:value-type="float" office:value="-0.325603" calcext:value-type="float">
            <text:p>-0.325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16609" calcext:value-type="float">
            <text:p>-2.16609E-08</text:p>
          </table:table-cell>
          <table:table-cell office:value-type="float" office:value="-0.000187213" calcext:value-type="float">
            <text:p>-0.000187213</text:p>
          </table:table-cell>
          <table:table-cell office:value-type="float" office:value="0.00000000148245" calcext:value-type="float">
            <text:p>1.48245E-09</text:p>
          </table:table-cell>
          <table:table-cell office:value-type="float" office:value="-0.0329493" calcext:value-type="float">
            <text:p>-0.0329493</text:p>
          </table:table-cell>
          <table:table-cell office:value-type="float" office:value="-0.0000000950677" calcext:value-type="float">
            <text:p>-9.50677E-08</text:p>
          </table:table-cell>
          <table:table-cell office:value-type="float" office:value="-0.999457" calcext:value-type="float">
            <text:p>-0.999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637" calcext:value-type="float">
            <text:p>0.0401637</text:p>
          </table:table-cell>
          <table:table-cell office:value-type="float" office:value="0.0489051" calcext:value-type="float">
            <text:p>0.0489051</text:p>
          </table:table-cell>
          <table:table-cell office:value-type="float" office:value="-0.173637" calcext:value-type="float">
            <text:p>-0.173637</text:p>
          </table:table-cell>
          <table:table-cell office:value-type="float" office:value="-0.0401639" calcext:value-type="float">
            <text:p>-0.0401639</text:p>
          </table:table-cell>
          <table:table-cell office:value-type="float" office:value="0.048905" calcext:value-type="float">
            <text:p>0.048905</text:p>
          </table:table-cell>
          <table:table-cell office:value-type="float" office:value="-0.173638" calcext:value-type="float">
            <text:p>-0.173638</text:p>
          </table:table-cell>
          <table:table-cell office:value-type="float" office:value="0.116518" calcext:value-type="float">
            <text:p>0.116518</text:p>
          </table:table-cell>
          <table:table-cell office:value-type="float" office:value="-0.0299" calcext:value-type="float">
            <text:p>-0.0299</text:p>
          </table:table-cell>
          <table:table-cell office:value-type="float" office:value="-0.176668" calcext:value-type="float">
            <text:p>-0.176668</text:p>
          </table:table-cell>
          <table:table-cell office:value-type="float" office:value="-0.116518" calcext:value-type="float">
            <text:p>-0.116518</text:p>
          </table:table-cell>
          <table:table-cell office:value-type="float" office:value="-0.0299001" calcext:value-type="float">
            <text:p>-0.0299001</text:p>
          </table:table-cell>
          <table:table-cell office:value-type="float" office:value="-0.176668" calcext:value-type="float">
            <text:p>-0.176668</text:p>
          </table:table-cell>
          <table:table-cell office:value-type="float" office:value="0.0000141383" calcext:value-type="float">
            <text:p>1.41383E-05</text:p>
          </table:table-cell>
          <table:table-cell office:value-type="float" office:value="-0.000127386" calcext:value-type="float">
            <text:p>-0.000127386</text:p>
          </table:table-cell>
          <table:table-cell office:value-type="float" office:value="0.0000175489" calcext:value-type="float">
            <text:p>1.75489E-05</text:p>
          </table:table-cell>
          <table:table-cell office:value-type="float" office:value="-0.0000141282" calcext:value-type="float">
            <text:p>-1.41282E-05</text:p>
          </table:table-cell>
          <table:table-cell office:value-type="float" office:value="-0.000127387" calcext:value-type="float">
            <text:p>-0.000127387</text:p>
          </table:table-cell>
          <table:table-cell office:value-type="float" office:value="0.0000175504" calcext:value-type="float">
            <text:p>1.75504E-05</text:p>
          </table:table-cell>
          <table:table-cell office:value-type="float" office:value="0.0000124679" calcext:value-type="float">
            <text:p>1.24679E-05</text:p>
          </table:table-cell>
          <table:table-cell office:value-type="float" office:value="-0.0000430832" calcext:value-type="float">
            <text:p>-4.30832E-05</text:p>
          </table:table-cell>
          <table:table-cell office:value-type="float" office:value="-0.000101251" calcext:value-type="float">
            <text:p>-0.000101251</text:p>
          </table:table-cell>
          <table:table-cell office:value-type="float" office:value="-0.0000124572" calcext:value-type="float">
            <text:p>-1.24572E-05</text:p>
          </table:table-cell>
          <table:table-cell office:value-type="float" office:value="-0.0000430832" calcext:value-type="float">
            <text:p>-4.30832E-05</text:p>
          </table:table-cell>
          <table:table-cell office:value-type="float" office:value="-0.00010125" calcext:value-type="float">
            <text:p>-0.0001012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6124" calcext:value-type="float">
            <text:p>-0.0306124</text:p>
          </table:table-cell>
          <table:table-cell office:value-type="float" office:value="0.00000396956" calcext:value-type="float">
            <text:p>3.96956E-06</text:p>
          </table:table-cell>
          <table:table-cell office:value-type="float" office:value="0.327311" calcext:value-type="float">
            <text:p>0.327311</text:p>
          </table:table-cell>
          <table:table-cell office:value-type="float" office:value="-0.325598" calcext:value-type="float">
            <text:p>-0.3255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12672" calcext:value-type="float">
            <text:p>-2.12672E-08</text:p>
          </table:table-cell>
          <table:table-cell office:value-type="float" office:value="-0.000185939" calcext:value-type="float">
            <text:p>-0.000185939</text:p>
          </table:table-cell>
          <table:table-cell office:value-type="float" office:value="0.00000000147717" calcext:value-type="float">
            <text:p>1.47717E-09</text:p>
          </table:table-cell>
          <table:table-cell office:value-type="float" office:value="-0.0329643" calcext:value-type="float">
            <text:p>-0.0329643</text:p>
          </table:table-cell>
          <table:table-cell office:value-type="float" office:value="-0.0000000933488" calcext:value-type="float">
            <text:p>-9.33488E-08</text:p>
          </table:table-cell>
          <table:table-cell office:value-type="float" office:value="-0.999456" calcext:value-type="float">
            <text:p>-0.999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693" calcext:value-type="float">
            <text:p>0.0401693</text:p>
          </table:table-cell>
          <table:table-cell office:value-type="float" office:value="0.0488543" calcext:value-type="float">
            <text:p>0.0488543</text:p>
          </table:table-cell>
          <table:table-cell office:value-type="float" office:value="-0.173631" calcext:value-type="float">
            <text:p>-0.173631</text:p>
          </table:table-cell>
          <table:table-cell office:value-type="float" office:value="-0.0401696" calcext:value-type="float">
            <text:p>-0.0401696</text:p>
          </table:table-cell>
          <table:table-cell office:value-type="float" office:value="0.0488542" calcext:value-type="float">
            <text:p>0.0488542</text:p>
          </table:table-cell>
          <table:table-cell office:value-type="float" office:value="-0.173631" calcext:value-type="float">
            <text:p>-0.173631</text:p>
          </table:table-cell>
          <table:table-cell office:value-type="float" office:value="0.116523" calcext:value-type="float">
            <text:p>0.116523</text:p>
          </table:table-cell>
          <table:table-cell office:value-type="float" office:value="-0.0299171" calcext:value-type="float">
            <text:p>-0.0299171</text:p>
          </table:table-cell>
          <table:table-cell office:value-type="float" office:value="-0.176709" calcext:value-type="float">
            <text:p>-0.176709</text:p>
          </table:table-cell>
          <table:table-cell office:value-type="float" office:value="-0.116523" calcext:value-type="float">
            <text:p>-0.116523</text:p>
          </table:table-cell>
          <table:table-cell office:value-type="float" office:value="-0.0299172" calcext:value-type="float">
            <text:p>-0.0299172</text:p>
          </table:table-cell>
          <table:table-cell office:value-type="float" office:value="-0.176708" calcext:value-type="float">
            <text:p>-0.176708</text:p>
          </table:table-cell>
          <table:table-cell office:value-type="float" office:value="0.0000141863" calcext:value-type="float">
            <text:p>1.41863E-05</text:p>
          </table:table-cell>
          <table:table-cell office:value-type="float" office:value="-0.000126901" calcext:value-type="float">
            <text:p>-0.000126901</text:p>
          </table:table-cell>
          <table:table-cell office:value-type="float" office:value="0.000016869" calcext:value-type="float">
            <text:p>1.6869E-05</text:p>
          </table:table-cell>
          <table:table-cell office:value-type="float" office:value="-0.0000141764" calcext:value-type="float">
            <text:p>-1.41764E-05</text:p>
          </table:table-cell>
          <table:table-cell office:value-type="float" office:value="-0.000126901" calcext:value-type="float">
            <text:p>-0.000126901</text:p>
          </table:table-cell>
          <table:table-cell office:value-type="float" office:value="0.0000168705" calcext:value-type="float">
            <text:p>1.68705E-05</text:p>
          </table:table-cell>
          <table:table-cell office:value-type="float" office:value="0.0000124784" calcext:value-type="float">
            <text:p>1.24784E-05</text:p>
          </table:table-cell>
          <table:table-cell office:value-type="float" office:value="-0.0000429507" calcext:value-type="float">
            <text:p>-4.29507E-05</text:p>
          </table:table-cell>
          <table:table-cell office:value-type="float" office:value="-0.000101272" calcext:value-type="float">
            <text:p>-0.000101272</text:p>
          </table:table-cell>
          <table:table-cell office:value-type="float" office:value="-0.0000124679" calcext:value-type="float">
            <text:p>-1.24679E-05</text:p>
          </table:table-cell>
          <table:table-cell office:value-type="float" office:value="-0.0000429507" calcext:value-type="float">
            <text:p>-4.29507E-05</text:p>
          </table:table-cell>
          <table:table-cell office:value-type="float" office:value="-0.000101271" calcext:value-type="float">
            <text:p>-0.00010127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6309" calcext:value-type="float">
            <text:p>-0.0306309</text:p>
          </table:table-cell>
          <table:table-cell office:value-type="float" office:value="0.00000397048" calcext:value-type="float">
            <text:p>3.97048E-06</text:p>
          </table:table-cell>
          <table:table-cell office:value-type="float" office:value="0.327307" calcext:value-type="float">
            <text:p>0.327307</text:p>
          </table:table-cell>
          <table:table-cell office:value-type="float" office:value="-0.325592" calcext:value-type="float">
            <text:p>-0.3255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09179" calcext:value-type="float">
            <text:p>-2.09179E-08</text:p>
          </table:table-cell>
          <table:table-cell office:value-type="float" office:value="-0.000184814" calcext:value-type="float">
            <text:p>-0.000184814</text:p>
          </table:table-cell>
          <table:table-cell office:value-type="float" office:value="0.00000000147246" calcext:value-type="float">
            <text:p>1.47246E-09</text:p>
          </table:table-cell>
          <table:table-cell office:value-type="float" office:value="-0.0329776" calcext:value-type="float">
            <text:p>-0.0329776</text:p>
          </table:table-cell>
          <table:table-cell office:value-type="float" office:value="-0.0000000918288" calcext:value-type="float">
            <text:p>-9.18288E-08</text:p>
          </table:table-cell>
          <table:table-cell office:value-type="float" office:value="-0.999456" calcext:value-type="float">
            <text:p>-0.999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744" calcext:value-type="float">
            <text:p>0.0401744</text:p>
          </table:table-cell>
          <table:table-cell office:value-type="float" office:value="0.0488087" calcext:value-type="float">
            <text:p>0.0488087</text:p>
          </table:table-cell>
          <table:table-cell office:value-type="float" office:value="-0.173625" calcext:value-type="float">
            <text:p>-0.173625</text:p>
          </table:table-cell>
          <table:table-cell office:value-type="float" office:value="-0.0401747" calcext:value-type="float">
            <text:p>-0.0401747</text:p>
          </table:table-cell>
          <table:table-cell office:value-type="float" office:value="0.0488086" calcext:value-type="float">
            <text:p>0.0488086</text:p>
          </table:table-cell>
          <table:table-cell office:value-type="float" office:value="-0.173625" calcext:value-type="float">
            <text:p>-0.173625</text:p>
          </table:table-cell>
          <table:table-cell office:value-type="float" office:value="0.116527" calcext:value-type="float">
            <text:p>0.116527</text:p>
          </table:table-cell>
          <table:table-cell office:value-type="float" office:value="-0.0299326" calcext:value-type="float">
            <text:p>-0.0299326</text:p>
          </table:table-cell>
          <table:table-cell office:value-type="float" office:value="-0.176745" calcext:value-type="float">
            <text:p>-0.176745</text:p>
          </table:table-cell>
          <table:table-cell office:value-type="float" office:value="-0.116528" calcext:value-type="float">
            <text:p>-0.116528</text:p>
          </table:table-cell>
          <table:table-cell office:value-type="float" office:value="-0.0299327" calcext:value-type="float">
            <text:p>-0.0299327</text:p>
          </table:table-cell>
          <table:table-cell office:value-type="float" office:value="-0.176745" calcext:value-type="float">
            <text:p>-0.176745</text:p>
          </table:table-cell>
          <table:table-cell office:value-type="float" office:value="0.0000142286" calcext:value-type="float">
            <text:p>1.42286E-05</text:p>
          </table:table-cell>
          <table:table-cell office:value-type="float" office:value="-0.000126468" calcext:value-type="float">
            <text:p>-0.000126468</text:p>
          </table:table-cell>
          <table:table-cell office:value-type="float" office:value="0.0000162689" calcext:value-type="float">
            <text:p>1.62689E-05</text:p>
          </table:table-cell>
          <table:table-cell office:value-type="float" office:value="-0.0000142189" calcext:value-type="float">
            <text:p>-1.42189E-05</text:p>
          </table:table-cell>
          <table:table-cell office:value-type="float" office:value="-0.000126468" calcext:value-type="float">
            <text:p>-0.000126468</text:p>
          </table:table-cell>
          <table:table-cell office:value-type="float" office:value="0.0000162703" calcext:value-type="float">
            <text:p>1.62703E-05</text:p>
          </table:table-cell>
          <table:table-cell office:value-type="float" office:value="0.0000124872" calcext:value-type="float">
            <text:p>1.24872E-05</text:p>
          </table:table-cell>
          <table:table-cell office:value-type="float" office:value="-0.0000428331" calcext:value-type="float">
            <text:p>-4.28331E-05</text:p>
          </table:table-cell>
          <table:table-cell office:value-type="float" office:value="-0.000101286" calcext:value-type="float">
            <text:p>-0.000101286</text:p>
          </table:table-cell>
          <table:table-cell office:value-type="float" office:value="-0.0000124768" calcext:value-type="float">
            <text:p>-1.24768E-05</text:p>
          </table:table-cell>
          <table:table-cell office:value-type="float" office:value="-0.0000428331" calcext:value-type="float">
            <text:p>-4.28331E-05</text:p>
          </table:table-cell>
          <table:table-cell office:value-type="float" office:value="-0.000101285" calcext:value-type="float">
            <text:p>-0.00010128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6492" calcext:value-type="float">
            <text:p>-0.0306492</text:p>
          </table:table-cell>
          <table:table-cell office:value-type="float" office:value="0.0000039714" calcext:value-type="float">
            <text:p>3.9714E-06</text:p>
          </table:table-cell>
          <table:table-cell office:value-type="float" office:value="0.327304" calcext:value-type="float">
            <text:p>0.327304</text:p>
          </table:table-cell>
          <table:table-cell office:value-type="float" office:value="-0.325587" calcext:value-type="float">
            <text:p>-0.3255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04511" calcext:value-type="float">
            <text:p>-2.04511E-08</text:p>
          </table:table-cell>
          <table:table-cell office:value-type="float" office:value="-0.000183352" calcext:value-type="float">
            <text:p>-0.000183352</text:p>
          </table:table-cell>
          <table:table-cell office:value-type="float" office:value="0.00000000146615" calcext:value-type="float">
            <text:p>1.46615E-09</text:p>
          </table:table-cell>
          <table:table-cell office:value-type="float" office:value="-0.0329953" calcext:value-type="float">
            <text:p>-0.0329953</text:p>
          </table:table-cell>
          <table:table-cell office:value-type="float" office:value="-0.0000000898416" calcext:value-type="float">
            <text:p>-8.98416E-08</text:p>
          </table:table-cell>
          <table:table-cell office:value-type="float" office:value="-0.999455" calcext:value-type="float">
            <text:p>-0.999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813" calcext:value-type="float">
            <text:p>0.0401813</text:p>
          </table:table-cell>
          <table:table-cell office:value-type="float" office:value="0.0487481" calcext:value-type="float">
            <text:p>0.0487481</text:p>
          </table:table-cell>
          <table:table-cell office:value-type="float" office:value="-0.173617" calcext:value-type="float">
            <text:p>-0.173617</text:p>
          </table:table-cell>
          <table:table-cell office:value-type="float" office:value="-0.0401815" calcext:value-type="float">
            <text:p>-0.0401815</text:p>
          </table:table-cell>
          <table:table-cell office:value-type="float" office:value="0.048748" calcext:value-type="float">
            <text:p>0.048748</text:p>
          </table:table-cell>
          <table:table-cell office:value-type="float" office:value="-0.173617" calcext:value-type="float">
            <text:p>-0.173617</text:p>
          </table:table-cell>
          <table:table-cell office:value-type="float" office:value="0.116533" calcext:value-type="float">
            <text:p>0.116533</text:p>
          </table:table-cell>
          <table:table-cell office:value-type="float" office:value="-0.0299531" calcext:value-type="float">
            <text:p>-0.0299531</text:p>
          </table:table-cell>
          <table:table-cell office:value-type="float" office:value="-0.176794" calcext:value-type="float">
            <text:p>-0.176794</text:p>
          </table:table-cell>
          <table:table-cell office:value-type="float" office:value="-0.116534" calcext:value-type="float">
            <text:p>-0.116534</text:p>
          </table:table-cell>
          <table:table-cell office:value-type="float" office:value="-0.0299532" calcext:value-type="float">
            <text:p>-0.0299532</text:p>
          </table:table-cell>
          <table:table-cell office:value-type="float" office:value="-0.176793" calcext:value-type="float">
            <text:p>-0.176793</text:p>
          </table:table-cell>
          <table:table-cell office:value-type="float" office:value="0.0000142849" calcext:value-type="float">
            <text:p>1.42849E-05</text:p>
          </table:table-cell>
          <table:table-cell office:value-type="float" office:value="-0.000125881" calcext:value-type="float">
            <text:p>-0.000125881</text:p>
          </table:table-cell>
          <table:table-cell office:value-type="float" office:value="0.0000154712" calcext:value-type="float">
            <text:p>1.54712E-05</text:p>
          </table:table-cell>
          <table:table-cell office:value-type="float" office:value="-0.0000142754" calcext:value-type="float">
            <text:p>-1.42754E-05</text:p>
          </table:table-cell>
          <table:table-cell office:value-type="float" office:value="-0.000125881" calcext:value-type="float">
            <text:p>-0.000125881</text:p>
          </table:table-cell>
          <table:table-cell office:value-type="float" office:value="0.0000154726" calcext:value-type="float">
            <text:p>1.54726E-05</text:p>
          </table:table-cell>
          <table:table-cell office:value-type="float" office:value="0.0000124971" calcext:value-type="float">
            <text:p>1.24971E-05</text:p>
          </table:table-cell>
          <table:table-cell office:value-type="float" office:value="-0.0000426751" calcext:value-type="float">
            <text:p>-4.26751E-05</text:p>
          </table:table-cell>
          <table:table-cell office:value-type="float" office:value="-0.000101286" calcext:value-type="float">
            <text:p>-0.000101286</text:p>
          </table:table-cell>
          <table:table-cell office:value-type="float" office:value="-0.000012487" calcext:value-type="float">
            <text:p>-1.2487E-05</text:p>
          </table:table-cell>
          <table:table-cell office:value-type="float" office:value="-0.000042675" calcext:value-type="float">
            <text:p>-4.2675E-05</text:p>
          </table:table-cell>
          <table:table-cell office:value-type="float" office:value="-0.000101285" calcext:value-type="float">
            <text:p>-0.00010128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6676" calcext:value-type="float">
            <text:p>-0.0306676</text:p>
          </table:table-cell>
          <table:table-cell office:value-type="float" office:value="0.00000397231" calcext:value-type="float">
            <text:p>3.97231E-06</text:p>
          </table:table-cell>
          <table:table-cell office:value-type="float" office:value="0.327301" calcext:value-type="float">
            <text:p>0.327301</text:p>
          </table:table-cell>
          <table:table-cell office:value-type="float" office:value="-0.325582" calcext:value-type="float">
            <text:p>-0.325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00778" calcext:value-type="float">
            <text:p>-2.00778E-08</text:p>
          </table:table-cell>
          <table:table-cell office:value-type="float" office:value="-0.000182147" calcext:value-type="float">
            <text:p>-0.000182147</text:p>
          </table:table-cell>
          <table:table-cell office:value-type="float" office:value="0.00000000146104" calcext:value-type="float">
            <text:p>1.46104E-09</text:p>
          </table:table-cell>
          <table:table-cell office:value-type="float" office:value="-0.0330099" calcext:value-type="float">
            <text:p>-0.0330099</text:p>
          </table:table-cell>
          <table:table-cell office:value-type="float" office:value="-0.0000000882188" calcext:value-type="float">
            <text:p>-8.82188E-08</text:p>
          </table:table-cell>
          <table:table-cell office:value-type="float" office:value="-0.999455" calcext:value-type="float">
            <text:p>-0.999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87" calcext:value-type="float">
            <text:p>0.040187</text:p>
          </table:table-cell>
          <table:table-cell office:value-type="float" office:value="0.0486979" calcext:value-type="float">
            <text:p>0.0486979</text:p>
          </table:table-cell>
          <table:table-cell office:value-type="float" office:value="-0.173611" calcext:value-type="float">
            <text:p>-0.173611</text:p>
          </table:table-cell>
          <table:table-cell office:value-type="float" office:value="-0.0401872" calcext:value-type="float">
            <text:p>-0.0401872</text:p>
          </table:table-cell>
          <table:table-cell office:value-type="float" office:value="0.0486978" calcext:value-type="float">
            <text:p>0.0486978</text:p>
          </table:table-cell>
          <table:table-cell office:value-type="float" office:value="-0.173611" calcext:value-type="float">
            <text:p>-0.173611</text:p>
          </table:table-cell>
          <table:table-cell office:value-type="float" office:value="0.116538" calcext:value-type="float">
            <text:p>0.116538</text:p>
          </table:table-cell>
          <table:table-cell office:value-type="float" office:value="-0.0299702" calcext:value-type="float">
            <text:p>-0.0299702</text:p>
          </table:table-cell>
          <table:table-cell office:value-type="float" office:value="-0.176834" calcext:value-type="float">
            <text:p>-0.176834</text:p>
          </table:table-cell>
          <table:table-cell office:value-type="float" office:value="-0.116539" calcext:value-type="float">
            <text:p>-0.116539</text:p>
          </table:table-cell>
          <table:table-cell office:value-type="float" office:value="-0.0299702" calcext:value-type="float">
            <text:p>-0.0299702</text:p>
          </table:table-cell>
          <table:table-cell office:value-type="float" office:value="-0.176834" calcext:value-type="float">
            <text:p>-0.176834</text:p>
          </table:table-cell>
          <table:table-cell office:value-type="float" office:value="0.0000143294" calcext:value-type="float">
            <text:p>1.43294E-05</text:p>
          </table:table-cell>
          <table:table-cell office:value-type="float" office:value="-0.000125419" calcext:value-type="float">
            <text:p>-0.000125419</text:p>
          </table:table-cell>
          <table:table-cell office:value-type="float" office:value="0.000014839" calcext:value-type="float">
            <text:p>1.4839E-05</text:p>
          </table:table-cell>
          <table:table-cell office:value-type="float" office:value="-0.00001432" calcext:value-type="float">
            <text:p>-1.432E-05</text:p>
          </table:table-cell>
          <table:table-cell office:value-type="float" office:value="-0.000125419" calcext:value-type="float">
            <text:p>-0.000125419</text:p>
          </table:table-cell>
          <table:table-cell office:value-type="float" office:value="0.0000148404" calcext:value-type="float">
            <text:p>1.48404E-05</text:p>
          </table:table-cell>
          <table:table-cell office:value-type="float" office:value="0.0000125058" calcext:value-type="float">
            <text:p>1.25058E-05</text:p>
          </table:table-cell>
          <table:table-cell office:value-type="float" office:value="-0.0000425503" calcext:value-type="float">
            <text:p>-4.25503E-05</text:p>
          </table:table-cell>
          <table:table-cell office:value-type="float" office:value="-0.000101291" calcext:value-type="float">
            <text:p>-0.000101291</text:p>
          </table:table-cell>
          <table:table-cell office:value-type="float" office:value="-0.0000124958" calcext:value-type="float">
            <text:p>-1.24958E-05</text:p>
          </table:table-cell>
          <table:table-cell office:value-type="float" office:value="-0.0000425502" calcext:value-type="float">
            <text:p>-4.25502E-05</text:p>
          </table:table-cell>
          <table:table-cell office:value-type="float" office:value="-0.000101291" calcext:value-type="float">
            <text:p>-0.00010129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6858" calcext:value-type="float">
            <text:p>-0.0306858</text:p>
          </table:table-cell>
          <table:table-cell office:value-type="float" office:value="0.00000397323" calcext:value-type="float">
            <text:p>3.97323E-06</text:p>
          </table:table-cell>
          <table:table-cell office:value-type="float" office:value="0.327298" calcext:value-type="float">
            <text:p>0.327298</text:p>
          </table:table-cell>
          <table:table-cell office:value-type="float" office:value="-0.325577" calcext:value-type="float">
            <text:p>-0.325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97535" calcext:value-type="float">
            <text:p>-1.97535E-08</text:p>
          </table:table-cell>
          <table:table-cell office:value-type="float" office:value="-0.000181068" calcext:value-type="float">
            <text:p>-0.000181068</text:p>
          </table:table-cell>
          <table:table-cell office:value-type="float" office:value="0.00000000145659" calcext:value-type="float">
            <text:p>1.45659E-09</text:p>
          </table:table-cell>
          <table:table-cell office:value-type="float" office:value="-0.0330229" calcext:value-type="float">
            <text:p>-0.0330229</text:p>
          </table:table-cell>
          <table:table-cell office:value-type="float" office:value="-0.000000086784" calcext:value-type="float">
            <text:p>-8.6784E-08</text:p>
          </table:table-cell>
          <table:table-cell office:value-type="float" office:value="-0.999454" calcext:value-type="float">
            <text:p>-0.999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922" calcext:value-type="float">
            <text:p>0.0401922</text:p>
          </table:table-cell>
          <table:table-cell office:value-type="float" office:value="0.0486528" calcext:value-type="float">
            <text:p>0.0486528</text:p>
          </table:table-cell>
          <table:table-cell office:value-type="float" office:value="-0.173606" calcext:value-type="float">
            <text:p>-0.173606</text:p>
          </table:table-cell>
          <table:table-cell office:value-type="float" office:value="-0.0401924" calcext:value-type="float">
            <text:p>-0.0401924</text:p>
          </table:table-cell>
          <table:table-cell office:value-type="float" office:value="0.0486527" calcext:value-type="float">
            <text:p>0.0486527</text:p>
          </table:table-cell>
          <table:table-cell office:value-type="float" office:value="-0.173606" calcext:value-type="float">
            <text:p>-0.173606</text:p>
          </table:table-cell>
          <table:table-cell office:value-type="float" office:value="0.116543" calcext:value-type="float">
            <text:p>0.116543</text:p>
          </table:table-cell>
          <table:table-cell office:value-type="float" office:value="-0.0299854" calcext:value-type="float">
            <text:p>-0.0299854</text:p>
          </table:table-cell>
          <table:table-cell office:value-type="float" office:value="-0.176871" calcext:value-type="float">
            <text:p>-0.176871</text:p>
          </table:table-cell>
          <table:table-cell office:value-type="float" office:value="-0.116543" calcext:value-type="float">
            <text:p>-0.116543</text:p>
          </table:table-cell>
          <table:table-cell office:value-type="float" office:value="-0.0299855" calcext:value-type="float">
            <text:p>-0.0299855</text:p>
          </table:table-cell>
          <table:table-cell office:value-type="float" office:value="-0.17687" calcext:value-type="float">
            <text:p>-0.17687</text:p>
          </table:table-cell>
          <table:table-cell office:value-type="float" office:value="0.000014368" calcext:value-type="float">
            <text:p>1.4368E-05</text:p>
          </table:table-cell>
          <table:table-cell office:value-type="float" office:value="-0.000125018" calcext:value-type="float">
            <text:p>-0.000125018</text:p>
          </table:table-cell>
          <table:table-cell office:value-type="float" office:value="0.0000142892" calcext:value-type="float">
            <text:p>1.42892E-05</text:p>
          </table:table-cell>
          <table:table-cell office:value-type="float" office:value="-0.0000143588" calcext:value-type="float">
            <text:p>-1.43588E-05</text:p>
          </table:table-cell>
          <table:table-cell office:value-type="float" office:value="-0.000125018" calcext:value-type="float">
            <text:p>-0.000125018</text:p>
          </table:table-cell>
          <table:table-cell office:value-type="float" office:value="0.0000142905" calcext:value-type="float">
            <text:p>1.42905E-05</text:p>
          </table:table-cell>
          <table:table-cell office:value-type="float" office:value="0.0000125137" calcext:value-type="float">
            <text:p>1.25137E-05</text:p>
          </table:table-cell>
          <table:table-cell office:value-type="float" office:value="-0.0000424408" calcext:value-type="float">
            <text:p>-4.24408E-05</text:p>
          </table:table-cell>
          <table:table-cell office:value-type="float" office:value="-0.000101299" calcext:value-type="float">
            <text:p>-0.000101299</text:p>
          </table:table-cell>
          <table:table-cell office:value-type="float" office:value="-0.0000125039" calcext:value-type="float">
            <text:p>-1.25039E-05</text:p>
          </table:table-cell>
          <table:table-cell office:value-type="float" office:value="-0.0000424407" calcext:value-type="float">
            <text:p>-4.24407E-05</text:p>
          </table:table-cell>
          <table:table-cell office:value-type="float" office:value="-0.000101299" calcext:value-type="float">
            <text:p>-0.00010129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7059" calcext:value-type="float">
            <text:p>-0.0307059</text:p>
          </table:table-cell>
          <table:table-cell office:value-type="float" office:value="0.00000397422" calcext:value-type="float">
            <text:p>3.97422E-06</text:p>
          </table:table-cell>
          <table:table-cell office:value-type="float" office:value="0.327294" calcext:value-type="float">
            <text:p>0.327294</text:p>
          </table:table-cell>
          <table:table-cell office:value-type="float" office:value="-0.325571" calcext:value-type="float">
            <text:p>-0.325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93412" calcext:value-type="float">
            <text:p>-1.93412E-08</text:p>
          </table:table-cell>
          <table:table-cell office:value-type="float" office:value="-0.00017981" calcext:value-type="float">
            <text:p>-0.00017981</text:p>
          </table:table-cell>
          <table:table-cell office:value-type="float" office:value="0.00000000145088" calcext:value-type="float">
            <text:p>1.45088E-09</text:p>
          </table:table-cell>
          <table:table-cell office:value-type="float" office:value="-0.0330388" calcext:value-type="float">
            <text:p>-0.0330388</text:p>
          </table:table-cell>
          <table:table-cell office:value-type="float" office:value="-0.0000000850627" calcext:value-type="float">
            <text:p>-8.50627E-08</text:p>
          </table:table-cell>
          <table:table-cell office:value-type="float" office:value="-0.999454" calcext:value-type="float">
            <text:p>-0.999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985" calcext:value-type="float">
            <text:p>0.0401985</text:p>
          </table:table-cell>
          <table:table-cell office:value-type="float" office:value="0.0485979" calcext:value-type="float">
            <text:p>0.0485979</text:p>
          </table:table-cell>
          <table:table-cell office:value-type="float" office:value="-0.1736" calcext:value-type="float">
            <text:p>-0.1736</text:p>
          </table:table-cell>
          <table:table-cell office:value-type="float" office:value="-0.0401987" calcext:value-type="float">
            <text:p>-0.0401987</text:p>
          </table:table-cell>
          <table:table-cell office:value-type="float" office:value="0.0485978" calcext:value-type="float">
            <text:p>0.0485978</text:p>
          </table:table-cell>
          <table:table-cell office:value-type="float" office:value="-0.1736" calcext:value-type="float">
            <text:p>-0.1736</text:p>
          </table:table-cell>
          <table:table-cell office:value-type="float" office:value="0.116548" calcext:value-type="float">
            <text:p>0.116548</text:p>
          </table:table-cell>
          <table:table-cell office:value-type="float" office:value="-0.0300041" calcext:value-type="float">
            <text:p>-0.0300041</text:p>
          </table:table-cell>
          <table:table-cell office:value-type="float" office:value="-0.176915" calcext:value-type="float">
            <text:p>-0.176915</text:p>
          </table:table-cell>
          <table:table-cell office:value-type="float" office:value="-0.116549" calcext:value-type="float">
            <text:p>-0.116549</text:p>
          </table:table-cell>
          <table:table-cell office:value-type="float" office:value="-0.0300042" calcext:value-type="float">
            <text:p>-0.0300042</text:p>
          </table:table-cell>
          <table:table-cell office:value-type="float" office:value="-0.176915" calcext:value-type="float">
            <text:p>-0.176915</text:p>
          </table:table-cell>
          <table:table-cell office:value-type="float" office:value="0.0000144165" calcext:value-type="float">
            <text:p>1.44165E-05</text:p>
          </table:table-cell>
          <table:table-cell office:value-type="float" office:value="-0.000124495" calcext:value-type="float">
            <text:p>-0.000124495</text:p>
          </table:table-cell>
          <table:table-cell office:value-type="float" office:value="0.0000136005" calcext:value-type="float">
            <text:p>1.36005E-05</text:p>
          </table:table-cell>
          <table:table-cell office:value-type="float" office:value="-0.0000144074" calcext:value-type="float">
            <text:p>-1.44074E-05</text:p>
          </table:table-cell>
          <table:table-cell office:value-type="float" office:value="-0.000124496" calcext:value-type="float">
            <text:p>-0.000124496</text:p>
          </table:table-cell>
          <table:table-cell office:value-type="float" office:value="0.0000136018" calcext:value-type="float">
            <text:p>1.36018E-05</text:p>
          </table:table-cell>
          <table:table-cell office:value-type="float" office:value="0.0000125202" calcext:value-type="float">
            <text:p>1.25202E-05</text:p>
          </table:table-cell>
          <table:table-cell office:value-type="float" office:value="-0.0000423026" calcext:value-type="float">
            <text:p>-4.23026E-05</text:p>
          </table:table-cell>
          <table:table-cell office:value-type="float" office:value="-0.000101276" calcext:value-type="float">
            <text:p>-0.000101276</text:p>
          </table:table-cell>
          <table:table-cell office:value-type="float" office:value="-0.0000125105" calcext:value-type="float">
            <text:p>-1.25105E-05</text:p>
          </table:table-cell>
          <table:table-cell office:value-type="float" office:value="-0.0000423025" calcext:value-type="float">
            <text:p>-4.23025E-05</text:p>
          </table:table-cell>
          <table:table-cell office:value-type="float" office:value="-0.000101276" calcext:value-type="float">
            <text:p>-0.0001012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7241" calcext:value-type="float">
            <text:p>-0.0307241</text:p>
          </table:table-cell>
          <table:table-cell office:value-type="float" office:value="0.00000397513" calcext:value-type="float">
            <text:p>3.97513E-06</text:p>
          </table:table-cell>
          <table:table-cell office:value-type="float" office:value="0.327291" calcext:value-type="float">
            <text:p>0.327291</text:p>
          </table:table-cell>
          <table:table-cell office:value-type="float" office:value="-0.325566" calcext:value-type="float">
            <text:p>-0.325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89796" calcext:value-type="float">
            <text:p>-1.89796E-08</text:p>
          </table:table-cell>
          <table:table-cell office:value-type="float" office:value="-0.000178678" calcext:value-type="float">
            <text:p>-0.000178678</text:p>
          </table:table-cell>
          <table:table-cell office:value-type="float" office:value="0.00000000144583" calcext:value-type="float">
            <text:p>1.44583E-09</text:p>
          </table:table-cell>
          <table:table-cell office:value-type="float" office:value="-0.0330531" calcext:value-type="float">
            <text:p>-0.0330531</text:p>
          </table:table-cell>
          <table:table-cell office:value-type="float" office:value="-0.000000083528" calcext:value-type="float">
            <text:p>-8.3528E-08</text:p>
          </table:table-cell>
          <table:table-cell office:value-type="float" office:value="-0.999454" calcext:value-type="float">
            <text:p>-0.999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043" calcext:value-type="float">
            <text:p>0.0402043</text:p>
          </table:table-cell>
          <table:table-cell office:value-type="float" office:value="0.0485482" calcext:value-type="float">
            <text:p>0.0485482</text:p>
          </table:table-cell>
          <table:table-cell office:value-type="float" office:value="-0.173594" calcext:value-type="float">
            <text:p>-0.173594</text:p>
          </table:table-cell>
          <table:table-cell office:value-type="float" office:value="-0.0402045" calcext:value-type="float">
            <text:p>-0.0402045</text:p>
          </table:table-cell>
          <table:table-cell office:value-type="float" office:value="0.0485481" calcext:value-type="float">
            <text:p>0.0485481</text:p>
          </table:table-cell>
          <table:table-cell office:value-type="float" office:value="-0.173594" calcext:value-type="float">
            <text:p>-0.173594</text:p>
          </table:table-cell>
          <table:table-cell office:value-type="float" office:value="0.116553" calcext:value-type="float">
            <text:p>0.116553</text:p>
          </table:table-cell>
          <table:table-cell office:value-type="float" office:value="-0.030021" calcext:value-type="float">
            <text:p>-0.030021</text:p>
          </table:table-cell>
          <table:table-cell office:value-type="float" office:value="-0.176956" calcext:value-type="float">
            <text:p>-0.176956</text:p>
          </table:table-cell>
          <table:table-cell office:value-type="float" office:value="-0.116554" calcext:value-type="float">
            <text:p>-0.116554</text:p>
          </table:table-cell>
          <table:table-cell office:value-type="float" office:value="-0.0300211" calcext:value-type="float">
            <text:p>-0.0300211</text:p>
          </table:table-cell>
          <table:table-cell office:value-type="float" office:value="-0.176956" calcext:value-type="float">
            <text:p>-0.176956</text:p>
          </table:table-cell>
          <table:table-cell office:value-type="float" office:value="0.0000144587" calcext:value-type="float">
            <text:p>1.44587E-05</text:p>
          </table:table-cell>
          <table:table-cell office:value-type="float" office:value="-0.000124041" calcext:value-type="float">
            <text:p>-0.000124041</text:p>
          </table:table-cell>
          <table:table-cell office:value-type="float" office:value="0.0000129998" calcext:value-type="float">
            <text:p>1.29998E-05</text:p>
          </table:table-cell>
          <table:table-cell office:value-type="float" office:value="-0.0000144497" calcext:value-type="float">
            <text:p>-1.44497E-05</text:p>
          </table:table-cell>
          <table:table-cell office:value-type="float" office:value="-0.000124041" calcext:value-type="float">
            <text:p>-0.000124041</text:p>
          </table:table-cell>
          <table:table-cell office:value-type="float" office:value="0.0000130011" calcext:value-type="float">
            <text:p>1.30011E-05</text:p>
          </table:table-cell>
          <table:table-cell office:value-type="float" office:value="0.0000125263" calcext:value-type="float">
            <text:p>1.25263E-05</text:p>
          </table:table-cell>
          <table:table-cell office:value-type="float" office:value="-0.0000421819" calcext:value-type="float">
            <text:p>-4.21819E-05</text:p>
          </table:table-cell>
          <table:table-cell office:value-type="float" office:value="-0.000101258" calcext:value-type="float">
            <text:p>-0.000101258</text:p>
          </table:table-cell>
          <table:table-cell office:value-type="float" office:value="-0.0000125167" calcext:value-type="float">
            <text:p>-1.25167E-05</text:p>
          </table:table-cell>
          <table:table-cell office:value-type="float" office:value="-0.0000421817" calcext:value-type="float">
            <text:p>-4.21817E-05</text:p>
          </table:table-cell>
          <table:table-cell office:value-type="float" office:value="-0.000101258" calcext:value-type="float">
            <text:p>-0.00010125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7422" calcext:value-type="float">
            <text:p>-0.0307422</text:p>
          </table:table-cell>
          <table:table-cell office:value-type="float" office:value="0.00000397603" calcext:value-type="float">
            <text:p>3.97603E-06</text:p>
          </table:table-cell>
          <table:table-cell office:value-type="float" office:value="0.327288" calcext:value-type="float">
            <text:p>0.327288</text:p>
          </table:table-cell>
          <table:table-cell office:value-type="float" office:value="-0.325561" calcext:value-type="float">
            <text:p>-0.325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85965" calcext:value-type="float">
            <text:p>-1.85965E-08</text:p>
          </table:table-cell>
          <table:table-cell office:value-type="float" office:value="-0.000177441" calcext:value-type="float">
            <text:p>-0.000177441</text:p>
          </table:table-cell>
          <table:table-cell office:value-type="float" office:value="0.00000000144045" calcext:value-type="float">
            <text:p>1.44045E-09</text:p>
          </table:table-cell>
          <table:table-cell office:value-type="float" office:value="-0.0330688" calcext:value-type="float">
            <text:p>-0.0330688</text:p>
          </table:table-cell>
          <table:table-cell office:value-type="float" office:value="-0.0000000818727" calcext:value-type="float">
            <text:p>-8.18727E-08</text:p>
          </table:table-cell>
          <table:table-cell office:value-type="float" office:value="-0.999453" calcext:value-type="float">
            <text:p>-0.999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107" calcext:value-type="float">
            <text:p>0.0402107</text:p>
          </table:table-cell>
          <table:table-cell office:value-type="float" office:value="0.0484937" calcext:value-type="float">
            <text:p>0.0484937</text:p>
          </table:table-cell>
          <table:table-cell office:value-type="float" office:value="-0.173589" calcext:value-type="float">
            <text:p>-0.173589</text:p>
          </table:table-cell>
          <table:table-cell office:value-type="float" office:value="-0.0402109" calcext:value-type="float">
            <text:p>-0.0402109</text:p>
          </table:table-cell>
          <table:table-cell office:value-type="float" office:value="0.0484936" calcext:value-type="float">
            <text:p>0.0484936</text:p>
          </table:table-cell>
          <table:table-cell office:value-type="float" office:value="-0.173589" calcext:value-type="float">
            <text:p>-0.173589</text:p>
          </table:table-cell>
          <table:table-cell office:value-type="float" office:value="0.116559" calcext:value-type="float">
            <text:p>0.116559</text:p>
          </table:table-cell>
          <table:table-cell office:value-type="float" office:value="-0.0300395" calcext:value-type="float">
            <text:p>-0.030039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16559" calcext:value-type="float">
            <text:p>-0.116559</text:p>
          </table:table-cell>
          <table:table-cell office:value-type="float" office:value="-0.0300396" calcext:value-type="float">
            <text:p>-0.0300396</text:p>
          </table:table-cell>
          <table:table-cell office:value-type="float" office:value="-0.177" calcext:value-type="float">
            <text:p>-0.177</text:p>
          </table:table-cell>
          <table:table-cell office:value-type="float" office:value="0.0000145031" calcext:value-type="float">
            <text:p>1.45031E-05</text:p>
          </table:table-cell>
          <table:table-cell office:value-type="float" office:value="-0.000123561" calcext:value-type="float">
            <text:p>-0.000123561</text:p>
          </table:table-cell>
          <table:table-cell office:value-type="float" office:value="0.0000123647" calcext:value-type="float">
            <text:p>1.23647E-05</text:p>
          </table:table-cell>
          <table:table-cell office:value-type="float" office:value="-0.0000144944" calcext:value-type="float">
            <text:p>-1.44944E-05</text:p>
          </table:table-cell>
          <table:table-cell office:value-type="float" office:value="-0.000123561" calcext:value-type="float">
            <text:p>-0.000123561</text:p>
          </table:table-cell>
          <table:table-cell office:value-type="float" office:value="0.0000123659" calcext:value-type="float">
            <text:p>1.23659E-05</text:p>
          </table:table-cell>
          <table:table-cell office:value-type="float" office:value="0.0000125332" calcext:value-type="float">
            <text:p>1.25332E-05</text:p>
          </table:table-cell>
          <table:table-cell office:value-type="float" office:value="-0.0000420533" calcext:value-type="float">
            <text:p>-4.20533E-05</text:p>
          </table:table-cell>
          <table:table-cell office:value-type="float" office:value="-0.000101243" calcext:value-type="float">
            <text:p>-0.000101243</text:p>
          </table:table-cell>
          <table:table-cell office:value-type="float" office:value="-0.0000125239" calcext:value-type="float">
            <text:p>-1.25239E-05</text:p>
          </table:table-cell>
          <table:table-cell office:value-type="float" office:value="-0.0000420531" calcext:value-type="float">
            <text:p>-4.20531E-05</text:p>
          </table:table-cell>
          <table:table-cell office:value-type="float" office:value="-0.000101243" calcext:value-type="float">
            <text:p>-0.00010124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7603" calcext:value-type="float">
            <text:p>-0.0307603</text:p>
          </table:table-cell>
          <table:table-cell office:value-type="float" office:value="0.00000397693" calcext:value-type="float">
            <text:p>3.97693E-06</text:p>
          </table:table-cell>
          <table:table-cell office:value-type="float" office:value="0.327285" calcext:value-type="float">
            <text:p>0.327285</text:p>
          </table:table-cell>
          <table:table-cell office:value-type="float" office:value="-0.325555" calcext:value-type="float">
            <text:p>-0.325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82559" calcext:value-type="float">
            <text:p>-1.82559E-08</text:p>
          </table:table-cell>
          <table:table-cell office:value-type="float" office:value="-0.000176335" calcext:value-type="float">
            <text:p>-0.000176335</text:p>
          </table:table-cell>
          <table:table-cell office:value-type="float" office:value="0.00000000143561" calcext:value-type="float">
            <text:p>1.43561E-09</text:p>
          </table:table-cell>
          <table:table-cell office:value-type="float" office:value="-0.0330829" calcext:value-type="float">
            <text:p>-0.0330829</text:p>
          </table:table-cell>
          <table:table-cell office:value-type="float" office:value="-0.0000000803968" calcext:value-type="float">
            <text:p>-8.03968E-08</text:p>
          </table:table-cell>
          <table:table-cell office:value-type="float" office:value="-0.999453" calcext:value-type="float">
            <text:p>-0.999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165" calcext:value-type="float">
            <text:p>0.0402165</text:p>
          </table:table-cell>
          <table:table-cell office:value-type="float" office:value="0.0484444" calcext:value-type="float">
            <text:p>0.0484444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-0.0402167" calcext:value-type="float">
            <text:p>-0.0402167</text:p>
          </table:table-cell>
          <table:table-cell office:value-type="float" office:value="0.0484443" calcext:value-type="float">
            <text:p>0.0484443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116564" calcext:value-type="float">
            <text:p>0.116564</text:p>
          </table:table-cell>
          <table:table-cell office:value-type="float" office:value="-0.0300563" calcext:value-type="float">
            <text:p>-0.0300563</text:p>
          </table:table-cell>
          <table:table-cell office:value-type="float" office:value="-0.177041" calcext:value-type="float">
            <text:p>-0.177041</text:p>
          </table:table-cell>
          <table:table-cell office:value-type="float" office:value="-0.116564" calcext:value-type="float">
            <text:p>-0.116564</text:p>
          </table:table-cell>
          <table:table-cell office:value-type="float" office:value="-0.0300564" calcext:value-type="float">
            <text:p>-0.0300564</text:p>
          </table:table-cell>
          <table:table-cell office:value-type="float" office:value="-0.177041" calcext:value-type="float">
            <text:p>-0.177041</text:p>
          </table:table-cell>
          <table:table-cell office:value-type="float" office:value="0.0000145422" calcext:value-type="float">
            <text:p>1.45422E-05</text:p>
          </table:table-cell>
          <table:table-cell office:value-type="float" office:value="-0.000123137" calcext:value-type="float">
            <text:p>-0.000123137</text:p>
          </table:table-cell>
          <table:table-cell office:value-type="float" office:value="0.0000118057" calcext:value-type="float">
            <text:p>1.18057E-05</text:p>
          </table:table-cell>
          <table:table-cell office:value-type="float" office:value="-0.0000145336" calcext:value-type="float">
            <text:p>-1.45336E-05</text:p>
          </table:table-cell>
          <table:table-cell office:value-type="float" office:value="-0.000123137" calcext:value-type="float">
            <text:p>-0.000123137</text:p>
          </table:table-cell>
          <table:table-cell office:value-type="float" office:value="0.0000118069" calcext:value-type="float">
            <text:p>1.18069E-05</text:p>
          </table:table-cell>
          <table:table-cell office:value-type="float" office:value="0.0000125393" calcext:value-type="float">
            <text:p>1.25393E-05</text:p>
          </table:table-cell>
          <table:table-cell office:value-type="float" office:value="-0.0000419401" calcext:value-type="float">
            <text:p>-4.19401E-05</text:p>
          </table:table-cell>
          <table:table-cell office:value-type="float" office:value="-0.000101227" calcext:value-type="float">
            <text:p>-0.000101227</text:p>
          </table:table-cell>
          <table:table-cell office:value-type="float" office:value="-0.00001253" calcext:value-type="float">
            <text:p>-1.253E-05</text:p>
          </table:table-cell>
          <table:table-cell office:value-type="float" office:value="-0.00004194" calcext:value-type="float">
            <text:p>-4.194E-05</text:p>
          </table:table-cell>
          <table:table-cell office:value-type="float" office:value="-0.000101227" calcext:value-type="float">
            <text:p>-0.00010122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7802" calcext:value-type="float">
            <text:p>-0.0307802</text:p>
          </table:table-cell>
          <table:table-cell office:value-type="float" office:value="0.00000397792" calcext:value-type="float">
            <text:p>3.97792E-06</text:p>
          </table:table-cell>
          <table:table-cell office:value-type="float" office:value="0.327281" calcext:value-type="float">
            <text:p>0.327281</text:p>
          </table:table-cell>
          <table:table-cell office:value-type="float" office:value="-0.32555" calcext:value-type="float">
            <text:p>-0.32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79174" calcext:value-type="float">
            <text:p>-1.79174E-08</text:p>
          </table:table-cell>
          <table:table-cell office:value-type="float" office:value="-0.000175254" calcext:value-type="float">
            <text:p>-0.000175254</text:p>
          </table:table-cell>
          <table:table-cell office:value-type="float" office:value="0.00000000143078" calcext:value-type="float">
            <text:p>1.43078E-09</text:p>
          </table:table-cell>
          <table:table-cell office:value-type="float" office:value="-0.033097" calcext:value-type="float">
            <text:p>-0.033097</text:p>
          </table:table-cell>
          <table:table-cell office:value-type="float" office:value="-0.0000000789483" calcext:value-type="float">
            <text:p>-7.89483E-08</text:p>
          </table:table-cell>
          <table:table-cell office:value-type="float" office:value="-0.999452" calcext:value-type="float">
            <text:p>-0.999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223" calcext:value-type="float">
            <text:p>0.0402223</text:p>
          </table:table-cell>
          <table:table-cell office:value-type="float" office:value="0.0483953" calcext:value-type="float">
            <text:p>0.0483953</text:p>
          </table:table-cell>
          <table:table-cell office:value-type="float" office:value="-0.173579" calcext:value-type="float">
            <text:p>-0.173579</text:p>
          </table:table-cell>
          <table:table-cell office:value-type="float" office:value="-0.0402225" calcext:value-type="float">
            <text:p>-0.0402225</text:p>
          </table:table-cell>
          <table:table-cell office:value-type="float" office:value="0.0483952" calcext:value-type="float">
            <text:p>0.0483952</text:p>
          </table:table-cell>
          <table:table-cell office:value-type="float" office:value="-0.173579" calcext:value-type="float">
            <text:p>-0.173579</text:p>
          </table:table-cell>
          <table:table-cell office:value-type="float" office:value="0.116569" calcext:value-type="float">
            <text:p>0.116569</text:p>
          </table:table-cell>
          <table:table-cell office:value-type="float" office:value="-0.030073" calcext:value-type="float">
            <text:p>-0.030073</text:p>
          </table:table-cell>
          <table:table-cell office:value-type="float" office:value="-0.177081" calcext:value-type="float">
            <text:p>-0.177081</text:p>
          </table:table-cell>
          <table:table-cell office:value-type="float" office:value="-0.116569" calcext:value-type="float">
            <text:p>-0.116569</text:p>
          </table:table-cell>
          <table:table-cell office:value-type="float" office:value="-0.0300732" calcext:value-type="float">
            <text:p>-0.0300732</text:p>
          </table:table-cell>
          <table:table-cell office:value-type="float" office:value="-0.177081" calcext:value-type="float">
            <text:p>-0.177081</text:p>
          </table:table-cell>
          <table:table-cell office:value-type="float" office:value="0.0000145809" calcext:value-type="float">
            <text:p>1.45809E-05</text:p>
          </table:table-cell>
          <table:table-cell office:value-type="float" office:value="-0.00012271" calcext:value-type="float">
            <text:p>-0.00012271</text:p>
          </table:table-cell>
          <table:table-cell office:value-type="float" office:value="0.0000112522" calcext:value-type="float">
            <text:p>1.12522E-05</text:p>
          </table:table-cell>
          <table:table-cell office:value-type="float" office:value="-0.0000145724" calcext:value-type="float">
            <text:p>-1.45724E-05</text:p>
          </table:table-cell>
          <table:table-cell office:value-type="float" office:value="-0.00012271" calcext:value-type="float">
            <text:p>-0.00012271</text:p>
          </table:table-cell>
          <table:table-cell office:value-type="float" office:value="0.0000112534" calcext:value-type="float">
            <text:p>1.12534E-05</text:p>
          </table:table-cell>
          <table:table-cell office:value-type="float" office:value="0.0000125443" calcext:value-type="float">
            <text:p>1.25443E-05</text:p>
          </table:table-cell>
          <table:table-cell office:value-type="float" office:value="-0.0000418267" calcext:value-type="float">
            <text:p>-4.18267E-05</text:p>
          </table:table-cell>
          <table:table-cell office:value-type="float" office:value="-0.000101201" calcext:value-type="float">
            <text:p>-0.000101201</text:p>
          </table:table-cell>
          <table:table-cell office:value-type="float" office:value="-0.0000125352" calcext:value-type="float">
            <text:p>-1.25352E-05</text:p>
          </table:table-cell>
          <table:table-cell office:value-type="float" office:value="-0.0000418265" calcext:value-type="float">
            <text:p>-4.18265E-05</text:p>
          </table:table-cell>
          <table:table-cell office:value-type="float" office:value="-0.000101201" calcext:value-type="float">
            <text:p>-0.0001012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7982" calcext:value-type="float">
            <text:p>-0.0307982</text:p>
          </table:table-cell>
          <table:table-cell office:value-type="float" office:value="0.00000397881" calcext:value-type="float">
            <text:p>3.97881E-06</text:p>
          </table:table-cell>
          <table:table-cell office:value-type="float" office:value="0.327278" calcext:value-type="float">
            <text:p>0.327278</text:p>
          </table:table-cell>
          <table:table-cell office:value-type="float" office:value="-0.325544" calcext:value-type="float">
            <text:p>-0.325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76249" calcext:value-type="float">
            <text:p>-1.76249E-08</text:p>
          </table:table-cell>
          <table:table-cell office:value-type="float" office:value="-0.000174284" calcext:value-type="float">
            <text:p>-0.000174284</text:p>
          </table:table-cell>
          <table:table-cell office:value-type="float" office:value="0.00000000142657" calcext:value-type="float">
            <text:p>1.42657E-09</text:p>
          </table:table-cell>
          <table:table-cell office:value-type="float" office:value="-0.0331095" calcext:value-type="float">
            <text:p>-0.0331095</text:p>
          </table:table-cell>
          <table:table-cell office:value-type="float" office:value="-0.0000000776677" calcext:value-type="float">
            <text:p>-7.76677E-08</text:p>
          </table:table-cell>
          <table:table-cell office:value-type="float" office:value="-0.999452" calcext:value-type="float">
            <text:p>-0.999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276" calcext:value-type="float">
            <text:p>0.0402276</text:p>
          </table:table-cell>
          <table:table-cell office:value-type="float" office:value="0.0483512" calcext:value-type="float">
            <text:p>0.0483512</text:p>
          </table:table-cell>
          <table:table-cell office:value-type="float" office:value="-0.173575" calcext:value-type="float">
            <text:p>-0.173575</text:p>
          </table:table-cell>
          <table:table-cell office:value-type="float" office:value="-0.0402278" calcext:value-type="float">
            <text:p>-0.0402278</text:p>
          </table:table-cell>
          <table:table-cell office:value-type="float" office:value="0.048351" calcext:value-type="float">
            <text:p>0.048351</text:p>
          </table:table-cell>
          <table:table-cell office:value-type="float" office:value="-0.173576" calcext:value-type="float">
            <text:p>-0.173576</text:p>
          </table:table-cell>
          <table:table-cell office:value-type="float" office:value="0.116573" calcext:value-type="float">
            <text:p>0.116573</text:p>
          </table:table-cell>
          <table:table-cell office:value-type="float" office:value="-0.0300881" calcext:value-type="float">
            <text:p>-0.0300881</text:p>
          </table:table-cell>
          <table:table-cell office:value-type="float" office:value="-0.177118" calcext:value-type="float">
            <text:p>-0.177118</text:p>
          </table:table-cell>
          <table:table-cell office:value-type="float" office:value="-0.116574" calcext:value-type="float">
            <text:p>-0.116574</text:p>
          </table:table-cell>
          <table:table-cell office:value-type="float" office:value="-0.0300882" calcext:value-type="float">
            <text:p>-0.0300882</text:p>
          </table:table-cell>
          <table:table-cell office:value-type="float" office:value="-0.177117" calcext:value-type="float">
            <text:p>-0.177117</text:p>
          </table:table-cell>
          <table:table-cell office:value-type="float" office:value="0.0000146141" calcext:value-type="float">
            <text:p>1.46141E-05</text:p>
          </table:table-cell>
          <table:table-cell office:value-type="float" office:value="-0.000122345" calcext:value-type="float">
            <text:p>-0.000122345</text:p>
          </table:table-cell>
          <table:table-cell office:value-type="float" office:value="0.0000107754" calcext:value-type="float">
            <text:p>1.07754E-05</text:p>
          </table:table-cell>
          <table:table-cell office:value-type="float" office:value="-0.0000146058" calcext:value-type="float">
            <text:p>-1.46058E-05</text:p>
          </table:table-cell>
          <table:table-cell office:value-type="float" office:value="-0.000122345" calcext:value-type="float">
            <text:p>-0.000122345</text:p>
          </table:table-cell>
          <table:table-cell office:value-type="float" office:value="0.0000107765" calcext:value-type="float">
            <text:p>1.07765E-05</text:p>
          </table:table-cell>
          <table:table-cell office:value-type="float" office:value="0.0000125493" calcext:value-type="float">
            <text:p>1.25493E-05</text:p>
          </table:table-cell>
          <table:table-cell office:value-type="float" office:value="-0.0000417288" calcext:value-type="float">
            <text:p>-4.17288E-05</text:p>
          </table:table-cell>
          <table:table-cell office:value-type="float" office:value="-0.000101185" calcext:value-type="float">
            <text:p>-0.000101185</text:p>
          </table:table-cell>
          <table:table-cell office:value-type="float" office:value="-0.0000125403" calcext:value-type="float">
            <text:p>-1.25403E-05</text:p>
          </table:table-cell>
          <table:table-cell office:value-type="float" office:value="-0.0000417286" calcext:value-type="float">
            <text:p>-4.17286E-05</text:p>
          </table:table-cell>
          <table:table-cell office:value-type="float" office:value="-0.000101184" calcext:value-type="float">
            <text:p>-0.00010118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8161" calcext:value-type="float">
            <text:p>-0.0308161</text:p>
          </table:table-cell>
          <table:table-cell office:value-type="float" office:value="0.0000039797" calcext:value-type="float">
            <text:p>3.9797E-06</text:p>
          </table:table-cell>
          <table:table-cell office:value-type="float" office:value="0.327274" calcext:value-type="float">
            <text:p>0.327274</text:p>
          </table:table-cell>
          <table:table-cell office:value-type="float" office:value="-0.325539" calcext:value-type="float">
            <text:p>-0.325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72563" calcext:value-type="float">
            <text:p>-1.72563E-08</text:p>
          </table:table-cell>
          <table:table-cell office:value-type="float" office:value="-0.000173151" calcext:value-type="float">
            <text:p>-0.000173151</text:p>
          </table:table-cell>
          <table:table-cell office:value-type="float" office:value="0.00000000142122" calcext:value-type="float">
            <text:p>1.42122E-09</text:p>
          </table:table-cell>
          <table:table-cell office:value-type="float" office:value="-0.0331248" calcext:value-type="float">
            <text:p>-0.0331248</text:p>
          </table:table-cell>
          <table:table-cell office:value-type="float" office:value="-0.0000000761313" calcext:value-type="float">
            <text:p>-7.61313E-08</text:p>
          </table:table-cell>
          <table:table-cell office:value-type="float" office:value="-0.999451" calcext:value-type="float">
            <text:p>-0.999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34" calcext:value-type="float">
            <text:p>0.040234</text:p>
          </table:table-cell>
          <table:table-cell office:value-type="float" office:value="0.0482975" calcext:value-type="float">
            <text:p>0.0482975</text:p>
          </table:table-cell>
          <table:table-cell office:value-type="float" office:value="-0.173571" calcext:value-type="float">
            <text:p>-0.173571</text:p>
          </table:table-cell>
          <table:table-cell office:value-type="float" office:value="-0.0402342" calcext:value-type="float">
            <text:p>-0.0402342</text:p>
          </table:table-cell>
          <table:table-cell office:value-type="float" office:value="0.0482973" calcext:value-type="float">
            <text:p>0.0482973</text:p>
          </table:table-cell>
          <table:table-cell office:value-type="float" office:value="-0.173571" calcext:value-type="float">
            <text:p>-0.173571</text:p>
          </table:table-cell>
          <table:table-cell office:value-type="float" office:value="0.116579" calcext:value-type="float">
            <text:p>0.116579</text:p>
          </table:table-cell>
          <table:table-cell office:value-type="float" office:value="-0.0301064" calcext:value-type="float">
            <text:p>-0.0301064</text:p>
          </table:table-cell>
          <table:table-cell office:value-type="float" office:value="-0.177162" calcext:value-type="float">
            <text:p>-0.177162</text:p>
          </table:table-cell>
          <table:table-cell office:value-type="float" office:value="-0.116579" calcext:value-type="float">
            <text:p>-0.116579</text:p>
          </table:table-cell>
          <table:table-cell office:value-type="float" office:value="-0.0301065" calcext:value-type="float">
            <text:p>-0.0301065</text:p>
          </table:table-cell>
          <table:table-cell office:value-type="float" office:value="-0.177162" calcext:value-type="float">
            <text:p>-0.177162</text:p>
          </table:table-cell>
          <table:table-cell office:value-type="float" office:value="0.0000146555" calcext:value-type="float">
            <text:p>1.46555E-05</text:p>
          </table:table-cell>
          <table:table-cell office:value-type="float" office:value="-0.000121872" calcext:value-type="float">
            <text:p>-0.000121872</text:p>
          </table:table-cell>
          <table:table-cell office:value-type="float" office:value="0.0000101817" calcext:value-type="float">
            <text:p>1.01817E-05</text:p>
          </table:table-cell>
          <table:table-cell office:value-type="float" office:value="-0.0000146473" calcext:value-type="float">
            <text:p>-1.46473E-05</text:p>
          </table:table-cell>
          <table:table-cell office:value-type="float" office:value="-0.000121873" calcext:value-type="float">
            <text:p>-0.000121873</text:p>
          </table:table-cell>
          <table:table-cell office:value-type="float" office:value="0.0000101828" calcext:value-type="float">
            <text:p>1.01828E-05</text:p>
          </table:table-cell>
          <table:table-cell office:value-type="float" office:value="0.0000125526" calcext:value-type="float">
            <text:p>1.25526E-05</text:p>
          </table:table-cell>
          <table:table-cell office:value-type="float" office:value="-0.0000416054" calcext:value-type="float">
            <text:p>-4.16054E-05</text:p>
          </table:table-cell>
          <table:table-cell office:value-type="float" office:value="-0.000101136" calcext:value-type="float">
            <text:p>-0.000101136</text:p>
          </table:table-cell>
          <table:table-cell office:value-type="float" office:value="-0.0000125439" calcext:value-type="float">
            <text:p>-1.25439E-05</text:p>
          </table:table-cell>
          <table:table-cell office:value-type="float" office:value="-0.0000416052" calcext:value-type="float">
            <text:p>-4.16052E-05</text:p>
          </table:table-cell>
          <table:table-cell office:value-type="float" office:value="-0.000101136" calcext:value-type="float">
            <text:p>-0.00010113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834" calcext:value-type="float">
            <text:p>-0.030834</text:p>
          </table:table-cell>
          <table:table-cell office:value-type="float" office:value="0.00000398058" calcext:value-type="float">
            <text:p>3.98058E-06</text:p>
          </table:table-cell>
          <table:table-cell office:value-type="float" office:value="0.327271" calcext:value-type="float">
            <text:p>0.327271</text:p>
          </table:table-cell>
          <table:table-cell office:value-type="float" office:value="-0.325534" calcext:value-type="float">
            <text:p>-0.325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69031" calcext:value-type="float">
            <text:p>-1.69031E-08</text:p>
          </table:table-cell>
          <table:table-cell office:value-type="float" office:value="-0.000172022" calcext:value-type="float">
            <text:p>-0.000172022</text:p>
          </table:table-cell>
          <table:table-cell office:value-type="float" office:value="0.00000000141605" calcext:value-type="float">
            <text:p>1.41605E-09</text:p>
          </table:table-cell>
          <table:table-cell office:value-type="float" office:value="-0.03314" calcext:value-type="float">
            <text:p>-0.03314</text:p>
          </table:table-cell>
          <table:table-cell office:value-type="float" office:value="-0.0000000746262" calcext:value-type="float">
            <text:p>-7.46262E-08</text:p>
          </table:table-cell>
          <table:table-cell office:value-type="float" office:value="-0.999451" calcext:value-type="float">
            <text:p>-0.999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405" calcext:value-type="float">
            <text:p>0.0402405</text:p>
          </table:table-cell>
          <table:table-cell office:value-type="float" office:value="0.0482439" calcext:value-type="float">
            <text:p>0.0482439</text:p>
          </table:table-cell>
          <table:table-cell office:value-type="float" office:value="-0.173566" calcext:value-type="float">
            <text:p>-0.173566</text:p>
          </table:table-cell>
          <table:table-cell office:value-type="float" office:value="-0.0402407" calcext:value-type="float">
            <text:p>-0.0402407</text:p>
          </table:table-cell>
          <table:table-cell office:value-type="float" office:value="0.0482438" calcext:value-type="float">
            <text:p>0.0482438</text:p>
          </table:table-cell>
          <table:table-cell office:value-type="float" office:value="-0.173567" calcext:value-type="float">
            <text:p>-0.173567</text:p>
          </table:table-cell>
          <table:table-cell office:value-type="float" office:value="0.116585" calcext:value-type="float">
            <text:p>0.116585</text:p>
          </table:table-cell>
          <table:table-cell office:value-type="float" office:value="-0.0301247" calcext:value-type="float">
            <text:p>-0.0301247</text:p>
          </table:table-cell>
          <table:table-cell office:value-type="float" office:value="-0.177207" calcext:value-type="float">
            <text:p>-0.177207</text:p>
          </table:table-cell>
          <table:table-cell office:value-type="float" office:value="-0.116585" calcext:value-type="float">
            <text:p>-0.116585</text:p>
          </table:table-cell>
          <table:table-cell office:value-type="float" office:value="-0.0301248" calcext:value-type="float">
            <text:p>-0.0301248</text:p>
          </table:table-cell>
          <table:table-cell office:value-type="float" office:value="-0.177207" calcext:value-type="float">
            <text:p>-0.177207</text:p>
          </table:table-cell>
          <table:table-cell office:value-type="float" office:value="0.0000146949" calcext:value-type="float">
            <text:p>1.46949E-05</text:p>
          </table:table-cell>
          <table:table-cell office:value-type="float" office:value="-0.000121425" calcext:value-type="float">
            <text:p>-0.000121425</text:p>
          </table:table-cell>
          <table:table-cell office:value-type="float" office:value="0.0000096159" calcext:value-type="float">
            <text:p>9.6159E-06</text:p>
          </table:table-cell>
          <table:table-cell office:value-type="float" office:value="-0.0000146869" calcext:value-type="float">
            <text:p>-1.46869E-05</text:p>
          </table:table-cell>
          <table:table-cell office:value-type="float" office:value="-0.000121425" calcext:value-type="float">
            <text:p>-0.000121425</text:p>
          </table:table-cell>
          <table:table-cell office:value-type="float" office:value="0.00000961696" calcext:value-type="float">
            <text:p>9.61696E-06</text:p>
          </table:table-cell>
          <table:table-cell office:value-type="float" office:value="0.0000125566" calcext:value-type="float">
            <text:p>1.25566E-05</text:p>
          </table:table-cell>
          <table:table-cell office:value-type="float" office:value="-0.0000414875" calcext:value-type="float">
            <text:p>-4.14875E-05</text:p>
          </table:table-cell>
          <table:table-cell office:value-type="float" office:value="-0.000101095" calcext:value-type="float">
            <text:p>-0.000101095</text:p>
          </table:table-cell>
          <table:table-cell office:value-type="float" office:value="-0.000012548" calcext:value-type="float">
            <text:p>-1.2548E-05</text:p>
          </table:table-cell>
          <table:table-cell office:value-type="float" office:value="-0.0000414872" calcext:value-type="float">
            <text:p>-4.14872E-05</text:p>
          </table:table-cell>
          <table:table-cell office:value-type="float" office:value="-0.000101095" calcext:value-type="float">
            <text:p>-0.00010109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8519" calcext:value-type="float">
            <text:p>-0.0308519</text:p>
          </table:table-cell>
          <table:table-cell office:value-type="float" office:value="0.00000398147" calcext:value-type="float">
            <text:p>3.98147E-06</text:p>
          </table:table-cell>
          <table:table-cell office:value-type="float" office:value="0.327268" calcext:value-type="float">
            <text:p>0.327268</text:p>
          </table:table-cell>
          <table:table-cell office:value-type="float" office:value="-0.325528" calcext:value-type="float">
            <text:p>-0.325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66171" calcext:value-type="float">
            <text:p>-1.66171E-08</text:p>
          </table:table-cell>
          <table:table-cell office:value-type="float" office:value="-0.000171117" calcext:value-type="float">
            <text:p>-0.000171117</text:p>
          </table:table-cell>
          <table:table-cell office:value-type="float" office:value="0.00000000141183" calcext:value-type="float">
            <text:p>1.41183E-09</text:p>
          </table:table-cell>
          <table:table-cell office:value-type="float" office:value="-0.0331523" calcext:value-type="float">
            <text:p>-0.0331523</text:p>
          </table:table-cell>
          <table:table-cell office:value-type="float" office:value="-0.0000000734177" calcext:value-type="float">
            <text:p>-7.34177E-08</text:p>
          </table:table-cell>
          <table:table-cell office:value-type="float" office:value="-0.99945" calcext:value-type="float">
            <text:p>-0.99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457" calcext:value-type="float">
            <text:p>0.0402457</text:p>
          </table:table-cell>
          <table:table-cell office:value-type="float" office:value="0.0482003" calcext:value-type="float">
            <text:p>0.0482003</text:p>
          </table:table-cell>
          <table:table-cell office:value-type="float" office:value="-0.173563" calcext:value-type="float">
            <text:p>-0.173563</text:p>
          </table:table-cell>
          <table:table-cell office:value-type="float" office:value="-0.0402459" calcext:value-type="float">
            <text:p>-0.0402459</text:p>
          </table:table-cell>
          <table:table-cell office:value-type="float" office:value="0.0482002" calcext:value-type="float">
            <text:p>0.0482002</text:p>
          </table:table-cell>
          <table:table-cell office:value-type="float" office:value="-0.173563" calcext:value-type="float">
            <text:p>-0.173563</text:p>
          </table:table-cell>
          <table:table-cell office:value-type="float" office:value="0.116589" calcext:value-type="float">
            <text:p>0.116589</text:p>
          </table:table-cell>
          <table:table-cell office:value-type="float" office:value="-0.0301396" calcext:value-type="float">
            <text:p>-0.0301396</text:p>
          </table:table-cell>
          <table:table-cell office:value-type="float" office:value="-0.177243" calcext:value-type="float">
            <text:p>-0.177243</text:p>
          </table:table-cell>
          <table:table-cell office:value-type="float" office:value="-0.116589" calcext:value-type="float">
            <text:p>-0.116589</text:p>
          </table:table-cell>
          <table:table-cell office:value-type="float" office:value="-0.0301397" calcext:value-type="float">
            <text:p>-0.0301397</text:p>
          </table:table-cell>
          <table:table-cell office:value-type="float" office:value="-0.177243" calcext:value-type="float">
            <text:p>-0.177243</text:p>
          </table:table-cell>
          <table:table-cell office:value-type="float" office:value="0.0000147265" calcext:value-type="float">
            <text:p>1.47265E-05</text:p>
          </table:table-cell>
          <table:table-cell office:value-type="float" office:value="-0.00012106" calcext:value-type="float">
            <text:p>-0.00012106</text:p>
          </table:table-cell>
          <table:table-cell office:value-type="float" office:value="0.00000916082" calcext:value-type="float">
            <text:p>9.16082E-06</text:p>
          </table:table-cell>
          <table:table-cell office:value-type="float" office:value="-0.0000147186" calcext:value-type="float">
            <text:p>-1.47186E-05</text:p>
          </table:table-cell>
          <table:table-cell office:value-type="float" office:value="-0.000121061" calcext:value-type="float">
            <text:p>-0.000121061</text:p>
          </table:table-cell>
          <table:table-cell office:value-type="float" office:value="0.00000916186" calcext:value-type="float">
            <text:p>9.16186E-06</text:p>
          </table:table-cell>
          <table:table-cell office:value-type="float" office:value="0.0000125592" calcext:value-type="float">
            <text:p>1.25592E-05</text:p>
          </table:table-cell>
          <table:table-cell office:value-type="float" office:value="-0.0000413919" calcext:value-type="float">
            <text:p>-4.13919E-05</text:p>
          </table:table-cell>
          <table:table-cell office:value-type="float" office:value="-0.000101055" calcext:value-type="float">
            <text:p>-0.000101055</text:p>
          </table:table-cell>
          <table:table-cell office:value-type="float" office:value="-0.0000125507" calcext:value-type="float">
            <text:p>-1.25507E-05</text:p>
          </table:table-cell>
          <table:table-cell office:value-type="float" office:value="-0.0000413916" calcext:value-type="float">
            <text:p>-4.13916E-05</text:p>
          </table:table-cell>
          <table:table-cell office:value-type="float" office:value="-0.000101055" calcext:value-type="float">
            <text:p>-0.00010105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8697" calcext:value-type="float">
            <text:p>-0.0308697</text:p>
          </table:table-cell>
          <table:table-cell office:value-type="float" office:value="0.00000398235" calcext:value-type="float">
            <text:p>3.98235E-06</text:p>
          </table:table-cell>
          <table:table-cell office:value-type="float" office:value="0.327264" calcext:value-type="float">
            <text:p>0.327264</text:p>
          </table:table-cell>
          <table:table-cell office:value-type="float" office:value="-0.325523" calcext:value-type="float">
            <text:p>-0.325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62826" calcext:value-type="float">
            <text:p>-1.62826E-08</text:p>
          </table:table-cell>
          <table:table-cell office:value-type="float" office:value="-0.000170014" calcext:value-type="float">
            <text:p>-0.000170014</text:p>
          </table:table-cell>
          <table:table-cell office:value-type="float" office:value="0.00000000140685" calcext:value-type="float">
            <text:p>1.40685E-09</text:p>
          </table:table-cell>
          <table:table-cell office:value-type="float" office:value="-0.0331673" calcext:value-type="float">
            <text:p>-0.0331673</text:p>
          </table:table-cell>
          <table:table-cell office:value-type="float" office:value="-0.0000000719677" calcext:value-type="float">
            <text:p>-7.19677E-08</text:p>
          </table:table-cell>
          <table:table-cell office:value-type="float" office:value="-0.99945" calcext:value-type="float">
            <text:p>-0.99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522" calcext:value-type="float">
            <text:p>0.0402522</text:p>
          </table:table-cell>
          <table:table-cell office:value-type="float" office:value="0.0481471" calcext:value-type="float">
            <text:p>0.0481471</text:p>
          </table:table-cell>
          <table:table-cell office:value-type="float" office:value="-0.173559" calcext:value-type="float">
            <text:p>-0.173559</text:p>
          </table:table-cell>
          <table:table-cell office:value-type="float" office:value="-0.0402524" calcext:value-type="float">
            <text:p>-0.0402524</text:p>
          </table:table-cell>
          <table:table-cell office:value-type="float" office:value="0.048147" calcext:value-type="float">
            <text:p>0.048147</text:p>
          </table:table-cell>
          <table:table-cell office:value-type="float" office:value="-0.173559" calcext:value-type="float">
            <text:p>-0.173559</text:p>
          </table:table-cell>
          <table:table-cell office:value-type="float" office:value="0.116595" calcext:value-type="float">
            <text:p>0.116595</text:p>
          </table:table-cell>
          <table:table-cell office:value-type="float" office:value="-0.0301578" calcext:value-type="float">
            <text:p>-0.0301578</text:p>
          </table:table-cell>
          <table:table-cell office:value-type="float" office:value="-0.177287" calcext:value-type="float">
            <text:p>-0.177287</text:p>
          </table:table-cell>
          <table:table-cell office:value-type="float" office:value="-0.116595" calcext:value-type="float">
            <text:p>-0.116595</text:p>
          </table:table-cell>
          <table:table-cell office:value-type="float" office:value="-0.0301579" calcext:value-type="float">
            <text:p>-0.0301579</text:p>
          </table:table-cell>
          <table:table-cell office:value-type="float" office:value="-0.177287" calcext:value-type="float">
            <text:p>-0.177287</text:p>
          </table:table-cell>
          <table:table-cell office:value-type="float" office:value="0.0000147632" calcext:value-type="float">
            <text:p>1.47632E-05</text:p>
          </table:table-cell>
          <table:table-cell office:value-type="float" office:value="-0.00012064" calcext:value-type="float">
            <text:p>-0.00012064</text:p>
          </table:table-cell>
          <table:table-cell office:value-type="float" office:value="0.00000863147" calcext:value-type="float">
            <text:p>8.63147E-06</text:p>
          </table:table-cell>
          <table:table-cell office:value-type="float" office:value="-0.0000147554" calcext:value-type="float">
            <text:p>-1.47554E-05</text:p>
          </table:table-cell>
          <table:table-cell office:value-type="float" office:value="-0.00012064" calcext:value-type="float">
            <text:p>-0.00012064</text:p>
          </table:table-cell>
          <table:table-cell office:value-type="float" office:value="0.00000863247" calcext:value-type="float">
            <text:p>8.63247E-06</text:p>
          </table:table-cell>
          <table:table-cell office:value-type="float" office:value="0.0000125631" calcext:value-type="float">
            <text:p>1.25631E-05</text:p>
          </table:table-cell>
          <table:table-cell office:value-type="float" office:value="-0.0000412806" calcext:value-type="float">
            <text:p>-4.12806E-05</text:p>
          </table:table-cell>
          <table:table-cell office:value-type="float" office:value="-0.000101016" calcext:value-type="float">
            <text:p>-0.000101016</text:p>
          </table:table-cell>
          <table:table-cell office:value-type="float" office:value="-0.0000125547" calcext:value-type="float">
            <text:p>-1.25547E-05</text:p>
          </table:table-cell>
          <table:table-cell office:value-type="float" office:value="-0.0000412804" calcext:value-type="float">
            <text:p>-4.12804E-05</text:p>
          </table:table-cell>
          <table:table-cell office:value-type="float" office:value="-0.000101016" calcext:value-type="float">
            <text:p>-0.00010101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8893" calcext:value-type="float">
            <text:p>-0.0308893</text:p>
          </table:table-cell>
          <table:table-cell office:value-type="float" office:value="0.00000398331" calcext:value-type="float">
            <text:p>3.98331E-06</text:p>
          </table:table-cell>
          <table:table-cell office:value-type="float" office:value="0.327261" calcext:value-type="float">
            <text:p>0.327261</text:p>
          </table:table-cell>
          <table:table-cell office:value-type="float" office:value="-0.325517" calcext:value-type="float">
            <text:p>-0.325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59791" calcext:value-type="float">
            <text:p>-1.59791E-08</text:p>
          </table:table-cell>
          <table:table-cell office:value-type="float" office:value="-0.000169037" calcext:value-type="float">
            <text:p>-0.000169037</text:p>
          </table:table-cell>
          <table:table-cell office:value-type="float" office:value="0.00000000140229" calcext:value-type="float">
            <text:p>1.40229E-09</text:p>
          </table:table-cell>
          <table:table-cell office:value-type="float" office:value="-0.0331809" calcext:value-type="float">
            <text:p>-0.0331809</text:p>
          </table:table-cell>
          <table:table-cell office:value-type="float" office:value="-0.0000000706754" calcext:value-type="float">
            <text:p>-7.06754E-08</text:p>
          </table:table-cell>
          <table:table-cell office:value-type="float" office:value="-0.999449" calcext:value-type="float">
            <text:p>-0.999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581" calcext:value-type="float">
            <text:p>0.0402581</text:p>
          </table:table-cell>
          <table:table-cell office:value-type="float" office:value="0.048099" calcext:value-type="float">
            <text:p>0.048099</text:p>
          </table:table-cell>
          <table:table-cell office:value-type="float" office:value="-0.173556" calcext:value-type="float">
            <text:p>-0.173556</text:p>
          </table:table-cell>
          <table:table-cell office:value-type="float" office:value="-0.0402583" calcext:value-type="float">
            <text:p>-0.0402583</text:p>
          </table:table-cell>
          <table:table-cell office:value-type="float" office:value="0.0480988" calcext:value-type="float">
            <text:p>0.0480988</text:p>
          </table:table-cell>
          <table:table-cell office:value-type="float" office:value="-0.173556" calcext:value-type="float">
            <text:p>-0.173556</text:p>
          </table:table-cell>
          <table:table-cell office:value-type="float" office:value="0.1166" calcext:value-type="float">
            <text:p>0.1166</text:p>
          </table:table-cell>
          <table:table-cell office:value-type="float" office:value="-0.0301743" calcext:value-type="float">
            <text:p>-0.0301743</text:p>
          </table:table-cell>
          <table:table-cell office:value-type="float" office:value="-0.177328" calcext:value-type="float">
            <text:p>-0.177328</text:p>
          </table:table-cell>
          <table:table-cell office:value-type="float" office:value="-0.1166" calcext:value-type="float">
            <text:p>-0.1166</text:p>
          </table:table-cell>
          <table:table-cell office:value-type="float" office:value="-0.0301744" calcext:value-type="float">
            <text:p>-0.0301744</text:p>
          </table:table-cell>
          <table:table-cell office:value-type="float" office:value="-0.177328" calcext:value-type="float">
            <text:p>-0.177328</text:p>
          </table:table-cell>
          <table:table-cell office:value-type="float" office:value="0.0000147963" calcext:value-type="float">
            <text:p>1.47963E-05</text:p>
          </table:table-cell>
          <table:table-cell office:value-type="float" office:value="-0.000120252" calcext:value-type="float">
            <text:p>-0.000120252</text:p>
          </table:table-cell>
          <table:table-cell office:value-type="float" office:value="0.00000815349" calcext:value-type="float">
            <text:p>8.15349E-06</text:p>
          </table:table-cell>
          <table:table-cell office:value-type="float" office:value="-0.0000147886" calcext:value-type="float">
            <text:p>-1.47886E-05</text:p>
          </table:table-cell>
          <table:table-cell office:value-type="float" office:value="-0.000120252" calcext:value-type="float">
            <text:p>-0.000120252</text:p>
          </table:table-cell>
          <table:table-cell office:value-type="float" office:value="0.00000815446" calcext:value-type="float">
            <text:p>8.15446E-06</text:p>
          </table:table-cell>
          <table:table-cell office:value-type="float" office:value="0.0000125655" calcext:value-type="float">
            <text:p>1.25655E-05</text:p>
          </table:table-cell>
          <table:table-cell office:value-type="float" office:value="-0.0000411786" calcext:value-type="float">
            <text:p>-4.11786E-05</text:p>
          </table:table-cell>
          <table:table-cell office:value-type="float" office:value="-0.000100969" calcext:value-type="float">
            <text:p>-0.000100969</text:p>
          </table:table-cell>
          <table:table-cell office:value-type="float" office:value="-0.0000125573" calcext:value-type="float">
            <text:p>-1.25573E-05</text:p>
          </table:table-cell>
          <table:table-cell office:value-type="float" office:value="-0.0000411783" calcext:value-type="float">
            <text:p>-4.11783E-05</text:p>
          </table:table-cell>
          <table:table-cell office:value-type="float" office:value="-0.000100969" calcext:value-type="float">
            <text:p>-0.00010096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907" calcext:value-type="float">
            <text:p>-0.030907</text:p>
          </table:table-cell>
          <table:table-cell office:value-type="float" office:value="0.00000398419" calcext:value-type="float">
            <text:p>3.98419E-06</text:p>
          </table:table-cell>
          <table:table-cell office:value-type="float" office:value="0.327257" calcext:value-type="float">
            <text:p>0.327257</text:p>
          </table:table-cell>
          <table:table-cell office:value-type="float" office:value="-0.325512" calcext:value-type="float">
            <text:p>-0.325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24021" calcext:value-type="float">
            <text:p>-2.4021E-08</text:p>
          </table:table-cell>
          <table:table-cell office:value-type="float" office:value="-0.000168083" calcext:value-type="float">
            <text:p>-0.000168083</text:p>
          </table:table-cell>
          <table:table-cell office:value-type="float" office:value="0.000000000955825" calcext:value-type="float">
            <text:p>9.55825E-10</text:p>
          </table:table-cell>
          <table:table-cell office:value-type="float" office:value="-0.0331943" calcext:value-type="float">
            <text:p>-0.0331943</text:p>
          </table:table-cell>
          <table:table-cell office:value-type="float" office:value="-0.0000000681785" calcext:value-type="float">
            <text:p>-6.81785E-08</text:p>
          </table:table-cell>
          <table:table-cell office:value-type="float" office:value="-0.999449" calcext:value-type="float">
            <text:p>-0.999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641" calcext:value-type="float">
            <text:p>0.0402641</text:p>
          </table:table-cell>
          <table:table-cell office:value-type="float" office:value="0.0480509" calcext:value-type="float">
            <text:p>0.0480509</text:p>
          </table:table-cell>
          <table:table-cell office:value-type="float" office:value="-0.173553" calcext:value-type="float">
            <text:p>-0.173553</text:p>
          </table:table-cell>
          <table:table-cell office:value-type="float" office:value="-0.0402643" calcext:value-type="float">
            <text:p>-0.0402643</text:p>
          </table:table-cell>
          <table:table-cell office:value-type="float" office:value="0.0480508" calcext:value-type="float">
            <text:p>0.0480508</text:p>
          </table:table-cell>
          <table:table-cell office:value-type="float" office:value="-0.173553" calcext:value-type="float">
            <text:p>-0.173553</text:p>
          </table:table-cell>
          <table:table-cell office:value-type="float" office:value="0.116605" calcext:value-type="float">
            <text:p>0.116605</text:p>
          </table:table-cell>
          <table:table-cell office:value-type="float" office:value="-0.0301908" calcext:value-type="float">
            <text:p>-0.0301908</text:p>
          </table:table-cell>
          <table:table-cell office:value-type="float" office:value="-0.177368" calcext:value-type="float">
            <text:p>-0.177368</text:p>
          </table:table-cell>
          <table:table-cell office:value-type="float" office:value="-0.116605" calcext:value-type="float">
            <text:p>-0.116605</text:p>
          </table:table-cell>
          <table:table-cell office:value-type="float" office:value="-0.0301908" calcext:value-type="float">
            <text:p>-0.0301908</text:p>
          </table:table-cell>
          <table:table-cell office:value-type="float" office:value="-0.177368" calcext:value-type="float">
            <text:p>-0.177368</text:p>
          </table:table-cell>
          <table:table-cell office:value-type="float" office:value="0.0000148288" calcext:value-type="float">
            <text:p>1.48288E-05</text:p>
          </table:table-cell>
          <table:table-cell office:value-type="float" office:value="-0.000119867" calcext:value-type="float">
            <text:p>-0.000119867</text:p>
          </table:table-cell>
          <table:table-cell office:value-type="float" office:value="0.00000768563" calcext:value-type="float">
            <text:p>7.68563E-06</text:p>
          </table:table-cell>
          <table:table-cell office:value-type="float" office:value="-0.0000148208" calcext:value-type="float">
            <text:p>-1.48208E-05</text:p>
          </table:table-cell>
          <table:table-cell office:value-type="float" office:value="-0.000119868" calcext:value-type="float">
            <text:p>-0.000119868</text:p>
          </table:table-cell>
          <table:table-cell office:value-type="float" office:value="0.00000768859" calcext:value-type="float">
            <text:p>7.68859E-06</text:p>
          </table:table-cell>
          <table:table-cell office:value-type="float" office:value="0.0000125665" calcext:value-type="float">
            <text:p>1.25665E-05</text:p>
          </table:table-cell>
          <table:table-cell office:value-type="float" office:value="-0.0000410809" calcext:value-type="float">
            <text:p>-4.10809E-05</text:p>
          </table:table-cell>
          <table:table-cell office:value-type="float" office:value="-0.00010091" calcext:value-type="float">
            <text:p>-0.00010091</text:p>
          </table:table-cell>
          <table:table-cell office:value-type="float" office:value="-0.0000125576" calcext:value-type="float">
            <text:p>-1.25576E-05</text:p>
          </table:table-cell>
          <table:table-cell office:value-type="float" office:value="-0.0000410852" calcext:value-type="float">
            <text:p>-4.10852E-05</text:p>
          </table:table-cell>
          <table:table-cell office:value-type="float" office:value="-0.000100902" calcext:value-type="float">
            <text:p>-0.00010090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9247" calcext:value-type="float">
            <text:p>-0.0309247</text:p>
          </table:table-cell>
          <table:table-cell office:value-type="float" office:value="0.00000398542" calcext:value-type="float">
            <text:p>3.98542E-06</text:p>
          </table:table-cell>
          <table:table-cell office:value-type="float" office:value="0.327254" calcext:value-type="float">
            <text:p>0.327254</text:p>
          </table:table-cell>
          <table:table-cell office:value-type="float" office:value="-0.325506" calcext:value-type="float">
            <text:p>-0.325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87453" calcext:value-type="float">
            <text:p>-1.87453E-08</text:p>
          </table:table-cell>
          <table:table-cell office:value-type="float" office:value="-0.000167043" calcext:value-type="float">
            <text:p>-0.000167043</text:p>
          </table:table-cell>
          <table:table-cell office:value-type="float" office:value="0.00000000110306" calcext:value-type="float">
            <text:p>1.10306E-09</text:p>
          </table:table-cell>
          <table:table-cell office:value-type="float" office:value="-0.0332091" calcext:value-type="float">
            <text:p>-0.0332091</text:p>
          </table:table-cell>
          <table:table-cell office:value-type="float" office:value="-0.0000000663724" calcext:value-type="float">
            <text:p>-6.63724E-08</text:p>
          </table:table-cell>
          <table:table-cell office:value-type="float" office:value="-0.999448" calcext:value-type="float">
            <text:p>-0.999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706" calcext:value-type="float">
            <text:p>0.0402706</text:p>
          </table:table-cell>
          <table:table-cell office:value-type="float" office:value="0.0479983" calcext:value-type="float">
            <text:p>0.0479983</text:p>
          </table:table-cell>
          <table:table-cell office:value-type="float" office:value="-0.173549" calcext:value-type="float">
            <text:p>-0.173549</text:p>
          </table:table-cell>
          <table:table-cell office:value-type="float" office:value="-0.0402708" calcext:value-type="float">
            <text:p>-0.0402708</text:p>
          </table:table-cell>
          <table:table-cell office:value-type="float" office:value="0.0479982" calcext:value-type="float">
            <text:p>0.0479982</text:p>
          </table:table-cell>
          <table:table-cell office:value-type="float" office:value="-0.17355" calcext:value-type="float">
            <text:p>-0.17355</text:p>
          </table:table-cell>
          <table:table-cell office:value-type="float" office:value="0.11661" calcext:value-type="float">
            <text:p>0.11661</text:p>
          </table:table-cell>
          <table:table-cell office:value-type="float" office:value="-0.0302088" calcext:value-type="float">
            <text:p>-0.0302088</text:p>
          </table:table-cell>
          <table:table-cell office:value-type="float" office:value="-0.177413" calcext:value-type="float">
            <text:p>-0.177413</text:p>
          </table:table-cell>
          <table:table-cell office:value-type="float" office:value="-0.11661" calcext:value-type="float">
            <text:p>-0.11661</text:p>
          </table:table-cell>
          <table:table-cell office:value-type="float" office:value="-0.0302089" calcext:value-type="float">
            <text:p>-0.0302089</text:p>
          </table:table-cell>
          <table:table-cell office:value-type="float" office:value="-0.177413" calcext:value-type="float">
            <text:p>-0.177413</text:p>
          </table:table-cell>
          <table:table-cell office:value-type="float" office:value="0.0000148635" calcext:value-type="float">
            <text:p>1.48635E-05</text:p>
          </table:table-cell>
          <table:table-cell office:value-type="float" office:value="-0.000119452" calcext:value-type="float">
            <text:p>-0.000119452</text:p>
          </table:table-cell>
          <table:table-cell office:value-type="float" office:value="0.00000718347" calcext:value-type="float">
            <text:p>7.18347E-06</text:p>
          </table:table-cell>
          <table:table-cell office:value-type="float" office:value="-0.0000148556" calcext:value-type="float">
            <text:p>-1.48556E-05</text:p>
          </table:table-cell>
          <table:table-cell office:value-type="float" office:value="-0.000119453" calcext:value-type="float">
            <text:p>-0.000119453</text:p>
          </table:table-cell>
          <table:table-cell office:value-type="float" office:value="0.0000071855" calcext:value-type="float">
            <text:p>7.1855E-06</text:p>
          </table:table-cell>
          <table:table-cell office:value-type="float" office:value="0.0000125689" calcext:value-type="float">
            <text:p>1.25689E-05</text:p>
          </table:table-cell>
          <table:table-cell office:value-type="float" office:value="-0.0000409703" calcext:value-type="float">
            <text:p>-4.09703E-05</text:p>
          </table:table-cell>
          <table:table-cell office:value-type="float" office:value="-0.000100854" calcext:value-type="float">
            <text:p>-0.000100854</text:p>
          </table:table-cell>
          <table:table-cell office:value-type="float" office:value="-0.000012561" calcext:value-type="float">
            <text:p>-1.2561E-05</text:p>
          </table:table-cell>
          <table:table-cell office:value-type="float" office:value="-0.0000409686" calcext:value-type="float">
            <text:p>-4.09686E-05</text:p>
          </table:table-cell>
          <table:table-cell office:value-type="float" office:value="-0.000100857" calcext:value-type="float">
            <text:p>-0.00010085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9423" calcext:value-type="float">
            <text:p>-0.0309423</text:p>
          </table:table-cell>
          <table:table-cell office:value-type="float" office:value="0.00000398641" calcext:value-type="float">
            <text:p>3.98641E-06</text:p>
          </table:table-cell>
          <table:table-cell office:value-type="float" office:value="0.32725" calcext:value-type="float">
            <text:p>0.32725</text:p>
          </table:table-cell>
          <table:table-cell office:value-type="float" office:value="-0.325501" calcext:value-type="float">
            <text:p>-0.325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70957" calcext:value-type="float">
            <text:p>-1.70957E-08</text:p>
          </table:table-cell>
          <table:table-cell office:value-type="float" office:value="-0.000166104" calcext:value-type="float">
            <text:p>-0.000166104</text:p>
          </table:table-cell>
          <table:table-cell office:value-type="float" office:value="0.00000000113816" calcext:value-type="float">
            <text:p>1.13816E-09</text:p>
          </table:table-cell>
          <table:table-cell office:value-type="float" office:value="-0.0332224" calcext:value-type="float">
            <text:p>-0.0332224</text:p>
          </table:table-cell>
          <table:table-cell office:value-type="float" office:value="-0.0000000649495" calcext:value-type="float">
            <text:p>-6.49495E-08</text:p>
          </table:table-cell>
          <table:table-cell office:value-type="float" office:value="-0.999448" calcext:value-type="float">
            <text:p>-0.999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766" calcext:value-type="float">
            <text:p>0.0402766</text:p>
          </table:table-cell>
          <table:table-cell office:value-type="float" office:value="0.0479506" calcext:value-type="float">
            <text:p>0.0479506</text:p>
          </table:table-cell>
          <table:table-cell office:value-type="float" office:value="-0.173547" calcext:value-type="float">
            <text:p>-0.173547</text:p>
          </table:table-cell>
          <table:table-cell office:value-type="float" office:value="-0.0402767" calcext:value-type="float">
            <text:p>-0.0402767</text:p>
          </table:table-cell>
          <table:table-cell office:value-type="float" office:value="0.0479504" calcext:value-type="float">
            <text:p>0.0479504</text:p>
          </table:table-cell>
          <table:table-cell office:value-type="float" office:value="-0.173547" calcext:value-type="float">
            <text:p>-0.173547</text:p>
          </table:table-cell>
          <table:table-cell office:value-type="float" office:value="0.116615" calcext:value-type="float">
            <text:p>0.116615</text:p>
          </table:table-cell>
          <table:table-cell office:value-type="float" office:value="-0.0302252" calcext:value-type="float">
            <text:p>-0.0302252</text:p>
          </table:table-cell>
          <table:table-cell office:value-type="float" office:value="-0.177453" calcext:value-type="float">
            <text:p>-0.177453</text:p>
          </table:table-cell>
          <table:table-cell office:value-type="float" office:value="-0.116615" calcext:value-type="float">
            <text:p>-0.116615</text:p>
          </table:table-cell>
          <table:table-cell office:value-type="float" office:value="-0.0302253" calcext:value-type="float">
            <text:p>-0.0302253</text:p>
          </table:table-cell>
          <table:table-cell office:value-type="float" office:value="-0.177453" calcext:value-type="float">
            <text:p>-0.177453</text:p>
          </table:table-cell>
          <table:table-cell office:value-type="float" office:value="0.0000148935" calcext:value-type="float">
            <text:p>1.48935E-05</text:p>
          </table:table-cell>
          <table:table-cell office:value-type="float" office:value="-0.000119092" calcext:value-type="float">
            <text:p>-0.000119092</text:p>
          </table:table-cell>
          <table:table-cell office:value-type="float" office:value="0.00000674683" calcext:value-type="float">
            <text:p>6.74683E-06</text:p>
          </table:table-cell>
          <table:table-cell office:value-type="float" office:value="-0.0000148858" calcext:value-type="float">
            <text:p>-1.48858E-05</text:p>
          </table:table-cell>
          <table:table-cell office:value-type="float" office:value="-0.000119093" calcext:value-type="float">
            <text:p>-0.000119093</text:p>
          </table:table-cell>
          <table:table-cell office:value-type="float" office:value="0.00000674858" calcext:value-type="float">
            <text:p>6.74858E-06</text:p>
          </table:table-cell>
          <table:table-cell office:value-type="float" office:value="0.0000125708" calcext:value-type="float">
            <text:p>1.25708E-05</text:p>
          </table:table-cell>
          <table:table-cell office:value-type="float" office:value="-0.0000408754" calcext:value-type="float">
            <text:p>-4.08754E-05</text:p>
          </table:table-cell>
          <table:table-cell office:value-type="float" office:value="-0.000100806" calcext:value-type="float">
            <text:p>-0.000100806</text:p>
          </table:table-cell>
          <table:table-cell office:value-type="float" office:value="-0.0000125631" calcext:value-type="float">
            <text:p>-1.25631E-05</text:p>
          </table:table-cell>
          <table:table-cell office:value-type="float" office:value="-0.0000408735" calcext:value-type="float">
            <text:p>-4.08735E-05</text:p>
          </table:table-cell>
          <table:table-cell office:value-type="float" office:value="-0.000100808" calcext:value-type="float">
            <text:p>-0.00010080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9617" calcext:value-type="float">
            <text:p>-0.0309617</text:p>
          </table:table-cell>
          <table:table-cell office:value-type="float" office:value="0.00000398741" calcext:value-type="float">
            <text:p>3.98741E-06</text:p>
          </table:table-cell>
          <table:table-cell office:value-type="float" office:value="0.327247" calcext:value-type="float">
            <text:p>0.327247</text:p>
          </table:table-cell>
          <table:table-cell office:value-type="float" office:value="-0.325495" calcext:value-type="float">
            <text:p>-0.325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61406" calcext:value-type="float">
            <text:p>-1.61406E-08</text:p>
          </table:table-cell>
          <table:table-cell office:value-type="float" office:value="-0.000165275" calcext:value-type="float">
            <text:p>-0.000165275</text:p>
          </table:table-cell>
          <table:table-cell office:value-type="float" office:value="0.00000000118368" calcext:value-type="float">
            <text:p>1.18368E-09</text:p>
          </table:table-cell>
          <table:table-cell office:value-type="float" office:value="-0.0332343" calcext:value-type="float">
            <text:p>-0.0332343</text:p>
          </table:table-cell>
          <table:table-cell office:value-type="float" office:value="-0.0000000637564" calcext:value-type="float">
            <text:p>-6.37564E-08</text:p>
          </table:table-cell>
          <table:table-cell office:value-type="float" office:value="-0.999448" calcext:value-type="float">
            <text:p>-0.999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819" calcext:value-type="float">
            <text:p>0.0402819</text:p>
          </table:table-cell>
          <table:table-cell office:value-type="float" office:value="0.0479078" calcext:value-type="float">
            <text:p>0.0479078</text:p>
          </table:table-cell>
          <table:table-cell office:value-type="float" office:value="-0.173544" calcext:value-type="float">
            <text:p>-0.173544</text:p>
          </table:table-cell>
          <table:table-cell office:value-type="float" office:value="-0.0402821" calcext:value-type="float">
            <text:p>-0.0402821</text:p>
          </table:table-cell>
          <table:table-cell office:value-type="float" office:value="0.0479077" calcext:value-type="float">
            <text:p>0.0479077</text:p>
          </table:table-cell>
          <table:table-cell office:value-type="float" office:value="-0.173544" calcext:value-type="float">
            <text:p>-0.173544</text:p>
          </table:table-cell>
          <table:table-cell office:value-type="float" office:value="0.11662" calcext:value-type="float">
            <text:p>0.11662</text:p>
          </table:table-cell>
          <table:table-cell office:value-type="float" office:value="-0.0302399" calcext:value-type="float">
            <text:p>-0.0302399</text:p>
          </table:table-cell>
          <table:table-cell office:value-type="float" office:value="-0.177489" calcext:value-type="float">
            <text:p>-0.177489</text:p>
          </table:table-cell>
          <table:table-cell office:value-type="float" office:value="-0.11662" calcext:value-type="float">
            <text:p>-0.11662</text:p>
          </table:table-cell>
          <table:table-cell office:value-type="float" office:value="-0.0302399" calcext:value-type="float">
            <text:p>-0.0302399</text:p>
          </table:table-cell>
          <table:table-cell office:value-type="float" office:value="-0.177489" calcext:value-type="float">
            <text:p>-0.177489</text:p>
          </table:table-cell>
          <table:table-cell office:value-type="float" office:value="0.0000149199" calcext:value-type="float">
            <text:p>1.49199E-05</text:p>
          </table:table-cell>
          <table:table-cell office:value-type="float" office:value="-0.000118771" calcext:value-type="float">
            <text:p>-0.000118771</text:p>
          </table:table-cell>
          <table:table-cell office:value-type="float" office:value="0.00000636184" calcext:value-type="float">
            <text:p>6.36184E-06</text:p>
          </table:table-cell>
          <table:table-cell office:value-type="float" office:value="-0.0000149124" calcext:value-type="float">
            <text:p>-1.49124E-05</text:p>
          </table:table-cell>
          <table:table-cell office:value-type="float" office:value="-0.000118772" calcext:value-type="float">
            <text:p>-0.000118772</text:p>
          </table:table-cell>
          <table:table-cell office:value-type="float" office:value="0.0000063634" calcext:value-type="float">
            <text:p>6.3634E-06</text:p>
          </table:table-cell>
          <table:table-cell office:value-type="float" office:value="0.0000125721" calcext:value-type="float">
            <text:p>1.25721E-05</text:p>
          </table:table-cell>
          <table:table-cell office:value-type="float" office:value="-0.0000407909" calcext:value-type="float">
            <text:p>-4.07909E-05</text:p>
          </table:table-cell>
          <table:table-cell office:value-type="float" office:value="-0.000100758" calcext:value-type="float">
            <text:p>-0.000100758</text:p>
          </table:table-cell>
          <table:table-cell office:value-type="float" office:value="-0.0000125645" calcext:value-type="float">
            <text:p>-1.25645E-05</text:p>
          </table:table-cell>
          <table:table-cell office:value-type="float" office:value="-0.0000407893" calcext:value-type="float">
            <text:p>-4.07893E-05</text:p>
          </table:table-cell>
          <table:table-cell office:value-type="float" office:value="-0.00010076" calcext:value-type="float">
            <text:p>-0.000100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9792" calcext:value-type="float">
            <text:p>-0.0309792</text:p>
          </table:table-cell>
          <table:table-cell office:value-type="float" office:value="0.0000039883" calcext:value-type="float">
            <text:p>3.9883E-06</text:p>
          </table:table-cell>
          <table:table-cell office:value-type="float" office:value="0.327243" calcext:value-type="float">
            <text:p>0.327243</text:p>
          </table:table-cell>
          <table:table-cell office:value-type="float" office:value="-0.325489" calcext:value-type="float">
            <text:p>-0.325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52003" calcext:value-type="float">
            <text:p>-1.52003E-08</text:p>
          </table:table-cell>
          <table:table-cell office:value-type="float" office:value="-0.000164205" calcext:value-type="float">
            <text:p>-0.000164205</text:p>
          </table:table-cell>
          <table:table-cell office:value-type="float" office:value="0.00000000123594" calcext:value-type="float">
            <text:p>1.23594E-09</text:p>
          </table:table-cell>
          <table:table-cell office:value-type="float" office:value="-0.0332501" calcext:value-type="float">
            <text:p>-0.0332501</text:p>
          </table:table-cell>
          <table:table-cell office:value-type="float" office:value="-0.000000062255" calcext:value-type="float">
            <text:p>-6.2255E-08</text:p>
          </table:table-cell>
          <table:table-cell office:value-type="float" office:value="-0.999447" calcext:value-type="float">
            <text:p>-0.999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891" calcext:value-type="float">
            <text:p>0.0402891</text:p>
          </table:table-cell>
          <table:table-cell office:value-type="float" office:value="0.0478509" calcext:value-type="float">
            <text:p>0.0478509</text:p>
          </table:table-cell>
          <table:table-cell office:value-type="float" office:value="-0.173541" calcext:value-type="float">
            <text:p>-0.173541</text:p>
          </table:table-cell>
          <table:table-cell office:value-type="float" office:value="-0.0402893" calcext:value-type="float">
            <text:p>-0.0402893</text:p>
          </table:table-cell>
          <table:table-cell office:value-type="float" office:value="0.0478507" calcext:value-type="float">
            <text:p>0.0478507</text:p>
          </table:table-cell>
          <table:table-cell office:value-type="float" office:value="-0.173541" calcext:value-type="float">
            <text:p>-0.173541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-0.0302594" calcext:value-type="float">
            <text:p>-0.0302594</text:p>
          </table:table-cell>
          <table:table-cell office:value-type="float" office:value="-0.177538" calcext:value-type="float">
            <text:p>-0.177538</text:p>
          </table:table-cell>
          <table:table-cell office:value-type="float" office:value="-0.116626" calcext:value-type="float">
            <text:p>-0.116626</text:p>
          </table:table-cell>
          <table:table-cell office:value-type="float" office:value="-0.0302595" calcext:value-type="float">
            <text:p>-0.0302595</text:p>
          </table:table-cell>
          <table:table-cell office:value-type="float" office:value="-0.177537" calcext:value-type="float">
            <text:p>-0.177537</text:p>
          </table:table-cell>
          <table:table-cell office:value-type="float" office:value="0.000014955" calcext:value-type="float">
            <text:p>1.4955E-05</text:p>
          </table:table-cell>
          <table:table-cell office:value-type="float" office:value="-0.000118332" calcext:value-type="float">
            <text:p>-0.000118332</text:p>
          </table:table-cell>
          <table:table-cell office:value-type="float" office:value="0.00000584899" calcext:value-type="float">
            <text:p>5.84899E-06</text:p>
          </table:table-cell>
          <table:table-cell office:value-type="float" office:value="-0.0000149478" calcext:value-type="float">
            <text:p>-1.49478E-05</text:p>
          </table:table-cell>
          <table:table-cell office:value-type="float" office:value="-0.000118332" calcext:value-type="float">
            <text:p>-0.000118332</text:p>
          </table:table-cell>
          <table:table-cell office:value-type="float" office:value="0.00000585035" calcext:value-type="float">
            <text:p>5.85035E-06</text:p>
          </table:table-cell>
          <table:table-cell office:value-type="float" office:value="0.0000125722" calcext:value-type="float">
            <text:p>1.25722E-05</text:p>
          </table:table-cell>
          <table:table-cell office:value-type="float" office:value="-0.0000406764" calcext:value-type="float">
            <text:p>-4.06764E-05</text:p>
          </table:table-cell>
          <table:table-cell office:value-type="float" office:value="-0.000100677" calcext:value-type="float">
            <text:p>-0.000100677</text:p>
          </table:table-cell>
          <table:table-cell office:value-type="float" office:value="-0.0000125648" calcext:value-type="float">
            <text:p>-1.25648E-05</text:p>
          </table:table-cell>
          <table:table-cell office:value-type="float" office:value="-0.0000406752" calcext:value-type="float">
            <text:p>-4.06752E-05</text:p>
          </table:table-cell>
          <table:table-cell office:value-type="float" office:value="-0.000100679" calcext:value-type="float">
            <text:p>-0.00010067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9968" calcext:value-type="float">
            <text:p>-0.0309968</text:p>
          </table:table-cell>
          <table:table-cell office:value-type="float" office:value="0.00000398918" calcext:value-type="float">
            <text:p>3.98918E-06</text:p>
          </table:table-cell>
          <table:table-cell office:value-type="float" office:value="0.32724" calcext:value-type="float">
            <text:p>0.32724</text:p>
          </table:table-cell>
          <table:table-cell office:value-type="float" office:value="-0.325484" calcext:value-type="float">
            <text:p>-0.325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46026" calcext:value-type="float">
            <text:p>-1.46026E-08</text:p>
          </table:table-cell>
          <table:table-cell office:value-type="float" office:value="-0.000163314" calcext:value-type="float">
            <text:p>-0.000163314</text:p>
          </table:table-cell>
          <table:table-cell office:value-type="float" office:value="0.00000000126828" calcext:value-type="float">
            <text:p>1.26828E-09</text:p>
          </table:table-cell>
          <table:table-cell office:value-type="float" office:value="-0.0332632" calcext:value-type="float">
            <text:p>-0.0332632</text:p>
          </table:table-cell>
          <table:table-cell office:value-type="float" office:value="-0.0000000610633" calcext:value-type="float">
            <text:p>-6.10633E-08</text:p>
          </table:table-cell>
          <table:table-cell office:value-type="float" office:value="-0.999447" calcext:value-type="float">
            <text:p>-0.999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951" calcext:value-type="float">
            <text:p>0.0402951</text:p>
          </table:table-cell>
          <table:table-cell office:value-type="float" office:value="0.0478036" calcext:value-type="float">
            <text:p>0.0478036</text:p>
          </table:table-cell>
          <table:table-cell office:value-type="float" office:value="-0.173539" calcext:value-type="float">
            <text:p>-0.173539</text:p>
          </table:table-cell>
          <table:table-cell office:value-type="float" office:value="-0.0402953" calcext:value-type="float">
            <text:p>-0.0402953</text:p>
          </table:table-cell>
          <table:table-cell office:value-type="float" office:value="0.0478035" calcext:value-type="float">
            <text:p>0.0478035</text:p>
          </table:table-cell>
          <table:table-cell office:value-type="float" office:value="-0.173539" calcext:value-type="float">
            <text:p>-0.173539</text:p>
          </table:table-cell>
          <table:table-cell office:value-type="float" office:value="0.116631" calcext:value-type="float">
            <text:p>0.116631</text:p>
          </table:table-cell>
          <table:table-cell office:value-type="float" office:value="-0.0302756" calcext:value-type="float">
            <text:p>-0.0302756</text:p>
          </table:table-cell>
          <table:table-cell office:value-type="float" office:value="-0.177578" calcext:value-type="float">
            <text:p>-0.177578</text:p>
          </table:table-cell>
          <table:table-cell office:value-type="float" office:value="-0.116631" calcext:value-type="float">
            <text:p>-0.116631</text:p>
          </table:table-cell>
          <table:table-cell office:value-type="float" office:value="-0.0302758" calcext:value-type="float">
            <text:p>-0.0302758</text:p>
          </table:table-cell>
          <table:table-cell office:value-type="float" office:value="-0.177578" calcext:value-type="float">
            <text:p>-0.177578</text:p>
          </table:table-cell>
          <table:table-cell office:value-type="float" office:value="0.0000149827" calcext:value-type="float">
            <text:p>1.49827E-05</text:p>
          </table:table-cell>
          <table:table-cell office:value-type="float" office:value="-0.000117988" calcext:value-type="float">
            <text:p>-0.000117988</text:p>
          </table:table-cell>
          <table:table-cell office:value-type="float" office:value="0.00000544386" calcext:value-type="float">
            <text:p>5.44386E-06</text:p>
          </table:table-cell>
          <table:table-cell office:value-type="float" office:value="-0.0000149757" calcext:value-type="float">
            <text:p>-1.49757E-05</text:p>
          </table:table-cell>
          <table:table-cell office:value-type="float" office:value="-0.000117988" calcext:value-type="float">
            <text:p>-0.000117988</text:p>
          </table:table-cell>
          <table:table-cell office:value-type="float" office:value="0.00000544507" calcext:value-type="float">
            <text:p>5.44507E-06</text:p>
          </table:table-cell>
          <table:table-cell office:value-type="float" office:value="0.000012573" calcext:value-type="float">
            <text:p>1.2573E-05</text:p>
          </table:table-cell>
          <table:table-cell office:value-type="float" office:value="-0.0000405861" calcext:value-type="float">
            <text:p>-4.05861E-05</text:p>
          </table:table-cell>
          <table:table-cell office:value-type="float" office:value="-0.000100618" calcext:value-type="float">
            <text:p>-0.000100618</text:p>
          </table:table-cell>
          <table:table-cell office:value-type="float" office:value="-0.0000125657" calcext:value-type="float">
            <text:p>-1.25657E-05</text:p>
          </table:table-cell>
          <table:table-cell office:value-type="float" office:value="-0.000040585" calcext:value-type="float">
            <text:p>-4.0585E-05</text:p>
          </table:table-cell>
          <table:table-cell office:value-type="float" office:value="-0.00010062" calcext:value-type="float">
            <text:p>-0.000100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016" calcext:value-type="float">
            <text:p>-0.031016</text:p>
          </table:table-cell>
          <table:table-cell office:value-type="float" office:value="0.00000399014" calcext:value-type="float">
            <text:p>3.99014E-06</text:p>
          </table:table-cell>
          <table:table-cell office:value-type="float" office:value="0.327236" calcext:value-type="float">
            <text:p>0.327236</text:p>
          </table:table-cell>
          <table:table-cell office:value-type="float" office:value="-0.325478" calcext:value-type="float">
            <text:p>-0.325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41626" calcext:value-type="float">
            <text:p>-1.41626E-08</text:p>
          </table:table-cell>
          <table:table-cell office:value-type="float" office:value="-0.000162512" calcext:value-type="float">
            <text:p>-0.000162512</text:p>
          </table:table-cell>
          <table:table-cell office:value-type="float" office:value="0.00000000129001" calcext:value-type="float">
            <text:p>1.29001E-09</text:p>
          </table:table-cell>
          <table:table-cell office:value-type="float" office:value="-0.0332749" calcext:value-type="float">
            <text:p>-0.0332749</text:p>
          </table:table-cell>
          <table:table-cell office:value-type="float" office:value="-0.000000060028" calcext:value-type="float">
            <text:p>-6.0028E-08</text:p>
          </table:table-cell>
          <table:table-cell office:value-type="float" office:value="-0.999446" calcext:value-type="float">
            <text:p>-0.999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005" calcext:value-type="float">
            <text:p>0.0403005</text:p>
          </table:table-cell>
          <table:table-cell office:value-type="float" office:value="0.0477612" calcext:value-type="float">
            <text:p>0.0477612</text:p>
          </table:table-cell>
          <table:table-cell office:value-type="float" office:value="-0.173537" calcext:value-type="float">
            <text:p>-0.173537</text:p>
          </table:table-cell>
          <table:table-cell office:value-type="float" office:value="-0.0403006" calcext:value-type="float">
            <text:p>-0.0403006</text:p>
          </table:table-cell>
          <table:table-cell office:value-type="float" office:value="0.0477611" calcext:value-type="float">
            <text:p>0.0477611</text:p>
          </table:table-cell>
          <table:table-cell office:value-type="float" office:value="-0.173537" calcext:value-type="float">
            <text:p>-0.173537</text:p>
          </table:table-cell>
          <table:table-cell office:value-type="float" office:value="0.116635" calcext:value-type="float">
            <text:p>0.116635</text:p>
          </table:table-cell>
          <table:table-cell office:value-type="float" office:value="-0.0302902" calcext:value-type="float">
            <text:p>-0.0302902</text:p>
          </table:table-cell>
          <table:table-cell office:value-type="float" office:value="-0.177614" calcext:value-type="float">
            <text:p>-0.177614</text:p>
          </table:table-cell>
          <table:table-cell office:value-type="float" office:value="-0.116636" calcext:value-type="float">
            <text:p>-0.116636</text:p>
          </table:table-cell>
          <table:table-cell office:value-type="float" office:value="-0.0302904" calcext:value-type="float">
            <text:p>-0.0302904</text:p>
          </table:table-cell>
          <table:table-cell office:value-type="float" office:value="-0.177614" calcext:value-type="float">
            <text:p>-0.177614</text:p>
          </table:table-cell>
          <table:table-cell office:value-type="float" office:value="0.0000150067" calcext:value-type="float">
            <text:p>1.50067E-05</text:p>
          </table:table-cell>
          <table:table-cell office:value-type="float" office:value="-0.000117689" calcext:value-type="float">
            <text:p>-0.000117689</text:p>
          </table:table-cell>
          <table:table-cell office:value-type="float" office:value="0.00000509233" calcext:value-type="float">
            <text:p>5.09233E-06</text:p>
          </table:table-cell>
          <table:table-cell office:value-type="float" office:value="-0.0000149998" calcext:value-type="float">
            <text:p>-1.49998E-05</text:p>
          </table:table-cell>
          <table:table-cell office:value-type="float" office:value="-0.000117689" calcext:value-type="float">
            <text:p>-0.000117689</text:p>
          </table:table-cell>
          <table:table-cell office:value-type="float" office:value="0.00000509343" calcext:value-type="float">
            <text:p>5.09343E-06</text:p>
          </table:table-cell>
          <table:table-cell office:value-type="float" office:value="0.0000125741" calcext:value-type="float">
            <text:p>1.25741E-05</text:p>
          </table:table-cell>
          <table:table-cell office:value-type="float" office:value="-0.0000405065" calcext:value-type="float">
            <text:p>-4.05065E-05</text:p>
          </table:table-cell>
          <table:table-cell office:value-type="float" office:value="-0.00010057" calcext:value-type="float">
            <text:p>-0.00010057</text:p>
          </table:table-cell>
          <table:table-cell office:value-type="float" office:value="-0.0000125669" calcext:value-type="float">
            <text:p>-1.25669E-05</text:p>
          </table:table-cell>
          <table:table-cell office:value-type="float" office:value="-0.0000405056" calcext:value-type="float">
            <text:p>-4.05056E-05</text:p>
          </table:table-cell>
          <table:table-cell office:value-type="float" office:value="-0.000100571" calcext:value-type="float">
            <text:p>-0.00010057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0334" calcext:value-type="float">
            <text:p>-0.0310334</text:p>
          </table:table-cell>
          <table:table-cell office:value-type="float" office:value="0.000003991" calcext:value-type="float">
            <text:p>3.991E-06</text:p>
          </table:table-cell>
          <table:table-cell office:value-type="float" office:value="0.327232" calcext:value-type="float">
            <text:p>0.327232</text:p>
          </table:table-cell>
          <table:table-cell office:value-type="float" office:value="-0.325473" calcext:value-type="float">
            <text:p>-0.325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36893" calcext:value-type="float">
            <text:p>-1.36893E-08</text:p>
          </table:table-cell>
          <table:table-cell office:value-type="float" office:value="-0.000161595" calcext:value-type="float">
            <text:p>-0.000161595</text:p>
          </table:table-cell>
          <table:table-cell office:value-type="float" office:value="0.00000000130877" calcext:value-type="float">
            <text:p>1.30877E-09</text:p>
          </table:table-cell>
          <table:table-cell office:value-type="float" office:value="-0.0332892" calcext:value-type="float">
            <text:p>-0.0332892</text:p>
          </table:table-cell>
          <table:table-cell office:value-type="float" office:value="-0.0000000588021" calcext:value-type="float">
            <text:p>-5.88021E-08</text:p>
          </table:table-cell>
          <table:table-cell office:value-type="float" office:value="-0.999446" calcext:value-type="float">
            <text:p>-0.999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071" calcext:value-type="float">
            <text:p>0.0403071</text:p>
          </table:table-cell>
          <table:table-cell office:value-type="float" office:value="0.0477095" calcext:value-type="float">
            <text:p>0.0477095</text:p>
          </table:table-cell>
          <table:table-cell office:value-type="float" office:value="-0.173535" calcext:value-type="float">
            <text:p>-0.173535</text:p>
          </table:table-cell>
          <table:table-cell office:value-type="float" office:value="-0.0403073" calcext:value-type="float">
            <text:p>-0.0403073</text:p>
          </table:table-cell>
          <table:table-cell office:value-type="float" office:value="0.0477094" calcext:value-type="float">
            <text:p>0.0477094</text:p>
          </table:table-cell>
          <table:table-cell office:value-type="float" office:value="-0.173535" calcext:value-type="float">
            <text:p>-0.173535</text:p>
          </table:table-cell>
          <table:table-cell office:value-type="float" office:value="0.116641" calcext:value-type="float">
            <text:p>0.116641</text:p>
          </table:table-cell>
          <table:table-cell office:value-type="float" office:value="-0.0303081" calcext:value-type="float">
            <text:p>-0.0303081</text:p>
          </table:table-cell>
          <table:table-cell office:value-type="float" office:value="-0.177658" calcext:value-type="float">
            <text:p>-0.177658</text:p>
          </table:table-cell>
          <table:table-cell office:value-type="float" office:value="-0.116641" calcext:value-type="float">
            <text:p>-0.116641</text:p>
          </table:table-cell>
          <table:table-cell office:value-type="float" office:value="-0.0303082" calcext:value-type="float">
            <text:p>-0.0303082</text:p>
          </table:table-cell>
          <table:table-cell office:value-type="float" office:value="-0.177658" calcext:value-type="float">
            <text:p>-0.177658</text:p>
          </table:table-cell>
          <table:table-cell office:value-type="float" office:value="0.0000150371" calcext:value-type="float">
            <text:p>1.50371E-05</text:p>
          </table:table-cell>
          <table:table-cell office:value-type="float" office:value="-0.000117292" calcext:value-type="float">
            <text:p>-0.000117292</text:p>
          </table:table-cell>
          <table:table-cell office:value-type="float" office:value="0.00000464744" calcext:value-type="float">
            <text:p>4.64744E-06</text:p>
          </table:table-cell>
          <table:table-cell office:value-type="float" office:value="-0.0000150304" calcext:value-type="float">
            <text:p>-1.50304E-05</text:p>
          </table:table-cell>
          <table:table-cell office:value-type="float" office:value="-0.000117292" calcext:value-type="float">
            <text:p>-0.000117292</text:p>
          </table:table-cell>
          <table:table-cell office:value-type="float" office:value="0.00000464842" calcext:value-type="float">
            <text:p>4.64842E-06</text:p>
          </table:table-cell>
          <table:table-cell office:value-type="float" office:value="0.0000125721" calcext:value-type="float">
            <text:p>1.25721E-05</text:p>
          </table:table-cell>
          <table:table-cell office:value-type="float" office:value="-0.0000404046" calcext:value-type="float">
            <text:p>-4.04046E-05</text:p>
          </table:table-cell>
          <table:table-cell office:value-type="float" office:value="-0.000100477" calcext:value-type="float">
            <text:p>-0.000100477</text:p>
          </table:table-cell>
          <table:table-cell office:value-type="float" office:value="-0.000012565" calcext:value-type="float">
            <text:p>-1.2565E-05</text:p>
          </table:table-cell>
          <table:table-cell office:value-type="float" office:value="-0.0000404038" calcext:value-type="float">
            <text:p>-4.04038E-05</text:p>
          </table:table-cell>
          <table:table-cell office:value-type="float" office:value="-0.000100478" calcext:value-type="float">
            <text:p>-0.0001004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0508" calcext:value-type="float">
            <text:p>-0.0310508</text:p>
          </table:table-cell>
          <table:table-cell office:value-type="float" office:value="0.00000399185" calcext:value-type="float">
            <text:p>3.99185E-06</text:p>
          </table:table-cell>
          <table:table-cell office:value-type="float" office:value="0.327229" calcext:value-type="float">
            <text:p>0.327229</text:p>
          </table:table-cell>
          <table:table-cell office:value-type="float" office:value="-0.325467" calcext:value-type="float">
            <text:p>-0.325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33222" calcext:value-type="float">
            <text:p>-1.33222E-08</text:p>
          </table:table-cell>
          <table:table-cell office:value-type="float" office:value="-0.00016076" calcext:value-type="float">
            <text:p>-0.00016076</text:p>
          </table:table-cell>
          <table:table-cell office:value-type="float" office:value="0.00000000132053" calcext:value-type="float">
            <text:p>1.32053E-09</text:p>
          </table:table-cell>
          <table:table-cell office:value-type="float" office:value="-0.0333021" calcext:value-type="float">
            <text:p>-0.0333021</text:p>
          </table:table-cell>
          <table:table-cell office:value-type="float" office:value="-0.0000000577201" calcext:value-type="float">
            <text:p>-5.77201E-08</text:p>
          </table:table-cell>
          <table:table-cell office:value-type="float" office:value="-0.999445" calcext:value-type="float">
            <text:p>-0.999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131" calcext:value-type="float">
            <text:p>0.0403131</text:p>
          </table:table-cell>
          <table:table-cell office:value-type="float" office:value="0.0476627" calcext:value-type="float">
            <text:p>0.0476627</text:p>
          </table:table-cell>
          <table:table-cell office:value-type="float" office:value="-0.173533" calcext:value-type="float">
            <text:p>-0.173533</text:p>
          </table:table-cell>
          <table:table-cell office:value-type="float" office:value="-0.0403133" calcext:value-type="float">
            <text:p>-0.0403133</text:p>
          </table:table-cell>
          <table:table-cell office:value-type="float" office:value="0.0476626" calcext:value-type="float">
            <text:p>0.0476626</text:p>
          </table:table-cell>
          <table:table-cell office:value-type="float" office:value="-0.173533" calcext:value-type="float">
            <text:p>-0.173533</text:p>
          </table:table-cell>
          <table:table-cell office:value-type="float" office:value="0.116646" calcext:value-type="float">
            <text:p>0.116646</text:p>
          </table:table-cell>
          <table:table-cell office:value-type="float" office:value="-0.0303242" calcext:value-type="float">
            <text:p>-0.0303242</text:p>
          </table:table-cell>
          <table:table-cell office:value-type="float" office:value="-0.177698" calcext:value-type="float">
            <text:p>-0.177698</text:p>
          </table:table-cell>
          <table:table-cell office:value-type="float" office:value="-0.116646" calcext:value-type="float">
            <text:p>-0.116646</text:p>
          </table:table-cell>
          <table:table-cell office:value-type="float" office:value="-0.0303243" calcext:value-type="float">
            <text:p>-0.0303243</text:p>
          </table:table-cell>
          <table:table-cell office:value-type="float" office:value="-0.177698" calcext:value-type="float">
            <text:p>-0.177698</text:p>
          </table:table-cell>
          <table:table-cell office:value-type="float" office:value="0.0000150634" calcext:value-type="float">
            <text:p>1.50634E-05</text:p>
          </table:table-cell>
          <table:table-cell office:value-type="float" office:value="-0.000116948" calcext:value-type="float">
            <text:p>-0.000116948</text:p>
          </table:table-cell>
          <table:table-cell office:value-type="float" office:value="0.00000426131" calcext:value-type="float">
            <text:p>4.26131E-06</text:p>
          </table:table-cell>
          <table:table-cell office:value-type="float" office:value="-0.0000150568" calcext:value-type="float">
            <text:p>-1.50568E-05</text:p>
          </table:table-cell>
          <table:table-cell office:value-type="float" office:value="-0.000116948" calcext:value-type="float">
            <text:p>-0.000116948</text:p>
          </table:table-cell>
          <table:table-cell office:value-type="float" office:value="0.0000042622" calcext:value-type="float">
            <text:p>4.2622E-06</text:p>
          </table:table-cell>
          <table:table-cell office:value-type="float" office:value="0.0000125709" calcext:value-type="float">
            <text:p>1.25709E-05</text:p>
          </table:table-cell>
          <table:table-cell office:value-type="float" office:value="-0.0000403156" calcext:value-type="float">
            <text:p>-4.03156E-05</text:p>
          </table:table-cell>
          <table:table-cell office:value-type="float" office:value="-0.0001004" calcext:value-type="float">
            <text:p>-0.0001004</text:p>
          </table:table-cell>
          <table:table-cell office:value-type="float" office:value="-0.0000125639" calcext:value-type="float">
            <text:p>-1.25639E-05</text:p>
          </table:table-cell>
          <table:table-cell office:value-type="float" office:value="-0.0000403149" calcext:value-type="float">
            <text:p>-4.03149E-05</text:p>
          </table:table-cell>
          <table:table-cell office:value-type="float" office:value="-0.0001004" calcext:value-type="float">
            <text:p>-0.000100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0682" calcext:value-type="float">
            <text:p>-0.0310682</text:p>
          </table:table-cell>
          <table:table-cell office:value-type="float" office:value="0.0000039927" calcext:value-type="float">
            <text:p>3.9927E-06</text:p>
          </table:table-cell>
          <table:table-cell office:value-type="float" office:value="0.327225" calcext:value-type="float">
            <text:p>0.327225</text:p>
          </table:table-cell>
          <table:table-cell office:value-type="float" office:value="-0.325462" calcext:value-type="float">
            <text:p>-0.325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29709" calcext:value-type="float">
            <text:p>-1.29709E-08</text:p>
          </table:table-cell>
          <table:table-cell office:value-type="float" office:value="-0.000159836" calcext:value-type="float">
            <text:p>-0.000159836</text:p>
          </table:table-cell>
          <table:table-cell office:value-type="float" office:value="0.00000000132922" calcext:value-type="float">
            <text:p>1.32922E-09</text:p>
          </table:table-cell>
          <table:table-cell office:value-type="float" office:value="-0.0333161" calcext:value-type="float">
            <text:p>-0.0333161</text:p>
          </table:table-cell>
          <table:table-cell office:value-type="float" office:value="-0.0000000565613" calcext:value-type="float">
            <text:p>-5.65613E-08</text:p>
          </table:table-cell>
          <table:table-cell office:value-type="float" office:value="-0.999445" calcext:value-type="float">
            <text:p>-0.999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197" calcext:value-type="float">
            <text:p>0.0403197</text:p>
          </table:table-cell>
          <table:table-cell office:value-type="float" office:value="0.0476113" calcext:value-type="float">
            <text:p>0.0476113</text:p>
          </table:table-cell>
          <table:table-cell office:value-type="float" office:value="-0.173532" calcext:value-type="float">
            <text:p>-0.173532</text:p>
          </table:table-cell>
          <table:table-cell office:value-type="float" office:value="-0.0403199" calcext:value-type="float">
            <text:p>-0.0403199</text:p>
          </table:table-cell>
          <table:table-cell office:value-type="float" office:value="0.0476112" calcext:value-type="float">
            <text:p>0.0476112</text:p>
          </table:table-cell>
          <table:table-cell office:value-type="float" office:value="-0.173532" calcext:value-type="float">
            <text:p>-0.173532</text:p>
          </table:table-cell>
          <table:table-cell office:value-type="float" office:value="0.116651" calcext:value-type="float">
            <text:p>0.116651</text:p>
          </table:table-cell>
          <table:table-cell office:value-type="float" office:value="-0.0303419" calcext:value-type="float">
            <text:p>-0.0303419</text:p>
          </table:table-cell>
          <table:table-cell office:value-type="float" office:value="-0.177743" calcext:value-type="float">
            <text:p>-0.177743</text:p>
          </table:table-cell>
          <table:table-cell office:value-type="float" office:value="-0.116652" calcext:value-type="float">
            <text:p>-0.116652</text:p>
          </table:table-cell>
          <table:table-cell office:value-type="float" office:value="-0.030342" calcext:value-type="float">
            <text:p>-0.030342</text:p>
          </table:table-cell>
          <table:table-cell office:value-type="float" office:value="-0.177742" calcext:value-type="float">
            <text:p>-0.177742</text:p>
          </table:table-cell>
          <table:table-cell office:value-type="float" office:value="0.0000150907" calcext:value-type="float">
            <text:p>1.50907E-05</text:p>
          </table:table-cell>
          <table:table-cell office:value-type="float" office:value="-0.000116592" calcext:value-type="float">
            <text:p>-0.000116592</text:p>
          </table:table-cell>
          <table:table-cell office:value-type="float" office:value="0.00000385851" calcext:value-type="float">
            <text:p>3.85851E-06</text:p>
          </table:table-cell>
          <table:table-cell office:value-type="float" office:value="-0.0000150843" calcext:value-type="float">
            <text:p>-1.50843E-05</text:p>
          </table:table-cell>
          <table:table-cell office:value-type="float" office:value="-0.000116592" calcext:value-type="float">
            <text:p>-0.000116592</text:p>
          </table:table-cell>
          <table:table-cell office:value-type="float" office:value="0.00000385932" calcext:value-type="float">
            <text:p>3.85932E-06</text:p>
          </table:table-cell>
          <table:table-cell office:value-type="float" office:value="0.0000125705" calcext:value-type="float">
            <text:p>1.25705E-05</text:p>
          </table:table-cell>
          <table:table-cell office:value-type="float" office:value="-0.0000402222" calcext:value-type="float">
            <text:p>-4.02222E-05</text:p>
          </table:table-cell>
          <table:table-cell office:value-type="float" office:value="-0.000100325" calcext:value-type="float">
            <text:p>-0.000100325</text:p>
          </table:table-cell>
          <table:table-cell office:value-type="float" office:value="-0.0000125637" calcext:value-type="float">
            <text:p>-1.25637E-05</text:p>
          </table:table-cell>
          <table:table-cell office:value-type="float" office:value="-0.0000402215" calcext:value-type="float">
            <text:p>-4.02215E-05</text:p>
          </table:table-cell>
          <table:table-cell office:value-type="float" office:value="-0.000100326" calcext:value-type="float">
            <text:p>-0.00010032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0872" calcext:value-type="float">
            <text:p>-0.0310872</text:p>
          </table:table-cell>
          <table:table-cell office:value-type="float" office:value="0.00000399363" calcext:value-type="float">
            <text:p>3.99363E-06</text:p>
          </table:table-cell>
          <table:table-cell office:value-type="float" office:value="0.327221" calcext:value-type="float">
            <text:p>0.327221</text:p>
          </table:table-cell>
          <table:table-cell office:value-type="float" office:value="-0.325456" calcext:value-type="float">
            <text:p>-0.325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26766" calcext:value-type="float">
            <text:p>-1.26766E-08</text:p>
          </table:table-cell>
          <table:table-cell office:value-type="float" office:value="-0.00015902" calcext:value-type="float">
            <text:p>-0.00015902</text:p>
          </table:table-cell>
          <table:table-cell office:value-type="float" office:value="0.00000000133406" calcext:value-type="float">
            <text:p>1.33406E-09</text:p>
          </table:table-cell>
          <table:table-cell office:value-type="float" office:value="-0.0333289" calcext:value-type="float">
            <text:p>-0.0333289</text:p>
          </table:table-cell>
          <table:table-cell office:value-type="float" office:value="-0.0000000555338" calcext:value-type="float">
            <text:p>-5.55338E-08</text:p>
          </table:table-cell>
          <table:table-cell office:value-type="float" office:value="-0.999444" calcext:value-type="float">
            <text:p>-0.999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258" calcext:value-type="float">
            <text:p>0.0403258</text:p>
          </table:table-cell>
          <table:table-cell office:value-type="float" office:value="0.0475647" calcext:value-type="float">
            <text:p>0.0475647</text:p>
          </table:table-cell>
          <table:table-cell office:value-type="float" office:value="-0.17353" calcext:value-type="float">
            <text:p>-0.17353</text:p>
          </table:table-cell>
          <table:table-cell office:value-type="float" office:value="-0.0403259" calcext:value-type="float">
            <text:p>-0.0403259</text:p>
          </table:table-cell>
          <table:table-cell office:value-type="float" office:value="0.0475646" calcext:value-type="float">
            <text:p>0.0475646</text:p>
          </table:table-cell>
          <table:table-cell office:value-type="float" office:value="-0.17353" calcext:value-type="float">
            <text:p>-0.17353</text:p>
          </table:table-cell>
          <table:table-cell office:value-type="float" office:value="0.116656" calcext:value-type="float">
            <text:p>0.116656</text:p>
          </table:table-cell>
          <table:table-cell office:value-type="float" office:value="-0.030358" calcext:value-type="float">
            <text:p>-0.030358</text:p>
          </table:table-cell>
          <table:table-cell office:value-type="float" office:value="-0.177783" calcext:value-type="float">
            <text:p>-0.177783</text:p>
          </table:table-cell>
          <table:table-cell office:value-type="float" office:value="-0.116657" calcext:value-type="float">
            <text:p>-0.116657</text:p>
          </table:table-cell>
          <table:table-cell office:value-type="float" office:value="-0.0303581" calcext:value-type="float">
            <text:p>-0.0303581</text:p>
          </table:table-cell>
          <table:table-cell office:value-type="float" office:value="-0.177783" calcext:value-type="float">
            <text:p>-0.177783</text:p>
          </table:table-cell>
          <table:table-cell office:value-type="float" office:value="0.0000151153" calcext:value-type="float">
            <text:p>1.51153E-05</text:p>
          </table:table-cell>
          <table:table-cell office:value-type="float" office:value="-0.000116263" calcext:value-type="float">
            <text:p>-0.000116263</text:p>
          </table:table-cell>
          <table:table-cell office:value-type="float" office:value="0.00000349463" calcext:value-type="float">
            <text:p>3.49463E-06</text:p>
          </table:table-cell>
          <table:table-cell office:value-type="float" office:value="-0.000015109" calcext:value-type="float">
            <text:p>-1.5109E-05</text:p>
          </table:table-cell>
          <table:table-cell office:value-type="float" office:value="-0.000116263" calcext:value-type="float">
            <text:p>-0.000116263</text:p>
          </table:table-cell>
          <table:table-cell office:value-type="float" office:value="0.00000349538" calcext:value-type="float">
            <text:p>3.49538E-06</text:p>
          </table:table-cell>
          <table:table-cell office:value-type="float" office:value="0.0000125692" calcext:value-type="float">
            <text:p>1.25692E-05</text:p>
          </table:table-cell>
          <table:table-cell office:value-type="float" office:value="-0.0000401363" calcext:value-type="float">
            <text:p>-4.01363E-05</text:p>
          </table:table-cell>
          <table:table-cell office:value-type="float" office:value="-0.000100248" calcext:value-type="float">
            <text:p>-0.000100248</text:p>
          </table:table-cell>
          <table:table-cell office:value-type="float" office:value="-0.0000125624" calcext:value-type="float">
            <text:p>-1.25624E-05</text:p>
          </table:table-cell>
          <table:table-cell office:value-type="float" office:value="-0.0000401357" calcext:value-type="float">
            <text:p>-4.01357E-05</text:p>
          </table:table-cell>
          <table:table-cell office:value-type="float" office:value="-0.000100248" calcext:value-type="float">
            <text:p>-0.00010024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1045" calcext:value-type="float">
            <text:p>-0.0311045</text:p>
          </table:table-cell>
          <table:table-cell office:value-type="float" office:value="0.00000399448" calcext:value-type="float">
            <text:p>3.99448E-06</text:p>
          </table:table-cell>
          <table:table-cell office:value-type="float" office:value="0.327218" calcext:value-type="float">
            <text:p>0.327218</text:p>
          </table:table-cell>
          <table:table-cell office:value-type="float" office:value="-0.32545" calcext:value-type="float">
            <text:p>-0.32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23988" calcext:value-type="float">
            <text:p>-1.23988E-08</text:p>
          </table:table-cell>
          <table:table-cell office:value-type="float" office:value="-0.000158228" calcext:value-type="float">
            <text:p>-0.000158228</text:p>
          </table:table-cell>
          <table:table-cell office:value-type="float" office:value="0.0000000013367" calcext:value-type="float">
            <text:p>1.3367E-09</text:p>
          </table:table-cell>
          <table:table-cell office:value-type="float" office:value="-0.0333416" calcext:value-type="float">
            <text:p>-0.0333416</text:p>
          </table:table-cell>
          <table:table-cell office:value-type="float" office:value="-0.0000000545286" calcext:value-type="float">
            <text:p>-5.45286E-08</text:p>
          </table:table-cell>
          <table:table-cell office:value-type="float" office:value="-0.999444" calcext:value-type="float">
            <text:p>-0.999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318" calcext:value-type="float">
            <text:p>0.0403318</text:p>
          </table:table-cell>
          <table:table-cell office:value-type="float" office:value="0.0475183" calcext:value-type="float">
            <text:p>0.0475183</text:p>
          </table:table-cell>
          <table:table-cell office:value-type="float" office:value="-0.173529" calcext:value-type="float">
            <text:p>-0.173529</text:p>
          </table:table-cell>
          <table:table-cell office:value-type="float" office:value="-0.040332" calcext:value-type="float">
            <text:p>-0.040332</text:p>
          </table:table-cell>
          <table:table-cell office:value-type="float" office:value="0.0475182" calcext:value-type="float">
            <text:p>0.0475182</text:p>
          </table:table-cell>
          <table:table-cell office:value-type="float" office:value="-0.173529" calcext:value-type="float">
            <text:p>-0.173529</text:p>
          </table:table-cell>
          <table:table-cell office:value-type="float" office:value="0.116661" calcext:value-type="float">
            <text:p>0.116661</text:p>
          </table:table-cell>
          <table:table-cell office:value-type="float" office:value="-0.0303741" calcext:value-type="float">
            <text:p>-0.0303741</text:p>
          </table:table-cell>
          <table:table-cell office:value-type="float" office:value="-0.177823" calcext:value-type="float">
            <text:p>-0.177823</text:p>
          </table:table-cell>
          <table:table-cell office:value-type="float" office:value="-0.116662" calcext:value-type="float">
            <text:p>-0.116662</text:p>
          </table:table-cell>
          <table:table-cell office:value-type="float" office:value="-0.0303741" calcext:value-type="float">
            <text:p>-0.0303741</text:p>
          </table:table-cell>
          <table:table-cell office:value-type="float" office:value="-0.177823" calcext:value-type="float">
            <text:p>-0.177823</text:p>
          </table:table-cell>
          <table:table-cell office:value-type="float" office:value="0.0000151396" calcext:value-type="float">
            <text:p>1.51396E-05</text:p>
          </table:table-cell>
          <table:table-cell office:value-type="float" office:value="-0.000115932" calcext:value-type="float">
            <text:p>-0.000115932</text:p>
          </table:table-cell>
          <table:table-cell office:value-type="float" office:value="0.00000313525" calcext:value-type="float">
            <text:p>3.13525E-06</text:p>
          </table:table-cell>
          <table:table-cell office:value-type="float" office:value="-0.0000151335" calcext:value-type="float">
            <text:p>-1.51335E-05</text:p>
          </table:table-cell>
          <table:table-cell office:value-type="float" office:value="-0.000115932" calcext:value-type="float">
            <text:p>-0.000115932</text:p>
          </table:table-cell>
          <table:table-cell office:value-type="float" office:value="0.00000313593" calcext:value-type="float">
            <text:p>3.13593E-06</text:p>
          </table:table-cell>
          <table:table-cell office:value-type="float" office:value="0.000012567" calcext:value-type="float">
            <text:p>1.2567E-05</text:p>
          </table:table-cell>
          <table:table-cell office:value-type="float" office:value="-0.0000400508" calcext:value-type="float">
            <text:p>-4.00508E-05</text:p>
          </table:table-cell>
          <table:table-cell office:value-type="float" office:value="-0.000100162" calcext:value-type="float">
            <text:p>-0.000100162</text:p>
          </table:table-cell>
          <table:table-cell office:value-type="float" office:value="-0.0000125603" calcext:value-type="float">
            <text:p>-1.25603E-05</text:p>
          </table:table-cell>
          <table:table-cell office:value-type="float" office:value="-0.0000400502" calcext:value-type="float">
            <text:p>-4.00502E-05</text:p>
          </table:table-cell>
          <table:table-cell office:value-type="float" office:value="-0.000100162" calcext:value-type="float">
            <text:p>-0.0001001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1218" calcext:value-type="float">
            <text:p>-0.0311218</text:p>
          </table:table-cell>
          <table:table-cell office:value-type="float" office:value="0.00000399532" calcext:value-type="float">
            <text:p>3.99532E-06</text:p>
          </table:table-cell>
          <table:table-cell office:value-type="float" office:value="0.327214" calcext:value-type="float">
            <text:p>0.327214</text:p>
          </table:table-cell>
          <table:table-cell office:value-type="float" office:value="-0.325445" calcext:value-type="float">
            <text:p>-0.325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21165" calcext:value-type="float">
            <text:p>-1.21165E-08</text:p>
          </table:table-cell>
          <table:table-cell office:value-type="float" office:value="-0.000157356" calcext:value-type="float">
            <text:p>-0.000157356</text:p>
          </table:table-cell>
          <table:table-cell office:value-type="float" office:value="0.00000000133787" calcext:value-type="float">
            <text:p>1.33787E-09</text:p>
          </table:table-cell>
          <table:table-cell office:value-type="float" office:value="-0.0333554" calcext:value-type="float">
            <text:p>-0.0333554</text:p>
          </table:table-cell>
          <table:table-cell office:value-type="float" office:value="-0.0000000534475" calcext:value-type="float">
            <text:p>-5.34475E-08</text:p>
          </table:table-cell>
          <table:table-cell office:value-type="float" office:value="-0.999444" calcext:value-type="float">
            <text:p>-0.999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385" calcext:value-type="float">
            <text:p>0.0403385</text:p>
          </table:table-cell>
          <table:table-cell office:value-type="float" office:value="0.0474674" calcext:value-type="float">
            <text:p>0.0474674</text:p>
          </table:table-cell>
          <table:table-cell office:value-type="float" office:value="-0.173527" calcext:value-type="float">
            <text:p>-0.173527</text:p>
          </table:table-cell>
          <table:table-cell office:value-type="float" office:value="-0.0403387" calcext:value-type="float">
            <text:p>-0.0403387</text:p>
          </table:table-cell>
          <table:table-cell office:value-type="float" office:value="0.0474672" calcext:value-type="float">
            <text:p>0.0474672</text:p>
          </table:table-cell>
          <table:table-cell office:value-type="float" office:value="-0.173528" calcext:value-type="float">
            <text:p>-0.173528</text:p>
          </table:table-cell>
          <table:table-cell office:value-type="float" office:value="0.116667" calcext:value-type="float">
            <text:p>0.116667</text:p>
          </table:table-cell>
          <table:table-cell office:value-type="float" office:value="-0.0303916" calcext:value-type="float">
            <text:p>-0.0303916</text:p>
          </table:table-cell>
          <table:table-cell office:value-type="float" office:value="-0.177867" calcext:value-type="float">
            <text:p>-0.177867</text:p>
          </table:table-cell>
          <table:table-cell office:value-type="float" office:value="-0.116667" calcext:value-type="float">
            <text:p>-0.116667</text:p>
          </table:table-cell>
          <table:table-cell office:value-type="float" office:value="-0.0303918" calcext:value-type="float">
            <text:p>-0.0303918</text:p>
          </table:table-cell>
          <table:table-cell office:value-type="float" office:value="-0.177867" calcext:value-type="float">
            <text:p>-0.177867</text:p>
          </table:table-cell>
          <table:table-cell office:value-type="float" office:value="0.0000151652" calcext:value-type="float">
            <text:p>1.51652E-05</text:p>
          </table:table-cell>
          <table:table-cell office:value-type="float" office:value="-0.000115583" calcext:value-type="float">
            <text:p>-0.000115583</text:p>
          </table:table-cell>
          <table:table-cell office:value-type="float" office:value="0.00000275589" calcext:value-type="float">
            <text:p>2.75589E-06</text:p>
          </table:table-cell>
          <table:table-cell office:value-type="float" office:value="-0.0000151592" calcext:value-type="float">
            <text:p>-1.51592E-05</text:p>
          </table:table-cell>
          <table:table-cell office:value-type="float" office:value="-0.000115582" calcext:value-type="float">
            <text:p>-0.000115582</text:p>
          </table:table-cell>
          <table:table-cell office:value-type="float" office:value="0.00000275652" calcext:value-type="float">
            <text:p>2.75652E-06</text:p>
          </table:table-cell>
          <table:table-cell office:value-type="float" office:value="0.0000125651" calcext:value-type="float">
            <text:p>1.25651E-05</text:p>
          </table:table-cell>
          <table:table-cell office:value-type="float" office:value="-0.0000399592" calcext:value-type="float">
            <text:p>-3.99592E-05</text:p>
          </table:table-cell>
          <table:table-cell office:value-type="float" office:value="-0.000100073" calcext:value-type="float">
            <text:p>-0.000100073</text:p>
          </table:table-cell>
          <table:table-cell office:value-type="float" office:value="-0.0000125586" calcext:value-type="float">
            <text:p>-1.25586E-05</text:p>
          </table:table-cell>
          <table:table-cell office:value-type="float" office:value="-0.0000399586" calcext:value-type="float">
            <text:p>-3.99586E-05</text:p>
          </table:table-cell>
          <table:table-cell office:value-type="float" office:value="-0.000100073" calcext:value-type="float">
            <text:p>-0.00010007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1407" calcext:value-type="float">
            <text:p>-0.0311407</text:p>
          </table:table-cell>
          <table:table-cell office:value-type="float" office:value="0.00000399624" calcext:value-type="float">
            <text:p>3.99624E-06</text:p>
          </table:table-cell>
          <table:table-cell office:value-type="float" office:value="0.32721" calcext:value-type="float">
            <text:p>0.32721</text:p>
          </table:table-cell>
          <table:table-cell office:value-type="float" office:value="-0.325439" calcext:value-type="float">
            <text:p>-0.325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2" calcext:value-type="float">
            <text:p>2</text:p>
          </table:table-cell>
          <table:table-cell office:value-type="float" office:value="-0.0000000118744" calcext:value-type="float">
            <text:p>-1.18744E-08</text:p>
          </table:table-cell>
          <table:table-cell office:value-type="float" office:value="-0.000156565" calcext:value-type="float">
            <text:p>-0.000156565</text:p>
          </table:table-cell>
          <table:table-cell office:value-type="float" office:value="0.00000000133771" calcext:value-type="float">
            <text:p>1.33771E-09</text:p>
          </table:table-cell>
          <table:table-cell office:value-type="float" office:value="-0.033368" calcext:value-type="float">
            <text:p>-0.033368</text:p>
          </table:table-cell>
          <table:table-cell office:value-type="float" office:value="-0.0000000524856" calcext:value-type="float">
            <text:p>-5.24856E-08</text:p>
          </table:table-cell>
          <table:table-cell office:value-type="float" office:value="-0.999443" calcext:value-type="float">
            <text:p>-0.999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446" calcext:value-type="float">
            <text:p>0.0403446</text:p>
          </table:table-cell>
          <table:table-cell office:value-type="float" office:value="0.0474212" calcext:value-type="float">
            <text:p>0.0474212</text:p>
          </table:table-cell>
          <table:table-cell office:value-type="float" office:value="-0.173526" calcext:value-type="float">
            <text:p>-0.173526</text:p>
          </table:table-cell>
          <table:table-cell office:value-type="float" office:value="-0.0403447" calcext:value-type="float">
            <text:p>-0.0403447</text:p>
          </table:table-cell>
          <table:table-cell office:value-type="float" office:value="0.0474211" calcext:value-type="float">
            <text:p>0.0474211</text:p>
          </table:table-cell>
          <table:table-cell office:value-type="float" office:value="-0.173527" calcext:value-type="float">
            <text:p>-0.173527</text:p>
          </table:table-cell>
          <table:table-cell office:value-type="float" office:value="0.116672" calcext:value-type="float">
            <text:p>0.116672</text:p>
          </table:table-cell>
          <table:table-cell office:value-type="float" office:value="-0.0304076" calcext:value-type="float">
            <text:p>-0.0304076</text:p>
          </table:table-cell>
          <table:table-cell office:value-type="float" office:value="-0.177907" calcext:value-type="float">
            <text:p>-0.177907</text:p>
          </table:table-cell>
          <table:table-cell office:value-type="float" office:value="-0.116672" calcext:value-type="float">
            <text:p>-0.116672</text:p>
          </table:table-cell>
          <table:table-cell office:value-type="float" office:value="-0.0304077" calcext:value-type="float">
            <text:p>-0.0304077</text:p>
          </table:table-cell>
          <table:table-cell office:value-type="float" office:value="-0.177907" calcext:value-type="float">
            <text:p>-0.177907</text:p>
          </table:table-cell>
          <table:table-cell office:value-type="float" office:value="0.0000151875" calcext:value-type="float">
            <text:p>1.51875E-05</text:p>
          </table:table-cell>
          <table:table-cell office:value-type="float" office:value="-0.000115277" calcext:value-type="float">
            <text:p>-0.000115277</text:p>
          </table:table-cell>
          <table:table-cell office:value-type="float" office:value="0.00000242468" calcext:value-type="float">
            <text:p>2.42468E-06</text:p>
          </table:table-cell>
          <table:table-cell office:value-type="float" office:value="-0.0000151815" calcext:value-type="float">
            <text:p>-1.51815E-05</text:p>
          </table:table-cell>
          <table:table-cell office:value-type="float" office:value="-0.000115277" calcext:value-type="float">
            <text:p>-0.000115277</text:p>
          </table:table-cell>
          <table:table-cell office:value-type="float" office:value="0.00000242527" calcext:value-type="float">
            <text:p>2.42527E-06</text:p>
          </table:table-cell>
          <table:table-cell office:value-type="float" office:value="0.0000125637" calcext:value-type="float">
            <text:p>1.25637E-05</text:p>
          </table:table-cell>
          <table:table-cell office:value-type="float" office:value="-0.0000398791" calcext:value-type="float">
            <text:p>-3.98791E-05</text:p>
          </table:table-cell>
          <table:table-cell office:value-type="float" office:value="-0.0000999964" calcext:value-type="float">
            <text:p>-9.99964E-05</text:p>
          </table:table-cell>
          <table:table-cell office:value-type="float" office:value="-0.0000125572" calcext:value-type="float">
            <text:p>-1.25572E-05</text:p>
          </table:table-cell>
          <table:table-cell office:value-type="float" office:value="-0.0000398786" calcext:value-type="float">
            <text:p>-3.98786E-05</text:p>
          </table:table-cell>
          <table:table-cell office:value-type="float" office:value="-0.0000999966" calcext:value-type="float">
            <text:p>-9.9996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1578" calcext:value-type="float">
            <text:p>-0.0311578</text:p>
          </table:table-cell>
          <table:table-cell office:value-type="float" office:value="0.00000399707" calcext:value-type="float">
            <text:p>3.99707E-06</text:p>
          </table:table-cell>
          <table:table-cell office:value-type="float" office:value="0.327207" calcext:value-type="float">
            <text:p>0.327207</text:p>
          </table:table-cell>
          <table:table-cell office:value-type="float" office:value="-0.325433" calcext:value-type="float">
            <text:p>-0.325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116638" calcext:value-type="float">
            <text:p>-1.16638E-08</text:p>
          </table:table-cell>
          <table:table-cell office:value-type="float" office:value="-0.000155868" calcext:value-type="float">
            <text:p>-0.000155868</text:p>
          </table:table-cell>
          <table:table-cell office:value-type="float" office:value="0.00000000133679" calcext:value-type="float">
            <text:p>1.33679E-09</text:p>
          </table:table-cell>
          <table:table-cell office:value-type="float" office:value="-0.0333805" calcext:value-type="float">
            <text:p>-0.0333805</text:p>
          </table:table-cell>
          <table:table-cell office:value-type="float" office:value="-0.000000051543" calcext:value-type="float">
            <text:p>-5.1543E-08</text:p>
          </table:table-cell>
          <table:table-cell office:value-type="float" office:value="-0.999443" calcext:value-type="float">
            <text:p>-0.999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507" calcext:value-type="float">
            <text:p>0.0403507</text:p>
          </table:table-cell>
          <table:table-cell office:value-type="float" office:value="0.0473751" calcext:value-type="float">
            <text:p>0.0473751</text:p>
          </table:table-cell>
          <table:table-cell office:value-type="float" office:value="-0.173525" calcext:value-type="float">
            <text:p>-0.173525</text:p>
          </table:table-cell>
          <table:table-cell office:value-type="float" office:value="-0.0403508" calcext:value-type="float">
            <text:p>-0.0403508</text:p>
          </table:table-cell>
          <table:table-cell office:value-type="float" office:value="0.047375" calcext:value-type="float">
            <text:p>0.047375</text:p>
          </table:table-cell>
          <table:table-cell office:value-type="float" office:value="-0.173526" calcext:value-type="float">
            <text:p>-0.173526</text:p>
          </table:table-cell>
          <table:table-cell office:value-type="float" office:value="0.116677" calcext:value-type="float">
            <text:p>0.116677</text:p>
          </table:table-cell>
          <table:table-cell office:value-type="float" office:value="-0.0304235" calcext:value-type="float">
            <text:p>-0.0304235</text:p>
          </table:table-cell>
          <table:table-cell office:value-type="float" office:value="-0.177947" calcext:value-type="float">
            <text:p>-0.177947</text:p>
          </table:table-cell>
          <table:table-cell office:value-type="float" office:value="-0.116677" calcext:value-type="float">
            <text:p>-0.116677</text:p>
          </table:table-cell>
          <table:table-cell office:value-type="float" office:value="-0.0304236" calcext:value-type="float">
            <text:p>-0.0304236</text:p>
          </table:table-cell>
          <table:table-cell office:value-type="float" office:value="-0.177947" calcext:value-type="float">
            <text:p>-0.177947</text:p>
          </table:table-cell>
          <table:table-cell office:value-type="float" office:value="0.0000152071" calcext:value-type="float">
            <text:p>1.52071E-05</text:p>
          </table:table-cell>
          <table:table-cell office:value-type="float" office:value="-0.000115004" calcext:value-type="float">
            <text:p>-0.000115004</text:p>
          </table:table-cell>
          <table:table-cell office:value-type="float" office:value="0.00000213222" calcext:value-type="float">
            <text:p>2.13222E-06</text:p>
          </table:table-cell>
          <table:table-cell office:value-type="float" office:value="-0.0000152012" calcext:value-type="float">
            <text:p>-1.52012E-05</text:p>
          </table:table-cell>
          <table:table-cell office:value-type="float" office:value="-0.000115004" calcext:value-type="float">
            <text:p>-0.000115004</text:p>
          </table:table-cell>
          <table:table-cell office:value-type="float" office:value="0.00000213278" calcext:value-type="float">
            <text:p>2.13278E-06</text:p>
          </table:table-cell>
          <table:table-cell office:value-type="float" office:value="0.000012562" calcext:value-type="float">
            <text:p>1.2562E-05</text:p>
          </table:table-cell>
          <table:table-cell office:value-type="float" office:value="-0.0000398075" calcext:value-type="float">
            <text:p>-3.98075E-05</text:p>
          </table:table-cell>
          <table:table-cell office:value-type="float" office:value="-0.000099924" calcext:value-type="float">
            <text:p>-9.9924E-05</text:p>
          </table:table-cell>
          <table:table-cell office:value-type="float" office:value="-0.0000125556" calcext:value-type="float">
            <text:p>-1.25556E-05</text:p>
          </table:table-cell>
          <table:table-cell office:value-type="float" office:value="-0.0000398069" calcext:value-type="float">
            <text:p>-3.98069E-05</text:p>
          </table:table-cell>
          <table:table-cell office:value-type="float" office:value="-0.0000999242" calcext:value-type="float">
            <text:p>-9.9924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175" calcext:value-type="float">
            <text:p>-0.031175</text:p>
          </table:table-cell>
          <table:table-cell office:value-type="float" office:value="0.0000039979" calcext:value-type="float">
            <text:p>3.9979E-06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-0.325428" calcext:value-type="float">
            <text:p>-0.325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113862" calcext:value-type="float">
            <text:p>-1.13862E-08</text:p>
          </table:table-cell>
          <table:table-cell office:value-type="float" office:value="-0.000154971" calcext:value-type="float">
            <text:p>-0.000154971</text:p>
          </table:table-cell>
          <table:table-cell office:value-type="float" office:value="0.00000000133462" calcext:value-type="float">
            <text:p>1.33462E-09</text:p>
          </table:table-cell>
          <table:table-cell office:value-type="float" office:value="-0.0333941" calcext:value-type="float">
            <text:p>-0.0333941</text:p>
          </table:table-cell>
          <table:table-cell office:value-type="float" office:value="-0.0000000505275" calcext:value-type="float">
            <text:p>-5.05275E-08</text:p>
          </table:table-cell>
          <table:table-cell office:value-type="float" office:value="-0.999442" calcext:value-type="float">
            <text:p>-0.999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574" calcext:value-type="float">
            <text:p>0.0403574</text:p>
          </table:table-cell>
          <table:table-cell office:value-type="float" office:value="0.0473247" calcext:value-type="float">
            <text:p>0.0473247</text:p>
          </table:table-cell>
          <table:table-cell office:value-type="float" office:value="-0.173525" calcext:value-type="float">
            <text:p>-0.173525</text:p>
          </table:table-cell>
          <table:table-cell office:value-type="float" office:value="-0.0403575" calcext:value-type="float">
            <text:p>-0.0403575</text:p>
          </table:table-cell>
          <table:table-cell office:value-type="float" office:value="0.0473245" calcext:value-type="float">
            <text:p>0.0473245</text:p>
          </table:table-cell>
          <table:table-cell office:value-type="float" office:value="-0.173525" calcext:value-type="float">
            <text:p>-0.173525</text:p>
          </table:table-cell>
          <table:table-cell office:value-type="float" office:value="0.116683" calcext:value-type="float">
            <text:p>0.116683</text:p>
          </table:table-cell>
          <table:table-cell office:value-type="float" office:value="-0.030441" calcext:value-type="float">
            <text:p>-0.030441</text:p>
          </table:table-cell>
          <table:table-cell office:value-type="float" office:value="-0.177991" calcext:value-type="float">
            <text:p>-0.177991</text:p>
          </table:table-cell>
          <table:table-cell office:value-type="float" office:value="-0.116683" calcext:value-type="float">
            <text:p>-0.116683</text:p>
          </table:table-cell>
          <table:table-cell office:value-type="float" office:value="-0.0304411" calcext:value-type="float">
            <text:p>-0.0304411</text:p>
          </table:table-cell>
          <table:table-cell office:value-type="float" office:value="-0.177991" calcext:value-type="float">
            <text:p>-0.177991</text:p>
          </table:table-cell>
          <table:table-cell office:value-type="float" office:value="0.0000152333" calcext:value-type="float">
            <text:p>1.52333E-05</text:p>
          </table:table-cell>
          <table:table-cell office:value-type="float" office:value="-0.000114628" calcext:value-type="float">
            <text:p>-0.000114628</text:p>
          </table:table-cell>
          <table:table-cell office:value-type="float" office:value="0.0000017416" calcext:value-type="float">
            <text:p>1.7416E-06</text:p>
          </table:table-cell>
          <table:table-cell office:value-type="float" office:value="-0.0000152275" calcext:value-type="float">
            <text:p>-1.52275E-05</text:p>
          </table:table-cell>
          <table:table-cell office:value-type="float" office:value="-0.000114628" calcext:value-type="float">
            <text:p>-0.000114628</text:p>
          </table:table-cell>
          <table:table-cell office:value-type="float" office:value="0.00000174212" calcext:value-type="float">
            <text:p>1.74212E-06</text:p>
          </table:table-cell>
          <table:table-cell office:value-type="float" office:value="0.0000125582" calcext:value-type="float">
            <text:p>1.25582E-05</text:p>
          </table:table-cell>
          <table:table-cell office:value-type="float" office:value="-0.0000397098" calcext:value-type="float">
            <text:p>-3.97098E-05</text:p>
          </table:table-cell>
          <table:table-cell office:value-type="float" office:value="-0.0000998118" calcext:value-type="float">
            <text:p>-9.98118E-05</text:p>
          </table:table-cell>
          <table:table-cell office:value-type="float" office:value="-0.000012552" calcext:value-type="float">
            <text:p>-1.2552E-05</text:p>
          </table:table-cell>
          <table:table-cell office:value-type="float" office:value="-0.0000397092" calcext:value-type="float">
            <text:p>-3.97092E-05</text:p>
          </table:table-cell>
          <table:table-cell office:value-type="float" office:value="-0.000099812" calcext:value-type="float">
            <text:p>-9.981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1921" calcext:value-type="float">
            <text:p>-0.0311921</text:p>
          </table:table-cell>
          <table:table-cell office:value-type="float" office:value="0.00000399873" calcext:value-type="float">
            <text:p>3.99873E-06</text:p>
          </table:table-cell>
          <table:table-cell office:value-type="float" office:value="0.3272" calcext:value-type="float">
            <text:p>0.3272</text:p>
          </table:table-cell>
          <table:table-cell office:value-type="float" office:value="-0.325422" calcext:value-type="float">
            <text:p>-0.325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20311" calcext:value-type="float">
            <text:p>2.0311E-09</text:p>
          </table:table-cell>
          <table:table-cell office:value-type="float" office:value="-0.000154216" calcext:value-type="float">
            <text:p>-0.000154216</text:p>
          </table:table-cell>
          <table:table-cell office:value-type="float" office:value="0.00000000161948" calcext:value-type="float">
            <text:p>1.61948E-09</text:p>
          </table:table-cell>
          <table:table-cell office:value-type="float" office:value="-0.0334065" calcext:value-type="float">
            <text:p>-0.0334065</text:p>
          </table:table-cell>
          <table:table-cell office:value-type="float" office:value="-0.0000000505907" calcext:value-type="float">
            <text:p>-5.05907E-08</text:p>
          </table:table-cell>
          <table:table-cell office:value-type="float" office:value="-0.999442" calcext:value-type="float">
            <text:p>-0.999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635" calcext:value-type="float">
            <text:p>0.0403635</text:p>
          </table:table-cell>
          <table:table-cell office:value-type="float" office:value="0.0472789" calcext:value-type="float">
            <text:p>0.0472789</text:p>
          </table:table-cell>
          <table:table-cell office:value-type="float" office:value="-0.173524" calcext:value-type="float">
            <text:p>-0.173524</text:p>
          </table:table-cell>
          <table:table-cell office:value-type="float" office:value="-0.0403636" calcext:value-type="float">
            <text:p>-0.0403636</text:p>
          </table:table-cell>
          <table:table-cell office:value-type="float" office:value="0.0472788" calcext:value-type="float">
            <text:p>0.0472788</text:p>
          </table:table-cell>
          <table:table-cell office:value-type="float" office:value="-0.173524" calcext:value-type="float">
            <text:p>-0.173524</text:p>
          </table:table-cell>
          <table:table-cell office:value-type="float" office:value="0.116688" calcext:value-type="float">
            <text:p>0.116688</text:p>
          </table:table-cell>
          <table:table-cell office:value-type="float" office:value="-0.0304569" calcext:value-type="float">
            <text:p>-0.0304569</text:p>
          </table:table-cell>
          <table:table-cell office:value-type="float" office:value="-0.178031" calcext:value-type="float">
            <text:p>-0.178031</text:p>
          </table:table-cell>
          <table:table-cell office:value-type="float" office:value="-0.116688" calcext:value-type="float">
            <text:p>-0.116688</text:p>
          </table:table-cell>
          <table:table-cell office:value-type="float" office:value="-0.030457" calcext:value-type="float">
            <text:p>-0.030457</text:p>
          </table:table-cell>
          <table:table-cell office:value-type="float" office:value="-0.178031" calcext:value-type="float">
            <text:p>-0.178031</text:p>
          </table:table-cell>
          <table:table-cell office:value-type="float" office:value="0.000015253" calcext:value-type="float">
            <text:p>1.5253E-05</text:p>
          </table:table-cell>
          <table:table-cell office:value-type="float" office:value="-0.000114338" calcext:value-type="float">
            <text:p>-0.000114338</text:p>
          </table:table-cell>
          <table:table-cell office:value-type="float" office:value="0.00000143859" calcext:value-type="float">
            <text:p>1.43859E-06</text:p>
          </table:table-cell>
          <table:table-cell office:value-type="float" office:value="-0.0000152483" calcext:value-type="float">
            <text:p>-1.52483E-05</text:p>
          </table:table-cell>
          <table:table-cell office:value-type="float" office:value="-0.000114336" calcext:value-type="float">
            <text:p>-0.000114336</text:p>
          </table:table-cell>
          <table:table-cell office:value-type="float" office:value="0.00000143629" calcext:value-type="float">
            <text:p>1.43629E-06</text:p>
          </table:table-cell>
          <table:table-cell office:value-type="float" office:value="0.0000125534" calcext:value-type="float">
            <text:p>1.25534E-05</text:p>
          </table:table-cell>
          <table:table-cell office:value-type="float" office:value="-0.0000396453" calcext:value-type="float">
            <text:p>-3.96453E-05</text:p>
          </table:table-cell>
          <table:table-cell office:value-type="float" office:value="-0.0000997082" calcext:value-type="float">
            <text:p>-9.97082E-05</text:p>
          </table:table-cell>
          <table:table-cell office:value-type="float" office:value="-0.0000125496" calcext:value-type="float">
            <text:p>-1.25496E-05</text:p>
          </table:table-cell>
          <table:table-cell office:value-type="float" office:value="-0.0000396344" calcext:value-type="float">
            <text:p>-3.96344E-05</text:p>
          </table:table-cell>
          <table:table-cell office:value-type="float" office:value="-0.0000997257" calcext:value-type="float">
            <text:p>-9.9725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2108" calcext:value-type="float">
            <text:p>-0.0312108</text:p>
          </table:table-cell>
          <table:table-cell office:value-type="float" office:value="0.00000399935" calcext:value-type="float">
            <text:p>3.99935E-06</text:p>
          </table:table-cell>
          <table:table-cell office:value-type="float" office:value="0.327196" calcext:value-type="float">
            <text:p>0.327196</text:p>
          </table:table-cell>
          <table:table-cell office:value-type="float" office:value="-0.325416" calcext:value-type="float">
            <text:p>-0.325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621569" calcext:value-type="float">
            <text:p>-6.21569E-09</text:p>
          </table:table-cell>
          <table:table-cell office:value-type="float" office:value="-0.000153543" calcext:value-type="float">
            <text:p>-0.000153543</text:p>
          </table:table-cell>
          <table:table-cell office:value-type="float" office:value="0.00000000157095" calcext:value-type="float">
            <text:p>1.57095E-09</text:p>
          </table:table-cell>
          <table:table-cell office:value-type="float" office:value="-0.0334176" calcext:value-type="float">
            <text:p>-0.0334176</text:p>
          </table:table-cell>
          <table:table-cell office:value-type="float" office:value="-0.0000000503239" calcext:value-type="float">
            <text:p>-5.03239E-08</text:p>
          </table:table-cell>
          <table:table-cell office:value-type="float" office:value="-0.999441" calcext:value-type="float">
            <text:p>-0.999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69" calcext:value-type="float">
            <text:p>0.040369</text:p>
          </table:table-cell>
          <table:table-cell office:value-type="float" office:value="0.0472378" calcext:value-type="float">
            <text:p>0.0472378</text:p>
          </table:table-cell>
          <table:table-cell office:value-type="float" office:value="-0.173524" calcext:value-type="float">
            <text:p>-0.173524</text:p>
          </table:table-cell>
          <table:table-cell office:value-type="float" office:value="-0.0403691" calcext:value-type="float">
            <text:p>-0.0403691</text:p>
          </table:table-cell>
          <table:table-cell office:value-type="float" office:value="0.0472376" calcext:value-type="float">
            <text:p>0.0472376</text:p>
          </table:table-cell>
          <table:table-cell office:value-type="float" office:value="-0.173524" calcext:value-type="float">
            <text:p>-0.173524</text:p>
          </table:table-cell>
          <table:table-cell office:value-type="float" office:value="0.116692" calcext:value-type="float">
            <text:p>0.116692</text:p>
          </table:table-cell>
          <table:table-cell office:value-type="float" office:value="-0.0304711" calcext:value-type="float">
            <text:p>-0.0304711</text:p>
          </table:table-cell>
          <table:table-cell office:value-type="float" office:value="-0.178067" calcext:value-type="float">
            <text:p>-0.178067</text:p>
          </table:table-cell>
          <table:table-cell office:value-type="float" office:value="-0.116692" calcext:value-type="float">
            <text:p>-0.116692</text:p>
          </table:table-cell>
          <table:table-cell office:value-type="float" office:value="-0.0304712" calcext:value-type="float">
            <text:p>-0.0304712</text:p>
          </table:table-cell>
          <table:table-cell office:value-type="float" office:value="-0.178066" calcext:value-type="float">
            <text:p>-0.178066</text:p>
          </table:table-cell>
          <table:table-cell office:value-type="float" office:value="0.0000152712" calcext:value-type="float">
            <text:p>1.52712E-05</text:p>
          </table:table-cell>
          <table:table-cell office:value-type="float" office:value="-0.000114077" calcext:value-type="float">
            <text:p>-0.000114077</text:p>
          </table:table-cell>
          <table:table-cell office:value-type="float" office:value="0.00000116664" calcext:value-type="float">
            <text:p>1.16664E-06</text:p>
          </table:table-cell>
          <table:table-cell office:value-type="float" office:value="-0.0000152663" calcext:value-type="float">
            <text:p>-1.52663E-05</text:p>
          </table:table-cell>
          <table:table-cell office:value-type="float" office:value="-0.000114076" calcext:value-type="float">
            <text:p>-0.000114076</text:p>
          </table:table-cell>
          <table:table-cell office:value-type="float" office:value="0.00000116577" calcext:value-type="float">
            <text:p>1.16577E-06</text:p>
          </table:table-cell>
          <table:table-cell office:value-type="float" office:value="0.0000125538" calcext:value-type="float">
            <text:p>1.25538E-05</text:p>
          </table:table-cell>
          <table:table-cell office:value-type="float" office:value="-0.0000395645" calcext:value-type="float">
            <text:p>-3.95645E-05</text:p>
          </table:table-cell>
          <table:table-cell office:value-type="float" office:value="-0.0000996534" calcext:value-type="float">
            <text:p>-9.96534E-05</text:p>
          </table:table-cell>
          <table:table-cell office:value-type="float" office:value="-0.0000125479" calcext:value-type="float">
            <text:p>-1.25479E-05</text:p>
          </table:table-cell>
          <table:table-cell office:value-type="float" office:value="-0.0000395644" calcext:value-type="float">
            <text:p>-3.95644E-05</text:p>
          </table:table-cell>
          <table:table-cell office:value-type="float" office:value="-0.0000996526" calcext:value-type="float">
            <text:p>-9.9652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2278" calcext:value-type="float">
            <text:p>-0.0312278</text:p>
          </table:table-cell>
          <table:table-cell office:value-type="float" office:value="0.00000400002" calcext:value-type="float">
            <text:p>4.00002E-06</text:p>
          </table:table-cell>
          <table:table-cell office:value-type="float" office:value="0.327192" calcext:value-type="float">
            <text:p>0.327192</text:p>
          </table:table-cell>
          <table:table-cell office:value-type="float" office:value="-0.325411" calcext:value-type="float">
            <text:p>-0.325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842182" calcext:value-type="float">
            <text:p>-8.42182E-09</text:p>
          </table:table-cell>
          <table:table-cell office:value-type="float" office:value="-0.000152699" calcext:value-type="float">
            <text:p>-0.000152699</text:p>
          </table:table-cell>
          <table:table-cell office:value-type="float" office:value="0.00000000158397" calcext:value-type="float">
            <text:p>1.58397E-09</text:p>
          </table:table-cell>
          <table:table-cell office:value-type="float" office:value="-0.0334322" calcext:value-type="float">
            <text:p>-0.0334322</text:p>
          </table:table-cell>
          <table:table-cell office:value-type="float" office:value="-0.0000000495844" calcext:value-type="float">
            <text:p>-4.95844E-08</text:p>
          </table:table-cell>
          <table:table-cell office:value-type="float" office:value="-0.999441" calcext:value-type="float">
            <text:p>-0.999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763" calcext:value-type="float">
            <text:p>0.0403763</text:p>
          </table:table-cell>
          <table:table-cell office:value-type="float" office:value="0.0471831" calcext:value-type="float">
            <text:p>0.0471831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-0.0403764" calcext:value-type="float">
            <text:p>-0.0403764</text:p>
          </table:table-cell>
          <table:table-cell office:value-type="float" office:value="0.047183" calcext:value-type="float">
            <text:p>0.047183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0.116698" calcext:value-type="float">
            <text:p>0.116698</text:p>
          </table:table-cell>
          <table:table-cell office:value-type="float" office:value="-0.0304901" calcext:value-type="float">
            <text:p>-0.0304901</text:p>
          </table:table-cell>
          <table:table-cell office:value-type="float" office:value="-0.178114" calcext:value-type="float">
            <text:p>-0.178114</text:p>
          </table:table-cell>
          <table:table-cell office:value-type="float" office:value="-0.116698" calcext:value-type="float">
            <text:p>-0.116698</text:p>
          </table:table-cell>
          <table:table-cell office:value-type="float" office:value="-0.0304902" calcext:value-type="float">
            <text:p>-0.0304902</text:p>
          </table:table-cell>
          <table:table-cell office:value-type="float" office:value="-0.178114" calcext:value-type="float">
            <text:p>-0.178114</text:p>
          </table:table-cell>
          <table:table-cell office:value-type="float" office:value="0.0000152958" calcext:value-type="float">
            <text:p>1.52958E-05</text:p>
          </table:table-cell>
          <table:table-cell office:value-type="float" office:value="-0.000113708" calcext:value-type="float">
            <text:p>-0.000113708</text:p>
          </table:table-cell>
          <table:table-cell office:value-type="float" office:value="0.000000798792" calcext:value-type="float">
            <text:p>7.98792E-07</text:p>
          </table:table-cell>
          <table:table-cell office:value-type="float" office:value="-0.0000152909" calcext:value-type="float">
            <text:p>-1.52909E-05</text:p>
          </table:table-cell>
          <table:table-cell office:value-type="float" office:value="-0.000113707" calcext:value-type="float">
            <text:p>-0.000113707</text:p>
          </table:table-cell>
          <table:table-cell office:value-type="float" office:value="0.000000798306" calcext:value-type="float">
            <text:p>7.98306E-07</text:p>
          </table:table-cell>
          <table:table-cell office:value-type="float" office:value="0.0000125488" calcext:value-type="float">
            <text:p>1.25488E-05</text:p>
          </table:table-cell>
          <table:table-cell office:value-type="float" office:value="-0.0000394681" calcext:value-type="float">
            <text:p>-3.94681E-05</text:p>
          </table:table-cell>
          <table:table-cell office:value-type="float" office:value="-0.0000995303" calcext:value-type="float">
            <text:p>-9.95303E-05</text:p>
          </table:table-cell>
          <table:table-cell office:value-type="float" office:value="-0.0000125428" calcext:value-type="float">
            <text:p>-1.25428E-05</text:p>
          </table:table-cell>
          <table:table-cell office:value-type="float" office:value="-0.0000394691" calcext:value-type="float">
            <text:p>-3.94691E-05</text:p>
          </table:table-cell>
          <table:table-cell office:value-type="float" office:value="-0.0000995277" calcext:value-type="float">
            <text:p>-9.9527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2448" calcext:value-type="float">
            <text:p>-0.0312448</text:p>
          </table:table-cell>
          <table:table-cell office:value-type="float" office:value="0.00000400078" calcext:value-type="float">
            <text:p>4.00078E-06</text:p>
          </table:table-cell>
          <table:table-cell office:value-type="float" office:value="0.327188" calcext:value-type="float">
            <text:p>0.327188</text:p>
          </table:table-cell>
          <table:table-cell office:value-type="float" office:value="-0.325405" calcext:value-type="float">
            <text:p>-0.325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90956" calcext:value-type="float">
            <text:p>-9.0956E-09</text:p>
          </table:table-cell>
          <table:table-cell office:value-type="float" office:value="-0.000151982" calcext:value-type="float">
            <text:p>-0.000151982</text:p>
          </table:table-cell>
          <table:table-cell office:value-type="float" office:value="0.00000000153114" calcext:value-type="float">
            <text:p>1.53114E-09</text:p>
          </table:table-cell>
          <table:table-cell office:value-type="float" office:value="-0.0334444" calcext:value-type="float">
            <text:p>-0.0334444</text:p>
          </table:table-cell>
          <table:table-cell office:value-type="float" office:value="-0.000000048874" calcext:value-type="float">
            <text:p>-4.8874E-08</text:p>
          </table:table-cell>
          <table:table-cell office:value-type="float" office:value="-0.99944" calcext:value-type="float">
            <text:p>-0.99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824" calcext:value-type="float">
            <text:p>0.0403824</text:p>
          </table:table-cell>
          <table:table-cell office:value-type="float" office:value="0.0471377" calcext:value-type="float">
            <text:p>0.0471377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-0.0403825" calcext:value-type="float">
            <text:p>-0.0403825</text:p>
          </table:table-cell>
          <table:table-cell office:value-type="float" office:value="0.0471376" calcext:value-type="float">
            <text:p>0.0471376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0.116703" calcext:value-type="float">
            <text:p>0.116703</text:p>
          </table:table-cell>
          <table:table-cell office:value-type="float" office:value="-0.0305059" calcext:value-type="float">
            <text:p>-0.0305059</text:p>
          </table:table-cell>
          <table:table-cell office:value-type="float" office:value="-0.178154" calcext:value-type="float">
            <text:p>-0.178154</text:p>
          </table:table-cell>
          <table:table-cell office:value-type="float" office:value="-0.116703" calcext:value-type="float">
            <text:p>-0.116703</text:p>
          </table:table-cell>
          <table:table-cell office:value-type="float" office:value="-0.030506" calcext:value-type="float">
            <text:p>-0.030506</text:p>
          </table:table-cell>
          <table:table-cell office:value-type="float" office:value="-0.178154" calcext:value-type="float">
            <text:p>-0.178154</text:p>
          </table:table-cell>
          <table:table-cell office:value-type="float" office:value="0.0000153148" calcext:value-type="float">
            <text:p>1.53148E-05</text:p>
          </table:table-cell>
          <table:table-cell office:value-type="float" office:value="-0.000113424" calcext:value-type="float">
            <text:p>-0.000113424</text:p>
          </table:table-cell>
          <table:table-cell office:value-type="float" office:value="0.000000512903" calcext:value-type="float">
            <text:p>5.12903E-07</text:p>
          </table:table-cell>
          <table:table-cell office:value-type="float" office:value="-0.0000153098" calcext:value-type="float">
            <text:p>-1.53098E-05</text:p>
          </table:table-cell>
          <table:table-cell office:value-type="float" office:value="-0.000113424" calcext:value-type="float">
            <text:p>-0.000113424</text:p>
          </table:table-cell>
          <table:table-cell office:value-type="float" office:value="0.000000512581" calcext:value-type="float">
            <text:p>5.12581E-07</text:p>
          </table:table-cell>
          <table:table-cell office:value-type="float" office:value="0.0000125458" calcext:value-type="float">
            <text:p>1.25458E-05</text:p>
          </table:table-cell>
          <table:table-cell office:value-type="float" office:value="-0.0000393936" calcext:value-type="float">
            <text:p>-3.93936E-05</text:p>
          </table:table-cell>
          <table:table-cell office:value-type="float" office:value="-0.00009944" calcext:value-type="float">
            <text:p>-9.944E-05</text:p>
          </table:table-cell>
          <table:table-cell office:value-type="float" office:value="-0.0000125398" calcext:value-type="float">
            <text:p>-1.25398E-05</text:p>
          </table:table-cell>
          <table:table-cell office:value-type="float" office:value="-0.0000393943" calcext:value-type="float">
            <text:p>-3.93943E-05</text:p>
          </table:table-cell>
          <table:table-cell office:value-type="float" office:value="-0.000099438" calcext:value-type="float">
            <text:p>-9.943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2634" calcext:value-type="float">
            <text:p>-0.0312634</text:p>
          </table:table-cell>
          <table:table-cell office:value-type="float" office:value="0.00000400165" calcext:value-type="float">
            <text:p>4.00165E-06</text:p>
          </table:table-cell>
          <table:table-cell office:value-type="float" office:value="0.327184" calcext:value-type="float">
            <text:p>0.327184</text:p>
          </table:table-cell>
          <table:table-cell office:value-type="float" office:value="-0.325399" calcext:value-type="float">
            <text:p>-0.325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942776" calcext:value-type="float">
            <text:p>-9.42776E-09</text:p>
          </table:table-cell>
          <table:table-cell office:value-type="float" office:value="-0.000151339" calcext:value-type="float">
            <text:p>-0.000151339</text:p>
          </table:table-cell>
          <table:table-cell office:value-type="float" office:value="0.00000000148306" calcext:value-type="float">
            <text:p>1.48306E-09</text:p>
          </table:table-cell>
          <table:table-cell office:value-type="float" office:value="-0.0334553" calcext:value-type="float">
            <text:p>-0.0334553</text:p>
          </table:table-cell>
          <table:table-cell office:value-type="float" office:value="-0.0000000482017" calcext:value-type="float">
            <text:p>-4.82017E-08</text:p>
          </table:table-cell>
          <table:table-cell office:value-type="float" office:value="-0.99944" calcext:value-type="float">
            <text:p>-0.99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879" calcext:value-type="float">
            <text:p>0.0403879</text:p>
          </table:table-cell>
          <table:table-cell office:value-type="float" office:value="0.0470969" calcext:value-type="float">
            <text:p>0.0470969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-0.0403881" calcext:value-type="float">
            <text:p>-0.0403881</text:p>
          </table:table-cell>
          <table:table-cell office:value-type="float" office:value="0.0470968" calcext:value-type="float">
            <text:p>0.0470968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0.116708" calcext:value-type="float">
            <text:p>0.116708</text:p>
          </table:table-cell>
          <table:table-cell office:value-type="float" office:value="-0.03052" calcext:value-type="float">
            <text:p>-0.03052</text:p>
          </table:table-cell>
          <table:table-cell office:value-type="float" office:value="-0.17819" calcext:value-type="float">
            <text:p>-0.17819</text:p>
          </table:table-cell>
          <table:table-cell office:value-type="float" office:value="-0.116708" calcext:value-type="float">
            <text:p>-0.116708</text:p>
          </table:table-cell>
          <table:table-cell office:value-type="float" office:value="-0.0305201" calcext:value-type="float">
            <text:p>-0.0305201</text:p>
          </table:table-cell>
          <table:table-cell office:value-type="float" office:value="-0.17819" calcext:value-type="float">
            <text:p>-0.17819</text:p>
          </table:table-cell>
          <table:table-cell office:value-type="float" office:value="0.0000153312" calcext:value-type="float">
            <text:p>1.53312E-05</text:p>
          </table:table-cell>
          <table:table-cell office:value-type="float" office:value="-0.000113175" calcext:value-type="float">
            <text:p>-0.000113175</text:p>
          </table:table-cell>
          <table:table-cell office:value-type="float" office:value="0.000000263602" calcext:value-type="float">
            <text:p>2.63602E-07</text:p>
          </table:table-cell>
          <table:table-cell office:value-type="float" office:value="-0.0000153262" calcext:value-type="float">
            <text:p>-1.53262E-05</text:p>
          </table:table-cell>
          <table:table-cell office:value-type="float" office:value="-0.000113175" calcext:value-type="float">
            <text:p>-0.000113175</text:p>
          </table:table-cell>
          <table:table-cell office:value-type="float" office:value="0.000000263399" calcext:value-type="float">
            <text:p>2.63399E-07</text:p>
          </table:table-cell>
          <table:table-cell office:value-type="float" office:value="0.0000125433" calcext:value-type="float">
            <text:p>1.25433E-05</text:p>
          </table:table-cell>
          <table:table-cell office:value-type="float" office:value="-0.0000393274" calcext:value-type="float">
            <text:p>-3.93274E-05</text:p>
          </table:table-cell>
          <table:table-cell office:value-type="float" office:value="-0.0000993607" calcext:value-type="float">
            <text:p>-9.93607E-05</text:p>
          </table:table-cell>
          <table:table-cell office:value-type="float" office:value="-0.0000125374" calcext:value-type="float">
            <text:p>-1.25374E-05</text:p>
          </table:table-cell>
          <table:table-cell office:value-type="float" office:value="-0.0000393278" calcext:value-type="float">
            <text:p>-3.93278E-05</text:p>
          </table:table-cell>
          <table:table-cell office:value-type="float" office:value="-0.0000993591" calcext:value-type="float">
            <text:p>-9.9359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2803" calcext:value-type="float">
            <text:p>-0.0312803</text:p>
          </table:table-cell>
          <table:table-cell office:value-type="float" office:value="0.00000400245" calcext:value-type="float">
            <text:p>4.00245E-06</text:p>
          </table:table-cell>
          <table:table-cell office:value-type="float" office:value="0.327181" calcext:value-type="float">
            <text:p>0.327181</text:p>
          </table:table-cell>
          <table:table-cell office:value-type="float" office:value="-0.325393" calcext:value-type="float">
            <text:p>-0.325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962417" calcext:value-type="float">
            <text:p>-9.62417E-09</text:p>
          </table:table-cell>
          <table:table-cell office:value-type="float" office:value="-0.000150602" calcext:value-type="float">
            <text:p>-0.000150602</text:p>
          </table:table-cell>
          <table:table-cell office:value-type="float" office:value="0.00000000143475" calcext:value-type="float">
            <text:p>1.43475E-09</text:p>
          </table:table-cell>
          <table:table-cell office:value-type="float" office:value="-0.0334686" calcext:value-type="float">
            <text:p>-0.0334686</text:p>
          </table:table-cell>
          <table:table-cell office:value-type="float" office:value="-0.0000000473578" calcext:value-type="float">
            <text:p>-4.73578E-08</text:p>
          </table:table-cell>
          <table:table-cell office:value-type="float" office:value="-0.99944" calcext:value-type="float">
            <text:p>-0.99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947" calcext:value-type="float">
            <text:p>0.0403947</text:p>
          </table:table-cell>
          <table:table-cell office:value-type="float" office:value="0.0470472" calcext:value-type="float">
            <text:p>0.0470472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-0.0403948" calcext:value-type="float">
            <text:p>-0.0403948</text:p>
          </table:table-cell>
          <table:table-cell office:value-type="float" office:value="0.0470471" calcext:value-type="float">
            <text:p>0.0470471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0.116713" calcext:value-type="float">
            <text:p>0.116713</text:p>
          </table:table-cell>
          <table:table-cell office:value-type="float" office:value="-0.0305373" calcext:value-type="float">
            <text:p>-0.0305373</text:p>
          </table:table-cell>
          <table:table-cell office:value-type="float" office:value="-0.178234" calcext:value-type="float">
            <text:p>-0.178234</text:p>
          </table:table-cell>
          <table:table-cell office:value-type="float" office:value="-0.116713" calcext:value-type="float">
            <text:p>-0.116713</text:p>
          </table:table-cell>
          <table:table-cell office:value-type="float" office:value="-0.0305374" calcext:value-type="float">
            <text:p>-0.0305374</text:p>
          </table:table-cell>
          <table:table-cell office:value-type="float" office:value="-0.178234" calcext:value-type="float">
            <text:p>-0.178234</text:p>
          </table:table-cell>
          <table:table-cell office:value-type="float" office:value="0.000015352" calcext:value-type="float">
            <text:p>1.5352E-05</text:p>
          </table:table-cell>
          <table:table-cell office:value-type="float" office:value="-0.000112848" calcext:value-type="float">
            <text:p>-0.000112848</text:p>
          </table:table-cell>
          <table:table-cell office:value-type="float" office:value="-0.0000000494293" calcext:value-type="float">
            <text:p>-4.94293E-08</text:p>
          </table:table-cell>
          <table:table-cell office:value-type="float" office:value="-0.0000153469" calcext:value-type="float">
            <text:p>-1.53469E-05</text:p>
          </table:table-cell>
          <table:table-cell office:value-type="float" office:value="-0.000112848" calcext:value-type="float">
            <text:p>-0.000112848</text:p>
          </table:table-cell>
          <table:table-cell office:value-type="float" office:value="-0.0000000495152" calcext:value-type="float">
            <text:p>-4.95152E-08</text:p>
          </table:table-cell>
          <table:table-cell office:value-type="float" office:value="0.0000125376" calcext:value-type="float">
            <text:p>1.25376E-05</text:p>
          </table:table-cell>
          <table:table-cell office:value-type="float" office:value="-0.0000392429" calcext:value-type="float">
            <text:p>-3.92429E-05</text:p>
          </table:table-cell>
          <table:table-cell office:value-type="float" office:value="-0.0000992385" calcext:value-type="float">
            <text:p>-9.92385E-05</text:p>
          </table:table-cell>
          <table:table-cell office:value-type="float" office:value="-0.0000125318" calcext:value-type="float">
            <text:p>-1.25318E-05</text:p>
          </table:table-cell>
          <table:table-cell office:value-type="float" office:value="-0.000039243" calcext:value-type="float">
            <text:p>-3.9243E-05</text:p>
          </table:table-cell>
          <table:table-cell office:value-type="float" office:value="-0.0000992374" calcext:value-type="float">
            <text:p>-9.9237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2972" calcext:value-type="float">
            <text:p>-0.0312972</text:p>
          </table:table-cell>
          <table:table-cell office:value-type="float" office:value="0.00000400325" calcext:value-type="float">
            <text:p>4.00325E-06</text:p>
          </table:table-cell>
          <table:table-cell office:value-type="float" office:value="0.327177" calcext:value-type="float">
            <text:p>0.327177</text:p>
          </table:table-cell>
          <table:table-cell office:value-type="float" office:value="-0.325388" calcext:value-type="float">
            <text:p>-0.325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968483" calcext:value-type="float">
            <text:p>-9.68483E-09</text:p>
          </table:table-cell>
          <table:table-cell office:value-type="float" office:value="-0.000149931" calcext:value-type="float">
            <text:p>-0.000149931</text:p>
          </table:table-cell>
          <table:table-cell office:value-type="float" office:value="0.00000000140065" calcext:value-type="float">
            <text:p>1.40065E-09</text:p>
          </table:table-cell>
          <table:table-cell office:value-type="float" office:value="-0.0334806" calcext:value-type="float">
            <text:p>-0.0334806</text:p>
          </table:table-cell>
          <table:table-cell office:value-type="float" office:value="-0.000000046581" calcext:value-type="float">
            <text:p>-4.6581E-08</text:p>
          </table:table-cell>
          <table:table-cell office:value-type="float" office:value="-0.999439" calcext:value-type="float">
            <text:p>-0.999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008" calcext:value-type="float">
            <text:p>0.0404008</text:p>
          </table:table-cell>
          <table:table-cell office:value-type="float" office:value="0.0470021" calcext:value-type="float">
            <text:p>0.0470021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-0.0404009" calcext:value-type="float">
            <text:p>-0.0404009</text:p>
          </table:table-cell>
          <table:table-cell office:value-type="float" office:value="0.047002" calcext:value-type="float">
            <text:p>0.047002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0.116718" calcext:value-type="float">
            <text:p>0.116718</text:p>
          </table:table-cell>
          <table:table-cell office:value-type="float" office:value="-0.030553" calcext:value-type="float">
            <text:p>-0.030553</text:p>
          </table:table-cell>
          <table:table-cell office:value-type="float" office:value="-0.178273" calcext:value-type="float">
            <text:p>-0.178273</text:p>
          </table:table-cell>
          <table:table-cell office:value-type="float" office:value="-0.116718" calcext:value-type="float">
            <text:p>-0.116718</text:p>
          </table:table-cell>
          <table:table-cell office:value-type="float" office:value="-0.0305531" calcext:value-type="float">
            <text:p>-0.0305531</text:p>
          </table:table-cell>
          <table:table-cell office:value-type="float" office:value="-0.178273" calcext:value-type="float">
            <text:p>-0.178273</text:p>
          </table:table-cell>
          <table:table-cell office:value-type="float" office:value="0.0000153699" calcext:value-type="float">
            <text:p>1.53699E-05</text:p>
          </table:table-cell>
          <table:table-cell office:value-type="float" office:value="-0.000112564" calcext:value-type="float">
            <text:p>-0.000112564</text:p>
          </table:table-cell>
          <table:table-cell office:value-type="float" office:value="-0.000000321985" calcext:value-type="float">
            <text:p>-3.21985E-07</text:p>
          </table:table-cell>
          <table:table-cell office:value-type="float" office:value="-0.0000153649" calcext:value-type="float">
            <text:p>-1.53649E-05</text:p>
          </table:table-cell>
          <table:table-cell office:value-type="float" office:value="-0.000112563" calcext:value-type="float">
            <text:p>-0.000112563</text:p>
          </table:table-cell>
          <table:table-cell office:value-type="float" office:value="-0.000000321985" calcext:value-type="float">
            <text:p>-3.21985E-07</text:p>
          </table:table-cell>
          <table:table-cell office:value-type="float" office:value="0.000012533" calcext:value-type="float">
            <text:p>1.2533E-05</text:p>
          </table:table-cell>
          <table:table-cell office:value-type="float" office:value="-0.0000391687" calcext:value-type="float">
            <text:p>-3.91687E-05</text:p>
          </table:table-cell>
          <table:table-cell office:value-type="float" office:value="-0.0000991331" calcext:value-type="float">
            <text:p>-9.91331E-05</text:p>
          </table:table-cell>
          <table:table-cell office:value-type="float" office:value="-0.0000125273" calcext:value-type="float">
            <text:p>-1.25273E-05</text:p>
          </table:table-cell>
          <table:table-cell office:value-type="float" office:value="-0.0000391687" calcext:value-type="float">
            <text:p>-3.91687E-05</text:p>
          </table:table-cell>
          <table:table-cell office:value-type="float" office:value="-0.0000991324" calcext:value-type="float">
            <text:p>-9.9132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314" calcext:value-type="float">
            <text:p>-0.031314</text:p>
          </table:table-cell>
          <table:table-cell office:value-type="float" office:value="0.00000400406" calcext:value-type="float">
            <text:p>4.00406E-06</text:p>
          </table:table-cell>
          <table:table-cell office:value-type="float" office:value="0.327174" calcext:value-type="float">
            <text:p>0.327174</text:p>
          </table:table-cell>
          <table:table-cell office:value-type="float" office:value="-0.325382" calcext:value-type="float">
            <text:p>-0.325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284524" calcext:value-type="float">
            <text:p>-2.84524E-08</text:p>
          </table:table-cell>
          <table:table-cell office:value-type="float" office:value="-0.000149229" calcext:value-type="float">
            <text:p>-0.000149229</text:p>
          </table:table-cell>
          <table:table-cell office:value-type="float" office:value="-0.000000000116925" calcext:value-type="float">
            <text:p>-1.16925E-10</text:p>
          </table:table-cell>
          <table:table-cell office:value-type="float" office:value="-0.0334926" calcext:value-type="float">
            <text:p>-0.0334926</text:p>
          </table:table-cell>
          <table:table-cell office:value-type="float" office:value="-0.0000000456529" calcext:value-type="float">
            <text:p>-4.56529E-08</text:p>
          </table:table-cell>
          <table:table-cell office:value-type="float" office:value="-0.999439" calcext:value-type="float">
            <text:p>-0.999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07" calcext:value-type="float">
            <text:p>0.040407</text:p>
          </table:table-cell>
          <table:table-cell office:value-type="float" office:value="0.0469571" calcext:value-type="float">
            <text:p>0.0469571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-0.0404071" calcext:value-type="float">
            <text:p>-0.0404071</text:p>
          </table:table-cell>
          <table:table-cell office:value-type="float" office:value="0.046957" calcext:value-type="float">
            <text:p>0.046957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0.116723" calcext:value-type="float">
            <text:p>0.116723</text:p>
          </table:table-cell>
          <table:table-cell office:value-type="float" office:value="-0.0305687" calcext:value-type="float">
            <text:p>-0.0305687</text:p>
          </table:table-cell>
          <table:table-cell office:value-type="float" office:value="-0.178313" calcext:value-type="float">
            <text:p>-0.178313</text:p>
          </table:table-cell>
          <table:table-cell office:value-type="float" office:value="-0.116723" calcext:value-type="float">
            <text:p>-0.116723</text:p>
          </table:table-cell>
          <table:table-cell office:value-type="float" office:value="-0.0305688" calcext:value-type="float">
            <text:p>-0.0305688</text:p>
          </table:table-cell>
          <table:table-cell office:value-type="float" office:value="-0.178313" calcext:value-type="float">
            <text:p>-0.178313</text:p>
          </table:table-cell>
          <table:table-cell office:value-type="float" office:value="0.0000153903" calcext:value-type="float">
            <text:p>1.53903E-05</text:p>
          </table:table-cell>
          <table:table-cell office:value-type="float" office:value="-0.00011231" calcext:value-type="float">
            <text:p>-0.00011231</text:p>
          </table:table-cell>
          <table:table-cell office:value-type="float" office:value="-0.000000571341" calcext:value-type="float">
            <text:p>-5.71341E-07</text:p>
          </table:table-cell>
          <table:table-cell office:value-type="float" office:value="-0.0000153769" calcext:value-type="float">
            <text:p>-1.53769E-05</text:p>
          </table:table-cell>
          <table:table-cell office:value-type="float" office:value="-0.000112311" calcext:value-type="float">
            <text:p>-0.000112311</text:p>
          </table:table-cell>
          <table:table-cell office:value-type="float" office:value="-0.000000570464" calcext:value-type="float">
            <text:p>-5.70464E-07</text:p>
          </table:table-cell>
          <table:table-cell office:value-type="float" office:value="0.0000125344" calcext:value-type="float">
            <text:p>1.25344E-05</text:p>
          </table:table-cell>
          <table:table-cell office:value-type="float" office:value="-0.0000390998" calcext:value-type="float">
            <text:p>-3.90998E-05</text:p>
          </table:table-cell>
          <table:table-cell office:value-type="float" office:value="-0.0000990514" calcext:value-type="float">
            <text:p>-9.90514E-05</text:p>
          </table:table-cell>
          <table:table-cell office:value-type="float" office:value="-0.0000125212" calcext:value-type="float">
            <text:p>-1.25212E-05</text:p>
          </table:table-cell>
          <table:table-cell office:value-type="float" office:value="-0.0000391003" calcext:value-type="float">
            <text:p>-3.91003E-05</text:p>
          </table:table-cell>
          <table:table-cell office:value-type="float" office:value="-0.0000990505" calcext:value-type="float">
            <text:p>-9.9050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3325" calcext:value-type="float">
            <text:p>-0.0313325</text:p>
          </table:table-cell>
          <table:table-cell office:value-type="float" office:value="0.00000400496" calcext:value-type="float">
            <text:p>4.00496E-06</text:p>
          </table:table-cell>
          <table:table-cell office:value-type="float" office:value="0.32717" calcext:value-type="float">
            <text:p>0.32717</text:p>
          </table:table-cell>
          <table:table-cell office:value-type="float" office:value="-0.325376" calcext:value-type="float">
            <text:p>-0.325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107488" calcext:value-type="float">
            <text:p>-1.07488E-08</text:p>
          </table:table-cell>
          <table:table-cell office:value-type="float" office:value="-0.000148523" calcext:value-type="float">
            <text:p>-0.000148523</text:p>
          </table:table-cell>
          <table:table-cell office:value-type="float" office:value="0.00000000123158" calcext:value-type="float">
            <text:p>1.23158E-09</text:p>
          </table:table-cell>
          <table:table-cell office:value-type="float" office:value="-0.0335057" calcext:value-type="float">
            <text:p>-0.0335057</text:p>
          </table:table-cell>
          <table:table-cell office:value-type="float" office:value="-0.0000000442824" calcext:value-type="float">
            <text:p>-4.42824E-08</text:p>
          </table:table-cell>
          <table:table-cell office:value-type="float" office:value="-0.999439" calcext:value-type="float">
            <text:p>-0.999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137" calcext:value-type="float">
            <text:p>0.0404137</text:p>
          </table:table-cell>
          <table:table-cell office:value-type="float" office:value="0.0469078" calcext:value-type="float">
            <text:p>0.0469078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-0.0404139" calcext:value-type="float">
            <text:p>-0.0404139</text:p>
          </table:table-cell>
          <table:table-cell office:value-type="float" office:value="0.0469077" calcext:value-type="float">
            <text:p>0.0469077</text:p>
          </table:table-cell>
          <table:table-cell office:value-type="float" office:value="-0.173523" calcext:value-type="float">
            <text:p>-0.173523</text:p>
          </table:table-cell>
          <table:table-cell office:value-type="float" office:value="0.116729" calcext:value-type="float">
            <text:p>0.116729</text:p>
          </table:table-cell>
          <table:table-cell office:value-type="float" office:value="-0.0305858" calcext:value-type="float">
            <text:p>-0.0305858</text:p>
          </table:table-cell>
          <table:table-cell office:value-type="float" office:value="-0.178357" calcext:value-type="float">
            <text:p>-0.178357</text:p>
          </table:table-cell>
          <table:table-cell office:value-type="float" office:value="-0.116729" calcext:value-type="float">
            <text:p>-0.116729</text:p>
          </table:table-cell>
          <table:table-cell office:value-type="float" office:value="-0.0305859" calcext:value-type="float">
            <text:p>-0.0305859</text:p>
          </table:table-cell>
          <table:table-cell office:value-type="float" office:value="-0.178356" calcext:value-type="float">
            <text:p>-0.178356</text:p>
          </table:table-cell>
          <table:table-cell office:value-type="float" office:value="0.0000154054" calcext:value-type="float">
            <text:p>1.54054E-05</text:p>
          </table:table-cell>
          <table:table-cell office:value-type="float" office:value="-0.000111996" calcext:value-type="float">
            <text:p>-0.000111996</text:p>
          </table:table-cell>
          <table:table-cell office:value-type="float" office:value="-0.000000861567" calcext:value-type="float">
            <text:p>-8.61567E-07</text:p>
          </table:table-cell>
          <table:table-cell office:value-type="float" office:value="-0.0000153999" calcext:value-type="float">
            <text:p>-1.53999E-05</text:p>
          </table:table-cell>
          <table:table-cell office:value-type="float" office:value="-0.000111996" calcext:value-type="float">
            <text:p>-0.000111996</text:p>
          </table:table-cell>
          <table:table-cell office:value-type="float" office:value="-0.000000861383" calcext:value-type="float">
            <text:p>-8.61383E-07</text:p>
          </table:table-cell>
          <table:table-cell office:value-type="float" office:value="0.0000125246" calcext:value-type="float">
            <text:p>1.25246E-05</text:p>
          </table:table-cell>
          <table:table-cell office:value-type="float" office:value="-0.0000390184" calcext:value-type="float">
            <text:p>-3.90184E-05</text:p>
          </table:table-cell>
          <table:table-cell office:value-type="float" office:value="-0.0000989249" calcext:value-type="float">
            <text:p>-9.89249E-05</text:p>
          </table:table-cell>
          <table:table-cell office:value-type="float" office:value="-0.0000125186" calcext:value-type="float">
            <text:p>-1.25186E-05</text:p>
          </table:table-cell>
          <table:table-cell office:value-type="float" office:value="-0.0000390182" calcext:value-type="float">
            <text:p>-3.90182E-05</text:p>
          </table:table-cell>
          <table:table-cell office:value-type="float" office:value="-0.0000989244" calcext:value-type="float">
            <text:p>-9.8924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3493" calcext:value-type="float">
            <text:p>-0.0313493</text:p>
          </table:table-cell>
          <table:table-cell office:value-type="float" office:value="0.00000400577" calcext:value-type="float">
            <text:p>4.00577E-06</text:p>
          </table:table-cell>
          <table:table-cell office:value-type="float" office:value="0.327166" calcext:value-type="float">
            <text:p>0.327166</text:p>
          </table:table-cell>
          <table:table-cell office:value-type="float" office:value="-0.325371" calcext:value-type="float">
            <text:p>-0.325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931911" calcext:value-type="float">
            <text:p>-9.31911E-09</text:p>
          </table:table-cell>
          <table:table-cell office:value-type="float" office:value="-0.000147874" calcext:value-type="float">
            <text:p>-0.000147874</text:p>
          </table:table-cell>
          <table:table-cell office:value-type="float" office:value="0.00000000132853" calcext:value-type="float">
            <text:p>1.32853E-09</text:p>
          </table:table-cell>
          <table:table-cell office:value-type="float" office:value="-0.0335175" calcext:value-type="float">
            <text:p>-0.0335175</text:p>
          </table:table-cell>
          <table:table-cell office:value-type="float" office:value="-0.0000000435018" calcext:value-type="float">
            <text:p>-4.35018E-08</text:p>
          </table:table-cell>
          <table:table-cell office:value-type="float" office:value="-0.999438" calcext:value-type="float">
            <text:p>-0.999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199" calcext:value-type="float">
            <text:p>0.0404199</text:p>
          </table:table-cell>
          <table:table-cell office:value-type="float" office:value="0.0468631" calcext:value-type="float">
            <text:p>0.0468631</text:p>
          </table:table-cell>
          <table:table-cell office:value-type="float" office:value="-0.173524" calcext:value-type="float">
            <text:p>-0.173524</text:p>
          </table:table-cell>
          <table:table-cell office:value-type="float" office:value="-0.04042" calcext:value-type="float">
            <text:p>-0.04042</text:p>
          </table:table-cell>
          <table:table-cell office:value-type="float" office:value="0.046863" calcext:value-type="float">
            <text:p>0.046863</text:p>
          </table:table-cell>
          <table:table-cell office:value-type="float" office:value="-0.173524" calcext:value-type="float">
            <text:p>-0.173524</text:p>
          </table:table-cell>
          <table:table-cell office:value-type="float" office:value="0.116734" calcext:value-type="float">
            <text:p>0.116734</text:p>
          </table:table-cell>
          <table:table-cell office:value-type="float" office:value="-0.0306014" calcext:value-type="float">
            <text:p>-0.0306014</text:p>
          </table:table-cell>
          <table:table-cell office:value-type="float" office:value="-0.178396" calcext:value-type="float">
            <text:p>-0.178396</text:p>
          </table:table-cell>
          <table:table-cell office:value-type="float" office:value="-0.116734" calcext:value-type="float">
            <text:p>-0.116734</text:p>
          </table:table-cell>
          <table:table-cell office:value-type="float" office:value="-0.0306016" calcext:value-type="float">
            <text:p>-0.0306016</text:p>
          </table:table-cell>
          <table:table-cell office:value-type="float" office:value="-0.178396" calcext:value-type="float">
            <text:p>-0.178396</text:p>
          </table:table-cell>
          <table:table-cell office:value-type="float" office:value="0.0000154214" calcext:value-type="float">
            <text:p>1.54214E-05</text:p>
          </table:table-cell>
          <table:table-cell office:value-type="float" office:value="-0.000111725" calcext:value-type="float">
            <text:p>-0.000111725</text:p>
          </table:table-cell>
          <table:table-cell office:value-type="float" office:value="-0.0000011122" calcext:value-type="float">
            <text:p>-1.1122E-06</text:p>
          </table:table-cell>
          <table:table-cell office:value-type="float" office:value="-0.0000154166" calcext:value-type="float">
            <text:p>-1.54166E-05</text:p>
          </table:table-cell>
          <table:table-cell office:value-type="float" office:value="-0.000111725" calcext:value-type="float">
            <text:p>-0.000111725</text:p>
          </table:table-cell>
          <table:table-cell office:value-type="float" office:value="-0.00000111203" calcext:value-type="float">
            <text:p>-1.11203E-06</text:p>
          </table:table-cell>
          <table:table-cell office:value-type="float" office:value="0.0000125195" calcext:value-type="float">
            <text:p>1.25195E-05</text:p>
          </table:table-cell>
          <table:table-cell office:value-type="float" office:value="-0.0000389468" calcext:value-type="float">
            <text:p>-3.89468E-05</text:p>
          </table:table-cell>
          <table:table-cell office:value-type="float" office:value="-0.0000988187" calcext:value-type="float">
            <text:p>-9.88187E-05</text:p>
          </table:table-cell>
          <table:table-cell office:value-type="float" office:value="-0.0000125141" calcext:value-type="float">
            <text:p>-1.25141E-05</text:p>
          </table:table-cell>
          <table:table-cell office:value-type="float" office:value="-0.0000389465" calcext:value-type="float">
            <text:p>-3.89465E-05</text:p>
          </table:table-cell>
          <table:table-cell office:value-type="float" office:value="-0.0000988184" calcext:value-type="float">
            <text:p>-9.8818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366" calcext:value-type="float">
            <text:p>-0.031366</text:p>
          </table:table-cell>
          <table:table-cell office:value-type="float" office:value="0.00000400658" calcext:value-type="float">
            <text:p>4.00658E-06</text:p>
          </table:table-cell>
          <table:table-cell office:value-type="float" office:value="0.327162" calcext:value-type="float">
            <text:p>0.327162</text:p>
          </table:table-cell>
          <table:table-cell office:value-type="float" office:value="-0.325365" calcext:value-type="float">
            <text:p>-0.325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910391" calcext:value-type="float">
            <text:p>-9.10391E-09</text:p>
          </table:table-cell>
          <table:table-cell office:value-type="float" office:value="-0.000147248" calcext:value-type="float">
            <text:p>-0.000147248</text:p>
          </table:table-cell>
          <table:table-cell office:value-type="float" office:value="0.00000000132571" calcext:value-type="float">
            <text:p>1.32571E-09</text:p>
          </table:table-cell>
          <table:table-cell office:value-type="float" office:value="-0.0335293" calcext:value-type="float">
            <text:p>-0.0335293</text:p>
          </table:table-cell>
          <table:table-cell office:value-type="float" office:value="-0.0000000427639" calcext:value-type="float">
            <text:p>-4.27639E-08</text:p>
          </table:table-cell>
          <table:table-cell office:value-type="float" office:value="-0.999438" calcext:value-type="float">
            <text:p>-0.999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261" calcext:value-type="float">
            <text:p>0.0404261</text:p>
          </table:table-cell>
          <table:table-cell office:value-type="float" office:value="0.0468184" calcext:value-type="float">
            <text:p>0.0468184</text:p>
          </table:table-cell>
          <table:table-cell office:value-type="float" office:value="-0.173524" calcext:value-type="float">
            <text:p>-0.173524</text:p>
          </table:table-cell>
          <table:table-cell office:value-type="float" office:value="-0.0404262" calcext:value-type="float">
            <text:p>-0.0404262</text:p>
          </table:table-cell>
          <table:table-cell office:value-type="float" office:value="0.0468183" calcext:value-type="float">
            <text:p>0.0468183</text:p>
          </table:table-cell>
          <table:table-cell office:value-type="float" office:value="-0.173524" calcext:value-type="float">
            <text:p>-0.173524</text:p>
          </table:table-cell>
          <table:table-cell office:value-type="float" office:value="0.116739" calcext:value-type="float">
            <text:p>0.116739</text:p>
          </table:table-cell>
          <table:table-cell office:value-type="float" office:value="-0.030617" calcext:value-type="float">
            <text:p>-0.030617</text:p>
          </table:table-cell>
          <table:table-cell office:value-type="float" office:value="-0.178436" calcext:value-type="float">
            <text:p>-0.178436</text:p>
          </table:table-cell>
          <table:table-cell office:value-type="float" office:value="-0.116739" calcext:value-type="float">
            <text:p>-0.116739</text:p>
          </table:table-cell>
          <table:table-cell office:value-type="float" office:value="-0.0306171" calcext:value-type="float">
            <text:p>-0.0306171</text:p>
          </table:table-cell>
          <table:table-cell office:value-type="float" office:value="-0.178435" calcext:value-type="float">
            <text:p>-0.178435</text:p>
          </table:table-cell>
          <table:table-cell office:value-type="float" office:value="0.0000154376" calcext:value-type="float">
            <text:p>1.54376E-05</text:p>
          </table:table-cell>
          <table:table-cell office:value-type="float" office:value="-0.00011145" calcext:value-type="float">
            <text:p>-0.00011145</text:p>
          </table:table-cell>
          <table:table-cell office:value-type="float" office:value="-0.00000136089" calcext:value-type="float">
            <text:p>-1.36089E-06</text:p>
          </table:table-cell>
          <table:table-cell office:value-type="float" office:value="-0.0000154329" calcext:value-type="float">
            <text:p>-1.54329E-05</text:p>
          </table:table-cell>
          <table:table-cell office:value-type="float" office:value="-0.000111449" calcext:value-type="float">
            <text:p>-0.000111449</text:p>
          </table:table-cell>
          <table:table-cell office:value-type="float" office:value="-0.0000013607" calcext:value-type="float">
            <text:p>-1.3607E-06</text:p>
          </table:table-cell>
          <table:table-cell office:value-type="float" office:value="0.0000125138" calcext:value-type="float">
            <text:p>1.25138E-05</text:p>
          </table:table-cell>
          <table:table-cell office:value-type="float" office:value="-0.000038875" calcext:value-type="float">
            <text:p>-3.8875E-05</text:p>
          </table:table-cell>
          <table:table-cell office:value-type="float" office:value="-0.000098704" calcext:value-type="float">
            <text:p>-9.8704E-05</text:p>
          </table:table-cell>
          <table:table-cell office:value-type="float" office:value="-0.0000125085" calcext:value-type="float">
            <text:p>-1.25085E-05</text:p>
          </table:table-cell>
          <table:table-cell office:value-type="float" office:value="-0.0000388747" calcext:value-type="float">
            <text:p>-3.88747E-05</text:p>
          </table:table-cell>
          <table:table-cell office:value-type="float" office:value="-0.0000987039" calcext:value-type="float">
            <text:p>-9.8703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3844" calcext:value-type="float">
            <text:p>-0.0313844</text:p>
          </table:table-cell>
          <table:table-cell office:value-type="float" office:value="0.00000400747" calcext:value-type="float">
            <text:p>4.00747E-06</text:p>
          </table:table-cell>
          <table:table-cell office:value-type="float" office:value="0.327158" calcext:value-type="float">
            <text:p>0.327158</text:p>
          </table:table-cell>
          <table:table-cell office:value-type="float" office:value="-0.325359" calcext:value-type="float">
            <text:p>-0.325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898283" calcext:value-type="float">
            <text:p>-8.98283E-09</text:p>
          </table:table-cell>
          <table:table-cell office:value-type="float" office:value="-0.000146533" calcext:value-type="float">
            <text:p>-0.000146533</text:p>
          </table:table-cell>
          <table:table-cell office:value-type="float" office:value="0.00000000131369" calcext:value-type="float">
            <text:p>1.31369E-09</text:p>
          </table:table-cell>
          <table:table-cell office:value-type="float" office:value="-0.0335422" calcext:value-type="float">
            <text:p>-0.0335422</text:p>
          </table:table-cell>
          <table:table-cell office:value-type="float" office:value="-0.0000000419648" calcext:value-type="float">
            <text:p>-4.19648E-08</text:p>
          </table:table-cell>
          <table:table-cell office:value-type="float" office:value="-0.999437" calcext:value-type="float">
            <text:p>-0.999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329" calcext:value-type="float">
            <text:p>0.0404329</text:p>
          </table:table-cell>
          <table:table-cell office:value-type="float" office:value="0.0467694" calcext:value-type="float">
            <text:p>0.0467694</text:p>
          </table:table-cell>
          <table:table-cell office:value-type="float" office:value="-0.173525" calcext:value-type="float">
            <text:p>-0.173525</text:p>
          </table:table-cell>
          <table:table-cell office:value-type="float" office:value="-0.040433" calcext:value-type="float">
            <text:p>-0.040433</text:p>
          </table:table-cell>
          <table:table-cell office:value-type="float" office:value="0.0467693" calcext:value-type="float">
            <text:p>0.0467693</text:p>
          </table:table-cell>
          <table:table-cell office:value-type="float" office:value="-0.173525" calcext:value-type="float">
            <text:p>-0.173525</text:p>
          </table:table-cell>
          <table:table-cell office:value-type="float" office:value="0.116744" calcext:value-type="float">
            <text:p>0.116744</text:p>
          </table:table-cell>
          <table:table-cell office:value-type="float" office:value="-0.0306341" calcext:value-type="float">
            <text:p>-0.0306341</text:p>
          </table:table-cell>
          <table:table-cell office:value-type="float" office:value="-0.178479" calcext:value-type="float">
            <text:p>-0.178479</text:p>
          </table:table-cell>
          <table:table-cell office:value-type="float" office:value="-0.116744" calcext:value-type="float">
            <text:p>-0.116744</text:p>
          </table:table-cell>
          <table:table-cell office:value-type="float" office:value="-0.0306342" calcext:value-type="float">
            <text:p>-0.0306342</text:p>
          </table:table-cell>
          <table:table-cell office:value-type="float" office:value="-0.178479" calcext:value-type="float">
            <text:p>-0.178479</text:p>
          </table:table-cell>
          <table:table-cell office:value-type="float" office:value="0.0000154539" calcext:value-type="float">
            <text:p>1.54539E-05</text:p>
          </table:table-cell>
          <table:table-cell office:value-type="float" office:value="-0.000111173" calcext:value-type="float">
            <text:p>-0.000111173</text:p>
          </table:table-cell>
          <table:table-cell office:value-type="float" office:value="-0.00000161496" calcext:value-type="float">
            <text:p>-1.61496E-06</text:p>
          </table:table-cell>
          <table:table-cell office:value-type="float" office:value="-0.0000154493" calcext:value-type="float">
            <text:p>-1.54493E-05</text:p>
          </table:table-cell>
          <table:table-cell office:value-type="float" office:value="-0.000111173" calcext:value-type="float">
            <text:p>-0.000111173</text:p>
          </table:table-cell>
          <table:table-cell office:value-type="float" office:value="-0.00000161476" calcext:value-type="float">
            <text:p>-1.61476E-06</text:p>
          </table:table-cell>
          <table:table-cell office:value-type="float" office:value="0.0000125093" calcext:value-type="float">
            <text:p>1.25093E-05</text:p>
          </table:table-cell>
          <table:table-cell office:value-type="float" office:value="-0.0000388006" calcext:value-type="float">
            <text:p>-3.88006E-05</text:p>
          </table:table-cell>
          <table:table-cell office:value-type="float" office:value="-0.000098597" calcext:value-type="float">
            <text:p>-9.8597E-05</text:p>
          </table:table-cell>
          <table:table-cell office:value-type="float" office:value="-0.0000125041" calcext:value-type="float">
            <text:p>-1.25041E-05</text:p>
          </table:table-cell>
          <table:table-cell office:value-type="float" office:value="-0.0000388001" calcext:value-type="float">
            <text:p>-3.88001E-05</text:p>
          </table:table-cell>
          <table:table-cell office:value-type="float" office:value="-0.0000985969" calcext:value-type="float">
            <text:p>-9.8596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401" calcext:value-type="float">
            <text:p>-0.031401</text:p>
          </table:table-cell>
          <table:table-cell office:value-type="float" office:value="0.00000400827" calcext:value-type="float">
            <text:p>4.00827E-06</text:p>
          </table:table-cell>
          <table:table-cell office:value-type="float" office:value="0.327154" calcext:value-type="float">
            <text:p>0.327154</text:p>
          </table:table-cell>
          <table:table-cell office:value-type="float" office:value="-0.325353" calcext:value-type="float">
            <text:p>-0.325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885608" calcext:value-type="float">
            <text:p>-8.85608E-09</text:p>
          </table:table-cell>
          <table:table-cell office:value-type="float" office:value="-0.00014592" calcext:value-type="float">
            <text:p>-0.00014592</text:p>
          </table:table-cell>
          <table:table-cell office:value-type="float" office:value="0.00000000130369" calcext:value-type="float">
            <text:p>1.30369E-09</text:p>
          </table:table-cell>
          <table:table-cell office:value-type="float" office:value="-0.0335539" calcext:value-type="float">
            <text:p>-0.0335539</text:p>
          </table:table-cell>
          <table:table-cell office:value-type="float" office:value="-0.0000000412483" calcext:value-type="float">
            <text:p>-4.12483E-08</text:p>
          </table:table-cell>
          <table:table-cell office:value-type="float" office:value="-0.999437" calcext:value-type="float">
            <text:p>-0.999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391" calcext:value-type="float">
            <text:p>0.0404391</text:p>
          </table:table-cell>
          <table:table-cell office:value-type="float" office:value="0.046725" calcext:value-type="float">
            <text:p>0.046725</text:p>
          </table:table-cell>
          <table:table-cell office:value-type="float" office:value="-0.173526" calcext:value-type="float">
            <text:p>-0.173526</text:p>
          </table:table-cell>
          <table:table-cell office:value-type="float" office:value="-0.0404392" calcext:value-type="float">
            <text:p>-0.0404392</text:p>
          </table:table-cell>
          <table:table-cell office:value-type="float" office:value="0.0467249" calcext:value-type="float">
            <text:p>0.0467249</text:p>
          </table:table-cell>
          <table:table-cell office:value-type="float" office:value="-0.173526" calcext:value-type="float">
            <text:p>-0.173526</text:p>
          </table:table-cell>
          <table:table-cell office:value-type="float" office:value="0.116749" calcext:value-type="float">
            <text:p>0.116749</text:p>
          </table:table-cell>
          <table:table-cell office:value-type="float" office:value="-0.0306496" calcext:value-type="float">
            <text:p>-0.0306496</text:p>
          </table:table-cell>
          <table:table-cell office:value-type="float" office:value="-0.178518" calcext:value-type="float">
            <text:p>-0.178518</text:p>
          </table:table-cell>
          <table:table-cell office:value-type="float" office:value="-0.116749" calcext:value-type="float">
            <text:p>-0.116749</text:p>
          </table:table-cell>
          <table:table-cell office:value-type="float" office:value="-0.0306497" calcext:value-type="float">
            <text:p>-0.0306497</text:p>
          </table:table-cell>
          <table:table-cell office:value-type="float" office:value="-0.178518" calcext:value-type="float">
            <text:p>-0.178518</text:p>
          </table:table-cell>
          <table:table-cell office:value-type="float" office:value="0.0000154691" calcext:value-type="float">
            <text:p>1.54691E-05</text:p>
          </table:table-cell>
          <table:table-cell office:value-type="float" office:value="-0.000110907" calcext:value-type="float">
            <text:p>-0.000110907</text:p>
          </table:table-cell>
          <table:table-cell office:value-type="float" office:value="-0.00000184974" calcext:value-type="float">
            <text:p>-1.84974E-06</text:p>
          </table:table-cell>
          <table:table-cell office:value-type="float" office:value="-0.0000154645" calcext:value-type="float">
            <text:p>-1.54645E-05</text:p>
          </table:table-cell>
          <table:table-cell office:value-type="float" office:value="-0.000110907" calcext:value-type="float">
            <text:p>-0.000110907</text:p>
          </table:table-cell>
          <table:table-cell office:value-type="float" office:value="-0.00000184953" calcext:value-type="float">
            <text:p>-1.84953E-06</text:p>
          </table:table-cell>
          <table:table-cell office:value-type="float" office:value="0.0000125035" calcext:value-type="float">
            <text:p>1.25035E-05</text:p>
          </table:table-cell>
          <table:table-cell office:value-type="float" office:value="-0.0000387305" calcext:value-type="float">
            <text:p>-3.87305E-05</text:p>
          </table:table-cell>
          <table:table-cell office:value-type="float" office:value="-0.0000984823" calcext:value-type="float">
            <text:p>-9.84823E-05</text:p>
          </table:table-cell>
          <table:table-cell office:value-type="float" office:value="-0.0000124984" calcext:value-type="float">
            <text:p>-1.24984E-05</text:p>
          </table:table-cell>
          <table:table-cell office:value-type="float" office:value="-0.00003873" calcext:value-type="float">
            <text:p>-3.873E-05</text:p>
          </table:table-cell>
          <table:table-cell office:value-type="float" office:value="-0.0000984824" calcext:value-type="float">
            <text:p>-9.8482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4176" calcext:value-type="float">
            <text:p>-0.0314176</text:p>
          </table:table-cell>
          <table:table-cell office:value-type="float" office:value="0.00000400908" calcext:value-type="float">
            <text:p>4.00908E-06</text:p>
          </table:table-cell>
          <table:table-cell office:value-type="float" office:value="0.327151" calcext:value-type="float">
            <text:p>0.327151</text:p>
          </table:table-cell>
          <table:table-cell office:value-type="float" office:value="-0.325348" calcext:value-type="float">
            <text:p>-0.325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87086" calcext:value-type="float">
            <text:p>-8.7086E-09</text:p>
          </table:table-cell>
          <table:table-cell office:value-type="float" office:value="-0.000145238" calcext:value-type="float">
            <text:p>-0.000145238</text:p>
          </table:table-cell>
          <table:table-cell office:value-type="float" office:value="0.00000000129453" calcext:value-type="float">
            <text:p>1.29453E-09</text:p>
          </table:table-cell>
          <table:table-cell office:value-type="float" office:value="-0.0335667" calcext:value-type="float">
            <text:p>-0.0335667</text:p>
          </table:table-cell>
          <table:table-cell office:value-type="float" office:value="-0.0000000404724" calcext:value-type="float">
            <text:p>-4.04724E-08</text:p>
          </table:table-cell>
          <table:table-cell office:value-type="float" office:value="-0.999436" calcext:value-type="float">
            <text:p>-0.999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459" calcext:value-type="float">
            <text:p>0.0404459</text:p>
          </table:table-cell>
          <table:table-cell office:value-type="float" office:value="0.0466763" calcext:value-type="float">
            <text:p>0.0466763</text:p>
          </table:table-cell>
          <table:table-cell office:value-type="float" office:value="-0.173526" calcext:value-type="float">
            <text:p>-0.173526</text:p>
          </table:table-cell>
          <table:table-cell office:value-type="float" office:value="-0.040446" calcext:value-type="float">
            <text:p>-0.040446</text:p>
          </table:table-cell>
          <table:table-cell office:value-type="float" office:value="0.0466762" calcext:value-type="float">
            <text:p>0.0466762</text:p>
          </table:table-cell>
          <table:table-cell office:value-type="float" office:value="-0.173527" calcext:value-type="float">
            <text:p>-0.173527</text:p>
          </table:table-cell>
          <table:table-cell office:value-type="float" office:value="0.116755" calcext:value-type="float">
            <text:p>0.116755</text:p>
          </table:table-cell>
          <table:table-cell office:value-type="float" office:value="-0.0306666" calcext:value-type="float">
            <text:p>-0.0306666</text:p>
          </table:table-cell>
          <table:table-cell office:value-type="float" office:value="-0.178562" calcext:value-type="float">
            <text:p>-0.178562</text:p>
          </table:table-cell>
          <table:table-cell office:value-type="float" office:value="-0.116755" calcext:value-type="float">
            <text:p>-0.116755</text:p>
          </table:table-cell>
          <table:table-cell office:value-type="float" office:value="-0.0306667" calcext:value-type="float">
            <text:p>-0.0306667</text:p>
          </table:table-cell>
          <table:table-cell office:value-type="float" office:value="-0.178562" calcext:value-type="float">
            <text:p>-0.178562</text:p>
          </table:table-cell>
          <table:table-cell office:value-type="float" office:value="0.0000154848" calcext:value-type="float">
            <text:p>1.54848E-05</text:p>
          </table:table-cell>
          <table:table-cell office:value-type="float" office:value="-0.000110628" calcext:value-type="float">
            <text:p>-0.000110628</text:p>
          </table:table-cell>
          <table:table-cell office:value-type="float" office:value="-0.00000209586" calcext:value-type="float">
            <text:p>-2.09586E-06</text:p>
          </table:table-cell>
          <table:table-cell office:value-type="float" office:value="-0.0000154803" calcext:value-type="float">
            <text:p>-1.54803E-05</text:p>
          </table:table-cell>
          <table:table-cell office:value-type="float" office:value="-0.000110628" calcext:value-type="float">
            <text:p>-0.000110628</text:p>
          </table:table-cell>
          <table:table-cell office:value-type="float" office:value="-0.00000209564" calcext:value-type="float">
            <text:p>-2.09564E-06</text:p>
          </table:table-cell>
          <table:table-cell office:value-type="float" office:value="0.000012498" calcext:value-type="float">
            <text:p>1.2498E-05</text:p>
          </table:table-cell>
          <table:table-cell office:value-type="float" office:value="-0.0000386556" calcext:value-type="float">
            <text:p>-3.86556E-05</text:p>
          </table:table-cell>
          <table:table-cell office:value-type="float" office:value="-0.0000983647" calcext:value-type="float">
            <text:p>-9.83647E-05</text:p>
          </table:table-cell>
          <table:table-cell office:value-type="float" office:value="-0.0000124929" calcext:value-type="float">
            <text:p>-1.24929E-05</text:p>
          </table:table-cell>
          <table:table-cell office:value-type="float" office:value="-0.0000386551" calcext:value-type="float">
            <text:p>-3.86551E-05</text:p>
          </table:table-cell>
          <table:table-cell office:value-type="float" office:value="-0.0000983648" calcext:value-type="float">
            <text:p>-9.8364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4342" calcext:value-type="float">
            <text:p>-0.0314342</text:p>
          </table:table-cell>
          <table:table-cell office:value-type="float" office:value="0.00000400988" calcext:value-type="float">
            <text:p>4.00988E-06</text:p>
          </table:table-cell>
          <table:table-cell office:value-type="float" office:value="0.327147" calcext:value-type="float">
            <text:p>0.327147</text:p>
          </table:table-cell>
          <table:table-cell office:value-type="float" office:value="-0.325342" calcext:value-type="float">
            <text:p>-0.325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856654" calcext:value-type="float">
            <text:p>-8.56654E-09</text:p>
          </table:table-cell>
          <table:table-cell office:value-type="float" office:value="-0.000144623" calcext:value-type="float">
            <text:p>-0.000144623</text:p>
          </table:table-cell>
          <table:table-cell office:value-type="float" office:value="0.00000000128745" calcext:value-type="float">
            <text:p>1.28745E-09</text:p>
          </table:table-cell>
          <table:table-cell office:value-type="float" office:value="-0.0335783" calcext:value-type="float">
            <text:p>-0.0335783</text:p>
          </table:table-cell>
          <table:table-cell office:value-type="float" office:value="-0.0000000397786" calcext:value-type="float">
            <text:p>-3.97786E-08</text:p>
          </table:table-cell>
          <table:table-cell office:value-type="float" office:value="-0.999436" calcext:value-type="float">
            <text:p>-0.999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521" calcext:value-type="float">
            <text:p>0.0404521</text:p>
          </table:table-cell>
          <table:table-cell office:value-type="float" office:value="0.0466321" calcext:value-type="float">
            <text:p>0.0466321</text:p>
          </table:table-cell>
          <table:table-cell office:value-type="float" office:value="-0.173527" calcext:value-type="float">
            <text:p>-0.173527</text:p>
          </table:table-cell>
          <table:table-cell office:value-type="float" office:value="-0.0404522" calcext:value-type="float">
            <text:p>-0.0404522</text:p>
          </table:table-cell>
          <table:table-cell office:value-type="float" office:value="0.046632" calcext:value-type="float">
            <text:p>0.046632</text:p>
          </table:table-cell>
          <table:table-cell office:value-type="float" office:value="-0.173527" calcext:value-type="float">
            <text:p>-0.173527</text:p>
          </table:table-cell>
          <table:table-cell office:value-type="float" office:value="0.11676" calcext:value-type="float">
            <text:p>0.11676</text:p>
          </table:table-cell>
          <table:table-cell office:value-type="float" office:value="-0.0306821" calcext:value-type="float">
            <text:p>-0.0306821</text:p>
          </table:table-cell>
          <table:table-cell office:value-type="float" office:value="-0.178601" calcext:value-type="float">
            <text:p>-0.178601</text:p>
          </table:table-cell>
          <table:table-cell office:value-type="float" office:value="-0.11676" calcext:value-type="float">
            <text:p>-0.11676</text:p>
          </table:table-cell>
          <table:table-cell office:value-type="float" office:value="-0.0306821" calcext:value-type="float">
            <text:p>-0.0306821</text:p>
          </table:table-cell>
          <table:table-cell office:value-type="float" office:value="-0.178601" calcext:value-type="float">
            <text:p>-0.178601</text:p>
          </table:table-cell>
          <table:table-cell office:value-type="float" office:value="0.0000154986" calcext:value-type="float">
            <text:p>1.54986E-05</text:p>
          </table:table-cell>
          <table:table-cell office:value-type="float" office:value="-0.000110381" calcext:value-type="float">
            <text:p>-0.000110381</text:p>
          </table:table-cell>
          <table:table-cell office:value-type="float" office:value="-0.0000023119" calcext:value-type="float">
            <text:p>-2.3119E-06</text:p>
          </table:table-cell>
          <table:table-cell office:value-type="float" office:value="-0.0000154941" calcext:value-type="float">
            <text:p>-1.54941E-05</text:p>
          </table:table-cell>
          <table:table-cell office:value-type="float" office:value="-0.000110381" calcext:value-type="float">
            <text:p>-0.000110381</text:p>
          </table:table-cell>
          <table:table-cell office:value-type="float" office:value="-0.00000231168" calcext:value-type="float">
            <text:p>-2.31168E-06</text:p>
          </table:table-cell>
          <table:table-cell office:value-type="float" office:value="0.000012493" calcext:value-type="float">
            <text:p>1.2493E-05</text:p>
          </table:table-cell>
          <table:table-cell office:value-type="float" office:value="-0.0000385893" calcext:value-type="float">
            <text:p>-3.85893E-05</text:p>
          </table:table-cell>
          <table:table-cell office:value-type="float" office:value="-0.0000982592" calcext:value-type="float">
            <text:p>-9.82592E-05</text:p>
          </table:table-cell>
          <table:table-cell office:value-type="float" office:value="-0.000012488" calcext:value-type="float">
            <text:p>-1.2488E-05</text:p>
          </table:table-cell>
          <table:table-cell office:value-type="float" office:value="-0.0000385887" calcext:value-type="float">
            <text:p>-3.85887E-05</text:p>
          </table:table-cell>
          <table:table-cell office:value-type="float" office:value="-0.0000982594" calcext:value-type="float">
            <text:p>-9.8259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4524" calcext:value-type="float">
            <text:p>-0.0314524</text:p>
          </table:table-cell>
          <table:table-cell office:value-type="float" office:value="0.00000401076" calcext:value-type="float">
            <text:p>4.01076E-06</text:p>
          </table:table-cell>
          <table:table-cell office:value-type="float" office:value="0.327143" calcext:value-type="float">
            <text:p>0.327143</text:p>
          </table:table-cell>
          <table:table-cell office:value-type="float" office:value="-0.325336" calcext:value-type="float">
            <text:p>-0.325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843351" calcext:value-type="float">
            <text:p>-8.43351E-09</text:p>
          </table:table-cell>
          <table:table-cell office:value-type="float" office:value="-0.000144083" calcext:value-type="float">
            <text:p>-0.000144083</text:p>
          </table:table-cell>
          <table:table-cell office:value-type="float" office:value="0.00000000128182" calcext:value-type="float">
            <text:p>1.28182E-09</text:p>
          </table:table-cell>
          <table:table-cell office:value-type="float" office:value="-0.0335887" calcext:value-type="float">
            <text:p>-0.0335887</text:p>
          </table:table-cell>
          <table:table-cell office:value-type="float" office:value="-0.0000000391644" calcext:value-type="float">
            <text:p>-3.91644E-08</text:p>
          </table:table-cell>
          <table:table-cell office:value-type="float" office:value="-0.999436" calcext:value-type="float">
            <text:p>-0.999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577" calcext:value-type="float">
            <text:p>0.0404577</text:p>
          </table:table-cell>
          <table:table-cell office:value-type="float" office:value="0.0465924" calcext:value-type="float">
            <text:p>0.0465924</text:p>
          </table:table-cell>
          <table:table-cell office:value-type="float" office:value="-0.173528" calcext:value-type="float">
            <text:p>-0.173528</text:p>
          </table:table-cell>
          <table:table-cell office:value-type="float" office:value="-0.0404578" calcext:value-type="float">
            <text:p>-0.0404578</text:p>
          </table:table-cell>
          <table:table-cell office:value-type="float" office:value="0.0465923" calcext:value-type="float">
            <text:p>0.0465923</text:p>
          </table:table-cell>
          <table:table-cell office:value-type="float" office:value="-0.173528" calcext:value-type="float">
            <text:p>-0.173528</text:p>
          </table:table-cell>
          <table:table-cell office:value-type="float" office:value="0.116764" calcext:value-type="float">
            <text:p>0.116764</text:p>
          </table:table-cell>
          <table:table-cell office:value-type="float" office:value="-0.030696" calcext:value-type="float">
            <text:p>-0.030696</text:p>
          </table:table-cell>
          <table:table-cell office:value-type="float" office:value="-0.178636" calcext:value-type="float">
            <text:p>-0.178636</text:p>
          </table:table-cell>
          <table:table-cell office:value-type="float" office:value="-0.116764" calcext:value-type="float">
            <text:p>-0.116764</text:p>
          </table:table-cell>
          <table:table-cell office:value-type="float" office:value="-0.030696" calcext:value-type="float">
            <text:p>-0.030696</text:p>
          </table:table-cell>
          <table:table-cell office:value-type="float" office:value="-0.178636" calcext:value-type="float">
            <text:p>-0.178636</text:p>
          </table:table-cell>
          <table:table-cell office:value-type="float" office:value="0.0000155108" calcext:value-type="float">
            <text:p>1.55108E-05</text:p>
          </table:table-cell>
          <table:table-cell office:value-type="float" office:value="-0.000110157" calcext:value-type="float">
            <text:p>-0.000110157</text:p>
          </table:table-cell>
          <table:table-cell office:value-type="float" office:value="-0.00000250373" calcext:value-type="float">
            <text:p>-2.50373E-06</text:p>
          </table:table-cell>
          <table:table-cell office:value-type="float" office:value="-0.0000155064" calcext:value-type="float">
            <text:p>-1.55064E-05</text:p>
          </table:table-cell>
          <table:table-cell office:value-type="float" office:value="-0.000110157" calcext:value-type="float">
            <text:p>-0.000110157</text:p>
          </table:table-cell>
          <table:table-cell office:value-type="float" office:value="-0.00000250352" calcext:value-type="float">
            <text:p>-2.50352E-06</text:p>
          </table:table-cell>
          <table:table-cell office:value-type="float" office:value="0.0000124881" calcext:value-type="float">
            <text:p>1.24881E-05</text:p>
          </table:table-cell>
          <table:table-cell office:value-type="float" office:value="-0.0000385293" calcext:value-type="float">
            <text:p>-3.85293E-05</text:p>
          </table:table-cell>
          <table:table-cell office:value-type="float" office:value="-0.0000981598" calcext:value-type="float">
            <text:p>-9.81598E-05</text:p>
          </table:table-cell>
          <table:table-cell office:value-type="float" office:value="-0.0000124832" calcext:value-type="float">
            <text:p>-1.24832E-05</text:p>
          </table:table-cell>
          <table:table-cell office:value-type="float" office:value="-0.0000385287" calcext:value-type="float">
            <text:p>-3.85287E-05</text:p>
          </table:table-cell>
          <table:table-cell office:value-type="float" office:value="-0.00009816" calcext:value-type="float">
            <text:p>-9.81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469" calcext:value-type="float">
            <text:p>-0.031469</text:p>
          </table:table-cell>
          <table:table-cell office:value-type="float" office:value="0.00000401156" calcext:value-type="float">
            <text:p>4.01156E-06</text:p>
          </table:table-cell>
          <table:table-cell office:value-type="float" office:value="0.327139" calcext:value-type="float">
            <text:p>0.327139</text:p>
          </table:table-cell>
          <table:table-cell office:value-type="float" office:value="-0.325331" calcext:value-type="float">
            <text:p>-0.325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824962" calcext:value-type="float">
            <text:p>-8.24962E-09</text:p>
          </table:table-cell>
          <table:table-cell office:value-type="float" office:value="-0.000143388" calcext:value-type="float">
            <text:p>-0.000143388</text:p>
          </table:table-cell>
          <table:table-cell office:value-type="float" office:value="0.00000000127512" calcext:value-type="float">
            <text:p>1.27512E-09</text:p>
          </table:table-cell>
          <table:table-cell office:value-type="float" office:value="-0.0336025" calcext:value-type="float">
            <text:p>-0.0336025</text:p>
          </table:table-cell>
          <table:table-cell office:value-type="float" office:value="-0.0000000383607" calcext:value-type="float">
            <text:p>-3.83607E-08</text:p>
          </table:table-cell>
          <table:table-cell office:value-type="float" office:value="-0.999435" calcext:value-type="float">
            <text:p>-0.999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651" calcext:value-type="float">
            <text:p>0.0404651</text:p>
          </table:table-cell>
          <table:table-cell office:value-type="float" office:value="0.0465396" calcext:value-type="float">
            <text:p>0.0465396</text:p>
          </table:table-cell>
          <table:table-cell office:value-type="float" office:value="-0.173529" calcext:value-type="float">
            <text:p>-0.173529</text:p>
          </table:table-cell>
          <table:table-cell office:value-type="float" office:value="-0.0404652" calcext:value-type="float">
            <text:p>-0.0404652</text:p>
          </table:table-cell>
          <table:table-cell office:value-type="float" office:value="0.0465395" calcext:value-type="float">
            <text:p>0.0465395</text:p>
          </table:table-cell>
          <table:table-cell office:value-type="float" office:value="-0.17353" calcext:value-type="float">
            <text:p>-0.17353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-0.0307144" calcext:value-type="float">
            <text:p>-0.0307144</text:p>
          </table:table-cell>
          <table:table-cell office:value-type="float" office:value="-0.178683" calcext:value-type="float">
            <text:p>-0.178683</text:p>
          </table:table-cell>
          <table:table-cell office:value-type="float" office:value="-0.11677" calcext:value-type="float">
            <text:p>-0.11677</text:p>
          </table:table-cell>
          <table:table-cell office:value-type="float" office:value="-0.0307145" calcext:value-type="float">
            <text:p>-0.0307145</text:p>
          </table:table-cell>
          <table:table-cell office:value-type="float" office:value="-0.178683" calcext:value-type="float">
            <text:p>-0.178683</text:p>
          </table:table-cell>
          <table:table-cell office:value-type="float" office:value="0.000015527" calcext:value-type="float">
            <text:p>1.5527E-05</text:p>
          </table:table-cell>
          <table:table-cell office:value-type="float" office:value="-0.000109851" calcext:value-type="float">
            <text:p>-0.000109851</text:p>
          </table:table-cell>
          <table:table-cell office:value-type="float" office:value="-0.00000275923" calcext:value-type="float">
            <text:p>-2.75923E-06</text:p>
          </table:table-cell>
          <table:table-cell office:value-type="float" office:value="-0.0000155227" calcext:value-type="float">
            <text:p>-1.55227E-05</text:p>
          </table:table-cell>
          <table:table-cell office:value-type="float" office:value="-0.00010985" calcext:value-type="float">
            <text:p>-0.00010985</text:p>
          </table:table-cell>
          <table:table-cell office:value-type="float" office:value="-0.00000275902" calcext:value-type="float">
            <text:p>-2.75902E-06</text:p>
          </table:table-cell>
          <table:table-cell office:value-type="float" office:value="0.0000124804" calcext:value-type="float">
            <text:p>1.24804E-05</text:p>
          </table:table-cell>
          <table:table-cell office:value-type="float" office:value="-0.0000384474" calcext:value-type="float">
            <text:p>-3.84474E-05</text:p>
          </table:table-cell>
          <table:table-cell office:value-type="float" office:value="-0.0000980161" calcext:value-type="float">
            <text:p>-9.80161E-05</text:p>
          </table:table-cell>
          <table:table-cell office:value-type="float" office:value="-0.0000124756" calcext:value-type="float">
            <text:p>-1.24756E-05</text:p>
          </table:table-cell>
          <table:table-cell office:value-type="float" office:value="-0.0000384468" calcext:value-type="float">
            <text:p>-3.84468E-05</text:p>
          </table:table-cell>
          <table:table-cell office:value-type="float" office:value="-0.0000980163" calcext:value-type="float">
            <text:p>-9.8016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4854" calcext:value-type="float">
            <text:p>-0.0314854</text:p>
          </table:table-cell>
          <table:table-cell office:value-type="float" office:value="0.00000401236" calcext:value-type="float">
            <text:p>4.01236E-06</text:p>
          </table:table-cell>
          <table:table-cell office:value-type="float" office:value="0.327136" calcext:value-type="float">
            <text:p>0.327136</text:p>
          </table:table-cell>
          <table:table-cell office:value-type="float" office:value="-0.325325" calcext:value-type="float">
            <text:p>-0.325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809996" calcext:value-type="float">
            <text:p>-8.09996E-09</text:p>
          </table:table-cell>
          <table:table-cell office:value-type="float" office:value="-0.000142797" calcext:value-type="float">
            <text:p>-0.000142797</text:p>
          </table:table-cell>
          <table:table-cell office:value-type="float" office:value="0.00000000127019" calcext:value-type="float">
            <text:p>1.27019E-09</text:p>
          </table:table-cell>
          <table:table-cell office:value-type="float" office:value="-0.0336139" calcext:value-type="float">
            <text:p>-0.0336139</text:p>
          </table:table-cell>
          <table:table-cell office:value-type="float" office:value="-0.0000000377042" calcext:value-type="float">
            <text:p>-3.77042E-08</text:p>
          </table:table-cell>
          <table:table-cell office:value-type="float" office:value="-0.999435" calcext:value-type="float">
            <text:p>-0.999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713" calcext:value-type="float">
            <text:p>0.0404713</text:p>
          </table:table-cell>
          <table:table-cell office:value-type="float" office:value="0.0464957" calcext:value-type="float">
            <text:p>0.0464957</text:p>
          </table:table-cell>
          <table:table-cell office:value-type="float" office:value="-0.173531" calcext:value-type="float">
            <text:p>-0.173531</text:p>
          </table:table-cell>
          <table:table-cell office:value-type="float" office:value="-0.0404714" calcext:value-type="float">
            <text:p>-0.0404714</text:p>
          </table:table-cell>
          <table:table-cell office:value-type="float" office:value="0.0464956" calcext:value-type="float">
            <text:p>0.0464956</text:p>
          </table:table-cell>
          <table:table-cell office:value-type="float" office:value="-0.173531" calcext:value-type="float">
            <text:p>-0.173531</text:p>
          </table:table-cell>
          <table:table-cell office:value-type="float" office:value="0.116775" calcext:value-type="float">
            <text:p>0.116775</text:p>
          </table:table-cell>
          <table:table-cell office:value-type="float" office:value="-0.0307298" calcext:value-type="float">
            <text:p>-0.0307298</text:p>
          </table:table-cell>
          <table:table-cell office:value-type="float" office:value="-0.178723" calcext:value-type="float">
            <text:p>-0.178723</text:p>
          </table:table-cell>
          <table:table-cell office:value-type="float" office:value="-0.116775" calcext:value-type="float">
            <text:p>-0.116775</text:p>
          </table:table-cell>
          <table:table-cell office:value-type="float" office:value="-0.0307299" calcext:value-type="float">
            <text:p>-0.0307299</text:p>
          </table:table-cell>
          <table:table-cell office:value-type="float" office:value="-0.178723" calcext:value-type="float">
            <text:p>-0.178723</text:p>
          </table:table-cell>
          <table:table-cell office:value-type="float" office:value="0.0000155395" calcext:value-type="float">
            <text:p>1.55395E-05</text:p>
          </table:table-cell>
          <table:table-cell office:value-type="float" office:value="-0.000109612" calcext:value-type="float">
            <text:p>-0.000109612</text:p>
          </table:table-cell>
          <table:table-cell office:value-type="float" office:value="-0.00000295928" calcext:value-type="float">
            <text:p>-2.95928E-06</text:p>
          </table:table-cell>
          <table:table-cell office:value-type="float" office:value="-0.0000155353" calcext:value-type="float">
            <text:p>-1.55353E-05</text:p>
          </table:table-cell>
          <table:table-cell office:value-type="float" office:value="-0.000109612" calcext:value-type="float">
            <text:p>-0.000109612</text:p>
          </table:table-cell>
          <table:table-cell office:value-type="float" office:value="-0.00000295907" calcext:value-type="float">
            <text:p>-2.95907E-06</text:p>
          </table:table-cell>
          <table:table-cell office:value-type="float" office:value="0.000012475" calcext:value-type="float">
            <text:p>1.2475E-05</text:p>
          </table:table-cell>
          <table:table-cell office:value-type="float" office:value="-0.0000383827" calcext:value-type="float">
            <text:p>-3.83827E-05</text:p>
          </table:table-cell>
          <table:table-cell office:value-type="float" office:value="-0.0000979073" calcext:value-type="float">
            <text:p>-9.79073E-05</text:p>
          </table:table-cell>
          <table:table-cell office:value-type="float" office:value="-0.0000124702" calcext:value-type="float">
            <text:p>-1.24702E-05</text:p>
          </table:table-cell>
          <table:table-cell office:value-type="float" office:value="-0.0000383821" calcext:value-type="float">
            <text:p>-3.83821E-05</text:p>
          </table:table-cell>
          <table:table-cell office:value-type="float" office:value="-0.0000979075" calcext:value-type="float">
            <text:p>-9.7907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5035" calcext:value-type="float">
            <text:p>-0.0315035</text:p>
          </table:table-cell>
          <table:table-cell office:value-type="float" office:value="0.00000401324" calcext:value-type="float">
            <text:p>4.01324E-06</text:p>
          </table:table-cell>
          <table:table-cell office:value-type="float" office:value="0.327132" calcext:value-type="float">
            <text:p>0.327132</text:p>
          </table:table-cell>
          <table:table-cell office:value-type="float" office:value="-0.325319" calcext:value-type="float">
            <text:p>-0.325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79698" calcext:value-type="float">
            <text:p>-7.9698E-09</text:p>
          </table:table-cell>
          <table:table-cell office:value-type="float" office:value="-0.000142259" calcext:value-type="float">
            <text:p>-0.000142259</text:p>
          </table:table-cell>
          <table:table-cell office:value-type="float" office:value="0.0000000012662" calcext:value-type="float">
            <text:p>1.2662E-09</text:p>
          </table:table-cell>
          <table:table-cell office:value-type="float" office:value="-0.0336242" calcext:value-type="float">
            <text:p>-0.0336242</text:p>
          </table:table-cell>
          <table:table-cell office:value-type="float" office:value="-0.0000000371238" calcext:value-type="float">
            <text:p>-3.71238E-08</text:p>
          </table:table-cell>
          <table:table-cell office:value-type="float" office:value="-0.999434" calcext:value-type="float">
            <text:p>-0.999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769" calcext:value-type="float">
            <text:p>0.0404769</text:p>
          </table:table-cell>
          <table:table-cell office:value-type="float" office:value="0.0464563" calcext:value-type="float">
            <text:p>0.0464563</text:p>
          </table:table-cell>
          <table:table-cell office:value-type="float" office:value="-0.173532" calcext:value-type="float">
            <text:p>-0.173532</text:p>
          </table:table-cell>
          <table:table-cell office:value-type="float" office:value="-0.040477" calcext:value-type="float">
            <text:p>-0.040477</text:p>
          </table:table-cell>
          <table:table-cell office:value-type="float" office:value="0.0464562" calcext:value-type="float">
            <text:p>0.0464562</text:p>
          </table:table-cell>
          <table:table-cell office:value-type="float" office:value="-0.173532" calcext:value-type="float">
            <text:p>-0.173532</text:p>
          </table:table-cell>
          <table:table-cell office:value-type="float" office:value="0.11678" calcext:value-type="float">
            <text:p>0.11678</text:p>
          </table:table-cell>
          <table:table-cell office:value-type="float" office:value="-0.0307436" calcext:value-type="float">
            <text:p>-0.0307436</text:p>
          </table:table-cell>
          <table:table-cell office:value-type="float" office:value="-0.178758" calcext:value-type="float">
            <text:p>-0.178758</text:p>
          </table:table-cell>
          <table:table-cell office:value-type="float" office:value="-0.11678" calcext:value-type="float">
            <text:p>-0.11678</text:p>
          </table:table-cell>
          <table:table-cell office:value-type="float" office:value="-0.0307437" calcext:value-type="float">
            <text:p>-0.0307437</text:p>
          </table:table-cell>
          <table:table-cell office:value-type="float" office:value="-0.178758" calcext:value-type="float">
            <text:p>-0.178758</text:p>
          </table:table-cell>
          <table:table-cell office:value-type="float" office:value="0.0000155503" calcext:value-type="float">
            <text:p>1.55503E-05</text:p>
          </table:table-cell>
          <table:table-cell office:value-type="float" office:value="-0.000109406" calcext:value-type="float">
            <text:p>-0.000109406</text:p>
          </table:table-cell>
          <table:table-cell office:value-type="float" office:value="-0.00000313169" calcext:value-type="float">
            <text:p>-3.13169E-06</text:p>
          </table:table-cell>
          <table:table-cell office:value-type="float" office:value="-0.0000155461" calcext:value-type="float">
            <text:p>-1.55461E-05</text:p>
          </table:table-cell>
          <table:table-cell office:value-type="float" office:value="-0.000109405" calcext:value-type="float">
            <text:p>-0.000109405</text:p>
          </table:table-cell>
          <table:table-cell office:value-type="float" office:value="-0.00000313149" calcext:value-type="float">
            <text:p>-3.13149E-06</text:p>
          </table:table-cell>
          <table:table-cell office:value-type="float" office:value="0.0000124707" calcext:value-type="float">
            <text:p>1.24707E-05</text:p>
          </table:table-cell>
          <table:table-cell office:value-type="float" office:value="-0.0000383255" calcext:value-type="float">
            <text:p>-3.83255E-05</text:p>
          </table:table-cell>
          <table:table-cell office:value-type="float" office:value="-0.000097815" calcext:value-type="float">
            <text:p>-9.7815E-05</text:p>
          </table:table-cell>
          <table:table-cell office:value-type="float" office:value="-0.000012466" calcext:value-type="float">
            <text:p>-1.2466E-05</text:p>
          </table:table-cell>
          <table:table-cell office:value-type="float" office:value="-0.0000383249" calcext:value-type="float">
            <text:p>-3.83249E-05</text:p>
          </table:table-cell>
          <table:table-cell office:value-type="float" office:value="-0.0000978153" calcext:value-type="float">
            <text:p>-9.7815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52" calcext:value-type="float">
            <text:p>-0.03152</text:p>
          </table:table-cell>
          <table:table-cell office:value-type="float" office:value="0.00000401403" calcext:value-type="float">
            <text:p>4.01403E-06</text:p>
          </table:table-cell>
          <table:table-cell office:value-type="float" office:value="0.327128" calcext:value-type="float">
            <text:p>0.327128</text:p>
          </table:table-cell>
          <table:table-cell office:value-type="float" office:value="-0.325313" calcext:value-type="float">
            <text:p>-0.325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779733" calcext:value-type="float">
            <text:p>-7.79733E-09</text:p>
          </table:table-cell>
          <table:table-cell office:value-type="float" office:value="-0.000141662" calcext:value-type="float">
            <text:p>-0.000141662</text:p>
          </table:table-cell>
          <table:table-cell office:value-type="float" office:value="0.00000000126132" calcext:value-type="float">
            <text:p>1.26132E-09</text:p>
          </table:table-cell>
          <table:table-cell office:value-type="float" office:value="-0.0336367" calcext:value-type="float">
            <text:p>-0.0336367</text:p>
          </table:table-cell>
          <table:table-cell office:value-type="float" office:value="-0.0000000364276" calcext:value-type="float">
            <text:p>-3.64276E-08</text:p>
          </table:table-cell>
          <table:table-cell office:value-type="float" office:value="-0.999434" calcext:value-type="float">
            <text:p>-0.999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838" calcext:value-type="float">
            <text:p>0.0404838</text:p>
          </table:table-cell>
          <table:table-cell office:value-type="float" office:value="0.0464082" calcext:value-type="float">
            <text:p>0.0464082</text:p>
          </table:table-cell>
          <table:table-cell office:value-type="float" office:value="-0.173533" calcext:value-type="float">
            <text:p>-0.173533</text:p>
          </table:table-cell>
          <table:table-cell office:value-type="float" office:value="-0.0404839" calcext:value-type="float">
            <text:p>-0.0404839</text:p>
          </table:table-cell>
          <table:table-cell office:value-type="float" office:value="0.0464081" calcext:value-type="float">
            <text:p>0.0464081</text:p>
          </table:table-cell>
          <table:table-cell office:value-type="float" office:value="-0.173533" calcext:value-type="float">
            <text:p>-0.173533</text:p>
          </table:table-cell>
          <table:table-cell office:value-type="float" office:value="0.116785" calcext:value-type="float">
            <text:p>0.116785</text:p>
          </table:table-cell>
          <table:table-cell office:value-type="float" office:value="-0.0307604" calcext:value-type="float">
            <text:p>-0.0307604</text:p>
          </table:table-cell>
          <table:table-cell office:value-type="float" office:value="-0.178801" calcext:value-type="float">
            <text:p>-0.178801</text:p>
          </table:table-cell>
          <table:table-cell office:value-type="float" office:value="-0.116785" calcext:value-type="float">
            <text:p>-0.116785</text:p>
          </table:table-cell>
          <table:table-cell office:value-type="float" office:value="-0.0307605" calcext:value-type="float">
            <text:p>-0.0307605</text:p>
          </table:table-cell>
          <table:table-cell office:value-type="float" office:value="-0.178801" calcext:value-type="float">
            <text:p>-0.178801</text:p>
          </table:table-cell>
          <table:table-cell office:value-type="float" office:value="0.0000155642" calcext:value-type="float">
            <text:p>1.55642E-05</text:p>
          </table:table-cell>
          <table:table-cell office:value-type="float" office:value="-0.000109125" calcext:value-type="float">
            <text:p>-0.000109125</text:p>
          </table:table-cell>
          <table:table-cell office:value-type="float" office:value="-0.00000335359" calcext:value-type="float">
            <text:p>-3.35359E-06</text:p>
          </table:table-cell>
          <table:table-cell office:value-type="float" office:value="-0.0000155601" calcext:value-type="float">
            <text:p>-1.55601E-05</text:p>
          </table:table-cell>
          <table:table-cell office:value-type="float" office:value="-0.000109125" calcext:value-type="float">
            <text:p>-0.000109125</text:p>
          </table:table-cell>
          <table:table-cell office:value-type="float" office:value="-0.0000033534" calcext:value-type="float">
            <text:p>-3.3534E-06</text:p>
          </table:table-cell>
          <table:table-cell office:value-type="float" office:value="0.0000124624" calcext:value-type="float">
            <text:p>1.24624E-05</text:p>
          </table:table-cell>
          <table:table-cell office:value-type="float" office:value="-0.0000382512" calcext:value-type="float">
            <text:p>-3.82512E-05</text:p>
          </table:table-cell>
          <table:table-cell office:value-type="float" office:value="-0.0000976717" calcext:value-type="float">
            <text:p>-9.76717E-05</text:p>
          </table:table-cell>
          <table:table-cell office:value-type="float" office:value="-0.0000124578" calcext:value-type="float">
            <text:p>-1.24578E-05</text:p>
          </table:table-cell>
          <table:table-cell office:value-type="float" office:value="-0.0000382506" calcext:value-type="float">
            <text:p>-3.82506E-05</text:p>
          </table:table-cell>
          <table:table-cell office:value-type="float" office:value="-0.000097672" calcext:value-type="float">
            <text:p>-9.767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5363" calcext:value-type="float">
            <text:p>-0.0315363</text:p>
          </table:table-cell>
          <table:table-cell office:value-type="float" office:value="0.00000401482" calcext:value-type="float">
            <text:p>4.01482E-06</text:p>
          </table:table-cell>
          <table:table-cell office:value-type="float" office:value="0.327124" calcext:value-type="float">
            <text:p>0.327124</text:p>
          </table:table-cell>
          <table:table-cell office:value-type="float" office:value="-0.325308" calcext:value-type="float">
            <text:p>-0.325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763273" calcext:value-type="float">
            <text:p>-7.63273E-09</text:p>
          </table:table-cell>
          <table:table-cell office:value-type="float" office:value="-0.000141054" calcext:value-type="float">
            <text:p>-0.000141054</text:p>
          </table:table-cell>
          <table:table-cell office:value-type="float" office:value="0.00000000125686" calcext:value-type="float">
            <text:p>1.25686E-09</text:p>
          </table:table-cell>
          <table:table-cell office:value-type="float" office:value="-0.0336491" calcext:value-type="float">
            <text:p>-0.0336491</text:p>
          </table:table-cell>
          <table:table-cell office:value-type="float" office:value="-0.0000000357458" calcext:value-type="float">
            <text:p>-3.57458E-08</text:p>
          </table:table-cell>
          <table:table-cell office:value-type="float" office:value="-0.999434" calcext:value-type="float">
            <text:p>-0.999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906" calcext:value-type="float">
            <text:p>0.0404906</text:p>
          </table:table-cell>
          <table:table-cell office:value-type="float" office:value="0.0463603" calcext:value-type="float">
            <text:p>0.0463603</text:p>
          </table:table-cell>
          <table:table-cell office:value-type="float" office:value="-0.173535" calcext:value-type="float">
            <text:p>-0.173535</text:p>
          </table:table-cell>
          <table:table-cell office:value-type="float" office:value="-0.0404907" calcext:value-type="float">
            <text:p>-0.0404907</text:p>
          </table:table-cell>
          <table:table-cell office:value-type="float" office:value="0.0463602" calcext:value-type="float">
            <text:p>0.0463602</text:p>
          </table:table-cell>
          <table:table-cell office:value-type="float" office:value="-0.173535" calcext:value-type="float">
            <text:p>-0.173535</text:p>
          </table:table-cell>
          <table:table-cell office:value-type="float" office:value="0.116791" calcext:value-type="float">
            <text:p>0.116791</text:p>
          </table:table-cell>
          <table:table-cell office:value-type="float" office:value="-0.0307773" calcext:value-type="float">
            <text:p>-0.0307773</text:p>
          </table:table-cell>
          <table:table-cell office:value-type="float" office:value="-0.178844" calcext:value-type="float">
            <text:p>-0.178844</text:p>
          </table:table-cell>
          <table:table-cell office:value-type="float" office:value="-0.116791" calcext:value-type="float">
            <text:p>-0.116791</text:p>
          </table:table-cell>
          <table:table-cell office:value-type="float" office:value="-0.0307773" calcext:value-type="float">
            <text:p>-0.0307773</text:p>
          </table:table-cell>
          <table:table-cell office:value-type="float" office:value="-0.178844" calcext:value-type="float">
            <text:p>-0.178844</text:p>
          </table:table-cell>
          <table:table-cell office:value-type="float" office:value="0.0000155773" calcext:value-type="float">
            <text:p>1.55773E-05</text:p>
          </table:table-cell>
          <table:table-cell office:value-type="float" office:value="-0.00010886" calcext:value-type="float">
            <text:p>-0.00010886</text:p>
          </table:table-cell>
          <table:table-cell office:value-type="float" office:value="-0.00000356283" calcext:value-type="float">
            <text:p>-3.56283E-06</text:p>
          </table:table-cell>
          <table:table-cell office:value-type="float" office:value="-0.0000155732" calcext:value-type="float">
            <text:p>-1.55732E-05</text:p>
          </table:table-cell>
          <table:table-cell office:value-type="float" office:value="-0.00010886" calcext:value-type="float">
            <text:p>-0.00010886</text:p>
          </table:table-cell>
          <table:table-cell office:value-type="float" office:value="-0.00000356266" calcext:value-type="float">
            <text:p>-3.56266E-06</text:p>
          </table:table-cell>
          <table:table-cell office:value-type="float" office:value="0.0000124551" calcext:value-type="float">
            <text:p>1.24551E-05</text:p>
          </table:table-cell>
          <table:table-cell office:value-type="float" office:value="-0.0000381796" calcext:value-type="float">
            <text:p>-3.81796E-05</text:p>
          </table:table-cell>
          <table:table-cell office:value-type="float" office:value="-0.000097539" calcext:value-type="float">
            <text:p>-9.7539E-05</text:p>
          </table:table-cell>
          <table:table-cell office:value-type="float" office:value="-0.0000124506" calcext:value-type="float">
            <text:p>-1.24506E-05</text:p>
          </table:table-cell>
          <table:table-cell office:value-type="float" office:value="-0.000038179" calcext:value-type="float">
            <text:p>-3.8179E-05</text:p>
          </table:table-cell>
          <table:table-cell office:value-type="float" office:value="-0.0000975393" calcext:value-type="float">
            <text:p>-9.7539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5527" calcext:value-type="float">
            <text:p>-0.0315527</text:p>
          </table:table-cell>
          <table:table-cell office:value-type="float" office:value="0.00000401562" calcext:value-type="float">
            <text:p>4.01562E-06</text:p>
          </table:table-cell>
          <table:table-cell office:value-type="float" office:value="0.327121" calcext:value-type="float">
            <text:p>0.327121</text:p>
          </table:table-cell>
          <table:table-cell office:value-type="float" office:value="-0.325302" calcext:value-type="float">
            <text:p>-0.325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750766" calcext:value-type="float">
            <text:p>-7.50766E-09</text:p>
          </table:table-cell>
          <table:table-cell office:value-type="float" office:value="-0.000140532" calcext:value-type="float">
            <text:p>-0.000140532</text:p>
          </table:table-cell>
          <table:table-cell office:value-type="float" office:value="0.00000000125356" calcext:value-type="float">
            <text:p>1.25356E-09</text:p>
          </table:table-cell>
          <table:table-cell office:value-type="float" office:value="-0.0336592" calcext:value-type="float">
            <text:p>-0.0336592</text:p>
          </table:table-cell>
          <table:table-cell office:value-type="float" office:value="-0.0000000351985" calcext:value-type="float">
            <text:p>-3.51985E-08</text:p>
          </table:table-cell>
          <table:table-cell office:value-type="float" office:value="-0.999433" calcext:value-type="float">
            <text:p>-0.999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4962" calcext:value-type="float">
            <text:p>0.0404962</text:p>
          </table:table-cell>
          <table:table-cell office:value-type="float" office:value="0.0463212" calcext:value-type="float">
            <text:p>0.0463212</text:p>
          </table:table-cell>
          <table:table-cell office:value-type="float" office:value="-0.173536" calcext:value-type="float">
            <text:p>-0.173536</text:p>
          </table:table-cell>
          <table:table-cell office:value-type="float" office:value="-0.0404963" calcext:value-type="float">
            <text:p>-0.0404963</text:p>
          </table:table-cell>
          <table:table-cell office:value-type="float" office:value="0.046321" calcext:value-type="float">
            <text:p>0.046321</text:p>
          </table:table-cell>
          <table:table-cell office:value-type="float" office:value="-0.173536" calcext:value-type="float">
            <text:p>-0.173536</text:p>
          </table:table-cell>
          <table:table-cell office:value-type="float" office:value="0.116795" calcext:value-type="float">
            <text:p>0.116795</text:p>
          </table:table-cell>
          <table:table-cell office:value-type="float" office:value="-0.030791" calcext:value-type="float">
            <text:p>-0.030791</text:p>
          </table:table-cell>
          <table:table-cell office:value-type="float" office:value="-0.178879" calcext:value-type="float">
            <text:p>-0.178879</text:p>
          </table:table-cell>
          <table:table-cell office:value-type="float" office:value="-0.116795" calcext:value-type="float">
            <text:p>-0.116795</text:p>
          </table:table-cell>
          <table:table-cell office:value-type="float" office:value="-0.0307911" calcext:value-type="float">
            <text:p>-0.0307911</text:p>
          </table:table-cell>
          <table:table-cell office:value-type="float" office:value="-0.178879" calcext:value-type="float">
            <text:p>-0.178879</text:p>
          </table:table-cell>
          <table:table-cell office:value-type="float" office:value="0.0000155869" calcext:value-type="float">
            <text:p>1.55869E-05</text:p>
          </table:table-cell>
          <table:table-cell office:value-type="float" office:value="-0.000108665" calcext:value-type="float">
            <text:p>-0.000108665</text:p>
          </table:table-cell>
          <table:table-cell office:value-type="float" office:value="-0.00000371971" calcext:value-type="float">
            <text:p>-3.71971E-06</text:p>
          </table:table-cell>
          <table:table-cell office:value-type="float" office:value="-0.0000155829" calcext:value-type="float">
            <text:p>-1.55829E-05</text:p>
          </table:table-cell>
          <table:table-cell office:value-type="float" office:value="-0.000108665" calcext:value-type="float">
            <text:p>-0.000108665</text:p>
          </table:table-cell>
          <table:table-cell office:value-type="float" office:value="-0.00000371954" calcext:value-type="float">
            <text:p>-3.71954E-06</text:p>
          </table:table-cell>
          <table:table-cell office:value-type="float" office:value="0.0000124508" calcext:value-type="float">
            <text:p>1.24508E-05</text:p>
          </table:table-cell>
          <table:table-cell office:value-type="float" office:value="-0.0000381251" calcext:value-type="float">
            <text:p>-3.81251E-05</text:p>
          </table:table-cell>
          <table:table-cell office:value-type="float" office:value="-0.0000974481" calcext:value-type="float">
            <text:p>-9.74481E-05</text:p>
          </table:table-cell>
          <table:table-cell office:value-type="float" office:value="-0.0000124464" calcext:value-type="float">
            <text:p>-1.24464E-05</text:p>
          </table:table-cell>
          <table:table-cell office:value-type="float" office:value="-0.0000381245" calcext:value-type="float">
            <text:p>-3.81245E-05</text:p>
          </table:table-cell>
          <table:table-cell office:value-type="float" office:value="-0.0000974485" calcext:value-type="float">
            <text:p>-9.7448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5707" calcext:value-type="float">
            <text:p>-0.0315707</text:p>
          </table:table-cell>
          <table:table-cell office:value-type="float" office:value="0.00000401648" calcext:value-type="float">
            <text:p>4.01648E-06</text:p>
          </table:table-cell>
          <table:table-cell office:value-type="float" office:value="0.327116" calcext:value-type="float">
            <text:p>0.327116</text:p>
          </table:table-cell>
          <table:table-cell office:value-type="float" office:value="-0.325296" calcext:value-type="float">
            <text:p>-0.325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734327" calcext:value-type="float">
            <text:p>-7.34327E-09</text:p>
          </table:table-cell>
          <table:table-cell office:value-type="float" office:value="-0.000139955" calcext:value-type="float">
            <text:p>-0.000139955</text:p>
          </table:table-cell>
          <table:table-cell office:value-type="float" office:value="0.00000000124936" calcext:value-type="float">
            <text:p>1.24936E-09</text:p>
          </table:table-cell>
          <table:table-cell office:value-type="float" office:value="-0.0336715" calcext:value-type="float">
            <text:p>-0.0336715</text:p>
          </table:table-cell>
          <table:table-cell office:value-type="float" office:value="-0.0000000345427" calcext:value-type="float">
            <text:p>-3.45427E-08</text:p>
          </table:table-cell>
          <table:table-cell office:value-type="float" office:value="-0.999433" calcext:value-type="float">
            <text:p>-0.999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031" calcext:value-type="float">
            <text:p>0.0405031</text:p>
          </table:table-cell>
          <table:table-cell office:value-type="float" office:value="0.0462734" calcext:value-type="float">
            <text:p>0.0462734</text:p>
          </table:table-cell>
          <table:table-cell office:value-type="float" office:value="-0.173538" calcext:value-type="float">
            <text:p>-0.173538</text:p>
          </table:table-cell>
          <table:table-cell office:value-type="float" office:value="-0.0405032" calcext:value-type="float">
            <text:p>-0.0405032</text:p>
          </table:table-cell>
          <table:table-cell office:value-type="float" office:value="0.0462733" calcext:value-type="float">
            <text:p>0.0462733</text:p>
          </table:table-cell>
          <table:table-cell office:value-type="float" office:value="-0.173538" calcext:value-type="float">
            <text:p>-0.173538</text:p>
          </table:table-cell>
          <table:table-cell office:value-type="float" office:value="0.116801" calcext:value-type="float">
            <text:p>0.116801</text:p>
          </table:table-cell>
          <table:table-cell office:value-type="float" office:value="-0.0308077" calcext:value-type="float">
            <text:p>-0.0308077</text:p>
          </table:table-cell>
          <table:table-cell office:value-type="float" office:value="-0.178922" calcext:value-type="float">
            <text:p>-0.178922</text:p>
          </table:table-cell>
          <table:table-cell office:value-type="float" office:value="-0.116801" calcext:value-type="float">
            <text:p>-0.116801</text:p>
          </table:table-cell>
          <table:table-cell office:value-type="float" office:value="-0.0308079" calcext:value-type="float">
            <text:p>-0.0308079</text:p>
          </table:table-cell>
          <table:table-cell office:value-type="float" office:value="-0.178922" calcext:value-type="float">
            <text:p>-0.178922</text:p>
          </table:table-cell>
          <table:table-cell office:value-type="float" office:value="0.0000155996" calcext:value-type="float">
            <text:p>1.55996E-05</text:p>
          </table:table-cell>
          <table:table-cell office:value-type="float" office:value="-0.000108395" calcext:value-type="float">
            <text:p>-0.000108395</text:p>
          </table:table-cell>
          <table:table-cell office:value-type="float" office:value="-0.00000392427" calcext:value-type="float">
            <text:p>-3.92427E-06</text:p>
          </table:table-cell>
          <table:table-cell office:value-type="float" office:value="-0.0000155957" calcext:value-type="float">
            <text:p>-1.55957E-05</text:p>
          </table:table-cell>
          <table:table-cell office:value-type="float" office:value="-0.000108395" calcext:value-type="float">
            <text:p>-0.000108395</text:p>
          </table:table-cell>
          <table:table-cell office:value-type="float" office:value="-0.00000392411" calcext:value-type="float">
            <text:p>-3.92411E-06</text:p>
          </table:table-cell>
          <table:table-cell office:value-type="float" office:value="0.0000124423" calcext:value-type="float">
            <text:p>1.24423E-05</text:p>
          </table:table-cell>
          <table:table-cell office:value-type="float" office:value="-0.0000380525" calcext:value-type="float">
            <text:p>-3.80525E-05</text:p>
          </table:table-cell>
          <table:table-cell office:value-type="float" office:value="-0.0000973038" calcext:value-type="float">
            <text:p>-9.73038E-05</text:p>
          </table:table-cell>
          <table:table-cell office:value-type="float" office:value="-0.0000124379" calcext:value-type="float">
            <text:p>-1.24379E-05</text:p>
          </table:table-cell>
          <table:table-cell office:value-type="float" office:value="-0.0000380519" calcext:value-type="float">
            <text:p>-3.80519E-05</text:p>
          </table:table-cell>
          <table:table-cell office:value-type="float" office:value="-0.0000973041" calcext:value-type="float">
            <text:p>-9.7304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5869" calcext:value-type="float">
            <text:p>-0.0315869</text:p>
          </table:table-cell>
          <table:table-cell office:value-type="float" office:value="0.00000401727" calcext:value-type="float">
            <text:p>4.01727E-06</text:p>
          </table:table-cell>
          <table:table-cell office:value-type="float" office:value="0.327113" calcext:value-type="float">
            <text:p>0.327113</text:p>
          </table:table-cell>
          <table:table-cell office:value-type="float" office:value="-0.325291" calcext:value-type="float">
            <text:p>-0.325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719859" calcext:value-type="float">
            <text:p>-7.19859E-09</text:p>
          </table:table-cell>
          <table:table-cell office:value-type="float" office:value="-0.000139427" calcext:value-type="float">
            <text:p>-0.000139427</text:p>
          </table:table-cell>
          <table:table-cell office:value-type="float" office:value="0.00000000124572" calcext:value-type="float">
            <text:p>1.24572E-09</text:p>
          </table:table-cell>
          <table:table-cell office:value-type="float" office:value="-0.0336827" calcext:value-type="float">
            <text:p>-0.0336827</text:p>
          </table:table-cell>
          <table:table-cell office:value-type="float" office:value="-0.0000000339583" calcext:value-type="float">
            <text:p>-3.39583E-08</text:p>
          </table:table-cell>
          <table:table-cell office:value-type="float" office:value="-0.999433" calcext:value-type="float">
            <text:p>-0.999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093" calcext:value-type="float">
            <text:p>0.0405093</text:p>
          </table:table-cell>
          <table:table-cell office:value-type="float" office:value="0.0462301" calcext:value-type="float">
            <text:p>0.0462301</text:p>
          </table:table-cell>
          <table:table-cell office:value-type="float" office:value="-0.173539" calcext:value-type="float">
            <text:p>-0.173539</text:p>
          </table:table-cell>
          <table:table-cell office:value-type="float" office:value="-0.0405094" calcext:value-type="float">
            <text:p>-0.0405094</text:p>
          </table:table-cell>
          <table:table-cell office:value-type="float" office:value="0.04623" calcext:value-type="float">
            <text:p>0.04623</text:p>
          </table:table-cell>
          <table:table-cell office:value-type="float" office:value="-0.173539" calcext:value-type="float">
            <text:p>-0.173539</text:p>
          </table:table-cell>
          <table:table-cell office:value-type="float" office:value="0.116806" calcext:value-type="float">
            <text:p>0.116806</text:p>
          </table:table-cell>
          <table:table-cell office:value-type="float" office:value="-0.0308229" calcext:value-type="float">
            <text:p>-0.0308229</text:p>
          </table:table-cell>
          <table:table-cell office:value-type="float" office:value="-0.178961" calcext:value-type="float">
            <text:p>-0.178961</text:p>
          </table:table-cell>
          <table:table-cell office:value-type="float" office:value="-0.116806" calcext:value-type="float">
            <text:p>-0.116806</text:p>
          </table:table-cell>
          <table:table-cell office:value-type="float" office:value="-0.0308231" calcext:value-type="float">
            <text:p>-0.0308231</text:p>
          </table:table-cell>
          <table:table-cell office:value-type="float" office:value="-0.178961" calcext:value-type="float">
            <text:p>-0.178961</text:p>
          </table:table-cell>
          <table:table-cell office:value-type="float" office:value="0.0000156105" calcext:value-type="float">
            <text:p>1.56105E-05</text:p>
          </table:table-cell>
          <table:table-cell office:value-type="float" office:value="-0.00010816" calcext:value-type="float">
            <text:p>-0.00010816</text:p>
          </table:table-cell>
          <table:table-cell office:value-type="float" office:value="-0.00000410191" calcext:value-type="float">
            <text:p>-4.10191E-06</text:p>
          </table:table-cell>
          <table:table-cell office:value-type="float" office:value="-0.0000156066" calcext:value-type="float">
            <text:p>-1.56066E-05</text:p>
          </table:table-cell>
          <table:table-cell office:value-type="float" office:value="-0.000108159" calcext:value-type="float">
            <text:p>-0.000108159</text:p>
          </table:table-cell>
          <table:table-cell office:value-type="float" office:value="-0.00000410176" calcext:value-type="float">
            <text:p>-4.10176E-06</text:p>
          </table:table-cell>
          <table:table-cell office:value-type="float" office:value="0.0000124351" calcext:value-type="float">
            <text:p>1.24351E-05</text:p>
          </table:table-cell>
          <table:table-cell office:value-type="float" office:value="-0.0000379886" calcext:value-type="float">
            <text:p>-3.79886E-05</text:p>
          </table:table-cell>
          <table:table-cell office:value-type="float" office:value="-0.0000971785" calcext:value-type="float">
            <text:p>-9.71785E-05</text:p>
          </table:table-cell>
          <table:table-cell office:value-type="float" office:value="-0.0000124308" calcext:value-type="float">
            <text:p>-1.24308E-05</text:p>
          </table:table-cell>
          <table:table-cell office:value-type="float" office:value="-0.000037988" calcext:value-type="float">
            <text:p>-3.7988E-05</text:p>
          </table:table-cell>
          <table:table-cell office:value-type="float" office:value="-0.0000971789" calcext:value-type="float">
            <text:p>-9.7178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6032" calcext:value-type="float">
            <text:p>-0.0316032</text:p>
          </table:table-cell>
          <table:table-cell office:value-type="float" office:value="0.00000401806" calcext:value-type="float">
            <text:p>4.01806E-06</text:p>
          </table:table-cell>
          <table:table-cell office:value-type="float" office:value="0.327109" calcext:value-type="float">
            <text:p>0.327109</text:p>
          </table:table-cell>
          <table:table-cell office:value-type="float" office:value="-0.325285" calcext:value-type="float">
            <text:p>-0.325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704657" calcext:value-type="float">
            <text:p>-7.04657E-09</text:p>
          </table:table-cell>
          <table:table-cell office:value-type="float" office:value="-0.00013884" calcext:value-type="float">
            <text:p>-0.00013884</text:p>
          </table:table-cell>
          <table:table-cell office:value-type="float" office:value="0.00000000124192" calcext:value-type="float">
            <text:p>1.24192E-09</text:p>
          </table:table-cell>
          <table:table-cell office:value-type="float" office:value="-0.0336949" calcext:value-type="float">
            <text:p>-0.0336949</text:p>
          </table:table-cell>
          <table:table-cell office:value-type="float" office:value="-0.0000000333287" calcext:value-type="float">
            <text:p>-3.33287E-08</text:p>
          </table:table-cell>
          <table:table-cell office:value-type="float" office:value="-0.999432" calcext:value-type="float">
            <text:p>-0.999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162" calcext:value-type="float">
            <text:p>0.0405162</text:p>
          </table:table-cell>
          <table:table-cell office:value-type="float" office:value="0.0461826" calcext:value-type="float">
            <text:p>0.0461826</text:p>
          </table:table-cell>
          <table:table-cell office:value-type="float" office:value="-0.173541" calcext:value-type="float">
            <text:p>-0.173541</text:p>
          </table:table-cell>
          <table:table-cell office:value-type="float" office:value="-0.0405163" calcext:value-type="float">
            <text:p>-0.0405163</text:p>
          </table:table-cell>
          <table:table-cell office:value-type="float" office:value="0.0461825" calcext:value-type="float">
            <text:p>0.0461825</text:p>
          </table:table-cell>
          <table:table-cell office:value-type="float" office:value="-0.173541" calcext:value-type="float">
            <text:p>-0.173541</text:p>
          </table:table-cell>
          <table:table-cell office:value-type="float" office:value="0.116811" calcext:value-type="float">
            <text:p>0.116811</text:p>
          </table:table-cell>
          <table:table-cell office:value-type="float" office:value="-0.0308396" calcext:value-type="float">
            <text:p>-0.0308396</text:p>
          </table:table-cell>
          <table:table-cell office:value-type="float" office:value="-0.179003" calcext:value-type="float">
            <text:p>-0.179003</text:p>
          </table:table-cell>
          <table:table-cell office:value-type="float" office:value="-0.116811" calcext:value-type="float">
            <text:p>-0.116811</text:p>
          </table:table-cell>
          <table:table-cell office:value-type="float" office:value="-0.0308397" calcext:value-type="float">
            <text:p>-0.0308397</text:p>
          </table:table-cell>
          <table:table-cell office:value-type="float" office:value="-0.179003" calcext:value-type="float">
            <text:p>-0.179003</text:p>
          </table:table-cell>
          <table:table-cell office:value-type="float" office:value="0.0000156218" calcext:value-type="float">
            <text:p>1.56218E-05</text:p>
          </table:table-cell>
          <table:table-cell office:value-type="float" office:value="-0.00010791" calcext:value-type="float">
            <text:p>-0.00010791</text:p>
          </table:table-cell>
          <table:table-cell office:value-type="float" office:value="-0.00000428845" calcext:value-type="float">
            <text:p>-4.28845E-06</text:p>
          </table:table-cell>
          <table:table-cell office:value-type="float" office:value="-0.0000156181" calcext:value-type="float">
            <text:p>-1.56181E-05</text:p>
          </table:table-cell>
          <table:table-cell office:value-type="float" office:value="-0.00010791" calcext:value-type="float">
            <text:p>-0.00010791</text:p>
          </table:table-cell>
          <table:table-cell office:value-type="float" office:value="-0.00000428832" calcext:value-type="float">
            <text:p>-4.28832E-06</text:p>
          </table:table-cell>
          <table:table-cell office:value-type="float" office:value="0.0000124278" calcext:value-type="float">
            <text:p>1.24278E-05</text:p>
          </table:table-cell>
          <table:table-cell office:value-type="float" office:value="-0.0000379196" calcext:value-type="float">
            <text:p>-3.79196E-05</text:p>
          </table:table-cell>
          <table:table-cell office:value-type="float" office:value="-0.000097047" calcext:value-type="float">
            <text:p>-9.7047E-05</text:p>
          </table:table-cell>
          <table:table-cell office:value-type="float" office:value="-0.0000124236" calcext:value-type="float">
            <text:p>-1.24236E-05</text:p>
          </table:table-cell>
          <table:table-cell office:value-type="float" office:value="-0.000037919" calcext:value-type="float">
            <text:p>-3.7919E-05</text:p>
          </table:table-cell>
          <table:table-cell office:value-type="float" office:value="-0.0000970474" calcext:value-type="float">
            <text:p>-9.7047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6194" calcext:value-type="float">
            <text:p>-0.0316194</text:p>
          </table:table-cell>
          <table:table-cell office:value-type="float" office:value="0.00000401884" calcext:value-type="float">
            <text:p>4.01884E-06</text:p>
          </table:table-cell>
          <table:table-cell office:value-type="float" office:value="0.327105" calcext:value-type="float">
            <text:p>0.327105</text:p>
          </table:table-cell>
          <table:table-cell office:value-type="float" office:value="-0.32528" calcext:value-type="float">
            <text:p>-0.32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691062" calcext:value-type="float">
            <text:p>-6.91062E-09</text:p>
          </table:table-cell>
          <table:table-cell office:value-type="float" office:value="-0.000138311" calcext:value-type="float">
            <text:p>-0.000138311</text:p>
          </table:table-cell>
          <table:table-cell office:value-type="float" office:value="0.00000000123853" calcext:value-type="float">
            <text:p>1.23853E-09</text:p>
          </table:table-cell>
          <table:table-cell office:value-type="float" office:value="-0.033706" calcext:value-type="float">
            <text:p>-0.033706</text:p>
          </table:table-cell>
          <table:table-cell office:value-type="float" office:value="-0.0000000327677" calcext:value-type="float">
            <text:p>-3.27677E-08</text:p>
          </table:table-cell>
          <table:table-cell office:value-type="float" office:value="-0.999432" calcext:value-type="float">
            <text:p>-0.999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224" calcext:value-type="float">
            <text:p>0.0405224</text:p>
          </table:table-cell>
          <table:table-cell office:value-type="float" office:value="0.0461394" calcext:value-type="float">
            <text:p>0.0461394</text:p>
          </table:table-cell>
          <table:table-cell office:value-type="float" office:value="-0.173543" calcext:value-type="float">
            <text:p>-0.173543</text:p>
          </table:table-cell>
          <table:table-cell office:value-type="float" office:value="-0.0405225" calcext:value-type="float">
            <text:p>-0.0405225</text:p>
          </table:table-cell>
          <table:table-cell office:value-type="float" office:value="0.0461393" calcext:value-type="float">
            <text:p>0.0461393</text:p>
          </table:table-cell>
          <table:table-cell office:value-type="float" office:value="-0.173543" calcext:value-type="float">
            <text:p>-0.173543</text:p>
          </table:table-cell>
          <table:table-cell office:value-type="float" office:value="0.116816" calcext:value-type="float">
            <text:p>0.116816</text:p>
          </table:table-cell>
          <table:table-cell office:value-type="float" office:value="-0.0308548" calcext:value-type="float">
            <text:p>-0.0308548</text:p>
          </table:table-cell>
          <table:table-cell office:value-type="float" office:value="-0.179042" calcext:value-type="float">
            <text:p>-0.179042</text:p>
          </table:table-cell>
          <table:table-cell office:value-type="float" office:value="-0.116816" calcext:value-type="float">
            <text:p>-0.116816</text:p>
          </table:table-cell>
          <table:table-cell office:value-type="float" office:value="-0.0308549" calcext:value-type="float">
            <text:p>-0.0308549</text:p>
          </table:table-cell>
          <table:table-cell office:value-type="float" office:value="-0.179042" calcext:value-type="float">
            <text:p>-0.179042</text:p>
          </table:table-cell>
          <table:table-cell office:value-type="float" office:value="0.0000156317" calcext:value-type="float">
            <text:p>1.56317E-05</text:p>
          </table:table-cell>
          <table:table-cell office:value-type="float" office:value="-0.000107689" calcext:value-type="float">
            <text:p>-0.000107689</text:p>
          </table:table-cell>
          <table:table-cell office:value-type="float" office:value="-0.00000445214" calcext:value-type="float">
            <text:p>-4.45214E-06</text:p>
          </table:table-cell>
          <table:table-cell office:value-type="float" office:value="-0.000015628" calcext:value-type="float">
            <text:p>-1.5628E-05</text:p>
          </table:table-cell>
          <table:table-cell office:value-type="float" office:value="-0.000107689" calcext:value-type="float">
            <text:p>-0.000107689</text:p>
          </table:table-cell>
          <table:table-cell office:value-type="float" office:value="-0.00000445201" calcext:value-type="float">
            <text:p>-4.45201E-06</text:p>
          </table:table-cell>
          <table:table-cell office:value-type="float" office:value="0.0000124213" calcext:value-type="float">
            <text:p>1.24213E-05</text:p>
          </table:table-cell>
          <table:table-cell office:value-type="float" office:value="-0.0000378585" calcext:value-type="float">
            <text:p>-3.78585E-05</text:p>
          </table:table-cell>
          <table:table-cell office:value-type="float" office:value="-0.0000969293" calcext:value-type="float">
            <text:p>-9.69293E-05</text:p>
          </table:table-cell>
          <table:table-cell office:value-type="float" office:value="-0.0000124172" calcext:value-type="float">
            <text:p>-1.24172E-05</text:p>
          </table:table-cell>
          <table:table-cell office:value-type="float" office:value="-0.0000378578" calcext:value-type="float">
            <text:p>-3.78578E-05</text:p>
          </table:table-cell>
          <table:table-cell office:value-type="float" office:value="-0.0000969296" calcext:value-type="float">
            <text:p>-9.6929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6372" calcext:value-type="float">
            <text:p>-0.0316372</text:p>
          </table:table-cell>
          <table:table-cell office:value-type="float" office:value="0.0000040197" calcext:value-type="float">
            <text:p>4.0197E-06</text:p>
          </table:table-cell>
          <table:table-cell office:value-type="float" office:value="0.327101" calcext:value-type="float">
            <text:p>0.327101</text:p>
          </table:table-cell>
          <table:table-cell office:value-type="float" office:value="-0.325273" calcext:value-type="float">
            <text:p>-0.325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679096" calcext:value-type="float">
            <text:p>-6.79096E-09</text:p>
          </table:table-cell>
          <table:table-cell office:value-type="float" office:value="-0.000137838" calcext:value-type="float">
            <text:p>-0.000137838</text:p>
          </table:table-cell>
          <table:table-cell office:value-type="float" office:value="0.00000000123556" calcext:value-type="float">
            <text:p>1.23556E-09</text:p>
          </table:table-cell>
          <table:table-cell office:value-type="float" office:value="-0.033716" calcext:value-type="float">
            <text:p>-0.033716</text:p>
          </table:table-cell>
          <table:table-cell office:value-type="float" office:value="-0.0000000322723" calcext:value-type="float">
            <text:p>-3.22723E-08</text:p>
          </table:table-cell>
          <table:table-cell office:value-type="float" office:value="-0.999431" calcext:value-type="float">
            <text:p>-0.999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281" calcext:value-type="float">
            <text:p>0.0405281</text:p>
          </table:table-cell>
          <table:table-cell office:value-type="float" office:value="0.0461007" calcext:value-type="float">
            <text:p>0.0461007</text:p>
          </table:table-cell>
          <table:table-cell office:value-type="float" office:value="-0.173544" calcext:value-type="float">
            <text:p>-0.173544</text:p>
          </table:table-cell>
          <table:table-cell office:value-type="float" office:value="-0.0405282" calcext:value-type="float">
            <text:p>-0.0405282</text:p>
          </table:table-cell>
          <table:table-cell office:value-type="float" office:value="0.0461006" calcext:value-type="float">
            <text:p>0.0461006</text:p>
          </table:table-cell>
          <table:table-cell office:value-type="float" office:value="-0.173545" calcext:value-type="float">
            <text:p>-0.173545</text:p>
          </table:table-cell>
          <table:table-cell office:value-type="float" office:value="0.116821" calcext:value-type="float">
            <text:p>0.116821</text:p>
          </table:table-cell>
          <table:table-cell office:value-type="float" office:value="-0.0308684" calcext:value-type="float">
            <text:p>-0.0308684</text:p>
          </table:table-cell>
          <table:table-cell office:value-type="float" office:value="-0.179077" calcext:value-type="float">
            <text:p>-0.179077</text:p>
          </table:table-cell>
          <table:table-cell office:value-type="float" office:value="-0.116821" calcext:value-type="float">
            <text:p>-0.116821</text:p>
          </table:table-cell>
          <table:table-cell office:value-type="float" office:value="-0.0308685" calcext:value-type="float">
            <text:p>-0.0308685</text:p>
          </table:table-cell>
          <table:table-cell office:value-type="float" office:value="-0.179077" calcext:value-type="float">
            <text:p>-0.179077</text:p>
          </table:table-cell>
          <table:table-cell office:value-type="float" office:value="0.0000156403" calcext:value-type="float">
            <text:p>1.56403E-05</text:p>
          </table:table-cell>
          <table:table-cell office:value-type="float" office:value="-0.000107492" calcext:value-type="float">
            <text:p>-0.000107492</text:p>
          </table:table-cell>
          <table:table-cell office:value-type="float" office:value="-0.00000459571" calcext:value-type="float">
            <text:p>-4.59571E-06</text:p>
          </table:table-cell>
          <table:table-cell office:value-type="float" office:value="-0.0000156367" calcext:value-type="float">
            <text:p>-1.56367E-05</text:p>
          </table:table-cell>
          <table:table-cell office:value-type="float" office:value="-0.000107492" calcext:value-type="float">
            <text:p>-0.000107492</text:p>
          </table:table-cell>
          <table:table-cell office:value-type="float" office:value="-0.00000459559" calcext:value-type="float">
            <text:p>-4.59559E-06</text:p>
          </table:table-cell>
          <table:table-cell office:value-type="float" office:value="0.0000124154" calcext:value-type="float">
            <text:p>1.24154E-05</text:p>
          </table:table-cell>
          <table:table-cell office:value-type="float" office:value="-0.0000378036" calcext:value-type="float">
            <text:p>-3.78036E-05</text:p>
          </table:table-cell>
          <table:table-cell office:value-type="float" office:value="-0.0000968231" calcext:value-type="float">
            <text:p>-9.68231E-05</text:p>
          </table:table-cell>
          <table:table-cell office:value-type="float" office:value="-0.0000124113" calcext:value-type="float">
            <text:p>-1.24113E-05</text:p>
          </table:table-cell>
          <table:table-cell office:value-type="float" office:value="-0.000037803" calcext:value-type="float">
            <text:p>-3.7803E-05</text:p>
          </table:table-cell>
          <table:table-cell office:value-type="float" office:value="-0.0000968235" calcext:value-type="float">
            <text:p>-9.6823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6534" calcext:value-type="float">
            <text:p>-0.0316534</text:p>
          </table:table-cell>
          <table:table-cell office:value-type="float" office:value="0.00000402048" calcext:value-type="float">
            <text:p>4.02048E-06</text:p>
          </table:table-cell>
          <table:table-cell office:value-type="float" office:value="0.327097" calcext:value-type="float">
            <text:p>0.327097</text:p>
          </table:table-cell>
          <table:table-cell office:value-type="float" office:value="-0.325268" calcext:value-type="float">
            <text:p>-0.325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663177" calcext:value-type="float">
            <text:p>-6.63177E-09</text:p>
          </table:table-cell>
          <table:table-cell office:value-type="float" office:value="-0.000137227" calcext:value-type="float">
            <text:p>-0.000137227</text:p>
          </table:table-cell>
          <table:table-cell office:value-type="float" office:value="0.00000000123159" calcext:value-type="float">
            <text:p>1.23159E-09</text:p>
          </table:table-cell>
          <table:table-cell office:value-type="float" office:value="-0.0337292" calcext:value-type="float">
            <text:p>-0.0337292</text:p>
          </table:table-cell>
          <table:table-cell office:value-type="float" office:value="-0.0000000316251" calcext:value-type="float">
            <text:p>-3.16251E-08</text:p>
          </table:table-cell>
          <table:table-cell office:value-type="float" office:value="-0.999431" calcext:value-type="float">
            <text:p>-0.999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356" calcext:value-type="float">
            <text:p>0.0405356</text:p>
          </table:table-cell>
          <table:table-cell office:value-type="float" office:value="0.0460492" calcext:value-type="float">
            <text:p>0.0460492</text:p>
          </table:table-cell>
          <table:table-cell office:value-type="float" office:value="-0.173547" calcext:value-type="float">
            <text:p>-0.173547</text:p>
          </table:table-cell>
          <table:table-cell office:value-type="float" office:value="-0.0405357" calcext:value-type="float">
            <text:p>-0.0405357</text:p>
          </table:table-cell>
          <table:table-cell office:value-type="float" office:value="0.0460491" calcext:value-type="float">
            <text:p>0.0460491</text:p>
          </table:table-cell>
          <table:table-cell office:value-type="float" office:value="-0.173547" calcext:value-type="float">
            <text:p>-0.173547</text:p>
          </table:table-cell>
          <table:table-cell office:value-type="float" office:value="0.116826" calcext:value-type="float">
            <text:p>0.116826</text:p>
          </table:table-cell>
          <table:table-cell office:value-type="float" office:value="-0.0308865" calcext:value-type="float">
            <text:p>-0.0308865</text:p>
          </table:table-cell>
          <table:table-cell office:value-type="float" office:value="-0.179124" calcext:value-type="float">
            <text:p>-0.179124</text:p>
          </table:table-cell>
          <table:table-cell office:value-type="float" office:value="-0.116827" calcext:value-type="float">
            <text:p>-0.116827</text:p>
          </table:table-cell>
          <table:table-cell office:value-type="float" office:value="-0.0308867" calcext:value-type="float">
            <text:p>-0.0308867</text:p>
          </table:table-cell>
          <table:table-cell office:value-type="float" office:value="-0.179123" calcext:value-type="float">
            <text:p>-0.179123</text:p>
          </table:table-cell>
          <table:table-cell office:value-type="float" office:value="0.0000156517" calcext:value-type="float">
            <text:p>1.56517E-05</text:p>
          </table:table-cell>
          <table:table-cell office:value-type="float" office:value="-0.000107226" calcext:value-type="float">
            <text:p>-0.000107226</text:p>
          </table:table-cell>
          <table:table-cell office:value-type="float" office:value="-0.00000478542" calcext:value-type="float">
            <text:p>-4.78542E-06</text:p>
          </table:table-cell>
          <table:table-cell office:value-type="float" office:value="-0.0000156481" calcext:value-type="float">
            <text:p>-1.56481E-05</text:p>
          </table:table-cell>
          <table:table-cell office:value-type="float" office:value="-0.000107226" calcext:value-type="float">
            <text:p>-0.000107226</text:p>
          </table:table-cell>
          <table:table-cell office:value-type="float" office:value="-0.00000478532" calcext:value-type="float">
            <text:p>-4.78532E-06</text:p>
          </table:table-cell>
          <table:table-cell office:value-type="float" office:value="0.0000124069" calcext:value-type="float">
            <text:p>1.24069E-05</text:p>
          </table:table-cell>
          <table:table-cell office:value-type="float" office:value="-0.0000377298" calcext:value-type="float">
            <text:p>-3.77298E-05</text:p>
          </table:table-cell>
          <table:table-cell office:value-type="float" office:value="-0.0000966746" calcext:value-type="float">
            <text:p>-9.66746E-05</text:p>
          </table:table-cell>
          <table:table-cell office:value-type="float" office:value="-0.0000124028" calcext:value-type="float">
            <text:p>-1.24028E-05</text:p>
          </table:table-cell>
          <table:table-cell office:value-type="float" office:value="-0.0000377292" calcext:value-type="float">
            <text:p>-3.77292E-05</text:p>
          </table:table-cell>
          <table:table-cell office:value-type="float" office:value="-0.000096675" calcext:value-type="float">
            <text:p>-9.667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6695" calcext:value-type="float">
            <text:p>-0.0316695</text:p>
          </table:table-cell>
          <table:table-cell office:value-type="float" office:value="0.00000402126" calcext:value-type="float">
            <text:p>4.02126E-06</text:p>
          </table:table-cell>
          <table:table-cell office:value-type="float" office:value="0.327094" calcext:value-type="float">
            <text:p>0.327094</text:p>
          </table:table-cell>
          <table:table-cell office:value-type="float" office:value="-0.325262" calcext:value-type="float">
            <text:p>-0.325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650168" calcext:value-type="float">
            <text:p>-6.50168E-09</text:p>
          </table:table-cell>
          <table:table-cell office:value-type="float" office:value="-0.000136727" calcext:value-type="float">
            <text:p>-0.000136727</text:p>
          </table:table-cell>
          <table:table-cell office:value-type="float" office:value="0.00000000122833" calcext:value-type="float">
            <text:p>1.22833E-09</text:p>
          </table:table-cell>
          <table:table-cell office:value-type="float" office:value="-0.0337401" calcext:value-type="float">
            <text:p>-0.0337401</text:p>
          </table:table-cell>
          <table:table-cell office:value-type="float" office:value="-0.0000000310972" calcext:value-type="float">
            <text:p>-3.10972E-08</text:p>
          </table:table-cell>
          <table:table-cell office:value-type="float" office:value="-0.999431" calcext:value-type="float">
            <text:p>-0.999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419" calcext:value-type="float">
            <text:p>0.0405419</text:p>
          </table:table-cell>
          <table:table-cell office:value-type="float" office:value="0.0460063" calcext:value-type="float">
            <text:p>0.0460063</text:p>
          </table:table-cell>
          <table:table-cell office:value-type="float" office:value="-0.173549" calcext:value-type="float">
            <text:p>-0.173549</text:p>
          </table:table-cell>
          <table:table-cell office:value-type="float" office:value="-0.0405419" calcext:value-type="float">
            <text:p>-0.0405419</text:p>
          </table:table-cell>
          <table:table-cell office:value-type="float" office:value="0.0460062" calcext:value-type="float">
            <text:p>0.0460062</text:p>
          </table:table-cell>
          <table:table-cell office:value-type="float" office:value="-0.173549" calcext:value-type="float">
            <text:p>-0.173549</text:p>
          </table:table-cell>
          <table:table-cell office:value-type="float" office:value="0.116831" calcext:value-type="float">
            <text:p>0.116831</text:p>
          </table:table-cell>
          <table:table-cell office:value-type="float" office:value="-0.0309016" calcext:value-type="float">
            <text:p>-0.0309016</text:p>
          </table:table-cell>
          <table:table-cell office:value-type="float" office:value="-0.179162" calcext:value-type="float">
            <text:p>-0.179162</text:p>
          </table:table-cell>
          <table:table-cell office:value-type="float" office:value="-0.116832" calcext:value-type="float">
            <text:p>-0.116832</text:p>
          </table:table-cell>
          <table:table-cell office:value-type="float" office:value="-0.0309017" calcext:value-type="float">
            <text:p>-0.0309017</text:p>
          </table:table-cell>
          <table:table-cell office:value-type="float" office:value="-0.179162" calcext:value-type="float">
            <text:p>-0.179162</text:p>
          </table:table-cell>
          <table:table-cell office:value-type="float" office:value="0.0000156609" calcext:value-type="float">
            <text:p>1.56609E-05</text:p>
          </table:table-cell>
          <table:table-cell office:value-type="float" office:value="-0.000107004" calcext:value-type="float">
            <text:p>-0.000107004</text:p>
          </table:table-cell>
          <table:table-cell office:value-type="float" office:value="-0.00000494012" calcext:value-type="float">
            <text:p>-4.94012E-06</text:p>
          </table:table-cell>
          <table:table-cell office:value-type="float" office:value="-0.0000156574" calcext:value-type="float">
            <text:p>-1.56574E-05</text:p>
          </table:table-cell>
          <table:table-cell office:value-type="float" office:value="-0.000107004" calcext:value-type="float">
            <text:p>-0.000107004</text:p>
          </table:table-cell>
          <table:table-cell office:value-type="float" office:value="-0.00000494003" calcext:value-type="float">
            <text:p>-4.94003E-06</text:p>
          </table:table-cell>
          <table:table-cell office:value-type="float" office:value="0.0000123995" calcext:value-type="float">
            <text:p>1.23995E-05</text:p>
          </table:table-cell>
          <table:table-cell office:value-type="float" office:value="-0.000037668" calcext:value-type="float">
            <text:p>-3.7668E-05</text:p>
          </table:table-cell>
          <table:table-cell office:value-type="float" office:value="-0.0000965482" calcext:value-type="float">
            <text:p>-9.65482E-05</text:p>
          </table:table-cell>
          <table:table-cell office:value-type="float" office:value="-0.0000123955" calcext:value-type="float">
            <text:p>-1.23955E-05</text:p>
          </table:table-cell>
          <table:table-cell office:value-type="float" office:value="-0.0000376673" calcext:value-type="float">
            <text:p>-3.76673E-05</text:p>
          </table:table-cell>
          <table:table-cell office:value-type="float" office:value="-0.0000965486" calcext:value-type="float">
            <text:p>-9.6548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6872" calcext:value-type="float">
            <text:p>-0.0316872</text:p>
          </table:table-cell>
          <table:table-cell office:value-type="float" office:value="0.00000402212" calcext:value-type="float">
            <text:p>4.02212E-06</text:p>
          </table:table-cell>
          <table:table-cell office:value-type="float" office:value="0.32709" calcext:value-type="float">
            <text:p>0.32709</text:p>
          </table:table-cell>
          <table:table-cell office:value-type="float" office:value="-0.325256" calcext:value-type="float">
            <text:p>-0.325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639263" calcext:value-type="float">
            <text:p>-6.39263E-09</text:p>
          </table:table-cell>
          <table:table-cell office:value-type="float" office:value="-0.000136256" calcext:value-type="float">
            <text:p>-0.000136256</text:p>
          </table:table-cell>
          <table:table-cell office:value-type="float" office:value="0.00000000122557" calcext:value-type="float">
            <text:p>1.22557E-09</text:p>
          </table:table-cell>
          <table:table-cell office:value-type="float" office:value="-0.0337499" calcext:value-type="float">
            <text:p>-0.0337499</text:p>
          </table:table-cell>
          <table:table-cell office:value-type="float" office:value="-0.000000030631" calcext:value-type="float">
            <text:p>-3.0631E-08</text:p>
          </table:table-cell>
          <table:table-cell office:value-type="float" office:value="-0.99943" calcext:value-type="float">
            <text:p>-0.99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475" calcext:value-type="float">
            <text:p>0.0405475</text:p>
          </table:table-cell>
          <table:table-cell office:value-type="float" office:value="0.0459679" calcext:value-type="float">
            <text:p>0.0459679</text:p>
          </table:table-cell>
          <table:table-cell office:value-type="float" office:value="-0.17355" calcext:value-type="float">
            <text:p>-0.17355</text:p>
          </table:table-cell>
          <table:table-cell office:value-type="float" office:value="-0.0405476" calcext:value-type="float">
            <text:p>-0.0405476</text:p>
          </table:table-cell>
          <table:table-cell office:value-type="float" office:value="0.0459678" calcext:value-type="float">
            <text:p>0.0459678</text:p>
          </table:table-cell>
          <table:table-cell office:value-type="float" office:value="-0.173551" calcext:value-type="float">
            <text:p>-0.173551</text:p>
          </table:table-cell>
          <table:table-cell office:value-type="float" office:value="0.116836" calcext:value-type="float">
            <text:p>0.116836</text:p>
          </table:table-cell>
          <table:table-cell office:value-type="float" office:value="-0.0309152" calcext:value-type="float">
            <text:p>-0.0309152</text:p>
          </table:table-cell>
          <table:table-cell office:value-type="float" office:value="-0.179197" calcext:value-type="float">
            <text:p>-0.179197</text:p>
          </table:table-cell>
          <table:table-cell office:value-type="float" office:value="-0.116836" calcext:value-type="float">
            <text:p>-0.116836</text:p>
          </table:table-cell>
          <table:table-cell office:value-type="float" office:value="-0.0309153" calcext:value-type="float">
            <text:p>-0.0309153</text:p>
          </table:table-cell>
          <table:table-cell office:value-type="float" office:value="-0.179197" calcext:value-type="float">
            <text:p>-0.179197</text:p>
          </table:table-cell>
          <table:table-cell office:value-type="float" office:value="0.0000156685" calcext:value-type="float">
            <text:p>1.56685E-05</text:p>
          </table:table-cell>
          <table:table-cell office:value-type="float" office:value="-0.000106821" calcext:value-type="float">
            <text:p>-0.000106821</text:p>
          </table:table-cell>
          <table:table-cell office:value-type="float" office:value="-0.00000506912" calcext:value-type="float">
            <text:p>-5.06912E-06</text:p>
          </table:table-cell>
          <table:table-cell office:value-type="float" office:value="-0.000015665" calcext:value-type="float">
            <text:p>-1.5665E-05</text:p>
          </table:table-cell>
          <table:table-cell office:value-type="float" office:value="-0.00010682" calcext:value-type="float">
            <text:p>-0.00010682</text:p>
          </table:table-cell>
          <table:table-cell office:value-type="float" office:value="-0.00000506904" calcext:value-type="float">
            <text:p>-5.06904E-06</text:p>
          </table:table-cell>
          <table:table-cell office:value-type="float" office:value="0.0000123941" calcext:value-type="float">
            <text:p>1.23941E-05</text:p>
          </table:table-cell>
          <table:table-cell office:value-type="float" office:value="-0.0000376152" calcext:value-type="float">
            <text:p>-3.76152E-05</text:p>
          </table:table-cell>
          <table:table-cell office:value-type="float" office:value="-0.0000964483" calcext:value-type="float">
            <text:p>-9.64483E-05</text:p>
          </table:table-cell>
          <table:table-cell office:value-type="float" office:value="-0.0000123902" calcext:value-type="float">
            <text:p>-1.23902E-05</text:p>
          </table:table-cell>
          <table:table-cell office:value-type="float" office:value="-0.0000376145" calcext:value-type="float">
            <text:p>-3.76145E-05</text:p>
          </table:table-cell>
          <table:table-cell office:value-type="float" office:value="-0.0000964486" calcext:value-type="float">
            <text:p>-9.6448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7033" calcext:value-type="float">
            <text:p>-0.0317033</text:p>
          </table:table-cell>
          <table:table-cell office:value-type="float" office:value="0.00000402289" calcext:value-type="float">
            <text:p>4.02289E-06</text:p>
          </table:table-cell>
          <table:table-cell office:value-type="float" office:value="0.327086" calcext:value-type="float">
            <text:p>0.327086</text:p>
          </table:table-cell>
          <table:table-cell office:value-type="float" office:value="-0.325251" calcext:value-type="float">
            <text:p>-0.325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623666" calcext:value-type="float">
            <text:p>-6.23666E-09</text:p>
          </table:table-cell>
          <table:table-cell office:value-type="float" office:value="-0.000135692" calcext:value-type="float">
            <text:p>-0.000135692</text:p>
          </table:table-cell>
          <table:table-cell office:value-type="float" office:value="0.00000000122161" calcext:value-type="float">
            <text:p>1.22161E-09</text:p>
          </table:table-cell>
          <table:table-cell office:value-type="float" office:value="-0.033763" calcext:value-type="float">
            <text:p>-0.033763</text:p>
          </table:table-cell>
          <table:table-cell office:value-type="float" office:value="-0.0000000300221" calcext:value-type="float">
            <text:p>-3.00221E-08</text:p>
          </table:table-cell>
          <table:table-cell office:value-type="float" office:value="-0.99943" calcext:value-type="float">
            <text:p>-0.99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55" calcext:value-type="float">
            <text:p>0.040555</text:p>
          </table:table-cell>
          <table:table-cell office:value-type="float" office:value="0.0459167" calcext:value-type="float">
            <text:p>0.0459167</text:p>
          </table:table-cell>
          <table:table-cell office:value-type="float" office:value="-0.173553" calcext:value-type="float">
            <text:p>-0.173553</text:p>
          </table:table-cell>
          <table:table-cell office:value-type="float" office:value="-0.0405551" calcext:value-type="float">
            <text:p>-0.0405551</text:p>
          </table:table-cell>
          <table:table-cell office:value-type="float" office:value="0.0459166" calcext:value-type="float">
            <text:p>0.0459166</text:p>
          </table:table-cell>
          <table:table-cell office:value-type="float" office:value="-0.173553" calcext:value-type="float">
            <text:p>-0.173553</text:p>
          </table:table-cell>
          <table:table-cell office:value-type="float" office:value="0.116842" calcext:value-type="float">
            <text:p>0.116842</text:p>
          </table:table-cell>
          <table:table-cell office:value-type="float" office:value="-0.0309332" calcext:value-type="float">
            <text:p>-0.0309332</text:p>
          </table:table-cell>
          <table:table-cell office:value-type="float" office:value="-0.179243" calcext:value-type="float">
            <text:p>-0.179243</text:p>
          </table:table-cell>
          <table:table-cell office:value-type="float" office:value="-0.116842" calcext:value-type="float">
            <text:p>-0.116842</text:p>
          </table:table-cell>
          <table:table-cell office:value-type="float" office:value="-0.0309333" calcext:value-type="float">
            <text:p>-0.0309333</text:p>
          </table:table-cell>
          <table:table-cell office:value-type="float" office:value="-0.179243" calcext:value-type="float">
            <text:p>-0.179243</text:p>
          </table:table-cell>
          <table:table-cell office:value-type="float" office:value="0.0000156793" calcext:value-type="float">
            <text:p>1.56793E-05</text:p>
          </table:table-cell>
          <table:table-cell office:value-type="float" office:value="-0.000106547" calcext:value-type="float">
            <text:p>-0.000106547</text:p>
          </table:table-cell>
          <table:table-cell office:value-type="float" office:value="-0.00000525137" calcext:value-type="float">
            <text:p>-5.25137E-06</text:p>
          </table:table-cell>
          <table:table-cell office:value-type="float" office:value="-0.0000156759" calcext:value-type="float">
            <text:p>-1.56759E-05</text:p>
          </table:table-cell>
          <table:table-cell office:value-type="float" office:value="-0.000106547" calcext:value-type="float">
            <text:p>-0.000106547</text:p>
          </table:table-cell>
          <table:table-cell office:value-type="float" office:value="-0.0000052513" calcext:value-type="float">
            <text:p>-5.2513E-06</text:p>
          </table:table-cell>
          <table:table-cell office:value-type="float" office:value="0.0000123839" calcext:value-type="float">
            <text:p>1.23839E-05</text:p>
          </table:table-cell>
          <table:table-cell office:value-type="float" office:value="-0.0000375401" calcext:value-type="float">
            <text:p>-3.75401E-05</text:p>
          </table:table-cell>
          <table:table-cell office:value-type="float" office:value="-0.0000962835" calcext:value-type="float">
            <text:p>-9.62835E-05</text:p>
          </table:table-cell>
          <table:table-cell office:value-type="float" office:value="-0.0000123801" calcext:value-type="float">
            <text:p>-1.23801E-05</text:p>
          </table:table-cell>
          <table:table-cell office:value-type="float" office:value="-0.0000375394" calcext:value-type="float">
            <text:p>-3.75394E-05</text:p>
          </table:table-cell>
          <table:table-cell office:value-type="float" office:value="-0.000096284" calcext:value-type="float">
            <text:p>-9.628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7194" calcext:value-type="float">
            <text:p>-0.0317194</text:p>
          </table:table-cell>
          <table:table-cell office:value-type="float" office:value="0.00000402367" calcext:value-type="float">
            <text:p>4.02367E-06</text:p>
          </table:table-cell>
          <table:table-cell office:value-type="float" office:value="0.327082" calcext:value-type="float">
            <text:p>0.327082</text:p>
          </table:table-cell>
          <table:table-cell office:value-type="float" office:value="-0.325245" calcext:value-type="float">
            <text:p>-0.32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611224" calcext:value-type="float">
            <text:p>-6.11224E-09</text:p>
          </table:table-cell>
          <table:table-cell office:value-type="float" office:value="-0.000135215" calcext:value-type="float">
            <text:p>-0.000135215</text:p>
          </table:table-cell>
          <table:table-cell office:value-type="float" office:value="0.00000000121841" calcext:value-type="float">
            <text:p>1.21841E-09</text:p>
          </table:table-cell>
          <table:table-cell office:value-type="float" office:value="-0.0337738" calcext:value-type="float">
            <text:p>-0.0337738</text:p>
          </table:table-cell>
          <table:table-cell office:value-type="float" office:value="-0.0000000295256" calcext:value-type="float">
            <text:p>-2.95256E-08</text:p>
          </table:table-cell>
          <table:table-cell office:value-type="float" office:value="-0.999429" calcext:value-type="float">
            <text:p>-0.999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613" calcext:value-type="float">
            <text:p>0.0405613</text:p>
          </table:table-cell>
          <table:table-cell office:value-type="float" office:value="0.0458741" calcext:value-type="float">
            <text:p>0.0458741</text:p>
          </table:table-cell>
          <table:table-cell office:value-type="float" office:value="-0.173555" calcext:value-type="float">
            <text:p>-0.173555</text:p>
          </table:table-cell>
          <table:table-cell office:value-type="float" office:value="-0.0405614" calcext:value-type="float">
            <text:p>-0.0405614</text:p>
          </table:table-cell>
          <table:table-cell office:value-type="float" office:value="0.0458739" calcext:value-type="float">
            <text:p>0.0458739</text:p>
          </table:table-cell>
          <table:table-cell office:value-type="float" office:value="-0.173555" calcext:value-type="float">
            <text:p>-0.173555</text:p>
          </table:table-cell>
          <table:table-cell office:value-type="float" office:value="0.116847" calcext:value-type="float">
            <text:p>0.116847</text:p>
          </table:table-cell>
          <table:table-cell office:value-type="float" office:value="-0.0309482" calcext:value-type="float">
            <text:p>-0.0309482</text:p>
          </table:table-cell>
          <table:table-cell office:value-type="float" office:value="-0.179282" calcext:value-type="float">
            <text:p>-0.179282</text:p>
          </table:table-cell>
          <table:table-cell office:value-type="float" office:value="-0.116847" calcext:value-type="float">
            <text:p>-0.116847</text:p>
          </table:table-cell>
          <table:table-cell office:value-type="float" office:value="-0.0309483" calcext:value-type="float">
            <text:p>-0.0309483</text:p>
          </table:table-cell>
          <table:table-cell office:value-type="float" office:value="-0.179281" calcext:value-type="float">
            <text:p>-0.179281</text:p>
          </table:table-cell>
          <table:table-cell office:value-type="float" office:value="0.0000156877" calcext:value-type="float">
            <text:p>1.56877E-05</text:p>
          </table:table-cell>
          <table:table-cell office:value-type="float" office:value="-0.000106329" calcext:value-type="float">
            <text:p>-0.000106329</text:p>
          </table:table-cell>
          <table:table-cell office:value-type="float" office:value="-0.00000539566" calcext:value-type="float">
            <text:p>-5.39566E-06</text:p>
          </table:table-cell>
          <table:table-cell office:value-type="float" office:value="-0.0000156844" calcext:value-type="float">
            <text:p>-1.56844E-05</text:p>
          </table:table-cell>
          <table:table-cell office:value-type="float" office:value="-0.000106329" calcext:value-type="float">
            <text:p>-0.000106329</text:p>
          </table:table-cell>
          <table:table-cell office:value-type="float" office:value="-0.0000053956" calcext:value-type="float">
            <text:p>-5.3956E-06</text:p>
          </table:table-cell>
          <table:table-cell office:value-type="float" office:value="0.000012376" calcext:value-type="float">
            <text:p>1.2376E-05</text:p>
          </table:table-cell>
          <table:table-cell office:value-type="float" office:value="-0.0000374791" calcext:value-type="float">
            <text:p>-3.74791E-05</text:p>
          </table:table-cell>
          <table:table-cell office:value-type="float" office:value="-0.0000961529" calcext:value-type="float">
            <text:p>-9.61529E-05</text:p>
          </table:table-cell>
          <table:table-cell office:value-type="float" office:value="-0.0000123722" calcext:value-type="float">
            <text:p>-1.23722E-05</text:p>
          </table:table-cell>
          <table:table-cell office:value-type="float" office:value="-0.0000374785" calcext:value-type="float">
            <text:p>-3.74785E-05</text:p>
          </table:table-cell>
          <table:table-cell office:value-type="float" office:value="-0.0000961533" calcext:value-type="float">
            <text:p>-9.6153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7354" calcext:value-type="float">
            <text:p>-0.0317354</text:p>
          </table:table-cell>
          <table:table-cell office:value-type="float" office:value="0.00000402444" calcext:value-type="float">
            <text:p>4.02444E-06</text:p>
          </table:table-cell>
          <table:table-cell office:value-type="float" office:value="0.327078" calcext:value-type="float">
            <text:p>0.327078</text:p>
          </table:table-cell>
          <table:table-cell office:value-type="float" office:value="-0.32524" calcext:value-type="float">
            <text:p>-0.32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600989" calcext:value-type="float">
            <text:p>-6.00989E-09</text:p>
          </table:table-cell>
          <table:table-cell office:value-type="float" office:value="-0.000134756" calcext:value-type="float">
            <text:p>-0.000134756</text:p>
          </table:table-cell>
          <table:table-cell office:value-type="float" office:value="0.00000000121575" calcext:value-type="float">
            <text:p>1.21575E-09</text:p>
          </table:table-cell>
          <table:table-cell office:value-type="float" office:value="-0.0337835" calcext:value-type="float">
            <text:p>-0.0337835</text:p>
          </table:table-cell>
          <table:table-cell office:value-type="float" office:value="-0.0000000290869" calcext:value-type="float">
            <text:p>-2.90869E-08</text:p>
          </table:table-cell>
          <table:table-cell office:value-type="float" office:value="-0.999429" calcext:value-type="float">
            <text:p>-0.999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669" calcext:value-type="float">
            <text:p>0.0405669</text:p>
          </table:table-cell>
          <table:table-cell office:value-type="float" office:value="0.0458359" calcext:value-type="float">
            <text:p>0.0458359</text:p>
          </table:table-cell>
          <table:table-cell office:value-type="float" office:value="-0.173557" calcext:value-type="float">
            <text:p>-0.173557</text:p>
          </table:table-cell>
          <table:table-cell office:value-type="float" office:value="-0.040567" calcext:value-type="float">
            <text:p>-0.040567</text:p>
          </table:table-cell>
          <table:table-cell office:value-type="float" office:value="0.0458357" calcext:value-type="float">
            <text:p>0.0458357</text:p>
          </table:table-cell>
          <table:table-cell office:value-type="float" office:value="-0.173557" calcext:value-type="float">
            <text:p>-0.173557</text:p>
          </table:table-cell>
          <table:table-cell office:value-type="float" office:value="0.116851" calcext:value-type="float">
            <text:p>0.116851</text:p>
          </table:table-cell>
          <table:table-cell office:value-type="float" office:value="-0.0309617" calcext:value-type="float">
            <text:p>-0.0309617</text:p>
          </table:table-cell>
          <table:table-cell office:value-type="float" office:value="-0.179316" calcext:value-type="float">
            <text:p>-0.179316</text:p>
          </table:table-cell>
          <table:table-cell office:value-type="float" office:value="-0.116851" calcext:value-type="float">
            <text:p>-0.116851</text:p>
          </table:table-cell>
          <table:table-cell office:value-type="float" office:value="-0.0309618" calcext:value-type="float">
            <text:p>-0.0309618</text:p>
          </table:table-cell>
          <table:table-cell office:value-type="float" office:value="-0.179316" calcext:value-type="float">
            <text:p>-0.179316</text:p>
          </table:table-cell>
          <table:table-cell office:value-type="float" office:value="0.0000156944" calcext:value-type="float">
            <text:p>1.56944E-05</text:p>
          </table:table-cell>
          <table:table-cell office:value-type="float" office:value="-0.000106155" calcext:value-type="float">
            <text:p>-0.000106155</text:p>
          </table:table-cell>
          <table:table-cell office:value-type="float" office:value="-0.00000551285" calcext:value-type="float">
            <text:p>-5.51285E-06</text:p>
          </table:table-cell>
          <table:table-cell office:value-type="float" office:value="-0.0000156911" calcext:value-type="float">
            <text:p>-1.56911E-05</text:p>
          </table:table-cell>
          <table:table-cell office:value-type="float" office:value="-0.000106155" calcext:value-type="float">
            <text:p>-0.000106155</text:p>
          </table:table-cell>
          <table:table-cell office:value-type="float" office:value="-0.00000551279" calcext:value-type="float">
            <text:p>-5.51279E-06</text:p>
          </table:table-cell>
          <table:table-cell office:value-type="float" office:value="0.0000123708" calcext:value-type="float">
            <text:p>1.23708E-05</text:p>
          </table:table-cell>
          <table:table-cell office:value-type="float" office:value="-0.0000374284" calcext:value-type="float">
            <text:p>-3.74284E-05</text:p>
          </table:table-cell>
          <table:table-cell office:value-type="float" office:value="-0.0000960546" calcext:value-type="float">
            <text:p>-9.60546E-05</text:p>
          </table:table-cell>
          <table:table-cell office:value-type="float" office:value="-0.000012367" calcext:value-type="float">
            <text:p>-1.2367E-05</text:p>
          </table:table-cell>
          <table:table-cell office:value-type="float" office:value="-0.0000374277" calcext:value-type="float">
            <text:p>-3.74277E-05</text:p>
          </table:table-cell>
          <table:table-cell office:value-type="float" office:value="-0.000096055" calcext:value-type="float">
            <text:p>-9.605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7529" calcext:value-type="float">
            <text:p>-0.0317529</text:p>
          </table:table-cell>
          <table:table-cell office:value-type="float" office:value="0.00000402529" calcext:value-type="float">
            <text:p>4.02529E-06</text:p>
          </table:table-cell>
          <table:table-cell office:value-type="float" office:value="0.327074" calcext:value-type="float">
            <text:p>0.327074</text:p>
          </table:table-cell>
          <table:table-cell office:value-type="float" office:value="-0.325233" calcext:value-type="float">
            <text:p>-0.325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587475" calcext:value-type="float">
            <text:p>-5.87475E-09</text:p>
          </table:table-cell>
          <table:table-cell office:value-type="float" office:value="-0.000134258" calcext:value-type="float">
            <text:p>-0.000134258</text:p>
          </table:table-cell>
          <table:table-cell office:value-type="float" office:value="0.00000000121221" calcext:value-type="float">
            <text:p>1.21221E-09</text:p>
          </table:table-cell>
          <table:table-cell office:value-type="float" office:value="-0.0337953" calcext:value-type="float">
            <text:p>-0.0337953</text:p>
          </table:table-cell>
          <table:table-cell office:value-type="float" office:value="-0.0000000285614" calcext:value-type="float">
            <text:p>-2.85614E-08</text:p>
          </table:table-cell>
          <table:table-cell office:value-type="float" office:value="-0.999429" calcext:value-type="float">
            <text:p>-0.999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738" calcext:value-type="float">
            <text:p>0.0405738</text:p>
          </table:table-cell>
          <table:table-cell office:value-type="float" office:value="0.0457892" calcext:value-type="float">
            <text:p>0.0457892</text:p>
          </table:table-cell>
          <table:table-cell office:value-type="float" office:value="-0.17356" calcext:value-type="float">
            <text:p>-0.17356</text:p>
          </table:table-cell>
          <table:table-cell office:value-type="float" office:value="-0.0405739" calcext:value-type="float">
            <text:p>-0.0405739</text:p>
          </table:table-cell>
          <table:table-cell office:value-type="float" office:value="0.0457891" calcext:value-type="float">
            <text:p>0.0457891</text:p>
          </table:table-cell>
          <table:table-cell office:value-type="float" office:value="-0.17356" calcext:value-type="float">
            <text:p>-0.17356</text:p>
          </table:table-cell>
          <table:table-cell office:value-type="float" office:value="0.116857" calcext:value-type="float">
            <text:p>0.116857</text:p>
          </table:table-cell>
          <table:table-cell office:value-type="float" office:value="-0.0309781" calcext:value-type="float">
            <text:p>-0.0309781</text:p>
          </table:table-cell>
          <table:table-cell office:value-type="float" office:value="-0.179358" calcext:value-type="float">
            <text:p>-0.179358</text:p>
          </table:table-cell>
          <table:table-cell office:value-type="float" office:value="-0.116857" calcext:value-type="float">
            <text:p>-0.116857</text:p>
          </table:table-cell>
          <table:table-cell office:value-type="float" office:value="-0.0309783" calcext:value-type="float">
            <text:p>-0.0309783</text:p>
          </table:table-cell>
          <table:table-cell office:value-type="float" office:value="-0.179358" calcext:value-type="float">
            <text:p>-0.179358</text:p>
          </table:table-cell>
          <table:table-cell office:value-type="float" office:value="0.0000157035" calcext:value-type="float">
            <text:p>1.57035E-05</text:p>
          </table:table-cell>
          <table:table-cell office:value-type="float" office:value="-0.000105911" calcext:value-type="float">
            <text:p>-0.000105911</text:p>
          </table:table-cell>
          <table:table-cell office:value-type="float" office:value="-0.00000566786" calcext:value-type="float">
            <text:p>-5.66786E-06</text:p>
          </table:table-cell>
          <table:table-cell office:value-type="float" office:value="-0.0000157002" calcext:value-type="float">
            <text:p>-1.57002E-05</text:p>
          </table:table-cell>
          <table:table-cell office:value-type="float" office:value="-0.000105911" calcext:value-type="float">
            <text:p>-0.000105911</text:p>
          </table:table-cell>
          <table:table-cell office:value-type="float" office:value="-0.00000566782" calcext:value-type="float">
            <text:p>-5.66782E-06</text:p>
          </table:table-cell>
          <table:table-cell office:value-type="float" office:value="0.0000123611" calcext:value-type="float">
            <text:p>1.23611E-05</text:p>
          </table:table-cell>
          <table:table-cell office:value-type="float" office:value="-0.0000373604" calcext:value-type="float">
            <text:p>-3.73604E-05</text:p>
          </table:table-cell>
          <table:table-cell office:value-type="float" office:value="-0.0000959014" calcext:value-type="float">
            <text:p>-9.59014E-05</text:p>
          </table:table-cell>
          <table:table-cell office:value-type="float" office:value="-0.0000123574" calcext:value-type="float">
            <text:p>-1.23574E-05</text:p>
          </table:table-cell>
          <table:table-cell office:value-type="float" office:value="-0.0000373597" calcext:value-type="float">
            <text:p>-3.73597E-05</text:p>
          </table:table-cell>
          <table:table-cell office:value-type="float" office:value="-0.0000959019" calcext:value-type="float">
            <text:p>-9.5901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7689" calcext:value-type="float">
            <text:p>-0.0317689</text:p>
          </table:table-cell>
          <table:table-cell office:value-type="float" office:value="0.00000402606" calcext:value-type="float">
            <text:p>4.02606E-06</text:p>
          </table:table-cell>
          <table:table-cell office:value-type="float" office:value="0.327071" calcext:value-type="float">
            <text:p>0.327071</text:p>
          </table:table-cell>
          <table:table-cell office:value-type="float" office:value="-0.325228" calcext:value-type="float">
            <text:p>-0.325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57558" calcext:value-type="float">
            <text:p>-5.7558E-09</text:p>
          </table:table-cell>
          <table:table-cell office:value-type="float" office:value="-0.000133802" calcext:value-type="float">
            <text:p>-0.000133802</text:p>
          </table:table-cell>
          <table:table-cell office:value-type="float" office:value="0.00000000120905" calcext:value-type="float">
            <text:p>1.20905E-09</text:p>
          </table:table-cell>
          <table:table-cell office:value-type="float" office:value="-0.033806" calcext:value-type="float">
            <text:p>-0.033806</text:p>
          </table:table-cell>
          <table:table-cell office:value-type="float" office:value="-0.0000000280936" calcext:value-type="float">
            <text:p>-2.80936E-08</text:p>
          </table:table-cell>
          <table:table-cell office:value-type="float" office:value="-0.999428" calcext:value-type="float">
            <text:p>-0.999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801" calcext:value-type="float">
            <text:p>0.0405801</text:p>
          </table:table-cell>
          <table:table-cell office:value-type="float" office:value="0.0457469" calcext:value-type="float">
            <text:p>0.0457469</text:p>
          </table:table-cell>
          <table:table-cell office:value-type="float" office:value="-0.173562" calcext:value-type="float">
            <text:p>-0.173562</text:p>
          </table:table-cell>
          <table:table-cell office:value-type="float" office:value="-0.0405802" calcext:value-type="float">
            <text:p>-0.0405802</text:p>
          </table:table-cell>
          <table:table-cell office:value-type="float" office:value="0.0457467" calcext:value-type="float">
            <text:p>0.0457467</text:p>
          </table:table-cell>
          <table:table-cell office:value-type="float" office:value="-0.173562" calcext:value-type="float">
            <text:p>-0.173562</text:p>
          </table:table-cell>
          <table:table-cell office:value-type="float" office:value="0.116862" calcext:value-type="float">
            <text:p>0.116862</text:p>
          </table:table-cell>
          <table:table-cell office:value-type="float" office:value="-0.0309931" calcext:value-type="float">
            <text:p>-0.0309931</text:p>
          </table:table-cell>
          <table:table-cell office:value-type="float" office:value="-0.179397" calcext:value-type="float">
            <text:p>-0.179397</text:p>
          </table:table-cell>
          <table:table-cell office:value-type="float" office:value="-0.116862" calcext:value-type="float">
            <text:p>-0.116862</text:p>
          </table:table-cell>
          <table:table-cell office:value-type="float" office:value="-0.0309932" calcext:value-type="float">
            <text:p>-0.0309932</text:p>
          </table:table-cell>
          <table:table-cell office:value-type="float" office:value="-0.179397" calcext:value-type="float">
            <text:p>-0.179397</text:p>
          </table:table-cell>
          <table:table-cell office:value-type="float" office:value="0.0000157112" calcext:value-type="float">
            <text:p>1.57112E-05</text:p>
          </table:table-cell>
          <table:table-cell office:value-type="float" office:value="-0.000105696" calcext:value-type="float">
            <text:p>-0.000105696</text:p>
          </table:table-cell>
          <table:table-cell office:value-type="float" office:value="-0.00000580278" calcext:value-type="float">
            <text:p>-5.80278E-06</text:p>
          </table:table-cell>
          <table:table-cell office:value-type="float" office:value="-0.000015708" calcext:value-type="float">
            <text:p>-1.5708E-05</text:p>
          </table:table-cell>
          <table:table-cell office:value-type="float" office:value="-0.000105696" calcext:value-type="float">
            <text:p>-0.000105696</text:p>
          </table:table-cell>
          <table:table-cell office:value-type="float" office:value="-0.00000580274" calcext:value-type="float">
            <text:p>-5.80274E-06</text:p>
          </table:table-cell>
          <table:table-cell office:value-type="float" office:value="0.0000123527" calcext:value-type="float">
            <text:p>1.23527E-05</text:p>
          </table:table-cell>
          <table:table-cell office:value-type="float" office:value="-0.0000373" calcext:value-type="float">
            <text:p>-3.73E-05</text:p>
          </table:table-cell>
          <table:table-cell office:value-type="float" office:value="-0.0000957666" calcext:value-type="float">
            <text:p>-9.57666E-05</text:p>
          </table:table-cell>
          <table:table-cell office:value-type="float" office:value="-0.0000123491" calcext:value-type="float">
            <text:p>-1.23491E-05</text:p>
          </table:table-cell>
          <table:table-cell office:value-type="float" office:value="-0.0000372994" calcext:value-type="float">
            <text:p>-3.72994E-05</text:p>
          </table:table-cell>
          <table:table-cell office:value-type="float" office:value="-0.000095767" calcext:value-type="float">
            <text:p>-9.576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7848" calcext:value-type="float">
            <text:p>-0.0317848</text:p>
          </table:table-cell>
          <table:table-cell office:value-type="float" office:value="0.00000402683" calcext:value-type="float">
            <text:p>4.02683E-06</text:p>
          </table:table-cell>
          <table:table-cell office:value-type="float" office:value="0.327067" calcext:value-type="float">
            <text:p>0.327067</text:p>
          </table:table-cell>
          <table:table-cell office:value-type="float" office:value="-0.325222" calcext:value-type="float">
            <text:p>-0.325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563165" calcext:value-type="float">
            <text:p>-5.63165E-09</text:p>
          </table:table-cell>
          <table:table-cell office:value-type="float" office:value="-0.000133293" calcext:value-type="float">
            <text:p>-0.000133293</text:p>
          </table:table-cell>
          <table:table-cell office:value-type="float" office:value="0.00000000120572" calcext:value-type="float">
            <text:p>1.20572E-09</text:p>
          </table:table-cell>
          <table:table-cell office:value-type="float" office:value="-0.0338178" calcext:value-type="float">
            <text:p>-0.0338178</text:p>
          </table:table-cell>
          <table:table-cell office:value-type="float" office:value="-0.0000000275894" calcext:value-type="float">
            <text:p>-2.75894E-08</text:p>
          </table:table-cell>
          <table:table-cell office:value-type="float" office:value="-0.999428" calcext:value-type="float">
            <text:p>-0.999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87" calcext:value-type="float">
            <text:p>0.040587</text:p>
          </table:table-cell>
          <table:table-cell office:value-type="float" office:value="0.0457004" calcext:value-type="float">
            <text:p>0.0457004</text:p>
          </table:table-cell>
          <table:table-cell office:value-type="float" office:value="-0.173564" calcext:value-type="float">
            <text:p>-0.173564</text:p>
          </table:table-cell>
          <table:table-cell office:value-type="float" office:value="-0.0405871" calcext:value-type="float">
            <text:p>-0.0405871</text:p>
          </table:table-cell>
          <table:table-cell office:value-type="float" office:value="0.0457003" calcext:value-type="float">
            <text:p>0.0457003</text:p>
          </table:table-cell>
          <table:table-cell office:value-type="float" office:value="-0.173565" calcext:value-type="float">
            <text:p>-0.173565</text:p>
          </table:table-cell>
          <table:table-cell office:value-type="float" office:value="0.116867" calcext:value-type="float">
            <text:p>0.116867</text:p>
          </table:table-cell>
          <table:table-cell office:value-type="float" office:value="-0.0310095" calcext:value-type="float">
            <text:p>-0.0310095</text:p>
          </table:table-cell>
          <table:table-cell office:value-type="float" office:value="-0.179439" calcext:value-type="float">
            <text:p>-0.179439</text:p>
          </table:table-cell>
          <table:table-cell office:value-type="float" office:value="-0.116867" calcext:value-type="float">
            <text:p>-0.116867</text:p>
          </table:table-cell>
          <table:table-cell office:value-type="float" office:value="-0.0310096" calcext:value-type="float">
            <text:p>-0.0310096</text:p>
          </table:table-cell>
          <table:table-cell office:value-type="float" office:value="-0.179439" calcext:value-type="float">
            <text:p>-0.179439</text:p>
          </table:table-cell>
          <table:table-cell office:value-type="float" office:value="0.0000157192" calcext:value-type="float">
            <text:p>1.57192E-05</text:p>
          </table:table-cell>
          <table:table-cell office:value-type="float" office:value="-0.00010547" calcext:value-type="float">
            <text:p>-0.00010547</text:p>
          </table:table-cell>
          <table:table-cell office:value-type="float" office:value="-0.0000059435" calcext:value-type="float">
            <text:p>-5.9435E-06</text:p>
          </table:table-cell>
          <table:table-cell office:value-type="float" office:value="-0.0000157161" calcext:value-type="float">
            <text:p>-1.57161E-05</text:p>
          </table:table-cell>
          <table:table-cell office:value-type="float" office:value="-0.000105469" calcext:value-type="float">
            <text:p>-0.000105469</text:p>
          </table:table-cell>
          <table:table-cell office:value-type="float" office:value="-0.00000594347" calcext:value-type="float">
            <text:p>-5.94347E-06</text:p>
          </table:table-cell>
          <table:table-cell office:value-type="float" office:value="0.0000123442" calcext:value-type="float">
            <text:p>1.23442E-05</text:p>
          </table:table-cell>
          <table:table-cell office:value-type="float" office:value="-0.0000372349" calcext:value-type="float">
            <text:p>-3.72349E-05</text:p>
          </table:table-cell>
          <table:table-cell office:value-type="float" office:value="-0.0000956259" calcext:value-type="float">
            <text:p>-9.56259E-05</text:p>
          </table:table-cell>
          <table:table-cell office:value-type="float" office:value="-0.0000123407" calcext:value-type="float">
            <text:p>-1.23407E-05</text:p>
          </table:table-cell>
          <table:table-cell office:value-type="float" office:value="-0.0000372343" calcext:value-type="float">
            <text:p>-3.72343E-05</text:p>
          </table:table-cell>
          <table:table-cell office:value-type="float" office:value="-0.0000956263" calcext:value-type="float">
            <text:p>-9.5626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8023" calcext:value-type="float">
            <text:p>-0.0318023</text:p>
          </table:table-cell>
          <table:table-cell office:value-type="float" office:value="0.00000402767" calcext:value-type="float">
            <text:p>4.02767E-06</text:p>
          </table:table-cell>
          <table:table-cell office:value-type="float" office:value="0.327063" calcext:value-type="float">
            <text:p>0.327063</text:p>
          </table:table-cell>
          <table:table-cell office:value-type="float" office:value="-0.325216" calcext:value-type="float">
            <text:p>-0.325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552202" calcext:value-type="float">
            <text:p>-5.52202E-09</text:p>
          </table:table-cell>
          <table:table-cell office:value-type="float" office:value="-0.000132823" calcext:value-type="float">
            <text:p>-0.000132823</text:p>
          </table:table-cell>
          <table:table-cell office:value-type="float" office:value="0.00000000120273" calcext:value-type="float">
            <text:p>1.20273E-09</text:p>
          </table:table-cell>
          <table:table-cell office:value-type="float" office:value="-0.0338284" calcext:value-type="float">
            <text:p>-0.0338284</text:p>
          </table:table-cell>
          <table:table-cell office:value-type="float" office:value="-0.0000000271406" calcext:value-type="float">
            <text:p>-2.71406E-08</text:p>
          </table:table-cell>
          <table:table-cell office:value-type="float" office:value="-0.999428" calcext:value-type="float">
            <text:p>-0.999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933" calcext:value-type="float">
            <text:p>0.0405933</text:p>
          </table:table-cell>
          <table:table-cell office:value-type="float" office:value="0.0456583" calcext:value-type="float">
            <text:p>0.0456583</text:p>
          </table:table-cell>
          <table:table-cell office:value-type="float" office:value="-0.173567" calcext:value-type="float">
            <text:p>-0.173567</text:p>
          </table:table-cell>
          <table:table-cell office:value-type="float" office:value="-0.0405934" calcext:value-type="float">
            <text:p>-0.0405934</text:p>
          </table:table-cell>
          <table:table-cell office:value-type="float" office:value="0.0456582" calcext:value-type="float">
            <text:p>0.0456582</text:p>
          </table:table-cell>
          <table:table-cell office:value-type="float" office:value="-0.173567" calcext:value-type="float">
            <text:p>-0.173567</text:p>
          </table:table-cell>
          <table:table-cell office:value-type="float" office:value="0.116872" calcext:value-type="float">
            <text:p>0.116872</text:p>
          </table:table-cell>
          <table:table-cell office:value-type="float" office:value="-0.0310243" calcext:value-type="float">
            <text:p>-0.0310243</text:p>
          </table:table-cell>
          <table:table-cell office:value-type="float" office:value="-0.179477" calcext:value-type="float">
            <text:p>-0.179477</text:p>
          </table:table-cell>
          <table:table-cell office:value-type="float" office:value="-0.116872" calcext:value-type="float">
            <text:p>-0.116872</text:p>
          </table:table-cell>
          <table:table-cell office:value-type="float" office:value="-0.0310245" calcext:value-type="float">
            <text:p>-0.0310245</text:p>
          </table:table-cell>
          <table:table-cell office:value-type="float" office:value="-0.179477" calcext:value-type="float">
            <text:p>-0.179477</text:p>
          </table:table-cell>
          <table:table-cell office:value-type="float" office:value="0.000015726" calcext:value-type="float">
            <text:p>1.5726E-05</text:p>
          </table:table-cell>
          <table:table-cell office:value-type="float" office:value="-0.000105273" calcext:value-type="float">
            <text:p>-0.000105273</text:p>
          </table:table-cell>
          <table:table-cell office:value-type="float" office:value="-0.00000606531" calcext:value-type="float">
            <text:p>-6.06531E-06</text:p>
          </table:table-cell>
          <table:table-cell office:value-type="float" office:value="-0.0000157229" calcext:value-type="float">
            <text:p>-1.57229E-05</text:p>
          </table:table-cell>
          <table:table-cell office:value-type="float" office:value="-0.000105272" calcext:value-type="float">
            <text:p>-0.000105272</text:p>
          </table:table-cell>
          <table:table-cell office:value-type="float" office:value="-0.00000606529" calcext:value-type="float">
            <text:p>-6.06529E-06</text:p>
          </table:table-cell>
          <table:table-cell office:value-type="float" office:value="0.0000123371" calcext:value-type="float">
            <text:p>1.23371E-05</text:p>
          </table:table-cell>
          <table:table-cell office:value-type="float" office:value="-0.0000371778" calcext:value-type="float">
            <text:p>-3.71778E-05</text:p>
          </table:table-cell>
          <table:table-cell office:value-type="float" office:value="-0.0000955037" calcext:value-type="float">
            <text:p>-9.55037E-05</text:p>
          </table:table-cell>
          <table:table-cell office:value-type="float" office:value="-0.0000123335" calcext:value-type="float">
            <text:p>-1.23335E-05</text:p>
          </table:table-cell>
          <table:table-cell office:value-type="float" office:value="-0.0000371772" calcext:value-type="float">
            <text:p>-3.71772E-05</text:p>
          </table:table-cell>
          <table:table-cell office:value-type="float" office:value="-0.0000955042" calcext:value-type="float">
            <text:p>-9.5504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8181" calcext:value-type="float">
            <text:p>-0.0318181</text:p>
          </table:table-cell>
          <table:table-cell office:value-type="float" office:value="0.00000402844" calcext:value-type="float">
            <text:p>4.02844E-06</text:p>
          </table:table-cell>
          <table:table-cell office:value-type="float" office:value="0.327059" calcext:value-type="float">
            <text:p>0.327059</text:p>
          </table:table-cell>
          <table:table-cell office:value-type="float" office:value="-0.325211" calcext:value-type="float">
            <text:p>-0.325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540989" calcext:value-type="float">
            <text:p>-5.40989E-09</text:p>
          </table:table-cell>
          <table:table-cell office:value-type="float" office:value="-0.000132382" calcext:value-type="float">
            <text:p>-0.000132382</text:p>
          </table:table-cell>
          <table:table-cell office:value-type="float" office:value="0.00000000119965" calcext:value-type="float">
            <text:p>1.19965E-09</text:p>
          </table:table-cell>
          <table:table-cell office:value-type="float" office:value="-0.033839" calcext:value-type="float">
            <text:p>-0.033839</text:p>
          </table:table-cell>
          <table:table-cell office:value-type="float" office:value="-0.0000000267005" calcext:value-type="float">
            <text:p>-2.67005E-08</text:p>
          </table:table-cell>
          <table:table-cell office:value-type="float" office:value="-0.999427" calcext:value-type="float">
            <text:p>-0.999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996" calcext:value-type="float">
            <text:p>0.0405996</text:p>
          </table:table-cell>
          <table:table-cell office:value-type="float" office:value="0.0456162" calcext:value-type="float">
            <text:p>0.0456162</text:p>
          </table:table-cell>
          <table:table-cell office:value-type="float" office:value="-0.173569" calcext:value-type="float">
            <text:p>-0.173569</text:p>
          </table:table-cell>
          <table:table-cell office:value-type="float" office:value="-0.0405997" calcext:value-type="float">
            <text:p>-0.0405997</text:p>
          </table:table-cell>
          <table:table-cell office:value-type="float" office:value="0.0456161" calcext:value-type="float">
            <text:p>0.0456161</text:p>
          </table:table-cell>
          <table:table-cell office:value-type="float" office:value="-0.173569" calcext:value-type="float">
            <text:p>-0.173569</text:p>
          </table:table-cell>
          <table:table-cell office:value-type="float" office:value="0.116877" calcext:value-type="float">
            <text:p>0.116877</text:p>
          </table:table-cell>
          <table:table-cell office:value-type="float" office:value="-0.0310392" calcext:value-type="float">
            <text:p>-0.0310392</text:p>
          </table:table-cell>
          <table:table-cell office:value-type="float" office:value="-0.179515" calcext:value-type="float">
            <text:p>-0.179515</text:p>
          </table:table-cell>
          <table:table-cell office:value-type="float" office:value="-0.116877" calcext:value-type="float">
            <text:p>-0.116877</text:p>
          </table:table-cell>
          <table:table-cell office:value-type="float" office:value="-0.0310393" calcext:value-type="float">
            <text:p>-0.0310393</text:p>
          </table:table-cell>
          <table:table-cell office:value-type="float" office:value="-0.179515" calcext:value-type="float">
            <text:p>-0.179515</text:p>
          </table:table-cell>
          <table:table-cell office:value-type="float" office:value="0.000015733" calcext:value-type="float">
            <text:p>1.5733E-05</text:p>
          </table:table-cell>
          <table:table-cell office:value-type="float" office:value="-0.000105064" calcext:value-type="float">
            <text:p>-0.000105064</text:p>
          </table:table-cell>
          <table:table-cell office:value-type="float" office:value="-0.00000618977" calcext:value-type="float">
            <text:p>-6.18977E-06</text:p>
          </table:table-cell>
          <table:table-cell office:value-type="float" office:value="-0.00001573" calcext:value-type="float">
            <text:p>-1.573E-05</text:p>
          </table:table-cell>
          <table:table-cell office:value-type="float" office:value="-0.000105063" calcext:value-type="float">
            <text:p>-0.000105063</text:p>
          </table:table-cell>
          <table:table-cell office:value-type="float" office:value="-0.00000618976" calcext:value-type="float">
            <text:p>-6.18976E-06</text:p>
          </table:table-cell>
          <table:table-cell office:value-type="float" office:value="0.0000123285" calcext:value-type="float">
            <text:p>1.23285E-05</text:p>
          </table:table-cell>
          <table:table-cell office:value-type="float" office:value="-0.0000371185" calcext:value-type="float">
            <text:p>-3.71185E-05</text:p>
          </table:table-cell>
          <table:table-cell office:value-type="float" office:value="-0.0000953683" calcext:value-type="float">
            <text:p>-9.53683E-05</text:p>
          </table:table-cell>
          <table:table-cell office:value-type="float" office:value="-0.0000123251" calcext:value-type="float">
            <text:p>-1.23251E-05</text:p>
          </table:table-cell>
          <table:table-cell office:value-type="float" office:value="-0.0000371178" calcext:value-type="float">
            <text:p>-3.71178E-05</text:p>
          </table:table-cell>
          <table:table-cell office:value-type="float" office:value="-0.0000953687" calcext:value-type="float">
            <text:p>-9.5368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834" calcext:value-type="float">
            <text:p>-0.031834</text:p>
          </table:table-cell>
          <table:table-cell office:value-type="float" office:value="0.0000040292" calcext:value-type="float">
            <text:p>4.0292E-06</text:p>
          </table:table-cell>
          <table:table-cell office:value-type="float" office:value="0.327055" calcext:value-type="float">
            <text:p>0.327055</text:p>
          </table:table-cell>
          <table:table-cell office:value-type="float" office:value="-0.325205" calcext:value-type="float">
            <text:p>-0.325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738987" calcext:value-type="float">
            <text:p>-7.38987E-09</text:p>
          </table:table-cell>
          <table:table-cell office:value-type="float" office:value="-0.000131888" calcext:value-type="float">
            <text:p>-0.000131888</text:p>
          </table:table-cell>
          <table:table-cell office:value-type="float" office:value="0.00000000100013" calcext:value-type="float">
            <text:p>1.00013E-09</text:p>
          </table:table-cell>
          <table:table-cell office:value-type="float" office:value="-0.0338506" calcext:value-type="float">
            <text:p>-0.0338506</text:p>
          </table:table-cell>
          <table:table-cell office:value-type="float" office:value="-0.000000025565" calcext:value-type="float">
            <text:p>-2.5565E-08</text:p>
          </table:table-cell>
          <table:table-cell office:value-type="float" office:value="-0.999427" calcext:value-type="float">
            <text:p>-0.999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066" calcext:value-type="float">
            <text:p>0.0406066</text:p>
          </table:table-cell>
          <table:table-cell office:value-type="float" office:value="0.04557" calcext:value-type="float">
            <text:p>0.04557</text:p>
          </table:table-cell>
          <table:table-cell office:value-type="float" office:value="-0.173572" calcext:value-type="float">
            <text:p>-0.173572</text:p>
          </table:table-cell>
          <table:table-cell office:value-type="float" office:value="-0.0406066" calcext:value-type="float">
            <text:p>-0.0406066</text:p>
          </table:table-cell>
          <table:table-cell office:value-type="float" office:value="0.0455699" calcext:value-type="float">
            <text:p>0.0455699</text:p>
          </table:table-cell>
          <table:table-cell office:value-type="float" office:value="-0.173572" calcext:value-type="float">
            <text:p>-0.173572</text:p>
          </table:table-cell>
          <table:table-cell office:value-type="float" office:value="0.116882" calcext:value-type="float">
            <text:p>0.116882</text:p>
          </table:table-cell>
          <table:table-cell office:value-type="float" office:value="-0.0310555" calcext:value-type="float">
            <text:p>-0.0310555</text:p>
          </table:table-cell>
          <table:table-cell office:value-type="float" office:value="-0.179557" calcext:value-type="float">
            <text:p>-0.179557</text:p>
          </table:table-cell>
          <table:table-cell office:value-type="float" office:value="-0.116882" calcext:value-type="float">
            <text:p>-0.116882</text:p>
          </table:table-cell>
          <table:table-cell office:value-type="float" office:value="-0.0310556" calcext:value-type="float">
            <text:p>-0.0310556</text:p>
          </table:table-cell>
          <table:table-cell office:value-type="float" office:value="-0.179557" calcext:value-type="float">
            <text:p>-0.179557</text:p>
          </table:table-cell>
          <table:table-cell office:value-type="float" office:value="0.0000157407" calcext:value-type="float">
            <text:p>1.57407E-05</text:p>
          </table:table-cell>
          <table:table-cell office:value-type="float" office:value="-0.000104844" calcext:value-type="float">
            <text:p>-0.000104844</text:p>
          </table:table-cell>
          <table:table-cell office:value-type="float" office:value="-0.00000631932" calcext:value-type="float">
            <text:p>-6.31932E-06</text:p>
          </table:table-cell>
          <table:table-cell office:value-type="float" office:value="-0.0000157367" calcext:value-type="float">
            <text:p>-1.57367E-05</text:p>
          </table:table-cell>
          <table:table-cell office:value-type="float" office:value="-0.000104844" calcext:value-type="float">
            <text:p>-0.000104844</text:p>
          </table:table-cell>
          <table:table-cell office:value-type="float" office:value="-0.00000631922" calcext:value-type="float">
            <text:p>-6.31922E-06</text:p>
          </table:table-cell>
          <table:table-cell office:value-type="float" office:value="0.0000123204" calcext:value-type="float">
            <text:p>1.23204E-05</text:p>
          </table:table-cell>
          <table:table-cell office:value-type="float" office:value="-0.0000370543" calcext:value-type="float">
            <text:p>-3.70543E-05</text:p>
          </table:table-cell>
          <table:table-cell office:value-type="float" office:value="-0.0000952269" calcext:value-type="float">
            <text:p>-9.52269E-05</text:p>
          </table:table-cell>
          <table:table-cell office:value-type="float" office:value="-0.0000123161" calcext:value-type="float">
            <text:p>-1.23161E-05</text:p>
          </table:table-cell>
          <table:table-cell office:value-type="float" office:value="-0.0000370537" calcext:value-type="float">
            <text:p>-3.70537E-05</text:p>
          </table:table-cell>
          <table:table-cell office:value-type="float" office:value="-0.0000952273" calcext:value-type="float">
            <text:p>-9.5227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8498" calcext:value-type="float">
            <text:p>-0.0318498</text:p>
          </table:table-cell>
          <table:table-cell office:value-type="float" office:value="0.00000402998" calcext:value-type="float">
            <text:p>4.02998E-06</text:p>
          </table:table-cell>
          <table:table-cell office:value-type="float" office:value="0.327052" calcext:value-type="float">
            <text:p>0.327052</text:p>
          </table:table-cell>
          <table:table-cell office:value-type="float" office:value="-0.3252" calcext:value-type="float">
            <text:p>-0.3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508489" calcext:value-type="float">
            <text:p>-5.08489E-09</text:p>
          </table:table-cell>
          <table:table-cell office:value-type="float" office:value="-0.000131439" calcext:value-type="float">
            <text:p>-0.000131439</text:p>
          </table:table-cell>
          <table:table-cell office:value-type="float" office:value="0.00000000117973" calcext:value-type="float">
            <text:p>1.17973E-09</text:p>
          </table:table-cell>
          <table:table-cell office:value-type="float" office:value="-0.0338612" calcext:value-type="float">
            <text:p>-0.0338612</text:p>
          </table:table-cell>
          <table:table-cell office:value-type="float" office:value="-0.0000000251043" calcext:value-type="float">
            <text:p>-2.51043E-08</text:p>
          </table:table-cell>
          <table:table-cell office:value-type="float" office:value="-0.999427" calcext:value-type="float">
            <text:p>-0.999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129" calcext:value-type="float">
            <text:p>0.0406129</text:p>
          </table:table-cell>
          <table:table-cell office:value-type="float" office:value="0.0455281" calcext:value-type="float">
            <text:p>0.0455281</text:p>
          </table:table-cell>
          <table:table-cell office:value-type="float" office:value="-0.173575" calcext:value-type="float">
            <text:p>-0.173575</text:p>
          </table:table-cell>
          <table:table-cell office:value-type="float" office:value="-0.0406129" calcext:value-type="float">
            <text:p>-0.0406129</text:p>
          </table:table-cell>
          <table:table-cell office:value-type="float" office:value="0.045528" calcext:value-type="float">
            <text:p>0.045528</text:p>
          </table:table-cell>
          <table:table-cell office:value-type="float" office:value="-0.173575" calcext:value-type="float">
            <text:p>-0.173575</text:p>
          </table:table-cell>
          <table:table-cell office:value-type="float" office:value="0.116887" calcext:value-type="float">
            <text:p>0.116887</text:p>
          </table:table-cell>
          <table:table-cell office:value-type="float" office:value="-0.0310704" calcext:value-type="float">
            <text:p>-0.0310704</text:p>
          </table:table-cell>
          <table:table-cell office:value-type="float" office:value="-0.179595" calcext:value-type="float">
            <text:p>-0.179595</text:p>
          </table:table-cell>
          <table:table-cell office:value-type="float" office:value="-0.116887" calcext:value-type="float">
            <text:p>-0.116887</text:p>
          </table:table-cell>
          <table:table-cell office:value-type="float" office:value="-0.0310704" calcext:value-type="float">
            <text:p>-0.0310704</text:p>
          </table:table-cell>
          <table:table-cell office:value-type="float" office:value="-0.179595" calcext:value-type="float">
            <text:p>-0.179595</text:p>
          </table:table-cell>
          <table:table-cell office:value-type="float" office:value="0.0000157464" calcext:value-type="float">
            <text:p>1.57464E-05</text:p>
          </table:table-cell>
          <table:table-cell office:value-type="float" office:value="-0.000104649" calcext:value-type="float">
            <text:p>-0.000104649</text:p>
          </table:table-cell>
          <table:table-cell office:value-type="float" office:value="-0.00000643287" calcext:value-type="float">
            <text:p>-6.43287E-06</text:p>
          </table:table-cell>
          <table:table-cell office:value-type="float" office:value="-0.0000157434" calcext:value-type="float">
            <text:p>-1.57434E-05</text:p>
          </table:table-cell>
          <table:table-cell office:value-type="float" office:value="-0.000104649" calcext:value-type="float">
            <text:p>-0.000104649</text:p>
          </table:table-cell>
          <table:table-cell office:value-type="float" office:value="-0.00000643286" calcext:value-type="float">
            <text:p>-6.43286E-06</text:p>
          </table:table-cell>
          <table:table-cell office:value-type="float" office:value="0.0000123123" calcext:value-type="float">
            <text:p>1.23123E-05</text:p>
          </table:table-cell>
          <table:table-cell office:value-type="float" office:value="-0.0000369975" calcext:value-type="float">
            <text:p>-3.69975E-05</text:p>
          </table:table-cell>
          <table:table-cell office:value-type="float" office:value="-0.0000951007" calcext:value-type="float">
            <text:p>-9.51007E-05</text:p>
          </table:table-cell>
          <table:table-cell office:value-type="float" office:value="-0.0000123089" calcext:value-type="float">
            <text:p>-1.23089E-05</text:p>
          </table:table-cell>
          <table:table-cell office:value-type="float" office:value="-0.0000369969" calcext:value-type="float">
            <text:p>-3.69969E-05</text:p>
          </table:table-cell>
          <table:table-cell office:value-type="float" office:value="-0.000095101" calcext:value-type="float">
            <text:p>-9.510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8671" calcext:value-type="float">
            <text:p>-0.0318671</text:p>
          </table:table-cell>
          <table:table-cell office:value-type="float" office:value="0.00000403081" calcext:value-type="float">
            <text:p>4.03081E-06</text:p>
          </table:table-cell>
          <table:table-cell office:value-type="float" office:value="0.327047" calcext:value-type="float">
            <text:p>0.327047</text:p>
          </table:table-cell>
          <table:table-cell office:value-type="float" office:value="-0.325193" calcext:value-type="float">
            <text:p>-0.325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482869" calcext:value-type="float">
            <text:p>-4.82869E-09</text:p>
          </table:table-cell>
          <table:table-cell office:value-type="float" office:value="-0.000131039" calcext:value-type="float">
            <text:p>-0.000131039</text:p>
          </table:table-cell>
          <table:table-cell office:value-type="float" office:value="0.00000000119467" calcext:value-type="float">
            <text:p>1.19467E-09</text:p>
          </table:table-cell>
          <table:table-cell office:value-type="float" office:value="-0.0338706" calcext:value-type="float">
            <text:p>-0.0338706</text:p>
          </table:table-cell>
          <table:table-cell office:value-type="float" office:value="-0.0000000247483" calcext:value-type="float">
            <text:p>-2.47483E-08</text:p>
          </table:table-cell>
          <table:table-cell office:value-type="float" office:value="-0.999426" calcext:value-type="float">
            <text:p>-0.999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185" calcext:value-type="float">
            <text:p>0.0406185</text:p>
          </table:table-cell>
          <table:table-cell office:value-type="float" office:value="0.0454905" calcext:value-type="float">
            <text:p>0.0454905</text:p>
          </table:table-cell>
          <table:table-cell office:value-type="float" office:value="-0.173577" calcext:value-type="float">
            <text:p>-0.173577</text:p>
          </table:table-cell>
          <table:table-cell office:value-type="float" office:value="-0.0406186" calcext:value-type="float">
            <text:p>-0.0406186</text:p>
          </table:table-cell>
          <table:table-cell office:value-type="float" office:value="0.0454904" calcext:value-type="float">
            <text:p>0.0454904</text:p>
          </table:table-cell>
          <table:table-cell office:value-type="float" office:value="-0.173577" calcext:value-type="float">
            <text:p>-0.173577</text:p>
          </table:table-cell>
          <table:table-cell office:value-type="float" office:value="0.116892" calcext:value-type="float">
            <text:p>0.116892</text:p>
          </table:table-cell>
          <table:table-cell office:value-type="float" office:value="-0.0310836" calcext:value-type="float">
            <text:p>-0.0310836</text:p>
          </table:table-cell>
          <table:table-cell office:value-type="float" office:value="-0.179629" calcext:value-type="float">
            <text:p>-0.179629</text:p>
          </table:table-cell>
          <table:table-cell office:value-type="float" office:value="-0.116892" calcext:value-type="float">
            <text:p>-0.116892</text:p>
          </table:table-cell>
          <table:table-cell office:value-type="float" office:value="-0.0310838" calcext:value-type="float">
            <text:p>-0.0310838</text:p>
          </table:table-cell>
          <table:table-cell office:value-type="float" office:value="-0.179629" calcext:value-type="float">
            <text:p>-0.179629</text:p>
          </table:table-cell>
          <table:table-cell office:value-type="float" office:value="0.0000157517" calcext:value-type="float">
            <text:p>1.57517E-05</text:p>
          </table:table-cell>
          <table:table-cell office:value-type="float" office:value="-0.000104475" calcext:value-type="float">
            <text:p>-0.000104475</text:p>
          </table:table-cell>
          <table:table-cell office:value-type="float" office:value="-0.00000653229" calcext:value-type="float">
            <text:p>-6.53229E-06</text:p>
          </table:table-cell>
          <table:table-cell office:value-type="float" office:value="-0.0000157489" calcext:value-type="float">
            <text:p>-1.57489E-05</text:p>
          </table:table-cell>
          <table:table-cell office:value-type="float" office:value="-0.000104475" calcext:value-type="float">
            <text:p>-0.000104475</text:p>
          </table:table-cell>
          <table:table-cell office:value-type="float" office:value="-0.0000065323" calcext:value-type="float">
            <text:p>-6.5323E-06</text:p>
          </table:table-cell>
          <table:table-cell office:value-type="float" office:value="0.0000123054" calcext:value-type="float">
            <text:p>1.23054E-05</text:p>
          </table:table-cell>
          <table:table-cell office:value-type="float" office:value="-0.0000369465" calcext:value-type="float">
            <text:p>-3.69465E-05</text:p>
          </table:table-cell>
          <table:table-cell office:value-type="float" office:value="-0.0000949871" calcext:value-type="float">
            <text:p>-9.49871E-05</text:p>
          </table:table-cell>
          <table:table-cell office:value-type="float" office:value="-0.0000123021" calcext:value-type="float">
            <text:p>-1.23021E-05</text:p>
          </table:table-cell>
          <table:table-cell office:value-type="float" office:value="-0.0000369458" calcext:value-type="float">
            <text:p>-3.69458E-05</text:p>
          </table:table-cell>
          <table:table-cell office:value-type="float" office:value="-0.0000949875" calcext:value-type="float">
            <text:p>-9.4987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8828" calcext:value-type="float">
            <text:p>-0.0318828</text:p>
          </table:table-cell>
          <table:table-cell office:value-type="float" office:value="0.00000403157" calcext:value-type="float">
            <text:p>4.03157E-06</text:p>
          </table:table-cell>
          <table:table-cell office:value-type="float" office:value="0.327044" calcext:value-type="float">
            <text:p>0.327044</text:p>
          </table:table-cell>
          <table:table-cell office:value-type="float" office:value="-0.325188" calcext:value-type="float">
            <text:p>-0.325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472784" calcext:value-type="float">
            <text:p>-4.72784E-09</text:p>
          </table:table-cell>
          <table:table-cell office:value-type="float" office:value="-0.000130533" calcext:value-type="float">
            <text:p>-0.000130533</text:p>
          </table:table-cell>
          <table:table-cell office:value-type="float" office:value="0.00000000119208" calcext:value-type="float">
            <text:p>1.19208E-09</text:p>
          </table:table-cell>
          <table:table-cell office:value-type="float" office:value="-0.0338832" calcext:value-type="float">
            <text:p>-0.0338832</text:p>
          </table:table-cell>
          <table:table-cell office:value-type="float" office:value="-0.0000000242868" calcext:value-type="float">
            <text:p>-2.42868E-08</text:p>
          </table:table-cell>
          <table:table-cell office:value-type="float" office:value="-0.999426" calcext:value-type="float">
            <text:p>-0.999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261" calcext:value-type="float">
            <text:p>0.0406261</text:p>
          </table:table-cell>
          <table:table-cell office:value-type="float" office:value="0.0454404" calcext:value-type="float">
            <text:p>0.0454404</text:p>
          </table:table-cell>
          <table:table-cell office:value-type="float" office:value="-0.17358" calcext:value-type="float">
            <text:p>-0.17358</text:p>
          </table:table-cell>
          <table:table-cell office:value-type="float" office:value="-0.0406261" calcext:value-type="float">
            <text:p>-0.0406261</text:p>
          </table:table-cell>
          <table:table-cell office:value-type="float" office:value="0.0454403" calcext:value-type="float">
            <text:p>0.0454403</text:p>
          </table:table-cell>
          <table:table-cell office:value-type="float" office:value="-0.17358" calcext:value-type="float">
            <text:p>-0.17358</text:p>
          </table:table-cell>
          <table:table-cell office:value-type="float" office:value="0.116898" calcext:value-type="float">
            <text:p>0.116898</text:p>
          </table:table-cell>
          <table:table-cell office:value-type="float" office:value="-0.0311013" calcext:value-type="float">
            <text:p>-0.0311013</text:p>
          </table:table-cell>
          <table:table-cell office:value-type="float" office:value="-0.179675" calcext:value-type="float">
            <text:p>-0.179675</text:p>
          </table:table-cell>
          <table:table-cell office:value-type="float" office:value="-0.116898" calcext:value-type="float">
            <text:p>-0.116898</text:p>
          </table:table-cell>
          <table:table-cell office:value-type="float" office:value="-0.0311015" calcext:value-type="float">
            <text:p>-0.0311015</text:p>
          </table:table-cell>
          <table:table-cell office:value-type="float" office:value="-0.179675" calcext:value-type="float">
            <text:p>-0.179675</text:p>
          </table:table-cell>
          <table:table-cell office:value-type="float" office:value="0.000015759" calcext:value-type="float">
            <text:p>1.5759E-05</text:p>
          </table:table-cell>
          <table:table-cell office:value-type="float" office:value="-0.000104232" calcext:value-type="float">
            <text:p>-0.000104232</text:p>
          </table:table-cell>
          <table:table-cell office:value-type="float" office:value="-0.00000666718" calcext:value-type="float">
            <text:p>-6.66718E-06</text:p>
          </table:table-cell>
          <table:table-cell office:value-type="float" office:value="-0.0000157563" calcext:value-type="float">
            <text:p>-1.57563E-05</text:p>
          </table:table-cell>
          <table:table-cell office:value-type="float" office:value="-0.000104231" calcext:value-type="float">
            <text:p>-0.000104231</text:p>
          </table:table-cell>
          <table:table-cell office:value-type="float" office:value="-0.00000666721" calcext:value-type="float">
            <text:p>-6.66721E-06</text:p>
          </table:table-cell>
          <table:table-cell office:value-type="float" office:value="0.0000122949" calcext:value-type="float">
            <text:p>1.22949E-05</text:p>
          </table:table-cell>
          <table:table-cell office:value-type="float" office:value="-0.0000368758" calcext:value-type="float">
            <text:p>-3.68758E-05</text:p>
          </table:table-cell>
          <table:table-cell office:value-type="float" office:value="-0.0000948223" calcext:value-type="float">
            <text:p>-9.48223E-05</text:p>
          </table:table-cell>
          <table:table-cell office:value-type="float" office:value="-0.0000122917" calcext:value-type="float">
            <text:p>-1.22917E-05</text:p>
          </table:table-cell>
          <table:table-cell office:value-type="float" office:value="-0.0000368751" calcext:value-type="float">
            <text:p>-3.68751E-05</text:p>
          </table:table-cell>
          <table:table-cell office:value-type="float" office:value="-0.0000948227" calcext:value-type="float">
            <text:p>-9.4822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8986" calcext:value-type="float">
            <text:p>-0.0318986</text:p>
          </table:table-cell>
          <table:table-cell office:value-type="float" office:value="0.00000403232" calcext:value-type="float">
            <text:p>4.03232E-06</text:p>
          </table:table-cell>
          <table:table-cell office:value-type="float" office:value="0.32704" calcext:value-type="float">
            <text:p>0.32704</text:p>
          </table:table-cell>
          <table:table-cell office:value-type="float" office:value="-0.325182" calcext:value-type="float">
            <text:p>-0.325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465897" calcext:value-type="float">
            <text:p>-4.65897E-09</text:p>
          </table:table-cell>
          <table:table-cell office:value-type="float" office:value="-0.000130096" calcext:value-type="float">
            <text:p>-0.000130096</text:p>
          </table:table-cell>
          <table:table-cell office:value-type="float" office:value="0.00000000118829" calcext:value-type="float">
            <text:p>1.18829E-09</text:p>
          </table:table-cell>
          <table:table-cell office:value-type="float" office:value="-0.0338936" calcext:value-type="float">
            <text:p>-0.0338936</text:p>
          </table:table-cell>
          <table:table-cell office:value-type="float" office:value="-0.0000000239085" calcext:value-type="float">
            <text:p>-2.39085E-08</text:p>
          </table:table-cell>
          <table:table-cell office:value-type="float" office:value="-0.999425" calcext:value-type="float">
            <text:p>-0.999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324" calcext:value-type="float">
            <text:p>0.0406324</text:p>
          </table:table-cell>
          <table:table-cell office:value-type="float" office:value="0.0453988" calcext:value-type="float">
            <text:p>0.0453988</text:p>
          </table:table-cell>
          <table:table-cell office:value-type="float" office:value="-0.173583" calcext:value-type="float">
            <text:p>-0.173583</text:p>
          </table:table-cell>
          <table:table-cell office:value-type="float" office:value="-0.0406324" calcext:value-type="float">
            <text:p>-0.0406324</text:p>
          </table:table-cell>
          <table:table-cell office:value-type="float" office:value="0.0453987" calcext:value-type="float">
            <text:p>0.0453987</text:p>
          </table:table-cell>
          <table:table-cell office:value-type="float" office:value="-0.173583" calcext:value-type="float">
            <text:p>-0.173583</text:p>
          </table:table-cell>
          <table:table-cell office:value-type="float" office:value="0.116903" calcext:value-type="float">
            <text:p>0.116903</text:p>
          </table:table-cell>
          <table:table-cell office:value-type="float" office:value="-0.0311161" calcext:value-type="float">
            <text:p>-0.0311161</text:p>
          </table:table-cell>
          <table:table-cell office:value-type="float" office:value="-0.179713" calcext:value-type="float">
            <text:p>-0.179713</text:p>
          </table:table-cell>
          <table:table-cell office:value-type="float" office:value="-0.116903" calcext:value-type="float">
            <text:p>-0.116903</text:p>
          </table:table-cell>
          <table:table-cell office:value-type="float" office:value="-0.0311162" calcext:value-type="float">
            <text:p>-0.0311162</text:p>
          </table:table-cell>
          <table:table-cell office:value-type="float" office:value="-0.179713" calcext:value-type="float">
            <text:p>-0.179713</text:p>
          </table:table-cell>
          <table:table-cell office:value-type="float" office:value="0.0000157645" calcext:value-type="float">
            <text:p>1.57645E-05</text:p>
          </table:table-cell>
          <table:table-cell office:value-type="float" office:value="-0.000104043" calcext:value-type="float">
            <text:p>-0.000104043</text:p>
          </table:table-cell>
          <table:table-cell office:value-type="float" office:value="-0.00000677131" calcext:value-type="float">
            <text:p>-6.77131E-06</text:p>
          </table:table-cell>
          <table:table-cell office:value-type="float" office:value="-0.0000157618" calcext:value-type="float">
            <text:p>-1.57618E-05</text:p>
          </table:table-cell>
          <table:table-cell office:value-type="float" office:value="-0.000104042" calcext:value-type="float">
            <text:p>-0.000104042</text:p>
          </table:table-cell>
          <table:table-cell office:value-type="float" office:value="-0.00000677135" calcext:value-type="float">
            <text:p>-6.77135E-06</text:p>
          </table:table-cell>
          <table:table-cell office:value-type="float" office:value="0.0000122872" calcext:value-type="float">
            <text:p>1.22872E-05</text:p>
          </table:table-cell>
          <table:table-cell office:value-type="float" office:value="-0.0000368198" calcext:value-type="float">
            <text:p>-3.68198E-05</text:p>
          </table:table-cell>
          <table:table-cell office:value-type="float" office:value="-0.0000946962" calcext:value-type="float">
            <text:p>-9.46962E-05</text:p>
          </table:table-cell>
          <table:table-cell office:value-type="float" office:value="-0.0000122841" calcext:value-type="float">
            <text:p>-1.22841E-05</text:p>
          </table:table-cell>
          <table:table-cell office:value-type="float" office:value="-0.0000368191" calcext:value-type="float">
            <text:p>-3.68191E-05</text:p>
          </table:table-cell>
          <table:table-cell office:value-type="float" office:value="-0.0000946966" calcext:value-type="float">
            <text:p>-9.4696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9158" calcext:value-type="float">
            <text:p>-0.0319158</text:p>
          </table:table-cell>
          <table:table-cell office:value-type="float" office:value="0.00000403315" calcext:value-type="float">
            <text:p>4.03315E-06</text:p>
          </table:table-cell>
          <table:table-cell office:value-type="float" office:value="0.327036" calcext:value-type="float">
            <text:p>0.327036</text:p>
          </table:table-cell>
          <table:table-cell office:value-type="float" office:value="-0.325176" calcext:value-type="float">
            <text:p>-0.325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45965" calcext:value-type="float">
            <text:p>-4.5965E-09</text:p>
          </table:table-cell>
          <table:table-cell office:value-type="float" office:value="-0.000129695" calcext:value-type="float">
            <text:p>-0.000129695</text:p>
          </table:table-cell>
          <table:table-cell office:value-type="float" office:value="0.00000000118509" calcext:value-type="float">
            <text:p>1.18509E-09</text:p>
          </table:table-cell>
          <table:table-cell office:value-type="float" office:value="-0.0339029" calcext:value-type="float">
            <text:p>-0.0339029</text:p>
          </table:table-cell>
          <table:table-cell office:value-type="float" office:value="-0.000000023573" calcext:value-type="float">
            <text:p>-2.3573E-08</text:p>
          </table:table-cell>
          <table:table-cell office:value-type="float" office:value="-0.999425" calcext:value-type="float">
            <text:p>-0.999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381" calcext:value-type="float">
            <text:p>0.0406381</text:p>
          </table:table-cell>
          <table:table-cell office:value-type="float" office:value="0.0453613" calcext:value-type="float">
            <text:p>0.0453613</text:p>
          </table:table-cell>
          <table:table-cell office:value-type="float" office:value="-0.173585" calcext:value-type="float">
            <text:p>-0.173585</text:p>
          </table:table-cell>
          <table:table-cell office:value-type="float" office:value="-0.0406381" calcext:value-type="float">
            <text:p>-0.0406381</text:p>
          </table:table-cell>
          <table:table-cell office:value-type="float" office:value="0.0453612" calcext:value-type="float">
            <text:p>0.0453612</text:p>
          </table:table-cell>
          <table:table-cell office:value-type="float" office:value="-0.173585" calcext:value-type="float">
            <text:p>-0.173585</text:p>
          </table:table-cell>
          <table:table-cell office:value-type="float" office:value="0.116907" calcext:value-type="float">
            <text:p>0.116907</text:p>
          </table:table-cell>
          <table:table-cell office:value-type="float" office:value="-0.0311294" calcext:value-type="float">
            <text:p>-0.0311294</text:p>
          </table:table-cell>
          <table:table-cell office:value-type="float" office:value="-0.179747" calcext:value-type="float">
            <text:p>-0.179747</text:p>
          </table:table-cell>
          <table:table-cell office:value-type="float" office:value="-0.116907" calcext:value-type="float">
            <text:p>-0.116907</text:p>
          </table:table-cell>
          <table:table-cell office:value-type="float" office:value="-0.0311294" calcext:value-type="float">
            <text:p>-0.0311294</text:p>
          </table:table-cell>
          <table:table-cell office:value-type="float" office:value="-0.179747" calcext:value-type="float">
            <text:p>-0.179747</text:p>
          </table:table-cell>
          <table:table-cell office:value-type="float" office:value="0.0000157691" calcext:value-type="float">
            <text:p>1.57691E-05</text:p>
          </table:table-cell>
          <table:table-cell office:value-type="float" office:value="-0.00010388" calcext:value-type="float">
            <text:p>-0.00010388</text:p>
          </table:table-cell>
          <table:table-cell office:value-type="float" office:value="-0.00000685998" calcext:value-type="float">
            <text:p>-6.85998E-06</text:p>
          </table:table-cell>
          <table:table-cell office:value-type="float" office:value="-0.0000157664" calcext:value-type="float">
            <text:p>-1.57664E-05</text:p>
          </table:table-cell>
          <table:table-cell office:value-type="float" office:value="-0.000103879" calcext:value-type="float">
            <text:p>-0.000103879</text:p>
          </table:table-cell>
          <table:table-cell office:value-type="float" office:value="-0.00000686002" calcext:value-type="float">
            <text:p>-6.86002E-06</text:p>
          </table:table-cell>
          <table:table-cell office:value-type="float" office:value="0.0000122809" calcext:value-type="float">
            <text:p>1.22809E-05</text:p>
          </table:table-cell>
          <table:table-cell office:value-type="float" office:value="-0.0000367701" calcext:value-type="float">
            <text:p>-3.67701E-05</text:p>
          </table:table-cell>
          <table:table-cell office:value-type="float" office:value="-0.0000945888" calcext:value-type="float">
            <text:p>-9.45888E-05</text:p>
          </table:table-cell>
          <table:table-cell office:value-type="float" office:value="-0.0000122778" calcext:value-type="float">
            <text:p>-1.22778E-05</text:p>
          </table:table-cell>
          <table:table-cell office:value-type="float" office:value="-0.0000367694" calcext:value-type="float">
            <text:p>-3.67694E-05</text:p>
          </table:table-cell>
          <table:table-cell office:value-type="float" office:value="-0.0000945892" calcext:value-type="float">
            <text:p>-9.4589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9315" calcext:value-type="float">
            <text:p>-0.0319315</text:p>
          </table:table-cell>
          <table:table-cell office:value-type="float" office:value="0.00000403391" calcext:value-type="float">
            <text:p>4.03391E-06</text:p>
          </table:table-cell>
          <table:table-cell office:value-type="float" office:value="0.327032" calcext:value-type="float">
            <text:p>0.327032</text:p>
          </table:table-cell>
          <table:table-cell office:value-type="float" office:value="-0.325171" calcext:value-type="float">
            <text:p>-0.325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449647" calcext:value-type="float">
            <text:p>-4.49647E-09</text:p>
          </table:table-cell>
          <table:table-cell office:value-type="float" office:value="-0.000129221" calcext:value-type="float">
            <text:p>-0.000129221</text:p>
          </table:table-cell>
          <table:table-cell office:value-type="float" office:value="0.00000000118077" calcext:value-type="float">
            <text:p>1.18077E-09</text:p>
          </table:table-cell>
          <table:table-cell office:value-type="float" office:value="-0.0339153" calcext:value-type="float">
            <text:p>-0.0339153</text:p>
          </table:table-cell>
          <table:table-cell office:value-type="float" office:value="-0.0000000231336" calcext:value-type="float">
            <text:p>-2.31336E-08</text:p>
          </table:table-cell>
          <table:table-cell office:value-type="float" office:value="-0.999425" calcext:value-type="float">
            <text:p>-0.999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456" calcext:value-type="float">
            <text:p>0.0406456</text:p>
          </table:table-cell>
          <table:table-cell office:value-type="float" office:value="0.0453116" calcext:value-type="float">
            <text:p>0.0453116</text:p>
          </table:table-cell>
          <table:table-cell office:value-type="float" office:value="-0.173589" calcext:value-type="float">
            <text:p>-0.173589</text:p>
          </table:table-cell>
          <table:table-cell office:value-type="float" office:value="-0.0406457" calcext:value-type="float">
            <text:p>-0.0406457</text:p>
          </table:table-cell>
          <table:table-cell office:value-type="float" office:value="0.0453115" calcext:value-type="float">
            <text:p>0.0453115</text:p>
          </table:table-cell>
          <table:table-cell office:value-type="float" office:value="-0.173589" calcext:value-type="float">
            <text:p>-0.173589</text:p>
          </table:table-cell>
          <table:table-cell office:value-type="float" office:value="0.116913" calcext:value-type="float">
            <text:p>0.116913</text:p>
          </table:table-cell>
          <table:table-cell office:value-type="float" office:value="-0.031147" calcext:value-type="float">
            <text:p>-0.031147</text:p>
          </table:table-cell>
          <table:table-cell office:value-type="float" office:value="-0.179792" calcext:value-type="float">
            <text:p>-0.179792</text:p>
          </table:table-cell>
          <table:table-cell office:value-type="float" office:value="-0.116913" calcext:value-type="float">
            <text:p>-0.116913</text:p>
          </table:table-cell>
          <table:table-cell office:value-type="float" office:value="-0.0311471" calcext:value-type="float">
            <text:p>-0.0311471</text:p>
          </table:table-cell>
          <table:table-cell office:value-type="float" office:value="-0.179792" calcext:value-type="float">
            <text:p>-0.179792</text:p>
          </table:table-cell>
          <table:table-cell office:value-type="float" office:value="0.0000157759" calcext:value-type="float">
            <text:p>1.57759E-05</text:p>
          </table:table-cell>
          <table:table-cell office:value-type="float" office:value="-0.000103636" calcext:value-type="float">
            <text:p>-0.000103636</text:p>
          </table:table-cell>
          <table:table-cell office:value-type="float" office:value="-0.00000698742" calcext:value-type="float">
            <text:p>-6.98742E-06</text:p>
          </table:table-cell>
          <table:table-cell office:value-type="float" office:value="-0.0000157733" calcext:value-type="float">
            <text:p>-1.57733E-05</text:p>
          </table:table-cell>
          <table:table-cell office:value-type="float" office:value="-0.000103635" calcext:value-type="float">
            <text:p>-0.000103635</text:p>
          </table:table-cell>
          <table:table-cell office:value-type="float" office:value="-0.00000698748" calcext:value-type="float">
            <text:p>-6.98748E-06</text:p>
          </table:table-cell>
          <table:table-cell office:value-type="float" office:value="0.0000122695" calcext:value-type="float">
            <text:p>1.22695E-05</text:p>
          </table:table-cell>
          <table:table-cell office:value-type="float" office:value="-0.0000366993" calcext:value-type="float">
            <text:p>-3.66993E-05</text:p>
          </table:table-cell>
          <table:table-cell office:value-type="float" office:value="-0.0000944158" calcext:value-type="float">
            <text:p>-9.44158E-05</text:p>
          </table:table-cell>
          <table:table-cell office:value-type="float" office:value="-0.0000122665" calcext:value-type="float">
            <text:p>-1.22665E-05</text:p>
          </table:table-cell>
          <table:table-cell office:value-type="float" office:value="-0.0000366986" calcext:value-type="float">
            <text:p>-3.66986E-05</text:p>
          </table:table-cell>
          <table:table-cell office:value-type="float" office:value="-0.0000944163" calcext:value-type="float">
            <text:p>-9.4416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9471" calcext:value-type="float">
            <text:p>-0.0319471</text:p>
          </table:table-cell>
          <table:table-cell office:value-type="float" office:value="0.00000403466" calcext:value-type="float">
            <text:p>4.03466E-06</text:p>
          </table:table-cell>
          <table:table-cell office:value-type="float" office:value="0.327028" calcext:value-type="float">
            <text:p>0.327028</text:p>
          </table:table-cell>
          <table:table-cell office:value-type="float" office:value="-0.325165" calcext:value-type="float">
            <text:p>-0.325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441966" calcext:value-type="float">
            <text:p>-4.41966E-09</text:p>
          </table:table-cell>
          <table:table-cell office:value-type="float" office:value="-0.000128864" calcext:value-type="float">
            <text:p>-0.000128864</text:p>
          </table:table-cell>
          <table:table-cell office:value-type="float" office:value="0.00000000117769" calcext:value-type="float">
            <text:p>1.17769E-09</text:p>
          </table:table-cell>
          <table:table-cell office:value-type="float" office:value="-0.0339246" calcext:value-type="float">
            <text:p>-0.0339246</text:p>
          </table:table-cell>
          <table:table-cell office:value-type="float" office:value="-0.00000002281" calcext:value-type="float">
            <text:p>-2.281E-08</text:p>
          </table:table-cell>
          <table:table-cell office:value-type="float" office:value="-0.999424" calcext:value-type="float">
            <text:p>-0.999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513" calcext:value-type="float">
            <text:p>0.0406513</text:p>
          </table:table-cell>
          <table:table-cell office:value-type="float" office:value="0.0452743" calcext:value-type="float">
            <text:p>0.0452743</text:p>
          </table:table-cell>
          <table:table-cell office:value-type="float" office:value="-0.173591" calcext:value-type="float">
            <text:p>-0.173591</text:p>
          </table:table-cell>
          <table:table-cell office:value-type="float" office:value="-0.0406514" calcext:value-type="float">
            <text:p>-0.0406514</text:p>
          </table:table-cell>
          <table:table-cell office:value-type="float" office:value="0.0452741" calcext:value-type="float">
            <text:p>0.0452741</text:p>
          </table:table-cell>
          <table:table-cell office:value-type="float" office:value="-0.173591" calcext:value-type="float">
            <text:p>-0.173591</text:p>
          </table:table-cell>
          <table:table-cell office:value-type="float" office:value="0.116917" calcext:value-type="float">
            <text:p>0.116917</text:p>
          </table:table-cell>
          <table:table-cell office:value-type="float" office:value="-0.0311602" calcext:value-type="float">
            <text:p>-0.0311602</text:p>
          </table:table-cell>
          <table:table-cell office:value-type="float" office:value="-0.179826" calcext:value-type="float">
            <text:p>-0.179826</text:p>
          </table:table-cell>
          <table:table-cell office:value-type="float" office:value="-0.116917" calcext:value-type="float">
            <text:p>-0.116917</text:p>
          </table:table-cell>
          <table:table-cell office:value-type="float" office:value="-0.0311603" calcext:value-type="float">
            <text:p>-0.0311603</text:p>
          </table:table-cell>
          <table:table-cell office:value-type="float" office:value="-0.179826" calcext:value-type="float">
            <text:p>-0.179826</text:p>
          </table:table-cell>
          <table:table-cell office:value-type="float" office:value="0.0000157807" calcext:value-type="float">
            <text:p>1.57807E-05</text:p>
          </table:table-cell>
          <table:table-cell office:value-type="float" office:value="-0.000103456" calcext:value-type="float">
            <text:p>-0.000103456</text:p>
          </table:table-cell>
          <table:table-cell office:value-type="float" office:value="-0.00000707957" calcext:value-type="float">
            <text:p>-7.07957E-06</text:p>
          </table:table-cell>
          <table:table-cell office:value-type="float" office:value="-0.0000157781" calcext:value-type="float">
            <text:p>-1.57781E-05</text:p>
          </table:table-cell>
          <table:table-cell office:value-type="float" office:value="-0.000103456" calcext:value-type="float">
            <text:p>-0.000103456</text:p>
          </table:table-cell>
          <table:table-cell office:value-type="float" office:value="-0.00000707963" calcext:value-type="float">
            <text:p>-7.07963E-06</text:p>
          </table:table-cell>
          <table:table-cell office:value-type="float" office:value="0.0000122612" calcext:value-type="float">
            <text:p>1.22612E-05</text:p>
          </table:table-cell>
          <table:table-cell office:value-type="float" office:value="-0.000036647" calcext:value-type="float">
            <text:p>-3.6647E-05</text:p>
          </table:table-cell>
          <table:table-cell office:value-type="float" office:value="-0.0000942881" calcext:value-type="float">
            <text:p>-9.42881E-05</text:p>
          </table:table-cell>
          <table:table-cell office:value-type="float" office:value="-0.0000122582" calcext:value-type="float">
            <text:p>-1.22582E-05</text:p>
          </table:table-cell>
          <table:table-cell office:value-type="float" office:value="-0.0000366463" calcext:value-type="float">
            <text:p>-3.66463E-05</text:p>
          </table:table-cell>
          <table:table-cell office:value-type="float" office:value="-0.0000942886" calcext:value-type="float">
            <text:p>-9.4288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9627" calcext:value-type="float">
            <text:p>-0.0319627</text:p>
          </table:table-cell>
          <table:table-cell office:value-type="float" office:value="0.00000403541" calcext:value-type="float">
            <text:p>4.03541E-06</text:p>
          </table:table-cell>
          <table:table-cell office:value-type="float" office:value="0.327025" calcext:value-type="float">
            <text:p>0.327025</text:p>
          </table:table-cell>
          <table:table-cell office:value-type="float" office:value="-0.32516" calcext:value-type="float">
            <text:p>-0.32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433096" calcext:value-type="float">
            <text:p>-4.33096E-09</text:p>
          </table:table-cell>
          <table:table-cell office:value-type="float" office:value="-0.000128401" calcext:value-type="float">
            <text:p>-0.000128401</text:p>
          </table:table-cell>
          <table:table-cell office:value-type="float" office:value="0.00000000117426" calcext:value-type="float">
            <text:p>1.17426E-09</text:p>
          </table:table-cell>
          <table:table-cell office:value-type="float" office:value="-0.0339359" calcext:value-type="float">
            <text:p>-0.0339359</text:p>
          </table:table-cell>
          <table:table-cell office:value-type="float" office:value="-0.0000000224219" calcext:value-type="float">
            <text:p>-2.24219E-08</text:p>
          </table:table-cell>
          <table:table-cell office:value-type="float" office:value="-0.999424" calcext:value-type="float">
            <text:p>-0.999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583" calcext:value-type="float">
            <text:p>0.0406583</text:p>
          </table:table-cell>
          <table:table-cell office:value-type="float" office:value="0.0452288" calcext:value-type="float">
            <text:p>0.0452288</text:p>
          </table:table-cell>
          <table:table-cell office:value-type="float" office:value="-0.173594" calcext:value-type="float">
            <text:p>-0.173594</text:p>
          </table:table-cell>
          <table:table-cell office:value-type="float" office:value="-0.0406583" calcext:value-type="float">
            <text:p>-0.0406583</text:p>
          </table:table-cell>
          <table:table-cell office:value-type="float" office:value="0.0452287" calcext:value-type="float">
            <text:p>0.0452287</text:p>
          </table:table-cell>
          <table:table-cell office:value-type="float" office:value="-0.173594" calcext:value-type="float">
            <text:p>-0.173594</text:p>
          </table:table-cell>
          <table:table-cell office:value-type="float" office:value="0.116923" calcext:value-type="float">
            <text:p>0.116923</text:p>
          </table:table-cell>
          <table:table-cell office:value-type="float" office:value="-0.0311763" calcext:value-type="float">
            <text:p>-0.0311763</text:p>
          </table:table-cell>
          <table:table-cell office:value-type="float" office:value="-0.179868" calcext:value-type="float">
            <text:p>-0.179868</text:p>
          </table:table-cell>
          <table:table-cell office:value-type="float" office:value="-0.116923" calcext:value-type="float">
            <text:p>-0.116923</text:p>
          </table:table-cell>
          <table:table-cell office:value-type="float" office:value="-0.0311764" calcext:value-type="float">
            <text:p>-0.0311764</text:p>
          </table:table-cell>
          <table:table-cell office:value-type="float" office:value="-0.179868" calcext:value-type="float">
            <text:p>-0.179868</text:p>
          </table:table-cell>
          <table:table-cell office:value-type="float" office:value="0.0000157859" calcext:value-type="float">
            <text:p>1.57859E-05</text:p>
          </table:table-cell>
          <table:table-cell office:value-type="float" office:value="-0.000103256" calcext:value-type="float">
            <text:p>-0.000103256</text:p>
          </table:table-cell>
          <table:table-cell office:value-type="float" office:value="-0.00000718187" calcext:value-type="float">
            <text:p>-7.18187E-06</text:p>
          </table:table-cell>
          <table:table-cell office:value-type="float" office:value="-0.0000157833" calcext:value-type="float">
            <text:p>-1.57833E-05</text:p>
          </table:table-cell>
          <table:table-cell office:value-type="float" office:value="-0.000103255" calcext:value-type="float">
            <text:p>-0.000103255</text:p>
          </table:table-cell>
          <table:table-cell office:value-type="float" office:value="-0.00000718194" calcext:value-type="float">
            <text:p>-7.18194E-06</text:p>
          </table:table-cell>
          <table:table-cell office:value-type="float" office:value="0.0000122527" calcext:value-type="float">
            <text:p>1.22527E-05</text:p>
          </table:table-cell>
          <table:table-cell office:value-type="float" office:value="-0.0000365864" calcext:value-type="float">
            <text:p>-3.65864E-05</text:p>
          </table:table-cell>
          <table:table-cell office:value-type="float" office:value="-0.0000941494" calcext:value-type="float">
            <text:p>-9.41494E-05</text:p>
          </table:table-cell>
          <table:table-cell office:value-type="float" office:value="-0.0000122497" calcext:value-type="float">
            <text:p>-1.22497E-05</text:p>
          </table:table-cell>
          <table:table-cell office:value-type="float" office:value="-0.0000365857" calcext:value-type="float">
            <text:p>-3.65857E-05</text:p>
          </table:table-cell>
          <table:table-cell office:value-type="float" office:value="-0.0000941499" calcext:value-type="float">
            <text:p>-9.4149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9798" calcext:value-type="float">
            <text:p>-0.0319798</text:p>
          </table:table-cell>
          <table:table-cell office:value-type="float" office:value="0.00000403623" calcext:value-type="float">
            <text:p>4.03623E-06</text:p>
          </table:table-cell>
          <table:table-cell office:value-type="float" office:value="0.32702" calcext:value-type="float">
            <text:p>0.32702</text:p>
          </table:table-cell>
          <table:table-cell office:value-type="float" office:value="-0.325154" calcext:value-type="float">
            <text:p>-0.325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424779" calcext:value-type="float">
            <text:p>-4.24779E-09</text:p>
          </table:table-cell>
          <table:table-cell office:value-type="float" office:value="-0.000127999" calcext:value-type="float">
            <text:p>-0.000127999</text:p>
          </table:table-cell>
          <table:table-cell office:value-type="float" office:value="0.00000000117118" calcext:value-type="float">
            <text:p>1.17118E-09</text:p>
          </table:table-cell>
          <table:table-cell office:value-type="float" office:value="-0.0339462" calcext:value-type="float">
            <text:p>-0.0339462</text:p>
          </table:table-cell>
          <table:table-cell office:value-type="float" office:value="-0.0000000220761" calcext:value-type="float">
            <text:p>-2.20761E-08</text:p>
          </table:table-cell>
          <table:table-cell office:value-type="float" office:value="-0.999424" calcext:value-type="float">
            <text:p>-0.999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646" calcext:value-type="float">
            <text:p>0.0406646</text:p>
          </table:table-cell>
          <table:table-cell office:value-type="float" office:value="0.0451875" calcext:value-type="float">
            <text:p>0.0451875</text:p>
          </table:table-cell>
          <table:table-cell office:value-type="float" office:value="-0.173597" calcext:value-type="float">
            <text:p>-0.173597</text:p>
          </table:table-cell>
          <table:table-cell office:value-type="float" office:value="-0.0406646" calcext:value-type="float">
            <text:p>-0.0406646</text:p>
          </table:table-cell>
          <table:table-cell office:value-type="float" office:value="0.0451874" calcext:value-type="float">
            <text:p>0.0451874</text:p>
          </table:table-cell>
          <table:table-cell office:value-type="float" office:value="-0.173597" calcext:value-type="float">
            <text:p>-0.173597</text:p>
          </table:table-cell>
          <table:table-cell office:value-type="float" office:value="0.116928" calcext:value-type="float">
            <text:p>0.116928</text:p>
          </table:table-cell>
          <table:table-cell office:value-type="float" office:value="-0.0311909" calcext:value-type="float">
            <text:p>-0.0311909</text:p>
          </table:table-cell>
          <table:table-cell office:value-type="float" office:value="-0.179905" calcext:value-type="float">
            <text:p>-0.179905</text:p>
          </table:table-cell>
          <table:table-cell office:value-type="float" office:value="-0.116928" calcext:value-type="float">
            <text:p>-0.116928</text:p>
          </table:table-cell>
          <table:table-cell office:value-type="float" office:value="-0.031191" calcext:value-type="float">
            <text:p>-0.031191</text:p>
          </table:table-cell>
          <table:table-cell office:value-type="float" office:value="-0.179905" calcext:value-type="float">
            <text:p>-0.179905</text:p>
          </table:table-cell>
          <table:table-cell office:value-type="float" office:value="0.0000157906" calcext:value-type="float">
            <text:p>1.57906E-05</text:p>
          </table:table-cell>
          <table:table-cell office:value-type="float" office:value="-0.000103067" calcext:value-type="float">
            <text:p>-0.000103067</text:p>
          </table:table-cell>
          <table:table-cell office:value-type="float" office:value="-0.00000727566" calcext:value-type="float">
            <text:p>-7.27566E-06</text:p>
          </table:table-cell>
          <table:table-cell office:value-type="float" office:value="-0.0000157881" calcext:value-type="float">
            <text:p>-1.57881E-05</text:p>
          </table:table-cell>
          <table:table-cell office:value-type="float" office:value="-0.000103066" calcext:value-type="float">
            <text:p>-0.000103066</text:p>
          </table:table-cell>
          <table:table-cell office:value-type="float" office:value="-0.00000727574" calcext:value-type="float">
            <text:p>-7.27574E-06</text:p>
          </table:table-cell>
          <table:table-cell office:value-type="float" office:value="0.0000122441" calcext:value-type="float">
            <text:p>1.22441E-05</text:p>
          </table:table-cell>
          <table:table-cell office:value-type="float" office:value="-0.0000365296" calcext:value-type="float">
            <text:p>-3.65296E-05</text:p>
          </table:table-cell>
          <table:table-cell office:value-type="float" office:value="-0.000094015" calcext:value-type="float">
            <text:p>-9.4015E-05</text:p>
          </table:table-cell>
          <table:table-cell office:value-type="float" office:value="-0.0000122412" calcext:value-type="float">
            <text:p>-1.22412E-05</text:p>
          </table:table-cell>
          <table:table-cell office:value-type="float" office:value="-0.0000365289" calcext:value-type="float">
            <text:p>-3.65289E-05</text:p>
          </table:table-cell>
          <table:table-cell office:value-type="float" office:value="-0.0000940155" calcext:value-type="float">
            <text:p>-9.4015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19953" calcext:value-type="float">
            <text:p>-0.0319953</text:p>
          </table:table-cell>
          <table:table-cell office:value-type="float" office:value="0.00000403698" calcext:value-type="float">
            <text:p>4.03698E-06</text:p>
          </table:table-cell>
          <table:table-cell office:value-type="float" office:value="0.327017" calcext:value-type="float">
            <text:p>0.327017</text:p>
          </table:table-cell>
          <table:table-cell office:value-type="float" office:value="-0.325148" calcext:value-type="float">
            <text:p>-0.325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416209" calcext:value-type="float">
            <text:p>-4.16209E-09</text:p>
          </table:table-cell>
          <table:table-cell office:value-type="float" office:value="-0.000127612" calcext:value-type="float">
            <text:p>-0.000127612</text:p>
          </table:table-cell>
          <table:table-cell office:value-type="float" office:value="0.0000000011681" calcext:value-type="float">
            <text:p>1.1681E-09</text:p>
          </table:table-cell>
          <table:table-cell office:value-type="float" office:value="-0.0339564" calcext:value-type="float">
            <text:p>-0.0339564</text:p>
          </table:table-cell>
          <table:table-cell office:value-type="float" office:value="-0.0000000217368" calcext:value-type="float">
            <text:p>-2.17368E-08</text:p>
          </table:table-cell>
          <table:table-cell office:value-type="float" office:value="-0.999423" calcext:value-type="float">
            <text:p>-0.999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709" calcext:value-type="float">
            <text:p>0.0406709</text:p>
          </table:table-cell>
          <table:table-cell office:value-type="float" office:value="0.0451463" calcext:value-type="float">
            <text:p>0.0451463</text:p>
          </table:table-cell>
          <table:table-cell office:value-type="float" office:value="-0.1736" calcext:value-type="float">
            <text:p>-0.1736</text:p>
          </table:table-cell>
          <table:table-cell office:value-type="float" office:value="-0.040671" calcext:value-type="float">
            <text:p>-0.040671</text:p>
          </table:table-cell>
          <table:table-cell office:value-type="float" office:value="0.0451462" calcext:value-type="float">
            <text:p>0.0451462</text:p>
          </table:table-cell>
          <table:table-cell office:value-type="float" office:value="-0.1736" calcext:value-type="float">
            <text:p>-0.1736</text:p>
          </table:table-cell>
          <table:table-cell office:value-type="float" office:value="0.116932" calcext:value-type="float">
            <text:p>0.116932</text:p>
          </table:table-cell>
          <table:table-cell office:value-type="float" office:value="-0.0312055" calcext:value-type="float">
            <text:p>-0.0312055</text:p>
          </table:table-cell>
          <table:table-cell office:value-type="float" office:value="-0.179943" calcext:value-type="float">
            <text:p>-0.179943</text:p>
          </table:table-cell>
          <table:table-cell office:value-type="float" office:value="-0.116933" calcext:value-type="float">
            <text:p>-0.116933</text:p>
          </table:table-cell>
          <table:table-cell office:value-type="float" office:value="-0.0312056" calcext:value-type="float">
            <text:p>-0.0312056</text:p>
          </table:table-cell>
          <table:table-cell office:value-type="float" office:value="-0.179943" calcext:value-type="float">
            <text:p>-0.179943</text:p>
          </table:table-cell>
          <table:table-cell office:value-type="float" office:value="0.0000157954" calcext:value-type="float">
            <text:p>1.57954E-05</text:p>
          </table:table-cell>
          <table:table-cell office:value-type="float" office:value="-0.000102874" calcext:value-type="float">
            <text:p>-0.000102874</text:p>
          </table:table-cell>
          <table:table-cell office:value-type="float" office:value="-0.00000736943" calcext:value-type="float">
            <text:p>-7.36943E-06</text:p>
          </table:table-cell>
          <table:table-cell office:value-type="float" office:value="-0.0000157929" calcext:value-type="float">
            <text:p>-1.57929E-05</text:p>
          </table:table-cell>
          <table:table-cell office:value-type="float" office:value="-0.000102873" calcext:value-type="float">
            <text:p>-0.000102873</text:p>
          </table:table-cell>
          <table:table-cell office:value-type="float" office:value="-0.00000736951" calcext:value-type="float">
            <text:p>-7.36951E-06</text:p>
          </table:table-cell>
          <table:table-cell office:value-type="float" office:value="0.0000122349" calcext:value-type="float">
            <text:p>1.22349E-05</text:p>
          </table:table-cell>
          <table:table-cell office:value-type="float" office:value="-0.0000364723" calcext:value-type="float">
            <text:p>-3.64723E-05</text:p>
          </table:table-cell>
          <table:table-cell office:value-type="float" office:value="-0.0000938745" calcext:value-type="float">
            <text:p>-9.38745E-05</text:p>
          </table:table-cell>
          <table:table-cell office:value-type="float" office:value="-0.000012232" calcext:value-type="float">
            <text:p>-1.2232E-05</text:p>
          </table:table-cell>
          <table:table-cell office:value-type="float" office:value="-0.0000364716" calcext:value-type="float">
            <text:p>-3.64716E-05</text:p>
          </table:table-cell>
          <table:table-cell office:value-type="float" office:value="-0.000093875" calcext:value-type="float">
            <text:p>-9.387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0108" calcext:value-type="float">
            <text:p>-0.0320108</text:p>
          </table:table-cell>
          <table:table-cell office:value-type="float" office:value="0.00000403773" calcext:value-type="float">
            <text:p>4.03773E-06</text:p>
          </table:table-cell>
          <table:table-cell office:value-type="float" office:value="0.327013" calcext:value-type="float">
            <text:p>0.327013</text:p>
          </table:table-cell>
          <table:table-cell office:value-type="float" office:value="-0.325143" calcext:value-type="float">
            <text:p>-0.325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407242" calcext:value-type="float">
            <text:p>-4.07242E-09</text:p>
          </table:table-cell>
          <table:table-cell office:value-type="float" office:value="-0.000127176" calcext:value-type="float">
            <text:p>-0.000127176</text:p>
          </table:table-cell>
          <table:table-cell office:value-type="float" office:value="0.0000000011649" calcext:value-type="float">
            <text:p>1.1649E-09</text:p>
          </table:table-cell>
          <table:table-cell office:value-type="float" office:value="-0.0339676" calcext:value-type="float">
            <text:p>-0.0339676</text:p>
          </table:table-cell>
          <table:table-cell office:value-type="float" office:value="-0.0000000213714" calcext:value-type="float">
            <text:p>-2.13714E-08</text:p>
          </table:table-cell>
          <table:table-cell office:value-type="float" office:value="-0.999423" calcext:value-type="float">
            <text:p>-0.999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778" calcext:value-type="float">
            <text:p>0.0406778</text:p>
          </table:table-cell>
          <table:table-cell office:value-type="float" office:value="0.0451011" calcext:value-type="float">
            <text:p>0.0451011</text:p>
          </table:table-cell>
          <table:table-cell office:value-type="float" office:value="-0.173603" calcext:value-type="float">
            <text:p>-0.173603</text:p>
          </table:table-cell>
          <table:table-cell office:value-type="float" office:value="-0.0406779" calcext:value-type="float">
            <text:p>-0.0406779</text:p>
          </table:table-cell>
          <table:table-cell office:value-type="float" office:value="0.045101" calcext:value-type="float">
            <text:p>0.045101</text:p>
          </table:table-cell>
          <table:table-cell office:value-type="float" office:value="-0.173603" calcext:value-type="float">
            <text:p>-0.173603</text:p>
          </table:table-cell>
          <table:table-cell office:value-type="float" office:value="0.116938" calcext:value-type="float">
            <text:p>0.116938</text:p>
          </table:table-cell>
          <table:table-cell office:value-type="float" office:value="-0.0312216" calcext:value-type="float">
            <text:p>-0.0312216</text:p>
          </table:table-cell>
          <table:table-cell office:value-type="float" office:value="-0.179984" calcext:value-type="float">
            <text:p>-0.179984</text:p>
          </table:table-cell>
          <table:table-cell office:value-type="float" office:value="-0.116938" calcext:value-type="float">
            <text:p>-0.116938</text:p>
          </table:table-cell>
          <table:table-cell office:value-type="float" office:value="-0.0312216" calcext:value-type="float">
            <text:p>-0.0312216</text:p>
          </table:table-cell>
          <table:table-cell office:value-type="float" office:value="-0.179984" calcext:value-type="float">
            <text:p>-0.179984</text:p>
          </table:table-cell>
          <table:table-cell office:value-type="float" office:value="0.0000158001" calcext:value-type="float">
            <text:p>1.58001E-05</text:p>
          </table:table-cell>
          <table:table-cell office:value-type="float" office:value="-0.00010267" calcext:value-type="float">
            <text:p>-0.00010267</text:p>
          </table:table-cell>
          <table:table-cell office:value-type="float" office:value="-0.00000746642" calcext:value-type="float">
            <text:p>-7.46642E-06</text:p>
          </table:table-cell>
          <table:table-cell office:value-type="float" office:value="-0.0000157977" calcext:value-type="float">
            <text:p>-1.57977E-05</text:p>
          </table:table-cell>
          <table:table-cell office:value-type="float" office:value="-0.00010267" calcext:value-type="float">
            <text:p>-0.00010267</text:p>
          </table:table-cell>
          <table:table-cell office:value-type="float" office:value="-0.00000746651" calcext:value-type="float">
            <text:p>-7.46651E-06</text:p>
          </table:table-cell>
          <table:table-cell office:value-type="float" office:value="0.0000122256" calcext:value-type="float">
            <text:p>1.22256E-05</text:p>
          </table:table-cell>
          <table:table-cell office:value-type="float" office:value="-0.0000364105" calcext:value-type="float">
            <text:p>-3.64105E-05</text:p>
          </table:table-cell>
          <table:table-cell office:value-type="float" office:value="-0.0000937278" calcext:value-type="float">
            <text:p>-9.37278E-05</text:p>
          </table:table-cell>
          <table:table-cell office:value-type="float" office:value="-0.0000122228" calcext:value-type="float">
            <text:p>-1.22228E-05</text:p>
          </table:table-cell>
          <table:table-cell office:value-type="float" office:value="-0.0000364098" calcext:value-type="float">
            <text:p>-3.64098E-05</text:p>
          </table:table-cell>
          <table:table-cell office:value-type="float" office:value="-0.0000937283" calcext:value-type="float">
            <text:p>-9.3728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0279" calcext:value-type="float">
            <text:p>-0.0320279</text:p>
          </table:table-cell>
          <table:table-cell office:value-type="float" office:value="0.00000403855" calcext:value-type="float">
            <text:p>4.03855E-06</text:p>
          </table:table-cell>
          <table:table-cell office:value-type="float" office:value="0.327009" calcext:value-type="float">
            <text:p>0.327009</text:p>
          </table:table-cell>
          <table:table-cell office:value-type="float" office:value="-0.325136" calcext:value-type="float">
            <text:p>-0.325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99258" calcext:value-type="float">
            <text:p>-3.99258E-09</text:p>
          </table:table-cell>
          <table:table-cell office:value-type="float" office:value="-0.000126771" calcext:value-type="float">
            <text:p>-0.000126771</text:p>
          </table:table-cell>
          <table:table-cell office:value-type="float" office:value="0.00000000116205" calcext:value-type="float">
            <text:p>1.16205E-09</text:p>
          </table:table-cell>
          <table:table-cell office:value-type="float" office:value="-0.0339777" calcext:value-type="float">
            <text:p>-0.0339777</text:p>
          </table:table-cell>
          <table:table-cell office:value-type="float" office:value="-0.0000000210459" calcext:value-type="float">
            <text:p>-2.10459E-08</text:p>
          </table:table-cell>
          <table:table-cell office:value-type="float" office:value="-0.999423" calcext:value-type="float">
            <text:p>-0.999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842" calcext:value-type="float">
            <text:p>0.0406842</text:p>
          </table:table-cell>
          <table:table-cell office:value-type="float" office:value="0.0450601" calcext:value-type="float">
            <text:p>0.0450601</text:p>
          </table:table-cell>
          <table:table-cell office:value-type="float" office:value="-0.173606" calcext:value-type="float">
            <text:p>-0.173606</text:p>
          </table:table-cell>
          <table:table-cell office:value-type="float" office:value="-0.0406842" calcext:value-type="float">
            <text:p>-0.0406842</text:p>
          </table:table-cell>
          <table:table-cell office:value-type="float" office:value="0.04506" calcext:value-type="float">
            <text:p>0.04506</text:p>
          </table:table-cell>
          <table:table-cell office:value-type="float" office:value="-0.173606" calcext:value-type="float">
            <text:p>-0.173606</text:p>
          </table:table-cell>
          <table:table-cell office:value-type="float" office:value="0.116943" calcext:value-type="float">
            <text:p>0.116943</text:p>
          </table:table-cell>
          <table:table-cell office:value-type="float" office:value="-0.0312361" calcext:value-type="float">
            <text:p>-0.0312361</text:p>
          </table:table-cell>
          <table:table-cell office:value-type="float" office:value="-0.180022" calcext:value-type="float">
            <text:p>-0.180022</text:p>
          </table:table-cell>
          <table:table-cell office:value-type="float" office:value="-0.116943" calcext:value-type="float">
            <text:p>-0.116943</text:p>
          </table:table-cell>
          <table:table-cell office:value-type="float" office:value="-0.0312362" calcext:value-type="float">
            <text:p>-0.0312362</text:p>
          </table:table-cell>
          <table:table-cell office:value-type="float" office:value="-0.180022" calcext:value-type="float">
            <text:p>-0.180022</text:p>
          </table:table-cell>
          <table:table-cell office:value-type="float" office:value="0.0000158041" calcext:value-type="float">
            <text:p>1.58041E-05</text:p>
          </table:table-cell>
          <table:table-cell office:value-type="float" office:value="-0.000102493" calcext:value-type="float">
            <text:p>-0.000102493</text:p>
          </table:table-cell>
          <table:table-cell office:value-type="float" office:value="-0.00000754986" calcext:value-type="float">
            <text:p>-7.54986E-06</text:p>
          </table:table-cell>
          <table:table-cell office:value-type="float" office:value="-0.0000158017" calcext:value-type="float">
            <text:p>-1.58017E-05</text:p>
          </table:table-cell>
          <table:table-cell office:value-type="float" office:value="-0.000102493" calcext:value-type="float">
            <text:p>-0.000102493</text:p>
          </table:table-cell>
          <table:table-cell office:value-type="float" office:value="-0.00000754996" calcext:value-type="float">
            <text:p>-7.54996E-06</text:p>
          </table:table-cell>
          <table:table-cell office:value-type="float" office:value="0.0000122176" calcext:value-type="float">
            <text:p>1.22176E-05</text:p>
          </table:table-cell>
          <table:table-cell office:value-type="float" office:value="-0.0000363562" calcext:value-type="float">
            <text:p>-3.63562E-05</text:p>
          </table:table-cell>
          <table:table-cell office:value-type="float" office:value="-0.0000936004" calcext:value-type="float">
            <text:p>-9.36004E-05</text:p>
          </table:table-cell>
          <table:table-cell office:value-type="float" office:value="-0.0000122149" calcext:value-type="float">
            <text:p>-1.22149E-05</text:p>
          </table:table-cell>
          <table:table-cell office:value-type="float" office:value="-0.0000363554" calcext:value-type="float">
            <text:p>-3.63554E-05</text:p>
          </table:table-cell>
          <table:table-cell office:value-type="float" office:value="-0.0000936009" calcext:value-type="float">
            <text:p>-9.3600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0433" calcext:value-type="float">
            <text:p>-0.0320433</text:p>
          </table:table-cell>
          <table:table-cell office:value-type="float" office:value="0.00000403929" calcext:value-type="float">
            <text:p>4.03929E-06</text:p>
          </table:table-cell>
          <table:table-cell office:value-type="float" office:value="0.327005" calcext:value-type="float">
            <text:p>0.327005</text:p>
          </table:table-cell>
          <table:table-cell office:value-type="float" office:value="-0.325131" calcext:value-type="float">
            <text:p>-0.325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92137" calcext:value-type="float">
            <text:p>-3.92137E-09</text:p>
          </table:table-cell>
          <table:table-cell office:value-type="float" office:value="-0.000126413" calcext:value-type="float">
            <text:p>-0.000126413</text:p>
          </table:table-cell>
          <table:table-cell office:value-type="float" office:value="0.00000000115952" calcext:value-type="float">
            <text:p>1.15952E-09</text:p>
          </table:table-cell>
          <table:table-cell office:value-type="float" office:value="-0.0339869" calcext:value-type="float">
            <text:p>-0.0339869</text:p>
          </table:table-cell>
          <table:table-cell office:value-type="float" office:value="-0.0000000207586" calcext:value-type="float">
            <text:p>-2.07586E-08</text:p>
          </table:table-cell>
          <table:table-cell office:value-type="float" office:value="-0.999422" calcext:value-type="float">
            <text:p>-0.99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898" calcext:value-type="float">
            <text:p>0.0406898</text:p>
          </table:table-cell>
          <table:table-cell office:value-type="float" office:value="0.0450232" calcext:value-type="float">
            <text:p>0.0450232</text:p>
          </table:table-cell>
          <table:table-cell office:value-type="float" office:value="-0.173609" calcext:value-type="float">
            <text:p>-0.173609</text:p>
          </table:table-cell>
          <table:table-cell office:value-type="float" office:value="-0.0406899" calcext:value-type="float">
            <text:p>-0.0406899</text:p>
          </table:table-cell>
          <table:table-cell office:value-type="float" office:value="0.0450231" calcext:value-type="float">
            <text:p>0.0450231</text:p>
          </table:table-cell>
          <table:table-cell office:value-type="float" office:value="-0.173609" calcext:value-type="float">
            <text:p>-0.173609</text:p>
          </table:table-cell>
          <table:table-cell office:value-type="float" office:value="0.116947" calcext:value-type="float">
            <text:p>0.116947</text:p>
          </table:table-cell>
          <table:table-cell office:value-type="float" office:value="-0.0312492" calcext:value-type="float">
            <text:p>-0.0312492</text:p>
          </table:table-cell>
          <table:table-cell office:value-type="float" office:value="-0.180055" calcext:value-type="float">
            <text:p>-0.180055</text:p>
          </table:table-cell>
          <table:table-cell office:value-type="float" office:value="-0.116947" calcext:value-type="float">
            <text:p>-0.116947</text:p>
          </table:table-cell>
          <table:table-cell office:value-type="float" office:value="-0.0312493" calcext:value-type="float">
            <text:p>-0.0312493</text:p>
          </table:table-cell>
          <table:table-cell office:value-type="float" office:value="-0.180055" calcext:value-type="float">
            <text:p>-0.180055</text:p>
          </table:table-cell>
          <table:table-cell office:value-type="float" office:value="0.0000158076" calcext:value-type="float">
            <text:p>1.58076E-05</text:p>
          </table:table-cell>
          <table:table-cell office:value-type="float" office:value="-0.000102333" calcext:value-type="float">
            <text:p>-0.000102333</text:p>
          </table:table-cell>
          <table:table-cell office:value-type="float" office:value="-0.00000762365" calcext:value-type="float">
            <text:p>-7.62365E-06</text:p>
          </table:table-cell>
          <table:table-cell office:value-type="float" office:value="-0.0000158053" calcext:value-type="float">
            <text:p>-1.58053E-05</text:p>
          </table:table-cell>
          <table:table-cell office:value-type="float" office:value="-0.000102333" calcext:value-type="float">
            <text:p>-0.000102333</text:p>
          </table:table-cell>
          <table:table-cell office:value-type="float" office:value="-0.00000762375" calcext:value-type="float">
            <text:p>-7.62375E-06</text:p>
          </table:table-cell>
          <table:table-cell office:value-type="float" office:value="0.0000122103" calcext:value-type="float">
            <text:p>1.22103E-05</text:p>
          </table:table-cell>
          <table:table-cell office:value-type="float" office:value="-0.000036307" calcext:value-type="float">
            <text:p>-3.6307E-05</text:p>
          </table:table-cell>
          <table:table-cell office:value-type="float" office:value="-0.0000934839" calcext:value-type="float">
            <text:p>-9.34839E-05</text:p>
          </table:table-cell>
          <table:table-cell office:value-type="float" office:value="-0.0000122076" calcext:value-type="float">
            <text:p>-1.22076E-05</text:p>
          </table:table-cell>
          <table:table-cell office:value-type="float" office:value="-0.0000363062" calcext:value-type="float">
            <text:p>-3.63062E-05</text:p>
          </table:table-cell>
          <table:table-cell office:value-type="float" office:value="-0.0000934844" calcext:value-type="float">
            <text:p>-9.3484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0587" calcext:value-type="float">
            <text:p>-0.0320587</text:p>
          </table:table-cell>
          <table:table-cell office:value-type="float" office:value="0.00000404004" calcext:value-type="float">
            <text:p>4.04004E-06</text:p>
          </table:table-cell>
          <table:table-cell office:value-type="float" office:value="0.327001" calcext:value-type="float">
            <text:p>0.327001</text:p>
          </table:table-cell>
          <table:table-cell office:value-type="float" office:value="-0.325125" calcext:value-type="float">
            <text:p>-0.325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8244" calcext:value-type="float">
            <text:p>-3.8244E-09</text:p>
          </table:table-cell>
          <table:table-cell office:value-type="float" office:value="-0.000125966" calcext:value-type="float">
            <text:p>-0.000125966</text:p>
          </table:table-cell>
          <table:table-cell office:value-type="float" office:value="0.00000000115609" calcext:value-type="float">
            <text:p>1.15609E-09</text:p>
          </table:table-cell>
          <table:table-cell office:value-type="float" office:value="-0.033999" calcext:value-type="float">
            <text:p>-0.033999</text:p>
          </table:table-cell>
          <table:table-cell office:value-type="float" office:value="-0.0000000203837" calcext:value-type="float">
            <text:p>-2.03837E-08</text:p>
          </table:table-cell>
          <table:table-cell office:value-type="float" office:value="-0.999422" calcext:value-type="float">
            <text:p>-0.99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974" calcext:value-type="float">
            <text:p>0.0406974</text:p>
          </table:table-cell>
          <table:table-cell office:value-type="float" office:value="0.0449741" calcext:value-type="float">
            <text:p>0.0449741</text:p>
          </table:table-cell>
          <table:table-cell office:value-type="float" office:value="-0.173613" calcext:value-type="float">
            <text:p>-0.173613</text:p>
          </table:table-cell>
          <table:table-cell office:value-type="float" office:value="-0.0406975" calcext:value-type="float">
            <text:p>-0.0406975</text:p>
          </table:table-cell>
          <table:table-cell office:value-type="float" office:value="0.044974" calcext:value-type="float">
            <text:p>0.044974</text:p>
          </table:table-cell>
          <table:table-cell office:value-type="float" office:value="-0.173613" calcext:value-type="float">
            <text:p>-0.173613</text:p>
          </table:table-cell>
          <table:table-cell office:value-type="float" office:value="0.116953" calcext:value-type="float">
            <text:p>0.116953</text:p>
          </table:table-cell>
          <table:table-cell office:value-type="float" office:value="-0.0312666" calcext:value-type="float">
            <text:p>-0.0312666</text:p>
          </table:table-cell>
          <table:table-cell office:value-type="float" office:value="-0.1801" calcext:value-type="float">
            <text:p>-0.1801</text:p>
          </table:table-cell>
          <table:table-cell office:value-type="float" office:value="-0.116953" calcext:value-type="float">
            <text:p>-0.116953</text:p>
          </table:table-cell>
          <table:table-cell office:value-type="float" office:value="-0.0312667" calcext:value-type="float">
            <text:p>-0.0312667</text:p>
          </table:table-cell>
          <table:table-cell office:value-type="float" office:value="-0.1801" calcext:value-type="float">
            <text:p>-0.1801</text:p>
          </table:table-cell>
          <table:table-cell office:value-type="float" office:value="0.0000158124" calcext:value-type="float">
            <text:p>1.58124E-05</text:p>
          </table:table-cell>
          <table:table-cell office:value-type="float" office:value="-0.000102108" calcext:value-type="float">
            <text:p>-0.000102108</text:p>
          </table:table-cell>
          <table:table-cell office:value-type="float" office:value="-0.00000772462" calcext:value-type="float">
            <text:p>-7.72462E-06</text:p>
          </table:table-cell>
          <table:table-cell office:value-type="float" office:value="-0.0000158101" calcext:value-type="float">
            <text:p>-1.58101E-05</text:p>
          </table:table-cell>
          <table:table-cell office:value-type="float" office:value="-0.000102108" calcext:value-type="float">
            <text:p>-0.000102108</text:p>
          </table:table-cell>
          <table:table-cell office:value-type="float" office:value="-0.00000772473" calcext:value-type="float">
            <text:p>-7.72473E-06</text:p>
          </table:table-cell>
          <table:table-cell office:value-type="float" office:value="0.0000121992" calcext:value-type="float">
            <text:p>1.21992E-05</text:p>
          </table:table-cell>
          <table:table-cell office:value-type="float" office:value="-0.0000362386" calcext:value-type="float">
            <text:p>-3.62386E-05</text:p>
          </table:table-cell>
          <table:table-cell office:value-type="float" office:value="-0.000093315" calcext:value-type="float">
            <text:p>-9.3315E-05</text:p>
          </table:table-cell>
          <table:table-cell office:value-type="float" office:value="-0.0000121965" calcext:value-type="float">
            <text:p>-1.21965E-05</text:p>
          </table:table-cell>
          <table:table-cell office:value-type="float" office:value="-0.0000362379" calcext:value-type="float">
            <text:p>-3.62379E-05</text:p>
          </table:table-cell>
          <table:table-cell office:value-type="float" office:value="-0.0000933155" calcext:value-type="float">
            <text:p>-9.3315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0741" calcext:value-type="float">
            <text:p>-0.0320741</text:p>
          </table:table-cell>
          <table:table-cell office:value-type="float" office:value="0.00000404078" calcext:value-type="float">
            <text:p>4.04078E-06</text:p>
          </table:table-cell>
          <table:table-cell office:value-type="float" office:value="0.326998" calcext:value-type="float">
            <text:p>0.326998</text:p>
          </table:table-cell>
          <table:table-cell office:value-type="float" office:value="-0.32512" calcext:value-type="float">
            <text:p>-0.32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74638" calcext:value-type="float">
            <text:p>-3.74638E-09</text:p>
          </table:table-cell>
          <table:table-cell office:value-type="float" office:value="-0.000125588" calcext:value-type="float">
            <text:p>-0.000125588</text:p>
          </table:table-cell>
          <table:table-cell office:value-type="float" office:value="0.00000000115329" calcext:value-type="float">
            <text:p>1.15329E-09</text:p>
          </table:table-cell>
          <table:table-cell office:value-type="float" office:value="-0.034009" calcext:value-type="float">
            <text:p>-0.034009</text:p>
          </table:table-cell>
          <table:table-cell office:value-type="float" office:value="-0.0000000200782" calcext:value-type="float">
            <text:p>-2.00782E-08</text:p>
          </table:table-cell>
          <table:table-cell office:value-type="float" office:value="-0.999422" calcext:value-type="float">
            <text:p>-0.99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038" calcext:value-type="float">
            <text:p>0.0407038</text:p>
          </table:table-cell>
          <table:table-cell office:value-type="float" office:value="0.0449334" calcext:value-type="float">
            <text:p>0.0449334</text:p>
          </table:table-cell>
          <table:table-cell office:value-type="float" office:value="-0.173616" calcext:value-type="float">
            <text:p>-0.173616</text:p>
          </table:table-cell>
          <table:table-cell office:value-type="float" office:value="-0.0407038" calcext:value-type="float">
            <text:p>-0.0407038</text:p>
          </table:table-cell>
          <table:table-cell office:value-type="float" office:value="0.0449333" calcext:value-type="float">
            <text:p>0.0449333</text:p>
          </table:table-cell>
          <table:table-cell office:value-type="float" office:value="-0.173616" calcext:value-type="float">
            <text:p>-0.173616</text:p>
          </table:table-cell>
          <table:table-cell office:value-type="float" office:value="0.116958" calcext:value-type="float">
            <text:p>0.116958</text:p>
          </table:table-cell>
          <table:table-cell office:value-type="float" office:value="-0.0312811" calcext:value-type="float">
            <text:p>-0.0312811</text:p>
          </table:table-cell>
          <table:table-cell office:value-type="float" office:value="-0.180138" calcext:value-type="float">
            <text:p>-0.180138</text:p>
          </table:table-cell>
          <table:table-cell office:value-type="float" office:value="-0.116958" calcext:value-type="float">
            <text:p>-0.116958</text:p>
          </table:table-cell>
          <table:table-cell office:value-type="float" office:value="-0.0312812" calcext:value-type="float">
            <text:p>-0.0312812</text:p>
          </table:table-cell>
          <table:table-cell office:value-type="float" office:value="-0.180137" calcext:value-type="float">
            <text:p>-0.180137</text:p>
          </table:table-cell>
          <table:table-cell office:value-type="float" office:value="0.0000158161" calcext:value-type="float">
            <text:p>1.58161E-05</text:p>
          </table:table-cell>
          <table:table-cell office:value-type="float" office:value="-0.000101926" calcext:value-type="float">
            <text:p>-0.000101926</text:p>
          </table:table-cell>
          <table:table-cell office:value-type="float" office:value="-0.00000780448" calcext:value-type="float">
            <text:p>-7.80448E-06</text:p>
          </table:table-cell>
          <table:table-cell office:value-type="float" office:value="-0.0000158139" calcext:value-type="float">
            <text:p>-1.58139E-05</text:p>
          </table:table-cell>
          <table:table-cell office:value-type="float" office:value="-0.000101926" calcext:value-type="float">
            <text:p>-0.000101926</text:p>
          </table:table-cell>
          <table:table-cell office:value-type="float" office:value="-0.00000780459" calcext:value-type="float">
            <text:p>-7.80459E-06</text:p>
          </table:table-cell>
          <table:table-cell office:value-type="float" office:value="0.0000121904" calcext:value-type="float">
            <text:p>1.21904E-05</text:p>
          </table:table-cell>
          <table:table-cell office:value-type="float" office:value="-0.0000361828" calcext:value-type="float">
            <text:p>-3.61828E-05</text:p>
          </table:table-cell>
          <table:table-cell office:value-type="float" office:value="-0.0000931788" calcext:value-type="float">
            <text:p>-9.31788E-05</text:p>
          </table:table-cell>
          <table:table-cell office:value-type="float" office:value="-0.0000121877" calcext:value-type="float">
            <text:p>-1.21877E-05</text:p>
          </table:table-cell>
          <table:table-cell office:value-type="float" office:value="-0.0000361821" calcext:value-type="float">
            <text:p>-3.61821E-05</text:p>
          </table:table-cell>
          <table:table-cell office:value-type="float" office:value="-0.0000931793" calcext:value-type="float">
            <text:p>-9.3179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0895" calcext:value-type="float">
            <text:p>-0.0320895</text:p>
          </table:table-cell>
          <table:table-cell office:value-type="float" office:value="0.00000404152" calcext:value-type="float">
            <text:p>4.04152E-06</text:p>
          </table:table-cell>
          <table:table-cell office:value-type="float" office:value="0.326994" calcext:value-type="float">
            <text:p>0.326994</text:p>
          </table:table-cell>
          <table:table-cell office:value-type="float" office:value="-0.325114" calcext:value-type="float">
            <text:p>-0.325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68357" calcext:value-type="float">
            <text:p>-3.68357E-09</text:p>
          </table:table-cell>
          <table:table-cell office:value-type="float" office:value="-0.000125213" calcext:value-type="float">
            <text:p>-0.000125213</text:p>
          </table:table-cell>
          <table:table-cell office:value-type="float" office:value="0.00000000115099" calcext:value-type="float">
            <text:p>1.15099E-09</text:p>
          </table:table-cell>
          <table:table-cell office:value-type="float" office:value="-0.034018" calcext:value-type="float">
            <text:p>-0.034018</text:p>
          </table:table-cell>
          <table:table-cell office:value-type="float" office:value="-0.0000000198083" calcext:value-type="float">
            <text:p>-1.98083E-08</text:p>
          </table:table-cell>
          <table:table-cell office:value-type="float" office:value="-0.999421" calcext:value-type="float">
            <text:p>-0.999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095" calcext:value-type="float">
            <text:p>0.0407095</text:p>
          </table:table-cell>
          <table:table-cell office:value-type="float" office:value="0.0448967" calcext:value-type="float">
            <text:p>0.0448967</text:p>
          </table:table-cell>
          <table:table-cell office:value-type="float" office:value="-0.173619" calcext:value-type="float">
            <text:p>-0.173619</text:p>
          </table:table-cell>
          <table:table-cell office:value-type="float" office:value="-0.0407095" calcext:value-type="float">
            <text:p>-0.0407095</text:p>
          </table:table-cell>
          <table:table-cell office:value-type="float" office:value="0.0448966" calcext:value-type="float">
            <text:p>0.0448966</text:p>
          </table:table-cell>
          <table:table-cell office:value-type="float" office:value="-0.173619" calcext:value-type="float">
            <text:p>-0.173619</text:p>
          </table:table-cell>
          <table:table-cell office:value-type="float" office:value="0.116962" calcext:value-type="float">
            <text:p>0.116962</text:p>
          </table:table-cell>
          <table:table-cell office:value-type="float" office:value="-0.0312941" calcext:value-type="float">
            <text:p>-0.0312941</text:p>
          </table:table-cell>
          <table:table-cell office:value-type="float" office:value="-0.180171" calcext:value-type="float">
            <text:p>-0.180171</text:p>
          </table:table-cell>
          <table:table-cell office:value-type="float" office:value="-0.116962" calcext:value-type="float">
            <text:p>-0.116962</text:p>
          </table:table-cell>
          <table:table-cell office:value-type="float" office:value="-0.0312942" calcext:value-type="float">
            <text:p>-0.0312942</text:p>
          </table:table-cell>
          <table:table-cell office:value-type="float" office:value="-0.180171" calcext:value-type="float">
            <text:p>-0.180171</text:p>
          </table:table-cell>
          <table:table-cell office:value-type="float" office:value="0.0000158188" calcext:value-type="float">
            <text:p>1.58188E-05</text:p>
          </table:table-cell>
          <table:table-cell office:value-type="float" office:value="-0.000101784" calcext:value-type="float">
            <text:p>-0.000101784</text:p>
          </table:table-cell>
          <table:table-cell office:value-type="float" office:value="-0.00000786655" calcext:value-type="float">
            <text:p>-7.86655E-06</text:p>
          </table:table-cell>
          <table:table-cell office:value-type="float" office:value="-0.0000158166" calcext:value-type="float">
            <text:p>-1.58166E-05</text:p>
          </table:table-cell>
          <table:table-cell office:value-type="float" office:value="-0.000101784" calcext:value-type="float">
            <text:p>-0.000101784</text:p>
          </table:table-cell>
          <table:table-cell office:value-type="float" office:value="-0.00000786666" calcext:value-type="float">
            <text:p>-7.86666E-06</text:p>
          </table:table-cell>
          <table:table-cell office:value-type="float" office:value="0.0000121844" calcext:value-type="float">
            <text:p>1.21844E-05</text:p>
          </table:table-cell>
          <table:table-cell office:value-type="float" office:value="-0.0000361366" calcext:value-type="float">
            <text:p>-3.61366E-05</text:p>
          </table:table-cell>
          <table:table-cell office:value-type="float" office:value="-0.0000930765" calcext:value-type="float">
            <text:p>-9.30765E-05</text:p>
          </table:table-cell>
          <table:table-cell office:value-type="float" office:value="-0.0000121818" calcext:value-type="float">
            <text:p>-1.21818E-05</text:p>
          </table:table-cell>
          <table:table-cell office:value-type="float" office:value="-0.0000361359" calcext:value-type="float">
            <text:p>-3.61359E-05</text:p>
          </table:table-cell>
          <table:table-cell office:value-type="float" office:value="-0.000093077" calcext:value-type="float">
            <text:p>-9.307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1064" calcext:value-type="float">
            <text:p>-0.0321064</text:p>
          </table:table-cell>
          <table:table-cell office:value-type="float" office:value="0.00000404233" calcext:value-type="float">
            <text:p>4.04233E-06</text:p>
          </table:table-cell>
          <table:table-cell office:value-type="float" office:value="0.32699" calcext:value-type="float">
            <text:p>0.32699</text:p>
          </table:table-cell>
          <table:table-cell office:value-type="float" office:value="-0.325108" calcext:value-type="float">
            <text:p>-0.325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59522" calcext:value-type="float">
            <text:p>-3.59522E-09</text:p>
          </table:table-cell>
          <table:table-cell office:value-type="float" office:value="-0.000124834" calcext:value-type="float">
            <text:p>-0.000124834</text:p>
          </table:table-cell>
          <table:table-cell office:value-type="float" office:value="0.00000000114781" calcext:value-type="float">
            <text:p>1.14781E-09</text:p>
          </table:table-cell>
          <table:table-cell office:value-type="float" office:value="-0.034029" calcext:value-type="float">
            <text:p>-0.034029</text:p>
          </table:table-cell>
          <table:table-cell office:value-type="float" office:value="-0.0000000194854" calcext:value-type="float">
            <text:p>-1.94854E-08</text:p>
          </table:table-cell>
          <table:table-cell office:value-type="float" office:value="-0.999421" calcext:value-type="float">
            <text:p>-0.999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164" calcext:value-type="float">
            <text:p>0.0407164</text:p>
          </table:table-cell>
          <table:table-cell office:value-type="float" office:value="0.044852" calcext:value-type="float">
            <text:p>0.044852</text:p>
          </table:table-cell>
          <table:table-cell office:value-type="float" office:value="-0.173622" calcext:value-type="float">
            <text:p>-0.173622</text:p>
          </table:table-cell>
          <table:table-cell office:value-type="float" office:value="-0.0407165" calcext:value-type="float">
            <text:p>-0.0407165</text:p>
          </table:table-cell>
          <table:table-cell office:value-type="float" office:value="0.0448518" calcext:value-type="float">
            <text:p>0.0448518</text:p>
          </table:table-cell>
          <table:table-cell office:value-type="float" office:value="-0.173622" calcext:value-type="float">
            <text:p>-0.173622</text:p>
          </table:table-cell>
          <table:table-cell office:value-type="float" office:value="0.116968" calcext:value-type="float">
            <text:p>0.116968</text:p>
          </table:table-cell>
          <table:table-cell office:value-type="float" office:value="-0.03131" calcext:value-type="float">
            <text:p>-0.03131</text:p>
          </table:table-cell>
          <table:table-cell office:value-type="float" office:value="-0.180212" calcext:value-type="float">
            <text:p>-0.180212</text:p>
          </table:table-cell>
          <table:table-cell office:value-type="float" office:value="-0.116968" calcext:value-type="float">
            <text:p>-0.116968</text:p>
          </table:table-cell>
          <table:table-cell office:value-type="float" office:value="-0.0313101" calcext:value-type="float">
            <text:p>-0.0313101</text:p>
          </table:table-cell>
          <table:table-cell office:value-type="float" office:value="-0.180212" calcext:value-type="float">
            <text:p>-0.180212</text:p>
          </table:table-cell>
          <table:table-cell office:value-type="float" office:value="0.000015823" calcext:value-type="float">
            <text:p>1.5823E-05</text:p>
          </table:table-cell>
          <table:table-cell office:value-type="float" office:value="-0.000101573" calcext:value-type="float">
            <text:p>-0.000101573</text:p>
          </table:table-cell>
          <table:table-cell office:value-type="float" office:value="-0.00000795563" calcext:value-type="float">
            <text:p>-7.95563E-06</text:p>
          </table:table-cell>
          <table:table-cell office:value-type="float" office:value="-0.0000158208" calcext:value-type="float">
            <text:p>-1.58208E-05</text:p>
          </table:table-cell>
          <table:table-cell office:value-type="float" office:value="-0.000101572" calcext:value-type="float">
            <text:p>-0.000101572</text:p>
          </table:table-cell>
          <table:table-cell office:value-type="float" office:value="-0.00000795575" calcext:value-type="float">
            <text:p>-7.95575E-06</text:p>
          </table:table-cell>
          <table:table-cell office:value-type="float" office:value="0.0000121732" calcext:value-type="float">
            <text:p>1.21732E-05</text:p>
          </table:table-cell>
          <table:table-cell office:value-type="float" office:value="-0.0000360731" calcext:value-type="float">
            <text:p>-3.60731E-05</text:p>
          </table:table-cell>
          <table:table-cell office:value-type="float" office:value="-0.0000929117" calcext:value-type="float">
            <text:p>-9.29117E-05</text:p>
          </table:table-cell>
          <table:table-cell office:value-type="float" office:value="-0.0000121706" calcext:value-type="float">
            <text:p>-1.21706E-05</text:p>
          </table:table-cell>
          <table:table-cell office:value-type="float" office:value="-0.0000360724" calcext:value-type="float">
            <text:p>-3.60724E-05</text:p>
          </table:table-cell>
          <table:table-cell office:value-type="float" office:value="-0.0000929123" calcext:value-type="float">
            <text:p>-9.2912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1217" calcext:value-type="float">
            <text:p>-0.0321217</text:p>
          </table:table-cell>
          <table:table-cell office:value-type="float" office:value="0.00000404307" calcext:value-type="float">
            <text:p>4.04307E-06</text:p>
          </table:table-cell>
          <table:table-cell office:value-type="float" office:value="0.326986" calcext:value-type="float">
            <text:p>0.326986</text:p>
          </table:table-cell>
          <table:table-cell office:value-type="float" office:value="-0.325103" calcext:value-type="float">
            <text:p>-0.325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51483" calcext:value-type="float">
            <text:p>-3.51483E-09</text:p>
          </table:table-cell>
          <table:table-cell office:value-type="float" office:value="-0.000124427" calcext:value-type="float">
            <text:p>-0.000124427</text:p>
          </table:table-cell>
          <table:table-cell office:value-type="float" office:value="0.00000000114484" calcext:value-type="float">
            <text:p>1.14484E-09</text:p>
          </table:table-cell>
          <table:table-cell office:value-type="float" office:value="-0.03404" calcext:value-type="float">
            <text:p>-0.03404</text:p>
          </table:table-cell>
          <table:table-cell office:value-type="float" office:value="-0.0000000191696" calcext:value-type="float">
            <text:p>-1.91696E-08</text:p>
          </table:table-cell>
          <table:table-cell office:value-type="float" office:value="-0.99942" calcext:value-type="float">
            <text:p>-0.99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234" calcext:value-type="float">
            <text:p>0.0407234</text:p>
          </table:table-cell>
          <table:table-cell office:value-type="float" office:value="0.0448073" calcext:value-type="float">
            <text:p>0.0448073</text:p>
          </table:table-cell>
          <table:table-cell office:value-type="float" office:value="-0.173626" calcext:value-type="float">
            <text:p>-0.173626</text:p>
          </table:table-cell>
          <table:table-cell office:value-type="float" office:value="-0.0407234" calcext:value-type="float">
            <text:p>-0.0407234</text:p>
          </table:table-cell>
          <table:table-cell office:value-type="float" office:value="0.0448072" calcext:value-type="float">
            <text:p>0.0448072</text:p>
          </table:table-cell>
          <table:table-cell office:value-type="float" office:value="-0.173626" calcext:value-type="float">
            <text:p>-0.173626</text:p>
          </table:table-cell>
          <table:table-cell office:value-type="float" office:value="0.116973" calcext:value-type="float">
            <text:p>0.116973</text:p>
          </table:table-cell>
          <table:table-cell office:value-type="float" office:value="-0.0313258" calcext:value-type="float">
            <text:p>-0.0313258</text:p>
          </table:table-cell>
          <table:table-cell office:value-type="float" office:value="-0.180253" calcext:value-type="float">
            <text:p>-0.180253</text:p>
          </table:table-cell>
          <table:table-cell office:value-type="float" office:value="-0.116973" calcext:value-type="float">
            <text:p>-0.116973</text:p>
          </table:table-cell>
          <table:table-cell office:value-type="float" office:value="-0.0313259" calcext:value-type="float">
            <text:p>-0.0313259</text:p>
          </table:table-cell>
          <table:table-cell office:value-type="float" office:value="-0.180253" calcext:value-type="float">
            <text:p>-0.180253</text:p>
          </table:table-cell>
          <table:table-cell office:value-type="float" office:value="0.0000158265" calcext:value-type="float">
            <text:p>1.58265E-05</text:p>
          </table:table-cell>
          <table:table-cell office:value-type="float" office:value="-0.000101379" calcext:value-type="float">
            <text:p>-0.000101379</text:p>
          </table:table-cell>
          <table:table-cell office:value-type="float" office:value="-0.0000080356" calcext:value-type="float">
            <text:p>-8.0356E-06</text:p>
          </table:table-cell>
          <table:table-cell office:value-type="float" office:value="-0.0000158243" calcext:value-type="float">
            <text:p>-1.58243E-05</text:p>
          </table:table-cell>
          <table:table-cell office:value-type="float" office:value="-0.000101378" calcext:value-type="float">
            <text:p>-0.000101378</text:p>
          </table:table-cell>
          <table:table-cell office:value-type="float" office:value="-0.00000803572" calcext:value-type="float">
            <text:p>-8.03572E-06</text:p>
          </table:table-cell>
          <table:table-cell office:value-type="float" office:value="0.0000121636" calcext:value-type="float">
            <text:p>1.21636E-05</text:p>
          </table:table-cell>
          <table:table-cell office:value-type="float" office:value="-0.0000360124" calcext:value-type="float">
            <text:p>-3.60124E-05</text:p>
          </table:table-cell>
          <table:table-cell office:value-type="float" office:value="-0.0000927635" calcext:value-type="float">
            <text:p>-9.27635E-05</text:p>
          </table:table-cell>
          <table:table-cell office:value-type="float" office:value="-0.000012161" calcext:value-type="float">
            <text:p>-1.2161E-05</text:p>
          </table:table-cell>
          <table:table-cell office:value-type="float" office:value="-0.0000360117" calcext:value-type="float">
            <text:p>-3.60117E-05</text:p>
          </table:table-cell>
          <table:table-cell office:value-type="float" office:value="-0.0000927641" calcext:value-type="float">
            <text:p>-9.2764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137" calcext:value-type="float">
            <text:p>-0.032137</text:p>
          </table:table-cell>
          <table:table-cell office:value-type="float" office:value="0.00000404381" calcext:value-type="float">
            <text:p>4.04381E-06</text:p>
          </table:table-cell>
          <table:table-cell office:value-type="float" office:value="0.326982" calcext:value-type="float">
            <text:p>0.326982</text:p>
          </table:table-cell>
          <table:table-cell office:value-type="float" office:value="-0.325097" calcext:value-type="float">
            <text:p>-0.325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44648" calcext:value-type="float">
            <text:p>-3.44648E-09</text:p>
          </table:table-cell>
          <table:table-cell office:value-type="float" office:value="-0.000124113" calcext:value-type="float">
            <text:p>-0.000124113</text:p>
          </table:table-cell>
          <table:table-cell office:value-type="float" office:value="0.00000000114231" calcext:value-type="float">
            <text:p>1.14231E-09</text:p>
          </table:table-cell>
          <table:table-cell office:value-type="float" office:value="-0.0340489" calcext:value-type="float">
            <text:p>-0.0340489</text:p>
          </table:table-cell>
          <table:table-cell office:value-type="float" office:value="-0.0000000189165" calcext:value-type="float">
            <text:p>-1.89165E-08</text:p>
          </table:table-cell>
          <table:table-cell office:value-type="float" office:value="-0.99942" calcext:value-type="float">
            <text:p>-0.99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291" calcext:value-type="float">
            <text:p>0.0407291</text:p>
          </table:table-cell>
          <table:table-cell office:value-type="float" office:value="0.0447708" calcext:value-type="float">
            <text:p>0.0447708</text:p>
          </table:table-cell>
          <table:table-cell office:value-type="float" office:value="-0.173629" calcext:value-type="float">
            <text:p>-0.173629</text:p>
          </table:table-cell>
          <table:table-cell office:value-type="float" office:value="-0.0407291" calcext:value-type="float">
            <text:p>-0.0407291</text:p>
          </table:table-cell>
          <table:table-cell office:value-type="float" office:value="0.0447707" calcext:value-type="float">
            <text:p>0.0447707</text:p>
          </table:table-cell>
          <table:table-cell office:value-type="float" office:value="-0.173629" calcext:value-type="float">
            <text:p>-0.173629</text:p>
          </table:table-cell>
          <table:table-cell office:value-type="float" office:value="0.116977" calcext:value-type="float">
            <text:p>0.116977</text:p>
          </table:table-cell>
          <table:table-cell office:value-type="float" office:value="-0.0313388" calcext:value-type="float">
            <text:p>-0.0313388</text:p>
          </table:table-cell>
          <table:table-cell office:value-type="float" office:value="-0.180286" calcext:value-type="float">
            <text:p>-0.180286</text:p>
          </table:table-cell>
          <table:table-cell office:value-type="float" office:value="-0.116977" calcext:value-type="float">
            <text:p>-0.116977</text:p>
          </table:table-cell>
          <table:table-cell office:value-type="float" office:value="-0.0313389" calcext:value-type="float">
            <text:p>-0.0313389</text:p>
          </table:table-cell>
          <table:table-cell office:value-type="float" office:value="-0.180286" calcext:value-type="float">
            <text:p>-0.180286</text:p>
          </table:table-cell>
          <table:table-cell office:value-type="float" office:value="0.0000158295" calcext:value-type="float">
            <text:p>1.58295E-05</text:p>
          </table:table-cell>
          <table:table-cell office:value-type="float" office:value="-0.000101213" calcext:value-type="float">
            <text:p>-0.000101213</text:p>
          </table:table-cell>
          <table:table-cell office:value-type="float" office:value="-0.00000810277" calcext:value-type="float">
            <text:p>-8.10277E-06</text:p>
          </table:table-cell>
          <table:table-cell office:value-type="float" office:value="-0.0000158273" calcext:value-type="float">
            <text:p>-1.58273E-05</text:p>
          </table:table-cell>
          <table:table-cell office:value-type="float" office:value="-0.000101212" calcext:value-type="float">
            <text:p>-0.000101212</text:p>
          </table:table-cell>
          <table:table-cell office:value-type="float" office:value="-0.00000810289" calcext:value-type="float">
            <text:p>-8.10289E-06</text:p>
          </table:table-cell>
          <table:table-cell office:value-type="float" office:value="0.0000121548" calcext:value-type="float">
            <text:p>1.21548E-05</text:p>
          </table:table-cell>
          <table:table-cell office:value-type="float" office:value="-0.0000359617" calcext:value-type="float">
            <text:p>-3.59617E-05</text:p>
          </table:table-cell>
          <table:table-cell office:value-type="float" office:value="-0.0000926336" calcext:value-type="float">
            <text:p>-9.26336E-05</text:p>
          </table:table-cell>
          <table:table-cell office:value-type="float" office:value="-0.0000121523" calcext:value-type="float">
            <text:p>-1.21523E-05</text:p>
          </table:table-cell>
          <table:table-cell office:value-type="float" office:value="-0.000035961" calcext:value-type="float">
            <text:p>-3.5961E-05</text:p>
          </table:table-cell>
          <table:table-cell office:value-type="float" office:value="-0.0000926341" calcext:value-type="float">
            <text:p>-9.2634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1538" calcext:value-type="float">
            <text:p>-0.0321538</text:p>
          </table:table-cell>
          <table:table-cell office:value-type="float" office:value="0.00000404461" calcext:value-type="float">
            <text:p>4.04461E-06</text:p>
          </table:table-cell>
          <table:table-cell office:value-type="float" office:value="0.326978" calcext:value-type="float">
            <text:p>0.326978</text:p>
          </table:table-cell>
          <table:table-cell office:value-type="float" office:value="-0.325091" calcext:value-type="float">
            <text:p>-0.325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37036" calcext:value-type="float">
            <text:p>-3.37036E-09</text:p>
          </table:table-cell>
          <table:table-cell office:value-type="float" office:value="-0.000123702" calcext:value-type="float">
            <text:p>-0.000123702</text:p>
          </table:table-cell>
          <table:table-cell office:value-type="float" office:value="0.00000000113943" calcext:value-type="float">
            <text:p>1.13943E-09</text:p>
          </table:table-cell>
          <table:table-cell office:value-type="float" office:value="-0.0340598" calcext:value-type="float">
            <text:p>-0.0340598</text:p>
          </table:table-cell>
          <table:table-cell office:value-type="float" office:value="-0.0000000186134" calcext:value-type="float">
            <text:p>-1.86134E-08</text:p>
          </table:table-cell>
          <table:table-cell office:value-type="float" office:value="-0.99942" calcext:value-type="float">
            <text:p>-0.99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361" calcext:value-type="float">
            <text:p>0.0407361</text:p>
          </table:table-cell>
          <table:table-cell office:value-type="float" office:value="0.0447264" calcext:value-type="float">
            <text:p>0.0447264</text:p>
          </table:table-cell>
          <table:table-cell office:value-type="float" office:value="-0.173632" calcext:value-type="float">
            <text:p>-0.173632</text:p>
          </table:table-cell>
          <table:table-cell office:value-type="float" office:value="-0.0407361" calcext:value-type="float">
            <text:p>-0.0407361</text:p>
          </table:table-cell>
          <table:table-cell office:value-type="float" office:value="0.0447263" calcext:value-type="float">
            <text:p>0.0447263</text:p>
          </table:table-cell>
          <table:table-cell office:value-type="float" office:value="-0.173632" calcext:value-type="float">
            <text:p>-0.173632</text:p>
          </table:table-cell>
          <table:table-cell office:value-type="float" office:value="0.116983" calcext:value-type="float">
            <text:p>0.116983</text:p>
          </table:table-cell>
          <table:table-cell office:value-type="float" office:value="-0.0313546" calcext:value-type="float">
            <text:p>-0.0313546</text:p>
          </table:table-cell>
          <table:table-cell office:value-type="float" office:value="-0.180327" calcext:value-type="float">
            <text:p>-0.180327</text:p>
          </table:table-cell>
          <table:table-cell office:value-type="float" office:value="-0.116983" calcext:value-type="float">
            <text:p>-0.116983</text:p>
          </table:table-cell>
          <table:table-cell office:value-type="float" office:value="-0.0313547" calcext:value-type="float">
            <text:p>-0.0313547</text:p>
          </table:table-cell>
          <table:table-cell office:value-type="float" office:value="-0.180327" calcext:value-type="float">
            <text:p>-0.180327</text:p>
          </table:table-cell>
          <table:table-cell office:value-type="float" office:value="0.0000158325" calcext:value-type="float">
            <text:p>1.58325E-05</text:p>
          </table:table-cell>
          <table:table-cell office:value-type="float" office:value="-0.000101028" calcext:value-type="float">
            <text:p>-0.000101028</text:p>
          </table:table-cell>
          <table:table-cell office:value-type="float" office:value="-0.00000817604" calcext:value-type="float">
            <text:p>-8.17604E-06</text:p>
          </table:table-cell>
          <table:table-cell office:value-type="float" office:value="-0.0000158304" calcext:value-type="float">
            <text:p>-1.58304E-05</text:p>
          </table:table-cell>
          <table:table-cell office:value-type="float" office:value="-0.000101028" calcext:value-type="float">
            <text:p>-0.000101028</text:p>
          </table:table-cell>
          <table:table-cell office:value-type="float" office:value="-0.00000817617" calcext:value-type="float">
            <text:p>-8.17617E-06</text:p>
          </table:table-cell>
          <table:table-cell office:value-type="float" office:value="0.0000121458" calcext:value-type="float">
            <text:p>1.21458E-05</text:p>
          </table:table-cell>
          <table:table-cell office:value-type="float" office:value="-0.0000359029" calcext:value-type="float">
            <text:p>-3.59029E-05</text:p>
          </table:table-cell>
          <table:table-cell office:value-type="float" office:value="-0.0000924917" calcext:value-type="float">
            <text:p>-9.24917E-05</text:p>
          </table:table-cell>
          <table:table-cell office:value-type="float" office:value="-0.0000121433" calcext:value-type="float">
            <text:p>-1.21433E-05</text:p>
          </table:table-cell>
          <table:table-cell office:value-type="float" office:value="-0.0000359022" calcext:value-type="float">
            <text:p>-3.59022E-05</text:p>
          </table:table-cell>
          <table:table-cell office:value-type="float" office:value="-0.0000924923" calcext:value-type="float">
            <text:p>-9.2492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169" calcext:value-type="float">
            <text:p>-0.032169</text:p>
          </table:table-cell>
          <table:table-cell office:value-type="float" office:value="0.00000404535" calcext:value-type="float">
            <text:p>4.04535E-06</text:p>
          </table:table-cell>
          <table:table-cell office:value-type="float" office:value="0.326975" calcext:value-type="float">
            <text:p>0.326975</text:p>
          </table:table-cell>
          <table:table-cell office:value-type="float" office:value="-0.325086" calcext:value-type="float">
            <text:p>-0.325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30068" calcext:value-type="float">
            <text:p>-3.30068E-09</text:p>
          </table:table-cell>
          <table:table-cell office:value-type="float" office:value="-0.000123346" calcext:value-type="float">
            <text:p>-0.000123346</text:p>
          </table:table-cell>
          <table:table-cell office:value-type="float" office:value="0.00000000113676" calcext:value-type="float">
            <text:p>1.13676E-09</text:p>
          </table:table-cell>
          <table:table-cell office:value-type="float" office:value="-0.0340697" calcext:value-type="float">
            <text:p>-0.0340697</text:p>
          </table:table-cell>
          <table:table-cell office:value-type="float" office:value="-0.0000000183439" calcext:value-type="float">
            <text:p>-1.83439E-08</text:p>
          </table:table-cell>
          <table:table-cell office:value-type="float" office:value="-0.999419" calcext:value-type="float">
            <text:p>-0.99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424" calcext:value-type="float">
            <text:p>0.0407424</text:p>
          </table:table-cell>
          <table:table-cell office:value-type="float" office:value="0.044686" calcext:value-type="float">
            <text:p>0.044686</text:p>
          </table:table-cell>
          <table:table-cell office:value-type="float" office:value="-0.173635" calcext:value-type="float">
            <text:p>-0.173635</text:p>
          </table:table-cell>
          <table:table-cell office:value-type="float" office:value="-0.0407424" calcext:value-type="float">
            <text:p>-0.0407424</text:p>
          </table:table-cell>
          <table:table-cell office:value-type="float" office:value="0.0446859" calcext:value-type="float">
            <text:p>0.0446859</text:p>
          </table:table-cell>
          <table:table-cell office:value-type="float" office:value="-0.173636" calcext:value-type="float">
            <text:p>-0.173636</text:p>
          </table:table-cell>
          <table:table-cell office:value-type="float" office:value="0.116988" calcext:value-type="float">
            <text:p>0.116988</text:p>
          </table:table-cell>
          <table:table-cell office:value-type="float" office:value="-0.0313689" calcext:value-type="float">
            <text:p>-0.0313689</text:p>
          </table:table-cell>
          <table:table-cell office:value-type="float" office:value="-0.180364" calcext:value-type="float">
            <text:p>-0.180364</text:p>
          </table:table-cell>
          <table:table-cell office:value-type="float" office:value="-0.116988" calcext:value-type="float">
            <text:p>-0.116988</text:p>
          </table:table-cell>
          <table:table-cell office:value-type="float" office:value="-0.031369" calcext:value-type="float">
            <text:p>-0.031369</text:p>
          </table:table-cell>
          <table:table-cell office:value-type="float" office:value="-0.180364" calcext:value-type="float">
            <text:p>-0.180364</text:p>
          </table:table-cell>
          <table:table-cell office:value-type="float" office:value="0.0000158353" calcext:value-type="float">
            <text:p>1.58353E-05</text:p>
          </table:table-cell>
          <table:table-cell office:value-type="float" office:value="-0.000100853" calcext:value-type="float">
            <text:p>-0.000100853</text:p>
          </table:table-cell>
          <table:table-cell office:value-type="float" office:value="-0.00000824371" calcext:value-type="float">
            <text:p>-8.24371E-06</text:p>
          </table:table-cell>
          <table:table-cell office:value-type="float" office:value="-0.0000158333" calcext:value-type="float">
            <text:p>-1.58333E-05</text:p>
          </table:table-cell>
          <table:table-cell office:value-type="float" office:value="-0.000100853" calcext:value-type="float">
            <text:p>-0.000100853</text:p>
          </table:table-cell>
          <table:table-cell office:value-type="float" office:value="-0.00000824385" calcext:value-type="float">
            <text:p>-8.24385E-06</text:p>
          </table:table-cell>
          <table:table-cell office:value-type="float" office:value="0.0000121368" calcext:value-type="float">
            <text:p>1.21368E-05</text:p>
          </table:table-cell>
          <table:table-cell office:value-type="float" office:value="-0.0000358477" calcext:value-type="float">
            <text:p>-3.58477E-05</text:p>
          </table:table-cell>
          <table:table-cell office:value-type="float" office:value="-0.0000923548" calcext:value-type="float">
            <text:p>-9.23548E-05</text:p>
          </table:table-cell>
          <table:table-cell office:value-type="float" office:value="-0.0000121344" calcext:value-type="float">
            <text:p>-1.21344E-05</text:p>
          </table:table-cell>
          <table:table-cell office:value-type="float" office:value="-0.000035847" calcext:value-type="float">
            <text:p>-3.5847E-05</text:p>
          </table:table-cell>
          <table:table-cell office:value-type="float" office:value="-0.0000923553" calcext:value-type="float">
            <text:p>-9.2355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1842" calcext:value-type="float">
            <text:p>-0.0321842</text:p>
          </table:table-cell>
          <table:table-cell office:value-type="float" office:value="0.00000404608" calcext:value-type="float">
            <text:p>4.04608E-06</text:p>
          </table:table-cell>
          <table:table-cell office:value-type="float" office:value="0.326971" calcext:value-type="float">
            <text:p>0.326971</text:p>
          </table:table-cell>
          <table:table-cell office:value-type="float" office:value="-0.32508" calcext:value-type="float">
            <text:p>-0.32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22973" calcext:value-type="float">
            <text:p>-3.22973E-09</text:p>
          </table:table-cell>
          <table:table-cell office:value-type="float" office:value="-0.000123004" calcext:value-type="float">
            <text:p>-0.000123004</text:p>
          </table:table-cell>
          <table:table-cell office:value-type="float" office:value="0.00000000113403" calcext:value-type="float">
            <text:p>1.13403E-09</text:p>
          </table:table-cell>
          <table:table-cell office:value-type="float" office:value="-0.0340795" calcext:value-type="float">
            <text:p>-0.0340795</text:p>
          </table:table-cell>
          <table:table-cell office:value-type="float" office:value="-0.0000000180798" calcext:value-type="float">
            <text:p>-1.80798E-08</text:p>
          </table:table-cell>
          <table:table-cell office:value-type="float" office:value="-0.999419" calcext:value-type="float">
            <text:p>-0.99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487" calcext:value-type="float">
            <text:p>0.0407487</text:p>
          </table:table-cell>
          <table:table-cell office:value-type="float" office:value="0.0446457" calcext:value-type="float">
            <text:p>0.0446457</text:p>
          </table:table-cell>
          <table:table-cell office:value-type="float" office:value="-0.173639" calcext:value-type="float">
            <text:p>-0.173639</text:p>
          </table:table-cell>
          <table:table-cell office:value-type="float" office:value="-0.0407488" calcext:value-type="float">
            <text:p>-0.0407488</text:p>
          </table:table-cell>
          <table:table-cell office:value-type="float" office:value="0.0446455" calcext:value-type="float">
            <text:p>0.0446455</text:p>
          </table:table-cell>
          <table:table-cell office:value-type="float" office:value="-0.173639" calcext:value-type="float">
            <text:p>-0.173639</text:p>
          </table:table-cell>
          <table:table-cell office:value-type="float" office:value="0.116992" calcext:value-type="float">
            <text:p>0.116992</text:p>
          </table:table-cell>
          <table:table-cell office:value-type="float" office:value="-0.0313833" calcext:value-type="float">
            <text:p>-0.0313833</text:p>
          </table:table-cell>
          <table:table-cell office:value-type="float" office:value="-0.180401" calcext:value-type="float">
            <text:p>-0.180401</text:p>
          </table:table-cell>
          <table:table-cell office:value-type="float" office:value="-0.116992" calcext:value-type="float">
            <text:p>-0.116992</text:p>
          </table:table-cell>
          <table:table-cell office:value-type="float" office:value="-0.0313833" calcext:value-type="float">
            <text:p>-0.0313833</text:p>
          </table:table-cell>
          <table:table-cell office:value-type="float" office:value="-0.180401" calcext:value-type="float">
            <text:p>-0.180401</text:p>
          </table:table-cell>
          <table:table-cell office:value-type="float" office:value="0.0000158382" calcext:value-type="float">
            <text:p>1.58382E-05</text:p>
          </table:table-cell>
          <table:table-cell office:value-type="float" office:value="-0.000100674" calcext:value-type="float">
            <text:p>-0.000100674</text:p>
          </table:table-cell>
          <table:table-cell office:value-type="float" office:value="-0.00000831175" calcext:value-type="float">
            <text:p>-8.31175E-06</text:p>
          </table:table-cell>
          <table:table-cell office:value-type="float" office:value="-0.0000158361" calcext:value-type="float">
            <text:p>-1.58361E-05</text:p>
          </table:table-cell>
          <table:table-cell office:value-type="float" office:value="-0.000100674" calcext:value-type="float">
            <text:p>-0.000100674</text:p>
          </table:table-cell>
          <table:table-cell office:value-type="float" office:value="-0.00000831189" calcext:value-type="float">
            <text:p>-8.31189E-06</text:p>
          </table:table-cell>
          <table:table-cell office:value-type="float" office:value="0.0000121272" calcext:value-type="float">
            <text:p>1.21272E-05</text:p>
          </table:table-cell>
          <table:table-cell office:value-type="float" office:value="-0.000035792" calcext:value-type="float">
            <text:p>-3.5792E-05</text:p>
          </table:table-cell>
          <table:table-cell office:value-type="float" office:value="-0.000092212" calcext:value-type="float">
            <text:p>-9.2212E-05</text:p>
          </table:table-cell>
          <table:table-cell office:value-type="float" office:value="-0.0000121248" calcext:value-type="float">
            <text:p>-1.21248E-05</text:p>
          </table:table-cell>
          <table:table-cell office:value-type="float" office:value="-0.0000357913" calcext:value-type="float">
            <text:p>-3.57913E-05</text:p>
          </table:table-cell>
          <table:table-cell office:value-type="float" office:value="-0.0000922125" calcext:value-type="float">
            <text:p>-9.2212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1994" calcext:value-type="float">
            <text:p>-0.0321994</text:p>
          </table:table-cell>
          <table:table-cell office:value-type="float" office:value="0.00000404681" calcext:value-type="float">
            <text:p>4.04681E-06</text:p>
          </table:table-cell>
          <table:table-cell office:value-type="float" office:value="0.326967" calcext:value-type="float">
            <text:p>0.326967</text:p>
          </table:table-cell>
          <table:table-cell office:value-type="float" office:value="-0.325075" calcext:value-type="float">
            <text:p>-0.325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15677" calcext:value-type="float">
            <text:p>-3.15677E-09</text:p>
          </table:table-cell>
          <table:table-cell office:value-type="float" office:value="-0.000122616" calcext:value-type="float">
            <text:p>-0.000122616</text:p>
          </table:table-cell>
          <table:table-cell office:value-type="float" office:value="0.00000000113116" calcext:value-type="float">
            <text:p>1.13116E-09</text:p>
          </table:table-cell>
          <table:table-cell office:value-type="float" office:value="-0.0340903" calcext:value-type="float">
            <text:p>-0.0340903</text:p>
          </table:table-cell>
          <table:table-cell office:value-type="float" office:value="-0.0000000177958" calcext:value-type="float">
            <text:p>-1.77958E-08</text:p>
          </table:table-cell>
          <table:table-cell office:value-type="float" office:value="-0.999419" calcext:value-type="float">
            <text:p>-0.99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557" calcext:value-type="float">
            <text:p>0.0407557</text:p>
          </table:table-cell>
          <table:table-cell office:value-type="float" office:value="0.0446014" calcext:value-type="float">
            <text:p>0.0446014</text:p>
          </table:table-cell>
          <table:table-cell office:value-type="float" office:value="-0.173642" calcext:value-type="float">
            <text:p>-0.173642</text:p>
          </table:table-cell>
          <table:table-cell office:value-type="float" office:value="-0.0407557" calcext:value-type="float">
            <text:p>-0.0407557</text:p>
          </table:table-cell>
          <table:table-cell office:value-type="float" office:value="0.0446013" calcext:value-type="float">
            <text:p>0.0446013</text:p>
          </table:table-cell>
          <table:table-cell office:value-type="float" office:value="-0.173643" calcext:value-type="float">
            <text:p>-0.173643</text:p>
          </table:table-cell>
          <table:table-cell office:value-type="float" office:value="0.116998" calcext:value-type="float">
            <text:p>0.116998</text:p>
          </table:table-cell>
          <table:table-cell office:value-type="float" office:value="-0.031399" calcext:value-type="float">
            <text:p>-0.031399</text:p>
          </table:table-cell>
          <table:table-cell office:value-type="float" office:value="-0.180441" calcext:value-type="float">
            <text:p>-0.180441</text:p>
          </table:table-cell>
          <table:table-cell office:value-type="float" office:value="-0.116998" calcext:value-type="float">
            <text:p>-0.116998</text:p>
          </table:table-cell>
          <table:table-cell office:value-type="float" office:value="-0.0313991" calcext:value-type="float">
            <text:p>-0.0313991</text:p>
          </table:table-cell>
          <table:table-cell office:value-type="float" office:value="-0.180441" calcext:value-type="float">
            <text:p>-0.180441</text:p>
          </table:table-cell>
          <table:table-cell office:value-type="float" office:value="0.0000158409" calcext:value-type="float">
            <text:p>1.58409E-05</text:p>
          </table:table-cell>
          <table:table-cell office:value-type="float" office:value="-0.000100486" calcext:value-type="float">
            <text:p>-0.000100486</text:p>
          </table:table-cell>
          <table:table-cell office:value-type="float" office:value="-0.00000838143" calcext:value-type="float">
            <text:p>-8.38143E-06</text:p>
          </table:table-cell>
          <table:table-cell office:value-type="float" office:value="-0.0000158389" calcext:value-type="float">
            <text:p>-1.58389E-05</text:p>
          </table:table-cell>
          <table:table-cell office:value-type="float" office:value="-0.000100485" calcext:value-type="float">
            <text:p>-0.000100485</text:p>
          </table:table-cell>
          <table:table-cell office:value-type="float" office:value="-0.00000838157" calcext:value-type="float">
            <text:p>-8.38157E-06</text:p>
          </table:table-cell>
          <table:table-cell office:value-type="float" office:value="0.0000121175" calcext:value-type="float">
            <text:p>1.21175E-05</text:p>
          </table:table-cell>
          <table:table-cell office:value-type="float" office:value="-0.0000357318" calcext:value-type="float">
            <text:p>-3.57318E-05</text:p>
          </table:table-cell>
          <table:table-cell office:value-type="float" office:value="-0.0000920628" calcext:value-type="float">
            <text:p>-9.20628E-05</text:p>
          </table:table-cell>
          <table:table-cell office:value-type="float" office:value="-0.0000121151" calcext:value-type="float">
            <text:p>-1.21151E-05</text:p>
          </table:table-cell>
          <table:table-cell office:value-type="float" office:value="-0.000035731" calcext:value-type="float">
            <text:p>-3.5731E-05</text:p>
          </table:table-cell>
          <table:table-cell office:value-type="float" office:value="-0.0000920634" calcext:value-type="float">
            <text:p>-9.2063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216" calcext:value-type="float">
            <text:p>-0.032216</text:p>
          </table:table-cell>
          <table:table-cell office:value-type="float" office:value="0.00000404762" calcext:value-type="float">
            <text:p>4.04762E-06</text:p>
          </table:table-cell>
          <table:table-cell office:value-type="float" office:value="0.326963" calcext:value-type="float">
            <text:p>0.326963</text:p>
          </table:table-cell>
          <table:table-cell office:value-type="float" office:value="-0.325069" calcext:value-type="float">
            <text:p>-0.325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09236" calcext:value-type="float">
            <text:p>-3.09236E-09</text:p>
          </table:table-cell>
          <table:table-cell office:value-type="float" office:value="-0.000122254" calcext:value-type="float">
            <text:p>-0.000122254</text:p>
          </table:table-cell>
          <table:table-cell office:value-type="float" office:value="0.00000000112858" calcext:value-type="float">
            <text:p>1.12858E-09</text:p>
          </table:table-cell>
          <table:table-cell office:value-type="float" office:value="-0.0341001" calcext:value-type="float">
            <text:p>-0.0341001</text:p>
          </table:table-cell>
          <table:table-cell office:value-type="float" office:value="-0.000000017543" calcext:value-type="float">
            <text:p>-1.7543E-08</text:p>
          </table:table-cell>
          <table:table-cell office:value-type="float" office:value="-0.999418" calcext:value-type="float">
            <text:p>-0.99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62" calcext:value-type="float">
            <text:p>0.040762</text:p>
          </table:table-cell>
          <table:table-cell office:value-type="float" office:value="0.0445613" calcext:value-type="float">
            <text:p>0.0445613</text:p>
          </table:table-cell>
          <table:table-cell office:value-type="float" office:value="-0.173646" calcext:value-type="float">
            <text:p>-0.173646</text:p>
          </table:table-cell>
          <table:table-cell office:value-type="float" office:value="-0.0407621" calcext:value-type="float">
            <text:p>-0.0407621</text:p>
          </table:table-cell>
          <table:table-cell office:value-type="float" office:value="0.0445611" calcext:value-type="float">
            <text:p>0.0445611</text:p>
          </table:table-cell>
          <table:table-cell office:value-type="float" office:value="-0.173646" calcext:value-type="float">
            <text:p>-0.173646</text:p>
          </table:table-cell>
          <table:table-cell office:value-type="float" office:value="0.117003" calcext:value-type="float">
            <text:p>0.117003</text:p>
          </table:table-cell>
          <table:table-cell office:value-type="float" office:value="-0.0314133" calcext:value-type="float">
            <text:p>-0.0314133</text:p>
          </table:table-cell>
          <table:table-cell office:value-type="float" office:value="-0.180478" calcext:value-type="float">
            <text:p>-0.180478</text:p>
          </table:table-cell>
          <table:table-cell office:value-type="float" office:value="-0.117003" calcext:value-type="float">
            <text:p>-0.117003</text:p>
          </table:table-cell>
          <table:table-cell office:value-type="float" office:value="-0.0314134" calcext:value-type="float">
            <text:p>-0.0314134</text:p>
          </table:table-cell>
          <table:table-cell office:value-type="float" office:value="-0.180478" calcext:value-type="float">
            <text:p>-0.180478</text:p>
          </table:table-cell>
          <table:table-cell office:value-type="float" office:value="0.0000158431" calcext:value-type="float">
            <text:p>1.58431E-05</text:p>
          </table:table-cell>
          <table:table-cell office:value-type="float" office:value="-0.000100322" calcext:value-type="float">
            <text:p>-0.000100322</text:p>
          </table:table-cell>
          <table:table-cell office:value-type="float" office:value="-0.00000844092" calcext:value-type="float">
            <text:p>-8.44092E-06</text:p>
          </table:table-cell>
          <table:table-cell office:value-type="float" office:value="-0.0000158412" calcext:value-type="float">
            <text:p>-1.58412E-05</text:p>
          </table:table-cell>
          <table:table-cell office:value-type="float" office:value="-0.000100321" calcext:value-type="float">
            <text:p>-0.000100321</text:p>
          </table:table-cell>
          <table:table-cell office:value-type="float" office:value="-0.00000844107" calcext:value-type="float">
            <text:p>-8.44107E-06</text:p>
          </table:table-cell>
          <table:table-cell office:value-type="float" office:value="0.0000121092" calcext:value-type="float">
            <text:p>1.21092E-05</text:p>
          </table:table-cell>
          <table:table-cell office:value-type="float" office:value="-0.0000356788" calcext:value-type="float">
            <text:p>-3.56788E-05</text:p>
          </table:table-cell>
          <table:table-cell office:value-type="float" office:value="-0.0000919333" calcext:value-type="float">
            <text:p>-9.19333E-05</text:p>
          </table:table-cell>
          <table:table-cell office:value-type="float" office:value="-0.0000121068" calcext:value-type="float">
            <text:p>-1.21068E-05</text:p>
          </table:table-cell>
          <table:table-cell office:value-type="float" office:value="-0.0000356781" calcext:value-type="float">
            <text:p>-3.56781E-05</text:p>
          </table:table-cell>
          <table:table-cell office:value-type="float" office:value="-0.0000919338" calcext:value-type="float">
            <text:p>-9.1933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2312" calcext:value-type="float">
            <text:p>-0.0322312</text:p>
          </table:table-cell>
          <table:table-cell office:value-type="float" office:value="0.00000404835" calcext:value-type="float">
            <text:p>4.04835E-06</text:p>
          </table:table-cell>
          <table:table-cell office:value-type="float" office:value="0.326959" calcext:value-type="float">
            <text:p>0.326959</text:p>
          </table:table-cell>
          <table:table-cell office:value-type="float" office:value="-0.325063" calcext:value-type="float">
            <text:p>-0.325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302556" calcext:value-type="float">
            <text:p>-3.02556E-09</text:p>
          </table:table-cell>
          <table:table-cell office:value-type="float" office:value="-0.00012192" calcext:value-type="float">
            <text:p>-0.00012192</text:p>
          </table:table-cell>
          <table:table-cell office:value-type="float" office:value="0.00000000112591" calcext:value-type="float">
            <text:p>1.12591E-09</text:p>
          </table:table-cell>
          <table:table-cell office:value-type="float" office:value="-0.0341099" calcext:value-type="float">
            <text:p>-0.0341099</text:p>
          </table:table-cell>
          <table:table-cell office:value-type="float" office:value="-0.0000000172955" calcext:value-type="float">
            <text:p>-1.72955E-08</text:p>
          </table:table-cell>
          <table:table-cell office:value-type="float" office:value="-0.999418" calcext:value-type="float">
            <text:p>-0.99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684" calcext:value-type="float">
            <text:p>0.0407684</text:p>
          </table:table-cell>
          <table:table-cell office:value-type="float" office:value="0.0445212" calcext:value-type="float">
            <text:p>0.0445212</text:p>
          </table:table-cell>
          <table:table-cell office:value-type="float" office:value="-0.173649" calcext:value-type="float">
            <text:p>-0.173649</text:p>
          </table:table-cell>
          <table:table-cell office:value-type="float" office:value="-0.0407684" calcext:value-type="float">
            <text:p>-0.0407684</text:p>
          </table:table-cell>
          <table:table-cell office:value-type="float" office:value="0.0445211" calcext:value-type="float">
            <text:p>0.0445211</text:p>
          </table:table-cell>
          <table:table-cell office:value-type="float" office:value="-0.173649" calcext:value-type="float">
            <text:p>-0.173649</text:p>
          </table:table-cell>
          <table:table-cell office:value-type="float" office:value="0.117007" calcext:value-type="float">
            <text:p>0.117007</text:p>
          </table:table-cell>
          <table:table-cell office:value-type="float" office:value="-0.0314276" calcext:value-type="float">
            <text:p>-0.0314276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-0.117007" calcext:value-type="float">
            <text:p>-0.117007</text:p>
          </table:table-cell>
          <table:table-cell office:value-type="float" office:value="-0.0314276" calcext:value-type="float">
            <text:p>-0.0314276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0.0000158456" calcext:value-type="float">
            <text:p>1.58456E-05</text:p>
          </table:table-cell>
          <table:table-cell office:value-type="float" office:value="-0.000100146" calcext:value-type="float">
            <text:p>-0.000100146</text:p>
          </table:table-cell>
          <table:table-cell office:value-type="float" office:value="-0.00000850327" calcext:value-type="float">
            <text:p>-8.50327E-06</text:p>
          </table:table-cell>
          <table:table-cell office:value-type="float" office:value="-0.0000158437" calcext:value-type="float">
            <text:p>-1.58437E-05</text:p>
          </table:table-cell>
          <table:table-cell office:value-type="float" office:value="-0.000100146" calcext:value-type="float">
            <text:p>-0.000100146</text:p>
          </table:table-cell>
          <table:table-cell office:value-type="float" office:value="-0.00000850342" calcext:value-type="float">
            <text:p>-8.50342E-06</text:p>
          </table:table-cell>
          <table:table-cell office:value-type="float" office:value="0.0000120996" calcext:value-type="float">
            <text:p>1.20996E-05</text:p>
          </table:table-cell>
          <table:table-cell office:value-type="float" office:value="-0.0000356235" calcext:value-type="float">
            <text:p>-3.56235E-05</text:p>
          </table:table-cell>
          <table:table-cell office:value-type="float" office:value="-0.0000917912" calcext:value-type="float">
            <text:p>-9.17912E-05</text:p>
          </table:table-cell>
          <table:table-cell office:value-type="float" office:value="-0.0000120973" calcext:value-type="float">
            <text:p>-1.20973E-05</text:p>
          </table:table-cell>
          <table:table-cell office:value-type="float" office:value="-0.0000356228" calcext:value-type="float">
            <text:p>-3.56228E-05</text:p>
          </table:table-cell>
          <table:table-cell office:value-type="float" office:value="-0.0000917917" calcext:value-type="float">
            <text:p>-9.1791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2463" calcext:value-type="float">
            <text:p>-0.0322463</text:p>
          </table:table-cell>
          <table:table-cell office:value-type="float" office:value="0.00000404907" calcext:value-type="float">
            <text:p>4.04907E-06</text:p>
          </table:table-cell>
          <table:table-cell office:value-type="float" office:value="0.326956" calcext:value-type="float">
            <text:p>0.326956</text:p>
          </table:table-cell>
          <table:table-cell office:value-type="float" office:value="-0.325058" calcext:value-type="float">
            <text:p>-0.325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9572" calcext:value-type="float">
            <text:p>-2.9572E-09</text:p>
          </table:table-cell>
          <table:table-cell office:value-type="float" office:value="-0.000121541" calcext:value-type="float">
            <text:p>-0.000121541</text:p>
          </table:table-cell>
          <table:table-cell office:value-type="float" office:value="0.00000000112309" calcext:value-type="float">
            <text:p>1.12309E-09</text:p>
          </table:table-cell>
          <table:table-cell office:value-type="float" office:value="-0.0341206" calcext:value-type="float">
            <text:p>-0.0341206</text:p>
          </table:table-cell>
          <table:table-cell office:value-type="float" office:value="-0.000000017029" calcext:value-type="float">
            <text:p>-1.7029E-08</text:p>
          </table:table-cell>
          <table:table-cell office:value-type="float" office:value="-0.999418" calcext:value-type="float">
            <text:p>-0.99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753" calcext:value-type="float">
            <text:p>0.0407753</text:p>
          </table:table-cell>
          <table:table-cell office:value-type="float" office:value="0.0444772" calcext:value-type="float">
            <text:p>0.0444772</text:p>
          </table:table-cell>
          <table:table-cell office:value-type="float" office:value="-0.173653" calcext:value-type="float">
            <text:p>-0.173653</text:p>
          </table:table-cell>
          <table:table-cell office:value-type="float" office:value="-0.0407754" calcext:value-type="float">
            <text:p>-0.0407754</text:p>
          </table:table-cell>
          <table:table-cell office:value-type="float" office:value="0.044477" calcext:value-type="float">
            <text:p>0.044477</text:p>
          </table:table-cell>
          <table:table-cell office:value-type="float" office:value="-0.173653" calcext:value-type="float">
            <text:p>-0.173653</text:p>
          </table:table-cell>
          <table:table-cell office:value-type="float" office:value="0.117013" calcext:value-type="float">
            <text:p>0.117013</text:p>
          </table:table-cell>
          <table:table-cell office:value-type="float" office:value="-0.0314432" calcext:value-type="float">
            <text:p>-0.0314432</text:p>
          </table:table-cell>
          <table:table-cell office:value-type="float" office:value="-0.180555" calcext:value-type="float">
            <text:p>-0.180555</text:p>
          </table:table-cell>
          <table:table-cell office:value-type="float" office:value="-0.117013" calcext:value-type="float">
            <text:p>-0.117013</text:p>
          </table:table-cell>
          <table:table-cell office:value-type="float" office:value="-0.0314433" calcext:value-type="float">
            <text:p>-0.0314433</text:p>
          </table:table-cell>
          <table:table-cell office:value-type="float" office:value="-0.180555" calcext:value-type="float">
            <text:p>-0.180555</text:p>
          </table:table-cell>
          <table:table-cell office:value-type="float" office:value="0.0000158479" calcext:value-type="float">
            <text:p>1.58479E-05</text:p>
          </table:table-cell>
          <table:table-cell office:value-type="float" office:value="-0.0000999619" calcext:value-type="float">
            <text:p>-9.99619E-05</text:p>
          </table:table-cell>
          <table:table-cell office:value-type="float" office:value="-0.00000856689" calcext:value-type="float">
            <text:p>-8.56689E-06</text:p>
          </table:table-cell>
          <table:table-cell office:value-type="float" office:value="-0.000015846" calcext:value-type="float">
            <text:p>-1.5846E-05</text:p>
          </table:table-cell>
          <table:table-cell office:value-type="float" office:value="-0.0000999614" calcext:value-type="float">
            <text:p>-9.99614E-05</text:p>
          </table:table-cell>
          <table:table-cell office:value-type="float" office:value="-0.00000856704" calcext:value-type="float">
            <text:p>-8.56704E-06</text:p>
          </table:table-cell>
          <table:table-cell office:value-type="float" office:value="0.0000120899" calcext:value-type="float">
            <text:p>1.20899E-05</text:p>
          </table:table-cell>
          <table:table-cell office:value-type="float" office:value="-0.0000355637" calcext:value-type="float">
            <text:p>-3.55637E-05</text:p>
          </table:table-cell>
          <table:table-cell office:value-type="float" office:value="-0.0000916426" calcext:value-type="float">
            <text:p>-9.16426E-05</text:p>
          </table:table-cell>
          <table:table-cell office:value-type="float" office:value="-0.0000120876" calcext:value-type="float">
            <text:p>-1.20876E-05</text:p>
          </table:table-cell>
          <table:table-cell office:value-type="float" office:value="-0.0000355629" calcext:value-type="float">
            <text:p>-3.55629E-05</text:p>
          </table:table-cell>
          <table:table-cell office:value-type="float" office:value="-0.0000916432" calcext:value-type="float">
            <text:p>-9.1643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2613" calcext:value-type="float">
            <text:p>-0.0322613</text:p>
          </table:table-cell>
          <table:table-cell office:value-type="float" office:value="0.0000040498" calcext:value-type="float">
            <text:p>4.0498E-06</text:p>
          </table:table-cell>
          <table:table-cell office:value-type="float" office:value="0.326952" calcext:value-type="float">
            <text:p>0.326952</text:p>
          </table:table-cell>
          <table:table-cell office:value-type="float" office:value="-0.325053" calcext:value-type="float">
            <text:p>-0.325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89568" calcext:value-type="float">
            <text:p>-2.89568E-09</text:p>
          </table:table-cell>
          <table:table-cell office:value-type="float" office:value="-0.000121195" calcext:value-type="float">
            <text:p>-0.000121195</text:p>
          </table:table-cell>
          <table:table-cell office:value-type="float" office:value="0.00000000112053" calcext:value-type="float">
            <text:p>1.12053E-09</text:p>
          </table:table-cell>
          <table:table-cell office:value-type="float" office:value="-0.0341303" calcext:value-type="float">
            <text:p>-0.0341303</text:p>
          </table:table-cell>
          <table:table-cell office:value-type="float" office:value="-0.0000000167923" calcext:value-type="float">
            <text:p>-1.67923E-08</text:p>
          </table:table-cell>
          <table:table-cell office:value-type="float" office:value="-0.999417" calcext:value-type="float">
            <text:p>-0.999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817" calcext:value-type="float">
            <text:p>0.0407817</text:p>
          </table:table-cell>
          <table:table-cell office:value-type="float" office:value="0.0444372" calcext:value-type="float">
            <text:p>0.0444372</text:p>
          </table:table-cell>
          <table:table-cell office:value-type="float" office:value="-0.173656" calcext:value-type="float">
            <text:p>-0.173656</text:p>
          </table:table-cell>
          <table:table-cell office:value-type="float" office:value="-0.0407817" calcext:value-type="float">
            <text:p>-0.0407817</text:p>
          </table:table-cell>
          <table:table-cell office:value-type="float" office:value="0.0444371" calcext:value-type="float">
            <text:p>0.0444371</text:p>
          </table:table-cell>
          <table:table-cell office:value-type="float" office:value="-0.173656" calcext:value-type="float">
            <text:p>-0.173656</text:p>
          </table:table-cell>
          <table:table-cell office:value-type="float" office:value="0.117018" calcext:value-type="float">
            <text:p>0.117018</text:p>
          </table:table-cell>
          <table:table-cell office:value-type="float" office:value="-0.0314574" calcext:value-type="float">
            <text:p>-0.0314574</text:p>
          </table:table-cell>
          <table:table-cell office:value-type="float" office:value="-0.180592" calcext:value-type="float">
            <text:p>-0.180592</text:p>
          </table:table-cell>
          <table:table-cell office:value-type="float" office:value="-0.117018" calcext:value-type="float">
            <text:p>-0.117018</text:p>
          </table:table-cell>
          <table:table-cell office:value-type="float" office:value="-0.0314575" calcext:value-type="float">
            <text:p>-0.0314575</text:p>
          </table:table-cell>
          <table:table-cell office:value-type="float" office:value="-0.180592" calcext:value-type="float">
            <text:p>-0.180592</text:p>
          </table:table-cell>
          <table:table-cell office:value-type="float" office:value="0.0000158498" calcext:value-type="float">
            <text:p>1.58498E-05</text:p>
          </table:table-cell>
          <table:table-cell office:value-type="float" office:value="-0.0000997982" calcext:value-type="float">
            <text:p>-9.97982E-05</text:p>
          </table:table-cell>
          <table:table-cell office:value-type="float" office:value="-0.00000862221" calcext:value-type="float">
            <text:p>-8.62221E-06</text:p>
          </table:table-cell>
          <table:table-cell office:value-type="float" office:value="-0.000015848" calcext:value-type="float">
            <text:p>-1.5848E-05</text:p>
          </table:table-cell>
          <table:table-cell office:value-type="float" office:value="-0.0000997977" calcext:value-type="float">
            <text:p>-9.97977E-05</text:p>
          </table:table-cell>
          <table:table-cell office:value-type="float" office:value="-0.00000862237" calcext:value-type="float">
            <text:p>-8.62237E-06</text:p>
          </table:table-cell>
          <table:table-cell office:value-type="float" office:value="0.0000120812" calcext:value-type="float">
            <text:p>1.20812E-05</text:p>
          </table:table-cell>
          <table:table-cell office:value-type="float" office:value="-0.0000355105" calcext:value-type="float">
            <text:p>-3.55105E-05</text:p>
          </table:table-cell>
          <table:table-cell office:value-type="float" office:value="-0.0000915102" calcext:value-type="float">
            <text:p>-9.15102E-05</text:p>
          </table:table-cell>
          <table:table-cell office:value-type="float" office:value="-0.000012079" calcext:value-type="float">
            <text:p>-1.2079E-05</text:p>
          </table:table-cell>
          <table:table-cell office:value-type="float" office:value="-0.0000355098" calcext:value-type="float">
            <text:p>-3.55098E-05</text:p>
          </table:table-cell>
          <table:table-cell office:value-type="float" office:value="-0.0000915108" calcext:value-type="float">
            <text:p>-9.1510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2779" calcext:value-type="float">
            <text:p>-0.0322779</text:p>
          </table:table-cell>
          <table:table-cell office:value-type="float" office:value="0.0000040506" calcext:value-type="float">
            <text:p>4.0506E-06</text:p>
          </table:table-cell>
          <table:table-cell office:value-type="float" office:value="0.326948" calcext:value-type="float">
            <text:p>0.326948</text:p>
          </table:table-cell>
          <table:table-cell office:value-type="float" office:value="-0.325047" calcext:value-type="float">
            <text:p>-0.325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84191" calcext:value-type="float">
            <text:p>-2.84191E-09</text:p>
          </table:table-cell>
          <table:table-cell office:value-type="float" office:value="-0.000120885" calcext:value-type="float">
            <text:p>-0.000120885</text:p>
          </table:table-cell>
          <table:table-cell office:value-type="float" office:value="0.00000000111825" calcext:value-type="float">
            <text:p>1.11825E-09</text:p>
          </table:table-cell>
          <table:table-cell office:value-type="float" office:value="-0.034139" calcext:value-type="float">
            <text:p>-0.034139</text:p>
          </table:table-cell>
          <table:table-cell office:value-type="float" office:value="-0.0000000165832" calcext:value-type="float">
            <text:p>-1.65832E-08</text:p>
          </table:table-cell>
          <table:table-cell office:value-type="float" office:value="-0.999417" calcext:value-type="float">
            <text:p>-0.999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874" calcext:value-type="float">
            <text:p>0.0407874</text:p>
          </table:table-cell>
          <table:table-cell office:value-type="float" office:value="0.0444013" calcext:value-type="float">
            <text:p>0.0444013</text:p>
          </table:table-cell>
          <table:table-cell office:value-type="float" office:value="-0.173659" calcext:value-type="float">
            <text:p>-0.173659</text:p>
          </table:table-cell>
          <table:table-cell office:value-type="float" office:value="-0.0407874" calcext:value-type="float">
            <text:p>-0.0407874</text:p>
          </table:table-cell>
          <table:table-cell office:value-type="float" office:value="0.0444012" calcext:value-type="float">
            <text:p>0.0444012</text:p>
          </table:table-cell>
          <table:table-cell office:value-type="float" office:value="-0.17366" calcext:value-type="float">
            <text:p>-0.17366</text:p>
          </table:table-cell>
          <table:table-cell office:value-type="float" office:value="0.117022" calcext:value-type="float">
            <text:p>0.117022</text:p>
          </table:table-cell>
          <table:table-cell office:value-type="float" office:value="-0.0314702" calcext:value-type="float">
            <text:p>-0.0314702</text:p>
          </table:table-cell>
          <table:table-cell office:value-type="float" office:value="-0.180625" calcext:value-type="float">
            <text:p>-0.180625</text:p>
          </table:table-cell>
          <table:table-cell office:value-type="float" office:value="-0.117022" calcext:value-type="float">
            <text:p>-0.117022</text:p>
          </table:table-cell>
          <table:table-cell office:value-type="float" office:value="-0.0314703" calcext:value-type="float">
            <text:p>-0.0314703</text:p>
          </table:table-cell>
          <table:table-cell office:value-type="float" office:value="-0.180625" calcext:value-type="float">
            <text:p>-0.180625</text:p>
          </table:table-cell>
          <table:table-cell office:value-type="float" office:value="0.0000158514" calcext:value-type="float">
            <text:p>1.58514E-05</text:p>
          </table:table-cell>
          <table:table-cell office:value-type="float" office:value="-0.0000996519" calcext:value-type="float">
            <text:p>-9.96519E-05</text:p>
          </table:table-cell>
          <table:table-cell office:value-type="float" office:value="-0.00000867043" calcext:value-type="float">
            <text:p>-8.67043E-06</text:p>
          </table:table-cell>
          <table:table-cell office:value-type="float" office:value="-0.0000158496" calcext:value-type="float">
            <text:p>-1.58496E-05</text:p>
          </table:table-cell>
          <table:table-cell office:value-type="float" office:value="-0.0000996515" calcext:value-type="float">
            <text:p>-9.96515E-05</text:p>
          </table:table-cell>
          <table:table-cell office:value-type="float" office:value="-0.00000867059" calcext:value-type="float">
            <text:p>-8.67059E-06</text:p>
          </table:table-cell>
          <table:table-cell office:value-type="float" office:value="0.0000120735" calcext:value-type="float">
            <text:p>1.20735E-05</text:p>
          </table:table-cell>
          <table:table-cell office:value-type="float" office:value="-0.0000354626" calcext:value-type="float">
            <text:p>-3.54626E-05</text:p>
          </table:table-cell>
          <table:table-cell office:value-type="float" office:value="-0.0000913914" calcext:value-type="float">
            <text:p>-9.13914E-05</text:p>
          </table:table-cell>
          <table:table-cell office:value-type="float" office:value="-0.0000120713" calcext:value-type="float">
            <text:p>-1.20713E-05</text:p>
          </table:table-cell>
          <table:table-cell office:value-type="float" office:value="-0.0000354619" calcext:value-type="float">
            <text:p>-3.54619E-05</text:p>
          </table:table-cell>
          <table:table-cell office:value-type="float" office:value="-0.000091392" calcext:value-type="float">
            <text:p>-9.139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2929" calcext:value-type="float">
            <text:p>-0.0322929</text:p>
          </table:table-cell>
          <table:table-cell office:value-type="float" office:value="0.00000405132" calcext:value-type="float">
            <text:p>4.05132E-06</text:p>
          </table:table-cell>
          <table:table-cell office:value-type="float" office:value="0.326944" calcext:value-type="float">
            <text:p>0.326944</text:p>
          </table:table-cell>
          <table:table-cell office:value-type="float" office:value="-0.325041" calcext:value-type="float">
            <text:p>-0.325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76856" calcext:value-type="float">
            <text:p>-2.76856E-09</text:p>
          </table:table-cell>
          <table:table-cell office:value-type="float" office:value="-0.000120498" calcext:value-type="float">
            <text:p>-0.000120498</text:p>
          </table:table-cell>
          <table:table-cell office:value-type="float" office:value="0.00000000111513" calcext:value-type="float">
            <text:p>1.11513E-09</text:p>
          </table:table-cell>
          <table:table-cell office:value-type="float" office:value="-0.0341506" calcext:value-type="float">
            <text:p>-0.0341506</text:p>
          </table:table-cell>
          <table:table-cell office:value-type="float" office:value="-0.0000000163108" calcext:value-type="float">
            <text:p>-1.63108E-08</text:p>
          </table:table-cell>
          <table:table-cell office:value-type="float" office:value="-0.999417" calcext:value-type="float">
            <text:p>-0.999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795" calcext:value-type="float">
            <text:p>0.040795</text:p>
          </table:table-cell>
          <table:table-cell office:value-type="float" office:value="0.0443535" calcext:value-type="float">
            <text:p>0.0443535</text:p>
          </table:table-cell>
          <table:table-cell office:value-type="float" office:value="-0.173664" calcext:value-type="float">
            <text:p>-0.173664</text:p>
          </table:table-cell>
          <table:table-cell office:value-type="float" office:value="-0.040795" calcext:value-type="float">
            <text:p>-0.040795</text:p>
          </table:table-cell>
          <table:table-cell office:value-type="float" office:value="0.0443534" calcext:value-type="float">
            <text:p>0.0443534</text:p>
          </table:table-cell>
          <table:table-cell office:value-type="float" office:value="-0.173664" calcext:value-type="float">
            <text:p>-0.173664</text:p>
          </table:table-cell>
          <table:table-cell office:value-type="float" office:value="0.117028" calcext:value-type="float">
            <text:p>0.117028</text:p>
          </table:table-cell>
          <table:table-cell office:value-type="float" office:value="-0.0314872" calcext:value-type="float">
            <text:p>-0.0314872</text:p>
          </table:table-cell>
          <table:table-cell office:value-type="float" office:value="-0.180669" calcext:value-type="float">
            <text:p>-0.180669</text:p>
          </table:table-cell>
          <table:table-cell office:value-type="float" office:value="-0.117028" calcext:value-type="float">
            <text:p>-0.117028</text:p>
          </table:table-cell>
          <table:table-cell office:value-type="float" office:value="-0.0314873" calcext:value-type="float">
            <text:p>-0.0314873</text:p>
          </table:table-cell>
          <table:table-cell office:value-type="float" office:value="-0.180668" calcext:value-type="float">
            <text:p>-0.180668</text:p>
          </table:table-cell>
          <table:table-cell office:value-type="float" office:value="0.0000158538" calcext:value-type="float">
            <text:p>1.58538E-05</text:p>
          </table:table-cell>
          <table:table-cell office:value-type="float" office:value="-0.0000994454" calcext:value-type="float">
            <text:p>-9.94454E-05</text:p>
          </table:table-cell>
          <table:table-cell office:value-type="float" office:value="-0.00000873744" calcext:value-type="float">
            <text:p>-8.73744E-06</text:p>
          </table:table-cell>
          <table:table-cell office:value-type="float" office:value="-0.000015852" calcext:value-type="float">
            <text:p>-1.5852E-05</text:p>
          </table:table-cell>
          <table:table-cell office:value-type="float" office:value="-0.0000994449" calcext:value-type="float">
            <text:p>-9.94449E-05</text:p>
          </table:table-cell>
          <table:table-cell office:value-type="float" office:value="-0.00000873761" calcext:value-type="float">
            <text:p>-8.73761E-06</text:p>
          </table:table-cell>
          <table:table-cell office:value-type="float" office:value="0.0000120619" calcext:value-type="float">
            <text:p>1.20619E-05</text:p>
          </table:table-cell>
          <table:table-cell office:value-type="float" office:value="-0.0000353961" calcext:value-type="float">
            <text:p>-3.53961E-05</text:p>
          </table:table-cell>
          <table:table-cell office:value-type="float" office:value="-0.0000912203" calcext:value-type="float">
            <text:p>-9.12203E-05</text:p>
          </table:table-cell>
          <table:table-cell office:value-type="float" office:value="-0.0000120598" calcext:value-type="float">
            <text:p>-1.20598E-05</text:p>
          </table:table-cell>
          <table:table-cell office:value-type="float" office:value="-0.0000353954" calcext:value-type="float">
            <text:p>-3.53954E-05</text:p>
          </table:table-cell>
          <table:table-cell office:value-type="float" office:value="-0.0000912209" calcext:value-type="float">
            <text:p>-9.1220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3079" calcext:value-type="float">
            <text:p>-0.0323079</text:p>
          </table:table-cell>
          <table:table-cell office:value-type="float" office:value="0.00000405204" calcext:value-type="float">
            <text:p>4.05204E-06</text:p>
          </table:table-cell>
          <table:table-cell office:value-type="float" office:value="0.32694" calcext:value-type="float">
            <text:p>0.32694</text:p>
          </table:table-cell>
          <table:table-cell office:value-type="float" office:value="-0.325036" calcext:value-type="float">
            <text:p>-0.325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71107" calcext:value-type="float">
            <text:p>-2.71107E-09</text:p>
          </table:table-cell>
          <table:table-cell office:value-type="float" office:value="-0.000120157" calcext:value-type="float">
            <text:p>-0.000120157</text:p>
          </table:table-cell>
          <table:table-cell office:value-type="float" office:value="0.00000000111263" calcext:value-type="float">
            <text:p>1.11263E-09</text:p>
          </table:table-cell>
          <table:table-cell office:value-type="float" office:value="-0.0341602" calcext:value-type="float">
            <text:p>-0.0341602</text:p>
          </table:table-cell>
          <table:table-cell office:value-type="float" office:value="-0.0000000160888" calcext:value-type="float">
            <text:p>-1.60888E-08</text:p>
          </table:table-cell>
          <table:table-cell office:value-type="float" office:value="-0.999416" calcext:value-type="float">
            <text:p>-0.999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013" calcext:value-type="float">
            <text:p>0.0408013</text:p>
          </table:table-cell>
          <table:table-cell office:value-type="float" office:value="0.0443138" calcext:value-type="float">
            <text:p>0.0443138</text:p>
          </table:table-cell>
          <table:table-cell office:value-type="float" office:value="-0.173667" calcext:value-type="float">
            <text:p>-0.173667</text:p>
          </table:table-cell>
          <table:table-cell office:value-type="float" office:value="-0.0408014" calcext:value-type="float">
            <text:p>-0.0408014</text:p>
          </table:table-cell>
          <table:table-cell office:value-type="float" office:value="0.0443137" calcext:value-type="float">
            <text:p>0.0443137</text:p>
          </table:table-cell>
          <table:table-cell office:value-type="float" office:value="-0.173667" calcext:value-type="float">
            <text:p>-0.173667</text:p>
          </table:table-cell>
          <table:table-cell office:value-type="float" office:value="0.117033" calcext:value-type="float">
            <text:p>0.117033</text:p>
          </table:table-cell>
          <table:table-cell office:value-type="float" office:value="-0.0315014" calcext:value-type="float">
            <text:p>-0.0315014</text:p>
          </table:table-cell>
          <table:table-cell office:value-type="float" office:value="-0.180705" calcext:value-type="float">
            <text:p>-0.180705</text:p>
          </table:table-cell>
          <table:table-cell office:value-type="float" office:value="-0.117033" calcext:value-type="float">
            <text:p>-0.117033</text:p>
          </table:table-cell>
          <table:table-cell office:value-type="float" office:value="-0.0315014" calcext:value-type="float">
            <text:p>-0.0315014</text:p>
          </table:table-cell>
          <table:table-cell office:value-type="float" office:value="-0.180705" calcext:value-type="float">
            <text:p>-0.180705</text:p>
          </table:table-cell>
          <table:table-cell office:value-type="float" office:value="0.0000158553" calcext:value-type="float">
            <text:p>1.58553E-05</text:p>
          </table:table-cell>
          <table:table-cell office:value-type="float" office:value="-0.0000992857" calcext:value-type="float">
            <text:p>-9.92857E-05</text:p>
          </table:table-cell>
          <table:table-cell office:value-type="float" office:value="-0.00000878759" calcext:value-type="float">
            <text:p>-8.78759E-06</text:p>
          </table:table-cell>
          <table:table-cell office:value-type="float" office:value="-0.0000158535" calcext:value-type="float">
            <text:p>-1.58535E-05</text:p>
          </table:table-cell>
          <table:table-cell office:value-type="float" office:value="-0.0000992852" calcext:value-type="float">
            <text:p>-9.92852E-05</text:p>
          </table:table-cell>
          <table:table-cell office:value-type="float" office:value="-0.00000878776" calcext:value-type="float">
            <text:p>-8.78776E-06</text:p>
          </table:table-cell>
          <table:table-cell office:value-type="float" office:value="0.0000120534" calcext:value-type="float">
            <text:p>1.20534E-05</text:p>
          </table:table-cell>
          <table:table-cell office:value-type="float" office:value="-0.0000353434" calcext:value-type="float">
            <text:p>-3.53434E-05</text:p>
          </table:table-cell>
          <table:table-cell office:value-type="float" office:value="-0.0000910892" calcext:value-type="float">
            <text:p>-9.10892E-05</text:p>
          </table:table-cell>
          <table:table-cell office:value-type="float" office:value="-0.0000120513" calcext:value-type="float">
            <text:p>-1.20513E-05</text:p>
          </table:table-cell>
          <table:table-cell office:value-type="float" office:value="-0.0000353427" calcext:value-type="float">
            <text:p>-3.53427E-05</text:p>
          </table:table-cell>
          <table:table-cell office:value-type="float" office:value="-0.0000910897" calcext:value-type="float">
            <text:p>-9.1089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3244" calcext:value-type="float">
            <text:p>-0.0323244</text:p>
          </table:table-cell>
          <table:table-cell office:value-type="float" office:value="0.00000405284" calcext:value-type="float">
            <text:p>4.05284E-06</text:p>
          </table:table-cell>
          <table:table-cell office:value-type="float" office:value="0.326936" calcext:value-type="float">
            <text:p>0.326936</text:p>
          </table:table-cell>
          <table:table-cell office:value-type="float" office:value="-0.32503" calcext:value-type="float">
            <text:p>-0.32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65369" calcext:value-type="float">
            <text:p>-2.65369E-09</text:p>
          </table:table-cell>
          <table:table-cell office:value-type="float" office:value="-0.000119831" calcext:value-type="float">
            <text:p>-0.000119831</text:p>
          </table:table-cell>
          <table:table-cell office:value-type="float" office:value="0.0000000011101" calcext:value-type="float">
            <text:p>1.1101E-09</text:p>
          </table:table-cell>
          <table:table-cell office:value-type="float" office:value="-0.0341698" calcext:value-type="float">
            <text:p>-0.0341698</text:p>
          </table:table-cell>
          <table:table-cell office:value-type="float" office:value="-0.0000000158715" calcext:value-type="float">
            <text:p>-1.58715E-08</text:p>
          </table:table-cell>
          <table:table-cell office:value-type="float" office:value="-0.999416" calcext:value-type="float">
            <text:p>-0.999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077" calcext:value-type="float">
            <text:p>0.0408077</text:p>
          </table:table-cell>
          <table:table-cell office:value-type="float" office:value="0.0442741" calcext:value-type="float">
            <text:p>0.0442741</text:p>
          </table:table-cell>
          <table:table-cell office:value-type="float" office:value="-0.173671" calcext:value-type="float">
            <text:p>-0.173671</text:p>
          </table:table-cell>
          <table:table-cell office:value-type="float" office:value="-0.0408077" calcext:value-type="float">
            <text:p>-0.0408077</text:p>
          </table:table-cell>
          <table:table-cell office:value-type="float" office:value="0.044274" calcext:value-type="float">
            <text:p>0.044274</text:p>
          </table:table-cell>
          <table:table-cell office:value-type="float" office:value="-0.173671" calcext:value-type="float">
            <text:p>-0.173671</text:p>
          </table:table-cell>
          <table:table-cell office:value-type="float" office:value="0.117037" calcext:value-type="float">
            <text:p>0.117037</text:p>
          </table:table-cell>
          <table:table-cell office:value-type="float" office:value="-0.0315155" calcext:value-type="float">
            <text:p>-0.0315155</text:p>
          </table:table-cell>
          <table:table-cell office:value-type="float" office:value="-0.180741" calcext:value-type="float">
            <text:p>-0.180741</text:p>
          </table:table-cell>
          <table:table-cell office:value-type="float" office:value="-0.117037" calcext:value-type="float">
            <text:p>-0.117037</text:p>
          </table:table-cell>
          <table:table-cell office:value-type="float" office:value="-0.0315155" calcext:value-type="float">
            <text:p>-0.0315155</text:p>
          </table:table-cell>
          <table:table-cell office:value-type="float" office:value="-0.180741" calcext:value-type="float">
            <text:p>-0.180741</text:p>
          </table:table-cell>
          <table:table-cell office:value-type="float" office:value="0.0000158569" calcext:value-type="float">
            <text:p>1.58569E-05</text:p>
          </table:table-cell>
          <table:table-cell office:value-type="float" office:value="-0.0000991204" calcext:value-type="float">
            <text:p>-9.91204E-05</text:p>
          </table:table-cell>
          <table:table-cell office:value-type="float" office:value="-0.00000883846" calcext:value-type="float">
            <text:p>-8.83846E-06</text:p>
          </table:table-cell>
          <table:table-cell office:value-type="float" office:value="-0.0000158552" calcext:value-type="float">
            <text:p>-1.58552E-05</text:p>
          </table:table-cell>
          <table:table-cell office:value-type="float" office:value="-0.0000991199" calcext:value-type="float">
            <text:p>-9.91199E-05</text:p>
          </table:table-cell>
          <table:table-cell office:value-type="float" office:value="-0.00000883864" calcext:value-type="float">
            <text:p>-8.83864E-06</text:p>
          </table:table-cell>
          <table:table-cell office:value-type="float" office:value="0.0000120442" calcext:value-type="float">
            <text:p>1.20442E-05</text:p>
          </table:table-cell>
          <table:table-cell office:value-type="float" office:value="-0.0000352891" calcext:value-type="float">
            <text:p>-3.52891E-05</text:p>
          </table:table-cell>
          <table:table-cell office:value-type="float" office:value="-0.0000909516" calcext:value-type="float">
            <text:p>-9.09516E-05</text:p>
          </table:table-cell>
          <table:table-cell office:value-type="float" office:value="-0.0000120421" calcext:value-type="float">
            <text:p>-1.20421E-05</text:p>
          </table:table-cell>
          <table:table-cell office:value-type="float" office:value="-0.0000352884" calcext:value-type="float">
            <text:p>-3.52884E-05</text:p>
          </table:table-cell>
          <table:table-cell office:value-type="float" office:value="-0.0000909522" calcext:value-type="float">
            <text:p>-9.0952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3393" calcext:value-type="float">
            <text:p>-0.0323393</text:p>
          </table:table-cell>
          <table:table-cell office:value-type="float" office:value="0.00000405356" calcext:value-type="float">
            <text:p>4.05356E-06</text:p>
          </table:table-cell>
          <table:table-cell office:value-type="float" office:value="0.326933" calcext:value-type="float">
            <text:p>0.326933</text:p>
          </table:table-cell>
          <table:table-cell office:value-type="float" office:value="-0.325024" calcext:value-type="float">
            <text:p>-0.325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59631" calcext:value-type="float">
            <text:p>-2.59631E-09</text:p>
          </table:table-cell>
          <table:table-cell office:value-type="float" office:value="-0.000119516" calcext:value-type="float">
            <text:p>-0.000119516</text:p>
          </table:table-cell>
          <table:table-cell office:value-type="float" office:value="0.00000000110754" calcext:value-type="float">
            <text:p>1.10754E-09</text:p>
          </table:table-cell>
          <table:table-cell office:value-type="float" office:value="-0.0341794" calcext:value-type="float">
            <text:p>-0.0341794</text:p>
          </table:table-cell>
          <table:table-cell office:value-type="float" office:value="-0.0000000156588" calcext:value-type="float">
            <text:p>-1.56588E-08</text:p>
          </table:table-cell>
          <table:table-cell office:value-type="float" office:value="-0.999416" calcext:value-type="float">
            <text:p>-0.999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14" calcext:value-type="float">
            <text:p>0.040814</text:p>
          </table:table-cell>
          <table:table-cell office:value-type="float" office:value="0.0442345" calcext:value-type="float">
            <text:p>0.0442345</text:p>
          </table:table-cell>
          <table:table-cell office:value-type="float" office:value="-0.173674" calcext:value-type="float">
            <text:p>-0.173674</text:p>
          </table:table-cell>
          <table:table-cell office:value-type="float" office:value="-0.040814" calcext:value-type="float">
            <text:p>-0.040814</text:p>
          </table:table-cell>
          <table:table-cell office:value-type="float" office:value="0.0442344" calcext:value-type="float">
            <text:p>0.0442344</text:p>
          </table:table-cell>
          <table:table-cell office:value-type="float" office:value="-0.173674" calcext:value-type="float">
            <text:p>-0.173674</text:p>
          </table:table-cell>
          <table:table-cell office:value-type="float" office:value="0.117042" calcext:value-type="float">
            <text:p>0.117042</text:p>
          </table:table-cell>
          <table:table-cell office:value-type="float" office:value="-0.0315295" calcext:value-type="float">
            <text:p>-0.0315295</text:p>
          </table:table-cell>
          <table:table-cell office:value-type="float" office:value="-0.180778" calcext:value-type="float">
            <text:p>-0.180778</text:p>
          </table:table-cell>
          <table:table-cell office:value-type="float" office:value="-0.117042" calcext:value-type="float">
            <text:p>-0.117042</text:p>
          </table:table-cell>
          <table:table-cell office:value-type="float" office:value="-0.0315297" calcext:value-type="float">
            <text:p>-0.0315297</text:p>
          </table:table-cell>
          <table:table-cell office:value-type="float" office:value="-0.180778" calcext:value-type="float">
            <text:p>-0.180778</text:p>
          </table:table-cell>
          <table:table-cell office:value-type="float" office:value="0.0000158585" calcext:value-type="float">
            <text:p>1.58585E-05</text:p>
          </table:table-cell>
          <table:table-cell office:value-type="float" office:value="-0.0000989525" calcext:value-type="float">
            <text:p>-9.89525E-05</text:p>
          </table:table-cell>
          <table:table-cell office:value-type="float" office:value="-0.00000888911" calcext:value-type="float">
            <text:p>-8.88911E-06</text:p>
          </table:table-cell>
          <table:table-cell office:value-type="float" office:value="-0.0000158568" calcext:value-type="float">
            <text:p>-1.58568E-05</text:p>
          </table:table-cell>
          <table:table-cell office:value-type="float" office:value="-0.000098952" calcext:value-type="float">
            <text:p>-9.8952E-05</text:p>
          </table:table-cell>
          <table:table-cell office:value-type="float" office:value="-0.00000888928" calcext:value-type="float">
            <text:p>-8.88928E-06</text:p>
          </table:table-cell>
          <table:table-cell office:value-type="float" office:value="0.0000120347" calcext:value-type="float">
            <text:p>1.20347E-05</text:p>
          </table:table-cell>
          <table:table-cell office:value-type="float" office:value="-0.0000352343" calcext:value-type="float">
            <text:p>-3.52343E-05</text:p>
          </table:table-cell>
          <table:table-cell office:value-type="float" office:value="-0.0000908105" calcext:value-type="float">
            <text:p>-9.08105E-05</text:p>
          </table:table-cell>
          <table:table-cell office:value-type="float" office:value="-0.0000120326" calcext:value-type="float">
            <text:p>-1.20326E-05</text:p>
          </table:table-cell>
          <table:table-cell office:value-type="float" office:value="-0.0000352336" calcext:value-type="float">
            <text:p>-3.52336E-05</text:p>
          </table:table-cell>
          <table:table-cell office:value-type="float" office:value="-0.000090811" calcext:value-type="float">
            <text:p>-9.081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3542" calcext:value-type="float">
            <text:p>-0.0323542</text:p>
          </table:table-cell>
          <table:table-cell office:value-type="float" office:value="0.00000405428" calcext:value-type="float">
            <text:p>4.05428E-06</text:p>
          </table:table-cell>
          <table:table-cell office:value-type="float" office:value="0.326929" calcext:value-type="float">
            <text:p>0.326929</text:p>
          </table:table-cell>
          <table:table-cell office:value-type="float" office:value="-0.325019" calcext:value-type="float">
            <text:p>-0.325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53914" calcext:value-type="float">
            <text:p>-2.53914E-09</text:p>
          </table:table-cell>
          <table:table-cell office:value-type="float" office:value="-0.000119204" calcext:value-type="float">
            <text:p>-0.000119204</text:p>
          </table:table-cell>
          <table:table-cell office:value-type="float" office:value="0.00000000110498" calcext:value-type="float">
            <text:p>1.10498E-09</text:p>
          </table:table-cell>
          <table:table-cell office:value-type="float" office:value="-0.0341889" calcext:value-type="float">
            <text:p>-0.0341889</text:p>
          </table:table-cell>
          <table:table-cell office:value-type="float" office:value="-0.0000000154507" calcext:value-type="float">
            <text:p>-1.54507E-08</text:p>
          </table:table-cell>
          <table:table-cell office:value-type="float" office:value="-0.999415" calcext:value-type="float">
            <text:p>-0.999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204" calcext:value-type="float">
            <text:p>0.0408204</text:p>
          </table:table-cell>
          <table:table-cell office:value-type="float" office:value="0.0441949" calcext:value-type="float">
            <text:p>0.0441949</text:p>
          </table:table-cell>
          <table:table-cell office:value-type="float" office:value="-0.173678" calcext:value-type="float">
            <text:p>-0.173678</text:p>
          </table:table-cell>
          <table:table-cell office:value-type="float" office:value="-0.0408204" calcext:value-type="float">
            <text:p>-0.0408204</text:p>
          </table:table-cell>
          <table:table-cell office:value-type="float" office:value="0.0441948" calcext:value-type="float">
            <text:p>0.0441948</text:p>
          </table:table-cell>
          <table:table-cell office:value-type="float" office:value="-0.173678" calcext:value-type="float">
            <text:p>-0.173678</text:p>
          </table:table-cell>
          <table:table-cell office:value-type="float" office:value="0.117047" calcext:value-type="float">
            <text:p>0.117047</text:p>
          </table:table-cell>
          <table:table-cell office:value-type="float" office:value="-0.0315437" calcext:value-type="float">
            <text:p>-0.0315437</text:p>
          </table:table-cell>
          <table:table-cell office:value-type="float" office:value="-0.180814" calcext:value-type="float">
            <text:p>-0.180814</text:p>
          </table:table-cell>
          <table:table-cell office:value-type="float" office:value="-0.117047" calcext:value-type="float">
            <text:p>-0.117047</text:p>
          </table:table-cell>
          <table:table-cell office:value-type="float" office:value="-0.0315437" calcext:value-type="float">
            <text:p>-0.0315437</text:p>
          </table:table-cell>
          <table:table-cell office:value-type="float" office:value="-0.180814" calcext:value-type="float">
            <text:p>-0.180814</text:p>
          </table:table-cell>
          <table:table-cell office:value-type="float" office:value="0.00001586" calcext:value-type="float">
            <text:p>1.586E-05</text:p>
          </table:table-cell>
          <table:table-cell office:value-type="float" office:value="-0.0000987848" calcext:value-type="float">
            <text:p>-9.87848E-05</text:p>
          </table:table-cell>
          <table:table-cell office:value-type="float" office:value="-0.00000893877" calcext:value-type="float">
            <text:p>-8.93877E-06</text:p>
          </table:table-cell>
          <table:table-cell office:value-type="float" office:value="-0.0000158583" calcext:value-type="float">
            <text:p>-1.58583E-05</text:p>
          </table:table-cell>
          <table:table-cell office:value-type="float" office:value="-0.0000987844" calcext:value-type="float">
            <text:p>-9.87844E-05</text:p>
          </table:table-cell>
          <table:table-cell office:value-type="float" office:value="-0.00000893895" calcext:value-type="float">
            <text:p>-8.93895E-06</text:p>
          </table:table-cell>
          <table:table-cell office:value-type="float" office:value="0.0000120251" calcext:value-type="float">
            <text:p>1.20251E-05</text:p>
          </table:table-cell>
          <table:table-cell office:value-type="float" office:value="-0.0000351797" calcext:value-type="float">
            <text:p>-3.51797E-05</text:p>
          </table:table-cell>
          <table:table-cell office:value-type="float" office:value="-0.0000906684" calcext:value-type="float">
            <text:p>-9.06684E-05</text:p>
          </table:table-cell>
          <table:table-cell office:value-type="float" office:value="-0.000012023" calcext:value-type="float">
            <text:p>-1.2023E-05</text:p>
          </table:table-cell>
          <table:table-cell office:value-type="float" office:value="-0.000035179" calcext:value-type="float">
            <text:p>-3.5179E-05</text:p>
          </table:table-cell>
          <table:table-cell office:value-type="float" office:value="-0.000090669" calcext:value-type="float">
            <text:p>-9.066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3691" calcext:value-type="float">
            <text:p>-0.0323691</text:p>
          </table:table-cell>
          <table:table-cell office:value-type="float" office:value="0.00000405499" calcext:value-type="float">
            <text:p>4.05499E-06</text:p>
          </table:table-cell>
          <table:table-cell office:value-type="float" office:value="0.326925" calcext:value-type="float">
            <text:p>0.326925</text:p>
          </table:table-cell>
          <table:table-cell office:value-type="float" office:value="-0.325013" calcext:value-type="float">
            <text:p>-0.325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48038" calcext:value-type="float">
            <text:p>-2.48038E-09</text:p>
          </table:table-cell>
          <table:table-cell office:value-type="float" office:value="-0.000118852" calcext:value-type="float">
            <text:p>-0.000118852</text:p>
          </table:table-cell>
          <table:table-cell office:value-type="float" office:value="0.00000000110226" calcext:value-type="float">
            <text:p>1.10226E-09</text:p>
          </table:table-cell>
          <table:table-cell office:value-type="float" office:value="-0.0341994" calcext:value-type="float">
            <text:p>-0.0341994</text:p>
          </table:table-cell>
          <table:table-cell office:value-type="float" office:value="-0.0000000152266" calcext:value-type="float">
            <text:p>-1.52266E-08</text:p>
          </table:table-cell>
          <table:table-cell office:value-type="float" office:value="-0.999415" calcext:value-type="float">
            <text:p>-0.999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273" calcext:value-type="float">
            <text:p>0.0408273</text:p>
          </table:table-cell>
          <table:table-cell office:value-type="float" office:value="0.0441515" calcext:value-type="float">
            <text:p>0.0441515</text:p>
          </table:table-cell>
          <table:table-cell office:value-type="float" office:value="-0.173682" calcext:value-type="float">
            <text:p>-0.173682</text:p>
          </table:table-cell>
          <table:table-cell office:value-type="float" office:value="-0.0408274" calcext:value-type="float">
            <text:p>-0.0408274</text:p>
          </table:table-cell>
          <table:table-cell office:value-type="float" office:value="0.0441514" calcext:value-type="float">
            <text:p>0.0441514</text:p>
          </table:table-cell>
          <table:table-cell office:value-type="float" office:value="-0.173682" calcext:value-type="float">
            <text:p>-0.173682</text:p>
          </table:table-cell>
          <table:table-cell office:value-type="float" office:value="0.117052" calcext:value-type="float">
            <text:p>0.117052</text:p>
          </table:table-cell>
          <table:table-cell office:value-type="float" office:value="-0.0315591" calcext:value-type="float">
            <text:p>-0.0315591</text:p>
          </table:table-cell>
          <table:table-cell office:value-type="float" office:value="-0.180854" calcext:value-type="float">
            <text:p>-0.180854</text:p>
          </table:table-cell>
          <table:table-cell office:value-type="float" office:value="-0.117052" calcext:value-type="float">
            <text:p>-0.117052</text:p>
          </table:table-cell>
          <table:table-cell office:value-type="float" office:value="-0.0315592" calcext:value-type="float">
            <text:p>-0.0315592</text:p>
          </table:table-cell>
          <table:table-cell office:value-type="float" office:value="-0.180854" calcext:value-type="float">
            <text:p>-0.180854</text:p>
          </table:table-cell>
          <table:table-cell office:value-type="float" office:value="0.0000158613" calcext:value-type="float">
            <text:p>1.58613E-05</text:p>
          </table:table-cell>
          <table:table-cell office:value-type="float" office:value="-0.0000986072" calcext:value-type="float">
            <text:p>-9.86072E-05</text:p>
          </table:table-cell>
          <table:table-cell office:value-type="float" office:value="-0.00000898941" calcext:value-type="float">
            <text:p>-8.98941E-06</text:p>
          </table:table-cell>
          <table:table-cell office:value-type="float" office:value="-0.0000158597" calcext:value-type="float">
            <text:p>-1.58597E-05</text:p>
          </table:table-cell>
          <table:table-cell office:value-type="float" office:value="-0.0000986067" calcext:value-type="float">
            <text:p>-9.86067E-05</text:p>
          </table:table-cell>
          <table:table-cell office:value-type="float" office:value="-0.00000898959" calcext:value-type="float">
            <text:p>-8.98959E-06</text:p>
          </table:table-cell>
          <table:table-cell office:value-type="float" office:value="0.0000120151" calcext:value-type="float">
            <text:p>1.20151E-05</text:p>
          </table:table-cell>
          <table:table-cell office:value-type="float" office:value="-0.0000351204" calcext:value-type="float">
            <text:p>-3.51204E-05</text:p>
          </table:table-cell>
          <table:table-cell office:value-type="float" office:value="-0.0000905187" calcext:value-type="float">
            <text:p>-9.05187E-05</text:p>
          </table:table-cell>
          <table:table-cell office:value-type="float" office:value="-0.0000120131" calcext:value-type="float">
            <text:p>-1.20131E-05</text:p>
          </table:table-cell>
          <table:table-cell office:value-type="float" office:value="-0.0000351197" calcext:value-type="float">
            <text:p>-3.51197E-05</text:p>
          </table:table-cell>
          <table:table-cell office:value-type="float" office:value="-0.0000905192" calcext:value-type="float">
            <text:p>-9.0519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3854" calcext:value-type="float">
            <text:p>-0.0323854</text:p>
          </table:table-cell>
          <table:table-cell office:value-type="float" office:value="0.00000405578" calcext:value-type="float">
            <text:p>4.05578E-06</text:p>
          </table:table-cell>
          <table:table-cell office:value-type="float" office:value="0.326921" calcext:value-type="float">
            <text:p>0.326921</text:p>
          </table:table-cell>
          <table:table-cell office:value-type="float" office:value="-0.325007" calcext:value-type="float">
            <text:p>-0.325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42854" calcext:value-type="float">
            <text:p>-2.42854E-09</text:p>
          </table:table-cell>
          <table:table-cell office:value-type="float" office:value="-0.000118522" calcext:value-type="float">
            <text:p>-0.000118522</text:p>
          </table:table-cell>
          <table:table-cell office:value-type="float" office:value="0.00000000109982" calcext:value-type="float">
            <text:p>1.09982E-09</text:p>
          </table:table-cell>
          <table:table-cell office:value-type="float" office:value="-0.0342089" calcext:value-type="float">
            <text:p>-0.0342089</text:p>
          </table:table-cell>
          <table:table-cell office:value-type="float" office:value="-0.0000000150274" calcext:value-type="float">
            <text:p>-1.50274E-08</text:p>
          </table:table-cell>
          <table:table-cell office:value-type="float" office:value="-0.999415" calcext:value-type="float">
            <text:p>-0.999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337" calcext:value-type="float">
            <text:p>0.0408337</text:p>
          </table:table-cell>
          <table:table-cell office:value-type="float" office:value="0.0441121" calcext:value-type="float">
            <text:p>0.0441121</text:p>
          </table:table-cell>
          <table:table-cell office:value-type="float" office:value="-0.173685" calcext:value-type="float">
            <text:p>-0.173685</text:p>
          </table:table-cell>
          <table:table-cell office:value-type="float" office:value="-0.0408337" calcext:value-type="float">
            <text:p>-0.0408337</text:p>
          </table:table-cell>
          <table:table-cell office:value-type="float" office:value="0.044112" calcext:value-type="float">
            <text:p>0.044112</text:p>
          </table:table-cell>
          <table:table-cell office:value-type="float" office:value="-0.173685" calcext:value-type="float">
            <text:p>-0.173685</text:p>
          </table:table-cell>
          <table:table-cell office:value-type="float" office:value="0.117057" calcext:value-type="float">
            <text:p>0.117057</text:p>
          </table:table-cell>
          <table:table-cell office:value-type="float" office:value="-0.0315732" calcext:value-type="float">
            <text:p>-0.0315732</text:p>
          </table:table-cell>
          <table:table-cell office:value-type="float" office:value="-0.18089" calcext:value-type="float">
            <text:p>-0.18089</text:p>
          </table:table-cell>
          <table:table-cell office:value-type="float" office:value="-0.117057" calcext:value-type="float">
            <text:p>-0.117057</text:p>
          </table:table-cell>
          <table:table-cell office:value-type="float" office:value="-0.0315732" calcext:value-type="float">
            <text:p>-0.0315732</text:p>
          </table:table-cell>
          <table:table-cell office:value-type="float" office:value="-0.18089" calcext:value-type="float">
            <text:p>-0.18089</text:p>
          </table:table-cell>
          <table:table-cell office:value-type="float" office:value="0.0000158623" calcext:value-type="float">
            <text:p>1.58623E-05</text:p>
          </table:table-cell>
          <table:table-cell office:value-type="float" office:value="-0.0000984525" calcext:value-type="float">
            <text:p>-9.84525E-05</text:p>
          </table:table-cell>
          <table:table-cell office:value-type="float" office:value="-0.00000903222" calcext:value-type="float">
            <text:p>-9.03222E-06</text:p>
          </table:table-cell>
          <table:table-cell office:value-type="float" office:value="-0.0000158607" calcext:value-type="float">
            <text:p>-1.58607E-05</text:p>
          </table:table-cell>
          <table:table-cell office:value-type="float" office:value="-0.000098452" calcext:value-type="float">
            <text:p>-9.8452E-05</text:p>
          </table:table-cell>
          <table:table-cell office:value-type="float" office:value="-0.0000090324" calcext:value-type="float">
            <text:p>-9.0324E-06</text:p>
          </table:table-cell>
          <table:table-cell office:value-type="float" office:value="0.0000120066" calcext:value-type="float">
            <text:p>1.20066E-05</text:p>
          </table:table-cell>
          <table:table-cell office:value-type="float" office:value="-0.0000350682" calcext:value-type="float">
            <text:p>-3.50682E-05</text:p>
          </table:table-cell>
          <table:table-cell office:value-type="float" office:value="-0.0000903885" calcext:value-type="float">
            <text:p>-9.03885E-05</text:p>
          </table:table-cell>
          <table:table-cell office:value-type="float" office:value="-0.0000120046" calcext:value-type="float">
            <text:p>-1.20046E-05</text:p>
          </table:table-cell>
          <table:table-cell office:value-type="float" office:value="-0.0000350675" calcext:value-type="float">
            <text:p>-3.50675E-05</text:p>
          </table:table-cell>
          <table:table-cell office:value-type="float" office:value="-0.000090389" calcext:value-type="float">
            <text:p>-9.038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4003" calcext:value-type="float">
            <text:p>-0.0324003</text:p>
          </table:table-cell>
          <table:table-cell office:value-type="float" office:value="0.0000040565" calcext:value-type="float">
            <text:p>4.0565E-06</text:p>
          </table:table-cell>
          <table:table-cell office:value-type="float" office:value="0.326917" calcext:value-type="float">
            <text:p>0.326917</text:p>
          </table:table-cell>
          <table:table-cell office:value-type="float" office:value="-0.325002" calcext:value-type="float">
            <text:p>-0.32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3744" calcext:value-type="float">
            <text:p>-2.3744E-09</text:p>
          </table:table-cell>
          <table:table-cell office:value-type="float" office:value="-0.000118219" calcext:value-type="float">
            <text:p>-0.000118219</text:p>
          </table:table-cell>
          <table:table-cell office:value-type="float" office:value="0.00000000109729" calcext:value-type="float">
            <text:p>1.09729E-09</text:p>
          </table:table-cell>
          <table:table-cell office:value-type="float" office:value="-0.0342183" calcext:value-type="float">
            <text:p>-0.0342183</text:p>
          </table:table-cell>
          <table:table-cell office:value-type="float" office:value="-0.0000000148325" calcext:value-type="float">
            <text:p>-1.48325E-08</text:p>
          </table:table-cell>
          <table:table-cell office:value-type="float" office:value="-0.999414" calcext:value-type="float">
            <text:p>-0.999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4" calcext:value-type="float">
            <text:p>0.04084</text:p>
          </table:table-cell>
          <table:table-cell office:value-type="float" office:value="0.0440727" calcext:value-type="float">
            <text:p>0.0440727</text:p>
          </table:table-cell>
          <table:table-cell office:value-type="float" office:value="-0.173689" calcext:value-type="float">
            <text:p>-0.173689</text:p>
          </table:table-cell>
          <table:table-cell office:value-type="float" office:value="-0.0408401" calcext:value-type="float">
            <text:p>-0.0408401</text:p>
          </table:table-cell>
          <table:table-cell office:value-type="float" office:value="0.0440726" calcext:value-type="float">
            <text:p>0.0440726</text:p>
          </table:table-cell>
          <table:table-cell office:value-type="float" office:value="-0.173689" calcext:value-type="float">
            <text:p>-0.173689</text:p>
          </table:table-cell>
          <table:table-cell office:value-type="float" office:value="0.117062" calcext:value-type="float">
            <text:p>0.117062</text:p>
          </table:table-cell>
          <table:table-cell office:value-type="float" office:value="-0.0315872" calcext:value-type="float">
            <text:p>-0.0315872</text:p>
          </table:table-cell>
          <table:table-cell office:value-type="float" office:value="-0.180926" calcext:value-type="float">
            <text:p>-0.180926</text:p>
          </table:table-cell>
          <table:table-cell office:value-type="float" office:value="-0.117062" calcext:value-type="float">
            <text:p>-0.117062</text:p>
          </table:table-cell>
          <table:table-cell office:value-type="float" office:value="-0.0315872" calcext:value-type="float">
            <text:p>-0.0315872</text:p>
          </table:table-cell>
          <table:table-cell office:value-type="float" office:value="-0.180926" calcext:value-type="float">
            <text:p>-0.180926</text:p>
          </table:table-cell>
          <table:table-cell office:value-type="float" office:value="0.0000158636" calcext:value-type="float">
            <text:p>1.58636E-05</text:p>
          </table:table-cell>
          <table:table-cell office:value-type="float" office:value="-0.0000982868" calcext:value-type="float">
            <text:p>-9.82868E-05</text:p>
          </table:table-cell>
          <table:table-cell office:value-type="float" office:value="-0.0000090779" calcext:value-type="float">
            <text:p>-9.0779E-06</text:p>
          </table:table-cell>
          <table:table-cell office:value-type="float" office:value="-0.0000158619" calcext:value-type="float">
            <text:p>-1.58619E-05</text:p>
          </table:table-cell>
          <table:table-cell office:value-type="float" office:value="-0.0000982863" calcext:value-type="float">
            <text:p>-9.82863E-05</text:p>
          </table:table-cell>
          <table:table-cell office:value-type="float" office:value="-0.00000907809" calcext:value-type="float">
            <text:p>-9.07809E-06</text:p>
          </table:table-cell>
          <table:table-cell office:value-type="float" office:value="0.0000119969" calcext:value-type="float">
            <text:p>1.19969E-05</text:p>
          </table:table-cell>
          <table:table-cell office:value-type="float" office:value="-0.0000350137" calcext:value-type="float">
            <text:p>-3.50137E-05</text:p>
          </table:table-cell>
          <table:table-cell office:value-type="float" office:value="-0.000090246" calcext:value-type="float">
            <text:p>-9.0246E-05</text:p>
          </table:table-cell>
          <table:table-cell office:value-type="float" office:value="-0.0000119949" calcext:value-type="float">
            <text:p>-1.19949E-05</text:p>
          </table:table-cell>
          <table:table-cell office:value-type="float" office:value="-0.000035013" calcext:value-type="float">
            <text:p>-3.5013E-05</text:p>
          </table:table-cell>
          <table:table-cell office:value-type="float" office:value="-0.0000902465" calcext:value-type="float">
            <text:p>-9.0246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4151" calcext:value-type="float">
            <text:p>-0.0324151</text:p>
          </table:table-cell>
          <table:table-cell office:value-type="float" office:value="0.00000405721" calcext:value-type="float">
            <text:p>4.05721E-06</text:p>
          </table:table-cell>
          <table:table-cell office:value-type="float" office:value="0.326914" calcext:value-type="float">
            <text:p>0.326914</text:p>
          </table:table-cell>
          <table:table-cell office:value-type="float" office:value="-0.324997" calcext:value-type="float">
            <text:p>-0.324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32064" calcext:value-type="float">
            <text:p>-2.32064E-09</text:p>
          </table:table-cell>
          <table:table-cell office:value-type="float" office:value="-0.000117861" calcext:value-type="float">
            <text:p>-0.000117861</text:p>
          </table:table-cell>
          <table:table-cell office:value-type="float" office:value="0.00000000109466" calcext:value-type="float">
            <text:p>1.09466E-09</text:p>
          </table:table-cell>
          <table:table-cell office:value-type="float" office:value="-0.0342287" calcext:value-type="float">
            <text:p>-0.0342287</text:p>
          </table:table-cell>
          <table:table-cell office:value-type="float" office:value="-0.0000000146228" calcext:value-type="float">
            <text:p>-1.46228E-08</text:p>
          </table:table-cell>
          <table:table-cell office:value-type="float" office:value="-0.999414" calcext:value-type="float">
            <text:p>-0.999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47" calcext:value-type="float">
            <text:p>0.040847</text:p>
          </table:table-cell>
          <table:table-cell office:value-type="float" office:value="0.0440295" calcext:value-type="float">
            <text:p>0.0440295</text:p>
          </table:table-cell>
          <table:table-cell office:value-type="float" office:value="-0.173693" calcext:value-type="float">
            <text:p>-0.173693</text:p>
          </table:table-cell>
          <table:table-cell office:value-type="float" office:value="-0.040847" calcext:value-type="float">
            <text:p>-0.040847</text:p>
          </table:table-cell>
          <table:table-cell office:value-type="float" office:value="0.0440295" calcext:value-type="float">
            <text:p>0.0440295</text:p>
          </table:table-cell>
          <table:table-cell office:value-type="float" office:value="-0.173693" calcext:value-type="float">
            <text:p>-0.173693</text:p>
          </table:table-cell>
          <table:table-cell office:value-type="float" office:value="0.117067" calcext:value-type="float">
            <text:p>0.117067</text:p>
          </table:table-cell>
          <table:table-cell office:value-type="float" office:value="-0.0316026" calcext:value-type="float">
            <text:p>-0.0316026</text:p>
          </table:table-cell>
          <table:table-cell office:value-type="float" office:value="-0.180966" calcext:value-type="float">
            <text:p>-0.180966</text:p>
          </table:table-cell>
          <table:table-cell office:value-type="float" office:value="-0.117067" calcext:value-type="float">
            <text:p>-0.117067</text:p>
          </table:table-cell>
          <table:table-cell office:value-type="float" office:value="-0.0316026" calcext:value-type="float">
            <text:p>-0.0316026</text:p>
          </table:table-cell>
          <table:table-cell office:value-type="float" office:value="-0.180966" calcext:value-type="float">
            <text:p>-0.180966</text:p>
          </table:table-cell>
          <table:table-cell office:value-type="float" office:value="0.0000158644" calcext:value-type="float">
            <text:p>1.58644E-05</text:p>
          </table:table-cell>
          <table:table-cell office:value-type="float" office:value="-0.0000981191" calcext:value-type="float">
            <text:p>-9.81191E-05</text:p>
          </table:table-cell>
          <table:table-cell office:value-type="float" office:value="-0.00000912157" calcext:value-type="float">
            <text:p>-9.12157E-06</text:p>
          </table:table-cell>
          <table:table-cell office:value-type="float" office:value="-0.0000158628" calcext:value-type="float">
            <text:p>-1.58628E-05</text:p>
          </table:table-cell>
          <table:table-cell office:value-type="float" office:value="-0.0000981186" calcext:value-type="float">
            <text:p>-9.81186E-05</text:p>
          </table:table-cell>
          <table:table-cell office:value-type="float" office:value="-0.00000912176" calcext:value-type="float">
            <text:p>-9.12176E-06</text:p>
          </table:table-cell>
          <table:table-cell office:value-type="float" office:value="0.0000119876" calcext:value-type="float">
            <text:p>1.19876E-05</text:p>
          </table:table-cell>
          <table:table-cell office:value-type="float" office:value="-0.0000349563" calcext:value-type="float">
            <text:p>-3.49563E-05</text:p>
          </table:table-cell>
          <table:table-cell office:value-type="float" office:value="-0.0000901037" calcext:value-type="float">
            <text:p>-9.01037E-05</text:p>
          </table:table-cell>
          <table:table-cell office:value-type="float" office:value="-0.0000119857" calcext:value-type="float">
            <text:p>-1.19857E-05</text:p>
          </table:table-cell>
          <table:table-cell office:value-type="float" office:value="-0.0000349556" calcext:value-type="float">
            <text:p>-3.49556E-05</text:p>
          </table:table-cell>
          <table:table-cell office:value-type="float" office:value="-0.0000901042" calcext:value-type="float">
            <text:p>-9.0104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4313" calcext:value-type="float">
            <text:p>-0.0324313</text:p>
          </table:table-cell>
          <table:table-cell office:value-type="float" office:value="0.000004058" calcext:value-type="float">
            <text:p>4.058E-06</text:p>
          </table:table-cell>
          <table:table-cell office:value-type="float" office:value="0.32691" calcext:value-type="float">
            <text:p>0.32691</text:p>
          </table:table-cell>
          <table:table-cell office:value-type="float" office:value="-0.324991" calcext:value-type="float">
            <text:p>-0.324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27" calcext:value-type="float">
            <text:p>-2.27E-09</text:p>
          </table:table-cell>
          <table:table-cell office:value-type="float" office:value="-0.00011756" calcext:value-type="float">
            <text:p>-0.00011756</text:p>
          </table:table-cell>
          <table:table-cell office:value-type="float" office:value="0.0000000010922" calcext:value-type="float">
            <text:p>1.0922E-09</text:p>
          </table:table-cell>
          <table:table-cell office:value-type="float" office:value="-0.0342381" calcext:value-type="float">
            <text:p>-0.0342381</text:p>
          </table:table-cell>
          <table:table-cell office:value-type="float" office:value="-0.0000000144365" calcext:value-type="float">
            <text:p>-1.44365E-08</text:p>
          </table:table-cell>
          <table:table-cell office:value-type="float" office:value="-0.999414" calcext:value-type="float">
            <text:p>-0.999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534" calcext:value-type="float">
            <text:p>0.0408534</text:p>
          </table:table-cell>
          <table:table-cell office:value-type="float" office:value="0.0439904" calcext:value-type="float">
            <text:p>0.0439904</text:p>
          </table:table-cell>
          <table:table-cell office:value-type="float" office:value="-0.173697" calcext:value-type="float">
            <text:p>-0.173697</text:p>
          </table:table-cell>
          <table:table-cell office:value-type="float" office:value="-0.0408534" calcext:value-type="float">
            <text:p>-0.0408534</text:p>
          </table:table-cell>
          <table:table-cell office:value-type="float" office:value="0.0439903" calcext:value-type="float">
            <text:p>0.0439903</text:p>
          </table:table-cell>
          <table:table-cell office:value-type="float" office:value="-0.173697" calcext:value-type="float">
            <text:p>-0.173697</text:p>
          </table:table-cell>
          <table:table-cell office:value-type="float" office:value="0.117072" calcext:value-type="float">
            <text:p>0.117072</text:p>
          </table:table-cell>
          <table:table-cell office:value-type="float" office:value="-0.0316165" calcext:value-type="float">
            <text:p>-0.0316165</text:p>
          </table:table-cell>
          <table:table-cell office:value-type="float" office:value="-0.181002" calcext:value-type="float">
            <text:p>-0.181002</text:p>
          </table:table-cell>
          <table:table-cell office:value-type="float" office:value="-0.117072" calcext:value-type="float">
            <text:p>-0.117072</text:p>
          </table:table-cell>
          <table:table-cell office:value-type="float" office:value="-0.0316166" calcext:value-type="float">
            <text:p>-0.0316166</text:p>
          </table:table-cell>
          <table:table-cell office:value-type="float" office:value="-0.181002" calcext:value-type="float">
            <text:p>-0.181002</text:p>
          </table:table-cell>
          <table:table-cell office:value-type="float" office:value="0.0000158654" calcext:value-type="float">
            <text:p>1.58654E-05</text:p>
          </table:table-cell>
          <table:table-cell office:value-type="float" office:value="-0.0000979567" calcext:value-type="float">
            <text:p>-9.79567E-05</text:p>
          </table:table-cell>
          <table:table-cell office:value-type="float" office:value="-0.00000916374" calcext:value-type="float">
            <text:p>-9.16374E-06</text:p>
          </table:table-cell>
          <table:table-cell office:value-type="float" office:value="-0.0000158638" calcext:value-type="float">
            <text:p>-1.58638E-05</text:p>
          </table:table-cell>
          <table:table-cell office:value-type="float" office:value="-0.0000979562" calcext:value-type="float">
            <text:p>-9.79562E-05</text:p>
          </table:table-cell>
          <table:table-cell office:value-type="float" office:value="-0.00000916393" calcext:value-type="float">
            <text:p>-9.16393E-06</text:p>
          </table:table-cell>
          <table:table-cell office:value-type="float" office:value="0.0000119781" calcext:value-type="float">
            <text:p>1.19781E-05</text:p>
          </table:table-cell>
          <table:table-cell office:value-type="float" office:value="-0.0000349019" calcext:value-type="float">
            <text:p>-3.49019E-05</text:p>
          </table:table-cell>
          <table:table-cell office:value-type="float" office:value="-0.0000899633" calcext:value-type="float">
            <text:p>-8.99633E-05</text:p>
          </table:table-cell>
          <table:table-cell office:value-type="float" office:value="-0.0000119762" calcext:value-type="float">
            <text:p>-1.19762E-05</text:p>
          </table:table-cell>
          <table:table-cell office:value-type="float" office:value="-0.0000349012" calcext:value-type="float">
            <text:p>-3.49012E-05</text:p>
          </table:table-cell>
          <table:table-cell office:value-type="float" office:value="-0.0000899639" calcext:value-type="float">
            <text:p>-8.9963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4461" calcext:value-type="float">
            <text:p>-0.0324461</text:p>
          </table:table-cell>
          <table:table-cell office:value-type="float" office:value="0.00000405871" calcext:value-type="float">
            <text:p>4.05871E-06</text:p>
          </table:table-cell>
          <table:table-cell office:value-type="float" office:value="0.326906" calcext:value-type="float">
            <text:p>0.326906</text:p>
          </table:table-cell>
          <table:table-cell office:value-type="float" office:value="-0.324985" calcext:value-type="float">
            <text:p>-0.324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22692" calcext:value-type="float">
            <text:p>-2.22692E-09</text:p>
          </table:table-cell>
          <table:table-cell office:value-type="float" office:value="-0.000117274" calcext:value-type="float">
            <text:p>-0.000117274</text:p>
          </table:table-cell>
          <table:table-cell office:value-type="float" office:value="0.00000000109004" calcext:value-type="float">
            <text:p>1.09004E-09</text:p>
          </table:table-cell>
          <table:table-cell office:value-type="float" office:value="-0.0342466" calcext:value-type="float">
            <text:p>-0.0342466</text:p>
          </table:table-cell>
          <table:table-cell office:value-type="float" office:value="-0.0000000142721" calcext:value-type="float">
            <text:p>-1.42721E-08</text:p>
          </table:table-cell>
          <table:table-cell office:value-type="float" office:value="-0.999413" calcext:value-type="float">
            <text:p>-0.999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591" calcext:value-type="float">
            <text:p>0.0408591</text:p>
          </table:table-cell>
          <table:table-cell office:value-type="float" office:value="0.0439551" calcext:value-type="float">
            <text:p>0.0439551</text:p>
          </table:table-cell>
          <table:table-cell office:value-type="float" office:value="-0.1737" calcext:value-type="float">
            <text:p>-0.1737</text:p>
          </table:table-cell>
          <table:table-cell office:value-type="float" office:value="-0.0408591" calcext:value-type="float">
            <text:p>-0.0408591</text:p>
          </table:table-cell>
          <table:table-cell office:value-type="float" office:value="0.043955" calcext:value-type="float">
            <text:p>0.043955</text:p>
          </table:table-cell>
          <table:table-cell office:value-type="float" office:value="-0.1737" calcext:value-type="float">
            <text:p>-0.1737</text:p>
          </table:table-cell>
          <table:table-cell office:value-type="float" office:value="0.117076" calcext:value-type="float">
            <text:p>0.117076</text:p>
          </table:table-cell>
          <table:table-cell office:value-type="float" office:value="-0.0316291" calcext:value-type="float">
            <text:p>-0.0316291</text:p>
          </table:table-cell>
          <table:table-cell office:value-type="float" office:value="-0.181034" calcext:value-type="float">
            <text:p>-0.181034</text:p>
          </table:table-cell>
          <table:table-cell office:value-type="float" office:value="-0.117076" calcext:value-type="float">
            <text:p>-0.117076</text:p>
          </table:table-cell>
          <table:table-cell office:value-type="float" office:value="-0.0316291" calcext:value-type="float">
            <text:p>-0.0316291</text:p>
          </table:table-cell>
          <table:table-cell office:value-type="float" office:value="-0.181034" calcext:value-type="float">
            <text:p>-0.181034</text:p>
          </table:table-cell>
          <table:table-cell office:value-type="float" office:value="0.000015866" calcext:value-type="float">
            <text:p>1.5866E-05</text:p>
          </table:table-cell>
          <table:table-cell office:value-type="float" office:value="-0.0000978191" calcext:value-type="float">
            <text:p>-9.78191E-05</text:p>
          </table:table-cell>
          <table:table-cell office:value-type="float" office:value="-0.00000919803" calcext:value-type="float">
            <text:p>-9.19803E-06</text:p>
          </table:table-cell>
          <table:table-cell office:value-type="float" office:value="-0.0000158644" calcext:value-type="float">
            <text:p>-1.58644E-05</text:p>
          </table:table-cell>
          <table:table-cell office:value-type="float" office:value="-0.0000978186" calcext:value-type="float">
            <text:p>-9.78186E-05</text:p>
          </table:table-cell>
          <table:table-cell office:value-type="float" office:value="-0.00000919823" calcext:value-type="float">
            <text:p>-9.19823E-06</text:p>
          </table:table-cell>
          <table:table-cell office:value-type="float" office:value="0.0000119703" calcext:value-type="float">
            <text:p>1.19703E-05</text:p>
          </table:table-cell>
          <table:table-cell office:value-type="float" office:value="-0.0000348548" calcext:value-type="float">
            <text:p>-3.48548E-05</text:p>
          </table:table-cell>
          <table:table-cell office:value-type="float" office:value="-0.0000898451" calcext:value-type="float">
            <text:p>-8.98451E-05</text:p>
          </table:table-cell>
          <table:table-cell office:value-type="float" office:value="-0.0000119684" calcext:value-type="float">
            <text:p>-1.19684E-05</text:p>
          </table:table-cell>
          <table:table-cell office:value-type="float" office:value="-0.0000348541" calcext:value-type="float">
            <text:p>-3.48541E-05</text:p>
          </table:table-cell>
          <table:table-cell office:value-type="float" office:value="-0.0000898457" calcext:value-type="float">
            <text:p>-8.9845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4608" calcext:value-type="float">
            <text:p>-0.0324608</text:p>
          </table:table-cell>
          <table:table-cell office:value-type="float" office:value="0.00000405942" calcext:value-type="float">
            <text:p>4.05942E-06</text:p>
          </table:table-cell>
          <table:table-cell office:value-type="float" office:value="0.326902" calcext:value-type="float">
            <text:p>0.326902</text:p>
          </table:table-cell>
          <table:table-cell office:value-type="float" office:value="-0.32498" calcext:value-type="float">
            <text:p>-0.32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16853" calcext:value-type="float">
            <text:p>-2.16853E-09</text:p>
          </table:table-cell>
          <table:table-cell office:value-type="float" office:value="-0.000116912" calcext:value-type="float">
            <text:p>-0.000116912</text:p>
          </table:table-cell>
          <table:table-cell office:value-type="float" office:value="0.00000000108711" calcext:value-type="float">
            <text:p>1.08711E-09</text:p>
          </table:table-cell>
          <table:table-cell office:value-type="float" office:value="-0.0342578" calcext:value-type="float">
            <text:p>-0.0342578</text:p>
          </table:table-cell>
          <table:table-cell office:value-type="float" office:value="-0.0000000140581" calcext:value-type="float">
            <text:p>-1.40581E-08</text:p>
          </table:table-cell>
          <table:table-cell office:value-type="float" office:value="-0.999413" calcext:value-type="float">
            <text:p>-0.999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667" calcext:value-type="float">
            <text:p>0.0408667</text:p>
          </table:table-cell>
          <table:table-cell office:value-type="float" office:value="0.0439082" calcext:value-type="float">
            <text:p>0.0439082</text:p>
          </table:table-cell>
          <table:table-cell office:value-type="float" office:value="-0.173704" calcext:value-type="float">
            <text:p>-0.173704</text:p>
          </table:table-cell>
          <table:table-cell office:value-type="float" office:value="-0.0408667" calcext:value-type="float">
            <text:p>-0.0408667</text:p>
          </table:table-cell>
          <table:table-cell office:value-type="float" office:value="0.0439081" calcext:value-type="float">
            <text:p>0.0439081</text:p>
          </table:table-cell>
          <table:table-cell office:value-type="float" office:value="-0.173705" calcext:value-type="float">
            <text:p>-0.173705</text:p>
          </table:table-cell>
          <table:table-cell office:value-type="float" office:value="0.117082" calcext:value-type="float">
            <text:p>0.117082</text:p>
          </table:table-cell>
          <table:table-cell office:value-type="float" office:value="-0.0316458" calcext:value-type="float">
            <text:p>-0.0316458</text:p>
          </table:table-cell>
          <table:table-cell office:value-type="float" office:value="-0.181077" calcext:value-type="float">
            <text:p>-0.181077</text:p>
          </table:table-cell>
          <table:table-cell office:value-type="float" office:value="-0.117082" calcext:value-type="float">
            <text:p>-0.117082</text:p>
          </table:table-cell>
          <table:table-cell office:value-type="float" office:value="-0.0316459" calcext:value-type="float">
            <text:p>-0.0316459</text:p>
          </table:table-cell>
          <table:table-cell office:value-type="float" office:value="-0.181077" calcext:value-type="float">
            <text:p>-0.181077</text:p>
          </table:table-cell>
          <table:table-cell office:value-type="float" office:value="0.0000158668" calcext:value-type="float">
            <text:p>1.58668E-05</text:p>
          </table:table-cell>
          <table:table-cell office:value-type="float" office:value="-0.0000976286" calcext:value-type="float">
            <text:p>-9.76286E-05</text:p>
          </table:table-cell>
          <table:table-cell office:value-type="float" office:value="-0.00000924502" calcext:value-type="float">
            <text:p>-9.24502E-06</text:p>
          </table:table-cell>
          <table:table-cell office:value-type="float" office:value="-0.0000158653" calcext:value-type="float">
            <text:p>-1.58653E-05</text:p>
          </table:table-cell>
          <table:table-cell office:value-type="float" office:value="-0.0000976281" calcext:value-type="float">
            <text:p>-9.76281E-05</text:p>
          </table:table-cell>
          <table:table-cell office:value-type="float" office:value="-0.00000924521" calcext:value-type="float">
            <text:p>-9.24521E-06</text:p>
          </table:table-cell>
          <table:table-cell office:value-type="float" office:value="0.0000119591" calcext:value-type="float">
            <text:p>1.19591E-05</text:p>
          </table:table-cell>
          <table:table-cell office:value-type="float" office:value="-0.0000347904" calcext:value-type="float">
            <text:p>-3.47904E-05</text:p>
          </table:table-cell>
          <table:table-cell office:value-type="float" office:value="-0.0000896794" calcext:value-type="float">
            <text:p>-8.96794E-05</text:p>
          </table:table-cell>
          <table:table-cell office:value-type="float" office:value="-0.0000119573" calcext:value-type="float">
            <text:p>-1.19573E-05</text:p>
          </table:table-cell>
          <table:table-cell office:value-type="float" office:value="-0.0000347897" calcext:value-type="float">
            <text:p>-3.47897E-05</text:p>
          </table:table-cell>
          <table:table-cell office:value-type="float" office:value="-0.00008968" calcext:value-type="float">
            <text:p>-8.96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4755" calcext:value-type="float">
            <text:p>-0.0324755</text:p>
          </table:table-cell>
          <table:table-cell office:value-type="float" office:value="0.00000406013" calcext:value-type="float">
            <text:p>4.06013E-06</text:p>
          </table:table-cell>
          <table:table-cell office:value-type="float" office:value="0.326899" calcext:value-type="float">
            <text:p>0.326899</text:p>
          </table:table-cell>
          <table:table-cell office:value-type="float" office:value="-0.324974" calcext:value-type="float">
            <text:p>-0.324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12154" calcext:value-type="float">
            <text:p>-2.12154E-09</text:p>
          </table:table-cell>
          <table:table-cell office:value-type="float" office:value="-0.000116612" calcext:value-type="float">
            <text:p>-0.000116612</text:p>
          </table:table-cell>
          <table:table-cell office:value-type="float" office:value="0.00000000108471" calcext:value-type="float">
            <text:p>1.08471E-09</text:p>
          </table:table-cell>
          <table:table-cell office:value-type="float" office:value="-0.0342671" calcext:value-type="float">
            <text:p>-0.0342671</text:p>
          </table:table-cell>
          <table:table-cell office:value-type="float" office:value="-0.0000000138838" calcext:value-type="float">
            <text:p>-1.38838E-08</text:p>
          </table:table-cell>
          <table:table-cell office:value-type="float" office:value="-0.999413" calcext:value-type="float">
            <text:p>-0.999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73" calcext:value-type="float">
            <text:p>0.040873</text:p>
          </table:table-cell>
          <table:table-cell office:value-type="float" office:value="0.0438692" calcext:value-type="float">
            <text:p>0.0438692</text:p>
          </table:table-cell>
          <table:table-cell office:value-type="float" office:value="-0.173708" calcext:value-type="float">
            <text:p>-0.173708</text:p>
          </table:table-cell>
          <table:table-cell office:value-type="float" office:value="-0.0408731" calcext:value-type="float">
            <text:p>-0.0408731</text:p>
          </table:table-cell>
          <table:table-cell office:value-type="float" office:value="0.0438691" calcext:value-type="float">
            <text:p>0.0438691</text:p>
          </table:table-cell>
          <table:table-cell office:value-type="float" office:value="-0.173708" calcext:value-type="float">
            <text:p>-0.173708</text:p>
          </table:table-cell>
          <table:table-cell office:value-type="float" office:value="0.117087" calcext:value-type="float">
            <text:p>0.117087</text:p>
          </table:table-cell>
          <table:table-cell office:value-type="float" office:value="-0.0316597" calcext:value-type="float">
            <text:p>-0.0316597</text:p>
          </table:table-cell>
          <table:table-cell office:value-type="float" office:value="-0.181113" calcext:value-type="float">
            <text:p>-0.181113</text:p>
          </table:table-cell>
          <table:table-cell office:value-type="float" office:value="-0.117087" calcext:value-type="float">
            <text:p>-0.117087</text:p>
          </table:table-cell>
          <table:table-cell office:value-type="float" office:value="-0.0316598" calcext:value-type="float">
            <text:p>-0.0316598</text:p>
          </table:table-cell>
          <table:table-cell office:value-type="float" office:value="-0.181113" calcext:value-type="float">
            <text:p>-0.181113</text:p>
          </table:table-cell>
          <table:table-cell office:value-type="float" office:value="0.0000158675" calcext:value-type="float">
            <text:p>1.58675E-05</text:p>
          </table:table-cell>
          <table:table-cell office:value-type="float" office:value="-0.0000974709" calcext:value-type="float">
            <text:p>-9.74709E-05</text:p>
          </table:table-cell>
          <table:table-cell office:value-type="float" office:value="-0.00000928269" calcext:value-type="float">
            <text:p>-9.28269E-06</text:p>
          </table:table-cell>
          <table:table-cell office:value-type="float" office:value="-0.000015866" calcext:value-type="float">
            <text:p>-1.5866E-05</text:p>
          </table:table-cell>
          <table:table-cell office:value-type="float" office:value="-0.0000974704" calcext:value-type="float">
            <text:p>-9.74704E-05</text:p>
          </table:table-cell>
          <table:table-cell office:value-type="float" office:value="-0.00000928289" calcext:value-type="float">
            <text:p>-9.28289E-06</text:p>
          </table:table-cell>
          <table:table-cell office:value-type="float" office:value="0.0000119498" calcext:value-type="float">
            <text:p>1.19498E-05</text:p>
          </table:table-cell>
          <table:table-cell office:value-type="float" office:value="-0.0000347366" calcext:value-type="float">
            <text:p>-3.47366E-05</text:p>
          </table:table-cell>
          <table:table-cell office:value-type="float" office:value="-0.0000895419" calcext:value-type="float">
            <text:p>-8.95419E-05</text:p>
          </table:table-cell>
          <table:table-cell office:value-type="float" office:value="-0.000011948" calcext:value-type="float">
            <text:p>-1.1948E-05</text:p>
          </table:table-cell>
          <table:table-cell office:value-type="float" office:value="-0.0000347359" calcext:value-type="float">
            <text:p>-3.47359E-05</text:p>
          </table:table-cell>
          <table:table-cell office:value-type="float" office:value="-0.0000895424" calcext:value-type="float">
            <text:p>-8.9542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4917" calcext:value-type="float">
            <text:p>-0.0324917</text:p>
          </table:table-cell>
          <table:table-cell office:value-type="float" office:value="0.00000406091" calcext:value-type="float">
            <text:p>4.06091E-06</text:p>
          </table:table-cell>
          <table:table-cell office:value-type="float" office:value="0.326894" calcext:value-type="float">
            <text:p>0.326894</text:p>
          </table:table-cell>
          <table:table-cell office:value-type="float" office:value="-0.324968" calcext:value-type="float">
            <text:p>-0.324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08283" calcext:value-type="float">
            <text:p>-2.08283E-09</text:p>
          </table:table-cell>
          <table:table-cell office:value-type="float" office:value="-0.000116325" calcext:value-type="float">
            <text:p>-0.000116325</text:p>
          </table:table-cell>
          <table:table-cell office:value-type="float" office:value="0.00000000108264" calcext:value-type="float">
            <text:p>1.08264E-09</text:p>
          </table:table-cell>
          <table:table-cell office:value-type="float" office:value="-0.0342755" calcext:value-type="float">
            <text:p>-0.0342755</text:p>
          </table:table-cell>
          <table:table-cell office:value-type="float" office:value="-0.00000001373" calcext:value-type="float">
            <text:p>-1.373E-08</text:p>
          </table:table-cell>
          <table:table-cell office:value-type="float" office:value="-0.999412" calcext:value-type="float">
            <text:p>-0.999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787" calcext:value-type="float">
            <text:p>0.0408787</text:p>
          </table:table-cell>
          <table:table-cell office:value-type="float" office:value="0.0438341" calcext:value-type="float">
            <text:p>0.0438341</text:p>
          </table:table-cell>
          <table:table-cell office:value-type="float" office:value="-0.173711" calcext:value-type="float">
            <text:p>-0.173711</text:p>
          </table:table-cell>
          <table:table-cell office:value-type="float" office:value="-0.0408788" calcext:value-type="float">
            <text:p>-0.0408788</text:p>
          </table:table-cell>
          <table:table-cell office:value-type="float" office:value="0.043834" calcext:value-type="float">
            <text:p>0.043834</text:p>
          </table:table-cell>
          <table:table-cell office:value-type="float" office:value="-0.173712" calcext:value-type="float">
            <text:p>-0.173712</text:p>
          </table:table-cell>
          <table:table-cell office:value-type="float" office:value="0.117091" calcext:value-type="float">
            <text:p>0.117091</text:p>
          </table:table-cell>
          <table:table-cell office:value-type="float" office:value="-0.0316722" calcext:value-type="float">
            <text:p>-0.0316722</text:p>
          </table:table-cell>
          <table:table-cell office:value-type="float" office:value="-0.181145" calcext:value-type="float">
            <text:p>-0.181145</text:p>
          </table:table-cell>
          <table:table-cell office:value-type="float" office:value="-0.117091" calcext:value-type="float">
            <text:p>-0.117091</text:p>
          </table:table-cell>
          <table:table-cell office:value-type="float" office:value="-0.0316723" calcext:value-type="float">
            <text:p>-0.0316723</text:p>
          </table:table-cell>
          <table:table-cell office:value-type="float" office:value="-0.181145" calcext:value-type="float">
            <text:p>-0.181145</text:p>
          </table:table-cell>
          <table:table-cell office:value-type="float" office:value="0.0000158677" calcext:value-type="float">
            <text:p>1.58677E-05</text:p>
          </table:table-cell>
          <table:table-cell office:value-type="float" office:value="-0.0000973382" calcext:value-type="float">
            <text:p>-9.73382E-05</text:p>
          </table:table-cell>
          <table:table-cell office:value-type="float" office:value="-0.0000093126" calcext:value-type="float">
            <text:p>-9.3126E-06</text:p>
          </table:table-cell>
          <table:table-cell office:value-type="float" office:value="-0.0000158663" calcext:value-type="float">
            <text:p>-1.58663E-05</text:p>
          </table:table-cell>
          <table:table-cell office:value-type="float" office:value="-0.0000973377" calcext:value-type="float">
            <text:p>-9.73377E-05</text:p>
          </table:table-cell>
          <table:table-cell office:value-type="float" office:value="-0.0000093128" calcext:value-type="float">
            <text:p>-9.3128E-06</text:p>
          </table:table-cell>
          <table:table-cell office:value-type="float" office:value="0.0000119424" calcext:value-type="float">
            <text:p>1.19424E-05</text:p>
          </table:table-cell>
          <table:table-cell office:value-type="float" office:value="-0.00003469" calcext:value-type="float">
            <text:p>-3.469E-05</text:p>
          </table:table-cell>
          <table:table-cell office:value-type="float" office:value="-0.0000894274" calcext:value-type="float">
            <text:p>-8.94274E-05</text:p>
          </table:table-cell>
          <table:table-cell office:value-type="float" office:value="-0.0000119406" calcext:value-type="float">
            <text:p>-1.19406E-05</text:p>
          </table:table-cell>
          <table:table-cell office:value-type="float" office:value="-0.0000346893" calcext:value-type="float">
            <text:p>-3.46893E-05</text:p>
          </table:table-cell>
          <table:table-cell office:value-type="float" office:value="-0.000089428" calcext:value-type="float">
            <text:p>-8.942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5063" calcext:value-type="float">
            <text:p>-0.0325063</text:p>
          </table:table-cell>
          <table:table-cell office:value-type="float" office:value="0.00000406162" calcext:value-type="float">
            <text:p>4.06162E-06</text:p>
          </table:table-cell>
          <table:table-cell office:value-type="float" office:value="0.326891" calcext:value-type="float">
            <text:p>0.326891</text:p>
          </table:table-cell>
          <table:table-cell office:value-type="float" office:value="-0.324963" calcext:value-type="float">
            <text:p>-0.324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202913" calcext:value-type="float">
            <text:p>-2.02913E-09</text:p>
          </table:table-cell>
          <table:table-cell office:value-type="float" office:value="-0.000116023" calcext:value-type="float">
            <text:p>-0.000116023</text:p>
          </table:table-cell>
          <table:table-cell office:value-type="float" office:value="0.00000000107988" calcext:value-type="float">
            <text:p>1.07988E-09</text:p>
          </table:table-cell>
          <table:table-cell office:value-type="float" office:value="-0.0342857" calcext:value-type="float">
            <text:p>-0.0342857</text:p>
          </table:table-cell>
          <table:table-cell office:value-type="float" office:value="-0.0000000135463" calcext:value-type="float">
            <text:p>-1.35463E-08</text:p>
          </table:table-cell>
          <table:table-cell office:value-type="float" office:value="-0.999412" calcext:value-type="float">
            <text:p>-0.999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857" calcext:value-type="float">
            <text:p>0.0408857</text:p>
          </table:table-cell>
          <table:table-cell office:value-type="float" office:value="0.0437914" calcext:value-type="float">
            <text:p>0.0437914</text:p>
          </table:table-cell>
          <table:table-cell office:value-type="float" office:value="-0.173715" calcext:value-type="float">
            <text:p>-0.173715</text:p>
          </table:table-cell>
          <table:table-cell office:value-type="float" office:value="-0.0408858" calcext:value-type="float">
            <text:p>-0.0408858</text:p>
          </table:table-cell>
          <table:table-cell office:value-type="float" office:value="0.0437912" calcext:value-type="float">
            <text:p>0.0437912</text:p>
          </table:table-cell>
          <table:table-cell office:value-type="float" office:value="-0.173716" calcext:value-type="float">
            <text:p>-0.173716</text:p>
          </table:table-cell>
          <table:table-cell office:value-type="float" office:value="0.117096" calcext:value-type="float">
            <text:p>0.117096</text:p>
          </table:table-cell>
          <table:table-cell office:value-type="float" office:value="-0.0316874" calcext:value-type="float">
            <text:p>-0.0316874</text:p>
          </table:table-cell>
          <table:table-cell office:value-type="float" office:value="-0.181185" calcext:value-type="float">
            <text:p>-0.181185</text:p>
          </table:table-cell>
          <table:table-cell office:value-type="float" office:value="-0.117096" calcext:value-type="float">
            <text:p>-0.117096</text:p>
          </table:table-cell>
          <table:table-cell office:value-type="float" office:value="-0.0316876" calcext:value-type="float">
            <text:p>-0.0316876</text:p>
          </table:table-cell>
          <table:table-cell office:value-type="float" office:value="-0.181185" calcext:value-type="float">
            <text:p>-0.181185</text:p>
          </table:table-cell>
          <table:table-cell office:value-type="float" office:value="0.0000158685" calcext:value-type="float">
            <text:p>1.58685E-05</text:p>
          </table:table-cell>
          <table:table-cell office:value-type="float" office:value="-0.000097155" calcext:value-type="float">
            <text:p>-9.7155E-05</text:p>
          </table:table-cell>
          <table:table-cell office:value-type="float" office:value="-0.0000093557" calcext:value-type="float">
            <text:p>-9.3557E-06</text:p>
          </table:table-cell>
          <table:table-cell office:value-type="float" office:value="-0.0000158671" calcext:value-type="float">
            <text:p>-1.58671E-05</text:p>
          </table:table-cell>
          <table:table-cell office:value-type="float" office:value="-0.0000971545" calcext:value-type="float">
            <text:p>-9.71545E-05</text:p>
          </table:table-cell>
          <table:table-cell office:value-type="float" office:value="-0.0000093559" calcext:value-type="float">
            <text:p>-9.3559E-06</text:p>
          </table:table-cell>
          <table:table-cell office:value-type="float" office:value="0.000011931" calcext:value-type="float">
            <text:p>1.1931E-05</text:p>
          </table:table-cell>
          <table:table-cell office:value-type="float" office:value="-0.0000346289" calcext:value-type="float">
            <text:p>-3.46289E-05</text:p>
          </table:table-cell>
          <table:table-cell office:value-type="float" office:value="-0.0000892643" calcext:value-type="float">
            <text:p>-8.92643E-05</text:p>
          </table:table-cell>
          <table:table-cell office:value-type="float" office:value="-0.0000119292" calcext:value-type="float">
            <text:p>-1.19292E-05</text:p>
          </table:table-cell>
          <table:table-cell office:value-type="float" office:value="-0.0000346282" calcext:value-type="float">
            <text:p>-3.46282E-05</text:p>
          </table:table-cell>
          <table:table-cell office:value-type="float" office:value="-0.0000892648" calcext:value-type="float">
            <text:p>-8.9264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521" calcext:value-type="float">
            <text:p>-0.032521</text:p>
          </table:table-cell>
          <table:table-cell office:value-type="float" office:value="0.00000406232" calcext:value-type="float">
            <text:p>4.06232E-06</text:p>
          </table:table-cell>
          <table:table-cell office:value-type="float" office:value="0.326887" calcext:value-type="float">
            <text:p>0.326887</text:p>
          </table:table-cell>
          <table:table-cell office:value-type="float" office:value="-0.324958" calcext:value-type="float">
            <text:p>-0.324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198279" calcext:value-type="float">
            <text:p>-1.98279E-09</text:p>
          </table:table-cell>
          <table:table-cell office:value-type="float" office:value="-0.000115737" calcext:value-type="float">
            <text:p>-0.000115737</text:p>
          </table:table-cell>
          <table:table-cell office:value-type="float" office:value="0.00000000107744" calcext:value-type="float">
            <text:p>1.07744E-09</text:p>
          </table:table-cell>
          <table:table-cell office:value-type="float" office:value="-0.034295" calcext:value-type="float">
            <text:p>-0.034295</text:p>
          </table:table-cell>
          <table:table-cell office:value-type="float" office:value="-0.000000013383" calcext:value-type="float">
            <text:p>-1.3383E-08</text:p>
          </table:table-cell>
          <table:table-cell office:value-type="float" office:value="-0.999412" calcext:value-type="float">
            <text:p>-0.999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921" calcext:value-type="float">
            <text:p>0.0408921</text:p>
          </table:table-cell>
          <table:table-cell office:value-type="float" office:value="0.0437525" calcext:value-type="float">
            <text:p>0.0437525</text:p>
          </table:table-cell>
          <table:table-cell office:value-type="float" office:value="-0.173719" calcext:value-type="float">
            <text:p>-0.173719</text:p>
          </table:table-cell>
          <table:table-cell office:value-type="float" office:value="-0.0408921" calcext:value-type="float">
            <text:p>-0.0408921</text:p>
          </table:table-cell>
          <table:table-cell office:value-type="float" office:value="0.0437524" calcext:value-type="float">
            <text:p>0.0437524</text:p>
          </table:table-cell>
          <table:table-cell office:value-type="float" office:value="-0.173719" calcext:value-type="float">
            <text:p>-0.173719</text:p>
          </table:table-cell>
          <table:table-cell office:value-type="float" office:value="0.117101" calcext:value-type="float">
            <text:p>0.117101</text:p>
          </table:table-cell>
          <table:table-cell office:value-type="float" office:value="-0.0317013" calcext:value-type="float">
            <text:p>-0.0317013</text:p>
          </table:table-cell>
          <table:table-cell office:value-type="float" office:value="-0.18122" calcext:value-type="float">
            <text:p>-0.18122</text:p>
          </table:table-cell>
          <table:table-cell office:value-type="float" office:value="-0.117101" calcext:value-type="float">
            <text:p>-0.117101</text:p>
          </table:table-cell>
          <table:table-cell office:value-type="float" office:value="-0.0317014" calcext:value-type="float">
            <text:p>-0.0317014</text:p>
          </table:table-cell>
          <table:table-cell office:value-type="float" office:value="-0.18122" calcext:value-type="float">
            <text:p>-0.18122</text:p>
          </table:table-cell>
          <table:table-cell office:value-type="float" office:value="0.000015869" calcext:value-type="float">
            <text:p>1.5869E-05</text:p>
          </table:table-cell>
          <table:table-cell office:value-type="float" office:value="-0.0000969958" calcext:value-type="float">
            <text:p>-9.69958E-05</text:p>
          </table:table-cell>
          <table:table-cell office:value-type="float" office:value="-0.00000939159" calcext:value-type="float">
            <text:p>-9.39159E-06</text:p>
          </table:table-cell>
          <table:table-cell office:value-type="float" office:value="-0.0000158676" calcext:value-type="float">
            <text:p>-1.58676E-05</text:p>
          </table:table-cell>
          <table:table-cell office:value-type="float" office:value="-0.0000969953" calcext:value-type="float">
            <text:p>-9.69953E-05</text:p>
          </table:table-cell>
          <table:table-cell office:value-type="float" office:value="-0.0000093918" calcext:value-type="float">
            <text:p>-9.3918E-06</text:p>
          </table:table-cell>
          <table:table-cell office:value-type="float" office:value="0.0000119213" calcext:value-type="float">
            <text:p>1.19213E-05</text:p>
          </table:table-cell>
          <table:table-cell office:value-type="float" office:value="-0.0000345749" calcext:value-type="float">
            <text:p>-3.45749E-05</text:p>
          </table:table-cell>
          <table:table-cell office:value-type="float" office:value="-0.0000891228" calcext:value-type="float">
            <text:p>-8.91228E-05</text:p>
          </table:table-cell>
          <table:table-cell office:value-type="float" office:value="-0.0000119196" calcext:value-type="float">
            <text:p>-1.19196E-05</text:p>
          </table:table-cell>
          <table:table-cell office:value-type="float" office:value="-0.0000345742" calcext:value-type="float">
            <text:p>-3.45742E-05</text:p>
          </table:table-cell>
          <table:table-cell office:value-type="float" office:value="-0.0000891233" calcext:value-type="float">
            <text:p>-8.9123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5356" calcext:value-type="float">
            <text:p>-0.0325356</text:p>
          </table:table-cell>
          <table:table-cell office:value-type="float" office:value="0.00000406303" calcext:value-type="float">
            <text:p>4.06303E-06</text:p>
          </table:table-cell>
          <table:table-cell office:value-type="float" office:value="0.326883" calcext:value-type="float">
            <text:p>0.326883</text:p>
          </table:table-cell>
          <table:table-cell office:value-type="float" office:value="-0.324952" calcext:value-type="float">
            <text:p>-0.324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193825" calcext:value-type="float">
            <text:p>-1.93825E-09</text:p>
          </table:table-cell>
          <table:table-cell office:value-type="float" office:value="-0.000115452" calcext:value-type="float">
            <text:p>-0.000115452</text:p>
          </table:table-cell>
          <table:table-cell office:value-type="float" office:value="0.00000000107504" calcext:value-type="float">
            <text:p>1.07504E-09</text:p>
          </table:table-cell>
          <table:table-cell office:value-type="float" office:value="-0.0343042" calcext:value-type="float">
            <text:p>-0.0343042</text:p>
          </table:table-cell>
          <table:table-cell office:value-type="float" office:value="-0.0000000132233" calcext:value-type="float">
            <text:p>-1.32233E-08</text:p>
          </table:table-cell>
          <table:table-cell office:value-type="float" office:value="-0.999411" calcext:value-type="float">
            <text:p>-0.999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984" calcext:value-type="float">
            <text:p>0.0408984</text:p>
          </table:table-cell>
          <table:table-cell office:value-type="float" office:value="0.0437137" calcext:value-type="float">
            <text:p>0.0437137</text:p>
          </table:table-cell>
          <table:table-cell office:value-type="float" office:value="-0.173723" calcext:value-type="float">
            <text:p>-0.173723</text:p>
          </table:table-cell>
          <table:table-cell office:value-type="float" office:value="-0.0408984" calcext:value-type="float">
            <text:p>-0.0408984</text:p>
          </table:table-cell>
          <table:table-cell office:value-type="float" office:value="0.0437136" calcext:value-type="float">
            <text:p>0.0437136</text:p>
          </table:table-cell>
          <table:table-cell office:value-type="float" office:value="-0.173723" calcext:value-type="float">
            <text:p>-0.173723</text:p>
          </table:table-cell>
          <table:table-cell office:value-type="float" office:value="0.117106" calcext:value-type="float">
            <text:p>0.117106</text:p>
          </table:table-cell>
          <table:table-cell office:value-type="float" office:value="-0.0317151" calcext:value-type="float">
            <text:p>-0.0317151</text:p>
          </table:table-cell>
          <table:table-cell office:value-type="float" office:value="-0.181256" calcext:value-type="float">
            <text:p>-0.181256</text:p>
          </table:table-cell>
          <table:table-cell office:value-type="float" office:value="-0.117106" calcext:value-type="float">
            <text:p>-0.117106</text:p>
          </table:table-cell>
          <table:table-cell office:value-type="float" office:value="-0.0317152" calcext:value-type="float">
            <text:p>-0.0317152</text:p>
          </table:table-cell>
          <table:table-cell office:value-type="float" office:value="-0.181256" calcext:value-type="float">
            <text:p>-0.181256</text:p>
          </table:table-cell>
          <table:table-cell office:value-type="float" office:value="0.0000158694" calcext:value-type="float">
            <text:p>1.58694E-05</text:p>
          </table:table-cell>
          <table:table-cell office:value-type="float" office:value="-0.0000968381" calcext:value-type="float">
            <text:p>-9.68381E-05</text:p>
          </table:table-cell>
          <table:table-cell office:value-type="float" office:value="-0.00000942586" calcext:value-type="float">
            <text:p>-9.42586E-06</text:p>
          </table:table-cell>
          <table:table-cell office:value-type="float" office:value="-0.000015868" calcext:value-type="float">
            <text:p>-1.5868E-05</text:p>
          </table:table-cell>
          <table:table-cell office:value-type="float" office:value="-0.0000968376" calcext:value-type="float">
            <text:p>-9.68376E-05</text:p>
          </table:table-cell>
          <table:table-cell office:value-type="float" office:value="-0.00000942607" calcext:value-type="float">
            <text:p>-9.42607E-06</text:p>
          </table:table-cell>
          <table:table-cell office:value-type="float" office:value="0.0000119117" calcext:value-type="float">
            <text:p>1.19117E-05</text:p>
          </table:table-cell>
          <table:table-cell office:value-type="float" office:value="-0.000034521" calcext:value-type="float">
            <text:p>-3.4521E-05</text:p>
          </table:table-cell>
          <table:table-cell office:value-type="float" office:value="-0.0000889826" calcext:value-type="float">
            <text:p>-8.89826E-05</text:p>
          </table:table-cell>
          <table:table-cell office:value-type="float" office:value="-0.00001191" calcext:value-type="float">
            <text:p>-1.191E-05</text:p>
          </table:table-cell>
          <table:table-cell office:value-type="float" office:value="-0.0000345202" calcext:value-type="float">
            <text:p>-3.45202E-05</text:p>
          </table:table-cell>
          <table:table-cell office:value-type="float" office:value="-0.0000889831" calcext:value-type="float">
            <text:p>-8.8983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5501" calcext:value-type="float">
            <text:p>-0.0325501</text:p>
          </table:table-cell>
          <table:table-cell office:value-type="float" office:value="0.00000406373" calcext:value-type="float">
            <text:p>4.06373E-06</text:p>
          </table:table-cell>
          <table:table-cell office:value-type="float" office:value="0.32688" calcext:value-type="float">
            <text:p>0.32688</text:p>
          </table:table-cell>
          <table:table-cell office:value-type="float" office:value="-0.324947" calcext:value-type="float">
            <text:p>-0.324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189409" calcext:value-type="float">
            <text:p>-1.89409E-09</text:p>
          </table:table-cell>
          <table:table-cell office:value-type="float" office:value="-0.000115111" calcext:value-type="float">
            <text:p>-0.000115111</text:p>
          </table:table-cell>
          <table:table-cell office:value-type="float" office:value="0.00000000107255" calcext:value-type="float">
            <text:p>1.07255E-09</text:p>
          </table:table-cell>
          <table:table-cell office:value-type="float" office:value="-0.0343144" calcext:value-type="float">
            <text:p>-0.0343144</text:p>
          </table:table-cell>
          <table:table-cell office:value-type="float" office:value="-0.0000000130515" calcext:value-type="float">
            <text:p>-1.30515E-08</text:p>
          </table:table-cell>
          <table:table-cell office:value-type="float" office:value="-0.999411" calcext:value-type="float">
            <text:p>-0.999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054" calcext:value-type="float">
            <text:p>0.0409054</text:p>
          </table:table-cell>
          <table:table-cell office:value-type="float" office:value="0.0436712" calcext:value-type="float">
            <text:p>0.0436712</text:p>
          </table:table-cell>
          <table:table-cell office:value-type="float" office:value="-0.173727" calcext:value-type="float">
            <text:p>-0.173727</text:p>
          </table:table-cell>
          <table:table-cell office:value-type="float" office:value="-0.0409054" calcext:value-type="float">
            <text:p>-0.0409054</text:p>
          </table:table-cell>
          <table:table-cell office:value-type="float" office:value="0.0436711" calcext:value-type="float">
            <text:p>0.0436711</text:p>
          </table:table-cell>
          <table:table-cell office:value-type="float" office:value="-0.173727" calcext:value-type="float">
            <text:p>-0.173727</text:p>
          </table:table-cell>
          <table:table-cell office:value-type="float" office:value="0.117111" calcext:value-type="float">
            <text:p>0.117111</text:p>
          </table:table-cell>
          <table:table-cell office:value-type="float" office:value="-0.0317303" calcext:value-type="float">
            <text:p>-0.0317303</text:p>
          </table:table-cell>
          <table:table-cell office:value-type="float" office:value="-0.181295" calcext:value-type="float">
            <text:p>-0.181295</text:p>
          </table:table-cell>
          <table:table-cell office:value-type="float" office:value="-0.117111" calcext:value-type="float">
            <text:p>-0.117111</text:p>
          </table:table-cell>
          <table:table-cell office:value-type="float" office:value="-0.0317304" calcext:value-type="float">
            <text:p>-0.0317304</text:p>
          </table:table-cell>
          <table:table-cell office:value-type="float" office:value="-0.181295" calcext:value-type="float">
            <text:p>-0.181295</text:p>
          </table:table-cell>
          <table:table-cell office:value-type="float" office:value="0.0000158694" calcext:value-type="float">
            <text:p>1.58694E-05</text:p>
          </table:table-cell>
          <table:table-cell office:value-type="float" office:value="-0.0000966795" calcext:value-type="float">
            <text:p>-9.66795E-05</text:p>
          </table:table-cell>
          <table:table-cell office:value-type="float" office:value="-0.00000945759" calcext:value-type="float">
            <text:p>-9.45759E-06</text:p>
          </table:table-cell>
          <table:table-cell office:value-type="float" office:value="-0.0000158681" calcext:value-type="float">
            <text:p>-1.58681E-05</text:p>
          </table:table-cell>
          <table:table-cell office:value-type="float" office:value="-0.000096679" calcext:value-type="float">
            <text:p>-9.6679E-05</text:p>
          </table:table-cell>
          <table:table-cell office:value-type="float" office:value="-0.0000094578" calcext:value-type="float">
            <text:p>-9.4578E-06</text:p>
          </table:table-cell>
          <table:table-cell office:value-type="float" office:value="0.0000119027" calcext:value-type="float">
            <text:p>1.19027E-05</text:p>
          </table:table-cell>
          <table:table-cell office:value-type="float" office:value="-0.0000344645" calcext:value-type="float">
            <text:p>-3.44645E-05</text:p>
          </table:table-cell>
          <table:table-cell office:value-type="float" office:value="-0.0000888433" calcext:value-type="float">
            <text:p>-8.88433E-05</text:p>
          </table:table-cell>
          <table:table-cell office:value-type="float" office:value="-0.000011901" calcext:value-type="float">
            <text:p>-1.1901E-05</text:p>
          </table:table-cell>
          <table:table-cell office:value-type="float" office:value="-0.0000344638" calcext:value-type="float">
            <text:p>-3.44638E-05</text:p>
          </table:table-cell>
          <table:table-cell office:value-type="float" office:value="-0.0000888438" calcext:value-type="float">
            <text:p>-8.8843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5661" calcext:value-type="float">
            <text:p>-0.0325661</text:p>
          </table:table-cell>
          <table:table-cell office:value-type="float" office:value="0.00000406451" calcext:value-type="float">
            <text:p>4.06451E-06</text:p>
          </table:table-cell>
          <table:table-cell office:value-type="float" office:value="0.326876" calcext:value-type="float">
            <text:p>0.326876</text:p>
          </table:table-cell>
          <table:table-cell office:value-type="float" office:value="-0.324941" calcext:value-type="float">
            <text:p>-0.324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18599" calcext:value-type="float">
            <text:p>-1.8599E-09</text:p>
          </table:table-cell>
          <table:table-cell office:value-type="float" office:value="-0.000114831" calcext:value-type="float">
            <text:p>-0.000114831</text:p>
          </table:table-cell>
          <table:table-cell office:value-type="float" office:value="0.00000000107056" calcext:value-type="float">
            <text:p>1.07056E-09</text:p>
          </table:table-cell>
          <table:table-cell office:value-type="float" office:value="-0.0343226" calcext:value-type="float">
            <text:p>-0.0343226</text:p>
          </table:table-cell>
          <table:table-cell office:value-type="float" office:value="-0.0000000129141" calcext:value-type="float">
            <text:p>-1.29141E-08</text:p>
          </table:table-cell>
          <table:table-cell office:value-type="float" office:value="-0.999411" calcext:value-type="float">
            <text:p>-0.999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111" calcext:value-type="float">
            <text:p>0.0409111</text:p>
          </table:table-cell>
          <table:table-cell office:value-type="float" office:value="0.0436364" calcext:value-type="float">
            <text:p>0.0436364</text:p>
          </table:table-cell>
          <table:table-cell office:value-type="float" office:value="-0.173731" calcext:value-type="float">
            <text:p>-0.173731</text:p>
          </table:table-cell>
          <table:table-cell office:value-type="float" office:value="-0.0409111" calcext:value-type="float">
            <text:p>-0.0409111</text:p>
          </table:table-cell>
          <table:table-cell office:value-type="float" office:value="0.0436363" calcext:value-type="float">
            <text:p>0.0436363</text:p>
          </table:table-cell>
          <table:table-cell office:value-type="float" office:value="-0.173731" calcext:value-type="float">
            <text:p>-0.173731</text:p>
          </table:table-cell>
          <table:table-cell office:value-type="float" office:value="0.117115" calcext:value-type="float">
            <text:p>0.117115</text:p>
          </table:table-cell>
          <table:table-cell office:value-type="float" office:value="-0.0317427" calcext:value-type="float">
            <text:p>-0.0317427</text:p>
          </table:table-cell>
          <table:table-cell office:value-type="float" office:value="-0.181327" calcext:value-type="float">
            <text:p>-0.181327</text:p>
          </table:table-cell>
          <table:table-cell office:value-type="float" office:value="-0.117115" calcext:value-type="float">
            <text:p>-0.117115</text:p>
          </table:table-cell>
          <table:table-cell office:value-type="float" office:value="-0.0317428" calcext:value-type="float">
            <text:p>-0.0317428</text:p>
          </table:table-cell>
          <table:table-cell office:value-type="float" office:value="-0.181327" calcext:value-type="float">
            <text:p>-0.181327</text:p>
          </table:table-cell>
          <table:table-cell office:value-type="float" office:value="0.0000158693" calcext:value-type="float">
            <text:p>1.58693E-05</text:p>
          </table:table-cell>
          <table:table-cell office:value-type="float" office:value="-0.0000965513" calcext:value-type="float">
            <text:p>-9.65513E-05</text:p>
          </table:table-cell>
          <table:table-cell office:value-type="float" office:value="-0.00000948214" calcext:value-type="float">
            <text:p>-9.48214E-06</text:p>
          </table:table-cell>
          <table:table-cell office:value-type="float" office:value="-0.000015868" calcext:value-type="float">
            <text:p>-1.5868E-05</text:p>
          </table:table-cell>
          <table:table-cell office:value-type="float" office:value="-0.0000965508" calcext:value-type="float">
            <text:p>-9.65508E-05</text:p>
          </table:table-cell>
          <table:table-cell office:value-type="float" office:value="-0.00000948234" calcext:value-type="float">
            <text:p>-9.48234E-06</text:p>
          </table:table-cell>
          <table:table-cell office:value-type="float" office:value="0.0000118954" calcext:value-type="float">
            <text:p>1.18954E-05</text:p>
          </table:table-cell>
          <table:table-cell office:value-type="float" office:value="-0.0000344182" calcext:value-type="float">
            <text:p>-3.44182E-05</text:p>
          </table:table-cell>
          <table:table-cell office:value-type="float" office:value="-0.0000887307" calcext:value-type="float">
            <text:p>-8.87307E-05</text:p>
          </table:table-cell>
          <table:table-cell office:value-type="float" office:value="-0.0000118937" calcext:value-type="float">
            <text:p>-1.18937E-05</text:p>
          </table:table-cell>
          <table:table-cell office:value-type="float" office:value="-0.0000344175" calcext:value-type="float">
            <text:p>-3.44175E-05</text:p>
          </table:table-cell>
          <table:table-cell office:value-type="float" office:value="-0.0000887312" calcext:value-type="float">
            <text:p>-8.8731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5807" calcext:value-type="float">
            <text:p>-0.0325807</text:p>
          </table:table-cell>
          <table:table-cell office:value-type="float" office:value="0.00000406521" calcext:value-type="float">
            <text:p>4.06521E-06</text:p>
          </table:table-cell>
          <table:table-cell office:value-type="float" office:value="0.326872" calcext:value-type="float">
            <text:p>0.326872</text:p>
          </table:table-cell>
          <table:table-cell office:value-type="float" office:value="-0.324936" calcext:value-type="float">
            <text:p>-0.324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181125" calcext:value-type="float">
            <text:p>-1.81125E-09</text:p>
          </table:table-cell>
          <table:table-cell office:value-type="float" office:value="-0.000114536" calcext:value-type="float">
            <text:p>-0.000114536</text:p>
          </table:table-cell>
          <table:table-cell office:value-type="float" office:value="0.00000000106787" calcext:value-type="float">
            <text:p>1.06787E-09</text:p>
          </table:table-cell>
          <table:table-cell office:value-type="float" office:value="-0.0343327" calcext:value-type="float">
            <text:p>-0.0343327</text:p>
          </table:table-cell>
          <table:table-cell office:value-type="float" office:value="-0.0000000127496" calcext:value-type="float">
            <text:p>-1.27496E-08</text:p>
          </table:table-cell>
          <table:table-cell office:value-type="float" office:value="-0.99941" calcext:value-type="float">
            <text:p>-0.99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181" calcext:value-type="float">
            <text:p>0.0409181</text:p>
          </table:table-cell>
          <table:table-cell office:value-type="float" office:value="0.0435939" calcext:value-type="float">
            <text:p>0.0435939</text:p>
          </table:table-cell>
          <table:table-cell office:value-type="float" office:value="-0.173735" calcext:value-type="float">
            <text:p>-0.173735</text:p>
          </table:table-cell>
          <table:table-cell office:value-type="float" office:value="-0.0409181" calcext:value-type="float">
            <text:p>-0.0409181</text:p>
          </table:table-cell>
          <table:table-cell office:value-type="float" office:value="0.0435939" calcext:value-type="float">
            <text:p>0.0435939</text:p>
          </table:table-cell>
          <table:table-cell office:value-type="float" office:value="-0.173735" calcext:value-type="float">
            <text:p>-0.173735</text:p>
          </table:table-cell>
          <table:table-cell office:value-type="float" office:value="0.117121" calcext:value-type="float">
            <text:p>0.117121</text:p>
          </table:table-cell>
          <table:table-cell office:value-type="float" office:value="-0.0317578" calcext:value-type="float">
            <text:p>-0.0317578</text:p>
          </table:table-cell>
          <table:table-cell office:value-type="float" office:value="-0.181366" calcext:value-type="float">
            <text:p>-0.181366</text:p>
          </table:table-cell>
          <table:table-cell office:value-type="float" office:value="-0.117121" calcext:value-type="float">
            <text:p>-0.117121</text:p>
          </table:table-cell>
          <table:table-cell office:value-type="float" office:value="-0.0317579" calcext:value-type="float">
            <text:p>-0.0317579</text:p>
          </table:table-cell>
          <table:table-cell office:value-type="float" office:value="-0.181366" calcext:value-type="float">
            <text:p>-0.181366</text:p>
          </table:table-cell>
          <table:table-cell office:value-type="float" office:value="0.0000158696" calcext:value-type="float">
            <text:p>1.58696E-05</text:p>
          </table:table-cell>
          <table:table-cell office:value-type="float" office:value="-0.0000963736" calcext:value-type="float">
            <text:p>-9.63736E-05</text:p>
          </table:table-cell>
          <table:table-cell office:value-type="float" office:value="-0.0000095189" calcext:value-type="float">
            <text:p>-9.5189E-06</text:p>
          </table:table-cell>
          <table:table-cell office:value-type="float" office:value="-0.0000158683" calcext:value-type="float">
            <text:p>-1.58683E-05</text:p>
          </table:table-cell>
          <table:table-cell office:value-type="float" office:value="-0.0000963731" calcext:value-type="float">
            <text:p>-9.63731E-05</text:p>
          </table:table-cell>
          <table:table-cell office:value-type="float" office:value="-0.00000951911" calcext:value-type="float">
            <text:p>-9.51911E-06</text:p>
          </table:table-cell>
          <table:table-cell office:value-type="float" office:value="0.0000118842" calcext:value-type="float">
            <text:p>1.18842E-05</text:p>
          </table:table-cell>
          <table:table-cell office:value-type="float" office:value="-0.0000343579" calcext:value-type="float">
            <text:p>-3.43579E-05</text:p>
          </table:table-cell>
          <table:table-cell office:value-type="float" office:value="-0.0000885699" calcext:value-type="float">
            <text:p>-8.85699E-05</text:p>
          </table:table-cell>
          <table:table-cell office:value-type="float" office:value="-0.0000118825" calcext:value-type="float">
            <text:p>-1.18825E-05</text:p>
          </table:table-cell>
          <table:table-cell office:value-type="float" office:value="-0.0000343571" calcext:value-type="float">
            <text:p>-3.43571E-05</text:p>
          </table:table-cell>
          <table:table-cell office:value-type="float" office:value="-0.0000885704" calcext:value-type="float">
            <text:p>-8.8570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5952" calcext:value-type="float">
            <text:p>-0.0325952</text:p>
          </table:table-cell>
          <table:table-cell office:value-type="float" office:value="0.00000406591" calcext:value-type="float">
            <text:p>4.06591E-06</text:p>
          </table:table-cell>
          <table:table-cell office:value-type="float" office:value="0.326868" calcext:value-type="float">
            <text:p>0.326868</text:p>
          </table:table-cell>
          <table:table-cell office:value-type="float" office:value="-0.32493" calcext:value-type="float">
            <text:p>-0.32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176612" calcext:value-type="float">
            <text:p>-1.76612E-09</text:p>
          </table:table-cell>
          <table:table-cell office:value-type="float" office:value="-0.000114229" calcext:value-type="float">
            <text:p>-0.000114229</text:p>
          </table:table-cell>
          <table:table-cell office:value-type="float" office:value="0.00000000106528" calcext:value-type="float">
            <text:p>1.06528E-09</text:p>
          </table:table-cell>
          <table:table-cell office:value-type="float" office:value="-0.0343428" calcext:value-type="float">
            <text:p>-0.0343428</text:p>
          </table:table-cell>
          <table:table-cell office:value-type="float" office:value="-0.0000000125892" calcext:value-type="float">
            <text:p>-1.25892E-08</text:p>
          </table:table-cell>
          <table:table-cell office:value-type="float" office:value="-0.99941" calcext:value-type="float">
            <text:p>-0.99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251" calcext:value-type="float">
            <text:p>0.0409251</text:p>
          </table:table-cell>
          <table:table-cell office:value-type="float" office:value="0.0435516" calcext:value-type="float">
            <text:p>0.0435516</text:p>
          </table:table-cell>
          <table:table-cell office:value-type="float" office:value="-0.173739" calcext:value-type="float">
            <text:p>-0.173739</text:p>
          </table:table-cell>
          <table:table-cell office:value-type="float" office:value="-0.0409251" calcext:value-type="float">
            <text:p>-0.0409251</text:p>
          </table:table-cell>
          <table:table-cell office:value-type="float" office:value="0.0435515" calcext:value-type="float">
            <text:p>0.0435515</text:p>
          </table:table-cell>
          <table:table-cell office:value-type="float" office:value="-0.173739" calcext:value-type="float">
            <text:p>-0.173739</text:p>
          </table:table-cell>
          <table:table-cell office:value-type="float" office:value="0.117126" calcext:value-type="float">
            <text:p>0.117126</text:p>
          </table:table-cell>
          <table:table-cell office:value-type="float" office:value="-0.0317729" calcext:value-type="float">
            <text:p>-0.0317729</text:p>
          </table:table-cell>
          <table:table-cell office:value-type="float" office:value="-0.181405" calcext:value-type="float">
            <text:p>-0.181405</text:p>
          </table:table-cell>
          <table:table-cell office:value-type="float" office:value="-0.117126" calcext:value-type="float">
            <text:p>-0.117126</text:p>
          </table:table-cell>
          <table:table-cell office:value-type="float" office:value="-0.031773" calcext:value-type="float">
            <text:p>-0.031773</text:p>
          </table:table-cell>
          <table:table-cell office:value-type="float" office:value="-0.181405" calcext:value-type="float">
            <text:p>-0.181405</text:p>
          </table:table-cell>
          <table:table-cell office:value-type="float" office:value="0.0000158697" calcext:value-type="float">
            <text:p>1.58697E-05</text:p>
          </table:table-cell>
          <table:table-cell office:value-type="float" office:value="-0.0000962041" calcext:value-type="float">
            <text:p>-9.62041E-05</text:p>
          </table:table-cell>
          <table:table-cell office:value-type="float" office:value="-0.00000955175" calcext:value-type="float">
            <text:p>-9.55175E-06</text:p>
          </table:table-cell>
          <table:table-cell office:value-type="float" office:value="-0.0000158684" calcext:value-type="float">
            <text:p>-1.58684E-05</text:p>
          </table:table-cell>
          <table:table-cell office:value-type="float" office:value="-0.0000962036" calcext:value-type="float">
            <text:p>-9.62036E-05</text:p>
          </table:table-cell>
          <table:table-cell office:value-type="float" office:value="-0.00000955196" calcext:value-type="float">
            <text:p>-9.55196E-06</text:p>
          </table:table-cell>
          <table:table-cell office:value-type="float" office:value="0.0000118737" calcext:value-type="float">
            <text:p>1.18737E-05</text:p>
          </table:table-cell>
          <table:table-cell office:value-type="float" office:value="-0.0000342989" calcext:value-type="float">
            <text:p>-3.42989E-05</text:p>
          </table:table-cell>
          <table:table-cell office:value-type="float" office:value="-0.0000884171" calcext:value-type="float">
            <text:p>-8.84171E-05</text:p>
          </table:table-cell>
          <table:table-cell office:value-type="float" office:value="-0.0000118721" calcext:value-type="float">
            <text:p>-1.18721E-05</text:p>
          </table:table-cell>
          <table:table-cell office:value-type="float" office:value="-0.0000342982" calcext:value-type="float">
            <text:p>-3.42982E-05</text:p>
          </table:table-cell>
          <table:table-cell office:value-type="float" office:value="-0.0000884176" calcext:value-type="float">
            <text:p>-8.8417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6097" calcext:value-type="float">
            <text:p>-0.0326097</text:p>
          </table:table-cell>
          <table:table-cell office:value-type="float" office:value="0.00000406661" calcext:value-type="float">
            <text:p>4.06661E-06</text:p>
          </table:table-cell>
          <table:table-cell office:value-type="float" office:value="0.326865" calcext:value-type="float">
            <text:p>0.326865</text:p>
          </table:table-cell>
          <table:table-cell office:value-type="float" office:value="-0.324925" calcext:value-type="float">
            <text:p>-0.324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173557" calcext:value-type="float">
            <text:p>-1.73557E-09</text:p>
          </table:table-cell>
          <table:table-cell office:value-type="float" office:value="-0.00011394" calcext:value-type="float">
            <text:p>-0.00011394</text:p>
          </table:table-cell>
          <table:table-cell office:value-type="float" office:value="0.00000000106337" calcext:value-type="float">
            <text:p>1.06337E-09</text:p>
          </table:table-cell>
          <table:table-cell office:value-type="float" office:value="-0.034351" calcext:value-type="float">
            <text:p>-0.034351</text:p>
          </table:table-cell>
          <table:table-cell office:value-type="float" office:value="-0.0000000124609" calcext:value-type="float">
            <text:p>-1.24609E-08</text:p>
          </table:table-cell>
          <table:table-cell office:value-type="float" office:value="-0.99941" calcext:value-type="float">
            <text:p>-0.99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308" calcext:value-type="float">
            <text:p>0.0409308</text:p>
          </table:table-cell>
          <table:table-cell office:value-type="float" office:value="0.043517" calcext:value-type="float">
            <text:p>0.043517</text:p>
          </table:table-cell>
          <table:table-cell office:value-type="float" office:value="-0.173742" calcext:value-type="float">
            <text:p>-0.173742</text:p>
          </table:table-cell>
          <table:table-cell office:value-type="float" office:value="-0.0409308" calcext:value-type="float">
            <text:p>-0.0409308</text:p>
          </table:table-cell>
          <table:table-cell office:value-type="float" office:value="0.0435169" calcext:value-type="float">
            <text:p>0.0435169</text:p>
          </table:table-cell>
          <table:table-cell office:value-type="float" office:value="-0.173743" calcext:value-type="float">
            <text:p>-0.173743</text:p>
          </table:table-cell>
          <table:table-cell office:value-type="float" office:value="0.11713" calcext:value-type="float">
            <text:p>0.11713</text:p>
          </table:table-cell>
          <table:table-cell office:value-type="float" office:value="-0.0317852" calcext:value-type="float">
            <text:p>-0.0317852</text:p>
          </table:table-cell>
          <table:table-cell office:value-type="float" office:value="-0.181437" calcext:value-type="float">
            <text:p>-0.181437</text:p>
          </table:table-cell>
          <table:table-cell office:value-type="float" office:value="-0.11713" calcext:value-type="float">
            <text:p>-0.11713</text:p>
          </table:table-cell>
          <table:table-cell office:value-type="float" office:value="-0.0317853" calcext:value-type="float">
            <text:p>-0.0317853</text:p>
          </table:table-cell>
          <table:table-cell office:value-type="float" office:value="-0.181437" calcext:value-type="float">
            <text:p>-0.181437</text:p>
          </table:table-cell>
          <table:table-cell office:value-type="float" office:value="0.0000158692" calcext:value-type="float">
            <text:p>1.58692E-05</text:p>
          </table:table-cell>
          <table:table-cell office:value-type="float" office:value="-0.0000960851" calcext:value-type="float">
            <text:p>-9.60851E-05</text:p>
          </table:table-cell>
          <table:table-cell office:value-type="float" office:value="-0.00000957117" calcext:value-type="float">
            <text:p>-9.57117E-06</text:p>
          </table:table-cell>
          <table:table-cell office:value-type="float" office:value="-0.000015868" calcext:value-type="float">
            <text:p>-1.5868E-05</text:p>
          </table:table-cell>
          <table:table-cell office:value-type="float" office:value="-0.0000960846" calcext:value-type="float">
            <text:p>-9.60846E-05</text:p>
          </table:table-cell>
          <table:table-cell office:value-type="float" office:value="-0.00000957138" calcext:value-type="float">
            <text:p>-9.57138E-06</text:p>
          </table:table-cell>
          <table:table-cell office:value-type="float" office:value="0.0000118672" calcext:value-type="float">
            <text:p>1.18672E-05</text:p>
          </table:table-cell>
          <table:table-cell office:value-type="float" office:value="-0.0000342545" calcext:value-type="float">
            <text:p>-3.42545E-05</text:p>
          </table:table-cell>
          <table:table-cell office:value-type="float" office:value="-0.0000883124" calcext:value-type="float">
            <text:p>-8.83124E-05</text:p>
          </table:table-cell>
          <table:table-cell office:value-type="float" office:value="-0.0000118656" calcext:value-type="float">
            <text:p>-1.18656E-05</text:p>
          </table:table-cell>
          <table:table-cell office:value-type="float" office:value="-0.0000342538" calcext:value-type="float">
            <text:p>-3.42538E-05</text:p>
          </table:table-cell>
          <table:table-cell office:value-type="float" office:value="-0.000088313" calcext:value-type="float">
            <text:p>-8.831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6256" calcext:value-type="float">
            <text:p>-0.0326256</text:p>
          </table:table-cell>
          <table:table-cell office:value-type="float" office:value="0.00000406738" calcext:value-type="float">
            <text:p>4.06738E-06</text:p>
          </table:table-cell>
          <table:table-cell office:value-type="float" office:value="0.326861" calcext:value-type="float">
            <text:p>0.326861</text:p>
          </table:table-cell>
          <table:table-cell office:value-type="float" office:value="-0.324919" calcext:value-type="float">
            <text:p>-0.324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169585" calcext:value-type="float">
            <text:p>-1.69585E-09</text:p>
          </table:table-cell>
          <table:table-cell office:value-type="float" office:value="-0.000113669" calcext:value-type="float">
            <text:p>-0.000113669</text:p>
          </table:table-cell>
          <table:table-cell office:value-type="float" office:value="0.00000000106103" calcext:value-type="float">
            <text:p>1.06103E-09</text:p>
          </table:table-cell>
          <table:table-cell office:value-type="float" office:value="-0.0343601" calcext:value-type="float">
            <text:p>-0.0343601</text:p>
          </table:table-cell>
          <table:table-cell office:value-type="float" office:value="-0.0000000123212" calcext:value-type="float">
            <text:p>-1.23212E-08</text:p>
          </table:table-cell>
          <table:table-cell office:value-type="float" office:value="-0.999409" calcext:value-type="float">
            <text:p>-0.999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371" calcext:value-type="float">
            <text:p>0.0409371</text:p>
          </table:table-cell>
          <table:table-cell office:value-type="float" office:value="0.0434786" calcext:value-type="float">
            <text:p>0.0434786</text:p>
          </table:table-cell>
          <table:table-cell office:value-type="float" office:value="-0.173746" calcext:value-type="float">
            <text:p>-0.173746</text:p>
          </table:table-cell>
          <table:table-cell office:value-type="float" office:value="-0.0409372" calcext:value-type="float">
            <text:p>-0.0409372</text:p>
          </table:table-cell>
          <table:table-cell office:value-type="float" office:value="0.0434785" calcext:value-type="float">
            <text:p>0.0434785</text:p>
          </table:table-cell>
          <table:table-cell office:value-type="float" office:value="-0.173746" calcext:value-type="float">
            <text:p>-0.173746</text:p>
          </table:table-cell>
          <table:table-cell office:value-type="float" office:value="0.117135" calcext:value-type="float">
            <text:p>0.117135</text:p>
          </table:table-cell>
          <table:table-cell office:value-type="float" office:value="-0.031799" calcext:value-type="float">
            <text:p>-0.031799</text:p>
          </table:table-cell>
          <table:table-cell office:value-type="float" office:value="-0.181472" calcext:value-type="float">
            <text:p>-0.181472</text:p>
          </table:table-cell>
          <table:table-cell office:value-type="float" office:value="-0.117135" calcext:value-type="float">
            <text:p>-0.117135</text:p>
          </table:table-cell>
          <table:table-cell office:value-type="float" office:value="-0.031799" calcext:value-type="float">
            <text:p>-0.031799</text:p>
          </table:table-cell>
          <table:table-cell office:value-type="float" office:value="-0.181472" calcext:value-type="float">
            <text:p>-0.181472</text:p>
          </table:table-cell>
          <table:table-cell office:value-type="float" office:value="0.0000158692" calcext:value-type="float">
            <text:p>1.58692E-05</text:p>
          </table:table-cell>
          <table:table-cell office:value-type="float" office:value="-0.0000959305" calcext:value-type="float">
            <text:p>-9.59305E-05</text:p>
          </table:table-cell>
          <table:table-cell office:value-type="float" office:value="-0.00000959974" calcext:value-type="float">
            <text:p>-9.59974E-06</text:p>
          </table:table-cell>
          <table:table-cell office:value-type="float" office:value="-0.0000158679" calcext:value-type="float">
            <text:p>-1.58679E-05</text:p>
          </table:table-cell>
          <table:table-cell office:value-type="float" office:value="-0.00009593" calcext:value-type="float">
            <text:p>-9.593E-05</text:p>
          </table:table-cell>
          <table:table-cell office:value-type="float" office:value="-0.00000959995" calcext:value-type="float">
            <text:p>-9.59995E-06</text:p>
          </table:table-cell>
          <table:table-cell office:value-type="float" office:value="0.0000118575" calcext:value-type="float">
            <text:p>1.18575E-05</text:p>
          </table:table-cell>
          <table:table-cell office:value-type="float" office:value="-0.0000342006" calcext:value-type="float">
            <text:p>-3.42006E-05</text:p>
          </table:table-cell>
          <table:table-cell office:value-type="float" office:value="-0.000088172" calcext:value-type="float">
            <text:p>-8.8172E-05</text:p>
          </table:table-cell>
          <table:table-cell office:value-type="float" office:value="-0.0000118559" calcext:value-type="float">
            <text:p>-1.18559E-05</text:p>
          </table:table-cell>
          <table:table-cell office:value-type="float" office:value="-0.0000341999" calcext:value-type="float">
            <text:p>-3.41999E-05</text:p>
          </table:table-cell>
          <table:table-cell office:value-type="float" office:value="-0.0000881725" calcext:value-type="float">
            <text:p>-8.8172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64" calcext:value-type="float">
            <text:p>-0.03264</text:p>
          </table:table-cell>
          <table:table-cell office:value-type="float" office:value="0.00000406808" calcext:value-type="float">
            <text:p>4.06808E-06</text:p>
          </table:table-cell>
          <table:table-cell office:value-type="float" office:value="0.326857" calcext:value-type="float">
            <text:p>0.326857</text:p>
          </table:table-cell>
          <table:table-cell office:value-type="float" office:value="-0.324914" calcext:value-type="float">
            <text:p>-0.324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164773" calcext:value-type="float">
            <text:p>-1.64773E-09</text:p>
          </table:table-cell>
          <table:table-cell office:value-type="float" office:value="-0.000113355" calcext:value-type="float">
            <text:p>-0.000113355</text:p>
          </table:table-cell>
          <table:table-cell office:value-type="float" office:value="0.00000000105818" calcext:value-type="float">
            <text:p>1.05818E-09</text:p>
          </table:table-cell>
          <table:table-cell office:value-type="float" office:value="-0.034371" calcext:value-type="float">
            <text:p>-0.034371</text:p>
          </table:table-cell>
          <table:table-cell office:value-type="float" office:value="-0.0000000121576" calcext:value-type="float">
            <text:p>-1.21576E-08</text:p>
          </table:table-cell>
          <table:table-cell office:value-type="float" office:value="-0.999409" calcext:value-type="float">
            <text:p>-0.999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448" calcext:value-type="float">
            <text:p>0.0409448</text:p>
          </table:table-cell>
          <table:table-cell office:value-type="float" office:value="0.0434326" calcext:value-type="float">
            <text:p>0.0434326</text:p>
          </table:table-cell>
          <table:table-cell office:value-type="float" office:value="-0.173751" calcext:value-type="float">
            <text:p>-0.173751</text:p>
          </table:table-cell>
          <table:table-cell office:value-type="float" office:value="-0.0409448" calcext:value-type="float">
            <text:p>-0.0409448</text:p>
          </table:table-cell>
          <table:table-cell office:value-type="float" office:value="0.0434325" calcext:value-type="float">
            <text:p>0.0434325</text:p>
          </table:table-cell>
          <table:table-cell office:value-type="float" office:value="-0.173751" calcext:value-type="float">
            <text:p>-0.173751</text:p>
          </table:table-cell>
          <table:table-cell office:value-type="float" office:value="0.117141" calcext:value-type="float">
            <text:p>0.117141</text:p>
          </table:table-cell>
          <table:table-cell office:value-type="float" office:value="-0.0318154" calcext:value-type="float">
            <text:p>-0.0318154</text:p>
          </table:table-cell>
          <table:table-cell office:value-type="float" office:value="-0.181514" calcext:value-type="float">
            <text:p>-0.181514</text:p>
          </table:table-cell>
          <table:table-cell office:value-type="float" office:value="-0.117141" calcext:value-type="float">
            <text:p>-0.117141</text:p>
          </table:table-cell>
          <table:table-cell office:value-type="float" office:value="-0.0318154" calcext:value-type="float">
            <text:p>-0.0318154</text:p>
          </table:table-cell>
          <table:table-cell office:value-type="float" office:value="-0.181514" calcext:value-type="float">
            <text:p>-0.181514</text:p>
          </table:table-cell>
          <table:table-cell office:value-type="float" office:value="0.0000158692" calcext:value-type="float">
            <text:p>1.58692E-05</text:p>
          </table:table-cell>
          <table:table-cell office:value-type="float" office:value="-0.000095741" calcext:value-type="float">
            <text:p>-9.5741E-05</text:p>
          </table:table-cell>
          <table:table-cell office:value-type="float" office:value="-0.0000096344" calcext:value-type="float">
            <text:p>-9.6344E-06</text:p>
          </table:table-cell>
          <table:table-cell office:value-type="float" office:value="-0.0000158679" calcext:value-type="float">
            <text:p>-1.58679E-05</text:p>
          </table:table-cell>
          <table:table-cell office:value-type="float" office:value="-0.0000957405" calcext:value-type="float">
            <text:p>-9.57405E-05</text:p>
          </table:table-cell>
          <table:table-cell office:value-type="float" office:value="-0.00000963462" calcext:value-type="float">
            <text:p>-9.63462E-06</text:p>
          </table:table-cell>
          <table:table-cell office:value-type="float" office:value="0.0000118455" calcext:value-type="float">
            <text:p>1.18455E-05</text:p>
          </table:table-cell>
          <table:table-cell office:value-type="float" office:value="-0.000034135" calcext:value-type="float">
            <text:p>-3.4135E-05</text:p>
          </table:table-cell>
          <table:table-cell office:value-type="float" office:value="-0.0000879986" calcext:value-type="float">
            <text:p>-8.79986E-05</text:p>
          </table:table-cell>
          <table:table-cell office:value-type="float" office:value="-0.0000118439" calcext:value-type="float">
            <text:p>-1.18439E-05</text:p>
          </table:table-cell>
          <table:table-cell office:value-type="float" office:value="-0.0000341343" calcext:value-type="float">
            <text:p>-3.41343E-05</text:p>
          </table:table-cell>
          <table:table-cell office:value-type="float" office:value="-0.0000879991" calcext:value-type="float">
            <text:p>-8.7999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6544" calcext:value-type="float">
            <text:p>-0.0326544</text:p>
          </table:table-cell>
          <table:table-cell office:value-type="float" office:value="0.00000406877" calcext:value-type="float">
            <text:p>4.06877E-06</text:p>
          </table:table-cell>
          <table:table-cell office:value-type="float" office:value="0.326853" calcext:value-type="float">
            <text:p>0.326853</text:p>
          </table:table-cell>
          <table:table-cell office:value-type="float" office:value="-0.324908" calcext:value-type="float">
            <text:p>-0.324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161173" calcext:value-type="float">
            <text:p>-1.61173E-09</text:p>
          </table:table-cell>
          <table:table-cell office:value-type="float" office:value="-0.00011312" calcext:value-type="float">
            <text:p>-0.00011312</text:p>
          </table:table-cell>
          <table:table-cell office:value-type="float" office:value="0.00000000105604" calcext:value-type="float">
            <text:p>1.05604E-09</text:p>
          </table:table-cell>
          <table:table-cell office:value-type="float" office:value="-0.0343791" calcext:value-type="float">
            <text:p>-0.0343791</text:p>
          </table:table-cell>
          <table:table-cell office:value-type="float" office:value="-0.0000000120378" calcext:value-type="float">
            <text:p>-1.20378E-08</text:p>
          </table:table-cell>
          <table:table-cell office:value-type="float" office:value="-0.999409" calcext:value-type="float">
            <text:p>-0.999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505" calcext:value-type="float">
            <text:p>0.0409505</text:p>
          </table:table-cell>
          <table:table-cell office:value-type="float" office:value="0.0433981" calcext:value-type="float">
            <text:p>0.0433981</text:p>
          </table:table-cell>
          <table:table-cell office:value-type="float" office:value="-0.173754" calcext:value-type="float">
            <text:p>-0.173754</text:p>
          </table:table-cell>
          <table:table-cell office:value-type="float" office:value="-0.0409505" calcext:value-type="float">
            <text:p>-0.0409505</text:p>
          </table:table-cell>
          <table:table-cell office:value-type="float" office:value="0.043398" calcext:value-type="float">
            <text:p>0.043398</text:p>
          </table:table-cell>
          <table:table-cell office:value-type="float" office:value="-0.173754" calcext:value-type="float">
            <text:p>-0.173754</text:p>
          </table:table-cell>
          <table:table-cell office:value-type="float" office:value="0.117145" calcext:value-type="float">
            <text:p>0.117145</text:p>
          </table:table-cell>
          <table:table-cell office:value-type="float" office:value="-0.0318276" calcext:value-type="float">
            <text:p>-0.0318276</text:p>
          </table:table-cell>
          <table:table-cell office:value-type="float" office:value="-0.181546" calcext:value-type="float">
            <text:p>-0.181546</text:p>
          </table:table-cell>
          <table:table-cell office:value-type="float" office:value="-0.117145" calcext:value-type="float">
            <text:p>-0.117145</text:p>
          </table:table-cell>
          <table:table-cell office:value-type="float" office:value="-0.0318277" calcext:value-type="float">
            <text:p>-0.0318277</text:p>
          </table:table-cell>
          <table:table-cell office:value-type="float" office:value="-0.181546" calcext:value-type="float">
            <text:p>-0.181546</text:p>
          </table:table-cell>
          <table:table-cell office:value-type="float" office:value="0.0000158691" calcext:value-type="float">
            <text:p>1.58691E-05</text:p>
          </table:table-cell>
          <table:table-cell office:value-type="float" office:value="-0.0000955997" calcext:value-type="float">
            <text:p>-9.55997E-05</text:p>
          </table:table-cell>
          <table:table-cell office:value-type="float" office:value="-0.00000965975" calcext:value-type="float">
            <text:p>-9.65975E-06</text:p>
          </table:table-cell>
          <table:table-cell office:value-type="float" office:value="-0.0000158679" calcext:value-type="float">
            <text:p>-1.58679E-05</text:p>
          </table:table-cell>
          <table:table-cell office:value-type="float" office:value="-0.0000955992" calcext:value-type="float">
            <text:p>-9.55992E-05</text:p>
          </table:table-cell>
          <table:table-cell office:value-type="float" office:value="-0.00000965996" calcext:value-type="float">
            <text:p>-9.65996E-06</text:p>
          </table:table-cell>
          <table:table-cell office:value-type="float" office:value="0.0000118364" calcext:value-type="float">
            <text:p>1.18364E-05</text:p>
          </table:table-cell>
          <table:table-cell office:value-type="float" office:value="-0.0000340862" calcext:value-type="float">
            <text:p>-3.40862E-05</text:p>
          </table:table-cell>
          <table:table-cell office:value-type="float" office:value="-0.0000878687" calcext:value-type="float">
            <text:p>-8.78687E-05</text:p>
          </table:table-cell>
          <table:table-cell office:value-type="float" office:value="-0.0000118348" calcext:value-type="float">
            <text:p>-1.18348E-05</text:p>
          </table:table-cell>
          <table:table-cell office:value-type="float" office:value="-0.0000340855" calcext:value-type="float">
            <text:p>-3.40855E-05</text:p>
          </table:table-cell>
          <table:table-cell office:value-type="float" office:value="-0.0000878693" calcext:value-type="float">
            <text:p>-8.7869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6688" calcext:value-type="float">
            <text:p>-0.0326688</text:p>
          </table:table-cell>
          <table:table-cell office:value-type="float" office:value="0.00000406947" calcext:value-type="float">
            <text:p>4.06947E-06</text:p>
          </table:table-cell>
          <table:table-cell office:value-type="float" office:value="0.32685" calcext:value-type="float">
            <text:p>0.32685</text:p>
          </table:table-cell>
          <table:table-cell office:value-type="float" office:value="-0.324903" calcext:value-type="float">
            <text:p>-0.324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157247" calcext:value-type="float">
            <text:p>-1.57247E-09</text:p>
          </table:table-cell>
          <table:table-cell office:value-type="float" office:value="-0.000112817" calcext:value-type="float">
            <text:p>-0.000112817</text:p>
          </table:table-cell>
          <table:table-cell office:value-type="float" office:value="0.00000000105356" calcext:value-type="float">
            <text:p>1.05356E-09</text:p>
          </table:table-cell>
          <table:table-cell office:value-type="float" office:value="-0.0343891" calcext:value-type="float">
            <text:p>-0.0343891</text:p>
          </table:table-cell>
          <table:table-cell office:value-type="float" office:value="-0.0000000118945" calcext:value-type="float">
            <text:p>-1.18945E-08</text:p>
          </table:table-cell>
          <table:table-cell office:value-type="float" office:value="-0.999408" calcext:value-type="float">
            <text:p>-0.999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575" calcext:value-type="float">
            <text:p>0.0409575</text:p>
          </table:table-cell>
          <table:table-cell office:value-type="float" office:value="0.0433561" calcext:value-type="float">
            <text:p>0.0433561</text:p>
          </table:table-cell>
          <table:table-cell office:value-type="float" office:value="-0.173759" calcext:value-type="float">
            <text:p>-0.173759</text:p>
          </table:table-cell>
          <table:table-cell office:value-type="float" office:value="-0.0409575" calcext:value-type="float">
            <text:p>-0.0409575</text:p>
          </table:table-cell>
          <table:table-cell office:value-type="float" office:value="0.043356" calcext:value-type="float">
            <text:p>0.043356</text:p>
          </table:table-cell>
          <table:table-cell office:value-type="float" office:value="-0.173759" calcext:value-type="float">
            <text:p>-0.173759</text:p>
          </table:table-cell>
          <table:table-cell office:value-type="float" office:value="0.11715" calcext:value-type="float">
            <text:p>0.11715</text:p>
          </table:table-cell>
          <table:table-cell office:value-type="float" office:value="-0.0318426" calcext:value-type="float">
            <text:p>-0.0318426</text:p>
          </table:table-cell>
          <table:table-cell office:value-type="float" office:value="-0.181585" calcext:value-type="float">
            <text:p>-0.181585</text:p>
          </table:table-cell>
          <table:table-cell office:value-type="float" office:value="-0.11715" calcext:value-type="float">
            <text:p>-0.11715</text:p>
          </table:table-cell>
          <table:table-cell office:value-type="float" office:value="-0.0318427" calcext:value-type="float">
            <text:p>-0.0318427</text:p>
          </table:table-cell>
          <table:table-cell office:value-type="float" office:value="-0.181585" calcext:value-type="float">
            <text:p>-0.181585</text:p>
          </table:table-cell>
          <table:table-cell office:value-type="float" office:value="0.0000158687" calcext:value-type="float">
            <text:p>1.58687E-05</text:p>
          </table:table-cell>
          <table:table-cell office:value-type="float" office:value="-0.0000954365" calcext:value-type="float">
            <text:p>-9.54365E-05</text:p>
          </table:table-cell>
          <table:table-cell office:value-type="float" office:value="-0.00000968639" calcext:value-type="float">
            <text:p>-9.68639E-06</text:p>
          </table:table-cell>
          <table:table-cell office:value-type="float" office:value="-0.0000158675" calcext:value-type="float">
            <text:p>-1.58675E-05</text:p>
          </table:table-cell>
          <table:table-cell office:value-type="float" office:value="-0.000095436" calcext:value-type="float">
            <text:p>-9.5436E-05</text:p>
          </table:table-cell>
          <table:table-cell office:value-type="float" office:value="-0.00000968661" calcext:value-type="float">
            <text:p>-9.68661E-06</text:p>
          </table:table-cell>
          <table:table-cell office:value-type="float" office:value="0.0000118263" calcext:value-type="float">
            <text:p>1.18263E-05</text:p>
          </table:table-cell>
          <table:table-cell office:value-type="float" office:value="-0.0000340278" calcext:value-type="float">
            <text:p>-3.40278E-05</text:p>
          </table:table-cell>
          <table:table-cell office:value-type="float" office:value="-0.00008772" calcext:value-type="float">
            <text:p>-8.772E-05</text:p>
          </table:table-cell>
          <table:table-cell office:value-type="float" office:value="-0.0000118248" calcext:value-type="float">
            <text:p>-1.18248E-05</text:p>
          </table:table-cell>
          <table:table-cell office:value-type="float" office:value="-0.0000340271" calcext:value-type="float">
            <text:p>-3.40271E-05</text:p>
          </table:table-cell>
          <table:table-cell office:value-type="float" office:value="-0.0000877206" calcext:value-type="float">
            <text:p>-8.7720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6846" calcext:value-type="float">
            <text:p>-0.0326846</text:p>
          </table:table-cell>
          <table:table-cell office:value-type="float" office:value="0.00000407023" calcext:value-type="float">
            <text:p>4.07023E-06</text:p>
          </table:table-cell>
          <table:table-cell office:value-type="float" office:value="0.326846" calcext:value-type="float">
            <text:p>0.326846</text:p>
          </table:table-cell>
          <table:table-cell office:value-type="float" office:value="-0.324897" calcext:value-type="float">
            <text:p>-0.324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153788" calcext:value-type="float">
            <text:p>-1.53788E-09</text:p>
          </table:table-cell>
          <table:table-cell office:value-type="float" office:value="-0.00011253" calcext:value-type="float">
            <text:p>-0.00011253</text:p>
          </table:table-cell>
          <table:table-cell office:value-type="float" office:value="0.00000000105134" calcext:value-type="float">
            <text:p>1.05134E-09</text:p>
          </table:table-cell>
          <table:table-cell office:value-type="float" office:value="-0.0343981" calcext:value-type="float">
            <text:p>-0.0343981</text:p>
          </table:table-cell>
          <table:table-cell office:value-type="float" office:value="-0.0000000117674" calcext:value-type="float">
            <text:p>-1.17674E-08</text:p>
          </table:table-cell>
          <table:table-cell office:value-type="float" office:value="-0.999408" calcext:value-type="float">
            <text:p>-0.999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638" calcext:value-type="float">
            <text:p>0.0409638</text:p>
          </table:table-cell>
          <table:table-cell office:value-type="float" office:value="0.043318" calcext:value-type="float">
            <text:p>0.043318</text:p>
          </table:table-cell>
          <table:table-cell office:value-type="float" office:value="-0.173762" calcext:value-type="float">
            <text:p>-0.173762</text:p>
          </table:table-cell>
          <table:table-cell office:value-type="float" office:value="-0.0409638" calcext:value-type="float">
            <text:p>-0.0409638</text:p>
          </table:table-cell>
          <table:table-cell office:value-type="float" office:value="0.0433179" calcext:value-type="float">
            <text:p>0.0433179</text:p>
          </table:table-cell>
          <table:table-cell office:value-type="float" office:value="-0.173763" calcext:value-type="float">
            <text:p>-0.173763</text:p>
          </table:table-cell>
          <table:table-cell office:value-type="float" office:value="0.117155" calcext:value-type="float">
            <text:p>0.117155</text:p>
          </table:table-cell>
          <table:table-cell office:value-type="float" office:value="-0.0318562" calcext:value-type="float">
            <text:p>-0.0318562</text:p>
          </table:table-cell>
          <table:table-cell office:value-type="float" office:value="-0.18162" calcext:value-type="float">
            <text:p>-0.18162</text:p>
          </table:table-cell>
          <table:table-cell office:value-type="float" office:value="-0.117155" calcext:value-type="float">
            <text:p>-0.117155</text:p>
          </table:table-cell>
          <table:table-cell office:value-type="float" office:value="-0.0318563" calcext:value-type="float">
            <text:p>-0.0318563</text:p>
          </table:table-cell>
          <table:table-cell office:value-type="float" office:value="-0.18162" calcext:value-type="float">
            <text:p>-0.18162</text:p>
          </table:table-cell>
          <table:table-cell office:value-type="float" office:value="0.0000158682" calcext:value-type="float">
            <text:p>1.58682E-05</text:p>
          </table:table-cell>
          <table:table-cell office:value-type="float" office:value="-0.0000952944" calcext:value-type="float">
            <text:p>-9.52944E-05</text:p>
          </table:table-cell>
          <table:table-cell office:value-type="float" office:value="-0.00000970816" calcext:value-type="float">
            <text:p>-9.70816E-06</text:p>
          </table:table-cell>
          <table:table-cell office:value-type="float" office:value="-0.000015867" calcext:value-type="float">
            <text:p>-1.5867E-05</text:p>
          </table:table-cell>
          <table:table-cell office:value-type="float" office:value="-0.0000952939" calcext:value-type="float">
            <text:p>-9.52939E-05</text:p>
          </table:table-cell>
          <table:table-cell office:value-type="float" office:value="-0.00000970837" calcext:value-type="float">
            <text:p>-9.70837E-06</text:p>
          </table:table-cell>
          <table:table-cell office:value-type="float" office:value="0.0000118177" calcext:value-type="float">
            <text:p>1.18177E-05</text:p>
          </table:table-cell>
          <table:table-cell office:value-type="float" office:value="-0.0000339763" calcext:value-type="float">
            <text:p>-3.39763E-05</text:p>
          </table:table-cell>
          <table:table-cell office:value-type="float" office:value="-0.0000875907" calcext:value-type="float">
            <text:p>-8.75907E-05</text:p>
          </table:table-cell>
          <table:table-cell office:value-type="float" office:value="-0.0000118162" calcext:value-type="float">
            <text:p>-1.18162E-05</text:p>
          </table:table-cell>
          <table:table-cell office:value-type="float" office:value="-0.0000339756" calcext:value-type="float">
            <text:p>-3.39756E-05</text:p>
          </table:table-cell>
          <table:table-cell office:value-type="float" office:value="-0.0000875913" calcext:value-type="float">
            <text:p>-8.7591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6989" calcext:value-type="float">
            <text:p>-0.0326989</text:p>
          </table:table-cell>
          <table:table-cell office:value-type="float" office:value="0.00000407092" calcext:value-type="float">
            <text:p>4.07092E-06</text:p>
          </table:table-cell>
          <table:table-cell office:value-type="float" office:value="0.326842" calcext:value-type="float">
            <text:p>0.326842</text:p>
          </table:table-cell>
          <table:table-cell office:value-type="float" office:value="-0.324892" calcext:value-type="float">
            <text:p>-0.324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4" calcext:value-type="float">
            <text:p>4</text:p>
          </table:table-cell>
          <table:table-cell office:value-type="float" office:value="-0.00000000150108" calcext:value-type="float">
            <text:p>-1.50108E-09</text:p>
          </table:table-cell>
          <table:table-cell office:value-type="float" office:value="-0.00011227" calcext:value-type="float">
            <text:p>-0.00011227</text:p>
          </table:table-cell>
          <table:table-cell office:value-type="float" office:value="0.00000000104902" calcext:value-type="float">
            <text:p>1.04902E-09</text:p>
          </table:table-cell>
          <table:table-cell office:value-type="float" office:value="-0.034407" calcext:value-type="float">
            <text:p>-0.034407</text:p>
          </table:table-cell>
          <table:table-cell office:value-type="float" office:value="-0.000000011643" calcext:value-type="float">
            <text:p>-1.1643E-08</text:p>
          </table:table-cell>
          <table:table-cell office:value-type="float" office:value="-0.999408" calcext:value-type="float">
            <text:p>-0.999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702" calcext:value-type="float">
            <text:p>0.0409702</text:p>
          </table:table-cell>
          <table:table-cell office:value-type="float" office:value="0.0432799" calcext:value-type="float">
            <text:p>0.0432799</text:p>
          </table:table-cell>
          <table:table-cell office:value-type="float" office:value="-0.173766" calcext:value-type="float">
            <text:p>-0.173766</text:p>
          </table:table-cell>
          <table:table-cell office:value-type="float" office:value="-0.0409702" calcext:value-type="float">
            <text:p>-0.0409702</text:p>
          </table:table-cell>
          <table:table-cell office:value-type="float" office:value="0.0432798" calcext:value-type="float">
            <text:p>0.0432798</text:p>
          </table:table-cell>
          <table:table-cell office:value-type="float" office:value="-0.173766" calcext:value-type="float">
            <text:p>-0.173766</text:p>
          </table:table-cell>
          <table:table-cell office:value-type="float" office:value="0.117159" calcext:value-type="float">
            <text:p>0.117159</text:p>
          </table:table-cell>
          <table:table-cell office:value-type="float" office:value="-0.0318698" calcext:value-type="float">
            <text:p>-0.0318698</text:p>
          </table:table-cell>
          <table:table-cell office:value-type="float" office:value="-0.181655" calcext:value-type="float">
            <text:p>-0.181655</text:p>
          </table:table-cell>
          <table:table-cell office:value-type="float" office:value="-0.11716" calcext:value-type="float">
            <text:p>-0.11716</text:p>
          </table:table-cell>
          <table:table-cell office:value-type="float" office:value="-0.0318699" calcext:value-type="float">
            <text:p>-0.0318699</text:p>
          </table:table-cell>
          <table:table-cell office:value-type="float" office:value="-0.181655" calcext:value-type="float">
            <text:p>-0.181655</text:p>
          </table:table-cell>
          <table:table-cell office:value-type="float" office:value="0.0000158679" calcext:value-type="float">
            <text:p>1.58679E-05</text:p>
          </table:table-cell>
          <table:table-cell office:value-type="float" office:value="-0.0000951416" calcext:value-type="float">
            <text:p>-9.51416E-05</text:p>
          </table:table-cell>
          <table:table-cell office:value-type="float" office:value="-0.0000097328" calcext:value-type="float">
            <text:p>-9.7328E-06</text:p>
          </table:table-cell>
          <table:table-cell office:value-type="float" office:value="-0.0000158667" calcext:value-type="float">
            <text:p>-1.58667E-05</text:p>
          </table:table-cell>
          <table:table-cell office:value-type="float" office:value="-0.0000951411" calcext:value-type="float">
            <text:p>-9.51411E-05</text:p>
          </table:table-cell>
          <table:table-cell office:value-type="float" office:value="-0.00000973302" calcext:value-type="float">
            <text:p>-9.73302E-06</text:p>
          </table:table-cell>
          <table:table-cell office:value-type="float" office:value="0.0000118079" calcext:value-type="float">
            <text:p>1.18079E-05</text:p>
          </table:table-cell>
          <table:table-cell office:value-type="float" office:value="-0.0000339225" calcext:value-type="float">
            <text:p>-3.39225E-05</text:p>
          </table:table-cell>
          <table:table-cell office:value-type="float" office:value="-0.0000874495" calcext:value-type="float">
            <text:p>-8.74495E-05</text:p>
          </table:table-cell>
          <table:table-cell office:value-type="float" office:value="-0.0000118065" calcext:value-type="float">
            <text:p>-1.18065E-05</text:p>
          </table:table-cell>
          <table:table-cell office:value-type="float" office:value="-0.0000339218" calcext:value-type="float">
            <text:p>-3.39218E-05</text:p>
          </table:table-cell>
          <table:table-cell office:value-type="float" office:value="-0.0000874501" calcext:value-type="float">
            <text:p>-8.7450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7132" calcext:value-type="float">
            <text:p>-0.0327132</text:p>
          </table:table-cell>
          <table:table-cell office:value-type="float" office:value="0.00000407162" calcext:value-type="float">
            <text:p>4.07162E-06</text:p>
          </table:table-cell>
          <table:table-cell office:value-type="float" office:value="0.326838" calcext:value-type="float">
            <text:p>0.326838</text:p>
          </table:table-cell>
          <table:table-cell office:value-type="float" office:value="-0.324887" calcext:value-type="float">
            <text:p>-0.324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146466" calcext:value-type="float">
            <text:p>-1.46466E-09</text:p>
          </table:table-cell>
          <table:table-cell office:value-type="float" office:value="-0.000111972" calcext:value-type="float">
            <text:p>-0.000111972</text:p>
          </table:table-cell>
          <table:table-cell office:value-type="float" office:value="0.00000000104659" calcext:value-type="float">
            <text:p>1.04659E-09</text:p>
          </table:table-cell>
          <table:table-cell office:value-type="float" office:value="-0.0344169" calcext:value-type="float">
            <text:p>-0.0344169</text:p>
          </table:table-cell>
          <table:table-cell office:value-type="float" office:value="-0.0000000115095" calcext:value-type="float">
            <text:p>-1.15095E-08</text:p>
          </table:table-cell>
          <table:table-cell office:value-type="float" office:value="-0.999408" calcext:value-type="float">
            <text:p>-0.999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771" calcext:value-type="float">
            <text:p>0.0409771</text:p>
          </table:table-cell>
          <table:table-cell office:value-type="float" office:value="0.043238" calcext:value-type="float">
            <text:p>0.043238</text:p>
          </table:table-cell>
          <table:table-cell office:value-type="float" office:value="-0.173771" calcext:value-type="float">
            <text:p>-0.173771</text:p>
          </table:table-cell>
          <table:table-cell office:value-type="float" office:value="-0.0409772" calcext:value-type="float">
            <text:p>-0.0409772</text:p>
          </table:table-cell>
          <table:table-cell office:value-type="float" office:value="0.043238" calcext:value-type="float">
            <text:p>0.043238</text:p>
          </table:table-cell>
          <table:table-cell office:value-type="float" office:value="-0.173771" calcext:value-type="float">
            <text:p>-0.173771</text:p>
          </table:table-cell>
          <table:table-cell office:value-type="float" office:value="0.117165" calcext:value-type="float">
            <text:p>0.117165</text:p>
          </table:table-cell>
          <table:table-cell office:value-type="float" office:value="-0.0318847" calcext:value-type="float">
            <text:p>-0.0318847</text:p>
          </table:table-cell>
          <table:table-cell office:value-type="float" office:value="-0.181693" calcext:value-type="float">
            <text:p>-0.181693</text:p>
          </table:table-cell>
          <table:table-cell office:value-type="float" office:value="-0.117165" calcext:value-type="float">
            <text:p>-0.117165</text:p>
          </table:table-cell>
          <table:table-cell office:value-type="float" office:value="-0.0318848" calcext:value-type="float">
            <text:p>-0.0318848</text:p>
          </table:table-cell>
          <table:table-cell office:value-type="float" office:value="-0.181693" calcext:value-type="float">
            <text:p>-0.181693</text:p>
          </table:table-cell>
          <table:table-cell office:value-type="float" office:value="0.0000158673" calcext:value-type="float">
            <text:p>1.58673E-05</text:p>
          </table:table-cell>
          <table:table-cell office:value-type="float" office:value="-0.0000949808" calcext:value-type="float">
            <text:p>-9.49808E-05</text:p>
          </table:table-cell>
          <table:table-cell office:value-type="float" office:value="-0.00000975641" calcext:value-type="float">
            <text:p>-9.75641E-06</text:p>
          </table:table-cell>
          <table:table-cell office:value-type="float" office:value="-0.0000158661" calcext:value-type="float">
            <text:p>-1.58661E-05</text:p>
          </table:table-cell>
          <table:table-cell office:value-type="float" office:value="-0.0000949803" calcext:value-type="float">
            <text:p>-9.49803E-05</text:p>
          </table:table-cell>
          <table:table-cell office:value-type="float" office:value="-0.00000975662" calcext:value-type="float">
            <text:p>-9.75662E-06</text:p>
          </table:table-cell>
          <table:table-cell office:value-type="float" office:value="0.0000117979" calcext:value-type="float">
            <text:p>1.17979E-05</text:p>
          </table:table-cell>
          <table:table-cell office:value-type="float" office:value="-0.0000338643" calcext:value-type="float">
            <text:p>-3.38643E-05</text:p>
          </table:table-cell>
          <table:table-cell office:value-type="float" office:value="-0.0000873019" calcext:value-type="float">
            <text:p>-8.73019E-05</text:p>
          </table:table-cell>
          <table:table-cell office:value-type="float" office:value="-0.0000117965" calcext:value-type="float">
            <text:p>-1.17965E-05</text:p>
          </table:table-cell>
          <table:table-cell office:value-type="float" office:value="-0.0000338636" calcext:value-type="float">
            <text:p>-3.38636E-05</text:p>
          </table:table-cell>
          <table:table-cell office:value-type="float" office:value="-0.0000873025" calcext:value-type="float">
            <text:p>-8.7302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7289" calcext:value-type="float">
            <text:p>-0.0327289</text:p>
          </table:table-cell>
          <table:table-cell office:value-type="float" office:value="0.00000407238" calcext:value-type="float">
            <text:p>4.07238E-06</text:p>
          </table:table-cell>
          <table:table-cell office:value-type="float" office:value="0.326834" calcext:value-type="float">
            <text:p>0.326834</text:p>
          </table:table-cell>
          <table:table-cell office:value-type="float" office:value="-0.324881" calcext:value-type="float">
            <text:p>-0.324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143151" calcext:value-type="float">
            <text:p>-1.43151E-09</text:p>
          </table:table-cell>
          <table:table-cell office:value-type="float" office:value="-0.000111696" calcext:value-type="float">
            <text:p>-0.000111696</text:p>
          </table:table-cell>
          <table:table-cell office:value-type="float" office:value="0.00000000104437" calcext:value-type="float">
            <text:p>1.04437E-09</text:p>
          </table:table-cell>
          <table:table-cell office:value-type="float" office:value="-0.0344258" calcext:value-type="float">
            <text:p>-0.0344258</text:p>
          </table:table-cell>
          <table:table-cell office:value-type="float" office:value="-0.0000000113909" calcext:value-type="float">
            <text:p>-1.13909E-08</text:p>
          </table:table-cell>
          <table:table-cell office:value-type="float" office:value="-0.999407" calcext:value-type="float">
            <text:p>-0.999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835" calcext:value-type="float">
            <text:p>0.0409835</text:p>
          </table:table-cell>
          <table:table-cell office:value-type="float" office:value="0.0432001" calcext:value-type="float">
            <text:p>0.0432001</text:p>
          </table:table-cell>
          <table:table-cell office:value-type="float" office:value="-0.173775" calcext:value-type="float">
            <text:p>-0.173775</text:p>
          </table:table-cell>
          <table:table-cell office:value-type="float" office:value="-0.0409835" calcext:value-type="float">
            <text:p>-0.0409835</text:p>
          </table:table-cell>
          <table:table-cell office:value-type="float" office:value="0.0432" calcext:value-type="float">
            <text:p>0.0432</text:p>
          </table:table-cell>
          <table:table-cell office:value-type="float" office:value="-0.173775" calcext:value-type="float">
            <text:p>-0.173775</text:p>
          </table:table-cell>
          <table:table-cell office:value-type="float" office:value="0.117169" calcext:value-type="float">
            <text:p>0.117169</text:p>
          </table:table-cell>
          <table:table-cell office:value-type="float" office:value="-0.0318983" calcext:value-type="float">
            <text:p>-0.0318983</text:p>
          </table:table-cell>
          <table:table-cell office:value-type="float" office:value="-0.181728" calcext:value-type="float">
            <text:p>-0.181728</text:p>
          </table:table-cell>
          <table:table-cell office:value-type="float" office:value="-0.117169" calcext:value-type="float">
            <text:p>-0.117169</text:p>
          </table:table-cell>
          <table:table-cell office:value-type="float" office:value="-0.0318983" calcext:value-type="float">
            <text:p>-0.0318983</text:p>
          </table:table-cell>
          <table:table-cell office:value-type="float" office:value="-0.181728" calcext:value-type="float">
            <text:p>-0.181728</text:p>
          </table:table-cell>
          <table:table-cell office:value-type="float" office:value="0.0000158666" calcext:value-type="float">
            <text:p>1.58666E-05</text:p>
          </table:table-cell>
          <table:table-cell office:value-type="float" office:value="-0.0000948381" calcext:value-type="float">
            <text:p>-9.48381E-05</text:p>
          </table:table-cell>
          <table:table-cell office:value-type="float" office:value="-0.00000977648" calcext:value-type="float">
            <text:p>-9.77648E-06</text:p>
          </table:table-cell>
          <table:table-cell office:value-type="float" office:value="-0.0000158655" calcext:value-type="float">
            <text:p>-1.58655E-05</text:p>
          </table:table-cell>
          <table:table-cell office:value-type="float" office:value="-0.0000948376" calcext:value-type="float">
            <text:p>-9.48376E-05</text:p>
          </table:table-cell>
          <table:table-cell office:value-type="float" office:value="-0.0000097767" calcext:value-type="float">
            <text:p>-9.7767E-06</text:p>
          </table:table-cell>
          <table:table-cell office:value-type="float" office:value="0.0000117891" calcext:value-type="float">
            <text:p>1.17891E-05</text:p>
          </table:table-cell>
          <table:table-cell office:value-type="float" office:value="-0.0000338124" calcext:value-type="float">
            <text:p>-3.38124E-05</text:p>
          </table:table-cell>
          <table:table-cell office:value-type="float" office:value="-0.0000871704" calcext:value-type="float">
            <text:p>-8.71704E-05</text:p>
          </table:table-cell>
          <table:table-cell office:value-type="float" office:value="-0.0000117877" calcext:value-type="float">
            <text:p>-1.17877E-05</text:p>
          </table:table-cell>
          <table:table-cell office:value-type="float" office:value="-0.0000338117" calcext:value-type="float">
            <text:p>-3.38117E-05</text:p>
          </table:table-cell>
          <table:table-cell office:value-type="float" office:value="-0.000087171" calcext:value-type="float">
            <text:p>-8.717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7432" calcext:value-type="float">
            <text:p>-0.0327432</text:p>
          </table:table-cell>
          <table:table-cell office:value-type="float" office:value="0.00000407307" calcext:value-type="float">
            <text:p>4.07307E-06</text:p>
          </table:table-cell>
          <table:table-cell office:value-type="float" office:value="0.326831" calcext:value-type="float">
            <text:p>0.326831</text:p>
          </table:table-cell>
          <table:table-cell office:value-type="float" office:value="-0.324875" calcext:value-type="float">
            <text:p>-0.32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140282" calcext:value-type="float">
            <text:p>-1.40282E-09</text:p>
          </table:table-cell>
          <table:table-cell office:value-type="float" office:value="-0.000111449" calcext:value-type="float">
            <text:p>-0.000111449</text:p>
          </table:table-cell>
          <table:table-cell office:value-type="float" office:value="0.00000000104241" calcext:value-type="float">
            <text:p>1.04241E-09</text:p>
          </table:table-cell>
          <table:table-cell office:value-type="float" office:value="-0.0344339" calcext:value-type="float">
            <text:p>-0.0344339</text:p>
          </table:table-cell>
          <table:table-cell office:value-type="float" office:value="-0.0000000112864" calcext:value-type="float">
            <text:p>-1.12864E-08</text:p>
          </table:table-cell>
          <table:table-cell office:value-type="float" office:value="-0.999407" calcext:value-type="float">
            <text:p>-0.999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892" calcext:value-type="float">
            <text:p>0.0409892</text:p>
          </table:table-cell>
          <table:table-cell office:value-type="float" office:value="0.043166" calcext:value-type="float">
            <text:p>0.043166</text:p>
          </table:table-cell>
          <table:table-cell office:value-type="float" office:value="-0.173778" calcext:value-type="float">
            <text:p>-0.173778</text:p>
          </table:table-cell>
          <table:table-cell office:value-type="float" office:value="-0.0409892" calcext:value-type="float">
            <text:p>-0.0409892</text:p>
          </table:table-cell>
          <table:table-cell office:value-type="float" office:value="0.0431659" calcext:value-type="float">
            <text:p>0.0431659</text:p>
          </table:table-cell>
          <table:table-cell office:value-type="float" office:value="-0.173778" calcext:value-type="float">
            <text:p>-0.173778</text:p>
          </table:table-cell>
          <table:table-cell office:value-type="float" office:value="0.117174" calcext:value-type="float">
            <text:p>0.117174</text:p>
          </table:table-cell>
          <table:table-cell office:value-type="float" office:value="-0.0319104" calcext:value-type="float">
            <text:p>-0.0319104</text:p>
          </table:table-cell>
          <table:table-cell office:value-type="float" office:value="-0.181759" calcext:value-type="float">
            <text:p>-0.181759</text:p>
          </table:table-cell>
          <table:table-cell office:value-type="float" office:value="-0.117174" calcext:value-type="float">
            <text:p>-0.117174</text:p>
          </table:table-cell>
          <table:table-cell office:value-type="float" office:value="-0.0319105" calcext:value-type="float">
            <text:p>-0.0319105</text:p>
          </table:table-cell>
          <table:table-cell office:value-type="float" office:value="-0.181759" calcext:value-type="float">
            <text:p>-0.181759</text:p>
          </table:table-cell>
          <table:table-cell office:value-type="float" office:value="0.000015866" calcext:value-type="float">
            <text:p>1.5866E-05</text:p>
          </table:table-cell>
          <table:table-cell office:value-type="float" office:value="-0.0000947104" calcext:value-type="float">
            <text:p>-9.47104E-05</text:p>
          </table:table-cell>
          <table:table-cell office:value-type="float" office:value="-0.00000979368" calcext:value-type="float">
            <text:p>-9.79368E-06</text:p>
          </table:table-cell>
          <table:table-cell office:value-type="float" office:value="-0.0000158649" calcext:value-type="float">
            <text:p>-1.58649E-05</text:p>
          </table:table-cell>
          <table:table-cell office:value-type="float" office:value="-0.0000947099" calcext:value-type="float">
            <text:p>-9.47099E-05</text:p>
          </table:table-cell>
          <table:table-cell office:value-type="float" office:value="-0.0000097939" calcext:value-type="float">
            <text:p>-9.7939E-06</text:p>
          </table:table-cell>
          <table:table-cell office:value-type="float" office:value="0.0000117812" calcext:value-type="float">
            <text:p>1.17812E-05</text:p>
          </table:table-cell>
          <table:table-cell office:value-type="float" office:value="-0.0000337657" calcext:value-type="float">
            <text:p>-3.37657E-05</text:p>
          </table:table-cell>
          <table:table-cell office:value-type="float" office:value="-0.0000870526" calcext:value-type="float">
            <text:p>-8.70526E-05</text:p>
          </table:table-cell>
          <table:table-cell office:value-type="float" office:value="-0.0000117798" calcext:value-type="float">
            <text:p>-1.17798E-05</text:p>
          </table:table-cell>
          <table:table-cell office:value-type="float" office:value="-0.000033765" calcext:value-type="float">
            <text:p>-3.3765E-05</text:p>
          </table:table-cell>
          <table:table-cell office:value-type="float" office:value="-0.0000870532" calcext:value-type="float">
            <text:p>-8.7053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7574" calcext:value-type="float">
            <text:p>-0.0327574</text:p>
          </table:table-cell>
          <table:table-cell office:value-type="float" office:value="0.00000407376" calcext:value-type="float">
            <text:p>4.07376E-06</text:p>
          </table:table-cell>
          <table:table-cell office:value-type="float" office:value="0.326827" calcext:value-type="float">
            <text:p>0.326827</text:p>
          </table:table-cell>
          <table:table-cell office:value-type="float" office:value="-0.32487" calcext:value-type="float">
            <text:p>-0.32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136292" calcext:value-type="float">
            <text:p>-1.36292E-09</text:p>
          </table:table-cell>
          <table:table-cell office:value-type="float" office:value="-0.000111145" calcext:value-type="float">
            <text:p>-0.000111145</text:p>
          </table:table-cell>
          <table:table-cell office:value-type="float" office:value="0.0000000010397" calcext:value-type="float">
            <text:p>1.0397E-09</text:p>
          </table:table-cell>
          <table:table-cell office:value-type="float" office:value="-0.0344445" calcext:value-type="float">
            <text:p>-0.0344445</text:p>
          </table:table-cell>
          <table:table-cell office:value-type="float" office:value="-0.0000000111505" calcext:value-type="float">
            <text:p>-1.11505E-08</text:p>
          </table:table-cell>
          <table:table-cell office:value-type="float" office:value="-0.999407" calcext:value-type="float">
            <text:p>-0.999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968" calcext:value-type="float">
            <text:p>0.0409968</text:p>
          </table:table-cell>
          <table:table-cell office:value-type="float" office:value="0.0431206" calcext:value-type="float">
            <text:p>0.0431206</text:p>
          </table:table-cell>
          <table:table-cell office:value-type="float" office:value="-0.173783" calcext:value-type="float">
            <text:p>-0.173783</text:p>
          </table:table-cell>
          <table:table-cell office:value-type="float" office:value="-0.0409968" calcext:value-type="float">
            <text:p>-0.0409968</text:p>
          </table:table-cell>
          <table:table-cell office:value-type="float" office:value="0.0431205" calcext:value-type="float">
            <text:p>0.0431205</text:p>
          </table:table-cell>
          <table:table-cell office:value-type="float" office:value="-0.173783" calcext:value-type="float">
            <text:p>-0.173783</text:p>
          </table:table-cell>
          <table:table-cell office:value-type="float" office:value="0.117179" calcext:value-type="float">
            <text:p>0.117179</text:p>
          </table:table-cell>
          <table:table-cell office:value-type="float" office:value="-0.0319266" calcext:value-type="float">
            <text:p>-0.0319266</text:p>
          </table:table-cell>
          <table:table-cell office:value-type="float" office:value="-0.181801" calcext:value-type="float">
            <text:p>-0.181801</text:p>
          </table:table-cell>
          <table:table-cell office:value-type="float" office:value="-0.117179" calcext:value-type="float">
            <text:p>-0.117179</text:p>
          </table:table-cell>
          <table:table-cell office:value-type="float" office:value="-0.0319266" calcext:value-type="float">
            <text:p>-0.0319266</text:p>
          </table:table-cell>
          <table:table-cell office:value-type="float" office:value="-0.181801" calcext:value-type="float">
            <text:p>-0.181801</text:p>
          </table:table-cell>
          <table:table-cell office:value-type="float" office:value="0.0000158653" calcext:value-type="float">
            <text:p>1.58653E-05</text:p>
          </table:table-cell>
          <table:table-cell office:value-type="float" office:value="-0.0000945289" calcext:value-type="float">
            <text:p>-9.45289E-05</text:p>
          </table:table-cell>
          <table:table-cell office:value-type="float" office:value="-0.00000981948" calcext:value-type="float">
            <text:p>-9.81948E-06</text:p>
          </table:table-cell>
          <table:table-cell office:value-type="float" office:value="-0.0000158642" calcext:value-type="float">
            <text:p>-1.58642E-05</text:p>
          </table:table-cell>
          <table:table-cell office:value-type="float" office:value="-0.0000945284" calcext:value-type="float">
            <text:p>-9.45284E-05</text:p>
          </table:table-cell>
          <table:table-cell office:value-type="float" office:value="-0.0000098197" calcext:value-type="float">
            <text:p>-9.8197E-06</text:p>
          </table:table-cell>
          <table:table-cell office:value-type="float" office:value="0.0000117695" calcext:value-type="float">
            <text:p>1.17695E-05</text:p>
          </table:table-cell>
          <table:table-cell office:value-type="float" office:value="-0.0000337007" calcext:value-type="float">
            <text:p>-3.37007E-05</text:p>
          </table:table-cell>
          <table:table-cell office:value-type="float" office:value="-0.0000868836" calcext:value-type="float">
            <text:p>-8.68836E-05</text:p>
          </table:table-cell>
          <table:table-cell office:value-type="float" office:value="-0.0000117681" calcext:value-type="float">
            <text:p>-1.17681E-05</text:p>
          </table:table-cell>
          <table:table-cell office:value-type="float" office:value="-0.0000337" calcext:value-type="float">
            <text:p>-3.37E-05</text:p>
          </table:table-cell>
          <table:table-cell office:value-type="float" office:value="-0.0000868842" calcext:value-type="float">
            <text:p>-8.6884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7716" calcext:value-type="float">
            <text:p>-0.0327716</text:p>
          </table:table-cell>
          <table:table-cell office:value-type="float" office:value="0.00000407444" calcext:value-type="float">
            <text:p>4.07444E-06</text:p>
          </table:table-cell>
          <table:table-cell office:value-type="float" office:value="0.326824" calcext:value-type="float">
            <text:p>0.326824</text:p>
          </table:table-cell>
          <table:table-cell office:value-type="float" office:value="-0.324865" calcext:value-type="float">
            <text:p>-0.32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276" calcext:value-type="float">
            <text:p>1.2276E-10</text:p>
          </table:table-cell>
          <table:table-cell office:value-type="float" office:value="-0.000110878" calcext:value-type="float">
            <text:p>-0.000110878</text:p>
          </table:table-cell>
          <table:table-cell office:value-type="float" office:value="0.00000000114761" calcext:value-type="float">
            <text:p>1.14761E-09</text:p>
          </table:table-cell>
          <table:table-cell office:value-type="float" office:value="-0.0344534" calcext:value-type="float">
            <text:p>-0.0344534</text:p>
          </table:table-cell>
          <table:table-cell office:value-type="float" office:value="-0.0000000109986" calcext:value-type="float">
            <text:p>-1.09986E-08</text:p>
          </table:table-cell>
          <table:table-cell office:value-type="float" office:value="-0.999406" calcext:value-type="float">
            <text:p>-0.999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031" calcext:value-type="float">
            <text:p>0.0410031</text:p>
          </table:table-cell>
          <table:table-cell office:value-type="float" office:value="0.0430828" calcext:value-type="float">
            <text:p>0.0430828</text:p>
          </table:table-cell>
          <table:table-cell office:value-type="float" office:value="-0.173787" calcext:value-type="float">
            <text:p>-0.173787</text:p>
          </table:table-cell>
          <table:table-cell office:value-type="float" office:value="-0.0410032" calcext:value-type="float">
            <text:p>-0.0410032</text:p>
          </table:table-cell>
          <table:table-cell office:value-type="float" office:value="0.0430827" calcext:value-type="float">
            <text:p>0.0430827</text:p>
          </table:table-cell>
          <table:table-cell office:value-type="float" office:value="-0.173787" calcext:value-type="float">
            <text:p>-0.173787</text:p>
          </table:table-cell>
          <table:table-cell office:value-type="float" office:value="0.117184" calcext:value-type="float">
            <text:p>0.117184</text:p>
          </table:table-cell>
          <table:table-cell office:value-type="float" office:value="-0.03194" calcext:value-type="float">
            <text:p>-0.03194</text:p>
          </table:table-cell>
          <table:table-cell office:value-type="float" office:value="-0.181836" calcext:value-type="float">
            <text:p>-0.181836</text:p>
          </table:table-cell>
          <table:table-cell office:value-type="float" office:value="-0.117184" calcext:value-type="float">
            <text:p>-0.117184</text:p>
          </table:table-cell>
          <table:table-cell office:value-type="float" office:value="-0.0319401" calcext:value-type="float">
            <text:p>-0.0319401</text:p>
          </table:table-cell>
          <table:table-cell office:value-type="float" office:value="-0.181836" calcext:value-type="float">
            <text:p>-0.181836</text:p>
          </table:table-cell>
          <table:table-cell office:value-type="float" office:value="0.0000158642" calcext:value-type="float">
            <text:p>1.58642E-05</text:p>
          </table:table-cell>
          <table:table-cell office:value-type="float" office:value="-0.0000943865" calcext:value-type="float">
            <text:p>-9.43865E-05</text:p>
          </table:table-cell>
          <table:table-cell office:value-type="float" office:value="-0.00000983768" calcext:value-type="float">
            <text:p>-9.83768E-06</text:p>
          </table:table-cell>
          <table:table-cell office:value-type="float" office:value="-0.0000158638" calcext:value-type="float">
            <text:p>-1.58638E-05</text:p>
          </table:table-cell>
          <table:table-cell office:value-type="float" office:value="-0.0000943859" calcext:value-type="float">
            <text:p>-9.43859E-05</text:p>
          </table:table-cell>
          <table:table-cell office:value-type="float" office:value="-0.00000983796" calcext:value-type="float">
            <text:p>-9.83796E-06</text:p>
          </table:table-cell>
          <table:table-cell office:value-type="float" office:value="0.0000117602" calcext:value-type="float">
            <text:p>1.17602E-05</text:p>
          </table:table-cell>
          <table:table-cell office:value-type="float" office:value="-0.0000336487" calcext:value-type="float">
            <text:p>-3.36487E-05</text:p>
          </table:table-cell>
          <table:table-cell office:value-type="float" office:value="-0.0000867512" calcext:value-type="float">
            <text:p>-8.67512E-05</text:p>
          </table:table-cell>
          <table:table-cell office:value-type="float" office:value="-0.0000117594" calcext:value-type="float">
            <text:p>-1.17594E-05</text:p>
          </table:table-cell>
          <table:table-cell office:value-type="float" office:value="-0.000033648" calcext:value-type="float">
            <text:p>-3.3648E-05</text:p>
          </table:table-cell>
          <table:table-cell office:value-type="float" office:value="-0.0000867518" calcext:value-type="float">
            <text:p>-8.6751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7872" calcext:value-type="float">
            <text:p>-0.0327872</text:p>
          </table:table-cell>
          <table:table-cell office:value-type="float" office:value="0.0000040752" calcext:value-type="float">
            <text:p>4.0752E-06</text:p>
          </table:table-cell>
          <table:table-cell office:value-type="float" office:value="0.32682" calcext:value-type="float">
            <text:p>0.32682</text:p>
          </table:table-cell>
          <table:table-cell office:value-type="float" office:value="-0.324859" calcext:value-type="float">
            <text:p>-0.324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116255" calcext:value-type="float">
            <text:p>-1.16255E-09</text:p>
          </table:table-cell>
          <table:table-cell office:value-type="float" office:value="-0.000110629" calcext:value-type="float">
            <text:p>-0.000110629</text:p>
          </table:table-cell>
          <table:table-cell office:value-type="float" office:value="0.00000000104691" calcext:value-type="float">
            <text:p>1.04691E-09</text:p>
          </table:table-cell>
          <table:table-cell office:value-type="float" office:value="-0.0344623" calcext:value-type="float">
            <text:p>-0.0344623</text:p>
          </table:table-cell>
          <table:table-cell office:value-type="float" office:value="-0.0000000109302" calcext:value-type="float">
            <text:p>-1.09302E-08</text:p>
          </table:table-cell>
          <table:table-cell office:value-type="float" office:value="-0.999406" calcext:value-type="float">
            <text:p>-0.999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095" calcext:value-type="float">
            <text:p>0.0410095</text:p>
          </table:table-cell>
          <table:table-cell office:value-type="float" office:value="0.0430451" calcext:value-type="float">
            <text:p>0.0430451</text:p>
          </table:table-cell>
          <table:table-cell office:value-type="float" office:value="-0.173791" calcext:value-type="float">
            <text:p>-0.173791</text:p>
          </table:table-cell>
          <table:table-cell office:value-type="float" office:value="-0.0410095" calcext:value-type="float">
            <text:p>-0.0410095</text:p>
          </table:table-cell>
          <table:table-cell office:value-type="float" office:value="0.043045" calcext:value-type="float">
            <text:p>0.043045</text:p>
          </table:table-cell>
          <table:table-cell office:value-type="float" office:value="-0.173791" calcext:value-type="float">
            <text:p>-0.173791</text:p>
          </table:table-cell>
          <table:table-cell office:value-type="float" office:value="0.117189" calcext:value-type="float">
            <text:p>0.117189</text:p>
          </table:table-cell>
          <table:table-cell office:value-type="float" office:value="-0.0319535" calcext:value-type="float">
            <text:p>-0.0319535</text:p>
          </table:table-cell>
          <table:table-cell office:value-type="float" office:value="-0.181871" calcext:value-type="float">
            <text:p>-0.181871</text:p>
          </table:table-cell>
          <table:table-cell office:value-type="float" office:value="-0.117189" calcext:value-type="float">
            <text:p>-0.117189</text:p>
          </table:table-cell>
          <table:table-cell office:value-type="float" office:value="-0.0319536" calcext:value-type="float">
            <text:p>-0.0319536</text:p>
          </table:table-cell>
          <table:table-cell office:value-type="float" office:value="-0.18187" calcext:value-type="float">
            <text:p>-0.18187</text:p>
          </table:table-cell>
          <table:table-cell office:value-type="float" office:value="0.0000158638" calcext:value-type="float">
            <text:p>1.58638E-05</text:p>
          </table:table-cell>
          <table:table-cell office:value-type="float" office:value="-0.0000942364" calcext:value-type="float">
            <text:p>-9.42364E-05</text:p>
          </table:table-cell>
          <table:table-cell office:value-type="float" office:value="-0.00000985769" calcext:value-type="float">
            <text:p>-9.85769E-06</text:p>
          </table:table-cell>
          <table:table-cell office:value-type="float" office:value="-0.0000158628" calcext:value-type="float">
            <text:p>-1.58628E-05</text:p>
          </table:table-cell>
          <table:table-cell office:value-type="float" office:value="-0.0000942359" calcext:value-type="float">
            <text:p>-9.42359E-05</text:p>
          </table:table-cell>
          <table:table-cell office:value-type="float" office:value="-0.00000985791" calcext:value-type="float">
            <text:p>-9.85791E-06</text:p>
          </table:table-cell>
          <table:table-cell office:value-type="float" office:value="0.0000117507" calcext:value-type="float">
            <text:p>1.17507E-05</text:p>
          </table:table-cell>
          <table:table-cell office:value-type="float" office:value="-0.0000335949" calcext:value-type="float">
            <text:p>-3.35949E-05</text:p>
          </table:table-cell>
          <table:table-cell office:value-type="float" office:value="-0.0000866105" calcext:value-type="float">
            <text:p>-8.66105E-05</text:p>
          </table:table-cell>
          <table:table-cell office:value-type="float" office:value="-0.0000117494" calcext:value-type="float">
            <text:p>-1.17494E-05</text:p>
          </table:table-cell>
          <table:table-cell office:value-type="float" office:value="-0.0000335942" calcext:value-type="float">
            <text:p>-3.35942E-05</text:p>
          </table:table-cell>
          <table:table-cell office:value-type="float" office:value="-0.000086611" calcext:value-type="float">
            <text:p>-8.661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8014" calcext:value-type="float">
            <text:p>-0.0328014</text:p>
          </table:table-cell>
          <table:table-cell office:value-type="float" office:value="0.00000407589" calcext:value-type="float">
            <text:p>4.07589E-06</text:p>
          </table:table-cell>
          <table:table-cell office:value-type="float" office:value="0.326816" calcext:value-type="float">
            <text:p>0.326816</text:p>
          </table:table-cell>
          <table:table-cell office:value-type="float" office:value="-0.324854" calcext:value-type="float">
            <text:p>-0.324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126127" calcext:value-type="float">
            <text:p>-1.26127E-09</text:p>
          </table:table-cell>
          <table:table-cell office:value-type="float" office:value="-0.000110337" calcext:value-type="float">
            <text:p>-0.000110337</text:p>
          </table:table-cell>
          <table:table-cell office:value-type="float" office:value="0.00000000103373" calcext:value-type="float">
            <text:p>1.03373E-09</text:p>
          </table:table-cell>
          <table:table-cell office:value-type="float" office:value="-0.034472" calcext:value-type="float">
            <text:p>-0.034472</text:p>
          </table:table-cell>
          <table:table-cell office:value-type="float" office:value="-0.0000000108178" calcext:value-type="float">
            <text:p>-1.08178E-08</text:p>
          </table:table-cell>
          <table:table-cell office:value-type="float" office:value="-0.999406" calcext:value-type="float">
            <text:p>-0.999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165" calcext:value-type="float">
            <text:p>0.0410165</text:p>
          </table:table-cell>
          <table:table-cell office:value-type="float" office:value="0.0430036" calcext:value-type="float">
            <text:p>0.0430036</text:p>
          </table:table-cell>
          <table:table-cell office:value-type="float" office:value="-0.173795" calcext:value-type="float">
            <text:p>-0.173795</text:p>
          </table:table-cell>
          <table:table-cell office:value-type="float" office:value="-0.0410165" calcext:value-type="float">
            <text:p>-0.0410165</text:p>
          </table:table-cell>
          <table:table-cell office:value-type="float" office:value="0.0430036" calcext:value-type="float">
            <text:p>0.0430036</text:p>
          </table:table-cell>
          <table:table-cell office:value-type="float" office:value="-0.173795" calcext:value-type="float">
            <text:p>-0.173795</text:p>
          </table:table-cell>
          <table:table-cell office:value-type="float" office:value="0.117194" calcext:value-type="float">
            <text:p>0.117194</text:p>
          </table:table-cell>
          <table:table-cell office:value-type="float" office:value="-0.0319683" calcext:value-type="float">
            <text:p>-0.0319683</text:p>
          </table:table-cell>
          <table:table-cell office:value-type="float" office:value="-0.181909" calcext:value-type="float">
            <text:p>-0.181909</text:p>
          </table:table-cell>
          <table:table-cell office:value-type="float" office:value="-0.117194" calcext:value-type="float">
            <text:p>-0.117194</text:p>
          </table:table-cell>
          <table:table-cell office:value-type="float" office:value="-0.0319684" calcext:value-type="float">
            <text:p>-0.0319684</text:p>
          </table:table-cell>
          <table:table-cell office:value-type="float" office:value="-0.181909" calcext:value-type="float">
            <text:p>-0.181909</text:p>
          </table:table-cell>
          <table:table-cell office:value-type="float" office:value="0.0000158629" calcext:value-type="float">
            <text:p>1.58629E-05</text:p>
          </table:table-cell>
          <table:table-cell office:value-type="float" office:value="-0.0000940803" calcext:value-type="float">
            <text:p>-9.40803E-05</text:p>
          </table:table-cell>
          <table:table-cell office:value-type="float" office:value="-0.00000987608" calcext:value-type="float">
            <text:p>-9.87608E-06</text:p>
          </table:table-cell>
          <table:table-cell office:value-type="float" office:value="-0.0000158618" calcext:value-type="float">
            <text:p>-1.58618E-05</text:p>
          </table:table-cell>
          <table:table-cell office:value-type="float" office:value="-0.0000940798" calcext:value-type="float">
            <text:p>-9.40798E-05</text:p>
          </table:table-cell>
          <table:table-cell office:value-type="float" office:value="-0.0000098763" calcext:value-type="float">
            <text:p>-9.8763E-06</text:p>
          </table:table-cell>
          <table:table-cell office:value-type="float" office:value="0.0000117409" calcext:value-type="float">
            <text:p>1.17409E-05</text:p>
          </table:table-cell>
          <table:table-cell office:value-type="float" office:value="-0.0000335371" calcext:value-type="float">
            <text:p>-3.35371E-05</text:p>
          </table:table-cell>
          <table:table-cell office:value-type="float" office:value="-0.0000864651" calcext:value-type="float">
            <text:p>-8.64651E-05</text:p>
          </table:table-cell>
          <table:table-cell office:value-type="float" office:value="-0.0000117395" calcext:value-type="float">
            <text:p>-1.17395E-05</text:p>
          </table:table-cell>
          <table:table-cell office:value-type="float" office:value="-0.0000335364" calcext:value-type="float">
            <text:p>-3.35364E-05</text:p>
          </table:table-cell>
          <table:table-cell office:value-type="float" office:value="-0.0000864657" calcext:value-type="float">
            <text:p>-8.6465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8155" calcext:value-type="float">
            <text:p>-0.0328155</text:p>
          </table:table-cell>
          <table:table-cell office:value-type="float" office:value="0.00000407657" calcext:value-type="float">
            <text:p>4.07657E-06</text:p>
          </table:table-cell>
          <table:table-cell office:value-type="float" office:value="0.326812" calcext:value-type="float">
            <text:p>0.326812</text:p>
          </table:table-cell>
          <table:table-cell office:value-type="float" office:value="-0.324848" calcext:value-type="float">
            <text:p>-0.3248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124118" calcext:value-type="float">
            <text:p>-1.24118E-09</text:p>
          </table:table-cell>
          <table:table-cell office:value-type="float" office:value="-0.000110068" calcext:value-type="float">
            <text:p>-0.000110068</text:p>
          </table:table-cell>
          <table:table-cell office:value-type="float" office:value="0.00000000103071" calcext:value-type="float">
            <text:p>1.03071E-09</text:p>
          </table:table-cell>
          <table:table-cell office:value-type="float" office:value="-0.0344808" calcext:value-type="float">
            <text:p>-0.0344808</text:p>
          </table:table-cell>
          <table:table-cell office:value-type="float" office:value="-0.0000000107148" calcext:value-type="float">
            <text:p>-1.07148E-08</text:p>
          </table:table-cell>
          <table:table-cell office:value-type="float" office:value="-0.999405" calcext:value-type="float">
            <text:p>-0.999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228" calcext:value-type="float">
            <text:p>0.0410228</text:p>
          </table:table-cell>
          <table:table-cell office:value-type="float" office:value="0.0429661" calcext:value-type="float">
            <text:p>0.0429661</text:p>
          </table:table-cell>
          <table:table-cell office:value-type="float" office:value="-0.173799" calcext:value-type="float">
            <text:p>-0.173799</text:p>
          </table:table-cell>
          <table:table-cell office:value-type="float" office:value="-0.0410228" calcext:value-type="float">
            <text:p>-0.0410228</text:p>
          </table:table-cell>
          <table:table-cell office:value-type="float" office:value="0.0429659" calcext:value-type="float">
            <text:p>0.0429659</text:p>
          </table:table-cell>
          <table:table-cell office:value-type="float" office:value="-0.173799" calcext:value-type="float">
            <text:p>-0.173799</text:p>
          </table:table-cell>
          <table:table-cell office:value-type="float" office:value="0.117199" calcext:value-type="float">
            <text:p>0.117199</text:p>
          </table:table-cell>
          <table:table-cell office:value-type="float" office:value="-0.0319817" calcext:value-type="float">
            <text:p>-0.0319817</text:p>
          </table:table-cell>
          <table:table-cell office:value-type="float" office:value="-0.181943" calcext:value-type="float">
            <text:p>-0.181943</text:p>
          </table:table-cell>
          <table:table-cell office:value-type="float" office:value="-0.117199" calcext:value-type="float">
            <text:p>-0.117199</text:p>
          </table:table-cell>
          <table:table-cell office:value-type="float" office:value="-0.0319818" calcext:value-type="float">
            <text:p>-0.0319818</text:p>
          </table:table-cell>
          <table:table-cell office:value-type="float" office:value="-0.181943" calcext:value-type="float">
            <text:p>-0.181943</text:p>
          </table:table-cell>
          <table:table-cell office:value-type="float" office:value="0.0000158619" calcext:value-type="float">
            <text:p>1.58619E-05</text:p>
          </table:table-cell>
          <table:table-cell office:value-type="float" office:value="-0.0000939417" calcext:value-type="float">
            <text:p>-9.39417E-05</text:p>
          </table:table-cell>
          <table:table-cell office:value-type="float" office:value="-0.00000989145" calcext:value-type="float">
            <text:p>-9.89145E-06</text:p>
          </table:table-cell>
          <table:table-cell office:value-type="float" office:value="-0.0000158609" calcext:value-type="float">
            <text:p>-1.58609E-05</text:p>
          </table:table-cell>
          <table:table-cell office:value-type="float" office:value="-0.0000939412" calcext:value-type="float">
            <text:p>-9.39412E-05</text:p>
          </table:table-cell>
          <table:table-cell office:value-type="float" office:value="-0.00000989167" calcext:value-type="float">
            <text:p>-9.89167E-06</text:p>
          </table:table-cell>
          <table:table-cell office:value-type="float" office:value="0.0000117322" calcext:value-type="float">
            <text:p>1.17322E-05</text:p>
          </table:table-cell>
          <table:table-cell office:value-type="float" office:value="-0.0000334856" calcext:value-type="float">
            <text:p>-3.34856E-05</text:p>
          </table:table-cell>
          <table:table-cell office:value-type="float" office:value="-0.0000863358" calcext:value-type="float">
            <text:p>-8.63358E-05</text:p>
          </table:table-cell>
          <table:table-cell office:value-type="float" office:value="-0.0000117309" calcext:value-type="float">
            <text:p>-1.17309E-05</text:p>
          </table:table-cell>
          <table:table-cell office:value-type="float" office:value="-0.0000334849" calcext:value-type="float">
            <text:p>-3.34849E-05</text:p>
          </table:table-cell>
          <table:table-cell office:value-type="float" office:value="-0.0000863363" calcext:value-type="float">
            <text:p>-8.6336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8296" calcext:value-type="float">
            <text:p>-0.0328296</text:p>
          </table:table-cell>
          <table:table-cell office:value-type="float" office:value="0.00000407725" calcext:value-type="float">
            <text:p>4.07725E-06</text:p>
          </table:table-cell>
          <table:table-cell office:value-type="float" office:value="0.326809" calcext:value-type="float">
            <text:p>0.326809</text:p>
          </table:table-cell>
          <table:table-cell office:value-type="float" office:value="-0.324843" calcext:value-type="float">
            <text:p>-0.324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121861" calcext:value-type="float">
            <text:p>-1.21861E-09</text:p>
          </table:table-cell>
          <table:table-cell office:value-type="float" office:value="-0.000109816" calcext:value-type="float">
            <text:p>-0.000109816</text:p>
          </table:table-cell>
          <table:table-cell office:value-type="float" office:value="0.00000000102883" calcext:value-type="float">
            <text:p>1.02883E-09</text:p>
          </table:table-cell>
          <table:table-cell office:value-type="float" office:value="-0.0344887" calcext:value-type="float">
            <text:p>-0.0344887</text:p>
          </table:table-cell>
          <table:table-cell office:value-type="float" office:value="-0.0000000106239" calcext:value-type="float">
            <text:p>-1.06239E-08</text:p>
          </table:table-cell>
          <table:table-cell office:value-type="float" office:value="-0.999405" calcext:value-type="float">
            <text:p>-0.999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285" calcext:value-type="float">
            <text:p>0.0410285</text:p>
          </table:table-cell>
          <table:table-cell office:value-type="float" office:value="0.0429323" calcext:value-type="float">
            <text:p>0.0429323</text:p>
          </table:table-cell>
          <table:table-cell office:value-type="float" office:value="-0.173802" calcext:value-type="float">
            <text:p>-0.173802</text:p>
          </table:table-cell>
          <table:table-cell office:value-type="float" office:value="-0.0410286" calcext:value-type="float">
            <text:p>-0.0410286</text:p>
          </table:table-cell>
          <table:table-cell office:value-type="float" office:value="0.0429322" calcext:value-type="float">
            <text:p>0.0429322</text:p>
          </table:table-cell>
          <table:table-cell office:value-type="float" office:value="-0.173803" calcext:value-type="float">
            <text:p>-0.173803</text:p>
          </table:table-cell>
          <table:table-cell office:value-type="float" office:value="0.117203" calcext:value-type="float">
            <text:p>0.117203</text:p>
          </table:table-cell>
          <table:table-cell office:value-type="float" office:value="-0.0319937" calcext:value-type="float">
            <text:p>-0.0319937</text:p>
          </table:table-cell>
          <table:table-cell office:value-type="float" office:value="-0.181974" calcext:value-type="float">
            <text:p>-0.181974</text:p>
          </table:table-cell>
          <table:table-cell office:value-type="float" office:value="-0.117203" calcext:value-type="float">
            <text:p>-0.117203</text:p>
          </table:table-cell>
          <table:table-cell office:value-type="float" office:value="-0.0319938" calcext:value-type="float">
            <text:p>-0.0319938</text:p>
          </table:table-cell>
          <table:table-cell office:value-type="float" office:value="-0.181974" calcext:value-type="float">
            <text:p>-0.181974</text:p>
          </table:table-cell>
          <table:table-cell office:value-type="float" office:value="0.0000158608" calcext:value-type="float">
            <text:p>1.58608E-05</text:p>
          </table:table-cell>
          <table:table-cell office:value-type="float" office:value="-0.0000938223" calcext:value-type="float">
            <text:p>-9.38223E-05</text:p>
          </table:table-cell>
          <table:table-cell office:value-type="float" office:value="-0.00000990274" calcext:value-type="float">
            <text:p>-9.90274E-06</text:p>
          </table:table-cell>
          <table:table-cell office:value-type="float" office:value="-0.0000158598" calcext:value-type="float">
            <text:p>-1.58598E-05</text:p>
          </table:table-cell>
          <table:table-cell office:value-type="float" office:value="-0.0000938218" calcext:value-type="float">
            <text:p>-9.38218E-05</text:p>
          </table:table-cell>
          <table:table-cell office:value-type="float" office:value="-0.00000990297" calcext:value-type="float">
            <text:p>-9.90297E-06</text:p>
          </table:table-cell>
          <table:table-cell office:value-type="float" office:value="0.000011725" calcext:value-type="float">
            <text:p>1.1725E-05</text:p>
          </table:table-cell>
          <table:table-cell office:value-type="float" office:value="-0.0000334397" calcext:value-type="float">
            <text:p>-3.34397E-05</text:p>
          </table:table-cell>
          <table:table-cell office:value-type="float" office:value="-0.0000862252" calcext:value-type="float">
            <text:p>-8.62252E-05</text:p>
          </table:table-cell>
          <table:table-cell office:value-type="float" office:value="-0.0000117237" calcext:value-type="float">
            <text:p>-1.17237E-05</text:p>
          </table:table-cell>
          <table:table-cell office:value-type="float" office:value="-0.0000334391" calcext:value-type="float">
            <text:p>-3.34391E-05</text:p>
          </table:table-cell>
          <table:table-cell office:value-type="float" office:value="-0.0000862258" calcext:value-type="float">
            <text:p>-8.6225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8451" calcext:value-type="float">
            <text:p>-0.0328451</text:p>
          </table:table-cell>
          <table:table-cell office:value-type="float" office:value="0.00000407801" calcext:value-type="float">
            <text:p>4.07801E-06</text:p>
          </table:table-cell>
          <table:table-cell office:value-type="float" office:value="0.326805" calcext:value-type="float">
            <text:p>0.326805</text:p>
          </table:table-cell>
          <table:table-cell office:value-type="float" office:value="-0.324837" calcext:value-type="float">
            <text:p>-0.324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118245" calcext:value-type="float">
            <text:p>-1.18245E-09</text:p>
          </table:table-cell>
          <table:table-cell office:value-type="float" office:value="-0.000109563" calcext:value-type="float">
            <text:p>-0.000109563</text:p>
          </table:table-cell>
          <table:table-cell office:value-type="float" office:value="0.00000000102632" calcext:value-type="float">
            <text:p>1.02632E-09</text:p>
          </table:table-cell>
          <table:table-cell office:value-type="float" office:value="-0.0344984" calcext:value-type="float">
            <text:p>-0.0344984</text:p>
          </table:table-cell>
          <table:table-cell office:value-type="float" office:value="-0.0000000105155" calcext:value-type="float">
            <text:p>-1.05155E-08</text:p>
          </table:table-cell>
          <table:table-cell office:value-type="float" office:value="-0.999405" calcext:value-type="float">
            <text:p>-0.999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355" calcext:value-type="float">
            <text:p>0.0410355</text:p>
          </table:table-cell>
          <table:table-cell office:value-type="float" office:value="0.042891" calcext:value-type="float">
            <text:p>0.042891</text:p>
          </table:table-cell>
          <table:table-cell office:value-type="float" office:value="-0.173807" calcext:value-type="float">
            <text:p>-0.173807</text:p>
          </table:table-cell>
          <table:table-cell office:value-type="float" office:value="-0.0410355" calcext:value-type="float">
            <text:p>-0.0410355</text:p>
          </table:table-cell>
          <table:table-cell office:value-type="float" office:value="0.0428909" calcext:value-type="float">
            <text:p>0.0428909</text:p>
          </table:table-cell>
          <table:table-cell office:value-type="float" office:value="-0.173807" calcext:value-type="float">
            <text:p>-0.173807</text:p>
          </table:table-cell>
          <table:table-cell office:value-type="float" office:value="0.117208" calcext:value-type="float">
            <text:p>0.117208</text:p>
          </table:table-cell>
          <table:table-cell office:value-type="float" office:value="-0.0320084" calcext:value-type="float">
            <text:p>-0.0320084</text:p>
          </table:table-cell>
          <table:table-cell office:value-type="float" office:value="-0.182012" calcext:value-type="float">
            <text:p>-0.182012</text:p>
          </table:table-cell>
          <table:table-cell office:value-type="float" office:value="-0.117208" calcext:value-type="float">
            <text:p>-0.117208</text:p>
          </table:table-cell>
          <table:table-cell office:value-type="float" office:value="-0.0320085" calcext:value-type="float">
            <text:p>-0.0320085</text:p>
          </table:table-cell>
          <table:table-cell office:value-type="float" office:value="-0.182012" calcext:value-type="float">
            <text:p>-0.182012</text:p>
          </table:table-cell>
          <table:table-cell office:value-type="float" office:value="0.00001586" calcext:value-type="float">
            <text:p>1.586E-05</text:p>
          </table:table-cell>
          <table:table-cell office:value-type="float" office:value="-0.0000936523" calcext:value-type="float">
            <text:p>-9.36523E-05</text:p>
          </table:table-cell>
          <table:table-cell office:value-type="float" office:value="-0.00000992431" calcext:value-type="float">
            <text:p>-9.92431E-06</text:p>
          </table:table-cell>
          <table:table-cell office:value-type="float" office:value="-0.0000158591" calcext:value-type="float">
            <text:p>-1.58591E-05</text:p>
          </table:table-cell>
          <table:table-cell office:value-type="float" office:value="-0.0000936518" calcext:value-type="float">
            <text:p>-9.36518E-05</text:p>
          </table:table-cell>
          <table:table-cell office:value-type="float" office:value="-0.00000992454" calcext:value-type="float">
            <text:p>-9.92454E-06</text:p>
          </table:table-cell>
          <table:table-cell office:value-type="float" office:value="0.0000117135" calcext:value-type="float">
            <text:p>1.17135E-05</text:p>
          </table:table-cell>
          <table:table-cell office:value-type="float" office:value="-0.0000333794" calcext:value-type="float">
            <text:p>-3.33794E-05</text:p>
          </table:table-cell>
          <table:table-cell office:value-type="float" office:value="-0.0000860636" calcext:value-type="float">
            <text:p>-8.60636E-05</text:p>
          </table:table-cell>
          <table:table-cell office:value-type="float" office:value="-0.0000117122" calcext:value-type="float">
            <text:p>-1.17122E-05</text:p>
          </table:table-cell>
          <table:table-cell office:value-type="float" office:value="-0.0000333787" calcext:value-type="float">
            <text:p>-3.33787E-05</text:p>
          </table:table-cell>
          <table:table-cell office:value-type="float" office:value="-0.0000860641" calcext:value-type="float">
            <text:p>-8.6064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8592" calcext:value-type="float">
            <text:p>-0.0328592</text:p>
          </table:table-cell>
          <table:table-cell office:value-type="float" office:value="0.00000407869" calcext:value-type="float">
            <text:p>4.07869E-06</text:p>
          </table:table-cell>
          <table:table-cell office:value-type="float" office:value="0.326801" calcext:value-type="float">
            <text:p>0.326801</text:p>
          </table:table-cell>
          <table:table-cell office:value-type="float" office:value="-0.324832" calcext:value-type="float">
            <text:p>-0.324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115183" calcext:value-type="float">
            <text:p>-1.15183E-09</text:p>
          </table:table-cell>
          <table:table-cell office:value-type="float" office:value="-0.000109283" calcext:value-type="float">
            <text:p>-0.000109283</text:p>
          </table:table-cell>
          <table:table-cell office:value-type="float" office:value="0.000000001024" calcext:value-type="float">
            <text:p>1.024E-09</text:p>
          </table:table-cell>
          <table:table-cell office:value-type="float" office:value="-0.034508" calcext:value-type="float">
            <text:p>-0.034508</text:p>
          </table:table-cell>
          <table:table-cell office:value-type="float" office:value="-0.0000000104099" calcext:value-type="float">
            <text:p>-1.04099E-08</text:p>
          </table:table-cell>
          <table:table-cell office:value-type="float" office:value="-0.999404" calcext:value-type="float">
            <text:p>-0.999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425" calcext:value-type="float">
            <text:p>0.0410425</text:p>
          </table:table-cell>
          <table:table-cell office:value-type="float" office:value="0.0428498" calcext:value-type="float">
            <text:p>0.0428498</text:p>
          </table:table-cell>
          <table:table-cell office:value-type="float" office:value="-0.173811" calcext:value-type="float">
            <text:p>-0.173811</text:p>
          </table:table-cell>
          <table:table-cell office:value-type="float" office:value="-0.0410425" calcext:value-type="float">
            <text:p>-0.0410425</text:p>
          </table:table-cell>
          <table:table-cell office:value-type="float" office:value="0.0428497" calcext:value-type="float">
            <text:p>0.0428497</text:p>
          </table:table-cell>
          <table:table-cell office:value-type="float" office:value="-0.173811" calcext:value-type="float">
            <text:p>-0.173811</text:p>
          </table:table-cell>
          <table:table-cell office:value-type="float" office:value="0.117213" calcext:value-type="float">
            <text:p>0.117213</text:p>
          </table:table-cell>
          <table:table-cell office:value-type="float" office:value="-0.0320231" calcext:value-type="float">
            <text:p>-0.0320231</text:p>
          </table:table-cell>
          <table:table-cell office:value-type="float" office:value="-0.18205" calcext:value-type="float">
            <text:p>-0.18205</text:p>
          </table:table-cell>
          <table:table-cell office:value-type="float" office:value="-0.117213" calcext:value-type="float">
            <text:p>-0.117213</text:p>
          </table:table-cell>
          <table:table-cell office:value-type="float" office:value="-0.0320232" calcext:value-type="float">
            <text:p>-0.0320232</text:p>
          </table:table-cell>
          <table:table-cell office:value-type="float" office:value="-0.18205" calcext:value-type="float">
            <text:p>-0.18205</text:p>
          </table:table-cell>
          <table:table-cell office:value-type="float" office:value="0.0000158589" calcext:value-type="float">
            <text:p>1.58589E-05</text:p>
          </table:table-cell>
          <table:table-cell office:value-type="float" office:value="-0.0000934964" calcext:value-type="float">
            <text:p>-9.34964E-05</text:p>
          </table:table-cell>
          <table:table-cell office:value-type="float" office:value="-0.00000994041" calcext:value-type="float">
            <text:p>-9.94041E-06</text:p>
          </table:table-cell>
          <table:table-cell office:value-type="float" office:value="-0.0000158579" calcext:value-type="float">
            <text:p>-1.58579E-05</text:p>
          </table:table-cell>
          <table:table-cell office:value-type="float" office:value="-0.0000934959" calcext:value-type="float">
            <text:p>-9.34959E-05</text:p>
          </table:table-cell>
          <table:table-cell office:value-type="float" office:value="-0.00000994063" calcext:value-type="float">
            <text:p>-9.94063E-06</text:p>
          </table:table-cell>
          <table:table-cell office:value-type="float" office:value="0.0000117035" calcext:value-type="float">
            <text:p>1.17035E-05</text:p>
          </table:table-cell>
          <table:table-cell office:value-type="float" office:value="-0.0000333214" calcext:value-type="float">
            <text:p>-3.33214E-05</text:p>
          </table:table-cell>
          <table:table-cell office:value-type="float" office:value="-0.0000859168" calcext:value-type="float">
            <text:p>-8.59168E-05</text:p>
          </table:table-cell>
          <table:table-cell office:value-type="float" office:value="-0.0000117022" calcext:value-type="float">
            <text:p>-1.17022E-05</text:p>
          </table:table-cell>
          <table:table-cell office:value-type="float" office:value="-0.0000333207" calcext:value-type="float">
            <text:p>-3.33207E-05</text:p>
          </table:table-cell>
          <table:table-cell office:value-type="float" office:value="-0.0000859173" calcext:value-type="float">
            <text:p>-8.5917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8732" calcext:value-type="float">
            <text:p>-0.0328732</text:p>
          </table:table-cell>
          <table:table-cell office:value-type="float" office:value="0.00000407937" calcext:value-type="float">
            <text:p>4.07937E-06</text:p>
          </table:table-cell>
          <table:table-cell office:value-type="float" office:value="0.326798" calcext:value-type="float">
            <text:p>0.326798</text:p>
          </table:table-cell>
          <table:table-cell office:value-type="float" office:value="-0.324827" calcext:value-type="float">
            <text:p>-0.324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112352" calcext:value-type="float">
            <text:p>-1.12352E-09</text:p>
          </table:table-cell>
          <table:table-cell office:value-type="float" office:value="-0.000109078" calcext:value-type="float">
            <text:p>-0.000109078</text:p>
          </table:table-cell>
          <table:table-cell office:value-type="float" office:value="0.00000000102196" calcext:value-type="float">
            <text:p>1.02196E-09</text:p>
          </table:table-cell>
          <table:table-cell office:value-type="float" office:value="-0.0345158" calcext:value-type="float">
            <text:p>-0.0345158</text:p>
          </table:table-cell>
          <table:table-cell office:value-type="float" office:value="-0.0000000103255" calcext:value-type="float">
            <text:p>-1.03255E-08</text:p>
          </table:table-cell>
          <table:table-cell office:value-type="float" office:value="-0.999404" calcext:value-type="float">
            <text:p>-0.999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482" calcext:value-type="float">
            <text:p>0.0410482</text:p>
          </table:table-cell>
          <table:table-cell office:value-type="float" office:value="0.0428162" calcext:value-type="float">
            <text:p>0.0428162</text:p>
          </table:table-cell>
          <table:table-cell office:value-type="float" office:value="-0.173815" calcext:value-type="float">
            <text:p>-0.173815</text:p>
          </table:table-cell>
          <table:table-cell office:value-type="float" office:value="-0.0410482" calcext:value-type="float">
            <text:p>-0.0410482</text:p>
          </table:table-cell>
          <table:table-cell office:value-type="float" office:value="0.0428161" calcext:value-type="float">
            <text:p>0.0428161</text:p>
          </table:table-cell>
          <table:table-cell office:value-type="float" office:value="-0.173815" calcext:value-type="float">
            <text:p>-0.173815</text:p>
          </table:table-cell>
          <table:table-cell office:value-type="float" office:value="0.117217" calcext:value-type="float">
            <text:p>0.117217</text:p>
          </table:table-cell>
          <table:table-cell office:value-type="float" office:value="-0.0320351" calcext:value-type="float">
            <text:p>-0.0320351</text:p>
          </table:table-cell>
          <table:table-cell office:value-type="float" office:value="-0.182081" calcext:value-type="float">
            <text:p>-0.182081</text:p>
          </table:table-cell>
          <table:table-cell office:value-type="float" office:value="-0.117217" calcext:value-type="float">
            <text:p>-0.117217</text:p>
          </table:table-cell>
          <table:table-cell office:value-type="float" office:value="-0.0320352" calcext:value-type="float">
            <text:p>-0.0320352</text:p>
          </table:table-cell>
          <table:table-cell office:value-type="float" office:value="-0.182081" calcext:value-type="float">
            <text:p>-0.182081</text:p>
          </table:table-cell>
          <table:table-cell office:value-type="float" office:value="0.0000158582" calcext:value-type="float">
            <text:p>1.58582E-05</text:p>
          </table:table-cell>
          <table:table-cell office:value-type="float" office:value="-0.0000933591" calcext:value-type="float">
            <text:p>-9.33591E-05</text:p>
          </table:table-cell>
          <table:table-cell office:value-type="float" office:value="-0.00000995659" calcext:value-type="float">
            <text:p>-9.95659E-06</text:p>
          </table:table-cell>
          <table:table-cell office:value-type="float" office:value="-0.0000158572" calcext:value-type="float">
            <text:p>-1.58572E-05</text:p>
          </table:table-cell>
          <table:table-cell office:value-type="float" office:value="-0.0000933586" calcext:value-type="float">
            <text:p>-9.33586E-05</text:p>
          </table:table-cell>
          <table:table-cell office:value-type="float" office:value="-0.00000995681" calcext:value-type="float">
            <text:p>-9.95681E-06</text:p>
          </table:table-cell>
          <table:table-cell office:value-type="float" office:value="0.0000116942" calcext:value-type="float">
            <text:p>1.16942E-05</text:p>
          </table:table-cell>
          <table:table-cell office:value-type="float" office:value="-0.0000332723" calcext:value-type="float">
            <text:p>-3.32723E-05</text:p>
          </table:table-cell>
          <table:table-cell office:value-type="float" office:value="-0.0000857855" calcext:value-type="float">
            <text:p>-8.57855E-05</text:p>
          </table:table-cell>
          <table:table-cell office:value-type="float" office:value="-0.0000116929" calcext:value-type="float">
            <text:p>-1.16929E-05</text:p>
          </table:table-cell>
          <table:table-cell office:value-type="float" office:value="-0.0000332717" calcext:value-type="float">
            <text:p>-3.32717E-05</text:p>
          </table:table-cell>
          <table:table-cell office:value-type="float" office:value="-0.0000857861" calcext:value-type="float">
            <text:p>-8.5786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8873" calcext:value-type="float">
            <text:p>-0.0328873</text:p>
          </table:table-cell>
          <table:table-cell office:value-type="float" office:value="0.00000408005" calcext:value-type="float">
            <text:p>4.08005E-06</text:p>
          </table:table-cell>
          <table:table-cell office:value-type="float" office:value="0.326794" calcext:value-type="float">
            <text:p>0.326794</text:p>
          </table:table-cell>
          <table:table-cell office:value-type="float" office:value="-0.324822" calcext:value-type="float">
            <text:p>-0.324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109556" calcext:value-type="float">
            <text:p>-1.09556E-09</text:p>
          </table:table-cell>
          <table:table-cell office:value-type="float" office:value="-0.000108795" calcext:value-type="float">
            <text:p>-0.000108795</text:p>
          </table:table-cell>
          <table:table-cell office:value-type="float" office:value="0.00000000101969" calcext:value-type="float">
            <text:p>1.01969E-09</text:p>
          </table:table-cell>
          <table:table-cell office:value-type="float" office:value="-0.0345254" calcext:value-type="float">
            <text:p>-0.0345254</text:p>
          </table:table-cell>
          <table:table-cell office:value-type="float" office:value="-0.0000000102248" calcext:value-type="float">
            <text:p>-1.02248E-08</text:p>
          </table:table-cell>
          <table:table-cell office:value-type="float" office:value="-0.999404" calcext:value-type="float">
            <text:p>-0.999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552" calcext:value-type="float">
            <text:p>0.0410552</text:p>
          </table:table-cell>
          <table:table-cell office:value-type="float" office:value="0.0427752" calcext:value-type="float">
            <text:p>0.0427752</text:p>
          </table:table-cell>
          <table:table-cell office:value-type="float" office:value="-0.173819" calcext:value-type="float">
            <text:p>-0.173819</text:p>
          </table:table-cell>
          <table:table-cell office:value-type="float" office:value="-0.0410552" calcext:value-type="float">
            <text:p>-0.0410552</text:p>
          </table:table-cell>
          <table:table-cell office:value-type="float" office:value="0.042775" calcext:value-type="float">
            <text:p>0.042775</text:p>
          </table:table-cell>
          <table:table-cell office:value-type="float" office:value="-0.173819" calcext:value-type="float">
            <text:p>-0.173819</text:p>
          </table:table-cell>
          <table:table-cell office:value-type="float" office:value="0.117222" calcext:value-type="float">
            <text:p>0.117222</text:p>
          </table:table-cell>
          <table:table-cell office:value-type="float" office:value="-0.0320497" calcext:value-type="float">
            <text:p>-0.0320497</text:p>
          </table:table-cell>
          <table:table-cell office:value-type="float" office:value="-0.182119" calcext:value-type="float">
            <text:p>-0.182119</text:p>
          </table:table-cell>
          <table:table-cell office:value-type="float" office:value="-0.117222" calcext:value-type="float">
            <text:p>-0.117222</text:p>
          </table:table-cell>
          <table:table-cell office:value-type="float" office:value="-0.0320498" calcext:value-type="float">
            <text:p>-0.0320498</text:p>
          </table:table-cell>
          <table:table-cell office:value-type="float" office:value="-0.182119" calcext:value-type="float">
            <text:p>-0.182119</text:p>
          </table:table-cell>
          <table:table-cell office:value-type="float" office:value="0.0000158568" calcext:value-type="float">
            <text:p>1.58568E-05</text:p>
          </table:table-cell>
          <table:table-cell office:value-type="float" office:value="-0.0000932065" calcext:value-type="float">
            <text:p>-9.32065E-05</text:p>
          </table:table-cell>
          <table:table-cell office:value-type="float" office:value="-0.00000997049" calcext:value-type="float">
            <text:p>-9.97049E-06</text:p>
          </table:table-cell>
          <table:table-cell office:value-type="float" office:value="-0.0000158559" calcext:value-type="float">
            <text:p>-1.58559E-05</text:p>
          </table:table-cell>
          <table:table-cell office:value-type="float" office:value="-0.000093206" calcext:value-type="float">
            <text:p>-9.3206E-05</text:p>
          </table:table-cell>
          <table:table-cell office:value-type="float" office:value="-0.00000997071" calcext:value-type="float">
            <text:p>-9.97071E-06</text:p>
          </table:table-cell>
          <table:table-cell office:value-type="float" office:value="0.0000116845" calcext:value-type="float">
            <text:p>1.16845E-05</text:p>
          </table:table-cell>
          <table:table-cell office:value-type="float" office:value="-0.0000332147" calcext:value-type="float">
            <text:p>-3.32147E-05</text:p>
          </table:table-cell>
          <table:table-cell office:value-type="float" office:value="-0.0000856417" calcext:value-type="float">
            <text:p>-8.56417E-05</text:p>
          </table:table-cell>
          <table:table-cell office:value-type="float" office:value="-0.0000116832" calcext:value-type="float">
            <text:p>-1.16832E-05</text:p>
          </table:table-cell>
          <table:table-cell office:value-type="float" office:value="-0.000033214" calcext:value-type="float">
            <text:p>-3.3214E-05</text:p>
          </table:table-cell>
          <table:table-cell office:value-type="float" office:value="-0.0000856423" calcext:value-type="float">
            <text:p>-8.5642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9026" calcext:value-type="float">
            <text:p>-0.0329026</text:p>
          </table:table-cell>
          <table:table-cell office:value-type="float" office:value="0.00000408079" calcext:value-type="float">
            <text:p>4.08079E-06</text:p>
          </table:table-cell>
          <table:table-cell office:value-type="float" office:value="0.32679" calcext:value-type="float">
            <text:p>0.32679</text:p>
          </table:table-cell>
          <table:table-cell office:value-type="float" office:value="-0.324816" calcext:value-type="float">
            <text:p>-0.324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165341" calcext:value-type="float">
            <text:p>1.65341E-09</text:p>
          </table:table-cell>
          <table:table-cell office:value-type="float" office:value="-0.000108542" calcext:value-type="float">
            <text:p>-0.000108542</text:p>
          </table:table-cell>
          <table:table-cell office:value-type="float" office:value="0.00000000123165" calcext:value-type="float">
            <text:p>1.23165E-09</text:p>
          </table:table-cell>
          <table:table-cell office:value-type="float" office:value="-0.0345341" calcext:value-type="float">
            <text:p>-0.0345341</text:p>
          </table:table-cell>
          <table:table-cell office:value-type="float" office:value="-0.0000000100501" calcext:value-type="float">
            <text:p>-1.00501E-08</text:p>
          </table:table-cell>
          <table:table-cell office:value-type="float" office:value="-0.999403" calcext:value-type="float">
            <text:p>-0.999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615" calcext:value-type="float">
            <text:p>0.0410615</text:p>
          </table:table-cell>
          <table:table-cell office:value-type="float" office:value="0.0427379" calcext:value-type="float">
            <text:p>0.0427379</text:p>
          </table:table-cell>
          <table:table-cell office:value-type="float" office:value="-0.173823" calcext:value-type="float">
            <text:p>-0.173823</text:p>
          </table:table-cell>
          <table:table-cell office:value-type="float" office:value="-0.0410615" calcext:value-type="float">
            <text:p>-0.0410615</text:p>
          </table:table-cell>
          <table:table-cell office:value-type="float" office:value="0.0427378" calcext:value-type="float">
            <text:p>0.0427378</text:p>
          </table:table-cell>
          <table:table-cell office:value-type="float" office:value="-0.173823" calcext:value-type="float">
            <text:p>-0.173823</text:p>
          </table:table-cell>
          <table:table-cell office:value-type="float" office:value="0.117227" calcext:value-type="float">
            <text:p>0.117227</text:p>
          </table:table-cell>
          <table:table-cell office:value-type="float" office:value="-0.032063" calcext:value-type="float">
            <text:p>-0.032063</text:p>
          </table:table-cell>
          <table:table-cell office:value-type="float" office:value="-0.182153" calcext:value-type="float">
            <text:p>-0.182153</text:p>
          </table:table-cell>
          <table:table-cell office:value-type="float" office:value="-0.117227" calcext:value-type="float">
            <text:p>-0.117227</text:p>
          </table:table-cell>
          <table:table-cell office:value-type="float" office:value="-0.0320631" calcext:value-type="float">
            <text:p>-0.0320631</text:p>
          </table:table-cell>
          <table:table-cell office:value-type="float" office:value="-0.182153" calcext:value-type="float">
            <text:p>-0.182153</text:p>
          </table:table-cell>
          <table:table-cell office:value-type="float" office:value="0.0000158551" calcext:value-type="float">
            <text:p>1.58551E-05</text:p>
          </table:table-cell>
          <table:table-cell office:value-type="float" office:value="-0.0000930675" calcext:value-type="float">
            <text:p>-9.30675E-05</text:p>
          </table:table-cell>
          <table:table-cell office:value-type="float" office:value="-0.00000998338" calcext:value-type="float">
            <text:p>-9.98338E-06</text:p>
          </table:table-cell>
          <table:table-cell office:value-type="float" office:value="-0.0000158554" calcext:value-type="float">
            <text:p>-1.58554E-05</text:p>
          </table:table-cell>
          <table:table-cell office:value-type="float" office:value="-0.0000930669" calcext:value-type="float">
            <text:p>-9.30669E-05</text:p>
          </table:table-cell>
          <table:table-cell office:value-type="float" office:value="-0.00000998372" calcext:value-type="float">
            <text:p>-9.98372E-06</text:p>
          </table:table-cell>
          <table:table-cell office:value-type="float" office:value="0.0000116749" calcext:value-type="float">
            <text:p>1.16749E-05</text:p>
          </table:table-cell>
          <table:table-cell office:value-type="float" office:value="-0.0000331631" calcext:value-type="float">
            <text:p>-3.31631E-05</text:p>
          </table:table-cell>
          <table:table-cell office:value-type="float" office:value="-0.0000855097" calcext:value-type="float">
            <text:p>-8.55097E-05</text:p>
          </table:table-cell>
          <table:table-cell office:value-type="float" office:value="-0.0000116747" calcext:value-type="float">
            <text:p>-1.16747E-05</text:p>
          </table:table-cell>
          <table:table-cell office:value-type="float" office:value="-0.0000331623" calcext:value-type="float">
            <text:p>-3.31623E-05</text:p>
          </table:table-cell>
          <table:table-cell office:value-type="float" office:value="-0.0000855103" calcext:value-type="float">
            <text:p>-8.5510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9166" calcext:value-type="float">
            <text:p>-0.0329166</text:p>
          </table:table-cell>
          <table:table-cell office:value-type="float" office:value="0.00000408147" calcext:value-type="float">
            <text:p>4.08147E-06</text:p>
          </table:table-cell>
          <table:table-cell office:value-type="float" office:value="0.326786" calcext:value-type="float">
            <text:p>0.326786</text:p>
          </table:table-cell>
          <table:table-cell office:value-type="float" office:value="-0.324811" calcext:value-type="float">
            <text:p>-0.324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706203" calcext:value-type="float">
            <text:p>-7.06203E-10</text:p>
          </table:table-cell>
          <table:table-cell office:value-type="float" office:value="-0.000108303" calcext:value-type="float">
            <text:p>-0.000108303</text:p>
          </table:table-cell>
          <table:table-cell office:value-type="float" office:value="0.00000000104441" calcext:value-type="float">
            <text:p>1.04441E-09</text:p>
          </table:table-cell>
          <table:table-cell office:value-type="float" office:value="-0.0345419" calcext:value-type="float">
            <text:p>-0.0345419</text:p>
          </table:table-cell>
          <table:table-cell office:value-type="float" office:value="-0.0000000100464" calcext:value-type="float">
            <text:p>-1.00464E-08</text:p>
          </table:table-cell>
          <table:table-cell office:value-type="float" office:value="-0.999403" calcext:value-type="float">
            <text:p>-0.999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672" calcext:value-type="float">
            <text:p>0.0410672</text:p>
          </table:table-cell>
          <table:table-cell office:value-type="float" office:value="0.0427044" calcext:value-type="float">
            <text:p>0.0427044</text:p>
          </table:table-cell>
          <table:table-cell office:value-type="float" office:value="-0.173827" calcext:value-type="float">
            <text:p>-0.173827</text:p>
          </table:table-cell>
          <table:table-cell office:value-type="float" office:value="-0.0410672" calcext:value-type="float">
            <text:p>-0.0410672</text:p>
          </table:table-cell>
          <table:table-cell office:value-type="float" office:value="0.0427043" calcext:value-type="float">
            <text:p>0.0427043</text:p>
          </table:table-cell>
          <table:table-cell office:value-type="float" office:value="-0.173827" calcext:value-type="float">
            <text:p>-0.173827</text:p>
          </table:table-cell>
          <table:table-cell office:value-type="float" office:value="0.117231" calcext:value-type="float">
            <text:p>0.117231</text:p>
          </table:table-cell>
          <table:table-cell office:value-type="float" office:value="-0.0320749" calcext:value-type="float">
            <text:p>-0.0320749</text:p>
          </table:table-cell>
          <table:table-cell office:value-type="float" office:value="-0.182184" calcext:value-type="float">
            <text:p>-0.182184</text:p>
          </table:table-cell>
          <table:table-cell office:value-type="float" office:value="-0.117231" calcext:value-type="float">
            <text:p>-0.117231</text:p>
          </table:table-cell>
          <table:table-cell office:value-type="float" office:value="-0.032075" calcext:value-type="float">
            <text:p>-0.032075</text:p>
          </table:table-cell>
          <table:table-cell office:value-type="float" office:value="-0.182184" calcext:value-type="float">
            <text:p>-0.182184</text:p>
          </table:table-cell>
          <table:table-cell office:value-type="float" office:value="0.0000158544" calcext:value-type="float">
            <text:p>1.58544E-05</text:p>
          </table:table-cell>
          <table:table-cell office:value-type="float" office:value="-0.0000929483" calcext:value-type="float">
            <text:p>-9.29483E-05</text:p>
          </table:table-cell>
          <table:table-cell office:value-type="float" office:value="-0.00000999217" calcext:value-type="float">
            <text:p>-9.99217E-06</text:p>
          </table:table-cell>
          <table:table-cell office:value-type="float" office:value="-0.0000158536" calcext:value-type="float">
            <text:p>-1.58536E-05</text:p>
          </table:table-cell>
          <table:table-cell office:value-type="float" office:value="-0.0000929478" calcext:value-type="float">
            <text:p>-9.29478E-05</text:p>
          </table:table-cell>
          <table:table-cell office:value-type="float" office:value="-0.0000099924" calcext:value-type="float">
            <text:p>-9.9924E-06</text:p>
          </table:table-cell>
          <table:table-cell office:value-type="float" office:value="0.0000116679" calcext:value-type="float">
            <text:p>1.16679E-05</text:p>
          </table:table-cell>
          <table:table-cell office:value-type="float" office:value="-0.000033117" calcext:value-type="float">
            <text:p>-3.3117E-05</text:p>
          </table:table-cell>
          <table:table-cell office:value-type="float" office:value="-0.0000853975" calcext:value-type="float">
            <text:p>-8.53975E-05</text:p>
          </table:table-cell>
          <table:table-cell office:value-type="float" office:value="-0.0000116669" calcext:value-type="float">
            <text:p>-1.16669E-05</text:p>
          </table:table-cell>
          <table:table-cell office:value-type="float" office:value="-0.0000331164" calcext:value-type="float">
            <text:p>-3.31164E-05</text:p>
          </table:table-cell>
          <table:table-cell office:value-type="float" office:value="-0.0000853981" calcext:value-type="float">
            <text:p>-8.5398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9306" calcext:value-type="float">
            <text:p>-0.0329306</text:p>
          </table:table-cell>
          <table:table-cell office:value-type="float" office:value="0.00000408215" calcext:value-type="float">
            <text:p>4.08215E-06</text:p>
          </table:table-cell>
          <table:table-cell office:value-type="float" office:value="0.326783" calcext:value-type="float">
            <text:p>0.326783</text:p>
          </table:table-cell>
          <table:table-cell office:value-type="float" office:value="-0.324805" calcext:value-type="float">
            <text:p>-0.324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999337" calcext:value-type="float">
            <text:p>-9.99337E-10</text:p>
          </table:table-cell>
          <table:table-cell office:value-type="float" office:value="-0.000108018" calcext:value-type="float">
            <text:p>-0.000108018</text:p>
          </table:table-cell>
          <table:table-cell office:value-type="float" office:value="0.00000000101498" calcext:value-type="float">
            <text:p>1.01498E-09</text:p>
          </table:table-cell>
          <table:table-cell office:value-type="float" office:value="-0.0345523" calcext:value-type="float">
            <text:p>-0.0345523</text:p>
          </table:table-cell>
          <table:table-cell office:value-type="float" office:value="-0.00000000995362" calcext:value-type="float">
            <text:p>-9.95362E-09</text:p>
          </table:table-cell>
          <table:table-cell office:value-type="float" office:value="-0.999403" calcext:value-type="float">
            <text:p>-0.999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748" calcext:value-type="float">
            <text:p>0.0410748</text:p>
          </table:table-cell>
          <table:table-cell office:value-type="float" office:value="0.0426599" calcext:value-type="float">
            <text:p>0.0426599</text:p>
          </table:table-cell>
          <table:table-cell office:value-type="float" office:value="-0.173832" calcext:value-type="float">
            <text:p>-0.173832</text:p>
          </table:table-cell>
          <table:table-cell office:value-type="float" office:value="-0.0410748" calcext:value-type="float">
            <text:p>-0.0410748</text:p>
          </table:table-cell>
          <table:table-cell office:value-type="float" office:value="0.0426598" calcext:value-type="float">
            <text:p>0.0426598</text:p>
          </table:table-cell>
          <table:table-cell office:value-type="float" office:value="-0.173832" calcext:value-type="float">
            <text:p>-0.173832</text:p>
          </table:table-cell>
          <table:table-cell office:value-type="float" office:value="0.117237" calcext:value-type="float">
            <text:p>0.117237</text:p>
          </table:table-cell>
          <table:table-cell office:value-type="float" office:value="-0.0320908" calcext:value-type="float">
            <text:p>-0.0320908</text:p>
          </table:table-cell>
          <table:table-cell office:value-type="float" office:value="-0.182225" calcext:value-type="float">
            <text:p>-0.182225</text:p>
          </table:table-cell>
          <table:table-cell office:value-type="float" office:value="-0.117237" calcext:value-type="float">
            <text:p>-0.117237</text:p>
          </table:table-cell>
          <table:table-cell office:value-type="float" office:value="-0.0320908" calcext:value-type="float">
            <text:p>-0.0320908</text:p>
          </table:table-cell>
          <table:table-cell office:value-type="float" office:value="-0.182225" calcext:value-type="float">
            <text:p>-0.182225</text:p>
          </table:table-cell>
          <table:table-cell office:value-type="float" office:value="0.0000158531" calcext:value-type="float">
            <text:p>1.58531E-05</text:p>
          </table:table-cell>
          <table:table-cell office:value-type="float" office:value="-0.0000927742" calcext:value-type="float">
            <text:p>-9.27742E-05</text:p>
          </table:table-cell>
          <table:table-cell office:value-type="float" office:value="-0.0000100085" calcext:value-type="float">
            <text:p>-1.00085E-05</text:p>
          </table:table-cell>
          <table:table-cell office:value-type="float" office:value="-0.0000158522" calcext:value-type="float">
            <text:p>-1.58522E-05</text:p>
          </table:table-cell>
          <table:table-cell office:value-type="float" office:value="-0.0000927737" calcext:value-type="float">
            <text:p>-9.27737E-05</text:p>
          </table:table-cell>
          <table:table-cell office:value-type="float" office:value="-0.0000100087" calcext:value-type="float">
            <text:p>-1.00087E-05</text:p>
          </table:table-cell>
          <table:table-cell office:value-type="float" office:value="0.0000116564" calcext:value-type="float">
            <text:p>1.16564E-05</text:p>
          </table:table-cell>
          <table:table-cell office:value-type="float" office:value="-0.0000330526" calcext:value-type="float">
            <text:p>-3.30526E-05</text:p>
          </table:table-cell>
          <table:table-cell office:value-type="float" office:value="-0.0000852312" calcext:value-type="float">
            <text:p>-8.52312E-05</text:p>
          </table:table-cell>
          <table:table-cell office:value-type="float" office:value="-0.0000116552" calcext:value-type="float">
            <text:p>-1.16552E-05</text:p>
          </table:table-cell>
          <table:table-cell office:value-type="float" office:value="-0.0000330519" calcext:value-type="float">
            <text:p>-3.30519E-05</text:p>
          </table:table-cell>
          <table:table-cell office:value-type="float" office:value="-0.0000852317" calcext:value-type="float">
            <text:p>-8.5231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9445" calcext:value-type="float">
            <text:p>-0.0329445</text:p>
          </table:table-cell>
          <table:table-cell office:value-type="float" office:value="0.00000408282" calcext:value-type="float">
            <text:p>4.08282E-06</text:p>
          </table:table-cell>
          <table:table-cell office:value-type="float" office:value="0.326779" calcext:value-type="float">
            <text:p>0.326779</text:p>
          </table:table-cell>
          <table:table-cell office:value-type="float" office:value="-0.3248" calcext:value-type="float">
            <text:p>-0.3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993467" calcext:value-type="float">
            <text:p>-9.93467E-10</text:p>
          </table:table-cell>
          <table:table-cell office:value-type="float" office:value="-0.000107807" calcext:value-type="float">
            <text:p>-0.000107807</text:p>
          </table:table-cell>
          <table:table-cell office:value-type="float" office:value="0.00000000101136" calcext:value-type="float">
            <text:p>1.01136E-09</text:p>
          </table:table-cell>
          <table:table-cell office:value-type="float" office:value="-0.03456" calcext:value-type="float">
            <text:p>-0.03456</text:p>
          </table:table-cell>
          <table:table-cell office:value-type="float" office:value="-0.0000000098791" calcext:value-type="float">
            <text:p>-9.8791E-09</text:p>
          </table:table-cell>
          <table:table-cell office:value-type="float" office:value="-0.999403" calcext:value-type="float">
            <text:p>-0.999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805" calcext:value-type="float">
            <text:p>0.0410805</text:p>
          </table:table-cell>
          <table:table-cell office:value-type="float" office:value="0.0426265" calcext:value-type="float">
            <text:p>0.0426265</text:p>
          </table:table-cell>
          <table:table-cell office:value-type="float" office:value="-0.173835" calcext:value-type="float">
            <text:p>-0.173835</text:p>
          </table:table-cell>
          <table:table-cell office:value-type="float" office:value="-0.0410806" calcext:value-type="float">
            <text:p>-0.0410806</text:p>
          </table:table-cell>
          <table:table-cell office:value-type="float" office:value="0.0426264" calcext:value-type="float">
            <text:p>0.0426264</text:p>
          </table:table-cell>
          <table:table-cell office:value-type="float" office:value="-0.173835" calcext:value-type="float">
            <text:p>-0.173835</text:p>
          </table:table-cell>
          <table:table-cell office:value-type="float" office:value="0.117241" calcext:value-type="float">
            <text:p>0.117241</text:p>
          </table:table-cell>
          <table:table-cell office:value-type="float" office:value="-0.0321027" calcext:value-type="float">
            <text:p>-0.0321027</text:p>
          </table:table-cell>
          <table:table-cell office:value-type="float" office:value="-0.182255" calcext:value-type="float">
            <text:p>-0.182255</text:p>
          </table:table-cell>
          <table:table-cell office:value-type="float" office:value="-0.117241" calcext:value-type="float">
            <text:p>-0.117241</text:p>
          </table:table-cell>
          <table:table-cell office:value-type="float" office:value="-0.0321028" calcext:value-type="float">
            <text:p>-0.0321028</text:p>
          </table:table-cell>
          <table:table-cell office:value-type="float" office:value="-0.182255" calcext:value-type="float">
            <text:p>-0.182255</text:p>
          </table:table-cell>
          <table:table-cell office:value-type="float" office:value="0.000015852" calcext:value-type="float">
            <text:p>1.5852E-05</text:p>
          </table:table-cell>
          <table:table-cell office:value-type="float" office:value="-0.0000926439" calcext:value-type="float">
            <text:p>-9.26439E-05</text:p>
          </table:table-cell>
          <table:table-cell office:value-type="float" office:value="-0.0000100203" calcext:value-type="float">
            <text:p>-1.00203E-05</text:p>
          </table:table-cell>
          <table:table-cell office:value-type="float" office:value="-0.0000158512" calcext:value-type="float">
            <text:p>-1.58512E-05</text:p>
          </table:table-cell>
          <table:table-cell office:value-type="float" office:value="-0.0000926434" calcext:value-type="float">
            <text:p>-9.26434E-05</text:p>
          </table:table-cell>
          <table:table-cell office:value-type="float" office:value="-0.0000100205" calcext:value-type="float">
            <text:p>-1.00205E-05</text:p>
          </table:table-cell>
          <table:table-cell office:value-type="float" office:value="0.0000116477" calcext:value-type="float">
            <text:p>1.16477E-05</text:p>
          </table:table-cell>
          <table:table-cell office:value-type="float" office:value="-0.0000330045" calcext:value-type="float">
            <text:p>-3.30045E-05</text:p>
          </table:table-cell>
          <table:table-cell office:value-type="float" office:value="-0.0000851064" calcext:value-type="float">
            <text:p>-8.51064E-05</text:p>
          </table:table-cell>
          <table:table-cell office:value-type="float" office:value="-0.0000116465" calcext:value-type="float">
            <text:p>-1.16465E-05</text:p>
          </table:table-cell>
          <table:table-cell office:value-type="float" office:value="-0.0000330038" calcext:value-type="float">
            <text:p>-3.30038E-05</text:p>
          </table:table-cell>
          <table:table-cell office:value-type="float" office:value="-0.0000851069" calcext:value-type="float">
            <text:p>-8.5106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9584" calcext:value-type="float">
            <text:p>-0.0329584</text:p>
          </table:table-cell>
          <table:table-cell office:value-type="float" office:value="0.0000040835" calcext:value-type="float">
            <text:p>4.0835E-06</text:p>
          </table:table-cell>
          <table:table-cell office:value-type="float" office:value="0.326776" calcext:value-type="float">
            <text:p>0.326776</text:p>
          </table:table-cell>
          <table:table-cell office:value-type="float" office:value="-0.324795" calcext:value-type="float">
            <text:p>-0.324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96978" calcext:value-type="float">
            <text:p>-9.6978E-10</text:p>
          </table:table-cell>
          <table:table-cell office:value-type="float" office:value="-0.00010757" calcext:value-type="float">
            <text:p>-0.00010757</text:p>
          </table:table-cell>
          <table:table-cell office:value-type="float" office:value="0.00000000100904" calcext:value-type="float">
            <text:p>1.00904E-09</text:p>
          </table:table-cell>
          <table:table-cell office:value-type="float" office:value="-0.0345686" calcext:value-type="float">
            <text:p>-0.0345686</text:p>
          </table:table-cell>
          <table:table-cell office:value-type="float" office:value="-0.00000000979776" calcext:value-type="float">
            <text:p>-9.79776E-09</text:p>
          </table:table-cell>
          <table:table-cell office:value-type="float" office:value="-0.999402" calcext:value-type="float">
            <text:p>-0.999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869" calcext:value-type="float">
            <text:p>0.0410869</text:p>
          </table:table-cell>
          <table:table-cell office:value-type="float" office:value="0.0425894" calcext:value-type="float">
            <text:p>0.0425894</text:p>
          </table:table-cell>
          <table:table-cell office:value-type="float" office:value="-0.173839" calcext:value-type="float">
            <text:p>-0.173839</text:p>
          </table:table-cell>
          <table:table-cell office:value-type="float" office:value="-0.0410869" calcext:value-type="float">
            <text:p>-0.0410869</text:p>
          </table:table-cell>
          <table:table-cell office:value-type="float" office:value="0.0425894" calcext:value-type="float">
            <text:p>0.0425894</text:p>
          </table:table-cell>
          <table:table-cell office:value-type="float" office:value="-0.173839" calcext:value-type="float">
            <text:p>-0.173839</text:p>
          </table:table-cell>
          <table:table-cell office:value-type="float" office:value="0.117246" calcext:value-type="float">
            <text:p>0.117246</text:p>
          </table:table-cell>
          <table:table-cell office:value-type="float" office:value="-0.0321159" calcext:value-type="float">
            <text:p>-0.0321159</text:p>
          </table:table-cell>
          <table:table-cell office:value-type="float" office:value="-0.182289" calcext:value-type="float">
            <text:p>-0.182289</text:p>
          </table:table-cell>
          <table:table-cell office:value-type="float" office:value="-0.117246" calcext:value-type="float">
            <text:p>-0.117246</text:p>
          </table:table-cell>
          <table:table-cell office:value-type="float" office:value="-0.0321159" calcext:value-type="float">
            <text:p>-0.0321159</text:p>
          </table:table-cell>
          <table:table-cell office:value-type="float" office:value="-0.182289" calcext:value-type="float">
            <text:p>-0.182289</text:p>
          </table:table-cell>
          <table:table-cell office:value-type="float" office:value="0.0000158508" calcext:value-type="float">
            <text:p>1.58508E-05</text:p>
          </table:table-cell>
          <table:table-cell office:value-type="float" office:value="-0.0000925015" calcext:value-type="float">
            <text:p>-9.25015E-05</text:p>
          </table:table-cell>
          <table:table-cell office:value-type="float" office:value="-0.0000100322" calcext:value-type="float">
            <text:p>-1.00322E-05</text:p>
          </table:table-cell>
          <table:table-cell office:value-type="float" office:value="-0.0000158499" calcext:value-type="float">
            <text:p>-1.58499E-05</text:p>
          </table:table-cell>
          <table:table-cell office:value-type="float" office:value="-0.000092501" calcext:value-type="float">
            <text:p>-9.2501E-05</text:p>
          </table:table-cell>
          <table:table-cell office:value-type="float" office:value="-0.0000100325" calcext:value-type="float">
            <text:p>-1.00325E-05</text:p>
          </table:table-cell>
          <table:table-cell office:value-type="float" office:value="0.0000116383" calcext:value-type="float">
            <text:p>1.16383E-05</text:p>
          </table:table-cell>
          <table:table-cell office:value-type="float" office:value="-0.0000329513" calcext:value-type="float">
            <text:p>-3.29513E-05</text:p>
          </table:table-cell>
          <table:table-cell office:value-type="float" office:value="-0.00008497" calcext:value-type="float">
            <text:p>-8.497E-05</text:p>
          </table:table-cell>
          <table:table-cell office:value-type="float" office:value="-0.0000116371" calcext:value-type="float">
            <text:p>-1.16371E-05</text:p>
          </table:table-cell>
          <table:table-cell office:value-type="float" office:value="-0.0000329507" calcext:value-type="float">
            <text:p>-3.29507E-05</text:p>
          </table:table-cell>
          <table:table-cell office:value-type="float" office:value="-0.0000849705" calcext:value-type="float">
            <text:p>-8.4970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9737" calcext:value-type="float">
            <text:p>-0.0329737</text:p>
          </table:table-cell>
          <table:table-cell office:value-type="float" office:value="0.00000408424" calcext:value-type="float">
            <text:p>4.08424E-06</text:p>
          </table:table-cell>
          <table:table-cell office:value-type="float" office:value="0.326772" calcext:value-type="float">
            <text:p>0.326772</text:p>
          </table:table-cell>
          <table:table-cell office:value-type="float" office:value="-0.324789" calcext:value-type="float">
            <text:p>-0.324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944719" calcext:value-type="float">
            <text:p>-9.44719E-10</text:p>
          </table:table-cell>
          <table:table-cell office:value-type="float" office:value="-0.000107295" calcext:value-type="float">
            <text:p>-0.000107295</text:p>
          </table:table-cell>
          <table:table-cell office:value-type="float" office:value="0.00000000100682" calcext:value-type="float">
            <text:p>1.00682E-09</text:p>
          </table:table-cell>
          <table:table-cell office:value-type="float" office:value="-0.0345781" calcext:value-type="float">
            <text:p>-0.0345781</text:p>
          </table:table-cell>
          <table:table-cell office:value-type="float" office:value="-0.00000000971033" calcext:value-type="float">
            <text:p>-9.71033E-09</text:p>
          </table:table-cell>
          <table:table-cell office:value-type="float" office:value="-0.999402" calcext:value-type="float">
            <text:p>-0.999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938" calcext:value-type="float">
            <text:p>0.0410938</text:p>
          </table:table-cell>
          <table:table-cell office:value-type="float" office:value="0.0425488" calcext:value-type="float">
            <text:p>0.0425488</text:p>
          </table:table-cell>
          <table:table-cell office:value-type="float" office:value="-0.173844" calcext:value-type="float">
            <text:p>-0.173844</text:p>
          </table:table-cell>
          <table:table-cell office:value-type="float" office:value="-0.0410939" calcext:value-type="float">
            <text:p>-0.0410939</text:p>
          </table:table-cell>
          <table:table-cell office:value-type="float" office:value="0.0425487" calcext:value-type="float">
            <text:p>0.0425487</text:p>
          </table:table-cell>
          <table:table-cell office:value-type="float" office:value="-0.173844" calcext:value-type="float">
            <text:p>-0.173844</text:p>
          </table:table-cell>
          <table:table-cell office:value-type="float" office:value="0.117251" calcext:value-type="float">
            <text:p>0.117251</text:p>
          </table:table-cell>
          <table:table-cell office:value-type="float" office:value="-0.0321304" calcext:value-type="float">
            <text:p>-0.0321304</text:p>
          </table:table-cell>
          <table:table-cell office:value-type="float" office:value="-0.182327" calcext:value-type="float">
            <text:p>-0.182327</text:p>
          </table:table-cell>
          <table:table-cell office:value-type="float" office:value="-0.117251" calcext:value-type="float">
            <text:p>-0.117251</text:p>
          </table:table-cell>
          <table:table-cell office:value-type="float" office:value="-0.0321304" calcext:value-type="float">
            <text:p>-0.0321304</text:p>
          </table:table-cell>
          <table:table-cell office:value-type="float" office:value="-0.182327" calcext:value-type="float">
            <text:p>-0.182327</text:p>
          </table:table-cell>
          <table:table-cell office:value-type="float" office:value="0.0000158492" calcext:value-type="float">
            <text:p>1.58492E-05</text:p>
          </table:table-cell>
          <table:table-cell office:value-type="float" office:value="-0.0000923521" calcext:value-type="float">
            <text:p>-9.23521E-05</text:p>
          </table:table-cell>
          <table:table-cell office:value-type="float" office:value="-0.0000100425" calcext:value-type="float">
            <text:p>-1.00425E-05</text:p>
          </table:table-cell>
          <table:table-cell office:value-type="float" office:value="-0.0000158484" calcext:value-type="float">
            <text:p>-1.58484E-05</text:p>
          </table:table-cell>
          <table:table-cell office:value-type="float" office:value="-0.0000923516" calcext:value-type="float">
            <text:p>-9.23516E-05</text:p>
          </table:table-cell>
          <table:table-cell office:value-type="float" office:value="-0.0000100427" calcext:value-type="float">
            <text:p>-1.00427E-05</text:p>
          </table:table-cell>
          <table:table-cell office:value-type="float" office:value="0.0000116286" calcext:value-type="float">
            <text:p>1.16286E-05</text:p>
          </table:table-cell>
          <table:table-cell office:value-type="float" office:value="-0.000032894" calcext:value-type="float">
            <text:p>-3.2894E-05</text:p>
          </table:table-cell>
          <table:table-cell office:value-type="float" office:value="-0.0000848277" calcext:value-type="float">
            <text:p>-8.48277E-05</text:p>
          </table:table-cell>
          <table:table-cell office:value-type="float" office:value="-0.0000116275" calcext:value-type="float">
            <text:p>-1.16275E-05</text:p>
          </table:table-cell>
          <table:table-cell office:value-type="float" office:value="-0.0000328934" calcext:value-type="float">
            <text:p>-3.28934E-05</text:p>
          </table:table-cell>
          <table:table-cell office:value-type="float" office:value="-0.0000848282" calcext:value-type="float">
            <text:p>-8.4828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29875" calcext:value-type="float">
            <text:p>-0.0329875</text:p>
          </table:table-cell>
          <table:table-cell office:value-type="float" office:value="0.00000408491" calcext:value-type="float">
            <text:p>4.08491E-06</text:p>
          </table:table-cell>
          <table:table-cell office:value-type="float" office:value="0.326768" calcext:value-type="float">
            <text:p>0.326768</text:p>
          </table:table-cell>
          <table:table-cell office:value-type="float" office:value="-0.324784" calcext:value-type="float">
            <text:p>-0.324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920005" calcext:value-type="float">
            <text:p>-9.20005E-10</text:p>
          </table:table-cell>
          <table:table-cell office:value-type="float" office:value="-0.00010705" calcext:value-type="float">
            <text:p>-0.00010705</text:p>
          </table:table-cell>
          <table:table-cell office:value-type="float" office:value="0.00000000100474" calcext:value-type="float">
            <text:p>1.00474E-09</text:p>
          </table:table-cell>
          <table:table-cell office:value-type="float" office:value="-0.0345867" calcext:value-type="float">
            <text:p>-0.0345867</text:p>
          </table:table-cell>
          <table:table-cell office:value-type="float" office:value="-0.00000000963291" calcext:value-type="float">
            <text:p>-9.63291E-09</text:p>
          </table:table-cell>
          <table:table-cell office:value-type="float" office:value="-0.999402" calcext:value-type="float">
            <text:p>-0.999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002" calcext:value-type="float">
            <text:p>0.0411002</text:p>
          </table:table-cell>
          <table:table-cell office:value-type="float" office:value="0.0425119" calcext:value-type="float">
            <text:p>0.0425119</text:p>
          </table:table-cell>
          <table:table-cell office:value-type="float" office:value="-0.173848" calcext:value-type="float">
            <text:p>-0.173848</text:p>
          </table:table-cell>
          <table:table-cell office:value-type="float" office:value="-0.0411002" calcext:value-type="float">
            <text:p>-0.0411002</text:p>
          </table:table-cell>
          <table:table-cell office:value-type="float" office:value="0.0425118" calcext:value-type="float">
            <text:p>0.0425118</text:p>
          </table:table-cell>
          <table:table-cell office:value-type="float" office:value="-0.173848" calcext:value-type="float">
            <text:p>-0.173848</text:p>
          </table:table-cell>
          <table:table-cell office:value-type="float" office:value="0.117256" calcext:value-type="float">
            <text:p>0.117256</text:p>
          </table:table-cell>
          <table:table-cell office:value-type="float" office:value="-0.0321435" calcext:value-type="float">
            <text:p>-0.0321435</text:p>
          </table:table-cell>
          <table:table-cell office:value-type="float" office:value="-0.182361" calcext:value-type="float">
            <text:p>-0.182361</text:p>
          </table:table-cell>
          <table:table-cell office:value-type="float" office:value="-0.117256" calcext:value-type="float">
            <text:p>-0.117256</text:p>
          </table:table-cell>
          <table:table-cell office:value-type="float" office:value="-0.0321436" calcext:value-type="float">
            <text:p>-0.0321436</text:p>
          </table:table-cell>
          <table:table-cell office:value-type="float" office:value="-0.18236" calcext:value-type="float">
            <text:p>-0.18236</text:p>
          </table:table-cell>
          <table:table-cell office:value-type="float" office:value="0.0000158478" calcext:value-type="float">
            <text:p>1.58478E-05</text:p>
          </table:table-cell>
          <table:table-cell office:value-type="float" office:value="-0.0000922155" calcext:value-type="float">
            <text:p>-9.22155E-05</text:p>
          </table:table-cell>
          <table:table-cell office:value-type="float" office:value="-0.0000100521" calcext:value-type="float">
            <text:p>-1.00521E-05</text:p>
          </table:table-cell>
          <table:table-cell office:value-type="float" office:value="-0.000015847" calcext:value-type="float">
            <text:p>-1.5847E-05</text:p>
          </table:table-cell>
          <table:table-cell office:value-type="float" office:value="-0.000092215" calcext:value-type="float">
            <text:p>-9.2215E-05</text:p>
          </table:table-cell>
          <table:table-cell office:value-type="float" office:value="-0.0000100523" calcext:value-type="float">
            <text:p>-1.00523E-05</text:p>
          </table:table-cell>
          <table:table-cell office:value-type="float" office:value="0.0000116196" calcext:value-type="float">
            <text:p>1.16196E-05</text:p>
          </table:table-cell>
          <table:table-cell office:value-type="float" office:value="-0.0000328425" calcext:value-type="float">
            <text:p>-3.28425E-05</text:p>
          </table:table-cell>
          <table:table-cell office:value-type="float" office:value="-0.0000846965" calcext:value-type="float">
            <text:p>-8.46965E-05</text:p>
          </table:table-cell>
          <table:table-cell office:value-type="float" office:value="-0.0000116185" calcext:value-type="float">
            <text:p>-1.16185E-05</text:p>
          </table:table-cell>
          <table:table-cell office:value-type="float" office:value="-0.0000328418" calcext:value-type="float">
            <text:p>-3.28418E-05</text:p>
          </table:table-cell>
          <table:table-cell office:value-type="float" office:value="-0.000084697" calcext:value-type="float">
            <text:p>-8.469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0013" calcext:value-type="float">
            <text:p>-0.0330013</text:p>
          </table:table-cell>
          <table:table-cell office:value-type="float" office:value="0.00000408558" calcext:value-type="float">
            <text:p>4.08558E-06</text:p>
          </table:table-cell>
          <table:table-cell office:value-type="float" office:value="0.326764" calcext:value-type="float">
            <text:p>0.326764</text:p>
          </table:table-cell>
          <table:table-cell office:value-type="float" office:value="-0.324779" calcext:value-type="float">
            <text:p>-0.324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901712" calcext:value-type="float">
            <text:p>-9.01712E-10</text:p>
          </table:table-cell>
          <table:table-cell office:value-type="float" office:value="-0.000106818" calcext:value-type="float">
            <text:p>-0.000106818</text:p>
          </table:table-cell>
          <table:table-cell office:value-type="float" office:value="0.00000000100299" calcext:value-type="float">
            <text:p>1.00299E-09</text:p>
          </table:table-cell>
          <table:table-cell office:value-type="float" office:value="-0.0345943" calcext:value-type="float">
            <text:p>-0.0345943</text:p>
          </table:table-cell>
          <table:table-cell office:value-type="float" office:value="-0.00000000956499" calcext:value-type="float">
            <text:p>-9.56499E-09</text:p>
          </table:table-cell>
          <table:table-cell office:value-type="float" office:value="-0.999401" calcext:value-type="float">
            <text:p>-0.999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059" calcext:value-type="float">
            <text:p>0.0411059</text:p>
          </table:table-cell>
          <table:table-cell office:value-type="float" office:value="0.0424787" calcext:value-type="float">
            <text:p>0.0424787</text:p>
          </table:table-cell>
          <table:table-cell office:value-type="float" office:value="-0.173851" calcext:value-type="float">
            <text:p>-0.173851</text:p>
          </table:table-cell>
          <table:table-cell office:value-type="float" office:value="-0.0411059" calcext:value-type="float">
            <text:p>-0.0411059</text:p>
          </table:table-cell>
          <table:table-cell office:value-type="float" office:value="0.0424786" calcext:value-type="float">
            <text:p>0.0424786</text:p>
          </table:table-cell>
          <table:table-cell office:value-type="float" office:value="-0.173851" calcext:value-type="float">
            <text:p>-0.173851</text:p>
          </table:table-cell>
          <table:table-cell office:value-type="float" office:value="0.11726" calcext:value-type="float">
            <text:p>0.11726</text:p>
          </table:table-cell>
          <table:table-cell office:value-type="float" office:value="-0.0321553" calcext:value-type="float">
            <text:p>-0.0321553</text:p>
          </table:table-cell>
          <table:table-cell office:value-type="float" office:value="-0.182391" calcext:value-type="float">
            <text:p>-0.182391</text:p>
          </table:table-cell>
          <table:table-cell office:value-type="float" office:value="-0.11726" calcext:value-type="float">
            <text:p>-0.11726</text:p>
          </table:table-cell>
          <table:table-cell office:value-type="float" office:value="-0.0321554" calcext:value-type="float">
            <text:p>-0.0321554</text:p>
          </table:table-cell>
          <table:table-cell office:value-type="float" office:value="-0.182391" calcext:value-type="float">
            <text:p>-0.182391</text:p>
          </table:table-cell>
          <table:table-cell office:value-type="float" office:value="0.0000158464" calcext:value-type="float">
            <text:p>1.58464E-05</text:p>
          </table:table-cell>
          <table:table-cell office:value-type="float" office:value="-0.0000920983" calcext:value-type="float">
            <text:p>-9.20983E-05</text:p>
          </table:table-cell>
          <table:table-cell office:value-type="float" office:value="-0.0000100581" calcext:value-type="float">
            <text:p>-1.00581E-05</text:p>
          </table:table-cell>
          <table:table-cell office:value-type="float" office:value="-0.0000158455" calcext:value-type="float">
            <text:p>-1.58455E-05</text:p>
          </table:table-cell>
          <table:table-cell office:value-type="float" office:value="-0.0000920979" calcext:value-type="float">
            <text:p>-9.20979E-05</text:p>
          </table:table-cell>
          <table:table-cell office:value-type="float" office:value="-0.0000100583" calcext:value-type="float">
            <text:p>-1.00583E-05</text:p>
          </table:table-cell>
          <table:table-cell office:value-type="float" office:value="0.0000116122" calcext:value-type="float">
            <text:p>1.16122E-05</text:p>
          </table:table-cell>
          <table:table-cell office:value-type="float" office:value="-0.0000327966" calcext:value-type="float">
            <text:p>-3.27966E-05</text:p>
          </table:table-cell>
          <table:table-cell office:value-type="float" office:value="-0.0000845849" calcext:value-type="float">
            <text:p>-8.45849E-05</text:p>
          </table:table-cell>
          <table:table-cell office:value-type="float" office:value="-0.0000116111" calcext:value-type="float">
            <text:p>-1.16111E-05</text:p>
          </table:table-cell>
          <table:table-cell office:value-type="float" office:value="-0.0000327959" calcext:value-type="float">
            <text:p>-3.27959E-05</text:p>
          </table:table-cell>
          <table:table-cell office:value-type="float" office:value="-0.0000845855" calcext:value-type="float">
            <text:p>-8.4585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0151" calcext:value-type="float">
            <text:p>-0.0330151</text:p>
          </table:table-cell>
          <table:table-cell office:value-type="float" office:value="0.00000408626" calcext:value-type="float">
            <text:p>4.08626E-06</text:p>
          </table:table-cell>
          <table:table-cell office:value-type="float" office:value="0.326761" calcext:value-type="float">
            <text:p>0.326761</text:p>
          </table:table-cell>
          <table:table-cell office:value-type="float" office:value="-0.324774" calcext:value-type="float">
            <text:p>-0.324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873443" calcext:value-type="float">
            <text:p>-8.73443E-10</text:p>
          </table:table-cell>
          <table:table-cell office:value-type="float" office:value="-0.000106547" calcext:value-type="float">
            <text:p>-0.000106547</text:p>
          </table:table-cell>
          <table:table-cell office:value-type="float" office:value="0.00000000100049" calcext:value-type="float">
            <text:p>1.00049E-09</text:p>
          </table:table-cell>
          <table:table-cell office:value-type="float" office:value="-0.0346046" calcext:value-type="float">
            <text:p>-0.0346046</text:p>
          </table:table-cell>
          <table:table-cell office:value-type="float" office:value="-0.00000000947659" calcext:value-type="float">
            <text:p>-9.47659E-09</text:p>
          </table:table-cell>
          <table:table-cell office:value-type="float" office:value="-0.999401" calcext:value-type="float">
            <text:p>-0.999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135" calcext:value-type="float">
            <text:p>0.0411135</text:p>
          </table:table-cell>
          <table:table-cell office:value-type="float" office:value="0.0424345" calcext:value-type="float">
            <text:p>0.0424345</text:p>
          </table:table-cell>
          <table:table-cell office:value-type="float" office:value="-0.173856" calcext:value-type="float">
            <text:p>-0.173856</text:p>
          </table:table-cell>
          <table:table-cell office:value-type="float" office:value="-0.0411135" calcext:value-type="float">
            <text:p>-0.0411135</text:p>
          </table:table-cell>
          <table:table-cell office:value-type="float" office:value="0.0424345" calcext:value-type="float">
            <text:p>0.0424345</text:p>
          </table:table-cell>
          <table:table-cell office:value-type="float" office:value="-0.173856" calcext:value-type="float">
            <text:p>-0.173856</text:p>
          </table:table-cell>
          <table:table-cell office:value-type="float" office:value="0.117265" calcext:value-type="float">
            <text:p>0.117265</text:p>
          </table:table-cell>
          <table:table-cell office:value-type="float" office:value="-0.0321711" calcext:value-type="float">
            <text:p>-0.0321711</text:p>
          </table:table-cell>
          <table:table-cell office:value-type="float" office:value="-0.182432" calcext:value-type="float">
            <text:p>-0.182432</text:p>
          </table:table-cell>
          <table:table-cell office:value-type="float" office:value="-0.117265" calcext:value-type="float">
            <text:p>-0.117265</text:p>
          </table:table-cell>
          <table:table-cell office:value-type="float" office:value="-0.0321711" calcext:value-type="float">
            <text:p>-0.0321711</text:p>
          </table:table-cell>
          <table:table-cell office:value-type="float" office:value="-0.182431" calcext:value-type="float">
            <text:p>-0.182431</text:p>
          </table:table-cell>
          <table:table-cell office:value-type="float" office:value="0.0000158448" calcext:value-type="float">
            <text:p>1.58448E-05</text:p>
          </table:table-cell>
          <table:table-cell office:value-type="float" office:value="-0.0000919258" calcext:value-type="float">
            <text:p>-9.19258E-05</text:p>
          </table:table-cell>
          <table:table-cell office:value-type="float" office:value="-0.000010071" calcext:value-type="float">
            <text:p>-1.0071E-05</text:p>
          </table:table-cell>
          <table:table-cell office:value-type="float" office:value="-0.000015844" calcext:value-type="float">
            <text:p>-1.5844E-05</text:p>
          </table:table-cell>
          <table:table-cell office:value-type="float" office:value="-0.0000919253" calcext:value-type="float">
            <text:p>-9.19253E-05</text:p>
          </table:table-cell>
          <table:table-cell office:value-type="float" office:value="-0.0000100712" calcext:value-type="float">
            <text:p>-1.00712E-05</text:p>
          </table:table-cell>
          <table:table-cell office:value-type="float" office:value="0.0000116006" calcext:value-type="float">
            <text:p>1.16006E-05</text:p>
          </table:table-cell>
          <table:table-cell office:value-type="float" office:value="-0.000032732" calcext:value-type="float">
            <text:p>-3.2732E-05</text:p>
          </table:table-cell>
          <table:table-cell office:value-type="float" office:value="-0.0000844184" calcext:value-type="float">
            <text:p>-8.44184E-05</text:p>
          </table:table-cell>
          <table:table-cell office:value-type="float" office:value="-0.0000115995" calcext:value-type="float">
            <text:p>-1.15995E-05</text:p>
          </table:table-cell>
          <table:table-cell office:value-type="float" office:value="-0.0000327313" calcext:value-type="float">
            <text:p>-3.27313E-05</text:p>
          </table:table-cell>
          <table:table-cell office:value-type="float" office:value="-0.0000844189" calcext:value-type="float">
            <text:p>-8.4418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0289" calcext:value-type="float">
            <text:p>-0.0330289</text:p>
          </table:table-cell>
          <table:table-cell office:value-type="float" office:value="0.00000408693" calcext:value-type="float">
            <text:p>4.08693E-06</text:p>
          </table:table-cell>
          <table:table-cell office:value-type="float" office:value="0.326757" calcext:value-type="float">
            <text:p>0.326757</text:p>
          </table:table-cell>
          <table:table-cell office:value-type="float" office:value="-0.324768" calcext:value-type="float">
            <text:p>-0.324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852616" calcext:value-type="float">
            <text:p>-8.52616E-10</text:p>
          </table:table-cell>
          <table:table-cell office:value-type="float" office:value="-0.00010634" calcext:value-type="float">
            <text:p>-0.00010634</text:p>
          </table:table-cell>
          <table:table-cell office:value-type="float" office:value="0.000000000998612" calcext:value-type="float">
            <text:p>9.98612E-10</text:p>
          </table:table-cell>
          <table:table-cell office:value-type="float" office:value="-0.0346122" calcext:value-type="float">
            <text:p>-0.0346122</text:p>
          </table:table-cell>
          <table:table-cell office:value-type="float" office:value="-0.00000000941191" calcext:value-type="float">
            <text:p>-9.41191E-09</text:p>
          </table:table-cell>
          <table:table-cell office:value-type="float" office:value="-0.999401" calcext:value-type="float">
            <text:p>-0.999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192" calcext:value-type="float">
            <text:p>0.0411192</text:p>
          </table:table-cell>
          <table:table-cell office:value-type="float" office:value="0.0424015" calcext:value-type="float">
            <text:p>0.0424015</text:p>
          </table:table-cell>
          <table:table-cell office:value-type="float" office:value="-0.17386" calcext:value-type="float">
            <text:p>-0.17386</text:p>
          </table:table-cell>
          <table:table-cell office:value-type="float" office:value="-0.0411192" calcext:value-type="float">
            <text:p>-0.0411192</text:p>
          </table:table-cell>
          <table:table-cell office:value-type="float" office:value="0.0424014" calcext:value-type="float">
            <text:p>0.0424014</text:p>
          </table:table-cell>
          <table:table-cell office:value-type="float" office:value="-0.17386" calcext:value-type="float">
            <text:p>-0.17386</text:p>
          </table:table-cell>
          <table:table-cell office:value-type="float" office:value="0.117269" calcext:value-type="float">
            <text:p>0.117269</text:p>
          </table:table-cell>
          <table:table-cell office:value-type="float" office:value="-0.0321828" calcext:value-type="float">
            <text:p>-0.0321828</text:p>
          </table:table-cell>
          <table:table-cell office:value-type="float" office:value="-0.182462" calcext:value-type="float">
            <text:p>-0.182462</text:p>
          </table:table-cell>
          <table:table-cell office:value-type="float" office:value="-0.117269" calcext:value-type="float">
            <text:p>-0.117269</text:p>
          </table:table-cell>
          <table:table-cell office:value-type="float" office:value="-0.0321829" calcext:value-type="float">
            <text:p>-0.0321829</text:p>
          </table:table-cell>
          <table:table-cell office:value-type="float" office:value="-0.182462" calcext:value-type="float">
            <text:p>-0.182462</text:p>
          </table:table-cell>
          <table:table-cell office:value-type="float" office:value="0.0000158435" calcext:value-type="float">
            <text:p>1.58435E-05</text:p>
          </table:table-cell>
          <table:table-cell office:value-type="float" office:value="-0.0000917987" calcext:value-type="float">
            <text:p>-9.17987E-05</text:p>
          </table:table-cell>
          <table:table-cell office:value-type="float" office:value="-0.0000100797" calcext:value-type="float">
            <text:p>-1.00797E-05</text:p>
          </table:table-cell>
          <table:table-cell office:value-type="float" office:value="-0.0000158427" calcext:value-type="float">
            <text:p>-1.58427E-05</text:p>
          </table:table-cell>
          <table:table-cell office:value-type="float" office:value="-0.0000917982" calcext:value-type="float">
            <text:p>-9.17982E-05</text:p>
          </table:table-cell>
          <table:table-cell office:value-type="float" office:value="-0.0000100799" calcext:value-type="float">
            <text:p>-1.00799E-05</text:p>
          </table:table-cell>
          <table:table-cell office:value-type="float" office:value="0.000011592" calcext:value-type="float">
            <text:p>1.1592E-05</text:p>
          </table:table-cell>
          <table:table-cell office:value-type="float" office:value="-0.0000326842" calcext:value-type="float">
            <text:p>-3.26842E-05</text:p>
          </table:table-cell>
          <table:table-cell office:value-type="float" office:value="-0.0000842956" calcext:value-type="float">
            <text:p>-8.42956E-05</text:p>
          </table:table-cell>
          <table:table-cell office:value-type="float" office:value="-0.0000115909" calcext:value-type="float">
            <text:p>-1.15909E-05</text:p>
          </table:table-cell>
          <table:table-cell office:value-type="float" office:value="-0.0000326835" calcext:value-type="float">
            <text:p>-3.26835E-05</text:p>
          </table:table-cell>
          <table:table-cell office:value-type="float" office:value="-0.0000842961" calcext:value-type="float">
            <text:p>-8.4296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0441" calcext:value-type="float">
            <text:p>-0.0330441</text:p>
          </table:table-cell>
          <table:table-cell office:value-type="float" office:value="0.00000408766" calcext:value-type="float">
            <text:p>4.08766E-06</text:p>
          </table:table-cell>
          <table:table-cell office:value-type="float" office:value="0.326753" calcext:value-type="float">
            <text:p>0.326753</text:p>
          </table:table-cell>
          <table:table-cell office:value-type="float" office:value="-0.324763" calcext:value-type="float">
            <text:p>-0.324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830376" calcext:value-type="float">
            <text:p>-8.30376E-10</text:p>
          </table:table-cell>
          <table:table-cell office:value-type="float" office:value="-0.000106065" calcext:value-type="float">
            <text:p>-0.000106065</text:p>
          </table:table-cell>
          <table:table-cell office:value-type="float" office:value="0.000000000996434" calcext:value-type="float">
            <text:p>9.96434E-10</text:p>
          </table:table-cell>
          <table:table-cell office:value-type="float" office:value="-0.0346216" calcext:value-type="float">
            <text:p>-0.0346216</text:p>
          </table:table-cell>
          <table:table-cell office:value-type="float" office:value="-0.00000000933488" calcext:value-type="float">
            <text:p>-9.33488E-09</text:p>
          </table:table-cell>
          <table:table-cell office:value-type="float" office:value="-0.9994" calcext:value-type="float">
            <text:p>-0.9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262" calcext:value-type="float">
            <text:p>0.0411262</text:p>
          </table:table-cell>
          <table:table-cell office:value-type="float" office:value="0.0423611" calcext:value-type="float">
            <text:p>0.0423611</text:p>
          </table:table-cell>
          <table:table-cell office:value-type="float" office:value="-0.173864" calcext:value-type="float">
            <text:p>-0.173864</text:p>
          </table:table-cell>
          <table:table-cell office:value-type="float" office:value="-0.0411262" calcext:value-type="float">
            <text:p>-0.0411262</text:p>
          </table:table-cell>
          <table:table-cell office:value-type="float" office:value="0.042361" calcext:value-type="float">
            <text:p>0.042361</text:p>
          </table:table-cell>
          <table:table-cell office:value-type="float" office:value="-0.173864" calcext:value-type="float">
            <text:p>-0.173864</text:p>
          </table:table-cell>
          <table:table-cell office:value-type="float" office:value="0.117275" calcext:value-type="float">
            <text:p>0.117275</text:p>
          </table:table-cell>
          <table:table-cell office:value-type="float" office:value="-0.0321972" calcext:value-type="float">
            <text:p>-0.0321972</text:p>
          </table:table-cell>
          <table:table-cell office:value-type="float" office:value="-0.182499" calcext:value-type="float">
            <text:p>-0.182499</text:p>
          </table:table-cell>
          <table:table-cell office:value-type="float" office:value="-0.117275" calcext:value-type="float">
            <text:p>-0.117275</text:p>
          </table:table-cell>
          <table:table-cell office:value-type="float" office:value="-0.0321972" calcext:value-type="float">
            <text:p>-0.0321972</text:p>
          </table:table-cell>
          <table:table-cell office:value-type="float" office:value="-0.182499" calcext:value-type="float">
            <text:p>-0.182499</text:p>
          </table:table-cell>
          <table:table-cell office:value-type="float" office:value="0.0000158417" calcext:value-type="float">
            <text:p>1.58417E-05</text:p>
          </table:table-cell>
          <table:table-cell office:value-type="float" office:value="-0.0000916549" calcext:value-type="float">
            <text:p>-9.16549E-05</text:p>
          </table:table-cell>
          <table:table-cell office:value-type="float" office:value="-0.0000100865" calcext:value-type="float">
            <text:p>-1.00865E-05</text:p>
          </table:table-cell>
          <table:table-cell office:value-type="float" office:value="-0.0000158409" calcext:value-type="float">
            <text:p>-1.58409E-05</text:p>
          </table:table-cell>
          <table:table-cell office:value-type="float" office:value="-0.0000916545" calcext:value-type="float">
            <text:p>-9.16545E-05</text:p>
          </table:table-cell>
          <table:table-cell office:value-type="float" office:value="-0.0000100867" calcext:value-type="float">
            <text:p>-1.00867E-05</text:p>
          </table:table-cell>
          <table:table-cell office:value-type="float" office:value="0.0000115827" calcext:value-type="float">
            <text:p>1.15827E-05</text:p>
          </table:table-cell>
          <table:table-cell office:value-type="float" office:value="-0.0000326281" calcext:value-type="float">
            <text:p>-3.26281E-05</text:p>
          </table:table-cell>
          <table:table-cell office:value-type="float" office:value="-0.0000841576" calcext:value-type="float">
            <text:p>-8.41576E-05</text:p>
          </table:table-cell>
          <table:table-cell office:value-type="float" office:value="-0.0000115817" calcext:value-type="float">
            <text:p>-1.15817E-05</text:p>
          </table:table-cell>
          <table:table-cell office:value-type="float" office:value="-0.0000326275" calcext:value-type="float">
            <text:p>-3.26275E-05</text:p>
          </table:table-cell>
          <table:table-cell office:value-type="float" office:value="-0.0000841581" calcext:value-type="float">
            <text:p>-8.4158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0578" calcext:value-type="float">
            <text:p>-0.0330578</text:p>
          </table:table-cell>
          <table:table-cell office:value-type="float" office:value="0.00000408833" calcext:value-type="float">
            <text:p>4.08833E-06</text:p>
          </table:table-cell>
          <table:table-cell office:value-type="float" office:value="0.32675" calcext:value-type="float">
            <text:p>0.32675</text:p>
          </table:table-cell>
          <table:table-cell office:value-type="float" office:value="-0.324757" calcext:value-type="float">
            <text:p>-0.324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80959" calcext:value-type="float">
            <text:p>-8.0959E-10</text:p>
          </table:table-cell>
          <table:table-cell office:value-type="float" office:value="-0.000105832" calcext:value-type="float">
            <text:p>-0.000105832</text:p>
          </table:table-cell>
          <table:table-cell office:value-type="float" office:value="0.000000000994412" calcext:value-type="float">
            <text:p>9.94412E-10</text:p>
          </table:table-cell>
          <table:table-cell office:value-type="float" office:value="-0.0346301" calcext:value-type="float">
            <text:p>-0.0346301</text:p>
          </table:table-cell>
          <table:table-cell office:value-type="float" office:value="-0.00000000926667" calcext:value-type="float">
            <text:p>-9.26667E-09</text:p>
          </table:table-cell>
          <table:table-cell office:value-type="float" office:value="-0.9994" calcext:value-type="float">
            <text:p>-0.9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325" calcext:value-type="float">
            <text:p>0.0411325</text:p>
          </table:table-cell>
          <table:table-cell office:value-type="float" office:value="0.0423245" calcext:value-type="float">
            <text:p>0.0423245</text:p>
          </table:table-cell>
          <table:table-cell office:value-type="float" office:value="-0.173868" calcext:value-type="float">
            <text:p>-0.173868</text:p>
          </table:table-cell>
          <table:table-cell office:value-type="float" office:value="-0.0411325" calcext:value-type="float">
            <text:p>-0.0411325</text:p>
          </table:table-cell>
          <table:table-cell office:value-type="float" office:value="0.0423244" calcext:value-type="float">
            <text:p>0.0423244</text:p>
          </table:table-cell>
          <table:table-cell office:value-type="float" office:value="-0.173868" calcext:value-type="float">
            <text:p>-0.173868</text:p>
          </table:table-cell>
          <table:table-cell office:value-type="float" office:value="0.117279" calcext:value-type="float">
            <text:p>0.117279</text:p>
          </table:table-cell>
          <table:table-cell office:value-type="float" office:value="-0.0322102" calcext:value-type="float">
            <text:p>-0.0322102</text:p>
          </table:table-cell>
          <table:table-cell office:value-type="float" office:value="-0.182533" calcext:value-type="float">
            <text:p>-0.182533</text:p>
          </table:table-cell>
          <table:table-cell office:value-type="float" office:value="-0.117279" calcext:value-type="float">
            <text:p>-0.117279</text:p>
          </table:table-cell>
          <table:table-cell office:value-type="float" office:value="-0.0322103" calcext:value-type="float">
            <text:p>-0.0322103</text:p>
          </table:table-cell>
          <table:table-cell office:value-type="float" office:value="-0.182533" calcext:value-type="float">
            <text:p>-0.182533</text:p>
          </table:table-cell>
          <table:table-cell office:value-type="float" office:value="0.0000158402" calcext:value-type="float">
            <text:p>1.58402E-05</text:p>
          </table:table-cell>
          <table:table-cell office:value-type="float" office:value="-0.0000915171" calcext:value-type="float">
            <text:p>-9.15171E-05</text:p>
          </table:table-cell>
          <table:table-cell office:value-type="float" office:value="-0.0000100942" calcext:value-type="float">
            <text:p>-1.00942E-05</text:p>
          </table:table-cell>
          <table:table-cell office:value-type="float" office:value="-0.0000158394" calcext:value-type="float">
            <text:p>-1.58394E-05</text:p>
          </table:table-cell>
          <table:table-cell office:value-type="float" office:value="-0.0000915166" calcext:value-type="float">
            <text:p>-9.15166E-05</text:p>
          </table:table-cell>
          <table:table-cell office:value-type="float" office:value="-0.0000100945" calcext:value-type="float">
            <text:p>-1.00945E-05</text:p>
          </table:table-cell>
          <table:table-cell office:value-type="float" office:value="0.0000115736" calcext:value-type="float">
            <text:p>1.15736E-05</text:p>
          </table:table-cell>
          <table:table-cell office:value-type="float" office:value="-0.0000325754" calcext:value-type="float">
            <text:p>-3.25754E-05</text:p>
          </table:table-cell>
          <table:table-cell office:value-type="float" office:value="-0.0000840244" calcext:value-type="float">
            <text:p>-8.40244E-05</text:p>
          </table:table-cell>
          <table:table-cell office:value-type="float" office:value="-0.0000115725" calcext:value-type="float">
            <text:p>-1.15725E-05</text:p>
          </table:table-cell>
          <table:table-cell office:value-type="float" office:value="-0.0000325747" calcext:value-type="float">
            <text:p>-3.25747E-05</text:p>
          </table:table-cell>
          <table:table-cell office:value-type="float" office:value="-0.0000840249" calcext:value-type="float">
            <text:p>-8.4024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0715" calcext:value-type="float">
            <text:p>-0.0330715</text:p>
          </table:table-cell>
          <table:table-cell office:value-type="float" office:value="0.000004089" calcext:value-type="float">
            <text:p>4.089E-06</text:p>
          </table:table-cell>
          <table:table-cell office:value-type="float" office:value="0.326746" calcext:value-type="float">
            <text:p>0.326746</text:p>
          </table:table-cell>
          <table:table-cell office:value-type="float" office:value="-0.324752" calcext:value-type="float">
            <text:p>-0.324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787508" calcext:value-type="float">
            <text:p>-7.87508E-10</text:p>
          </table:table-cell>
          <table:table-cell office:value-type="float" office:value="-0.000105608" calcext:value-type="float">
            <text:p>-0.000105608</text:p>
          </table:table-cell>
          <table:table-cell office:value-type="float" office:value="0.000000000992335" calcext:value-type="float">
            <text:p>9.92335E-10</text:p>
          </table:table-cell>
          <table:table-cell office:value-type="float" office:value="-0.0346385" calcext:value-type="float">
            <text:p>-0.0346385</text:p>
          </table:table-cell>
          <table:table-cell office:value-type="float" office:value="-0.00000000919994" calcext:value-type="float">
            <text:p>-9.19994E-09</text:p>
          </table:table-cell>
          <table:table-cell office:value-type="float" office:value="-0.9994" calcext:value-type="float">
            <text:p>-0.9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389" calcext:value-type="float">
            <text:p>0.0411389</text:p>
          </table:table-cell>
          <table:table-cell office:value-type="float" office:value="0.0422879" calcext:value-type="float">
            <text:p>0.0422879</text:p>
          </table:table-cell>
          <table:table-cell office:value-type="float" office:value="-0.173872" calcext:value-type="float">
            <text:p>-0.173872</text:p>
          </table:table-cell>
          <table:table-cell office:value-type="float" office:value="-0.0411389" calcext:value-type="float">
            <text:p>-0.0411389</text:p>
          </table:table-cell>
          <table:table-cell office:value-type="float" office:value="0.0422878" calcext:value-type="float">
            <text:p>0.0422878</text:p>
          </table:table-cell>
          <table:table-cell office:value-type="float" office:value="-0.173872" calcext:value-type="float">
            <text:p>-0.173872</text:p>
          </table:table-cell>
          <table:table-cell office:value-type="float" office:value="0.117284" calcext:value-type="float">
            <text:p>0.117284</text:p>
          </table:table-cell>
          <table:table-cell office:value-type="float" office:value="-0.0322232" calcext:value-type="float">
            <text:p>-0.0322232</text:p>
          </table:table-cell>
          <table:table-cell office:value-type="float" office:value="-0.182566" calcext:value-type="float">
            <text:p>-0.182566</text:p>
          </table:table-cell>
          <table:table-cell office:value-type="float" office:value="-0.117284" calcext:value-type="float">
            <text:p>-0.117284</text:p>
          </table:table-cell>
          <table:table-cell office:value-type="float" office:value="-0.0322233" calcext:value-type="float">
            <text:p>-0.0322233</text:p>
          </table:table-cell>
          <table:table-cell office:value-type="float" office:value="-0.182566" calcext:value-type="float">
            <text:p>-0.182566</text:p>
          </table:table-cell>
          <table:table-cell office:value-type="float" office:value="0.0000158387" calcext:value-type="float">
            <text:p>1.58387E-05</text:p>
          </table:table-cell>
          <table:table-cell office:value-type="float" office:value="-0.0000913766" calcext:value-type="float">
            <text:p>-9.13766E-05</text:p>
          </table:table-cell>
          <table:table-cell office:value-type="float" office:value="-0.0000101028" calcext:value-type="float">
            <text:p>-1.01028E-05</text:p>
          </table:table-cell>
          <table:table-cell office:value-type="float" office:value="-0.0000158379" calcext:value-type="float">
            <text:p>-1.58379E-05</text:p>
          </table:table-cell>
          <table:table-cell office:value-type="float" office:value="-0.0000913761" calcext:value-type="float">
            <text:p>-9.13761E-05</text:p>
          </table:table-cell>
          <table:table-cell office:value-type="float" office:value="-0.000010103" calcext:value-type="float">
            <text:p>-1.0103E-05</text:p>
          </table:table-cell>
          <table:table-cell office:value-type="float" office:value="0.000011564" calcext:value-type="float">
            <text:p>1.1564E-05</text:p>
          </table:table-cell>
          <table:table-cell office:value-type="float" office:value="-0.0000325223" calcext:value-type="float">
            <text:p>-3.25223E-05</text:p>
          </table:table-cell>
          <table:table-cell office:value-type="float" office:value="-0.0000838879" calcext:value-type="float">
            <text:p>-8.38879E-05</text:p>
          </table:table-cell>
          <table:table-cell office:value-type="float" office:value="-0.000011563" calcext:value-type="float">
            <text:p>-1.1563E-05</text:p>
          </table:table-cell>
          <table:table-cell office:value-type="float" office:value="-0.0000325217" calcext:value-type="float">
            <text:p>-3.25217E-05</text:p>
          </table:table-cell>
          <table:table-cell office:value-type="float" office:value="-0.0000838884" calcext:value-type="float">
            <text:p>-8.3888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0852" calcext:value-type="float">
            <text:p>-0.0330852</text:p>
          </table:table-cell>
          <table:table-cell office:value-type="float" office:value="0.00000408966" calcext:value-type="float">
            <text:p>4.08966E-06</text:p>
          </table:table-cell>
          <table:table-cell office:value-type="float" office:value="0.326743" calcext:value-type="float">
            <text:p>0.326743</text:p>
          </table:table-cell>
          <table:table-cell office:value-type="float" office:value="-0.324747" calcext:value-type="float">
            <text:p>-0.324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766699" calcext:value-type="float">
            <text:p>-7.66699E-10</text:p>
          </table:table-cell>
          <table:table-cell office:value-type="float" office:value="-0.000105346" calcext:value-type="float">
            <text:p>-0.000105346</text:p>
          </table:table-cell>
          <table:table-cell office:value-type="float" office:value="0.000000000990165" calcext:value-type="float">
            <text:p>9.90165E-10</text:p>
          </table:table-cell>
          <table:table-cell office:value-type="float" office:value="-0.0346478" calcext:value-type="float">
            <text:p>-0.0346478</text:p>
          </table:table-cell>
          <table:table-cell office:value-type="float" office:value="-0.0000000091286" calcext:value-type="float">
            <text:p>-9.1286E-09</text:p>
          </table:table-cell>
          <table:table-cell office:value-type="float" office:value="-0.999399" calcext:value-type="float">
            <text:p>-0.999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458" calcext:value-type="float">
            <text:p>0.0411458</text:p>
          </table:table-cell>
          <table:table-cell office:value-type="float" office:value="0.0422477" calcext:value-type="float">
            <text:p>0.0422477</text:p>
          </table:table-cell>
          <table:table-cell office:value-type="float" office:value="-0.173877" calcext:value-type="float">
            <text:p>-0.173877</text:p>
          </table:table-cell>
          <table:table-cell office:value-type="float" office:value="-0.0411458" calcext:value-type="float">
            <text:p>-0.0411458</text:p>
          </table:table-cell>
          <table:table-cell office:value-type="float" office:value="0.0422477" calcext:value-type="float">
            <text:p>0.0422477</text:p>
          </table:table-cell>
          <table:table-cell office:value-type="float" office:value="-0.173877" calcext:value-type="float">
            <text:p>-0.173877</text:p>
          </table:table-cell>
          <table:table-cell office:value-type="float" office:value="0.117289" calcext:value-type="float">
            <text:p>0.117289</text:p>
          </table:table-cell>
          <table:table-cell office:value-type="float" office:value="-0.0322375" calcext:value-type="float">
            <text:p>-0.0322375</text:p>
          </table:table-cell>
          <table:table-cell office:value-type="float" office:value="-0.182603" calcext:value-type="float">
            <text:p>-0.182603</text:p>
          </table:table-cell>
          <table:table-cell office:value-type="float" office:value="-0.117289" calcext:value-type="float">
            <text:p>-0.117289</text:p>
          </table:table-cell>
          <table:table-cell office:value-type="float" office:value="-0.0322376" calcext:value-type="float">
            <text:p>-0.0322376</text:p>
          </table:table-cell>
          <table:table-cell office:value-type="float" office:value="-0.182603" calcext:value-type="float">
            <text:p>-0.182603</text:p>
          </table:table-cell>
          <table:table-cell office:value-type="float" office:value="0.0000158368" calcext:value-type="float">
            <text:p>1.58368E-05</text:p>
          </table:table-cell>
          <table:table-cell office:value-type="float" office:value="-0.0000912293" calcext:value-type="float">
            <text:p>-9.12293E-05</text:p>
          </table:table-cell>
          <table:table-cell office:value-type="float" office:value="-0.0000101093" calcext:value-type="float">
            <text:p>-1.01093E-05</text:p>
          </table:table-cell>
          <table:table-cell office:value-type="float" office:value="-0.0000158361" calcext:value-type="float">
            <text:p>-1.58361E-05</text:p>
          </table:table-cell>
          <table:table-cell office:value-type="float" office:value="-0.0000912288" calcext:value-type="float">
            <text:p>-9.12288E-05</text:p>
          </table:table-cell>
          <table:table-cell office:value-type="float" office:value="-0.0000101095" calcext:value-type="float">
            <text:p>-1.01095E-05</text:p>
          </table:table-cell>
          <table:table-cell office:value-type="float" office:value="0.0000115543" calcext:value-type="float">
            <text:p>1.15543E-05</text:p>
          </table:table-cell>
          <table:table-cell office:value-type="float" office:value="-0.000032465" calcext:value-type="float">
            <text:p>-3.2465E-05</text:p>
          </table:table-cell>
          <table:table-cell office:value-type="float" office:value="-0.0000837457" calcext:value-type="float">
            <text:p>-8.37457E-05</text:p>
          </table:table-cell>
          <table:table-cell office:value-type="float" office:value="-0.0000115533" calcext:value-type="float">
            <text:p>-1.15533E-05</text:p>
          </table:table-cell>
          <table:table-cell office:value-type="float" office:value="-0.0000324644" calcext:value-type="float">
            <text:p>-3.24644E-05</text:p>
          </table:table-cell>
          <table:table-cell office:value-type="float" office:value="-0.0000837461" calcext:value-type="float">
            <text:p>-8.3746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0989" calcext:value-type="float">
            <text:p>-0.0330989</text:p>
          </table:table-cell>
          <table:table-cell office:value-type="float" office:value="0.00000409033" calcext:value-type="float">
            <text:p>4.09033E-06</text:p>
          </table:table-cell>
          <table:table-cell office:value-type="float" office:value="0.326739" calcext:value-type="float">
            <text:p>0.326739</text:p>
          </table:table-cell>
          <table:table-cell office:value-type="float" office:value="-0.324742" calcext:value-type="float">
            <text:p>-0.324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747792" calcext:value-type="float">
            <text:p>-7.47792E-10</text:p>
          </table:table-cell>
          <table:table-cell office:value-type="float" office:value="-0.000105104" calcext:value-type="float">
            <text:p>-0.000105104</text:p>
          </table:table-cell>
          <table:table-cell office:value-type="float" office:value="0.000000000988194" calcext:value-type="float">
            <text:p>9.88194E-10</text:p>
          </table:table-cell>
          <table:table-cell office:value-type="float" office:value="-0.0346562" calcext:value-type="float">
            <text:p>-0.0346562</text:p>
          </table:table-cell>
          <table:table-cell office:value-type="float" office:value="-0.00000000906533" calcext:value-type="float">
            <text:p>-9.06533E-09</text:p>
          </table:table-cell>
          <table:table-cell office:value-type="float" office:value="-0.999399" calcext:value-type="float">
            <text:p>-0.999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522" calcext:value-type="float">
            <text:p>0.0411522</text:p>
          </table:table-cell>
          <table:table-cell office:value-type="float" office:value="0.0422112" calcext:value-type="float">
            <text:p>0.0422112</text:p>
          </table:table-cell>
          <table:table-cell office:value-type="float" office:value="-0.173881" calcext:value-type="float">
            <text:p>-0.173881</text:p>
          </table:table-cell>
          <table:table-cell office:value-type="float" office:value="-0.0411522" calcext:value-type="float">
            <text:p>-0.0411522</text:p>
          </table:table-cell>
          <table:table-cell office:value-type="float" office:value="0.0422112" calcext:value-type="float">
            <text:p>0.0422112</text:p>
          </table:table-cell>
          <table:table-cell office:value-type="float" office:value="-0.173881" calcext:value-type="float">
            <text:p>-0.173881</text:p>
          </table:table-cell>
          <table:table-cell office:value-type="float" office:value="0.117294" calcext:value-type="float">
            <text:p>0.117294</text:p>
          </table:table-cell>
          <table:table-cell office:value-type="float" office:value="-0.0322505" calcext:value-type="float">
            <text:p>-0.0322505</text:p>
          </table:table-cell>
          <table:table-cell office:value-type="float" office:value="-0.182636" calcext:value-type="float">
            <text:p>-0.182636</text:p>
          </table:table-cell>
          <table:table-cell office:value-type="float" office:value="-0.117294" calcext:value-type="float">
            <text:p>-0.117294</text:p>
          </table:table-cell>
          <table:table-cell office:value-type="float" office:value="-0.0322506" calcext:value-type="float">
            <text:p>-0.0322506</text:p>
          </table:table-cell>
          <table:table-cell office:value-type="float" office:value="-0.182636" calcext:value-type="float">
            <text:p>-0.182636</text:p>
          </table:table-cell>
          <table:table-cell office:value-type="float" office:value="0.0000158351" calcext:value-type="float">
            <text:p>1.58351E-05</text:p>
          </table:table-cell>
          <table:table-cell office:value-type="float" office:value="-0.0000910984" calcext:value-type="float">
            <text:p>-9.10984E-05</text:p>
          </table:table-cell>
          <table:table-cell office:value-type="float" office:value="-0.0000101142" calcext:value-type="float">
            <text:p>-1.01142E-05</text:p>
          </table:table-cell>
          <table:table-cell office:value-type="float" office:value="-0.0000158344" calcext:value-type="float">
            <text:p>-1.58344E-05</text:p>
          </table:table-cell>
          <table:table-cell office:value-type="float" office:value="-0.000091098" calcext:value-type="float">
            <text:p>-9.1098E-05</text:p>
          </table:table-cell>
          <table:table-cell office:value-type="float" office:value="-0.0000101144" calcext:value-type="float">
            <text:p>-1.01144E-05</text:p>
          </table:table-cell>
          <table:table-cell office:value-type="float" office:value="0.0000115457" calcext:value-type="float">
            <text:p>1.15457E-05</text:p>
          </table:table-cell>
          <table:table-cell office:value-type="float" office:value="-0.0000324139" calcext:value-type="float">
            <text:p>-3.24139E-05</text:p>
          </table:table-cell>
          <table:table-cell office:value-type="float" office:value="-0.000083619" calcext:value-type="float">
            <text:p>-8.3619E-05</text:p>
          </table:table-cell>
          <table:table-cell office:value-type="float" office:value="-0.0000115447" calcext:value-type="float">
            <text:p>-1.15447E-05</text:p>
          </table:table-cell>
          <table:table-cell office:value-type="float" office:value="-0.0000324133" calcext:value-type="float">
            <text:p>-3.24133E-05</text:p>
          </table:table-cell>
          <table:table-cell office:value-type="float" office:value="-0.0000836195" calcext:value-type="float">
            <text:p>-8.36195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1125" calcext:value-type="float">
            <text:p>-0.0331125</text:p>
          </table:table-cell>
          <table:table-cell office:value-type="float" office:value="0.00000409099" calcext:value-type="float">
            <text:p>4.09099E-06</text:p>
          </table:table-cell>
          <table:table-cell office:value-type="float" office:value="0.326736" calcext:value-type="float">
            <text:p>0.326736</text:p>
          </table:table-cell>
          <table:table-cell office:value-type="float" office:value="-0.324737" calcext:value-type="float">
            <text:p>-0.324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728791" calcext:value-type="float">
            <text:p>-7.28791E-10</text:p>
          </table:table-cell>
          <table:table-cell office:value-type="float" office:value="-0.000104876" calcext:value-type="float">
            <text:p>-0.000104876</text:p>
          </table:table-cell>
          <table:table-cell office:value-type="float" office:value="0.0000000009862" calcext:value-type="float">
            <text:p>9.862E-10</text:p>
          </table:table-cell>
          <table:table-cell office:value-type="float" office:value="-0.0346646" calcext:value-type="float">
            <text:p>-0.0346646</text:p>
          </table:table-cell>
          <table:table-cell office:value-type="float" office:value="-0.00000000900366" calcext:value-type="float">
            <text:p>-9.00366E-09</text:p>
          </table:table-cell>
          <table:table-cell office:value-type="float" office:value="-0.999399" calcext:value-type="float">
            <text:p>-0.999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585" calcext:value-type="float">
            <text:p>0.0411585</text:p>
          </table:table-cell>
          <table:table-cell office:value-type="float" office:value="0.0421749" calcext:value-type="float">
            <text:p>0.0421749</text:p>
          </table:table-cell>
          <table:table-cell office:value-type="float" office:value="-0.173885" calcext:value-type="float">
            <text:p>-0.173885</text:p>
          </table:table-cell>
          <table:table-cell office:value-type="float" office:value="-0.0411585" calcext:value-type="float">
            <text:p>-0.0411585</text:p>
          </table:table-cell>
          <table:table-cell office:value-type="float" office:value="0.0421748" calcext:value-type="float">
            <text:p>0.0421748</text:p>
          </table:table-cell>
          <table:table-cell office:value-type="float" office:value="-0.173885" calcext:value-type="float">
            <text:p>-0.173885</text:p>
          </table:table-cell>
          <table:table-cell office:value-type="float" office:value="0.117298" calcext:value-type="float">
            <text:p>0.117298</text:p>
          </table:table-cell>
          <table:table-cell office:value-type="float" office:value="-0.0322635" calcext:value-type="float">
            <text:p>-0.0322635</text:p>
          </table:table-cell>
          <table:table-cell office:value-type="float" office:value="-0.18267" calcext:value-type="float">
            <text:p>-0.18267</text:p>
          </table:table-cell>
          <table:table-cell office:value-type="float" office:value="-0.117298" calcext:value-type="float">
            <text:p>-0.117298</text:p>
          </table:table-cell>
          <table:table-cell office:value-type="float" office:value="-0.0322635" calcext:value-type="float">
            <text:p>-0.0322635</text:p>
          </table:table-cell>
          <table:table-cell office:value-type="float" office:value="-0.18267" calcext:value-type="float">
            <text:p>-0.18267</text:p>
          </table:table-cell>
          <table:table-cell office:value-type="float" office:value="0.0000158334" calcext:value-type="float">
            <text:p>1.58334E-05</text:p>
          </table:table-cell>
          <table:table-cell office:value-type="float" office:value="-0.0000909622" calcext:value-type="float">
            <text:p>-9.09622E-05</text:p>
          </table:table-cell>
          <table:table-cell office:value-type="float" office:value="-0.0000101202" calcext:value-type="float">
            <text:p>-1.01202E-05</text:p>
          </table:table-cell>
          <table:table-cell office:value-type="float" office:value="-0.0000158327" calcext:value-type="float">
            <text:p>-1.58327E-05</text:p>
          </table:table-cell>
          <table:table-cell office:value-type="float" office:value="-0.0000909617" calcext:value-type="float">
            <text:p>-9.09617E-05</text:p>
          </table:table-cell>
          <table:table-cell office:value-type="float" office:value="-0.0000101204" calcext:value-type="float">
            <text:p>-1.01204E-05</text:p>
          </table:table-cell>
          <table:table-cell office:value-type="float" office:value="0.0000115366" calcext:value-type="float">
            <text:p>1.15366E-05</text:p>
          </table:table-cell>
          <table:table-cell office:value-type="float" office:value="-0.0000323613" calcext:value-type="float">
            <text:p>-3.23613E-05</text:p>
          </table:table-cell>
          <table:table-cell office:value-type="float" office:value="-0.0000834867" calcext:value-type="float">
            <text:p>-8.34867E-05</text:p>
          </table:table-cell>
          <table:table-cell office:value-type="float" office:value="-0.0000115356" calcext:value-type="float">
            <text:p>-1.15356E-05</text:p>
          </table:table-cell>
          <table:table-cell office:value-type="float" office:value="-0.0000323606" calcext:value-type="float">
            <text:p>-3.23606E-05</text:p>
          </table:table-cell>
          <table:table-cell office:value-type="float" office:value="-0.0000834872" calcext:value-type="float">
            <text:p>-8.3487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1275" calcext:value-type="float">
            <text:p>-0.0331275</text:p>
          </table:table-cell>
          <table:table-cell office:value-type="float" office:value="0.00000409172" calcext:value-type="float">
            <text:p>4.09172E-06</text:p>
          </table:table-cell>
          <table:table-cell office:value-type="float" office:value="0.326732" calcext:value-type="float">
            <text:p>0.326732</text:p>
          </table:table-cell>
          <table:table-cell office:value-type="float" office:value="-0.324731" calcext:value-type="float">
            <text:p>-0.324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715218" calcext:value-type="float">
            <text:p>-7.15218E-10</text:p>
          </table:table-cell>
          <table:table-cell office:value-type="float" office:value="-0.000104646" calcext:value-type="float">
            <text:p>-0.000104646</text:p>
          </table:table-cell>
          <table:table-cell office:value-type="float" office:value="0.000000000984534" calcext:value-type="float">
            <text:p>9.84534E-10</text:p>
          </table:table-cell>
          <table:table-cell office:value-type="float" office:value="-0.0346721" calcext:value-type="float">
            <text:p>-0.0346721</text:p>
          </table:table-cell>
          <table:table-cell office:value-type="float" office:value="-0.00000000894937" calcext:value-type="float">
            <text:p>-8.94937E-09</text:p>
          </table:table-cell>
          <table:table-cell office:value-type="float" office:value="-0.999399" calcext:value-type="float">
            <text:p>-0.999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642" calcext:value-type="float">
            <text:p>0.0411642</text:p>
          </table:table-cell>
          <table:table-cell office:value-type="float" office:value="0.0421422" calcext:value-type="float">
            <text:p>0.0421422</text:p>
          </table:table-cell>
          <table:table-cell office:value-type="float" office:value="-0.173888" calcext:value-type="float">
            <text:p>-0.173888</text:p>
          </table:table-cell>
          <table:table-cell office:value-type="float" office:value="-0.0411642" calcext:value-type="float">
            <text:p>-0.0411642</text:p>
          </table:table-cell>
          <table:table-cell office:value-type="float" office:value="0.042142" calcext:value-type="float">
            <text:p>0.042142</text:p>
          </table:table-cell>
          <table:table-cell office:value-type="float" office:value="-0.173889" calcext:value-type="float">
            <text:p>-0.173889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-0.0322751" calcext:value-type="float">
            <text:p>-0.0322751</text:p>
          </table:table-cell>
          <table:table-cell office:value-type="float" office:value="-0.1827" calcext:value-type="float">
            <text:p>-0.1827</text:p>
          </table:table-cell>
          <table:table-cell office:value-type="float" office:value="-0.117302" calcext:value-type="float">
            <text:p>-0.117302</text:p>
          </table:table-cell>
          <table:table-cell office:value-type="float" office:value="-0.0322752" calcext:value-type="float">
            <text:p>-0.0322752</text:p>
          </table:table-cell>
          <table:table-cell office:value-type="float" office:value="-0.1827" calcext:value-type="float">
            <text:p>-0.1827</text:p>
          </table:table-cell>
          <table:table-cell office:value-type="float" office:value="0.0000158317" calcext:value-type="float">
            <text:p>1.58317E-05</text:p>
          </table:table-cell>
          <table:table-cell office:value-type="float" office:value="-0.0000908506" calcext:value-type="float">
            <text:p>-9.08506E-05</text:p>
          </table:table-cell>
          <table:table-cell office:value-type="float" office:value="-0.0000101219" calcext:value-type="float">
            <text:p>-1.01219E-05</text:p>
          </table:table-cell>
          <table:table-cell office:value-type="float" office:value="-0.000015831" calcext:value-type="float">
            <text:p>-1.5831E-05</text:p>
          </table:table-cell>
          <table:table-cell office:value-type="float" office:value="-0.0000908501" calcext:value-type="float">
            <text:p>-9.08501E-05</text:p>
          </table:table-cell>
          <table:table-cell office:value-type="float" office:value="-0.0000101221" calcext:value-type="float">
            <text:p>-1.01221E-05</text:p>
          </table:table-cell>
          <table:table-cell office:value-type="float" office:value="0.0000115296" calcext:value-type="float">
            <text:p>1.15296E-05</text:p>
          </table:table-cell>
          <table:table-cell office:value-type="float" office:value="-0.000032316" calcext:value-type="float">
            <text:p>-3.2316E-05</text:p>
          </table:table-cell>
          <table:table-cell office:value-type="float" office:value="-0.0000833796" calcext:value-type="float">
            <text:p>-8.33796E-05</text:p>
          </table:table-cell>
          <table:table-cell office:value-type="float" office:value="-0.0000115286" calcext:value-type="float">
            <text:p>-1.15286E-05</text:p>
          </table:table-cell>
          <table:table-cell office:value-type="float" office:value="-0.0000323154" calcext:value-type="float">
            <text:p>-3.23154E-05</text:p>
          </table:table-cell>
          <table:table-cell office:value-type="float" office:value="-0.0000833801" calcext:value-type="float">
            <text:p>-8.3380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1411" calcext:value-type="float">
            <text:p>-0.0331411</text:p>
          </table:table-cell>
          <table:table-cell office:value-type="float" office:value="0.00000409238" calcext:value-type="float">
            <text:p>4.09238E-06</text:p>
          </table:table-cell>
          <table:table-cell office:value-type="float" office:value="0.326728" calcext:value-type="float">
            <text:p>0.326728</text:p>
          </table:table-cell>
          <table:table-cell office:value-type="float" office:value="-0.324726" calcext:value-type="float">
            <text:p>-0.3247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691012" calcext:value-type="float">
            <text:p>-6.91012E-10</text:p>
          </table:table-cell>
          <table:table-cell office:value-type="float" office:value="-0.000104426" calcext:value-type="float">
            <text:p>-0.000104426</text:p>
          </table:table-cell>
          <table:table-cell office:value-type="float" office:value="0.0000000009822" calcext:value-type="float">
            <text:p>9.822E-10</text:p>
          </table:table-cell>
          <table:table-cell office:value-type="float" office:value="-0.0346813" calcext:value-type="float">
            <text:p>-0.0346813</text:p>
          </table:table-cell>
          <table:table-cell office:value-type="float" office:value="-0.00000000888474" calcext:value-type="float">
            <text:p>-8.88474E-09</text:p>
          </table:table-cell>
          <table:table-cell office:value-type="float" office:value="-0.999398" calcext:value-type="float">
            <text:p>-0.999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712" calcext:value-type="float">
            <text:p>0.0411712</text:p>
          </table:table-cell>
          <table:table-cell office:value-type="float" office:value="0.0421022" calcext:value-type="float">
            <text:p>0.0421022</text:p>
          </table:table-cell>
          <table:table-cell office:value-type="float" office:value="-0.173893" calcext:value-type="float">
            <text:p>-0.173893</text:p>
          </table:table-cell>
          <table:table-cell office:value-type="float" office:value="-0.0411712" calcext:value-type="float">
            <text:p>-0.0411712</text:p>
          </table:table-cell>
          <table:table-cell office:value-type="float" office:value="0.0421021" calcext:value-type="float">
            <text:p>0.0421021</text:p>
          </table:table-cell>
          <table:table-cell office:value-type="float" office:value="-0.173893" calcext:value-type="float">
            <text:p>-0.173893</text:p>
          </table:table-cell>
          <table:table-cell office:value-type="float" office:value="0.117307" calcext:value-type="float">
            <text:p>0.117307</text:p>
          </table:table-cell>
          <table:table-cell office:value-type="float" office:value="-0.0322893" calcext:value-type="float">
            <text:p>-0.0322893</text:p>
          </table:table-cell>
          <table:table-cell office:value-type="float" office:value="-0.182737" calcext:value-type="float">
            <text:p>-0.182737</text:p>
          </table:table-cell>
          <table:table-cell office:value-type="float" office:value="-0.117307" calcext:value-type="float">
            <text:p>-0.117307</text:p>
          </table:table-cell>
          <table:table-cell office:value-type="float" office:value="-0.0322894" calcext:value-type="float">
            <text:p>-0.0322894</text:p>
          </table:table-cell>
          <table:table-cell office:value-type="float" office:value="-0.182737" calcext:value-type="float">
            <text:p>-0.182737</text:p>
          </table:table-cell>
          <table:table-cell office:value-type="float" office:value="0.0000158301" calcext:value-type="float">
            <text:p>1.58301E-05</text:p>
          </table:table-cell>
          <table:table-cell office:value-type="float" office:value="-0.0000906887" calcext:value-type="float">
            <text:p>-9.06887E-05</text:p>
          </table:table-cell>
          <table:table-cell office:value-type="float" office:value="-0.0000101319" calcext:value-type="float">
            <text:p>-1.01319E-05</text:p>
          </table:table-cell>
          <table:table-cell office:value-type="float" office:value="-0.0000158294" calcext:value-type="float">
            <text:p>-1.58294E-05</text:p>
          </table:table-cell>
          <table:table-cell office:value-type="float" office:value="-0.0000906882" calcext:value-type="float">
            <text:p>-9.06882E-05</text:p>
          </table:table-cell>
          <table:table-cell office:value-type="float" office:value="-0.0000101321" calcext:value-type="float">
            <text:p>-1.01321E-05</text:p>
          </table:table-cell>
          <table:table-cell office:value-type="float" office:value="0.0000115181" calcext:value-type="float">
            <text:p>1.15181E-05</text:p>
          </table:table-cell>
          <table:table-cell office:value-type="float" office:value="-0.0000322558" calcext:value-type="float">
            <text:p>-3.22558E-05</text:p>
          </table:table-cell>
          <table:table-cell office:value-type="float" office:value="-0.0000832203" calcext:value-type="float">
            <text:p>-8.32203E-05</text:p>
          </table:table-cell>
          <table:table-cell office:value-type="float" office:value="-0.0000115171" calcext:value-type="float">
            <text:p>-1.15171E-05</text:p>
          </table:table-cell>
          <table:table-cell office:value-type="float" office:value="-0.0000322552" calcext:value-type="float">
            <text:p>-3.22552E-05</text:p>
          </table:table-cell>
          <table:table-cell office:value-type="float" office:value="-0.0000832208" calcext:value-type="float">
            <text:p>-8.3220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1547" calcext:value-type="float">
            <text:p>-0.0331547</text:p>
          </table:table-cell>
          <table:table-cell office:value-type="float" office:value="0.00000409304" calcext:value-type="float">
            <text:p>4.09304E-06</text:p>
          </table:table-cell>
          <table:table-cell office:value-type="float" office:value="0.326725" calcext:value-type="float">
            <text:p>0.326725</text:p>
          </table:table-cell>
          <table:table-cell office:value-type="float" office:value="-0.324721" calcext:value-type="float">
            <text:p>-0.324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67219" calcext:value-type="float">
            <text:p>-6.7219E-10</text:p>
          </table:table-cell>
          <table:table-cell office:value-type="float" office:value="-0.000104171" calcext:value-type="float">
            <text:p>-0.000104171</text:p>
          </table:table-cell>
          <table:table-cell office:value-type="float" office:value="0.000000000980062" calcext:value-type="float">
            <text:p>9.80062E-10</text:p>
          </table:table-cell>
          <table:table-cell office:value-type="float" office:value="-0.0346905" calcext:value-type="float">
            <text:p>-0.0346905</text:p>
          </table:table-cell>
          <table:table-cell office:value-type="float" office:value="-0.00000000882187" calcext:value-type="float">
            <text:p>-8.82187E-09</text:p>
          </table:table-cell>
          <table:table-cell office:value-type="float" office:value="-0.999398" calcext:value-type="float">
            <text:p>-0.999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781" calcext:value-type="float">
            <text:p>0.0411781</text:p>
          </table:table-cell>
          <table:table-cell office:value-type="float" office:value="0.0420623" calcext:value-type="float">
            <text:p>0.0420623</text:p>
          </table:table-cell>
          <table:table-cell office:value-type="float" office:value="-0.173897" calcext:value-type="float">
            <text:p>-0.173897</text:p>
          </table:table-cell>
          <table:table-cell office:value-type="float" office:value="-0.0411781" calcext:value-type="float">
            <text:p>-0.0411781</text:p>
          </table:table-cell>
          <table:table-cell office:value-type="float" office:value="0.0420622" calcext:value-type="float">
            <text:p>0.0420622</text:p>
          </table:table-cell>
          <table:table-cell office:value-type="float" office:value="-0.173898" calcext:value-type="float">
            <text:p>-0.173898</text:p>
          </table:table-cell>
          <table:table-cell office:value-type="float" office:value="0.117312" calcext:value-type="float">
            <text:p>0.117312</text:p>
          </table:table-cell>
          <table:table-cell office:value-type="float" office:value="-0.0323035" calcext:value-type="float">
            <text:p>-0.0323035</text:p>
          </table:table-cell>
          <table:table-cell office:value-type="float" office:value="-0.182773" calcext:value-type="float">
            <text:p>-0.182773</text:p>
          </table:table-cell>
          <table:table-cell office:value-type="float" office:value="-0.117312" calcext:value-type="float">
            <text:p>-0.117312</text:p>
          </table:table-cell>
          <table:table-cell office:value-type="float" office:value="-0.0323036" calcext:value-type="float">
            <text:p>-0.0323036</text:p>
          </table:table-cell>
          <table:table-cell office:value-type="float" office:value="-0.182773" calcext:value-type="float">
            <text:p>-0.182773</text:p>
          </table:table-cell>
          <table:table-cell office:value-type="float" office:value="0.0000158281" calcext:value-type="float">
            <text:p>1.58281E-05</text:p>
          </table:table-cell>
          <table:table-cell office:value-type="float" office:value="-0.0000905428" calcext:value-type="float">
            <text:p>-9.05428E-05</text:p>
          </table:table-cell>
          <table:table-cell office:value-type="float" office:value="-0.0000101363" calcext:value-type="float">
            <text:p>-1.01363E-05</text:p>
          </table:table-cell>
          <table:table-cell office:value-type="float" office:value="-0.0000158274" calcext:value-type="float">
            <text:p>-1.58274E-05</text:p>
          </table:table-cell>
          <table:table-cell office:value-type="float" office:value="-0.0000905424" calcext:value-type="float">
            <text:p>-9.05424E-05</text:p>
          </table:table-cell>
          <table:table-cell office:value-type="float" office:value="-0.0000101366" calcext:value-type="float">
            <text:p>-1.01366E-05</text:p>
          </table:table-cell>
          <table:table-cell office:value-type="float" office:value="0.0000115084" calcext:value-type="float">
            <text:p>1.15084E-05</text:p>
          </table:table-cell>
          <table:table-cell office:value-type="float" office:value="-0.0000321986" calcext:value-type="float">
            <text:p>-3.21986E-05</text:p>
          </table:table-cell>
          <table:table-cell office:value-type="float" office:value="-0.0000830786" calcext:value-type="float">
            <text:p>-8.30786E-05</text:p>
          </table:table-cell>
          <table:table-cell office:value-type="float" office:value="-0.0000115075" calcext:value-type="float">
            <text:p>-1.15075E-05</text:p>
          </table:table-cell>
          <table:table-cell office:value-type="float" office:value="-0.000032198" calcext:value-type="float">
            <text:p>-3.2198E-05</text:p>
          </table:table-cell>
          <table:table-cell office:value-type="float" office:value="-0.0000830791" calcext:value-type="float">
            <text:p>-8.3079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1682" calcext:value-type="float">
            <text:p>-0.0331682</text:p>
          </table:table-cell>
          <table:table-cell office:value-type="float" office:value="0.0000040937" calcext:value-type="float">
            <text:p>4.0937E-06</text:p>
          </table:table-cell>
          <table:table-cell office:value-type="float" office:value="0.326721" calcext:value-type="float">
            <text:p>0.326721</text:p>
          </table:table-cell>
          <table:table-cell office:value-type="float" office:value="-0.324716" calcext:value-type="float">
            <text:p>-0.324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652905" calcext:value-type="float">
            <text:p>-6.52905E-10</text:p>
          </table:table-cell>
          <table:table-cell office:value-type="float" office:value="-0.000103958" calcext:value-type="float">
            <text:p>-0.000103958</text:p>
          </table:table-cell>
          <table:table-cell office:value-type="float" office:value="0.000000000978031" calcext:value-type="float">
            <text:p>9.78031E-10</text:p>
          </table:table-cell>
          <table:table-cell office:value-type="float" office:value="-0.0346988" calcext:value-type="float">
            <text:p>-0.0346988</text:p>
          </table:table-cell>
          <table:table-cell office:value-type="float" office:value="-0.00000000876622" calcext:value-type="float">
            <text:p>-8.76622E-09</text:p>
          </table:table-cell>
          <table:table-cell office:value-type="float" office:value="-0.999398" calcext:value-type="float">
            <text:p>-0.999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844" calcext:value-type="float">
            <text:p>0.0411844</text:p>
          </table:table-cell>
          <table:table-cell office:value-type="float" office:value="0.0420262" calcext:value-type="float">
            <text:p>0.0420262</text:p>
          </table:table-cell>
          <table:table-cell office:value-type="float" office:value="-0.173901" calcext:value-type="float">
            <text:p>-0.173901</text:p>
          </table:table-cell>
          <table:table-cell office:value-type="float" office:value="-0.0411845" calcext:value-type="float">
            <text:p>-0.0411845</text:p>
          </table:table-cell>
          <table:table-cell office:value-type="float" office:value="0.042026" calcext:value-type="float">
            <text:p>0.042026</text:p>
          </table:table-cell>
          <table:table-cell office:value-type="float" office:value="-0.173902" calcext:value-type="float">
            <text:p>-0.173902</text:p>
          </table:table-cell>
          <table:table-cell office:value-type="float" office:value="0.117317" calcext:value-type="float">
            <text:p>0.117317</text:p>
          </table:table-cell>
          <table:table-cell office:value-type="float" office:value="-0.0323164" calcext:value-type="float">
            <text:p>-0.0323164</text:p>
          </table:table-cell>
          <table:table-cell office:value-type="float" office:value="-0.182806" calcext:value-type="float">
            <text:p>-0.182806</text:p>
          </table:table-cell>
          <table:table-cell office:value-type="float" office:value="-0.117317" calcext:value-type="float">
            <text:p>-0.117317</text:p>
          </table:table-cell>
          <table:table-cell office:value-type="float" office:value="-0.0323164" calcext:value-type="float">
            <text:p>-0.0323164</text:p>
          </table:table-cell>
          <table:table-cell office:value-type="float" office:value="-0.182806" calcext:value-type="float">
            <text:p>-0.182806</text:p>
          </table:table-cell>
          <table:table-cell office:value-type="float" office:value="0.0000158264" calcext:value-type="float">
            <text:p>1.58264E-05</text:p>
          </table:table-cell>
          <table:table-cell office:value-type="float" office:value="-0.0000904033" calcext:value-type="float">
            <text:p>-9.04033E-05</text:p>
          </table:table-cell>
          <table:table-cell office:value-type="float" office:value="-0.0000101425" calcext:value-type="float">
            <text:p>-1.01425E-05</text:p>
          </table:table-cell>
          <table:table-cell office:value-type="float" office:value="-0.0000158257" calcext:value-type="float">
            <text:p>-1.58257E-05</text:p>
          </table:table-cell>
          <table:table-cell office:value-type="float" office:value="-0.0000904028" calcext:value-type="float">
            <text:p>-9.04028E-05</text:p>
          </table:table-cell>
          <table:table-cell office:value-type="float" office:value="-0.0000101427" calcext:value-type="float">
            <text:p>-1.01427E-05</text:p>
          </table:table-cell>
          <table:table-cell office:value-type="float" office:value="0.0000114988" calcext:value-type="float">
            <text:p>1.14988E-05</text:p>
          </table:table-cell>
          <table:table-cell office:value-type="float" office:value="-0.0000321454" calcext:value-type="float">
            <text:p>-3.21454E-05</text:p>
          </table:table-cell>
          <table:table-cell office:value-type="float" office:value="-0.0000829417" calcext:value-type="float">
            <text:p>-8.29417E-05</text:p>
          </table:table-cell>
          <table:table-cell office:value-type="float" office:value="-0.0000114978" calcext:value-type="float">
            <text:p>-1.14978E-05</text:p>
          </table:table-cell>
          <table:table-cell office:value-type="float" office:value="-0.0000321447" calcext:value-type="float">
            <text:p>-3.21447E-05</text:p>
          </table:table-cell>
          <table:table-cell office:value-type="float" office:value="-0.0000829421" calcext:value-type="float">
            <text:p>-8.2942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1818" calcext:value-type="float">
            <text:p>-0.0331818</text:p>
          </table:table-cell>
          <table:table-cell office:value-type="float" office:value="0.00000409436" calcext:value-type="float">
            <text:p>4.09436E-06</text:p>
          </table:table-cell>
          <table:table-cell office:value-type="float" office:value="0.326718" calcext:value-type="float">
            <text:p>0.326718</text:p>
          </table:table-cell>
          <table:table-cell office:value-type="float" office:value="-0.324711" calcext:value-type="float">
            <text:p>-0.324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637205" calcext:value-type="float">
            <text:p>-6.37205E-10</text:p>
          </table:table-cell>
          <table:table-cell office:value-type="float" office:value="-0.000103715" calcext:value-type="float">
            <text:p>-0.000103715</text:p>
          </table:table-cell>
          <table:table-cell office:value-type="float" office:value="0.000000000976137" calcext:value-type="float">
            <text:p>9.76137E-10</text:p>
          </table:table-cell>
          <table:table-cell office:value-type="float" office:value="-0.0347071" calcext:value-type="float">
            <text:p>-0.0347071</text:p>
          </table:table-cell>
          <table:table-cell office:value-type="float" office:value="-0.00000000871199" calcext:value-type="float">
            <text:p>-8.71199E-09</text:p>
          </table:table-cell>
          <table:table-cell office:value-type="float" office:value="-0.999398" calcext:value-type="float">
            <text:p>-0.999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908" calcext:value-type="float">
            <text:p>0.0411908</text:p>
          </table:table-cell>
          <table:table-cell office:value-type="float" office:value="0.04199" calcext:value-type="float">
            <text:p>0.04199</text:p>
          </table:table-cell>
          <table:table-cell office:value-type="float" office:value="-0.173905" calcext:value-type="float">
            <text:p>-0.173905</text:p>
          </table:table-cell>
          <table:table-cell office:value-type="float" office:value="-0.0411908" calcext:value-type="float">
            <text:p>-0.0411908</text:p>
          </table:table-cell>
          <table:table-cell office:value-type="float" office:value="0.0419899" calcext:value-type="float">
            <text:p>0.0419899</text:p>
          </table:table-cell>
          <table:table-cell office:value-type="float" office:value="-0.173906" calcext:value-type="float">
            <text:p>-0.173906</text:p>
          </table:table-cell>
          <table:table-cell office:value-type="float" office:value="0.117322" calcext:value-type="float">
            <text:p>0.117322</text:p>
          </table:table-cell>
          <table:table-cell office:value-type="float" office:value="-0.0323292" calcext:value-type="float">
            <text:p>-0.0323292</text:p>
          </table:table-cell>
          <table:table-cell office:value-type="float" office:value="-0.18284" calcext:value-type="float">
            <text:p>-0.18284</text:p>
          </table:table-cell>
          <table:table-cell office:value-type="float" office:value="-0.117322" calcext:value-type="float">
            <text:p>-0.117322</text:p>
          </table:table-cell>
          <table:table-cell office:value-type="float" office:value="-0.0323293" calcext:value-type="float">
            <text:p>-0.0323293</text:p>
          </table:table-cell>
          <table:table-cell office:value-type="float" office:value="-0.18284" calcext:value-type="float">
            <text:p>-0.18284</text:p>
          </table:table-cell>
          <table:table-cell office:value-type="float" office:value="0.0000158245" calcext:value-type="float">
            <text:p>1.58245E-05</text:p>
          </table:table-cell>
          <table:table-cell office:value-type="float" office:value="-0.0000902772" calcext:value-type="float">
            <text:p>-9.02772E-05</text:p>
          </table:table-cell>
          <table:table-cell office:value-type="float" office:value="-0.0000101442" calcext:value-type="float">
            <text:p>-1.01442E-05</text:p>
          </table:table-cell>
          <table:table-cell office:value-type="float" office:value="-0.0000158238" calcext:value-type="float">
            <text:p>-1.58238E-05</text:p>
          </table:table-cell>
          <table:table-cell office:value-type="float" office:value="-0.0000902768" calcext:value-type="float">
            <text:p>-9.02768E-05</text:p>
          </table:table-cell>
          <table:table-cell office:value-type="float" office:value="-0.0000101444" calcext:value-type="float">
            <text:p>-1.01444E-05</text:p>
          </table:table-cell>
          <table:table-cell office:value-type="float" office:value="0.0000114906" calcext:value-type="float">
            <text:p>1.14906E-05</text:p>
          </table:table-cell>
          <table:table-cell office:value-type="float" office:value="-0.0000320949" calcext:value-type="float">
            <text:p>-3.20949E-05</text:p>
          </table:table-cell>
          <table:table-cell office:value-type="float" office:value="-0.0000828192" calcext:value-type="float">
            <text:p>-8.28192E-05</text:p>
          </table:table-cell>
          <table:table-cell office:value-type="float" office:value="-0.0000114896" calcext:value-type="float">
            <text:p>-1.14896E-05</text:p>
          </table:table-cell>
          <table:table-cell office:value-type="float" office:value="-0.0000320942" calcext:value-type="float">
            <text:p>-3.20942E-05</text:p>
          </table:table-cell>
          <table:table-cell office:value-type="float" office:value="-0.0000828197" calcext:value-type="float">
            <text:p>-8.2819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1966" calcext:value-type="float">
            <text:p>-0.0331966</text:p>
          </table:table-cell>
          <table:table-cell office:value-type="float" office:value="0.00000409509" calcext:value-type="float">
            <text:p>4.09509E-06</text:p>
          </table:table-cell>
          <table:table-cell office:value-type="float" office:value="0.326714" calcext:value-type="float">
            <text:p>0.326714</text:p>
          </table:table-cell>
          <table:table-cell office:value-type="float" office:value="-0.324705" calcext:value-type="float">
            <text:p>-0.3247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625223" calcext:value-type="float">
            <text:p>-6.25223E-10</text:p>
          </table:table-cell>
          <table:table-cell office:value-type="float" office:value="-0.000103492" calcext:value-type="float">
            <text:p>-0.000103492</text:p>
          </table:table-cell>
          <table:table-cell office:value-type="float" office:value="0.000000000974501" calcext:value-type="float">
            <text:p>9.74501E-10</text:p>
          </table:table-cell>
          <table:table-cell office:value-type="float" office:value="-0.0347146" calcext:value-type="float">
            <text:p>-0.0347146</text:p>
          </table:table-cell>
          <table:table-cell office:value-type="float" office:value="-0.00000000866436" calcext:value-type="float">
            <text:p>-8.66436E-09</text:p>
          </table:table-cell>
          <table:table-cell office:value-type="float" office:value="-0.999397" calcext:value-type="float">
            <text:p>-0.999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965" calcext:value-type="float">
            <text:p>0.0411965</text:p>
          </table:table-cell>
          <table:table-cell office:value-type="float" office:value="0.0419576" calcext:value-type="float">
            <text:p>0.0419576</text:p>
          </table:table-cell>
          <table:table-cell office:value-type="float" office:value="-0.173909" calcext:value-type="float">
            <text:p>-0.173909</text:p>
          </table:table-cell>
          <table:table-cell office:value-type="float" office:value="-0.0411965" calcext:value-type="float">
            <text:p>-0.0411965</text:p>
          </table:table-cell>
          <table:table-cell office:value-type="float" office:value="0.0419574" calcext:value-type="float">
            <text:p>0.0419574</text:p>
          </table:table-cell>
          <table:table-cell office:value-type="float" office:value="-0.173909" calcext:value-type="float">
            <text:p>-0.173909</text:p>
          </table:table-cell>
          <table:table-cell office:value-type="float" office:value="0.117326" calcext:value-type="float">
            <text:p>0.117326</text:p>
          </table:table-cell>
          <table:table-cell office:value-type="float" office:value="-0.0323408" calcext:value-type="float">
            <text:p>-0.0323408</text:p>
          </table:table-cell>
          <table:table-cell office:value-type="float" office:value="-0.182869" calcext:value-type="float">
            <text:p>-0.182869</text:p>
          </table:table-cell>
          <table:table-cell office:value-type="float" office:value="-0.117326" calcext:value-type="float">
            <text:p>-0.117326</text:p>
          </table:table-cell>
          <table:table-cell office:value-type="float" office:value="-0.0323408" calcext:value-type="float">
            <text:p>-0.0323408</text:p>
          </table:table-cell>
          <table:table-cell office:value-type="float" office:value="-0.182869" calcext:value-type="float">
            <text:p>-0.182869</text:p>
          </table:table-cell>
          <table:table-cell office:value-type="float" office:value="0.0000158226" calcext:value-type="float">
            <text:p>1.58226E-05</text:p>
          </table:table-cell>
          <table:table-cell office:value-type="float" office:value="-0.0000901666" calcext:value-type="float">
            <text:p>-9.01666E-05</text:p>
          </table:table-cell>
          <table:table-cell office:value-type="float" office:value="-0.0000101444" calcext:value-type="float">
            <text:p>-1.01444E-05</text:p>
          </table:table-cell>
          <table:table-cell office:value-type="float" office:value="-0.0000158219" calcext:value-type="float">
            <text:p>-1.58219E-05</text:p>
          </table:table-cell>
          <table:table-cell office:value-type="float" office:value="-0.0000901661" calcext:value-type="float">
            <text:p>-9.01661E-05</text:p>
          </table:table-cell>
          <table:table-cell office:value-type="float" office:value="-0.0000101446" calcext:value-type="float">
            <text:p>-1.01446E-05</text:p>
          </table:table-cell>
          <table:table-cell office:value-type="float" office:value="0.0000114836" calcext:value-type="float">
            <text:p>1.14836E-05</text:p>
          </table:table-cell>
          <table:table-cell office:value-type="float" office:value="-0.0000320496" calcext:value-type="float">
            <text:p>-3.20496E-05</text:p>
          </table:table-cell>
          <table:table-cell office:value-type="float" office:value="-0.0000827122" calcext:value-type="float">
            <text:p>-8.27122E-05</text:p>
          </table:table-cell>
          <table:table-cell office:value-type="float" office:value="-0.0000114826" calcext:value-type="float">
            <text:p>-1.14826E-05</text:p>
          </table:table-cell>
          <table:table-cell office:value-type="float" office:value="-0.0000320489" calcext:value-type="float">
            <text:p>-3.20489E-05</text:p>
          </table:table-cell>
          <table:table-cell office:value-type="float" office:value="-0.0000827127" calcext:value-type="float">
            <text:p>-8.2712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2101" calcext:value-type="float">
            <text:p>-0.0332101</text:p>
          </table:table-cell>
          <table:table-cell office:value-type="float" office:value="0.00000409574" calcext:value-type="float">
            <text:p>4.09574E-06</text:p>
          </table:table-cell>
          <table:table-cell office:value-type="float" office:value="0.32671" calcext:value-type="float">
            <text:p>0.32671</text:p>
          </table:table-cell>
          <table:table-cell office:value-type="float" office:value="-0.3247" calcext:value-type="float">
            <text:p>-0.3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603403" calcext:value-type="float">
            <text:p>-6.03403E-10</text:p>
          </table:table-cell>
          <table:table-cell office:value-type="float" office:value="-0.000103273" calcext:value-type="float">
            <text:p>-0.000103273</text:p>
          </table:table-cell>
          <table:table-cell office:value-type="float" office:value="0.00000000097222" calcext:value-type="float">
            <text:p>9.7222E-10</text:p>
          </table:table-cell>
          <table:table-cell office:value-type="float" office:value="-0.0347237" calcext:value-type="float">
            <text:p>-0.0347237</text:p>
          </table:table-cell>
          <table:table-cell office:value-type="float" office:value="-0.00000000860757" calcext:value-type="float">
            <text:p>-8.60757E-09</text:p>
          </table:table-cell>
          <table:table-cell office:value-type="float" office:value="-0.999397" calcext:value-type="float">
            <text:p>-0.999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034" calcext:value-type="float">
            <text:p>0.0412034</text:p>
          </table:table-cell>
          <table:table-cell office:value-type="float" office:value="0.0419179" calcext:value-type="float">
            <text:p>0.0419179</text:p>
          </table:table-cell>
          <table:table-cell office:value-type="float" office:value="-0.173914" calcext:value-type="float">
            <text:p>-0.173914</text:p>
          </table:table-cell>
          <table:table-cell office:value-type="float" office:value="-0.0412034" calcext:value-type="float">
            <text:p>-0.0412034</text:p>
          </table:table-cell>
          <table:table-cell office:value-type="float" office:value="0.0419178" calcext:value-type="float">
            <text:p>0.0419178</text:p>
          </table:table-cell>
          <table:table-cell office:value-type="float" office:value="-0.173914" calcext:value-type="float">
            <text:p>-0.173914</text:p>
          </table:table-cell>
          <table:table-cell office:value-type="float" office:value="0.117331" calcext:value-type="float">
            <text:p>0.117331</text:p>
          </table:table-cell>
          <table:table-cell office:value-type="float" office:value="-0.0323548" calcext:value-type="float">
            <text:p>-0.0323548</text:p>
          </table:table-cell>
          <table:table-cell office:value-type="float" office:value="-0.182906" calcext:value-type="float">
            <text:p>-0.182906</text:p>
          </table:table-cell>
          <table:table-cell office:value-type="float" office:value="-0.117331" calcext:value-type="float">
            <text:p>-0.117331</text:p>
          </table:table-cell>
          <table:table-cell office:value-type="float" office:value="-0.0323549" calcext:value-type="float">
            <text:p>-0.0323549</text:p>
          </table:table-cell>
          <table:table-cell office:value-type="float" office:value="-0.182906" calcext:value-type="float">
            <text:p>-0.182906</text:p>
          </table:table-cell>
          <table:table-cell office:value-type="float" office:value="0.0000158208" calcext:value-type="float">
            <text:p>1.58208E-05</text:p>
          </table:table-cell>
          <table:table-cell office:value-type="float" office:value="-0.000090008" calcext:value-type="float">
            <text:p>-9.0008E-05</text:p>
          </table:table-cell>
          <table:table-cell office:value-type="float" office:value="-0.000010152" calcext:value-type="float">
            <text:p>-1.0152E-05</text:p>
          </table:table-cell>
          <table:table-cell office:value-type="float" office:value="-0.0000158202" calcext:value-type="float">
            <text:p>-1.58202E-05</text:p>
          </table:table-cell>
          <table:table-cell office:value-type="float" office:value="-0.0000900075" calcext:value-type="float">
            <text:p>-9.00075E-05</text:p>
          </table:table-cell>
          <table:table-cell office:value-type="float" office:value="-0.0000101522" calcext:value-type="float">
            <text:p>-1.01522E-05</text:p>
          </table:table-cell>
          <table:table-cell office:value-type="float" office:value="0.0000114723" calcext:value-type="float">
            <text:p>1.14723E-05</text:p>
          </table:table-cell>
          <table:table-cell office:value-type="float" office:value="-0.0000319899" calcext:value-type="float">
            <text:p>-3.19899E-05</text:p>
          </table:table-cell>
          <table:table-cell office:value-type="float" office:value="-0.0000825556" calcext:value-type="float">
            <text:p>-8.25556E-05</text:p>
          </table:table-cell>
          <table:table-cell office:value-type="float" office:value="-0.0000114714" calcext:value-type="float">
            <text:p>-1.14714E-05</text:p>
          </table:table-cell>
          <table:table-cell office:value-type="float" office:value="-0.0000319892" calcext:value-type="float">
            <text:p>-3.19892E-05</text:p>
          </table:table-cell>
          <table:table-cell office:value-type="float" office:value="-0.0000825561" calcext:value-type="float">
            <text:p>-8.2556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2236" calcext:value-type="float">
            <text:p>-0.0332236</text:p>
          </table:table-cell>
          <table:table-cell office:value-type="float" office:value="0.0000040964" calcext:value-type="float">
            <text:p>4.0964E-06</text:p>
          </table:table-cell>
          <table:table-cell office:value-type="float" office:value="0.326707" calcext:value-type="float">
            <text:p>0.326707</text:p>
          </table:table-cell>
          <table:table-cell office:value-type="float" office:value="-0.324695" calcext:value-type="float">
            <text:p>-0.324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58722" calcext:value-type="float">
            <text:p>-5.8722E-10</text:p>
          </table:table-cell>
          <table:table-cell office:value-type="float" office:value="-0.000103055" calcext:value-type="float">
            <text:p>-0.000103055</text:p>
          </table:table-cell>
          <table:table-cell office:value-type="float" office:value="0.000000000970278" calcext:value-type="float">
            <text:p>9.70278E-10</text:p>
          </table:table-cell>
          <table:table-cell office:value-type="float" office:value="-0.0347319" calcext:value-type="float">
            <text:p>-0.0347319</text:p>
          </table:table-cell>
          <table:table-cell office:value-type="float" office:value="-0.00000000855727" calcext:value-type="float">
            <text:p>-8.55727E-09</text:p>
          </table:table-cell>
          <table:table-cell office:value-type="float" office:value="-0.999397" calcext:value-type="float">
            <text:p>-0.999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098" calcext:value-type="float">
            <text:p>0.0412098</text:p>
          </table:table-cell>
          <table:table-cell office:value-type="float" office:value="0.0418819" calcext:value-type="float">
            <text:p>0.0418819</text:p>
          </table:table-cell>
          <table:table-cell office:value-type="float" office:value="-0.173918" calcext:value-type="float">
            <text:p>-0.173918</text:p>
          </table:table-cell>
          <table:table-cell office:value-type="float" office:value="-0.0412098" calcext:value-type="float">
            <text:p>-0.0412098</text:p>
          </table:table-cell>
          <table:table-cell office:value-type="float" office:value="0.0418818" calcext:value-type="float">
            <text:p>0.0418818</text:p>
          </table:table-cell>
          <table:table-cell office:value-type="float" office:value="-0.173918" calcext:value-type="float">
            <text:p>-0.173918</text:p>
          </table:table-cell>
          <table:table-cell office:value-type="float" office:value="0.117335" calcext:value-type="float">
            <text:p>0.117335</text:p>
          </table:table-cell>
          <table:table-cell office:value-type="float" office:value="-0.0323676" calcext:value-type="float">
            <text:p>-0.0323676</text:p>
          </table:table-cell>
          <table:table-cell office:value-type="float" office:value="-0.182939" calcext:value-type="float">
            <text:p>-0.182939</text:p>
          </table:table-cell>
          <table:table-cell office:value-type="float" office:value="-0.117335" calcext:value-type="float">
            <text:p>-0.117335</text:p>
          </table:table-cell>
          <table:table-cell office:value-type="float" office:value="-0.0323677" calcext:value-type="float">
            <text:p>-0.0323677</text:p>
          </table:table-cell>
          <table:table-cell office:value-type="float" office:value="-0.182939" calcext:value-type="float">
            <text:p>-0.182939</text:p>
          </table:table-cell>
          <table:table-cell office:value-type="float" office:value="0.000015819" calcext:value-type="float">
            <text:p>1.5819E-05</text:p>
          </table:table-cell>
          <table:table-cell office:value-type="float" office:value="-0.0000898735" calcext:value-type="float">
            <text:p>-8.98735E-05</text:p>
          </table:table-cell>
          <table:table-cell office:value-type="float" office:value="-0.0000101553" calcext:value-type="float">
            <text:p>-1.01553E-05</text:p>
          </table:table-cell>
          <table:table-cell office:value-type="float" office:value="-0.0000158183" calcext:value-type="float">
            <text:p>-1.58183E-05</text:p>
          </table:table-cell>
          <table:table-cell office:value-type="float" office:value="-0.000089873" calcext:value-type="float">
            <text:p>-8.9873E-05</text:p>
          </table:table-cell>
          <table:table-cell office:value-type="float" office:value="-0.0000101555" calcext:value-type="float">
            <text:p>-1.01555E-05</text:p>
          </table:table-cell>
          <table:table-cell office:value-type="float" office:value="0.0000114632" calcext:value-type="float">
            <text:p>1.14632E-05</text:p>
          </table:table-cell>
          <table:table-cell office:value-type="float" office:value="-0.0000319372" calcext:value-type="float">
            <text:p>-3.19372E-05</text:p>
          </table:table-cell>
          <table:table-cell office:value-type="float" office:value="-0.0000824237" calcext:value-type="float">
            <text:p>-8.24237E-05</text:p>
          </table:table-cell>
          <table:table-cell office:value-type="float" office:value="-0.0000114623" calcext:value-type="float">
            <text:p>-1.14623E-05</text:p>
          </table:table-cell>
          <table:table-cell office:value-type="float" office:value="-0.0000319366" calcext:value-type="float">
            <text:p>-3.19366E-05</text:p>
          </table:table-cell>
          <table:table-cell office:value-type="float" office:value="-0.0000824242" calcext:value-type="float">
            <text:p>-8.2424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237" calcext:value-type="float">
            <text:p>-0.033237</text:p>
          </table:table-cell>
          <table:table-cell office:value-type="float" office:value="0.00000409705" calcext:value-type="float">
            <text:p>4.09705E-06</text:p>
          </table:table-cell>
          <table:table-cell office:value-type="float" office:value="0.326703" calcext:value-type="float">
            <text:p>0.326703</text:p>
          </table:table-cell>
          <table:table-cell office:value-type="float" office:value="-0.32469" calcext:value-type="float">
            <text:p>-0.32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569927" calcext:value-type="float">
            <text:p>-5.69927E-10</text:p>
          </table:table-cell>
          <table:table-cell office:value-type="float" office:value="-0.000102843" calcext:value-type="float">
            <text:p>-0.000102843</text:p>
          </table:table-cell>
          <table:table-cell office:value-type="float" office:value="0.000000000968293" calcext:value-type="float">
            <text:p>9.68293E-10</text:p>
          </table:table-cell>
          <table:table-cell office:value-type="float" office:value="-0.0347401" calcext:value-type="float">
            <text:p>-0.0347401</text:p>
          </table:table-cell>
          <table:table-cell office:value-type="float" office:value="-0.00000000850821" calcext:value-type="float">
            <text:p>-8.50821E-09</text:p>
          </table:table-cell>
          <table:table-cell office:value-type="float" office:value="-0.999396" calcext:value-type="float">
            <text:p>-0.999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161" calcext:value-type="float">
            <text:p>0.0412161</text:p>
          </table:table-cell>
          <table:table-cell office:value-type="float" office:value="0.041846" calcext:value-type="float">
            <text:p>0.041846</text:p>
          </table:table-cell>
          <table:table-cell office:value-type="float" office:value="-0.173922" calcext:value-type="float">
            <text:p>-0.173922</text:p>
          </table:table-cell>
          <table:table-cell office:value-type="float" office:value="-0.0412161" calcext:value-type="float">
            <text:p>-0.0412161</text:p>
          </table:table-cell>
          <table:table-cell office:value-type="float" office:value="0.0418459" calcext:value-type="float">
            <text:p>0.0418459</text:p>
          </table:table-cell>
          <table:table-cell office:value-type="float" office:value="-0.173922" calcext:value-type="float">
            <text:p>-0.173922</text:p>
          </table:table-cell>
          <table:table-cell office:value-type="float" office:value="0.11734" calcext:value-type="float">
            <text:p>0.11734</text:p>
          </table:table-cell>
          <table:table-cell office:value-type="float" office:value="-0.0323804" calcext:value-type="float">
            <text:p>-0.0323804</text:p>
          </table:table-cell>
          <table:table-cell office:value-type="float" office:value="-0.182972" calcext:value-type="float">
            <text:p>-0.182972</text:p>
          </table:table-cell>
          <table:table-cell office:value-type="float" office:value="-0.11734" calcext:value-type="float">
            <text:p>-0.11734</text:p>
          </table:table-cell>
          <table:table-cell office:value-type="float" office:value="-0.0323805" calcext:value-type="float">
            <text:p>-0.0323805</text:p>
          </table:table-cell>
          <table:table-cell office:value-type="float" office:value="-0.182972" calcext:value-type="float">
            <text:p>-0.182972</text:p>
          </table:table-cell>
          <table:table-cell office:value-type="float" office:value="0.0000158172" calcext:value-type="float">
            <text:p>1.58172E-05</text:p>
          </table:table-cell>
          <table:table-cell office:value-type="float" office:value="-0.0000897369" calcext:value-type="float">
            <text:p>-8.97369E-05</text:p>
          </table:table-cell>
          <table:table-cell office:value-type="float" office:value="-0.0000101593" calcext:value-type="float">
            <text:p>-1.01593E-05</text:p>
          </table:table-cell>
          <table:table-cell office:value-type="float" office:value="-0.0000158165" calcext:value-type="float">
            <text:p>-1.58165E-05</text:p>
          </table:table-cell>
          <table:table-cell office:value-type="float" office:value="-0.0000897364" calcext:value-type="float">
            <text:p>-8.97364E-05</text:p>
          </table:table-cell>
          <table:table-cell office:value-type="float" office:value="-0.0000101595" calcext:value-type="float">
            <text:p>-1.01595E-05</text:p>
          </table:table-cell>
          <table:table-cell office:value-type="float" office:value="0.0000114537" calcext:value-type="float">
            <text:p>1.14537E-05</text:p>
          </table:table-cell>
          <table:table-cell office:value-type="float" office:value="-0.0000318844" calcext:value-type="float">
            <text:p>-3.18844E-05</text:p>
          </table:table-cell>
          <table:table-cell office:value-type="float" office:value="-0.0000822892" calcext:value-type="float">
            <text:p>-8.22892E-05</text:p>
          </table:table-cell>
          <table:table-cell office:value-type="float" office:value="-0.0000114528" calcext:value-type="float">
            <text:p>-1.14528E-05</text:p>
          </table:table-cell>
          <table:table-cell office:value-type="float" office:value="-0.0000318838" calcext:value-type="float">
            <text:p>-3.18838E-05</text:p>
          </table:table-cell>
          <table:table-cell office:value-type="float" office:value="-0.0000822897" calcext:value-type="float">
            <text:p>-8.22897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2505" calcext:value-type="float">
            <text:p>-0.0332505</text:p>
          </table:table-cell>
          <table:table-cell office:value-type="float" office:value="0.00000409771" calcext:value-type="float">
            <text:p>4.09771E-06</text:p>
          </table:table-cell>
          <table:table-cell office:value-type="float" office:value="0.3267" calcext:value-type="float">
            <text:p>0.3267</text:p>
          </table:table-cell>
          <table:table-cell office:value-type="float" office:value="-0.324684" calcext:value-type="float">
            <text:p>-0.324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554245" calcext:value-type="float">
            <text:p>-5.54245E-10</text:p>
          </table:table-cell>
          <table:table-cell office:value-type="float" office:value="-0.000102594" calcext:value-type="float">
            <text:p>-0.000102594</text:p>
          </table:table-cell>
          <table:table-cell office:value-type="float" office:value="0.000000000966226" calcext:value-type="float">
            <text:p>9.66226E-10</text:p>
          </table:table-cell>
          <table:table-cell office:value-type="float" office:value="-0.0347492" calcext:value-type="float">
            <text:p>-0.0347492</text:p>
          </table:table-cell>
          <table:table-cell office:value-type="float" office:value="-0.00000000845586" calcext:value-type="float">
            <text:p>-8.45586E-09</text:p>
          </table:table-cell>
          <table:table-cell office:value-type="float" office:value="-0.999396" calcext:value-type="float">
            <text:p>-0.999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231" calcext:value-type="float">
            <text:p>0.0412231</text:p>
          </table:table-cell>
          <table:table-cell office:value-type="float" office:value="0.0418066" calcext:value-type="float">
            <text:p>0.0418066</text:p>
          </table:table-cell>
          <table:table-cell office:value-type="float" office:value="-0.173926" calcext:value-type="float">
            <text:p>-0.173926</text:p>
          </table:table-cell>
          <table:table-cell office:value-type="float" office:value="-0.0412231" calcext:value-type="float">
            <text:p>-0.0412231</text:p>
          </table:table-cell>
          <table:table-cell office:value-type="float" office:value="0.0418065" calcext:value-type="float">
            <text:p>0.0418065</text:p>
          </table:table-cell>
          <table:table-cell office:value-type="float" office:value="-0.173926" calcext:value-type="float">
            <text:p>-0.173926</text:p>
          </table:table-cell>
          <table:table-cell office:value-type="float" office:value="0.117345" calcext:value-type="float">
            <text:p>0.117345</text:p>
          </table:table-cell>
          <table:table-cell office:value-type="float" office:value="-0.0323944" calcext:value-type="float">
            <text:p>-0.0323944</text:p>
          </table:table-cell>
          <table:table-cell office:value-type="float" office:value="-0.183008" calcext:value-type="float">
            <text:p>-0.183008</text:p>
          </table:table-cell>
          <table:table-cell office:value-type="float" office:value="-0.117345" calcext:value-type="float">
            <text:p>-0.117345</text:p>
          </table:table-cell>
          <table:table-cell office:value-type="float" office:value="-0.0323945" calcext:value-type="float">
            <text:p>-0.0323945</text:p>
          </table:table-cell>
          <table:table-cell office:value-type="float" office:value="-0.183008" calcext:value-type="float">
            <text:p>-0.183008</text:p>
          </table:table-cell>
          <table:table-cell office:value-type="float" office:value="0.000015815" calcext:value-type="float">
            <text:p>1.5815E-05</text:p>
          </table:table-cell>
          <table:table-cell office:value-type="float" office:value="-0.0000895942" calcext:value-type="float">
            <text:p>-8.95942E-05</text:p>
          </table:table-cell>
          <table:table-cell office:value-type="float" office:value="-0.0000101609" calcext:value-type="float">
            <text:p>-1.01609E-05</text:p>
          </table:table-cell>
          <table:table-cell office:value-type="float" office:value="-0.0000158144" calcext:value-type="float">
            <text:p>-1.58144E-05</text:p>
          </table:table-cell>
          <table:table-cell office:value-type="float" office:value="-0.0000895937" calcext:value-type="float">
            <text:p>-8.95937E-05</text:p>
          </table:table-cell>
          <table:table-cell office:value-type="float" office:value="-0.0000101611" calcext:value-type="float">
            <text:p>-1.01611E-05</text:p>
          </table:table-cell>
          <table:table-cell office:value-type="float" office:value="0.0000114442" calcext:value-type="float">
            <text:p>1.14442E-05</text:p>
          </table:table-cell>
          <table:table-cell office:value-type="float" office:value="-0.0000318274" calcext:value-type="float">
            <text:p>-3.18274E-05</text:p>
          </table:table-cell>
          <table:table-cell office:value-type="float" office:value="-0.0000821496" calcext:value-type="float">
            <text:p>-8.21496E-05</text:p>
          </table:table-cell>
          <table:table-cell office:value-type="float" office:value="-0.0000114433" calcext:value-type="float">
            <text:p>-1.14433E-05</text:p>
          </table:table-cell>
          <table:table-cell office:value-type="float" office:value="-0.0000318268" calcext:value-type="float">
            <text:p>-3.18268E-05</text:p>
          </table:table-cell>
          <table:table-cell office:value-type="float" office:value="-0.0000821501" calcext:value-type="float">
            <text:p>-8.2150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2639" calcext:value-type="float">
            <text:p>-0.0332639</text:p>
          </table:table-cell>
          <table:table-cell office:value-type="float" office:value="0.00000409836" calcext:value-type="float">
            <text:p>4.09836E-06</text:p>
          </table:table-cell>
          <table:table-cell office:value-type="float" office:value="0.326696" calcext:value-type="float">
            <text:p>0.326696</text:p>
          </table:table-cell>
          <table:table-cell office:value-type="float" office:value="-0.324679" calcext:value-type="float">
            <text:p>-0.324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53931" calcext:value-type="float">
            <text:p>-5.3931E-10</text:p>
          </table:table-cell>
          <table:table-cell office:value-type="float" office:value="-0.000102367" calcext:value-type="float">
            <text:p>-0.000102367</text:p>
          </table:table-cell>
          <table:table-cell office:value-type="float" office:value="0.000000000964327" calcext:value-type="float">
            <text:p>9.64327E-10</text:p>
          </table:table-cell>
          <table:table-cell office:value-type="float" office:value="-0.0347574" calcext:value-type="float">
            <text:p>-0.0347574</text:p>
          </table:table-cell>
          <table:table-cell office:value-type="float" office:value="-0.00000000840942" calcext:value-type="float">
            <text:p>-8.40942E-09</text:p>
          </table:table-cell>
          <table:table-cell office:value-type="float" office:value="-0.999396" calcext:value-type="float">
            <text:p>-0.999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294" calcext:value-type="float">
            <text:p>0.0412294</text:p>
          </table:table-cell>
          <table:table-cell office:value-type="float" office:value="0.0417708" calcext:value-type="float">
            <text:p>0.0417708</text:p>
          </table:table-cell>
          <table:table-cell office:value-type="float" office:value="-0.17393" calcext:value-type="float">
            <text:p>-0.17393</text:p>
          </table:table-cell>
          <table:table-cell office:value-type="float" office:value="-0.0412294" calcext:value-type="float">
            <text:p>-0.0412294</text:p>
          </table:table-cell>
          <table:table-cell office:value-type="float" office:value="0.0417706" calcext:value-type="float">
            <text:p>0.0417706</text:p>
          </table:table-cell>
          <table:table-cell office:value-type="float" office:value="-0.17393" calcext:value-type="float">
            <text:p>-0.17393</text:p>
          </table:table-cell>
          <table:table-cell office:value-type="float" office:value="0.11735" calcext:value-type="float">
            <text:p>0.11735</text:p>
          </table:table-cell>
          <table:table-cell office:value-type="float" office:value="-0.0324071" calcext:value-type="float">
            <text:p>-0.0324071</text:p>
          </table:table-cell>
          <table:table-cell office:value-type="float" office:value="-0.183041" calcext:value-type="float">
            <text:p>-0.183041</text:p>
          </table:table-cell>
          <table:table-cell office:value-type="float" office:value="-0.11735" calcext:value-type="float">
            <text:p>-0.11735</text:p>
          </table:table-cell>
          <table:table-cell office:value-type="float" office:value="-0.0324072" calcext:value-type="float">
            <text:p>-0.0324072</text:p>
          </table:table-cell>
          <table:table-cell office:value-type="float" office:value="-0.183041" calcext:value-type="float">
            <text:p>-0.183041</text:p>
          </table:table-cell>
          <table:table-cell office:value-type="float" office:value="0.000015813" calcext:value-type="float">
            <text:p>1.5813E-05</text:p>
          </table:table-cell>
          <table:table-cell office:value-type="float" office:value="-0.0000894661" calcext:value-type="float">
            <text:p>-8.94661E-05</text:p>
          </table:table-cell>
          <table:table-cell office:value-type="float" office:value="-0.0000101619" calcext:value-type="float">
            <text:p>-1.01619E-05</text:p>
          </table:table-cell>
          <table:table-cell office:value-type="float" office:value="-0.0000158124" calcext:value-type="float">
            <text:p>-1.58124E-05</text:p>
          </table:table-cell>
          <table:table-cell office:value-type="float" office:value="-0.0000894656" calcext:value-type="float">
            <text:p>-8.94656E-05</text:p>
          </table:table-cell>
          <table:table-cell office:value-type="float" office:value="-0.0000101621" calcext:value-type="float">
            <text:p>-1.01621E-05</text:p>
          </table:table-cell>
          <table:table-cell office:value-type="float" office:value="0.0000114356" calcext:value-type="float">
            <text:p>1.14356E-05</text:p>
          </table:table-cell>
          <table:table-cell office:value-type="float" office:value="-0.0000317764" calcext:value-type="float">
            <text:p>-3.17764E-05</text:p>
          </table:table-cell>
          <table:table-cell office:value-type="float" office:value="-0.0000820238" calcext:value-type="float">
            <text:p>-8.20238E-05</text:p>
          </table:table-cell>
          <table:table-cell office:value-type="float" office:value="-0.0000114347" calcext:value-type="float">
            <text:p>-1.14347E-05</text:p>
          </table:table-cell>
          <table:table-cell office:value-type="float" office:value="-0.0000317758" calcext:value-type="float">
            <text:p>-3.17758E-05</text:p>
          </table:table-cell>
          <table:table-cell office:value-type="float" office:value="-0.0000820243" calcext:value-type="float">
            <text:p>-8.2024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2786" calcext:value-type="float">
            <text:p>-0.0332786</text:p>
          </table:table-cell>
          <table:table-cell office:value-type="float" office:value="0.00000409908" calcext:value-type="float">
            <text:p>4.09908E-06</text:p>
          </table:table-cell>
          <table:table-cell office:value-type="float" office:value="0.326692" calcext:value-type="float">
            <text:p>0.326692</text:p>
          </table:table-cell>
          <table:table-cell office:value-type="float" office:value="-0.324674" calcext:value-type="float">
            <text:p>-0.324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524728" calcext:value-type="float">
            <text:p>-5.24728E-10</text:p>
          </table:table-cell>
          <table:table-cell office:value-type="float" office:value="-0.000102151" calcext:value-type="float">
            <text:p>-0.000102151</text:p>
          </table:table-cell>
          <table:table-cell office:value-type="float" office:value="0.000000000962424" calcext:value-type="float">
            <text:p>9.62424E-10</text:p>
          </table:table-cell>
          <table:table-cell office:value-type="float" office:value="-0.0347655" calcext:value-type="float">
            <text:p>-0.0347655</text:p>
          </table:table-cell>
          <table:table-cell office:value-type="float" office:value="-0.00000000836422" calcext:value-type="float">
            <text:p>-8.36422E-09</text:p>
          </table:table-cell>
          <table:table-cell office:value-type="float" office:value="-0.999395" calcext:value-type="float">
            <text:p>-0.999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357" calcext:value-type="float">
            <text:p>0.0412357</text:p>
          </table:table-cell>
          <table:table-cell office:value-type="float" office:value="0.041735" calcext:value-type="float">
            <text:p>0.041735</text:p>
          </table:table-cell>
          <table:table-cell office:value-type="float" office:value="-0.173934" calcext:value-type="float">
            <text:p>-0.173934</text:p>
          </table:table-cell>
          <table:table-cell office:value-type="float" office:value="-0.0412357" calcext:value-type="float">
            <text:p>-0.0412357</text:p>
          </table:table-cell>
          <table:table-cell office:value-type="float" office:value="0.0417349" calcext:value-type="float">
            <text:p>0.0417349</text:p>
          </table:table-cell>
          <table:table-cell office:value-type="float" office:value="-0.173934" calcext:value-type="float">
            <text:p>-0.173934</text:p>
          </table:table-cell>
          <table:table-cell office:value-type="float" office:value="0.117354" calcext:value-type="float">
            <text:p>0.117354</text:p>
          </table:table-cell>
          <table:table-cell office:value-type="float" office:value="-0.0324198" calcext:value-type="float">
            <text:p>-0.0324198</text:p>
          </table:table-cell>
          <table:table-cell office:value-type="float" office:value="-0.183073" calcext:value-type="float">
            <text:p>-0.183073</text:p>
          </table:table-cell>
          <table:table-cell office:value-type="float" office:value="-0.117354" calcext:value-type="float">
            <text:p>-0.117354</text:p>
          </table:table-cell>
          <table:table-cell office:value-type="float" office:value="-0.0324199" calcext:value-type="float">
            <text:p>-0.0324199</text:p>
          </table:table-cell>
          <table:table-cell office:value-type="float" office:value="-0.183073" calcext:value-type="float">
            <text:p>-0.183073</text:p>
          </table:table-cell>
          <table:table-cell office:value-type="float" office:value="0.000015811" calcext:value-type="float">
            <text:p>1.5811E-05</text:p>
          </table:table-cell>
          <table:table-cell office:value-type="float" office:value="-0.0000893336" calcext:value-type="float">
            <text:p>-8.93336E-05</text:p>
          </table:table-cell>
          <table:table-cell office:value-type="float" office:value="-0.0000101638" calcext:value-type="float">
            <text:p>-1.01638E-05</text:p>
          </table:table-cell>
          <table:table-cell office:value-type="float" office:value="-0.0000158104" calcext:value-type="float">
            <text:p>-1.58104E-05</text:p>
          </table:table-cell>
          <table:table-cell office:value-type="float" office:value="-0.0000893331" calcext:value-type="float">
            <text:p>-8.93331E-05</text:p>
          </table:table-cell>
          <table:table-cell office:value-type="float" office:value="-0.000010164" calcext:value-type="float">
            <text:p>-1.0164E-05</text:p>
          </table:table-cell>
          <table:table-cell office:value-type="float" office:value="0.0000114266" calcext:value-type="float">
            <text:p>1.14266E-05</text:p>
          </table:table-cell>
          <table:table-cell office:value-type="float" office:value="-0.000031724" calcext:value-type="float">
            <text:p>-3.1724E-05</text:p>
          </table:table-cell>
          <table:table-cell office:value-type="float" office:value="-0.0000818935" calcext:value-type="float">
            <text:p>-8.18935E-05</text:p>
          </table:table-cell>
          <table:table-cell office:value-type="float" office:value="-0.0000114257" calcext:value-type="float">
            <text:p>-1.14257E-05</text:p>
          </table:table-cell>
          <table:table-cell office:value-type="float" office:value="-0.0000317234" calcext:value-type="float">
            <text:p>-3.17234E-05</text:p>
          </table:table-cell>
          <table:table-cell office:value-type="float" office:value="-0.0000818939" calcext:value-type="float">
            <text:p>-8.18939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2919" calcext:value-type="float">
            <text:p>-0.0332919</text:p>
          </table:table-cell>
          <table:table-cell office:value-type="float" office:value="0.00000409973" calcext:value-type="float">
            <text:p>4.09973E-06</text:p>
          </table:table-cell>
          <table:table-cell office:value-type="float" office:value="0.326689" calcext:value-type="float">
            <text:p>0.326689</text:p>
          </table:table-cell>
          <table:table-cell office:value-type="float" office:value="-0.324669" calcext:value-type="float">
            <text:p>-0.324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510412" calcext:value-type="float">
            <text:p>-5.10412E-10</text:p>
          </table:table-cell>
          <table:table-cell office:value-type="float" office:value="-0.000101932" calcext:value-type="float">
            <text:p>-0.000101932</text:p>
          </table:table-cell>
          <table:table-cell office:value-type="float" office:value="0.000000000960529" calcext:value-type="float">
            <text:p>9.60529E-10</text:p>
          </table:table-cell>
          <table:table-cell office:value-type="float" office:value="-0.0347737" calcext:value-type="float">
            <text:p>-0.0347737</text:p>
          </table:table-cell>
          <table:table-cell office:value-type="float" office:value="-0.00000000832023" calcext:value-type="float">
            <text:p>-8.32023E-09</text:p>
          </table:table-cell>
          <table:table-cell office:value-type="float" office:value="-0.999395" calcext:value-type="float">
            <text:p>-0.999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42" calcext:value-type="float">
            <text:p>0.041242</text:p>
          </table:table-cell>
          <table:table-cell office:value-type="float" office:value="0.0416993" calcext:value-type="float">
            <text:p>0.0416993</text:p>
          </table:table-cell>
          <table:table-cell office:value-type="float" office:value="-0.173938" calcext:value-type="float">
            <text:p>-0.173938</text:p>
          </table:table-cell>
          <table:table-cell office:value-type="float" office:value="-0.041242" calcext:value-type="float">
            <text:p>-0.041242</text:p>
          </table:table-cell>
          <table:table-cell office:value-type="float" office:value="0.0416992" calcext:value-type="float">
            <text:p>0.0416992</text:p>
          </table:table-cell>
          <table:table-cell office:value-type="float" office:value="-0.173939" calcext:value-type="float">
            <text:p>-0.173939</text:p>
          </table:table-cell>
          <table:table-cell office:value-type="float" office:value="0.117359" calcext:value-type="float">
            <text:p>0.117359</text:p>
          </table:table-cell>
          <table:table-cell office:value-type="float" office:value="-0.0324325" calcext:value-type="float">
            <text:p>-0.0324325</text:p>
          </table:table-cell>
          <table:table-cell office:value-type="float" office:value="-0.183106" calcext:value-type="float">
            <text:p>-0.183106</text:p>
          </table:table-cell>
          <table:table-cell office:value-type="float" office:value="-0.117359" calcext:value-type="float">
            <text:p>-0.117359</text:p>
          </table:table-cell>
          <table:table-cell office:value-type="float" office:value="-0.0324326" calcext:value-type="float">
            <text:p>-0.0324326</text:p>
          </table:table-cell>
          <table:table-cell office:value-type="float" office:value="-0.183106" calcext:value-type="float">
            <text:p>-0.183106</text:p>
          </table:table-cell>
          <table:table-cell office:value-type="float" office:value="0.000015809" calcext:value-type="float">
            <text:p>1.5809E-05</text:p>
          </table:table-cell>
          <table:table-cell office:value-type="float" office:value="-0.0000892023" calcext:value-type="float">
            <text:p>-8.92023E-05</text:p>
          </table:table-cell>
          <table:table-cell office:value-type="float" office:value="-0.0000101652" calcext:value-type="float">
            <text:p>-1.01652E-05</text:p>
          </table:table-cell>
          <table:table-cell office:value-type="float" office:value="-0.0000158084" calcext:value-type="float">
            <text:p>-1.58084E-05</text:p>
          </table:table-cell>
          <table:table-cell office:value-type="float" office:value="-0.0000892018" calcext:value-type="float">
            <text:p>-8.92018E-05</text:p>
          </table:table-cell>
          <table:table-cell office:value-type="float" office:value="-0.0000101654" calcext:value-type="float">
            <text:p>-1.01654E-05</text:p>
          </table:table-cell>
          <table:table-cell office:value-type="float" office:value="0.0000114177" calcext:value-type="float">
            <text:p>1.14177E-05</text:p>
          </table:table-cell>
          <table:table-cell office:value-type="float" office:value="-0.0000316719" calcext:value-type="float">
            <text:p>-3.16719E-05</text:p>
          </table:table-cell>
          <table:table-cell office:value-type="float" office:value="-0.0000817643" calcext:value-type="float">
            <text:p>-8.17643E-05</text:p>
          </table:table-cell>
          <table:table-cell office:value-type="float" office:value="-0.0000114168" calcext:value-type="float">
            <text:p>-1.14168E-05</text:p>
          </table:table-cell>
          <table:table-cell office:value-type="float" office:value="-0.0000316713" calcext:value-type="float">
            <text:p>-3.16713E-05</text:p>
          </table:table-cell>
          <table:table-cell office:value-type="float" office:value="-0.0000817648" calcext:value-type="float">
            <text:p>-8.1764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3053" calcext:value-type="float">
            <text:p>-0.0333053</text:p>
          </table:table-cell>
          <table:table-cell office:value-type="float" office:value="0.00000410038" calcext:value-type="float">
            <text:p>4.10038E-06</text:p>
          </table:table-cell>
          <table:table-cell office:value-type="float" office:value="0.326685" calcext:value-type="float">
            <text:p>0.326685</text:p>
          </table:table-cell>
          <table:table-cell office:value-type="float" office:value="-0.324664" calcext:value-type="float">
            <text:p>-0.324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494661" calcext:value-type="float">
            <text:p>-4.94661E-10</text:p>
          </table:table-cell>
          <table:table-cell office:value-type="float" office:value="-0.000101724" calcext:value-type="float">
            <text:p>-0.000101724</text:p>
          </table:table-cell>
          <table:table-cell office:value-type="float" office:value="0.000000000958577" calcext:value-type="float">
            <text:p>9.58577E-10</text:p>
          </table:table-cell>
          <table:table-cell office:value-type="float" office:value="-0.0347818" calcext:value-type="float">
            <text:p>-0.0347818</text:p>
          </table:table-cell>
          <table:table-cell office:value-type="float" office:value="-0.00000000827725" calcext:value-type="float">
            <text:p>-8.27725E-09</text:p>
          </table:table-cell>
          <table:table-cell office:value-type="float" office:value="-0.999395" calcext:value-type="float">
            <text:p>-0.999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483" calcext:value-type="float">
            <text:p>0.0412483</text:p>
          </table:table-cell>
          <table:table-cell office:value-type="float" office:value="0.0416636" calcext:value-type="float">
            <text:p>0.0416636</text:p>
          </table:table-cell>
          <table:table-cell office:value-type="float" office:value="-0.173942" calcext:value-type="float">
            <text:p>-0.173942</text:p>
          </table:table-cell>
          <table:table-cell office:value-type="float" office:value="-0.0412484" calcext:value-type="float">
            <text:p>-0.0412484</text:p>
          </table:table-cell>
          <table:table-cell office:value-type="float" office:value="0.0416635" calcext:value-type="float">
            <text:p>0.0416635</text:p>
          </table:table-cell>
          <table:table-cell office:value-type="float" office:value="-0.173943" calcext:value-type="float">
            <text:p>-0.173943</text:p>
          </table:table-cell>
          <table:table-cell office:value-type="float" office:value="0.117363" calcext:value-type="float">
            <text:p>0.117363</text:p>
          </table:table-cell>
          <table:table-cell office:value-type="float" office:value="-0.0324451" calcext:value-type="float">
            <text:p>-0.0324451</text:p>
          </table:table-cell>
          <table:table-cell office:value-type="float" office:value="-0.183139" calcext:value-type="float">
            <text:p>-0.183139</text:p>
          </table:table-cell>
          <table:table-cell office:value-type="float" office:value="-0.117363" calcext:value-type="float">
            <text:p>-0.117363</text:p>
          </table:table-cell>
          <table:table-cell office:value-type="float" office:value="-0.0324452" calcext:value-type="float">
            <text:p>-0.0324452</text:p>
          </table:table-cell>
          <table:table-cell office:value-type="float" office:value="-0.183139" calcext:value-type="float">
            <text:p>-0.183139</text:p>
          </table:table-cell>
          <table:table-cell office:value-type="float" office:value="0.0000158071" calcext:value-type="float">
            <text:p>1.58071E-05</text:p>
          </table:table-cell>
          <table:table-cell office:value-type="float" office:value="-0.0000890674" calcext:value-type="float">
            <text:p>-8.90674E-05</text:p>
          </table:table-cell>
          <table:table-cell office:value-type="float" office:value="-0.0000101676" calcext:value-type="float">
            <text:p>-1.01676E-05</text:p>
          </table:table-cell>
          <table:table-cell office:value-type="float" office:value="-0.0000158065" calcext:value-type="float">
            <text:p>-1.58065E-05</text:p>
          </table:table-cell>
          <table:table-cell office:value-type="float" office:value="-0.000089067" calcext:value-type="float">
            <text:p>-8.9067E-05</text:p>
          </table:table-cell>
          <table:table-cell office:value-type="float" office:value="-0.0000101678" calcext:value-type="float">
            <text:p>-1.01678E-05</text:p>
          </table:table-cell>
          <table:table-cell office:value-type="float" office:value="0.0000114083" calcext:value-type="float">
            <text:p>1.14083E-05</text:p>
          </table:table-cell>
          <table:table-cell office:value-type="float" office:value="-0.0000316193" calcext:value-type="float">
            <text:p>-3.16193E-05</text:p>
          </table:table-cell>
          <table:table-cell office:value-type="float" office:value="-0.000081631" calcext:value-type="float">
            <text:p>-8.1631E-05</text:p>
          </table:table-cell>
          <table:table-cell office:value-type="float" office:value="-0.0000114074" calcext:value-type="float">
            <text:p>-1.14074E-05</text:p>
          </table:table-cell>
          <table:table-cell office:value-type="float" office:value="-0.0000316187" calcext:value-type="float">
            <text:p>-3.16187E-05</text:p>
          </table:table-cell>
          <table:table-cell office:value-type="float" office:value="-0.0000816314" calcext:value-type="float">
            <text:p>-8.16314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3186" calcext:value-type="float">
            <text:p>-0.0333186</text:p>
          </table:table-cell>
          <table:table-cell office:value-type="float" office:value="0.00000410103" calcext:value-type="float">
            <text:p>4.10103E-06</text:p>
          </table:table-cell>
          <table:table-cell office:value-type="float" office:value="0.326682" calcext:value-type="float">
            <text:p>0.326682</text:p>
          </table:table-cell>
          <table:table-cell office:value-type="float" office:value="-0.324658" calcext:value-type="float">
            <text:p>-0.324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299155" calcext:value-type="float">
            <text:p>-2.99155E-11</text:p>
          </table:table-cell>
          <table:table-cell office:value-type="float" office:value="-0.000101436" calcext:value-type="float">
            <text:p>-0.000101436</text:p>
          </table:table-cell>
          <table:table-cell office:value-type="float" office:value="0.000000000992017" calcext:value-type="float">
            <text:p>9.92017E-10</text:p>
          </table:table-cell>
          <table:table-cell office:value-type="float" office:value="-0.0347924" calcext:value-type="float">
            <text:p>-0.0347924</text:p>
          </table:table-cell>
          <table:table-cell office:value-type="float" office:value="-0.00000000821228" calcext:value-type="float">
            <text:p>-8.21228E-09</text:p>
          </table:table-cell>
          <table:table-cell office:value-type="float" office:value="-0.999394" calcext:value-type="float">
            <text:p>-0.999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566" calcext:value-type="float">
            <text:p>0.0412566</text:p>
          </table:table-cell>
          <table:table-cell office:value-type="float" office:value="0.0416173" calcext:value-type="float">
            <text:p>0.0416173</text:p>
          </table:table-cell>
          <table:table-cell office:value-type="float" office:value="-0.173948" calcext:value-type="float">
            <text:p>-0.173948</text:p>
          </table:table-cell>
          <table:table-cell office:value-type="float" office:value="-0.0412566" calcext:value-type="float">
            <text:p>-0.0412566</text:p>
          </table:table-cell>
          <table:table-cell office:value-type="float" office:value="0.0416173" calcext:value-type="float">
            <text:p>0.0416173</text:p>
          </table:table-cell>
          <table:table-cell office:value-type="float" office:value="-0.173948" calcext:value-type="float">
            <text:p>-0.173948</text:p>
          </table:table-cell>
          <table:table-cell office:value-type="float" office:value="0.117369" calcext:value-type="float">
            <text:p>0.117369</text:p>
          </table:table-cell>
          <table:table-cell office:value-type="float" office:value="-0.0324616" calcext:value-type="float">
            <text:p>-0.0324616</text:p>
          </table:table-cell>
          <table:table-cell office:value-type="float" office:value="-0.183181" calcext:value-type="float">
            <text:p>-0.183181</text:p>
          </table:table-cell>
          <table:table-cell office:value-type="float" office:value="-0.117369" calcext:value-type="float">
            <text:p>-0.117369</text:p>
          </table:table-cell>
          <table:table-cell office:value-type="float" office:value="-0.0324616" calcext:value-type="float">
            <text:p>-0.0324616</text:p>
          </table:table-cell>
          <table:table-cell office:value-type="float" office:value="-0.183181" calcext:value-type="float">
            <text:p>-0.183181</text:p>
          </table:table-cell>
          <table:table-cell office:value-type="float" office:value="0.0000158043" calcext:value-type="float">
            <text:p>1.58043E-05</text:p>
          </table:table-cell>
          <table:table-cell office:value-type="float" office:value="-0.0000889015" calcext:value-type="float">
            <text:p>-8.89015E-05</text:p>
          </table:table-cell>
          <table:table-cell office:value-type="float" office:value="-0.0000101673" calcext:value-type="float">
            <text:p>-1.01673E-05</text:p>
          </table:table-cell>
          <table:table-cell office:value-type="float" office:value="-0.0000158039" calcext:value-type="float">
            <text:p>-1.58039E-05</text:p>
          </table:table-cell>
          <table:table-cell office:value-type="float" office:value="-0.000088901" calcext:value-type="float">
            <text:p>-8.8901E-05</text:p>
          </table:table-cell>
          <table:table-cell office:value-type="float" office:value="-0.0000101675" calcext:value-type="float">
            <text:p>-1.01675E-05</text:p>
          </table:table-cell>
          <table:table-cell office:value-type="float" office:value="0.0000113971" calcext:value-type="float">
            <text:p>1.13971E-05</text:p>
          </table:table-cell>
          <table:table-cell office:value-type="float" office:value="-0.0000315524" calcext:value-type="float">
            <text:p>-3.15524E-05</text:p>
          </table:table-cell>
          <table:table-cell office:value-type="float" office:value="-0.0000814677" calcext:value-type="float">
            <text:p>-8.14677E-05</text:p>
          </table:table-cell>
          <table:table-cell office:value-type="float" office:value="-0.0000113964" calcext:value-type="float">
            <text:p>-1.13964E-05</text:p>
          </table:table-cell>
          <table:table-cell office:value-type="float" office:value="-0.0000315517" calcext:value-type="float">
            <text:p>-3.15517E-05</text:p>
          </table:table-cell>
          <table:table-cell office:value-type="float" office:value="-0.0000814682" calcext:value-type="float">
            <text:p>-8.1468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3359" calcext:value-type="float">
            <text:p>-0.0333359</text:p>
          </table:table-cell>
          <table:table-cell office:value-type="float" office:value="0.00000410187" calcext:value-type="float">
            <text:p>4.10187E-06</text:p>
          </table:table-cell>
          <table:table-cell office:value-type="float" office:value="0.326677" calcext:value-type="float">
            <text:p>0.326677</text:p>
          </table:table-cell>
          <table:table-cell office:value-type="float" office:value="-0.324652" calcext:value-type="float">
            <text:p>-0.324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416771" calcext:value-type="float">
            <text:p>-4.16771E-10</text:p>
          </table:table-cell>
          <table:table-cell office:value-type="float" office:value="-0.000101233" calcext:value-type="float">
            <text:p>-0.000101233</text:p>
          </table:table-cell>
          <table:table-cell office:value-type="float" office:value="0.000000000959172" calcext:value-type="float">
            <text:p>9.59172E-10</text:p>
          </table:table-cell>
          <table:table-cell office:value-type="float" office:value="-0.0347997" calcext:value-type="float">
            <text:p>-0.0347997</text:p>
          </table:table-cell>
          <table:table-cell office:value-type="float" office:value="-0.00000000818761" calcext:value-type="float">
            <text:p>-8.18761E-09</text:p>
          </table:table-cell>
          <table:table-cell office:value-type="float" office:value="-0.999394" calcext:value-type="float">
            <text:p>-0.999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623" calcext:value-type="float">
            <text:p>0.0412623</text:p>
          </table:table-cell>
          <table:table-cell office:value-type="float" office:value="0.0415854" calcext:value-type="float">
            <text:p>0.0415854</text:p>
          </table:table-cell>
          <table:table-cell office:value-type="float" office:value="-0.173951" calcext:value-type="float">
            <text:p>-0.173951</text:p>
          </table:table-cell>
          <table:table-cell office:value-type="float" office:value="-0.0412623" calcext:value-type="float">
            <text:p>-0.0412623</text:p>
          </table:table-cell>
          <table:table-cell office:value-type="float" office:value="0.0415853" calcext:value-type="float">
            <text:p>0.0415853</text:p>
          </table:table-cell>
          <table:table-cell office:value-type="float" office:value="-0.173952" calcext:value-type="float">
            <text:p>-0.173952</text:p>
          </table:table-cell>
          <table:table-cell office:value-type="float" office:value="0.117373" calcext:value-type="float">
            <text:p>0.117373</text:p>
          </table:table-cell>
          <table:table-cell office:value-type="float" office:value="-0.0324729" calcext:value-type="float">
            <text:p>-0.0324729</text:p>
          </table:table-cell>
          <table:table-cell office:value-type="float" office:value="-0.183211" calcext:value-type="float">
            <text:p>-0.183211</text:p>
          </table:table-cell>
          <table:table-cell office:value-type="float" office:value="-0.117373" calcext:value-type="float">
            <text:p>-0.117373</text:p>
          </table:table-cell>
          <table:table-cell office:value-type="float" office:value="-0.032473" calcext:value-type="float">
            <text:p>-0.032473</text:p>
          </table:table-cell>
          <table:table-cell office:value-type="float" office:value="-0.18321" calcext:value-type="float">
            <text:p>-0.18321</text:p>
          </table:table-cell>
          <table:table-cell office:value-type="float" office:value="0.0000158024" calcext:value-type="float">
            <text:p>1.58024E-05</text:p>
          </table:table-cell>
          <table:table-cell office:value-type="float" office:value="-0.0000887886" calcext:value-type="float">
            <text:p>-8.87886E-05</text:p>
          </table:table-cell>
          <table:table-cell office:value-type="float" office:value="-0.0000101665" calcext:value-type="float">
            <text:p>-1.01665E-05</text:p>
          </table:table-cell>
          <table:table-cell office:value-type="float" office:value="-0.0000158019" calcext:value-type="float">
            <text:p>-1.58019E-05</text:p>
          </table:table-cell>
          <table:table-cell office:value-type="float" office:value="-0.0000887881" calcext:value-type="float">
            <text:p>-8.87881E-05</text:p>
          </table:table-cell>
          <table:table-cell office:value-type="float" office:value="-0.0000101667" calcext:value-type="float">
            <text:p>-1.01667E-05</text:p>
          </table:table-cell>
          <table:table-cell office:value-type="float" office:value="0.0000113896" calcext:value-type="float">
            <text:p>1.13896E-05</text:p>
          </table:table-cell>
          <table:table-cell office:value-type="float" office:value="-0.0000315067" calcext:value-type="float">
            <text:p>-3.15067E-05</text:p>
          </table:table-cell>
          <table:table-cell office:value-type="float" office:value="-0.0000813566" calcext:value-type="float">
            <text:p>-8.13566E-05</text:p>
          </table:table-cell>
          <table:table-cell office:value-type="float" office:value="-0.0000113888" calcext:value-type="float">
            <text:p>-1.13888E-05</text:p>
          </table:table-cell>
          <table:table-cell office:value-type="float" office:value="-0.000031506" calcext:value-type="float">
            <text:p>-3.1506E-05</text:p>
          </table:table-cell>
          <table:table-cell office:value-type="float" office:value="-0.0000813571" calcext:value-type="float">
            <text:p>-8.1357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3491" calcext:value-type="float">
            <text:p>-0.0333491</text:p>
          </table:table-cell>
          <table:table-cell office:value-type="float" office:value="0.00000410252" calcext:value-type="float">
            <text:p>4.10252E-06</text:p>
          </table:table-cell>
          <table:table-cell office:value-type="float" office:value="0.326674" calcext:value-type="float">
            <text:p>0.326674</text:p>
          </table:table-cell>
          <table:table-cell office:value-type="float" office:value="-0.324647" calcext:value-type="float">
            <text:p>-0.324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451081" calcext:value-type="float">
            <text:p>-4.51081E-10</text:p>
          </table:table-cell>
          <table:table-cell office:value-type="float" office:value="-0.000100989" calcext:value-type="float">
            <text:p>-0.000100989</text:p>
          </table:table-cell>
          <table:table-cell office:value-type="float" office:value="0.000000000952412" calcext:value-type="float">
            <text:p>9.52412E-10</text:p>
          </table:table-cell>
          <table:table-cell office:value-type="float" office:value="-0.0348094" calcext:value-type="float">
            <text:p>-0.0348094</text:p>
          </table:table-cell>
          <table:table-cell office:value-type="float" office:value="-0.00000000814157" calcext:value-type="float">
            <text:p>-8.14157E-09</text:p>
          </table:table-cell>
          <table:table-cell office:value-type="float" office:value="-0.999394" calcext:value-type="float">
            <text:p>-0.999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698" calcext:value-type="float">
            <text:p>0.0412698</text:p>
          </table:table-cell>
          <table:table-cell office:value-type="float" office:value="0.0415428" calcext:value-type="float">
            <text:p>0.0415428</text:p>
          </table:table-cell>
          <table:table-cell office:value-type="float" office:value="-0.173956" calcext:value-type="float">
            <text:p>-0.173956</text:p>
          </table:table-cell>
          <table:table-cell office:value-type="float" office:value="-0.0412698" calcext:value-type="float">
            <text:p>-0.0412698</text:p>
          </table:table-cell>
          <table:table-cell office:value-type="float" office:value="0.0415427" calcext:value-type="float">
            <text:p>0.0415427</text:p>
          </table:table-cell>
          <table:table-cell office:value-type="float" office:value="-0.173956" calcext:value-type="float">
            <text:p>-0.173956</text:p>
          </table:table-cell>
          <table:table-cell office:value-type="float" office:value="0.117379" calcext:value-type="float">
            <text:p>0.117379</text:p>
          </table:table-cell>
          <table:table-cell office:value-type="float" office:value="-0.032488" calcext:value-type="float">
            <text:p>-0.032488</text:p>
          </table:table-cell>
          <table:table-cell office:value-type="float" office:value="-0.18325" calcext:value-type="float">
            <text:p>-0.18325</text:p>
          </table:table-cell>
          <table:table-cell office:value-type="float" office:value="-0.117379" calcext:value-type="float">
            <text:p>-0.117379</text:p>
          </table:table-cell>
          <table:table-cell office:value-type="float" office:value="-0.0324881" calcext:value-type="float">
            <text:p>-0.0324881</text:p>
          </table:table-cell>
          <table:table-cell office:value-type="float" office:value="-0.183249" calcext:value-type="float">
            <text:p>-0.183249</text:p>
          </table:table-cell>
          <table:table-cell office:value-type="float" office:value="0.0000158001" calcext:value-type="float">
            <text:p>1.58001E-05</text:p>
          </table:table-cell>
          <table:table-cell office:value-type="float" office:value="-0.0000886265" calcext:value-type="float">
            <text:p>-8.86265E-05</text:p>
          </table:table-cell>
          <table:table-cell office:value-type="float" office:value="-0.0000101684" calcext:value-type="float">
            <text:p>-1.01684E-05</text:p>
          </table:table-cell>
          <table:table-cell office:value-type="float" office:value="-0.0000157995" calcext:value-type="float">
            <text:p>-1.57995E-05</text:p>
          </table:table-cell>
          <table:table-cell office:value-type="float" office:value="-0.000088626" calcext:value-type="float">
            <text:p>-8.8626E-05</text:p>
          </table:table-cell>
          <table:table-cell office:value-type="float" office:value="-0.0000101686" calcext:value-type="float">
            <text:p>-1.01686E-05</text:p>
          </table:table-cell>
          <table:table-cell office:value-type="float" office:value="0.0000113783" calcext:value-type="float">
            <text:p>1.13783E-05</text:p>
          </table:table-cell>
          <table:table-cell office:value-type="float" office:value="-0.0000314429" calcext:value-type="float">
            <text:p>-3.14429E-05</text:p>
          </table:table-cell>
          <table:table-cell office:value-type="float" office:value="-0.0000811961" calcext:value-type="float">
            <text:p>-8.11961E-05</text:p>
          </table:table-cell>
          <table:table-cell office:value-type="float" office:value="-0.0000113775" calcext:value-type="float">
            <text:p>-1.13775E-05</text:p>
          </table:table-cell>
          <table:table-cell office:value-type="float" office:value="-0.0000314423" calcext:value-type="float">
            <text:p>-3.14423E-05</text:p>
          </table:table-cell>
          <table:table-cell office:value-type="float" office:value="-0.0000811966" calcext:value-type="float">
            <text:p>-8.11966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3624" calcext:value-type="float">
            <text:p>-0.0333624</text:p>
          </table:table-cell>
          <table:table-cell office:value-type="float" office:value="0.00000410317" calcext:value-type="float">
            <text:p>4.10317E-06</text:p>
          </table:table-cell>
          <table:table-cell office:value-type="float" office:value="0.32667" calcext:value-type="float">
            <text:p>0.32667</text:p>
          </table:table-cell>
          <table:table-cell office:value-type="float" office:value="-0.324642" calcext:value-type="float">
            <text:p>-0.324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440803" calcext:value-type="float">
            <text:p>-4.40803E-10</text:p>
          </table:table-cell>
          <table:table-cell office:value-type="float" office:value="-0.000100766" calcext:value-type="float">
            <text:p>-0.000100766</text:p>
          </table:table-cell>
          <table:table-cell office:value-type="float" office:value="0.000000000950324" calcext:value-type="float">
            <text:p>9.50324E-10</text:p>
          </table:table-cell>
          <table:table-cell office:value-type="float" office:value="-0.0348174" calcext:value-type="float">
            <text:p>-0.0348174</text:p>
          </table:table-cell>
          <table:table-cell office:value-type="float" office:value="-0.00000000810326" calcext:value-type="float">
            <text:p>-8.10326E-09</text:p>
          </table:table-cell>
          <table:table-cell office:value-type="float" office:value="-0.999394" calcext:value-type="float">
            <text:p>-0.999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762" calcext:value-type="float">
            <text:p>0.0412762</text:p>
          </table:table-cell>
          <table:table-cell office:value-type="float" office:value="0.0415074" calcext:value-type="float">
            <text:p>0.0415074</text:p>
          </table:table-cell>
          <table:table-cell office:value-type="float" office:value="-0.17396" calcext:value-type="float">
            <text:p>-0.17396</text:p>
          </table:table-cell>
          <table:table-cell office:value-type="float" office:value="-0.0412762" calcext:value-type="float">
            <text:p>-0.0412762</text:p>
          </table:table-cell>
          <table:table-cell office:value-type="float" office:value="0.0415073" calcext:value-type="float">
            <text:p>0.0415073</text:p>
          </table:table-cell>
          <table:table-cell office:value-type="float" office:value="-0.17396" calcext:value-type="float">
            <text:p>-0.17396</text:p>
          </table:table-cell>
          <table:table-cell office:value-type="float" office:value="0.117383" calcext:value-type="float">
            <text:p>0.117383</text:p>
          </table:table-cell>
          <table:table-cell office:value-type="float" office:value="-0.0325006" calcext:value-type="float">
            <text:p>-0.0325006</text:p>
          </table:table-cell>
          <table:table-cell office:value-type="float" office:value="-0.183282" calcext:value-type="float">
            <text:p>-0.183282</text:p>
          </table:table-cell>
          <table:table-cell office:value-type="float" office:value="-0.117383" calcext:value-type="float">
            <text:p>-0.117383</text:p>
          </table:table-cell>
          <table:table-cell office:value-type="float" office:value="-0.0325007" calcext:value-type="float">
            <text:p>-0.0325007</text:p>
          </table:table-cell>
          <table:table-cell office:value-type="float" office:value="-0.183282" calcext:value-type="float">
            <text:p>-0.183282</text:p>
          </table:table-cell>
          <table:table-cell office:value-type="float" office:value="0.0000157979" calcext:value-type="float">
            <text:p>1.57979E-05</text:p>
          </table:table-cell>
          <table:table-cell office:value-type="float" office:value="-0.0000885015" calcext:value-type="float">
            <text:p>-8.85015E-05</text:p>
          </table:table-cell>
          <table:table-cell office:value-type="float" office:value="-0.000010167" calcext:value-type="float">
            <text:p>-1.0167E-05</text:p>
          </table:table-cell>
          <table:table-cell office:value-type="float" office:value="-0.0000157973" calcext:value-type="float">
            <text:p>-1.57973E-05</text:p>
          </table:table-cell>
          <table:table-cell office:value-type="float" office:value="-0.000088501" calcext:value-type="float">
            <text:p>-8.8501E-05</text:p>
          </table:table-cell>
          <table:table-cell office:value-type="float" office:value="-0.0000101672" calcext:value-type="float">
            <text:p>-1.01672E-05</text:p>
          </table:table-cell>
          <table:table-cell office:value-type="float" office:value="0.0000113699" calcext:value-type="float">
            <text:p>1.13699E-05</text:p>
          </table:table-cell>
          <table:table-cell office:value-type="float" office:value="-0.0000313922" calcext:value-type="float">
            <text:p>-3.13922E-05</text:p>
          </table:table-cell>
          <table:table-cell office:value-type="float" office:value="-0.0000810727" calcext:value-type="float">
            <text:p>-8.10727E-05</text:p>
          </table:table-cell>
          <table:table-cell office:value-type="float" office:value="-0.0000113691" calcext:value-type="float">
            <text:p>-1.13691E-05</text:p>
          </table:table-cell>
          <table:table-cell office:value-type="float" office:value="-0.0000313916" calcext:value-type="float">
            <text:p>-3.13916E-05</text:p>
          </table:table-cell>
          <table:table-cell office:value-type="float" office:value="-0.0000810732" calcext:value-type="float">
            <text:p>-8.10732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3769" calcext:value-type="float">
            <text:p>-0.0333769</text:p>
          </table:table-cell>
          <table:table-cell office:value-type="float" office:value="0.00000410388" calcext:value-type="float">
            <text:p>4.10388E-06</text:p>
          </table:table-cell>
          <table:table-cell office:value-type="float" office:value="0.326666" calcext:value-type="float">
            <text:p>0.326666</text:p>
          </table:table-cell>
          <table:table-cell office:value-type="float" office:value="-0.324636" calcext:value-type="float">
            <text:p>-0.324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432127" calcext:value-type="float">
            <text:p>-4.32127E-10</text:p>
          </table:table-cell>
          <table:table-cell office:value-type="float" office:value="-0.000100555" calcext:value-type="float">
            <text:p>-0.000100555</text:p>
          </table:table-cell>
          <table:table-cell office:value-type="float" office:value="0.000000000948773" calcext:value-type="float">
            <text:p>9.48773E-10</text:p>
          </table:table-cell>
          <table:table-cell office:value-type="float" office:value="-0.0348247" calcext:value-type="float">
            <text:p>-0.0348247</text:p>
          </table:table-cell>
          <table:table-cell office:value-type="float" office:value="-0.00000000806961" calcext:value-type="float">
            <text:p>-8.06961E-09</text:p>
          </table:table-cell>
          <table:table-cell office:value-type="float" office:value="-0.999393" calcext:value-type="float">
            <text:p>-0.999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818" calcext:value-type="float">
            <text:p>0.0412818</text:p>
          </table:table-cell>
          <table:table-cell office:value-type="float" office:value="0.0414755" calcext:value-type="float">
            <text:p>0.0414755</text:p>
          </table:table-cell>
          <table:table-cell office:value-type="float" office:value="-0.173964" calcext:value-type="float">
            <text:p>-0.173964</text:p>
          </table:table-cell>
          <table:table-cell office:value-type="float" office:value="-0.0412819" calcext:value-type="float">
            <text:p>-0.0412819</text:p>
          </table:table-cell>
          <table:table-cell office:value-type="float" office:value="0.0414754" calcext:value-type="float">
            <text:p>0.0414754</text:p>
          </table:table-cell>
          <table:table-cell office:value-type="float" office:value="-0.173964" calcext:value-type="float">
            <text:p>-0.173964</text:p>
          </table:table-cell>
          <table:table-cell office:value-type="float" office:value="0.117387" calcext:value-type="float">
            <text:p>0.117387</text:p>
          </table:table-cell>
          <table:table-cell office:value-type="float" office:value="-0.0325119" calcext:value-type="float">
            <text:p>-0.0325119</text:p>
          </table:table-cell>
          <table:table-cell office:value-type="float" office:value="-0.183311" calcext:value-type="float">
            <text:p>-0.183311</text:p>
          </table:table-cell>
          <table:table-cell office:value-type="float" office:value="-0.117387" calcext:value-type="float">
            <text:p>-0.117387</text:p>
          </table:table-cell>
          <table:table-cell office:value-type="float" office:value="-0.0325119" calcext:value-type="float">
            <text:p>-0.0325119</text:p>
          </table:table-cell>
          <table:table-cell office:value-type="float" office:value="-0.183311" calcext:value-type="float">
            <text:p>-0.183311</text:p>
          </table:table-cell>
          <table:table-cell office:value-type="float" office:value="0.0000157958" calcext:value-type="float">
            <text:p>1.57958E-05</text:p>
          </table:table-cell>
          <table:table-cell office:value-type="float" office:value="-0.0000883938" calcext:value-type="float">
            <text:p>-8.83938E-05</text:p>
          </table:table-cell>
          <table:table-cell office:value-type="float" office:value="-0.0000101638" calcext:value-type="float">
            <text:p>-1.01638E-05</text:p>
          </table:table-cell>
          <table:table-cell office:value-type="float" office:value="-0.0000157952" calcext:value-type="float">
            <text:p>-1.57952E-05</text:p>
          </table:table-cell>
          <table:table-cell office:value-type="float" office:value="-0.0000883933" calcext:value-type="float">
            <text:p>-8.83933E-05</text:p>
          </table:table-cell>
          <table:table-cell office:value-type="float" office:value="-0.000010164" calcext:value-type="float">
            <text:p>-1.0164E-05</text:p>
          </table:table-cell>
          <table:table-cell office:value-type="float" office:value="0.0000113629" calcext:value-type="float">
            <text:p>1.13629E-05</text:p>
          </table:table-cell>
          <table:table-cell office:value-type="float" office:value="-0.0000313471" calcext:value-type="float">
            <text:p>-3.13471E-05</text:p>
          </table:table-cell>
          <table:table-cell office:value-type="float" office:value="-0.0000809673" calcext:value-type="float">
            <text:p>-8.09673E-05</text:p>
          </table:table-cell>
          <table:table-cell office:value-type="float" office:value="-0.0000113621" calcext:value-type="float">
            <text:p>-1.13621E-05</text:p>
          </table:table-cell>
          <table:table-cell office:value-type="float" office:value="-0.0000313464" calcext:value-type="float">
            <text:p>-3.13464E-05</text:p>
          </table:table-cell>
          <table:table-cell office:value-type="float" office:value="-0.0000809678" calcext:value-type="float">
            <text:p>-8.09678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3901" calcext:value-type="float">
            <text:p>-0.0333901</text:p>
          </table:table-cell>
          <table:table-cell office:value-type="float" office:value="0.00000410452" calcext:value-type="float">
            <text:p>4.10452E-06</text:p>
          </table:table-cell>
          <table:table-cell office:value-type="float" office:value="0.326663" calcext:value-type="float">
            <text:p>0.326663</text:p>
          </table:table-cell>
          <table:table-cell office:value-type="float" office:value="-0.324631" calcext:value-type="float">
            <text:p>-0.324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414456" calcext:value-type="float">
            <text:p>-4.14456E-10</text:p>
          </table:table-cell>
          <table:table-cell office:value-type="float" office:value="-0.000100349" calcext:value-type="float">
            <text:p>-0.000100349</text:p>
          </table:table-cell>
          <table:table-cell office:value-type="float" office:value="0.000000000946626" calcext:value-type="float">
            <text:p>9.46626E-10</text:p>
          </table:table-cell>
          <table:table-cell office:value-type="float" office:value="-0.0348335" calcext:value-type="float">
            <text:p>-0.0348335</text:p>
          </table:table-cell>
          <table:table-cell office:value-type="float" office:value="-0.00000000802964" calcext:value-type="float">
            <text:p>-8.02964E-09</text:p>
          </table:table-cell>
          <table:table-cell office:value-type="float" office:value="-0.999393" calcext:value-type="float">
            <text:p>-0.999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888" calcext:value-type="float">
            <text:p>0.0412888</text:p>
          </table:table-cell>
          <table:table-cell office:value-type="float" office:value="0.0414367" calcext:value-type="float">
            <text:p>0.0414367</text:p>
          </table:table-cell>
          <table:table-cell office:value-type="float" office:value="-0.173968" calcext:value-type="float">
            <text:p>-0.173968</text:p>
          </table:table-cell>
          <table:table-cell office:value-type="float" office:value="-0.0412888" calcext:value-type="float">
            <text:p>-0.0412888</text:p>
          </table:table-cell>
          <table:table-cell office:value-type="float" office:value="0.0414366" calcext:value-type="float">
            <text:p>0.0414366</text:p>
          </table:table-cell>
          <table:table-cell office:value-type="float" office:value="-0.173969" calcext:value-type="float">
            <text:p>-0.173969</text:p>
          </table:table-cell>
          <table:table-cell office:value-type="float" office:value="0.117392" calcext:value-type="float">
            <text:p>0.117392</text:p>
          </table:table-cell>
          <table:table-cell office:value-type="float" office:value="-0.0325257" calcext:value-type="float">
            <text:p>-0.0325257</text:p>
          </table:table-cell>
          <table:table-cell office:value-type="float" office:value="-0.183347" calcext:value-type="float">
            <text:p>-0.183347</text:p>
          </table:table-cell>
          <table:table-cell office:value-type="float" office:value="-0.117392" calcext:value-type="float">
            <text:p>-0.117392</text:p>
          </table:table-cell>
          <table:table-cell office:value-type="float" office:value="-0.0325257" calcext:value-type="float">
            <text:p>-0.0325257</text:p>
          </table:table-cell>
          <table:table-cell office:value-type="float" office:value="-0.183347" calcext:value-type="float">
            <text:p>-0.183347</text:p>
          </table:table-cell>
          <table:table-cell office:value-type="float" office:value="0.0000157937" calcext:value-type="float">
            <text:p>1.57937E-05</text:p>
          </table:table-cell>
          <table:table-cell office:value-type="float" office:value="-0.0000882398" calcext:value-type="float">
            <text:p>-8.82398E-05</text:p>
          </table:table-cell>
          <table:table-cell office:value-type="float" office:value="-0.0000101669" calcext:value-type="float">
            <text:p>-1.01669E-05</text:p>
          </table:table-cell>
          <table:table-cell office:value-type="float" office:value="-0.0000157932" calcext:value-type="float">
            <text:p>-1.57932E-05</text:p>
          </table:table-cell>
          <table:table-cell office:value-type="float" office:value="-0.0000882393" calcext:value-type="float">
            <text:p>-8.82393E-05</text:p>
          </table:table-cell>
          <table:table-cell office:value-type="float" office:value="-0.0000101671" calcext:value-type="float">
            <text:p>-1.01671E-05</text:p>
          </table:table-cell>
          <table:table-cell office:value-type="float" office:value="0.0000113519" calcext:value-type="float">
            <text:p>1.13519E-05</text:p>
          </table:table-cell>
          <table:table-cell office:value-type="float" office:value="-0.0000312877" calcext:value-type="float">
            <text:p>-3.12877E-05</text:p>
          </table:table-cell>
          <table:table-cell office:value-type="float" office:value="-0.0000808136" calcext:value-type="float">
            <text:p>-8.08136E-05</text:p>
          </table:table-cell>
          <table:table-cell office:value-type="float" office:value="-0.0000113511" calcext:value-type="float">
            <text:p>-1.13511E-05</text:p>
          </table:table-cell>
          <table:table-cell office:value-type="float" office:value="-0.0000312871" calcext:value-type="float">
            <text:p>-3.12871E-05</text:p>
          </table:table-cell>
          <table:table-cell office:value-type="float" office:value="-0.0000808141" calcext:value-type="float">
            <text:p>-8.08141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4033" calcext:value-type="float">
            <text:p>-0.0334033</text:p>
          </table:table-cell>
          <table:table-cell office:value-type="float" office:value="0.00000410517" calcext:value-type="float">
            <text:p>4.10517E-06</text:p>
          </table:table-cell>
          <table:table-cell office:value-type="float" office:value="0.32666" calcext:value-type="float">
            <text:p>0.32666</text:p>
          </table:table-cell>
          <table:table-cell office:value-type="float" office:value="-0.324626" calcext:value-type="float">
            <text:p>-0.324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0.000000000402114" calcext:value-type="float">
            <text:p>-4.02114E-10</text:p>
          </table:table-cell>
          <table:table-cell office:value-type="float" office:value="-0.000100138" calcext:value-type="float">
            <text:p>-0.000100138</text:p>
          </table:table-cell>
          <table:table-cell office:value-type="float" office:value="0.000000000944806" calcext:value-type="float">
            <text:p>9.44806E-10</text:p>
          </table:table-cell>
          <table:table-cell office:value-type="float" office:value="-0.0348415" calcext:value-type="float">
            <text:p>-0.0348415</text:p>
          </table:table-cell>
          <table:table-cell office:value-type="float" office:value="-0.0000000079944" calcext:value-type="float">
            <text:p>-7.9944E-09</text:p>
          </table:table-cell>
          <table:table-cell office:value-type="float" office:value="-0.999393" calcext:value-type="float">
            <text:p>-0.999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951" calcext:value-type="float">
            <text:p>0.0412951</text:p>
          </table:table-cell>
          <table:table-cell office:value-type="float" office:value="0.0414014" calcext:value-type="float">
            <text:p>0.0414014</text:p>
          </table:table-cell>
          <table:table-cell office:value-type="float" office:value="-0.173972" calcext:value-type="float">
            <text:p>-0.173972</text:p>
          </table:table-cell>
          <table:table-cell office:value-type="float" office:value="-0.0412951" calcext:value-type="float">
            <text:p>-0.0412951</text:p>
          </table:table-cell>
          <table:table-cell office:value-type="float" office:value="0.0414013" calcext:value-type="float">
            <text:p>0.0414013</text:p>
          </table:table-cell>
          <table:table-cell office:value-type="float" office:value="-0.173973" calcext:value-type="float">
            <text:p>-0.173973</text:p>
          </table:table-cell>
          <table:table-cell office:value-type="float" office:value="0.117397" calcext:value-type="float">
            <text:p>0.117397</text:p>
          </table:table-cell>
          <table:table-cell office:value-type="float" office:value="-0.0325382" calcext:value-type="float">
            <text:p>-0.0325382</text:p>
          </table:table-cell>
          <table:table-cell office:value-type="float" office:value="-0.183379" calcext:value-type="float">
            <text:p>-0.183379</text:p>
          </table:table-cell>
          <table:table-cell office:value-type="float" office:value="-0.117397" calcext:value-type="float">
            <text:p>-0.117397</text:p>
          </table:table-cell>
          <table:table-cell office:value-type="float" office:value="-0.0325382" calcext:value-type="float">
            <text:p>-0.0325382</text:p>
          </table:table-cell>
          <table:table-cell office:value-type="float" office:value="-0.183379" calcext:value-type="float">
            <text:p>-0.183379</text:p>
          </table:table-cell>
          <table:table-cell office:value-type="float" office:value="0.0000157916" calcext:value-type="float">
            <text:p>1.57916E-05</text:p>
          </table:table-cell>
          <table:table-cell office:value-type="float" office:value="-0.0000881107" calcext:value-type="float">
            <text:p>-8.81107E-05</text:p>
          </table:table-cell>
          <table:table-cell office:value-type="float" office:value="-0.0000101661" calcext:value-type="float">
            <text:p>-1.01661E-05</text:p>
          </table:table-cell>
          <table:table-cell office:value-type="float" office:value="-0.000015791" calcext:value-type="float">
            <text:p>-1.5791E-05</text:p>
          </table:table-cell>
          <table:table-cell office:value-type="float" office:value="-0.0000881102" calcext:value-type="float">
            <text:p>-8.81102E-05</text:p>
          </table:table-cell>
          <table:table-cell office:value-type="float" office:value="-0.0000101663" calcext:value-type="float">
            <text:p>-1.01663E-05</text:p>
          </table:table-cell>
          <table:table-cell office:value-type="float" office:value="0.000011343" calcext:value-type="float">
            <text:p>1.1343E-05</text:p>
          </table:table-cell>
          <table:table-cell office:value-type="float" office:value="-0.0000312357" calcext:value-type="float">
            <text:p>-3.12357E-05</text:p>
          </table:table-cell>
          <table:table-cell office:value-type="float" office:value="-0.0000806858" calcext:value-type="float">
            <text:p>-8.06858E-05</text:p>
          </table:table-cell>
          <table:table-cell office:value-type="float" office:value="-0.0000113422" calcext:value-type="float">
            <text:p>-1.13422E-05</text:p>
          </table:table-cell>
          <table:table-cell office:value-type="float" office:value="-0.0000312351" calcext:value-type="float">
            <text:p>-3.12351E-05</text:p>
          </table:table-cell>
          <table:table-cell office:value-type="float" office:value="-0.0000806863" calcext:value-type="float">
            <text:p>-8.06863E-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4164" calcext:value-type="float">
            <text:p>-0.0334164</text:p>
          </table:table-cell>
          <table:table-cell office:value-type="float" office:value="0.00000410581" calcext:value-type="float">
            <text:p>4.10581E-06</text:p>
          </table:table-cell>
          <table:table-cell office:value-type="float" office:value="0.326656" calcext:value-type="float">
            <text:p>0.326656</text:p>
          </table:table-cell>
          <table:table-cell office:value-type="float" office:value="-0.324621" calcext:value-type="float">
            <text:p>-0.324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0.337644" calcext:value-type="float">
            <text:p>-0.337644</text:p>
          </table:table-cell>
          <table:table-cell office:value-type="float" office:value="-0.00369359" calcext:value-type="float">
            <text:p>-0.00369359</text:p>
          </table:table-cell>
          <table:table-cell office:value-type="float" office:value="0.00563046" calcext:value-type="float">
            <text:p>0.00563046</text:p>
          </table:table-cell>
          <table:table-cell office:value-type="float" office:value="-0.0349568" calcext:value-type="float">
            <text:p>-0.0349568</text:p>
          </table:table-cell>
          <table:table-cell office:value-type="float" office:value="0.0121613" calcext:value-type="float">
            <text:p>0.0121613</text:p>
          </table:table-cell>
          <table:table-cell office:value-type="float" office:value="-0.999315" calcext:value-type="float">
            <text:p>-0.999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2672" calcext:value-type="float">
            <text:p>0.0452672</text:p>
          </table:table-cell>
          <table:table-cell office:value-type="float" office:value="0.0473056" calcext:value-type="float">
            <text:p>0.0473056</text:p>
          </table:table-cell>
          <table:table-cell office:value-type="float" office:value="-0.190825" calcext:value-type="float">
            <text:p>-0.190825</text:p>
          </table:table-cell>
          <table:table-cell office:value-type="float" office:value="-0.029936" calcext:value-type="float">
            <text:p>-0.029936</text:p>
          </table:table-cell>
          <table:table-cell office:value-type="float" office:value="0.03683" calcext:value-type="float">
            <text:p>0.03683</text:p>
          </table:table-cell>
          <table:table-cell office:value-type="float" office:value="-0.166701" calcext:value-type="float">
            <text:p>-0.166701</text:p>
          </table:table-cell>
          <table:table-cell office:value-type="float" office:value="0.116795" calcext:value-type="float">
            <text:p>0.116795</text:p>
          </table:table-cell>
          <table:table-cell office:value-type="float" office:value="-0.0231474" calcext:value-type="float">
            <text:p>-0.0231474</text:p>
          </table:table-cell>
          <table:table-cell office:value-type="float" office:value="-0.208828" calcext:value-type="float">
            <text:p>-0.208828</text:p>
          </table:table-cell>
          <table:table-cell office:value-type="float" office:value="-0.100272" calcext:value-type="float">
            <text:p>-0.100272</text:p>
          </table:table-cell>
          <table:table-cell office:value-type="float" office:value="-0.0353359" calcext:value-type="float">
            <text:p>-0.0353359</text:p>
          </table:table-cell>
          <table:table-cell office:value-type="float" office:value="-0.192991" calcext:value-type="float">
            <text:p>-0.192991</text:p>
          </table:table-cell>
          <table:table-cell office:value-type="float" office:value="0.0221941" calcext:value-type="float">
            <text:p>0.0221941</text:p>
          </table:table-cell>
          <table:table-cell office:value-type="float" office:value="0.0300117" calcext:value-type="float">
            <text:p>0.0300117</text:p>
          </table:table-cell>
          <table:table-cell office:value-type="float" office:value="-0.0882615" calcext:value-type="float">
            <text:p>-0.0882615</text:p>
          </table:table-cell>
          <table:table-cell office:value-type="float" office:value="0.0622277" calcext:value-type="float">
            <text:p>0.0622277</text:p>
          </table:table-cell>
          <table:table-cell office:value-type="float" office:value="-0.0253846" calcext:value-type="float">
            <text:p>-0.0253846</text:p>
          </table:table-cell>
          <table:table-cell office:value-type="float" office:value="0.0403588" calcext:value-type="float">
            <text:p>0.0403588</text:p>
          </table:table-cell>
          <table:table-cell office:value-type="float" office:value="-0.0154101" calcext:value-type="float">
            <text:p>-0.0154101</text:p>
          </table:table-cell>
          <table:table-cell office:value-type="float" office:value="0.0426935" calcext:value-type="float">
            <text:p>0.0426935</text:p>
          </table:table-cell>
          <table:table-cell office:value-type="float" office:value="-0.115953" calcext:value-type="float">
            <text:p>-0.115953</text:p>
          </table:table-cell>
          <table:table-cell office:value-type="float" office:value="0.0928587" calcext:value-type="float">
            <text:p>0.0928587</text:p>
          </table:table-cell>
          <table:table-cell office:value-type="float" office:value="-0.0194025" calcext:value-type="float">
            <text:p>-0.0194025</text:p>
          </table:table-cell>
          <table:table-cell office:value-type="float" office:value="-0.0453472" calcext:value-type="float">
            <text:p>-0.0453472</text:p>
          </table:table-cell>
          <table:table-cell office:value-type="float" office:value="-0.408576" calcext:value-type="float">
            <text:p>-0.408576</text:p>
          </table:table-cell>
          <table:table-cell office:value-type="float" office:value="0.781228" calcext:value-type="float">
            <text:p>0.781228</text:p>
          </table:table-cell>
          <table:table-cell office:value-type="float" office:value="-2.218" calcext:value-type="float">
            <text:p>-2.218</text:p>
          </table:table-cell>
          <table:table-cell office:value-type="float" office:value="1.59207" calcext:value-type="float">
            <text:p>1.59207</text:p>
          </table:table-cell>
          <table:table-cell office:value-type="float" office:value="-0.54451" calcext:value-type="float">
            <text:p>-0.54451</text:p>
          </table:table-cell>
          <table:table-cell office:value-type="float" office:value="3.09529" calcext:value-type="float">
            <text:p>3.09529</text:p>
          </table:table-cell>
          <table:table-cell office:value-type="float" office:value="-1.06129" calcext:value-type="float">
            <text:p>-1.06129</text:p>
          </table:table-cell>
          <table:table-cell office:value-type="float" office:value="-0.209281" calcext:value-type="float">
            <text:p>-0.209281</text:p>
          </table:table-cell>
          <table:table-cell office:value-type="float" office:value="-2.49693" calcext:value-type="float">
            <text:p>-2.49693</text:p>
          </table:table-cell>
          <table:table-cell office:value-type="float" office:value="1.59098" calcext:value-type="float">
            <text:p>1.59098</text:p>
          </table:table-cell>
          <table:table-cell office:value-type="float" office:value="-1.78869" calcext:value-type="float">
            <text:p>-1.78869</text:p>
          </table:table-cell>
          <table:table-cell office:value-type="float" office:value="-1.84294" calcext:value-type="float">
            <text:p>-1.84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3605" calcext:value-type="float">
            <text:p>-0.033605</text:p>
          </table:table-cell>
          <table:table-cell office:value-type="float" office:value="0.000631825" calcext:value-type="float">
            <text:p>0.000631825</text:p>
          </table:table-cell>
          <table:table-cell office:value-type="float" office:value="0.326752" calcext:value-type="float">
            <text:p>0.326752</text:p>
          </table:table-cell>
          <table:table-cell office:value-type="float" office:value="-0.324692" calcext:value-type="float">
            <text:p>-0.324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0.69856" calcext:value-type="float">
            <text:p>-0.69856</text:p>
          </table:table-cell>
          <table:table-cell office:value-type="float" office:value="0.0099841" calcext:value-type="float">
            <text:p>0.0099841</text:p>
          </table:table-cell>
          <table:table-cell office:value-type="float" office:value="0.101043" calcext:value-type="float">
            <text:p>0.101043</text:p>
          </table:table-cell>
          <table:table-cell office:value-type="float" office:value="-0.0344244" calcext:value-type="float">
            <text:p>-0.0344244</text:p>
          </table:table-cell>
          <table:table-cell office:value-type="float" office:value="0.0496114" calcext:value-type="float">
            <text:p>0.0496114</text:p>
          </table:table-cell>
          <table:table-cell office:value-type="float" office:value="-0.998175" calcext:value-type="float">
            <text:p>-0.998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9091" calcext:value-type="float">
            <text:p>0.0429091</text:p>
          </table:table-cell>
          <table:table-cell office:value-type="float" office:value="0.0472069" calcext:value-type="float">
            <text:p>0.0472069</text:p>
          </table:table-cell>
          <table:table-cell office:value-type="float" office:value="-0.245027" calcext:value-type="float">
            <text:p>-0.245027</text:p>
          </table:table-cell>
          <table:table-cell office:value-type="float" office:value="0.00156252" calcext:value-type="float">
            <text:p>0.00156252</text:p>
          </table:table-cell>
          <table:table-cell office:value-type="float" office:value="0.0185007" calcext:value-type="float">
            <text:p>0.0185007</text:p>
          </table:table-cell>
          <table:table-cell office:value-type="float" office:value="-0.136846" calcext:value-type="float">
            <text:p>-0.136846</text:p>
          </table:table-cell>
          <table:table-cell office:value-type="float" office:value="0.0903851" calcext:value-type="float">
            <text:p>0.0903851</text:p>
          </table:table-cell>
          <table:table-cell office:value-type="float" office:value="-0.0338361" calcext:value-type="float">
            <text:p>-0.0338361</text:p>
          </table:table-cell>
          <table:table-cell office:value-type="float" office:value="-0.27244" calcext:value-type="float">
            <text:p>-0.27244</text:p>
          </table:table-cell>
          <table:table-cell office:value-type="float" office:value="-0.0059685" calcext:value-type="float">
            <text:p>-0.0059685</text:p>
          </table:table-cell>
          <table:table-cell office:value-type="float" office:value="-0.0623603" calcext:value-type="float">
            <text:p>-0.0623603</text:p>
          </table:table-cell>
          <table:table-cell office:value-type="float" office:value="-0.246686" calcext:value-type="float">
            <text:p>-0.246686</text:p>
          </table:table-cell>
          <table:table-cell office:value-type="float" office:value="-0.0443119" calcext:value-type="float">
            <text:p>-0.0443119</text:p>
          </table:table-cell>
          <table:table-cell office:value-type="float" office:value="-0.044966" calcext:value-type="float">
            <text:p>-0.044966</text:p>
          </table:table-cell>
          <table:table-cell office:value-type="float" office:value="-0.22271" calcext:value-type="float">
            <text:p>-0.22271</text:p>
          </table:table-cell>
          <table:table-cell office:value-type="float" office:value="0.110752" calcext:value-type="float">
            <text:p>0.110752</text:p>
          </table:table-cell>
          <table:table-cell office:value-type="float" office:value="-0.0787745" calcext:value-type="float">
            <text:p>-0.0787745</text:p>
          </table:table-cell>
          <table:table-cell office:value-type="float" office:value="0.133147" calcext:value-type="float">
            <text:p>0.133147</text:p>
          </table:table-cell>
          <table:table-cell office:value-type="float" office:value="-0.161881" calcext:value-type="float">
            <text:p>-0.161881</text:p>
          </table:table-cell>
          <table:table-cell office:value-type="float" office:value="-0.154381" calcext:value-type="float">
            <text:p>-0.154381</text:p>
          </table:table-cell>
          <table:table-cell office:value-type="float" office:value="-0.219172" calcext:value-type="float">
            <text:p>-0.219172</text:p>
          </table:table-cell>
          <table:table-cell office:value-type="float" office:value="0.436911" calcext:value-type="float">
            <text:p>0.436911</text:p>
          </table:table-cell>
          <table:table-cell office:value-type="float" office:value="-0.132718" calcext:value-type="float">
            <text:p>-0.132718</text:p>
          </table:table-cell>
          <table:table-cell office:value-type="float" office:value="-0.287758" calcext:value-type="float">
            <text:p>-0.287758</text:p>
          </table:table-cell>
          <table:table-cell office:value-type="float" office:value="-0.737261" calcext:value-type="float">
            <text:p>-0.737261</text:p>
          </table:table-cell>
          <table:table-cell office:value-type="float" office:value="-0.868526" calcext:value-type="float">
            <text:p>-0.868526</text:p>
          </table:table-cell>
          <table:table-cell office:value-type="float" office:value="-4.93241" calcext:value-type="float">
            <text:p>-4.93241</text:p>
          </table:table-cell>
          <table:table-cell office:value-type="float" office:value="2.71937" calcext:value-type="float">
            <text:p>2.71937</text:p>
          </table:table-cell>
          <table:table-cell office:value-type="float" office:value="-0.566288" calcext:value-type="float">
            <text:p>-0.566288</text:p>
          </table:table-cell>
          <table:table-cell office:value-type="float" office:value="9.11897" calcext:value-type="float">
            <text:p>9.11897</text:p>
          </table:table-cell>
          <table:table-cell office:value-type="float" office:value="-3.78577" calcext:value-type="float">
            <text:p>-3.78577</text:p>
          </table:table-cell>
          <table:table-cell office:value-type="float" office:value="-4.54952" calcext:value-type="float">
            <text:p>-4.54952</text:p>
          </table:table-cell>
          <table:table-cell office:value-type="float" office:value="-4.9112" calcext:value-type="float">
            <text:p>-4.9112</text:p>
          </table:table-cell>
          <table:table-cell office:value-type="float" office:value="5.25017" calcext:value-type="float">
            <text:p>5.25017</text:p>
          </table:table-cell>
          <table:table-cell office:value-type="float" office:value="-3.46625" calcext:value-type="float">
            <text:p>-3.46625</text:p>
          </table:table-cell>
          <table:table-cell office:value-type="float" office:value="-5.8878" calcext:value-type="float">
            <text:p>-5.8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48103" calcext:value-type="float">
            <text:p>-0.0348103</text:p>
          </table:table-cell>
          <table:table-cell office:value-type="float" office:value="0.00361751" calcext:value-type="float">
            <text:p>0.00361751</text:p>
          </table:table-cell>
          <table:table-cell office:value-type="float" office:value="0.32808" calcext:value-type="float">
            <text:p>0.32808</text:p>
          </table:table-cell>
          <table:table-cell office:value-type="float" office:value="-0.325837" calcext:value-type="float">
            <text:p>-0.3258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0.97673" calcext:value-type="float">
            <text:p>-0.97673</text:p>
          </table:table-cell>
          <table:table-cell office:value-type="float" office:value="-0.0537174" calcext:value-type="float">
            <text:p>-0.0537174</text:p>
          </table:table-cell>
          <table:table-cell office:value-type="float" office:value="0.218874" calcext:value-type="float">
            <text:p>0.218874</text:p>
          </table:table-cell>
          <table:table-cell office:value-type="float" office:value="-0.0361477" calcext:value-type="float">
            <text:p>-0.0361477</text:p>
          </table:table-cell>
          <table:table-cell office:value-type="float" office:value="0.123422" calcext:value-type="float">
            <text:p>0.123422</text:p>
          </table:table-cell>
          <table:table-cell office:value-type="float" office:value="-0.991696" calcext:value-type="float">
            <text:p>-0.991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1393" calcext:value-type="float">
            <text:p>0.0421393</text:p>
          </table:table-cell>
          <table:table-cell office:value-type="float" office:value="-0.0321261" calcext:value-type="float">
            <text:p>-0.0321261</text:p>
          </table:table-cell>
          <table:table-cell office:value-type="float" office:value="-0.363805" calcext:value-type="float">
            <text:p>-0.363805</text:p>
          </table:table-cell>
          <table:table-cell office:value-type="float" office:value="0.0473868" calcext:value-type="float">
            <text:p>0.0473868</text:p>
          </table:table-cell>
          <table:table-cell office:value-type="float" office:value="-0.0271405" calcext:value-type="float">
            <text:p>-0.0271405</text:p>
          </table:table-cell>
          <table:table-cell office:value-type="float" office:value="-0.0511537" calcext:value-type="float">
            <text:p>-0.0511537</text:p>
          </table:table-cell>
          <table:table-cell office:value-type="float" office:value="-0.0247198" calcext:value-type="float">
            <text:p>-0.0247198</text:p>
          </table:table-cell>
          <table:table-cell office:value-type="float" office:value="-0.162816" calcext:value-type="float">
            <text:p>-0.162816</text:p>
          </table:table-cell>
          <table:table-cell office:value-type="float" office:value="-0.378144" calcext:value-type="float">
            <text:p>-0.378144</text:p>
          </table:table-cell>
          <table:table-cell office:value-type="float" office:value="0.222753" calcext:value-type="float">
            <text:p>0.222753</text:p>
          </table:table-cell>
          <table:table-cell office:value-type="float" office:value="-0.170771" calcext:value-type="float">
            <text:p>-0.170771</text:p>
          </table:table-cell>
          <table:table-cell office:value-type="float" office:value="-0.403835" calcext:value-type="float">
            <text:p>-0.403835</text:p>
          </table:table-cell>
          <table:table-cell office:value-type="float" office:value="0.150063" calcext:value-type="float">
            <text:p>0.150063</text:p>
          </table:table-cell>
          <table:table-cell office:value-type="float" office:value="-0.369802" calcext:value-type="float">
            <text:p>-0.369802</text:p>
          </table:table-cell>
          <table:table-cell office:value-type="float" office:value="-0.357648" calcext:value-type="float">
            <text:p>-0.357648</text:p>
          </table:table-cell>
          <table:table-cell office:value-type="float" office:value="0.0847526" calcext:value-type="float">
            <text:p>0.0847526</text:p>
          </table:table-cell>
          <table:table-cell office:value-type="float" office:value="-0.128094" calcext:value-type="float">
            <text:p>-0.128094</text:p>
          </table:table-cell>
          <table:table-cell office:value-type="float" office:value="0.24601" calcext:value-type="float">
            <text:p>0.24601</text:p>
          </table:table-cell>
          <table:table-cell office:value-type="float" office:value="-0.39365" calcext:value-type="float">
            <text:p>-0.39365</text:p>
          </table:table-cell>
          <table:table-cell office:value-type="float" office:value="-0.44733" calcext:value-type="float">
            <text:p>-0.44733</text:p>
          </table:table-cell>
          <table:table-cell office:value-type="float" office:value="-0.223876" calcext:value-type="float">
            <text:p>-0.223876</text:p>
          </table:table-cell>
          <table:table-cell office:value-type="float" office:value="0.563554" calcext:value-type="float">
            <text:p>0.563554</text:p>
          </table:table-cell>
          <table:table-cell office:value-type="float" office:value="-0.360411" calcext:value-type="float">
            <text:p>-0.360411</text:p>
          </table:table-cell>
          <table:table-cell office:value-type="float" office:value="-0.454365" calcext:value-type="float">
            <text:p>-0.454365</text:p>
          </table:table-cell>
          <table:table-cell office:value-type="float" office:value="4.69996" calcext:value-type="float">
            <text:p>4.69996</text:p>
          </table:table-cell>
          <table:table-cell office:value-type="float" office:value="-5.61263" calcext:value-type="float">
            <text:p>-5.61263</text:p>
          </table:table-cell>
          <table:table-cell office:value-type="float" office:value="-8.27143" calcext:value-type="float">
            <text:p>-8.27143</text:p>
          </table:table-cell>
          <table:table-cell office:value-type="float" office:value="1.46113" calcext:value-type="float">
            <text:p>1.46113</text:p>
          </table:table-cell>
          <table:table-cell office:value-type="float" office:value="-0.207106" calcext:value-type="float">
            <text:p>-0.207106</text:p>
          </table:table-cell>
          <table:table-cell office:value-type="float" office:value="12.0446" calcext:value-type="float">
            <text:p>12.0446</text:p>
          </table:table-cell>
          <table:table-cell office:value-type="float" office:value="-7.73229" calcext:value-type="float">
            <text:p>-7.73229</text:p>
          </table:table-cell>
          <table:table-cell office:value-type="float" office:value="-8.05095" calcext:value-type="float">
            <text:p>-8.05095</text:p>
          </table:table-cell>
          <table:table-cell office:value-type="float" office:value="-4.94312" calcext:value-type="float">
            <text:p>-4.94312</text:p>
          </table:table-cell>
          <table:table-cell office:value-type="float" office:value="6.66059" calcext:value-type="float">
            <text:p>6.66059</text:p>
          </table:table-cell>
          <table:table-cell office:value-type="float" office:value="-5.94472" calcext:value-type="float">
            <text:p>-5.94472</text:p>
          </table:table-cell>
          <table:table-cell office:value-type="float" office:value="-9.14414" calcext:value-type="float">
            <text:p>-9.14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84077" calcext:value-type="float">
            <text:p>-0.0384077</text:p>
          </table:table-cell>
          <table:table-cell office:value-type="float" office:value="0.0101208" calcext:value-type="float">
            <text:p>0.0101208</text:p>
          </table:table-cell>
          <table:table-cell office:value-type="float" office:value="0.332593" calcext:value-type="float">
            <text:p>0.332593</text:p>
          </table:table-cell>
          <table:table-cell office:value-type="float" office:value="-0.329659" calcext:value-type="float">
            <text:p>-0.3296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20569" calcext:value-type="float">
            <text:p>-1.20569</text:p>
          </table:table-cell>
          <table:table-cell office:value-type="float" office:value="-0.140785" calcext:value-type="float">
            <text:p>-0.140785</text:p>
          </table:table-cell>
          <table:table-cell office:value-type="float" office:value="0.184236" calcext:value-type="float">
            <text:p>0.184236</text:p>
          </table:table-cell>
          <table:table-cell office:value-type="float" office:value="-0.0448289" calcext:value-type="float">
            <text:p>-0.0448289</text:p>
          </table:table-cell>
          <table:table-cell office:value-type="float" office:value="0.211182" calcext:value-type="float">
            <text:p>0.211182</text:p>
          </table:table-cell>
          <table:table-cell office:value-type="float" office:value="-0.976418" calcext:value-type="float">
            <text:p>-0.976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3975" calcext:value-type="float">
            <text:p>0.193975</text:p>
          </table:table-cell>
          <table:table-cell office:value-type="float" office:value="-0.282699" calcext:value-type="float">
            <text:p>-0.282699</text:p>
          </table:table-cell>
          <table:table-cell office:value-type="float" office:value="-0.501721" calcext:value-type="float">
            <text:p>-0.501721</text:p>
          </table:table-cell>
          <table:table-cell office:value-type="float" office:value="0.0465108" calcext:value-type="float">
            <text:p>0.0465108</text:p>
          </table:table-cell>
          <table:table-cell office:value-type="float" office:value="-0.0902256" calcext:value-type="float">
            <text:p>-0.0902256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-0.219774" calcext:value-type="float">
            <text:p>-0.219774</text:p>
          </table:table-cell>
          <table:table-cell office:value-type="float" office:value="-0.389907" calcext:value-type="float">
            <text:p>-0.389907</text:p>
          </table:table-cell>
          <table:table-cell office:value-type="float" office:value="-0.388226" calcext:value-type="float">
            <text:p>-0.388226</text:p>
          </table:table-cell>
          <table:table-cell office:value-type="float" office:value="0.392314" calcext:value-type="float">
            <text:p>0.392314</text:p>
          </table:table-cell>
          <table:table-cell office:value-type="float" office:value="-0.36488" calcext:value-type="float">
            <text:p>-0.36488</text:p>
          </table:table-cell>
          <table:table-cell office:value-type="float" office:value="-0.548347" calcext:value-type="float">
            <text:p>-0.548347</text:p>
          </table:table-cell>
          <table:table-cell office:value-type="float" office:value="0.680492" calcext:value-type="float">
            <text:p>0.680492</text:p>
          </table:table-cell>
          <table:table-cell office:value-type="float" office:value="-0.93485" calcext:value-type="float">
            <text:p>-0.93485</text:p>
          </table:table-cell>
          <table:table-cell office:value-type="float" office:value="-0.297873" calcext:value-type="float">
            <text:p>-0.297873</text:p>
          </table:table-cell>
          <table:table-cell office:value-type="float" office:value="-0.121042" calcext:value-type="float">
            <text:p>-0.121042</text:p>
          </table:table-cell>
          <table:table-cell office:value-type="float" office:value="-0.213238" calcext:value-type="float">
            <text:p>-0.213238</text:p>
          </table:table-cell>
          <table:table-cell office:value-type="float" office:value="0.703923" calcext:value-type="float">
            <text:p>0.703923</text:p>
          </table:table-cell>
          <table:table-cell office:value-type="float" office:value="-0.505266" calcext:value-type="float">
            <text:p>-0.505266</text:p>
          </table:table-cell>
          <table:table-cell office:value-type="float" office:value="-0.647056" calcext:value-type="float">
            <text:p>-0.647056</text:p>
          </table:table-cell>
          <table:table-cell office:value-type="float" office:value="0.13224" calcext:value-type="float">
            <text:p>0.13224</text:p>
          </table:table-cell>
          <table:table-cell office:value-type="float" office:value="0.231258" calcext:value-type="float">
            <text:p>0.231258</text:p>
          </table:table-cell>
          <table:table-cell office:value-type="float" office:value="-0.612083" calcext:value-type="float">
            <text:p>-0.612083</text:p>
          </table:table-cell>
          <table:table-cell office:value-type="float" office:value="-0.22258" calcext:value-type="float">
            <text:p>-0.22258</text:p>
          </table:table-cell>
          <table:table-cell office:value-type="float" office:value="15.0174" calcext:value-type="float">
            <text:p>15.0174</text:p>
          </table:table-cell>
          <table:table-cell office:value-type="float" office:value="-13.8418" calcext:value-type="float">
            <text:p>-13.8418</text:p>
          </table:table-cell>
          <table:table-cell office:value-type="float" office:value="-9.53526" calcext:value-type="float">
            <text:p>-9.53526</text:p>
          </table:table-cell>
          <table:table-cell office:value-type="float" office:value="-2.32201" calcext:value-type="float">
            <text:p>-2.32201</text:p>
          </table:table-cell>
          <table:table-cell office:value-type="float" office:value="-1.09485" calcext:value-type="float">
            <text:p>-1.09485</text:p>
          </table:table-cell>
          <table:table-cell office:value-type="float" office:value="10.4397" calcext:value-type="float">
            <text:p>10.4397</text:p>
          </table:table-cell>
          <table:table-cell office:value-type="float" office:value="-7.42396" calcext:value-type="float">
            <text:p>-7.42396</text:p>
          </table:table-cell>
          <table:table-cell office:value-type="float" office:value="-10.0499" calcext:value-type="float">
            <text:p>-10.0499</text:p>
          </table:table-cell>
          <table:table-cell office:value-type="float" office:value="-3.32767" calcext:value-type="float">
            <text:p>-3.32767</text:p>
          </table:table-cell>
          <table:table-cell office:value-type="float" office:value="3.38359" calcext:value-type="float">
            <text:p>3.38359</text:p>
          </table:table-cell>
          <table:table-cell office:value-type="float" office:value="-9.15961" calcext:value-type="float">
            <text:p>-9.15961</text:p>
          </table:table-cell>
          <table:table-cell office:value-type="float" office:value="-8.19959" calcext:value-type="float">
            <text:p>-8.19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440644" calcext:value-type="float">
            <text:p>-0.0440644</text:p>
          </table:table-cell>
          <table:table-cell office:value-type="float" office:value="0.0194539" calcext:value-type="float">
            <text:p>0.0194539</text:p>
          </table:table-cell>
          <table:table-cell office:value-type="float" office:value="0.335863" calcext:value-type="float">
            <text:p>0.335863</text:p>
          </table:table-cell>
          <table:table-cell office:value-type="float" office:value="-0.331507" calcext:value-type="float">
            <text:p>-0.331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70734" calcext:value-type="float">
            <text:p>-1.70734</text:p>
          </table:table-cell>
          <table:table-cell office:value-type="float" office:value="-0.151579" calcext:value-type="float">
            <text:p>-0.151579</text:p>
          </table:table-cell>
          <table:table-cell office:value-type="float" office:value="0.217912" calcext:value-type="float">
            <text:p>0.217912</text:p>
          </table:table-cell>
          <table:table-cell office:value-type="float" office:value="-0.0532448" calcext:value-type="float">
            <text:p>-0.0532448</text:p>
          </table:table-cell>
          <table:table-cell office:value-type="float" office:value="0.31631" calcext:value-type="float">
            <text:p>0.31631</text:p>
          </table:table-cell>
          <table:table-cell office:value-type="float" office:value="-0.94716" calcext:value-type="float">
            <text:p>-0.94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7195" calcext:value-type="float">
            <text:p>0.557195</text:p>
          </table:table-cell>
          <table:table-cell office:value-type="float" office:value="-0.697049" calcext:value-type="float">
            <text:p>-0.697049</text:p>
          </table:table-cell>
          <table:table-cell office:value-type="float" office:value="-0.566287" calcext:value-type="float">
            <text:p>-0.566287</text:p>
          </table:table-cell>
          <table:table-cell office:value-type="float" office:value="-0.0163371" calcext:value-type="float">
            <text:p>-0.0163371</text:p>
          </table:table-cell>
          <table:table-cell office:value-type="float" office:value="-0.151959" calcext:value-type="float">
            <text:p>-0.151959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-0.345102" calcext:value-type="float">
            <text:p>-0.345102</text:p>
          </table:table-cell>
          <table:table-cell office:value-type="float" office:value="-0.594089" calcext:value-type="float">
            <text:p>-0.594089</text:p>
          </table:table-cell>
          <table:table-cell office:value-type="float" office:value="-0.329303" calcext:value-type="float">
            <text:p>-0.329303</text:p>
          </table:table-cell>
          <table:table-cell office:value-type="float" office:value="0.414255" calcext:value-type="float">
            <text:p>0.414255</text:p>
          </table:table-cell>
          <table:table-cell office:value-type="float" office:value="-0.586055" calcext:value-type="float">
            <text:p>-0.586055</text:p>
          </table:table-cell>
          <table:table-cell office:value-type="float" office:value="-0.569685" calcext:value-type="float">
            <text:p>-0.569685</text:p>
          </table:table-cell>
          <table:table-cell office:value-type="float" office:value="1.26006" calcext:value-type="float">
            <text:p>1.26006</text:p>
          </table:table-cell>
          <table:table-cell office:value-type="float" office:value="-1.40282" calcext:value-type="float">
            <text:p>-1.40282</text:p>
          </table:table-cell>
          <table:table-cell office:value-type="float" office:value="-0.00069275" calcext:value-type="float">
            <text:p>-0.00069275</text:p>
          </table:table-cell>
          <table:table-cell office:value-type="float" office:value="-0.254078" calcext:value-type="float">
            <text:p>-0.254078</text:p>
          </table:table-cell>
          <table:table-cell office:value-type="float" office:value="-0.131949" calcext:value-type="float">
            <text:p>-0.131949</text:p>
          </table:table-cell>
          <table:table-cell office:value-type="float" office:value="0.209278" calcext:value-type="float">
            <text:p>0.209278</text:p>
          </table:table-cell>
          <table:table-cell office:value-type="float" office:value="-0.115861" calcext:value-type="float">
            <text:p>-0.115861</text:p>
          </table:table-cell>
          <table:table-cell office:value-type="float" office:value="-0.470805" calcext:value-type="float">
            <text:p>-0.470805</text:p>
          </table:table-cell>
          <table:table-cell office:value-type="float" office:value="0.221921" calcext:value-type="float">
            <text:p>0.221921</text:p>
          </table:table-cell>
          <table:table-cell office:value-type="float" office:value="-0.119374" calcext:value-type="float">
            <text:p>-0.119374</text:p>
          </table:table-cell>
          <table:table-cell office:value-type="float" office:value="-0.631388" calcext:value-type="float">
            <text:p>-0.631388</text:p>
          </table:table-cell>
          <table:table-cell office:value-type="float" office:value="0.19893" calcext:value-type="float">
            <text:p>0.19893</text:p>
          </table:table-cell>
          <table:table-cell office:value-type="float" office:value="19.7865" calcext:value-type="float">
            <text:p>19.7865</text:p>
          </table:table-cell>
          <table:table-cell office:value-type="float" office:value="-21.8172" calcext:value-type="float">
            <text:p>-21.8172</text:p>
          </table:table-cell>
          <table:table-cell office:value-type="float" office:value="-7.50019" calcext:value-type="float">
            <text:p>-7.50019</text:p>
          </table:table-cell>
          <table:table-cell office:value-type="float" office:value="-6.27871" calcext:value-type="float">
            <text:p>-6.27871</text:p>
          </table:table-cell>
          <table:table-cell office:value-type="float" office:value="-4.15044" calcext:value-type="float">
            <text:p>-4.15044</text:p>
          </table:table-cell>
          <table:table-cell office:value-type="float" office:value="3.34361" calcext:value-type="float">
            <text:p>3.34361</text:p>
          </table:table-cell>
          <table:table-cell office:value-type="float" office:value="-0.72181" calcext:value-type="float">
            <text:p>-0.72181</text:p>
          </table:table-cell>
          <table:table-cell office:value-type="float" office:value="-8.29832" calcext:value-type="float">
            <text:p>-8.29832</text:p>
          </table:table-cell>
          <table:table-cell office:value-type="float" office:value="-1.71879" calcext:value-type="float">
            <text:p>-1.71879</text:p>
          </table:table-cell>
          <table:table-cell office:value-type="float" office:value="-0.0731657" calcext:value-type="float">
            <text:p>-0.0731657</text:p>
          </table:table-cell>
          <table:table-cell office:value-type="float" office:value="-10.9002" calcext:value-type="float">
            <text:p>-10.9002</text:p>
          </table:table-cell>
          <table:table-cell office:value-type="float" office:value="-3.81982" calcext:value-type="float">
            <text:p>-3.81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508274" calcext:value-type="float">
            <text:p>-0.0508274</text:p>
          </table:table-cell>
          <table:table-cell office:value-type="float" office:value="0.0314422" calcext:value-type="float">
            <text:p>0.0314422</text:p>
          </table:table-cell>
          <table:table-cell office:value-type="float" office:value="0.330329" calcext:value-type="float">
            <text:p>0.330329</text:p>
          </table:table-cell>
          <table:table-cell office:value-type="float" office:value="-0.323785" calcext:value-type="float">
            <text:p>-0.323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0.957837" calcext:value-type="float">
            <text:p>-0.957837</text:p>
          </table:table-cell>
          <table:table-cell office:value-type="float" office:value="-0.498451" calcext:value-type="float">
            <text:p>-0.498451</text:p>
          </table:table-cell>
          <table:table-cell office:value-type="float" office:value="0.245798" calcext:value-type="float">
            <text:p>0.245798</text:p>
          </table:table-cell>
          <table:table-cell office:value-type="float" office:value="-0.0702988" calcext:value-type="float">
            <text:p>-0.0702988</text:p>
          </table:table-cell>
          <table:table-cell office:value-type="float" office:value="0.445105" calcext:value-type="float">
            <text:p>0.445105</text:p>
          </table:table-cell>
          <table:table-cell office:value-type="float" office:value="-0.892715" calcext:value-type="float">
            <text:p>-0.892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551" calcext:value-type="float">
            <text:p>1.06551</text:p>
          </table:table-cell>
          <table:table-cell office:value-type="float" office:value="-1.36705" calcext:value-type="float">
            <text:p>-1.36705</text:p>
          </table:table-cell>
          <table:table-cell office:value-type="float" office:value="-0.530815" calcext:value-type="float">
            <text:p>-0.530815</text:p>
          </table:table-cell>
          <table:table-cell office:value-type="float" office:value="-0.22757" calcext:value-type="float">
            <text:p>-0.22757</text:p>
          </table:table-cell>
          <table:table-cell office:value-type="float" office:value="-0.227666" calcext:value-type="float">
            <text:p>-0.227666</text:p>
          </table:table-cell>
          <table:table-cell office:value-type="float" office:value="0.238622" calcext:value-type="float">
            <text:p>0.238622</text:p>
          </table:table-cell>
          <table:table-cell office:value-type="float" office:value="-0.301236" calcext:value-type="float">
            <text:p>-0.301236</text:p>
          </table:table-cell>
          <table:table-cell office:value-type="float" office:value="-0.698752" calcext:value-type="float">
            <text:p>-0.698752</text:p>
          </table:table-cell>
          <table:table-cell office:value-type="float" office:value="-0.270101" calcext:value-type="float">
            <text:p>-0.270101</text:p>
          </table:table-cell>
          <table:table-cell office:value-type="float" office:value="0.248067" calcext:value-type="float">
            <text:p>0.248067</text:p>
          </table:table-cell>
          <table:table-cell office:value-type="float" office:value="-0.806081" calcext:value-type="float">
            <text:p>-0.806081</text:p>
          </table:table-cell>
          <table:table-cell office:value-type="float" office:value="-0.364755" calcext:value-type="float">
            <text:p>-0.364755</text:p>
          </table:table-cell>
          <table:table-cell office:value-type="float" office:value="0.479061" calcext:value-type="float">
            <text:p>0.479061</text:p>
          </table:table-cell>
          <table:table-cell office:value-type="float" office:value="-1.35482" calcext:value-type="float">
            <text:p>-1.35482</text:p>
          </table:table-cell>
          <table:table-cell office:value-type="float" office:value="0.125836" calcext:value-type="float">
            <text:p>0.125836</text:p>
          </table:table-cell>
          <table:table-cell office:value-type="float" office:value="-0.603615" calcext:value-type="float">
            <text:p>-0.603615</text:p>
          </table:table-cell>
          <table:table-cell office:value-type="float" office:value="-0.234579" calcext:value-type="float">
            <text:p>-0.234579</text:p>
          </table:table-cell>
          <table:table-cell office:value-type="float" office:value="-0.456588" calcext:value-type="float">
            <text:p>-0.456588</text:p>
          </table:table-cell>
          <table:table-cell office:value-type="float" office:value="0.13795" calcext:value-type="float">
            <text:p>0.13795</text:p>
          </table:table-cell>
          <table:table-cell office:value-type="float" office:value="-0.0117121" calcext:value-type="float">
            <text:p>-0.0117121</text:p>
          </table:table-cell>
          <table:table-cell office:value-type="float" office:value="-0.123921" calcext:value-type="float">
            <text:p>-0.123921</text:p>
          </table:table-cell>
          <table:table-cell office:value-type="float" office:value="-0.519699" calcext:value-type="float">
            <text:p>-0.519699</text:p>
          </table:table-cell>
          <table:table-cell office:value-type="float" office:value="-0.292071" calcext:value-type="float">
            <text:p>-0.292071</text:p>
          </table:table-cell>
          <table:table-cell office:value-type="float" office:value="0.70365" calcext:value-type="float">
            <text:p>0.70365</text:p>
          </table:table-cell>
          <table:table-cell office:value-type="float" office:value="17.6452" calcext:value-type="float">
            <text:p>17.6452</text:p>
          </table:table-cell>
          <table:table-cell office:value-type="float" office:value="-24.3063" calcext:value-type="float">
            <text:p>-24.3063</text:p>
          </table:table-cell>
          <table:table-cell office:value-type="float" office:value="-5.15904" calcext:value-type="float">
            <text:p>-5.15904</text:p>
          </table:table-cell>
          <table:table-cell office:value-type="float" office:value="-8.96511" calcext:value-type="float">
            <text:p>-8.96511</text:p>
          </table:table-cell>
          <table:table-cell office:value-type="float" office:value="-7.35729" calcext:value-type="float">
            <text:p>-7.35729</text:p>
          </table:table-cell>
          <table:table-cell office:value-type="float" office:value="-3.69991" calcext:value-type="float">
            <text:p>-3.69991</text:p>
          </table:table-cell>
          <table:table-cell office:value-type="float" office:value="6.33755" calcext:value-type="float">
            <text:p>6.33755</text:p>
          </table:table-cell>
          <table:table-cell office:value-type="float" office:value="-4.29389" calcext:value-type="float">
            <text:p>-4.29389</text:p>
          </table:table-cell>
          <table:table-cell office:value-type="float" office:value="-0.149222" calcext:value-type="float">
            <text:p>-0.149222</text:p>
          </table:table-cell>
          <table:table-cell office:value-type="float" office:value="-2.1314" calcext:value-type="float">
            <text:p>-2.1314</text:p>
          </table:table-cell>
          <table:table-cell office:value-type="float" office:value="-9.40078" calcext:value-type="float">
            <text:p>-9.40078</text:p>
          </table:table-cell>
          <table:table-cell office:value-type="float" office:value="2.94355" calcext:value-type="float">
            <text:p>2.94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575686" calcext:value-type="float">
            <text:p>-0.0575686</text:p>
          </table:table-cell>
          <table:table-cell office:value-type="float" office:value="0.042644" calcext:value-type="float">
            <text:p>0.042644</text:p>
          </table:table-cell>
          <table:table-cell office:value-type="float" office:value="0.315604" calcext:value-type="float">
            <text:p>0.315604</text:p>
          </table:table-cell>
          <table:table-cell office:value-type="float" office:value="-0.306719" calcext:value-type="float">
            <text:p>-0.306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0.866652" calcext:value-type="float">
            <text:p>-0.866652</text:p>
          </table:table-cell>
          <table:table-cell office:value-type="float" office:value="-0.0082678" calcext:value-type="float">
            <text:p>-0.0082678</text:p>
          </table:table-cell>
          <table:table-cell office:value-type="float" office:value="0.05713" calcext:value-type="float">
            <text:p>0.05713</text:p>
          </table:table-cell>
          <table:table-cell office:value-type="float" office:value="-0.0869936" calcext:value-type="float">
            <text:p>-0.0869936</text:p>
          </table:table-cell>
          <table:table-cell office:value-type="float" office:value="0.506336" calcext:value-type="float">
            <text:p>0.506336</text:p>
          </table:table-cell>
          <table:table-cell office:value-type="float" office:value="-0.857937" calcext:value-type="float">
            <text:p>-0.8579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8755" calcext:value-type="float">
            <text:p>1.08755</text:p>
          </table:table-cell>
          <table:table-cell office:value-type="float" office:value="-1.78134" calcext:value-type="float">
            <text:p>-1.78134</text:p>
          </table:table-cell>
          <table:table-cell office:value-type="float" office:value="-0.478044" calcext:value-type="float">
            <text:p>-0.478044</text:p>
          </table:table-cell>
          <table:table-cell office:value-type="float" office:value="-0.449332" calcext:value-type="float">
            <text:p>-0.449332</text:p>
          </table:table-cell>
          <table:table-cell office:value-type="float" office:value="-0.390183" calcext:value-type="float">
            <text:p>-0.390183</text:p>
          </table:table-cell>
          <table:table-cell office:value-type="float" office:value="-0.00828624" calcext:value-type="float">
            <text:p>-0.00828624</text:p>
          </table:table-cell>
          <table:table-cell office:value-type="float" office:value="-0.249828" calcext:value-type="float">
            <text:p>-0.249828</text:p>
          </table:table-cell>
          <table:table-cell office:value-type="float" office:value="-0.698499" calcext:value-type="float">
            <text:p>-0.698499</text:p>
          </table:table-cell>
          <table:table-cell office:value-type="float" office:value="-0.336341" calcext:value-type="float">
            <text:p>-0.336341</text:p>
          </table:table-cell>
          <table:table-cell office:value-type="float" office:value="0.0824215" calcext:value-type="float">
            <text:p>0.0824215</text:p>
          </table:table-cell>
          <table:table-cell office:value-type="float" office:value="-0.883747" calcext:value-type="float">
            <text:p>-0.883747</text:p>
          </table:table-cell>
          <table:table-cell office:value-type="float" office:value="-0.0222057" calcext:value-type="float">
            <text:p>-0.0222057</text:p>
          </table:table-cell>
          <table:table-cell office:value-type="float" office:value="-0.110884" calcext:value-type="float">
            <text:p>-0.110884</text:p>
          </table:table-cell>
          <table:table-cell office:value-type="float" office:value="-0.683327" calcext:value-type="float">
            <text:p>-0.683327</text:p>
          </table:table-cell>
          <table:table-cell office:value-type="float" office:value="0.135708" calcext:value-type="float">
            <text:p>0.135708</text:p>
          </table:table-cell>
          <table:table-cell office:value-type="float" office:value="-0.452489" calcext:value-type="float">
            <text:p>-0.452489</text:p>
          </table:table-cell>
          <table:table-cell office:value-type="float" office:value="-0.537891" calcext:value-type="float">
            <text:p>-0.537891</text:p>
          </table:table-cell>
          <table:table-cell office:value-type="float" office:value="-0.749873" calcext:value-type="float">
            <text:p>-0.749873</text:p>
          </table:table-cell>
          <table:table-cell office:value-type="float" office:value="0.133706" calcext:value-type="float">
            <text:p>0.133706</text:p>
          </table:table-cell>
          <table:table-cell office:value-type="float" office:value="-0.0246269" calcext:value-type="float">
            <text:p>-0.0246269</text:p>
          </table:table-cell>
          <table:table-cell office:value-type="float" office:value="-0.0651966" calcext:value-type="float">
            <text:p>-0.0651966</text:p>
          </table:table-cell>
          <table:table-cell office:value-type="float" office:value="-0.285177" calcext:value-type="float">
            <text:p>-0.285177</text:p>
          </table:table-cell>
          <table:table-cell office:value-type="float" office:value="-0.127581" calcext:value-type="float">
            <text:p>-0.127581</text:p>
          </table:table-cell>
          <table:table-cell office:value-type="float" office:value="0.971385" calcext:value-type="float">
            <text:p>0.971385</text:p>
          </table:table-cell>
          <table:table-cell office:value-type="float" office:value="13.4324" calcext:value-type="float">
            <text:p>13.4324</text:p>
          </table:table-cell>
          <table:table-cell office:value-type="float" office:value="-20.2411" calcext:value-type="float">
            <text:p>-20.2411</text:p>
          </table:table-cell>
          <table:table-cell office:value-type="float" office:value="-3.11636" calcext:value-type="float">
            <text:p>-3.11636</text:p>
          </table:table-cell>
          <table:table-cell office:value-type="float" office:value="-6.70584" calcext:value-type="float">
            <text:p>-6.70584</text:p>
          </table:table-cell>
          <table:table-cell office:value-type="float" office:value="-9.73907" calcext:value-type="float">
            <text:p>-9.73907</text:p>
          </table:table-cell>
          <table:table-cell office:value-type="float" office:value="-7.99333" calcext:value-type="float">
            <text:p>-7.99333</text:p>
          </table:table-cell>
          <table:table-cell office:value-type="float" office:value="10.2432" calcext:value-type="float">
            <text:p>10.2432</text:p>
          </table:table-cell>
          <table:table-cell office:value-type="float" office:value="-1.29141" calcext:value-type="float">
            <text:p>-1.29141</text:p>
          </table:table-cell>
          <table:table-cell office:value-type="float" office:value="0.211915" calcext:value-type="float">
            <text:p>0.211915</text:p>
          </table:table-cell>
          <table:table-cell office:value-type="float" office:value="-2.7954" calcext:value-type="float">
            <text:p>-2.7954</text:p>
          </table:table-cell>
          <table:table-cell office:value-type="float" office:value="-7.8574" calcext:value-type="float">
            <text:p>-7.8574</text:p>
          </table:table-cell>
          <table:table-cell office:value-type="float" office:value="8.41482" calcext:value-type="float">
            <text:p>8.41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626533" calcext:value-type="float">
            <text:p>-0.0626533</text:p>
          </table:table-cell>
          <table:table-cell office:value-type="float" office:value="0.0500256" calcext:value-type="float">
            <text:p>0.0500256</text:p>
          </table:table-cell>
          <table:table-cell office:value-type="float" office:value="0.304491" calcext:value-type="float">
            <text:p>0.304491</text:p>
          </table:table-cell>
          <table:table-cell office:value-type="float" office:value="-0.293808" calcext:value-type="float">
            <text:p>-0.293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41421" calcext:value-type="float">
            <text:p>-1.41421</text:p>
          </table:table-cell>
          <table:table-cell office:value-type="float" office:value="0.0519842" calcext:value-type="float">
            <text:p>0.0519842</text:p>
          </table:table-cell>
          <table:table-cell office:value-type="float" office:value="0.0522554" calcext:value-type="float">
            <text:p>0.0522554</text:p>
          </table:table-cell>
          <table:table-cell office:value-type="float" office:value="-0.0810413" calcext:value-type="float">
            <text:p>-0.0810413</text:p>
          </table:table-cell>
          <table:table-cell office:value-type="float" office:value="0.576395" calcext:value-type="float">
            <text:p>0.576395</text:p>
          </table:table-cell>
          <table:table-cell office:value-type="float" office:value="-0.813143" calcext:value-type="float">
            <text:p>-0.813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871" calcext:value-type="float">
            <text:p>1.03871</text:p>
          </table:table-cell>
          <table:table-cell office:value-type="float" office:value="-1.90541" calcext:value-type="float">
            <text:p>-1.90541</text:p>
          </table:table-cell>
          <table:table-cell office:value-type="float" office:value="-0.413508" calcext:value-type="float">
            <text:p>-0.413508</text:p>
          </table:table-cell>
          <table:table-cell office:value-type="float" office:value="-0.541522" calcext:value-type="float">
            <text:p>-0.541522</text:p>
          </table:table-cell>
          <table:table-cell office:value-type="float" office:value="-0.598145" calcext:value-type="float">
            <text:p>-0.598145</text:p>
          </table:table-cell>
          <table:table-cell office:value-type="float" office:value="-0.270339" calcext:value-type="float">
            <text:p>-0.270339</text:p>
          </table:table-cell>
          <table:table-cell office:value-type="float" office:value="-0.174739" calcext:value-type="float">
            <text:p>-0.174739</text:p>
          </table:table-cell>
          <table:table-cell office:value-type="float" office:value="-0.703912" calcext:value-type="float">
            <text:p>-0.703912</text:p>
          </table:table-cell>
          <table:table-cell office:value-type="float" office:value="-0.345785" calcext:value-type="float">
            <text:p>-0.345785</text:p>
          </table:table-cell>
          <table:table-cell office:value-type="float" office:value="0.016088" calcext:value-type="float">
            <text:p>0.016088</text:p>
          </table:table-cell>
          <table:table-cell office:value-type="float" office:value="-0.893812" calcext:value-type="float">
            <text:p>-0.893812</text:p>
          </table:table-cell>
          <table:table-cell office:value-type="float" office:value="0.31509" calcext:value-type="float">
            <text:p>0.31509</text:p>
          </table:table-cell>
          <table:table-cell office:value-type="float" office:value="-0.134492" calcext:value-type="float">
            <text:p>-0.134492</text:p>
          </table:table-cell>
          <table:table-cell office:value-type="float" office:value="-0.0760792" calcext:value-type="float">
            <text:p>-0.0760792</text:p>
          </table:table-cell>
          <table:table-cell office:value-type="float" office:value="0.25568" calcext:value-type="float">
            <text:p>0.25568</text:p>
          </table:table-cell>
          <table:table-cell office:value-type="float" office:value="-0.073915" calcext:value-type="float">
            <text:p>-0.073915</text:p>
          </table:table-cell>
          <table:table-cell office:value-type="float" office:value="-0.562785" calcext:value-type="float">
            <text:p>-0.562785</text:p>
          </table:table-cell>
          <table:table-cell office:value-type="float" office:value="-0.713817" calcext:value-type="float">
            <text:p>-0.713817</text:p>
          </table:table-cell>
          <table:table-cell office:value-type="float" office:value="0.276765" calcext:value-type="float">
            <text:p>0.276765</text:p>
          </table:table-cell>
          <table:table-cell office:value-type="float" office:value="0.00780692" calcext:value-type="float">
            <text:p>0.00780692</text:p>
          </table:table-cell>
          <table:table-cell office:value-type="float" office:value="-0.0188933" calcext:value-type="float">
            <text:p>-0.0188933</text:p>
          </table:table-cell>
          <table:table-cell office:value-type="float" office:value="-0.138461" calcext:value-type="float">
            <text:p>-0.138461</text:p>
          </table:table-cell>
          <table:table-cell office:value-type="float" office:value="0.0457288" calcext:value-type="float">
            <text:p>0.0457288</text:p>
          </table:table-cell>
          <table:table-cell office:value-type="float" office:value="0.949082" calcext:value-type="float">
            <text:p>0.949082</text:p>
          </table:table-cell>
          <table:table-cell office:value-type="float" office:value="8.05959" calcext:value-type="float">
            <text:p>8.05959</text:p>
          </table:table-cell>
          <table:table-cell office:value-type="float" office:value="-16.5862" calcext:value-type="float">
            <text:p>-16.5862</text:p>
          </table:table-cell>
          <table:table-cell office:value-type="float" office:value="-0.816093" calcext:value-type="float">
            <text:p>-0.816093</text:p>
          </table:table-cell>
          <table:table-cell office:value-type="float" office:value="-4.35922" calcext:value-type="float">
            <text:p>-4.35922</text:p>
          </table:table-cell>
          <table:table-cell office:value-type="float" office:value="-9.67423" calcext:value-type="float">
            <text:p>-9.67423</text:p>
          </table:table-cell>
          <table:table-cell office:value-type="float" office:value="-9.21973" calcext:value-type="float">
            <text:p>-9.21973</text:p>
          </table:table-cell>
          <table:table-cell office:value-type="float" office:value="11.6747" calcext:value-type="float">
            <text:p>11.6747</text:p>
          </table:table-cell>
          <table:table-cell office:value-type="float" office:value="0.583101" calcext:value-type="float">
            <text:p>0.583101</text:p>
          </table:table-cell>
          <table:table-cell office:value-type="float" office:value="-0.577329" calcext:value-type="float">
            <text:p>-0.577329</text:p>
          </table:table-cell>
          <table:table-cell office:value-type="float" office:value="-3.84865" calcext:value-type="float">
            <text:p>-3.84865</text:p>
          </table:table-cell>
          <table:table-cell office:value-type="float" office:value="-6.92146" calcext:value-type="float">
            <text:p>-6.92146</text:p>
          </table:table-cell>
          <table:table-cell office:value-type="float" office:value="11.5264" calcext:value-type="float">
            <text:p>11.5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626724" calcext:value-type="float">
            <text:p>-0.0626724</text:p>
          </table:table-cell>
          <table:table-cell office:value-type="float" office:value="0.0581446" calcext:value-type="float">
            <text:p>0.0581446</text:p>
          </table:table-cell>
          <table:table-cell office:value-type="float" office:value="0.304115" calcext:value-type="float">
            <text:p>0.304115</text:p>
          </table:table-cell>
          <table:table-cell office:value-type="float" office:value="-0.292012" calcext:value-type="float">
            <text:p>-0.29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48636" calcext:value-type="float">
            <text:p>-1.48636</text:p>
          </table:table-cell>
          <table:table-cell office:value-type="float" office:value="-0.328716" calcext:value-type="float">
            <text:p>-0.328716</text:p>
          </table:table-cell>
          <table:table-cell office:value-type="float" office:value="0.131192" calcext:value-type="float">
            <text:p>0.131192</text:p>
          </table:table-cell>
          <table:table-cell office:value-type="float" office:value="-0.0826751" calcext:value-type="float">
            <text:p>-0.0826751</text:p>
          </table:table-cell>
          <table:table-cell office:value-type="float" office:value="0.682229" calcext:value-type="float">
            <text:p>0.682229</text:p>
          </table:table-cell>
          <table:table-cell office:value-type="float" office:value="-0.726449" calcext:value-type="float">
            <text:p>-0.726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9941" calcext:value-type="float">
            <text:p>0.909941</text:p>
          </table:table-cell>
          <table:table-cell office:value-type="float" office:value="-1.83933" calcext:value-type="float">
            <text:p>-1.83933</text:p>
          </table:table-cell>
          <table:table-cell office:value-type="float" office:value="-0.280858" calcext:value-type="float">
            <text:p>-0.280858</text:p>
          </table:table-cell>
          <table:table-cell office:value-type="float" office:value="-0.512024" calcext:value-type="float">
            <text:p>-0.512024</text:p>
          </table:table-cell>
          <table:table-cell office:value-type="float" office:value="-0.781322" calcext:value-type="float">
            <text:p>-0.781322</text:p>
          </table:table-cell>
          <table:table-cell office:value-type="float" office:value="-0.522893" calcext:value-type="float">
            <text:p>-0.522893</text:p>
          </table:table-cell>
          <table:table-cell office:value-type="float" office:value="-0.0242729" calcext:value-type="float">
            <text:p>-0.0242729</text:p>
          </table:table-cell>
          <table:table-cell office:value-type="float" office:value="-0.675672" calcext:value-type="float">
            <text:p>-0.675672</text:p>
          </table:table-cell>
          <table:table-cell office:value-type="float" office:value="-0.367697" calcext:value-type="float">
            <text:p>-0.367697</text:p>
          </table:table-cell>
          <table:table-cell office:value-type="float" office:value="-0.0517323" calcext:value-type="float">
            <text:p>-0.0517323</text:p>
          </table:table-cell>
          <table:table-cell office:value-type="float" office:value="-0.82055" calcext:value-type="float">
            <text:p>-0.82055</text:p>
          </table:table-cell>
          <table:table-cell office:value-type="float" office:value="0.665484" calcext:value-type="float">
            <text:p>0.665484</text:p>
          </table:table-cell>
          <table:table-cell office:value-type="float" office:value="-0.571177" calcext:value-type="float">
            <text:p>-0.571177</text:p>
          </table:table-cell>
          <table:table-cell office:value-type="float" office:value="0.346921" calcext:value-type="float">
            <text:p>0.346921</text:p>
          </table:table-cell>
          <table:table-cell office:value-type="float" office:value="0.367421" calcext:value-type="float">
            <text:p>0.367421</text:p>
          </table:table-cell>
          <table:table-cell office:value-type="float" office:value="0.159664" calcext:value-type="float">
            <text:p>0.159664</text:p>
          </table:table-cell>
          <table:table-cell office:value-type="float" office:value="-0.220665" calcext:value-type="float">
            <text:p>-0.220665</text:p>
          </table:table-cell>
          <table:table-cell office:value-type="float" office:value="-0.450132" calcext:value-type="float">
            <text:p>-0.450132</text:p>
          </table:table-cell>
          <table:table-cell office:value-type="float" office:value="0.367001" calcext:value-type="float">
            <text:p>0.367001</text:p>
          </table:table-cell>
          <table:table-cell office:value-type="float" office:value="0.129455" calcext:value-type="float">
            <text:p>0.129455</text:p>
          </table:table-cell>
          <table:table-cell office:value-type="float" office:value="-0.0915502" calcext:value-type="float">
            <text:p>-0.0915502</text:p>
          </table:table-cell>
          <table:table-cell office:value-type="float" office:value="-0.227603" calcext:value-type="float">
            <text:p>-0.227603</text:p>
          </table:table-cell>
          <table:table-cell office:value-type="float" office:value="0.26823" calcext:value-type="float">
            <text:p>0.26823</text:p>
          </table:table-cell>
          <table:table-cell office:value-type="float" office:value="0.707795" calcext:value-type="float">
            <text:p>0.707795</text:p>
          </table:table-cell>
          <table:table-cell office:value-type="float" office:value="1.95093" calcext:value-type="float">
            <text:p>1.95093</text:p>
          </table:table-cell>
          <table:table-cell office:value-type="float" office:value="-11.9879" calcext:value-type="float">
            <text:p>-11.9879</text:p>
          </table:table-cell>
          <table:table-cell office:value-type="float" office:value="1.24154" calcext:value-type="float">
            <text:p>1.24154</text:p>
          </table:table-cell>
          <table:table-cell office:value-type="float" office:value="-2.8464" calcext:value-type="float">
            <text:p>-2.8464</text:p>
          </table:table-cell>
          <table:table-cell office:value-type="float" office:value="-7.43696" calcext:value-type="float">
            <text:p>-7.43696</text:p>
          </table:table-cell>
          <table:table-cell office:value-type="float" office:value="-8.69829" calcext:value-type="float">
            <text:p>-8.69829</text:p>
          </table:table-cell>
          <table:table-cell office:value-type="float" office:value="12.3149" calcext:value-type="float">
            <text:p>12.3149</text:p>
          </table:table-cell>
          <table:table-cell office:value-type="float" office:value="1.37979" calcext:value-type="float">
            <text:p>1.37979</text:p>
          </table:table-cell>
          <table:table-cell office:value-type="float" office:value="-2.86259" calcext:value-type="float">
            <text:p>-2.86259</text:p>
          </table:table-cell>
          <table:table-cell office:value-type="float" office:value="-5.7697" calcext:value-type="float">
            <text:p>-5.7697</text:p>
          </table:table-cell>
          <table:table-cell office:value-type="float" office:value="-5.37" calcext:value-type="float">
            <text:p>-5.37</text:p>
          </table:table-cell>
          <table:table-cell office:value-type="float" office:value="12.7841" calcext:value-type="float">
            <text:p>12.7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591101" calcext:value-type="float">
            <text:p>-0.0591101</text:p>
          </table:table-cell>
          <table:table-cell office:value-type="float" office:value="0.0646175" calcext:value-type="float">
            <text:p>0.0646175</text:p>
          </table:table-cell>
          <table:table-cell office:value-type="float" office:value="0.307713" calcext:value-type="float">
            <text:p>0.307713</text:p>
          </table:table-cell>
          <table:table-cell office:value-type="float" office:value="-0.294875" calcext:value-type="float">
            <text:p>-0.294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33725" calcext:value-type="float">
            <text:p>-1.33725</text:p>
          </table:table-cell>
          <table:table-cell office:value-type="float" office:value="-0.926948" calcext:value-type="float">
            <text:p>-0.926948</text:p>
          </table:table-cell>
          <table:table-cell office:value-type="float" office:value="0.306347" calcext:value-type="float">
            <text:p>0.306347</text:p>
          </table:table-cell>
          <table:table-cell office:value-type="float" office:value="-0.103136" calcext:value-type="float">
            <text:p>-0.103136</text:p>
          </table:table-cell>
          <table:table-cell office:value-type="float" office:value="0.763092" calcext:value-type="float">
            <text:p>0.763092</text:p>
          </table:table-cell>
          <table:table-cell office:value-type="float" office:value="-0.638008" calcext:value-type="float">
            <text:p>-0.638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3152" calcext:value-type="float">
            <text:p>0.623152</text:p>
          </table:table-cell>
          <table:table-cell office:value-type="float" office:value="-1.60832" calcext:value-type="float">
            <text:p>-1.60832</text:p>
          </table:table-cell>
          <table:table-cell office:value-type="float" office:value="-0.157158" calcext:value-type="float">
            <text:p>-0.157158</text:p>
          </table:table-cell>
          <table:table-cell office:value-type="float" office:value="-0.414875" calcext:value-type="float">
            <text:p>-0.414875</text:p>
          </table:table-cell>
          <table:table-cell office:value-type="float" office:value="-0.7773" calcext:value-type="float">
            <text:p>-0.7773</text:p>
          </table:table-cell>
          <table:table-cell office:value-type="float" office:value="-0.629978" calcext:value-type="float">
            <text:p>-0.629978</text:p>
          </table:table-cell>
          <table:table-cell office:value-type="float" office:value="0.143581" calcext:value-type="float">
            <text:p>0.143581</text:p>
          </table:table-cell>
          <table:table-cell office:value-type="float" office:value="-0.597446" calcext:value-type="float">
            <text:p>-0.597446</text:p>
          </table:table-cell>
          <table:table-cell office:value-type="float" office:value="-0.429796" calcext:value-type="float">
            <text:p>-0.429796</text:p>
          </table:table-cell>
          <table:table-cell office:value-type="float" office:value="-0.165876" calcext:value-type="float">
            <text:p>-0.165876</text:p>
          </table:table-cell>
          <table:table-cell office:value-type="float" office:value="-0.6419" calcext:value-type="float">
            <text:p>-0.6419</text:p>
          </table:table-cell>
          <table:table-cell office:value-type="float" office:value="0.752821" calcext:value-type="float">
            <text:p>0.752821</text:p>
          </table:table-cell>
          <table:table-cell office:value-type="float" office:value="-0.856917" calcext:value-type="float">
            <text:p>-0.856917</text:p>
          </table:table-cell>
          <table:table-cell office:value-type="float" office:value="0.820307" calcext:value-type="float">
            <text:p>0.820307</text:p>
          </table:table-cell>
          <table:table-cell office:value-type="float" office:value="0.233935" calcext:value-type="float">
            <text:p>0.233935</text:p>
          </table:table-cell>
          <table:table-cell office:value-type="float" office:value="0.314313" calcext:value-type="float">
            <text:p>0.314313</text:p>
          </table:table-cell>
          <table:table-cell office:value-type="float" office:value="0.217631" calcext:value-type="float">
            <text:p>0.217631</text:p>
          </table:table-cell>
          <table:table-cell office:value-type="float" office:value="-0.0895801" calcext:value-type="float">
            <text:p>-0.0895801</text:p>
          </table:table-cell>
          <table:table-cell office:value-type="float" office:value="0.452303" calcext:value-type="float">
            <text:p>0.452303</text:p>
          </table:table-cell>
          <table:table-cell office:value-type="float" office:value="0.258827" calcext:value-type="float">
            <text:p>0.258827</text:p>
          </table:table-cell>
          <table:table-cell office:value-type="float" office:value="-0.197172" calcext:value-type="float">
            <text:p>-0.197172</text:p>
          </table:table-cell>
          <table:table-cell office:value-type="float" office:value="-0.372498" calcext:value-type="float">
            <text:p>-0.372498</text:p>
          </table:table-cell>
          <table:table-cell office:value-type="float" office:value="0.537039" calcext:value-type="float">
            <text:p>0.537039</text:p>
          </table:table-cell>
          <table:table-cell office:value-type="float" office:value="0.011524" calcext:value-type="float">
            <text:p>0.011524</text:p>
          </table:table-cell>
          <table:table-cell office:value-type="float" office:value="-2.82708" calcext:value-type="float">
            <text:p>-2.82708</text:p>
          </table:table-cell>
          <table:table-cell office:value-type="float" office:value="-6.17962" calcext:value-type="float">
            <text:p>-6.17962</text:p>
          </table:table-cell>
          <table:table-cell office:value-type="float" office:value="0.940374" calcext:value-type="float">
            <text:p>0.940374</text:p>
          </table:table-cell>
          <table:table-cell office:value-type="float" office:value="-0.774814" calcext:value-type="float">
            <text:p>-0.774814</text:p>
          </table:table-cell>
          <table:table-cell office:value-type="float" office:value="-4.39732" calcext:value-type="float">
            <text:p>-4.39732</text:p>
          </table:table-cell>
          <table:table-cell office:value-type="float" office:value="-6.40203" calcext:value-type="float">
            <text:p>-6.40203</text:p>
          </table:table-cell>
          <table:table-cell office:value-type="float" office:value="10.8797" calcext:value-type="float">
            <text:p>10.8797</text:p>
          </table:table-cell>
          <table:table-cell office:value-type="float" office:value="3.61486" calcext:value-type="float">
            <text:p>3.61486</text:p>
          </table:table-cell>
          <table:table-cell office:value-type="float" office:value="-6.16591" calcext:value-type="float">
            <text:p>-6.16591</text:p>
          </table:table-cell>
          <table:table-cell office:value-type="float" office:value="-7.19411" calcext:value-type="float">
            <text:p>-7.19411</text:p>
          </table:table-cell>
          <table:table-cell office:value-type="float" office:value="-3.35016" calcext:value-type="float">
            <text:p>-3.35016</text:p>
          </table:table-cell>
          <table:table-cell office:value-type="float" office:value="12.4826" calcext:value-type="float">
            <text:p>12.4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527874" calcext:value-type="float">
            <text:p>-0.0527874</text:p>
          </table:table-cell>
          <table:table-cell office:value-type="float" office:value="0.0686525" calcext:value-type="float">
            <text:p>0.0686525</text:p>
          </table:table-cell>
          <table:table-cell office:value-type="float" office:value="0.313863" calcext:value-type="float">
            <text:p>0.313863</text:p>
          </table:table-cell>
          <table:table-cell office:value-type="float" office:value="-0.301045" calcext:value-type="float">
            <text:p>-0.301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38619" calcext:value-type="float">
            <text:p>-1.38619</text:p>
          </table:table-cell>
          <table:table-cell office:value-type="float" office:value="-1.32937" calcext:value-type="float">
            <text:p>-1.32937</text:p>
          </table:table-cell>
          <table:table-cell office:value-type="float" office:value="0.516919" calcext:value-type="float">
            <text:p>0.516919</text:p>
          </table:table-cell>
          <table:table-cell office:value-type="float" office:value="-0.130383" calcext:value-type="float">
            <text:p>-0.130383</text:p>
          </table:table-cell>
          <table:table-cell office:value-type="float" office:value="0.832609" calcext:value-type="float">
            <text:p>0.832609</text:p>
          </table:table-cell>
          <table:table-cell office:value-type="float" office:value="-0.538295" calcext:value-type="float">
            <text:p>-0.538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8542" calcext:value-type="float">
            <text:p>0.308542</text:p>
          </table:table-cell>
          <table:table-cell office:value-type="float" office:value="-1.22491" calcext:value-type="float">
            <text:p>-1.22491</text:p>
          </table:table-cell>
          <table:table-cell office:value-type="float" office:value="-0.0699219" calcext:value-type="float">
            <text:p>-0.0699219</text:p>
          </table:table-cell>
          <table:table-cell office:value-type="float" office:value="-0.274309" calcext:value-type="float">
            <text:p>-0.274309</text:p>
          </table:table-cell>
          <table:table-cell office:value-type="float" office:value="-0.644693" calcext:value-type="float">
            <text:p>-0.644693</text:p>
          </table:table-cell>
          <table:table-cell office:value-type="float" office:value="-0.612638" calcext:value-type="float">
            <text:p>-0.612638</text:p>
          </table:table-cell>
          <table:table-cell office:value-type="float" office:value="0.358266" calcext:value-type="float">
            <text:p>0.358266</text:p>
          </table:table-cell>
          <table:table-cell office:value-type="float" office:value="-0.474075" calcext:value-type="float">
            <text:p>-0.474075</text:p>
          </table:table-cell>
          <table:table-cell office:value-type="float" office:value="-0.516649" calcext:value-type="float">
            <text:p>-0.516649</text:p>
          </table:table-cell>
          <table:table-cell office:value-type="float" office:value="-0.334265" calcext:value-type="float">
            <text:p>-0.334265</text:p>
          </table:table-cell>
          <table:table-cell office:value-type="float" office:value="-0.440324" calcext:value-type="float">
            <text:p>-0.440324</text:p>
          </table:table-cell>
          <table:table-cell office:value-type="float" office:value="0.734957" calcext:value-type="float">
            <text:p>0.734957</text:p>
          </table:table-cell>
          <table:table-cell office:value-type="float" office:value="-0.752745" calcext:value-type="float">
            <text:p>-0.752745</text:p>
          </table:table-cell>
          <table:table-cell office:value-type="float" office:value="1.08076" calcext:value-type="float">
            <text:p>1.08076</text:p>
          </table:table-cell>
          <table:table-cell office:value-type="float" office:value="0.141865" calcext:value-type="float">
            <text:p>0.141865</text:p>
          </table:table-cell>
          <table:table-cell office:value-type="float" office:value="0.379865" calcext:value-type="float">
            <text:p>0.379865</text:p>
          </table:table-cell>
          <table:table-cell office:value-type="float" office:value="0.40688" calcext:value-type="float">
            <text:p>0.40688</text:p>
          </table:table-cell>
          <table:table-cell office:value-type="float" office:value="0.227983" calcext:value-type="float">
            <text:p>0.227983</text:p>
          </table:table-cell>
          <table:table-cell office:value-type="float" office:value="0.585703" calcext:value-type="float">
            <text:p>0.585703</text:p>
          </table:table-cell>
          <table:table-cell office:value-type="float" office:value="0.393471" calcext:value-type="float">
            <text:p>0.393471</text:p>
          </table:table-cell>
          <table:table-cell office:value-type="float" office:value="-0.245893" calcext:value-type="float">
            <text:p>-0.245893</text:p>
          </table:table-cell>
          <table:table-cell office:value-type="float" office:value="-0.450586" calcext:value-type="float">
            <text:p>-0.450586</text:p>
          </table:table-cell>
          <table:table-cell office:value-type="float" office:value="0.471608" calcext:value-type="float">
            <text:p>0.471608</text:p>
          </table:table-cell>
          <table:table-cell office:value-type="float" office:value="-0.0680685" calcext:value-type="float">
            <text:p>-0.0680685</text:p>
          </table:table-cell>
          <table:table-cell office:value-type="float" office:value="-5.80196" calcext:value-type="float">
            <text:p>-5.80196</text:p>
          </table:table-cell>
          <table:table-cell office:value-type="float" office:value="-1.89601" calcext:value-type="float">
            <text:p>-1.89601</text:p>
          </table:table-cell>
          <table:table-cell office:value-type="float" office:value="-0.369457" calcext:value-type="float">
            <text:p>-0.369457</text:p>
          </table:table-cell>
          <table:table-cell office:value-type="float" office:value="1.65023" calcext:value-type="float">
            <text:p>1.65023</text:p>
          </table:table-cell>
          <table:table-cell office:value-type="float" office:value="-1.90303" calcext:value-type="float">
            <text:p>-1.90303</text:p>
          </table:table-cell>
          <table:table-cell office:value-type="float" office:value="-2.76142" calcext:value-type="float">
            <text:p>-2.76142</text:p>
          </table:table-cell>
          <table:table-cell office:value-type="float" office:value="9.55468" calcext:value-type="float">
            <text:p>9.55468</text:p>
          </table:table-cell>
          <table:table-cell office:value-type="float" office:value="3.73373" calcext:value-type="float">
            <text:p>3.73373</text:p>
          </table:table-cell>
          <table:table-cell office:value-type="float" office:value="-7.29383" calcext:value-type="float">
            <text:p>-7.29383</text:p>
          </table:table-cell>
          <table:table-cell office:value-type="float" office:value="-7.10698" calcext:value-type="float">
            <text:p>-7.10698</text:p>
          </table:table-cell>
          <table:table-cell office:value-type="float" office:value="-1.21262" calcext:value-type="float">
            <text:p>-1.21262</text:p>
          </table:table-cell>
          <table:table-cell office:value-type="float" office:value="8.8782" calcext:value-type="float">
            <text:p>8.8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438879" calcext:value-type="float">
            <text:p>-0.0438879</text:p>
          </table:table-cell>
          <table:table-cell office:value-type="float" office:value="0.0715435" calcext:value-type="float">
            <text:p>0.0715435</text:p>
          </table:table-cell>
          <table:table-cell office:value-type="float" office:value="0.319006" calcext:value-type="float">
            <text:p>0.319006</text:p>
          </table:table-cell>
          <table:table-cell office:value-type="float" office:value="-0.306738" calcext:value-type="float">
            <text:p>-0.3067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7668" calcext:value-type="float">
            <text:p>-1.7668</text:p>
          </table:table-cell>
          <table:table-cell office:value-type="float" office:value="-1.03238" calcext:value-type="float">
            <text:p>-1.03238</text:p>
          </table:table-cell>
          <table:table-cell office:value-type="float" office:value="0.742706" calcext:value-type="float">
            <text:p>0.742706</text:p>
          </table:table-cell>
          <table:table-cell office:value-type="float" office:value="-0.133806" calcext:value-type="float">
            <text:p>-0.133806</text:p>
          </table:table-cell>
          <table:table-cell office:value-type="float" office:value="0.914072" calcext:value-type="float">
            <text:p>0.914072</text:p>
          </table:table-cell>
          <table:table-cell office:value-type="float" office:value="-0.382842" calcext:value-type="float">
            <text:p>-0.382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4352" calcext:value-type="float">
            <text:p>-0.014352</text:p>
          </table:table-cell>
          <table:table-cell office:value-type="float" office:value="-0.679696" calcext:value-type="float">
            <text:p>-0.679696</text:p>
          </table:table-cell>
          <table:table-cell office:value-type="float" office:value="-0.0237087" calcext:value-type="float">
            <text:p>-0.0237087</text:p>
          </table:table-cell>
          <table:table-cell office:value-type="float" office:value="-0.0816463" calcext:value-type="float">
            <text:p>-0.0816463</text:p>
          </table:table-cell>
          <table:table-cell office:value-type="float" office:value="-0.44029" calcext:value-type="float">
            <text:p>-0.44029</text:p>
          </table:table-cell>
          <table:table-cell office:value-type="float" office:value="-0.398989" calcext:value-type="float">
            <text:p>-0.398989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-0.198001" calcext:value-type="float">
            <text:p>-0.198001</text:p>
          </table:table-cell>
          <table:table-cell office:value-type="float" office:value="-0.629475" calcext:value-type="float">
            <text:p>-0.629475</text:p>
          </table:table-cell>
          <table:table-cell office:value-type="float" office:value="-0.517201" calcext:value-type="float">
            <text:p>-0.517201</text:p>
          </table:table-cell>
          <table:table-cell office:value-type="float" office:value="-0.25275" calcext:value-type="float">
            <text:p>-0.25275</text:p>
          </table:table-cell>
          <table:table-cell office:value-type="float" office:value="0.677789" calcext:value-type="float">
            <text:p>0.677789</text:p>
          </table:table-cell>
          <table:table-cell office:value-type="float" office:value="-0.490919" calcext:value-type="float">
            <text:p>-0.490919</text:p>
          </table:table-cell>
          <table:table-cell office:value-type="float" office:value="0.936521" calcext:value-type="float">
            <text:p>0.936521</text:p>
          </table:table-cell>
          <table:table-cell office:value-type="float" office:value="-0.00918368" calcext:value-type="float">
            <text:p>-0.00918368</text:p>
          </table:table-cell>
          <table:table-cell office:value-type="float" office:value="0.369211" calcext:value-type="float">
            <text:p>0.369211</text:p>
          </table:table-cell>
          <table:table-cell office:value-type="float" office:value="0.349716" calcext:value-type="float">
            <text:p>0.349716</text:p>
          </table:table-cell>
          <table:table-cell office:value-type="float" office:value="0.64135" calcext:value-type="float">
            <text:p>0.64135</text:p>
          </table:table-cell>
          <table:table-cell office:value-type="float" office:value="0.445815" calcext:value-type="float">
            <text:p>0.445815</text:p>
          </table:table-cell>
          <table:table-cell office:value-type="float" office:value="0.434792" calcext:value-type="float">
            <text:p>0.434792</text:p>
          </table:table-cell>
          <table:table-cell office:value-type="float" office:value="-0.234549" calcext:value-type="float">
            <text:p>-0.234549</text:p>
          </table:table-cell>
          <table:table-cell office:value-type="float" office:value="-0.133645" calcext:value-type="float">
            <text:p>-0.133645</text:p>
          </table:table-cell>
          <table:table-cell office:value-type="float" office:value="0.276074" calcext:value-type="float">
            <text:p>0.276074</text:p>
          </table:table-cell>
          <table:table-cell office:value-type="float" office:value="-0.207159" calcext:value-type="float">
            <text:p>-0.207159</text:p>
          </table:table-cell>
          <table:table-cell office:value-type="float" office:value="-5.66681" calcext:value-type="float">
            <text:p>-5.66681</text:p>
          </table:table-cell>
          <table:table-cell office:value-type="float" office:value="-0.702437" calcext:value-type="float">
            <text:p>-0.702437</text:p>
          </table:table-cell>
          <table:table-cell office:value-type="float" office:value="-2.06677" calcext:value-type="float">
            <text:p>-2.06677</text:p>
          </table:table-cell>
          <table:table-cell office:value-type="float" office:value="3.03754" calcext:value-type="float">
            <text:p>3.03754</text:p>
          </table:table-cell>
          <table:table-cell office:value-type="float" office:value="-0.286424" calcext:value-type="float">
            <text:p>-0.286424</text:p>
          </table:table-cell>
          <table:table-cell office:value-type="float" office:value="2.23" calcext:value-type="float">
            <text:p>2.23</text:p>
          </table:table-cell>
          <table:table-cell office:value-type="float" office:value="8.57329" calcext:value-type="float">
            <text:p>8.57329</text:p>
          </table:table-cell>
          <table:table-cell office:value-type="float" office:value="1.67622" calcext:value-type="float">
            <text:p>1.67622</text:p>
          </table:table-cell>
          <table:table-cell office:value-type="float" office:value="-7.83859" calcext:value-type="float">
            <text:p>-7.83859</text:p>
          </table:table-cell>
          <table:table-cell office:value-type="float" office:value="-3.79416" calcext:value-type="float">
            <text:p>-3.79416</text:p>
          </table:table-cell>
          <table:table-cell office:value-type="float" office:value="-1.21228" calcext:value-type="float">
            <text:p>-1.21228</text:p>
          </table:table-cell>
          <table:table-cell office:value-type="float" office:value="4.34053" calcext:value-type="float">
            <text:p>4.3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301146" calcext:value-type="float">
            <text:p>-0.0301146</text:p>
          </table:table-cell>
          <table:table-cell office:value-type="float" office:value="0.0757581" calcext:value-type="float">
            <text:p>0.0757581</text:p>
          </table:table-cell>
          <table:table-cell office:value-type="float" office:value="0.318414" calcext:value-type="float">
            <text:p>0.318414</text:p>
          </table:table-cell>
          <table:table-cell office:value-type="float" office:value="-0.30685" calcext:value-type="float">
            <text:p>-0.30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2.06902" calcext:value-type="float">
            <text:p>-2.06902</text:p>
          </table:table-cell>
          <table:table-cell office:value-type="float" office:value="-0.605954" calcext:value-type="float">
            <text:p>-0.605954</text:p>
          </table:table-cell>
          <table:table-cell office:value-type="float" office:value="0.902606" calcext:value-type="float">
            <text:p>0.902606</text:p>
          </table:table-cell>
          <table:table-cell office:value-type="float" office:value="-0.0913865" calcext:value-type="float">
            <text:p>-0.0913865</text:p>
          </table:table-cell>
          <table:table-cell office:value-type="float" office:value="0.968529" calcext:value-type="float">
            <text:p>0.968529</text:p>
          </table:table-cell>
          <table:table-cell office:value-type="float" office:value="-0.231515" calcext:value-type="float">
            <text:p>-0.2315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83334" calcext:value-type="float">
            <text:p>-0.183334</text:p>
          </table:table-cell>
          <table:table-cell office:value-type="float" office:value="-0.368125" calcext:value-type="float">
            <text:p>-0.368125</text:p>
          </table:table-cell>
          <table:table-cell office:value-type="float" office:value="-0.0521222" calcext:value-type="float">
            <text:p>-0.0521222</text:p>
          </table:table-cell>
          <table:table-cell office:value-type="float" office:value="0.059894" calcext:value-type="float">
            <text:p>0.059894</text:p>
          </table:table-cell>
          <table:table-cell office:value-type="float" office:value="-0.306124" calcext:value-type="float">
            <text:p>-0.306124</text:p>
          </table:table-cell>
          <table:table-cell office:value-type="float" office:value="-0.120437" calcext:value-type="float">
            <text:p>-0.120437</text:p>
          </table:table-cell>
          <table:table-cell office:value-type="float" office:value="0.739127" calcext:value-type="float">
            <text:p>0.739127</text:p>
          </table:table-cell>
          <table:table-cell office:value-type="float" office:value="-0.0767883" calcext:value-type="float">
            <text:p>-0.0767883</text:p>
          </table:table-cell>
          <table:table-cell office:value-type="float" office:value="-0.70488" calcext:value-type="float">
            <text:p>-0.70488</text:p>
          </table:table-cell>
          <table:table-cell office:value-type="float" office:value="-0.481564" calcext:value-type="float">
            <text:p>-0.481564</text:p>
          </table:table-cell>
          <table:table-cell office:value-type="float" office:value="-0.162813" calcext:value-type="float">
            <text:p>-0.162813</text:p>
          </table:table-cell>
          <table:table-cell office:value-type="float" office:value="0.539615" calcext:value-type="float">
            <text:p>0.539615</text:p>
          </table:table-cell>
          <table:table-cell office:value-type="float" office:value="-0.359722" calcext:value-type="float">
            <text:p>-0.359722</text:p>
          </table:table-cell>
          <table:table-cell office:value-type="float" office:value="0.660254" calcext:value-type="float">
            <text:p>0.660254</text:p>
          </table:table-cell>
          <table:table-cell office:value-type="float" office:value="-0.14506" calcext:value-type="float">
            <text:p>-0.14506</text:p>
          </table:table-cell>
          <table:table-cell office:value-type="float" office:value="0.354173" calcext:value-type="float">
            <text:p>0.354173</text:p>
          </table:table-cell>
          <table:table-cell office:value-type="float" office:value="0.344552" calcext:value-type="float">
            <text:p>0.344552</text:p>
          </table:table-cell>
          <table:table-cell office:value-type="float" office:value="0.792491" calcext:value-type="float">
            <text:p>0.792491</text:p>
          </table:table-cell>
          <table:table-cell office:value-type="float" office:value="0.0375736" calcext:value-type="float">
            <text:p>0.0375736</text:p>
          </table:table-cell>
          <table:table-cell office:value-type="float" office:value="0.170494" calcext:value-type="float">
            <text:p>0.170494</text:p>
          </table:table-cell>
          <table:table-cell office:value-type="float" office:value="-0.193714" calcext:value-type="float">
            <text:p>-0.193714</text:p>
          </table:table-cell>
          <table:table-cell office:value-type="float" office:value="0.314776" calcext:value-type="float">
            <text:p>0.314776</text:p>
          </table:table-cell>
          <table:table-cell office:value-type="float" office:value="0.203695" calcext:value-type="float">
            <text:p>0.203695</text:p>
          </table:table-cell>
          <table:table-cell office:value-type="float" office:value="-0.548197" calcext:value-type="float">
            <text:p>-0.548197</text:p>
          </table:table-cell>
          <table:table-cell office:value-type="float" office:value="-5.19193" calcext:value-type="float">
            <text:p>-5.19193</text:p>
          </table:table-cell>
          <table:table-cell office:value-type="float" office:value="0.083811" calcext:value-type="float">
            <text:p>0.083811</text:p>
          </table:table-cell>
          <table:table-cell office:value-type="float" office:value="-3.33098" calcext:value-type="float">
            <text:p>-3.33098</text:p>
          </table:table-cell>
          <table:table-cell office:value-type="float" office:value="3.73097" calcext:value-type="float">
            <text:p>3.73097</text:p>
          </table:table-cell>
          <table:table-cell office:value-type="float" office:value="2.18515" calcext:value-type="float">
            <text:p>2.18515</text:p>
          </table:table-cell>
          <table:table-cell office:value-type="float" office:value="6.35532" calcext:value-type="float">
            <text:p>6.35532</text:p>
          </table:table-cell>
          <table:table-cell office:value-type="float" office:value="5.75858" calcext:value-type="float">
            <text:p>5.75858</text:p>
          </table:table-cell>
          <table:table-cell office:value-type="float" office:value="-0.480945" calcext:value-type="float">
            <text:p>-0.480945</text:p>
          </table:table-cell>
          <table:table-cell office:value-type="float" office:value="-8.88183" calcext:value-type="float">
            <text:p>-8.88183</text:p>
          </table:table-cell>
          <table:table-cell office:value-type="float" office:value="0.615502" calcext:value-type="float">
            <text:p>0.615502</text:p>
          </table:table-cell>
          <table:table-cell office:value-type="float" office:value="-1.78779" calcext:value-type="float">
            <text:p>-1.78779</text:p>
          </table:table-cell>
          <table:table-cell office:value-type="float" office:value="-0.0521321" calcext:value-type="float">
            <text:p>-0.0521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199239" calcext:value-type="float">
            <text:p>-0.0199239</text:p>
          </table:table-cell>
          <table:table-cell office:value-type="float" office:value="0.080838" calcext:value-type="float">
            <text:p>0.080838</text:p>
          </table:table-cell>
          <table:table-cell office:value-type="float" office:value="0.312796" calcext:value-type="float">
            <text:p>0.312796</text:p>
          </table:table-cell>
          <table:table-cell office:value-type="float" office:value="-0.300972" calcext:value-type="float">
            <text:p>-0.3009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93568" calcext:value-type="float">
            <text:p>-1.93568</text:p>
          </table:table-cell>
          <table:table-cell office:value-type="float" office:value="-0.266964" calcext:value-type="float">
            <text:p>-0.266964</text:p>
          </table:table-cell>
          <table:table-cell office:value-type="float" office:value="1.0093" calcext:value-type="float">
            <text:p>1.0093</text:p>
          </table:table-cell>
          <table:table-cell office:value-type="float" office:value="-0.0209754" calcext:value-type="float">
            <text:p>-0.0209754</text:p>
          </table:table-cell>
          <table:table-cell office:value-type="float" office:value="0.997389" calcext:value-type="float">
            <text:p>0.997389</text:p>
          </table:table-cell>
          <table:table-cell office:value-type="float" office:value="-0.0691058" calcext:value-type="float">
            <text:p>-0.0691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6166" calcext:value-type="float">
            <text:p>-0.306166</text:p>
          </table:table-cell>
          <table:table-cell office:value-type="float" office:value="-0.164897" calcext:value-type="float">
            <text:p>-0.164897</text:p>
          </table:table-cell>
          <table:table-cell office:value-type="float" office:value="-0.123143" calcext:value-type="float">
            <text:p>-0.123143</text:p>
          </table:table-cell>
          <table:table-cell office:value-type="float" office:value="0.183574" calcext:value-type="float">
            <text:p>0.183574</text:p>
          </table:table-cell>
          <table:table-cell office:value-type="float" office:value="-0.160363" calcext:value-type="float">
            <text:p>-0.160363</text:p>
          </table:table-cell>
          <table:table-cell office:value-type="float" office:value="0.193211" calcext:value-type="float">
            <text:p>0.193211</text:p>
          </table:table-cell>
          <table:table-cell office:value-type="float" office:value="0.651675" calcext:value-type="float">
            <text:p>0.651675</text:p>
          </table:table-cell>
          <table:table-cell office:value-type="float" office:value="-0.0712721" calcext:value-type="float">
            <text:p>-0.0712721</text:p>
          </table:table-cell>
          <table:table-cell office:value-type="float" office:value="-0.754841" calcext:value-type="float">
            <text:p>-0.754841</text:p>
          </table:table-cell>
          <table:table-cell office:value-type="float" office:value="-0.294214" calcext:value-type="float">
            <text:p>-0.294214</text:p>
          </table:table-cell>
          <table:table-cell office:value-type="float" office:value="-0.12087" calcext:value-type="float">
            <text:p>-0.12087</text:p>
          </table:table-cell>
          <table:table-cell office:value-type="float" office:value="0.297417" calcext:value-type="float">
            <text:p>0.297417</text:p>
          </table:table-cell>
          <table:table-cell office:value-type="float" office:value="-0.256468" calcext:value-type="float">
            <text:p>-0.256468</text:p>
          </table:table-cell>
          <table:table-cell office:value-type="float" office:value="0.390968" calcext:value-type="float">
            <text:p>0.390968</text:p>
          </table:table-cell>
          <table:table-cell office:value-type="float" office:value="-0.221036" calcext:value-type="float">
            <text:p>-0.221036</text:p>
          </table:table-cell>
          <table:table-cell office:value-type="float" office:value="0.251556" calcext:value-type="float">
            <text:p>0.251556</text:p>
          </table:table-cell>
          <table:table-cell office:value-type="float" office:value="0.384016" calcext:value-type="float">
            <text:p>0.384016</text:p>
          </table:table-cell>
          <table:table-cell office:value-type="float" office:value="0.820836" calcext:value-type="float">
            <text:p>0.820836</text:p>
          </table:table-cell>
          <table:table-cell office:value-type="float" office:value="-0.46895" calcext:value-type="float">
            <text:p>-0.46895</text:p>
          </table:table-cell>
          <table:table-cell office:value-type="float" office:value="-0.132199" calcext:value-type="float">
            <text:p>-0.132199</text:p>
          </table:table-cell>
          <table:table-cell office:value-type="float" office:value="-0.0454839" calcext:value-type="float">
            <text:p>-0.0454839</text:p>
          </table:table-cell>
          <table:table-cell office:value-type="float" office:value="0.591209" calcext:value-type="float">
            <text:p>0.591209</text:p>
          </table:table-cell>
          <table:table-cell office:value-type="float" office:value="0.0381786" calcext:value-type="float">
            <text:p>0.0381786</text:p>
          </table:table-cell>
          <table:table-cell office:value-type="float" office:value="-0.723517" calcext:value-type="float">
            <text:p>-0.723517</text:p>
          </table:table-cell>
          <table:table-cell office:value-type="float" office:value="-4.08636" calcext:value-type="float">
            <text:p>-4.08636</text:p>
          </table:table-cell>
          <table:table-cell office:value-type="float" office:value="0.237159" calcext:value-type="float">
            <text:p>0.237159</text:p>
          </table:table-cell>
          <table:table-cell office:value-type="float" office:value="-4.50547" calcext:value-type="float">
            <text:p>-4.50547</text:p>
          </table:table-cell>
          <table:table-cell office:value-type="float" office:value="2.87995" calcext:value-type="float">
            <text:p>2.87995</text:p>
          </table:table-cell>
          <table:table-cell office:value-type="float" office:value="4.35302" calcext:value-type="float">
            <text:p>4.35302</text:p>
          </table:table-cell>
          <table:table-cell office:value-type="float" office:value="9.81222" calcext:value-type="float">
            <text:p>9.81222</text:p>
          </table:table-cell>
          <table:table-cell office:value-type="float" office:value="0.389954" calcext:value-type="float">
            <text:p>0.389954</text:p>
          </table:table-cell>
          <table:table-cell office:value-type="float" office:value="-3.1486" calcext:value-type="float">
            <text:p>-3.1486</text:p>
          </table:table-cell>
          <table:table-cell office:value-type="float" office:value="-7.99864" calcext:value-type="float">
            <text:p>-7.99864</text:p>
          </table:table-cell>
          <table:table-cell office:value-type="float" office:value="4.20264" calcext:value-type="float">
            <text:p>4.20264</text:p>
          </table:table-cell>
          <table:table-cell office:value-type="float" office:value="-2.21917" calcext:value-type="float">
            <text:p>-2.21917</text:p>
          </table:table-cell>
          <table:table-cell office:value-type="float" office:value="-4.23957" calcext:value-type="float">
            <text:p>-4.23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10793" calcext:value-type="float">
            <text:p>-0.010793</text:p>
          </table:table-cell>
          <table:table-cell office:value-type="float" office:value="0.0870389" calcext:value-type="float">
            <text:p>0.0870389</text:p>
          </table:table-cell>
          <table:table-cell office:value-type="float" office:value="0.30381" calcext:value-type="float">
            <text:p>0.30381</text:p>
          </table:table-cell>
          <table:table-cell office:value-type="float" office:value="-0.291098" calcext:value-type="float">
            <text:p>-0.2910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69842" calcext:value-type="float">
            <text:p>-1.69842</text:p>
          </table:table-cell>
          <table:table-cell office:value-type="float" office:value="0.0540911" calcext:value-type="float">
            <text:p>0.0540911</text:p>
          </table:table-cell>
          <table:table-cell office:value-type="float" office:value="0.913694" calcext:value-type="float">
            <text:p>0.913694</text:p>
          </table:table-cell>
          <table:table-cell office:value-type="float" office:value="0.0647147" calcext:value-type="float">
            <text:p>0.0647147</text:p>
          </table:table-cell>
          <table:table-cell office:value-type="float" office:value="0.993853" calcext:value-type="float">
            <text:p>0.993853</text:p>
          </table:table-cell>
          <table:table-cell office:value-type="float" office:value="0.0898227" calcext:value-type="float">
            <text:p>0.0898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8057" calcext:value-type="float">
            <text:p>-0.328057</text:p>
          </table:table-cell>
          <table:table-cell office:value-type="float" office:value="-0.0736896" calcext:value-type="float">
            <text:p>-0.0736896</text:p>
          </table:table-cell>
          <table:table-cell office:value-type="float" office:value="-0.233913" calcext:value-type="float">
            <text:p>-0.233913</text:p>
          </table:table-cell>
          <table:table-cell office:value-type="float" office:value="0.258595" calcext:value-type="float">
            <text:p>0.258595</text:p>
          </table:table-cell>
          <table:table-cell office:value-type="float" office:value="0.00441706" calcext:value-type="float">
            <text:p>0.00441706</text:p>
          </table:table-cell>
          <table:table-cell office:value-type="float" office:value="0.511882" calcext:value-type="float">
            <text:p>0.511882</text:p>
          </table:table-cell>
          <table:table-cell office:value-type="float" office:value="0.363498" calcext:value-type="float">
            <text:p>0.363498</text:p>
          </table:table-cell>
          <table:table-cell office:value-type="float" office:value="-0.205145" calcext:value-type="float">
            <text:p>-0.205145</text:p>
          </table:table-cell>
          <table:table-cell office:value-type="float" office:value="-0.694828" calcext:value-type="float">
            <text:p>-0.694828</text:p>
          </table:table-cell>
          <table:table-cell office:value-type="float" office:value="-0.0217729" calcext:value-type="float">
            <text:p>-0.0217729</text:p>
          </table:table-cell>
          <table:table-cell office:value-type="float" office:value="-0.175475" calcext:value-type="float">
            <text:p>-0.175475</text:p>
          </table:table-cell>
          <table:table-cell office:value-type="float" office:value="-0.0217189" calcext:value-type="float">
            <text:p>-0.0217189</text:p>
          </table:table-cell>
          <table:table-cell office:value-type="float" office:value="0.210823" calcext:value-type="float">
            <text:p>0.210823</text:p>
          </table:table-cell>
          <table:table-cell office:value-type="float" office:value="0.0370514" calcext:value-type="float">
            <text:p>0.0370514</text:p>
          </table:table-cell>
          <table:table-cell office:value-type="float" office:value="-0.294914" calcext:value-type="float">
            <text:p>-0.294914</text:p>
          </table:table-cell>
          <table:table-cell office:value-type="float" office:value="0.075425" calcext:value-type="float">
            <text:p>0.075425</text:p>
          </table:table-cell>
          <table:table-cell office:value-type="float" office:value="0.336494" calcext:value-type="float">
            <text:p>0.336494</text:p>
          </table:table-cell>
          <table:table-cell office:value-type="float" office:value="0.633563" calcext:value-type="float">
            <text:p>0.633563</text:p>
          </table:table-cell>
          <table:table-cell office:value-type="float" office:value="-0.794867" calcext:value-type="float">
            <text:p>-0.794867</text:p>
          </table:table-cell>
          <table:table-cell office:value-type="float" office:value="-0.453415" calcext:value-type="float">
            <text:p>-0.453415</text:p>
          </table:table-cell>
          <table:table-cell office:value-type="float" office:value="0.321977" calcext:value-type="float">
            <text:p>0.321977</text:p>
          </table:table-cell>
          <table:table-cell office:value-type="float" office:value="0.600231" calcext:value-type="float">
            <text:p>0.600231</text:p>
          </table:table-cell>
          <table:table-cell office:value-type="float" office:value="-0.264185" calcext:value-type="float">
            <text:p>-0.264185</text:p>
          </table:table-cell>
          <table:table-cell office:value-type="float" office:value="-0.746689" calcext:value-type="float">
            <text:p>-0.746689</text:p>
          </table:table-cell>
          <table:table-cell office:value-type="float" office:value="2.6836" calcext:value-type="float">
            <text:p>2.6836</text:p>
          </table:table-cell>
          <table:table-cell office:value-type="float" office:value="-1.78689" calcext:value-type="float">
            <text:p>-1.78689</text:p>
          </table:table-cell>
          <table:table-cell office:value-type="float" office:value="-6.07104" calcext:value-type="float">
            <text:p>-6.07104</text:p>
          </table:table-cell>
          <table:table-cell office:value-type="float" office:value="1.07136" calcext:value-type="float">
            <text:p>1.07136</text:p>
          </table:table-cell>
          <table:table-cell office:value-type="float" office:value="3.38578" calcext:value-type="float">
            <text:p>3.38578</text:p>
          </table:table-cell>
          <table:table-cell office:value-type="float" office:value="10.4149" calcext:value-type="float">
            <text:p>10.4149</text:p>
          </table:table-cell>
          <table:table-cell office:value-type="float" office:value="-4.92236" calcext:value-type="float">
            <text:p>-4.92236</text:p>
          </table:table-cell>
          <table:table-cell office:value-type="float" office:value="-6.79716" calcext:value-type="float">
            <text:p>-6.79716</text:p>
          </table:table-cell>
          <table:table-cell office:value-type="float" office:value="-4.68847" calcext:value-type="float">
            <text:p>-4.68847</text:p>
          </table:table-cell>
          <table:table-cell office:value-type="float" office:value="4.9318" calcext:value-type="float">
            <text:p>4.9318</text:p>
          </table:table-cell>
          <table:table-cell office:value-type="float" office:value="-4.07058" calcext:value-type="float">
            <text:p>-4.07058</text:p>
          </table:table-cell>
          <table:table-cell office:value-type="float" office:value="-7.44636" calcext:value-type="float">
            <text:p>-7.44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0250195" calcext:value-type="float">
            <text:p>-0.00250195</text:p>
          </table:table-cell>
          <table:table-cell office:value-type="float" office:value="0.093499" calcext:value-type="float">
            <text:p>0.093499</text:p>
          </table:table-cell>
          <table:table-cell office:value-type="float" office:value="0.291933" calcext:value-type="float">
            <text:p>0.291933</text:p>
          </table:table-cell>
          <table:table-cell office:value-type="float" office:value="-0.278047" calcext:value-type="float">
            <text:p>-0.278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34401" calcext:value-type="float">
            <text:p>-1.34401</text:p>
          </table:table-cell>
          <table:table-cell office:value-type="float" office:value="0.260737" calcext:value-type="float">
            <text:p>0.260737</text:p>
          </table:table-cell>
          <table:table-cell office:value-type="float" office:value="0.655257" calcext:value-type="float">
            <text:p>0.655257</text:p>
          </table:table-cell>
          <table:table-cell office:value-type="float" office:value="0.123705" calcext:value-type="float">
            <text:p>0.123705</text:p>
          </table:table-cell>
          <table:table-cell office:value-type="float" office:value="0.970508" calcext:value-type="float">
            <text:p>0.970508</text:p>
          </table:table-cell>
          <table:table-cell office:value-type="float" office:value="0.206908" calcext:value-type="float">
            <text:p>0.206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27719" calcext:value-type="float">
            <text:p>-0.127719</text:p>
          </table:table-cell>
          <table:table-cell office:value-type="float" office:value="-0.182593" calcext:value-type="float">
            <text:p>-0.182593</text:p>
          </table:table-cell>
          <table:table-cell office:value-type="float" office:value="-0.349505" calcext:value-type="float">
            <text:p>-0.349505</text:p>
          </table:table-cell>
          <table:table-cell office:value-type="float" office:value="0.204825" calcext:value-type="float">
            <text:p>0.204825</text:p>
          </table:table-cell>
          <table:table-cell office:value-type="float" office:value="0.11539" calcext:value-type="float">
            <text:p>0.11539</text:p>
          </table:table-cell>
          <table:table-cell office:value-type="float" office:value="0.679787" calcext:value-type="float">
            <text:p>0.679787</text:p>
          </table:table-cell>
          <table:table-cell office:value-type="float" office:value="0.0383116" calcext:value-type="float">
            <text:p>0.0383116</text:p>
          </table:table-cell>
          <table:table-cell office:value-type="float" office:value="-0.409619" calcext:value-type="float">
            <text:p>-0.409619</text:p>
          </table:table-cell>
          <table:table-cell office:value-type="float" office:value="-0.509499" calcext:value-type="float">
            <text:p>-0.509499</text:p>
          </table:table-cell>
          <table:table-cell office:value-type="float" office:value="0.136388" calcext:value-type="float">
            <text:p>0.136388</text:p>
          </table:table-cell>
          <table:table-cell office:value-type="float" office:value="-0.355451" calcext:value-type="float">
            <text:p>-0.355451</text:p>
          </table:table-cell>
          <table:table-cell office:value-type="float" office:value="-0.259434" calcext:value-type="float">
            <text:p>-0.259434</text:p>
          </table:table-cell>
          <table:table-cell office:value-type="float" office:value="0.808242" calcext:value-type="float">
            <text:p>0.808242</text:p>
          </table:table-cell>
          <table:table-cell office:value-type="float" office:value="-0.63538" calcext:value-type="float">
            <text:p>-0.63538</text:p>
          </table:table-cell>
          <table:table-cell office:value-type="float" office:value="-0.258068" calcext:value-type="float">
            <text:p>-0.258068</text:p>
          </table:table-cell>
          <table:table-cell office:value-type="float" office:value="-0.344573" calcext:value-type="float">
            <text:p>-0.344573</text:p>
          </table:table-cell>
          <table:table-cell office:value-type="float" office:value="0.204872" calcext:value-type="float">
            <text:p>0.204872</text:p>
          </table:table-cell>
          <table:table-cell office:value-type="float" office:value="0.20552" calcext:value-type="float">
            <text:p>0.20552</text:p>
          </table:table-cell>
          <table:table-cell office:value-type="float" office:value="-0.786673" calcext:value-type="float">
            <text:p>-0.786673</text:p>
          </table:table-cell>
          <table:table-cell office:value-type="float" office:value="-0.542397" calcext:value-type="float">
            <text:p>-0.542397</text:p>
          </table:table-cell>
          <table:table-cell office:value-type="float" office:value="0.571155" calcext:value-type="float">
            <text:p>0.571155</text:p>
          </table:table-cell>
          <table:table-cell office:value-type="float" office:value="0.198609" calcext:value-type="float">
            <text:p>0.198609</text:p>
          </table:table-cell>
          <table:table-cell office:value-type="float" office:value="-0.604366" calcext:value-type="float">
            <text:p>-0.604366</text:p>
          </table:table-cell>
          <table:table-cell office:value-type="float" office:value="-0.458955" calcext:value-type="float">
            <text:p>-0.458955</text:p>
          </table:table-cell>
          <table:table-cell office:value-type="float" office:value="14.5338" calcext:value-type="float">
            <text:p>14.5338</text:p>
          </table:table-cell>
          <table:table-cell office:value-type="float" office:value="-11.6215" calcext:value-type="float">
            <text:p>-11.6215</text:p>
          </table:table-cell>
          <table:table-cell office:value-type="float" office:value="-7.54412" calcext:value-type="float">
            <text:p>-7.54412</text:p>
          </table:table-cell>
          <table:table-cell office:value-type="float" office:value="-3.87586" calcext:value-type="float">
            <text:p>-3.87586</text:p>
          </table:table-cell>
          <table:table-cell office:value-type="float" office:value="1.27066" calcext:value-type="float">
            <text:p>1.27066</text:p>
          </table:table-cell>
          <table:table-cell office:value-type="float" office:value="8.08822" calcext:value-type="float">
            <text:p>8.08822</text:p>
          </table:table-cell>
          <table:table-cell office:value-type="float" office:value="-6.45068" calcext:value-type="float">
            <text:p>-6.45068</text:p>
          </table:table-cell>
          <table:table-cell office:value-type="float" office:value="-8.7504" calcext:value-type="float">
            <text:p>-8.7504</text:p>
          </table:table-cell>
          <table:table-cell office:value-type="float" office:value="-1.32306" calcext:value-type="float">
            <text:p>-1.32306</text:p>
          </table:table-cell>
          <table:table-cell office:value-type="float" office:value="1.4078" calcext:value-type="float">
            <text:p>1.4078</text:p>
          </table:table-cell>
          <table:table-cell office:value-type="float" office:value="-8.33681" calcext:value-type="float">
            <text:p>-8.33681</text:p>
          </table:table-cell>
          <table:table-cell office:value-type="float" office:value="-7.38764" calcext:value-type="float">
            <text:p>-7.38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641616" calcext:value-type="float">
            <text:p>0.00641616</text:p>
          </table:table-cell>
          <table:table-cell office:value-type="float" office:value="0.0980878" calcext:value-type="float">
            <text:p>0.0980878</text:p>
          </table:table-cell>
          <table:table-cell office:value-type="float" office:value="0.274412" calcext:value-type="float">
            <text:p>0.274412</text:p>
          </table:table-cell>
          <table:table-cell office:value-type="float" office:value="-0.259897" calcext:value-type="float">
            <text:p>-0.259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99451" calcext:value-type="float">
            <text:p>-1.99451</text:p>
          </table:table-cell>
          <table:table-cell office:value-type="float" office:value="0.296615" calcext:value-type="float">
            <text:p>0.296615</text:p>
          </table:table-cell>
          <table:table-cell office:value-type="float" office:value="0.576896" calcext:value-type="float">
            <text:p>0.576896</text:p>
          </table:table-cell>
          <table:table-cell office:value-type="float" office:value="0.158046" calcext:value-type="float">
            <text:p>0.158046</text:p>
          </table:table-cell>
          <table:table-cell office:value-type="float" office:value="0.932582" calcext:value-type="float">
            <text:p>0.932582</text:p>
          </table:table-cell>
          <table:table-cell office:value-type="float" office:value="0.324518" calcext:value-type="float">
            <text:p>0.324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987" calcext:value-type="float">
            <text:p>0.300987</text:p>
          </table:table-cell>
          <table:table-cell office:value-type="float" office:value="-0.533342" calcext:value-type="float">
            <text:p>-0.533342</text:p>
          </table:table-cell>
          <table:table-cell office:value-type="float" office:value="-0.381425" calcext:value-type="float">
            <text:p>-0.381425</text:p>
          </table:table-cell>
          <table:table-cell office:value-type="float" office:value="0.0235602" calcext:value-type="float">
            <text:p>0.0235602</text:p>
          </table:table-cell>
          <table:table-cell office:value-type="float" office:value="0.152638" calcext:value-type="float">
            <text:p>0.152638</text:p>
          </table:table-cell>
          <table:table-cell office:value-type="float" office:value="0.636668" calcext:value-type="float">
            <text:p>0.636668</text:p>
          </table:table-cell>
          <table:table-cell office:value-type="float" office:value="-0.153159" calcext:value-type="float">
            <text:p>-0.153159</text:p>
          </table:table-cell>
          <table:table-cell office:value-type="float" office:value="-0.564061" calcext:value-type="float">
            <text:p>-0.564061</text:p>
          </table:table-cell>
          <table:table-cell office:value-type="float" office:value="-0.325691" calcext:value-type="float">
            <text:p>-0.325691</text:p>
          </table:table-cell>
          <table:table-cell office:value-type="float" office:value="0.155778" calcext:value-type="float">
            <text:p>0.155778</text:p>
          </table:table-cell>
          <table:table-cell office:value-type="float" office:value="-0.575803" calcext:value-type="float">
            <text:p>-0.575803</text:p>
          </table:table-cell>
          <table:table-cell office:value-type="float" office:value="-0.329942" calcext:value-type="float">
            <text:p>-0.329942</text:p>
          </table:table-cell>
          <table:table-cell office:value-type="float" office:value="1.46196" calcext:value-type="float">
            <text:p>1.46196</text:p>
          </table:table-cell>
          <table:table-cell office:value-type="float" office:value="-1.30197" calcext:value-type="float">
            <text:p>-1.30197</text:p>
          </table:table-cell>
          <table:table-cell office:value-type="float" office:value="0.120915" calcext:value-type="float">
            <text:p>0.120915</text:p>
          </table:table-cell>
          <table:table-cell office:value-type="float" office:value="-0.660646" calcext:value-type="float">
            <text:p>-0.660646</text:p>
          </table:table-cell>
          <table:table-cell office:value-type="float" office:value="-0.0199959" calcext:value-type="float">
            <text:p>-0.0199959</text:p>
          </table:table-cell>
          <table:table-cell office:value-type="float" office:value="-0.397904" calcext:value-type="float">
            <text:p>-0.397904</text:p>
          </table:table-cell>
          <table:table-cell office:value-type="float" office:value="-0.201184" calcext:value-type="float">
            <text:p>-0.201184</text:p>
          </table:table-cell>
          <table:table-cell office:value-type="float" office:value="-0.30276" calcext:value-type="float">
            <text:p>-0.30276</text:p>
          </table:table-cell>
          <table:table-cell office:value-type="float" office:value="0.502354" calcext:value-type="float">
            <text:p>0.502354</text:p>
          </table:table-cell>
          <table:table-cell office:value-type="float" office:value="-0.0800505" calcext:value-type="float">
            <text:p>-0.0800505</text:p>
          </table:table-cell>
          <table:table-cell office:value-type="float" office:value="-0.59362" calcext:value-type="float">
            <text:p>-0.59362</text:p>
          </table:table-cell>
          <table:table-cell office:value-type="float" office:value="0.110319" calcext:value-type="float">
            <text:p>0.110319</text:p>
          </table:table-cell>
          <table:table-cell office:value-type="float" office:value="18.4598" calcext:value-type="float">
            <text:p>18.4598</text:p>
          </table:table-cell>
          <table:table-cell office:value-type="float" office:value="-21.3775" calcext:value-type="float">
            <text:p>-21.3775</text:p>
          </table:table-cell>
          <table:table-cell office:value-type="float" office:value="-5.0782" calcext:value-type="float">
            <text:p>-5.0782</text:p>
          </table:table-cell>
          <table:table-cell office:value-type="float" office:value="-9.07395" calcext:value-type="float">
            <text:p>-9.07395</text:p>
          </table:table-cell>
          <table:table-cell office:value-type="float" office:value="-2.27262" calcext:value-type="float">
            <text:p>-2.27262</text:p>
          </table:table-cell>
          <table:table-cell office:value-type="float" office:value="1.00486" calcext:value-type="float">
            <text:p>1.00486</text:p>
          </table:table-cell>
          <table:table-cell office:value-type="float" office:value="1.07232" calcext:value-type="float">
            <text:p>1.07232</text:p>
          </table:table-cell>
          <table:table-cell office:value-type="float" office:value="-6.32708" calcext:value-type="float">
            <text:p>-6.32708</text:p>
          </table:table-cell>
          <table:table-cell office:value-type="float" office:value="0.519864" calcext:value-type="float">
            <text:p>0.519864</text:p>
          </table:table-cell>
          <table:table-cell office:value-type="float" office:value="-1.80077" calcext:value-type="float">
            <text:p>-1.80077</text:p>
          </table:table-cell>
          <table:table-cell office:value-type="float" office:value="-9.24647" calcext:value-type="float">
            <text:p>-9.24647</text:p>
          </table:table-cell>
          <table:table-cell office:value-type="float" office:value="-2.26847" calcext:value-type="float">
            <text:p>-2.26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157678" calcext:value-type="float">
            <text:p>0.0157678</text:p>
          </table:table-cell>
          <table:table-cell office:value-type="float" office:value="0.0954476" calcext:value-type="float">
            <text:p>0.0954476</text:p>
          </table:table-cell>
          <table:table-cell office:value-type="float" office:value="0.253241" calcext:value-type="float">
            <text:p>0.253241</text:p>
          </table:table-cell>
          <table:table-cell office:value-type="float" office:value="-0.239999" calcext:value-type="float">
            <text:p>-0.23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2.73033" calcext:value-type="float">
            <text:p>-2.73033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18043" calcext:value-type="float">
            <text:p>0.18043</text:p>
          </table:table-cell>
          <table:table-cell office:value-type="float" office:value="0.838967" calcext:value-type="float">
            <text:p>0.838967</text:p>
          </table:table-cell>
          <table:table-cell office:value-type="float" office:value="0.5134" calcext:value-type="float">
            <text:p>0.5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0012" calcext:value-type="float">
            <text:p>0.760012</text:p>
          </table:table-cell>
          <table:table-cell office:value-type="float" office:value="-1.03733" calcext:value-type="float">
            <text:p>-1.03733</text:p>
          </table:table-cell>
          <table:table-cell office:value-type="float" office:value="-0.401274" calcext:value-type="float">
            <text:p>-0.401274</text:p>
          </table:table-cell>
          <table:table-cell office:value-type="float" office:value="-0.297069" calcext:value-type="float">
            <text:p>-0.297069</text:p>
          </table:table-cell>
          <table:table-cell office:value-type="float" office:value="0.0341372" calcext:value-type="float">
            <text:p>0.0341372</text:p>
          </table:table-cell>
          <table:table-cell office:value-type="float" office:value="0.407659" calcext:value-type="float">
            <text:p>0.407659</text:p>
          </table:table-cell>
          <table:table-cell office:value-type="float" office:value="-0.0864265" calcext:value-type="float">
            <text:p>-0.0864265</text:p>
          </table:table-cell>
          <table:table-cell office:value-type="float" office:value="-0.608407" calcext:value-type="float">
            <text:p>-0.608407</text:p>
          </table:table-cell>
          <table:table-cell office:value-type="float" office:value="-0.144043" calcext:value-type="float">
            <text:p>-0.144043</text:p>
          </table:table-cell>
          <table:table-cell office:value-type="float" office:value="0.0704434" calcext:value-type="float">
            <text:p>0.0704434</text:p>
          </table:table-cell>
          <table:table-cell office:value-type="float" office:value="-0.764486" calcext:value-type="float">
            <text:p>-0.764486</text:p>
          </table:table-cell>
          <table:table-cell office:value-type="float" office:value="-0.179506" calcext:value-type="float">
            <text:p>-0.179506</text:p>
          </table:table-cell>
          <table:table-cell office:value-type="float" office:value="0.589907" calcext:value-type="float">
            <text:p>0.589907</text:p>
          </table:table-cell>
          <table:table-cell office:value-type="float" office:value="-0.753109" calcext:value-type="float">
            <text:p>-0.753109</text:p>
          </table:table-cell>
          <table:table-cell office:value-type="float" office:value="-0.181637" calcext:value-type="float">
            <text:p>-0.181637</text:p>
          </table:table-cell>
          <table:table-cell office:value-type="float" office:value="-0.721281" calcext:value-type="float">
            <text:p>-0.721281</text:p>
          </table:table-cell>
          <table:table-cell office:value-type="float" office:value="-0.490766" calcext:value-type="float">
            <text:p>-0.490766</text:p>
          </table:table-cell>
          <table:table-cell office:value-type="float" office:value="-0.774287" calcext:value-type="float">
            <text:p>-0.774287</text:p>
          </table:table-cell>
          <table:table-cell office:value-type="float" office:value="0.472682" calcext:value-type="float">
            <text:p>0.472682</text:p>
          </table:table-cell>
          <table:table-cell office:value-type="float" office:value="0.0793229" calcext:value-type="float">
            <text:p>0.0793229</text:p>
          </table:table-cell>
          <table:table-cell office:value-type="float" office:value="0.405052" calcext:value-type="float">
            <text:p>0.405052</text:p>
          </table:table-cell>
          <table:table-cell office:value-type="float" office:value="-0.280802" calcext:value-type="float">
            <text:p>-0.280802</text:p>
          </table:table-cell>
          <table:table-cell office:value-type="float" office:value="-0.311876" calcext:value-type="float">
            <text:p>-0.311876</text:p>
          </table:table-cell>
          <table:table-cell office:value-type="float" office:value="0.701464" calcext:value-type="float">
            <text:p>0.701464</text:p>
          </table:table-cell>
          <table:table-cell office:value-type="float" office:value="17.3229" calcext:value-type="float">
            <text:p>17.3229</text:p>
          </table:table-cell>
          <table:table-cell office:value-type="float" office:value="-23.7762" calcext:value-type="float">
            <text:p>-23.7762</text:p>
          </table:table-cell>
          <table:table-cell office:value-type="float" office:value="-2.26537" calcext:value-type="float">
            <text:p>-2.26537</text:p>
          </table:table-cell>
          <table:table-cell office:value-type="float" office:value="-11.2876" calcext:value-type="float">
            <text:p>-11.2876</text:p>
          </table:table-cell>
          <table:table-cell office:value-type="float" office:value="-6.25577" calcext:value-type="float">
            <text:p>-6.25577</text:p>
          </table:table-cell>
          <table:table-cell office:value-type="float" office:value="-5.06589" calcext:value-type="float">
            <text:p>-5.06589</text:p>
          </table:table-cell>
          <table:table-cell office:value-type="float" office:value="6.98636" calcext:value-type="float">
            <text:p>6.98636</text:p>
          </table:table-cell>
          <table:table-cell office:value-type="float" office:value="-3.0697" calcext:value-type="float">
            <text:p>-3.0697</text:p>
          </table:table-cell>
          <table:table-cell office:value-type="float" office:value="2.39821" calcext:value-type="float">
            <text:p>2.39821</text:p>
          </table:table-cell>
          <table:table-cell office:value-type="float" office:value="-4.02062" calcext:value-type="float">
            <text:p>-4.02062</text:p>
          </table:table-cell>
          <table:table-cell office:value-type="float" office:value="-7.18514" calcext:value-type="float">
            <text:p>-7.18514</text:p>
          </table:table-cell>
          <table:table-cell office:value-type="float" office:value="4.73443" calcext:value-type="float">
            <text:p>4.73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264014" calcext:value-type="float">
            <text:p>0.0264014</text:p>
          </table:table-cell>
          <table:table-cell office:value-type="float" office:value="0.0860875" calcext:value-type="float">
            <text:p>0.0860875</text:p>
          </table:table-cell>
          <table:table-cell office:value-type="float" office:value="0.229409" calcext:value-type="float">
            <text:p>0.229409</text:p>
          </table:table-cell>
          <table:table-cell office:value-type="float" office:value="-0.218627" calcext:value-type="float">
            <text:p>-0.2186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2.6555" calcext:value-type="float">
            <text:p>-2.6555</text:p>
          </table:table-cell>
          <table:table-cell office:value-type="float" office:value="-0.105348" calcext:value-type="float">
            <text:p>-0.105348</text:p>
          </table:table-cell>
          <table:table-cell office:value-type="float" office:value="-0.458076" calcext:value-type="float">
            <text:p>-0.458076</text:p>
          </table:table-cell>
          <table:table-cell office:value-type="float" office:value="0.15803" calcext:value-type="float">
            <text:p>0.15803</text:p>
          </table:table-cell>
          <table:table-cell office:value-type="float" office:value="0.714478" calcext:value-type="float">
            <text:p>0.714478</text:p>
          </table:table-cell>
          <table:table-cell office:value-type="float" office:value="0.681578" calcext:value-type="float">
            <text:p>0.681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5712" calcext:value-type="float">
            <text:p>0.955712</text:p>
          </table:table-cell>
          <table:table-cell office:value-type="float" office:value="-1.12921" calcext:value-type="float">
            <text:p>-1.12921</text:p>
          </table:table-cell>
          <table:table-cell office:value-type="float" office:value="-0.384815" calcext:value-type="float">
            <text:p>-0.384815</text:p>
          </table:table-cell>
          <table:table-cell office:value-type="float" office:value="-0.559767" calcext:value-type="float">
            <text:p>-0.559767</text:p>
          </table:table-cell>
          <table:table-cell office:value-type="float" office:value="-0.240742" calcext:value-type="float">
            <text:p>-0.240742</text:p>
          </table:table-cell>
          <table:table-cell office:value-type="float" office:value="0.0981125" calcext:value-type="float">
            <text:p>0.0981125</text:p>
          </table:table-cell>
          <table:table-cell office:value-type="float" office:value="0.170872" calcext:value-type="float">
            <text:p>0.170872</text:p>
          </table:table-cell>
          <table:table-cell office:value-type="float" office:value="-0.512259" calcext:value-type="float">
            <text:p>-0.512259</text:p>
          </table:table-cell>
          <table:table-cell office:value-type="float" office:value="0.000423551" calcext:value-type="float">
            <text:p>0.000423551</text:p>
          </table:table-cell>
          <table:table-cell office:value-type="float" office:value="-0.0693909" calcext:value-type="float">
            <text:p>-0.0693909</text:p>
          </table:table-cell>
          <table:table-cell office:value-type="float" office:value="-0.822956" calcext:value-type="float">
            <text:p>-0.822956</text:p>
          </table:table-cell>
          <table:table-cell office:value-type="float" office:value="0.154977" calcext:value-type="float">
            <text:p>0.154977</text:p>
          </table:table-cell>
          <table:table-cell office:value-type="float" office:value="0.320078" calcext:value-type="float">
            <text:p>0.320078</text:p>
          </table:table-cell>
          <table:table-cell office:value-type="float" office:value="-0.196897" calcext:value-type="float">
            <text:p>-0.196897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-0.588417" calcext:value-type="float">
            <text:p>-0.588417</text:p>
          </table:table-cell>
          <table:table-cell office:value-type="float" office:value="-0.77041" calcext:value-type="float">
            <text:p>-0.77041</text:p>
          </table:table-cell>
          <table:table-cell office:value-type="float" office:value="-0.772337" calcext:value-type="float">
            <text:p>-0.772337</text:p>
          </table:table-cell>
          <table:table-cell office:value-type="float" office:value="0.73626" calcext:value-type="float">
            <text:p>0.73626</text:p>
          </table:table-cell>
          <table:table-cell office:value-type="float" office:value="0.354739" calcext:value-type="float">
            <text:p>0.354739</text:p>
          </table:table-cell>
          <table:table-cell office:value-type="float" office:value="0.32975" calcext:value-type="float">
            <text:p>0.32975</text:p>
          </table:table-cell>
          <table:table-cell office:value-type="float" office:value="-0.397345" calcext:value-type="float">
            <text:p>-0.397345</text:p>
          </table:table-cell>
          <table:table-cell office:value-type="float" office:value="-0.0100815" calcext:value-type="float">
            <text:p>-0.0100815</text:p>
          </table:table-cell>
          <table:table-cell office:value-type="float" office:value="1.00004" calcext:value-type="float">
            <text:p>1.00004</text:p>
          </table:table-cell>
          <table:table-cell office:value-type="float" office:value="13.0827" calcext:value-type="float">
            <text:p>13.0827</text:p>
          </table:table-cell>
          <table:table-cell office:value-type="float" office:value="-20.3497" calcext:value-type="float">
            <text:p>-20.3497</text:p>
          </table:table-cell>
          <table:table-cell office:value-type="float" office:value="0.759146" calcext:value-type="float">
            <text:p>0.759146</text:p>
          </table:table-cell>
          <table:table-cell office:value-type="float" office:value="-10.3729" calcext:value-type="float">
            <text:p>-10.3729</text:p>
          </table:table-cell>
          <table:table-cell office:value-type="float" office:value="-7.68321" calcext:value-type="float">
            <text:p>-7.68321</text:p>
          </table:table-cell>
          <table:table-cell office:value-type="float" office:value="-7.75851" calcext:value-type="float">
            <text:p>-7.75851</text:p>
          </table:table-cell>
          <table:table-cell office:value-type="float" office:value="9.41988" calcext:value-type="float">
            <text:p>9.41988</text:p>
          </table:table-cell>
          <table:table-cell office:value-type="float" office:value="-0.437057" calcext:value-type="float">
            <text:p>-0.437057</text:p>
          </table:table-cell>
          <table:table-cell office:value-type="float" office:value="3.15209" calcext:value-type="float">
            <text:p>3.15209</text:p>
          </table:table-cell>
          <table:table-cell office:value-type="float" office:value="-5.99626" calcext:value-type="float">
            <text:p>-5.99626</text:p>
          </table:table-cell>
          <table:table-cell office:value-type="float" office:value="-4.64573" calcext:value-type="float">
            <text:p>-4.64573</text:p>
          </table:table-cell>
          <table:table-cell office:value-type="float" office:value="10.9538" calcext:value-type="float">
            <text:p>10.9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310386" calcext:value-type="float">
            <text:p>0.0310386</text:p>
          </table:table-cell>
          <table:table-cell office:value-type="float" office:value="0.0774744" calcext:value-type="float">
            <text:p>0.0774744</text:p>
          </table:table-cell>
          <table:table-cell office:value-type="float" office:value="0.214854" calcext:value-type="float">
            <text:p>0.214854</text:p>
          </table:table-cell>
          <table:table-cell office:value-type="float" office:value="-0.205915" calcext:value-type="float">
            <text:p>-0.205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2.29826" calcext:value-type="float">
            <text:p>-2.29826</text:p>
          </table:table-cell>
          <table:table-cell office:value-type="float" office:value="-0.508174" calcext:value-type="float">
            <text:p>-0.508174</text:p>
          </table:table-cell>
          <table:table-cell office:value-type="float" office:value="-0.407097" calcext:value-type="float">
            <text:p>-0.407097</text:p>
          </table:table-cell>
          <table:table-cell office:value-type="float" office:value="0.156368" calcext:value-type="float">
            <text:p>0.156368</text:p>
          </table:table-cell>
          <table:table-cell office:value-type="float" office:value="0.560284" calcext:value-type="float">
            <text:p>0.560284</text:p>
          </table:table-cell>
          <table:table-cell office:value-type="float" office:value="0.813407" calcext:value-type="float">
            <text:p>0.813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4135" calcext:value-type="float">
            <text:p>0.954135</text:p>
          </table:table-cell>
          <table:table-cell office:value-type="float" office:value="-1.31135" calcext:value-type="float">
            <text:p>-1.31135</text:p>
          </table:table-cell>
          <table:table-cell office:value-type="float" office:value="-0.178784" calcext:value-type="float">
            <text:p>-0.178784</text:p>
          </table:table-cell>
          <table:table-cell office:value-type="float" office:value="-0.778048" calcext:value-type="float">
            <text:p>-0.778048</text:p>
          </table:table-cell>
          <table:table-cell office:value-type="float" office:value="-0.527323" calcext:value-type="float">
            <text:p>-0.527323</text:p>
          </table:table-cell>
          <table:table-cell office:value-type="float" office:value="-0.201467" calcext:value-type="float">
            <text:p>-0.201467</text:p>
          </table:table-cell>
          <table:table-cell office:value-type="float" office:value="0.476297" calcext:value-type="float">
            <text:p>0.476297</text:p>
          </table:table-cell>
          <table:table-cell office:value-type="float" office:value="-0.310933" calcext:value-type="float">
            <text:p>-0.310933</text:p>
          </table:table-cell>
          <table:table-cell office:value-type="float" office:value="0.0927371" calcext:value-type="float">
            <text:p>0.0927371</text:p>
          </table:table-cell>
          <table:table-cell office:value-type="float" office:value="-0.261132" calcext:value-type="float">
            <text:p>-0.261132</text:p>
          </table:table-cell>
          <table:table-cell office:value-type="float" office:value="-0.747842" calcext:value-type="float">
            <text:p>-0.747842</text:p>
          </table:table-cell>
          <table:table-cell office:value-type="float" office:value="0.584827" calcext:value-type="float">
            <text:p>0.584827</text:p>
          </table:table-cell>
          <table:table-cell office:value-type="float" office:value="-0.207889" calcext:value-type="float">
            <text:p>-0.207889</text:p>
          </table:table-cell>
          <table:table-cell office:value-type="float" office:value="-0.315088" calcext:value-type="float">
            <text:p>-0.315088</text:p>
          </table:table-cell>
          <table:table-cell office:value-type="float" office:value="0.433875" calcext:value-type="float">
            <text:p>0.433875</text:p>
          </table:table-cell>
          <table:table-cell office:value-type="float" office:value="-0.364194" calcext:value-type="float">
            <text:p>-0.364194</text:p>
          </table:table-cell>
          <table:table-cell office:value-type="float" office:value="-0.476897" calcext:value-type="float">
            <text:p>-0.476897</text:p>
          </table:table-cell>
          <table:table-cell office:value-type="float" office:value="-0.623166" calcext:value-type="float">
            <text:p>-0.623166</text:p>
          </table:table-cell>
          <table:table-cell office:value-type="float" office:value="0.644552" calcext:value-type="float">
            <text:p>0.644552</text:p>
          </table:table-cell>
          <table:table-cell office:value-type="float" office:value="0.537824" calcext:value-type="float">
            <text:p>0.537824</text:p>
          </table:table-cell>
          <table:table-cell office:value-type="float" office:value="0.0875119" calcext:value-type="float">
            <text:p>0.0875119</text:p>
          </table:table-cell>
          <table:table-cell office:value-type="float" office:value="-0.458781" calcext:value-type="float">
            <text:p>-0.458781</text:p>
          </table:table-cell>
          <table:table-cell office:value-type="float" office:value="0.291949" calcext:value-type="float">
            <text:p>0.291949</text:p>
          </table:table-cell>
          <table:table-cell office:value-type="float" office:value="0.970126" calcext:value-type="float">
            <text:p>0.970126</text:p>
          </table:table-cell>
          <table:table-cell office:value-type="float" office:value="7.35999" calcext:value-type="float">
            <text:p>7.35999</text:p>
          </table:table-cell>
          <table:table-cell office:value-type="float" office:value="-14.6596" calcext:value-type="float">
            <text:p>-14.6596</text:p>
          </table:table-cell>
          <table:table-cell office:value-type="float" office:value="2.07484" calcext:value-type="float">
            <text:p>2.07484</text:p>
          </table:table-cell>
          <table:table-cell office:value-type="float" office:value="-8.26023" calcext:value-type="float">
            <text:p>-8.26023</text:p>
          </table:table-cell>
          <table:table-cell office:value-type="float" office:value="-5.90999" calcext:value-type="float">
            <text:p>-5.90999</text:p>
          </table:table-cell>
          <table:table-cell office:value-type="float" office:value="-7.86982" calcext:value-type="float">
            <text:p>-7.86982</text:p>
          </table:table-cell>
          <table:table-cell office:value-type="float" office:value="9.58246" calcext:value-type="float">
            <text:p>9.58246</text:p>
          </table:table-cell>
          <table:table-cell office:value-type="float" office:value="1.43537" calcext:value-type="float">
            <text:p>1.43537</text:p>
          </table:table-cell>
          <table:table-cell office:value-type="float" office:value="1.52712" calcext:value-type="float">
            <text:p>1.52712</text:p>
          </table:table-cell>
          <table:table-cell office:value-type="float" office:value="-8.18148" calcext:value-type="float">
            <text:p>-8.18148</text:p>
          </table:table-cell>
          <table:table-cell office:value-type="float" office:value="-2.50977" calcext:value-type="float">
            <text:p>-2.50977</text:p>
          </table:table-cell>
          <table:table-cell office:value-type="float" office:value="14.1936" calcext:value-type="float">
            <text:p>14.1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341944" calcext:value-type="float">
            <text:p>0.0341944</text:p>
          </table:table-cell>
          <table:table-cell office:value-type="float" office:value="0.0706116" calcext:value-type="float">
            <text:p>0.0706116</text:p>
          </table:table-cell>
          <table:table-cell office:value-type="float" office:value="0.204443" calcext:value-type="float">
            <text:p>0.204443</text:p>
          </table:table-cell>
          <table:table-cell office:value-type="float" office:value="-0.196737" calcext:value-type="float">
            <text:p>-0.196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2.01311" calcext:value-type="float">
            <text:p>-2.01311</text:p>
          </table:table-cell>
          <table:table-cell office:value-type="float" office:value="-0.939424" calcext:value-type="float">
            <text:p>-0.939424</text:p>
          </table:table-cell>
          <table:table-cell office:value-type="float" office:value="-0.387086" calcext:value-type="float">
            <text:p>-0.387086</text:p>
          </table:table-cell>
          <table:table-cell office:value-type="float" office:value="0.191299" calcext:value-type="float">
            <text:p>0.191299</text:p>
          </table:table-cell>
          <table:table-cell office:value-type="float" office:value="0.418165" calcext:value-type="float">
            <text:p>0.418165</text:p>
          </table:table-cell>
          <table:table-cell office:value-type="float" office:value="0.887999" calcext:value-type="float">
            <text:p>0.887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0695" calcext:value-type="float">
            <text:p>0.780695</text:p>
          </table:table-cell>
          <table:table-cell office:value-type="float" office:value="-1.30967" calcext:value-type="float">
            <text:p>-1.30967</text:p>
          </table:table-cell>
          <table:table-cell office:value-type="float" office:value="-0.094039" calcext:value-type="float">
            <text:p>-0.094039</text:p>
          </table:table-cell>
          <table:table-cell office:value-type="float" office:value="-0.832447" calcext:value-type="float">
            <text:p>-0.832447</text:p>
          </table:table-cell>
          <table:table-cell office:value-type="float" office:value="-0.62358" calcext:value-type="float">
            <text:p>-0.62358</text:p>
          </table:table-cell>
          <table:table-cell office:value-type="float" office:value="-0.401938" calcext:value-type="float">
            <text:p>-0.401938</text:p>
          </table:table-cell>
          <table:table-cell office:value-type="float" office:value="0.69019" calcext:value-type="float">
            <text:p>0.69019</text:p>
          </table:table-cell>
          <table:table-cell office:value-type="float" office:value="-0.0735366" calcext:value-type="float">
            <text:p>-0.0735366</text:p>
          </table:table-cell>
          <table:table-cell office:value-type="float" office:value="0.0366665" calcext:value-type="float">
            <text:p>0.0366665</text:p>
          </table:table-cell>
          <table:table-cell office:value-type="float" office:value="-0.451742" calcext:value-type="float">
            <text:p>-0.451742</text:p>
          </table:table-cell>
          <table:table-cell office:value-type="float" office:value="-0.570711" calcext:value-type="float">
            <text:p>-0.570711</text:p>
          </table:table-cell>
          <table:table-cell office:value-type="float" office:value="0.793149" calcext:value-type="float">
            <text:p>0.793149</text:p>
          </table:table-cell>
          <table:table-cell office:value-type="float" office:value="-0.638069" calcext:value-type="float">
            <text:p>-0.638069</text:p>
          </table:table-cell>
          <table:table-cell office:value-type="float" office:value="0.341903" calcext:value-type="float">
            <text:p>0.341903</text:p>
          </table:table-cell>
          <table:table-cell office:value-type="float" office:value="0.0318293" calcext:value-type="float">
            <text:p>0.0318293</text:p>
          </table:table-cell>
          <table:table-cell office:value-type="float" office:value="0.0877308" calcext:value-type="float">
            <text:p>0.0877308</text:p>
          </table:table-cell>
          <table:table-cell office:value-type="float" office:value="-0.0398987" calcext:value-type="float">
            <text:p>-0.0398987</text:p>
          </table:table-cell>
          <table:table-cell office:value-type="float" office:value="-0.384442" calcext:value-type="float">
            <text:p>-0.384442</text:p>
          </table:table-cell>
          <table:table-cell office:value-type="float" office:value="0.423783" calcext:value-type="float">
            <text:p>0.423783</text:p>
          </table:table-cell>
          <table:table-cell office:value-type="float" office:value="0.634199" calcext:value-type="float">
            <text:p>0.634199</text:p>
          </table:table-cell>
          <table:table-cell office:value-type="float" office:value="-0.353218" calcext:value-type="float">
            <text:p>-0.353218</text:p>
          </table:table-cell>
          <table:table-cell office:value-type="float" office:value="-0.51715" calcext:value-type="float">
            <text:p>-0.51715</text:p>
          </table:table-cell>
          <table:table-cell office:value-type="float" office:value="0.541089" calcext:value-type="float">
            <text:p>0.541089</text:p>
          </table:table-cell>
          <table:table-cell office:value-type="float" office:value="0.0992346" calcext:value-type="float">
            <text:p>0.0992346</text:p>
          </table:table-cell>
          <table:table-cell office:value-type="float" office:value="0.455527" calcext:value-type="float">
            <text:p>0.455527</text:p>
          </table:table-cell>
          <table:table-cell office:value-type="float" office:value="-6.4372" calcext:value-type="float">
            <text:p>-6.4372</text:p>
          </table:table-cell>
          <table:table-cell office:value-type="float" office:value="0.425317" calcext:value-type="float">
            <text:p>0.425317</text:p>
          </table:table-cell>
          <table:table-cell office:value-type="float" office:value="-3.94299" calcext:value-type="float">
            <text:p>-3.94299</text:p>
          </table:table-cell>
          <table:table-cell office:value-type="float" office:value="-3.52912" calcext:value-type="float">
            <text:p>-3.52912</text:p>
          </table:table-cell>
          <table:table-cell office:value-type="float" office:value="-6.60205" calcext:value-type="float">
            <text:p>-6.60205</text:p>
          </table:table-cell>
          <table:table-cell office:value-type="float" office:value="8.93319" calcext:value-type="float">
            <text:p>8.93319</text:p>
          </table:table-cell>
          <table:table-cell office:value-type="float" office:value="3.46843" calcext:value-type="float">
            <text:p>3.46843</text:p>
          </table:table-cell>
          <table:table-cell office:value-type="float" office:value="-3.11886" calcext:value-type="float">
            <text:p>-3.11886</text:p>
          </table:table-cell>
          <table:table-cell office:value-type="float" office:value="-8.91333" calcext:value-type="float">
            <text:p>-8.91333</text:p>
          </table:table-cell>
          <table:table-cell office:value-type="float" office:value="-1.98872" calcext:value-type="float">
            <text:p>-1.98872</text:p>
          </table:table-cell>
          <table:table-cell office:value-type="float" office:value="14.2363" calcext:value-type="float">
            <text:p>14.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390263" calcext:value-type="float">
            <text:p>0.0390263</text:p>
          </table:table-cell>
          <table:table-cell office:value-type="float" office:value="0.0666027" calcext:value-type="float">
            <text:p>0.0666027</text:p>
          </table:table-cell>
          <table:table-cell office:value-type="float" office:value="0.191392" calcext:value-type="float">
            <text:p>0.191392</text:p>
          </table:table-cell>
          <table:table-cell office:value-type="float" office:value="-0.184164" calcext:value-type="float">
            <text:p>-0.184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2.16412" calcext:value-type="float">
            <text:p>-2.16412</text:p>
          </table:table-cell>
          <table:table-cell office:value-type="float" office:value="-1.19154" calcext:value-type="float">
            <text:p>-1.19154</text:p>
          </table:table-cell>
          <table:table-cell office:value-type="float" office:value="-0.179232" calcext:value-type="float">
            <text:p>-0.179232</text:p>
          </table:table-cell>
          <table:table-cell office:value-type="float" office:value="0.254026" calcext:value-type="float">
            <text:p>0.254026</text:p>
          </table:table-cell>
          <table:table-cell office:value-type="float" office:value="0.286886" calcext:value-type="float">
            <text:p>0.286886</text:p>
          </table:table-cell>
          <table:table-cell office:value-type="float" office:value="0.923671" calcext:value-type="float">
            <text:p>0.923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3181" calcext:value-type="float">
            <text:p>0.523181</text:p>
          </table:table-cell>
          <table:table-cell office:value-type="float" office:value="-1.08597" calcext:value-type="float">
            <text:p>-1.08597</text:p>
          </table:table-cell>
          <table:table-cell office:value-type="float" office:value="-0.102312" calcext:value-type="float">
            <text:p>-0.102312</text:p>
          </table:table-cell>
          <table:table-cell office:value-type="float" office:value="-0.710399" calcext:value-type="float">
            <text:p>-0.710399</text:p>
          </table:table-cell>
          <table:table-cell office:value-type="float" office:value="-0.57527" calcext:value-type="float">
            <text:p>-0.57527</text:p>
          </table:table-cell>
          <table:table-cell office:value-type="float" office:value="-0.465328" calcext:value-type="float">
            <text:p>-0.465328</text:p>
          </table:table-cell>
          <table:table-cell office:value-type="float" office:value="0.818399" calcext:value-type="float">
            <text:p>0.818399</text:p>
          </table:table-cell>
          <table:table-cell office:value-type="float" office:value="0.124821" calcext:value-type="float">
            <text:p>0.124821</text:p>
          </table:table-cell>
          <table:table-cell office:value-type="float" office:value="-0.10443" calcext:value-type="float">
            <text:p>-0.10443</text:p>
          </table:table-cell>
          <table:table-cell office:value-type="float" office:value="-0.630506" calcext:value-type="float">
            <text:p>-0.630506</text:p>
          </table:table-cell>
          <table:table-cell office:value-type="float" office:value="-0.396244" calcext:value-type="float">
            <text:p>-0.396244</text:p>
          </table:table-cell>
          <table:table-cell office:value-type="float" office:value="0.776874" calcext:value-type="float">
            <text:p>0.776874</text:p>
          </table:table-cell>
          <table:table-cell office:value-type="float" office:value="-0.814972" calcext:value-type="float">
            <text:p>-0.814972</text:p>
          </table:table-cell>
          <table:table-cell office:value-type="float" office:value="0.865145" calcext:value-type="float">
            <text:p>0.865145</text:p>
          </table:table-cell>
          <table:table-cell office:value-type="float" office:value="-0.0892225" calcext:value-type="float">
            <text:p>-0.0892225</text:p>
          </table:table-cell>
          <table:table-cell office:value-type="float" office:value="0.564282" calcext:value-type="float">
            <text:p>0.564282</text:p>
          </table:table-cell>
          <table:table-cell office:value-type="float" office:value="0.274597" calcext:value-type="float">
            <text:p>0.274597</text:p>
          </table:table-cell>
          <table:table-cell office:value-type="float" office:value="0.0316796" calcext:value-type="float">
            <text:p>0.0316796</text:p>
          </table:table-cell>
          <table:table-cell office:value-type="float" office:value="0.307352" calcext:value-type="float">
            <text:p>0.307352</text:p>
          </table:table-cell>
          <table:table-cell office:value-type="float" office:value="0.49751" calcext:value-type="float">
            <text:p>0.49751</text:p>
          </table:table-cell>
          <table:table-cell office:value-type="float" office:value="-0.470922" calcext:value-type="float">
            <text:p>-0.470922</text:p>
          </table:table-cell>
          <table:table-cell office:value-type="float" office:value="-0.458569" calcext:value-type="float">
            <text:p>-0.458569</text:p>
          </table:table-cell>
          <table:table-cell office:value-type="float" office:value="0.424479" calcext:value-type="float">
            <text:p>0.424479</text:p>
          </table:table-cell>
          <table:table-cell office:value-type="float" office:value="-0.104133" calcext:value-type="float">
            <text:p>-0.104133</text:p>
          </table:table-cell>
          <table:table-cell office:value-type="float" office:value="-5.1291" calcext:value-type="float">
            <text:p>-5.1291</text:p>
          </table:table-cell>
          <table:table-cell office:value-type="float" office:value="-1.06803" calcext:value-type="float">
            <text:p>-1.06803</text:p>
          </table:table-cell>
          <table:table-cell office:value-type="float" office:value="-1.46191" calcext:value-type="float">
            <text:p>-1.46191</text:p>
          </table:table-cell>
          <table:table-cell office:value-type="float" office:value="0.498446" calcext:value-type="float">
            <text:p>0.498446</text:p>
          </table:table-cell>
          <table:table-cell office:value-type="float" office:value="-1.61723" calcext:value-type="float">
            <text:p>-1.61723</text:p>
          </table:table-cell>
          <table:table-cell office:value-type="float" office:value="-3.42331" calcext:value-type="float">
            <text:p>-3.42331</text:p>
          </table:table-cell>
          <table:table-cell office:value-type="float" office:value="9.54672" calcext:value-type="float">
            <text:p>9.54672</text:p>
          </table:table-cell>
          <table:table-cell office:value-type="float" office:value="4.39863" calcext:value-type="float">
            <text:p>4.39863</text:p>
          </table:table-cell>
          <table:table-cell office:value-type="float" office:value="-5.76796" calcext:value-type="float">
            <text:p>-5.76796</text:p>
          </table:table-cell>
          <table:table-cell office:value-type="float" office:value="-8.06718" calcext:value-type="float">
            <text:p>-8.06718</text:p>
          </table:table-cell>
          <table:table-cell office:value-type="float" office:value="-1.50448" calcext:value-type="float">
            <text:p>-1.50448</text:p>
          </table:table-cell>
          <table:table-cell office:value-type="float" office:value="9.58422" calcext:value-type="float">
            <text:p>9.58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427499" calcext:value-type="float">
            <text:p>0.0427499</text:p>
          </table:table-cell>
          <table:table-cell office:value-type="float" office:value="0.0652488" calcext:value-type="float">
            <text:p>0.0652488</text:p>
          </table:table-cell>
          <table:table-cell office:value-type="float" office:value="0.174425" calcext:value-type="float">
            <text:p>0.174425</text:p>
          </table:table-cell>
          <table:table-cell office:value-type="float" office:value="-0.167335" calcext:value-type="float">
            <text:p>-0.167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2.82417" calcext:value-type="float">
            <text:p>-2.82417</text:p>
          </table:table-cell>
          <table:table-cell office:value-type="float" office:value="-0.915756" calcext:value-type="float">
            <text:p>-0.915756</text:p>
          </table:table-cell>
          <table:table-cell office:value-type="float" office:value="0.202233" calcext:value-type="float">
            <text:p>0.202233</text:p>
          </table:table-cell>
          <table:table-cell office:value-type="float" office:value="0.342422" calcext:value-type="float">
            <text:p>0.342422</text:p>
          </table:table-cell>
          <table:table-cell office:value-type="float" office:value="0.0852045" calcext:value-type="float">
            <text:p>0.0852045</text:p>
          </table:table-cell>
          <table:table-cell office:value-type="float" office:value="0.935675" calcext:value-type="float">
            <text:p>0.935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6285" calcext:value-type="float">
            <text:p>0.196285</text:p>
          </table:table-cell>
          <table:table-cell office:value-type="float" office:value="-0.683323" calcext:value-type="float">
            <text:p>-0.683323</text:p>
          </table:table-cell>
          <table:table-cell office:value-type="float" office:value="-0.0964366" calcext:value-type="float">
            <text:p>-0.0964366</text:p>
          </table:table-cell>
          <table:table-cell office:value-type="float" office:value="-0.41532" calcext:value-type="float">
            <text:p>-0.41532</text:p>
          </table:table-cell>
          <table:table-cell office:value-type="float" office:value="-0.425659" calcext:value-type="float">
            <text:p>-0.425659</text:p>
          </table:table-cell>
          <table:table-cell office:value-type="float" office:value="-0.345547" calcext:value-type="float">
            <text:p>-0.345547</text:p>
          </table:table-cell>
          <table:table-cell office:value-type="float" office:value="0.912479" calcext:value-type="float">
            <text:p>0.912479</text:p>
          </table:table-cell>
          <table:table-cell office:value-type="float" office:value="0.25771" calcext:value-type="float">
            <text:p>0.25771</text:p>
          </table:table-cell>
          <table:table-cell office:value-type="float" office:value="-0.292956" calcext:value-type="float">
            <text:p>-0.292956</text:p>
          </table:table-cell>
          <table:table-cell office:value-type="float" office:value="-0.74758" calcext:value-type="float">
            <text:p>-0.74758</text:p>
          </table:table-cell>
          <table:table-cell office:value-type="float" office:value="-0.254951" calcext:value-type="float">
            <text:p>-0.254951</text:p>
          </table:table-cell>
          <table:table-cell office:value-type="float" office:value="0.706731" calcext:value-type="float">
            <text:p>0.706731</text:p>
          </table:table-cell>
          <table:table-cell office:value-type="float" office:value="-0.663059" calcext:value-type="float">
            <text:p>-0.663059</text:p>
          </table:table-cell>
          <table:table-cell office:value-type="float" office:value="0.879089" calcext:value-type="float">
            <text:p>0.879089</text:p>
          </table:table-cell>
          <table:table-cell office:value-type="float" office:value="0.0592373" calcext:value-type="float">
            <text:p>0.0592373</text:p>
          </table:table-cell>
          <table:table-cell office:value-type="float" office:value="0.736332" calcext:value-type="float">
            <text:p>0.736332</text:p>
          </table:table-cell>
          <table:table-cell office:value-type="float" office:value="0.337454" calcext:value-type="float">
            <text:p>0.337454</text:p>
          </table:table-cell>
          <table:table-cell office:value-type="float" office:value="0.581196" calcext:value-type="float">
            <text:p>0.581196</text:p>
          </table:table-cell>
          <table:table-cell office:value-type="float" office:value="0.142648" calcext:value-type="float">
            <text:p>0.142648</text:p>
          </table:table-cell>
          <table:table-cell office:value-type="float" office:value="0.109544" calcext:value-type="float">
            <text:p>0.109544</text:p>
          </table:table-cell>
          <table:table-cell office:value-type="float" office:value="-0.427397" calcext:value-type="float">
            <text:p>-0.427397</text:p>
          </table:table-cell>
          <table:table-cell office:value-type="float" office:value="-0.0123315" calcext:value-type="float">
            <text:p>-0.0123315</text:p>
          </table:table-cell>
          <table:table-cell office:value-type="float" office:value="0.266018" calcext:value-type="float">
            <text:p>0.266018</text:p>
          </table:table-cell>
          <table:table-cell office:value-type="float" office:value="-0.243378" calcext:value-type="float">
            <text:p>-0.243378</text:p>
          </table:table-cell>
          <table:table-cell office:value-type="float" office:value="-6.27115" calcext:value-type="float">
            <text:p>-6.27115</text:p>
          </table:table-cell>
          <table:table-cell office:value-type="float" office:value="-0.358627" calcext:value-type="float">
            <text:p>-0.358627</text:p>
          </table:table-cell>
          <table:table-cell office:value-type="float" office:value="-1.98653" calcext:value-type="float">
            <text:p>-1.98653</text:p>
          </table:table-cell>
          <table:table-cell office:value-type="float" office:value="2.98278" calcext:value-type="float">
            <text:p>2.98278</text:p>
          </table:table-cell>
          <table:table-cell office:value-type="float" office:value="-0.672325" calcext:value-type="float">
            <text:p>-0.672325</text:p>
          </table:table-cell>
          <table:table-cell office:value-type="float" office:value="2.14563" calcext:value-type="float">
            <text:p>2.14563</text:p>
          </table:table-cell>
          <table:table-cell office:value-type="float" office:value="9.23139" calcext:value-type="float">
            <text:p>9.23139</text:p>
          </table:table-cell>
          <table:table-cell office:value-type="float" office:value="1.89633" calcext:value-type="float">
            <text:p>1.89633</text:p>
          </table:table-cell>
          <table:table-cell office:value-type="float" office:value="-7.42061" calcext:value-type="float">
            <text:p>-7.42061</text:p>
          </table:table-cell>
          <table:table-cell office:value-type="float" office:value="-4.11617" calcext:value-type="float">
            <text:p>-4.11617</text:p>
          </table:table-cell>
          <table:table-cell office:value-type="float" office:value="-1.41173" calcext:value-type="float">
            <text:p>-1.41173</text:p>
          </table:table-cell>
          <table:table-cell office:value-type="float" office:value="4.3806" calcext:value-type="float">
            <text:p>4.3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462722" calcext:value-type="float">
            <text:p>0.0462722</text:p>
          </table:table-cell>
          <table:table-cell office:value-type="float" office:value="0.0630786" calcext:value-type="float">
            <text:p>0.0630786</text:p>
          </table:table-cell>
          <table:table-cell office:value-type="float" office:value="0.151208" calcext:value-type="float">
            <text:p>0.151208</text:p>
          </table:table-cell>
          <table:table-cell office:value-type="float" office:value="-0.144441" calcext:value-type="float">
            <text:p>-0.1444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2.58955" calcext:value-type="float">
            <text:p>-2.58955</text:p>
          </table:table-cell>
          <table:table-cell office:value-type="float" office:value="0.667041" calcext:value-type="float">
            <text:p>0.667041</text:p>
          </table:table-cell>
          <table:table-cell office:value-type="float" office:value="0.0796374" calcext:value-type="float">
            <text:p>0.0796374</text:p>
          </table:table-cell>
          <table:table-cell office:value-type="float" office:value="0.357267" calcext:value-type="float">
            <text:p>0.357267</text:p>
          </table:table-cell>
          <table:table-cell office:value-type="float" office:value="-0.149981" calcext:value-type="float">
            <text:p>-0.149981</text:p>
          </table:table-cell>
          <table:table-cell office:value-type="float" office:value="0.921882" calcext:value-type="float">
            <text:p>0.921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0976" calcext:value-type="float">
            <text:p>-0.0320976</text:p>
          </table:table-cell>
          <table:table-cell office:value-type="float" office:value="-0.400534" calcext:value-type="float">
            <text:p>-0.400534</text:p>
          </table:table-cell>
          <table:table-cell office:value-type="float" office:value="-0.0770872" calcext:value-type="float">
            <text:p>-0.0770872</text:p>
          </table:table-cell>
          <table:table-cell office:value-type="float" office:value="-0.166455" calcext:value-type="float">
            <text:p>-0.166455</text:p>
          </table:table-cell>
          <table:table-cell office:value-type="float" office:value="-0.326888" calcext:value-type="float">
            <text:p>-0.326888</text:p>
          </table:table-cell>
          <table:table-cell office:value-type="float" office:value="-0.0802915" calcext:value-type="float">
            <text:p>-0.0802915</text:p>
          </table:table-cell>
          <table:table-cell office:value-type="float" office:value="0.867944" calcext:value-type="float">
            <text:p>0.867944</text:p>
          </table:table-cell>
          <table:table-cell office:value-type="float" office:value="0.222327" calcext:value-type="float">
            <text:p>0.222327</text:p>
          </table:table-cell>
          <table:table-cell office:value-type="float" office:value="-0.47271" calcext:value-type="float">
            <text:p>-0.47271</text:p>
          </table:table-cell>
          <table:table-cell office:value-type="float" office:value="-0.639222" calcext:value-type="float">
            <text:p>-0.639222</text:p>
          </table:table-cell>
          <table:table-cell office:value-type="float" office:value="-0.190366" calcext:value-type="float">
            <text:p>-0.190366</text:p>
          </table:table-cell>
          <table:table-cell office:value-type="float" office:value="0.53559" calcext:value-type="float">
            <text:p>0.53559</text:p>
          </table:table-cell>
          <table:table-cell office:value-type="float" office:value="-0.39956" calcext:value-type="float">
            <text:p>-0.39956</text:p>
          </table:table-cell>
          <table:table-cell office:value-type="float" office:value="0.391903" calcext:value-type="float">
            <text:p>0.391903</text:p>
          </table:table-cell>
          <table:table-cell office:value-type="float" office:value="-0.0190011" calcext:value-type="float">
            <text:p>-0.0190011</text:p>
          </table:table-cell>
          <table:table-cell office:value-type="float" office:value="0.402692" calcext:value-type="float">
            <text:p>0.402692</text:p>
          </table:table-cell>
          <table:table-cell office:value-type="float" office:value="0.133593" calcext:value-type="float">
            <text:p>0.133593</text:p>
          </table:table-cell>
          <table:table-cell office:value-type="float" office:value="0.588144" calcext:value-type="float">
            <text:p>0.588144</text:p>
          </table:table-cell>
          <table:table-cell office:value-type="float" office:value="-0.333913" calcext:value-type="float">
            <text:p>-0.333913</text:p>
          </table:table-cell>
          <table:table-cell office:value-type="float" office:value="-0.246654" calcext:value-type="float">
            <text:p>-0.246654</text:p>
          </table:table-cell>
          <table:table-cell office:value-type="float" office:value="-0.396466" calcext:value-type="float">
            <text:p>-0.396466</text:p>
          </table:table-cell>
          <table:table-cell office:value-type="float" office:value="0.445947" calcext:value-type="float">
            <text:p>0.445947</text:p>
          </table:table-cell>
          <table:table-cell office:value-type="float" office:value="0.0517613" calcext:value-type="float">
            <text:p>0.0517613</text:p>
          </table:table-cell>
          <table:table-cell office:value-type="float" office:value="-0.560982" calcext:value-type="float">
            <text:p>-0.560982</text:p>
          </table:table-cell>
          <table:table-cell office:value-type="float" office:value="-5.02039" calcext:value-type="float">
            <text:p>-5.02039</text:p>
          </table:table-cell>
          <table:table-cell office:value-type="float" office:value="-0.401134" calcext:value-type="float">
            <text:p>-0.401134</text:p>
          </table:table-cell>
          <table:table-cell office:value-type="float" office:value="-2.11876" calcext:value-type="float">
            <text:p>-2.11876</text:p>
          </table:table-cell>
          <table:table-cell office:value-type="float" office:value="3.20148" calcext:value-type="float">
            <text:p>3.20148</text:p>
          </table:table-cell>
          <table:table-cell office:value-type="float" office:value="1.17235" calcext:value-type="float">
            <text:p>1.17235</text:p>
          </table:table-cell>
          <table:table-cell office:value-type="float" office:value="5.63151" calcext:value-type="float">
            <text:p>5.63151</text:p>
          </table:table-cell>
          <table:table-cell office:value-type="float" office:value="6.00833" calcext:value-type="float">
            <text:p>6.00833</text:p>
          </table:table-cell>
          <table:table-cell office:value-type="float" office:value="0.158384" calcext:value-type="float">
            <text:p>0.158384</text:p>
          </table:table-cell>
          <table:table-cell office:value-type="float" office:value="-8.48242" calcext:value-type="float">
            <text:p>-8.48242</text:p>
          </table:table-cell>
          <table:table-cell office:value-type="float" office:value="-0.0225019" calcext:value-type="float">
            <text:p>-0.0225019</text:p>
          </table:table-cell>
          <table:table-cell office:value-type="float" office:value="-0.560523" calcext:value-type="float">
            <text:p>-0.560523</text:p>
          </table:table-cell>
          <table:table-cell office:value-type="float" office:value="0.872964" calcext:value-type="float">
            <text:p>0.872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471403" calcext:value-type="float">
            <text:p>0.0471403</text:p>
          </table:table-cell>
          <table:table-cell office:value-type="float" office:value="0.0584751" calcext:value-type="float">
            <text:p>0.0584751</text:p>
          </table:table-cell>
          <table:table-cell office:value-type="float" office:value="0.127709" calcext:value-type="float">
            <text:p>0.127709</text:p>
          </table:table-cell>
          <table:table-cell office:value-type="float" office:value="-0.121774" calcext:value-type="float">
            <text:p>-0.1217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98043" calcext:value-type="float">
            <text:p>-1.98043</text:p>
          </table:table-cell>
          <table:table-cell office:value-type="float" office:value="1.2629" calcext:value-type="float">
            <text:p>1.2629</text:p>
          </table:table-cell>
          <table:table-cell office:value-type="float" office:value="0.248324" calcext:value-type="float">
            <text:p>0.248324</text:p>
          </table:table-cell>
          <table:table-cell office:value-type="float" office:value="0.284676" calcext:value-type="float">
            <text:p>0.284676</text:p>
          </table:table-cell>
          <table:table-cell office:value-type="float" office:value="-0.298515" calcext:value-type="float">
            <text:p>-0.298515</text:p>
          </table:table-cell>
          <table:table-cell office:value-type="float" office:value="0.91096" calcext:value-type="float">
            <text:p>0.91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65484" calcext:value-type="float">
            <text:p>-0.165484</text:p>
          </table:table-cell>
          <table:table-cell office:value-type="float" office:value="-0.309653" calcext:value-type="float">
            <text:p>-0.309653</text:p>
          </table:table-cell>
          <table:table-cell office:value-type="float" office:value="-0.0833704" calcext:value-type="float">
            <text:p>-0.0833704</text:p>
          </table:table-cell>
          <table:table-cell office:value-type="float" office:value="-0.0227298" calcext:value-type="float">
            <text:p>-0.0227298</text:p>
          </table:table-cell>
          <table:table-cell office:value-type="float" office:value="-0.250917" calcext:value-type="float">
            <text:p>-0.250917</text:p>
          </table:table-cell>
          <table:table-cell office:value-type="float" office:value="0.0964352" calcext:value-type="float">
            <text:p>0.0964352</text:p>
          </table:table-cell>
          <table:table-cell office:value-type="float" office:value="0.70983" calcext:value-type="float">
            <text:p>0.70983</text:p>
          </table:table-cell>
          <table:table-cell office:value-type="float" office:value="0.106256" calcext:value-type="float">
            <text:p>0.106256</text:p>
          </table:table-cell>
          <table:table-cell office:value-type="float" office:value="-0.561932" calcext:value-type="float">
            <text:p>-0.561932</text:p>
          </table:table-cell>
          <table:table-cell office:value-type="float" office:value="-0.468213" calcext:value-type="float">
            <text:p>-0.468213</text:p>
          </table:table-cell>
          <table:table-cell office:value-type="float" office:value="-0.174891" calcext:value-type="float">
            <text:p>-0.174891</text:p>
          </table:table-cell>
          <table:table-cell office:value-type="float" office:value="0.349092" calcext:value-type="float">
            <text:p>0.349092</text:p>
          </table:table-cell>
          <table:table-cell office:value-type="float" office:value="-0.279764" calcext:value-type="float">
            <text:p>-0.279764</text:p>
          </table:table-cell>
          <table:table-cell office:value-type="float" office:value="0.170504" calcext:value-type="float">
            <text:p>0.170504</text:p>
          </table:table-cell>
          <table:table-cell office:value-type="float" office:value="0.00855523" calcext:value-type="float">
            <text:p>0.00855523</text:p>
          </table:table-cell>
          <table:table-cell office:value-type="float" office:value="0.371476" calcext:value-type="float">
            <text:p>0.371476</text:p>
          </table:table-cell>
          <table:table-cell office:value-type="float" office:value="0.280602" calcext:value-type="float">
            <text:p>0.280602</text:p>
          </table:table-cell>
          <table:table-cell office:value-type="float" office:value="0.4363" calcext:value-type="float">
            <text:p>0.4363</text:p>
          </table:table-cell>
          <table:table-cell office:value-type="float" office:value="-0.527068" calcext:value-type="float">
            <text:p>-0.527068</text:p>
          </table:table-cell>
          <table:table-cell office:value-type="float" office:value="-0.331511" calcext:value-type="float">
            <text:p>-0.331511</text:p>
          </table:table-cell>
          <table:table-cell office:value-type="float" office:value="-0.0951902" calcext:value-type="float">
            <text:p>-0.0951902</text:p>
          </table:table-cell>
          <table:table-cell office:value-type="float" office:value="0.51016" calcext:value-type="float">
            <text:p>0.51016</text:p>
          </table:table-cell>
          <table:table-cell office:value-type="float" office:value="0.0631996" calcext:value-type="float">
            <text:p>0.0631996</text:p>
          </table:table-cell>
          <table:table-cell office:value-type="float" office:value="-0.491486" calcext:value-type="float">
            <text:p>-0.491486</text:p>
          </table:table-cell>
          <table:table-cell office:value-type="float" office:value="-1.77016" calcext:value-type="float">
            <text:p>-1.77016</text:p>
          </table:table-cell>
          <table:table-cell office:value-type="float" office:value="-1.11929" calcext:value-type="float">
            <text:p>-1.11929</text:p>
          </table:table-cell>
          <table:table-cell office:value-type="float" office:value="-1.5224" calcext:value-type="float">
            <text:p>-1.5224</text:p>
          </table:table-cell>
          <table:table-cell office:value-type="float" office:value="1.28024" calcext:value-type="float">
            <text:p>1.28024</text:p>
          </table:table-cell>
          <table:table-cell office:value-type="float" office:value="2.75975" calcext:value-type="float">
            <text:p>2.75975</text:p>
          </table:table-cell>
          <table:table-cell office:value-type="float" office:value="5.67088" calcext:value-type="float">
            <text:p>5.67088</text:p>
          </table:table-cell>
          <table:table-cell office:value-type="float" office:value="1.55413" calcext:value-type="float">
            <text:p>1.55413</text:p>
          </table:table-cell>
          <table:table-cell office:value-type="float" office:value="-0.385742" calcext:value-type="float">
            <text:p>-0.385742</text:p>
          </table:table-cell>
          <table:table-cell office:value-type="float" office:value="-6.09767" calcext:value-type="float">
            <text:p>-6.09767</text:p>
          </table:table-cell>
          <table:table-cell office:value-type="float" office:value="1.45411" calcext:value-type="float">
            <text:p>1.45411</text:p>
          </table:table-cell>
          <table:table-cell office:value-type="float" office:value="0.628342" calcext:value-type="float">
            <text:p>0.628342</text:p>
          </table:table-cell>
          <table:table-cell office:value-type="float" office:value="-0.41946" calcext:value-type="float">
            <text:p>-0.41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428072" calcext:value-type="float">
            <text:p>0.0428072</text:p>
          </table:table-cell>
          <table:table-cell office:value-type="float" office:value="0.0498326" calcext:value-type="float">
            <text:p>0.0498326</text:p>
          </table:table-cell>
          <table:table-cell office:value-type="float" office:value="0.113965" calcext:value-type="float">
            <text:p>0.113965</text:p>
          </table:table-cell>
          <table:table-cell office:value-type="float" office:value="-0.109546" calcext:value-type="float">
            <text:p>-0.109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52985" calcext:value-type="float">
            <text:p>-1.52985</text:p>
          </table:table-cell>
          <table:table-cell office:value-type="float" office:value="1.61249" calcext:value-type="float">
            <text:p>1.61249</text:p>
          </table:table-cell>
          <table:table-cell office:value-type="float" office:value="0.24889" calcext:value-type="float">
            <text:p>0.24889</text:p>
          </table:table-cell>
          <table:table-cell office:value-type="float" office:value="0.162352" calcext:value-type="float">
            <text:p>0.162352</text:p>
          </table:table-cell>
          <table:table-cell office:value-type="float" office:value="-0.444472" calcext:value-type="float">
            <text:p>-0.444472</text:p>
          </table:table-cell>
          <table:table-cell office:value-type="float" office:value="0.880957" calcext:value-type="float">
            <text:p>0.880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8829" calcext:value-type="float">
            <text:p>-0.198829</text:p>
          </table:table-cell>
          <table:table-cell office:value-type="float" office:value="-0.270305" calcext:value-type="float">
            <text:p>-0.270305</text:p>
          </table:table-cell>
          <table:table-cell office:value-type="float" office:value="-0.076247" calcext:value-type="float">
            <text:p>-0.076247</text:p>
          </table:table-cell>
          <table:table-cell office:value-type="float" office:value="0.0939203" calcext:value-type="float">
            <text:p>0.0939203</text:p>
          </table:table-cell>
          <table:table-cell office:value-type="float" office:value="-0.108294" calcext:value-type="float">
            <text:p>-0.108294</text:p>
          </table:table-cell>
          <table:table-cell office:value-type="float" office:value="0.271384" calcext:value-type="float">
            <text:p>0.271384</text:p>
          </table:table-cell>
          <table:table-cell office:value-type="float" office:value="0.464685" calcext:value-type="float">
            <text:p>0.464685</text:p>
          </table:table-cell>
          <table:table-cell office:value-type="float" office:value="-0.0390671" calcext:value-type="float">
            <text:p>-0.0390671</text:p>
          </table:table-cell>
          <table:table-cell office:value-type="float" office:value="-0.512189" calcext:value-type="float">
            <text:p>-0.512189</text:p>
          </table:table-cell>
          <table:table-cell office:value-type="float" office:value="-0.253603" calcext:value-type="float">
            <text:p>-0.253603</text:p>
          </table:table-cell>
          <table:table-cell office:value-type="float" office:value="-0.146704" calcext:value-type="float">
            <text:p>-0.146704</text:p>
          </table:table-cell>
          <table:table-cell office:value-type="float" office:value="0.167796" calcext:value-type="float">
            <text:p>0.167796</text:p>
          </table:table-cell>
          <table:table-cell office:value-type="float" office:value="0.155989" calcext:value-type="float">
            <text:p>0.155989</text:p>
          </table:table-cell>
          <table:table-cell office:value-type="float" office:value="-0.0101235" calcext:value-type="float">
            <text:p>-0.0101235</text:p>
          </table:table-cell>
          <table:table-cell office:value-type="float" office:value="0.0243802" calcext:value-type="float">
            <text:p>0.0243802</text:p>
          </table:table-cell>
          <table:table-cell office:value-type="float" office:value="0.111994" calcext:value-type="float">
            <text:p>0.111994</text:p>
          </table:table-cell>
          <table:table-cell office:value-type="float" office:value="0.334329" calcext:value-type="float">
            <text:p>0.334329</text:p>
          </table:table-cell>
          <table:table-cell office:value-type="float" office:value="0.355001" calcext:value-type="float">
            <text:p>0.355001</text:p>
          </table:table-cell>
          <table:table-cell office:value-type="float" office:value="-0.59731" calcext:value-type="float">
            <text:p>-0.59731</text:p>
          </table:table-cell>
          <table:table-cell office:value-type="float" office:value="-0.386012" calcext:value-type="float">
            <text:p>-0.386012</text:p>
          </table:table-cell>
          <table:table-cell office:value-type="float" office:value="0.362005" calcext:value-type="float">
            <text:p>0.362005</text:p>
          </table:table-cell>
          <table:table-cell office:value-type="float" office:value="0.417295" calcext:value-type="float">
            <text:p>0.417295</text:p>
          </table:table-cell>
          <table:table-cell office:value-type="float" office:value="0.037066" calcext:value-type="float">
            <text:p>0.037066</text:p>
          </table:table-cell>
          <table:table-cell office:value-type="float" office:value="-0.383079" calcext:value-type="float">
            <text:p>-0.383079</text:p>
          </table:table-cell>
          <table:table-cell office:value-type="float" office:value="4.14053" calcext:value-type="float">
            <text:p>4.14053</text:p>
          </table:table-cell>
          <table:table-cell office:value-type="float" office:value="-3.33073" calcext:value-type="float">
            <text:p>-3.33073</text:p>
          </table:table-cell>
          <table:table-cell office:value-type="float" office:value="-1.34812" calcext:value-type="float">
            <text:p>-1.34812</text:p>
          </table:table-cell>
          <table:table-cell office:value-type="float" office:value="-2.00769" calcext:value-type="float">
            <text:p>-2.00769</text:p>
          </table:table-cell>
          <table:table-cell office:value-type="float" office:value="3.10955" calcext:value-type="float">
            <text:p>3.10955</text:p>
          </table:table-cell>
          <table:table-cell office:value-type="float" office:value="5.74343" calcext:value-type="float">
            <text:p>5.74343</text:p>
          </table:table-cell>
          <table:table-cell office:value-type="float" office:value="-1.47533" calcext:value-type="float">
            <text:p>-1.47533</text:p>
          </table:table-cell>
          <table:table-cell office:value-type="float" office:value="-3.01435" calcext:value-type="float">
            <text:p>-3.01435</text:p>
          </table:table-cell>
          <table:table-cell office:value-type="float" office:value="-1.78894" calcext:value-type="float">
            <text:p>-1.78894</text:p>
          </table:table-cell>
          <table:table-cell office:value-type="float" office:value="0.78047" calcext:value-type="float">
            <text:p>0.78047</text:p>
          </table:table-cell>
          <table:table-cell office:value-type="float" office:value="-0.776524" calcext:value-type="float">
            <text:p>-0.776524</text:p>
          </table:table-cell>
          <table:table-cell office:value-type="float" office:value="-1.92422" calcext:value-type="float">
            <text:p>-1.92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390325" calcext:value-type="float">
            <text:p>0.0390325</text:p>
          </table:table-cell>
          <table:table-cell office:value-type="float" office:value="0.0401993" calcext:value-type="float">
            <text:p>0.0401993</text:p>
          </table:table-cell>
          <table:table-cell office:value-type="float" office:value="0.101389" calcext:value-type="float">
            <text:p>0.101389</text:p>
          </table:table-cell>
          <table:table-cell office:value-type="float" office:value="-0.0982508" calcext:value-type="float">
            <text:p>-0.09825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1.02686" calcext:value-type="float">
            <text:p>-1.02686</text:p>
          </table:table-cell>
          <table:table-cell office:value-type="float" office:value="1.98838" calcext:value-type="float">
            <text:p>1.98838</text:p>
          </table:table-cell>
          <table:table-cell office:value-type="float" office:value="0.171279" calcext:value-type="float">
            <text:p>0.171279</text:p>
          </table:table-cell>
          <table:table-cell office:value-type="float" office:value="0.0431245" calcext:value-type="float">
            <text:p>0.0431245</text:p>
          </table:table-cell>
          <table:table-cell office:value-type="float" office:value="-0.524217" calcext:value-type="float">
            <text:p>-0.524217</text:p>
          </table:table-cell>
          <table:table-cell office:value-type="float" office:value="0.850492" calcext:value-type="float">
            <text:p>0.850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67987" calcext:value-type="float">
            <text:p>-0.0567987</text:p>
          </table:table-cell>
          <table:table-cell office:value-type="float" office:value="-0.351498" calcext:value-type="float">
            <text:p>-0.351498</text:p>
          </table:table-cell>
          <table:table-cell office:value-type="float" office:value="-0.0616068" calcext:value-type="float">
            <text:p>-0.0616068</text:p>
          </table:table-cell>
          <table:table-cell office:value-type="float" office:value="0.0646097" calcext:value-type="float">
            <text:p>0.0646097</text:p>
          </table:table-cell>
          <table:table-cell office:value-type="float" office:value="0.00459188" calcext:value-type="float">
            <text:p>0.00459188</text:p>
          </table:table-cell>
          <table:table-cell office:value-type="float" office:value="0.351134" calcext:value-type="float">
            <text:p>0.351134</text:p>
          </table:table-cell>
          <table:table-cell office:value-type="float" office:value="0.267336" calcext:value-type="float">
            <text:p>0.267336</text:p>
          </table:table-cell>
          <table:table-cell office:value-type="float" office:value="-0.195466" calcext:value-type="float">
            <text:p>-0.195466</text:p>
          </table:table-cell>
          <table:table-cell office:value-type="float" office:value="-0.322919" calcext:value-type="float">
            <text:p>-0.322919</text:p>
          </table:table-cell>
          <table:table-cell office:value-type="float" office:value="-0.157085" calcext:value-type="float">
            <text:p>-0.157085</text:p>
          </table:table-cell>
          <table:table-cell office:value-type="float" office:value="-0.166734" calcext:value-type="float">
            <text:p>-0.166734</text:p>
          </table:table-cell>
          <table:table-cell office:value-type="float" office:value="0.0610387" calcext:value-type="float">
            <text:p>0.0610387</text:p>
          </table:table-cell>
          <table:table-cell office:value-type="float" office:value="0.630244" calcext:value-type="float">
            <text:p>0.630244</text:p>
          </table:table-cell>
          <table:table-cell office:value-type="float" office:value="-0.497445" calcext:value-type="float">
            <text:p>-0.497445</text:p>
          </table:table-cell>
          <table:table-cell office:value-type="float" office:value="0.0751854" calcext:value-type="float">
            <text:p>0.0751854</text:p>
          </table:table-cell>
          <table:table-cell office:value-type="float" office:value="-0.266314" calcext:value-type="float">
            <text:p>-0.266314</text:p>
          </table:table-cell>
          <table:table-cell office:value-type="float" office:value="0.276833" calcext:value-type="float">
            <text:p>0.276833</text:p>
          </table:table-cell>
          <table:table-cell office:value-type="float" office:value="0.0778532" calcext:value-type="float">
            <text:p>0.0778532</text:p>
          </table:table-cell>
          <table:table-cell office:value-type="float" office:value="-0.47479" calcext:value-type="float">
            <text:p>-0.47479</text:p>
          </table:table-cell>
          <table:table-cell office:value-type="float" office:value="-0.485509" calcext:value-type="float">
            <text:p>-0.485509</text:p>
          </table:table-cell>
          <table:table-cell office:value-type="float" office:value="0.673912" calcext:value-type="float">
            <text:p>0.673912</text:p>
          </table:table-cell>
          <table:table-cell office:value-type="float" office:value="0.121547" calcext:value-type="float">
            <text:p>0.121547</text:p>
          </table:table-cell>
          <table:table-cell office:value-type="float" office:value="-0.166161" calcext:value-type="float">
            <text:p>-0.166161</text:p>
          </table:table-cell>
          <table:table-cell office:value-type="float" office:value="-0.216552" calcext:value-type="float">
            <text:p>-0.216552</text:p>
          </table:table-cell>
          <table:table-cell office:value-type="float" office:value="11.4164" calcext:value-type="float">
            <text:p>11.4164</text:p>
          </table:table-cell>
          <table:table-cell office:value-type="float" office:value="-11.736" calcext:value-type="float">
            <text:p>-11.736</text:p>
          </table:table-cell>
          <table:table-cell office:value-type="float" office:value="-1.49519" calcext:value-type="float">
            <text:p>-1.49519</text:p>
          </table:table-cell>
          <table:table-cell office:value-type="float" office:value="-6.90095" calcext:value-type="float">
            <text:p>-6.90095</text:p>
          </table:table-cell>
          <table:table-cell office:value-type="float" office:value="1.96057" calcext:value-type="float">
            <text:p>1.96057</text:p>
          </table:table-cell>
          <table:table-cell office:value-type="float" office:value="3.40643" calcext:value-type="float">
            <text:p>3.40643</text:p>
          </table:table-cell>
          <table:table-cell office:value-type="float" office:value="-0.428546" calcext:value-type="float">
            <text:p>-0.428546</text:p>
          </table:table-cell>
          <table:table-cell office:value-type="float" office:value="-4.6317" calcext:value-type="float">
            <text:p>-4.6317</text:p>
          </table:table-cell>
          <table:table-cell office:value-type="float" office:value="2.19491" calcext:value-type="float">
            <text:p>2.19491</text:p>
          </table:table-cell>
          <table:table-cell office:value-type="float" office:value="-1.85697" calcext:value-type="float">
            <text:p>-1.85697</text:p>
          </table:table-cell>
          <table:table-cell office:value-type="float" office:value="-3.73044" calcext:value-type="float">
            <text:p>-3.73044</text:p>
          </table:table-cell>
          <table:table-cell office:value-type="float" office:value="-1.90041" calcext:value-type="float">
            <text:p>-1.9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35872" calcext:value-type="float">
            <text:p>0.035872</text:p>
          </table:table-cell>
          <table:table-cell office:value-type="float" office:value="0.0353334" calcext:value-type="float">
            <text:p>0.0353334</text:p>
          </table:table-cell>
          <table:table-cell office:value-type="float" office:value="0.089617" calcext:value-type="float">
            <text:p>0.089617</text:p>
          </table:table-cell>
          <table:table-cell office:value-type="float" office:value="-0.0871393" calcext:value-type="float">
            <text:p>-0.08713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171802" calcext:value-type="float">
            <text:p>0.171802</text:p>
          </table:table-cell>
          <table:table-cell office:value-type="float" office:value="1.07827" calcext:value-type="float">
            <text:p>1.07827</text:p>
          </table:table-cell>
          <table:table-cell office:value-type="float" office:value="-0.191023" calcext:value-type="float">
            <text:p>-0.191023</text:p>
          </table:table-cell>
          <table:table-cell office:value-type="float" office:value="-0.0653092" calcext:value-type="float">
            <text:p>-0.0653092</text:p>
          </table:table-cell>
          <table:table-cell office:value-type="float" office:value="-0.542495" calcext:value-type="float">
            <text:p>-0.542495</text:p>
          </table:table-cell>
          <table:table-cell office:value-type="float" office:value="0.837516" calcext:value-type="float">
            <text:p>0.837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576" calcext:value-type="float">
            <text:p>0.280576</text:p>
          </table:table-cell>
          <table:table-cell office:value-type="float" office:value="-0.612919" calcext:value-type="float">
            <text:p>-0.612919</text:p>
          </table:table-cell>
          <table:table-cell office:value-type="float" office:value="-0.0106905" calcext:value-type="float">
            <text:p>-0.0106905</text:p>
          </table:table-cell>
          <table:table-cell office:value-type="float" office:value="-0.206297" calcext:value-type="float">
            <text:p>-0.206297</text:p>
          </table:table-cell>
          <table:table-cell office:value-type="float" office:value="0.124398" calcext:value-type="float">
            <text:p>0.124398</text:p>
          </table:table-cell>
          <table:table-cell office:value-type="float" office:value="0.331017" calcext:value-type="float">
            <text:p>0.331017</text:p>
          </table:table-cell>
          <table:table-cell office:value-type="float" office:value="0.143285" calcext:value-type="float">
            <text:p>0.143285</text:p>
          </table:table-cell>
          <table:table-cell office:value-type="float" office:value="-0.304269" calcext:value-type="float">
            <text:p>-0.304269</text:p>
          </table:table-cell>
          <table:table-cell office:value-type="float" office:value="-0.0699841" calcext:value-type="float">
            <text:p>-0.0699841</text:p>
          </table:table-cell>
          <table:table-cell office:value-type="float" office:value="-0.15062" calcext:value-type="float">
            <text:p>-0.15062</text:p>
          </table:table-cell>
          <table:table-cell office:value-type="float" office:value="-0.192367" calcext:value-type="float">
            <text:p>-0.192367</text:p>
          </table:table-cell>
          <table:table-cell office:value-type="float" office:value="-0.00416696" calcext:value-type="float">
            <text:p>-0.00416696</text:p>
          </table:table-cell>
          <table:table-cell office:value-type="float" office:value="0.909676" calcext:value-type="float">
            <text:p>0.909676</text:p>
          </table:table-cell>
          <table:table-cell office:value-type="float" office:value="-0.732302" calcext:value-type="float">
            <text:p>-0.732302</text:p>
          </table:table-cell>
          <table:table-cell office:value-type="float" office:value="0.222095" calcext:value-type="float">
            <text:p>0.222095</text:p>
          </table:table-cell>
          <table:table-cell office:value-type="float" office:value="-0.84743" calcext:value-type="float">
            <text:p>-0.84743</text:p>
          </table:table-cell>
          <table:table-cell office:value-type="float" office:value="0.213208" calcext:value-type="float">
            <text:p>0.213208</text:p>
          </table:table-cell>
          <table:table-cell office:value-type="float" office:value="-0.247848" calcext:value-type="float">
            <text:p>-0.247848</text:p>
          </table:table-cell>
          <table:table-cell office:value-type="float" office:value="-0.0310065" calcext:value-type="float">
            <text:p>-0.0310065</text:p>
          </table:table-cell>
          <table:table-cell office:value-type="float" office:value="-0.0808399" calcext:value-type="float">
            <text:p>-0.0808399</text:p>
          </table:table-cell>
          <table:table-cell office:value-type="float" office:value="0.60209" calcext:value-type="float">
            <text:p>0.60209</text:p>
          </table:table-cell>
          <table:table-cell office:value-type="float" office:value="-0.019807" calcext:value-type="float">
            <text:p>-0.019807</text:p>
          </table:table-cell>
          <table:table-cell office:value-type="float" office:value="-0.0328064" calcext:value-type="float">
            <text:p>-0.0328064</text:p>
          </table:table-cell>
          <table:table-cell office:value-type="float" office:value="0.0806746" calcext:value-type="float">
            <text:p>0.0806746</text:p>
          </table:table-cell>
          <table:table-cell office:value-type="float" office:value="13.9557" calcext:value-type="float">
            <text:p>13.9557</text:p>
          </table:table-cell>
          <table:table-cell office:value-type="float" office:value="-17.5565" calcext:value-type="float">
            <text:p>-17.5565</text:p>
          </table:table-cell>
          <table:table-cell office:value-type="float" office:value="-0.140705" calcext:value-type="float">
            <text:p>-0.140705</text:p>
          </table:table-cell>
          <table:table-cell office:value-type="float" office:value="-9.63807" calcext:value-type="float">
            <text:p>-9.63807</text:p>
          </table:table-cell>
          <table:table-cell office:value-type="float" office:value="-0.928772" calcext:value-type="float">
            <text:p>-0.928772</text:p>
          </table:table-cell>
          <table:table-cell office:value-type="float" office:value="-1.10155" calcext:value-type="float">
            <text:p>-1.10155</text:p>
          </table:table-cell>
          <table:table-cell office:value-type="float" office:value="4.22454" calcext:value-type="float">
            <text:p>4.22454</text:p>
          </table:table-cell>
          <table:table-cell office:value-type="float" office:value="-3.16979" calcext:value-type="float">
            <text:p>-3.16979</text:p>
          </table:table-cell>
          <table:table-cell office:value-type="float" office:value="5.10074" calcext:value-type="float">
            <text:p>5.10074</text:p>
          </table:table-cell>
          <table:table-cell office:value-type="float" office:value="-3.58665" calcext:value-type="float">
            <text:p>-3.58665</text:p>
          </table:table-cell>
          <table:table-cell office:value-type="float" office:value="-3.71898" calcext:value-type="float">
            <text:p>-3.71898</text:p>
          </table:table-cell>
          <table:table-cell office:value-type="float" office:value="1.56034" calcext:value-type="float">
            <text:p>1.56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311475" calcext:value-type="float">
            <text:p>0.0311475</text:p>
          </table:table-cell>
          <table:table-cell office:value-type="float" office:value="0.0378528" calcext:value-type="float">
            <text:p>0.0378528</text:p>
          </table:table-cell>
          <table:table-cell office:value-type="float" office:value="0.0909321" calcext:value-type="float">
            <text:p>0.0909321</text:p>
          </table:table-cell>
          <table:table-cell office:value-type="float" office:value="-0.0885773" calcext:value-type="float">
            <text:p>-0.08857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0.21878" calcext:value-type="float">
            <text:p>-0.21878</text:p>
          </table:table-cell>
          <table:table-cell office:value-type="float" office:value="0.707654" calcext:value-type="float">
            <text:p>0.707654</text:p>
          </table:table-cell>
          <table:table-cell office:value-type="float" office:value="-0.153935" calcext:value-type="float">
            <text:p>-0.153935</text:p>
          </table:table-cell>
          <table:table-cell office:value-type="float" office:value="-0.115897" calcext:value-type="float">
            <text:p>-0.115897</text:p>
          </table:table-cell>
          <table:table-cell office:value-type="float" office:value="-0.544438" calcext:value-type="float">
            <text:p>-0.544438</text:p>
          </table:table-cell>
          <table:table-cell office:value-type="float" office:value="0.830756" calcext:value-type="float">
            <text:p>0.830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2979" calcext:value-type="float">
            <text:p>0.682979</text:p>
          </table:table-cell>
          <table:table-cell office:value-type="float" office:value="-0.914774" calcext:value-type="float">
            <text:p>-0.914774</text:p>
          </table:table-cell>
          <table:table-cell office:value-type="float" office:value="0.0558305" calcext:value-type="float">
            <text:p>0.0558305</text:p>
          </table:table-cell>
          <table:table-cell office:value-type="float" office:value="-0.519642" calcext:value-type="float">
            <text:p>-0.519642</text:p>
          </table:table-cell>
          <table:table-cell office:value-type="float" office:value="0.14026" calcext:value-type="float">
            <text:p>0.14026</text:p>
          </table:table-cell>
          <table:table-cell office:value-type="float" office:value="0.185275" calcext:value-type="float">
            <text:p>0.185275</text:p>
          </table:table-cell>
          <table:table-cell office:value-type="float" office:value="0.218274" calcext:value-type="float">
            <text:p>0.218274</text:p>
          </table:table-cell>
          <table:table-cell office:value-type="float" office:value="-0.299678" calcext:value-type="float">
            <text:p>-0.299678</text:p>
          </table:table-cell>
          <table:table-cell office:value-type="float" office:value="0.151293" calcext:value-type="float">
            <text:p>0.151293</text:p>
          </table:table-cell>
          <table:table-cell office:value-type="float" office:value="-0.150162" calcext:value-type="float">
            <text:p>-0.150162</text:p>
          </table:table-cell>
          <table:table-cell office:value-type="float" office:value="-0.228056" calcext:value-type="float">
            <text:p>-0.228056</text:p>
          </table:table-cell>
          <table:table-cell office:value-type="float" office:value="0.122255" calcext:value-type="float">
            <text:p>0.122255</text:p>
          </table:table-cell>
          <table:table-cell office:value-type="float" office:value="1.02164" calcext:value-type="float">
            <text:p>1.02164</text:p>
          </table:table-cell>
          <table:table-cell office:value-type="float" office:value="-0.71757" calcext:value-type="float">
            <text:p>-0.71757</text:p>
          </table:table-cell>
          <table:table-cell office:value-type="float" office:value="0.0965975" calcext:value-type="float">
            <text:p>0.0965975</text:p>
          </table:table-cell>
          <table:table-cell office:value-type="float" office:value="-0.641656" calcext:value-type="float">
            <text:p>-0.641656</text:p>
          </table:table-cell>
          <table:table-cell office:value-type="float" office:value="-0.101372" calcext:value-type="float">
            <text:p>-0.101372</text:p>
          </table:table-cell>
          <table:table-cell office:value-type="float" office:value="-0.500414" calcext:value-type="float">
            <text:p>-0.5004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0975737" calcext:value-type="float">
            <text:p>0.0975737</text:p>
          </table:table-cell>
          <table:table-cell office:value-type="float" office:value="0.510123" calcext:value-type="float">
            <text:p>0.510123</text:p>
          </table:table-cell>
          <table:table-cell office:value-type="float" office:value="0.0161193" calcext:value-type="float">
            <text:p>0.0161193</text:p>
          </table:table-cell>
          <table:table-cell office:value-type="float" office:value="-0.134747" calcext:value-type="float">
            <text:p>-0.134747</text:p>
          </table:table-cell>
          <table:table-cell office:value-type="float" office:value="0.551351" calcext:value-type="float">
            <text:p>0.551351</text:p>
          </table:table-cell>
          <table:table-cell office:value-type="float" office:value="14.1578" calcext:value-type="float">
            <text:p>14.1578</text:p>
          </table:table-cell>
          <table:table-cell office:value-type="float" office:value="-17.1787" calcext:value-type="float">
            <text:p>-17.1787</text:p>
          </table:table-cell>
          <table:table-cell office:value-type="float" office:value="0.138988" calcext:value-type="float">
            <text:p>0.138988</text:p>
          </table:table-cell>
          <table:table-cell office:value-type="float" office:value="-8.28882" calcext:value-type="float">
            <text:p>-8.28882</text:p>
          </table:table-cell>
          <table:table-cell office:value-type="float" office:value="-3.58485" calcext:value-type="float">
            <text:p>-3.58485</text:p>
          </table:table-cell>
          <table:table-cell office:value-type="float" office:value="-4.50328" calcext:value-type="float">
            <text:p>-4.50328</text:p>
          </table:table-cell>
          <table:table-cell office:value-type="float" office:value="7.40635" calcext:value-type="float">
            <text:p>7.40635</text:p>
          </table:table-cell>
          <table:table-cell office:value-type="float" office:value="-0.998976" calcext:value-type="float">
            <text:p>-0.998976</text:p>
          </table:table-cell>
          <table:table-cell office:value-type="float" office:value="6.16548" calcext:value-type="float">
            <text:p>6.16548</text:p>
          </table:table-cell>
          <table:table-cell office:value-type="float" office:value="-3.39845" calcext:value-type="float">
            <text:p>-3.39845</text:p>
          </table:table-cell>
          <table:table-cell office:value-type="float" office:value="-3.73982" calcext:value-type="float">
            <text:p>-3.73982</text:p>
          </table:table-cell>
          <table:table-cell office:value-type="float" office:value="6.35572" calcext:value-type="float">
            <text:p>6.35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252733" calcext:value-type="float">
            <text:p>0.0252733</text:p>
          </table:table-cell>
          <table:table-cell office:value-type="float" office:value="0.0436044" calcext:value-type="float">
            <text:p>0.0436044</text:p>
          </table:table-cell>
          <table:table-cell office:value-type="float" office:value="0.104297" calcext:value-type="float">
            <text:p>0.104297</text:p>
          </table:table-cell>
          <table:table-cell office:value-type="float" office:value="-0.101741" calcext:value-type="float">
            <text:p>-0.1017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0665579" calcext:value-type="float">
            <text:p>0.0665579</text:p>
          </table:table-cell>
          <table:table-cell office:value-type="float" office:value="0.132998" calcext:value-type="float">
            <text:p>0.132998</text:p>
          </table:table-cell>
          <table:table-cell office:value-type="float" office:value="-0.171372" calcext:value-type="float">
            <text:p>-0.171372</text:p>
          </table:table-cell>
          <table:table-cell office:value-type="float" office:value="-0.140148" calcext:value-type="float">
            <text:p>-0.140148</text:p>
          </table:table-cell>
          <table:table-cell office:value-type="float" office:value="-0.557017" calcext:value-type="float">
            <text:p>-0.557017</text:p>
          </table:table-cell>
          <table:table-cell office:value-type="float" office:value="0.818591" calcext:value-type="float">
            <text:p>0.818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507" calcext:value-type="float">
            <text:p>1.01507</text:p>
          </table:table-cell>
          <table:table-cell office:value-type="float" office:value="-1.18483" calcext:value-type="float">
            <text:p>-1.18483</text:p>
          </table:table-cell>
          <table:table-cell office:value-type="float" office:value="0.0637656" calcext:value-type="float">
            <text:p>0.0637656</text:p>
          </table:table-cell>
          <table:table-cell office:value-type="float" office:value="-0.708166" calcext:value-type="float">
            <text:p>-0.708166</text:p>
          </table:table-cell>
          <table:table-cell office:value-type="float" office:value="0.018416" calcext:value-type="float">
            <text:p>0.018416</text:p>
          </table:table-cell>
          <table:table-cell office:value-type="float" office:value="-0.0508285" calcext:value-type="float">
            <text:p>-0.0508285</text:p>
          </table:table-cell>
          <table:table-cell office:value-type="float" office:value="0.398706" calcext:value-type="float">
            <text:p>0.398706</text:p>
          </table:table-cell>
          <table:table-cell office:value-type="float" office:value="-0.208184" calcext:value-type="float">
            <text:p>-0.208184</text:p>
          </table:table-cell>
          <table:table-cell office:value-type="float" office:value="0.315367" calcext:value-type="float">
            <text:p>0.315367</text:p>
          </table:table-cell>
          <table:table-cell office:value-type="float" office:value="-0.175693" calcext:value-type="float">
            <text:p>-0.175693</text:p>
          </table:table-cell>
          <table:table-cell office:value-type="float" office:value="-0.278693" calcext:value-type="float">
            <text:p>-0.278693</text:p>
          </table:table-cell>
          <table:table-cell office:value-type="float" office:value="0.397462" calcext:value-type="float">
            <text:p>0.397462</text:p>
          </table:table-cell>
          <table:table-cell office:value-type="float" office:value="0.330616" calcext:value-type="float">
            <text:p>0.330616</text:p>
          </table:table-cell>
          <table:table-cell office:value-type="float" office:value="-0.518255" calcext:value-type="float">
            <text:p>-0.518255</text:p>
          </table:table-cell>
          <table:table-cell office:value-type="float" office:value="-0.0424541" calcext:value-type="float">
            <text:p>-0.0424541</text:p>
          </table:table-cell>
          <table:table-cell office:value-type="float" office:value="-0.239081" calcext:value-type="float">
            <text:p>-0.239081</text:p>
          </table:table-cell>
          <table:table-cell office:value-type="float" office:value="-0.410635" calcext:value-type="float">
            <text:p>-0.410635</text:p>
          </table:table-cell>
          <table:table-cell office:value-type="float" office:value="-0.571766" calcext:value-type="float">
            <text:p>-0.571766</text:p>
          </table:table-cell>
          <table:table-cell office:value-type="float" office:value="0.413772" calcext:value-type="float">
            <text:p>0.413772</text:p>
          </table:table-cell>
          <table:table-cell office:value-type="float" office:value="0.302979" calcext:value-type="float">
            <text:p>0.302979</text:p>
          </table:table-cell>
          <table:table-cell office:value-type="float" office:value="0.25234" calcext:value-type="float">
            <text:p>0.25234</text:p>
          </table:table-cell>
          <table:table-cell office:value-type="float" office:value="-0.150807" calcext:value-type="float">
            <text:p>-0.150807</text:p>
          </table:table-cell>
          <table:table-cell office:value-type="float" office:value="-0.0939649" calcext:value-type="float">
            <text:p>-0.0939649</text:p>
          </table:table-cell>
          <table:table-cell office:value-type="float" office:value="0.704469" calcext:value-type="float">
            <text:p>0.704469</text:p>
          </table:table-cell>
          <table:table-cell office:value-type="float" office:value="12.13" calcext:value-type="float">
            <text:p>12.13</text:p>
          </table:table-cell>
          <table:table-cell office:value-type="float" office:value="-15.3278" calcext:value-type="float">
            <text:p>-15.3278</text:p>
          </table:table-cell>
          <table:table-cell office:value-type="float" office:value="0.406051" calcext:value-type="float">
            <text:p>0.406051</text:p>
          </table:table-cell>
          <table:table-cell office:value-type="float" office:value="-5.68915" calcext:value-type="float">
            <text:p>-5.68915</text:p>
          </table:table-cell>
          <table:table-cell office:value-type="float" office:value="-5.67852" calcext:value-type="float">
            <text:p>-5.67852</text:p>
          </table:table-cell>
          <table:table-cell office:value-type="float" office:value="-6.32004" calcext:value-type="float">
            <text:p>-6.32004</text:p>
          </table:table-cell>
          <table:table-cell office:value-type="float" office:value="8.72923" calcext:value-type="float">
            <text:p>8.72923</text:p>
          </table:table-cell>
          <table:table-cell office:value-type="float" office:value="0.636006" calcext:value-type="float">
            <text:p>0.636006</text:p>
          </table:table-cell>
          <table:table-cell office:value-type="float" office:value="5.13553" calcext:value-type="float">
            <text:p>5.13553</text:p>
          </table:table-cell>
          <table:table-cell office:value-type="float" office:value="-3.28537" calcext:value-type="float">
            <text:p>-3.28537</text:p>
          </table:table-cell>
          <table:table-cell office:value-type="float" office:value="-3.56191" calcext:value-type="float">
            <text:p>-3.56191</text:p>
          </table:table-cell>
          <table:table-cell office:value-type="float" office:value="10.3019" calcext:value-type="float">
            <text:p>10.3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190804" calcext:value-type="float">
            <text:p>0.0190804</text:p>
          </table:table-cell>
          <table:table-cell office:value-type="float" office:value="0.0479178" calcext:value-type="float">
            <text:p>0.0479178</text:p>
          </table:table-cell>
          <table:table-cell office:value-type="float" office:value="0.116558" calcext:value-type="float">
            <text:p>0.116558</text:p>
          </table:table-cell>
          <table:table-cell office:value-type="float" office:value="-0.113814" calcext:value-type="float">
            <text:p>-0.1138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0.0881947" calcext:value-type="float">
            <text:p>-0.0881947</text:p>
          </table:table-cell>
          <table:table-cell office:value-type="float" office:value="-0.167842" calcext:value-type="float">
            <text:p>-0.167842</text:p>
          </table:table-cell>
          <table:table-cell office:value-type="float" office:value="-0.339884" calcext:value-type="float">
            <text:p>-0.339884</text:p>
          </table:table-cell>
          <table:table-cell office:value-type="float" office:value="-0.126246" calcext:value-type="float">
            <text:p>-0.126246</text:p>
          </table:table-cell>
          <table:table-cell office:value-type="float" office:value="-0.555003" calcext:value-type="float">
            <text:p>-0.555003</text:p>
          </table:table-cell>
          <table:table-cell office:value-type="float" office:value="0.822213" calcext:value-type="float">
            <text:p>0.822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665" calcext:value-type="float">
            <text:p>1.02665</text:p>
          </table:table-cell>
          <table:table-cell office:value-type="float" office:value="-1.34372" calcext:value-type="float">
            <text:p>-1.34372</text:p>
          </table:table-cell>
          <table:table-cell office:value-type="float" office:value="0.0298606" calcext:value-type="float">
            <text:p>0.0298606</text:p>
          </table:table-cell>
          <table:table-cell office:value-type="float" office:value="-0.716987" calcext:value-type="float">
            <text:p>-0.716987</text:p>
          </table:table-cell>
          <table:table-cell office:value-type="float" office:value="-0.179076" calcext:value-type="float">
            <text:p>-0.179076</text:p>
          </table:table-cell>
          <table:table-cell office:value-type="float" office:value="-0.258386" calcext:value-type="float">
            <text:p>-0.258386</text:p>
          </table:table-cell>
          <table:table-cell office:value-type="float" office:value="0.572356" calcext:value-type="float">
            <text:p>0.572356</text:p>
          </table:table-cell>
          <table:table-cell office:value-type="float" office:value="-0.0752244" calcext:value-type="float">
            <text:p>-0.0752244</text:p>
          </table:table-cell>
          <table:table-cell office:value-type="float" office:value="0.366345" calcext:value-type="float">
            <text:p>0.366345</text:p>
          </table:table-cell>
          <table:table-cell office:value-type="float" office:value="-0.23677" calcext:value-type="float">
            <text:p>-0.23677</text:p>
          </table:table-cell>
          <table:table-cell office:value-type="float" office:value="-0.304148" calcext:value-type="float">
            <text:p>-0.304148</text:p>
          </table:table-cell>
          <table:table-cell office:value-type="float" office:value="0.64121" calcext:value-type="float">
            <text:p>0.64121</text:p>
          </table:table-cell>
          <table:table-cell office:value-type="float" office:value="-0.141933" calcext:value-type="float">
            <text:p>-0.141933</text:p>
          </table:table-cell>
          <table:table-cell office:value-type="float" office:value="-0.205786" calcext:value-type="float">
            <text:p>-0.205786</text:p>
          </table:table-cell>
          <table:table-cell office:value-type="float" office:value="-0.178119" calcext:value-type="float">
            <text:p>-0.178119</text:p>
          </table:table-cell>
          <table:table-cell office:value-type="float" office:value="0.212906" calcext:value-type="float">
            <text:p>0.212906</text:p>
          </table:table-cell>
          <table:table-cell office:value-type="float" office:value="-0.528721" calcext:value-type="float">
            <text:p>-0.528721</text:p>
          </table:table-cell>
          <table:table-cell office:value-type="float" office:value="-0.481153" calcext:value-type="float">
            <text:p>-0.481153</text:p>
          </table:table-cell>
          <table:table-cell office:value-type="float" office:value="0.479522" calcext:value-type="float">
            <text:p>0.479522</text:p>
          </table:table-cell>
          <table:table-cell office:value-type="float" office:value="0.39746" calcext:value-type="float">
            <text:p>0.39746</text:p>
          </table:table-cell>
          <table:table-cell office:value-type="float" office:value="-0.129896" calcext:value-type="float">
            <text:p>-0.129896</text:p>
          </table:table-cell>
          <table:table-cell office:value-type="float" office:value="-0.118618" calcext:value-type="float">
            <text:p>-0.118618</text:p>
          </table:table-cell>
          <table:table-cell office:value-type="float" office:value="-0.0747112" calcext:value-type="float">
            <text:p>-0.0747112</text:p>
          </table:table-cell>
          <table:table-cell office:value-type="float" office:value="0.587665" calcext:value-type="float">
            <text:p>0.587665</text:p>
          </table:table-cell>
          <table:table-cell office:value-type="float" office:value="6.31198" calcext:value-type="float">
            <text:p>6.31198</text:p>
          </table:table-cell>
          <table:table-cell office:value-type="float" office:value="-11.2051" calcext:value-type="float">
            <text:p>-11.2051</text:p>
          </table:table-cell>
          <table:table-cell office:value-type="float" office:value="-0.826978" calcext:value-type="float">
            <text:p>-0.826978</text:p>
          </table:table-cell>
          <table:table-cell office:value-type="float" office:value="-2.12176" calcext:value-type="float">
            <text:p>-2.12176</text:p>
          </table:table-cell>
          <table:table-cell office:value-type="float" office:value="-6.34069" calcext:value-type="float">
            <text:p>-6.34069</text:p>
          </table:table-cell>
          <table:table-cell office:value-type="float" office:value="-6.85238" calcext:value-type="float">
            <text:p>-6.85238</text:p>
          </table:table-cell>
          <table:table-cell office:value-type="float" office:value="10.3116" calcext:value-type="float">
            <text:p>10.3116</text:p>
          </table:table-cell>
          <table:table-cell office:value-type="float" office:value="1.89957" calcext:value-type="float">
            <text:p>1.89957</text:p>
          </table:table-cell>
          <table:table-cell office:value-type="float" office:value="0.879225" calcext:value-type="float">
            <text:p>0.879225</text:p>
          </table:table-cell>
          <table:table-cell office:value-type="float" office:value="-3.09428" calcext:value-type="float">
            <text:p>-3.09428</text:p>
          </table:table-cell>
          <table:table-cell office:value-type="float" office:value="-4.37124" calcext:value-type="float">
            <text:p>-4.37124</text:p>
          </table:table-cell>
          <table:table-cell office:value-type="float" office:value="11.7901" calcext:value-type="float">
            <text:p>11.7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126262" calcext:value-type="float">
            <text:p>0.0126262</text:p>
          </table:table-cell>
          <table:table-cell office:value-type="float" office:value="0.0512722" calcext:value-type="float">
            <text:p>0.0512722</text:p>
          </table:table-cell>
          <table:table-cell office:value-type="float" office:value="0.122985" calcext:value-type="float">
            <text:p>0.122985</text:p>
          </table:table-cell>
          <table:table-cell office:value-type="float" office:value="-0.120071" calcext:value-type="float">
            <text:p>-0.1200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355909" calcext:value-type="float">
            <text:p>0.355909</text:p>
          </table:table-cell>
          <table:table-cell office:value-type="float" office:value="-0.484176" calcext:value-type="float">
            <text:p>-0.484176</text:p>
          </table:table-cell>
          <table:table-cell office:value-type="float" office:value="-0.572608" calcext:value-type="float">
            <text:p>-0.572608</text:p>
          </table:table-cell>
          <table:table-cell office:value-type="float" office:value="-0.0738694" calcext:value-type="float">
            <text:p>-0.0738694</text:p>
          </table:table-cell>
          <table:table-cell office:value-type="float" office:value="-0.554889" calcext:value-type="float">
            <text:p>-0.554889</text:p>
          </table:table-cell>
          <table:table-cell office:value-type="float" office:value="0.828638" calcext:value-type="float">
            <text:p>0.828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99674" calcext:value-type="float">
            <text:p>0.799674</text:p>
          </table:table-cell>
          <table:table-cell office:value-type="float" office:value="-1.28003" calcext:value-type="float">
            <text:p>-1.28003</text:p>
          </table:table-cell>
          <table:table-cell office:value-type="float" office:value="-0.105188" calcext:value-type="float">
            <text:p>-0.105188</text:p>
          </table:table-cell>
          <table:table-cell office:value-type="float" office:value="-0.495771" calcext:value-type="float">
            <text:p>-0.495771</text:p>
          </table:table-cell>
          <table:table-cell office:value-type="float" office:value="-0.40538" calcext:value-type="float">
            <text:p>-0.40538</text:p>
          </table:table-cell>
          <table:table-cell office:value-type="float" office:value="-0.419757" calcext:value-type="float">
            <text:p>-0.419757</text:p>
          </table:table-cell>
          <table:table-cell office:value-type="float" office:value="0.811403" calcext:value-type="float">
            <text:p>0.811403</text:p>
          </table:table-cell>
          <table:table-cell office:value-type="float" office:value="0.130946" calcext:value-type="float">
            <text:p>0.130946</text:p>
          </table:table-cell>
          <table:table-cell office:value-type="float" office:value="0.16067" calcext:value-type="float">
            <text:p>0.16067</text:p>
          </table:table-cell>
          <table:table-cell office:value-type="float" office:value="-0.305613" calcext:value-type="float">
            <text:p>-0.305613</text:p>
          </table:table-cell>
          <table:table-cell office:value-type="float" office:value="-0.321094" calcext:value-type="float">
            <text:p>-0.321094</text:p>
          </table:table-cell>
          <table:table-cell office:value-type="float" office:value="0.734454" calcext:value-type="float">
            <text:p>0.734454</text:p>
          </table:table-cell>
          <table:table-cell office:value-type="float" office:value="-0.824777" calcext:value-type="float">
            <text:p>-0.824777</text:p>
          </table:table-cell>
          <table:table-cell office:value-type="float" office:value="0.491569" calcext:value-type="float">
            <text:p>0.491569</text:p>
          </table:table-cell>
          <table:table-cell office:value-type="float" office:value="-0.366462" calcext:value-type="float">
            <text:p>-0.366462</text:p>
          </table:table-cell>
          <table:table-cell office:value-type="float" office:value="0.58719" calcext:value-type="float">
            <text:p>0.58719</text:p>
          </table:table-cell>
          <table:table-cell office:value-type="float" office:value="-0.265015" calcext:value-type="float">
            <text:p>-0.265015</text:p>
          </table:table-cell>
          <table:table-cell office:value-type="float" office:value="-0.105285" calcext:value-type="float">
            <text:p>-0.105285</text:p>
          </table:table-cell>
          <table:table-cell office:value-type="float" office:value="0.426423" calcext:value-type="float">
            <text:p>0.426423</text:p>
          </table:table-cell>
          <table:table-cell office:value-type="float" office:value="0.399836" calcext:value-type="float">
            <text:p>0.399836</text:p>
          </table:table-cell>
          <table:table-cell office:value-type="float" office:value="-0.680659" calcext:value-type="float">
            <text:p>-0.680659</text:p>
          </table:table-cell>
          <table:table-cell office:value-type="float" office:value="-0.195325" calcext:value-type="float">
            <text:p>-0.195325</text:p>
          </table:table-cell>
          <table:table-cell office:value-type="float" office:value="-0.0631687" calcext:value-type="float">
            <text:p>-0.0631687</text:p>
          </table:table-cell>
          <table:table-cell office:value-type="float" office:value="-0.0245372" calcext:value-type="float">
            <text:p>-0.0245372</text:p>
          </table:table-cell>
          <table:table-cell office:value-type="float" office:value="-2.67265" calcext:value-type="float">
            <text:p>-2.67265</text:p>
          </table:table-cell>
          <table:table-cell office:value-type="float" office:value="-3.87142" calcext:value-type="float">
            <text:p>-3.87142</text:p>
          </table:table-cell>
          <table:table-cell office:value-type="float" office:value="-3.12193" calcext:value-type="float">
            <text:p>-3.12193</text:p>
          </table:table-cell>
          <table:table-cell office:value-type="float" office:value="2.05145" calcext:value-type="float">
            <text:p>2.05145</text:p>
          </table:table-cell>
          <table:table-cell office:value-type="float" office:value="-4.33739" calcext:value-type="float">
            <text:p>-4.33739</text:p>
          </table:table-cell>
          <table:table-cell office:value-type="float" office:value="-4.52024" calcext:value-type="float">
            <text:p>-4.52024</text:p>
          </table:table-cell>
          <table:table-cell office:value-type="float" office:value="11.7404" calcext:value-type="float">
            <text:p>11.7404</text:p>
          </table:table-cell>
          <table:table-cell office:value-type="float" office:value="3.26345" calcext:value-type="float">
            <text:p>3.26345</text:p>
          </table:table-cell>
          <table:table-cell office:value-type="float" office:value="-5.30577" calcext:value-type="float">
            <text:p>-5.30577</text:p>
          </table:table-cell>
          <table:table-cell office:value-type="float" office:value="-3.88953" calcext:value-type="float">
            <text:p>-3.88953</text:p>
          </table:table-cell>
          <table:table-cell office:value-type="float" office:value="-6.09902" calcext:value-type="float">
            <text:p>-6.09902</text:p>
          </table:table-cell>
          <table:table-cell office:value-type="float" office:value="9.70194" calcext:value-type="float">
            <text:p>9.7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552541" calcext:value-type="float">
            <text:p>0.00552541</text:p>
          </table:table-cell>
          <table:table-cell office:value-type="float" office:value="0.0547146" calcext:value-type="float">
            <text:p>0.0547146</text:p>
          </table:table-cell>
          <table:table-cell office:value-type="float" office:value="0.123176" calcext:value-type="float">
            <text:p>0.123176</text:p>
          </table:table-cell>
          <table:table-cell office:value-type="float" office:value="-0.120015" calcext:value-type="float">
            <text:p>-0.120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635142" calcext:value-type="float">
            <text:p>0.635142</text:p>
          </table:table-cell>
          <table:table-cell office:value-type="float" office:value="-0.623675" calcext:value-type="float">
            <text:p>-0.623675</text:p>
          </table:table-cell>
          <table:table-cell office:value-type="float" office:value="-0.465761" calcext:value-type="float">
            <text:p>-0.465761</text:p>
          </table:table-cell>
          <table:table-cell office:value-type="float" office:value="-0.010472" calcext:value-type="float">
            <text:p>-0.010472</text:p>
          </table:table-cell>
          <table:table-cell office:value-type="float" office:value="-0.523285" calcext:value-type="float">
            <text:p>-0.523285</text:p>
          </table:table-cell>
          <table:table-cell office:value-type="float" office:value="0.852093" calcext:value-type="float">
            <text:p>0.852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8287" calcext:value-type="float">
            <text:p>0.398287</text:p>
          </table:table-cell>
          <table:table-cell office:value-type="float" office:value="-0.971394" calcext:value-type="float">
            <text:p>-0.971394</text:p>
          </table:table-cell>
          <table:table-cell office:value-type="float" office:value="-0.230859" calcext:value-type="float">
            <text:p>-0.230859</text:p>
          </table:table-cell>
          <table:table-cell office:value-type="float" office:value="-0.23882" calcext:value-type="float">
            <text:p>-0.23882</text:p>
          </table:table-cell>
          <table:table-cell office:value-type="float" office:value="-0.425537" calcext:value-type="float">
            <text:p>-0.425537</text:p>
          </table:table-cell>
          <table:table-cell office:value-type="float" office:value="-0.285396" calcext:value-type="float">
            <text:p>-0.285396</text:p>
          </table:table-cell>
          <table:table-cell office:value-type="float" office:value="0.973773" calcext:value-type="float">
            <text:p>0.973773</text:p>
          </table:table-cell>
          <table:table-cell office:value-type="float" office:value="0.218772" calcext:value-type="float">
            <text:p>0.218772</text:p>
          </table:table-cell>
          <table:table-cell office:value-type="float" office:value="-0.109079" calcext:value-type="float">
            <text:p>-0.109079</text:p>
          </table:table-cell>
          <table:table-cell office:value-type="float" office:value="-0.361111" calcext:value-type="float">
            <text:p>-0.361111</text:p>
          </table:table-cell>
          <table:table-cell office:value-type="float" office:value="-0.353975" calcext:value-type="float">
            <text:p>-0.353975</text:p>
          </table:table-cell>
          <table:table-cell office:value-type="float" office:value="0.658745" calcext:value-type="float">
            <text:p>0.658745</text:p>
          </table:table-cell>
          <table:table-cell office:value-type="float" office:value="-1.11936" calcext:value-type="float">
            <text:p>-1.11936</text:p>
          </table:table-cell>
          <table:table-cell office:value-type="float" office:value="0.9598" calcext:value-type="float">
            <text:p>0.9598</text:p>
          </table:table-cell>
          <table:table-cell office:value-type="float" office:value="-0.262596" calcext:value-type="float">
            <text:p>-0.262596</text:p>
          </table:table-cell>
          <table:table-cell office:value-type="float" office:value="0.639186" calcext:value-type="float">
            <text:p>0.639186</text:p>
          </table:table-cell>
          <table:table-cell office:value-type="float" office:value="0.127416" calcext:value-type="float">
            <text:p>0.127416</text:p>
          </table:table-cell>
          <table:table-cell office:value-type="float" office:value="0.75915" calcext:value-type="float">
            <text:p>0.75915</text:p>
          </table:table-cell>
          <table:table-cell office:value-type="float" office:value="0.275341" calcext:value-type="float">
            <text:p>0.275341</text:p>
          </table:table-cell>
          <table:table-cell office:value-type="float" office:value="0.063949" calcext:value-type="float">
            <text:p>0.063949</text:p>
          </table:table-cell>
          <table:table-cell office:value-type="float" office:value="-0.68979" calcext:value-type="float">
            <text:p>-0.68979</text:p>
          </table:table-cell>
          <table:table-cell office:value-type="float" office:value="-0.0611228" calcext:value-type="float">
            <text:p>-0.0611228</text:p>
          </table:table-cell>
          <table:table-cell office:value-type="float" office:value="-0.0951638" calcext:value-type="float">
            <text:p>-0.0951638</text:p>
          </table:table-cell>
          <table:table-cell office:value-type="float" office:value="-0.327805" calcext:value-type="float">
            <text:p>-0.327805</text:p>
          </table:table-cell>
          <table:table-cell office:value-type="float" office:value="-7.50373" calcext:value-type="float">
            <text:p>-7.50373</text:p>
          </table:table-cell>
          <table:table-cell office:value-type="float" office:value="0.231303" calcext:value-type="float">
            <text:p>0.231303</text:p>
          </table:table-cell>
          <table:table-cell office:value-type="float" office:value="-4.63177" calcext:value-type="float">
            <text:p>-4.63177</text:p>
          </table:table-cell>
          <table:table-cell office:value-type="float" office:value="4.96653" calcext:value-type="float">
            <text:p>4.96653</text:p>
          </table:table-cell>
          <table:table-cell office:value-type="float" office:value="-0.465424" calcext:value-type="float">
            <text:p>-0.465424</text:p>
          </table:table-cell>
          <table:table-cell office:value-type="float" office:value="4.36758" calcext:value-type="float">
            <text:p>4.36758</text:p>
          </table:table-cell>
          <table:table-cell office:value-type="float" office:value="12.471" calcext:value-type="float">
            <text:p>12.471</text:p>
          </table:table-cell>
          <table:table-cell office:value-type="float" office:value="1.11446" calcext:value-type="float">
            <text:p>1.11446</text:p>
          </table:table-cell>
          <table:table-cell office:value-type="float" office:value="-7.80994" calcext:value-type="float">
            <text:p>-7.80994</text:p>
          </table:table-cell>
          <table:table-cell office:value-type="float" office:value="-2.12178" calcext:value-type="float">
            <text:p>-2.12178</text:p>
          </table:table-cell>
          <table:table-cell office:value-type="float" office:value="-6.60351" calcext:value-type="float">
            <text:p>-6.60351</text:p>
          </table:table-cell>
          <table:table-cell office:value-type="float" office:value="3.24368" calcext:value-type="float">
            <text:p>3.2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0565787" calcext:value-type="float">
            <text:p>0.000565787</text:p>
          </table:table-cell>
          <table:table-cell office:value-type="float" office:value="0.0572391" calcext:value-type="float">
            <text:p>0.0572391</text:p>
          </table:table-cell>
          <table:table-cell office:value-type="float" office:value="0.114832" calcext:value-type="float">
            <text:p>0.114832</text:p>
          </table:table-cell>
          <table:table-cell office:value-type="float" office:value="-0.111467" calcext:value-type="float">
            <text:p>-0.111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174887" calcext:value-type="float">
            <text:p>0.174887</text:p>
          </table:table-cell>
          <table:table-cell office:value-type="float" office:value="-0.305712" calcext:value-type="float">
            <text:p>-0.305712</text:p>
          </table:table-cell>
          <table:table-cell office:value-type="float" office:value="-0.169161" calcext:value-type="float">
            <text:p>-0.169161</text:p>
          </table:table-cell>
          <table:table-cell office:value-type="float" office:value="0.0291972" calcext:value-type="float">
            <text:p>0.0291972</text:p>
          </table:table-cell>
          <table:table-cell office:value-type="float" office:value="-0.492761" calcext:value-type="float">
            <text:p>-0.492761</text:p>
          </table:table-cell>
          <table:table-cell office:value-type="float" office:value="0.869675" calcext:value-type="float">
            <text:p>0.869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2452" calcext:value-type="float">
            <text:p>0.0322452</text:p>
          </table:table-cell>
          <table:table-cell office:value-type="float" office:value="-0.643854" calcext:value-type="float">
            <text:p>-0.643854</text:p>
          </table:table-cell>
          <table:table-cell office:value-type="float" office:value="-0.26993" calcext:value-type="float">
            <text:p>-0.26993</text:p>
          </table:table-cell>
          <table:table-cell office:value-type="float" office:value="-0.0204314" calcext:value-type="float">
            <text:p>-0.0204314</text:p>
          </table:table-cell>
          <table:table-cell office:value-type="float" office:value="-0.340265" calcext:value-type="float">
            <text:p>-0.340265</text:p>
          </table:table-cell>
          <table:table-cell office:value-type="float" office:value="0.0291728" calcext:value-type="float">
            <text:p>0.0291728</text:p>
          </table:table-cell>
          <table:table-cell office:value-type="float" office:value="0.997148" calcext:value-type="float">
            <text:p>0.997148</text:p>
          </table:table-cell>
          <table:table-cell office:value-type="float" office:value="0.185037" calcext:value-type="float">
            <text:p>0.185037</text:p>
          </table:table-cell>
          <table:table-cell office:value-type="float" office:value="-0.357588" calcext:value-type="float">
            <text:p>-0.357588</text:p>
          </table:table-cell>
          <table:table-cell office:value-type="float" office:value="-0.306007" calcext:value-type="float">
            <text:p>-0.306007</text:p>
          </table:table-cell>
          <table:table-cell office:value-type="float" office:value="-0.381382" calcext:value-type="float">
            <text:p>-0.381382</text:p>
          </table:table-cell>
          <table:table-cell office:value-type="float" office:value="0.481013" calcext:value-type="float">
            <text:p>0.481013</text:p>
          </table:table-cell>
          <table:table-cell office:value-type="float" office:value="-0.886871" calcext:value-type="float">
            <text:p>-0.886871</text:p>
          </table:table-cell>
          <table:table-cell office:value-type="float" office:value="0.809779" calcext:value-type="float">
            <text:p>0.809779</text:p>
          </table:table-cell>
          <table:table-cell office:value-type="float" office:value="-0.00920039" calcext:value-type="float">
            <text:p>-0.00920039</text:p>
          </table:table-cell>
          <table:table-cell office:value-type="float" office:value="0.606953" calcext:value-type="float">
            <text:p>0.606953</text:p>
          </table:table-cell>
          <table:table-cell office:value-type="float" office:value="0.298363" calcext:value-type="float">
            <text:p>0.298363</text:p>
          </table:table-cell>
          <table:table-cell office:value-type="float" office:value="1.00778" calcext:value-type="float">
            <text:p>1.00778</text:p>
          </table:table-cell>
          <table:table-cell office:value-type="float" office:value="-0.0438774" calcext:value-type="float">
            <text:p>-0.0438774</text:p>
          </table:table-cell>
          <table:table-cell office:value-type="float" office:value="-0.239831" calcext:value-type="float">
            <text:p>-0.239831</text:p>
          </table:table-cell>
          <table:table-cell office:value-type="float" office:value="-0.713178" calcext:value-type="float">
            <text:p>-0.713178</text:p>
          </table:table-cell>
          <table:table-cell office:value-type="float" office:value="0.403652" calcext:value-type="float">
            <text:p>0.403652</text:p>
          </table:table-cell>
          <table:table-cell office:value-type="float" office:value="-0.0122303" calcext:value-type="float">
            <text:p>-0.0122303</text:p>
          </table:table-cell>
          <table:table-cell office:value-type="float" office:value="-0.716996" calcext:value-type="float">
            <text:p>-0.716996</text:p>
          </table:table-cell>
          <table:table-cell office:value-type="float" office:value="-7.38228" calcext:value-type="float">
            <text:p>-7.38228</text:p>
          </table:table-cell>
          <table:table-cell office:value-type="float" office:value="-0.310755" calcext:value-type="float">
            <text:p>-0.310755</text:p>
          </table:table-cell>
          <table:table-cell office:value-type="float" office:value="-4.04362" calcext:value-type="float">
            <text:p>-4.04362</text:p>
          </table:table-cell>
          <table:table-cell office:value-type="float" office:value="5.68945" calcext:value-type="float">
            <text:p>5.68945</text:p>
          </table:table-cell>
          <table:table-cell office:value-type="float" office:value="1.82879" calcext:value-type="float">
            <text:p>1.82879</text:p>
          </table:table-cell>
          <table:table-cell office:value-type="float" office:value="9.10445" calcext:value-type="float">
            <text:p>9.10445</text:p>
          </table:table-cell>
          <table:table-cell office:value-type="float" office:value="7.69161" calcext:value-type="float">
            <text:p>7.69161</text:p>
          </table:table-cell>
          <table:table-cell office:value-type="float" office:value="-1.5313" calcext:value-type="float">
            <text:p>-1.5313</text:p>
          </table:table-cell>
          <table:table-cell office:value-type="float" office:value="-10.2508" calcext:value-type="float">
            <text:p>-10.2508</text:p>
          </table:table-cell>
          <table:table-cell office:value-type="float" office:value="3.06677" calcext:value-type="float">
            <text:p>3.06677</text:p>
          </table:table-cell>
          <table:table-cell office:value-type="float" office:value="-4.33609" calcext:value-type="float">
            <text:p>-4.33609</text:p>
          </table:table-cell>
          <table:table-cell office:value-type="float" office:value="-1.47377" calcext:value-type="float">
            <text:p>-1.4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0366799" calcext:value-type="float">
            <text:p>-0.00366799</text:p>
          </table:table-cell>
          <table:table-cell office:value-type="float" office:value="0.0600764" calcext:value-type="float">
            <text:p>0.0600764</text:p>
          </table:table-cell>
          <table:table-cell office:value-type="float" office:value="0.0977916" calcext:value-type="float">
            <text:p>0.0977916</text:p>
          </table:table-cell>
          <table:table-cell office:value-type="float" office:value="-0.0941977" calcext:value-type="float">
            <text:p>-0.0941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257958" calcext:value-type="float">
            <text:p>0.257958</text:p>
          </table:table-cell>
          <table:table-cell office:value-type="float" office:value="0.125511" calcext:value-type="float">
            <text:p>0.12551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373873" calcext:value-type="float">
            <text:p>0.0373873</text:p>
          </table:table-cell>
          <table:table-cell office:value-type="float" office:value="-0.48345" calcext:value-type="float">
            <text:p>-0.48345</text:p>
          </table:table-cell>
          <table:table-cell office:value-type="float" office:value="0.874573" calcext:value-type="float">
            <text:p>0.874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3832" calcext:value-type="float">
            <text:p>-0.273832</text:p>
          </table:table-cell>
          <table:table-cell office:value-type="float" office:value="-0.383068" calcext:value-type="float">
            <text:p>-0.383068</text:p>
          </table:table-cell>
          <table:table-cell office:value-type="float" office:value="-0.280279" calcext:value-type="float">
            <text:p>-0.280279</text:p>
          </table:table-cell>
          <table:table-cell office:value-type="float" office:value="0.190752" calcext:value-type="float">
            <text:p>0.190752</text:p>
          </table:table-cell>
          <table:table-cell office:value-type="float" office:value="-0.199879" calcext:value-type="float">
            <text:p>-0.199879</text:p>
          </table:table-cell>
          <table:table-cell office:value-type="float" office:value="0.380159" calcext:value-type="float">
            <text:p>0.380159</text:p>
          </table:table-cell>
          <table:table-cell office:value-type="float" office:value="0.892828" calcext:value-type="float">
            <text:p>0.892828</text:p>
          </table:table-cell>
          <table:table-cell office:value-type="float" office:value="0.0495738" calcext:value-type="float">
            <text:p>0.0495738</text:p>
          </table:table-cell>
          <table:table-cell office:value-type="float" office:value="-0.598171" calcext:value-type="float">
            <text:p>-0.598171</text:p>
          </table:table-cell>
          <table:table-cell office:value-type="float" office:value="-0.0853424" calcext:value-type="float">
            <text:p>-0.0853424</text:p>
          </table:table-cell>
          <table:table-cell office:value-type="float" office:value="-0.400633" calcext:value-type="float">
            <text:p>-0.400633</text:p>
          </table:table-cell>
          <table:table-cell office:value-type="float" office:value="0.224805" calcext:value-type="float">
            <text:p>0.224805</text:p>
          </table:table-cell>
          <table:table-cell office:value-type="float" office:value="-0.676711" calcext:value-type="float">
            <text:p>-0.676711</text:p>
          </table:table-cell>
          <table:table-cell office:value-type="float" office:value="0.523199" calcext:value-type="float">
            <text:p>0.523199</text:p>
          </table:table-cell>
          <table:table-cell office:value-type="float" office:value="-0.0852845" calcext:value-type="float">
            <text:p>-0.0852845</text:p>
          </table:table-cell>
          <table:table-cell office:value-type="float" office:value="0.426975" calcext:value-type="float">
            <text:p>0.426975</text:p>
          </table:table-cell>
          <table:table-cell office:value-type="float" office:value="0.400957" calcext:value-type="float">
            <text:p>0.400957</text:p>
          </table:table-cell>
          <table:table-cell office:value-type="float" office:value="0.803746" calcext:value-type="float">
            <text:p>0.803746</text:p>
          </table:table-cell>
          <table:table-cell office:value-type="float" office:value="-0.585514" calcext:value-type="float">
            <text:p>-0.585514</text:p>
          </table:table-cell>
          <table:table-cell office:value-type="float" office:value="-0.3981" calcext:value-type="float">
            <text:p>-0.3981</text:p>
          </table:table-cell>
          <table:table-cell office:value-type="float" office:value="-0.500154" calcext:value-type="float">
            <text:p>-0.500154</text:p>
          </table:table-cell>
          <table:table-cell office:value-type="float" office:value="0.679902" calcext:value-type="float">
            <text:p>0.679902</text:p>
          </table:table-cell>
          <table:table-cell office:value-type="float" office:value="-0.029202" calcext:value-type="float">
            <text:p>-0.029202</text:p>
          </table:table-cell>
          <table:table-cell office:value-type="float" office:value="-0.686264" calcext:value-type="float">
            <text:p>-0.686264</text:p>
          </table:table-cell>
          <table:table-cell office:value-type="float" office:value="-6.50949" calcext:value-type="float">
            <text:p>-6.50949</text:p>
          </table:table-cell>
          <table:table-cell office:value-type="float" office:value="-0.368645" calcext:value-type="float">
            <text:p>-0.368645</text:p>
          </table:table-cell>
          <table:table-cell office:value-type="float" office:value="-5.08785" calcext:value-type="float">
            <text:p>-5.08785</text:p>
          </table:table-cell>
          <table:table-cell office:value-type="float" office:value="4.50531" calcext:value-type="float">
            <text:p>4.50531</text:p>
          </table:table-cell>
          <table:table-cell office:value-type="float" office:value="4.27716" calcext:value-type="float">
            <text:p>4.27716</text:p>
          </table:table-cell>
          <table:table-cell office:value-type="float" office:value="11.1359" calcext:value-type="float">
            <text:p>11.1359</text:p>
          </table:table-cell>
          <table:table-cell office:value-type="float" office:value="0.861806" calcext:value-type="float">
            <text:p>0.861806</text:p>
          </table:table-cell>
          <table:table-cell office:value-type="float" office:value="-3.14721" calcext:value-type="float">
            <text:p>-3.14721</text:p>
          </table:table-cell>
          <table:table-cell office:value-type="float" office:value="-10.0121" calcext:value-type="float">
            <text:p>-10.0121</text:p>
          </table:table-cell>
          <table:table-cell office:value-type="float" office:value="7.14962" calcext:value-type="float">
            <text:p>7.14962</text:p>
          </table:table-cell>
          <table:table-cell office:value-type="float" office:value="-3.28557" calcext:value-type="float">
            <text:p>-3.28557</text:p>
          </table:table-cell>
          <table:table-cell office:value-type="float" office:value="-4.05393" calcext:value-type="float">
            <text:p>-4.0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0717669" calcext:value-type="float">
            <text:p>-0.00717669</text:p>
          </table:table-cell>
          <table:table-cell office:value-type="float" office:value="0.0641314" calcext:value-type="float">
            <text:p>0.0641314</text:p>
          </table:table-cell>
          <table:table-cell office:value-type="float" office:value="0.0773816" calcext:value-type="float">
            <text:p>0.0773816</text:p>
          </table:table-cell>
          <table:table-cell office:value-type="float" office:value="-0.0734125" calcext:value-type="float">
            <text:p>-0.0734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57506" calcext:value-type="float">
            <text:p>0.57506</text:p>
          </table:table-cell>
          <table:table-cell office:value-type="float" office:value="0.285545" calcext:value-type="float">
            <text:p>0.285545</text:p>
          </table:table-cell>
          <table:table-cell office:value-type="float" office:value="-0.27027" calcext:value-type="float">
            <text:p>-0.27027</text:p>
          </table:table-cell>
          <table:table-cell office:value-type="float" office:value="0.0424893" calcext:value-type="float">
            <text:p>0.0424893</text:p>
          </table:table-cell>
          <table:table-cell office:value-type="float" office:value="-0.44476" calcext:value-type="float">
            <text:p>-0.44476</text:p>
          </table:table-cell>
          <table:table-cell office:value-type="float" office:value="0.894641" calcext:value-type="float">
            <text:p>0.894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87493" calcext:value-type="float">
            <text:p>-0.487493</text:p>
          </table:table-cell>
          <table:table-cell office:value-type="float" office:value="-0.211741" calcext:value-type="float">
            <text:p>-0.211741</text:p>
          </table:table-cell>
          <table:table-cell office:value-type="float" office:value="-0.329593" calcext:value-type="float">
            <text:p>-0.329593</text:p>
          </table:table-cell>
          <table:table-cell office:value-type="float" office:value="0.310137" calcext:value-type="float">
            <text:p>0.310137</text:p>
          </table:table-cell>
          <table:table-cell office:value-type="float" office:value="-0.00376135" calcext:value-type="float">
            <text:p>-0.00376135</text:p>
          </table:table-cell>
          <table:table-cell office:value-type="float" office:value="0.670134" calcext:value-type="float">
            <text:p>0.670134</text:p>
          </table:table-cell>
          <table:table-cell office:value-type="float" office:value="0.597377" calcext:value-type="float">
            <text:p>0.597377</text:p>
          </table:table-cell>
          <table:table-cell office:value-type="float" office:value="-0.110403" calcext:value-type="float">
            <text:p>-0.110403</text:p>
          </table:table-cell>
          <table:table-cell office:value-type="float" office:value="-0.717475" calcext:value-type="float">
            <text:p>-0.717475</text:p>
          </table:table-cell>
          <table:table-cell office:value-type="float" office:value="0.121246" calcext:value-type="float">
            <text:p>0.121246</text:p>
          </table:table-cell>
          <table:table-cell office:value-type="float" office:value="-0.418494" calcext:value-type="float">
            <text:p>-0.418494</text:p>
          </table:table-cell>
          <table:table-cell office:value-type="float" office:value="-0.0511012" calcext:value-type="float">
            <text:p>-0.0511012</text:p>
          </table:table-cell>
          <table:table-cell office:value-type="float" office:value="-0.230548" calcext:value-type="float">
            <text:p>-0.230548</text:p>
          </table:table-cell>
          <table:table-cell office:value-type="float" office:value="0.184957" calcext:value-type="float">
            <text:p>0.184957</text:p>
          </table:table-cell>
          <table:table-cell office:value-type="float" office:value="-0.130487" calcext:value-type="float">
            <text:p>-0.130487</text:p>
          </table:table-cell>
          <table:table-cell office:value-type="float" office:value="0.137876" calcext:value-type="float">
            <text:p>0.137876</text:p>
          </table:table-cell>
          <table:table-cell office:value-type="float" office:value="0.431278" calcext:value-type="float">
            <text:p>0.431278</text:p>
          </table:table-cell>
          <table:table-cell office:value-type="float" office:value="0.519972" calcext:value-type="float">
            <text:p>0.519972</text:p>
          </table:table-cell>
          <table:table-cell office:value-type="float" office:value="-0.783851" calcext:value-type="float">
            <text:p>-0.783851</text:p>
          </table:table-cell>
          <table:table-cell office:value-type="float" office:value="-0.494287" calcext:value-type="float">
            <text:p>-0.494287</text:p>
          </table:table-cell>
          <table:table-cell office:value-type="float" office:value="0.0401269" calcext:value-type="float">
            <text:p>0.0401269</text:p>
          </table:table-cell>
          <table:table-cell office:value-type="float" office:value="0.456024" calcext:value-type="float">
            <text:p>0.456024</text:p>
          </table:table-cell>
          <table:table-cell office:value-type="float" office:value="-0.0513938" calcext:value-type="float">
            <text:p>-0.0513938</text:p>
          </table:table-cell>
          <table:table-cell office:value-type="float" office:value="-0.660606" calcext:value-type="float">
            <text:p>-0.660606</text:p>
          </table:table-cell>
          <table:table-cell office:value-type="float" office:value="-0.563279" calcext:value-type="float">
            <text:p>-0.563279</text:p>
          </table:table-cell>
          <table:table-cell office:value-type="float" office:value="-1.7229" calcext:value-type="float">
            <text:p>-1.7229</text:p>
          </table:table-cell>
          <table:table-cell office:value-type="float" office:value="-5.68919" calcext:value-type="float">
            <text:p>-5.68919</text:p>
          </table:table-cell>
          <table:table-cell office:value-type="float" office:value="2.65746" calcext:value-type="float">
            <text:p>2.65746</text:p>
          </table:table-cell>
          <table:table-cell office:value-type="float" office:value="3.79412" calcext:value-type="float">
            <text:p>3.79412</text:p>
          </table:table-cell>
          <table:table-cell office:value-type="float" office:value="11.0644" calcext:value-type="float">
            <text:p>11.0644</text:p>
          </table:table-cell>
          <table:table-cell office:value-type="float" office:value="-3.26154" calcext:value-type="float">
            <text:p>-3.26154</text:p>
          </table:table-cell>
          <table:table-cell office:value-type="float" office:value="-5.99006" calcext:value-type="float">
            <text:p>-5.99006</text:p>
          </table:table-cell>
          <table:table-cell office:value-type="float" office:value="-6.11388" calcext:value-type="float">
            <text:p>-6.11388</text:p>
          </table:table-cell>
          <table:table-cell office:value-type="float" office:value="7.03775" calcext:value-type="float">
            <text:p>7.03775</text:p>
          </table:table-cell>
          <table:table-cell office:value-type="float" office:value="-4.0544" calcext:value-type="float">
            <text:p>-4.0544</text:p>
          </table:table-cell>
          <table:table-cell office:value-type="float" office:value="-6.66769" calcext:value-type="float">
            <text:p>-6.66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0514664" calcext:value-type="float">
            <text:p>-0.00514664</text:p>
          </table:table-cell>
          <table:table-cell office:value-type="float" office:value="0.0672881" calcext:value-type="float">
            <text:p>0.0672881</text:p>
          </table:table-cell>
          <table:table-cell office:value-type="float" office:value="0.0620438" calcext:value-type="float">
            <text:p>0.0620438</text:p>
          </table:table-cell>
          <table:table-cell office:value-type="float" office:value="-0.0578275" calcext:value-type="float">
            <text:p>-0.0578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728101" calcext:value-type="float">
            <text:p>0.728101</text:p>
          </table:table-cell>
          <table:table-cell office:value-type="float" office:value="0.723543" calcext:value-type="float">
            <text:p>0.723543</text:p>
          </table:table-cell>
          <table:table-cell office:value-type="float" office:value="-0.410637" calcext:value-type="float">
            <text:p>-0.410637</text:p>
          </table:table-cell>
          <table:table-cell office:value-type="float" office:value="0.0133554" calcext:value-type="float">
            <text:p>0.0133554</text:p>
          </table:table-cell>
          <table:table-cell office:value-type="float" office:value="-0.400933" calcext:value-type="float">
            <text:p>-0.400933</text:p>
          </table:table-cell>
          <table:table-cell office:value-type="float" office:value="0.91601" calcext:value-type="float">
            <text:p>0.91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33576" calcext:value-type="float">
            <text:p>-0.433576</text:p>
          </table:table-cell>
          <table:table-cell office:value-type="float" office:value="-0.240234" calcext:value-type="float">
            <text:p>-0.240234</text:p>
          </table:table-cell>
          <table:table-cell office:value-type="float" office:value="-0.404313" calcext:value-type="float">
            <text:p>-0.404313</text:p>
          </table:table-cell>
          <table:table-cell office:value-type="float" office:value="0.313677" calcext:value-type="float">
            <text:p>0.313677</text:p>
          </table:table-cell>
          <table:table-cell office:value-type="float" office:value="0.15329" calcext:value-type="float">
            <text:p>0.15329</text:p>
          </table:table-cell>
          <table:table-cell office:value-type="float" office:value="0.732105" calcext:value-type="float">
            <text:p>0.732105</text:p>
          </table:table-cell>
          <table:table-cell office:value-type="float" office:value="0.250862" calcext:value-type="float">
            <text:p>0.250862</text:p>
          </table:table-cell>
          <table:table-cell office:value-type="float" office:value="-0.335987" calcext:value-type="float">
            <text:p>-0.335987</text:p>
          </table:table-cell>
          <table:table-cell office:value-type="float" office:value="-0.617101" calcext:value-type="float">
            <text:p>-0.617101</text:p>
          </table:table-cell>
          <table:table-cell office:value-type="float" office:value="0.311522" calcext:value-type="float">
            <text:p>0.311522</text:p>
          </table:table-cell>
          <table:table-cell office:value-type="float" office:value="-0.474606" calcext:value-type="float">
            <text:p>-0.474606</text:p>
          </table:table-cell>
          <table:table-cell office:value-type="float" office:value="-0.281791" calcext:value-type="float">
            <text:p>-0.281791</text:p>
          </table:table-cell>
          <table:table-cell office:value-type="float" office:value="0.44787" calcext:value-type="float">
            <text:p>0.44787</text:p>
          </table:table-cell>
          <table:table-cell office:value-type="float" office:value="-0.342178" calcext:value-type="float">
            <text:p>-0.342178</text:p>
          </table:table-cell>
          <table:table-cell office:value-type="float" office:value="-0.242165" calcext:value-type="float">
            <text:p>-0.242165</text:p>
          </table:table-cell>
          <table:table-cell office:value-type="float" office:value="-0.178032" calcext:value-type="float">
            <text:p>-0.178032</text:p>
          </table:table-cell>
          <table:table-cell office:value-type="float" office:value="0.284285" calcext:value-type="float">
            <text:p>0.284285</text:p>
          </table:table-cell>
          <table:table-cell office:value-type="float" office:value="-0.000809541" calcext:value-type="float">
            <text:p>-0.000809541</text:p>
          </table:table-cell>
          <table:table-cell office:value-type="float" office:value="-0.92962" calcext:value-type="float">
            <text:p>-0.92962</text:p>
          </table:table-cell>
          <table:table-cell office:value-type="float" office:value="-0.602702" calcext:value-type="float">
            <text:p>-0.602702</text:p>
          </table:table-cell>
          <table:table-cell office:value-type="float" office:value="0.421931" calcext:value-type="float">
            <text:p>0.421931</text:p>
          </table:table-cell>
          <table:table-cell office:value-type="float" office:value="0.384562" calcext:value-type="float">
            <text:p>0.384562</text:p>
          </table:table-cell>
          <table:table-cell office:value-type="float" office:value="-0.242238" calcext:value-type="float">
            <text:p>-0.242238</text:p>
          </table:table-cell>
          <table:table-cell office:value-type="float" office:value="-0.521789" calcext:value-type="float">
            <text:p>-0.521789</text:p>
          </table:table-cell>
          <table:table-cell office:value-type="float" office:value="9.58731" calcext:value-type="float">
            <text:p>9.58731</text:p>
          </table:table-cell>
          <table:table-cell office:value-type="float" office:value="-8.3967" calcext:value-type="float">
            <text:p>-8.3967</text:p>
          </table:table-cell>
          <table:table-cell office:value-type="float" office:value="-7.89712" calcext:value-type="float">
            <text:p>-7.89712</text:p>
          </table:table-cell>
          <table:table-cell office:value-type="float" office:value="-1.09948" calcext:value-type="float">
            <text:p>-1.09948</text:p>
          </table:table-cell>
          <table:table-cell office:value-type="float" office:value="1.70802" calcext:value-type="float">
            <text:p>1.70802</text:p>
          </table:table-cell>
          <table:table-cell office:value-type="float" office:value="9.41876" calcext:value-type="float">
            <text:p>9.41876</text:p>
          </table:table-cell>
          <table:table-cell office:value-type="float" office:value="-6.64211" calcext:value-type="float">
            <text:p>-6.64211</text:p>
          </table:table-cell>
          <table:table-cell office:value-type="float" office:value="-8.39259" calcext:value-type="float">
            <text:p>-8.39259</text:p>
          </table:table-cell>
          <table:table-cell office:value-type="float" office:value="-2.52567" calcext:value-type="float">
            <text:p>-2.52567</text:p>
          </table:table-cell>
          <table:table-cell office:value-type="float" office:value="4.56891" calcext:value-type="float">
            <text:p>4.56891</text:p>
          </table:table-cell>
          <table:table-cell office:value-type="float" office:value="-7.00802" calcext:value-type="float">
            <text:p>-7.00802</text:p>
          </table:table-cell>
          <table:table-cell office:value-type="float" office:value="-8.31838" calcext:value-type="float">
            <text:p>-8.31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0417342" calcext:value-type="float">
            <text:p>0.000417342</text:p>
          </table:table-cell>
          <table:table-cell office:value-type="float" office:value="0.0673992" calcext:value-type="float">
            <text:p>0.0673992</text:p>
          </table:table-cell>
          <table:table-cell office:value-type="float" office:value="0.0487477" calcext:value-type="float">
            <text:p>0.0487477</text:p>
          </table:table-cell>
          <table:table-cell office:value-type="float" office:value="-0.0446425" calcext:value-type="float">
            <text:p>-0.0446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923874" calcext:value-type="float">
            <text:p>0.923874</text:p>
          </table:table-cell>
          <table:table-cell office:value-type="float" office:value="0.929332" calcext:value-type="float">
            <text:p>0.929332</text:p>
          </table:table-cell>
          <table:table-cell office:value-type="float" office:value="-0.312433" calcext:value-type="float">
            <text:p>-0.312433</text:p>
          </table:table-cell>
          <table:table-cell office:value-type="float" office:value="-0.0531867" calcext:value-type="float">
            <text:p>-0.0531867</text:p>
          </table:table-cell>
          <table:table-cell office:value-type="float" office:value="-0.342068" calcext:value-type="float">
            <text:p>-0.342068</text:p>
          </table:table-cell>
          <table:table-cell office:value-type="float" office:value="0.938169" calcext:value-type="float">
            <text:p>0.938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84116" calcext:value-type="float">
            <text:p>-0.0384116</text:p>
          </table:table-cell>
          <table:table-cell office:value-type="float" office:value="-0.539704" calcext:value-type="float">
            <text:p>-0.539704</text:p>
          </table:table-cell>
          <table:table-cell office:value-type="float" office:value="-0.456868" calcext:value-type="float">
            <text:p>-0.456868</text:p>
          </table:table-cell>
          <table:table-cell office:value-type="float" office:value="0.175346" calcext:value-type="float">
            <text:p>0.175346</text:p>
          </table:table-cell>
          <table:table-cell office:value-type="float" office:value="0.204508" calcext:value-type="float">
            <text:p>0.204508</text:p>
          </table:table-cell>
          <table:table-cell office:value-type="float" office:value="0.687084" calcext:value-type="float">
            <text:p>0.687084</text:p>
          </table:table-cell>
          <table:table-cell office:value-type="float" office:value="-0.0654313" calcext:value-type="float">
            <text:p>-0.0654313</text:p>
          </table:table-cell>
          <table:table-cell office:value-type="float" office:value="-0.574615" calcext:value-type="float">
            <text:p>-0.574615</text:p>
          </table:table-cell>
          <table:table-cell office:value-type="float" office:value="-0.413453" calcext:value-type="float">
            <text:p>-0.413453</text:p>
          </table:table-cell>
          <table:table-cell office:value-type="float" office:value="0.392477" calcext:value-type="float">
            <text:p>0.392477</text:p>
          </table:table-cell>
          <table:table-cell office:value-type="float" office:value="-0.619903" calcext:value-type="float">
            <text:p>-0.619903</text:p>
          </table:table-cell>
          <table:table-cell office:value-type="float" office:value="-0.415838" calcext:value-type="float">
            <text:p>-0.415838</text:p>
          </table:table-cell>
          <table:table-cell office:value-type="float" office:value="1.24873" calcext:value-type="float">
            <text:p>1.24873</text:p>
          </table:table-cell>
          <table:table-cell office:value-type="float" office:value="-1.00713" calcext:value-type="float">
            <text:p>-1.00713</text:p>
          </table:table-cell>
          <table:table-cell office:value-type="float" office:value="0.0792556" calcext:value-type="float">
            <text:p>0.0792556</text:p>
          </table:table-cell>
          <table:table-cell office:value-type="float" office:value="-0.455937" calcext:value-type="float">
            <text:p>-0.455937</text:p>
          </table:table-cell>
          <table:table-cell office:value-type="float" office:value="-0.0164781" calcext:value-type="float">
            <text:p>-0.0164781</text:p>
          </table:table-cell>
          <table:table-cell office:value-type="float" office:value="-0.186984" calcext:value-type="float">
            <text:p>-0.186984</text:p>
          </table:table-cell>
          <table:table-cell office:value-type="float" office:value="-0.427245" calcext:value-type="float">
            <text:p>-0.427245</text:p>
          </table:table-cell>
          <table:table-cell office:value-type="float" office:value="-0.412032" calcext:value-type="float">
            <text:p>-0.412032</text:p>
          </table:table-cell>
          <table:table-cell office:value-type="float" office:value="0.451838" calcext:value-type="float">
            <text:p>0.451838</text:p>
          </table:table-cell>
          <table:table-cell office:value-type="float" office:value="-0.0360465" calcext:value-type="float">
            <text:p>-0.0360465</text:p>
          </table:table-cell>
          <table:table-cell office:value-type="float" office:value="-0.363449" calcext:value-type="float">
            <text:p>-0.363449</text:p>
          </table:table-cell>
          <table:table-cell office:value-type="float" office:value="-0.102281" calcext:value-type="float">
            <text:p>-0.102281</text:p>
          </table:table-cell>
          <table:table-cell office:value-type="float" office:value="18.0155" calcext:value-type="float">
            <text:p>18.0155</text:p>
          </table:table-cell>
          <table:table-cell office:value-type="float" office:value="-19.1054" calcext:value-type="float">
            <text:p>-19.1054</text:p>
          </table:table-cell>
          <table:table-cell office:value-type="float" office:value="-6.24295" calcext:value-type="float">
            <text:p>-6.24295</text:p>
          </table:table-cell>
          <table:table-cell office:value-type="float" office:value="-5.98541" calcext:value-type="float">
            <text:p>-5.98541</text:p>
          </table:table-cell>
          <table:table-cell office:value-type="float" office:value="-2.18306" calcext:value-type="float">
            <text:p>-2.18306</text:p>
          </table:table-cell>
          <table:table-cell office:value-type="float" office:value="3.9524" calcext:value-type="float">
            <text:p>3.9524</text:p>
          </table:table-cell>
          <table:table-cell office:value-type="float" office:value="-1.61401" calcext:value-type="float">
            <text:p>-1.61401</text:p>
          </table:table-cell>
          <table:table-cell office:value-type="float" office:value="-7.68774" calcext:value-type="float">
            <text:p>-7.68774</text:p>
          </table:table-cell>
          <table:table-cell office:value-type="float" office:value="-0.531934" calcext:value-type="float">
            <text:p>-0.531934</text:p>
          </table:table-cell>
          <table:table-cell office:value-type="float" office:value="0.625343" calcext:value-type="float">
            <text:p>0.625343</text:p>
          </table:table-cell>
          <table:table-cell office:value-type="float" office:value="-9.26451" calcext:value-type="float">
            <text:p>-9.26451</text:p>
          </table:table-cell>
          <table:table-cell office:value-type="float" office:value="-4.78437" calcext:value-type="float">
            <text:p>-4.7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646248" calcext:value-type="float">
            <text:p>0.00646248</text:p>
          </table:table-cell>
          <table:table-cell office:value-type="float" office:value="0.0683227" calcext:value-type="float">
            <text:p>0.0683227</text:p>
          </table:table-cell>
          <table:table-cell office:value-type="float" office:value="0.0362136" calcext:value-type="float">
            <text:p>0.0362136</text:p>
          </table:table-cell>
          <table:table-cell office:value-type="float" office:value="-0.032052" calcext:value-type="float">
            <text:p>-0.0320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924337" calcext:value-type="float">
            <text:p>0.924337</text:p>
          </table:table-cell>
          <table:table-cell office:value-type="float" office:value="0.509325" calcext:value-type="float">
            <text:p>0.509325</text:p>
          </table:table-cell>
          <table:table-cell office:value-type="float" office:value="-0.0341113" calcext:value-type="float">
            <text:p>-0.0341113</text:p>
          </table:table-cell>
          <table:table-cell office:value-type="float" office:value="-0.0933137" calcext:value-type="float">
            <text:p>-0.0933137</text:p>
          </table:table-cell>
          <table:table-cell office:value-type="float" office:value="-0.273339" calcext:value-type="float">
            <text:p>-0.273339</text:p>
          </table:table-cell>
          <table:table-cell office:value-type="float" office:value="0.957381" calcext:value-type="float">
            <text:p>0.957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9808" calcext:value-type="float">
            <text:p>0.489808</text:p>
          </table:table-cell>
          <table:table-cell office:value-type="float" office:value="-0.948247" calcext:value-type="float">
            <text:p>-0.948247</text:p>
          </table:table-cell>
          <table:table-cell office:value-type="float" office:value="-0.394595" calcext:value-type="float">
            <text:p>-0.394595</text:p>
          </table:table-cell>
          <table:table-cell office:value-type="float" office:value="-0.0364036" calcext:value-type="float">
            <text:p>-0.0364036</text:p>
          </table:table-cell>
          <table:table-cell office:value-type="float" office:value="0.163116" calcext:value-type="float">
            <text:p>0.163116</text:p>
          </table:table-cell>
          <table:table-cell office:value-type="float" office:value="0.534689" calcext:value-type="float">
            <text:p>0.534689</text:p>
          </table:table-cell>
          <table:table-cell office:value-type="float" office:value="-0.0992098" calcext:value-type="float">
            <text:p>-0.0992098</text:p>
          </table:table-cell>
          <table:table-cell office:value-type="float" office:value="-0.641193" calcext:value-type="float">
            <text:p>-0.641193</text:p>
          </table:table-cell>
          <table:table-cell office:value-type="float" office:value="-0.273056" calcext:value-type="float">
            <text:p>-0.273056</text:p>
          </table:table-cell>
          <table:table-cell office:value-type="float" office:value="0.350488" calcext:value-type="float">
            <text:p>0.350488</text:p>
          </table:table-cell>
          <table:table-cell office:value-type="float" office:value="-0.727204" calcext:value-type="float">
            <text:p>-0.727204</text:p>
          </table:table-cell>
          <table:table-cell office:value-type="float" office:value="-0.366297" calcext:value-type="float">
            <text:p>-0.366297</text:p>
          </table:table-cell>
          <table:table-cell office:value-type="float" office:value="1.58567" calcext:value-type="float">
            <text:p>1.58567</text:p>
          </table:table-cell>
          <table:table-cell office:value-type="float" office:value="-1.23713" calcext:value-type="float">
            <text:p>-1.23713</text:p>
          </table:table-cell>
          <table:table-cell office:value-type="float" office:value="0.23306" calcext:value-type="float">
            <text:p>0.23306</text:p>
          </table:table-cell>
          <table:table-cell office:value-type="float" office:value="-0.703271" calcext:value-type="float">
            <text:p>-0.703271</text:p>
          </table:table-cell>
          <table:table-cell office:value-type="float" office:value="-0.239667" calcext:value-type="float">
            <text:p>-0.239667</text:p>
          </table:table-cell>
          <table:table-cell office:value-type="float" office:value="-0.711406" calcext:value-type="float">
            <text:p>-0.711406</text:p>
          </table:table-cell>
          <table:table-cell office:value-type="float" office:value="0.226862" calcext:value-type="float">
            <text:p>0.226862</text:p>
          </table:table-cell>
          <table:table-cell office:value-type="float" office:value="0.00000680127" calcext:value-type="float">
            <text:p>6.80127E-06</text:p>
          </table:table-cell>
          <table:table-cell office:value-type="float" office:value="0.413415" calcext:value-type="float">
            <text:p>0.413415</text:p>
          </table:table-cell>
          <table:table-cell office:value-type="float" office:value="-0.146228" calcext:value-type="float">
            <text:p>-0.146228</text:p>
          </table:table-cell>
          <table:table-cell office:value-type="float" office:value="-0.266434" calcext:value-type="float">
            <text:p>-0.266434</text:p>
          </table:table-cell>
          <table:table-cell office:value-type="float" office:value="0.476341" calcext:value-type="float">
            <text:p>0.476341</text:p>
          </table:table-cell>
          <table:table-cell office:value-type="float" office:value="18.5914" calcext:value-type="float">
            <text:p>18.5914</text:p>
          </table:table-cell>
          <table:table-cell office:value-type="float" office:value="-23.7643" calcext:value-type="float">
            <text:p>-23.7643</text:p>
          </table:table-cell>
          <table:table-cell office:value-type="float" office:value="-4.75975" calcext:value-type="float">
            <text:p>-4.75975</text:p>
          </table:table-cell>
          <table:table-cell office:value-type="float" office:value="-8.54964" calcext:value-type="float">
            <text:p>-8.54964</text:p>
          </table:table-cell>
          <table:table-cell office:value-type="float" office:value="-6.29139" calcext:value-type="float">
            <text:p>-6.29139</text:p>
          </table:table-cell>
          <table:table-cell office:value-type="float" office:value="-3.14888" calcext:value-type="float">
            <text:p>-3.14888</text:p>
          </table:table-cell>
          <table:table-cell office:value-type="float" office:value="5.84177" calcext:value-type="float">
            <text:p>5.84177</text:p>
          </table:table-cell>
          <table:table-cell office:value-type="float" office:value="-3.69531" calcext:value-type="float">
            <text:p>-3.69531</text:p>
          </table:table-cell>
          <table:table-cell office:value-type="float" office:value="1.26987" calcext:value-type="float">
            <text:p>1.26987</text:p>
          </table:table-cell>
          <table:table-cell office:value-type="float" office:value="-0.853663" calcext:value-type="float">
            <text:p>-0.853663</text:p>
          </table:table-cell>
          <table:table-cell office:value-type="float" office:value="-8.78075" calcext:value-type="float">
            <text:p>-8.78075</text:p>
          </table:table-cell>
          <table:table-cell office:value-type="float" office:value="1.72199" calcext:value-type="float">
            <text:p>1.72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714775" calcext:value-type="float">
            <text:p>0.00714775</text:p>
          </table:table-cell>
          <table:table-cell office:value-type="float" office:value="0.0693347" calcext:value-type="float">
            <text:p>0.0693347</text:p>
          </table:table-cell>
          <table:table-cell office:value-type="float" office:value="0.0367267" calcext:value-type="float">
            <text:p>0.0367267</text:p>
          </table:table-cell>
          <table:table-cell office:value-type="float" office:value="-0.0324305" calcext:value-type="float">
            <text:p>-0.0324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1.42773" calcext:value-type="float">
            <text:p>1.42773</text:p>
          </table:table-cell>
          <table:table-cell office:value-type="float" office:value="-0.28627" calcext:value-type="float">
            <text:p>-0.28627</text:p>
          </table:table-cell>
          <table:table-cell office:value-type="float" office:value="0.12242" calcext:value-type="float">
            <text:p>0.12242</text:p>
          </table:table-cell>
          <table:table-cell office:value-type="float" office:value="-0.108212" calcext:value-type="float">
            <text:p>-0.108212</text:p>
          </table:table-cell>
          <table:table-cell office:value-type="float" office:value="-0.177044" calcext:value-type="float">
            <text:p>-0.177044</text:p>
          </table:table-cell>
          <table:table-cell office:value-type="float" office:value="0.978236" calcext:value-type="float">
            <text:p>0.978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4957" calcext:value-type="float">
            <text:p>1.04957</text:p>
          </table:table-cell>
          <table:table-cell office:value-type="float" office:value="-1.441" calcext:value-type="float">
            <text:p>-1.441</text:p>
          </table:table-cell>
          <table:table-cell office:value-type="float" office:value="-0.333862" calcext:value-type="float">
            <text:p>-0.333862</text:p>
          </table:table-cell>
          <table:table-cell office:value-type="float" office:value="-0.342255" calcext:value-type="float">
            <text:p>-0.342255</text:p>
          </table:table-cell>
          <table:table-cell office:value-type="float" office:value="-0.0431897" calcext:value-type="float">
            <text:p>-0.0431897</text:p>
          </table:table-cell>
          <table:table-cell office:value-type="float" office:value="0.211573" calcext:value-type="float">
            <text:p>0.211573</text:p>
          </table:table-cell>
          <table:table-cell office:value-type="float" office:value="0.0976609" calcext:value-type="float">
            <text:p>0.0976609</text:p>
          </table:table-cell>
          <table:table-cell office:value-type="float" office:value="-0.55635" calcext:value-type="float">
            <text:p>-0.55635</text:p>
          </table:table-cell>
          <table:table-cell office:value-type="float" office:value="-0.100843" calcext:value-type="float">
            <text:p>-0.100843</text:p>
          </table:table-cell>
          <table:table-cell office:value-type="float" office:value="0.22338" calcext:value-type="float">
            <text:p>0.22338</text:p>
          </table:table-cell>
          <table:table-cell office:value-type="float" office:value="-0.793549" calcext:value-type="float">
            <text:p>-0.793549</text:p>
          </table:table-cell>
          <table:table-cell office:value-type="float" office:value="-0.0923157" calcext:value-type="float">
            <text:p>-0.0923157</text:p>
          </table:table-cell>
          <table:table-cell office:value-type="float" office:value="0.610051" calcext:value-type="float">
            <text:p>0.610051</text:p>
          </table:table-cell>
          <table:table-cell office:value-type="float" office:value="-1.02118" calcext:value-type="float">
            <text:p>-1.02118</text:p>
          </table:table-cell>
          <table:table-cell office:value-type="float" office:value="0.0940547" calcext:value-type="float">
            <text:p>0.0940547</text:p>
          </table:table-cell>
          <table:table-cell office:value-type="float" office:value="-0.593947" calcext:value-type="float">
            <text:p>-0.593947</text:p>
          </table:table-cell>
          <table:table-cell office:value-type="float" office:value="-0.631204" calcext:value-type="float">
            <text:p>-0.631204</text:p>
          </table:table-cell>
          <table:table-cell office:value-type="float" office:value="-0.863296" calcext:value-type="float">
            <text:p>-0.863296</text:p>
          </table:table-cell>
          <table:table-cell office:value-type="float" office:value="0.600111" calcext:value-type="float">
            <text:p>0.600111</text:p>
          </table:table-cell>
          <table:table-cell office:value-type="float" office:value="0.368391" calcext:value-type="float">
            <text:p>0.368391</text:p>
          </table:table-cell>
          <table:table-cell office:value-type="float" office:value="0.383219" calcext:value-type="float">
            <text:p>0.383219</text:p>
          </table:table-cell>
          <table:table-cell office:value-type="float" office:value="-0.424135" calcext:value-type="float">
            <text:p>-0.424135</text:p>
          </table:table-cell>
          <table:table-cell office:value-type="float" office:value="-0.062285" calcext:value-type="float">
            <text:p>-0.062285</text:p>
          </table:table-cell>
          <table:table-cell office:value-type="float" office:value="0.828603" calcext:value-type="float">
            <text:p>0.828603</text:p>
          </table:table-cell>
          <table:table-cell office:value-type="float" office:value="16.5683" calcext:value-type="float">
            <text:p>16.5683</text:p>
          </table:table-cell>
          <table:table-cell office:value-type="float" office:value="-22.432" calcext:value-type="float">
            <text:p>-22.432</text:p>
          </table:table-cell>
          <table:table-cell office:value-type="float" office:value="-2.96734" calcext:value-type="float">
            <text:p>-2.96734</text:p>
          </table:table-cell>
          <table:table-cell office:value-type="float" office:value="-6.62371" calcext:value-type="float">
            <text:p>-6.62371</text:p>
          </table:table-cell>
          <table:table-cell office:value-type="float" office:value="-9.60762" calcext:value-type="float">
            <text:p>-9.60762</text:p>
          </table:table-cell>
          <table:table-cell office:value-type="float" office:value="-7.68704" calcext:value-type="float">
            <text:p>-7.68704</text:p>
          </table:table-cell>
          <table:table-cell office:value-type="float" office:value="10.2142" calcext:value-type="float">
            <text:p>10.2142</text:p>
          </table:table-cell>
          <table:table-cell office:value-type="float" office:value="-0.993313" calcext:value-type="float">
            <text:p>-0.993313</text:p>
          </table:table-cell>
          <table:table-cell office:value-type="float" office:value="1.792" calcext:value-type="float">
            <text:p>1.792</text:p>
          </table:table-cell>
          <table:table-cell office:value-type="float" office:value="-0.825951" calcext:value-type="float">
            <text:p>-0.825951</text:p>
          </table:table-cell>
          <table:table-cell office:value-type="float" office:value="-7.71401" calcext:value-type="float">
            <text:p>-7.71401</text:p>
          </table:table-cell>
          <table:table-cell office:value-type="float" office:value="7.12583" calcext:value-type="float">
            <text:p>7.12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800741" calcext:value-type="float">
            <text:p>0.00800741</text:p>
          </table:table-cell>
          <table:table-cell office:value-type="float" office:value="0.0672232" calcext:value-type="float">
            <text:p>0.0672232</text:p>
          </table:table-cell>
          <table:table-cell office:value-type="float" office:value="0.0399836" calcext:value-type="float">
            <text:p>0.0399836</text:p>
          </table:table-cell>
          <table:table-cell office:value-type="float" office:value="-0.0359065" calcext:value-type="float">
            <text:p>-0.0359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72366" calcext:value-type="float">
            <text:p>0.72366</text:p>
          </table:table-cell>
          <table:table-cell office:value-type="float" office:value="-0.22769" calcext:value-type="float">
            <text:p>-0.22769</text:p>
          </table:table-cell>
          <table:table-cell office:value-type="float" office:value="-0.282822" calcext:value-type="float">
            <text:p>-0.282822</text:p>
          </table:table-cell>
          <table:table-cell office:value-type="float" office:value="-0.0877839" calcext:value-type="float">
            <text:p>-0.0877839</text:p>
          </table:table-cell>
          <table:table-cell office:value-type="float" office:value="-0.0870624" calcext:value-type="float">
            <text:p>-0.0870624</text:p>
          </table:table-cell>
          <table:table-cell office:value-type="float" office:value="0.992328" calcext:value-type="float">
            <text:p>0.992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9703" calcext:value-type="float">
            <text:p>1.09703</text:p>
          </table:table-cell>
          <table:table-cell office:value-type="float" office:value="-1.73366" calcext:value-type="float">
            <text:p>-1.73366</text:p>
          </table:table-cell>
          <table:table-cell office:value-type="float" office:value="-0.320861" calcext:value-type="float">
            <text:p>-0.320861</text:p>
          </table:table-cell>
          <table:table-cell office:value-type="float" office:value="-0.463924" calcext:value-type="float">
            <text:p>-0.463924</text:p>
          </table:table-cell>
          <table:table-cell office:value-type="float" office:value="-0.32863" calcext:value-type="float">
            <text:p>-0.32863</text:p>
          </table:table-cell>
          <table:table-cell office:value-type="float" office:value="-0.103244" calcext:value-type="float">
            <text:p>-0.103244</text:p>
          </table:table-cell>
          <table:table-cell office:value-type="float" office:value="0.344753" calcext:value-type="float">
            <text:p>0.344753</text:p>
          </table:table-cell>
          <table:table-cell office:value-type="float" office:value="-0.398081" calcext:value-type="float">
            <text:p>-0.398081</text:p>
          </table:table-cell>
          <table:table-cell office:value-type="float" office:value="-0.00613642" calcext:value-type="float">
            <text:p>-0.00613642</text:p>
          </table:table-cell>
          <table:table-cell office:value-type="float" office:value="0.0972207" calcext:value-type="float">
            <text:p>0.0972207</text:p>
          </table:table-cell>
          <table:table-cell office:value-type="float" office:value="-0.813454" calcext:value-type="float">
            <text:p>-0.813454</text:p>
          </table:table-cell>
          <table:table-cell office:value-type="float" office:value="0.196101" calcext:value-type="float">
            <text:p>0.196101</text:p>
          </table:table-cell>
          <table:table-cell office:value-type="float" office:value="-0.067251" calcext:value-type="float">
            <text:p>-0.067251</text:p>
          </table:table-cell>
          <table:table-cell office:value-type="float" office:value="-0.435127" calcext:value-type="float">
            <text:p>-0.435127</text:p>
          </table:table-cell>
          <table:table-cell office:value-type="float" office:value="0.00896556" calcext:value-type="float">
            <text:p>0.00896556</text:p>
          </table:table-cell>
          <table:table-cell office:value-type="float" office:value="-0.0882632" calcext:value-type="float">
            <text:p>-0.0882632</text:p>
          </table:table-cell>
          <table:table-cell office:value-type="float" office:value="-0.918916" calcext:value-type="float">
            <text:p>-0.918916</text:p>
          </table:table-cell>
          <table:table-cell office:value-type="float" office:value="-0.884721" calcext:value-type="float">
            <text:p>-0.884721</text:p>
          </table:table-cell>
          <table:table-cell office:value-type="float" office:value="0.657794" calcext:value-type="float">
            <text:p>0.657794</text:p>
          </table:table-cell>
          <table:table-cell office:value-type="float" office:value="0.534121" calcext:value-type="float">
            <text:p>0.534121</text:p>
          </table:table-cell>
          <table:table-cell office:value-type="float" office:value="0.0340833" calcext:value-type="float">
            <text:p>0.0340833</text:p>
          </table:table-cell>
          <table:table-cell office:value-type="float" office:value="-0.234286" calcext:value-type="float">
            <text:p>-0.234286</text:p>
          </table:table-cell>
          <table:table-cell office:value-type="float" office:value="-0.0918431" calcext:value-type="float">
            <text:p>-0.0918431</text:p>
          </table:table-cell>
          <table:table-cell office:value-type="float" office:value="0.829667" calcext:value-type="float">
            <text:p>0.829667</text:p>
          </table:table-cell>
          <table:table-cell office:value-type="float" office:value="11.1328" calcext:value-type="float">
            <text:p>11.1328</text:p>
          </table:table-cell>
          <table:table-cell office:value-type="float" office:value="-17.1913" calcext:value-type="float">
            <text:p>-17.1913</text:p>
          </table:table-cell>
          <table:table-cell office:value-type="float" office:value="-3.11093" calcext:value-type="float">
            <text:p>-3.11093</text:p>
          </table:table-cell>
          <table:table-cell office:value-type="float" office:value="-2.20629" calcext:value-type="float">
            <text:p>-2.20629</text:p>
          </table:table-cell>
          <table:table-cell office:value-type="float" office:value="-10.7635" calcext:value-type="float">
            <text:p>-10.7635</text:p>
          </table:table-cell>
          <table:table-cell office:value-type="float" office:value="-9.45734" calcext:value-type="float">
            <text:p>-9.45734</text:p>
          </table:table-cell>
          <table:table-cell office:value-type="float" office:value="12.7606" calcext:value-type="float">
            <text:p>12.7606</text:p>
          </table:table-cell>
          <table:table-cell office:value-type="float" office:value="0.730278" calcext:value-type="float">
            <text:p>0.730278</text:p>
          </table:table-cell>
          <table:table-cell office:value-type="float" office:value="-0.67607" calcext:value-type="float">
            <text:p>-0.67607</text:p>
          </table:table-cell>
          <table:table-cell office:value-type="float" office:value="-0.234818" calcext:value-type="float">
            <text:p>-0.234818</text:p>
          </table:table-cell>
          <table:table-cell office:value-type="float" office:value="-8.24279" calcext:value-type="float">
            <text:p>-8.24279</text:p>
          </table:table-cell>
          <table:table-cell office:value-type="float" office:value="9.78752" calcext:value-type="float">
            <text:p>9.7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800605" calcext:value-type="float">
            <text:p>0.00800605</text:p>
          </table:table-cell>
          <table:table-cell office:value-type="float" office:value="0.0652872" calcext:value-type="float">
            <text:p>0.0652872</text:p>
          </table:table-cell>
          <table:table-cell office:value-type="float" office:value="0.0424136" calcext:value-type="float">
            <text:p>0.0424136</text:p>
          </table:table-cell>
          <table:table-cell office:value-type="float" office:value="-0.0385473" calcext:value-type="float">
            <text:p>-0.03854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0.394799" calcext:value-type="float">
            <text:p>-0.394799</text:p>
          </table:table-cell>
          <table:table-cell office:value-type="float" office:value="-0.311281" calcext:value-type="float">
            <text:p>-0.311281</text:p>
          </table:table-cell>
          <table:table-cell office:value-type="float" office:value="-0.841831" calcext:value-type="float">
            <text:p>-0.841831</text:p>
          </table:table-cell>
          <table:table-cell office:value-type="float" office:value="-0.0578118" calcext:value-type="float">
            <text:p>-0.0578118</text:p>
          </table:table-cell>
          <table:table-cell office:value-type="float" office:value="-0.0927196" calcext:value-type="float">
            <text:p>-0.0927196</text:p>
          </table:table-cell>
          <table:table-cell office:value-type="float" office:value="0.994012" calcext:value-type="float">
            <text:p>0.994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986" calcext:value-type="float">
            <text:p>1.01986</text:p>
          </table:table-cell>
          <table:table-cell office:value-type="float" office:value="-1.69162" calcext:value-type="float">
            <text:p>-1.69162</text:p>
          </table:table-cell>
          <table:table-cell office:value-type="float" office:value="-0.327156" calcext:value-type="float">
            <text:p>-0.327156</text:p>
          </table:table-cell>
          <table:table-cell office:value-type="float" office:value="-0.334497" calcext:value-type="float">
            <text:p>-0.334497</text:p>
          </table:table-cell>
          <table:table-cell office:value-type="float" office:value="-0.751651" calcext:value-type="float">
            <text:p>-0.751651</text:p>
          </table:table-cell>
          <table:table-cell office:value-type="float" office:value="-0.439821" calcext:value-type="float">
            <text:p>-0.439821</text:p>
          </table:table-cell>
          <table:table-cell office:value-type="float" office:value="0.622238" calcext:value-type="float">
            <text:p>0.622238</text:p>
          </table:table-cell>
          <table:table-cell office:value-type="float" office:value="-0.120969" calcext:value-type="float">
            <text:p>-0.120969</text:p>
          </table:table-cell>
          <table:table-cell office:value-type="float" office:value="-0.0971391" calcext:value-type="float">
            <text:p>-0.0971391</text:p>
          </table:table-cell>
          <table:table-cell office:value-type="float" office:value="0.0466896" calcext:value-type="float">
            <text:p>0.0466896</text:p>
          </table:table-cell>
          <table:table-cell office:value-type="float" office:value="-0.855126" calcext:value-type="float">
            <text:p>-0.855126</text:p>
          </table:table-cell>
          <table:table-cell office:value-type="float" office:value="0.510686" calcext:value-type="float">
            <text:p>0.510686</text:p>
          </table:table-cell>
          <table:table-cell office:value-type="float" office:value="-0.302241" calcext:value-type="float">
            <text:p>-0.302241</text:p>
          </table:table-cell>
          <table:table-cell office:value-type="float" office:value="0.481072" calcext:value-type="float">
            <text:p>0.481072</text:p>
          </table:table-cell>
          <table:table-cell office:value-type="float" office:value="-0.0676282" calcext:value-type="float">
            <text:p>-0.0676282</text:p>
          </table:table-cell>
          <table:table-cell office:value-type="float" office:value="0.519343" calcext:value-type="float">
            <text:p>0.519343</text:p>
          </table:table-cell>
          <table:table-cell office:value-type="float" office:value="-0.692684" calcext:value-type="float">
            <text:p>-0.692684</text:p>
          </table:table-cell>
          <table:table-cell office:value-type="float" office:value="-0.527773" calcext:value-type="float">
            <text:p>-0.527773</text:p>
          </table:table-cell>
          <table:table-cell office:value-type="float" office:value="0.624708" calcext:value-type="float">
            <text:p>0.624708</text:p>
          </table:table-cell>
          <table:table-cell office:value-type="float" office:value="0.562369" calcext:value-type="float">
            <text:p>0.562369</text:p>
          </table:table-cell>
          <table:table-cell office:value-type="float" office:value="-0.368448" calcext:value-type="float">
            <text:p>-0.368448</text:p>
          </table:table-cell>
          <table:table-cell office:value-type="float" office:value="-0.0506372" calcext:value-type="float">
            <text:p>-0.0506372</text:p>
          </table:table-cell>
          <table:table-cell office:value-type="float" office:value="-0.0880385" calcext:value-type="float">
            <text:p>-0.0880385</text:p>
          </table:table-cell>
          <table:table-cell office:value-type="float" office:value="0.489896" calcext:value-type="float">
            <text:p>0.489896</text:p>
          </table:table-cell>
          <table:table-cell office:value-type="float" office:value="1.92377" calcext:value-type="float">
            <text:p>1.92377</text:p>
          </table:table-cell>
          <table:table-cell office:value-type="float" office:value="-9.55434" calcext:value-type="float">
            <text:p>-9.55434</text:p>
          </table:table-cell>
          <table:table-cell office:value-type="float" office:value="-3.5398" calcext:value-type="float">
            <text:p>-3.5398</text:p>
          </table:table-cell>
          <table:table-cell office:value-type="float" office:value="2.0307" calcext:value-type="float">
            <text:p>2.0307</text:p>
          </table:table-cell>
          <table:table-cell office:value-type="float" office:value="-9.13857" calcext:value-type="float">
            <text:p>-9.13857</text:p>
          </table:table-cell>
          <table:table-cell office:value-type="float" office:value="-8.5229" calcext:value-type="float">
            <text:p>-8.5229</text:p>
          </table:table-cell>
          <table:table-cell office:value-type="float" office:value="15.23" calcext:value-type="float">
            <text:p>15.23</text:p>
          </table:table-cell>
          <table:table-cell office:value-type="float" office:value="1.55004" calcext:value-type="float">
            <text:p>1.55004</text:p>
          </table:table-cell>
          <table:table-cell office:value-type="float" office:value="-5.2363" calcext:value-type="float">
            <text:p>-5.2363</text:p>
          </table:table-cell>
          <table:table-cell office:value-type="float" office:value="-0.270333" calcext:value-type="float">
            <text:p>-0.270333</text:p>
          </table:table-cell>
          <table:table-cell office:value-type="float" office:value="-9.96643" calcext:value-type="float">
            <text:p>-9.96643</text:p>
          </table:table-cell>
          <table:table-cell office:value-type="float" office:value="9.20096" calcext:value-type="float">
            <text:p>9.2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107156" calcext:value-type="float">
            <text:p>0.0107156</text:p>
          </table:table-cell>
          <table:table-cell office:value-type="float" office:value="0.0587992" calcext:value-type="float">
            <text:p>0.0587992</text:p>
          </table:table-cell>
          <table:table-cell office:value-type="float" office:value="0.0525134" calcext:value-type="float">
            <text:p>0.0525134</text:p>
          </table:table-cell>
          <table:table-cell office:value-type="float" office:value="-0.0492607" calcext:value-type="float">
            <text:p>-0.04926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156445" calcext:value-type="float">
            <text:p>0.156445</text:p>
          </table:table-cell>
          <table:table-cell office:value-type="float" office:value="-0.784633" calcext:value-type="float">
            <text:p>-0.784633</text:p>
          </table:table-cell>
          <table:table-cell office:value-type="float" office:value="-1.02167" calcext:value-type="float">
            <text:p>-1.02167</text:p>
          </table:table-cell>
          <table:table-cell office:value-type="float" office:value="-0.0128666" calcext:value-type="float">
            <text:p>-0.0128666</text:p>
          </table:table-cell>
          <table:table-cell office:value-type="float" office:value="-0.107741" calcext:value-type="float">
            <text:p>-0.107741</text:p>
          </table:table-cell>
          <table:table-cell office:value-type="float" office:value="0.994096" calcext:value-type="float">
            <text:p>0.99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-1.42768" calcext:value-type="float">
            <text:p>-1.42768</text:p>
          </table:table-cell>
          <table:table-cell office:value-type="float" office:value="-0.363828" calcext:value-type="float">
            <text:p>-0.363828</text:p>
          </table:table-cell>
          <table:table-cell office:value-type="float" office:value="-0.133035" calcext:value-type="float">
            <text:p>-0.133035</text:p>
          </table:table-cell>
          <table:table-cell office:value-type="float" office:value="-0.880392" calcext:value-type="float">
            <text:p>-0.880392</text:p>
          </table:table-cell>
          <table:table-cell office:value-type="float" office:value="-0.48963" calcext:value-type="float">
            <text:p>-0.48963</text:p>
          </table:table-cell>
          <table:table-cell office:value-type="float" office:value="0.845543" calcext:value-type="float">
            <text:p>0.845543</text:p>
          </table:table-cell>
          <table:table-cell office:value-type="float" office:value="0.0396216" calcext:value-type="float">
            <text:p>0.0396216</text:p>
          </table:table-cell>
          <table:table-cell office:value-type="float" office:value="-0.235946" calcext:value-type="float">
            <text:p>-0.235946</text:p>
          </table:table-cell>
          <table:table-cell office:value-type="float" office:value="0.00610108" calcext:value-type="float">
            <text:p>0.00610108</text:p>
          </table:table-cell>
          <table:table-cell office:value-type="float" office:value="-0.855512" calcext:value-type="float">
            <text:p>-0.855512</text:p>
          </table:table-cell>
          <table:table-cell office:value-type="float" office:value="0.583654" calcext:value-type="float">
            <text:p>0.583654</text:p>
          </table:table-cell>
          <table:table-cell office:value-type="float" office:value="-1.04402" calcext:value-type="float">
            <text:p>-1.04402</text:p>
          </table:table-cell>
          <table:table-cell office:value-type="float" office:value="0.982792" calcext:value-type="float">
            <text:p>0.982792</text:p>
          </table:table-cell>
          <table:table-cell office:value-type="float" office:value="-0.138951" calcext:value-type="float">
            <text:p>-0.138951</text:p>
          </table:table-cell>
          <table:table-cell office:value-type="float" office:value="0.56862" calcext:value-type="float">
            <text:p>0.56862</text:p>
          </table:table-cell>
          <table:table-cell office:value-type="float" office:value="-0.0271747" calcext:value-type="float">
            <text:p>-0.0271747</text:p>
          </table:table-cell>
          <table:table-cell office:value-type="float" office:value="0.253466" calcext:value-type="float">
            <text:p>0.253466</text:p>
          </table:table-cell>
          <table:table-cell office:value-type="float" office:value="0.586016" calcext:value-type="float">
            <text:p>0.586016</text:p>
          </table:table-cell>
          <table:table-cell office:value-type="float" office:value="0.34154" calcext:value-type="float">
            <text:p>0.34154</text:p>
          </table:table-cell>
          <table:table-cell office:value-type="float" office:value="-0.414994" calcext:value-type="float">
            <text:p>-0.414994</text:p>
          </table:table-cell>
          <table:table-cell office:value-type="float" office:value="-0.18916" calcext:value-type="float">
            <text:p>-0.18916</text:p>
          </table:table-cell>
          <table:table-cell office:value-type="float" office:value="0.0878793" calcext:value-type="float">
            <text:p>0.0878793</text:p>
          </table:table-cell>
          <table:table-cell office:value-type="float" office:value="-0.0557333" calcext:value-type="float">
            <text:p>-0.0557333</text:p>
          </table:table-cell>
          <table:table-cell office:value-type="float" office:value="-7.27207" calcext:value-type="float">
            <text:p>-7.27207</text:p>
          </table:table-cell>
          <table:table-cell office:value-type="float" office:value="-1.42168" calcext:value-type="float">
            <text:p>-1.42168</text:p>
          </table:table-cell>
          <table:table-cell office:value-type="float" office:value="-4.35831" calcext:value-type="float">
            <text:p>-4.35831</text:p>
          </table:table-cell>
          <table:table-cell office:value-type="float" office:value="5.15259" calcext:value-type="float">
            <text:p>5.15259</text:p>
          </table:table-cell>
          <table:table-cell office:value-type="float" office:value="-3.70803" calcext:value-type="float">
            <text:p>-3.70803</text:p>
          </table:table-cell>
          <table:table-cell office:value-type="float" office:value="-0.702695" calcext:value-type="float">
            <text:p>-0.702695</text:p>
          </table:table-cell>
          <table:table-cell office:value-type="float" office:value="14.2774" calcext:value-type="float">
            <text:p>14.2774</text:p>
          </table:table-cell>
          <table:table-cell office:value-type="float" office:value="1.16105" calcext:value-type="float">
            <text:p>1.16105</text:p>
          </table:table-cell>
          <table:table-cell office:value-type="float" office:value="-7.17711" calcext:value-type="float">
            <text:p>-7.17711</text:p>
          </table:table-cell>
          <table:table-cell office:value-type="float" office:value="-1.09373" calcext:value-type="float">
            <text:p>-1.09373</text:p>
          </table:table-cell>
          <table:table-cell office:value-type="float" office:value="-8.90347" calcext:value-type="float">
            <text:p>-8.90347</text:p>
          </table:table-cell>
          <table:table-cell office:value-type="float" office:value="4.94701" calcext:value-type="float">
            <text:p>4.94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152082" calcext:value-type="float">
            <text:p>0.0152082</text:p>
          </table:table-cell>
          <table:table-cell office:value-type="float" office:value="0.0504755" calcext:value-type="float">
            <text:p>0.0504755</text:p>
          </table:table-cell>
          <table:table-cell office:value-type="float" office:value="0.0621073" calcext:value-type="float">
            <text:p>0.0621073</text:p>
          </table:table-cell>
          <table:table-cell office:value-type="float" office:value="-0.0595301" calcext:value-type="float">
            <text:p>-0.0595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547142" calcext:value-type="float">
            <text:p>0.547142</text:p>
          </table:table-cell>
          <table:table-cell office:value-type="float" office:value="-0.876286" calcext:value-type="float">
            <text:p>-0.876286</text:p>
          </table:table-cell>
          <table:table-cell office:value-type="float" office:value="-0.613944" calcext:value-type="float">
            <text:p>-0.613944</text:p>
          </table:table-cell>
          <table:table-cell office:value-type="float" office:value="0.0745278" calcext:value-type="float">
            <text:p>0.0745278</text:p>
          </table:table-cell>
          <table:table-cell office:value-type="float" office:value="-0.0604341" calcext:value-type="float">
            <text:p>-0.0604341</text:p>
          </table:table-cell>
          <table:table-cell office:value-type="float" office:value="0.995386" calcext:value-type="float">
            <text:p>0.995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165" calcext:value-type="float">
            <text:p>0.235165</text:p>
          </table:table-cell>
          <table:table-cell office:value-type="float" office:value="-0.9356" calcext:value-type="float">
            <text:p>-0.9356</text:p>
          </table:table-cell>
          <table:table-cell office:value-type="float" office:value="-0.368947" calcext:value-type="float">
            <text:p>-0.368947</text:p>
          </table:table-cell>
          <table:table-cell office:value-type="float" office:value="0.0729208" calcext:value-type="float">
            <text:p>0.0729208</text:p>
          </table:table-cell>
          <table:table-cell office:value-type="float" office:value="-0.731982" calcext:value-type="float">
            <text:p>-0.731982</text:p>
          </table:table-cell>
          <table:table-cell office:value-type="float" office:value="-0.220202" calcext:value-type="float">
            <text:p>-0.220202</text:p>
          </table:table-cell>
          <table:table-cell office:value-type="float" office:value="1.02187" calcext:value-type="float">
            <text:p>1.02187</text:p>
          </table:table-cell>
          <table:table-cell office:value-type="float" office:value="0.0909996" calcext:value-type="float">
            <text:p>0.0909996</text:p>
          </table:table-cell>
          <table:table-cell office:value-type="float" office:value="-0.442884" calcext:value-type="float">
            <text:p>-0.442884</text:p>
          </table:table-cell>
          <table:table-cell office:value-type="float" office:value="-0.0668642" calcext:value-type="float">
            <text:p>-0.0668642</text:p>
          </table:table-cell>
          <table:table-cell office:value-type="float" office:value="-0.789698" calcext:value-type="float">
            <text:p>-0.789698</text:p>
          </table:table-cell>
          <table:table-cell office:value-type="float" office:value="0.463523" calcext:value-type="float">
            <text:p>0.463523</text:p>
          </table:table-cell>
          <table:table-cell office:value-type="float" office:value="-1.16605" calcext:value-type="float">
            <text:p>-1.16605</text:p>
          </table:table-cell>
          <table:table-cell office:value-type="float" office:value="1.10055" calcext:value-type="float">
            <text:p>1.10055</text:p>
          </table:table-cell>
          <table:table-cell office:value-type="float" office:value="0.133076" calcext:value-type="float">
            <text:p>0.133076</text:p>
          </table:table-cell>
          <table:table-cell office:value-type="float" office:value="0.379427" calcext:value-type="float">
            <text:p>0.379427</text:p>
          </table:table-cell>
          <table:table-cell office:value-type="float" office:value="0.516683" calcext:value-type="float">
            <text:p>0.516683</text:p>
          </table:table-cell>
          <table:table-cell office:value-type="float" office:value="1.06687" calcext:value-type="float">
            <text:p>1.06687</text:p>
          </table:table-cell>
          <table:table-cell office:value-type="float" office:value="0.0945031" calcext:value-type="float">
            <text:p>0.0945031</text:p>
          </table:table-cell>
          <table:table-cell office:value-type="float" office:value="-0.0498991" calcext:value-type="float">
            <text:p>-0.0498991</text:p>
          </table:table-cell>
          <table:table-cell office:value-type="float" office:value="-0.607028" calcext:value-type="float">
            <text:p>-0.607028</text:p>
          </table:table-cell>
          <table:table-cell office:value-type="float" office:value="-0.0203669" calcext:value-type="float">
            <text:p>-0.0203669</text:p>
          </table:table-cell>
          <table:table-cell office:value-type="float" office:value="0.249975" calcext:value-type="float">
            <text:p>0.249975</text:p>
          </table:table-cell>
          <table:table-cell office:value-type="float" office:value="-0.583807" calcext:value-type="float">
            <text:p>-0.583807</text:p>
          </table:table-cell>
          <table:table-cell office:value-type="float" office:value="-7.97413" calcext:value-type="float">
            <text:p>-7.97413</text:p>
          </table:table-cell>
          <table:table-cell office:value-type="float" office:value="-0.356811" calcext:value-type="float">
            <text:p>-0.356811</text:p>
          </table:table-cell>
          <table:table-cell office:value-type="float" office:value="-3.48269" calcext:value-type="float">
            <text:p>-3.48269</text:p>
          </table:table-cell>
          <table:table-cell office:value-type="float" office:value="5.98662" calcext:value-type="float">
            <text:p>5.98662</text:p>
          </table:table-cell>
          <table:table-cell office:value-type="float" office:value="0.386136" calcext:value-type="float">
            <text:p>0.386136</text:p>
          </table:table-cell>
          <table:table-cell office:value-type="float" office:value="8.45427" calcext:value-type="float">
            <text:p>8.45427</text:p>
          </table:table-cell>
          <table:table-cell office:value-type="float" office:value="10.5017" calcext:value-type="float">
            <text:p>10.5017</text:p>
          </table:table-cell>
          <table:table-cell office:value-type="float" office:value="-1.13678" calcext:value-type="float">
            <text:p>-1.13678</text:p>
          </table:table-cell>
          <table:table-cell office:value-type="float" office:value="-10.1563" calcext:value-type="float">
            <text:p>-10.1563</text:p>
          </table:table-cell>
          <table:table-cell office:value-type="float" office:value="1.80934" calcext:value-type="float">
            <text:p>1.80934</text:p>
          </table:table-cell>
          <table:table-cell office:value-type="float" office:value="-5.93942" calcext:value-type="float">
            <text:p>-5.93942</text:p>
          </table:table-cell>
          <table:table-cell office:value-type="float" office:value="-0.381122" calcext:value-type="float">
            <text:p>-0.38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180486" calcext:value-type="float">
            <text:p>0.0180486</text:p>
          </table:table-cell>
          <table:table-cell office:value-type="float" office:value="0.0434232" calcext:value-type="float">
            <text:p>0.0434232</text:p>
          </table:table-cell>
          <table:table-cell office:value-type="float" office:value="0.0638598" calcext:value-type="float">
            <text:p>0.0638598</text:p>
          </table:table-cell>
          <table:table-cell office:value-type="float" office:value="-0.0618015" calcext:value-type="float">
            <text:p>-0.0618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-0.0371673" calcext:value-type="float">
            <text:p>-0.0371673</text:p>
          </table:table-cell>
          <table:table-cell office:value-type="float" office:value="-0.43391" calcext:value-type="float">
            <text:p>-0.43391</text:p>
          </table:table-cell>
          <table:table-cell office:value-type="float" office:value="-0.256631" calcext:value-type="float">
            <text:p>-0.256631</text:p>
          </table:table-cell>
          <table:table-cell office:value-type="float" office:value="0.127684" calcext:value-type="float">
            <text:p>0.127684</text:p>
          </table:table-cell>
          <table:table-cell office:value-type="float" office:value="-0.0409025" calcext:value-type="float">
            <text:p>-0.0409025</text:p>
          </table:table-cell>
          <table:table-cell office:value-type="float" office:value="0.990971" calcext:value-type="float">
            <text:p>0.9909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49033" calcext:value-type="float">
            <text:p>-0.149033</text:p>
          </table:table-cell>
          <table:table-cell office:value-type="float" office:value="-0.563413" calcext:value-type="float">
            <text:p>-0.563413</text:p>
          </table:table-cell>
          <table:table-cell office:value-type="float" office:value="-0.325259" calcext:value-type="float">
            <text:p>-0.325259</text:p>
          </table:table-cell>
          <table:table-cell office:value-type="float" office:value="0.219905" calcext:value-type="float">
            <text:p>0.219905</text:p>
          </table:table-cell>
          <table:table-cell office:value-type="float" office:value="-0.502746" calcext:value-type="float">
            <text:p>-0.502746</text:p>
          </table:table-cell>
          <table:table-cell office:value-type="float" office:value="0.202658" calcext:value-type="float">
            <text:p>0.202658</text:p>
          </table:table-cell>
          <table:table-cell office:value-type="float" office:value="0.9595" calcext:value-type="float">
            <text:p>0.9595</text:p>
          </table:table-cell>
          <table:table-cell office:value-type="float" office:value="0.0212983" calcext:value-type="float">
            <text:p>0.0212983</text:p>
          </table:table-cell>
          <table:table-cell office:value-type="float" office:value="-0.670709" calcext:value-type="float">
            <text:p>-0.670709</text:p>
          </table:table-cell>
          <table:table-cell office:value-type="float" office:value="0.022097" calcext:value-type="float">
            <text:p>0.022097</text:p>
          </table:table-cell>
          <table:table-cell office:value-type="float" office:value="-0.690404" calcext:value-type="float">
            <text:p>-0.690404</text:p>
          </table:table-cell>
          <table:table-cell office:value-type="float" office:value="0.231912" calcext:value-type="float">
            <text:p>0.231912</text:p>
          </table:table-cell>
          <table:table-cell office:value-type="float" office:value="-0.813592" calcext:value-type="float">
            <text:p>-0.813592</text:p>
          </table:table-cell>
          <table:table-cell office:value-type="float" office:value="0.783165" calcext:value-type="float">
            <text:p>0.783165</text:p>
          </table:table-cell>
          <table:table-cell office:value-type="float" office:value="0.0234002" calcext:value-type="float">
            <text:p>0.0234002</text:p>
          </table:table-cell>
          <table:table-cell office:value-type="float" office:value="0.350915" calcext:value-type="float">
            <text:p>0.350915</text:p>
          </table:table-cell>
          <table:table-cell office:value-type="float" office:value="0.624922" calcext:value-type="float">
            <text:p>0.624922</text:p>
          </table:table-cell>
          <table:table-cell office:value-type="float" office:value="1.00649" calcext:value-type="float">
            <text:p>1.00649</text:p>
          </table:table-cell>
          <table:table-cell office:value-type="float" office:value="-0.419833" calcext:value-type="float">
            <text:p>-0.419833</text:p>
          </table:table-cell>
          <table:table-cell office:value-type="float" office:value="-0.248375" calcext:value-type="float">
            <text:p>-0.248375</text:p>
          </table:table-cell>
          <table:table-cell office:value-type="float" office:value="-0.535177" calcext:value-type="float">
            <text:p>-0.535177</text:p>
          </table:table-cell>
          <table:table-cell office:value-type="float" office:value="0.449009" calcext:value-type="float">
            <text:p>0.449009</text:p>
          </table:table-cell>
          <table:table-cell office:value-type="float" office:value="0.285362" calcext:value-type="float">
            <text:p>0.285362</text:p>
          </table:table-cell>
          <table:table-cell office:value-type="float" office:value="-0.632921" calcext:value-type="float">
            <text:p>-0.632921</text:p>
          </table:table-cell>
          <table:table-cell office:value-type="float" office:value="-7.66401" calcext:value-type="float">
            <text:p>-7.66401</text:p>
          </table:table-cell>
          <table:table-cell office:value-type="float" office:value="-0.1315" calcext:value-type="float">
            <text:p>-0.1315</text:p>
          </table:table-cell>
          <table:table-cell office:value-type="float" office:value="-4.82337" calcext:value-type="float">
            <text:p>-4.82337</text:p>
          </table:table-cell>
          <table:table-cell office:value-type="float" office:value="5.51957" calcext:value-type="float">
            <text:p>5.51957</text:p>
          </table:table-cell>
          <table:table-cell office:value-type="float" office:value="3.42982" calcext:value-type="float">
            <text:p>3.42982</text:p>
          </table:table-cell>
          <table:table-cell office:value-type="float" office:value="10.8871" calcext:value-type="float">
            <text:p>10.8871</text:p>
          </table:table-cell>
          <table:table-cell office:value-type="float" office:value="3.22215" calcext:value-type="float">
            <text:p>3.22215</text:p>
          </table:table-cell>
          <table:table-cell office:value-type="float" office:value="-2.41285" calcext:value-type="float">
            <text:p>-2.41285</text:p>
          </table:table-cell>
          <table:table-cell office:value-type="float" office:value="-11.1434" calcext:value-type="float">
            <text:p>-11.1434</text:p>
          </table:table-cell>
          <table:table-cell office:value-type="float" office:value="6.70697" calcext:value-type="float">
            <text:p>6.70697</text:p>
          </table:table-cell>
          <table:table-cell office:value-type="float" office:value="-3.60301" calcext:value-type="float">
            <text:p>-3.60301</text:p>
          </table:table-cell>
          <table:table-cell office:value-type="float" office:value="-3.0587" calcext:value-type="float">
            <text:p>-3.0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214743" calcext:value-type="float">
            <text:p>0.0214743</text:p>
          </table:table-cell>
          <table:table-cell office:value-type="float" office:value="0.0374936" calcext:value-type="float">
            <text:p>0.0374936</text:p>
          </table:table-cell>
          <table:table-cell office:value-type="float" office:value="0.0597906" calcext:value-type="float">
            <text:p>0.0597906</text:p>
          </table:table-cell>
          <table:table-cell office:value-type="float" office:value="-0.0580654" calcext:value-type="float">
            <text:p>-0.0580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0446416" calcext:value-type="float">
            <text:p>0.0446416</text:p>
          </table:table-cell>
          <table:table-cell office:value-type="float" office:value="0.30016" calcext:value-type="float">
            <text:p>0.30016</text:p>
          </table:table-cell>
          <table:table-cell office:value-type="float" office:value="-0.110698" calcext:value-type="float">
            <text:p>-0.110698</text:p>
          </table:table-cell>
          <table:table-cell office:value-type="float" office:value="0.124436" calcext:value-type="float">
            <text:p>0.124436</text:p>
          </table:table-cell>
          <table:table-cell office:value-type="float" office:value="-0.0426012" calcext:value-type="float">
            <text:p>-0.0426012</text:p>
          </table:table-cell>
          <table:table-cell office:value-type="float" office:value="0.991313" calcext:value-type="float">
            <text:p>0.99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0113" calcext:value-type="float">
            <text:p>-0.370113</text:p>
          </table:table-cell>
          <table:table-cell office:value-type="float" office:value="-0.355083" calcext:value-type="float">
            <text:p>-0.355083</text:p>
          </table:table-cell>
          <table:table-cell office:value-type="float" office:value="-0.338815" calcext:value-type="float">
            <text:p>-0.338815</text:p>
          </table:table-cell>
          <table:table-cell office:value-type="float" office:value="0.318266" calcext:value-type="float">
            <text:p>0.318266</text:p>
          </table:table-cell>
          <table:table-cell office:value-type="float" office:value="-0.282539" calcext:value-type="float">
            <text:p>-0.282539</text:p>
          </table:table-cell>
          <table:table-cell office:value-type="float" office:value="0.499331" calcext:value-type="float">
            <text:p>0.499331</text:p>
          </table:table-cell>
          <table:table-cell office:value-type="float" office:value="0.729048" calcext:value-type="float">
            <text:p>0.729048</text:p>
          </table:table-cell>
          <table:table-cell office:value-type="float" office:value="-0.0964102" calcext:value-type="float">
            <text:p>-0.0964102</text:p>
          </table:table-cell>
          <table:table-cell office:value-type="float" office:value="-0.787782" calcext:value-type="float">
            <text:p>-0.787782</text:p>
          </table:table-cell>
          <table:table-cell office:value-type="float" office:value="0.22372" calcext:value-type="float">
            <text:p>0.22372</text:p>
          </table:table-cell>
          <table:table-cell office:value-type="float" office:value="-0.607401" calcext:value-type="float">
            <text:p>-0.607401</text:p>
          </table:table-cell>
          <table:table-cell office:value-type="float" office:value="0.0272229" calcext:value-type="float">
            <text:p>0.0272229</text:p>
          </table:table-cell>
          <table:table-cell office:value-type="float" office:value="-0.436816" calcext:value-type="float">
            <text:p>-0.436816</text:p>
          </table:table-cell>
          <table:table-cell office:value-type="float" office:value="0.440135" calcext:value-type="float">
            <text:p>0.440135</text:p>
          </table:table-cell>
          <table:table-cell office:value-type="float" office:value="-0.0597059" calcext:value-type="float">
            <text:p>-0.0597059</text:p>
          </table:table-cell>
          <table:table-cell office:value-type="float" office:value="0.196111" calcext:value-type="float">
            <text:p>0.196111</text:p>
          </table:table-cell>
          <table:table-cell office:value-type="float" office:value="0.617008" calcext:value-type="float">
            <text:p>0.617008</text:p>
          </table:table-cell>
          <table:table-cell office:value-type="float" office:value="0.707239" calcext:value-type="float">
            <text:p>0.707239</text:p>
          </table:table-cell>
          <table:table-cell office:value-type="float" office:value="-0.809818" calcext:value-type="float">
            <text:p>-0.809818</text:p>
          </table:table-cell>
          <table:table-cell office:value-type="float" office:value="-0.402516" calcext:value-type="float">
            <text:p>-0.402516</text:p>
          </table:table-cell>
          <table:table-cell office:value-type="float" office:value="-0.0815731" calcext:value-type="float">
            <text:p>-0.0815731</text:p>
          </table:table-cell>
          <table:table-cell office:value-type="float" office:value="0.593906" calcext:value-type="float">
            <text:p>0.593906</text:p>
          </table:table-cell>
          <table:table-cell office:value-type="float" office:value="0.219941" calcext:value-type="float">
            <text:p>0.219941</text:p>
          </table:table-cell>
          <table:table-cell office:value-type="float" office:value="-0.585691" calcext:value-type="float">
            <text:p>-0.585691</text:p>
          </table:table-cell>
          <table:table-cell office:value-type="float" office:value="-3.77864" calcext:value-type="float">
            <text:p>-3.77864</text:p>
          </table:table-cell>
          <table:table-cell office:value-type="float" office:value="-0.5725" calcext:value-type="float">
            <text:p>-0.5725</text:p>
          </table:table-cell>
          <table:table-cell office:value-type="float" office:value="-5.20153" calcext:value-type="float">
            <text:p>-5.20153</text:p>
          </table:table-cell>
          <table:table-cell office:value-type="float" office:value="3.2934" calcext:value-type="float">
            <text:p>3.2934</text:p>
          </table:table-cell>
          <table:table-cell office:value-type="float" office:value="4.53406" calcext:value-type="float">
            <text:p>4.53406</text:p>
          </table:table-cell>
          <table:table-cell office:value-type="float" office:value="11.1883" calcext:value-type="float">
            <text:p>11.1883</text:p>
          </table:table-cell>
          <table:table-cell office:value-type="float" office:value="-1.7524" calcext:value-type="float">
            <text:p>-1.7524</text:p>
          </table:table-cell>
          <table:table-cell office:value-type="float" office:value="-4.58137" calcext:value-type="float">
            <text:p>-4.58137</text:p>
          </table:table-cell>
          <table:table-cell office:value-type="float" office:value="-7.84346" calcext:value-type="float">
            <text:p>-7.84346</text:p>
          </table:table-cell>
          <table:table-cell office:value-type="float" office:value="7.08714" calcext:value-type="float">
            <text:p>7.08714</text:p>
          </table:table-cell>
          <table:table-cell office:value-type="float" office:value="-3.40223" calcext:value-type="float">
            <text:p>-3.40223</text:p>
          </table:table-cell>
          <table:table-cell office:value-type="float" office:value="-5.55514" calcext:value-type="float">
            <text:p>-5.55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245229" calcext:value-type="float">
            <text:p>0.0245229</text:p>
          </table:table-cell>
          <table:table-cell office:value-type="float" office:value="0.0344463" calcext:value-type="float">
            <text:p>0.0344463</text:p>
          </table:table-cell>
          <table:table-cell office:value-type="float" office:value="0.0524891" calcext:value-type="float">
            <text:p>0.0524891</text:p>
          </table:table-cell>
          <table:table-cell office:value-type="float" office:value="-0.0508587" calcext:value-type="float">
            <text:p>-0.0508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6" calcext:value-type="float">
            <text:p>6</text:p>
          </table:table-cell>
          <table:table-cell office:value-type="float" office:value="0.486471" calcext:value-type="float">
            <text:p>0.486471</text:p>
          </table:table-cell>
          <table:table-cell office:value-type="float" office:value="0.758563" calcext:value-type="float">
            <text:p>0.758563</text:p>
          </table:table-cell>
          <table:table-cell office:value-type="float" office:value="-0.345864" calcext:value-type="float">
            <text:p>-0.345864</text:p>
          </table:table-cell>
          <table:table-cell office:value-type="float" office:value="0.073495" calcext:value-type="float">
            <text:p>0.073495</text:p>
          </table:table-cell>
          <table:table-cell office:value-type="float" office:value="-0.0150752" calcext:value-type="float">
            <text:p>-0.0150752</text:p>
          </table:table-cell>
          <table:table-cell office:value-type="float" office:value="0.997182" calcext:value-type="float">
            <text:p>0.997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30842" calcext:value-type="float">
            <text:p>-0.430842</text:p>
          </table:table-cell>
          <table:table-cell office:value-type="float" office:value="-0.253881" calcext:value-type="float">
            <text:p>-0.253881</text:p>
          </table:table-cell>
          <table:table-cell office:value-type="float" office:value="-0.394148" calcext:value-type="float">
            <text:p>-0.394148</text:p>
          </table:table-cell>
          <table:table-cell office:value-type="float" office:value="0.345207" calcext:value-type="float">
            <text:p>0.345207</text:p>
          </table:table-cell>
          <table:table-cell office:value-type="float" office:value="-0.00157797" calcext:value-type="float">
            <text:p>-0.00157797</text:p>
          </table:table-cell>
          <table:table-cell office:value-type="float" office:value="0.718734" calcext:value-type="float">
            <text:p>0.718734</text:p>
          </table:table-cell>
          <table:table-cell office:value-type="float" office:value="0.304303" calcext:value-type="float">
            <text:p>0.304303</text:p>
          </table:table-cell>
          <table:table-cell office:value-type="float" office:value="-0.313984" calcext:value-type="float">
            <text:p>-0.313984</text:p>
          </table:table-cell>
          <table:table-cell office:value-type="float" office:value="-0.697296" calcext:value-type="float">
            <text:p>-0.697296</text:p>
          </table:table-cell>
          <table:table-cell office:value-type="float" office:value="0.448404" calcext:value-type="float">
            <text:p>0.448404</text:p>
          </table:table-cell>
          <table:table-cell office:value-type="float" office:value="-0.539487" calcext:value-type="float">
            <text:p>-0.539487</text:p>
          </table:table-cell>
          <table:table-cell office:value-type="float" office:value="-0.226062" calcext:value-type="float">
            <text:p>-0.226062</text:p>
          </table:table-cell>
          <table:table-cell office:value-type="float" office:value="0.224621" calcext:value-type="float">
            <text:p>0.224621</text:p>
          </table:table-cell>
          <table:table-cell office:value-type="float" office:value="-0.0408127" calcext:value-type="float">
            <text:p>-0.0408127</text:p>
          </table:table-cell>
          <table:table-cell office:value-type="float" office:value="-0.175011" calcext:value-type="float">
            <text:p>-0.175011</text:p>
          </table:table-cell>
          <table:table-cell office:value-type="float" office:value="-0.102339" calcext:value-type="float">
            <text:p>-0.102339</text:p>
          </table:table-cell>
          <table:table-cell office:value-type="float" office:value="0.536612" calcext:value-type="float">
            <text:p>0.536612</text:p>
          </table:table-cell>
          <table:table-cell office:value-type="float" office:value="0.13135" calcext:value-type="float">
            <text:p>0.13135</text:p>
          </table:table-cell>
          <table:table-cell office:value-type="float" office:value="-0.939442" calcext:value-type="float">
            <text:p>-0.939442</text:p>
          </table:table-cell>
          <table:table-cell office:value-type="float" office:value="-0.518266" calcext:value-type="float">
            <text:p>-0.518266</text:p>
          </table:table-cell>
          <table:table-cell office:value-type="float" office:value="0.43592" calcext:value-type="float">
            <text:p>0.43592</text:p>
          </table:table-cell>
          <table:table-cell office:value-type="float" office:value="0.30408" calcext:value-type="float">
            <text:p>0.30408</text:p>
          </table:table-cell>
          <table:table-cell office:value-type="float" office:value="0.037584" calcext:value-type="float">
            <text:p>0.037584</text:p>
          </table:table-cell>
          <table:table-cell office:value-type="float" office:value="-0.516559" calcext:value-type="float">
            <text:p>-0.516559</text:p>
          </table:table-cell>
          <table:table-cell office:value-type="float" office:value="5.84436" calcext:value-type="float">
            <text:p>5.84436</text:p>
          </table:table-cell>
          <table:table-cell office:value-type="float" office:value="-4.85055" calcext:value-type="float">
            <text:p>-4.85055</text:p>
          </table:table-cell>
          <table:table-cell office:value-type="float" office:value="-6.80749" calcext:value-type="float">
            <text:p>-6.80749</text:p>
          </table:table-cell>
          <table:table-cell office:value-type="float" office:value="0.160156" calcext:value-type="float">
            <text:p>0.160156</text:p>
          </table:table-cell>
          <table:table-cell office:value-type="float" office:value="2.93687" calcext:value-type="float">
            <text:p>2.93687</text:p>
          </table:table-cell>
          <table:table-cell office:value-type="float" office:value="9.36025" calcext:value-type="float">
            <text:p>9.36025</text:p>
          </table:table-cell>
          <table:table-cell office:value-type="float" office:value="-5.88545" calcext:value-type="float">
            <text:p>-5.88545</text:p>
          </table:table-cell>
          <table:table-cell office:value-type="float" office:value="-7.41262" calcext:value-type="float">
            <text:p>-7.41262</text:p>
          </table:table-cell>
          <table:table-cell office:value-type="float" office:value="-3.37069" calcext:value-type="float">
            <text:p>-3.37069</text:p>
          </table:table-cell>
          <table:table-cell office:value-type="float" office:value="5.0531" calcext:value-type="float">
            <text:p>5.0531</text:p>
          </table:table-cell>
          <table:table-cell office:value-type="float" office:value="-5.50437" calcext:value-type="float">
            <text:p>-5.50437</text:p>
          </table:table-cell>
          <table:table-cell office:value-type="float" office:value="-7.67616" calcext:value-type="float">
            <text:p>-7.67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267522" calcext:value-type="float">
            <text:p>0.0267522</text:p>
          </table:table-cell>
          <table:table-cell office:value-type="float" office:value="0.0325134" calcext:value-type="float">
            <text:p>0.0325134</text:p>
          </table:table-cell>
          <table:table-cell office:value-type="float" office:value="0.042936" calcext:value-type="float">
            <text:p>0.042936</text:p>
          </table:table-cell>
          <table:table-cell office:value-type="float" office:value="-0.041347" calcext:value-type="float">
            <text:p>-0.041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228891" calcext:value-type="float">
            <text:p>0.228891</text:p>
          </table:table-cell>
          <table:table-cell office:value-type="float" office:value="1.07222" calcext:value-type="float">
            <text:p>1.07222</text:p>
          </table:table-cell>
          <table:table-cell office:value-type="float" office:value="-0.632235" calcext:value-type="float">
            <text:p>-0.632235</text:p>
          </table:table-cell>
          <table:table-cell office:value-type="float" office:value="-0.0000855606" calcext:value-type="float">
            <text:p>-8.55606E-05</text:p>
          </table:table-cell>
          <table:table-cell office:value-type="float" office:value="0.0163571" calcext:value-type="float">
            <text:p>0.0163571</text:p>
          </table:table-cell>
          <table:table-cell office:value-type="float" office:value="0.999866" calcext:value-type="float">
            <text:p>0.999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62105" calcext:value-type="float">
            <text:p>-0.162105</text:p>
          </table:table-cell>
          <table:table-cell office:value-type="float" office:value="-0.398227" calcext:value-type="float">
            <text:p>-0.398227</text:p>
          </table:table-cell>
          <table:table-cell office:value-type="float" office:value="-0.430132" calcext:value-type="float">
            <text:p>-0.430132</text:p>
          </table:table-cell>
          <table:table-cell office:value-type="float" office:value="0.22089" calcext:value-type="float">
            <text:p>0.22089</text:p>
          </table:table-cell>
          <table:table-cell office:value-type="float" office:value="0.136449" calcext:value-type="float">
            <text:p>0.136449</text:p>
          </table:table-cell>
          <table:table-cell office:value-type="float" office:value="0.714641" calcext:value-type="float">
            <text:p>0.714641</text:p>
          </table:table-cell>
          <table:table-cell office:value-type="float" office:value="0.00466044" calcext:value-type="float">
            <text:p>0.00466044</text:p>
          </table:table-cell>
          <table:table-cell office:value-type="float" office:value="-0.510961" calcext:value-type="float">
            <text:p>-0.510961</text:p>
          </table:table-cell>
          <table:table-cell office:value-type="float" office:value="-0.492547" calcext:value-type="float">
            <text:p>-0.492547</text:p>
          </table:table-cell>
          <table:table-cell office:value-type="float" office:value="0.480669" calcext:value-type="float">
            <text:p>0.480669</text:p>
          </table:table-cell>
          <table:table-cell office:value-type="float" office:value="-0.583838" calcext:value-type="float">
            <text:p>-0.583838</text:p>
          </table:table-cell>
          <table:table-cell office:value-type="float" office:value="-0.352687" calcext:value-type="float">
            <text:p>-0.352687</text:p>
          </table:table-cell>
          <table:table-cell office:value-type="float" office:value="1.04751" calcext:value-type="float">
            <text:p>1.04751</text:p>
          </table:table-cell>
          <table:table-cell office:value-type="float" office:value="-0.712708" calcext:value-type="float">
            <text:p>-0.712708</text:p>
          </table:table-cell>
          <table:table-cell office:value-type="float" office:value="0.0247788" calcext:value-type="float">
            <text:p>0.0247788</text:p>
          </table:table-cell>
          <table:table-cell office:value-type="float" office:value="-0.519102" calcext:value-type="float">
            <text:p>-0.519102</text:p>
          </table:table-cell>
          <table:table-cell office:value-type="float" office:value="0.136277" calcext:value-type="float">
            <text:p>0.136277</text:p>
          </table:table-cell>
          <table:table-cell office:value-type="float" office:value="-0.0832114" calcext:value-type="float">
            <text:p>-0.0832114</text:p>
          </table:table-cell>
          <table:table-cell office:value-type="float" office:value="-0.539483" calcext:value-type="float">
            <text:p>-0.539483</text:p>
          </table:table-cell>
          <table:table-cell office:value-type="float" office:value="-0.456311" calcext:value-type="float">
            <text:p>-0.456311</text:p>
          </table:table-cell>
          <table:table-cell office:value-type="float" office:value="0.55139" calcext:value-type="float">
            <text:p>0.55139</text:p>
          </table:table-cell>
          <table:table-cell office:value-type="float" office:value="-0.123683" calcext:value-type="float">
            <text:p>-0.123683</text:p>
          </table:table-cell>
          <table:table-cell office:value-type="float" office:value="-0.24454" calcext:value-type="float">
            <text:p>-0.24454</text:p>
          </table:table-cell>
          <table:table-cell office:value-type="float" office:value="-0.125683" calcext:value-type="float">
            <text:p>-0.125683</text:p>
          </table:table-cell>
          <table:table-cell office:value-type="float" office:value="16.3169" calcext:value-type="float">
            <text:p>16.3169</text:p>
          </table:table-cell>
          <table:table-cell office:value-type="float" office:value="-16.0205" calcext:value-type="float">
            <text:p>-16.0205</text:p>
          </table:table-cell>
          <table:table-cell office:value-type="float" office:value="-5.91002" calcext:value-type="float">
            <text:p>-5.91002</text:p>
          </table:table-cell>
          <table:table-cell office:value-type="float" office:value="-5.12417" calcext:value-type="float">
            <text:p>-5.12417</text:p>
          </table:table-cell>
          <table:table-cell office:value-type="float" office:value="-0.556611" calcext:value-type="float">
            <text:p>-0.556611</text:p>
          </table:table-cell>
          <table:table-cell office:value-type="float" office:value="4.90504" calcext:value-type="float">
            <text:p>4.90504</text:p>
          </table:table-cell>
          <table:table-cell office:value-type="float" office:value="-2.94242" calcext:value-type="float">
            <text:p>-2.94242</text:p>
          </table:table-cell>
          <table:table-cell office:value-type="float" office:value="-7.70051" calcext:value-type="float">
            <text:p>-7.70051</text:p>
          </table:table-cell>
          <table:table-cell office:value-type="float" office:value="-0.724308" calcext:value-type="float">
            <text:p>-0.724308</text:p>
          </table:table-cell>
          <table:table-cell office:value-type="float" office:value="0.556423" calcext:value-type="float">
            <text:p>0.556423</text:p>
          </table:table-cell>
          <table:table-cell office:value-type="float" office:value="-8.1685" calcext:value-type="float">
            <text:p>-8.1685</text:p>
          </table:table-cell>
          <table:table-cell office:value-type="float" office:value="-5.24543" calcext:value-type="float">
            <text:p>-5.24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302023" calcext:value-type="float">
            <text:p>0.0302023</text:p>
          </table:table-cell>
          <table:table-cell office:value-type="float" office:value="0.0295096" calcext:value-type="float">
            <text:p>0.0295096</text:p>
          </table:table-cell>
          <table:table-cell office:value-type="float" office:value="0.0311176" calcext:value-type="float">
            <text:p>0.0311176</text:p>
          </table:table-cell>
          <table:table-cell office:value-type="float" office:value="-0.0295526" calcext:value-type="float">
            <text:p>-0.02955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0.288204" calcext:value-type="float">
            <text:p>-0.288204</text:p>
          </table:table-cell>
          <table:table-cell office:value-type="float" office:value="0.872243" calcext:value-type="float">
            <text:p>0.872243</text:p>
          </table:table-cell>
          <table:table-cell office:value-type="float" office:value="-0.289606" calcext:value-type="float">
            <text:p>-0.289606</text:p>
          </table:table-cell>
          <table:table-cell office:value-type="float" office:value="-0.0810584" calcext:value-type="float">
            <text:p>-0.0810584</text:p>
          </table:table-cell>
          <table:table-cell office:value-type="float" office:value="0.000144355" calcext:value-type="float">
            <text:p>0.000144355</text:p>
          </table:table-cell>
          <table:table-cell office:value-type="float" office:value="0.996709" calcext:value-type="float">
            <text:p>0.996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3347" calcext:value-type="float">
            <text:p>0.353347</text:p>
          </table:table-cell>
          <table:table-cell office:value-type="float" office:value="-0.748737" calcext:value-type="float">
            <text:p>-0.748737</text:p>
          </table:table-cell>
          <table:table-cell office:value-type="float" office:value="-0.383136" calcext:value-type="float">
            <text:p>-0.383136</text:p>
          </table:table-cell>
          <table:table-cell office:value-type="float" office:value="-0.00283097" calcext:value-type="float">
            <text:p>-0.00283097</text:p>
          </table:table-cell>
          <table:table-cell office:value-type="float" office:value="0.132478" calcext:value-type="float">
            <text:p>0.132478</text:p>
          </table:table-cell>
          <table:table-cell office:value-type="float" office:value="0.587295" calcext:value-type="float">
            <text:p>0.587295</text:p>
          </table:table-cell>
          <table:table-cell office:value-type="float" office:value="-0.0621185" calcext:value-type="float">
            <text:p>-0.0621185</text:p>
          </table:table-cell>
          <table:table-cell office:value-type="float" office:value="-0.615654" calcext:value-type="float">
            <text:p>-0.615654</text:p>
          </table:table-cell>
          <table:table-cell office:value-type="float" office:value="-0.314263" calcext:value-type="float">
            <text:p>-0.314263</text:p>
          </table:table-cell>
          <table:table-cell office:value-type="float" office:value="0.399085" calcext:value-type="float">
            <text:p>0.399085</text:p>
          </table:table-cell>
          <table:table-cell office:value-type="float" office:value="-0.676675" calcext:value-type="float">
            <text:p>-0.676675</text:p>
          </table:table-cell>
          <table:table-cell office:value-type="float" office:value="-0.322103" calcext:value-type="float">
            <text:p>-0.322103</text:p>
          </table:table-cell>
          <table:table-cell office:value-type="float" office:value="1.60617" calcext:value-type="float">
            <text:p>1.60617</text:p>
          </table:table-cell>
          <table:table-cell office:value-type="float" office:value="-1.15035" calcext:value-type="float">
            <text:p>-1.15035</text:p>
          </table:table-cell>
          <table:table-cell office:value-type="float" office:value="0.246081" calcext:value-type="float">
            <text:p>0.246081</text:p>
          </table:table-cell>
          <table:table-cell office:value-type="float" office:value="-0.740322" calcext:value-type="float">
            <text:p>-0.740322</text:p>
          </table:table-cell>
          <table:table-cell office:value-type="float" office:value="-0.0711981" calcext:value-type="float">
            <text:p>-0.0711981</text:p>
          </table:table-cell>
          <table:table-cell office:value-type="float" office:value="-0.645119" calcext:value-type="float">
            <text:p>-0.645119</text:p>
          </table:table-cell>
          <table:table-cell office:value-type="float" office:value="0.196795" calcext:value-type="float">
            <text:p>0.196795</text:p>
          </table:table-cell>
          <table:table-cell office:value-type="float" office:value="-0.0817085" calcext:value-type="float">
            <text:p>-0.0817085</text:p>
          </table:table-cell>
          <table:table-cell office:value-type="float" office:value="0.482343" calcext:value-type="float">
            <text:p>0.482343</text:p>
          </table:table-cell>
          <table:table-cell office:value-type="float" office:value="-0.360407" calcext:value-type="float">
            <text:p>-0.360407</text:p>
          </table:table-cell>
          <table:table-cell office:value-type="float" office:value="-0.193285" calcext:value-type="float">
            <text:p>-0.193285</text:p>
          </table:table-cell>
          <table:table-cell office:value-type="float" office:value="0.304623" calcext:value-type="float">
            <text:p>0.304623</text:p>
          </table:table-cell>
          <table:table-cell office:value-type="float" office:value="18.2238" calcext:value-type="float">
            <text:p>18.2238</text:p>
          </table:table-cell>
          <table:table-cell office:value-type="float" office:value="-22.7011" calcext:value-type="float">
            <text:p>-22.7011</text:p>
          </table:table-cell>
          <table:table-cell office:value-type="float" office:value="-4.28065" calcext:value-type="float">
            <text:p>-4.28065</text:p>
          </table:table-cell>
          <table:table-cell office:value-type="float" office:value="-8.69059" calcext:value-type="float">
            <text:p>-8.69059</text:p>
          </table:table-cell>
          <table:table-cell office:value-type="float" office:value="-4.50895" calcext:value-type="float">
            <text:p>-4.50895</text:p>
          </table:table-cell>
          <table:table-cell office:value-type="float" office:value="-1.79206" calcext:value-type="float">
            <text:p>-1.79206</text:p>
          </table:table-cell>
          <table:table-cell office:value-type="float" office:value="4.19629" calcext:value-type="float">
            <text:p>4.19629</text:p>
          </table:table-cell>
          <table:table-cell office:value-type="float" office:value="-4.4171" calcext:value-type="float">
            <text:p>-4.4171</text:p>
          </table:table-cell>
          <table:table-cell office:value-type="float" office:value="1.50406" calcext:value-type="float">
            <text:p>1.50406</text:p>
          </table:table-cell>
          <table:table-cell office:value-type="float" office:value="-1.11187" calcext:value-type="float">
            <text:p>-1.11187</text:p>
          </table:table-cell>
          <table:table-cell office:value-type="float" office:value="-8.37276" calcext:value-type="float">
            <text:p>-8.37276</text:p>
          </table:table-cell>
          <table:table-cell office:value-type="float" office:value="0.306952" calcext:value-type="float">
            <text:p>0.306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358779" calcext:value-type="float">
            <text:p>0.0358779</text:p>
          </table:table-cell>
          <table:table-cell office:value-type="float" office:value="0.0255785" calcext:value-type="float">
            <text:p>0.0255785</text:p>
          </table:table-cell>
          <table:table-cell office:value-type="float" office:value="0.0240451" calcext:value-type="float">
            <text:p>0.0240451</text:p>
          </table:table-cell>
          <table:table-cell office:value-type="float" office:value="-0.0223621" calcext:value-type="float">
            <text:p>-0.02236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1.11139" calcext:value-type="float">
            <text:p>-1.11139</text:p>
          </table:table-cell>
          <table:table-cell office:value-type="float" office:value="0.14942" calcext:value-type="float">
            <text:p>0.14942</text:p>
          </table:table-cell>
          <table:table-cell office:value-type="float" office:value="0.265576" calcext:value-type="float">
            <text:p>0.265576</text:p>
          </table:table-cell>
          <table:table-cell office:value-type="float" office:value="-0.121666" calcext:value-type="float">
            <text:p>-0.121666</text:p>
          </table:table-cell>
          <table:table-cell office:value-type="float" office:value="-0.0485769" calcext:value-type="float">
            <text:p>-0.0485769</text:p>
          </table:table-cell>
          <table:table-cell office:value-type="float" office:value="0.991382" calcext:value-type="float">
            <text:p>0.991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384" calcext:value-type="float">
            <text:p>0.76384</text:p>
          </table:table-cell>
          <table:table-cell office:value-type="float" office:value="-1.29698" calcext:value-type="float">
            <text:p>-1.29698</text:p>
          </table:table-cell>
          <table:table-cell office:value-type="float" office:value="-0.329797" calcext:value-type="float">
            <text:p>-0.329797</text:p>
          </table:table-cell>
          <table:table-cell office:value-type="float" office:value="-0.33222" calcext:value-type="float">
            <text:p>-0.33222</text:p>
          </table:table-cell>
          <table:table-cell office:value-type="float" office:value="0.0207679" calcext:value-type="float">
            <text:p>0.0207679</text:p>
          </table:table-cell>
          <table:table-cell office:value-type="float" office:value="0.303627" calcext:value-type="float">
            <text:p>0.303627</text:p>
          </table:table-cell>
          <table:table-cell office:value-type="float" office:value="0.0853951" calcext:value-type="float">
            <text:p>0.0853951</text:p>
          </table:table-cell>
          <table:table-cell office:value-type="float" office:value="-0.560667" calcext:value-type="float">
            <text:p>-0.560667</text:p>
          </table:table-cell>
          <table:table-cell office:value-type="float" office:value="-0.148682" calcext:value-type="float">
            <text:p>-0.148682</text:p>
          </table:table-cell>
          <table:table-cell office:value-type="float" office:value="0.213467" calcext:value-type="float">
            <text:p>0.213467</text:p>
          </table:table-cell>
          <table:table-cell office:value-type="float" office:value="-0.71307" calcext:value-type="float">
            <text:p>-0.71307</text:p>
          </table:table-cell>
          <table:table-cell office:value-type="float" office:value="-0.119982" calcext:value-type="float">
            <text:p>-0.119982</text:p>
          </table:table-cell>
          <table:table-cell office:value-type="float" office:value="0.792278" calcext:value-type="float">
            <text:p>0.792278</text:p>
          </table:table-cell>
          <table:table-cell office:value-type="float" office:value="-1.21574" calcext:value-type="float">
            <text:p>-1.21574</text:p>
          </table:table-cell>
          <table:table-cell office:value-type="float" office:value="0.173597" calcext:value-type="float">
            <text:p>0.173597</text:p>
          </table:table-cell>
          <table:table-cell office:value-type="float" office:value="-0.609676" calcext:value-type="float">
            <text:p>-0.609676</text:p>
          </table:table-cell>
          <table:table-cell office:value-type="float" office:value="-0.430835" calcext:value-type="float">
            <text:p>-0.430835</text:p>
          </table:table-cell>
          <table:table-cell office:value-type="float" office:value="-0.755801" calcext:value-type="float">
            <text:p>-0.755801</text:p>
          </table:table-cell>
          <table:table-cell office:value-type="float" office:value="0.477784" calcext:value-type="float">
            <text:p>0.477784</text:p>
          </table:table-cell>
          <table:table-cell office:value-type="float" office:value="0.276577" calcext:value-type="float">
            <text:p>0.276577</text:p>
          </table:table-cell>
          <table:table-cell office:value-type="float" office:value="0.364944" calcext:value-type="float">
            <text:p>0.364944</text:p>
          </table:table-cell>
          <table:table-cell office:value-type="float" office:value="-0.381537" calcext:value-type="float">
            <text:p>-0.381537</text:p>
          </table:table-cell>
          <table:table-cell office:value-type="float" office:value="-0.0331591" calcext:value-type="float">
            <text:p>-0.0331591</text:p>
          </table:table-cell>
          <table:table-cell office:value-type="float" office:value="0.74448" calcext:value-type="float">
            <text:p>0.74448</text:p>
          </table:table-cell>
          <table:table-cell office:value-type="float" office:value="17.2268" calcext:value-type="float">
            <text:p>17.2268</text:p>
          </table:table-cell>
          <table:table-cell office:value-type="float" office:value="-22.869" calcext:value-type="float">
            <text:p>-22.869</text:p>
          </table:table-cell>
          <table:table-cell office:value-type="float" office:value="-2.31845" calcext:value-type="float">
            <text:p>-2.31845</text:p>
          </table:table-cell>
          <table:table-cell office:value-type="float" office:value="-7.74477" calcext:value-type="float">
            <text:p>-7.74477</text:p>
          </table:table-cell>
          <table:table-cell office:value-type="float" office:value="-7.99618" calcext:value-type="float">
            <text:p>-7.99618</text:p>
          </table:table-cell>
          <table:table-cell office:value-type="float" office:value="-6.22183" calcext:value-type="float">
            <text:p>-6.22183</text:p>
          </table:table-cell>
          <table:table-cell office:value-type="float" office:value="8.6165" calcext:value-type="float">
            <text:p>8.6165</text:p>
          </table:table-cell>
          <table:table-cell office:value-type="float" office:value="-1.97493" calcext:value-type="float">
            <text:p>-1.97493</text:p>
          </table:table-cell>
          <table:table-cell office:value-type="float" office:value="2.60827" calcext:value-type="float">
            <text:p>2.60827</text:p>
          </table:table-cell>
          <table:table-cell office:value-type="float" office:value="-1.28949" calcext:value-type="float">
            <text:p>-1.28949</text:p>
          </table:table-cell>
          <table:table-cell office:value-type="float" office:value="-7.06621" calcext:value-type="float">
            <text:p>-7.06621</text:p>
          </table:table-cell>
          <table:table-cell office:value-type="float" office:value="6.03169" calcext:value-type="float">
            <text:p>6.03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421991" calcext:value-type="float">
            <text:p>0.0421991</text:p>
          </table:table-cell>
          <table:table-cell office:value-type="float" office:value="0.0229145" calcext:value-type="float">
            <text:p>0.0229145</text:p>
          </table:table-cell>
          <table:table-cell office:value-type="float" office:value="0.0333348" calcext:value-type="float">
            <text:p>0.0333348</text:p>
          </table:table-cell>
          <table:table-cell office:value-type="float" office:value="-0.0313039" calcext:value-type="float">
            <text:p>-0.03130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1.38184" calcext:value-type="float">
            <text:p>-1.38184</text:p>
          </table:table-cell>
          <table:table-cell office:value-type="float" office:value="-0.309785" calcext:value-type="float">
            <text:p>-0.309785</text:p>
          </table:table-cell>
          <table:table-cell office:value-type="float" office:value="0.0403797" calcext:value-type="float">
            <text:p>0.0403797</text:p>
          </table:table-cell>
          <table:table-cell office:value-type="float" office:value="-0.116486" calcext:value-type="float">
            <text:p>-0.116486</text:p>
          </table:table-cell>
          <table:table-cell office:value-type="float" office:value="-0.144709" calcext:value-type="float">
            <text:p>-0.144709</text:p>
          </table:table-cell>
          <table:table-cell office:value-type="float" office:value="0.982594" calcext:value-type="float">
            <text:p>0.982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155" calcext:value-type="float">
            <text:p>1.02155</text:p>
          </table:table-cell>
          <table:table-cell office:value-type="float" office:value="-1.64888" calcext:value-type="float">
            <text:p>-1.64888</text:p>
          </table:table-cell>
          <table:table-cell office:value-type="float" office:value="-0.271232" calcext:value-type="float">
            <text:p>-0.271232</text:p>
          </table:table-cell>
          <table:table-cell office:value-type="float" office:value="-0.488633" calcext:value-type="float">
            <text:p>-0.488633</text:p>
          </table:table-cell>
          <table:table-cell office:value-type="float" office:value="-0.200336" calcext:value-type="float">
            <text:p>-0.200336</text:p>
          </table:table-cell>
          <table:table-cell office:value-type="float" office:value="0.0350208" calcext:value-type="float">
            <text:p>0.0350208</text:p>
          </table:table-cell>
          <table:table-cell office:value-type="float" office:value="0.299204" calcext:value-type="float">
            <text:p>0.299204</text:p>
          </table:table-cell>
          <table:table-cell office:value-type="float" office:value="-0.431771" calcext:value-type="float">
            <text:p>-0.431771</text:p>
          </table:table-cell>
          <table:table-cell office:value-type="float" office:value="-0.0303335" calcext:value-type="float">
            <text:p>-0.0303335</text:p>
          </table:table-cell>
          <table:table-cell office:value-type="float" office:value="0.102414" calcext:value-type="float">
            <text:p>0.102414</text:p>
          </table:table-cell>
          <table:table-cell office:value-type="float" office:value="-0.714627" calcext:value-type="float">
            <text:p>-0.714627</text:p>
          </table:table-cell>
          <table:table-cell office:value-type="float" office:value="0.168959" calcext:value-type="float">
            <text:p>0.168959</text:p>
          </table:table-cell>
          <table:table-cell office:value-type="float" office:value="0.3687" calcext:value-type="float">
            <text:p>0.3687</text:p>
          </table:table-cell>
          <table:table-cell office:value-type="float" office:value="-0.761305" calcext:value-type="float">
            <text:p>-0.761305</text:p>
          </table:table-cell>
          <table:table-cell office:value-type="float" office:value="0.139716" calcext:value-type="float">
            <text:p>0.139716</text:p>
          </table:table-cell>
          <table:table-cell office:value-type="float" office:value="-0.270165" calcext:value-type="float">
            <text:p>-0.270165</text:p>
          </table:table-cell>
          <table:table-cell office:value-type="float" office:value="-0.736448" calcext:value-type="float">
            <text:p>-0.736448</text:p>
          </table:table-cell>
          <table:table-cell office:value-type="float" office:value="-0.779732" calcext:value-type="float">
            <text:p>-0.779732</text:p>
          </table:table-cell>
          <table:table-cell office:value-type="float" office:value="0.650803" calcext:value-type="float">
            <text:p>0.650803</text:p>
          </table:table-cell>
          <table:table-cell office:value-type="float" office:value="0.446067" calcext:value-type="float">
            <text:p>0.446067</text:p>
          </table:table-cell>
          <table:table-cell office:value-type="float" office:value="0.248158" calcext:value-type="float">
            <text:p>0.248158</text:p>
          </table:table-cell>
          <table:table-cell office:value-type="float" office:value="-0.286868" calcext:value-type="float">
            <text:p>-0.286868</text:p>
          </table:table-cell>
          <table:table-cell office:value-type="float" office:value="0.00462162" calcext:value-type="float">
            <text:p>0.00462162</text:p>
          </table:table-cell>
          <table:table-cell office:value-type="float" office:value="0.893712" calcext:value-type="float">
            <text:p>0.893712</text:p>
          </table:table-cell>
          <table:table-cell office:value-type="float" office:value="13.1499" calcext:value-type="float">
            <text:p>13.1499</text:p>
          </table:table-cell>
          <table:table-cell office:value-type="float" office:value="-19.5433" calcext:value-type="float">
            <text:p>-19.5433</text:p>
          </table:table-cell>
          <table:table-cell office:value-type="float" office:value="-1.17536" calcext:value-type="float">
            <text:p>-1.17536</text:p>
          </table:table-cell>
          <table:table-cell office:value-type="float" office:value="-4.40617" calcext:value-type="float">
            <text:p>-4.40617</text:p>
          </table:table-cell>
          <table:table-cell office:value-type="float" office:value="-9.71543" calcext:value-type="float">
            <text:p>-9.71543</text:p>
          </table:table-cell>
          <table:table-cell office:value-type="float" office:value="-8.29341" calcext:value-type="float">
            <text:p>-8.29341</text:p>
          </table:table-cell>
          <table:table-cell office:value-type="float" office:value="10.3097" calcext:value-type="float">
            <text:p>10.3097</text:p>
          </table:table-cell>
          <table:table-cell office:value-type="float" office:value="0.00617078" calcext:value-type="float">
            <text:p>0.00617078</text:p>
          </table:table-cell>
          <table:table-cell office:value-type="float" office:value="1.47858" calcext:value-type="float">
            <text:p>1.47858</text:p>
          </table:table-cell>
          <table:table-cell office:value-type="float" office:value="-1.27432" calcext:value-type="float">
            <text:p>-1.27432</text:p>
          </table:table-cell>
          <table:table-cell office:value-type="float" office:value="-6.64951" calcext:value-type="float">
            <text:p>-6.64951</text:p>
          </table:table-cell>
          <table:table-cell office:value-type="float" office:value="9.84113" calcext:value-type="float">
            <text:p>9.84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505161" calcext:value-type="float">
            <text:p>0.0505161</text:p>
          </table:table-cell>
          <table:table-cell office:value-type="float" office:value="0.0197897" calcext:value-type="float">
            <text:p>0.0197897</text:p>
          </table:table-cell>
          <table:table-cell office:value-type="float" office:value="0.046429" calcext:value-type="float">
            <text:p>0.046429</text:p>
          </table:table-cell>
          <table:table-cell office:value-type="float" office:value="-0.0437767" calcext:value-type="float">
            <text:p>-0.04377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0.717546" calcext:value-type="float">
            <text:p>-0.717546</text:p>
          </table:table-cell>
          <table:table-cell office:value-type="float" office:value="-0.391486" calcext:value-type="float">
            <text:p>-0.391486</text:p>
          </table:table-cell>
          <table:table-cell office:value-type="float" office:value="-0.0538791" calcext:value-type="float">
            <text:p>-0.0538791</text:p>
          </table:table-cell>
          <table:table-cell office:value-type="float" office:value="-0.0744262" calcext:value-type="float">
            <text:p>-0.0744262</text:p>
          </table:table-cell>
          <table:table-cell office:value-type="float" office:value="-0.238107" calcext:value-type="float">
            <text:p>-0.238107</text:p>
          </table:table-cell>
          <table:table-cell office:value-type="float" office:value="0.968383" calcext:value-type="float">
            <text:p>0.968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784" calcext:value-type="float">
            <text:p>1.02784</text:p>
          </table:table-cell>
          <table:table-cell office:value-type="float" office:value="-1.8249" calcext:value-type="float">
            <text:p>-1.8249</text:p>
          </table:table-cell>
          <table:table-cell office:value-type="float" office:value="-0.234706" calcext:value-type="float">
            <text:p>-0.234706</text:p>
          </table:table-cell>
          <table:table-cell office:value-type="float" office:value="-0.528481" calcext:value-type="float">
            <text:p>-0.528481</text:p>
          </table:table-cell>
          <table:table-cell office:value-type="float" office:value="-0.564216" calcext:value-type="float">
            <text:p>-0.564216</text:p>
          </table:table-cell>
          <table:table-cell office:value-type="float" office:value="-0.312087" calcext:value-type="float">
            <text:p>-0.312087</text:p>
          </table:table-cell>
          <table:table-cell office:value-type="float" office:value="0.60407" calcext:value-type="float">
            <text:p>0.60407</text:p>
          </table:table-cell>
          <table:table-cell office:value-type="float" office:value="-0.217684" calcext:value-type="float">
            <text:p>-0.217684</text:p>
          </table:table-cell>
          <table:table-cell office:value-type="float" office:value="0.00879753" calcext:value-type="float">
            <text:p>0.00879753</text:p>
          </table:table-cell>
          <table:table-cell office:value-type="float" office:value="0.0377017" calcext:value-type="float">
            <text:p>0.0377017</text:p>
          </table:table-cell>
          <table:table-cell office:value-type="float" office:value="-0.698007" calcext:value-type="float">
            <text:p>-0.698007</text:p>
          </table:table-cell>
          <table:table-cell office:value-type="float" office:value="0.529361" calcext:value-type="float">
            <text:p>0.529361</text:p>
          </table:table-cell>
          <table:table-cell office:value-type="float" office:value="-0.108721" calcext:value-type="float">
            <text:p>-0.108721</text:p>
          </table:table-cell>
          <table:table-cell office:value-type="float" office:value="0.0684455" calcext:value-type="float">
            <text:p>0.0684455</text:p>
          </table:table-cell>
          <table:table-cell office:value-type="float" office:value="0.0159204" calcext:value-type="float">
            <text:p>0.0159204</text:p>
          </table:table-cell>
          <table:table-cell office:value-type="float" office:value="0.0576653" calcext:value-type="float">
            <text:p>0.0576653</text:p>
          </table:table-cell>
          <table:table-cell office:value-type="float" office:value="-0.707113" calcext:value-type="float">
            <text:p>-0.707113</text:p>
          </table:table-cell>
          <table:table-cell office:value-type="float" office:value="-0.649765" calcext:value-type="float">
            <text:p>-0.649765</text:p>
          </table:table-cell>
          <table:table-cell office:value-type="float" office:value="0.616988" calcext:value-type="float">
            <text:p>0.616988</text:p>
          </table:table-cell>
          <table:table-cell office:value-type="float" office:value="0.415102" calcext:value-type="float">
            <text:p>0.415102</text:p>
          </table:table-cell>
          <table:table-cell office:value-type="float" office:value="-0.113796" calcext:value-type="float">
            <text:p>-0.113796</text:p>
          </table:table-cell>
          <table:table-cell office:value-type="float" office:value="-0.112866" calcext:value-type="float">
            <text:p>-0.112866</text:p>
          </table:table-cell>
          <table:table-cell office:value-type="float" office:value="0.0116825" calcext:value-type="float">
            <text:p>0.0116825</text:p>
          </table:table-cell>
          <table:table-cell office:value-type="float" office:value="0.67386" calcext:value-type="float">
            <text:p>0.67386</text:p>
          </table:table-cell>
          <table:table-cell office:value-type="float" office:value="5.96424" calcext:value-type="float">
            <text:p>5.96424</text:p>
          </table:table-cell>
          <table:table-cell office:value-type="float" office:value="-13.6773" calcext:value-type="float">
            <text:p>-13.6773</text:p>
          </table:table-cell>
          <table:table-cell office:value-type="float" office:value="-1.4044" calcext:value-type="float">
            <text:p>-1.4044</text:p>
          </table:table-cell>
          <table:table-cell office:value-type="float" office:value="-0.947239" calcext:value-type="float">
            <text:p>-0.947239</text:p>
          </table:table-cell>
          <table:table-cell office:value-type="float" office:value="-9.06341" calcext:value-type="float">
            <text:p>-9.06341</text:p>
          </table:table-cell>
          <table:table-cell office:value-type="float" office:value="-8.56547" calcext:value-type="float">
            <text:p>-8.56547</text:p>
          </table:table-cell>
          <table:table-cell office:value-type="float" office:value="12.2378" calcext:value-type="float">
            <text:p>12.2378</text:p>
          </table:table-cell>
          <table:table-cell office:value-type="float" office:value="0.484234" calcext:value-type="float">
            <text:p>0.484234</text:p>
          </table:table-cell>
          <table:table-cell office:value-type="float" office:value="-1.88719" calcext:value-type="float">
            <text:p>-1.88719</text:p>
          </table:table-cell>
          <table:table-cell office:value-type="float" office:value="-1.93172" calcext:value-type="float">
            <text:p>-1.93172</text:p>
          </table:table-cell>
          <table:table-cell office:value-type="float" office:value="-7.26634" calcext:value-type="float">
            <text:p>-7.26634</text:p>
          </table:table-cell>
          <table:table-cell office:value-type="float" office:value="11.1342" calcext:value-type="float">
            <text:p>11.1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536662" calcext:value-type="float">
            <text:p>0.0536662</text:p>
          </table:table-cell>
          <table:table-cell office:value-type="float" office:value="0.0186119" calcext:value-type="float">
            <text:p>0.0186119</text:p>
          </table:table-cell>
          <table:table-cell office:value-type="float" office:value="0.0570742" calcext:value-type="float">
            <text:p>0.0570742</text:p>
          </table:table-cell>
          <table:table-cell office:value-type="float" office:value="-0.0541109" calcext:value-type="float">
            <text:p>-0.05411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0.311966" calcext:value-type="float">
            <text:p>-0.311966</text:p>
          </table:table-cell>
          <table:table-cell office:value-type="float" office:value="-0.460976" calcext:value-type="float">
            <text:p>-0.460976</text:p>
          </table:table-cell>
          <table:table-cell office:value-type="float" office:value="0.0251613" calcext:value-type="float">
            <text:p>0.0251613</text:p>
          </table:table-cell>
          <table:table-cell office:value-type="float" office:value="-0.0462344" calcext:value-type="float">
            <text:p>-0.0462344</text:p>
          </table:table-cell>
          <table:table-cell office:value-type="float" office:value="-0.274261" calcext:value-type="float">
            <text:p>-0.274261</text:p>
          </table:table-cell>
          <table:table-cell office:value-type="float" office:value="0.960543" calcext:value-type="float">
            <text:p>0.960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123" calcext:value-type="float">
            <text:p>0.91123</text:p>
          </table:table-cell>
          <table:table-cell office:value-type="float" office:value="-1.70062" calcext:value-type="float">
            <text:p>-1.70062</text:p>
          </table:table-cell>
          <table:table-cell office:value-type="float" office:value="-0.259653" calcext:value-type="float">
            <text:p>-0.259653</text:p>
          </table:table-cell>
          <table:table-cell office:value-type="float" office:value="-0.487495" calcext:value-type="float">
            <text:p>-0.487495</text:p>
          </table:table-cell>
          <table:table-cell office:value-type="float" office:value="-0.741375" calcext:value-type="float">
            <text:p>-0.741375</text:p>
          </table:table-cell>
          <table:table-cell office:value-type="float" office:value="-0.455781" calcext:value-type="float">
            <text:p>-0.455781</text:p>
          </table:table-cell>
          <table:table-cell office:value-type="float" office:value="0.818106" calcext:value-type="float">
            <text:p>0.818106</text:p>
          </table:table-cell>
          <table:table-cell office:value-type="float" office:value="-0.0775482" calcext:value-type="float">
            <text:p>-0.0775482</text:p>
          </table:table-cell>
          <table:table-cell office:value-type="float" office:value="-0.102285" calcext:value-type="float">
            <text:p>-0.102285</text:p>
          </table:table-cell>
          <table:table-cell office:value-type="float" office:value="-0.0247188" calcext:value-type="float">
            <text:p>-0.0247188</text:p>
          </table:table-cell>
          <table:table-cell office:value-type="float" office:value="-0.688292" calcext:value-type="float">
            <text:p>-0.688292</text:p>
          </table:table-cell>
          <table:table-cell office:value-type="float" office:value="0.690462" calcext:value-type="float">
            <text:p>0.690462</text:p>
          </table:table-cell>
          <table:table-cell office:value-type="float" office:value="-0.61502" calcext:value-type="float">
            <text:p>-0.61502</text:p>
          </table:table-cell>
          <table:table-cell office:value-type="float" office:value="0.576725" calcext:value-type="float">
            <text:p>0.576725</text:p>
          </table:table-cell>
          <table:table-cell office:value-type="float" office:value="-0.172449" calcext:value-type="float">
            <text:p>-0.172449</text:p>
          </table:table-cell>
          <table:table-cell office:value-type="float" office:value="0.153099" calcext:value-type="float">
            <text:p>0.153099</text:p>
          </table:table-cell>
          <table:table-cell office:value-type="float" office:value="-0.243863" calcext:value-type="float">
            <text:p>-0.243863</text:p>
          </table:table-cell>
          <table:table-cell office:value-type="float" office:value="-0.159676" calcext:value-type="float">
            <text:p>-0.159676</text:p>
          </table:table-cell>
          <table:table-cell office:value-type="float" office:value="0.56988" calcext:value-type="float">
            <text:p>0.56988</text:p>
          </table:table-cell>
          <table:table-cell office:value-type="float" office:value="0.386741" calcext:value-type="float">
            <text:p>0.386741</text:p>
          </table:table-cell>
          <table:table-cell office:value-type="float" office:value="-0.500103" calcext:value-type="float">
            <text:p>-0.500103</text:p>
          </table:table-cell>
          <table:table-cell office:value-type="float" office:value="-0.228807" calcext:value-type="float">
            <text:p>-0.228807</text:p>
          </table:table-cell>
          <table:table-cell office:value-type="float" office:value="0.0521436" calcext:value-type="float">
            <text:p>0.0521436</text:p>
          </table:table-cell>
          <table:table-cell office:value-type="float" office:value="0.199734" calcext:value-type="float">
            <text:p>0.199734</text:p>
          </table:table-cell>
          <table:table-cell office:value-type="float" office:value="-3.95437" calcext:value-type="float">
            <text:p>-3.95437</text:p>
          </table:table-cell>
          <table:table-cell office:value-type="float" office:value="-4.30764" calcext:value-type="float">
            <text:p>-4.30764</text:p>
          </table:table-cell>
          <table:table-cell office:value-type="float" office:value="-3.56345" calcext:value-type="float">
            <text:p>-3.56345</text:p>
          </table:table-cell>
          <table:table-cell office:value-type="float" office:value="3.16302" calcext:value-type="float">
            <text:p>3.16302</text:p>
          </table:table-cell>
          <table:table-cell office:value-type="float" office:value="-5.23909" calcext:value-type="float">
            <text:p>-5.23909</text:p>
          </table:table-cell>
          <table:table-cell office:value-type="float" office:value="-4.55262" calcext:value-type="float">
            <text:p>-4.55262</text:p>
          </table:table-cell>
          <table:table-cell office:value-type="float" office:value="13.1503" calcext:value-type="float">
            <text:p>13.1503</text:p>
          </table:table-cell>
          <table:table-cell office:value-type="float" office:value="2.08479" calcext:value-type="float">
            <text:p>2.08479</text:p>
          </table:table-cell>
          <table:table-cell office:value-type="float" office:value="-6.4284" calcext:value-type="float">
            <text:p>-6.4284</text:p>
          </table:table-cell>
          <table:table-cell office:value-type="float" office:value="-2.55356" calcext:value-type="float">
            <text:p>-2.55356</text:p>
          </table:table-cell>
          <table:table-cell office:value-type="float" office:value="-8.52047" calcext:value-type="float">
            <text:p>-8.52047</text:p>
          </table:table-cell>
          <table:table-cell office:value-type="float" office:value="8.46438" calcext:value-type="float">
            <text:p>8.46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557912" calcext:value-type="float">
            <text:p>0.0557912</text:p>
          </table:table-cell>
          <table:table-cell office:value-type="float" office:value="0.019382" calcext:value-type="float">
            <text:p>0.019382</text:p>
          </table:table-cell>
          <table:table-cell office:value-type="float" office:value="0.0675791" calcext:value-type="float">
            <text:p>0.0675791</text:p>
          </table:table-cell>
          <table:table-cell office:value-type="float" office:value="-0.0643133" calcext:value-type="float">
            <text:p>-0.06431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311997" calcext:value-type="float">
            <text:p>0.311997</text:p>
          </table:table-cell>
          <table:table-cell office:value-type="float" office:value="-0.660911" calcext:value-type="float">
            <text:p>-0.660911</text:p>
          </table:table-cell>
          <table:table-cell office:value-type="float" office:value="0.431012" calcext:value-type="float">
            <text:p>0.431012</text:p>
          </table:table-cell>
          <table:table-cell office:value-type="float" office:value="-0.002239" calcext:value-type="float">
            <text:p>-0.002239</text:p>
          </table:table-cell>
          <table:table-cell office:value-type="float" office:value="-0.26961" calcext:value-type="float">
            <text:p>-0.26961</text:p>
          </table:table-cell>
          <table:table-cell office:value-type="float" office:value="0.962967" calcext:value-type="float">
            <text:p>0.962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3398" calcext:value-type="float">
            <text:p>0.483398</text:p>
          </table:table-cell>
          <table:table-cell office:value-type="float" office:value="-1.30648" calcext:value-type="float">
            <text:p>-1.30648</text:p>
          </table:table-cell>
          <table:table-cell office:value-type="float" office:value="-0.333524" calcext:value-type="float">
            <text:p>-0.333524</text:p>
          </table:table-cell>
          <table:table-cell office:value-type="float" office:value="-0.382451" calcext:value-type="float">
            <text:p>-0.382451</text:p>
          </table:table-cell>
          <table:table-cell office:value-type="float" office:value="-0.70549" calcext:value-type="float">
            <text:p>-0.70549</text:p>
          </table:table-cell>
          <table:table-cell office:value-type="float" office:value="-0.349691" calcext:value-type="float">
            <text:p>-0.349691</text:p>
          </table:table-cell>
          <table:table-cell office:value-type="float" office:value="1.0021" calcext:value-type="float">
            <text:p>1.0021</text:p>
          </table:table-cell>
          <table:table-cell office:value-type="float" office:value="0.0375774" calcext:value-type="float">
            <text:p>0.0375774</text:p>
          </table:table-cell>
          <table:table-cell office:value-type="float" office:value="-0.337672" calcext:value-type="float">
            <text:p>-0.337672</text:p>
          </table:table-cell>
          <table:table-cell office:value-type="float" office:value="-0.137476" calcext:value-type="float">
            <text:p>-0.137476</text:p>
          </table:table-cell>
          <table:table-cell office:value-type="float" office:value="-0.653013" calcext:value-type="float">
            <text:p>-0.653013</text:p>
          </table:table-cell>
          <table:table-cell office:value-type="float" office:value="0.643276" calcext:value-type="float">
            <text:p>0.643276</text:p>
          </table:table-cell>
          <table:table-cell office:value-type="float" office:value="-1.16962" calcext:value-type="float">
            <text:p>-1.16962</text:p>
          </table:table-cell>
          <table:table-cell office:value-type="float" office:value="1.15687" calcext:value-type="float">
            <text:p>1.15687</text:p>
          </table:table-cell>
          <table:table-cell office:value-type="float" office:value="-0.142373" calcext:value-type="float">
            <text:p>-0.142373</text:p>
          </table:table-cell>
          <table:table-cell office:value-type="float" office:value="0.352437" calcext:value-type="float">
            <text:p>0.352437</text:p>
          </table:table-cell>
          <table:table-cell office:value-type="float" office:value="0.33272" calcext:value-type="float">
            <text:p>0.33272</text:p>
          </table:table-cell>
          <table:table-cell office:value-type="float" office:value="0.789887" calcext:value-type="float">
            <text:p>0.789887</text:p>
          </table:table-cell>
          <table:table-cell office:value-type="float" office:value="0.142024" calcext:value-type="float">
            <text:p>0.142024</text:p>
          </table:table-cell>
          <table:table-cell office:value-type="float" office:value="0.141304" calcext:value-type="float">
            <text:p>0.141304</text:p>
          </table:table-cell>
          <table:table-cell office:value-type="float" office:value="-0.605451" calcext:value-type="float">
            <text:p>-0.605451</text:p>
          </table:table-cell>
          <table:table-cell office:value-type="float" office:value="-0.219894" calcext:value-type="float">
            <text:p>-0.219894</text:p>
          </table:table-cell>
          <table:table-cell office:value-type="float" office:value="0.118886" calcext:value-type="float">
            <text:p>0.118886</text:p>
          </table:table-cell>
          <table:table-cell office:value-type="float" office:value="-0.399139" calcext:value-type="float">
            <text:p>-0.399139</text:p>
          </table:table-cell>
          <table:table-cell office:value-type="float" office:value="-8.05699" calcext:value-type="float">
            <text:p>-8.05699</text:p>
          </table:table-cell>
          <table:table-cell office:value-type="float" office:value="0.247406" calcext:value-type="float">
            <text:p>0.247406</text:p>
          </table:table-cell>
          <table:table-cell office:value-type="float" office:value="-4.6539" calcext:value-type="float">
            <text:p>-4.6539</text:p>
          </table:table-cell>
          <table:table-cell office:value-type="float" office:value="5.76458" calcext:value-type="float">
            <text:p>5.76458</text:p>
          </table:table-cell>
          <table:table-cell office:value-type="float" office:value="-0.403013" calcext:value-type="float">
            <text:p>-0.403013</text:p>
          </table:table-cell>
          <table:table-cell office:value-type="float" office:value="5.4645" calcext:value-type="float">
            <text:p>5.4645</text:p>
          </table:table-cell>
          <table:table-cell office:value-type="float" office:value="12.8564" calcext:value-type="float">
            <text:p>12.8564</text:p>
          </table:table-cell>
          <table:table-cell office:value-type="float" office:value="0.32641" calcext:value-type="float">
            <text:p>0.32641</text:p>
          </table:table-cell>
          <table:table-cell office:value-type="float" office:value="-8.8445" calcext:value-type="float">
            <text:p>-8.8445</text:p>
          </table:table-cell>
          <table:table-cell office:value-type="float" office:value="-0.967675" calcext:value-type="float">
            <text:p>-0.967675</text:p>
          </table:table-cell>
          <table:table-cell office:value-type="float" office:value="-7.71038" calcext:value-type="float">
            <text:p>-7.71038</text:p>
          </table:table-cell>
          <table:table-cell office:value-type="float" office:value="2.39496" calcext:value-type="float">
            <text:p>2.39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598887" calcext:value-type="float">
            <text:p>0.0598887</text:p>
          </table:table-cell>
          <table:table-cell office:value-type="float" office:value="0.0188338" calcext:value-type="float">
            <text:p>0.0188338</text:p>
          </table:table-cell>
          <table:table-cell office:value-type="float" office:value="0.0735075" calcext:value-type="float">
            <text:p>0.0735075</text:p>
          </table:table-cell>
          <table:table-cell office:value-type="float" office:value="-0.0697777" calcext:value-type="float">
            <text:p>-0.06977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0.606059" calcext:value-type="float">
            <text:p>-0.606059</text:p>
          </table:table-cell>
          <table:table-cell office:value-type="float" office:value="-0.489371" calcext:value-type="float">
            <text:p>-0.489371</text:p>
          </table:table-cell>
          <table:table-cell office:value-type="float" office:value="0.884907" calcext:value-type="float">
            <text:p>0.884907</text:p>
          </table:table-cell>
          <table:table-cell office:value-type="float" office:value="0.0290859" calcext:value-type="float">
            <text:p>0.0290859</text:p>
          </table:table-cell>
          <table:table-cell office:value-type="float" office:value="-0.280703" calcext:value-type="float">
            <text:p>-0.280703</text:p>
          </table:table-cell>
          <table:table-cell office:value-type="float" office:value="0.959354" calcext:value-type="float">
            <text:p>0.959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3882" calcext:value-type="float">
            <text:p>0.0773882</text:p>
          </table:table-cell>
          <table:table-cell office:value-type="float" office:value="-0.831031" calcext:value-type="float">
            <text:p>-0.831031</text:p>
          </table:table-cell>
          <table:table-cell office:value-type="float" office:value="-0.339332" calcext:value-type="float">
            <text:p>-0.339332</text:p>
          </table:table-cell>
          <table:table-cell office:value-type="float" office:value="-0.151659" calcext:value-type="float">
            <text:p>-0.151659</text:p>
          </table:table-cell>
          <table:table-cell office:value-type="float" office:value="-0.521267" calcext:value-type="float">
            <text:p>-0.521267</text:p>
          </table:table-cell>
          <table:table-cell office:value-type="float" office:value="0.0289481" calcext:value-type="float">
            <text:p>0.0289481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367242" calcext:value-type="float">
            <text:p>0.0367242</text:p>
          </table:table-cell>
          <table:table-cell office:value-type="float" office:value="-0.568976" calcext:value-type="float">
            <text:p>-0.568976</text:p>
          </table:table-cell>
          <table:table-cell office:value-type="float" office:value="-0.125527" calcext:value-type="float">
            <text:p>-0.125527</text:p>
          </table:table-cell>
          <table:table-cell office:value-type="float" office:value="-0.607066" calcext:value-type="float">
            <text:p>-0.607066</text:p>
          </table:table-cell>
          <table:table-cell office:value-type="float" office:value="0.437949" calcext:value-type="float">
            <text:p>0.437949</text:p>
          </table:table-cell>
          <table:table-cell office:value-type="float" office:value="-0.850728" calcext:value-type="float">
            <text:p>-0.850728</text:p>
          </table:table-cell>
          <table:table-cell office:value-type="float" office:value="1.10728" calcext:value-type="float">
            <text:p>1.10728</text:p>
          </table:table-cell>
          <table:table-cell office:value-type="float" office:value="0.0669269" calcext:value-type="float">
            <text:p>0.0669269</text:p>
          </table:table-cell>
          <table:table-cell office:value-type="float" office:value="0.697416" calcext:value-type="float">
            <text:p>0.697416</text:p>
          </table:table-cell>
          <table:table-cell office:value-type="float" office:value="0.520253" calcext:value-type="float">
            <text:p>0.520253</text:p>
          </table:table-cell>
          <table:table-cell office:value-type="float" office:value="1.06694" calcext:value-type="float">
            <text:p>1.06694</text:p>
          </table:table-cell>
          <table:table-cell office:value-type="float" office:value="-0.0869708" calcext:value-type="float">
            <text:p>-0.0869708</text:p>
          </table:table-cell>
          <table:table-cell office:value-type="float" office:value="-0.128581" calcext:value-type="float">
            <text:p>-0.128581</text:p>
          </table:table-cell>
          <table:table-cell office:value-type="float" office:value="-0.574095" calcext:value-type="float">
            <text:p>-0.574095</text:p>
          </table:table-cell>
          <table:table-cell office:value-type="float" office:value="0.294883" calcext:value-type="float">
            <text:p>0.294883</text:p>
          </table:table-cell>
          <table:table-cell office:value-type="float" office:value="0.158805" calcext:value-type="float">
            <text:p>0.158805</text:p>
          </table:table-cell>
          <table:table-cell office:value-type="float" office:value="-0.690583" calcext:value-type="float">
            <text:p>-0.690583</text:p>
          </table:table-cell>
          <table:table-cell office:value-type="float" office:value="-7.80044" calcext:value-type="float">
            <text:p>-7.80044</text:p>
          </table:table-cell>
          <table:table-cell office:value-type="float" office:value="-0.137269" calcext:value-type="float">
            <text:p>-0.137269</text:p>
          </table:table-cell>
          <table:table-cell office:value-type="float" office:value="-4.32812" calcext:value-type="float">
            <text:p>-4.32812</text:p>
          </table:table-cell>
          <table:table-cell office:value-type="float" office:value="6.13282" calcext:value-type="float">
            <text:p>6.13282</text:p>
          </table:table-cell>
          <table:table-cell office:value-type="float" office:value="2.05528" calcext:value-type="float">
            <text:p>2.05528</text:p>
          </table:table-cell>
          <table:table-cell office:value-type="float" office:value="9.8761" calcext:value-type="float">
            <text:p>9.8761</text:p>
          </table:table-cell>
          <table:table-cell office:value-type="float" office:value="7.39235" calcext:value-type="float">
            <text:p>7.39235</text:p>
          </table:table-cell>
          <table:table-cell office:value-type="float" office:value="-1.78514" calcext:value-type="float">
            <text:p>-1.78514</text:p>
          </table:table-cell>
          <table:table-cell office:value-type="float" office:value="-10.9356" calcext:value-type="float">
            <text:p>-10.9356</text:p>
          </table:table-cell>
          <table:table-cell office:value-type="float" office:value="4.15908" calcext:value-type="float">
            <text:p>4.15908</text:p>
          </table:table-cell>
          <table:table-cell office:value-type="float" office:value="-4.82922" calcext:value-type="float">
            <text:p>-4.82922</text:p>
          </table:table-cell>
          <table:table-cell office:value-type="float" office:value="-1.9872" calcext:value-type="float">
            <text:p>-1.9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670713" calcext:value-type="float">
            <text:p>0.0670713</text:p>
          </table:table-cell>
          <table:table-cell office:value-type="float" office:value="0.016572" calcext:value-type="float">
            <text:p>0.016572</text:p>
          </table:table-cell>
          <table:table-cell office:value-type="float" office:value="0.0737936" calcext:value-type="float">
            <text:p>0.0737936</text:p>
          </table:table-cell>
          <table:table-cell office:value-type="float" office:value="-0.0692775" calcext:value-type="float">
            <text:p>-0.06927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0.499477" calcext:value-type="float">
            <text:p>-0.499477</text:p>
          </table:table-cell>
          <table:table-cell office:value-type="float" office:value="-0.0501263" calcext:value-type="float">
            <text:p>-0.0501263</text:p>
          </table:table-cell>
          <table:table-cell office:value-type="float" office:value="1.19137" calcext:value-type="float">
            <text:p>1.19137</text:p>
          </table:table-cell>
          <table:table-cell office:value-type="float" office:value="0.0240907" calcext:value-type="float">
            <text:p>0.0240907</text:p>
          </table:table-cell>
          <table:table-cell office:value-type="float" office:value="-0.327166" calcext:value-type="float">
            <text:p>-0.327166</text:p>
          </table:table-cell>
          <table:table-cell office:value-type="float" office:value="0.94466" calcext:value-type="float">
            <text:p>0.94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8904" calcext:value-type="float">
            <text:p>-0.18904</text:p>
          </table:table-cell>
          <table:table-cell office:value-type="float" office:value="-0.496374" calcext:value-type="float">
            <text:p>-0.496374</text:p>
          </table:table-cell>
          <table:table-cell office:value-type="float" office:value="-0.322783" calcext:value-type="float">
            <text:p>-0.322783</text:p>
          </table:table-cell>
          <table:table-cell office:value-type="float" office:value="0.0813756" calcext:value-type="float">
            <text:p>0.0813756</text:p>
          </table:table-cell>
          <table:table-cell office:value-type="float" office:value="-0.331635" calcext:value-type="float">
            <text:p>-0.331635</text:p>
          </table:table-cell>
          <table:table-cell office:value-type="float" office:value="0.375341" calcext:value-type="float">
            <text:p>0.375341</text:p>
          </table:table-cell>
          <table:table-cell office:value-type="float" office:value="0.884539" calcext:value-type="float">
            <text:p>0.884539</text:p>
          </table:table-cell>
          <table:table-cell office:value-type="float" office:value="-0.0423607" calcext:value-type="float">
            <text:p>-0.0423607</text:p>
          </table:table-cell>
          <table:table-cell office:value-type="float" office:value="-0.738217" calcext:value-type="float">
            <text:p>-0.738217</text:p>
          </table:table-cell>
          <table:table-cell office:value-type="float" office:value="0.0336081" calcext:value-type="float">
            <text:p>0.0336081</text:p>
          </table:table-cell>
          <table:table-cell office:value-type="float" office:value="-0.562994" calcext:value-type="float">
            <text:p>-0.562994</text:p>
          </table:table-cell>
          <table:table-cell office:value-type="float" office:value="0.195177" calcext:value-type="float">
            <text:p>0.195177</text:p>
          </table:table-cell>
          <table:table-cell office:value-type="float" office:value="-0.661792" calcext:value-type="float">
            <text:p>-0.661792</text:p>
          </table:table-cell>
          <table:table-cell office:value-type="float" office:value="0.779914" calcext:value-type="float">
            <text:p>0.779914</text:p>
          </table:table-cell>
          <table:table-cell office:value-type="float" office:value="-0.00755664" calcext:value-type="float">
            <text:p>-0.00755664</text:p>
          </table:table-cell>
          <table:table-cell office:value-type="float" office:value="0.561183" calcext:value-type="float">
            <text:p>0.561183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874628" calcext:value-type="float">
            <text:p>0.874628</text:p>
          </table:table-cell>
          <table:table-cell office:value-type="float" office:value="-0.631758" calcext:value-type="float">
            <text:p>-0.631758</text:p>
          </table:table-cell>
          <table:table-cell office:value-type="float" office:value="-0.290471" calcext:value-type="float">
            <text:p>-0.290471</text:p>
          </table:table-cell>
          <table:table-cell office:value-type="float" office:value="-0.354728" calcext:value-type="float">
            <text:p>-0.354728</text:p>
          </table:table-cell>
          <table:table-cell office:value-type="float" office:value="0.54848" calcext:value-type="float">
            <text:p>0.54848</text:p>
          </table:table-cell>
          <table:table-cell office:value-type="float" office:value="0.117998" calcext:value-type="float">
            <text:p>0.117998</text:p>
          </table:table-cell>
          <table:table-cell office:value-type="float" office:value="-0.720881" calcext:value-type="float">
            <text:p>-0.720881</text:p>
          </table:table-cell>
          <table:table-cell office:value-type="float" office:value="-6.47889" calcext:value-type="float">
            <text:p>-6.47889</text:p>
          </table:table-cell>
          <table:table-cell office:value-type="float" office:value="-0.267015" calcext:value-type="float">
            <text:p>-0.267015</text:p>
          </table:table-cell>
          <table:table-cell office:value-type="float" office:value="-5.3237" calcext:value-type="float">
            <text:p>-5.3237</text:p>
          </table:table-cell>
          <table:table-cell office:value-type="float" office:value="4.47986" calcext:value-type="float">
            <text:p>4.47986</text:p>
          </table:table-cell>
          <table:table-cell office:value-type="float" office:value="4.44749" calcext:value-type="float">
            <text:p>4.44749</text:p>
          </table:table-cell>
          <table:table-cell office:value-type="float" office:value="11.5993" calcext:value-type="float">
            <text:p>11.5993</text:p>
          </table:table-cell>
          <table:table-cell office:value-type="float" office:value="0.403832" calcext:value-type="float">
            <text:p>0.403832</text:p>
          </table:table-cell>
          <table:table-cell office:value-type="float" office:value="-3.48774" calcext:value-type="float">
            <text:p>-3.48774</text:p>
          </table:table-cell>
          <table:table-cell office:value-type="float" office:value="-10.0099" calcext:value-type="float">
            <text:p>-10.0099</text:p>
          </table:table-cell>
          <table:table-cell office:value-type="float" office:value="7.39659" calcext:value-type="float">
            <text:p>7.39659</text:p>
          </table:table-cell>
          <table:table-cell office:value-type="float" office:value="-3.52971" calcext:value-type="float">
            <text:p>-3.52971</text:p>
          </table:table-cell>
          <table:table-cell office:value-type="float" office:value="-4.53759" calcext:value-type="float">
            <text:p>-4.53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752955" calcext:value-type="float">
            <text:p>0.0752955</text:p>
          </table:table-cell>
          <table:table-cell office:value-type="float" office:value="0.0155415" calcext:value-type="float">
            <text:p>0.0155415</text:p>
          </table:table-cell>
          <table:table-cell office:value-type="float" office:value="0.0695176" calcext:value-type="float">
            <text:p>0.0695176</text:p>
          </table:table-cell>
          <table:table-cell office:value-type="float" office:value="-0.0639753" calcext:value-type="float">
            <text:p>-0.06397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0.123027" calcext:value-type="float">
            <text:p>-0.123027</text:p>
          </table:table-cell>
          <table:table-cell office:value-type="float" office:value="0.416996" calcext:value-type="float">
            <text:p>0.416996</text:p>
          </table:table-cell>
          <table:table-cell office:value-type="float" office:value="1.19198" calcext:value-type="float">
            <text:p>1.19198</text:p>
          </table:table-cell>
          <table:table-cell office:value-type="float" office:value="-0.0356458" calcext:value-type="float">
            <text:p>-0.0356458</text:p>
          </table:table-cell>
          <table:table-cell office:value-type="float" office:value="-0.355481" calcext:value-type="float">
            <text:p>-0.355481</text:p>
          </table:table-cell>
          <table:table-cell office:value-type="float" office:value="0.934003" calcext:value-type="float">
            <text:p>0.934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80022" calcext:value-type="float">
            <text:p>-0.380022</text:p>
          </table:table-cell>
          <table:table-cell office:value-type="float" office:value="-0.242637" calcext:value-type="float">
            <text:p>-0.242637</text:p>
          </table:table-cell>
          <table:table-cell office:value-type="float" office:value="-0.355152" calcext:value-type="float">
            <text:p>-0.355152</text:p>
          </table:table-cell>
          <table:table-cell office:value-type="float" office:value="0.302558" calcext:value-type="float">
            <text:p>0.302558</text:p>
          </table:table-cell>
          <table:table-cell office:value-type="float" office:value="-0.0853981" calcext:value-type="float">
            <text:p>-0.0853981</text:p>
          </table:table-cell>
          <table:table-cell office:value-type="float" office:value="0.697175" calcext:value-type="float">
            <text:p>0.697175</text:p>
          </table:table-cell>
          <table:table-cell office:value-type="float" office:value="0.493623" calcext:value-type="float">
            <text:p>0.493623</text:p>
          </table:table-cell>
          <table:table-cell office:value-type="float" office:value="-0.223346" calcext:value-type="float">
            <text:p>-0.223346</text:p>
          </table:table-cell>
          <table:table-cell office:value-type="float" office:value="-0.771602" calcext:value-type="float">
            <text:p>-0.771602</text:p>
          </table:table-cell>
          <table:table-cell office:value-type="float" office:value="0.312964" calcext:value-type="float">
            <text:p>0.312964</text:p>
          </table:table-cell>
          <table:table-cell office:value-type="float" office:value="-0.537325" calcext:value-type="float">
            <text:p>-0.537325</text:p>
          </table:table-cell>
          <table:table-cell office:value-type="float" office:value="-0.118923" calcext:value-type="float">
            <text:p>-0.118923</text:p>
          </table:table-cell>
          <table:table-cell office:value-type="float" office:value="-0.0809285" calcext:value-type="float">
            <text:p>-0.0809285</text:p>
          </table:table-cell>
          <table:table-cell office:value-type="float" office:value="0.299292" calcext:value-type="float">
            <text:p>0.299292</text:p>
          </table:table-cell>
          <table:table-cell office:value-type="float" office:value="-0.118581" calcext:value-type="float">
            <text:p>-0.118581</text:p>
          </table:table-cell>
          <table:table-cell office:value-type="float" office:value="0.346661" calcext:value-type="float">
            <text:p>0.346661</text:p>
          </table:table-cell>
          <table:table-cell office:value-type="float" office:value="0.482712" calcext:value-type="float">
            <text:p>0.482712</text:p>
          </table:table-cell>
          <table:table-cell office:value-type="float" office:value="0.4359" calcext:value-type="float">
            <text:p>0.4359</text:p>
          </table:table-cell>
          <table:table-cell office:value-type="float" office:value="-0.911322" calcext:value-type="float">
            <text:p>-0.911322</text:p>
          </table:table-cell>
          <table:table-cell office:value-type="float" office:value="-0.463314" calcext:value-type="float">
            <text:p>-0.463314</text:p>
          </table:table-cell>
          <table:table-cell office:value-type="float" office:value="0.203334" calcext:value-type="float">
            <text:p>0.203334</text:p>
          </table:table-cell>
          <table:table-cell office:value-type="float" office:value="0.543546" calcext:value-type="float">
            <text:p>0.543546</text:p>
          </table:table-cell>
          <table:table-cell office:value-type="float" office:value="0.00379635" calcext:value-type="float">
            <text:p>0.00379635</text:p>
          </table:table-cell>
          <table:table-cell office:value-type="float" office:value="-0.646885" calcext:value-type="float">
            <text:p>-0.646885</text:p>
          </table:table-cell>
          <table:table-cell office:value-type="float" office:value="-0.17953" calcext:value-type="float">
            <text:p>-0.17953</text:p>
          </table:table-cell>
          <table:table-cell office:value-type="float" office:value="-1.69491" calcext:value-type="float">
            <text:p>-1.69491</text:p>
          </table:table-cell>
          <table:table-cell office:value-type="float" office:value="-6.04574" calcext:value-type="float">
            <text:p>-6.04574</text:p>
          </table:table-cell>
          <table:table-cell office:value-type="float" office:value="2.62535" calcext:value-type="float">
            <text:p>2.62535</text:p>
          </table:table-cell>
          <table:table-cell office:value-type="float" office:value="3.8581" calcext:value-type="float">
            <text:p>3.8581</text:p>
          </table:table-cell>
          <table:table-cell office:value-type="float" office:value="11.3981" calcext:value-type="float">
            <text:p>11.3981</text:p>
          </table:table-cell>
          <table:table-cell office:value-type="float" office:value="-3.69236" calcext:value-type="float">
            <text:p>-3.69236</text:p>
          </table:table-cell>
          <table:table-cell office:value-type="float" office:value="-6.36774" calcext:value-type="float">
            <text:p>-6.36774</text:p>
          </table:table-cell>
          <table:table-cell office:value-type="float" office:value="-6.11155" calcext:value-type="float">
            <text:p>-6.11155</text:p>
          </table:table-cell>
          <table:table-cell office:value-type="float" office:value="7.05096" calcext:value-type="float">
            <text:p>7.05096</text:p>
          </table:table-cell>
          <table:table-cell office:value-type="float" office:value="-4.30055" calcext:value-type="float">
            <text:p>-4.30055</text:p>
          </table:table-cell>
          <table:table-cell office:value-type="float" office:value="-7.23657" calcext:value-type="float">
            <text:p>-7.23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821302" calcext:value-type="float">
            <text:p>0.0821302</text:p>
          </table:table-cell>
          <table:table-cell office:value-type="float" office:value="0.0168525" calcext:value-type="float">
            <text:p>0.0168525</text:p>
          </table:table-cell>
          <table:table-cell office:value-type="float" office:value="0.0608313" calcext:value-type="float">
            <text:p>0.0608313</text:p>
          </table:table-cell>
          <table:table-cell office:value-type="float" office:value="-0.0543515" calcext:value-type="float">
            <text:p>-0.05435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497747" calcext:value-type="float">
            <text:p>0.497747</text:p>
          </table:table-cell>
          <table:table-cell office:value-type="float" office:value="0.808437" calcext:value-type="float">
            <text:p>0.808437</text:p>
          </table:table-cell>
          <table:table-cell office:value-type="float" office:value="0.952985" calcext:value-type="float">
            <text:p>0.952985</text:p>
          </table:table-cell>
          <table:table-cell office:value-type="float" office:value="-0.111336" calcext:value-type="float">
            <text:p>-0.111336</text:p>
          </table:table-cell>
          <table:table-cell office:value-type="float" office:value="-0.331363" calcext:value-type="float">
            <text:p>-0.331363</text:p>
          </table:table-cell>
          <table:table-cell office:value-type="float" office:value="0.936911" calcext:value-type="float">
            <text:p>0.936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93617" calcext:value-type="float">
            <text:p>-0.293617</text:p>
          </table:table-cell>
          <table:table-cell office:value-type="float" office:value="-0.260558" calcext:value-type="float">
            <text:p>-0.260558</text:p>
          </table:table-cell>
          <table:table-cell office:value-type="float" office:value="-0.42359" calcext:value-type="float">
            <text:p>-0.42359</text:p>
          </table:table-cell>
          <table:table-cell office:value-type="float" office:value="0.342941" calcext:value-type="float">
            <text:p>0.342941</text:p>
          </table:table-cell>
          <table:table-cell office:value-type="float" office:value="0.0841882" calcext:value-type="float">
            <text:p>0.0841882</text:p>
          </table:table-cell>
          <table:table-cell office:value-type="float" office:value="0.740718" calcext:value-type="float">
            <text:p>0.740718</text:p>
          </table:table-cell>
          <table:table-cell office:value-type="float" office:value="0.116436" calcext:value-type="float">
            <text:p>0.116436</text:p>
          </table:table-cell>
          <table:table-cell office:value-type="float" office:value="-0.422899" calcext:value-type="float">
            <text:p>-0.422899</text:p>
          </table:table-cell>
          <table:table-cell office:value-type="float" office:value="-0.609954" calcext:value-type="float">
            <text:p>-0.609954</text:p>
          </table:table-cell>
          <table:table-cell office:value-type="float" office:value="0.444725" calcext:value-type="float">
            <text:p>0.444725</text:p>
          </table:table-cell>
          <table:table-cell office:value-type="float" office:value="-0.582636" calcext:value-type="float">
            <text:p>-0.582636</text:p>
          </table:table-cell>
          <table:table-cell office:value-type="float" office:value="-0.333894" calcext:value-type="float">
            <text:p>-0.333894</text:p>
          </table:table-cell>
          <table:table-cell office:value-type="float" office:value="0.513465" calcext:value-type="float">
            <text:p>0.513465</text:p>
          </table:table-cell>
          <table:table-cell office:value-type="float" office:value="-0.419183" calcext:value-type="float">
            <text:p>-0.419183</text:p>
          </table:table-cell>
          <table:table-cell office:value-type="float" office:value="-0.197808" calcext:value-type="float">
            <text:p>-0.197808</text:p>
          </table:table-cell>
          <table:table-cell office:value-type="float" office:value="-0.157175" calcext:value-type="float">
            <text:p>-0.157175</text:p>
          </table:table-cell>
          <table:table-cell office:value-type="float" office:value="0.308331" calcext:value-type="float">
            <text:p>0.308331</text:p>
          </table:table-cell>
          <table:table-cell office:value-type="float" office:value="-0.0277178" calcext:value-type="float">
            <text:p>-0.0277178</text:p>
          </table:table-cell>
          <table:table-cell office:value-type="float" office:value="-0.9511" calcext:value-type="float">
            <text:p>-0.9511</text:p>
          </table:table-cell>
          <table:table-cell office:value-type="float" office:value="-0.529779" calcext:value-type="float">
            <text:p>-0.529779</text:p>
          </table:table-cell>
          <table:table-cell office:value-type="float" office:value="0.572579" calcext:value-type="float">
            <text:p>0.572579</text:p>
          </table:table-cell>
          <table:table-cell office:value-type="float" office:value="0.124567" calcext:value-type="float">
            <text:p>0.124567</text:p>
          </table:table-cell>
          <table:table-cell office:value-type="float" office:value="-0.234584" calcext:value-type="float">
            <text:p>-0.234584</text:p>
          </table:table-cell>
          <table:table-cell office:value-type="float" office:value="-0.455097" calcext:value-type="float">
            <text:p>-0.455097</text:p>
          </table:table-cell>
          <table:table-cell office:value-type="float" office:value="12.1757" calcext:value-type="float">
            <text:p>12.1757</text:p>
          </table:table-cell>
          <table:table-cell office:value-type="float" office:value="-10.0636" calcext:value-type="float">
            <text:p>-10.0636</text:p>
          </table:table-cell>
          <table:table-cell office:value-type="float" office:value="-7.74591" calcext:value-type="float">
            <text:p>-7.74591</text:p>
          </table:table-cell>
          <table:table-cell office:value-type="float" office:value="-2.31705" calcext:value-type="float">
            <text:p>-2.31705</text:p>
          </table:table-cell>
          <table:table-cell office:value-type="float" office:value="1.62698" calcext:value-type="float">
            <text:p>1.62698</text:p>
          </table:table-cell>
          <table:table-cell office:value-type="float" office:value="8.80379" calcext:value-type="float">
            <text:p>8.80379</text:p>
          </table:table-cell>
          <table:table-cell office:value-type="float" office:value="-6.73012" calcext:value-type="float">
            <text:p>-6.73012</text:p>
          </table:table-cell>
          <table:table-cell office:value-type="float" office:value="-8.54617" calcext:value-type="float">
            <text:p>-8.54617</text:p>
          </table:table-cell>
          <table:table-cell office:value-type="float" office:value="-1.72268" calcext:value-type="float">
            <text:p>-1.72268</text:p>
          </table:table-cell>
          <table:table-cell office:value-type="float" office:value="3.58304" calcext:value-type="float">
            <text:p>3.58304</text:p>
          </table:table-cell>
          <table:table-cell office:value-type="float" office:value="-7.83246" calcext:value-type="float">
            <text:p>-7.83246</text:p>
          </table:table-cell>
          <table:table-cell office:value-type="float" office:value="-7.96312" calcext:value-type="float">
            <text:p>-7.96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886612" calcext:value-type="float">
            <text:p>0.0886612</text:p>
          </table:table-cell>
          <table:table-cell office:value-type="float" office:value="0.0193918" calcext:value-type="float">
            <text:p>0.0193918</text:p>
          </table:table-cell>
          <table:table-cell office:value-type="float" office:value="0.0484099" calcext:value-type="float">
            <text:p>0.0484099</text:p>
          </table:table-cell>
          <table:table-cell office:value-type="float" office:value="-0.0409933" calcext:value-type="float">
            <text:p>-0.04099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223498" calcext:value-type="float">
            <text:p>0.223498</text:p>
          </table:table-cell>
          <table:table-cell office:value-type="float" office:value="0.206653" calcext:value-type="float">
            <text:p>0.206653</text:p>
          </table:table-cell>
          <table:table-cell office:value-type="float" office:value="0.509453" calcext:value-type="float">
            <text:p>0.509453</text:p>
          </table:table-cell>
          <table:table-cell office:value-type="float" office:value="-0.154688" calcext:value-type="float">
            <text:p>-0.154688</text:p>
          </table:table-cell>
          <table:table-cell office:value-type="float" office:value="-0.300978" calcext:value-type="float">
            <text:p>-0.300978</text:p>
          </table:table-cell>
          <table:table-cell office:value-type="float" office:value="0.941002" calcext:value-type="float">
            <text:p>0.941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2077" calcext:value-type="float">
            <text:p>0.0282077</text:p>
          </table:table-cell>
          <table:table-cell office:value-type="float" office:value="-0.509867" calcext:value-type="float">
            <text:p>-0.509867</text:p>
          </table:table-cell>
          <table:table-cell office:value-type="float" office:value="-0.444915" calcext:value-type="float">
            <text:p>-0.444915</text:p>
          </table:table-cell>
          <table:table-cell office:value-type="float" office:value="0.202213" calcext:value-type="float">
            <text:p>0.202213</text:p>
          </table:table-cell>
          <table:table-cell office:value-type="float" office:value="0.157429" calcext:value-type="float">
            <text:p>0.157429</text:p>
          </table:table-cell>
          <table:table-cell office:value-type="float" office:value="0.687746" calcext:value-type="float">
            <text:p>0.687746</text:p>
          </table:table-cell>
          <table:table-cell office:value-type="float" office:value="-0.0979101" calcext:value-type="float">
            <text:p>-0.0979101</text:p>
          </table:table-cell>
          <table:table-cell office:value-type="float" office:value="-0.545451" calcext:value-type="float">
            <text:p>-0.545451</text:p>
          </table:table-cell>
          <table:table-cell office:value-type="float" office:value="-0.431763" calcext:value-type="float">
            <text:p>-0.431763</text:p>
          </table:table-cell>
          <table:table-cell office:value-type="float" office:value="0.408966" calcext:value-type="float">
            <text:p>0.408966</text:p>
          </table:table-cell>
          <table:table-cell office:value-type="float" office:value="-0.668839" calcext:value-type="float">
            <text:p>-0.668839</text:p>
          </table:table-cell>
          <table:table-cell office:value-type="float" office:value="-0.435909" calcext:value-type="float">
            <text:p>-0.435909</text:p>
          </table:table-cell>
          <table:table-cell office:value-type="float" office:value="1.20135" calcext:value-type="float">
            <text:p>1.20135</text:p>
          </table:table-cell>
          <table:table-cell office:value-type="float" office:value="-0.987783" calcext:value-type="float">
            <text:p>-0.987783</text:p>
          </table:table-cell>
          <table:table-cell office:value-type="float" office:value="0.120807" calcext:value-type="float">
            <text:p>0.120807</text:p>
          </table:table-cell>
          <table:table-cell office:value-type="float" office:value="-0.614042" calcext:value-type="float">
            <text:p>-0.614042</text:p>
          </table:table-cell>
          <table:table-cell office:value-type="float" office:value="0.0642701" calcext:value-type="float">
            <text:p>0.0642701</text:p>
          </table:table-cell>
          <table:table-cell office:value-type="float" office:value="-0.276634" calcext:value-type="float">
            <text:p>-0.276634</text:p>
          </table:table-cell>
          <table:table-cell office:value-type="float" office:value="-0.256771" calcext:value-type="float">
            <text:p>-0.256771</text:p>
          </table:table-cell>
          <table:table-cell office:value-type="float" office:value="-0.212631" calcext:value-type="float">
            <text:p>-0.212631</text:p>
          </table:table-cell>
          <table:table-cell office:value-type="float" office:value="0.493085" calcext:value-type="float">
            <text:p>0.493085</text:p>
          </table:table-cell>
          <table:table-cell office:value-type="float" office:value="-0.140233" calcext:value-type="float">
            <text:p>-0.140233</text:p>
          </table:table-cell>
          <table:table-cell office:value-type="float" office:value="-0.279884" calcext:value-type="float">
            <text:p>-0.279884</text:p>
          </table:table-cell>
          <table:table-cell office:value-type="float" office:value="-0.0669142" calcext:value-type="float">
            <text:p>-0.0669142</text:p>
          </table:table-cell>
          <table:table-cell office:value-type="float" office:value="18.7387" calcext:value-type="float">
            <text:p>18.7387</text:p>
          </table:table-cell>
          <table:table-cell office:value-type="float" office:value="-20.5662" calcext:value-type="float">
            <text:p>-20.5662</text:p>
          </table:table-cell>
          <table:table-cell office:value-type="float" office:value="-5.68173" calcext:value-type="float">
            <text:p>-5.68173</text:p>
          </table:table-cell>
          <table:table-cell office:value-type="float" office:value="-6.80299" calcext:value-type="float">
            <text:p>-6.80299</text:p>
          </table:table-cell>
          <table:table-cell office:value-type="float" office:value="-2.92898" calcext:value-type="float">
            <text:p>-2.92898</text:p>
          </table:table-cell>
          <table:table-cell office:value-type="float" office:value="2.30061" calcext:value-type="float">
            <text:p>2.30061</text:p>
          </table:table-cell>
          <table:table-cell office:value-type="float" office:value="-0.196403" calcext:value-type="float">
            <text:p>-0.196403</text:p>
          </table:table-cell>
          <table:table-cell office:value-type="float" office:value="-6.90622" calcext:value-type="float">
            <text:p>-6.90622</text:p>
          </table:table-cell>
          <table:table-cell office:value-type="float" office:value="0.123739" calcext:value-type="float">
            <text:p>0.123739</text:p>
          </table:table-cell>
          <table:table-cell office:value-type="float" office:value="0.379605" calcext:value-type="float">
            <text:p>0.379605</text:p>
          </table:table-cell>
          <table:table-cell office:value-type="float" office:value="-9.65555" calcext:value-type="float">
            <text:p>-9.65555</text:p>
          </table:table-cell>
          <table:table-cell office:value-type="float" office:value="-3.98937" calcext:value-type="float">
            <text:p>-3.98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932867" calcext:value-type="float">
            <text:p>0.0932867</text:p>
          </table:table-cell>
          <table:table-cell office:value-type="float" office:value="0.0176865" calcext:value-type="float">
            <text:p>0.0176865</text:p>
          </table:table-cell>
          <table:table-cell office:value-type="float" office:value="0.0457448" calcext:value-type="float">
            <text:p>0.0457448</text:p>
          </table:table-cell>
          <table:table-cell office:value-type="float" office:value="-0.0376709" calcext:value-type="float">
            <text:p>-0.03767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0.120899" calcext:value-type="float">
            <text:p>-0.120899</text:p>
          </table:table-cell>
          <table:table-cell office:value-type="float" office:value="-0.0320707" calcext:value-type="float">
            <text:p>-0.0320707</text:p>
          </table:table-cell>
          <table:table-cell office:value-type="float" office:value="0.604631" calcext:value-type="float">
            <text:p>0.604631</text:p>
          </table:table-cell>
          <table:table-cell office:value-type="float" office:value="-0.178637" calcext:value-type="float">
            <text:p>-0.178637</text:p>
          </table:table-cell>
          <table:table-cell office:value-type="float" office:value="-0.292452" calcext:value-type="float">
            <text:p>-0.292452</text:p>
          </table:table-cell>
          <table:table-cell office:value-type="float" office:value="0.939447" calcext:value-type="float">
            <text:p>0.939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1577" calcext:value-type="float">
            <text:p>0.661577</text:p>
          </table:table-cell>
          <table:table-cell office:value-type="float" office:value="-1.04611" calcext:value-type="float">
            <text:p>-1.04611</text:p>
          </table:table-cell>
          <table:table-cell office:value-type="float" office:value="-0.36472" calcext:value-type="float">
            <text:p>-0.36472</text:p>
          </table:table-cell>
          <table:table-cell office:value-type="float" office:value="-0.116435" calcext:value-type="float">
            <text:p>-0.116435</text:p>
          </table:table-cell>
          <table:table-cell office:value-type="float" office:value="0.0897303" calcext:value-type="float">
            <text:p>0.0897303</text:p>
          </table:table-cell>
          <table:table-cell office:value-type="float" office:value="0.490416" calcext:value-type="float">
            <text:p>0.490416</text:p>
          </table:table-cell>
          <table:table-cell office:value-type="float" office:value="-0.0702169" calcext:value-type="float">
            <text:p>-0.0702169</text:p>
          </table:table-cell>
          <table:table-cell office:value-type="float" office:value="-0.587061" calcext:value-type="float">
            <text:p>-0.587061</text:p>
          </table:table-cell>
          <table:table-cell office:value-type="float" office:value="-0.240707" calcext:value-type="float">
            <text:p>-0.240707</text:p>
          </table:table-cell>
          <table:table-cell office:value-type="float" office:value="0.379358" calcext:value-type="float">
            <text:p>0.379358</text:p>
          </table:table-cell>
          <table:table-cell office:value-type="float" office:value="-0.787213" calcext:value-type="float">
            <text:p>-0.787213</text:p>
          </table:table-cell>
          <table:table-cell office:value-type="float" office:value="-0.354933" calcext:value-type="float">
            <text:p>-0.354933</text:p>
          </table:table-cell>
          <table:table-cell office:value-type="float" office:value="1.45995" calcext:value-type="float">
            <text:p>1.45995</text:p>
          </table:table-cell>
          <table:table-cell office:value-type="float" office:value="-1.29127" calcext:value-type="float">
            <text:p>-1.29127</text:p>
          </table:table-cell>
          <table:table-cell office:value-type="float" office:value="0.184672" calcext:value-type="float">
            <text:p>0.184672</text:p>
          </table:table-cell>
          <table:table-cell office:value-type="float" office:value="-0.734529" calcext:value-type="float">
            <text:p>-0.734529</text:p>
          </table:table-cell>
          <table:table-cell office:value-type="float" office:value="-0.327372" calcext:value-type="float">
            <text:p>-0.327372</text:p>
          </table:table-cell>
          <table:table-cell office:value-type="float" office:value="-0.709974" calcext:value-type="float">
            <text:p>-0.709974</text:p>
          </table:table-cell>
          <table:table-cell office:value-type="float" office:value="0.363291" calcext:value-type="float">
            <text:p>0.363291</text:p>
          </table:table-cell>
          <table:table-cell office:value-type="float" office:value="0.0562613" calcext:value-type="float">
            <text:p>0.0562613</text:p>
          </table:table-cell>
          <table:table-cell office:value-type="float" office:value="0.413723" calcext:value-type="float">
            <text:p>0.413723</text:p>
          </table:table-cell>
          <table:table-cell office:value-type="float" office:value="-0.0801843" calcext:value-type="float">
            <text:p>-0.0801843</text:p>
          </table:table-cell>
          <table:table-cell office:value-type="float" office:value="-0.218976" calcext:value-type="float">
            <text:p>-0.218976</text:p>
          </table:table-cell>
          <table:table-cell office:value-type="float" office:value="0.526865" calcext:value-type="float">
            <text:p>0.526865</text:p>
          </table:table-cell>
          <table:table-cell office:value-type="float" office:value="18.6092" calcext:value-type="float">
            <text:p>18.6092</text:p>
          </table:table-cell>
          <table:table-cell office:value-type="float" office:value="-23.6205" calcext:value-type="float">
            <text:p>-23.6205</text:p>
          </table:table-cell>
          <table:table-cell office:value-type="float" office:value="-4.55964" calcext:value-type="float">
            <text:p>-4.55964</text:p>
          </table:table-cell>
          <table:table-cell office:value-type="float" office:value="-7.38269" calcext:value-type="float">
            <text:p>-7.38269</text:p>
          </table:table-cell>
          <table:table-cell office:value-type="float" office:value="-7.1348" calcext:value-type="float">
            <text:p>-7.1348</text:p>
          </table:table-cell>
          <table:table-cell office:value-type="float" office:value="-3.84469" calcext:value-type="float">
            <text:p>-3.84469</text:p>
          </table:table-cell>
          <table:table-cell office:value-type="float" office:value="6.39358" calcext:value-type="float">
            <text:p>6.39358</text:p>
          </table:table-cell>
          <table:table-cell office:value-type="float" office:value="-3.2636" calcext:value-type="float">
            <text:p>-3.2636</text:p>
          </table:table-cell>
          <table:table-cell office:value-type="float" office:value="1.36535" calcext:value-type="float">
            <text:p>1.36535</text:p>
          </table:table-cell>
          <table:table-cell office:value-type="float" office:value="0.0904812" calcext:value-type="float">
            <text:p>0.0904812</text:p>
          </table:table-cell>
          <table:table-cell office:value-type="float" office:value="-8.65852" calcext:value-type="float">
            <text:p>-8.65852</text:p>
          </table:table-cell>
          <table:table-cell office:value-type="float" office:value="2.21178" calcext:value-type="float">
            <text:p>2.21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962162" calcext:value-type="float">
            <text:p>0.0962162</text:p>
          </table:table-cell>
          <table:table-cell office:value-type="float" office:value="0.0116036" calcext:value-type="float">
            <text:p>0.0116036</text:p>
          </table:table-cell>
          <table:table-cell office:value-type="float" office:value="0.0528752" calcext:value-type="float">
            <text:p>0.0528752</text:p>
          </table:table-cell>
          <table:table-cell office:value-type="float" office:value="-0.0443582" calcext:value-type="float">
            <text:p>-0.04435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285421" calcext:value-type="float">
            <text:p>0.285421</text:p>
          </table:table-cell>
          <table:table-cell office:value-type="float" office:value="-0.71695" calcext:value-type="float">
            <text:p>-0.71695</text:p>
          </table:table-cell>
          <table:table-cell office:value-type="float" office:value="0.494331" calcext:value-type="float">
            <text:p>0.494331</text:p>
          </table:table-cell>
          <table:table-cell office:value-type="float" office:value="-0.164816" calcext:value-type="float">
            <text:p>-0.164816</text:p>
          </table:table-cell>
          <table:table-cell office:value-type="float" office:value="-0.280476" calcext:value-type="float">
            <text:p>-0.280476</text:p>
          </table:table-cell>
          <table:table-cell office:value-type="float" office:value="0.945605" calcext:value-type="float">
            <text:p>0.945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8441" calcext:value-type="float">
            <text:p>1.08441</text:p>
          </table:table-cell>
          <table:table-cell office:value-type="float" office:value="-1.50989" calcext:value-type="float">
            <text:p>-1.50989</text:p>
          </table:table-cell>
          <table:table-cell office:value-type="float" office:value="-0.327135" calcext:value-type="float">
            <text:p>-0.327135</text:p>
          </table:table-cell>
          <table:table-cell office:value-type="float" office:value="-0.365983" calcext:value-type="float">
            <text:p>-0.365983</text:p>
          </table:table-cell>
          <table:table-cell office:value-type="float" office:value="-0.123834" calcext:value-type="float">
            <text:p>-0.123834</text:p>
          </table:table-cell>
          <table:table-cell office:value-type="float" office:value="0.190464" calcext:value-type="float">
            <text:p>0.190464</text:p>
          </table:table-cell>
          <table:table-cell office:value-type="float" office:value="0.139423" calcext:value-type="float">
            <text:p>0.139423</text:p>
          </table:table-cell>
          <table:table-cell office:value-type="float" office:value="-0.504922" calcext:value-type="float">
            <text:p>-0.504922</text:p>
          </table:table-cell>
          <table:table-cell office:value-type="float" office:value="-0.101959" calcext:value-type="float">
            <text:p>-0.101959</text:p>
          </table:table-cell>
          <table:table-cell office:value-type="float" office:value="0.286259" calcext:value-type="float">
            <text:p>0.286259</text:p>
          </table:table-cell>
          <table:table-cell office:value-type="float" office:value="-0.827481" calcext:value-type="float">
            <text:p>-0.827481</text:p>
          </table:table-cell>
          <table:table-cell office:value-type="float" office:value="-0.088316" calcext:value-type="float">
            <text:p>-0.088316</text:p>
          </table:table-cell>
          <table:table-cell office:value-type="float" office:value="0.40795" calcext:value-type="float">
            <text:p>0.40795</text:p>
          </table:table-cell>
          <table:table-cell office:value-type="float" office:value="-1.03336" calcext:value-type="float">
            <text:p>-1.03336</text:p>
          </table:table-cell>
          <table:table-cell office:value-type="float" office:value="0.0469309" calcext:value-type="float">
            <text:p>0.0469309</text:p>
          </table:table-cell>
          <table:table-cell office:value-type="float" office:value="-0.473484" calcext:value-type="float">
            <text:p>-0.473484</text:p>
          </table:table-cell>
          <table:table-cell office:value-type="float" office:value="-0.688895" calcext:value-type="float">
            <text:p>-0.688895</text:p>
          </table:table-cell>
          <table:table-cell office:value-type="float" office:value="-0.827598" calcext:value-type="float">
            <text:p>-0.827598</text:p>
          </table:table-cell>
          <table:table-cell office:value-type="float" office:value="0.626728" calcext:value-type="float">
            <text:p>0.626728</text:p>
          </table:table-cell>
          <table:table-cell office:value-type="float" office:value="0.327588" calcext:value-type="float">
            <text:p>0.327588</text:p>
          </table:table-cell>
          <table:table-cell office:value-type="float" office:value="0.289104" calcext:value-type="float">
            <text:p>0.289104</text:p>
          </table:table-cell>
          <table:table-cell office:value-type="float" office:value="-0.335861" calcext:value-type="float">
            <text:p>-0.335861</text:p>
          </table:table-cell>
          <table:table-cell office:value-type="float" office:value="-0.0157865" calcext:value-type="float">
            <text:p>-0.0157865</text:p>
          </table:table-cell>
          <table:table-cell office:value-type="float" office:value="0.788424" calcext:value-type="float">
            <text:p>0.788424</text:p>
          </table:table-cell>
          <table:table-cell office:value-type="float" office:value="16.0094" calcext:value-type="float">
            <text:p>16.0094</text:p>
          </table:table-cell>
          <table:table-cell office:value-type="float" office:value="-21.7963" calcext:value-type="float">
            <text:p>-21.7963</text:p>
          </table:table-cell>
          <table:table-cell office:value-type="float" office:value="-3.0684" calcext:value-type="float">
            <text:p>-3.0684</text:p>
          </table:table-cell>
          <table:table-cell office:value-type="float" office:value="-4.79418" calcext:value-type="float">
            <text:p>-4.79418</text:p>
          </table:table-cell>
          <table:table-cell office:value-type="float" office:value="-10.1441" calcext:value-type="float">
            <text:p>-10.1441</text:p>
          </table:table-cell>
          <table:table-cell office:value-type="float" office:value="-7.70084" calcext:value-type="float">
            <text:p>-7.70084</text:p>
          </table:table-cell>
          <table:table-cell office:value-type="float" office:value="10.0234" calcext:value-type="float">
            <text:p>10.0234</text:p>
          </table:table-cell>
          <table:table-cell office:value-type="float" office:value="-1.33753" calcext:value-type="float">
            <text:p>-1.33753</text:p>
          </table:table-cell>
          <table:table-cell office:value-type="float" office:value="1.09637" calcext:value-type="float">
            <text:p>1.09637</text:p>
          </table:table-cell>
          <table:table-cell office:value-type="float" office:value="0.319817" calcext:value-type="float">
            <text:p>0.319817</text:p>
          </table:table-cell>
          <table:table-cell office:value-type="float" office:value="-7.73112" calcext:value-type="float">
            <text:p>-7.73112</text:p>
          </table:table-cell>
          <table:table-cell office:value-type="float" office:value="6.76497" calcext:value-type="float">
            <text:p>6.76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984015" calcext:value-type="float">
            <text:p>0.0984015</text:p>
          </table:table-cell>
          <table:table-cell office:value-type="float" office:value="0.00249957" calcext:value-type="float">
            <text:p>0.00249957</text:p>
          </table:table-cell>
          <table:table-cell office:value-type="float" office:value="0.0588508" calcext:value-type="float">
            <text:p>0.0588508</text:p>
          </table:table-cell>
          <table:table-cell office:value-type="float" office:value="-0.0499713" calcext:value-type="float">
            <text:p>-0.04997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0.211426" calcext:value-type="float">
            <text:p>-0.211426</text:p>
          </table:table-cell>
          <table:table-cell office:value-type="float" office:value="-1.06952" calcext:value-type="float">
            <text:p>-1.06952</text:p>
          </table:table-cell>
          <table:table-cell office:value-type="float" office:value="0.0255337" calcext:value-type="float">
            <text:p>0.0255337</text:p>
          </table:table-cell>
          <table:table-cell office:value-type="float" office:value="-0.0926987" calcext:value-type="float">
            <text:p>-0.0926987</text:p>
          </table:table-cell>
          <table:table-cell office:value-type="float" office:value="-0.27222" calcext:value-type="float">
            <text:p>-0.27222</text:p>
          </table:table-cell>
          <table:table-cell office:value-type="float" office:value="0.957759" calcext:value-type="float">
            <text:p>0.957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8647" calcext:value-type="float">
            <text:p>1.08647</text:p>
          </table:table-cell>
          <table:table-cell office:value-type="float" office:value="-1.82578" calcext:value-type="float">
            <text:p>-1.82578</text:p>
          </table:table-cell>
          <table:table-cell office:value-type="float" office:value="-0.328431" calcext:value-type="float">
            <text:p>-0.328431</text:p>
          </table:table-cell>
          <table:table-cell office:value-type="float" office:value="-0.427234" calcext:value-type="float">
            <text:p>-0.427234</text:p>
          </table:table-cell>
          <table:table-cell office:value-type="float" office:value="-0.493259" calcext:value-type="float">
            <text:p>-0.493259</text:p>
          </table:table-cell>
          <table:table-cell office:value-type="float" office:value="-0.158077" calcext:value-type="float">
            <text:p>-0.158077</text:p>
          </table:table-cell>
          <table:table-cell office:value-type="float" office:value="0.471844" calcext:value-type="float">
            <text:p>0.471844</text:p>
          </table:table-cell>
          <table:table-cell office:value-type="float" office:value="-0.336915" calcext:value-type="float">
            <text:p>-0.336915</text:p>
          </table:table-cell>
          <table:table-cell office:value-type="float" office:value="-0.035799" calcext:value-type="float">
            <text:p>-0.035799</text:p>
          </table:table-cell>
          <table:table-cell office:value-type="float" office:value="0.176317" calcext:value-type="float">
            <text:p>0.176317</text:p>
          </table:table-cell>
          <table:table-cell office:value-type="float" office:value="-0.818706" calcext:value-type="float">
            <text:p>-0.818706</text:p>
          </table:table-cell>
          <table:table-cell office:value-type="float" office:value="0.243096" calcext:value-type="float">
            <text:p>0.243096</text:p>
          </table:table-cell>
          <table:table-cell office:value-type="float" office:value="-0.141013" calcext:value-type="float">
            <text:p>-0.141013</text:p>
          </table:table-cell>
          <table:table-cell office:value-type="float" office:value="-0.320722" calcext:value-type="float">
            <text:p>-0.320722</text:p>
          </table:table-cell>
          <table:table-cell office:value-type="float" office:value="-0.0718183" calcext:value-type="float">
            <text:p>-0.0718183</text:p>
          </table:table-cell>
          <table:table-cell office:value-type="float" office:value="0.188377" calcext:value-type="float">
            <text:p>0.188377</text:p>
          </table:table-cell>
          <table:table-cell office:value-type="float" office:value="-0.890093" calcext:value-type="float">
            <text:p>-0.890093</text:p>
          </table:table-cell>
          <table:table-cell office:value-type="float" office:value="-0.760757" calcext:value-type="float">
            <text:p>-0.760757</text:p>
          </table:table-cell>
          <table:table-cell office:value-type="float" office:value="0.856065" calcext:value-type="float">
            <text:p>0.856065</text:p>
          </table:table-cell>
          <table:table-cell office:value-type="float" office:value="0.418857" calcext:value-type="float">
            <text:p>0.418857</text:p>
          </table:table-cell>
          <table:table-cell office:value-type="float" office:value="-0.0385828" calcext:value-type="float">
            <text:p>-0.0385828</text:p>
          </table:table-cell>
          <table:table-cell office:value-type="float" office:value="-0.157938" calcext:value-type="float">
            <text:p>-0.157938</text:p>
          </table:table-cell>
          <table:table-cell office:value-type="float" office:value="0.0158583" calcext:value-type="float">
            <text:p>0.0158583</text:p>
          </table:table-cell>
          <table:table-cell office:value-type="float" office:value="0.740555" calcext:value-type="float">
            <text:p>0.740555</text:p>
          </table:table-cell>
          <table:table-cell office:value-type="float" office:value="9.81762" calcext:value-type="float">
            <text:p>9.81762</text:p>
          </table:table-cell>
          <table:table-cell office:value-type="float" office:value="-16.0079" calcext:value-type="float">
            <text:p>-16.0079</text:p>
          </table:table-cell>
          <table:table-cell office:value-type="float" office:value="-3.44171" calcext:value-type="float">
            <text:p>-3.44171</text:p>
          </table:table-cell>
          <table:table-cell office:value-type="float" office:value="-0.532419" calcext:value-type="float">
            <text:p>-0.532419</text:p>
          </table:table-cell>
          <table:table-cell office:value-type="float" office:value="-10.6935" calcext:value-type="float">
            <text:p>-10.6935</text:p>
          </table:table-cell>
          <table:table-cell office:value-type="float" office:value="-9.00596" calcext:value-type="float">
            <text:p>-9.00596</text:p>
          </table:table-cell>
          <table:table-cell office:value-type="float" office:value="12.6777" calcext:value-type="float">
            <text:p>12.6777</text:p>
          </table:table-cell>
          <table:table-cell office:value-type="float" office:value="-0.181459" calcext:value-type="float">
            <text:p>-0.181459</text:p>
          </table:table-cell>
          <table:table-cell office:value-type="float" office:value="-1.90936" calcext:value-type="float">
            <text:p>-1.90936</text:p>
          </table:table-cell>
          <table:table-cell office:value-type="float" office:value="0.785327" calcext:value-type="float">
            <text:p>0.785327</text:p>
          </table:table-cell>
          <table:table-cell office:value-type="float" office:value="-8.34301" calcext:value-type="float">
            <text:p>-8.34301</text:p>
          </table:table-cell>
          <table:table-cell office:value-type="float" office:value="8.93557" calcext:value-type="float">
            <text:p>8.93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999814" calcext:value-type="float">
            <text:p>0.0999814</text:p>
          </table:table-cell>
          <table:table-cell office:value-type="float" office:value="-0.00682188" calcext:value-type="float">
            <text:p>-0.00682188</text:p>
          </table:table-cell>
          <table:table-cell office:value-type="float" office:value="0.059278" calcext:value-type="float">
            <text:p>0.059278</text:p>
          </table:table-cell>
          <table:table-cell office:value-type="float" office:value="-0.0500698" calcext:value-type="float">
            <text:p>-0.0500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264062" calcext:value-type="float">
            <text:p>0.264062</text:p>
          </table:table-cell>
          <table:table-cell office:value-type="float" office:value="-0.315856" calcext:value-type="float">
            <text:p>-0.315856</text:p>
          </table:table-cell>
          <table:table-cell office:value-type="float" office:value="0.0358668" calcext:value-type="float">
            <text:p>0.0358668</text:p>
          </table:table-cell>
          <table:table-cell office:value-type="float" office:value="-0.0473718" calcext:value-type="float">
            <text:p>-0.0473718</text:p>
          </table:table-cell>
          <table:table-cell office:value-type="float" office:value="-0.261997" calcext:value-type="float">
            <text:p>-0.261997</text:p>
          </table:table-cell>
          <table:table-cell office:value-type="float" office:value="0.963905" calcext:value-type="float">
            <text:p>0.963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679" calcext:value-type="float">
            <text:p>1.01679</text:p>
          </table:table-cell>
          <table:table-cell office:value-type="float" office:value="-1.719" calcext:value-type="float">
            <text:p>-1.719</text:p>
          </table:table-cell>
          <table:table-cell office:value-type="float" office:value="-0.382904" calcext:value-type="float">
            <text:p>-0.382904</text:p>
          </table:table-cell>
          <table:table-cell office:value-type="float" office:value="-0.355294" calcext:value-type="float">
            <text:p>-0.355294</text:p>
          </table:table-cell>
          <table:table-cell office:value-type="float" office:value="-0.806844" calcext:value-type="float">
            <text:p>-0.806844</text:p>
          </table:table-cell>
          <table:table-cell office:value-type="float" office:value="-0.385309" calcext:value-type="float">
            <text:p>-0.385309</text:p>
          </table:table-cell>
          <table:table-cell office:value-type="float" office:value="0.772029" calcext:value-type="float">
            <text:p>0.772029</text:p>
          </table:table-cell>
          <table:table-cell office:value-type="float" office:value="-0.202178" calcext:value-type="float">
            <text:p>-0.202178</text:p>
          </table:table-cell>
          <table:table-cell office:value-type="float" office:value="-0.125639" calcext:value-type="float">
            <text:p>-0.125639</text:p>
          </table:table-cell>
          <table:table-cell office:value-type="float" office:value="0.120497" calcext:value-type="float">
            <text:p>0.120497</text:p>
          </table:table-cell>
          <table:table-cell office:value-type="float" office:value="-0.838142" calcext:value-type="float">
            <text:p>-0.838142</text:p>
          </table:table-cell>
          <table:table-cell office:value-type="float" office:value="0.454372" calcext:value-type="float">
            <text:p>0.454372</text:p>
          </table:table-cell>
          <table:table-cell office:value-type="float" office:value="-0.287044" calcext:value-type="float">
            <text:p>-0.287044</text:p>
          </table:table-cell>
          <table:table-cell office:value-type="float" office:value="0.670507" calcext:value-type="float">
            <text:p>0.670507</text:p>
          </table:table-cell>
          <table:table-cell office:value-type="float" office:value="-0.194078" calcext:value-type="float">
            <text:p>-0.194078</text:p>
          </table:table-cell>
          <table:table-cell office:value-type="float" office:value="0.197938" calcext:value-type="float">
            <text:p>0.197938</text:p>
          </table:table-cell>
          <table:table-cell office:value-type="float" office:value="-0.56479" calcext:value-type="float">
            <text:p>-0.56479</text:p>
          </table:table-cell>
          <table:table-cell office:value-type="float" office:value="-0.313456" calcext:value-type="float">
            <text:p>-0.313456</text:p>
          </table:table-cell>
          <table:table-cell office:value-type="float" office:value="0.727384" calcext:value-type="float">
            <text:p>0.727384</text:p>
          </table:table-cell>
          <table:table-cell office:value-type="float" office:value="0.298338" calcext:value-type="float">
            <text:p>0.298338</text:p>
          </table:table-cell>
          <table:table-cell office:value-type="float" office:value="-0.444344" calcext:value-type="float">
            <text:p>-0.444344</text:p>
          </table:table-cell>
          <table:table-cell office:value-type="float" office:value="-0.108135" calcext:value-type="float">
            <text:p>-0.108135</text:p>
          </table:table-cell>
          <table:table-cell office:value-type="float" office:value="-0.0878649" calcext:value-type="float">
            <text:p>-0.0878649</text:p>
          </table:table-cell>
          <table:table-cell office:value-type="float" office:value="0.308493" calcext:value-type="float">
            <text:p>0.308493</text:p>
          </table:table-cell>
          <table:table-cell office:value-type="float" office:value="-1.86894" calcext:value-type="float">
            <text:p>-1.86894</text:p>
          </table:table-cell>
          <table:table-cell office:value-type="float" office:value="-5.71887" calcext:value-type="float">
            <text:p>-5.71887</text:p>
          </table:table-cell>
          <table:table-cell office:value-type="float" office:value="-5.28246" calcext:value-type="float">
            <text:p>-5.28246</text:p>
          </table:table-cell>
          <table:table-cell office:value-type="float" office:value="4.48196" calcext:value-type="float">
            <text:p>4.48196</text:p>
          </table:table-cell>
          <table:table-cell office:value-type="float" office:value="-7.62578" calcext:value-type="float">
            <text:p>-7.62578</text:p>
          </table:table-cell>
          <table:table-cell office:value-type="float" office:value="-5.22894" calcext:value-type="float">
            <text:p>-5.22894</text:p>
          </table:table-cell>
          <table:table-cell office:value-type="float" office:value="14.7415" calcext:value-type="float">
            <text:p>14.7415</text:p>
          </table:table-cell>
          <table:table-cell office:value-type="float" office:value="0.435202" calcext:value-type="float">
            <text:p>0.435202</text:p>
          </table:table-cell>
          <table:table-cell office:value-type="float" office:value="-6.57337" calcext:value-type="float">
            <text:p>-6.57337</text:p>
          </table:table-cell>
          <table:table-cell office:value-type="float" office:value="1.11695" calcext:value-type="float">
            <text:p>1.11695</text:p>
          </table:table-cell>
          <table:table-cell office:value-type="float" office:value="-10.7146" calcext:value-type="float">
            <text:p>-10.7146</text:p>
          </table:table-cell>
          <table:table-cell office:value-type="float" office:value="6.72777" calcext:value-type="float">
            <text:p>6.72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03604" calcext:value-type="float">
            <text:p>0.103604</text:p>
          </table:table-cell>
          <table:table-cell office:value-type="float" office:value="-0.0125325" calcext:value-type="float">
            <text:p>-0.0125325</text:p>
          </table:table-cell>
          <table:table-cell office:value-type="float" office:value="0.0578378" calcext:value-type="float">
            <text:p>0.0578378</text:p>
          </table:table-cell>
          <table:table-cell office:value-type="float" office:value="-0.0478853" calcext:value-type="float">
            <text:p>-0.04788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790547" calcext:value-type="float">
            <text:p>0.790547</text:p>
          </table:table-cell>
          <table:table-cell office:value-type="float" office:value="-0.583382" calcext:value-type="float">
            <text:p>-0.583382</text:p>
          </table:table-cell>
          <table:table-cell office:value-type="float" office:value="0.141894" calcext:value-type="float">
            <text:p>0.141894</text:p>
          </table:table-cell>
          <table:table-cell office:value-type="float" office:value="-0.0188582" calcext:value-type="float">
            <text:p>-0.0188582</text:p>
          </table:table-cell>
          <table:table-cell office:value-type="float" office:value="-0.224527" calcext:value-type="float">
            <text:p>-0.224527</text:p>
          </table:table-cell>
          <table:table-cell office:value-type="float" office:value="0.974285" calcext:value-type="float">
            <text:p>0.974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5164" calcext:value-type="float">
            <text:p>0.735164</text:p>
          </table:table-cell>
          <table:table-cell office:value-type="float" office:value="-1.35435" calcext:value-type="float">
            <text:p>-1.35435</text:p>
          </table:table-cell>
          <table:table-cell office:value-type="float" office:value="-0.443303" calcext:value-type="float">
            <text:p>-0.443303</text:p>
          </table:table-cell>
          <table:table-cell office:value-type="float" office:value="-0.240912" calcext:value-type="float">
            <text:p>-0.240912</text:p>
          </table:table-cell>
          <table:table-cell office:value-type="float" office:value="-0.890108" calcext:value-type="float">
            <text:p>-0.890108</text:p>
          </table:table-cell>
          <table:table-cell office:value-type="float" office:value="-0.329452" calcext:value-type="float">
            <text:p>-0.329452</text:p>
          </table:table-cell>
          <table:table-cell office:value-type="float" office:value="1.00508" calcext:value-type="float">
            <text:p>1.00508</text:p>
          </table:table-cell>
          <table:table-cell office:value-type="float" office:value="-0.106258" calcext:value-type="float">
            <text:p>-0.106258</text:p>
          </table:table-cell>
          <table:table-cell office:value-type="float" office:value="-0.335523" calcext:value-type="float">
            <text:p>-0.335523</text:p>
          </table:table-cell>
          <table:table-cell office:value-type="float" office:value="0.0764768" calcext:value-type="float">
            <text:p>0.0764768</text:p>
          </table:table-cell>
          <table:table-cell office:value-type="float" office:value="-0.854894" calcext:value-type="float">
            <text:p>-0.854894</text:p>
          </table:table-cell>
          <table:table-cell office:value-type="float" office:value="0.461618" calcext:value-type="float">
            <text:p>0.461618</text:p>
          </table:table-cell>
          <table:table-cell office:value-type="float" office:value="-1.06824" calcext:value-type="float">
            <text:p>-1.06824</text:p>
          </table:table-cell>
          <table:table-cell office:value-type="float" office:value="1.12624" calcext:value-type="float">
            <text:p>1.12624</text:p>
          </table:table-cell>
          <table:table-cell office:value-type="float" office:value="-0.11329" calcext:value-type="float">
            <text:p>-0.11329</text:p>
          </table:table-cell>
          <table:table-cell office:value-type="float" office:value="0.363458" calcext:value-type="float">
            <text:p>0.363458</text:p>
          </table:table-cell>
          <table:table-cell office:value-type="float" office:value="0.111345" calcext:value-type="float">
            <text:p>0.111345</text:p>
          </table:table-cell>
          <table:table-cell office:value-type="float" office:value="0.681638" calcext:value-type="float">
            <text:p>0.681638</text:p>
          </table:table-cell>
          <table:table-cell office:value-type="float" office:value="0.265358" calcext:value-type="float">
            <text:p>0.265358</text:p>
          </table:table-cell>
          <table:table-cell office:value-type="float" office:value="0.212637" calcext:value-type="float">
            <text:p>0.212637</text:p>
          </table:table-cell>
          <table:table-cell office:value-type="float" office:value="-0.637866" calcext:value-type="float">
            <text:p>-0.637866</text:p>
          </table:table-cell>
          <table:table-cell office:value-type="float" office:value="-0.137488" calcext:value-type="float">
            <text:p>-0.137488</text:p>
          </table:table-cell>
          <table:table-cell office:value-type="float" office:value="0.046929" calcext:value-type="float">
            <text:p>0.046929</text:p>
          </table:table-cell>
          <table:table-cell office:value-type="float" office:value="-0.306133" calcext:value-type="float">
            <text:p>-0.306133</text:p>
          </table:table-cell>
          <table:table-cell office:value-type="float" office:value="-8.50292" calcext:value-type="float">
            <text:p>-8.50292</text:p>
          </table:table-cell>
          <table:table-cell office:value-type="float" office:value="-0.27566" calcext:value-type="float">
            <text:p>-0.27566</text:p>
          </table:table-cell>
          <table:table-cell office:value-type="float" office:value="-5.26667" calcext:value-type="float">
            <text:p>-5.26667</text:p>
          </table:table-cell>
          <table:table-cell office:value-type="float" office:value="6.77563" calcext:value-type="float">
            <text:p>6.77563</text:p>
          </table:table-cell>
          <table:table-cell office:value-type="float" office:value="-1.4159" calcext:value-type="float">
            <text:p>-1.4159</text:p>
          </table:table-cell>
          <table:table-cell office:value-type="float" office:value="5.13938" calcext:value-type="float">
            <text:p>5.13938</text:p>
          </table:table-cell>
          <table:table-cell office:value-type="float" office:value="13.7785" calcext:value-type="float">
            <text:p>13.7785</text:p>
          </table:table-cell>
          <table:table-cell office:value-type="float" office:value="-0.898072" calcext:value-type="float">
            <text:p>-0.898072</text:p>
          </table:table-cell>
          <table:table-cell office:value-type="float" office:value="-9.01479" calcext:value-type="float">
            <text:p>-9.01479</text:p>
          </table:table-cell>
          <table:table-cell office:value-type="float" office:value="1.57367" calcext:value-type="float">
            <text:p>1.57367</text:p>
          </table:table-cell>
          <table:table-cell office:value-type="float" office:value="-9.96993" calcext:value-type="float">
            <text:p>-9.96993</text:p>
          </table:table-cell>
          <table:table-cell office:value-type="float" office:value="1.70758" calcext:value-type="float">
            <text:p>1.70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11141" calcext:value-type="float">
            <text:p>0.111141</text:p>
          </table:table-cell>
          <table:table-cell office:value-type="float" office:value="-0.0187113" calcext:value-type="float">
            <text:p>-0.0187113</text:p>
          </table:table-cell>
          <table:table-cell office:value-type="float" office:value="0.0563525" calcext:value-type="float">
            <text:p>0.0563525</text:p>
          </table:table-cell>
          <table:table-cell office:value-type="float" office:value="-0.0447928" calcext:value-type="float">
            <text:p>-0.04479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428834" calcext:value-type="float">
            <text:p>0.428834</text:p>
          </table:table-cell>
          <table:table-cell office:value-type="float" office:value="-0.763216" calcext:value-type="float">
            <text:p>-0.763216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0402297" calcext:value-type="float">
            <text:p>0.0402297</text:p>
          </table:table-cell>
          <table:table-cell office:value-type="float" office:value="-0.156286" calcext:value-type="float">
            <text:p>-0.156286</text:p>
          </table:table-cell>
          <table:table-cell office:value-type="float" office:value="0.986892" calcext:value-type="float">
            <text:p>0.986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3139" calcext:value-type="float">
            <text:p>0.203139</text:p>
          </table:table-cell>
          <table:table-cell office:value-type="float" office:value="-0.838242" calcext:value-type="float">
            <text:p>-0.838242</text:p>
          </table:table-cell>
          <table:table-cell office:value-type="float" office:value="-0.43748" calcext:value-type="float">
            <text:p>-0.43748</text:p>
          </table:table-cell>
          <table:table-cell office:value-type="float" office:value="-0.0189601" calcext:value-type="float">
            <text:p>-0.0189601</text:p>
          </table:table-cell>
          <table:table-cell office:value-type="float" office:value="-0.695669" calcext:value-type="float">
            <text:p>-0.695669</text:p>
          </table:table-cell>
          <table:table-cell office:value-type="float" office:value="0.0381241" calcext:value-type="float">
            <text:p>0.0381241</text:p>
          </table:table-cell>
          <table:table-cell office:value-type="float" office:value="1.01837" calcext:value-type="float">
            <text:p>1.01837</text:p>
          </table:table-cell>
          <table:table-cell office:value-type="float" office:value="-0.0758294" calcext:value-type="float">
            <text:p>-0.0758294</text:p>
          </table:table-cell>
          <table:table-cell office:value-type="float" office:value="-0.58913" calcext:value-type="float">
            <text:p>-0.58913</text:p>
          </table:table-cell>
          <table:table-cell office:value-type="float" office:value="0.0686004" calcext:value-type="float">
            <text:p>0.0686004</text:p>
          </table:table-cell>
          <table:table-cell office:value-type="float" office:value="-0.822104" calcext:value-type="float">
            <text:p>-0.822104</text:p>
          </table:table-cell>
          <table:table-cell office:value-type="float" office:value="0.294095" calcext:value-type="float">
            <text:p>0.294095</text:p>
          </table:table-cell>
          <table:table-cell office:value-type="float" office:value="-1.09499" calcext:value-type="float">
            <text:p>-1.09499</text:p>
          </table:table-cell>
          <table:table-cell office:value-type="float" office:value="1.09932" calcext:value-type="float">
            <text:p>1.09932</text:p>
          </table:table-cell>
          <table:table-cell office:value-type="float" office:value="0.126021" calcext:value-type="float">
            <text:p>0.126021</text:p>
          </table:table-cell>
          <table:table-cell office:value-type="float" office:value="0.581496" calcext:value-type="float">
            <text:p>0.581496</text:p>
          </table:table-cell>
          <table:table-cell office:value-type="float" office:value="0.60727" calcext:value-type="float">
            <text:p>0.60727</text:p>
          </table:table-cell>
          <table:table-cell office:value-type="float" office:value="1.05599" calcext:value-type="float">
            <text:p>1.05599</text:p>
          </table:table-cell>
          <table:table-cell office:value-type="float" office:value="-0.0628736" calcext:value-type="float">
            <text:p>-0.0628736</text:p>
          </table:table-cell>
          <table:table-cell office:value-type="float" office:value="-0.0588038" calcext:value-type="float">
            <text:p>-0.0588038</text:p>
          </table:table-cell>
          <table:table-cell office:value-type="float" office:value="-0.585135" calcext:value-type="float">
            <text:p>-0.585135</text:p>
          </table:table-cell>
          <table:table-cell office:value-type="float" office:value="0.228851" calcext:value-type="float">
            <text:p>0.228851</text:p>
          </table:table-cell>
          <table:table-cell office:value-type="float" office:value="0.175905" calcext:value-type="float">
            <text:p>0.175905</text:p>
          </table:table-cell>
          <table:table-cell office:value-type="float" office:value="-0.583871" calcext:value-type="float">
            <text:p>-0.583871</text:p>
          </table:table-cell>
          <table:table-cell office:value-type="float" office:value="-8.30307" calcext:value-type="float">
            <text:p>-8.30307</text:p>
          </table:table-cell>
          <table:table-cell office:value-type="float" office:value="-0.208412" calcext:value-type="float">
            <text:p>-0.208412</text:p>
          </table:table-cell>
          <table:table-cell office:value-type="float" office:value="-4.48427" calcext:value-type="float">
            <text:p>-4.48427</text:p>
          </table:table-cell>
          <table:table-cell office:value-type="float" office:value="6.72563" calcext:value-type="float">
            <text:p>6.72563</text:p>
          </table:table-cell>
          <table:table-cell office:value-type="float" office:value="1.87385" calcext:value-type="float">
            <text:p>1.87385</text:p>
          </table:table-cell>
          <table:table-cell office:value-type="float" office:value="10.6366" calcext:value-type="float">
            <text:p>10.6366</text:p>
          </table:table-cell>
          <table:table-cell office:value-type="float" office:value="7.30868" calcext:value-type="float">
            <text:p>7.30868</text:p>
          </table:table-cell>
          <table:table-cell office:value-type="float" office:value="-2.10905" calcext:value-type="float">
            <text:p>-2.10905</text:p>
          </table:table-cell>
          <table:table-cell office:value-type="float" office:value="-11.4683" calcext:value-type="float">
            <text:p>-11.4683</text:p>
          </table:table-cell>
          <table:table-cell office:value-type="float" office:value="5.77973" calcext:value-type="float">
            <text:p>5.77973</text:p>
          </table:table-cell>
          <table:table-cell office:value-type="float" office:value="-5.76807" calcext:value-type="float">
            <text:p>-5.76807</text:p>
          </table:table-cell>
          <table:table-cell office:value-type="float" office:value="-2.38534" calcext:value-type="float">
            <text:p>-2.38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21144" calcext:value-type="float">
            <text:p>0.121144</text:p>
          </table:table-cell>
          <table:table-cell office:value-type="float" office:value="-0.0230684" calcext:value-type="float">
            <text:p>-0.0230684</text:p>
          </table:table-cell>
          <table:table-cell office:value-type="float" office:value="0.0539774" calcext:value-type="float">
            <text:p>0.0539774</text:p>
          </table:table-cell>
          <table:table-cell office:value-type="float" office:value="-0.0402244" calcext:value-type="float">
            <text:p>-0.04022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518643" calcext:value-type="float">
            <text:p>0.518643</text:p>
          </table:table-cell>
          <table:table-cell office:value-type="float" office:value="-0.209823" calcext:value-type="float">
            <text:p>-0.209823</text:p>
          </table:table-cell>
          <table:table-cell office:value-type="float" office:value="1.00867" calcext:value-type="float">
            <text:p>1.00867</text:p>
          </table:table-cell>
          <table:table-cell office:value-type="float" office:value="0.0748891" calcext:value-type="float">
            <text:p>0.0748891</text:p>
          </table:table-cell>
          <table:table-cell office:value-type="float" office:value="-0.131123" calcext:value-type="float">
            <text:p>-0.131123</text:p>
          </table:table-cell>
          <table:table-cell office:value-type="float" office:value="0.988533" calcext:value-type="float">
            <text:p>0.988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0637" calcext:value-type="float">
            <text:p>-0.230637</text:p>
          </table:table-cell>
          <table:table-cell office:value-type="float" office:value="-0.421425" calcext:value-type="float">
            <text:p>-0.421425</text:p>
          </table:table-cell>
          <table:table-cell office:value-type="float" office:value="-0.391663" calcext:value-type="float">
            <text:p>-0.391663</text:p>
          </table:table-cell>
          <table:table-cell office:value-type="float" office:value="0.232883" calcext:value-type="float">
            <text:p>0.232883</text:p>
          </table:table-cell>
          <table:table-cell office:value-type="float" office:value="-0.393797" calcext:value-type="float">
            <text:p>-0.393797</text:p>
          </table:table-cell>
          <table:table-cell office:value-type="float" office:value="0.502955" calcext:value-type="float">
            <text:p>0.502955</text:p>
          </table:table-cell>
          <table:table-cell office:value-type="float" office:value="0.865483" calcext:value-type="float">
            <text:p>0.865483</text:p>
          </table:table-cell>
          <table:table-cell office:value-type="float" office:value="-0.14763" calcext:value-type="float">
            <text:p>-0.14763</text:p>
          </table:table-cell>
          <table:table-cell office:value-type="float" office:value="-0.820126" calcext:value-type="float">
            <text:p>-0.820126</text:p>
          </table:table-cell>
          <table:table-cell office:value-type="float" office:value="0.268983" calcext:value-type="float">
            <text:p>0.268983</text:p>
          </table:table-cell>
          <table:table-cell office:value-type="float" office:value="-0.735424" calcext:value-type="float">
            <text:p>-0.735424</text:p>
          </table:table-cell>
          <table:table-cell office:value-type="float" office:value="0.0246201" calcext:value-type="float">
            <text:p>0.0246201</text:p>
          </table:table-cell>
          <table:table-cell office:value-type="float" office:value="-0.764875" calcext:value-type="float">
            <text:p>-0.764875</text:p>
          </table:table-cell>
          <table:table-cell office:value-type="float" office:value="0.668942" calcext:value-type="float">
            <text:p>0.668942</text:p>
          </table:table-cell>
          <table:table-cell office:value-type="float" office:value="0.00248716" calcext:value-type="float">
            <text:p>0.00248716</text:p>
          </table:table-cell>
          <table:table-cell office:value-type="float" office:value="0.428746" calcext:value-type="float">
            <text:p>0.428746</text:p>
          </table:table-cell>
          <table:table-cell office:value-type="float" office:value="0.650016" calcext:value-type="float">
            <text:p>0.650016</text:p>
          </table:table-cell>
          <table:table-cell office:value-type="float" office:value="0.805359" calcext:value-type="float">
            <text:p>0.805359</text:p>
          </table:table-cell>
          <table:table-cell office:value-type="float" office:value="-0.680404" calcext:value-type="float">
            <text:p>-0.680404</text:p>
          </table:table-cell>
          <table:table-cell office:value-type="float" office:value="-0.21579" calcext:value-type="float">
            <text:p>-0.21579</text:p>
          </table:table-cell>
          <table:table-cell office:value-type="float" office:value="-0.328416" calcext:value-type="float">
            <text:p>-0.328416</text:p>
          </table:table-cell>
          <table:table-cell office:value-type="float" office:value="0.517392" calcext:value-type="float">
            <text:p>0.517392</text:p>
          </table:table-cell>
          <table:table-cell office:value-type="float" office:value="0.197254" calcext:value-type="float">
            <text:p>0.197254</text:p>
          </table:table-cell>
          <table:table-cell office:value-type="float" office:value="-0.573636" calcext:value-type="float">
            <text:p>-0.573636</text:p>
          </table:table-cell>
          <table:table-cell office:value-type="float" office:value="-7.12354" calcext:value-type="float">
            <text:p>-7.12354</text:p>
          </table:table-cell>
          <table:table-cell office:value-type="float" office:value="-0.237096" calcext:value-type="float">
            <text:p>-0.237096</text:p>
          </table:table-cell>
          <table:table-cell office:value-type="float" office:value="-5.61251" calcext:value-type="float">
            <text:p>-5.61251</text:p>
          </table:table-cell>
          <table:table-cell office:value-type="float" office:value="5.08939" calcext:value-type="float">
            <text:p>5.08939</text:p>
          </table:table-cell>
          <table:table-cell office:value-type="float" office:value="4.40986" calcext:value-type="float">
            <text:p>4.40986</text:p>
          </table:table-cell>
          <table:table-cell office:value-type="float" office:value="12.0413" calcext:value-type="float">
            <text:p>12.0413</text:p>
          </table:table-cell>
          <table:table-cell office:value-type="float" office:value="0.505847" calcext:value-type="float">
            <text:p>0.505847</text:p>
          </table:table-cell>
          <table:table-cell office:value-type="float" office:value="-3.69034" calcext:value-type="float">
            <text:p>-3.69034</text:p>
          </table:table-cell>
          <table:table-cell office:value-type="float" office:value="-10.5601" calcext:value-type="float">
            <text:p>-10.5601</text:p>
          </table:table-cell>
          <table:table-cell office:value-type="float" office:value="8.34269" calcext:value-type="float">
            <text:p>8.34269</text:p>
          </table:table-cell>
          <table:table-cell office:value-type="float" office:value="-4.1646" calcext:value-type="float">
            <text:p>-4.1646</text:p>
          </table:table-cell>
          <table:table-cell office:value-type="float" office:value="-4.80155" calcext:value-type="float">
            <text:p>-4.80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36064" calcext:value-type="float">
            <text:p>0.136064</text:p>
          </table:table-cell>
          <table:table-cell office:value-type="float" office:value="-0.0262536" calcext:value-type="float">
            <text:p>-0.0262536</text:p>
          </table:table-cell>
          <table:table-cell office:value-type="float" office:value="0.045819" calcext:value-type="float">
            <text:p>0.045819</text:p>
          </table:table-cell>
          <table:table-cell office:value-type="float" office:value="-0.0287564" calcext:value-type="float">
            <text:p>-0.02875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1.21242" calcext:value-type="float">
            <text:p>1.21242</text:p>
          </table:table-cell>
          <table:table-cell office:value-type="float" office:value="0.0981568" calcext:value-type="float">
            <text:p>0.0981568</text:p>
          </table:table-cell>
          <table:table-cell office:value-type="float" office:value="0.940545" calcext:value-type="float">
            <text:p>0.940545</text:p>
          </table:table-cell>
          <table:table-cell office:value-type="float" office:value="0.0648656" calcext:value-type="float">
            <text:p>0.0648656</text:p>
          </table:table-cell>
          <table:table-cell office:value-type="float" office:value="-0.0580207" calcext:value-type="float">
            <text:p>-0.0580207</text:p>
          </table:table-cell>
          <table:table-cell office:value-type="float" office:value="0.996206" calcext:value-type="float">
            <text:p>0.996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23437" calcext:value-type="float">
            <text:p>-0.423437</text:p>
          </table:table-cell>
          <table:table-cell office:value-type="float" office:value="-0.242927" calcext:value-type="float">
            <text:p>-0.242927</text:p>
          </table:table-cell>
          <table:table-cell office:value-type="float" office:value="-0.410941" calcext:value-type="float">
            <text:p>-0.410941</text:p>
          </table:table-cell>
          <table:table-cell office:value-type="float" office:value="0.36412" calcext:value-type="float">
            <text:p>0.36412</text:p>
          </table:table-cell>
          <table:table-cell office:value-type="float" office:value="-0.140553" calcext:value-type="float">
            <text:p>-0.140553</text:p>
          </table:table-cell>
          <table:table-cell office:value-type="float" office:value="0.71522" calcext:value-type="float">
            <text:p>0.71522</text:p>
          </table:table-cell>
          <table:table-cell office:value-type="float" office:value="0.582565" calcext:value-type="float">
            <text:p>0.582565</text:p>
          </table:table-cell>
          <table:table-cell office:value-type="float" office:value="-0.268553" calcext:value-type="float">
            <text:p>-0.268553</text:p>
          </table:table-cell>
          <table:table-cell office:value-type="float" office:value="-0.836725" calcext:value-type="float">
            <text:p>-0.836725</text:p>
          </table:table-cell>
          <table:table-cell office:value-type="float" office:value="0.451653" calcext:value-type="float">
            <text:p>0.451653</text:p>
          </table:table-cell>
          <table:table-cell office:value-type="float" office:value="-0.671795" calcext:value-type="float">
            <text:p>-0.671795</text:p>
          </table:table-cell>
          <table:table-cell office:value-type="float" office:value="-0.189636" calcext:value-type="float">
            <text:p>-0.189636</text:p>
          </table:table-cell>
          <table:table-cell office:value-type="float" office:value="-0.157045" calcext:value-type="float">
            <text:p>-0.157045</text:p>
          </table:table-cell>
          <table:table-cell office:value-type="float" office:value="0.258929" calcext:value-type="float">
            <text:p>0.258929</text:p>
          </table:table-cell>
          <table:table-cell office:value-type="float" office:value="-0.0615791" calcext:value-type="float">
            <text:p>-0.0615791</text:p>
          </table:table-cell>
          <table:table-cell office:value-type="float" office:value="0.263891" calcext:value-type="float">
            <text:p>0.263891</text:p>
          </table:table-cell>
          <table:table-cell office:value-type="float" office:value="0.645047" calcext:value-type="float">
            <text:p>0.645047</text:p>
          </table:table-cell>
          <table:table-cell office:value-type="float" office:value="0.207928" calcext:value-type="float">
            <text:p>0.207928</text:p>
          </table:table-cell>
          <table:table-cell office:value-type="float" office:value="-0.658937" calcext:value-type="float">
            <text:p>-0.658937</text:p>
          </table:table-cell>
          <table:table-cell office:value-type="float" office:value="-0.389363" calcext:value-type="float">
            <text:p>-0.389363</text:p>
          </table:table-cell>
          <table:table-cell office:value-type="float" office:value="0.225137" calcext:value-type="float">
            <text:p>0.225137</text:p>
          </table:table-cell>
          <table:table-cell office:value-type="float" office:value="0.404949" calcext:value-type="float">
            <text:p>0.404949</text:p>
          </table:table-cell>
          <table:table-cell office:value-type="float" office:value="0.155737" calcext:value-type="float">
            <text:p>0.155737</text:p>
          </table:table-cell>
          <table:table-cell office:value-type="float" office:value="-0.533396" calcext:value-type="float">
            <text:p>-0.533396</text:p>
          </table:table-cell>
          <table:table-cell office:value-type="float" office:value="0.0370624" calcext:value-type="float">
            <text:p>0.0370624</text:p>
          </table:table-cell>
          <table:table-cell office:value-type="float" office:value="-1.99462" calcext:value-type="float">
            <text:p>-1.99462</text:p>
          </table:table-cell>
          <table:table-cell office:value-type="float" office:value="-5.9651" calcext:value-type="float">
            <text:p>-5.9651</text:p>
          </table:table-cell>
          <table:table-cell office:value-type="float" office:value="2.8747" calcext:value-type="float">
            <text:p>2.8747</text:p>
          </table:table-cell>
          <table:table-cell office:value-type="float" office:value="3.63217" calcext:value-type="float">
            <text:p>3.63217</text:p>
          </table:table-cell>
          <table:table-cell office:value-type="float" office:value="10.7201" calcext:value-type="float">
            <text:p>10.7201</text:p>
          </table:table-cell>
          <table:table-cell office:value-type="float" office:value="-3.66372" calcext:value-type="float">
            <text:p>-3.66372</text:p>
          </table:table-cell>
          <table:table-cell office:value-type="float" office:value="-6.35104" calcext:value-type="float">
            <text:p>-6.35104</text:p>
          </table:table-cell>
          <table:table-cell office:value-type="float" office:value="-5.9391" calcext:value-type="float">
            <text:p>-5.9391</text:p>
          </table:table-cell>
          <table:table-cell office:value-type="float" office:value="7.2218" calcext:value-type="float">
            <text:p>7.2218</text:p>
          </table:table-cell>
          <table:table-cell office:value-type="float" office:value="-4.4847" calcext:value-type="float">
            <text:p>-4.4847</text:p>
          </table:table-cell>
          <table:table-cell office:value-type="float" office:value="-6.92127" calcext:value-type="float">
            <text:p>-6.92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42591" calcext:value-type="float">
            <text:p>0.142591</text:p>
          </table:table-cell>
          <table:table-cell office:value-type="float" office:value="-0.0221467" calcext:value-type="float">
            <text:p>-0.0221467</text:p>
          </table:table-cell>
          <table:table-cell office:value-type="float" office:value="0.0408066" calcext:value-type="float">
            <text:p>0.0408066</text:p>
          </table:table-cell>
          <table:table-cell office:value-type="float" office:value="-0.0224881" calcext:value-type="float">
            <text:p>-0.02248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1.84424" calcext:value-type="float">
            <text:p>1.84424</text:p>
          </table:table-cell>
          <table:table-cell office:value-type="float" office:value="0.584377" calcext:value-type="float">
            <text:p>0.584377</text:p>
          </table:table-cell>
          <table:table-cell office:value-type="float" office:value="0.793618" calcext:value-type="float">
            <text:p>0.793618</text:p>
          </table:table-cell>
          <table:table-cell office:value-type="float" office:value="0.0386164" calcext:value-type="float">
            <text:p>0.0386164</text:p>
          </table:table-cell>
          <table:table-cell office:value-type="float" office:value="0.0608596" calcext:value-type="float">
            <text:p>0.0608596</text:p>
          </table:table-cell>
          <table:table-cell office:value-type="float" office:value="0.997399" calcext:value-type="float">
            <text:p>0.997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60001" calcext:value-type="float">
            <text:p>-0.360001</text:p>
          </table:table-cell>
          <table:table-cell office:value-type="float" office:value="-0.24894" calcext:value-type="float">
            <text:p>-0.24894</text:p>
          </table:table-cell>
          <table:table-cell office:value-type="float" office:value="-0.44893" calcext:value-type="float">
            <text:p>-0.44893</text:p>
          </table:table-cell>
          <table:table-cell office:value-type="float" office:value="0.403625" calcext:value-type="float">
            <text:p>0.403625</text:p>
          </table:table-cell>
          <table:table-cell office:value-type="float" office:value="0.0691555" calcext:value-type="float">
            <text:p>0.0691555</text:p>
          </table:table-cell>
          <table:table-cell office:value-type="float" office:value="0.728167" calcext:value-type="float">
            <text:p>0.728167</text:p>
          </table:table-cell>
          <table:table-cell office:value-type="float" office:value="0.251006" calcext:value-type="float">
            <text:p>0.251006</text:p>
          </table:table-cell>
          <table:table-cell office:value-type="float" office:value="-0.426344" calcext:value-type="float">
            <text:p>-0.426344</text:p>
          </table:table-cell>
          <table:table-cell office:value-type="float" office:value="-0.707517" calcext:value-type="float">
            <text:p>-0.707517</text:p>
          </table:table-cell>
          <table:table-cell office:value-type="float" office:value="0.559077" calcext:value-type="float">
            <text:p>0.559077</text:p>
          </table:table-cell>
          <table:table-cell office:value-type="float" office:value="-0.640882" calcext:value-type="float">
            <text:p>-0.640882</text:p>
          </table:table-cell>
          <table:table-cell office:value-type="float" office:value="-0.364776" calcext:value-type="float">
            <text:p>-0.364776</text:p>
          </table:table-cell>
          <table:table-cell office:value-type="float" office:value="0.440618" calcext:value-type="float">
            <text:p>0.440618</text:p>
          </table:table-cell>
          <table:table-cell office:value-type="float" office:value="-0.355036" calcext:value-type="float">
            <text:p>-0.355036</text:p>
          </table:table-cell>
          <table:table-cell office:value-type="float" office:value="-0.13292" calcext:value-type="float">
            <text:p>-0.13292</text:p>
          </table:table-cell>
          <table:table-cell office:value-type="float" office:value="-0.124166" calcext:value-type="float">
            <text:p>-0.124166</text:p>
          </table:table-cell>
          <table:table-cell office:value-type="float" office:value="0.355736" calcext:value-type="float">
            <text:p>0.355736</text:p>
          </table:table-cell>
          <table:table-cell office:value-type="float" office:value="-0.038099" calcext:value-type="float">
            <text:p>-0.038099</text:p>
          </table:table-cell>
          <table:table-cell office:value-type="float" office:value="-0.944263" calcext:value-type="float">
            <text:p>-0.944263</text:p>
          </table:table-cell>
          <table:table-cell office:value-type="float" office:value="-0.44312" calcext:value-type="float">
            <text:p>-0.44312</text:p>
          </table:table-cell>
          <table:table-cell office:value-type="float" office:value="0.480273" calcext:value-type="float">
            <text:p>0.480273</text:p>
          </table:table-cell>
          <table:table-cell office:value-type="float" office:value="0.100842" calcext:value-type="float">
            <text:p>0.100842</text:p>
          </table:table-cell>
          <table:table-cell office:value-type="float" office:value="-0.0451226" calcext:value-type="float">
            <text:p>-0.0451226</text:p>
          </table:table-cell>
          <table:table-cell office:value-type="float" office:value="-0.38744" calcext:value-type="float">
            <text:p>-0.38744</text:p>
          </table:table-cell>
          <table:table-cell office:value-type="float" office:value="11.1192" calcext:value-type="float">
            <text:p>11.1192</text:p>
          </table:table-cell>
          <table:table-cell office:value-type="float" office:value="-9.55635" calcext:value-type="float">
            <text:p>-9.55635</text:p>
          </table:table-cell>
          <table:table-cell office:value-type="float" office:value="-7.77975" calcext:value-type="float">
            <text:p>-7.77975</text:p>
          </table:table-cell>
          <table:table-cell office:value-type="float" office:value="-1.41763" calcext:value-type="float">
            <text:p>-1.41763</text:p>
          </table:table-cell>
          <table:table-cell office:value-type="float" office:value="1.18365" calcext:value-type="float">
            <text:p>1.18365</text:p>
          </table:table-cell>
          <table:table-cell office:value-type="float" office:value="8.83318" calcext:value-type="float">
            <text:p>8.83318</text:p>
          </table:table-cell>
          <table:table-cell office:value-type="float" office:value="-6.32274" calcext:value-type="float">
            <text:p>-6.32274</text:p>
          </table:table-cell>
          <table:table-cell office:value-type="float" office:value="-8.54179" calcext:value-type="float">
            <text:p>-8.54179</text:p>
          </table:table-cell>
          <table:table-cell office:value-type="float" office:value="-2.21254" calcext:value-type="float">
            <text:p>-2.21254</text:p>
          </table:table-cell>
          <table:table-cell office:value-type="float" office:value="4.15188" calcext:value-type="float">
            <text:p>4.15188</text:p>
          </table:table-cell>
          <table:table-cell office:value-type="float" office:value="-7.54172" calcext:value-type="float">
            <text:p>-7.54172</text:p>
          </table:table-cell>
          <table:table-cell office:value-type="float" office:value="-8.10156" calcext:value-type="float">
            <text:p>-8.1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45469" calcext:value-type="float">
            <text:p>0.145469</text:p>
          </table:table-cell>
          <table:table-cell office:value-type="float" office:value="-0.012539" calcext:value-type="float">
            <text:p>-0.012539</text:p>
          </table:table-cell>
          <table:table-cell office:value-type="float" office:value="0.0378809" calcext:value-type="float">
            <text:p>0.0378809</text:p>
          </table:table-cell>
          <table:table-cell office:value-type="float" office:value="-0.0192278" calcext:value-type="float">
            <text:p>-0.01922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545555" calcext:value-type="float">
            <text:p>0.545555</text:p>
          </table:table-cell>
          <table:table-cell office:value-type="float" office:value="0.867799" calcext:value-type="float">
            <text:p>0.867799</text:p>
          </table:table-cell>
          <table:table-cell office:value-type="float" office:value="0.691713" calcext:value-type="float">
            <text:p>0.691713</text:p>
          </table:table-cell>
          <table:table-cell office:value-type="float" office:value="-0.0211962" calcext:value-type="float">
            <text:p>-0.0211962</text:p>
          </table:table-cell>
          <table:table-cell office:value-type="float" office:value="0.176128" calcext:value-type="float">
            <text:p>0.176128</text:p>
          </table:table-cell>
          <table:table-cell office:value-type="float" office:value="0.984139" calcext:value-type="float">
            <text:p>0.984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21135" calcext:value-type="float">
            <text:p>0.0621135</text:p>
          </table:table-cell>
          <table:table-cell office:value-type="float" office:value="-0.570742" calcext:value-type="float">
            <text:p>-0.570742</text:p>
          </table:table-cell>
          <table:table-cell office:value-type="float" office:value="-0.469092" calcext:value-type="float">
            <text:p>-0.469092</text:p>
          </table:table-cell>
          <table:table-cell office:value-type="float" office:value="0.270337" calcext:value-type="float">
            <text:p>0.270337</text:p>
          </table:table-cell>
          <table:table-cell office:value-type="float" office:value="0.129865" calcext:value-type="float">
            <text:p>0.129865</text:p>
          </table:table-cell>
          <table:table-cell office:value-type="float" office:value="0.671461" calcext:value-type="float">
            <text:p>0.671461</text:p>
          </table:table-cell>
          <table:table-cell office:value-type="float" office:value="-0.0749904" calcext:value-type="float">
            <text:p>-0.0749904</text:p>
          </table:table-cell>
          <table:table-cell office:value-type="float" office:value="-0.593984" calcext:value-type="float">
            <text:p>-0.593984</text:p>
          </table:table-cell>
          <table:table-cell office:value-type="float" office:value="-0.487829" calcext:value-type="float">
            <text:p>-0.487829</text:p>
          </table:table-cell>
          <table:table-cell office:value-type="float" office:value="0.551866" calcext:value-type="float">
            <text:p>0.551866</text:p>
          </table:table-cell>
          <table:table-cell office:value-type="float" office:value="-0.712078" calcext:value-type="float">
            <text:p>-0.712078</text:p>
          </table:table-cell>
          <table:table-cell office:value-type="float" office:value="-0.464176" calcext:value-type="float">
            <text:p>-0.464176</text:p>
          </table:table-cell>
          <table:table-cell office:value-type="float" office:value="1.42515" calcext:value-type="float">
            <text:p>1.42515</text:p>
          </table:table-cell>
          <table:table-cell office:value-type="float" office:value="-1.08727" calcext:value-type="float">
            <text:p>-1.08727</text:p>
          </table:table-cell>
          <table:table-cell office:value-type="float" office:value="0.117583" calcext:value-type="float">
            <text:p>0.117583</text:p>
          </table:table-cell>
          <table:table-cell office:value-type="float" office:value="-0.437035" calcext:value-type="float">
            <text:p>-0.437035</text:p>
          </table:table-cell>
          <table:table-cell office:value-type="float" office:value="-0.0592732" calcext:value-type="float">
            <text:p>-0.0592732</text:p>
          </table:table-cell>
          <table:table-cell office:value-type="float" office:value="-0.270703" calcext:value-type="float">
            <text:p>-0.270703</text:p>
          </table:table-cell>
          <table:table-cell office:value-type="float" office:value="-0.461566" calcext:value-type="float">
            <text:p>-0.461566</text:p>
          </table:table-cell>
          <table:table-cell office:value-type="float" office:value="-0.262181" calcext:value-type="float">
            <text:p>-0.262181</text:p>
          </table:table-cell>
          <table:table-cell office:value-type="float" office:value="0.473846" calcext:value-type="float">
            <text:p>0.473846</text:p>
          </table:table-cell>
          <table:table-cell office:value-type="float" office:value="-0.121629" calcext:value-type="float">
            <text:p>-0.121629</text:p>
          </table:table-cell>
          <table:table-cell office:value-type="float" office:value="-0.257743" calcext:value-type="float">
            <text:p>-0.257743</text:p>
          </table:table-cell>
          <table:table-cell office:value-type="float" office:value="0.0249643" calcext:value-type="float">
            <text:p>0.0249643</text:p>
          </table:table-cell>
          <table:table-cell office:value-type="float" office:value="18.2092" calcext:value-type="float">
            <text:p>18.2092</text:p>
          </table:table-cell>
          <table:table-cell office:value-type="float" office:value="-19.5548" calcext:value-type="float">
            <text:p>-19.5548</text:p>
          </table:table-cell>
          <table:table-cell office:value-type="float" office:value="-6.10243" calcext:value-type="float">
            <text:p>-6.10243</text:p>
          </table:table-cell>
          <table:table-cell office:value-type="float" office:value="-5.65672" calcext:value-type="float">
            <text:p>-5.65672</text:p>
          </table:table-cell>
          <table:table-cell office:value-type="float" office:value="-3.44327" calcext:value-type="float">
            <text:p>-3.44327</text:p>
          </table:table-cell>
          <table:table-cell office:value-type="float" office:value="2.40641" calcext:value-type="float">
            <text:p>2.40641</text:p>
          </table:table-cell>
          <table:table-cell office:value-type="float" office:value="-0.442991" calcext:value-type="float">
            <text:p>-0.442991</text:p>
          </table:table-cell>
          <table:table-cell office:value-type="float" office:value="-6.99132" calcext:value-type="float">
            <text:p>-6.99132</text:p>
          </table:table-cell>
          <table:table-cell office:value-type="float" office:value="-0.477866" calcext:value-type="float">
            <text:p>-0.477866</text:p>
          </table:table-cell>
          <table:table-cell office:value-type="float" office:value="0.985787" calcext:value-type="float">
            <text:p>0.985787</text:p>
          </table:table-cell>
          <table:table-cell office:value-type="float" office:value="-9.65847" calcext:value-type="float">
            <text:p>-9.65847</text:p>
          </table:table-cell>
          <table:table-cell office:value-type="float" office:value="-4.46571" calcext:value-type="float">
            <text:p>-4.46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49969" calcext:value-type="float">
            <text:p>0.149969</text:p>
          </table:table-cell>
          <table:table-cell office:value-type="float" office:value="-0.00602821" calcext:value-type="float">
            <text:p>-0.00602821</text:p>
          </table:table-cell>
          <table:table-cell office:value-type="float" office:value="0.0356957" calcext:value-type="float">
            <text:p>0.0356957</text:p>
          </table:table-cell>
          <table:table-cell office:value-type="float" office:value="-0.0160766" calcext:value-type="float">
            <text:p>-0.01607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1.30323" calcext:value-type="float">
            <text:p>-1.30323</text:p>
          </table:table-cell>
          <table:table-cell office:value-type="float" office:value="1.15678" calcext:value-type="float">
            <text:p>1.15678</text:p>
          </table:table-cell>
          <table:table-cell office:value-type="float" office:value="0.981614" calcext:value-type="float">
            <text:p>0.981614</text:p>
          </table:table-cell>
          <table:table-cell office:value-type="float" office:value="-0.0913441" calcext:value-type="float">
            <text:p>-0.0913441</text:p>
          </table:table-cell>
          <table:table-cell office:value-type="float" office:value="0.132846" calcext:value-type="float">
            <text:p>0.132846</text:p>
          </table:table-cell>
          <table:table-cell office:value-type="float" office:value="0.986919" calcext:value-type="float">
            <text:p>0.986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7367" calcext:value-type="float">
            <text:p>0.527367</text:p>
          </table:table-cell>
          <table:table-cell office:value-type="float" office:value="-1.03762" calcext:value-type="float">
            <text:p>-1.03762</text:p>
          </table:table-cell>
          <table:table-cell office:value-type="float" office:value="-0.454684" calcext:value-type="float">
            <text:p>-0.454684</text:p>
          </table:table-cell>
          <table:table-cell office:value-type="float" office:value="0.0925993" calcext:value-type="float">
            <text:p>0.0925993</text:p>
          </table:table-cell>
          <table:table-cell office:value-type="float" office:value="0.0443889" calcext:value-type="float">
            <text:p>0.0443889</text:p>
          </table:table-cell>
          <table:table-cell office:value-type="float" office:value="0.507517" calcext:value-type="float">
            <text:p>0.507517</text:p>
          </table:table-cell>
          <table:table-cell office:value-type="float" office:value="-0.109878" calcext:value-type="float">
            <text:p>-0.109878</text:p>
          </table:table-cell>
          <table:table-cell office:value-type="float" office:value="-0.64969" calcext:value-type="float">
            <text:p>-0.64969</text:p>
          </table:table-cell>
          <table:table-cell office:value-type="float" office:value="-0.334733" calcext:value-type="float">
            <text:p>-0.334733</text:p>
          </table:table-cell>
          <table:table-cell office:value-type="float" office:value="0.500007" calcext:value-type="float">
            <text:p>0.500007</text:p>
          </table:table-cell>
          <table:table-cell office:value-type="float" office:value="-0.807562" calcext:value-type="float">
            <text:p>-0.807562</text:p>
          </table:table-cell>
          <table:table-cell office:value-type="float" office:value="-0.378734" calcext:value-type="float">
            <text:p>-0.378734</text:p>
          </table:table-cell>
          <table:table-cell office:value-type="float" office:value="1.29585" calcext:value-type="float">
            <text:p>1.29585</text:p>
          </table:table-cell>
          <table:table-cell office:value-type="float" office:value="-1.41575" calcext:value-type="float">
            <text:p>-1.41575</text:p>
          </table:table-cell>
          <table:table-cell office:value-type="float" office:value="0.0999183" calcext:value-type="float">
            <text:p>0.0999183</text:p>
          </table:table-cell>
          <table:table-cell office:value-type="float" office:value="-0.562732" calcext:value-type="float">
            <text:p>-0.562732</text:p>
          </table:table-cell>
          <table:table-cell office:value-type="float" office:value="-0.353955" calcext:value-type="float">
            <text:p>-0.353955</text:p>
          </table:table-cell>
          <table:table-cell office:value-type="float" office:value="-0.707214" calcext:value-type="float">
            <text:p>-0.707214</text:p>
          </table:table-cell>
          <table:table-cell office:value-type="float" office:value="0.15826" calcext:value-type="float">
            <text:p>0.15826</text:p>
          </table:table-cell>
          <table:table-cell office:value-type="float" office:value="0.00836793" calcext:value-type="float">
            <text:p>0.00836793</text:p>
          </table:table-cell>
          <table:table-cell office:value-type="float" office:value="0.424311" calcext:value-type="float">
            <text:p>0.424311</text:p>
          </table:table-cell>
          <table:table-cell office:value-type="float" office:value="-0.245782" calcext:value-type="float">
            <text:p>-0.245782</text:p>
          </table:table-cell>
          <table:table-cell office:value-type="float" office:value="-0.215502" calcext:value-type="float">
            <text:p>-0.215502</text:p>
          </table:table-cell>
          <table:table-cell office:value-type="float" office:value="0.533546" calcext:value-type="float">
            <text:p>0.533546</text:p>
          </table:table-cell>
          <table:table-cell office:value-type="float" office:value="18.8315" calcext:value-type="float">
            <text:p>18.8315</text:p>
          </table:table-cell>
          <table:table-cell office:value-type="float" office:value="-24.3391" calcext:value-type="float">
            <text:p>-24.3391</text:p>
          </table:table-cell>
          <table:table-cell office:value-type="float" office:value="-4.17985" calcext:value-type="float">
            <text:p>-4.17985</text:p>
          </table:table-cell>
          <table:table-cell office:value-type="float" office:value="-7.75428" calcext:value-type="float">
            <text:p>-7.75428</text:p>
          </table:table-cell>
          <table:table-cell office:value-type="float" office:value="-7.32245" calcext:value-type="float">
            <text:p>-7.32245</text:p>
          </table:table-cell>
          <table:table-cell office:value-type="float" office:value="-4.06466" calcext:value-type="float">
            <text:p>-4.06466</text:p>
          </table:table-cell>
          <table:table-cell office:value-type="float" office:value="6.16864" calcext:value-type="float">
            <text:p>6.16864</text:p>
          </table:table-cell>
          <table:table-cell office:value-type="float" office:value="-3.41969" calcext:value-type="float">
            <text:p>-3.41969</text:p>
          </table:table-cell>
          <table:table-cell office:value-type="float" office:value="1.15963" calcext:value-type="float">
            <text:p>1.15963</text:p>
          </table:table-cell>
          <table:table-cell office:value-type="float" office:value="-0.146311" calcext:value-type="float">
            <text:p>-0.146311</text:p>
          </table:table-cell>
          <table:table-cell office:value-type="float" office:value="-8.76171" calcext:value-type="float">
            <text:p>-8.76171</text:p>
          </table:table-cell>
          <table:table-cell office:value-type="float" office:value="2.1333" calcext:value-type="float">
            <text:p>2.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60699" calcext:value-type="float">
            <text:p>0.160699</text:p>
          </table:table-cell>
          <table:table-cell office:value-type="float" office:value="-0.0115223" calcext:value-type="float">
            <text:p>-0.0115223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-0.0163014" calcext:value-type="float">
            <text:p>-0.0163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1.42439" calcext:value-type="float">
            <text:p>-1.42439</text:p>
          </table:table-cell>
          <table:table-cell office:value-type="float" office:value="0.317218" calcext:value-type="float">
            <text:p>0.317218</text:p>
          </table:table-cell>
          <table:table-cell office:value-type="float" office:value="0.700399" calcext:value-type="float">
            <text:p>0.700399</text:p>
          </table:table-cell>
          <table:table-cell office:value-type="float" office:value="-0.158651" calcext:value-type="float">
            <text:p>-0.158651</text:p>
          </table:table-cell>
          <table:table-cell office:value-type="float" office:value="-0.00303387" calcext:value-type="float">
            <text:p>-0.00303387</text:p>
          </table:table-cell>
          <table:table-cell office:value-type="float" office:value="0.98733" calcext:value-type="float">
            <text:p>0.98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928" calcext:value-type="float">
            <text:p>1.06928</text:p>
          </table:table-cell>
          <table:table-cell office:value-type="float" office:value="-1.62802" calcext:value-type="float">
            <text:p>-1.62802</text:p>
          </table:table-cell>
          <table:table-cell office:value-type="float" office:value="-0.360066" calcext:value-type="float">
            <text:p>-0.360066</text:p>
          </table:table-cell>
          <table:table-cell office:value-type="float" office:value="-0.206105" calcext:value-type="float">
            <text:p>-0.206105</text:p>
          </table:table-cell>
          <table:table-cell office:value-type="float" office:value="-0.210987" calcext:value-type="float">
            <text:p>-0.210987</text:p>
          </table:table-cell>
          <table:table-cell office:value-type="float" office:value="0.153426" calcext:value-type="float">
            <text:p>0.153426</text:p>
          </table:table-cell>
          <table:table-cell office:value-type="float" office:value="0.0504231" calcext:value-type="float">
            <text:p>0.0504231</text:p>
          </table:table-cell>
          <table:table-cell office:value-type="float" office:value="-0.535652" calcext:value-type="float">
            <text:p>-0.535652</text:p>
          </table:table-cell>
          <table:table-cell office:value-type="float" office:value="-0.145171" calcext:value-type="float">
            <text:p>-0.145171</text:p>
          </table:table-cell>
          <table:table-cell office:value-type="float" office:value="0.310574" calcext:value-type="float">
            <text:p>0.310574</text:p>
          </table:table-cell>
          <table:table-cell office:value-type="float" office:value="-0.833486" calcext:value-type="float">
            <text:p>-0.833486</text:p>
          </table:table-cell>
          <table:table-cell office:value-type="float" office:value="-0.0317314" calcext:value-type="float">
            <text:p>-0.0317314</text:p>
          </table:table-cell>
          <table:table-cell office:value-type="float" office:value="0.528019" calcext:value-type="float">
            <text:p>0.528019</text:p>
          </table:table-cell>
          <table:table-cell office:value-type="float" office:value="-1.09036" calcext:value-type="float">
            <text:p>-1.09036</text:p>
          </table:table-cell>
          <table:table-cell office:value-type="float" office:value="0.319475" calcext:value-type="float">
            <text:p>0.319475</text:p>
          </table:table-cell>
          <table:table-cell office:value-type="float" office:value="-0.639857" calcext:value-type="float">
            <text:p>-0.639857</text:p>
          </table:table-cell>
          <table:table-cell office:value-type="float" office:value="-0.65886" calcext:value-type="float">
            <text:p>-0.65886</text:p>
          </table:table-cell>
          <table:table-cell office:value-type="float" office:value="-0.809961" calcext:value-type="float">
            <text:p>-0.809961</text:p>
          </table:table-cell>
          <table:table-cell office:value-type="float" office:value="0.432069" calcext:value-type="float">
            <text:p>0.432069</text:p>
          </table:table-cell>
          <table:table-cell office:value-type="float" office:value="0.400664" calcext:value-type="float">
            <text:p>0.400664</text:p>
          </table:table-cell>
          <table:table-cell office:value-type="float" office:value="0.398785" calcext:value-type="float">
            <text:p>0.398785</text:p>
          </table:table-cell>
          <table:table-cell office:value-type="float" office:value="-0.506363" calcext:value-type="float">
            <text:p>-0.506363</text:p>
          </table:table-cell>
          <table:table-cell office:value-type="float" office:value="0.0588115" calcext:value-type="float">
            <text:p>0.0588115</text:p>
          </table:table-cell>
          <table:table-cell office:value-type="float" office:value="0.94132" calcext:value-type="float">
            <text:p>0.94132</text:p>
          </table:table-cell>
          <table:table-cell office:value-type="float" office:value="17.0286" calcext:value-type="float">
            <text:p>17.0286</text:p>
          </table:table-cell>
          <table:table-cell office:value-type="float" office:value="-24.0753" calcext:value-type="float">
            <text:p>-24.0753</text:p>
          </table:table-cell>
          <table:table-cell office:value-type="float" office:value="-0.836994" calcext:value-type="float">
            <text:p>-0.836994</text:p>
          </table:table-cell>
          <table:table-cell office:value-type="float" office:value="-7.09146" calcext:value-type="float">
            <text:p>-7.09146</text:p>
          </table:table-cell>
          <table:table-cell office:value-type="float" office:value="-9.94443" calcext:value-type="float">
            <text:p>-9.94443</text:p>
          </table:table-cell>
          <table:table-cell office:value-type="float" office:value="-8.02306" calcext:value-type="float">
            <text:p>-8.02306</text:p>
          </table:table-cell>
          <table:table-cell office:value-type="float" office:value="9.5958" calcext:value-type="float">
            <text:p>9.5958</text:p>
          </table:table-cell>
          <table:table-cell office:value-type="float" office:value="-1.21803" calcext:value-type="float">
            <text:p>-1.21803</text:p>
          </table:table-cell>
          <table:table-cell office:value-type="float" office:value="2.15259" calcext:value-type="float">
            <text:p>2.15259</text:p>
          </table:table-cell>
          <table:table-cell office:value-type="float" office:value="-1.26065" calcext:value-type="float">
            <text:p>-1.26065</text:p>
          </table:table-cell>
          <table:table-cell office:value-type="float" office:value="-7.02208" calcext:value-type="float">
            <text:p>-7.02208</text:p>
          </table:table-cell>
          <table:table-cell office:value-type="float" office:value="7.951" calcext:value-type="float">
            <text:p>7.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7453" calcext:value-type="float">
            <text:p>0.17453</text:p>
          </table:table-cell>
          <table:table-cell office:value-type="float" office:value="-0.0254104" calcext:value-type="float">
            <text:p>-0.0254104</text:p>
          </table:table-cell>
          <table:table-cell office:value-type="float" office:value="0.0448819" calcext:value-type="float">
            <text:p>0.0448819</text:p>
          </table:table-cell>
          <table:table-cell office:value-type="float" office:value="-0.0175375" calcext:value-type="float">
            <text:p>-0.01753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1.94278" calcext:value-type="float">
            <text:p>-1.94278</text:p>
          </table:table-cell>
          <table:table-cell office:value-type="float" office:value="-0.139294" calcext:value-type="float">
            <text:p>-0.139294</text:p>
          </table:table-cell>
          <table:table-cell office:value-type="float" office:value="0.279981" calcext:value-type="float">
            <text:p>0.279981</text:p>
          </table:table-cell>
          <table:table-cell office:value-type="float" office:value="-0.162522" calcext:value-type="float">
            <text:p>-0.162522</text:p>
          </table:table-cell>
          <table:table-cell office:value-type="float" office:value="-0.116219" calcext:value-type="float">
            <text:p>-0.116219</text:p>
          </table:table-cell>
          <table:table-cell office:value-type="float" office:value="0.979837" calcext:value-type="float">
            <text:p>0.979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0007" calcext:value-type="float">
            <text:p>1.10007</text:p>
          </table:table-cell>
          <table:table-cell office:value-type="float" office:value="-1.92327" calcext:value-type="float">
            <text:p>-1.92327</text:p>
          </table:table-cell>
          <table:table-cell office:value-type="float" office:value="-0.260321" calcext:value-type="float">
            <text:p>-0.260321</text:p>
          </table:table-cell>
          <table:table-cell office:value-type="float" office:value="-0.381279" calcext:value-type="float">
            <text:p>-0.381279</text:p>
          </table:table-cell>
          <table:table-cell office:value-type="float" office:value="-0.476569" calcext:value-type="float">
            <text:p>-0.476569</text:p>
          </table:table-cell>
          <table:table-cell office:value-type="float" office:value="-0.124406" calcext:value-type="float">
            <text:p>-0.124406</text:p>
          </table:table-cell>
          <table:table-cell office:value-type="float" office:value="0.259941" calcext:value-type="float">
            <text:p>0.259941</text:p>
          </table:table-cell>
          <table:table-cell office:value-type="float" office:value="-0.365105" calcext:value-type="float">
            <text:p>-0.365105</text:p>
          </table:table-cell>
          <table:table-cell office:value-type="float" office:value="-0.038977" calcext:value-type="float">
            <text:p>-0.038977</text:p>
          </table:table-cell>
          <table:table-cell office:value-type="float" office:value="0.162667" calcext:value-type="float">
            <text:p>0.162667</text:p>
          </table:table-cell>
          <table:table-cell office:value-type="float" office:value="-0.799976" calcext:value-type="float">
            <text:p>-0.799976</text:p>
          </table:table-cell>
          <table:table-cell office:value-type="float" office:value="0.317541" calcext:value-type="float">
            <text:p>0.317541</text:p>
          </table:table-cell>
          <table:table-cell office:value-type="float" office:value="-0.0995033" calcext:value-type="float">
            <text:p>-0.0995033</text:p>
          </table:table-cell>
          <table:table-cell office:value-type="float" office:value="-0.516448" calcext:value-type="float">
            <text:p>-0.516448</text:p>
          </table:table-cell>
          <table:table-cell office:value-type="float" office:value="0.216078" calcext:value-type="float">
            <text:p>0.216078</text:p>
          </table:table-cell>
          <table:table-cell office:value-type="float" office:value="-0.315755" calcext:value-type="float">
            <text:p>-0.315755</text:p>
          </table:table-cell>
          <table:table-cell office:value-type="float" office:value="-0.764337" calcext:value-type="float">
            <text:p>-0.764337</text:p>
          </table:table-cell>
          <table:table-cell office:value-type="float" office:value="-0.75443" calcext:value-type="float">
            <text:p>-0.75443</text:p>
          </table:table-cell>
          <table:table-cell office:value-type="float" office:value="0.729711" calcext:value-type="float">
            <text:p>0.729711</text:p>
          </table:table-cell>
          <table:table-cell office:value-type="float" office:value="0.518934" calcext:value-type="float">
            <text:p>0.518934</text:p>
          </table:table-cell>
          <table:table-cell office:value-type="float" office:value="0.190471" calcext:value-type="float">
            <text:p>0.190471</text:p>
          </table:table-cell>
          <table:table-cell office:value-type="float" office:value="-0.320062" calcext:value-type="float">
            <text:p>-0.320062</text:p>
          </table:table-cell>
          <table:table-cell office:value-type="float" office:value="0.0955994" calcext:value-type="float">
            <text:p>0.0955994</text:p>
          </table:table-cell>
          <table:table-cell office:value-type="float" office:value="1.01136" calcext:value-type="float">
            <text:p>1.01136</text:p>
          </table:table-cell>
          <table:table-cell office:value-type="float" office:value="11.8017" calcext:value-type="float">
            <text:p>11.8017</text:p>
          </table:table-cell>
          <table:table-cell office:value-type="float" office:value="-19.7048" calcext:value-type="float">
            <text:p>-19.7048</text:p>
          </table:table-cell>
          <table:table-cell office:value-type="float" office:value="-0.149111" calcext:value-type="float">
            <text:p>-0.149111</text:p>
          </table:table-cell>
          <table:table-cell office:value-type="float" office:value="-4.22008" calcext:value-type="float">
            <text:p>-4.22008</text:p>
          </table:table-cell>
          <table:table-cell office:value-type="float" office:value="-10.3413" calcext:value-type="float">
            <text:p>-10.3413</text:p>
          </table:table-cell>
          <table:table-cell office:value-type="float" office:value="-9.22592" calcext:value-type="float">
            <text:p>-9.22592</text:p>
          </table:table-cell>
          <table:table-cell office:value-type="float" office:value="11.2046" calcext:value-type="float">
            <text:p>11.2046</text:p>
          </table:table-cell>
          <table:table-cell office:value-type="float" office:value="0.543874" calcext:value-type="float">
            <text:p>0.543874</text:p>
          </table:table-cell>
          <table:table-cell office:value-type="float" office:value="0.632523" calcext:value-type="float">
            <text:p>0.632523</text:p>
          </table:table-cell>
          <table:table-cell office:value-type="float" office:value="-2.04015" calcext:value-type="float">
            <text:p>-2.04015</text:p>
          </table:table-cell>
          <table:table-cell office:value-type="float" office:value="-6.8581" calcext:value-type="float">
            <text:p>-6.8581</text:p>
          </table:table-cell>
          <table:table-cell office:value-type="float" office:value="11.7727" calcext:value-type="float">
            <text:p>11.7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85533" calcext:value-type="float">
            <text:p>0.185533</text:p>
          </table:table-cell>
          <table:table-cell office:value-type="float" office:value="-0.0396064" calcext:value-type="float">
            <text:p>-0.0396064</text:p>
          </table:table-cell>
          <table:table-cell office:value-type="float" office:value="0.05008" calcext:value-type="float">
            <text:p>0.05008</text:p>
          </table:table-cell>
          <table:table-cell office:value-type="float" office:value="-0.0182757" calcext:value-type="float">
            <text:p>-0.01827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0.891351" calcext:value-type="float">
            <text:p>-0.891351</text:p>
          </table:table-cell>
          <table:table-cell office:value-type="float" office:value="-0.585186" calcext:value-type="float">
            <text:p>-0.585186</text:p>
          </table:table-cell>
          <table:table-cell office:value-type="float" office:value="0.0444231" calcext:value-type="float">
            <text:p>0.0444231</text:p>
          </table:table-cell>
          <table:table-cell office:value-type="float" office:value="-0.128574" calcext:value-type="float">
            <text:p>-0.128574</text:p>
          </table:table-cell>
          <table:table-cell office:value-type="float" office:value="-0.246021" calcext:value-type="float">
            <text:p>-0.246021</text:p>
          </table:table-cell>
          <table:table-cell office:value-type="float" office:value="0.960699" calcext:value-type="float">
            <text:p>0.960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578" calcext:value-type="float">
            <text:p>1.02578</text:p>
          </table:table-cell>
          <table:table-cell office:value-type="float" office:value="-1.93629" calcext:value-type="float">
            <text:p>-1.93629</text:p>
          </table:table-cell>
          <table:table-cell office:value-type="float" office:value="-0.203008" calcext:value-type="float">
            <text:p>-0.203008</text:p>
          </table:table-cell>
          <table:table-cell office:value-type="float" office:value="-0.471317" calcext:value-type="float">
            <text:p>-0.471317</text:p>
          </table:table-cell>
          <table:table-cell office:value-type="float" office:value="-0.771132" calcext:value-type="float">
            <text:p>-0.771132</text:p>
          </table:table-cell>
          <table:table-cell office:value-type="float" office:value="-0.41602" calcext:value-type="float">
            <text:p>-0.41602</text:p>
          </table:table-cell>
          <table:table-cell office:value-type="float" office:value="0.593444" calcext:value-type="float">
            <text:p>0.593444</text:p>
          </table:table-cell>
          <table:table-cell office:value-type="float" office:value="-0.1475" calcext:value-type="float">
            <text:p>-0.1475</text:p>
          </table:table-cell>
          <table:table-cell office:value-type="float" office:value="-0.0249376" calcext:value-type="float">
            <text:p>-0.0249376</text:p>
          </table:table-cell>
          <table:table-cell office:value-type="float" office:value="0.100054" calcext:value-type="float">
            <text:p>0.100054</text:p>
          </table:table-cell>
          <table:table-cell office:value-type="float" office:value="-0.738502" calcext:value-type="float">
            <text:p>-0.738502</text:p>
          </table:table-cell>
          <table:table-cell office:value-type="float" office:value="0.665304" calcext:value-type="float">
            <text:p>0.665304</text:p>
          </table:table-cell>
          <table:table-cell office:value-type="float" office:value="-0.18332" calcext:value-type="float">
            <text:p>-0.18332</text:p>
          </table:table-cell>
          <table:table-cell office:value-type="float" office:value="0.500152" calcext:value-type="float">
            <text:p>0.500152</text:p>
          </table:table-cell>
          <table:table-cell office:value-type="float" office:value="0.0481165" calcext:value-type="float">
            <text:p>0.0481165</text:p>
          </table:table-cell>
          <table:table-cell office:value-type="float" office:value="-0.121152" calcext:value-type="float">
            <text:p>-0.121152</text:p>
          </table:table-cell>
          <table:table-cell office:value-type="float" office:value="-0.525606" calcext:value-type="float">
            <text:p>-0.525606</text:p>
          </table:table-cell>
          <table:table-cell office:value-type="float" office:value="-0.576328" calcext:value-type="float">
            <text:p>-0.576328</text:p>
          </table:table-cell>
          <table:table-cell office:value-type="float" office:value="0.704881" calcext:value-type="float">
            <text:p>0.704881</text:p>
          </table:table-cell>
          <table:table-cell office:value-type="float" office:value="0.458801" calcext:value-type="float">
            <text:p>0.458801</text:p>
          </table:table-cell>
          <table:table-cell office:value-type="float" office:value="-0.18223" calcext:value-type="float">
            <text:p>-0.18223</text:p>
          </table:table-cell>
          <table:table-cell office:value-type="float" office:value="-0.0534107" calcext:value-type="float">
            <text:p>-0.0534107</text:p>
          </table:table-cell>
          <table:table-cell office:value-type="float" office:value="0.141726" calcext:value-type="float">
            <text:p>0.141726</text:p>
          </table:table-cell>
          <table:table-cell office:value-type="float" office:value="0.627888" calcext:value-type="float">
            <text:p>0.627888</text:p>
          </table:table-cell>
          <table:table-cell office:value-type="float" office:value="3.4193" calcext:value-type="float">
            <text:p>3.4193</text:p>
          </table:table-cell>
          <table:table-cell office:value-type="float" office:value="-12.2886" calcext:value-type="float">
            <text:p>-12.2886</text:p>
          </table:table-cell>
          <table:table-cell office:value-type="float" office:value="-0.753169" calcext:value-type="float">
            <text:p>-0.753169</text:p>
          </table:table-cell>
          <table:table-cell office:value-type="float" office:value="-0.78074" calcext:value-type="float">
            <text:p>-0.78074</text:p>
          </table:table-cell>
          <table:table-cell office:value-type="float" office:value="-8.37033" calcext:value-type="float">
            <text:p>-8.37033</text:p>
          </table:table-cell>
          <table:table-cell office:value-type="float" office:value="-8.55672" calcext:value-type="float">
            <text:p>-8.55672</text:p>
          </table:table-cell>
          <table:table-cell office:value-type="float" office:value="12.8494" calcext:value-type="float">
            <text:p>12.8494</text:p>
          </table:table-cell>
          <table:table-cell office:value-type="float" office:value="1.12406" calcext:value-type="float">
            <text:p>1.12406</text:p>
          </table:table-cell>
          <table:table-cell office:value-type="float" office:value="-3.24579" calcext:value-type="float">
            <text:p>-3.24579</text:p>
          </table:table-cell>
          <table:table-cell office:value-type="float" office:value="-3.15297" calcext:value-type="float">
            <text:p>-3.15297</text:p>
          </table:table-cell>
          <table:table-cell office:value-type="float" office:value="-7.13335" calcext:value-type="float">
            <text:p>-7.13335</text:p>
          </table:table-cell>
          <table:table-cell office:value-type="float" office:value="12.2622" calcext:value-type="float">
            <text:p>12.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93494" calcext:value-type="float">
            <text:p>0.193494</text:p>
          </table:table-cell>
          <table:table-cell office:value-type="float" office:value="-0.0497976" calcext:value-type="float">
            <text:p>-0.0497976</text:p>
          </table:table-cell>
          <table:table-cell office:value-type="float" office:value="0.0560165" calcext:value-type="float">
            <text:p>0.0560165</text:p>
          </table:table-cell>
          <table:table-cell office:value-type="float" office:value="-0.0204848" calcext:value-type="float">
            <text:p>-0.02048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215025" calcext:value-type="float">
            <text:p>0.215025</text:p>
          </table:table-cell>
          <table:table-cell office:value-type="float" office:value="-0.994793" calcext:value-type="float">
            <text:p>-0.994793</text:p>
          </table:table-cell>
          <table:table-cell office:value-type="float" office:value="0.047077" calcext:value-type="float">
            <text:p>0.047077</text:p>
          </table:table-cell>
          <table:table-cell office:value-type="float" office:value="-0.0680741" calcext:value-type="float">
            <text:p>-0.0680741</text:p>
          </table:table-cell>
          <table:table-cell office:value-type="float" office:value="-0.272535" calcext:value-type="float">
            <text:p>-0.272535</text:p>
          </table:table-cell>
          <table:table-cell office:value-type="float" office:value="0.959734" calcext:value-type="float">
            <text:p>0.959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8737" calcext:value-type="float">
            <text:p>0.808737</text:p>
          </table:table-cell>
          <table:table-cell office:value-type="float" office:value="-1.69127" calcext:value-type="float">
            <text:p>-1.69127</text:p>
          </table:table-cell>
          <table:table-cell office:value-type="float" office:value="-0.209463" calcext:value-type="float">
            <text:p>-0.209463</text:p>
          </table:table-cell>
          <table:table-cell office:value-type="float" office:value="-0.440778" calcext:value-type="float">
            <text:p>-0.440778</text:p>
          </table:table-cell>
          <table:table-cell office:value-type="float" office:value="-0.870106" calcext:value-type="float">
            <text:p>-0.870106</text:p>
          </table:table-cell>
          <table:table-cell office:value-type="float" office:value="-0.529327" calcext:value-type="float">
            <text:p>-0.529327</text:p>
          </table:table-cell>
          <table:table-cell office:value-type="float" office:value="0.829122" calcext:value-type="float">
            <text:p>0.829122</text:p>
          </table:table-cell>
          <table:table-cell office:value-type="float" office:value="0.000243545" calcext:value-type="float">
            <text:p>0.000243545</text:p>
          </table:table-cell>
          <table:table-cell office:value-type="float" office:value="-0.143566" calcext:value-type="float">
            <text:p>-0.143566</text:p>
          </table:table-cell>
          <table:table-cell office:value-type="float" office:value="0.0401853" calcext:value-type="float">
            <text:p>0.0401853</text:p>
          </table:table-cell>
          <table:table-cell office:value-type="float" office:value="-0.656958" calcext:value-type="float">
            <text:p>-0.656958</text:p>
          </table:table-cell>
          <table:table-cell office:value-type="float" office:value="0.740552" calcext:value-type="float">
            <text:p>0.740552</text:p>
          </table:table-cell>
          <table:table-cell office:value-type="float" office:value="-0.950631" calcext:value-type="float">
            <text:p>-0.950631</text:p>
          </table:table-cell>
          <table:table-cell office:value-type="float" office:value="0.897925" calcext:value-type="float">
            <text:p>0.897925</text:p>
          </table:table-cell>
          <table:table-cell office:value-type="float" office:value="-0.198328" calcext:value-type="float">
            <text:p>-0.198328</text:p>
          </table:table-cell>
          <table:table-cell office:value-type="float" office:value="0.177142" calcext:value-type="float">
            <text:p>0.177142</text:p>
          </table:table-cell>
          <table:table-cell office:value-type="float" office:value="-0.0116529" calcext:value-type="float">
            <text:p>-0.0116529</text:p>
          </table:table-cell>
          <table:table-cell office:value-type="float" office:value="0.0368874" calcext:value-type="float">
            <text:p>0.0368874</text:p>
          </table:table-cell>
          <table:table-cell office:value-type="float" office:value="0.55011" calcext:value-type="float">
            <text:p>0.55011</text:p>
          </table:table-cell>
          <table:table-cell office:value-type="float" office:value="0.385175" calcext:value-type="float">
            <text:p>0.385175</text:p>
          </table:table-cell>
          <table:table-cell office:value-type="float" office:value="-0.535392" calcext:value-type="float">
            <text:p>-0.535392</text:p>
          </table:table-cell>
          <table:table-cell office:value-type="float" office:value="-0.324545" calcext:value-type="float">
            <text:p>-0.324545</text:p>
          </table:table-cell>
          <table:table-cell office:value-type="float" office:value="0.224164" calcext:value-type="float">
            <text:p>0.224164</text:p>
          </table:table-cell>
          <table:table-cell office:value-type="float" office:value="0.016725" calcext:value-type="float">
            <text:p>0.016725</text:p>
          </table:table-cell>
          <table:table-cell office:value-type="float" office:value="-5.6751" calcext:value-type="float">
            <text:p>-5.6751</text:p>
          </table:table-cell>
          <table:table-cell office:value-type="float" office:value="-2.55234" calcext:value-type="float">
            <text:p>-2.55234</text:p>
          </table:table-cell>
          <table:table-cell office:value-type="float" office:value="-3.80617" calcext:value-type="float">
            <text:p>-3.80617</text:p>
          </table:table-cell>
          <table:table-cell office:value-type="float" office:value="3.56959" calcext:value-type="float">
            <text:p>3.56959</text:p>
          </table:table-cell>
          <table:table-cell office:value-type="float" office:value="-3.75675" calcext:value-type="float">
            <text:p>-3.75675</text:p>
          </table:table-cell>
          <table:table-cell office:value-type="float" office:value="-2.63668" calcext:value-type="float">
            <text:p>-2.63668</text:p>
          </table:table-cell>
          <table:table-cell office:value-type="float" office:value="12.8045" calcext:value-type="float">
            <text:p>12.8045</text:p>
          </table:table-cell>
          <table:table-cell office:value-type="float" office:value="2.774" calcext:value-type="float">
            <text:p>2.774</text:p>
          </table:table-cell>
          <table:table-cell office:value-type="float" office:value="-7.18359" calcext:value-type="float">
            <text:p>-7.18359</text:p>
          </table:table-cell>
          <table:table-cell office:value-type="float" office:value="-3.56258" calcext:value-type="float">
            <text:p>-3.56258</text:p>
          </table:table-cell>
          <table:table-cell office:value-type="float" office:value="-7.36399" calcext:value-type="float">
            <text:p>-7.36399</text:p>
          </table:table-cell>
          <table:table-cell office:value-type="float" office:value="8.18979" calcext:value-type="float">
            <text:p>8.1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96582" calcext:value-type="float">
            <text:p>0.196582</text:p>
          </table:table-cell>
          <table:table-cell office:value-type="float" office:value="-0.0519903" calcext:value-type="float">
            <text:p>-0.0519903</text:p>
          </table:table-cell>
          <table:table-cell office:value-type="float" office:value="0.0599167" calcext:value-type="float">
            <text:p>0.0599167</text:p>
          </table:table-cell>
          <table:table-cell office:value-type="float" office:value="-0.022906" calcext:value-type="float">
            <text:p>-0.0229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691001" calcext:value-type="float">
            <text:p>0.691001</text:p>
          </table:table-cell>
          <table:table-cell office:value-type="float" office:value="-0.846397" calcext:value-type="float">
            <text:p>-0.846397</text:p>
          </table:table-cell>
          <table:table-cell office:value-type="float" office:value="0.592318" calcext:value-type="float">
            <text:p>0.592318</text:p>
          </table:table-cell>
          <table:table-cell office:value-type="float" office:value="0.00241995" calcext:value-type="float">
            <text:p>0.00241995</text:p>
          </table:table-cell>
          <table:table-cell office:value-type="float" office:value="-0.216841" calcext:value-type="float">
            <text:p>-0.216841</text:p>
          </table:table-cell>
          <table:table-cell office:value-type="float" office:value="0.976204" calcext:value-type="float">
            <text:p>0.976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2461" calcext:value-type="float">
            <text:p>0.342461</text:p>
          </table:table-cell>
          <table:table-cell office:value-type="float" office:value="-1.20541" calcext:value-type="float">
            <text:p>-1.20541</text:p>
          </table:table-cell>
          <table:table-cell office:value-type="float" office:value="-0.289126" calcext:value-type="float">
            <text:p>-0.289126</text:p>
          </table:table-cell>
          <table:table-cell office:value-type="float" office:value="-0.32054" calcext:value-type="float">
            <text:p>-0.32054</text:p>
          </table:table-cell>
          <table:table-cell office:value-type="float" office:value="-0.744677" calcext:value-type="float">
            <text:p>-0.744677</text:p>
          </table:table-cell>
          <table:table-cell office:value-type="float" office:value="-0.328494" calcext:value-type="float">
            <text:p>-0.328494</text:p>
          </table:table-cell>
          <table:table-cell office:value-type="float" office:value="1.00635" calcext:value-type="float">
            <text:p>1.00635</text:p>
          </table:table-cell>
          <table:table-cell office:value-type="float" office:value="0.0844488" calcext:value-type="float">
            <text:p>0.0844488</text:p>
          </table:table-cell>
          <table:table-cell office:value-type="float" office:value="-0.392949" calcext:value-type="float">
            <text:p>-0.392949</text:p>
          </table:table-cell>
          <table:table-cell office:value-type="float" office:value="-0.119249" calcext:value-type="float">
            <text:p>-0.119249</text:p>
          </table:table-cell>
          <table:table-cell office:value-type="float" office:value="-0.582927" calcext:value-type="float">
            <text:p>-0.582927</text:p>
          </table:table-cell>
          <table:table-cell office:value-type="float" office:value="0.640289" calcext:value-type="float">
            <text:p>0.640289</text:p>
          </table:table-cell>
          <table:table-cell office:value-type="float" office:value="-1.07934" calcext:value-type="float">
            <text:p>-1.07934</text:p>
          </table:table-cell>
          <table:table-cell office:value-type="float" office:value="1.23004" calcext:value-type="float">
            <text:p>1.23004</text:p>
          </table:table-cell>
          <table:table-cell office:value-type="float" office:value="-0.139552" calcext:value-type="float">
            <text:p>-0.139552</text:p>
          </table:table-cell>
          <table:table-cell office:value-type="float" office:value="0.434112" calcext:value-type="float">
            <text:p>0.434112</text:p>
          </table:table-cell>
          <table:table-cell office:value-type="float" office:value="0.481086" calcext:value-type="float">
            <text:p>0.481086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162406" calcext:value-type="float">
            <text:p>0.162406</text:p>
          </table:table-cell>
          <table:table-cell office:value-type="float" office:value="0.0302231" calcext:value-type="float">
            <text:p>0.0302231</text:p>
          </table:table-cell>
          <table:table-cell office:value-type="float" office:value="-0.631776" calcext:value-type="float">
            <text:p>-0.631776</text:p>
          </table:table-cell>
          <table:table-cell office:value-type="float" office:value="-0.243974" calcext:value-type="float">
            <text:p>-0.243974</text:p>
          </table:table-cell>
          <table:table-cell office:value-type="float" office:value="0.155777" calcext:value-type="float">
            <text:p>0.155777</text:p>
          </table:table-cell>
          <table:table-cell office:value-type="float" office:value="-0.515347" calcext:value-type="float">
            <text:p>-0.515347</text:p>
          </table:table-cell>
          <table:table-cell office:value-type="float" office:value="-8.14303" calcext:value-type="float">
            <text:p>-8.14303</text:p>
          </table:table-cell>
          <table:table-cell office:value-type="float" office:value="0.177923" calcext:value-type="float">
            <text:p>0.177923</text:p>
          </table:table-cell>
          <table:table-cell office:value-type="float" office:value="-4.86668" calcext:value-type="float">
            <text:p>-4.86668</text:p>
          </table:table-cell>
          <table:table-cell office:value-type="float" office:value="5.89955" calcext:value-type="float">
            <text:p>5.89955</text:p>
          </table:table-cell>
          <table:table-cell office:value-type="float" office:value="0.436698" calcext:value-type="float">
            <text:p>0.436698</text:p>
          </table:table-cell>
          <table:table-cell office:value-type="float" office:value="7.50052" calcext:value-type="float">
            <text:p>7.50052</text:p>
          </table:table-cell>
          <table:table-cell office:value-type="float" office:value="12.3913" calcext:value-type="float">
            <text:p>12.3913</text:p>
          </table:table-cell>
          <table:table-cell office:value-type="float" office:value="-0.333035" calcext:value-type="float">
            <text:p>-0.333035</text:p>
          </table:table-cell>
          <table:table-cell office:value-type="float" office:value="-9.76109" calcext:value-type="float">
            <text:p>-9.76109</text:p>
          </table:table-cell>
          <table:table-cell office:value-type="float" office:value="-0.246305" calcext:value-type="float">
            <text:p>-0.246305</text:p>
          </table:table-cell>
          <table:table-cell office:value-type="float" office:value="-6.98884" calcext:value-type="float">
            <text:p>-6.98884</text:p>
          </table:table-cell>
          <table:table-cell office:value-type="float" office:value="0.875118" calcext:value-type="float">
            <text:p>0.875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97533" calcext:value-type="float">
            <text:p>0.197533</text:p>
          </table:table-cell>
          <table:table-cell office:value-type="float" office:value="-0.0565093" calcext:value-type="float">
            <text:p>-0.0565093</text:p>
          </table:table-cell>
          <table:table-cell office:value-type="float" office:value="0.0630153" calcext:value-type="float">
            <text:p>0.0630153</text:p>
          </table:table-cell>
          <table:table-cell office:value-type="float" office:value="-0.0250519" calcext:value-type="float">
            <text:p>-0.02505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-0.178447" calcext:value-type="float">
            <text:p>-0.178447</text:p>
          </table:table-cell>
          <table:table-cell office:value-type="float" office:value="-0.42159" calcext:value-type="float">
            <text:p>-0.42159</text:p>
          </table:table-cell>
          <table:table-cell office:value-type="float" office:value="1.00448" calcext:value-type="float">
            <text:p>1.00448</text:p>
          </table:table-cell>
          <table:table-cell office:value-type="float" office:value="0.043295" calcext:value-type="float">
            <text:p>0.043295</text:p>
          </table:table-cell>
          <table:table-cell office:value-type="float" office:value="-0.198965" calcext:value-type="float">
            <text:p>-0.198965</text:p>
          </table:table-cell>
          <table:table-cell office:value-type="float" office:value="0.97905" calcext:value-type="float">
            <text:p>0.97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85717" calcext:value-type="float">
            <text:p>-0.0585717</text:p>
          </table:table-cell>
          <table:table-cell office:value-type="float" office:value="-0.696738" calcext:value-type="float">
            <text:p>-0.696738</text:p>
          </table:table-cell>
          <table:table-cell office:value-type="float" office:value="-0.315412" calcext:value-type="float">
            <text:p>-0.315412</text:p>
          </table:table-cell>
          <table:table-cell office:value-type="float" office:value="-0.0537149" calcext:value-type="float">
            <text:p>-0.0537149</text:p>
          </table:table-cell>
          <table:table-cell office:value-type="float" office:value="-0.501655" calcext:value-type="float">
            <text:p>-0.501655</text:p>
          </table:table-cell>
          <table:table-cell office:value-type="float" office:value="0.161658" calcext:value-type="float">
            <text:p>0.161658</text:p>
          </table:table-cell>
          <table:table-cell office:value-type="float" office:value="0.980168" calcext:value-type="float">
            <text:p>0.980168</text:p>
          </table:table-cell>
          <table:table-cell office:value-type="float" office:value="0.0348402" calcext:value-type="float">
            <text:p>0.0348402</text:p>
          </table:table-cell>
          <table:table-cell office:value-type="float" office:value="-0.658074" calcext:value-type="float">
            <text:p>-0.658074</text:p>
          </table:table-cell>
          <table:table-cell office:value-type="float" office:value="-0.0875252" calcext:value-type="float">
            <text:p>-0.0875252</text:p>
          </table:table-cell>
          <table:table-cell office:value-type="float" office:value="-0.537864" calcext:value-type="float">
            <text:p>-0.537864</text:p>
          </table:table-cell>
          <table:table-cell office:value-type="float" office:value="0.361865" calcext:value-type="float">
            <text:p>0.361865</text:p>
          </table:table-cell>
          <table:table-cell office:value-type="float" office:value="-0.76434" calcext:value-type="float">
            <text:p>-0.76434</text:p>
          </table:table-cell>
          <table:table-cell office:value-type="float" office:value="1.01354" calcext:value-type="float">
            <text:p>1.01354</text:p>
          </table:table-cell>
          <table:table-cell office:value-type="float" office:value="-0.0291085" calcext:value-type="float">
            <text:p>-0.0291085</text:p>
          </table:table-cell>
          <table:table-cell office:value-type="float" office:value="0.672573" calcext:value-type="float">
            <text:p>0.672573</text:p>
          </table:table-cell>
          <table:table-cell office:value-type="float" office:value="0.581001" calcext:value-type="float">
            <text:p>0.581001</text:p>
          </table:table-cell>
          <table:table-cell office:value-type="float" office:value="1.12477" calcext:value-type="float">
            <text:p>1.12477</text:p>
          </table:table-cell>
          <table:table-cell office:value-type="float" office:value="-0.22865" calcext:value-type="float">
            <text:p>-0.22865</text:p>
          </table:table-cell>
          <table:table-cell office:value-type="float" office:value="-0.226737" calcext:value-type="float">
            <text:p>-0.226737</text:p>
          </table:table-cell>
          <table:table-cell office:value-type="float" office:value="-0.569763" calcext:value-type="float">
            <text:p>-0.569763</text:p>
          </table:table-cell>
          <table:table-cell office:value-type="float" office:value="0.377649" calcext:value-type="float">
            <text:p>0.377649</text:p>
          </table:table-cell>
          <table:table-cell office:value-type="float" office:value="0.0869953" calcext:value-type="float">
            <text:p>0.0869953</text:p>
          </table:table-cell>
          <table:table-cell office:value-type="float" office:value="-0.74856" calcext:value-type="float">
            <text:p>-0.74856</text:p>
          </table:table-cell>
          <table:table-cell office:value-type="float" office:value="-8.22376" calcext:value-type="float">
            <text:p>-8.22376</text:p>
          </table:table-cell>
          <table:table-cell office:value-type="float" office:value="0.104749" calcext:value-type="float">
            <text:p>0.104749</text:p>
          </table:table-cell>
          <table:table-cell office:value-type="float" office:value="-5.04192" calcext:value-type="float">
            <text:p>-5.04192</text:p>
          </table:table-cell>
          <table:table-cell office:value-type="float" office:value="6.224" calcext:value-type="float">
            <text:p>6.224</text:p>
          </table:table-cell>
          <table:table-cell office:value-type="float" office:value="2.95991" calcext:value-type="float">
            <text:p>2.95991</text:p>
          </table:table-cell>
          <table:table-cell office:value-type="float" office:value="11.1159" calcext:value-type="float">
            <text:p>11.1159</text:p>
          </table:table-cell>
          <table:table-cell office:value-type="float" office:value="5.92832" calcext:value-type="float">
            <text:p>5.92832</text:p>
          </table:table-cell>
          <table:table-cell office:value-type="float" office:value="-2.24853" calcext:value-type="float">
            <text:p>-2.24853</text:p>
          </table:table-cell>
          <table:table-cell office:value-type="float" office:value="-11.4934" calcext:value-type="float">
            <text:p>-11.4934</text:p>
          </table:table-cell>
          <table:table-cell office:value-type="float" office:value="5.68374" calcext:value-type="float">
            <text:p>5.68374</text:p>
          </table:table-cell>
          <table:table-cell office:value-type="float" office:value="-4.75657" calcext:value-type="float">
            <text:p>-4.75657</text:p>
          </table:table-cell>
          <table:table-cell office:value-type="float" office:value="-3.10434" calcext:value-type="float">
            <text:p>-3.10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97956" calcext:value-type="float">
            <text:p>0.197956</text:p>
          </table:table-cell>
          <table:table-cell office:value-type="float" office:value="-0.0639949" calcext:value-type="float">
            <text:p>-0.0639949</text:p>
          </table:table-cell>
          <table:table-cell office:value-type="float" office:value="0.0612657" calcext:value-type="float">
            <text:p>0.0612657</text:p>
          </table:table-cell>
          <table:table-cell office:value-type="float" office:value="-0.022491" calcext:value-type="float">
            <text:p>-0.0224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10545" calcext:value-type="float">
            <text:p>0.10545</text:p>
          </table:table-cell>
          <table:table-cell office:value-type="float" office:value="0.0514111" calcext:value-type="float">
            <text:p>0.0514111</text:p>
          </table:table-cell>
          <table:table-cell office:value-type="float" office:value="1.23602" calcext:value-type="float">
            <text:p>1.23602</text:p>
          </table:table-cell>
          <table:table-cell office:value-type="float" office:value="0.0376683" calcext:value-type="float">
            <text:p>0.0376683</text:p>
          </table:table-cell>
          <table:table-cell office:value-type="float" office:value="-0.209856" calcext:value-type="float">
            <text:p>-0.209856</text:p>
          </table:table-cell>
          <table:table-cell office:value-type="float" office:value="0.977007" calcext:value-type="float">
            <text:p>0.977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92914" calcext:value-type="float">
            <text:p>-0.292914</text:p>
          </table:table-cell>
          <table:table-cell office:value-type="float" office:value="-0.402146" calcext:value-type="float">
            <text:p>-0.402146</text:p>
          </table:table-cell>
          <table:table-cell office:value-type="float" office:value="-0.329722" calcext:value-type="float">
            <text:p>-0.329722</text:p>
          </table:table-cell>
          <table:table-cell office:value-type="float" office:value="0.162293" calcext:value-type="float">
            <text:p>0.162293</text:p>
          </table:table-cell>
          <table:table-cell office:value-type="float" office:value="-0.292934" calcext:value-type="float">
            <text:p>-0.292934</text:p>
          </table:table-cell>
          <table:table-cell office:value-type="float" office:value="0.499255" calcext:value-type="float">
            <text:p>0.499255</text:p>
          </table:table-cell>
          <table:table-cell office:value-type="float" office:value="0.799437" calcext:value-type="float">
            <text:p>0.799437</text:p>
          </table:table-cell>
          <table:table-cell office:value-type="float" office:value="-0.0739953" calcext:value-type="float">
            <text:p>-0.0739953</text:p>
          </table:table-cell>
          <table:table-cell office:value-type="float" office:value="-0.797026" calcext:value-type="float">
            <text:p>-0.797026</text:p>
          </table:table-cell>
          <table:table-cell office:value-type="float" office:value="0.0977888" calcext:value-type="float">
            <text:p>0.0977888</text:p>
          </table:table-cell>
          <table:table-cell office:value-type="float" office:value="-0.524053" calcext:value-type="float">
            <text:p>-0.524053</text:p>
          </table:table-cell>
          <table:table-cell office:value-type="float" office:value="0.103995" calcext:value-type="float">
            <text:p>0.103995</text:p>
          </table:table-cell>
          <table:table-cell office:value-type="float" office:value="-0.544151" calcext:value-type="float">
            <text:p>-0.544151</text:p>
          </table:table-cell>
          <table:table-cell office:value-type="float" office:value="0.655572" calcext:value-type="float">
            <text:p>0.655572</text:p>
          </table:table-cell>
          <table:table-cell office:value-type="float" office:value="-0.0595764" calcext:value-type="float">
            <text:p>-0.0595764</text:p>
          </table:table-cell>
          <table:table-cell office:value-type="float" office:value="0.509635" calcext:value-type="float">
            <text:p>0.509635</text:p>
          </table:table-cell>
          <table:table-cell office:value-type="float" office:value="0.581332" calcext:value-type="float">
            <text:p>0.581332</text:p>
          </table:table-cell>
          <table:table-cell office:value-type="float" office:value="0.77888" calcext:value-type="float">
            <text:p>0.77888</text:p>
          </table:table-cell>
          <table:table-cell office:value-type="float" office:value="-0.764572" calcext:value-type="float">
            <text:p>-0.764572</text:p>
          </table:table-cell>
          <table:table-cell office:value-type="float" office:value="-0.356925" calcext:value-type="float">
            <text:p>-0.356925</text:p>
          </table:table-cell>
          <table:table-cell office:value-type="float" office:value="-0.197112" calcext:value-type="float">
            <text:p>-0.197112</text:p>
          </table:table-cell>
          <table:table-cell office:value-type="float" office:value="0.579672" calcext:value-type="float">
            <text:p>0.579672</text:p>
          </table:table-cell>
          <table:table-cell office:value-type="float" office:value="0.0187792" calcext:value-type="float">
            <text:p>0.0187792</text:p>
          </table:table-cell>
          <table:table-cell office:value-type="float" office:value="-0.709099" calcext:value-type="float">
            <text:p>-0.709099</text:p>
          </table:table-cell>
          <table:table-cell office:value-type="float" office:value="-5.5459" calcext:value-type="float">
            <text:p>-5.5459</text:p>
          </table:table-cell>
          <table:table-cell office:value-type="float" office:value="-0.443003" calcext:value-type="float">
            <text:p>-0.443003</text:p>
          </table:table-cell>
          <table:table-cell office:value-type="float" office:value="-5.49003" calcext:value-type="float">
            <text:p>-5.49003</text:p>
          </table:table-cell>
          <table:table-cell office:value-type="float" office:value="4.0827" calcext:value-type="float">
            <text:p>4.0827</text:p>
          </table:table-cell>
          <table:table-cell office:value-type="float" office:value="4.59046" calcext:value-type="float">
            <text:p>4.59046</text:p>
          </table:table-cell>
          <table:table-cell office:value-type="float" office:value="11.6705" calcext:value-type="float">
            <text:p>11.6705</text:p>
          </table:table-cell>
          <table:table-cell office:value-type="float" office:value="-0.737401" calcext:value-type="float">
            <text:p>-0.737401</text:p>
          </table:table-cell>
          <table:table-cell office:value-type="float" office:value="-4.07544" calcext:value-type="float">
            <text:p>-4.07544</text:p>
          </table:table-cell>
          <table:table-cell office:value-type="float" office:value="-9.15512" calcext:value-type="float">
            <text:p>-9.15512</text:p>
          </table:table-cell>
          <table:table-cell office:value-type="float" office:value="7.43018" calcext:value-type="float">
            <text:p>7.43018</text:p>
          </table:table-cell>
          <table:table-cell office:value-type="float" office:value="-3.54611" calcext:value-type="float">
            <text:p>-3.54611</text:p>
          </table:table-cell>
          <table:table-cell office:value-type="float" office:value="-5.2811" calcext:value-type="float">
            <text:p>-5.2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200416" calcext:value-type="float">
            <text:p>0.200416</text:p>
          </table:table-cell>
          <table:table-cell office:value-type="float" office:value="-0.0708765" calcext:value-type="float">
            <text:p>-0.0708765</text:p>
          </table:table-cell>
          <table:table-cell office:value-type="float" office:value="0.0537965" calcext:value-type="float">
            <text:p>0.0537965</text:p>
          </table:table-cell>
          <table:table-cell office:value-type="float" office:value="-0.0138872" calcext:value-type="float">
            <text:p>-0.01388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602966" calcext:value-type="float">
            <text:p>0.602966</text:p>
          </table:table-cell>
          <table:table-cell office:value-type="float" office:value="0.479589" calcext:value-type="float">
            <text:p>0.479589</text:p>
          </table:table-cell>
          <table:table-cell office:value-type="float" office:value="1.16912" calcext:value-type="float">
            <text:p>1.16912</text:p>
          </table:table-cell>
          <table:table-cell office:value-type="float" office:value="-0.00727064" calcext:value-type="float">
            <text:p>-0.00727064</text:p>
          </table:table-cell>
          <table:table-cell office:value-type="float" office:value="-0.180582" calcext:value-type="float">
            <text:p>-0.180582</text:p>
          </table:table-cell>
          <table:table-cell office:value-type="float" office:value="0.983533" calcext:value-type="float">
            <text:p>0.983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22873" calcext:value-type="float">
            <text:p>-0.422873</text:p>
          </table:table-cell>
          <table:table-cell office:value-type="float" office:value="-0.223279" calcext:value-type="float">
            <text:p>-0.223279</text:p>
          </table:table-cell>
          <table:table-cell office:value-type="float" office:value="-0.376201" calcext:value-type="float">
            <text:p>-0.376201</text:p>
          </table:table-cell>
          <table:table-cell office:value-type="float" office:value="0.339587" calcext:value-type="float">
            <text:p>0.339587</text:p>
          </table:table-cell>
          <table:table-cell office:value-type="float" office:value="-0.0529168" calcext:value-type="float">
            <text:p>-0.0529168</text:p>
          </table:table-cell>
          <table:table-cell office:value-type="float" office:value="0.728554" calcext:value-type="float">
            <text:p>0.728554</text:p>
          </table:table-cell>
          <table:table-cell office:value-type="float" office:value="0.412433" calcext:value-type="float">
            <text:p>0.412433</text:p>
          </table:table-cell>
          <table:table-cell office:value-type="float" office:value="-0.252342" calcext:value-type="float">
            <text:p>-0.252342</text:p>
          </table:table-cell>
          <table:table-cell office:value-type="float" office:value="-0.774393" calcext:value-type="float">
            <text:p>-0.774393</text:p>
          </table:table-cell>
          <table:table-cell office:value-type="float" office:value="0.342431" calcext:value-type="float">
            <text:p>0.342431</text:p>
          </table:table-cell>
          <table:table-cell office:value-type="float" office:value="-0.534721" calcext:value-type="float">
            <text:p>-0.534721</text:p>
          </table:table-cell>
          <table:table-cell office:value-type="float" office:value="-0.172525" calcext:value-type="float">
            <text:p>-0.172525</text:p>
          </table:table-cell>
          <table:table-cell office:value-type="float" office:value="0.0179061" calcext:value-type="float">
            <text:p>0.0179061</text:p>
          </table:table-cell>
          <table:table-cell office:value-type="float" office:value="0.156089" calcext:value-type="float">
            <text:p>0.156089</text:p>
          </table:table-cell>
          <table:table-cell office:value-type="float" office:value="-0.149651" calcext:value-type="float">
            <text:p>-0.149651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509949" calcext:value-type="float">
            <text:p>0.509949</text:p>
          </table:table-cell>
          <table:table-cell office:value-type="float" office:value="0.190319" calcext:value-type="float">
            <text:p>0.190319</text:p>
          </table:table-cell>
          <table:table-cell office:value-type="float" office:value="-0.953401" calcext:value-type="float">
            <text:p>-0.953401</text:p>
          </table:table-cell>
          <table:table-cell office:value-type="float" office:value="-0.481071" calcext:value-type="float">
            <text:p>-0.481071</text:p>
          </table:table-cell>
          <table:table-cell office:value-type="float" office:value="0.313129" calcext:value-type="float">
            <text:p>0.313129</text:p>
          </table:table-cell>
          <table:table-cell office:value-type="float" office:value="0.485077" calcext:value-type="float">
            <text:p>0.485077</text:p>
          </table:table-cell>
          <table:table-cell office:value-type="float" office:value="-0.0687329" calcext:value-type="float">
            <text:p>-0.0687329</text:p>
          </table:table-cell>
          <table:table-cell office:value-type="float" office:value="-0.62193" calcext:value-type="float">
            <text:p>-0.62193</text:p>
          </table:table-cell>
          <table:table-cell office:value-type="float" office:value="2.55786" calcext:value-type="float">
            <text:p>2.55786</text:p>
          </table:table-cell>
          <table:table-cell office:value-type="float" office:value="-3.01782" calcext:value-type="float">
            <text:p>-3.01782</text:p>
          </table:table-cell>
          <table:table-cell office:value-type="float" office:value="-6.5903" calcext:value-type="float">
            <text:p>-6.5903</text:p>
          </table:table-cell>
          <table:table-cell office:value-type="float" office:value="1.83035" calcext:value-type="float">
            <text:p>1.83035</text:p>
          </table:table-cell>
          <table:table-cell office:value-type="float" office:value="3.22237" calcext:value-type="float">
            <text:p>3.22237</text:p>
          </table:table-cell>
          <table:table-cell office:value-type="float" office:value="10.5932" calcext:value-type="float">
            <text:p>10.5932</text:p>
          </table:table-cell>
          <table:table-cell office:value-type="float" office:value="-4.89913" calcext:value-type="float">
            <text:p>-4.89913</text:p>
          </table:table-cell>
          <table:table-cell office:value-type="float" office:value="-6.96566" calcext:value-type="float">
            <text:p>-6.96566</text:p>
          </table:table-cell>
          <table:table-cell office:value-type="float" office:value="-4.95838" calcext:value-type="float">
            <text:p>-4.95838</text:p>
          </table:table-cell>
          <table:table-cell office:value-type="float" office:value="6.57979" calcext:value-type="float">
            <text:p>6.57979</text:p>
          </table:table-cell>
          <table:table-cell office:value-type="float" office:value="-4.86078" calcext:value-type="float">
            <text:p>-4.86078</text:p>
          </table:table-cell>
          <table:table-cell office:value-type="float" office:value="-7.73654" calcext:value-type="float">
            <text:p>-7.73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204408" calcext:value-type="float">
            <text:p>0.204408</text:p>
          </table:table-cell>
          <table:table-cell office:value-type="float" office:value="-0.0741491" calcext:value-type="float">
            <text:p>-0.0741491</text:p>
          </table:table-cell>
          <table:table-cell office:value-type="float" office:value="0.0430844" calcext:value-type="float">
            <text:p>0.0430844</text:p>
          </table:table-cell>
          <table:table-cell office:value-type="float" office:value="-0.0021408" calcext:value-type="float">
            <text:p>-0.00214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4690000" calcext:value-type="float">
            <text:p>1744690000</text:p>
          </table:table-cell>
          <table:table-cell office:value-type="float" office:value="7" calcext:value-type="float">
            <text:p>7</text:p>
          </table:table-cell>
          <table:table-cell office:value-type="float" office:value="0.912624" calcext:value-type="float">
            <text:p>0.912624</text:p>
          </table:table-cell>
          <table:table-cell office:value-type="float" office:value="0.831923" calcext:value-type="float">
            <text:p>0.831923</text:p>
          </table:table-cell>
          <table:table-cell office:value-type="float" office:value="0.943261" calcext:value-type="float">
            <text:p>0.943261</text:p>
          </table:table-cell>
          <table:table-cell office:value-type="float" office:value="-0.0712889" calcext:value-type="float">
            <text:p>-0.0712889</text:p>
          </table:table-cell>
          <table:table-cell office:value-type="float" office:value="-0.118603" calcext:value-type="float">
            <text:p>-0.118603</text:p>
          </table:table-cell>
          <table:table-cell office:value-type="float" office:value="0.990379" calcext:value-type="float">
            <text:p>0.990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66831" calcext:value-type="float">
            <text:p>-0.266831</text:p>
          </table:table-cell>
          <table:table-cell office:value-type="float" office:value="-0.288652" calcext:value-type="float">
            <text:p>-0.288652</text:p>
          </table:table-cell>
          <table:table-cell office:value-type="float" office:value="-0.433627" calcext:value-type="float">
            <text:p>-0.433627</text:p>
          </table:table-cell>
          <table:table-cell office:value-type="float" office:value="0.360828" calcext:value-type="float">
            <text:p>0.360828</text:p>
          </table:table-cell>
          <table:table-cell office:value-type="float" office:value="0.100123" calcext:value-type="float">
            <text:p>0.100123</text:p>
          </table:table-cell>
          <table:table-cell office:value-type="float" office:value="0.734332" calcext:value-type="float">
            <text:p>0.734332</text:p>
          </table:table-cell>
          <table:table-cell office:value-type="float" office:value="0.058545" calcext:value-type="float">
            <text:p>0.058545</text:p>
          </table:table-cell>
          <table:table-cell office:value-type="float" office:value="-0.444018" calcext:value-type="float">
            <text:p>-0.444018</text:p>
          </table:table-cell>
          <table:table-cell office:value-type="float" office:value="-0.602431" calcext:value-type="float">
            <text:p>-0.602431</text:p>
          </table:table-cell>
          <table:table-cell office:value-type="float" office:value="0.460929" calcext:value-type="float">
            <text:p>0.460929</text:p>
          </table:table-cell>
          <table:table-cell office:value-type="float" office:value="-0.595773" calcext:value-type="float">
            <text:p>-0.595773</text:p>
          </table:table-cell>
          <table:table-cell office:value-type="float" office:value="-0.362572" calcext:value-type="float">
            <text:p>-0.362572</text:p>
          </table:table-cell>
          <table:table-cell office:value-type="float" office:value="0.701229" calcext:value-type="float">
            <text:p>0.701229</text:p>
          </table:table-cell>
          <table:table-cell office:value-type="float" office:value="-0.551233" calcext:value-type="float">
            <text:p>-0.551233</text:p>
          </table:table-cell>
          <table:table-cell office:value-type="float" office:value="-0.10023" calcext:value-type="float">
            <text:p>-0.10023</text:p>
          </table:table-cell>
          <table:table-cell office:value-type="float" office:value="-0.215147" calcext:value-type="float">
            <text:p>-0.215147</text:p>
          </table:table-cell>
          <table:table-cell office:value-type="float" office:value="0.220644" calcext:value-type="float">
            <text:p>0.220644</text:p>
          </table:table-cell>
          <table:table-cell office:value-type="float" office:value="-0.0564539" calcext:value-type="float">
            <text:p>-0.0564539</text:p>
          </table:table-cell>
          <table:table-cell office:value-type="float" office:value="-0.815359" calcext:value-type="float">
            <text:p>-0.815359</text:p>
          </table:table-cell>
          <table:table-cell office:value-type="float" office:value="-0.492499" calcext:value-type="float">
            <text:p>-0.492499</text:p>
          </table:table-cell>
          <table:table-cell office:value-type="float" office:value="0.560559" calcext:value-type="float">
            <text:p>0.560559</text:p>
          </table:table-cell>
          <table:table-cell office:value-type="float" office:value="0.0716281" calcext:value-type="float">
            <text:p>0.0716281</text:p>
          </table:table-cell>
          <table:table-cell office:value-type="float" office:value="-0.265301" calcext:value-type="float">
            <text:p>-0.265301</text:p>
          </table:table-cell>
          <table:table-cell office:value-type="float" office:value="-0.326382" calcext:value-type="float">
            <text:p>-0.326382</text:p>
          </table:table-cell>
          <table:table-cell office:value-type="float" office:value="14.7789" calcext:value-type="float">
            <text:p>14.7789</text:p>
          </table:table-cell>
          <table:table-cell office:value-type="float" office:value="-13.0264" calcext:value-type="float">
            <text:p>-13.0264</text:p>
          </table:table-cell>
          <table:table-cell office:value-type="float" office:value="-7.18799" calcext:value-type="float">
            <text:p>-7.18799</text:p>
          </table:table-cell>
          <table:table-cell office:value-type="float" office:value="-3.37176" calcext:value-type="float">
            <text:p>-3.37176</text:p>
          </table:table-cell>
          <table:table-cell office:value-type="float" office:value="0.45803" calcext:value-type="float">
            <text:p>0.45803</text:p>
          </table:table-cell>
          <table:table-cell office:value-type="float" office:value="7.45009" calcext:value-type="float">
            <text:p>7.45009</text:p>
          </table:table-cell>
          <table:table-cell office:value-type="float" office:value="-5.38862" calcext:value-type="float">
            <text:p>-5.38862</text:p>
          </table:table-cell>
          <table:table-cell office:value-type="float" office:value="-8.42285" calcext:value-type="float">
            <text:p>-8.42285</text:p>
          </table:table-cell>
          <table:table-cell office:value-type="float" office:value="-1.4655" calcext:value-type="float">
            <text:p>-1.4655</text:p>
          </table:table-cell>
          <table:table-cell office:value-type="float" office:value="2.47529" calcext:value-type="float">
            <text:p>2.47529</text:p>
          </table:table-cell>
          <table:table-cell office:value-type="float" office:value="-8.18384" calcext:value-type="float">
            <text:p>-8.18384</text:p>
          </table:table-cell>
          <table:table-cell office:value-type="float" office:value="-7.07563" calcext:value-type="float">
            <text:p>-7.07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209018" calcext:value-type="float">
            <text:p>0.209018</text:p>
          </table:table-cell>
          <table:table-cell office:value-type="float" office:value="-0.076801" calcext:value-type="float">
            <text:p>-0.076801</text:p>
          </table:table-cell>
          <table:table-cell office:value-type="float" office:value="0.0308073" calcext:value-type="float">
            <text:p>0.0308073</text:p>
          </table:table-cell>
          <table:table-cell office:value-type="float" office:value="0.0112015" calcext:value-type="float">
            <text:p>0.0112015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00/00/00</text:date>, <text:time style:data-style-name="N2" text:time-value="17:02:57.01122527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15T17:03:21.641242561</dc:date>
    <meta:editing-duration>PT6M23S</meta:editing-duration>
    <meta:editing-cycles>3</meta:editing-cycles>
    <meta:generator>LibreOffice/6.4.7.2$Linux_X86_64 LibreOffice_project/40$Build-2</meta:generator>
    <meta:document-statistic meta:table-count="1" meta:cell-count="2076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944cm" svg:height="9.006cm" xlink:href=".." xlink:type="simple" chart:class="chart:line" chart:style-name="ch1">
        <chart:legend chart:legend-position="end" svg:x="34.716cm" svg:y="3.955cm" style:legend-expansion="high" chart:style-name="ch2"/>
        <chart:plot-area chart:style-name="ch3" table:cell-range-address="obs_1744689664305040653.B2:obs_1744689664305040653.B358 obs_1744689664305040653.BE1:obs_1744689664305040653.BF358" chart:data-source-has-labels="both" svg:x="1.789cm" svg:y="0.18cm" svg:width="32.149cm" svg:height="7.665cm">
          <chartooo:coordinate-region svg:x="2.516cm" svg:y="0.38cm" svg:width="31.282cm" svg:height="6.803cm"/>
          <chart:axis chart:dimension="x" chart:name="primary-x" chart:style-name="ch4" chartooo:axis-type="auto">
            <chartooo:date-scale/>
            <chart:title svg:x="17.449cm" svg:y="8.025cm" chart:style-name="ch5">
              <text:p>Time</text:p>
            </chart:title>
            <chart:categories table:cell-range-address="obs_1744689664305040653.B2:obs_1744689664305040653.B358"/>
          </chart:axis>
          <chart:axis chart:dimension="y" chart:name="primary-y" chart:style-name="ch4">
            <chart:title svg:x="0.451cm" svg:y="4.797cm" chart:style-name="ch6">
              <text:p>Zone Flag</text:p>
            </chart:title>
            <chart:grid chart:style-name="ch7" chart:class="major"/>
          </chart:axis>
          <chart:series chart:style-name="ch8" chart:values-cell-range-address="obs_1744689664305040653.BE2:obs_1744689664305040653.BE358" chart:label-cell-address="obs_1744689664305040653.BE1:obs_1744689664305040653.BE1" chart:class="chart:line">
            <chart:data-point chart:repeated="357"/>
          </chart:series>
          <chart:series chart:style-name="ch9" chart:values-cell-range-address="obs_1744689664305040653.BF2:obs_1744689664305040653.BF358" chart:label-cell-address="obs_1744689664305040653.BF1:obs_1744689664305040653.BF1" chart:class="chart:line">
            <chart:data-point chart:repeated="3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one_active_0</text:p>
                <draw:g>
                  <svg:desc>obs_1744689664305040653.BE1:obs_1744689664305040653.BE1</svg:desc>
                </draw:g>
              </table:table-cell>
              <table:table-cell office:value-type="string">
                <text:p>zone_pre_active_0</text:p>
                <draw:g>
                  <svg:desc>obs_1744689664305040653.BF1:obs_1744689664305040653.B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bs_1744689664305040653.B2:obs_1744689664305040653.B358</svg:desc>
                </draw:g>
              </table:table-cell>
              <table:table-cell office:value-type="float" office:value="0">
                <text:p>0</text:p>
                <draw:g>
                  <svg:desc>obs_1744689664305040653.BE2:obs_1744689664305040653.BE358</svg:desc>
                </draw:g>
              </table:table-cell>
              <table:table-cell office:value-type="float" office:value="0">
                <text:p>0</text:p>
                <draw:g>
                  <svg:desc>obs_1744689664305040653.BF2:obs_1744689664305040653.BF358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obs_1744689664305040653.B2:obs_1744689664305040653.B358 obs_1744689664305040653.BD1:obs_1744689664305040653.BD358" chart:data-source-has-labels="both" svg:x="1.331cm" svg:y="0.18cm" svg:width="11.894cm" svg:height="7.659cm">
          <chartooo:coordinate-region svg:x="2.349cm" svg:y="0.379cm" svg:width="10.876cm" svg:height="7.261cm"/>
          <chart:axis chart:dimension="x" chart:name="primary-x" chart:style-name="ch4" chartooo:axis-type="auto">
            <chartooo:date-scale/>
            <chart:title svg:x="6.864cm" svg:y="8.019cm" chart:style-name="ch5">
              <text:p>Time</text:p>
            </chart:title>
            <chart:categories table:cell-range-address="obs_1744689664305040653.B2:obs_1744689664305040653.B358"/>
          </chart:axis>
          <chart:axis chart:dimension="y" chart:name="primary-y" chart:style-name="ch4">
            <chart:title svg:x="0.451cm" svg:y="4.437cm" chart:style-name="ch6">
              <text:p>oobb</text:p>
            </chart:title>
            <chart:grid chart:style-name="ch7" chart:class="major"/>
          </chart:axis>
          <chart:series chart:style-name="ch8" chart:values-cell-range-address="obs_1744689664305040653.BD2:obs_1744689664305040653.BD358" chart:label-cell-address="obs_1744689664305040653.BD1:obs_1744689664305040653.BD1" chart:class="chart:line">
            <chart:data-point chart:repeated="3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obb_0</text:p>
                <draw:g>
                  <svg:desc>obs_1744689664305040653.BD1:obs_1744689664305040653.B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bs_1744689664305040653.B2:obs_1744689664305040653.B358</svg:desc>
                </draw:g>
              </table:table-cell>
              <table:table-cell office:value-type="float" office:value="-0.34104">
                <text:p>-0.34104</text:p>
                <draw:g>
                  <svg:desc>obs_1744689664305040653.BD2:obs_1744689664305040653.BD358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41052">
                <text:p>-0.3410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40864">
                <text:p>-0.3408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39533">
                <text:p>-0.3395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3769">
                <text:p>-0.337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3562">
                <text:p>-0.335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3339">
                <text:p>-0.333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31585">
                <text:p>-0.3315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30076">
                <text:p>-0.3300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8894">
                <text:p>-0.3288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7943">
                <text:p>-0.3279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7368">
                <text:p>-0.3273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7018">
                <text:p>-0.3270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6786">
                <text:p>-0.3267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659">
                <text:p>-0.326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644">
                <text:p>-0.326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6314">
                <text:p>-0.3263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6196">
                <text:p>-0.3261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6104">
                <text:p>-0.3261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6027">
                <text:p>-0.3260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5966">
                <text:p>-0.3259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5921">
                <text:p>-0.3259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5889">
                <text:p>-0.3258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5872">
                <text:p>-0.3258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5862">
                <text:p>-0.3258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5857">
                <text:p>-0.3258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5854">
                <text:p>-0.3258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5853">
                <text:p>-0.3258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5852">
                <text:p>-0.3258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5851">
                <text:p>-0.3258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585">
                <text:p>-0.325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5849">
                <text:p>-0.3258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25849">
                <text:p>-0.32584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48">
                <text:p>-0.3258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47">
                <text:p>-0.32584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45">
                <text:p>-0.3258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44">
                <text:p>-0.3258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43">
                <text:p>-0.32584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41">
                <text:p>-0.32584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4">
                <text:p>-0.3258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38">
                <text:p>-0.32583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36">
                <text:p>-0.32583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34">
                <text:p>-0.32583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32">
                <text:p>-0.32583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3">
                <text:p>-0.3258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28">
                <text:p>-0.32582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25">
                <text:p>-0.3258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23">
                <text:p>-0.32582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2">
                <text:p>-0.3258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18">
                <text:p>-0.3258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15">
                <text:p>-0.32581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12">
                <text:p>-0.3258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09">
                <text:p>-0.32580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06">
                <text:p>-0.3258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03">
                <text:p>-0.32580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8">
                <text:p>-0.325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97">
                <text:p>-0.32579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93">
                <text:p>-0.32579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9">
                <text:p>-0.3257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86">
                <text:p>-0.32578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82">
                <text:p>-0.32578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79">
                <text:p>-0.32577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75">
                <text:p>-0.3257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71">
                <text:p>-0.32577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68">
                <text:p>-0.32576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63">
                <text:p>-0.32576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6">
                <text:p>-0.3257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56">
                <text:p>-0.32575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52">
                <text:p>-0.32575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48">
                <text:p>-0.3257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43">
                <text:p>-0.32574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39">
                <text:p>-0.32573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35">
                <text:p>-0.3257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31">
                <text:p>-0.32573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26">
                <text:p>-0.32572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21">
                <text:p>-0.32572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17">
                <text:p>-0.32571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13">
                <text:p>-0.32571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08">
                <text:p>-0.32570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703">
                <text:p>-0.32570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699">
                <text:p>-0.32569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325694">
                <text:p>-0.3256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89">
                <text:p>-0.32568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83">
                <text:p>-0.3256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79">
                <text:p>-0.3256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74">
                <text:p>-0.3256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69">
                <text:p>-0.3256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64">
                <text:p>-0.3256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59">
                <text:p>-0.3256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54">
                <text:p>-0.3256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49">
                <text:p>-0.3256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44">
                <text:p>-0.3256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4">
                <text:p>-0.325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34">
                <text:p>-0.32563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29">
                <text:p>-0.3256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24">
                <text:p>-0.32562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18">
                <text:p>-0.3256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13">
                <text:p>-0.3256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08">
                <text:p>-0.3256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603">
                <text:p>-0.32560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98">
                <text:p>-0.32559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92">
                <text:p>-0.3255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87">
                <text:p>-0.32558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82">
                <text:p>-0.3255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77">
                <text:p>-0.3255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71">
                <text:p>-0.3255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66">
                <text:p>-0.3255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61">
                <text:p>-0.3255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55">
                <text:p>-0.3255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5">
                <text:p>-0.325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44">
                <text:p>-0.3255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39">
                <text:p>-0.3255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34">
                <text:p>-0.32553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28">
                <text:p>-0.32552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23">
                <text:p>-0.3255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17">
                <text:p>-0.32551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12">
                <text:p>-0.3255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06">
                <text:p>-0.3255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501">
                <text:p>-0.3255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495">
                <text:p>-0.3254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489">
                <text:p>-0.32548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484">
                <text:p>-0.3254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478">
                <text:p>-0.32547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473">
                <text:p>-0.3254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467">
                <text:p>-0.3254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462">
                <text:p>-0.3254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456">
                <text:p>-0.3254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45">
                <text:p>-0.325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445">
                <text:p>-0.3254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439">
                <text:p>-0.3254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325433">
                <text:p>-0.3254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428">
                <text:p>-0.3254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422">
                <text:p>-0.3254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416">
                <text:p>-0.3254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411">
                <text:p>-0.3254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405">
                <text:p>-0.3254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99">
                <text:p>-0.3253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93">
                <text:p>-0.3253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88">
                <text:p>-0.3253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82">
                <text:p>-0.3253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76">
                <text:p>-0.3253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71">
                <text:p>-0.3253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65">
                <text:p>-0.3253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59">
                <text:p>-0.3253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53">
                <text:p>-0.3253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48">
                <text:p>-0.3253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42">
                <text:p>-0.3253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36">
                <text:p>-0.3253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31">
                <text:p>-0.3253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25">
                <text:p>-0.3253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19">
                <text:p>-0.3253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13">
                <text:p>-0.3253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08">
                <text:p>-0.325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302">
                <text:p>-0.3253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96">
                <text:p>-0.3252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91">
                <text:p>-0.3252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85">
                <text:p>-0.3252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8">
                <text:p>-0.325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73">
                <text:p>-0.3252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68">
                <text:p>-0.3252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62">
                <text:p>-0.3252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56">
                <text:p>-0.3252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51">
                <text:p>-0.3252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45">
                <text:p>-0.3252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4">
                <text:p>-0.325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33">
                <text:p>-0.3252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28">
                <text:p>-0.3252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22">
                <text:p>-0.3252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16">
                <text:p>-0.3252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11">
                <text:p>-0.3252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05">
                <text:p>-0.3252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2">
                <text:p>-0.32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193">
                <text:p>-0.3251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188">
                <text:p>-0.3251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182">
                <text:p>-0.3251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176">
                <text:p>-0.3251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171">
                <text:p>-0.3251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165">
                <text:p>-0.3251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2516">
                <text:p>-0.325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154">
                <text:p>-0.3251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148">
                <text:p>-0.3251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143">
                <text:p>-0.3251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136">
                <text:p>-0.3251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131">
                <text:p>-0.3251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125">
                <text:p>-0.3251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12">
                <text:p>-0.325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114">
                <text:p>-0.3251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108">
                <text:p>-0.3251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103">
                <text:p>-0.3251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97">
                <text:p>-0.3250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91">
                <text:p>-0.3250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86">
                <text:p>-0.3250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8">
                <text:p>-0.325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75">
                <text:p>-0.3250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69">
                <text:p>-0.3250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63">
                <text:p>-0.3250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58">
                <text:p>-0.3250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53">
                <text:p>-0.3250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47">
                <text:p>-0.3250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41">
                <text:p>-0.3250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36">
                <text:p>-0.3250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3">
                <text:p>-0.325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24">
                <text:p>-0.3250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19">
                <text:p>-0.3250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13">
                <text:p>-0.3250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07">
                <text:p>-0.3250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5002">
                <text:p>-0.3250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97">
                <text:p>-0.3249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91">
                <text:p>-0.3249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85">
                <text:p>-0.3249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8">
                <text:p>-0.32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74">
                <text:p>-0.3249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68">
                <text:p>-0.324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63">
                <text:p>-0.3249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58">
                <text:p>-0.3249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52">
                <text:p>-0.3249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47">
                <text:p>-0.3249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41">
                <text:p>-0.3249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36">
                <text:p>-0.3249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3">
                <text:p>-0.324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25">
                <text:p>-0.3249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19">
                <text:p>-0.3249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14">
                <text:p>-0.3249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08">
                <text:p>-0.3249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903">
                <text:p>-0.3249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897">
                <text:p>-0.3248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892">
                <text:p>-0.3248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24887">
                <text:p>-0.3248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81">
                <text:p>-0.3248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75">
                <text:p>-0.3248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7">
                <text:p>-0.324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65">
                <text:p>-0.3248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59">
                <text:p>-0.3248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54">
                <text:p>-0.3248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48">
                <text:p>-0.3248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43">
                <text:p>-0.3248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37">
                <text:p>-0.3248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32">
                <text:p>-0.3248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27">
                <text:p>-0.3248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22">
                <text:p>-0.3248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16">
                <text:p>-0.3248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11">
                <text:p>-0.3248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05">
                <text:p>-0.3248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8">
                <text:p>-0.32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95">
                <text:p>-0.324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89">
                <text:p>-0.3247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84">
                <text:p>-0.3247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79">
                <text:p>-0.3247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74">
                <text:p>-0.3247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68">
                <text:p>-0.3247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63">
                <text:p>-0.3247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57">
                <text:p>-0.3247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52">
                <text:p>-0.3247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47">
                <text:p>-0.3247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42">
                <text:p>-0.3247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37">
                <text:p>-0.3247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31">
                <text:p>-0.3247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26">
                <text:p>-0.3247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21">
                <text:p>-0.3247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16">
                <text:p>-0.3247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11">
                <text:p>-0.3247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05">
                <text:p>-0.3247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7">
                <text:p>-0.32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95">
                <text:p>-0.3246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9">
                <text:p>-0.324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84">
                <text:p>-0.3246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79">
                <text:p>-0.3246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74">
                <text:p>-0.3246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69">
                <text:p>-0.3246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64">
                <text:p>-0.3246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58">
                <text:p>-0.3246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52">
                <text:p>-0.3246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47">
                <text:p>-0.3246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42">
                <text:p>-0.3246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36">
                <text:p>-0.3246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31">
                <text:p>-0.3246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24626">
                <text:p>-0.3246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24621">
                <text:p>-0.3246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24692">
                <text:p>-0.3246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25837">
                <text:p>-0.3258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29659">
                <text:p>-0.3296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31507">
                <text:p>-0.3315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23785">
                <text:p>-0.3237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06719">
                <text:p>-0.3067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293808">
                <text:p>-0.2938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292012">
                <text:p>-0.2920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294875">
                <text:p>-0.2948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01045">
                <text:p>-0.3010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06738">
                <text:p>-0.3067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0685">
                <text:p>-0.306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00972">
                <text:p>-0.3009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291098">
                <text:p>-0.2910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278047">
                <text:p>-0.2780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259897">
                <text:p>-0.2598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239999">
                <text:p>-0.2399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218627">
                <text:p>-0.2186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205915">
                <text:p>-0.2059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96737">
                <text:p>-0.1967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84164">
                <text:p>-0.1841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67335">
                <text:p>-0.1673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44441">
                <text:p>-0.1444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21774">
                <text:p>-0.1217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09546">
                <text:p>-0.1095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982508">
                <text:p>-0.09825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871393">
                <text:p>-0.08713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885773">
                <text:p>-0.08857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01741">
                <text:p>-0.1017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13814">
                <text:p>-0.1138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20071">
                <text:p>-0.1200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20015">
                <text:p>-0.1200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11467">
                <text:p>-0.1114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941977">
                <text:p>-0.09419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734125">
                <text:p>-0.07341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578275">
                <text:p>-0.05782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446425">
                <text:p>-0.04464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32052">
                <text:p>-0.0320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324305">
                <text:p>-0.03243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359065">
                <text:p>-0.0359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385473">
                <text:p>-0.03854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492607">
                <text:p>-0.04926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595301">
                <text:p>-0.05953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618015">
                <text:p>-0.06180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580654">
                <text:p>-0.05806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508587">
                <text:p>-0.05085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41347">
                <text:p>-0.0413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295526">
                <text:p>-0.02955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223621">
                <text:p>-0.02236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313039">
                <text:p>-0.03130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437767">
                <text:p>-0.04377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541109">
                <text:p>-0.05411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643133">
                <text:p>-0.06431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697777">
                <text:p>-0.06977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692775">
                <text:p>-0.06927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639753">
                <text:p>-0.06397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543515">
                <text:p>-0.05435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409933">
                <text:p>-0.04099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376709">
                <text:p>-0.03767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443582">
                <text:p>-0.04435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499713">
                <text:p>-0.04997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500698">
                <text:p>-0.05006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478853">
                <text:p>-0.04788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447928">
                <text:p>-0.04479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402244">
                <text:p>-0.04022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287564">
                <text:p>-0.02875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224881">
                <text:p>-0.02248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192278">
                <text:p>-0.01922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160766">
                <text:p>-0.01607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163014">
                <text:p>-0.01630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175375">
                <text:p>-0.01753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182757">
                <text:p>-0.01827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204848">
                <text:p>-0.02048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22906">
                <text:p>-0.0229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250519">
                <text:p>-0.02505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22491">
                <text:p>-0.0224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138872">
                <text:p>-0.01388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021408">
                <text:p>-0.00214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12015">
                <text:p>0.0112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92cm" svg:y="4.201cm" style:legend-expansion="high" chart:style-name="ch2"/>
        <chart:plot-area chart:style-name="ch3" table:cell-range-address="obs_1744689664305040653.I1:obs_1744689664305040653.I358" chart:data-source-has-labels="row" svg:x="0.32cm" svg:y="0.18cm" svg:width="11.952cm" svg:height="8.64cm">
          <chartooo:coordinate-region svg:x="1.047cm" svg:y="0.301cm" svg:width="11.22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bs_1744689664305040653.I2:obs_1744689664305040653.I358" chart:label-cell-address="obs_1744689664305040653.I1:obs_1744689664305040653.I1" chart:class="chart:line">
            <chart:data-point chart:repeated="3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ands_0</text:p>
                <draw:g>
                  <svg:desc>obs_1744689664305040653.I1:obs_174468966430504065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bs_1744689664305040653.I2:obs_1744689664305040653.I3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